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976cm"/>
    </style:style>
    <style:style style:name="co3" style:family="table-column">
      <style:table-column-properties fo:break-before="auto" style:column-width="0.497cm"/>
    </style:style>
    <style:style style:name="co4" style:family="table-column">
      <style:table-column-properties fo:break-before="auto" style:column-width="0.688cm"/>
    </style:style>
    <style:style style:name="co5" style:family="table-column">
      <style:table-column-properties fo:break-before="auto" style:column-width="1.231cm"/>
    </style:style>
    <style:style style:name="co6" style:family="table-column">
      <style:table-column-properties fo:break-before="auto" style:column-width="1.961cm"/>
    </style:style>
    <style:style style:name="co7" style:family="table-column">
      <style:table-column-properties fo:break-before="auto" style:column-width="1.954cm"/>
    </style:style>
    <style:style style:name="co8" style:family="table-column">
      <style:table-column-properties fo:break-before="auto" style:column-width="1.559cm"/>
    </style:style>
    <style:style style:name="co9" style:family="table-column">
      <style:table-column-properties fo:break-before="auto" style:column-width="1.752cm"/>
    </style:style>
    <style:style style:name="co10" style:family="table-column">
      <style:table-column-properties fo:break-before="auto" style:column-width="2.133cm"/>
    </style:style>
    <style:style style:name="co11" style:family="table-column">
      <style:table-column-properties fo:break-before="auto" style:column-width="1.942cm"/>
    </style:style>
    <style:style style:name="co12" style:family="table-column">
      <style:table-column-properties fo:break-before="auto" style:column-width="1.316cm"/>
    </style:style>
    <style:style style:name="co13" style:family="table-column">
      <style:table-column-properties fo:break-before="auto" style:column-width="1.685cm"/>
    </style:style>
    <style:style style:name="co14" style:family="table-column">
      <style:table-column-properties fo:break-before="auto" style:column-width="1.884cm"/>
    </style:style>
    <style:style style:name="co15" style:family="table-column">
      <style:table-column-properties fo:break-before="auto" style:column-width="2.041cm"/>
    </style:style>
    <style:style style:name="co16" style:family="table-column">
      <style:table-column-properties fo:break-before="auto" style:column-width="1.727cm"/>
    </style:style>
    <style:style style:name="co17" style:family="table-column">
      <style:table-column-properties fo:break-before="auto" style:column-width="1.914cm"/>
    </style:style>
    <style:style style:name="co18" style:family="table-column">
      <style:table-column-properties fo:break-before="auto" style:column-width="1.452cm"/>
    </style:style>
    <style:style style:name="co19" style:family="table-column">
      <style:table-column-properties fo:break-before="auto" style:column-width="1.533cm"/>
    </style:style>
    <style:style style:name="co20" style:family="table-column">
      <style:table-column-properties fo:break-before="auto" style:column-width="1.642cm"/>
    </style:style>
    <style:style style:name="co21" style:family="table-column">
      <style:table-column-properties fo:break-before="auto" style:column-width="1.815cm"/>
    </style:style>
    <style:style style:name="co22" style:family="table-column">
      <style:table-column-properties fo:break-before="auto" style:column-width="1.99cm"/>
    </style:style>
    <style:style style:name="co23" style:family="table-column">
      <style:table-column-properties fo:break-before="auto" style:column-width="1.887cm"/>
    </style:style>
    <style:style style:name="co24" style:family="table-column">
      <style:table-column-properties fo:break-before="auto" style:column-width="1.715cm"/>
    </style:style>
    <style:style style:name="co25" style:family="table-column">
      <style:table-column-properties fo:break-before="auto" style:column-width="1.905cm"/>
    </style:style>
    <style:style style:name="co26" style:family="table-column">
      <style:table-column-properties fo:break-before="auto" style:column-width="2.104cm"/>
    </style:style>
    <style:style style:name="co27" style:family="table-column">
      <style:table-column-properties fo:break-before="auto" style:column-width="1.778cm"/>
    </style:style>
    <style:style style:name="co28" style:family="table-column">
      <style:table-column-properties fo:break-before="auto" style:column-width="1.369cm"/>
    </style:style>
    <style:style style:name="co29" style:family="table-column">
      <style:table-column-properties fo:break-before="auto" style:column-width="1.178cm"/>
    </style:style>
    <style:style style:name="co30" style:family="table-column">
      <style:table-column-properties fo:break-before="auto" style:column-width="1.478cm"/>
    </style:style>
    <style:style style:name="co31" style:family="table-column">
      <style:table-column-properties fo:break-before="auto" style:column-width="2.323cm"/>
    </style:style>
    <style:style style:name="co32" style:family="table-column">
      <style:table-column-properties fo:break-before="auto" style:column-width="2.51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number:min-decimal-places="2" number:min-integer-digits="1" number:min-exponent-digits="2" number:exponent-interval="1" number:forced-exponent-sign="true"/>
    </number:number-style>
    <style:style style:name="ce3" style:family="table-cell" style:parent-style-name="Default">
      <style:table-cell-properties fo:background-color="#000000"/>
    </style:style>
    <style:style style:name="ce14" style:family="table-cell" style:parent-style-name="Default">
      <style:table-cell-properties fo:background-color="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" style:family="table-cell" style:parent-style-name="Default">
      <style:table-cell-properties fo:background-color="#ffffd7"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" style:family="table-cell" style:parent-style-name="Default">
      <style:table-cell-properties fo:background-color="#dee7e5"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" style:family="table-cell" style:parent-style-name="Default">
      <style:table-cell-properties fo:background-color="#e0c2cd"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" style:family="table-cell" style:parent-style-name="Default">
      <style:table-cell-properties fo:background-color="#ffd8ce"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1" style:family="table-cell" style:parent-style-name="Default" style:data-style-name="N2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 style:data-style-name="N2">
      <style:table-cell-properties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" style:family="table-cell" style:parent-style-name="Default" style:data-style-name="N2">
      <style:table-cell-properties fo:background-color="#ffffd7" style:diagonal-bl-tr="none" style:diagonal-tl-br="none" fo:border="0.06pt solid #000000" style:rotation-align="none"/>
    </style:style>
    <style:style style:name="ce23" style:family="table-cell" style:parent-style-name="Default" style:data-style-name="N2">
      <style:table-cell-properties fo:background-color="#dee7e5" style:diagonal-bl-tr="none" style:diagonal-tl-br="none" fo:border="0.06pt solid #000000" style:rotation-align="none"/>
    </style:style>
    <style:style style:name="ce24" style:family="table-cell" style:parent-style-name="Default" style:data-style-name="N2">
      <style:table-cell-properties fo:background-color="#e0c2cd" style:diagonal-bl-tr="none" style:diagonal-tl-br="none" fo:border="0.06pt solid #000000" style:rotation-align="none"/>
    </style:style>
    <style:style style:name="ce25" style:family="table-cell" style:parent-style-name="Default" style:data-style-name="N2">
      <style:table-cell-properties fo:background-color="#ffd8ce" style:diagonal-bl-tr="none" style:diagonal-tl-br="none" fo:border="0.06pt solid #000000" style:rotation-align="none"/>
    </style:style>
    <style:style style:name="ce6" style:family="table-cell" style:parent-style-name="Default" style:data-style-name="N144">
      <style:table-cell-properties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" style:family="table-cell" style:parent-style-name="Default">
      <style:table-cell-properties fo:background-color="transparent"/>
    </style:style>
    <style:style style:name="ce40" style:family="table-cell" style:parent-style-name="Default">
      <style:table-cell-properties fo:background-color="#000000"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1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42" style:family="table-cell" style:parent-style-name="Default" style:data-style-name="N2">
      <style:table-cell-properties fo:background-color="#fff5ce" style:diagonal-bl-tr="none" style:diagonal-tl-br="none" fo:border="0.06pt solid #000000" style:rotation-align="none"/>
    </style:style>
    <style:style style:name="ce5" style:family="table-cell" style:parent-style-name="Default" style:data-style-name="N2">
      <style:table-cell-properties style:diagonal-bl-tr="none" style:diagonal-tl-br="none" fo:border="0.06pt solid #000000" style:rotation-align="none"/>
    </style:style>
    <style:style style:name="ce7" style:family="table-cell" style:parent-style-name="Default">
      <style:table-cell-properties style:rotation-align="none"/>
    </style:style>
    <style:style style:name="ce8" style:family="table-cell" style:parent-style-name="Default" style:data-style-name="N2">
      <style:table-cell-properties style:rotation-align="none"/>
    </style:style>
    <style:style style:name="ce9" style:family="table-cell" style:parent-style-name="Default" style:data-style-name="N2"/>
    <style:style style:name="ce10" style:family="table-cell" style:parent-style-name="Default" style:data-style-name="N2">
      <style:table-cell-properties fo:background-color="#ffde59" style:rotation-align="none"/>
    </style:style>
    <style:style style:name="ce11" style:family="table-cell" style:parent-style-name="Default" style:data-style-name="N144">
      <style:table-cell-properties style:rotation-align="none"/>
    </style:style>
    <style:style style:name="ce46" style:family="table-cell" style:parent-style-name="Default" style:data-style-name="N144"/>
    <style:style style:name="ce12" style:family="table-cell" style:parent-style-name="Default" style:data-style-name="N144">
      <style:table-cell-properties fo:background-color="#ffde59" style:rotation-align="none"/>
    </style:style>
    <style:style style:name="ce13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Resumen_SinFiltro" table:style-name="ta1">
        <table:table-column table:style-name="co1" table:default-cell-style-name="ce17"/>
        <table:table-column table:style-name="co1" table:number-columns-repeated="12" table:default-cell-style-name="ce23"/>
        <table:table-column table:style-name="co1" table:default-cell-style-name="ce3"/>
        <table:table-column table:style-name="co1" table:number-columns-repeated="1010" table:default-cell-style-name="Default"/>
        <table:table-row table:style-name="ro1">
          <table:table-cell table:style-name="ce3" table:number-columns-repeated="13"/>
          <table:table-cell table:number-columns-repeated="1011"/>
        </table:table-row>
        <table:table-row table:style-name="ro1">
          <table:table-cell table:style-name="ce14"/>
          <table:table-cell table:style-name="ce31" office:value-type="string" calcext:value-type="string" table:number-columns-spanned="12" table:number-rows-spanned="1">
            <text:p>Grupo A</text:p>
          </table:table-cell>
          <table:covered-table-cell table:number-columns-repeated="11" table:style-name="ce31"/>
          <table:table-cell table:number-columns-repeated="1011"/>
        </table:table-row>
        <table:table-row table:style-name="ro1">
          <table:table-cell table:style-name="ce2"/>
          <table:table-cell table:style-name="ce4" office:value-type="string" calcext:value-type="string">
            <text:p>Ejemplos</text:p>
          </table:table-cell>
          <table:table-cell table:style-name="ce4" office:value-type="string" calcext:value-type="string">
            <text:p>Patrones</text:p>
          </table:table-cell>
          <table:table-cell table:style-name="ce4" office:value-type="string" calcext:value-type="string">
            <text:p>Train</text:p>
          </table:table-cell>
          <table:table-cell table:style-name="ce4" office:value-type="string" calcext:value-type="string">
            <text:p>Error</text:p>
          </table:table-cell>
          <table:table-cell table:style-name="ce4" office:value-type="string" calcext:value-type="string">
            <text:p>Test</text:p>
          </table:table-cell>
          <table:table-cell table:style-name="ce4" office:value-type="string" calcext:value-type="string">
            <text:p>TestNC</text:p>
          </table:table-cell>
          <table:table-cell table:style-name="ce4" office:value-type="string" calcext:value-type="string">
            <text:p>Error</text:p>
          </table:table-cell>
          <table:table-cell table:style-name="ce4" office:value-type="string" calcext:value-type="string">
            <text:p>%NC</text:p>
          </table:table-cell>
          <table:table-cell table:style-name="ce6" office:value-type="string" calcext:value-type="string">
            <text:p>T_Train</text:p>
          </table:table-cell>
          <table:table-cell table:style-name="ce6" office:value-type="string" calcext:value-type="string">
            <text:p>T_Test</text:p>
          </table:table-cell>
          <table:table-cell table:style-name="ce6" office:value-type="string" calcext:value-type="string">
            <text:p>T_CPU_Test</text:p>
          </table:table-cell>
          <table:table-cell table:style-name="ce4" office:value-type="string" calcext:value-type="string">
            <text:p>Infer/Example</text:p>
          </table:table-cell>
          <table:table-cell table:style-name="ce14"/>
          <table:table-cell table:style-name="ce1" table:number-columns-repeated="1010"/>
        </table:table-row>
        <table:table-row table:style-name="ro1">
          <table:table-cell table:style-name="ce16" office:value-type="string" calcext:value-type="string">
            <text:p>v1</text:p>
          </table:table-cell>
          <table:table-cell table:style-name="ce22" table:formula="of:=[$veces01_SinFiltro.F$15]" office:value-type="float" office:value="6299.15384615385" calcext:value-type="float">
            <text:p>6299,15</text:p>
          </table:table-cell>
          <table:table-cell table:style-name="ce22" table:formula="of:=[$veces01_SinFiltro.G$15]" office:value-type="float" office:value="166.253846153846" calcext:value-type="float">
            <text:p>166,25</text:p>
          </table:table-cell>
          <table:table-cell table:style-name="ce22" table:formula="of:=[$veces01_SinFiltro.H$15]" office:value-type="float" office:value="84.5633769230769" calcext:value-type="float">
            <text:p>84,56</text:p>
          </table:table-cell>
          <table:table-cell table:style-name="ce22" table:formula="of:=[$veces01_SinFiltro.I$15]" office:value-type="float" office:value="15.4366292307692" calcext:value-type="float">
            <text:p>15,44</text:p>
          </table:table-cell>
          <table:table-cell table:style-name="ce22" table:formula="of:=[$veces01_SinFiltro.J$15]" office:value-type="float" office:value="69.2884615384615" calcext:value-type="float">
            <text:p>69,29</text:p>
          </table:table-cell>
          <table:table-cell table:style-name="ce22" table:formula="of:=[$veces01_SinFiltro.K$15]" office:value-type="float" office:value="76.6760692307692" calcext:value-type="float">
            <text:p>76,68</text:p>
          </table:table-cell>
          <table:table-cell table:style-name="ce22" table:formula="of:=[$veces01_SinFiltro.L$15]" office:value-type="float" office:value="23.3239253846154" calcext:value-type="float">
            <text:p>23,32</text:p>
          </table:table-cell>
          <table:table-cell table:style-name="ce22" table:formula="of:=[$veces01_SinFiltro.M$15]" office:value-type="float" office:value="8.75692512307692" calcext:value-type="float">
            <text:p>8,76</text:p>
          </table:table-cell>
          <table:table-cell table:style-name="ce22" table:formula="of:=[$veces01_SinFiltro.N$15]" office:value-type="float" office:value="0.0378999923076923" calcext:value-type="float">
            <text:p>0,04</text:p>
          </table:table-cell>
          <table:table-cell table:style-name="ce22" table:formula="of:=[$veces01_SinFiltro.O$15]" office:value-type="float" office:value="0.00892931538461538" calcext:value-type="float">
            <text:p>0,01</text:p>
          </table:table-cell>
          <table:table-cell table:style-name="ce22" table:formula="of:=[$veces01_SinFiltro.P$15]" office:value-type="float" office:value="0.00555836923076923" calcext:value-type="float">
            <text:p>0,01</text:p>
          </table:table-cell>
          <table:table-cell table:style-name="ce22" table:formula="of:=[$veces01_SinFiltro.Q15]" office:value-type="float" office:value="0.882399345455434" calcext:value-type="float">
            <text:p>0,8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2</text:p>
          </table:table-cell>
          <table:table-cell table:formula="of:=[$veces02_SinFiltro.F$15]" office:value-type="float" office:value="6299.15384615385" calcext:value-type="float">
            <text:p>6299,15</text:p>
          </table:table-cell>
          <table:table-cell table:formula="of:=[$veces02_SinFiltro.G$15]" office:value-type="float" office:value="286.446153846154" calcext:value-type="float">
            <text:p>286,45</text:p>
          </table:table-cell>
          <table:table-cell table:formula="of:=[$veces02_SinFiltro.H$15]" office:value-type="float" office:value="81.4188153846154" calcext:value-type="float">
            <text:p>81,42</text:p>
          </table:table-cell>
          <table:table-cell table:formula="of:=[$veces02_SinFiltro.I$15]" office:value-type="float" office:value="18.5811827692308" calcext:value-type="float">
            <text:p>18,58</text:p>
          </table:table-cell>
          <table:table-cell table:formula="of:=[$veces02_SinFiltro.J$15]" office:value-type="float" office:value="68.9592076923077" calcext:value-type="float">
            <text:p>68,96</text:p>
          </table:table-cell>
          <table:table-cell table:formula="of:=[$veces02_SinFiltro.K$15]" office:value-type="float" office:value="75.5037230769231" calcext:value-type="float">
            <text:p>75,50</text:p>
          </table:table-cell>
          <table:table-cell table:formula="of:=[$veces02_SinFiltro.L$15]" office:value-type="float" office:value="24.4962746153846" calcext:value-type="float">
            <text:p>24,50</text:p>
          </table:table-cell>
          <table:table-cell table:formula="of:=[$veces02_SinFiltro.M$15]" office:value-type="float" office:value="7.92616096153846" calcext:value-type="float">
            <text:p>7,93</text:p>
          </table:table-cell>
          <table:table-cell table:formula="of:=[$veces02_SinFiltro.N$15]" office:value-type="float" office:value="0.0383267846153846" calcext:value-type="float">
            <text:p>0,04</text:p>
          </table:table-cell>
          <table:table-cell table:formula="of:=[$veces02_SinFiltro.O$15]" office:value-type="float" office:value="0.00903943846153846" calcext:value-type="float">
            <text:p>0,01</text:p>
          </table:table-cell>
          <table:table-cell table:formula="of:=[$veces02_SinFiltro.P$15]" office:value-type="float" office:value="0.00558502307692308" calcext:value-type="float">
            <text:p>0,01</text:p>
          </table:table-cell>
          <table:table-cell table:formula="of:=[$veces02_SinFiltro.T$15]" office:value-type="float" office:value="0.886630682997716" calcext:value-type="float">
            <text:p>0,8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3</text:p>
          </table:table-cell>
          <table:table-cell table:formula="of:=[$veces03_SinFiltro.F$15]" office:value-type="float" office:value="6299.15384615385" calcext:value-type="float">
            <text:p>6299,15</text:p>
          </table:table-cell>
          <table:table-cell table:formula="of:=[$veces03_SinFiltro.G$15]" office:value-type="float" office:value="389.684615384615" calcext:value-type="float">
            <text:p>389,68</text:p>
          </table:table-cell>
          <table:table-cell table:formula="of:=[$veces03_SinFiltro.H$15]" office:value-type="float" office:value="80.5342230769231" calcext:value-type="float">
            <text:p>80,53</text:p>
          </table:table-cell>
          <table:table-cell table:formula="of:=[$veces03_SinFiltro.I$15]" office:value-type="float" office:value="19.4657756923077" calcext:value-type="float">
            <text:p>19,47</text:p>
          </table:table-cell>
          <table:table-cell table:formula="of:=[$veces03_SinFiltro.J$15]" office:value-type="float" office:value="69.4952692307692" calcext:value-type="float">
            <text:p>69,50</text:p>
          </table:table-cell>
          <table:table-cell table:formula="of:=[$veces03_SinFiltro.K$15]" office:value-type="float" office:value="75.8665692307692" calcext:value-type="float">
            <text:p>75,87</text:p>
          </table:table-cell>
          <table:table-cell table:formula="of:=[$veces03_SinFiltro.L$15]" office:value-type="float" office:value="24.1334315384615" calcext:value-type="float">
            <text:p>24,13</text:p>
          </table:table-cell>
          <table:table-cell table:formula="of:=[$veces03_SinFiltro.M$15]" office:value-type="float" office:value="7.55074168461538" calcext:value-type="float">
            <text:p>7,55</text:p>
          </table:table-cell>
          <table:table-cell table:formula="of:=[$veces03_SinFiltro.N$15]" office:value-type="float" office:value="0.0437596692307692" calcext:value-type="float">
            <text:p>0,04</text:p>
          </table:table-cell>
          <table:table-cell table:formula="of:=[$veces03_SinFiltro.O$15]" office:value-type="float" office:value="0.0102108153846154" calcext:value-type="float">
            <text:p>0,01</text:p>
          </table:table-cell>
          <table:table-cell table:formula="of:=[$veces03_SinFiltro.P$15]" office:value-type="float" office:value="0.00649429230769231" calcext:value-type="float">
            <text:p>0,01</text:p>
          </table:table-cell>
          <table:table-cell table:formula="of:=[veces03_SinFiltro.T$15]" office:value-type="float" office:value="1.0309785197035" calcext:value-type="float">
            <text:p>1,0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4</text:p>
          </table:table-cell>
          <table:table-cell table:formula="of:=[$veces04_SinFiltro.F$15]" office:value-type="float" office:value="6299.15384615385" calcext:value-type="float">
            <text:p>6299,15</text:p>
          </table:table-cell>
          <table:table-cell table:formula="of:=[$veces04_SinFiltro.G$15]" office:value-type="float" office:value="487.976923076923" calcext:value-type="float">
            <text:p>487,98</text:p>
          </table:table-cell>
          <table:table-cell table:formula="of:=[$veces04_SinFiltro.H$15]" office:value-type="float" office:value="79.5581153846154" calcext:value-type="float">
            <text:p>79,56</text:p>
          </table:table-cell>
          <table:table-cell table:formula="of:=[$veces04_SinFiltro.I$15]" office:value-type="float" office:value="20.4418883076923" calcext:value-type="float">
            <text:p>20,44</text:p>
          </table:table-cell>
          <table:table-cell table:formula="of:=[$veces04_SinFiltro.J$15]" office:value-type="float" office:value="69.5599153846154" calcext:value-type="float">
            <text:p>69,56</text:p>
          </table:table-cell>
          <table:table-cell table:formula="of:=[$veces04_SinFiltro.K$15]" office:value-type="float" office:value="75.9773307692308" calcext:value-type="float">
            <text:p>75,98</text:p>
          </table:table-cell>
          <table:table-cell table:formula="of:=[$veces04_SinFiltro.L$15]" office:value-type="float" office:value="24.02267" calcext:value-type="float">
            <text:p>24,02</text:p>
          </table:table-cell>
          <table:table-cell table:formula="of:=[$veces04_SinFiltro.M$15]" office:value-type="float" office:value="7.52844476153846" calcext:value-type="float">
            <text:p>7,53</text:p>
          </table:table-cell>
          <table:table-cell table:formula="of:=[$veces04_SinFiltro.N$15]" office:value-type="float" office:value="0.0436161307692308" calcext:value-type="float">
            <text:p>0,04</text:p>
          </table:table-cell>
          <table:table-cell table:formula="of:=[$veces04_SinFiltro.O$15]" office:value-type="float" office:value="0.00957656923076923" calcext:value-type="float">
            <text:p>0,01</text:p>
          </table:table-cell>
          <table:table-cell table:formula="of:=[$veces04_SinFiltro.P$15]" office:value-type="float" office:value="0.00608749230769231" calcext:value-type="float">
            <text:p>0,01</text:p>
          </table:table-cell>
          <table:table-cell table:formula="of:=[veces04_SinFiltro.T$15]" office:value-type="float" office:value="0.966398417369854" calcext:value-type="float">
            <text:p>0,9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5</text:p>
          </table:table-cell>
          <table:table-cell table:formula="of:=[$veces05_SinFiltro.F$15]" office:value-type="float" office:value="6299.15384615385" calcext:value-type="float">
            <text:p>6299,15</text:p>
          </table:table-cell>
          <table:table-cell table:formula="of:=[$veces05_SinFiltro.G$15]" office:value-type="float" office:value="581.730769230769" calcext:value-type="float">
            <text:p>581,73</text:p>
          </table:table-cell>
          <table:table-cell table:formula="of:=[$veces05_SinFiltro.H$15]" office:value-type="float" office:value="79.7266923076923" calcext:value-type="float">
            <text:p>79,73</text:p>
          </table:table-cell>
          <table:table-cell table:formula="of:=[$veces05_SinFiltro.I$15]" office:value-type="float" office:value="20.2732981538462" calcext:value-type="float">
            <text:p>20,27</text:p>
          </table:table-cell>
          <table:table-cell table:formula="of:=[$veces05_SinFiltro.J$15]" office:value-type="float" office:value="69.7035" calcext:value-type="float">
            <text:p>69,70</text:p>
          </table:table-cell>
          <table:table-cell table:formula="of:=[$veces05_SinFiltro.K$15]" office:value-type="float" office:value="75.9464769230769" calcext:value-type="float">
            <text:p>75,95</text:p>
          </table:table-cell>
          <table:table-cell table:formula="of:=[$veces05_SinFiltro.L$15]" office:value-type="float" office:value="24.05352" calcext:value-type="float">
            <text:p>24,05</text:p>
          </table:table-cell>
          <table:table-cell table:formula="of:=[$veces05_SinFiltro.M$15]" office:value-type="float" office:value="7.21534630769231" calcext:value-type="float">
            <text:p>7,22</text:p>
          </table:table-cell>
          <table:table-cell table:formula="of:=[$veces05_SinFiltro.N$15]" office:value-type="float" office:value="0.0445468846153846" calcext:value-type="float">
            <text:p>0,04</text:p>
          </table:table-cell>
          <table:table-cell table:formula="of:=[$veces05_SinFiltro.O$15]" office:value-type="float" office:value="0.00957589230769231" calcext:value-type="float">
            <text:p>0,01</text:p>
          </table:table-cell>
          <table:table-cell table:formula="of:=[$veces05_SinFiltro.P$15]" office:value-type="float" office:value="0.00606776923076923" calcext:value-type="float">
            <text:p>0,01</text:p>
          </table:table-cell>
          <table:table-cell table:formula="of:=[veces05_SinFiltro.T$15]" office:value-type="float" office:value="0.963267349705088" calcext:value-type="float">
            <text:p>0,9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10</text:p>
          </table:table-cell>
          <table:table-cell table:formula="of:=[$veces10_SinFiltro.F$15]" office:value-type="float" office:value="6299.15384615385" calcext:value-type="float">
            <text:p>6299,15</text:p>
          </table:table-cell>
          <table:table-cell table:formula="of:=[$veces10_SinFiltro.G$15]" office:value-type="float" office:value="1005.30769230769" calcext:value-type="float">
            <text:p>1005,31</text:p>
          </table:table-cell>
          <table:table-cell table:formula="of:=[$veces10_SinFiltro.H$15]" office:value-type="float" office:value="78.9114692307692" calcext:value-type="float">
            <text:p>78,91</text:p>
          </table:table-cell>
          <table:table-cell table:formula="of:=[$veces10_SinFiltro.I$15]" office:value-type="float" office:value="21.0885269230769" calcext:value-type="float">
            <text:p>21,09</text:p>
          </table:table-cell>
          <table:table-cell table:formula="of:=[$veces10_SinFiltro.J$15]" office:value-type="float" office:value="70.7105" calcext:value-type="float">
            <text:p>70,71</text:p>
          </table:table-cell>
          <table:table-cell table:formula="of:=[$veces10_SinFiltro.K$15]" office:value-type="float" office:value="76.6445769230769" calcext:value-type="float">
            <text:p>76,64</text:p>
          </table:table-cell>
          <table:table-cell table:formula="of:=[$veces10_SinFiltro.L$15]" office:value-type="float" office:value="23.3554153846154" calcext:value-type="float">
            <text:p>23,36</text:p>
          </table:table-cell>
          <table:table-cell table:formula="of:=[$veces10_SinFiltro.M$15]" office:value-type="float" office:value="6.86709861538462" calcext:value-type="float">
            <text:p>6,87</text:p>
          </table:table-cell>
          <table:table-cell table:formula="of:=[$veces10_SinFiltro.N$15]" office:value-type="float" office:value="0.0526126" calcext:value-type="float">
            <text:p>0,05</text:p>
          </table:table-cell>
          <table:table-cell table:formula="of:=[$veces10_SinFiltro.O$15]" office:value-type="float" office:value="0.00959587692307692" calcext:value-type="float">
            <text:p>0,01</text:p>
          </table:table-cell>
          <table:table-cell table:formula="of:=[$veces10_SinFiltro.P$15]" office:value-type="float" office:value="0.00615846153846154" calcext:value-type="float">
            <text:p>0,01</text:p>
          </table:table-cell>
          <table:table-cell table:formula="of:=[veces10_SinFiltro.T$15]" office:value-type="float" office:value="0.977664887835973" calcext:value-type="float">
            <text:p>0,9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20</text:p>
          </table:table-cell>
          <table:table-cell table:formula="of:=[$veces20_SinFiltro.F$15]" office:value-type="float" office:value="6299.15384615385" calcext:value-type="float">
            <text:p>6299,15</text:p>
          </table:table-cell>
          <table:table-cell table:formula="of:=[$veces20_SinFiltro.G$15]" office:value-type="float" office:value="1683.96923076923" calcext:value-type="float">
            <text:p>1683,97</text:p>
          </table:table-cell>
          <table:table-cell table:formula="of:=[$veces20_SinFiltro.H$15]" office:value-type="float" office:value="77.6600538461539" calcext:value-type="float">
            <text:p>77,66</text:p>
          </table:table-cell>
          <table:table-cell table:formula="of:=[$veces20_SinFiltro.I$15]" office:value-type="float" office:value="22.3399443076923" calcext:value-type="float">
            <text:p>22,34</text:p>
          </table:table-cell>
          <table:table-cell table:formula="of:=[$veces20_SinFiltro.J$15]" office:value-type="float" office:value="71.0141076923077" calcext:value-type="float">
            <text:p>71,01</text:p>
          </table:table-cell>
          <table:table-cell table:formula="of:=[$veces20_SinFiltro.K$15]" office:value-type="float" office:value="76.7814615384615" calcext:value-type="float">
            <text:p>76,78</text:p>
          </table:table-cell>
          <table:table-cell table:formula="of:=[$veces20_SinFiltro.L$15]" office:value-type="float" office:value="23.21853" calcext:value-type="float">
            <text:p>23,22</text:p>
          </table:table-cell>
          <table:table-cell table:formula="of:=[$veces20_SinFiltro.M$15]" office:value-type="float" office:value="6.68881723384616" calcext:value-type="float">
            <text:p>6,69</text:p>
          </table:table-cell>
          <table:table-cell table:formula="of:=[$veces20_SinFiltro.N$15]" office:value-type="float" office:value="0.0745106307692308" calcext:value-type="float">
            <text:p>0,07</text:p>
          </table:table-cell>
          <table:table-cell table:formula="of:=[$veces20_SinFiltro.O$15]" office:value-type="float" office:value="0.0105634615384615" calcext:value-type="float">
            <text:p>0,01</text:p>
          </table:table-cell>
          <table:table-cell table:formula="of:=[$veces20_SinFiltro.P$15]" office:value-type="float" office:value="0.0070827" calcext:value-type="float">
            <text:p>0,01</text:p>
          </table:table-cell>
          <table:table-cell table:formula="of:=[veces20_SinFiltro.T$15]" office:value-type="float" office:value="1.12438911209076" calcext:value-type="float">
            <text:p>1,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99</text:p>
          </table:table-cell>
          <table:table-cell table:formula="of:=[$veces99_SinFiltro.F$15]" office:value-type="float" office:value="6299.15384615385" calcext:value-type="float">
            <text:p>6299,15</text:p>
          </table:table-cell>
          <table:table-cell table:formula="of:=[$veces99_SinFiltro.G$15]" office:value-type="float" office:value="4167.3" calcext:value-type="float">
            <text:p>4167,30</text:p>
          </table:table-cell>
          <table:table-cell table:formula="of:=[$veces99_SinFiltro.H$15]" office:value-type="float" office:value="75.5342769230769" calcext:value-type="float">
            <text:p>75,53</text:p>
          </table:table-cell>
          <table:table-cell table:formula="of:=[$veces99_SinFiltro.I$15]" office:value-type="float" office:value="24.465724" calcext:value-type="float">
            <text:p>24,47</text:p>
          </table:table-cell>
          <table:table-cell table:formula="of:=[$veces99_SinFiltro.J$15]" office:value-type="float" office:value="70.7585384615385" calcext:value-type="float">
            <text:p>70,76</text:p>
          </table:table-cell>
          <table:table-cell table:formula="of:=[$veces99_SinFiltro.K$15]" office:value-type="float" office:value="76.8078923076923" calcext:value-type="float">
            <text:p>76,81</text:p>
          </table:table-cell>
          <table:table-cell table:formula="of:=[$veces99_SinFiltro.L$15]" office:value-type="float" office:value="23.1921069230769" calcext:value-type="float">
            <text:p>23,19</text:p>
          </table:table-cell>
          <table:table-cell table:formula="of:=[$veces99_SinFiltro.M$15]" office:value-type="float" office:value="8.58866506923077" calcext:value-type="float">
            <text:p>8,59</text:p>
          </table:table-cell>
          <table:table-cell table:formula="of:=[$veces99_SinFiltro.N$15]" office:value-type="float" office:value="0.222562907692308" calcext:value-type="float">
            <text:p>0,22</text:p>
          </table:table-cell>
          <table:table-cell table:formula="of:=[$veces99_SinFiltro.O$15]" office:value-type="float" office:value="0.0125771846153846" calcext:value-type="float">
            <text:p>0,01</text:p>
          </table:table-cell>
          <table:table-cell table:formula="of:=[$veces99_SinFiltro.P$15]" office:value-type="float" office:value="0.00907445384615384" calcext:value-type="float">
            <text:p>0,01</text:p>
          </table:table-cell>
          <table:table-cell table:formula="of:=[veces99_SinFiltro.T$15]" office:value-type="float" office:value="1.4405829842836" calcext:value-type="float">
            <text:p>1,44</text:p>
          </table:table-cell>
          <table:table-cell table:number-columns-repeated="1011"/>
        </table:table-row>
        <table:table-row table:style-name="ro1">
          <table:table-cell table:style-name="ce18" office:value-type="string" calcext:value-type="string">
            <text:p>d1</text:p>
          </table:table-cell>
          <table:table-cell table:style-name="ce24" table:formula="of:=[$hamming1_SinFiltro.F$15]" office:value-type="float" office:value="6299.15384615385" calcext:value-type="float">
            <text:p>6299,15</text:p>
          </table:table-cell>
          <table:table-cell table:style-name="ce24" table:formula="of:=[$hamming1_SinFiltro.G$15]" office:value-type="float" office:value="787.830769230769" calcext:value-type="float">
            <text:p>787,83</text:p>
          </table:table-cell>
          <table:table-cell table:style-name="ce24" table:formula="of:=[$hamming1_SinFiltro.H$15]" office:value-type="float" office:value="79.9365923076923" calcext:value-type="float">
            <text:p>79,94</text:p>
          </table:table-cell>
          <table:table-cell table:style-name="ce24" table:formula="of:=[$hamming1_SinFiltro.I$15]" office:value-type="float" office:value="20.0634076923077" calcext:value-type="float">
            <text:p>20,06</text:p>
          </table:table-cell>
          <table:table-cell table:style-name="ce24" table:formula="of:=[$hamming1_SinFiltro.J$15]" office:value-type="float" office:value="70.9442153846154" calcext:value-type="float">
            <text:p>70,94</text:p>
          </table:table-cell>
          <table:table-cell table:style-name="ce24" table:formula="of:=[$hamming1_SinFiltro.K$15]" office:value-type="float" office:value="76.7869461538462" calcext:value-type="float">
            <text:p>76,79</text:p>
          </table:table-cell>
          <table:table-cell table:style-name="ce24" table:formula="of:=[$hamming1_SinFiltro.L$15]" office:value-type="float" office:value="23.2130538461538" calcext:value-type="float">
            <text:p>23,21</text:p>
          </table:table-cell>
          <table:table-cell table:style-name="ce24" table:formula="of:=[$hamming1_SinFiltro.M$15]" office:value-type="float" office:value="6.79151005384615" calcext:value-type="float">
            <text:p>6,79</text:p>
          </table:table-cell>
          <table:table-cell table:style-name="ce24" table:formula="of:=[$hamming1_SinFiltro.N$15]" office:value-type="float" office:value="0.0763293692307692" calcext:value-type="float">
            <text:p>0,08</text:p>
          </table:table-cell>
          <table:table-cell table:style-name="ce24" table:formula="of:=[$hamming1_SinFiltro.O$15]" office:value-type="float" office:value="0.00948843076923077" calcext:value-type="float">
            <text:p>0,01</text:p>
          </table:table-cell>
          <table:table-cell table:style-name="ce24" table:formula="of:=[$hamming1_SinFiltro.P$15]" office:value-type="float" office:value="0.00608270769230769" calcext:value-type="float">
            <text:p>0,01</text:p>
          </table:table-cell>
          <table:table-cell table:style-name="ce24" table:formula="of:=[$hamming1_SinFiltro.T$15]" office:value-type="float" office:value="0.965638852593144" calcext:value-type="float">
            <text:p>0,97</text:p>
          </table:table-cell>
          <table:table-cell table:number-columns-repeated="1011"/>
        </table:table-row>
        <table:table-row table:style-name="ro1">
          <table:table-cell table:style-name="ce18" office:value-type="string" calcext:value-type="string">
            <text:p>d2</text:p>
          </table:table-cell>
          <table:table-cell table:style-name="ce24" table:formula="of:=[$hamming2_SinFiltro.F$15]" office:value-type="float" office:value="6299.15384615385" calcext:value-type="float">
            <text:p>6299,15</text:p>
          </table:table-cell>
          <table:table-cell table:style-name="ce24" table:formula="of:=[$hamming2_SinFiltro.G$15]" office:value-type="float" office:value="2084.5" calcext:value-type="float">
            <text:p>2084,50</text:p>
          </table:table-cell>
          <table:table-cell table:style-name="ce24" table:formula="of:=[$hamming2_SinFiltro.H$15]" office:value-type="float" office:value="77.8089769230769" calcext:value-type="float">
            <text:p>77,81</text:p>
          </table:table-cell>
          <table:table-cell table:style-name="ce24" table:formula="of:=[$hamming2_SinFiltro.I$15]" office:value-type="float" office:value="22.1910224615385" calcext:value-type="float">
            <text:p>22,19</text:p>
          </table:table-cell>
          <table:table-cell table:style-name="ce24" table:formula="of:=[$hamming2_SinFiltro.J$15]" office:value-type="float" office:value="71.3780384615385" calcext:value-type="float">
            <text:p>71,38</text:p>
          </table:table-cell>
          <table:table-cell table:style-name="ce24" table:formula="of:=[$hamming2_SinFiltro.K$15]" office:value-type="float" office:value="77.0430384615385" calcext:value-type="float">
            <text:p>77,04</text:p>
          </table:table-cell>
          <table:table-cell table:style-name="ce24" table:formula="of:=[$hamming2_SinFiltro.L$15]" office:value-type="float" office:value="22.9569638461538" calcext:value-type="float">
            <text:p>22,96</text:p>
          </table:table-cell>
          <table:table-cell table:style-name="ce24" table:formula="of:=[$hamming2_SinFiltro.M$15]" office:value-type="float" office:value="6.54057206153846" calcext:value-type="float">
            <text:p>6,54</text:p>
          </table:table-cell>
          <table:table-cell table:style-name="ce24" table:formula="of:=[$hamming2_SinFiltro.N$15]" office:value-type="float" office:value="0.181968223076923" calcext:value-type="float">
            <text:p>0,18</text:p>
          </table:table-cell>
          <table:table-cell table:style-name="ce24" table:formula="of:=[$hamming2_SinFiltro.O$15]" office:value-type="float" office:value="0.0111279307692308" calcext:value-type="float">
            <text:p>0,01</text:p>
          </table:table-cell>
          <table:table-cell table:style-name="ce24" table:formula="of:=[$hamming2_SinFiltro.P$15]" office:value-type="float" office:value="0.00762049230769231" calcext:value-type="float">
            <text:p>0,01</text:p>
          </table:table-cell>
          <table:table-cell table:style-name="ce24" table:formula="of:=[$hamming2_SinFiltro.T$15]" office:value-type="float" office:value="1.209764437226" calcext:value-type="float">
            <text:p>1,21</text:p>
          </table:table-cell>
          <table:table-cell table:number-columns-repeated="1011"/>
        </table:table-row>
        <table:table-row table:style-name="ro1">
          <table:table-cell table:style-name="ce18" office:value-type="string" calcext:value-type="string">
            <text:p>d3</text:p>
          </table:table-cell>
          <table:table-cell table:style-name="ce24" table:formula="of:=[$hamming3_SinFiltro.F$15]" office:value-type="float" office:value="6299.15384615385" calcext:value-type="float">
            <text:p>6299,15</text:p>
          </table:table-cell>
          <table:table-cell table:style-name="ce24" table:formula="of:=[$hamming3_SinFiltro.G$15]" office:value-type="float" office:value="3859.83846153846" calcext:value-type="float">
            <text:p>3859,84</text:p>
          </table:table-cell>
          <table:table-cell table:style-name="ce24" table:formula="of:=[$hamming3_SinFiltro.H$15]" office:value-type="float" office:value="76.5054769230769" calcext:value-type="float">
            <text:p>76,51</text:p>
          </table:table-cell>
          <table:table-cell table:style-name="ce24" table:formula="of:=[$hamming3_SinFiltro.I$15]" office:value-type="float" office:value="23.4945186153846" calcext:value-type="float">
            <text:p>23,49</text:p>
          </table:table-cell>
          <table:table-cell table:style-name="ce24" table:formula="of:=[$hamming3_SinFiltro.J$15]" office:value-type="float" office:value="71.1833230769231" calcext:value-type="float">
            <text:p>71,18</text:p>
          </table:table-cell>
          <table:table-cell table:style-name="ce24" table:formula="of:=[$hamming3_SinFiltro.K$15]" office:value-type="float" office:value="76.7927846153846" calcext:value-type="float">
            <text:p>76,79</text:p>
          </table:table-cell>
          <table:table-cell table:style-name="ce24" table:formula="of:=[$hamming3_SinFiltro.L$15]" office:value-type="float" office:value="23.2072176923077" calcext:value-type="float">
            <text:p>23,21</text:p>
          </table:table-cell>
          <table:table-cell table:style-name="ce24" table:formula="of:=[$hamming3_SinFiltro.M$15]" office:value-type="float" office:value="6.54525216153846" calcext:value-type="float">
            <text:p>6,55</text:p>
          </table:table-cell>
          <table:table-cell table:style-name="ce24" table:formula="of:=[$hamming3_SinFiltro.N$15]" office:value-type="float" office:value="0.3537068" calcext:value-type="float">
            <text:p>0,35</text:p>
          </table:table-cell>
          <table:table-cell table:style-name="ce24" table:formula="of:=[$hamming3_SinFiltro.O$15]" office:value-type="float" office:value="0.0119378461538462" calcext:value-type="float">
            <text:p>0,01</text:p>
          </table:table-cell>
          <table:table-cell table:style-name="ce24" table:formula="of:=[$hamming3_SinFiltro.P$15]" office:value-type="float" office:value="0.00845789230769231" calcext:value-type="float">
            <text:p>0,01</text:p>
          </table:table-cell>
          <table:table-cell table:style-name="ce24" table:formula="of:=[$hamming3_SinFiltro.T$15]" office:value-type="float" office:value="1.34270292713307" calcext:value-type="float">
            <text:p>1,34</text:p>
          </table:table-cell>
          <table:table-cell table:number-columns-repeated="1011"/>
        </table:table-row>
        <table:table-row table:style-name="ro1">
          <table:table-cell table:style-name="ce19" office:value-type="string" calcext:value-type="string">
            <text:p>U09</text:p>
          </table:table-cell>
          <table:table-cell table:style-name="ce25" table:formula="of:=[$umbral_09_SinFiltro.F$16]" office:value-type="float" office:value="5925.35714285714" calcext:value-type="float">
            <text:p>5925,36</text:p>
          </table:table-cell>
          <table:table-cell table:style-name="ce25" table:formula="of:=[$umbral_09_SinFiltro.G$16]" office:value-type="float" office:value="173.678571428571" calcext:value-type="float">
            <text:p>173,68</text:p>
          </table:table-cell>
          <table:table-cell table:style-name="ce25" table:formula="of:=[$umbral_09_SinFiltro.H$16]" office:value-type="float" office:value="84.6355857142857" calcext:value-type="float">
            <text:p>84,64</text:p>
          </table:table-cell>
          <table:table-cell table:style-name="ce25" table:formula="of:=[$umbral_09_SinFiltro.I$16]" office:value-type="float" office:value="15.36442" calcext:value-type="float">
            <text:p>15,36</text:p>
          </table:table-cell>
          <table:table-cell table:style-name="ce25" table:formula="of:=[$umbral_09_SinFiltro.J$16]" office:value-type="float" office:value="68.7147857142857" calcext:value-type="float">
            <text:p>68,71</text:p>
          </table:table-cell>
          <table:table-cell table:style-name="ce25" table:formula="of:=[$umbral_09_SinFiltro.K$16]" office:value-type="float" office:value="76.9718357142857" calcext:value-type="float">
            <text:p>76,97</text:p>
          </table:table-cell>
          <table:table-cell table:style-name="ce25" table:formula="of:=[$umbral_09_SinFiltro.L$16]" office:value-type="float" office:value="23.0281592857143" calcext:value-type="float">
            <text:p>23,03</text:p>
          </table:table-cell>
          <table:table-cell table:style-name="ce25" table:formula="of:=[$umbral_09_SinFiltro.M$16]" office:value-type="float" office:value="9.86018761428572" calcext:value-type="float">
            <text:p>9,86</text:p>
          </table:table-cell>
          <table:table-cell table:style-name="ce25" table:formula="of:=[$umbral_09_SinFiltro.N$16]" office:value-type="float" office:value="0.0363997142857143" calcext:value-type="float">
            <text:p>0,04</text:p>
          </table:table-cell>
          <table:table-cell table:style-name="ce25" table:formula="of:=[$umbral_09_SinFiltro.O$16]" office:value-type="float" office:value="0.00869209285714286" calcext:value-type="float">
            <text:p>0,01</text:p>
          </table:table-cell>
          <table:table-cell table:style-name="ce25" table:formula="of:=[$umbral_09_SinFiltro.P$16]" office:value-type="float" office:value="0.00527132142857143" calcext:value-type="float">
            <text:p>0,01</text:p>
          </table:table-cell>
          <table:table-cell table:style-name="ce25" table:formula="of:=[$umbral_09_SinFiltro.T$16]" office:value-type="float" office:value="0.889620878789705" calcext:value-type="float">
            <text:p>0,89</text:p>
          </table:table-cell>
          <table:table-cell/>
          <table:table-cell table:style-name="ce28" table:number-columns-repeated="1010"/>
        </table:table-row>
        <table:table-row table:style-name="ro1">
          <table:table-cell table:style-name="ce19" office:value-type="string" calcext:value-type="string">
            <text:p>U08</text:p>
          </table:table-cell>
          <table:table-cell table:style-name="ce25" table:formula="of:=[$umbral_08_SinFiltro.F$15]" office:value-type="float" office:value="6299.15384615385" calcext:value-type="float">
            <text:p>6299,15</text:p>
          </table:table-cell>
          <table:table-cell table:style-name="ce25" table:formula="of:=[$umbral_08_SinFiltro.G$15]" office:value-type="float" office:value="150.515384615385" calcext:value-type="float">
            <text:p>150,52</text:p>
          </table:table-cell>
          <table:table-cell table:style-name="ce25" table:formula="of:=[$umbral_08_SinFiltro.H$15]" office:value-type="float" office:value="84.1301384615385" calcext:value-type="float">
            <text:p>84,13</text:p>
          </table:table-cell>
          <table:table-cell table:style-name="ce25" table:formula="of:=[$umbral_08_SinFiltro.I$15]" office:value-type="float" office:value="15.5009830769231" calcext:value-type="float">
            <text:p>15,50</text:p>
          </table:table-cell>
          <table:table-cell table:style-name="ce25" table:formula="of:=[$umbral_08_SinFiltro.J$15]" office:value-type="float" office:value="69.3435307692308" calcext:value-type="float">
            <text:p>69,34</text:p>
          </table:table-cell>
          <table:table-cell table:style-name="ce25" table:formula="of:=[$umbral_08_SinFiltro.K$15]" office:value-type="float" office:value="76.7544461538462" calcext:value-type="float">
            <text:p>76,75</text:p>
          </table:table-cell>
          <table:table-cell table:style-name="ce25" table:formula="of:=[$umbral_08_SinFiltro.L$15]" office:value-type="float" office:value="23.2455507692308" calcext:value-type="float">
            <text:p>23,25</text:p>
          </table:table-cell>
          <table:table-cell table:style-name="ce25" table:formula="of:=[$umbral_08_SinFiltro.M$15]" office:value-type="float" office:value="8.79033341538462" calcext:value-type="float">
            <text:p>8,79</text:p>
          </table:table-cell>
          <table:table-cell table:style-name="ce25" table:formula="of:=[$umbral_08_SinFiltro.N$15]" office:value-type="float" office:value="0.0636767076923077" calcext:value-type="float">
            <text:p>0,06</text:p>
          </table:table-cell>
          <table:table-cell table:style-name="ce25" table:formula="of:=[$umbral_08_SinFiltro.O$15]" office:value-type="float" office:value="0.00916998461538462" calcext:value-type="float">
            <text:p>0,01</text:p>
          </table:table-cell>
          <table:table-cell table:style-name="ce25" table:formula="of:=[$umbral_08_SinFiltro.P$15]" office:value-type="float" office:value="0.00562992307692308" calcext:value-type="float">
            <text:p>0,01</text:p>
          </table:table-cell>
          <table:table-cell table:style-name="ce25" table:formula="of:=[$umbral_08_SinFiltro.T$15]" office:value-type="float" office:value="0.893758624479478" calcext:value-type="float">
            <text:p>0,89</text:p>
          </table:table-cell>
          <table:table-cell/>
          <table:table-cell table:style-name="ce28" table:number-columns-repeated="1010"/>
        </table:table-row>
        <table:table-row table:style-name="ro1" table:number-rows-repeated="3">
          <table:table-cell table:style-name="ce3" table:number-columns-repeated="13"/>
          <table:table-cell table:number-columns-repeated="1011"/>
        </table:table-row>
        <table:table-row table:style-name="ro1">
          <table:table-cell table:style-name="ce14"/>
          <table:table-cell table:style-name="ce31" office:value-type="string" calcext:value-type="string" table:number-columns-spanned="12" table:number-rows-spanned="1">
            <text:p>Grupo B</text:p>
          </table:table-cell>
          <table:covered-table-cell table:number-columns-repeated="11" table:style-name="ce31"/>
          <table:table-cell table:number-columns-repeated="1011"/>
        </table:table-row>
        <table:table-row table:style-name="ro1">
          <table:table-cell table:style-name="ce2"/>
          <table:table-cell table:style-name="ce4" office:value-type="string" calcext:value-type="string">
            <text:p>Ejemplos</text:p>
          </table:table-cell>
          <table:table-cell table:style-name="ce4" office:value-type="string" calcext:value-type="string">
            <text:p>Patrones</text:p>
          </table:table-cell>
          <table:table-cell table:style-name="ce4" office:value-type="string" calcext:value-type="string">
            <text:p>Train</text:p>
          </table:table-cell>
          <table:table-cell table:style-name="ce4" office:value-type="string" calcext:value-type="string">
            <text:p>Error</text:p>
          </table:table-cell>
          <table:table-cell table:style-name="ce4" office:value-type="string" calcext:value-type="string">
            <text:p>Test</text:p>
          </table:table-cell>
          <table:table-cell table:style-name="ce4" office:value-type="string" calcext:value-type="string">
            <text:p>TestNC</text:p>
          </table:table-cell>
          <table:table-cell table:style-name="ce4" office:value-type="string" calcext:value-type="string">
            <text:p>Error</text:p>
          </table:table-cell>
          <table:table-cell table:style-name="ce4" office:value-type="string" calcext:value-type="string">
            <text:p>%NC</text:p>
          </table:table-cell>
          <table:table-cell table:style-name="ce6" office:value-type="string" calcext:value-type="string">
            <text:p>T_Train</text:p>
          </table:table-cell>
          <table:table-cell table:style-name="ce6" office:value-type="string" calcext:value-type="string">
            <text:p>T_Test</text:p>
          </table:table-cell>
          <table:table-cell table:style-name="ce6" office:value-type="string" calcext:value-type="string">
            <text:p>T_CPU_Test</text:p>
          </table:table-cell>
          <table:table-cell table:style-name="ce4" office:value-type="string" calcext:value-type="string">
            <text:p>Infer/Example</text:p>
          </table:table-cell>
          <table:table-cell table:style-name="ce14"/>
          <table:table-cell table:style-name="ce1" table:number-columns-repeated="1010"/>
        </table:table-row>
        <table:table-row table:style-name="ro1">
          <table:table-cell table:style-name="ce16" office:value-type="string" calcext:value-type="string">
            <text:p>v1</text:p>
          </table:table-cell>
          <table:table-cell table:style-name="ce22" table:formula="of:=[$veces01_SinFiltro.F$26]" office:value-type="float" office:value="78339.2" calcext:value-type="float">
            <text:p>78339,20</text:p>
          </table:table-cell>
          <table:table-cell table:style-name="ce22" table:formula="of:=[$veces01_SinFiltro.G$26]" office:value-type="float" office:value="17638.3" calcext:value-type="float">
            <text:p>17638,30</text:p>
          </table:table-cell>
          <table:table-cell table:style-name="ce22" table:formula="of:=[$veces01_SinFiltro.H$26]" office:value-type="float" office:value="94.7497" calcext:value-type="float">
            <text:p>94,75</text:p>
          </table:table-cell>
          <table:table-cell table:style-name="ce22" table:formula="of:=[$veces01_SinFiltro.I$26]" office:value-type="float" office:value="5.2503023" calcext:value-type="float">
            <text:p>5,25</text:p>
          </table:table-cell>
          <table:table-cell table:style-name="ce22" table:formula="of:=[$veces01_SinFiltro.J$26]" office:value-type="float" office:value="53.48342" calcext:value-type="float">
            <text:p>53,48</text:p>
          </table:table-cell>
          <table:table-cell table:style-name="ce22" table:formula="of:=[$veces01_SinFiltro.K$26]" office:value-type="float" office:value="89.6781" calcext:value-type="float">
            <text:p>89,68</text:p>
          </table:table-cell>
          <table:table-cell table:style-name="ce22" table:formula="of:=[$veces01_SinFiltro.L$26]" office:value-type="float" office:value="10.321896" calcext:value-type="float">
            <text:p>10,32</text:p>
          </table:table-cell>
          <table:table-cell table:style-name="ce22" table:formula="of:=[$veces01_SinFiltro.M$26]" office:value-type="float" office:value="38.807397988" calcext:value-type="float">
            <text:p>38,81</text:p>
          </table:table-cell>
          <table:table-cell table:style-name="ce22" table:formula="of:=[$veces01_SinFiltro.N$26]" office:value-type="float" office:value="2.26980841" calcext:value-type="float">
            <text:p>2,27</text:p>
          </table:table-cell>
          <table:table-cell table:style-name="ce22" table:formula="of:=[$veces01_SinFiltro.O$26]" office:value-type="float" office:value="0.34972957" calcext:value-type="float">
            <text:p>0,35</text:p>
          </table:table-cell>
          <table:table-cell table:style-name="ce22" table:formula="of:=[$veces01_SinFiltro.P$26]" office:value-type="float" office:value="0.32477454" calcext:value-type="float">
            <text:p>0,32</text:p>
          </table:table-cell>
          <table:table-cell table:style-name="ce22" table:formula="of:=[$veces01_SinFiltro.Q$26]" office:value-type="float" office:value="4.14574746742372" calcext:value-type="float">
            <text:p>4,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2</text:p>
          </table:table-cell>
          <table:table-cell table:formula="of:=[$veces02_SinFiltro.F$26]" office:value-type="float" office:value="78339.2" calcext:value-type="float">
            <text:p>78339,20</text:p>
          </table:table-cell>
          <table:table-cell table:formula="of:=[$veces02_SinFiltro.G$26]" office:value-type="float" office:value="33369.59" calcext:value-type="float">
            <text:p>33369,59</text:p>
          </table:table-cell>
          <table:table-cell table:formula="of:=[$veces02_SinFiltro.H$26]" office:value-type="float" office:value="94.29965" calcext:value-type="float">
            <text:p>94,30</text:p>
          </table:table-cell>
          <table:table-cell table:formula="of:=[$veces02_SinFiltro.I$26]" office:value-type="float" office:value="5.7003501" calcext:value-type="float">
            <text:p>5,70</text:p>
          </table:table-cell>
          <table:table-cell table:formula="of:=[$veces02_SinFiltro.J$26]" office:value-type="float" office:value="53.81348" calcext:value-type="float">
            <text:p>53,81</text:p>
          </table:table-cell>
          <table:table-cell table:formula="of:=[$veces02_SinFiltro.K$26]" office:value-type="float" office:value="89.50635" calcext:value-type="float">
            <text:p>89,51</text:p>
          </table:table-cell>
          <table:table-cell table:formula="of:=[$veces02_SinFiltro.L$26]" office:value-type="float" office:value="10.493653" calcext:value-type="float">
            <text:p>10,49</text:p>
          </table:table-cell>
          <table:table-cell table:formula="of:=[$veces02_SinFiltro.M$26]" office:value-type="float" office:value="38.264521512" calcext:value-type="float">
            <text:p>38,26</text:p>
          </table:table-cell>
          <table:table-cell table:formula="of:=[$veces02_SinFiltro.N$26]" office:value-type="float" office:value="2.98146446" calcext:value-type="float">
            <text:p>2,98</text:p>
          </table:table-cell>
          <table:table-cell table:formula="of:=[$veces02_SinFiltro.O$26]" office:value-type="float" office:value="0.36977237" calcext:value-type="float">
            <text:p>0,37</text:p>
          </table:table-cell>
          <table:table-cell table:formula="of:=[$veces02_SinFiltro.P$26]" office:value-type="float" office:value="0.34334595" calcext:value-type="float">
            <text:p>0,34</text:p>
          </table:table-cell>
          <table:table-cell table:formula="of:=[$veces02_SinFiltro.T$26]" office:value-type="float" office:value="4.38281154262489" calcext:value-type="float">
            <text:p>4,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3</text:p>
          </table:table-cell>
          <table:table-cell table:formula="of:=[$veces03_SinFiltro.F$26]" office:value-type="float" office:value="78339.2" calcext:value-type="float">
            <text:p>78339,20</text:p>
          </table:table-cell>
          <table:table-cell table:formula="of:=[$veces03_SinFiltro.G$26]" office:value-type="float" office:value="48264.01" calcext:value-type="float">
            <text:p>48264,01</text:p>
          </table:table-cell>
          <table:table-cell table:formula="of:=[$veces03_SinFiltro.H$26]" office:value-type="float" office:value="94.1765" calcext:value-type="float">
            <text:p>94,18</text:p>
          </table:table-cell>
          <table:table-cell table:formula="of:=[$veces03_SinFiltro.I$26]" office:value-type="float" office:value="5.8235028" calcext:value-type="float">
            <text:p>5,82</text:p>
          </table:table-cell>
          <table:table-cell table:formula="of:=[$veces03_SinFiltro.J$26]" office:value-type="float" office:value="54.51922" calcext:value-type="float">
            <text:p>54,52</text:p>
          </table:table-cell>
          <table:table-cell table:formula="of:=[$veces03_SinFiltro.K$26]" office:value-type="float" office:value="89.71774" calcext:value-type="float">
            <text:p>89,72</text:p>
          </table:table-cell>
          <table:table-cell table:formula="of:=[$veces03_SinFiltro.L$26]" office:value-type="float" office:value="10.282253" calcext:value-type="float">
            <text:p>10,28</text:p>
          </table:table-cell>
          <table:table-cell table:formula="of:=[$veces03_SinFiltro.M$26]" office:value-type="float" office:value="37.648179437" calcext:value-type="float">
            <text:p>37,65</text:p>
          </table:table-cell>
          <table:table-cell table:formula="of:=[$veces03_SinFiltro.N$26]" office:value-type="float" office:value="3.74441582" calcext:value-type="float">
            <text:p>3,74</text:p>
          </table:table-cell>
          <table:table-cell table:formula="of:=[$veces03_SinFiltro.O$26]" office:value-type="float" office:value="0.3695219" calcext:value-type="float">
            <text:p>0,37</text:p>
          </table:table-cell>
          <table:table-cell table:formula="of:=[$veces03_SinFiltro.P$26]" office:value-type="float" office:value="0.34269664" calcext:value-type="float">
            <text:p>0,34</text:p>
          </table:table-cell>
          <table:table-cell table:formula="of:=[$veces03_SinFiltro.T$26]" office:value-type="float" office:value="4.37452309954659" calcext:value-type="float">
            <text:p>4,3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4</text:p>
          </table:table-cell>
          <table:table-cell table:formula="of:=[$veces04_SinFiltro.F$26]" office:value-type="float" office:value="78339.2" calcext:value-type="float">
            <text:p>78339,20</text:p>
          </table:table-cell>
          <table:table-cell table:formula="of:=[$veces04_SinFiltro.G$26]" office:value-type="float" office:value="62136.58" calcext:value-type="float">
            <text:p>62136,58</text:p>
          </table:table-cell>
          <table:table-cell table:formula="of:=[$veces04_SinFiltro.H$26]" office:value-type="float" office:value="94.00101" calcext:value-type="float">
            <text:p>94,00</text:p>
          </table:table-cell>
          <table:table-cell table:formula="of:=[$veces04_SinFiltro.I$26]" office:value-type="float" office:value="5.9989795" calcext:value-type="float">
            <text:p>6,00</text:p>
          </table:table-cell>
          <table:table-cell table:formula="of:=[$veces04_SinFiltro.J$26]" office:value-type="float" office:value="54.53367" calcext:value-type="float">
            <text:p>54,53</text:p>
          </table:table-cell>
          <table:table-cell table:formula="of:=[$veces04_SinFiltro.K$26]" office:value-type="float" office:value="89.7354" calcext:value-type="float">
            <text:p>89,74</text:p>
          </table:table-cell>
          <table:table-cell table:formula="of:=[$veces04_SinFiltro.L$26]" office:value-type="float" office:value="10.264596" calcext:value-type="float">
            <text:p>10,26</text:p>
          </table:table-cell>
          <table:table-cell table:formula="of:=[$veces04_SinFiltro.M$26]" office:value-type="float" office:value="37.63698348" calcext:value-type="float">
            <text:p>37,64</text:p>
          </table:table-cell>
          <table:table-cell table:formula="of:=[$veces04_SinFiltro.N$26]" office:value-type="float" office:value="4.32444521" calcext:value-type="float">
            <text:p>4,32</text:p>
          </table:table-cell>
          <table:table-cell table:formula="of:=[$veces04_SinFiltro.O$26]" office:value-type="float" office:value="0.3695521" calcext:value-type="float">
            <text:p>0,37</text:p>
          </table:table-cell>
          <table:table-cell table:formula="of:=[$veces04_SinFiltro.P$26]" office:value-type="float" office:value="0.34274465" calcext:value-type="float">
            <text:p>0,34</text:p>
          </table:table-cell>
          <table:table-cell table:formula="of:=[$veces04_SinFiltro.T$26]" office:value-type="float" office:value="4.37513594726523" calcext:value-type="float">
            <text:p>4,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5</text:p>
          </table:table-cell>
          <table:table-cell table:formula="of:=[$veces05_SinFiltro.F$26]" office:value-type="float" office:value="78339.2" calcext:value-type="float">
            <text:p>78339,20</text:p>
          </table:table-cell>
          <table:table-cell table:formula="of:=[$veces05_SinFiltro.G$26]" office:value-type="float" office:value="72288.96" calcext:value-type="float">
            <text:p>72288,96</text:p>
          </table:table-cell>
          <table:table-cell table:formula="of:=[$veces05_SinFiltro.H$26]" office:value-type="float" office:value="93.99721" calcext:value-type="float">
            <text:p>94,00</text:p>
          </table:table-cell>
          <table:table-cell table:formula="of:=[$veces05_SinFiltro.I$26]" office:value-type="float" office:value="6.0027882" calcext:value-type="float">
            <text:p>6,00</text:p>
          </table:table-cell>
          <table:table-cell table:formula="of:=[$veces05_SinFiltro.J$26]" office:value-type="float" office:value="55.00067" calcext:value-type="float">
            <text:p>55,00</text:p>
          </table:table-cell>
          <table:table-cell table:formula="of:=[$veces05_SinFiltro.K$26]" office:value-type="float" office:value="89.76809" calcext:value-type="float">
            <text:p>89,77</text:p>
          </table:table-cell>
          <table:table-cell table:formula="of:=[$veces05_SinFiltro.L$26]" office:value-type="float" office:value="10.23191" calcext:value-type="float">
            <text:p>10,23</text:p>
          </table:table-cell>
          <table:table-cell table:formula="of:=[$veces05_SinFiltro.M$26]" office:value-type="float" office:value="37.134698318" calcext:value-type="float">
            <text:p>37,13</text:p>
          </table:table-cell>
          <table:table-cell table:formula="of:=[$veces05_SinFiltro.N$26]" office:value-type="float" office:value="5.00440727" calcext:value-type="float">
            <text:p>5,00</text:p>
          </table:table-cell>
          <table:table-cell table:formula="of:=[$veces05_SinFiltro.O$26]" office:value-type="float" office:value="0.37688977" calcext:value-type="float">
            <text:p>0,38</text:p>
          </table:table-cell>
          <table:table-cell table:formula="of:=[$veces05_SinFiltro.P$26]" office:value-type="float" office:value="0.34970793" calcext:value-type="float">
            <text:p>0,35</text:p>
          </table:table-cell>
          <table:table-cell table:formula="of:=[$veces05_SinFiltro.T$26]" office:value-type="float" office:value="4.46402222642049" calcext:value-type="float">
            <text:p>4,4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10</text:p>
          </table:table-cell>
          <table:table-cell table:formula="of:=[$veces10_SinFiltro.F$26]" office:value-type="float" office:value="78339.2" calcext:value-type="float">
            <text:p>78339,20</text:p>
          </table:table-cell>
          <table:table-cell table:formula="of:=[$veces10_SinFiltro.G$26]" office:value-type="float" office:value="117996.4" calcext:value-type="float">
            <text:p>117996,40</text:p>
          </table:table-cell>
          <table:table-cell table:formula="of:=[$veces10_SinFiltro.H$26]" office:value-type="float" office:value="93.63068" calcext:value-type="float">
            <text:p>93,63</text:p>
          </table:table-cell>
          <table:table-cell table:formula="of:=[$veces10_SinFiltro.I$26]" office:value-type="float" office:value="6.369328" calcext:value-type="float">
            <text:p>6,37</text:p>
          </table:table-cell>
          <table:table-cell table:formula="of:=[$veces10_SinFiltro.J$26]" office:value-type="float" office:value="56.07888" calcext:value-type="float">
            <text:p>56,08</text:p>
          </table:table-cell>
          <table:table-cell table:formula="of:=[$veces10_SinFiltro.K$26]" office:value-type="float" office:value="90.05529" calcext:value-type="float">
            <text:p>90,06</text:p>
          </table:table-cell>
          <table:table-cell table:formula="of:=[$veces10_SinFiltro.L$26]" office:value-type="float" office:value="9.944709" calcext:value-type="float">
            <text:p>9,94</text:p>
          </table:table-cell>
          <table:table-cell table:formula="of:=[$veces10_SinFiltro.M$26]" office:value-type="float" office:value="36.145993558" calcext:value-type="float">
            <text:p>36,15</text:p>
          </table:table-cell>
          <table:table-cell table:formula="of:=[$veces10_SinFiltro.N$26]" office:value-type="float" office:value="7.9414507" calcext:value-type="float">
            <text:p>7,94</text:p>
          </table:table-cell>
          <table:table-cell table:formula="of:=[$veces10_SinFiltro.O$26]" office:value-type="float" office:value="0.37402761" calcext:value-type="float">
            <text:p>0,37</text:p>
          </table:table-cell>
          <table:table-cell table:formula="of:=[$veces10_SinFiltro.P$26]" office:value-type="float" office:value="0.34758984" calcext:value-type="float">
            <text:p>0,35</text:p>
          </table:table-cell>
          <table:table-cell table:formula="of:=[$veces10_SinFiltro.T$26]" office:value-type="float" office:value="4.4369848045423" calcext:value-type="float">
            <text:p>4,4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20</text:p>
          </table:table-cell>
          <table:table-cell table:formula="of:=[$veces20_SinFiltro.F$26]" office:value-type="float" office:value="78339.2" calcext:value-type="float">
            <text:p>78339,20</text:p>
          </table:table-cell>
          <table:table-cell table:formula="of:=[$veces20_SinFiltro.G$26]" office:value-type="float" office:value="181617.83" calcext:value-type="float">
            <text:p>181617,83</text:p>
          </table:table-cell>
          <table:table-cell table:formula="of:=[$veces20_SinFiltro.H$26]" office:value-type="float" office:value="93.01886" calcext:value-type="float">
            <text:p>93,02</text:p>
          </table:table-cell>
          <table:table-cell table:formula="of:=[$veces20_SinFiltro.I$26]" office:value-type="float" office:value="6.981156" calcext:value-type="float">
            <text:p>6,98</text:p>
          </table:table-cell>
          <table:table-cell table:formula="of:=[$veces20_SinFiltro.J$26]" office:value-type="float" office:value="56.847" calcext:value-type="float">
            <text:p>56,85</text:p>
          </table:table-cell>
          <table:table-cell table:formula="of:=[$veces20_SinFiltro.K$26]" office:value-type="float" office:value="90.17991" calcext:value-type="float">
            <text:p>90,18</text:p>
          </table:table-cell>
          <table:table-cell table:formula="of:=[$veces20_SinFiltro.L$26]" office:value-type="float" office:value="9.820082" calcext:value-type="float">
            <text:p>9,82</text:p>
          </table:table-cell>
          <table:table-cell table:formula="of:=[$veces20_SinFiltro.M$26]" office:value-type="float" office:value="35.346773013" calcext:value-type="float">
            <text:p>35,35</text:p>
          </table:table-cell>
          <table:table-cell table:formula="of:=[$veces20_SinFiltro.N$26]" office:value-type="float" office:value="13.30801673" calcext:value-type="float">
            <text:p>13,31</text:p>
          </table:table-cell>
          <table:table-cell table:formula="of:=[$veces20_SinFiltro.O$26]" office:value-type="float" office:value="0.37502948" calcext:value-type="float">
            <text:p>0,38</text:p>
          </table:table-cell>
          <table:table-cell table:formula="of:=[$veces20_SinFiltro.P$26]" office:value-type="float" office:value="0.34898756" calcext:value-type="float">
            <text:p>0,35</text:p>
          </table:table-cell>
          <table:table-cell table:formula="of:=[$veces20_SinFiltro.T$26]" office:value-type="float" office:value="4.45482670234059" calcext:value-type="float">
            <text:p>4,4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99</text:p>
          </table:table-cell>
          <table:table-cell table:formula="of:=[$veces99_SinFiltro.F$26]" office:value-type="float" office:value="78339.2" calcext:value-type="float">
            <text:p>78339,20</text:p>
          </table:table-cell>
          <table:table-cell table:formula="of:=[$veces99_SinFiltro.G$26]" office:value-type="float" office:value="299523.3" calcext:value-type="float">
            <text:p>299523,30</text:p>
          </table:table-cell>
          <table:table-cell table:formula="of:=[$veces99_SinFiltro.H$26]" office:value-type="float" office:value="91.74216" calcext:value-type="float">
            <text:p>91,74</text:p>
          </table:table-cell>
          <table:table-cell table:formula="of:=[$veces99_SinFiltro.I$26]" office:value-type="float" office:value="8.257849" calcext:value-type="float">
            <text:p>8,26</text:p>
          </table:table-cell>
          <table:table-cell table:formula="of:=[$veces99_SinFiltro.J$26]" office:value-type="float" office:value="57.07219" calcext:value-type="float">
            <text:p>57,07</text:p>
          </table:table-cell>
          <table:table-cell table:formula="of:=[$veces99_SinFiltro.K$26]" office:value-type="float" office:value="90.06824" calcext:value-type="float">
            <text:p>90,07</text:p>
          </table:table-cell>
          <table:table-cell table:formula="of:=[$veces99_SinFiltro.L$26]" office:value-type="float" office:value="9.931757" calcext:value-type="float">
            <text:p>9,93</text:p>
          </table:table-cell>
          <table:table-cell table:formula="of:=[$veces99_SinFiltro.M$26]" office:value-type="float" office:value="34.96273242" calcext:value-type="float">
            <text:p>34,96</text:p>
          </table:table-cell>
          <table:table-cell table:formula="of:=[$veces99_SinFiltro.N$26]" office:value-type="float" office:value="54.70142016" calcext:value-type="float">
            <text:p>54,70</text:p>
          </table:table-cell>
          <table:table-cell table:formula="of:=[$veces99_SinFiltro.O$26]" office:value-type="float" office:value="0.39404299" calcext:value-type="float">
            <text:p>0,39</text:p>
          </table:table-cell>
          <table:table-cell table:formula="of:=[$veces99_SinFiltro.P$26]" office:value-type="float" office:value="0.36686245" calcext:value-type="float">
            <text:p>0,37</text:p>
          </table:table-cell>
          <table:table-cell table:formula="of:=[$veces99_SinFiltro.T$26]" office:value-type="float" office:value="4.68299969874597" calcext:value-type="float">
            <text:p>4,68</text:p>
          </table:table-cell>
          <table:table-cell table:number-columns-repeated="1011"/>
        </table:table-row>
        <table:table-row table:style-name="ro1">
          <table:table-cell table:style-name="ce18" office:value-type="string" calcext:value-type="string">
            <text:p>d1</text:p>
          </table:table-cell>
          <table:table-cell table:style-name="ce24" table:formula="of:=[$hamming1_SinFiltro.F$26]" office:value-type="float" office:value="78339.2" calcext:value-type="float">
            <text:p>78339,20</text:p>
          </table:table-cell>
          <table:table-cell table:style-name="ce24" table:formula="of:=[$hamming1_SinFiltro.G$26]" office:value-type="float" office:value="77543.93" calcext:value-type="float">
            <text:p>77543,93</text:p>
          </table:table-cell>
          <table:table-cell table:style-name="ce24" table:formula="of:=[$hamming1_SinFiltro.H$26]" office:value-type="float" office:value="93.62023" calcext:value-type="float">
            <text:p>93,62</text:p>
          </table:table-cell>
          <table:table-cell table:style-name="ce24" table:formula="of:=[$hamming1_SinFiltro.I$26]" office:value-type="float" office:value="6.379772" calcext:value-type="float">
            <text:p>6,38</text:p>
          </table:table-cell>
          <table:table-cell table:style-name="ce24" table:formula="of:=[$hamming1_SinFiltro.J$26]" office:value-type="float" office:value="56.96927" calcext:value-type="float">
            <text:p>56,97</text:p>
          </table:table-cell>
          <table:table-cell table:style-name="ce24" table:formula="of:=[$hamming1_SinFiltro.K$26]" office:value-type="float" office:value="90.20937" calcext:value-type="float">
            <text:p>90,21</text:p>
          </table:table-cell>
          <table:table-cell table:style-name="ce24" table:formula="of:=[$hamming1_SinFiltro.L$26]" office:value-type="float" office:value="9.790626" calcext:value-type="float">
            <text:p>9,79</text:p>
          </table:table-cell>
          <table:table-cell table:style-name="ce24" table:formula="of:=[$hamming1_SinFiltro.M$26]" office:value-type="float" office:value="35.265593456" calcext:value-type="float">
            <text:p>35,27</text:p>
          </table:table-cell>
          <table:table-cell table:style-name="ce24" table:formula="of:=[$hamming1_SinFiltro.N$26]" office:value-type="float" office:value="8.7262721" calcext:value-type="float">
            <text:p>8,73</text:p>
          </table:table-cell>
          <table:table-cell table:style-name="ce24" table:formula="of:=[$hamming1_SinFiltro.O$26]" office:value-type="float" office:value="0.38302921" calcext:value-type="float">
            <text:p>0,38</text:p>
          </table:table-cell>
          <table:table-cell table:style-name="ce24" table:formula="of:=[$hamming1_SinFiltro.P$26]" office:value-type="float" office:value="0.35663799" calcext:value-type="float">
            <text:p>0,36</text:p>
          </table:table-cell>
          <table:table-cell table:style-name="ce24" table:formula="of:=[$hamming1_SinFiltro.T$26]" office:value-type="float" office:value="4.55248445222826" calcext:value-type="float">
            <text:p>4,55</text:p>
          </table:table-cell>
          <table:table-cell table:number-columns-repeated="1011"/>
        </table:table-row>
        <table:table-row table:style-name="ro1">
          <table:table-cell table:style-name="ce18" office:value-type="string" calcext:value-type="string">
            <text:p>d2</text:p>
          </table:table-cell>
          <table:table-cell table:style-name="ce24" table:formula="of:=[$hamming2_SinFiltro.F$26]" office:value-type="float" office:value="78339.2" calcext:value-type="float">
            <text:p>78339,20</text:p>
          </table:table-cell>
          <table:table-cell table:style-name="ce24" table:formula="of:=[$hamming2_SinFiltro.G$26]" office:value-type="float" office:value="178343.19" calcext:value-type="float">
            <text:p>178343,19</text:p>
          </table:table-cell>
          <table:table-cell table:style-name="ce24" table:formula="of:=[$hamming2_SinFiltro.H$26]" office:value-type="float" office:value="92.5871" calcext:value-type="float">
            <text:p>92,59</text:p>
          </table:table-cell>
          <table:table-cell table:style-name="ce24" table:formula="of:=[$hamming2_SinFiltro.I$26]" office:value-type="float" office:value="7.412901" calcext:value-type="float">
            <text:p>7,41</text:p>
          </table:table-cell>
          <table:table-cell table:style-name="ce24" table:formula="of:=[$hamming2_SinFiltro.J$26]" office:value-type="float" office:value="57.02612" calcext:value-type="float">
            <text:p>57,03</text:p>
          </table:table-cell>
          <table:table-cell table:style-name="ce24" table:formula="of:=[$hamming2_SinFiltro.K$26]" office:value-type="float" office:value="90.06724" calcext:value-type="float">
            <text:p>90,07</text:p>
          </table:table-cell>
          <table:table-cell table:style-name="ce24" table:formula="of:=[$hamming2_SinFiltro.L$26]" office:value-type="float" office:value="9.932759" calcext:value-type="float">
            <text:p>9,93</text:p>
          </table:table-cell>
          <table:table-cell table:style-name="ce24" table:formula="of:=[$hamming2_SinFiltro.M$26]" office:value-type="float" office:value="35.00712364" calcext:value-type="float">
            <text:p>35,01</text:p>
          </table:table-cell>
          <table:table-cell table:style-name="ce24" table:formula="of:=[$hamming2_SinFiltro.N$26]" office:value-type="float" office:value="33.10182878" calcext:value-type="float">
            <text:p>33,10</text:p>
          </table:table-cell>
          <table:table-cell table:style-name="ce24" table:formula="of:=[$hamming2_SinFiltro.O$26]" office:value-type="float" office:value="0.39843728" calcext:value-type="float">
            <text:p>0,40</text:p>
          </table:table-cell>
          <table:table-cell table:style-name="ce24" table:formula="of:=[$hamming2_SinFiltro.P$26]" office:value-type="float" office:value="0.37180785" calcext:value-type="float">
            <text:p>0,37</text:p>
          </table:table-cell>
          <table:table-cell table:style-name="ce24" table:formula="of:=[$hamming2_SinFiltro.T$26]" office:value-type="float" office:value="4.74612773681631" calcext:value-type="float">
            <text:p>4,75</text:p>
          </table:table-cell>
          <table:table-cell table:number-columns-repeated="1011"/>
        </table:table-row>
        <table:table-row table:style-name="ro1">
          <table:table-cell table:style-name="ce18" office:value-type="string" calcext:value-type="string">
            <text:p>d3</text:p>
          </table:table-cell>
          <table:table-cell table:style-name="ce24" table:formula="of:=[$hamming3_SinFiltro.F$26]" office:value-type="float" office:value="78339.2" calcext:value-type="float">
            <text:p>78339,20</text:p>
          </table:table-cell>
          <table:table-cell table:style-name="ce24" table:formula="of:=[$hamming3_SinFiltro.G$26]" office:value-type="float" office:value="293175.1" calcext:value-type="float">
            <text:p>293175,10</text:p>
          </table:table-cell>
          <table:table-cell table:style-name="ce24" table:formula="of:=[$hamming3_SinFiltro.H$26]" office:value-type="float" office:value="91.91323" calcext:value-type="float">
            <text:p>91,91</text:p>
          </table:table-cell>
          <table:table-cell table:style-name="ce24" table:formula="of:=[$hamming3_SinFiltro.I$26]" office:value-type="float" office:value="8.086777" calcext:value-type="float">
            <text:p>8,09</text:p>
          </table:table-cell>
          <table:table-cell table:style-name="ce24" table:formula="of:=[$hamming3_SinFiltro.J$26]" office:value-type="float" office:value="56.87607" calcext:value-type="float">
            <text:p>56,88</text:p>
          </table:table-cell>
          <table:table-cell table:style-name="ce24" table:formula="of:=[$hamming3_SinFiltro.K$26]" office:value-type="float" office:value="89.871" calcext:value-type="float">
            <text:p>89,87</text:p>
          </table:table-cell>
          <table:table-cell table:style-name="ce24" table:formula="of:=[$hamming3_SinFiltro.L$26]" office:value-type="float" office:value="10.128994" calcext:value-type="float">
            <text:p>10,13</text:p>
          </table:table-cell>
          <table:table-cell table:style-name="ce24" table:formula="of:=[$hamming3_SinFiltro.M$26]" office:value-type="float" office:value="34.96133474" calcext:value-type="float">
            <text:p>34,96</text:p>
          </table:table-cell>
          <table:table-cell table:style-name="ce24" table:formula="of:=[$hamming3_SinFiltro.N$26]" office:value-type="float" office:value="92.97887788" calcext:value-type="float">
            <text:p>92,98</text:p>
          </table:table-cell>
          <table:table-cell table:style-name="ce24" table:formula="of:=[$hamming3_SinFiltro.O$26]" office:value-type="float" office:value="0.40963956" calcext:value-type="float">
            <text:p>0,41</text:p>
          </table:table-cell>
          <table:table-cell table:style-name="ce24" table:formula="of:=[$hamming3_SinFiltro.P$26]" office:value-type="float" office:value="0.38195372" calcext:value-type="float">
            <text:p>0,38</text:p>
          </table:table-cell>
          <table:table-cell table:style-name="ce24" table:formula="of:=[$hamming3_SinFiltro.T$26]" office:value-type="float" office:value="4.87563978187166" calcext:value-type="float">
            <text:p>4,88</text:p>
          </table:table-cell>
          <table:table-cell table:number-columns-repeated="1011"/>
        </table:table-row>
        <table:table-row table:style-name="ro1">
          <table:table-cell table:style-name="ce19" office:value-type="string" calcext:value-type="string">
            <text:p>U09</text:p>
          </table:table-cell>
          <table:table-cell table:style-name="ce25" table:formula="of:=[$umbral_09_SinFiltro.F$29]" office:value-type="float" office:value="70964.5" calcext:value-type="float">
            <text:p>70964,50</text:p>
          </table:table-cell>
          <table:table-cell table:style-name="ce25" table:formula="of:=[$umbral_09_SinFiltro.G$29]" office:value-type="float" office:value="19812.2333333333" calcext:value-type="float">
            <text:p>19812,23</text:p>
          </table:table-cell>
          <table:table-cell table:style-name="ce25" table:formula="of:=[$umbral_09_SinFiltro.H$29]" office:value-type="float" office:value="95.62475" calcext:value-type="float">
            <text:p>95,62</text:p>
          </table:table-cell>
          <table:table-cell table:style-name="ce25" table:formula="of:=[$umbral_09_SinFiltro.I$29]" office:value-type="float" office:value="4.37525191666667" calcext:value-type="float">
            <text:p>4,38</text:p>
          </table:table-cell>
          <table:table-cell table:style-name="ce25" table:formula="of:=[$umbral_09_SinFiltro.J$29]" office:value-type="float" office:value="44.5695166666667" calcext:value-type="float">
            <text:p>44,57</text:p>
          </table:table-cell>
          <table:table-cell table:style-name="ce25" table:formula="of:=[$umbral_09_SinFiltro.K$29]" office:value-type="float" office:value="74.73175" calcext:value-type="float">
            <text:p>74,73</text:p>
          </table:table-cell>
          <table:table-cell table:style-name="ce25" table:formula="of:=[$umbral_09_SinFiltro.L$29]" office:value-type="float" office:value="25.2682466666667" calcext:value-type="float">
            <text:p>25,27</text:p>
          </table:table-cell>
          <table:table-cell table:style-name="ce25" table:formula="of:=[$umbral_09_SinFiltro.M$29]" office:value-type="float" office:value="49.00616499" calcext:value-type="float">
            <text:p>49,01</text:p>
          </table:table-cell>
          <table:table-cell table:style-name="ce25" table:formula="of:=[$umbral_09_SinFiltro.N$29]" office:value-type="float" office:value="2.05309955" calcext:value-type="float">
            <text:p>2,05</text:p>
          </table:table-cell>
          <table:table-cell table:style-name="ce25" table:formula="of:=[$umbral_09_SinFiltro.O$29]" office:value-type="float" office:value="0.3144462" calcext:value-type="float">
            <text:p>0,31</text:p>
          </table:table-cell>
          <table:table-cell table:style-name="ce25" table:formula="of:=[$umbral_09_SinFiltro.P$29]" office:value-type="float" office:value="0.288467216666667" calcext:value-type="float">
            <text:p>0,29</text:p>
          </table:table-cell>
          <table:table-cell table:style-name="ce25" table:formula="of:=[$umbral_09_SinFiltro.T$29]" office:value-type="float" office:value="4.064951020111" calcext:value-type="float">
            <text:p>4,06</text:p>
          </table:table-cell>
          <table:table-cell table:number-columns-repeated="1011"/>
        </table:table-row>
        <table:table-row table:style-name="ro1">
          <table:table-cell table:style-name="ce19" office:value-type="string" calcext:value-type="string">
            <text:p>U08</text:p>
          </table:table-cell>
          <table:table-cell table:style-name="ce25" table:formula="of:=[$umbral_08_SinFiltro.F$26]" office:value-type="float" office:value="78339.2" calcext:value-type="float">
            <text:p>78339,20</text:p>
          </table:table-cell>
          <table:table-cell table:style-name="ce25" table:formula="of:=[$umbral_08_SinFiltro.G$26]" office:value-type="float" office:value="17319.7" calcext:value-type="float">
            <text:p>17319,70</text:p>
          </table:table-cell>
          <table:table-cell table:style-name="ce25" table:formula="of:=[$umbral_08_SinFiltro.H$26]" office:value-type="float" office:value="94.70331" calcext:value-type="float">
            <text:p>94,70</text:p>
          </table:table-cell>
          <table:table-cell table:style-name="ce25" table:formula="of:=[$umbral_08_SinFiltro.I$26]" office:value-type="float" office:value="5.2267948" calcext:value-type="float">
            <text:p>5,23</text:p>
          </table:table-cell>
          <table:table-cell table:style-name="ce25" table:formula="of:=[$umbral_08_SinFiltro.J$26]" office:value-type="float" office:value="53.49839" calcext:value-type="float">
            <text:p>53,50</text:p>
          </table:table-cell>
          <table:table-cell table:style-name="ce25" table:formula="of:=[$umbral_08_SinFiltro.K$26]" office:value-type="float" office:value="89.73562" calcext:value-type="float">
            <text:p>89,74</text:p>
          </table:table-cell>
          <table:table-cell table:style-name="ce25" table:formula="of:=[$umbral_08_SinFiltro.L$26]" office:value-type="float" office:value="10.264381" calcext:value-type="float">
            <text:p>10,26</text:p>
          </table:table-cell>
          <table:table-cell table:style-name="ce25" table:formula="of:=[$umbral_08_SinFiltro.M$26]" office:value-type="float" office:value="38.829017988" calcext:value-type="float">
            <text:p>38,83</text:p>
          </table:table-cell>
          <table:table-cell table:style-name="ce25" table:formula="of:=[$umbral_08_SinFiltro.N$26]" office:value-type="float" office:value="2.77820023" calcext:value-type="float">
            <text:p>2,78</text:p>
          </table:table-cell>
          <table:table-cell table:style-name="ce25" table:formula="of:=[$umbral_08_SinFiltro.O$26]" office:value-type="float" office:value="0.34743814" calcext:value-type="float">
            <text:p>0,35</text:p>
          </table:table-cell>
          <table:table-cell table:style-name="ce25" table:formula="of:=[$umbral_08_SinFiltro.P$26]" office:value-type="float" office:value="0.32113918" calcext:value-type="float">
            <text:p>0,32</text:p>
          </table:table-cell>
          <table:table-cell table:style-name="ce25" table:formula="of:=[$umbral_08_SinFiltro.T$26]" office:value-type="float" office:value="4.09934209182631" calcext:value-type="float">
            <text:p>4,10</text:p>
          </table:table-cell>
          <table:table-cell table:number-columns-repeated="1011"/>
        </table:table-row>
        <table:table-row table:style-name="ro1" table:number-rows-repeated="3">
          <table:table-cell table:style-name="ce3" table:number-columns-repeated="13"/>
          <table:table-cell table:number-columns-repeated="1011"/>
        </table:table-row>
        <table:table-row table:style-name="ro1">
          <table:table-cell table:style-name="ce14"/>
          <table:table-cell table:style-name="ce31" office:value-type="string" calcext:value-type="string" table:number-columns-spanned="12" table:number-rows-spanned="1">
            <text:p>Grupo C</text:p>
          </table:table-cell>
          <table:covered-table-cell table:number-columns-repeated="11" table:style-name="ce31"/>
          <table:table-cell table:number-columns-repeated="1011"/>
        </table:table-row>
        <table:table-row table:style-name="ro1">
          <table:table-cell table:style-name="ce2"/>
          <table:table-cell table:style-name="ce4" office:value-type="string" calcext:value-type="string">
            <text:p>Ejemplos</text:p>
          </table:table-cell>
          <table:table-cell table:style-name="ce4" office:value-type="string" calcext:value-type="string">
            <text:p>Patrones</text:p>
          </table:table-cell>
          <table:table-cell table:style-name="ce4" office:value-type="string" calcext:value-type="string">
            <text:p>Train</text:p>
          </table:table-cell>
          <table:table-cell table:style-name="ce4" office:value-type="string" calcext:value-type="string">
            <text:p>Error</text:p>
          </table:table-cell>
          <table:table-cell table:style-name="ce4" office:value-type="string" calcext:value-type="string">
            <text:p>Test</text:p>
          </table:table-cell>
          <table:table-cell table:style-name="ce4" office:value-type="string" calcext:value-type="string">
            <text:p>TestNC</text:p>
          </table:table-cell>
          <table:table-cell table:style-name="ce4" office:value-type="string" calcext:value-type="string">
            <text:p>Error</text:p>
          </table:table-cell>
          <table:table-cell table:style-name="ce4" office:value-type="string" calcext:value-type="string">
            <text:p>%NC</text:p>
          </table:table-cell>
          <table:table-cell table:style-name="ce6" office:value-type="string" calcext:value-type="string">
            <text:p>T_Train</text:p>
          </table:table-cell>
          <table:table-cell table:style-name="ce6" office:value-type="string" calcext:value-type="string">
            <text:p>T_Test</text:p>
          </table:table-cell>
          <table:table-cell table:style-name="ce6" office:value-type="string" calcext:value-type="string">
            <text:p>T_CPU_Test</text:p>
          </table:table-cell>
          <table:table-cell table:style-name="ce4" office:value-type="string" calcext:value-type="string">
            <text:p>Infer/Example</text:p>
          </table:table-cell>
          <table:table-cell table:style-name="ce14"/>
          <table:table-cell table:style-name="ce1" table:number-columns-repeated="1010"/>
        </table:table-row>
        <table:table-row table:style-name="ro1">
          <table:table-cell table:style-name="ce16" office:value-type="string" calcext:value-type="string">
            <text:p>v1</text:p>
          </table:table-cell>
          <table:table-cell table:style-name="ce22" table:formula="of:=[$veces01_SinFiltro.F$35]" office:value-type="float" office:value="273.125" calcext:value-type="float">
            <text:p>273,13</text:p>
          </table:table-cell>
          <table:table-cell table:style-name="ce22" table:formula="of:=[$veces01_SinFiltro.G$35]" office:value-type="float" office:value="232.875" calcext:value-type="float">
            <text:p>232,88</text:p>
          </table:table-cell>
          <table:table-cell table:style-name="ce22" table:formula="of:=[$veces01_SinFiltro.H$35]" office:value-type="float" office:value="99.8877625" calcext:value-type="float">
            <text:p>99,89</text:p>
          </table:table-cell>
          <table:table-cell table:style-name="ce22" table:formula="of:=[$veces01_SinFiltro.I$35]" office:value-type="float" office:value="0.1122335" calcext:value-type="float">
            <text:p>0,11</text:p>
          </table:table-cell>
          <table:table-cell table:style-name="ce22" table:formula="of:=[$veces01_SinFiltro.J$35]" office:value-type="float" office:value="23.7384875" calcext:value-type="float">
            <text:p>23,74</text:p>
          </table:table-cell>
          <table:table-cell table:style-name="ce22" table:formula="of:=[$veces01_SinFiltro.K$35]" office:value-type="float" office:value="66.378375" calcext:value-type="float">
            <text:p>66,38</text:p>
          </table:table-cell>
          <table:table-cell table:style-name="ce22" table:formula="of:=[$veces01_SinFiltro.L$35]" office:value-type="float" office:value="33.621622375" calcext:value-type="float">
            <text:p>33,62</text:p>
          </table:table-cell>
          <table:table-cell table:style-name="ce22" table:formula="of:=[$veces01_SinFiltro.M$35]" office:value-type="float" office:value="73.799675" calcext:value-type="float">
            <text:p>73,80</text:p>
          </table:table-cell>
          <table:table-cell table:style-name="ce22" table:formula="of:=[$veces01_SinFiltro.N$35]" office:value-type="float" office:value="0.0078216" calcext:value-type="float">
            <text:p>0,01</text:p>
          </table:table-cell>
          <table:table-cell table:style-name="ce22" table:formula="of:=[$veces01_SinFiltro.O$35]" office:value-type="float" office:value="0.01058005" calcext:value-type="float">
            <text:p>0,01</text:p>
          </table:table-cell>
          <table:table-cell table:style-name="ce22" table:formula="of:=[$veces01_SinFiltro.P$35]" office:value-type="float" office:value="0.0104031875" calcext:value-type="float">
            <text:p>0,01</text:p>
          </table:table-cell>
          <table:table-cell table:style-name="ce22" table:formula="of:=[$veces01_SinFiltro.Q$35]" office:value-type="float" office:value="38.0894736842105" calcext:value-type="float">
            <text:p>38,0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2</text:p>
          </table:table-cell>
          <table:table-cell table:formula="of:=[$veces02_SinFiltro.F$35]" office:value-type="float" office:value="273.125" calcext:value-type="float">
            <text:p>273,13</text:p>
          </table:table-cell>
          <table:table-cell table:formula="of:=[$veces02_SinFiltro.G$35]" office:value-type="float" office:value="461.0625" calcext:value-type="float">
            <text:p>461,06</text:p>
          </table:table-cell>
          <table:table-cell table:formula="of:=[$veces02_SinFiltro.H$35]" office:value-type="float" office:value="99.805925" calcext:value-type="float">
            <text:p>99,81</text:p>
          </table:table-cell>
          <table:table-cell table:formula="of:=[$veces02_SinFiltro.I$35]" office:value-type="float" office:value="0.19407" calcext:value-type="float">
            <text:p>0,19</text:p>
          </table:table-cell>
          <table:table-cell table:formula="of:=[$veces02_SinFiltro.J$35]" office:value-type="float" office:value="24.788775" calcext:value-type="float">
            <text:p>24,79</text:p>
          </table:table-cell>
          <table:table-cell table:formula="of:=[$veces02_SinFiltro.K$35]" office:value-type="float" office:value="65.6990625" calcext:value-type="float">
            <text:p>65,70</text:p>
          </table:table-cell>
          <table:table-cell table:formula="of:=[$veces02_SinFiltro.L$35]" office:value-type="float" office:value="34.3009375" calcext:value-type="float">
            <text:p>34,30</text:p>
          </table:table-cell>
          <table:table-cell table:formula="of:=[$veces02_SinFiltro.M$35]" office:value-type="float" office:value="72.22725" calcext:value-type="float">
            <text:p>72,23</text:p>
          </table:table-cell>
          <table:table-cell table:formula="of:=[$veces02_SinFiltro.N$35]" office:value-type="float" office:value="0.0083999375" calcext:value-type="float">
            <text:p>0,01</text:p>
          </table:table-cell>
          <table:table-cell table:formula="of:=[$veces02_SinFiltro.O$35]" office:value-type="float" office:value="0.010754275" calcext:value-type="float">
            <text:p>0,01</text:p>
          </table:table-cell>
          <table:table-cell table:formula="of:=[$veces02_SinFiltro.P$35]" office:value-type="float" office:value="0.010567975" calcext:value-type="float">
            <text:p>0,01</text:p>
          </table:table-cell>
          <table:table-cell table:formula="of:=[$veces02_SinFiltro.T$35]" office:value-type="float" office:value="38.6928146453089" calcext:value-type="float">
            <text:p>38,6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3</text:p>
          </table:table-cell>
          <table:table-cell table:formula="of:=[$veces03_SinFiltro.F$35]" office:value-type="float" office:value="273.125" calcext:value-type="float">
            <text:p>273,13</text:p>
          </table:table-cell>
          <table:table-cell table:formula="of:=[$veces03_SinFiltro.G$35]" office:value-type="float" office:value="687.7375" calcext:value-type="float">
            <text:p>687,74</text:p>
          </table:table-cell>
          <table:table-cell table:formula="of:=[$veces03_SinFiltro.H$35]" office:value-type="float" office:value="99.7958" calcext:value-type="float">
            <text:p>99,80</text:p>
          </table:table-cell>
          <table:table-cell table:formula="of:=[$veces03_SinFiltro.I$35]" office:value-type="float" office:value="0.2042025" calcext:value-type="float">
            <text:p>0,20</text:p>
          </table:table-cell>
          <table:table-cell table:formula="of:=[$veces03_SinFiltro.J$35]" office:value-type="float" office:value="25.8241" calcext:value-type="float">
            <text:p>25,82</text:p>
          </table:table-cell>
          <table:table-cell table:formula="of:=[$veces03_SinFiltro.K$35]" office:value-type="float" office:value="65.723275" calcext:value-type="float">
            <text:p>65,72</text:p>
          </table:table-cell>
          <table:table-cell table:formula="of:=[$veces03_SinFiltro.L$35]" office:value-type="float" office:value="34.2767225" calcext:value-type="float">
            <text:p>34,28</text:p>
          </table:table-cell>
          <table:table-cell table:formula="of:=[$veces03_SinFiltro.M$35]" office:value-type="float" office:value="70.9130125" calcext:value-type="float">
            <text:p>70,91</text:p>
          </table:table-cell>
          <table:table-cell table:formula="of:=[$veces03_SinFiltro.N$35]" office:value-type="float" office:value="0.00913495" calcext:value-type="float">
            <text:p>0,01</text:p>
          </table:table-cell>
          <table:table-cell table:formula="of:=[$veces03_SinFiltro.O$35]" office:value-type="float" office:value="0.010995025" calcext:value-type="float">
            <text:p>0,01</text:p>
          </table:table-cell>
          <table:table-cell table:formula="of:=[$veces03_SinFiltro.P$35]" office:value-type="float" office:value="0.010803825" calcext:value-type="float">
            <text:p>0,01</text:p>
          </table:table-cell>
          <table:table-cell table:formula="of:=[$veces03_SinFiltro.T$35]" office:value-type="float" office:value="39.5563386727689" calcext:value-type="float">
            <text:p>39,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4</text:p>
          </table:table-cell>
          <table:table-cell table:formula="of:=[$veces04_SinFiltro.F$35]" office:value-type="float" office:value="273.125" calcext:value-type="float">
            <text:p>273,13</text:p>
          </table:table-cell>
          <table:table-cell table:formula="of:=[$veces04_SinFiltro.G$35]" office:value-type="float" office:value="913.8875" calcext:value-type="float">
            <text:p>913,89</text:p>
          </table:table-cell>
          <table:table-cell table:formula="of:=[$veces04_SinFiltro.H$35]" office:value-type="float" office:value="99.7509875" calcext:value-type="float">
            <text:p>99,75</text:p>
          </table:table-cell>
          <table:table-cell table:formula="of:=[$veces04_SinFiltro.I$35]" office:value-type="float" office:value="0.2490175" calcext:value-type="float">
            <text:p>0,25</text:p>
          </table:table-cell>
          <table:table-cell table:formula="of:=[$veces04_SinFiltro.J$35]" office:value-type="float" office:value="26.0562" calcext:value-type="float">
            <text:p>26,06</text:p>
          </table:table-cell>
          <table:table-cell table:formula="of:=[$veces04_SinFiltro.K$35]" office:value-type="float" office:value="65.7077375" calcext:value-type="float">
            <text:p>65,71</text:p>
          </table:table-cell>
          <table:table-cell table:formula="of:=[$veces04_SinFiltro.L$35]" office:value-type="float" office:value="34.2922675" calcext:value-type="float">
            <text:p>34,29</text:p>
          </table:table-cell>
          <table:table-cell table:formula="of:=[$veces04_SinFiltro.M$35]" office:value-type="float" office:value="70.604575" calcext:value-type="float">
            <text:p>70,60</text:p>
          </table:table-cell>
          <table:table-cell table:formula="of:=[$veces04_SinFiltro.N$35]" office:value-type="float" office:value="0.0095328625" calcext:value-type="float">
            <text:p>0,01</text:p>
          </table:table-cell>
          <table:table-cell table:formula="of:=[$veces04_SinFiltro.O$35]" office:value-type="float" office:value="0.011159925" calcext:value-type="float">
            <text:p>0,01</text:p>
          </table:table-cell>
          <table:table-cell table:formula="of:=[$veces04_SinFiltro.P$35]" office:value-type="float" office:value="0.0109595625" calcext:value-type="float">
            <text:p>0,01</text:p>
          </table:table-cell>
          <table:table-cell table:formula="of:=[$veces04_SinFiltro.T$35]" office:value-type="float" office:value="40.1265446224256" calcext:value-type="float">
            <text:p>40,1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5</text:p>
          </table:table-cell>
          <table:table-cell table:formula="of:=[$veces05_SinFiltro.F$35]" office:value-type="float" office:value="273.125" calcext:value-type="float">
            <text:p>273,13</text:p>
          </table:table-cell>
          <table:table-cell table:formula="of:=[$veces05_SinFiltro.G$35]" office:value-type="float" office:value="1139.2" calcext:value-type="float">
            <text:p>1139,20</text:p>
          </table:table-cell>
          <table:table-cell table:formula="of:=[$veces05_SinFiltro.H$35]" office:value-type="float" office:value="99.7848875" calcext:value-type="float">
            <text:p>99,78</text:p>
          </table:table-cell>
          <table:table-cell table:formula="of:=[$veces05_SinFiltro.I$35]" office:value-type="float" office:value="0.21511375" calcext:value-type="float">
            <text:p>0,22</text:p>
          </table:table-cell>
          <table:table-cell table:formula="of:=[$veces05_SinFiltro.J$35]" office:value-type="float" office:value="27.030025" calcext:value-type="float">
            <text:p>27,03</text:p>
          </table:table-cell>
          <table:table-cell table:formula="of:=[$veces05_SinFiltro.K$35]" office:value-type="float" office:value="66.3738" calcext:value-type="float">
            <text:p>66,37</text:p>
          </table:table-cell>
          <table:table-cell table:formula="of:=[$veces05_SinFiltro.L$35]" office:value-type="float" office:value="33.62619625" calcext:value-type="float">
            <text:p>33,63</text:p>
          </table:table-cell>
          <table:table-cell table:formula="of:=[$veces05_SinFiltro.M$35]" office:value-type="float" office:value="69.7172" calcext:value-type="float">
            <text:p>69,72</text:p>
          </table:table-cell>
          <table:table-cell table:formula="of:=[$veces05_SinFiltro.N$35]" office:value-type="float" office:value="0.01048025" calcext:value-type="float">
            <text:p>0,01</text:p>
          </table:table-cell>
          <table:table-cell table:formula="of:=[$veces05_SinFiltro.O$35]" office:value-type="float" office:value="0.011003275" calcext:value-type="float">
            <text:p>0,01</text:p>
          </table:table-cell>
          <table:table-cell table:formula="of:=[$veces05_SinFiltro.P$35]" office:value-type="float" office:value="0.01080565" calcext:value-type="float">
            <text:p>0,01</text:p>
          </table:table-cell>
          <table:table-cell table:formula="of:=[$veces05_SinFiltro.T$35]" office:value-type="float" office:value="39.5630205949657" calcext:value-type="float">
            <text:p>39,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10</text:p>
          </table:table-cell>
          <table:table-cell table:formula="of:=[$veces10_SinFiltro.F$35]" office:value-type="float" office:value="273.125" calcext:value-type="float">
            <text:p>273,13</text:p>
          </table:table-cell>
          <table:table-cell table:formula="of:=[$veces10_SinFiltro.G$35]" office:value-type="float" office:value="2265.1375" calcext:value-type="float">
            <text:p>2265,14</text:p>
          </table:table-cell>
          <table:table-cell table:formula="of:=[$veces10_SinFiltro.H$35]" office:value-type="float" office:value="99.7466375" calcext:value-type="float">
            <text:p>99,75</text:p>
          </table:table-cell>
          <table:table-cell table:formula="of:=[$veces10_SinFiltro.I$35]" office:value-type="float" office:value="0.2533555625" calcext:value-type="float">
            <text:p>0,25</text:p>
          </table:table-cell>
          <table:table-cell table:formula="of:=[$veces10_SinFiltro.J$35]" office:value-type="float" office:value="28.671875" calcext:value-type="float">
            <text:p>28,67</text:p>
          </table:table-cell>
          <table:table-cell table:formula="of:=[$veces10_SinFiltro.K$35]" office:value-type="float" office:value="66.7159875" calcext:value-type="float">
            <text:p>66,72</text:p>
          </table:table-cell>
          <table:table-cell table:formula="of:=[$veces10_SinFiltro.L$35]" office:value-type="float" office:value="33.28401625" calcext:value-type="float">
            <text:p>33,28</text:p>
          </table:table-cell>
          <table:table-cell table:formula="of:=[$veces10_SinFiltro.M$35]" office:value-type="float" office:value="67.94795" calcext:value-type="float">
            <text:p>67,95</text:p>
          </table:table-cell>
          <table:table-cell table:formula="of:=[$veces10_SinFiltro.N$35]" office:value-type="float" office:value="0.0125585375" calcext:value-type="float">
            <text:p>0,01</text:p>
          </table:table-cell>
          <table:table-cell table:formula="of:=[$veces10_SinFiltro.O$35]" office:value-type="float" office:value="0.0110920875" calcext:value-type="float">
            <text:p>0,01</text:p>
          </table:table-cell>
          <table:table-cell table:formula="of:=[$veces10_SinFiltro.P$35]" office:value-type="float" office:value="0.0109021625" calcext:value-type="float">
            <text:p>0,01</text:p>
          </table:table-cell>
          <table:table-cell table:formula="of:=[$veces10_SinFiltro.T$35]" office:value-type="float" office:value="39.9163844393593" calcext:value-type="float">
            <text:p>39,9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20</text:p>
          </table:table-cell>
          <table:table-cell table:formula="of:=[$veces20_SinFiltro.F$35]" office:value-type="float" office:value="273.125" calcext:value-type="float">
            <text:p>273,13</text:p>
          </table:table-cell>
          <table:table-cell table:formula="of:=[$veces20_SinFiltro.G$35]" office:value-type="float" office:value="4488.6875" calcext:value-type="float">
            <text:p>4488,69</text:p>
          </table:table-cell>
          <table:table-cell table:formula="of:=[$veces20_SinFiltro.H$35]" office:value-type="float" office:value="99.6880375" calcext:value-type="float">
            <text:p>99,69</text:p>
          </table:table-cell>
          <table:table-cell table:formula="of:=[$veces20_SinFiltro.I$35]" office:value-type="float" office:value="0.311968125" calcext:value-type="float">
            <text:p>0,31</text:p>
          </table:table-cell>
          <table:table-cell table:formula="of:=[$veces20_SinFiltro.J$35]" office:value-type="float" office:value="29.1608375" calcext:value-type="float">
            <text:p>29,16</text:p>
          </table:table-cell>
          <table:table-cell table:formula="of:=[$veces20_SinFiltro.K$35]" office:value-type="float" office:value="65.7688" calcext:value-type="float">
            <text:p>65,77</text:p>
          </table:table-cell>
          <table:table-cell table:formula="of:=[$veces20_SinFiltro.L$35]" office:value-type="float" office:value="34.231205" calcext:value-type="float">
            <text:p>34,23</text:p>
          </table:table-cell>
          <table:table-cell table:formula="of:=[$veces20_SinFiltro.M$35]" office:value-type="float" office:value="66.6640375" calcext:value-type="float">
            <text:p>66,66</text:p>
          </table:table-cell>
          <table:table-cell table:formula="of:=[$veces20_SinFiltro.N$35]" office:value-type="float" office:value="0.0164315125" calcext:value-type="float">
            <text:p>0,02</text:p>
          </table:table-cell>
          <table:table-cell table:formula="of:=[$veces20_SinFiltro.O$35]" office:value-type="float" office:value="0.0110056875" calcext:value-type="float">
            <text:p>0,01</text:p>
          </table:table-cell>
          <table:table-cell table:formula="of:=[$veces20_SinFiltro.P$35]" office:value-type="float" office:value="0.01081615" calcext:value-type="float">
            <text:p>0,01</text:p>
          </table:table-cell>
          <table:table-cell table:formula="of:=[$veces20_SinFiltro.T$35]" office:value-type="float" office:value="39.6014645308924" calcext:value-type="float">
            <text:p>39,6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99</text:p>
          </table:table-cell>
          <table:table-cell table:formula="of:=[$veces99_SinFiltro.F$35]" office:value-type="float" office:value="273.125" calcext:value-type="float">
            <text:p>273,13</text:p>
          </table:table-cell>
          <table:table-cell table:formula="of:=[$veces99_SinFiltro.G$35]" office:value-type="float" office:value="20571.5375" calcext:value-type="float">
            <text:p>20571,54</text:p>
          </table:table-cell>
          <table:table-cell table:formula="of:=[$veces99_SinFiltro.H$35]" office:value-type="float" office:value="99.417225" calcext:value-type="float">
            <text:p>99,42</text:p>
          </table:table-cell>
          <table:table-cell table:formula="of:=[$veces99_SinFiltro.I$35]" office:value-type="float" office:value="0.582770975" calcext:value-type="float">
            <text:p>0,58</text:p>
          </table:table-cell>
          <table:table-cell table:formula="of:=[$veces99_SinFiltro.J$35]" office:value-type="float" office:value="31.4932875" calcext:value-type="float">
            <text:p>31,49</text:p>
          </table:table-cell>
          <table:table-cell table:formula="of:=[$veces99_SinFiltro.K$35]" office:value-type="float" office:value="65.1963125" calcext:value-type="float">
            <text:p>65,20</text:p>
          </table:table-cell>
          <table:table-cell table:formula="of:=[$veces99_SinFiltro.L$35]" office:value-type="float" office:value="34.80369" calcext:value-type="float">
            <text:p>34,80</text:p>
          </table:table-cell>
          <table:table-cell table:formula="of:=[$veces99_SinFiltro.M$35]" office:value-type="float" office:value="63.2571375" calcext:value-type="float">
            <text:p>63,26</text:p>
          </table:table-cell>
          <table:table-cell table:formula="of:=[$veces99_SinFiltro.N$35]" office:value-type="float" office:value="0.0526592625" calcext:value-type="float">
            <text:p>0,05</text:p>
          </table:table-cell>
          <table:table-cell table:formula="of:=[$veces99_SinFiltro.O$35]" office:value-type="float" office:value="0.0147040125" calcext:value-type="float">
            <text:p>0,01</text:p>
          </table:table-cell>
          <table:table-cell table:formula="of:=[$veces99_SinFiltro.P$35]" office:value-type="float" office:value="0.014454675" calcext:value-type="float">
            <text:p>0,01</text:p>
          </table:table-cell>
          <table:table-cell table:formula="of:=[$veces99_SinFiltro.T$35]" office:value-type="float" office:value="52.923295194508" calcext:value-type="float">
            <text:p>52,92</text:p>
          </table:table-cell>
          <table:table-cell table:number-columns-repeated="1011"/>
        </table:table-row>
        <table:table-row table:style-name="ro1">
          <table:table-cell table:style-name="ce18" office:value-type="string" calcext:value-type="string">
            <text:p>d1</text:p>
          </table:table-cell>
          <table:table-cell table:style-name="ce24" table:formula="of:=[$hamming1_SinFiltro.F$35]" office:value-type="float" office:value="273.125" calcext:value-type="float">
            <text:p>273,13</text:p>
          </table:table-cell>
          <table:table-cell table:style-name="ce24" table:formula="of:=[$hamming1_SinFiltro.G$35]" office:value-type="float" office:value="8187.6625" calcext:value-type="float">
            <text:p>8187,66</text:p>
          </table:table-cell>
          <table:table-cell table:style-name="ce24" table:formula="of:=[$hamming1_SinFiltro.H$35]" office:value-type="float" office:value="99.6835375" calcext:value-type="float">
            <text:p>99,68</text:p>
          </table:table-cell>
          <table:table-cell table:style-name="ce24" table:formula="of:=[$hamming1_SinFiltro.I$35]" office:value-type="float" office:value="0.31645205" calcext:value-type="float">
            <text:p>0,32</text:p>
          </table:table-cell>
          <table:table-cell table:style-name="ce24" table:formula="of:=[$hamming1_SinFiltro.J$35]" office:value-type="float" office:value="32.838854" calcext:value-type="float">
            <text:p>32,84</text:p>
          </table:table-cell>
          <table:table-cell table:style-name="ce24" table:formula="of:=[$hamming1_SinFiltro.K$35]" office:value-type="float" office:value="78.065925" calcext:value-type="float">
            <text:p>78,07</text:p>
          </table:table-cell>
          <table:table-cell table:style-name="ce24" table:formula="of:=[$hamming1_SinFiltro.L$35]" office:value-type="float" office:value="21.9340675" calcext:value-type="float">
            <text:p>21,93</text:p>
          </table:table-cell>
          <table:table-cell table:style-name="ce24" table:formula="of:=[$hamming1_SinFiltro.M$35]" office:value-type="float" office:value="62.3944875" calcext:value-type="float">
            <text:p>62,39</text:p>
          </table:table-cell>
          <table:table-cell table:style-name="ce24" table:formula="of:=[$hamming1_SinFiltro.N$35]" office:value-type="float" office:value="0.12457395" calcext:value-type="float">
            <text:p>0,12</text:p>
          </table:table-cell>
          <table:table-cell table:style-name="ce24" table:formula="of:=[$hamming1_SinFiltro.O$35]" office:value-type="float" office:value="0.012955425" calcext:value-type="float">
            <text:p>0,01</text:p>
          </table:table-cell>
          <table:table-cell table:style-name="ce24" table:formula="of:=[$hamming1_SinFiltro.P$35]" office:value-type="float" office:value="0.0127338875" calcext:value-type="float">
            <text:p>0,01</text:p>
          </table:table-cell>
          <table:table-cell table:style-name="ce24" table:formula="of:=[$hamming1_SinFiltro.T$35]" office:value-type="float" office:value="46.6229290617849" calcext:value-type="float">
            <text:p>46,62</text:p>
          </table:table-cell>
          <table:table-cell table:number-columns-repeated="1011"/>
        </table:table-row>
        <table:table-row table:style-name="ro1">
          <table:table-cell table:style-name="ce18" office:value-type="string" calcext:value-type="string">
            <text:p>d2</text:p>
          </table:table-cell>
          <table:table-cell table:style-name="ce24" table:formula="of:=[$hamming2_SinFiltro.F$35]" office:value-type="float" office:value="273.125" calcext:value-type="float">
            <text:p>273,13</text:p>
          </table:table-cell>
          <table:table-cell table:style-name="ce24" table:formula="of:=[$hamming2_SinFiltro.G$35]" office:value-type="float" office:value="238297.525" calcext:value-type="float">
            <text:p>238297,53</text:p>
          </table:table-cell>
          <table:table-cell table:style-name="ce24" table:formula="of:=[$hamming2_SinFiltro.H$35]" office:value-type="float" office:value="99.4469875" calcext:value-type="float">
            <text:p>99,45</text:p>
          </table:table-cell>
          <table:table-cell table:style-name="ce24" table:formula="of:=[$hamming2_SinFiltro.I$35]" office:value-type="float" office:value="0.5530106" calcext:value-type="float">
            <text:p>0,55</text:p>
          </table:table-cell>
          <table:table-cell table:style-name="ce24" table:formula="of:=[$hamming2_SinFiltro.J$35]" office:value-type="float" office:value="36.536845" calcext:value-type="float">
            <text:p>36,54</text:p>
          </table:table-cell>
          <table:table-cell table:style-name="ce24" table:formula="of:=[$hamming2_SinFiltro.K$35]" office:value-type="float" office:value="73.86335" calcext:value-type="float">
            <text:p>73,86</text:p>
          </table:table-cell>
          <table:table-cell table:style-name="ce24" table:formula="of:=[$hamming2_SinFiltro.L$35]" office:value-type="float" office:value="26.136645" calcext:value-type="float">
            <text:p>26,14</text:p>
          </table:table-cell>
          <table:table-cell table:style-name="ce24" table:formula="of:=[$hamming2_SinFiltro.M$35]" office:value-type="float" office:value="57.2192225" calcext:value-type="float">
            <text:p>57,22</text:p>
          </table:table-cell>
          <table:table-cell table:style-name="ce24" table:formula="of:=[$hamming2_SinFiltro.N$35]" office:value-type="float" office:value="3.36844245" calcext:value-type="float">
            <text:p>3,37</text:p>
          </table:table-cell>
          <table:table-cell table:style-name="ce24" table:formula="of:=[$hamming2_SinFiltro.O$35]" office:value-type="float" office:value="0.0214794625" calcext:value-type="float">
            <text:p>0,02</text:p>
          </table:table-cell>
          <table:table-cell table:style-name="ce24" table:formula="of:=[$hamming2_SinFiltro.P$35]" office:value-type="float" office:value="0.0211629875" calcext:value-type="float">
            <text:p>0,02</text:p>
          </table:table-cell>
          <table:table-cell table:style-name="ce24" table:formula="of:=[$hamming2_SinFiltro.T$35]" office:value-type="float" office:value="77.4846224256293" calcext:value-type="float">
            <text:p>77,48</text:p>
          </table:table-cell>
          <table:table-cell table:number-columns-repeated="1011"/>
        </table:table-row>
        <table:table-row table:style-name="ro1">
          <table:table-cell table:style-name="ce18" office:value-type="string" calcext:value-type="string">
            <text:p>d3</text:p>
          </table:table-cell>
          <table:table-cell table:style-name="ce24" table:formula="of:=[$hamming3_SinFiltro.F$35]" office:value-type="float" office:value="273.125" calcext:value-type="float">
            <text:p>273,13</text:p>
          </table:table-cell>
          <table:table-cell table:style-name="ce24" table:formula="of:=[$hamming3_SinFiltro.G$35]" office:value-type="float" office:value="1476490.0625" calcext:value-type="float">
            <text:p>1476490,06</text:p>
          </table:table-cell>
          <table:table-cell table:style-name="ce24" table:formula="of:=[$hamming3_SinFiltro.H$35]" office:value-type="float" office:value="99.21125" calcext:value-type="float">
            <text:p>99,21</text:p>
          </table:table-cell>
          <table:table-cell table:style-name="ce24" table:formula="of:=[$hamming3_SinFiltro.I$35]" office:value-type="float" office:value="0.788737535125" calcext:value-type="float">
            <text:p>0,79</text:p>
          </table:table-cell>
          <table:table-cell table:style-name="ce24" table:formula="of:=[$hamming3_SinFiltro.J$35]" office:value-type="float" office:value="37.831223625" calcext:value-type="float">
            <text:p>37,83</text:p>
          </table:table-cell>
          <table:table-cell table:style-name="ce24" table:formula="of:=[$hamming3_SinFiltro.K$35]" office:value-type="float" office:value="85.0228375" calcext:value-type="float">
            <text:p>85,02</text:p>
          </table:table-cell>
          <table:table-cell table:style-name="ce24" table:formula="of:=[$hamming3_SinFiltro.L$35]" office:value-type="float" office:value="14.97716625" calcext:value-type="float">
            <text:p>14,98</text:p>
          </table:table-cell>
          <table:table-cell table:style-name="ce24" table:formula="of:=[$hamming3_SinFiltro.M$35]" office:value-type="float" office:value="55.177285" calcext:value-type="float">
            <text:p>55,18</text:p>
          </table:table-cell>
          <table:table-cell table:style-name="ce24" table:formula="of:=[$hamming3_SinFiltro.N$35]" office:value-type="float" office:value="11.2235913125" calcext:value-type="float">
            <text:p>11,22</text:p>
          </table:table-cell>
          <table:table-cell table:style-name="ce24" table:formula="of:=[$hamming3_SinFiltro.O$35]" office:value-type="float" office:value="0.0243916875" calcext:value-type="float">
            <text:p>0,02</text:p>
          </table:table-cell>
          <table:table-cell table:style-name="ce24" table:formula="of:=[$hamming3_SinFiltro.P$35]" office:value-type="float" office:value="0.0240279125" calcext:value-type="float">
            <text:p>0,02</text:p>
          </table:table-cell>
          <table:table-cell table:style-name="ce24" table:formula="of:=[$hamming3_SinFiltro.T$35]" office:value-type="float" office:value="87.9740503432494" calcext:value-type="float">
            <text:p>87,97</text:p>
          </table:table-cell>
          <table:table-cell table:number-columns-repeated="1011"/>
        </table:table-row>
        <table:table-row table:style-name="ro1">
          <table:table-cell table:style-name="ce19" office:value-type="string" calcext:value-type="string">
            <text:p>U09</text:p>
          </table:table-cell>
          <table:table-cell table:style-name="ce25" table:formula="of:=[$umbral_09_SinFiltro.F$38]" office:value-type="string" office:string-value="" calcext:value-type="error">
            <text:p>#¡DIV/0!</text:p>
          </table:table-cell>
          <table:table-cell table:style-name="ce25" table:formula="of:=[$umbral_09_SinFiltro.G$38]" office:value-type="string" office:string-value="" calcext:value-type="error">
            <text:p>#¡DIV/0!</text:p>
          </table:table-cell>
          <table:table-cell table:style-name="ce25" table:formula="of:=[$umbral_09_SinFiltro.H$38]" office:value-type="string" office:string-value="" calcext:value-type="error">
            <text:p>#¡DIV/0!</text:p>
          </table:table-cell>
          <table:table-cell table:style-name="ce25" table:formula="of:=[$umbral_09_SinFiltro.I$38]" office:value-type="string" office:string-value="" calcext:value-type="error">
            <text:p>#¡DIV/0!</text:p>
          </table:table-cell>
          <table:table-cell table:style-name="ce25" table:formula="of:=[$umbral_09_SinFiltro.J$38]" office:value-type="string" office:string-value="" calcext:value-type="error">
            <text:p>#¡DIV/0!</text:p>
          </table:table-cell>
          <table:table-cell table:style-name="ce25" table:formula="of:=[$umbral_09_SinFiltro.K$38]" office:value-type="string" office:string-value="" calcext:value-type="error">
            <text:p>#¡DIV/0!</text:p>
          </table:table-cell>
          <table:table-cell table:style-name="ce25" table:formula="of:=[$umbral_09_SinFiltro.L$38]" office:value-type="string" office:string-value="" calcext:value-type="error">
            <text:p>#¡DIV/0!</text:p>
          </table:table-cell>
          <table:table-cell table:style-name="ce25" table:formula="of:=[$umbral_09_SinFiltro.M$38]" office:value-type="string" office:string-value="" calcext:value-type="error">
            <text:p>#¡DIV/0!</text:p>
          </table:table-cell>
          <table:table-cell table:style-name="ce25" table:formula="of:=[$umbral_09_SinFiltro.N$38]" office:value-type="string" office:string-value="" calcext:value-type="error">
            <text:p>#¡DIV/0!</text:p>
          </table:table-cell>
          <table:table-cell table:style-name="ce25" table:formula="of:=[$umbral_09_SinFiltro.O$38]" office:value-type="string" office:string-value="" calcext:value-type="error">
            <text:p>#¡DIV/0!</text:p>
          </table:table-cell>
          <table:table-cell table:style-name="ce25" table:formula="of:=[$umbral_09_SinFiltro.P$38]" office:value-type="string" office:string-value="" calcext:value-type="error">
            <text:p>#¡DIV/0!</text:p>
          </table:table-cell>
          <table:table-cell table:style-name="ce25" table:formula="of:=[$umbral_09_SinFiltro.T$38]" office:value-type="string" office:string-value="" calcext:value-type="error">
            <text:p>#¡DIV/0!</text:p>
          </table:table-cell>
          <table:table-cell table:number-columns-repeated="1011"/>
        </table:table-row>
        <table:table-row table:style-name="ro1">
          <table:table-cell table:style-name="ce19" office:value-type="string" calcext:value-type="string">
            <text:p>U08</text:p>
          </table:table-cell>
          <table:table-cell table:style-name="ce25" table:formula="of:=[$umbral_08_SinFiltro.F$35]" office:value-type="string" office:string-value="" calcext:value-type="error">
            <text:p>#¡DIV/0!</text:p>
          </table:table-cell>
          <table:table-cell table:style-name="ce25" table:formula="of:=[$umbral_08_SinFiltro.G$35]" office:value-type="string" office:string-value="" calcext:value-type="error">
            <text:p>#¡DIV/0!</text:p>
          </table:table-cell>
          <table:table-cell table:style-name="ce25" table:formula="of:=[$umbral_08_SinFiltro.H$35]" office:value-type="string" office:string-value="" calcext:value-type="error">
            <text:p>#¡DIV/0!</text:p>
          </table:table-cell>
          <table:table-cell table:style-name="ce25" table:formula="of:=[$umbral_08_SinFiltro.I$35]" office:value-type="string" office:string-value="" calcext:value-type="error">
            <text:p>#¡DIV/0!</text:p>
          </table:table-cell>
          <table:table-cell table:style-name="ce25" table:formula="of:=[$umbral_08_SinFiltro.J$35]" office:value-type="string" office:string-value="" calcext:value-type="error">
            <text:p>#¡DIV/0!</text:p>
          </table:table-cell>
          <table:table-cell table:style-name="ce25" table:formula="of:=[$umbral_08_SinFiltro.K$35]" office:value-type="string" office:string-value="" calcext:value-type="error">
            <text:p>#¡DIV/0!</text:p>
          </table:table-cell>
          <table:table-cell table:style-name="ce25" table:formula="of:=[$umbral_08_SinFiltro.L$35]" office:value-type="string" office:string-value="" calcext:value-type="error">
            <text:p>#¡DIV/0!</text:p>
          </table:table-cell>
          <table:table-cell table:style-name="ce25" table:formula="of:=[$umbral_08_SinFiltro.M$35]" office:value-type="string" office:string-value="" calcext:value-type="error">
            <text:p>#¡DIV/0!</text:p>
          </table:table-cell>
          <table:table-cell table:style-name="ce25" table:formula="of:=[$umbral_08_SinFiltro.N$35]" office:value-type="string" office:string-value="" calcext:value-type="error">
            <text:p>#¡DIV/0!</text:p>
          </table:table-cell>
          <table:table-cell table:style-name="ce25" table:formula="of:=[$umbral_08_SinFiltro.O$35]" office:value-type="string" office:string-value="" calcext:value-type="error">
            <text:p>#¡DIV/0!</text:p>
          </table:table-cell>
          <table:table-cell table:style-name="ce25" table:formula="of:=[$umbral_08_SinFiltro.P$35]" office:value-type="string" office:string-value="" calcext:value-type="error">
            <text:p>#¡DIV/0!</text:p>
          </table:table-cell>
          <table:table-cell table:style-name="ce25" table:formula="of:=[$umbral_08_SinFiltro.T$35]" office:value-type="string" office:string-value="" calcext:value-type="error">
            <text:p>#¡DIV/0!</text:p>
          </table:table-cell>
          <table:table-cell table:number-columns-repeated="1011"/>
        </table:table-row>
        <table:table-row table:style-name="ro1" table:number-rows-repeated="3">
          <table:table-cell table:style-name="ce3" table:number-columns-repeated="13"/>
          <table:table-cell table:number-columns-repeated="1011"/>
        </table:table-row>
        <table:table-row table:style-name="ro1">
          <table:table-cell table:style-name="ce14"/>
          <table:table-cell table:style-name="ce31" office:value-type="string" calcext:value-type="string" table:number-columns-spanned="12" table:number-rows-spanned="1">
            <text:p>Grupo D</text:p>
          </table:table-cell>
          <table:covered-table-cell table:number-columns-repeated="11" table:style-name="ce31"/>
          <table:table-cell table:number-columns-repeated="1011"/>
        </table:table-row>
        <table:table-row table:style-name="ro1">
          <table:table-cell table:style-name="ce2"/>
          <table:table-cell table:style-name="ce4" office:value-type="string" calcext:value-type="string">
            <text:p>Ejemplos</text:p>
          </table:table-cell>
          <table:table-cell table:style-name="ce4" office:value-type="string" calcext:value-type="string">
            <text:p>Patrones</text:p>
          </table:table-cell>
          <table:table-cell table:style-name="ce4" office:value-type="string" calcext:value-type="string">
            <text:p>Train</text:p>
          </table:table-cell>
          <table:table-cell table:style-name="ce4" office:value-type="string" calcext:value-type="string">
            <text:p>Error</text:p>
          </table:table-cell>
          <table:table-cell table:style-name="ce4" office:value-type="string" calcext:value-type="string">
            <text:p>Test</text:p>
          </table:table-cell>
          <table:table-cell table:style-name="ce4" office:value-type="string" calcext:value-type="string">
            <text:p>TestNC</text:p>
          </table:table-cell>
          <table:table-cell table:style-name="ce4" office:value-type="string" calcext:value-type="string">
            <text:p>Error</text:p>
          </table:table-cell>
          <table:table-cell table:style-name="ce4" office:value-type="string" calcext:value-type="string">
            <text:p>%NC</text:p>
          </table:table-cell>
          <table:table-cell table:style-name="ce6" office:value-type="string" calcext:value-type="string">
            <text:p>T_Train</text:p>
          </table:table-cell>
          <table:table-cell table:style-name="ce6" office:value-type="string" calcext:value-type="string">
            <text:p>T_Test</text:p>
          </table:table-cell>
          <table:table-cell table:style-name="ce6" office:value-type="string" calcext:value-type="string">
            <text:p>T_CPU_Test</text:p>
          </table:table-cell>
          <table:table-cell table:style-name="ce4" office:value-type="string" calcext:value-type="string">
            <text:p>Infer/Example</text:p>
          </table:table-cell>
          <table:table-cell table:style-name="ce14"/>
          <table:table-cell table:style-name="ce1" table:number-columns-repeated="1010"/>
        </table:table-row>
        <table:table-row table:style-name="ro1">
          <table:table-cell table:style-name="ce16" office:value-type="string" calcext:value-type="string">
            <text:p>v1</text:p>
          </table:table-cell>
          <table:table-cell table:style-name="ce22" table:formula="of:=[$veces01_SinFiltro.F$48]" office:value-type="float" office:value="6080.58333333333" calcext:value-type="float">
            <text:p>6080,58</text:p>
          </table:table-cell>
          <table:table-cell table:style-name="ce22" table:formula="of:=[$veces01_SinFiltro.G$48]" office:value-type="float" office:value="3197.93333333333" calcext:value-type="float">
            <text:p>3197,93</text:p>
          </table:table-cell>
          <table:table-cell table:style-name="ce22" table:formula="of:=[$veces01_SinFiltro.H$48]" office:value-type="float" office:value="91.301775" calcext:value-type="float">
            <text:p>91,30</text:p>
          </table:table-cell>
          <table:table-cell table:style-name="ce22" table:formula="of:=[$veces01_SinFiltro.I$48]" office:value-type="float" office:value="8.69821866666667" calcext:value-type="float">
            <text:p>8,70</text:p>
          </table:table-cell>
          <table:table-cell table:style-name="ce22" table:formula="of:=[$veces01_SinFiltro.J$48]" office:value-type="float" office:value="69.618425" calcext:value-type="float">
            <text:p>69,62</text:p>
          </table:table-cell>
          <table:table-cell table:style-name="ce22" table:formula="of:=[$veces01_SinFiltro.K$48]" office:value-type="float" office:value="78.9821166666667" calcext:value-type="float">
            <text:p>78,98</text:p>
          </table:table-cell>
          <table:table-cell table:style-name="ce22" table:formula="of:=[$veces01_SinFiltro.L$48]" office:value-type="float" office:value="21.0178875" calcext:value-type="float">
            <text:p>21,02</text:p>
          </table:table-cell>
          <table:table-cell table:style-name="ce22" table:formula="of:=[$veces01_SinFiltro.M$48]" office:value-type="float" office:value="11.1045805833333" calcext:value-type="float">
            <text:p>11,10</text:p>
          </table:table-cell>
          <table:table-cell table:style-name="ce22" table:formula="of:=[$veces01_SinFiltro.N$48]" office:value-type="float" office:value="0.09167695" calcext:value-type="float">
            <text:p>0,09</text:p>
          </table:table-cell>
          <table:table-cell table:style-name="ce22" table:formula="of:=[$veces01_SinFiltro.O$48]" office:value-type="float" office:value="0.0932968916666667" calcext:value-type="float">
            <text:p>0,09</text:p>
          </table:table-cell>
          <table:table-cell table:style-name="ce22" table:formula="of:=[$veces01_SinFiltro.P$48]" office:value-type="float" office:value="0.0896644" calcext:value-type="float">
            <text:p>0,09</text:p>
          </table:table-cell>
          <table:table-cell table:style-name="ce22" table:formula="of:=[$veces01_SinFiltro.Q$48]" office:value-type="float" office:value="14.7460194334425" calcext:value-type="float">
            <text:p>14,7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2</text:p>
          </table:table-cell>
          <table:table-cell table:formula="of:=[$veces02_SinFiltro.F$48]" office:value-type="float" office:value="6080.58333333333" calcext:value-type="float">
            <text:p>6080,58</text:p>
          </table:table-cell>
          <table:table-cell table:formula="of:=[$veces02_SinFiltro.G$48]" office:value-type="float" office:value="6249.80833333333" calcext:value-type="float">
            <text:p>6249,81</text:p>
          </table:table-cell>
          <table:table-cell table:formula="of:=[$veces02_SinFiltro.H$48]" office:value-type="float" office:value="90.4519416666667" calcext:value-type="float">
            <text:p>90,45</text:p>
          </table:table-cell>
          <table:table-cell table:formula="of:=[$veces02_SinFiltro.I$48]" office:value-type="float" office:value="9.548056" calcext:value-type="float">
            <text:p>9,55</text:p>
          </table:table-cell>
          <table:table-cell table:formula="of:=[$veces02_SinFiltro.J$48]" office:value-type="float" office:value="69.6155083333333" calcext:value-type="float">
            <text:p>69,62</text:p>
          </table:table-cell>
          <table:table-cell table:formula="of:=[$veces02_SinFiltro.K$48]" office:value-type="float" office:value="78.0611833333333" calcext:value-type="float">
            <text:p>78,06</text:p>
          </table:table-cell>
          <table:table-cell table:formula="of:=[$veces02_SinFiltro.L$48]" office:value-type="float" office:value="21.9388225" calcext:value-type="float">
            <text:p>21,94</text:p>
          </table:table-cell>
          <table:table-cell table:formula="of:=[$veces02_SinFiltro.M$48]" office:value-type="float" office:value="10.0529265833333" calcext:value-type="float">
            <text:p>10,05</text:p>
          </table:table-cell>
          <table:table-cell table:formula="of:=[$veces02_SinFiltro.N$48]" office:value-type="float" office:value="0.097462075" calcext:value-type="float">
            <text:p>0,10</text:p>
          </table:table-cell>
          <table:table-cell table:formula="of:=[$veces02_SinFiltro.O$48]" office:value-type="float" office:value="0.09232565" calcext:value-type="float">
            <text:p>0,09</text:p>
          </table:table-cell>
          <table:table-cell table:formula="of:=[$veces02_SinFiltro.P$48]" office:value-type="float" office:value="0.0887042416666667" calcext:value-type="float">
            <text:p>0,09</text:p>
          </table:table-cell>
          <table:table-cell table:formula="of:=[$veces02_SinFiltro.T$48]" office:value-type="float" office:value="14.5881138048707" calcext:value-type="float">
            <text:p>14,5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3</text:p>
          </table:table-cell>
          <table:table-cell table:formula="of:=[$veces03_SinFiltro.F$48]" office:value-type="float" office:value="6080.58333333333" calcext:value-type="float">
            <text:p>6080,58</text:p>
          </table:table-cell>
          <table:table-cell table:formula="of:=[$veces03_SinFiltro.G$48]" office:value-type="float" office:value="9184.78333333334" calcext:value-type="float">
            <text:p>9184,78</text:p>
          </table:table-cell>
          <table:table-cell table:formula="of:=[$veces03_SinFiltro.H$48]" office:value-type="float" office:value="89.9473333333333" calcext:value-type="float">
            <text:p>89,95</text:p>
          </table:table-cell>
          <table:table-cell table:formula="of:=[$veces03_SinFiltro.I$48]" office:value-type="float" office:value="10.0526745416667" calcext:value-type="float">
            <text:p>10,05</text:p>
          </table:table-cell>
          <table:table-cell table:formula="of:=[$veces03_SinFiltro.J$48]" office:value-type="float" office:value="70.0362333333333" calcext:value-type="float">
            <text:p>70,04</text:p>
          </table:table-cell>
          <table:table-cell table:formula="of:=[$veces03_SinFiltro.K$48]" office:value-type="float" office:value="77.8175833333333" calcext:value-type="float">
            <text:p>77,82</text:p>
          </table:table-cell>
          <table:table-cell table:formula="of:=[$veces03_SinFiltro.L$48]" office:value-type="float" office:value="22.1824166666667" calcext:value-type="float">
            <text:p>22,18</text:p>
          </table:table-cell>
          <table:table-cell table:formula="of:=[$veces03_SinFiltro.M$48]" office:value-type="float" office:value="9.26477408333333" calcext:value-type="float">
            <text:p>9,26</text:p>
          </table:table-cell>
          <table:table-cell table:formula="of:=[$veces03_SinFiltro.N$48]" office:value-type="float" office:value="0.109782916666667" calcext:value-type="float">
            <text:p>0,11</text:p>
          </table:table-cell>
          <table:table-cell table:formula="of:=[$veces03_SinFiltro.O$48]" office:value-type="float" office:value="0.097622925" calcext:value-type="float">
            <text:p>0,10</text:p>
          </table:table-cell>
          <table:table-cell table:formula="of:=[$veces03_SinFiltro.P$48]" office:value-type="float" office:value="0.0936864916666667" calcext:value-type="float">
            <text:p>0,09</text:p>
          </table:table-cell>
          <table:table-cell table:formula="of:=[$veces03_SinFiltro.T$48]" office:value-type="float" office:value="15.4074842051886" calcext:value-type="float">
            <text:p>15,4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4</text:p>
          </table:table-cell>
          <table:table-cell table:formula="of:=[$veces04_SinFiltro.F$48]" office:value-type="float" office:value="6080.58333333333" calcext:value-type="float">
            <text:p>6080,58</text:p>
          </table:table-cell>
          <table:table-cell table:formula="of:=[$veces04_SinFiltro.G$48]" office:value-type="float" office:value="12119.5166666667" calcext:value-type="float">
            <text:p>12119,52</text:p>
          </table:table-cell>
          <table:table-cell table:formula="of:=[$veces04_SinFiltro.H$48]" office:value-type="float" office:value="89.3462416666667" calcext:value-type="float">
            <text:p>89,35</text:p>
          </table:table-cell>
          <table:table-cell table:formula="of:=[$veces04_SinFiltro.I$48]" office:value-type="float" office:value="10.6537620666667" calcext:value-type="float">
            <text:p>10,65</text:p>
          </table:table-cell>
          <table:table-cell table:formula="of:=[$veces04_SinFiltro.J$48]" office:value-type="float" office:value="69.9592166666667" calcext:value-type="float">
            <text:p>69,96</text:p>
          </table:table-cell>
          <table:table-cell table:formula="of:=[$veces04_SinFiltro.K$48]" office:value-type="float" office:value="77.5593583333333" calcext:value-type="float">
            <text:p>77,56</text:p>
          </table:table-cell>
          <table:table-cell table:formula="of:=[$veces04_SinFiltro.L$48]" office:value-type="float" office:value="22.4406383333333" calcext:value-type="float">
            <text:p>22,44</text:p>
          </table:table-cell>
          <table:table-cell table:formula="of:=[$veces04_SinFiltro.M$48]" office:value-type="float" office:value="9.03948408333333" calcext:value-type="float">
            <text:p>9,04</text:p>
          </table:table-cell>
          <table:table-cell table:formula="of:=[$veces04_SinFiltro.N$48]" office:value-type="float" office:value="0.114261333333333" calcext:value-type="float">
            <text:p>0,11</text:p>
          </table:table-cell>
          <table:table-cell table:formula="of:=[$veces04_SinFiltro.O$48]" office:value-type="float" office:value="0.0986112" calcext:value-type="float">
            <text:p>0,10</text:p>
          </table:table-cell>
          <table:table-cell table:formula="of:=[$veces04_SinFiltro.P$48]" office:value-type="float" office:value="0.0947666916666667" calcext:value-type="float">
            <text:p>0,09</text:p>
          </table:table-cell>
          <table:table-cell table:formula="of:=[$veces04_SinFiltro.T$48]" office:value-type="float" office:value="15.5851316348486" calcext:value-type="float">
            <text:p>15,5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5</text:p>
          </table:table-cell>
          <table:table-cell table:formula="of:=[$veces05_SinFiltro.F$48]" office:value-type="float" office:value="6080.58333333333" calcext:value-type="float">
            <text:p>6080,58</text:p>
          </table:table-cell>
          <table:table-cell table:formula="of:=[$veces05_SinFiltro.G$48]" office:value-type="float" office:value="14972.125" calcext:value-type="float">
            <text:p>14972,13</text:p>
          </table:table-cell>
          <table:table-cell table:formula="of:=[$veces05_SinFiltro.H$48]" office:value-type="float" office:value="89.2282416666667" calcext:value-type="float">
            <text:p>89,23</text:p>
          </table:table-cell>
          <table:table-cell table:formula="of:=[$veces05_SinFiltro.I$48]" office:value-type="float" office:value="10.7717516333333" calcext:value-type="float">
            <text:p>10,77</text:p>
          </table:table-cell>
          <table:table-cell table:formula="of:=[$veces05_SinFiltro.J$48]" office:value-type="float" office:value="70.8348666666667" calcext:value-type="float">
            <text:p>70,83</text:p>
          </table:table-cell>
          <table:table-cell table:formula="of:=[$veces05_SinFiltro.K$48]" office:value-type="float" office:value="77.7798916666667" calcext:value-type="float">
            <text:p>77,78</text:p>
          </table:table-cell>
          <table:table-cell table:formula="of:=[$veces05_SinFiltro.L$48]" office:value-type="float" office:value="22.2201166666667" calcext:value-type="float">
            <text:p>22,22</text:p>
          </table:table-cell>
          <table:table-cell table:formula="of:=[$veces05_SinFiltro.M$48]" office:value-type="float" office:value="8.18643066666667" calcext:value-type="float">
            <text:p>8,19</text:p>
          </table:table-cell>
          <table:table-cell table:formula="of:=[$veces05_SinFiltro.N$48]" office:value-type="float" office:value="0.124137958333333" calcext:value-type="float">
            <text:p>0,12</text:p>
          </table:table-cell>
          <table:table-cell table:formula="of:=[$veces05_SinFiltro.O$48]" office:value-type="float" office:value="0.098652125" calcext:value-type="float">
            <text:p>0,10</text:p>
          </table:table-cell>
          <table:table-cell table:formula="of:=[$veces05_SinFiltro.P$48]" office:value-type="float" office:value="0.0947054166666667" calcext:value-type="float">
            <text:p>0,09</text:p>
          </table:table-cell>
          <table:table-cell table:formula="of:=[$veces05_SinFiltro.T$48]" office:value-type="float" office:value="15.5750544766812" calcext:value-type="float">
            <text:p>15,5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10</text:p>
          </table:table-cell>
          <table:table-cell table:formula="of:=[$veces10_SinFiltro.F$48]" office:value-type="float" office:value="6080.58333333333" calcext:value-type="float">
            <text:p>6080,58</text:p>
          </table:table-cell>
          <table:table-cell table:formula="of:=[$veces10_SinFiltro.G$48]" office:value-type="float" office:value="29124.8833333333" calcext:value-type="float">
            <text:p>29124,88</text:p>
          </table:table-cell>
          <table:table-cell table:formula="of:=[$veces10_SinFiltro.H$48]" office:value-type="float" office:value="88.6486083333334" calcext:value-type="float">
            <text:p>88,65</text:p>
          </table:table-cell>
          <table:table-cell table:formula="of:=[$veces10_SinFiltro.I$48]" office:value-type="float" office:value="11.351396525" calcext:value-type="float">
            <text:p>11,35</text:p>
          </table:table-cell>
          <table:table-cell table:formula="of:=[$veces10_SinFiltro.J$48]" office:value-type="float" office:value="71.6486166666667" calcext:value-type="float">
            <text:p>71,65</text:p>
          </table:table-cell>
          <table:table-cell table:formula="of:=[$veces10_SinFiltro.K$48]" office:value-type="float" office:value="77.7082833333333" calcext:value-type="float">
            <text:p>77,71</text:p>
          </table:table-cell>
          <table:table-cell table:formula="of:=[$veces10_SinFiltro.L$48]" office:value-type="float" office:value="22.2917166666667" calcext:value-type="float">
            <text:p>22,29</text:p>
          </table:table-cell>
          <table:table-cell table:formula="of:=[$veces10_SinFiltro.M$48]" office:value-type="float" office:value="7.102605" calcext:value-type="float">
            <text:p>7,10</text:p>
          </table:table-cell>
          <table:table-cell table:formula="of:=[$veces10_SinFiltro.N$48]" office:value-type="float" office:value="0.167659916666667" calcext:value-type="float">
            <text:p>0,17</text:p>
          </table:table-cell>
          <table:table-cell table:formula="of:=[$veces10_SinFiltro.O$48]" office:value-type="float" office:value="0.108292741666667" calcext:value-type="float">
            <text:p>0,11</text:p>
          </table:table-cell>
          <table:table-cell table:formula="of:=[$veces10_SinFiltro.P$48]" office:value-type="float" office:value="0.104216783333333" calcext:value-type="float">
            <text:p>0,10</text:p>
          </table:table-cell>
          <table:table-cell table:formula="of:=[$veces10_SinFiltro.T$48]" office:value-type="float" office:value="17.1392739183467" calcext:value-type="float">
            <text:p>17,1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20</text:p>
          </table:table-cell>
          <table:table-cell table:formula="of:=[$veces20_SinFiltro.F$48]" office:value-type="float" office:value="6080.58333333333" calcext:value-type="float">
            <text:p>6080,58</text:p>
          </table:table-cell>
          <table:table-cell table:formula="of:=[$veces20_SinFiltro.G$48]" office:value-type="float" office:value="56448.4333333333" calcext:value-type="float">
            <text:p>56448,43</text:p>
          </table:table-cell>
          <table:table-cell table:formula="of:=[$veces20_SinFiltro.H$48]" office:value-type="float" office:value="87.905825" calcext:value-type="float">
            <text:p>87,91</text:p>
          </table:table-cell>
          <table:table-cell table:formula="of:=[$veces20_SinFiltro.I$48]" office:value-type="float" office:value="12.0941748833333" calcext:value-type="float">
            <text:p>12,09</text:p>
          </table:table-cell>
          <table:table-cell table:formula="of:=[$veces20_SinFiltro.J$48]" office:value-type="float" office:value="72.3999333333333" calcext:value-type="float">
            <text:p>72,40</text:p>
          </table:table-cell>
          <table:table-cell table:formula="of:=[$veces20_SinFiltro.K$48]" office:value-type="float" office:value="77.6132833333333" calcext:value-type="float">
            <text:p>77,61</text:p>
          </table:table-cell>
          <table:table-cell table:formula="of:=[$veces20_SinFiltro.L$48]" office:value-type="float" office:value="22.3867066666667" calcext:value-type="float">
            <text:p>22,39</text:p>
          </table:table-cell>
          <table:table-cell table:formula="of:=[$veces20_SinFiltro.M$48]" office:value-type="float" office:value="6.1034565" calcext:value-type="float">
            <text:p>6,10</text:p>
          </table:table-cell>
          <table:table-cell table:formula="of:=[$veces20_SinFiltro.N$48]" office:value-type="float" office:value="0.2452796" calcext:value-type="float">
            <text:p>0,25</text:p>
          </table:table-cell>
          <table:table-cell table:formula="of:=[$veces20_SinFiltro.O$48]" office:value-type="float" office:value="0.107762433333333" calcext:value-type="float">
            <text:p>0,11</text:p>
          </table:table-cell>
          <table:table-cell table:formula="of:=[$veces20_SinFiltro.P$48]" office:value-type="float" office:value="0.103655433333333" calcext:value-type="float">
            <text:p>0,10</text:p>
          </table:table-cell>
          <table:table-cell table:formula="of:=[$veces20_SinFiltro.T$48]" office:value-type="float" office:value="17.0469554730221" calcext:value-type="float">
            <text:p>17,0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99</text:p>
          </table:table-cell>
          <table:table-cell table:formula="of:=[$veces99_SinFiltro.F$48]" office:value-type="float" office:value="6080.58333333333" calcext:value-type="float">
            <text:p>6080,58</text:p>
          </table:table-cell>
          <table:table-cell table:formula="of:=[$veces99_SinFiltro.G$48]" office:value-type="float" office:value="254975.833333333" calcext:value-type="float">
            <text:p>254975,83</text:p>
          </table:table-cell>
          <table:table-cell table:formula="of:=[$veces99_SinFiltro.H$48]" office:value-type="float" office:value="85.9459583333333" calcext:value-type="float">
            <text:p>85,95</text:p>
          </table:table-cell>
          <table:table-cell table:formula="of:=[$veces99_SinFiltro.I$48]" office:value-type="float" office:value="14.0540429166667" calcext:value-type="float">
            <text:p>14,05</text:p>
          </table:table-cell>
          <table:table-cell table:formula="of:=[$veces99_SinFiltro.J$48]" office:value-type="float" office:value="74.1301833333333" calcext:value-type="float">
            <text:p>74,13</text:p>
          </table:table-cell>
          <table:table-cell table:formula="of:=[$veces99_SinFiltro.K$48]" office:value-type="float" office:value="77.7320416666667" calcext:value-type="float">
            <text:p>77,73</text:p>
          </table:table-cell>
          <table:table-cell table:formula="of:=[$veces99_SinFiltro.L$48]" office:value-type="float" office:value="22.2679566666667" calcext:value-type="float">
            <text:p>22,27</text:p>
          </table:table-cell>
          <table:table-cell table:formula="of:=[$veces99_SinFiltro.M$48]" office:value-type="float" office:value="4.25125833333333" calcext:value-type="float">
            <text:p>4,25</text:p>
          </table:table-cell>
          <table:table-cell table:formula="of:=[$veces99_SinFiltro.N$48]" office:value-type="float" office:value="0.929141333333333" calcext:value-type="float">
            <text:p>0,93</text:p>
          </table:table-cell>
          <table:table-cell table:formula="of:=[$veces99_SinFiltro.O$48]" office:value-type="float" office:value="0.115835791666667" calcext:value-type="float">
            <text:p>0,12</text:p>
          </table:table-cell>
          <table:table-cell table:formula="of:=[$veces99_SinFiltro.P$48]" office:value-type="float" office:value="0.111287491666667" calcext:value-type="float">
            <text:p>0,11</text:p>
          </table:table-cell>
          <table:table-cell table:formula="of:=[$veces99_SinFiltro.T$48]" office:value-type="float" office:value="18.3021078021571" calcext:value-type="float">
            <text:p>18,30</text:p>
          </table:table-cell>
          <table:table-cell table:number-columns-repeated="1011"/>
        </table:table-row>
        <table:table-row table:style-name="ro1">
          <table:table-cell table:style-name="ce18" office:value-type="string" calcext:value-type="string">
            <text:p>d1</text:p>
          </table:table-cell>
          <table:table-cell table:style-name="ce24" table:formula="of:=[$hamming1_SinFiltro.F$48]" office:value-type="float" office:value="6080.58333333333" calcext:value-type="float">
            <text:p>6080,58</text:p>
          </table:table-cell>
          <table:table-cell table:style-name="ce24" table:formula="of:=[$hamming1_SinFiltro.G$48]" office:value-type="float" office:value="56329.125" calcext:value-type="float">
            <text:p>56329,13</text:p>
          </table:table-cell>
          <table:table-cell table:style-name="ce24" table:formula="of:=[$hamming1_SinFiltro.H$48]" office:value-type="float" office:value="87.9536416666667" calcext:value-type="float">
            <text:p>87,95</text:p>
          </table:table-cell>
          <table:table-cell table:style-name="ce24" table:formula="of:=[$hamming1_SinFiltro.I$48]" office:value-type="float" office:value="12.0463611666667" calcext:value-type="float">
            <text:p>12,05</text:p>
          </table:table-cell>
          <table:table-cell table:style-name="ce24" table:formula="of:=[$hamming1_SinFiltro.J$48]" office:value-type="float" office:value="75.9906166666667" calcext:value-type="float">
            <text:p>75,99</text:p>
          </table:table-cell>
          <table:table-cell table:style-name="ce24" table:formula="of:=[$hamming1_SinFiltro.K$48]" office:value-type="float" office:value="79.3195916666667" calcext:value-type="float">
            <text:p>79,32</text:p>
          </table:table-cell>
          <table:table-cell table:style-name="ce24" table:formula="of:=[$hamming1_SinFiltro.L$48]" office:value-type="float" office:value="20.68041" calcext:value-type="float">
            <text:p>20,68</text:p>
          </table:table-cell>
          <table:table-cell table:style-name="ce24" table:formula="of:=[$hamming1_SinFiltro.M$48]" office:value-type="float" office:value="3.96872241666667" calcext:value-type="float">
            <text:p>3,97</text:p>
          </table:table-cell>
          <table:table-cell table:style-name="ce24" table:formula="of:=[$hamming1_SinFiltro.N$48]" office:value-type="float" office:value="0.550379125" calcext:value-type="float">
            <text:p>0,55</text:p>
          </table:table-cell>
          <table:table-cell table:style-name="ce24" table:formula="of:=[$hamming1_SinFiltro.O$48]" office:value-type="float" office:value="0.104477791666667" calcext:value-type="float">
            <text:p>0,10</text:p>
          </table:table-cell>
          <table:table-cell table:style-name="ce24" table:formula="of:=[$hamming1_SinFiltro.P$48]" office:value-type="float" office:value="0.100319216666667" calcext:value-type="float">
            <text:p>0,10</text:p>
          </table:table-cell>
          <table:table-cell table:style-name="ce24" table:formula="of:=[$hamming1_SinFiltro.T$48]" office:value-type="float" office:value="16.4982882672989" calcext:value-type="float">
            <text:p>16,50</text:p>
          </table:table-cell>
          <table:table-cell table:number-columns-repeated="1011"/>
        </table:table-row>
        <table:table-row table:style-name="ro1">
          <table:table-cell table:style-name="ce18" office:value-type="string" calcext:value-type="string">
            <text:p>d2</text:p>
          </table:table-cell>
          <table:table-cell table:style-name="ce24" table:formula="of:=[$hamming2_SinFiltro.F$48]" office:value-type="float" office:value="6080.58333333333" calcext:value-type="float">
            <text:p>6080,58</text:p>
          </table:table-cell>
          <table:table-cell table:style-name="ce24" table:formula="of:=[$hamming2_SinFiltro.G$48]" office:value-type="float" office:value="603333.158333333" calcext:value-type="float">
            <text:p>603333,16</text:p>
          </table:table-cell>
          <table:table-cell table:style-name="ce24" table:formula="of:=[$hamming2_SinFiltro.H$48]" office:value-type="float" office:value="85.3193083333333" calcext:value-type="float">
            <text:p>85,32</text:p>
          </table:table-cell>
          <table:table-cell table:style-name="ce24" table:formula="of:=[$hamming2_SinFiltro.I$48]" office:value-type="float" office:value="14.680697" calcext:value-type="float">
            <text:p>14,68</text:p>
          </table:table-cell>
          <table:table-cell table:style-name="ce24" table:formula="of:=[$hamming2_SinFiltro.J$48]" office:value-type="float" office:value="79.1270083333333" calcext:value-type="float">
            <text:p>79,13</text:p>
          </table:table-cell>
          <table:table-cell table:style-name="ce24" table:formula="of:=[$hamming2_SinFiltro.K$48]" office:value-type="float" office:value="80.4047333333334" calcext:value-type="float">
            <text:p>80,40</text:p>
          </table:table-cell>
          <table:table-cell table:style-name="ce24" table:formula="of:=[$hamming2_SinFiltro.L$48]" office:value-type="float" office:value="19.5952635833333" calcext:value-type="float">
            <text:p>19,60</text:p>
          </table:table-cell>
          <table:table-cell table:style-name="ce24" table:formula="of:=[$hamming2_SinFiltro.M$48]" office:value-type="float" office:value="1.5294075" calcext:value-type="float">
            <text:p>1,53</text:p>
          </table:table-cell>
          <table:table-cell table:style-name="ce24" table:formula="of:=[$hamming2_SinFiltro.N$48]" office:value-type="float" office:value="5.00454858333333" calcext:value-type="float">
            <text:p>5,00</text:p>
          </table:table-cell>
          <table:table-cell table:style-name="ce24" table:formula="of:=[$hamming2_SinFiltro.O$48]" office:value-type="float" office:value="0.101111016666667" calcext:value-type="float">
            <text:p>0,10</text:p>
          </table:table-cell>
          <table:table-cell table:style-name="ce24" table:formula="of:=[$hamming2_SinFiltro.P$48]" office:value-type="float" office:value="0.096832875" calcext:value-type="float">
            <text:p>0,10</text:p>
          </table:table-cell>
          <table:table-cell table:style-name="ce24" table:formula="of:=[$hamming2_SinFiltro.T$48]" office:value-type="float" office:value="15.9249318184933" calcext:value-type="float">
            <text:p>15,92</text:p>
          </table:table-cell>
          <table:table-cell table:number-columns-repeated="1011"/>
        </table:table-row>
        <table:table-row table:style-name="ro1">
          <table:table-cell table:style-name="ce18" office:value-type="string" calcext:value-type="string">
            <text:p>d3</text:p>
          </table:table-cell>
          <table:table-cell table:style-name="ce24" table:formula="of:=[$hamming3_SinFiltro.F$48]" office:value-type="float" office:value="6080.58333333333" calcext:value-type="float">
            <text:p>6080,58</text:p>
          </table:table-cell>
          <table:table-cell table:style-name="ce24" table:formula="of:=[$hamming3_SinFiltro.G$48]" office:value-type="float" office:value="2432873.95833333" calcext:value-type="float">
            <text:p>2432873,96</text:p>
          </table:table-cell>
          <table:table-cell table:style-name="ce24" table:formula="of:=[$hamming3_SinFiltro.H$48]" office:value-type="float" office:value="83.4375833333333" calcext:value-type="float">
            <text:p>83,44</text:p>
          </table:table-cell>
          <table:table-cell table:style-name="ce24" table:formula="of:=[$hamming3_SinFiltro.I$48]" office:value-type="float" office:value="16.5624159166667" calcext:value-type="float">
            <text:p>16,56</text:p>
          </table:table-cell>
          <table:table-cell table:style-name="ce24" table:formula="of:=[$hamming3_SinFiltro.J$48]" office:value-type="float" office:value="79.97755" calcext:value-type="float">
            <text:p>79,98</text:p>
          </table:table-cell>
          <table:table-cell table:style-name="ce24" table:formula="of:=[$hamming3_SinFiltro.K$48]" office:value-type="float" office:value="80.9391" calcext:value-type="float">
            <text:p>80,94</text:p>
          </table:table-cell>
          <table:table-cell table:style-name="ce24" table:formula="of:=[$hamming3_SinFiltro.L$48]" office:value-type="float" office:value="19.0608965833333" calcext:value-type="float">
            <text:p>19,06</text:p>
          </table:table-cell>
          <table:table-cell table:style-name="ce24" table:formula="of:=[$hamming3_SinFiltro.M$48]" office:value-type="float" office:value="1.11038116666667" calcext:value-type="float">
            <text:p>1,11</text:p>
          </table:table-cell>
          <table:table-cell table:style-name="ce24" table:formula="of:=[$hamming3_SinFiltro.N$48]" office:value-type="float" office:value="21.3612405833333" calcext:value-type="float">
            <text:p>21,36</text:p>
          </table:table-cell>
          <table:table-cell table:style-name="ce24" table:formula="of:=[$hamming3_SinFiltro.O$48]" office:value-type="float" office:value="0.102081241666667" calcext:value-type="float">
            <text:p>0,10</text:p>
          </table:table-cell>
          <table:table-cell table:style-name="ce24" table:formula="of:=[$hamming3_SinFiltro.P$48]" office:value-type="float" office:value="0.09765685" calcext:value-type="float">
            <text:p>0,10</text:p>
          </table:table-cell>
          <table:table-cell table:style-name="ce24" table:formula="of:=[$hamming3_SinFiltro.T$48]" office:value-type="float" office:value="16.0604410212836" calcext:value-type="float">
            <text:p>16,06</text:p>
          </table:table-cell>
          <table:table-cell table:number-columns-repeated="1011"/>
        </table:table-row>
        <table:table-row table:style-name="ro1">
          <table:table-cell table:style-name="ce19" office:value-type="string" calcext:value-type="string">
            <text:p>U09</text:p>
          </table:table-cell>
          <table:table-cell table:style-name="ce25" table:formula="of:=[$umbral_09_SinFiltro.F$51]" office:value-type="float" office:value="6080.58333333333" calcext:value-type="float">
            <text:p>6080,58</text:p>
          </table:table-cell>
          <table:table-cell table:style-name="ce25" table:formula="of:=[$umbral_09_SinFiltro.G$51]" office:value-type="float" office:value="3197.93333333333" calcext:value-type="float">
            <text:p>3197,93</text:p>
          </table:table-cell>
          <table:table-cell table:style-name="ce25" table:formula="of:=[$umbral_09_SinFiltro.H$51]" office:value-type="float" office:value="91.301775" calcext:value-type="float">
            <text:p>91,30</text:p>
          </table:table-cell>
          <table:table-cell table:style-name="ce25" table:formula="of:=[$umbral_09_SinFiltro.I$51]" office:value-type="float" office:value="8.69821866666667" calcext:value-type="float">
            <text:p>8,70</text:p>
          </table:table-cell>
          <table:table-cell table:style-name="ce25" table:formula="of:=[$umbral_09_SinFiltro.J$51]" office:value-type="float" office:value="69.618425" calcext:value-type="float">
            <text:p>69,62</text:p>
          </table:table-cell>
          <table:table-cell table:style-name="ce25" table:formula="of:=[$umbral_09_SinFiltro.K$51]" office:value-type="float" office:value="78.9821166666667" calcext:value-type="float">
            <text:p>78,98</text:p>
          </table:table-cell>
          <table:table-cell table:style-name="ce25" table:formula="of:=[$umbral_09_SinFiltro.L$51]" office:value-type="float" office:value="21.0178875" calcext:value-type="float">
            <text:p>21,02</text:p>
          </table:table-cell>
          <table:table-cell table:style-name="ce25" table:formula="of:=[$umbral_09_SinFiltro.M$51]" office:value-type="float" office:value="11.1045805833333" calcext:value-type="float">
            <text:p>11,10</text:p>
          </table:table-cell>
          <table:table-cell table:style-name="ce25" table:formula="of:=[$umbral_09_SinFiltro.N$51]" office:value-type="float" office:value="0.0919094583333333" calcext:value-type="float">
            <text:p>0,09</text:p>
          </table:table-cell>
          <table:table-cell table:style-name="ce25" table:formula="of:=[$umbral_09_SinFiltro.O$51]" office:value-type="float" office:value="0.0924262833333333" calcext:value-type="float">
            <text:p>0,09</text:p>
          </table:table-cell>
          <table:table-cell table:style-name="ce25" table:formula="of:=[$umbral_09_SinFiltro.P$51]" office:value-type="float" office:value="0.0887931916666667" calcext:value-type="float">
            <text:p>0,09</text:p>
          </table:table-cell>
          <table:table-cell table:style-name="ce25" table:formula="of:=[$umbral_09_SinFiltro.T$51]" office:value-type="float" office:value="14.6027423355764" calcext:value-type="float">
            <text:p>14,60</text:p>
          </table:table-cell>
          <table:table-cell table:number-columns-repeated="1011"/>
        </table:table-row>
        <table:table-row table:style-name="ro1">
          <table:table-cell table:style-name="ce19" office:value-type="string" calcext:value-type="string">
            <text:p>U08</text:p>
          </table:table-cell>
          <table:table-cell table:style-name="ce25" table:formula="of:=[$umbral_08_SinFiltro.F$48]" office:value-type="float" office:value="6080.58333333333" calcext:value-type="float">
            <text:p>6080,58</text:p>
          </table:table-cell>
          <table:table-cell table:style-name="ce25" table:formula="of:=[$umbral_08_SinFiltro.G$48]" office:value-type="float" office:value="3098.84166666667" calcext:value-type="float">
            <text:p>3098,84</text:p>
          </table:table-cell>
          <table:table-cell table:style-name="ce25" table:formula="of:=[$umbral_08_SinFiltro.H$48]" office:value-type="float" office:value="90.920925" calcext:value-type="float">
            <text:p>90,92</text:p>
          </table:table-cell>
          <table:table-cell table:style-name="ce25" table:formula="of:=[$umbral_08_SinFiltro.I$48]" office:value-type="float" office:value="9.07891658333333" calcext:value-type="float">
            <text:p>9,08</text:p>
          </table:table-cell>
          <table:table-cell table:style-name="ce25" table:formula="of:=[$umbral_08_SinFiltro.J$48]" office:value-type="float" office:value="69.5957666666667" calcext:value-type="float">
            <text:p>69,60</text:p>
          </table:table-cell>
          <table:table-cell table:style-name="ce25" table:formula="of:=[$umbral_08_SinFiltro.K$48]" office:value-type="float" office:value="78.9775583333333" calcext:value-type="float">
            <text:p>78,98</text:p>
          </table:table-cell>
          <table:table-cell table:style-name="ce25" table:formula="of:=[$umbral_08_SinFiltro.L$48]" office:value-type="float" office:value="21.02245" calcext:value-type="float">
            <text:p>21,02</text:p>
          </table:table-cell>
          <table:table-cell table:style-name="ce25" table:formula="of:=[$umbral_08_SinFiltro.M$48]" office:value-type="float" office:value="11.1269155833333" calcext:value-type="float">
            <text:p>11,13</text:p>
          </table:table-cell>
          <table:table-cell table:style-name="ce25" table:formula="of:=[$umbral_08_SinFiltro.N$48]" office:value-type="float" office:value="0.6181814" calcext:value-type="float">
            <text:p>0,62</text:p>
          </table:table-cell>
          <table:table-cell table:style-name="ce25" table:formula="of:=[$umbral_08_SinFiltro.O$48]" office:value-type="float" office:value="0.0932201833333333" calcext:value-type="float">
            <text:p>0,09</text:p>
          </table:table-cell>
          <table:table-cell table:style-name="ce25" table:formula="of:=[$umbral_08_SinFiltro.P$48]" office:value-type="float" office:value="0.08939325" calcext:value-type="float">
            <text:p>0,09</text:p>
          </table:table-cell>
          <table:table-cell table:style-name="ce25" table:formula="of:=[$umbral_08_SinFiltro.T$48]" office:value-type="float" office:value="14.7014266723313" calcext:value-type="float">
            <text:p>14,70</text:p>
          </table:table-cell>
          <table:table-cell table:number-columns-repeated="1011"/>
        </table:table-row>
      </table:table>
      <table:table table:name="Resumen_SinFiltro_M2" table:style-name="ta1">
        <table:table-column table:style-name="co1" table:number-columns-repeated="1024" table:default-cell-style-name="Default"/>
        <table:table-row table:style-name="ro1" table:number-rows-repeated="35">
          <table:table-cell table:number-columns-repeated="1024"/>
        </table:table-row>
        <table:table-row table:style-name="ro1">
          <table:table-cell table:style-name="ce3" table:number-columns-repeated="14"/>
          <table:table-cell table:number-columns-repeated="1010"/>
        </table:table-row>
        <table:table-row table:style-name="ro1">
          <table:table-cell table:style-name="ce3" table:number-columns-repeated="5"/>
          <table:table-cell table:style-name="ce41" office:value-type="string" calcext:value-type="string" table:number-columns-spanned="4" table:number-rows-spanned="1">
            <text:p>Model 2</text:p>
          </table:table-cell>
          <table:covered-table-cell table:number-columns-repeated="3"/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14"/>
          <table:table-cell table:style-name="ce31" office:value-type="string" calcext:value-type="string" table:number-columns-spanned="12" table:number-rows-spanned="1">
            <text:p>Grupo C</text:p>
          </table:table-cell>
          <table:covered-table-cell table:number-columns-repeated="11" table:style-name="ce31"/>
          <table:table-cell table:style-name="ce3"/>
          <table:table-cell table:number-columns-repeated="1010"/>
        </table:table-row>
        <table:table-row table:style-name="ro1">
          <table:table-cell table:style-name="ce40"/>
          <table:table-cell table:style-name="ce4" office:value-type="string" calcext:value-type="string">
            <text:p>Ejemplos</text:p>
          </table:table-cell>
          <table:table-cell table:style-name="ce4" office:value-type="string" calcext:value-type="string">
            <text:p>Patrones</text:p>
          </table:table-cell>
          <table:table-cell table:style-name="ce4" office:value-type="string" calcext:value-type="string">
            <text:p>Train</text:p>
          </table:table-cell>
          <table:table-cell table:style-name="ce4" office:value-type="string" calcext:value-type="string">
            <text:p>Error</text:p>
          </table:table-cell>
          <table:table-cell table:style-name="ce4" office:value-type="string" calcext:value-type="string">
            <text:p>Test</text:p>
          </table:table-cell>
          <table:table-cell table:style-name="ce4" office:value-type="string" calcext:value-type="string">
            <text:p>TestNC</text:p>
          </table:table-cell>
          <table:table-cell table:style-name="ce4" office:value-type="string" calcext:value-type="string">
            <text:p>Error</text:p>
          </table:table-cell>
          <table:table-cell table:style-name="ce4" office:value-type="string" calcext:value-type="string">
            <text:p>%NC</text:p>
          </table:table-cell>
          <table:table-cell table:style-name="ce6" office:value-type="string" calcext:value-type="string">
            <text:p>T_Train</text:p>
          </table:table-cell>
          <table:table-cell table:style-name="ce6" office:value-type="string" calcext:value-type="string">
            <text:p>T_Test</text:p>
          </table:table-cell>
          <table:table-cell table:style-name="ce6" office:value-type="string" calcext:value-type="string">
            <text:p>T_CPU_Test</text:p>
          </table:table-cell>
          <table:table-cell table:style-name="ce4" office:value-type="string" calcext:value-type="string">
            <text:p>Infer/Example</text:p>
          </table:table-cell>
          <table:table-cell table:style-name="ce14"/>
          <table:table-cell table:style-name="ce1" table:number-columns-repeated="1010"/>
        </table:table-row>
        <table:table-row table:style-name="ro1">
          <table:table-cell table:style-name="ce16" office:value-type="string" calcext:value-type="string">
            <text:p>v1</text:p>
          </table:table-cell>
          <table:table-cell table:style-name="ce22" table:formula="of:=[$veces01_SinFiltro.F$35]" office:value-type="float" office:value="273.125" calcext:value-type="float">
            <text:p>273,13</text:p>
          </table:table-cell>
          <table:table-cell table:style-name="ce22" table:formula="of:=[$veces01_SinFiltro.R$35]" office:value-type="float" office:value="232.875" calcext:value-type="float">
            <text:p>232,88</text:p>
          </table:table-cell>
          <table:table-cell table:style-name="ce22" table:formula="of:=[$veces01_SinFiltro.S$35]" office:value-type="float" office:value="99.8877625" calcext:value-type="float">
            <text:p>99,89</text:p>
          </table:table-cell>
          <table:table-cell table:style-name="ce22" table:formula="of:=[$veces01_SinFiltro.T$35]" office:value-type="float" office:value="0.1122335" calcext:value-type="float">
            <text:p>0,11</text:p>
          </table:table-cell>
          <table:table-cell table:style-name="ce22" table:formula="of:=[$veces01_SinFiltro.U$35]" office:value-type="float" office:value="41.4157" calcext:value-type="float">
            <text:p>41,42</text:p>
          </table:table-cell>
          <table:table-cell table:style-name="ce22" table:formula="of:=[$veces01_SinFiltro.V$35]" office:value-type="float" office:value="82.159575" calcext:value-type="float">
            <text:p>82,16</text:p>
          </table:table-cell>
          <table:table-cell table:style-name="ce22" table:formula="of:=[$veces01_SinFiltro.W$35]" office:value-type="float" office:value="17.84042375" calcext:value-type="float">
            <text:p>17,84</text:p>
          </table:table-cell>
          <table:table-cell table:style-name="ce22" table:formula="of:=[$veces01_SinFiltro.X$35]" office:value-type="float" office:value="50.33335" calcext:value-type="float">
            <text:p>50,33</text:p>
          </table:table-cell>
          <table:table-cell table:style-name="ce22" table:formula="of:=[$veces01_SinFiltro.Y$35]" office:value-type="float" office:value="0.0077434125" calcext:value-type="float">
            <text:p>0,01</text:p>
          </table:table-cell>
          <table:table-cell table:style-name="ce22" table:formula="of:=[$veces01_SinFiltro.Z$35]" office:value-type="float" office:value="0.0020850875" calcext:value-type="float">
            <text:p>0,00</text:p>
          </table:table-cell>
          <table:table-cell table:style-name="ce22" table:formula="of:=[$veces01_SinFiltro.AA$35]" office:value-type="float" office:value="0.0019179375" calcext:value-type="float">
            <text:p>0,00</text:p>
          </table:table-cell>
          <table:table-cell table:style-name="ce42" table:formula="of:=([.L40]/[.B40])*1000000" office:value-type="float" office:value="7.02219679633867" calcext:value-type="float">
            <text:p>7,02</text:p>
          </table:table-cell>
          <table:table-cell table:style-name="ce3"/>
          <table:table-cell table:number-columns-repeated="1010"/>
        </table:table-row>
        <table:table-row table:style-name="ro1">
          <table:table-cell table:style-name="ce17" office:value-type="string" calcext:value-type="string">
            <text:p>v2</text:p>
          </table:table-cell>
          <table:table-cell table:style-name="ce23" table:formula="of:=[$veces01_SinFiltro.F$35]" office:value-type="float" office:value="273.125" calcext:value-type="float">
            <text:p>273,13</text:p>
          </table:table-cell>
          <table:table-cell table:style-name="ce23" table:formula="of:=[$veces02_SinFiltro.U$35]" office:value-type="float" office:value="461.0625" calcext:value-type="float">
            <text:p>461,06</text:p>
          </table:table-cell>
          <table:table-cell table:style-name="ce23" table:formula="of:=[$veces02_SinFiltro.V$35]" office:value-type="float" office:value="99.805925" calcext:value-type="float">
            <text:p>99,81</text:p>
          </table:table-cell>
          <table:table-cell table:style-name="ce23" table:formula="of:=[$veces02_SinFiltro.W$35]" office:value-type="float" office:value="0.19407" calcext:value-type="float">
            <text:p>0,19</text:p>
          </table:table-cell>
          <table:table-cell table:style-name="ce23" table:formula="of:=[$veces02_SinFiltro.X$35]" office:value-type="float" office:value="42.1260875" calcext:value-type="float">
            <text:p>42,13</text:p>
          </table:table-cell>
          <table:table-cell table:style-name="ce23" table:formula="of:=[$veces02_SinFiltro.Y$35]" office:value-type="float" office:value="81.96465" calcext:value-type="float">
            <text:p>81,96</text:p>
          </table:table-cell>
          <table:table-cell table:style-name="ce23" table:formula="of:=[$veces02_SinFiltro.Z$35]" office:value-type="float" office:value="18.0353425" calcext:value-type="float">
            <text:p>18,04</text:p>
          </table:table-cell>
          <table:table-cell table:style-name="ce23" table:formula="of:=[$veces02_SinFiltro.AA$35]" office:value-type="float" office:value="49.1957375" calcext:value-type="float">
            <text:p>49,20</text:p>
          </table:table-cell>
          <table:table-cell table:style-name="ce23" table:formula="of:=[$veces02_SinFiltro.AB$35]" office:value-type="float" office:value="0.0086006125" calcext:value-type="float">
            <text:p>0,01</text:p>
          </table:table-cell>
          <table:table-cell table:style-name="ce23" table:formula="of:=[$veces02_SinFiltro.AC$35]" office:value-type="float" office:value="0.0040000125" calcext:value-type="float">
            <text:p>0,00</text:p>
          </table:table-cell>
          <table:table-cell table:style-name="ce23" table:formula="of:=[$veces02_SinFiltro.AD$35]" office:value-type="float" office:value="0.003824925" calcext:value-type="float">
            <text:p>0,00</text:p>
          </table:table-cell>
          <table:table-cell table:style-name="ce23" table:formula="of:=([.L41]/[.B41])*1000000" office:value-type="float" office:value="14.0043020594966" calcext:value-type="float">
            <text:p>14,00</text:p>
          </table:table-cell>
          <table:table-cell table:style-name="ce3"/>
          <table:table-cell table:number-columns-repeated="1010"/>
        </table:table-row>
        <table:table-row table:style-name="ro1">
          <table:table-cell table:style-name="ce17" office:value-type="string" calcext:value-type="string">
            <text:p>v3</text:p>
          </table:table-cell>
          <table:table-cell table:style-name="ce23" table:formula="of:=[$veces01_SinFiltro.F$35]" office:value-type="float" office:value="273.125" calcext:value-type="float">
            <text:p>273,13</text:p>
          </table:table-cell>
          <table:table-cell table:style-name="ce23" table:formula="of:=[$veces03_SinFiltro.U$35]" office:value-type="float" office:value="687.7375" calcext:value-type="float">
            <text:p>687,74</text:p>
          </table:table-cell>
          <table:table-cell table:style-name="ce23" table:formula="of:=[$veces03_SinFiltro.V$35]" office:value-type="float" office:value="99.7958" calcext:value-type="float">
            <text:p>99,80</text:p>
          </table:table-cell>
          <table:table-cell table:style-name="ce23" table:formula="of:=[$veces03_SinFiltro.W$35]" office:value-type="float" office:value="0.2042025" calcext:value-type="float">
            <text:p>0,20</text:p>
          </table:table-cell>
          <table:table-cell table:style-name="ce23" table:formula="of:=[$veces03_SinFiltro.X$35]" office:value-type="float" office:value="43.2894625" calcext:value-type="float">
            <text:p>43,29</text:p>
          </table:table-cell>
          <table:table-cell table:style-name="ce23" table:formula="of:=[$veces03_SinFiltro.Y$35]" office:value-type="float" office:value="81.7161375" calcext:value-type="float">
            <text:p>81,72</text:p>
          </table:table-cell>
          <table:table-cell table:style-name="ce23" table:formula="of:=[$veces03_SinFiltro.Z$35]" office:value-type="float" office:value="18.28386" calcext:value-type="float">
            <text:p>18,28</text:p>
          </table:table-cell>
          <table:table-cell table:style-name="ce23" table:formula="of:=[$veces03_SinFiltro.AA$35]" office:value-type="float" office:value="47.5794125" calcext:value-type="float">
            <text:p>47,58</text:p>
          </table:table-cell>
          <table:table-cell table:style-name="ce23" table:formula="of:=[$veces03_SinFiltro.AB$35]" office:value-type="float" office:value="0.0088201875" calcext:value-type="float">
            <text:p>0,01</text:p>
          </table:table-cell>
          <table:table-cell table:style-name="ce23" table:formula="of:=[$veces03_SinFiltro.AC$35]" office:value-type="float" office:value="0.0057396375" calcext:value-type="float">
            <text:p>0,01</text:p>
          </table:table-cell>
          <table:table-cell table:style-name="ce23" table:formula="of:=[$veces03_SinFiltro.AD$35]" office:value-type="float" office:value="0.0055665875" calcext:value-type="float">
            <text:p>0,01</text:p>
          </table:table-cell>
          <table:table-cell table:style-name="ce23" table:formula="of:=([.L42]/[.B42])*1000000" office:value-type="float" office:value="20.3810983981693" calcext:value-type="float">
            <text:p>20,38</text:p>
          </table:table-cell>
          <table:table-cell table:style-name="ce3"/>
          <table:table-cell table:number-columns-repeated="1010"/>
        </table:table-row>
        <table:table-row table:style-name="ro1">
          <table:table-cell table:style-name="ce17" office:value-type="string" calcext:value-type="string">
            <text:p>v4</text:p>
          </table:table-cell>
          <table:table-cell table:style-name="ce23" table:formula="of:=[$veces01_SinFiltro.F$35]" office:value-type="float" office:value="273.125" calcext:value-type="float">
            <text:p>273,13</text:p>
          </table:table-cell>
          <table:table-cell table:style-name="ce23" table:formula="of:=[$veces04_SinFiltro.U$35]" office:value-type="float" office:value="913.8875" calcext:value-type="float">
            <text:p>913,89</text:p>
          </table:table-cell>
          <table:table-cell table:style-name="ce23" table:formula="of:=[$veces04_SinFiltro.V$35]" office:value-type="float" office:value="99.7509875" calcext:value-type="float">
            <text:p>99,75</text:p>
          </table:table-cell>
          <table:table-cell table:style-name="ce23" table:formula="of:=[$veces04_SinFiltro.W$35]" office:value-type="float" office:value="0.2490175" calcext:value-type="float">
            <text:p>0,25</text:p>
          </table:table-cell>
          <table:table-cell table:style-name="ce23" table:formula="of:=[$veces04_SinFiltro.X$35]" office:value-type="float" office:value="43.4625375" calcext:value-type="float">
            <text:p>43,46</text:p>
          </table:table-cell>
          <table:table-cell table:style-name="ce23" table:formula="of:=[$veces04_SinFiltro.Y$35]" office:value-type="float" office:value="81.8276875" calcext:value-type="float">
            <text:p>81,83</text:p>
          </table:table-cell>
          <table:table-cell table:style-name="ce23" table:formula="of:=[$veces04_SinFiltro.Z$35]" office:value-type="float" office:value="18.17231" calcext:value-type="float">
            <text:p>18,17</text:p>
          </table:table-cell>
          <table:table-cell table:style-name="ce23" table:formula="of:=[$veces04_SinFiltro.AA$35]" office:value-type="float" office:value="47.376825" calcext:value-type="float">
            <text:p>47,38</text:p>
          </table:table-cell>
          <table:table-cell table:style-name="ce23" table:formula="of:=[$veces04_SinFiltro.AB$35]" office:value-type="float" office:value="0.0098681" calcext:value-type="float">
            <text:p>0,01</text:p>
          </table:table-cell>
          <table:table-cell table:style-name="ce23" table:formula="of:=[$veces04_SinFiltro.AC$35]" office:value-type="float" office:value="0.0080399375" calcext:value-type="float">
            <text:p>0,01</text:p>
          </table:table-cell>
          <table:table-cell table:style-name="ce23" table:formula="of:=[$veces04_SinFiltro.AD$35]" office:value-type="float" office:value="0.0078447375" calcext:value-type="float">
            <text:p>0,01</text:p>
          </table:table-cell>
          <table:table-cell table:style-name="ce23" table:formula="of:=([.L43]/[.B43])*1000000" office:value-type="float" office:value="28.7221510297483" calcext:value-type="float">
            <text:p>28,72</text:p>
          </table:table-cell>
          <table:table-cell table:style-name="ce3"/>
          <table:table-cell table:number-columns-repeated="1010"/>
        </table:table-row>
        <table:table-row table:style-name="ro1">
          <table:table-cell table:style-name="ce17" office:value-type="string" calcext:value-type="string">
            <text:p>v5</text:p>
          </table:table-cell>
          <table:table-cell table:style-name="ce23" table:formula="of:=[$veces01_SinFiltro.F$35]" office:value-type="float" office:value="273.125" calcext:value-type="float">
            <text:p>273,13</text:p>
          </table:table-cell>
          <table:table-cell table:style-name="ce23" table:formula="of:=[$veces05_SinFiltro.U$35]" office:value-type="float" office:value="1139.2" calcext:value-type="float">
            <text:p>1139,20</text:p>
          </table:table-cell>
          <table:table-cell table:style-name="ce23" table:formula="of:=[$veces05_SinFiltro.V$35]" office:value-type="float" office:value="99.7848875" calcext:value-type="float">
            <text:p>99,78</text:p>
          </table:table-cell>
          <table:table-cell table:style-name="ce23" table:formula="of:=[$veces05_SinFiltro.W$35]" office:value-type="float" office:value="0.21511375" calcext:value-type="float">
            <text:p>0,22</text:p>
          </table:table-cell>
          <table:table-cell table:style-name="ce23" table:formula="of:=[$veces05_SinFiltro.X$35]" office:value-type="float" office:value="44.047125" calcext:value-type="float">
            <text:p>44,05</text:p>
          </table:table-cell>
          <table:table-cell table:style-name="ce23" table:formula="of:=[$veces05_SinFiltro.Y$35]" office:value-type="float" office:value="82.2520875" calcext:value-type="float">
            <text:p>82,25</text:p>
          </table:table-cell>
          <table:table-cell table:style-name="ce23" table:formula="of:=[$veces05_SinFiltro.Z$35]" office:value-type="float" office:value="17.7479225" calcext:value-type="float">
            <text:p>17,75</text:p>
          </table:table-cell>
          <table:table-cell table:style-name="ce23" table:formula="of:=[$veces05_SinFiltro.AA$35]" office:value-type="float" office:value="46.8126125" calcext:value-type="float">
            <text:p>46,81</text:p>
          </table:table-cell>
          <table:table-cell table:style-name="ce23" table:formula="of:=[$veces05_SinFiltro.AB$35]" office:value-type="float" office:value="0.0099432" calcext:value-type="float">
            <text:p>0,01</text:p>
          </table:table-cell>
          <table:table-cell table:style-name="ce23" table:formula="of:=[$veces05_SinFiltro.AC$35]" office:value-type="float" office:value="0.0093242125" calcext:value-type="float">
            <text:p>0,01</text:p>
          </table:table-cell>
          <table:table-cell table:style-name="ce23" table:formula="of:=[$veces05_SinFiltro.AD$35]" office:value-type="float" office:value="0.0091401625" calcext:value-type="float">
            <text:p>0,01</text:p>
          </table:table-cell>
          <table:table-cell table:style-name="ce23" table:formula="of:=([.L44]/[.B44])*1000000" office:value-type="float" office:value="33.4651258581236" calcext:value-type="float">
            <text:p>33,47</text:p>
          </table:table-cell>
          <table:table-cell table:style-name="ce3"/>
          <table:table-cell table:number-columns-repeated="1010"/>
        </table:table-row>
        <table:table-row table:style-name="ro1">
          <table:table-cell table:style-name="ce17" office:value-type="string" calcext:value-type="string">
            <text:p>v10</text:p>
          </table:table-cell>
          <table:table-cell table:style-name="ce23" table:formula="of:=[$veces01_SinFiltro.F$35]" office:value-type="float" office:value="273.125" calcext:value-type="float">
            <text:p>273,13</text:p>
          </table:table-cell>
          <table:table-cell table:style-name="ce23" table:formula="of:=[$veces10_SinFiltro.U$35]" office:value-type="float" office:value="2265.1375" calcext:value-type="float">
            <text:p>2265,14</text:p>
          </table:table-cell>
          <table:table-cell table:style-name="ce23" table:formula="of:=[$veces10_SinFiltro.V$35]" office:value-type="float" office:value="99.7466375" calcext:value-type="float">
            <text:p>99,75</text:p>
          </table:table-cell>
          <table:table-cell table:style-name="ce23" table:formula="of:=[$veces10_SinFiltro.W$35]" office:value-type="float" office:value="0.2533555625" calcext:value-type="float">
            <text:p>0,25</text:p>
          </table:table-cell>
          <table:table-cell table:style-name="ce23" table:formula="of:=[$veces10_SinFiltro.X$35]" office:value-type="float" office:value="45.426625" calcext:value-type="float">
            <text:p>45,43</text:p>
          </table:table-cell>
          <table:table-cell table:style-name="ce23" table:formula="of:=[$veces10_SinFiltro.Y$35]" office:value-type="float" office:value="82.2753375" calcext:value-type="float">
            <text:p>82,28</text:p>
          </table:table-cell>
          <table:table-cell table:style-name="ce23" table:formula="of:=[$veces10_SinFiltro.Z$35]" office:value-type="float" office:value="17.72466125" calcext:value-type="float">
            <text:p>17,72</text:p>
          </table:table-cell>
          <table:table-cell table:style-name="ce23" table:formula="of:=[$veces10_SinFiltro.AA$35]" office:value-type="float" office:value="44.958425" calcext:value-type="float">
            <text:p>44,96</text:p>
          </table:table-cell>
          <table:table-cell table:style-name="ce23" table:formula="of:=[$veces10_SinFiltro.AB$35]" office:value-type="float" office:value="0.0122835625" calcext:value-type="float">
            <text:p>0,01</text:p>
          </table:table-cell>
          <table:table-cell table:style-name="ce23" table:formula="of:=[$veces10_SinFiltro.AC$35]" office:value-type="float" office:value="0.0185114625" calcext:value-type="float">
            <text:p>0,02</text:p>
          </table:table-cell>
          <table:table-cell table:style-name="ce23" table:formula="of:=[$veces10_SinFiltro.AD$35]" office:value-type="float" office:value="0.018306475" calcext:value-type="float">
            <text:p>0,02</text:p>
          </table:table-cell>
          <table:table-cell table:style-name="ce23" table:formula="of:=([.L45]/[.B45])*1000000" office:value-type="float" office:value="67.025995423341" calcext:value-type="float">
            <text:p>67,03</text:p>
          </table:table-cell>
          <table:table-cell table:style-name="ce3"/>
          <table:table-cell table:number-columns-repeated="1010"/>
        </table:table-row>
        <table:table-row table:style-name="ro1">
          <table:table-cell table:style-name="ce17" office:value-type="string" calcext:value-type="string">
            <text:p>v20</text:p>
          </table:table-cell>
          <table:table-cell table:style-name="ce23" table:formula="of:=[$veces01_SinFiltro.F$35]" office:value-type="float" office:value="273.125" calcext:value-type="float">
            <text:p>273,13</text:p>
          </table:table-cell>
          <table:table-cell table:style-name="ce23" table:formula="of:=[$veces20_SinFiltro.U$35]" office:value-type="float" office:value="4488.6875" calcext:value-type="float">
            <text:p>4488,69</text:p>
          </table:table-cell>
          <table:table-cell table:style-name="ce23" table:formula="of:=[$veces20_SinFiltro.V$35]" office:value-type="float" office:value="99.6880375" calcext:value-type="float">
            <text:p>99,69</text:p>
          </table:table-cell>
          <table:table-cell table:style-name="ce23" table:formula="of:=[$veces20_SinFiltro.W$35]" office:value-type="float" office:value="0.311968125" calcext:value-type="float">
            <text:p>0,31</text:p>
          </table:table-cell>
          <table:table-cell table:style-name="ce23" table:formula="of:=[$veces20_SinFiltro.X$35]" office:value-type="float" office:value="45.93585" calcext:value-type="float">
            <text:p>45,94</text:p>
          </table:table-cell>
          <table:table-cell table:style-name="ce23" table:formula="of:=[$veces20_SinFiltro.Y$35]" office:value-type="float" office:value="81.6078625" calcext:value-type="float">
            <text:p>81,61</text:p>
          </table:table-cell>
          <table:table-cell table:style-name="ce23" table:formula="of:=[$veces20_SinFiltro.Z$35]" office:value-type="float" office:value="18.3921375" calcext:value-type="float">
            <text:p>18,39</text:p>
          </table:table-cell>
          <table:table-cell table:style-name="ce23" table:formula="of:=[$veces20_SinFiltro.AA$35]" office:value-type="float" office:value="43.700375" calcext:value-type="float">
            <text:p>43,70</text:p>
          </table:table-cell>
          <table:table-cell table:style-name="ce23" table:formula="of:=[$veces20_SinFiltro.AB$35]" office:value-type="float" office:value="0.016486125" calcext:value-type="float">
            <text:p>0,02</text:p>
          </table:table-cell>
          <table:table-cell table:style-name="ce23" table:formula="of:=[$veces20_SinFiltro.AC$35]" office:value-type="float" office:value="0.036412375" calcext:value-type="float">
            <text:p>0,04</text:p>
          </table:table-cell>
          <table:table-cell table:style-name="ce23" table:formula="of:=[$veces20_SinFiltro.AD$35]" office:value-type="float" office:value="0.03619825" calcext:value-type="float">
            <text:p>0,04</text:p>
          </table:table-cell>
          <table:table-cell table:style-name="ce23" table:formula="of:=([.L46]/[.B46])*1000000" office:value-type="float" office:value="132.533638443936" calcext:value-type="float">
            <text:p>132,53</text:p>
          </table:table-cell>
          <table:table-cell table:style-name="ce3"/>
          <table:table-cell table:number-columns-repeated="1010"/>
        </table:table-row>
        <table:table-row table:style-name="ro1">
          <table:table-cell table:style-name="ce17" office:value-type="string" calcext:value-type="string">
            <text:p>v99</text:p>
          </table:table-cell>
          <table:table-cell table:style-name="ce23" table:formula="of:=[$veces01_SinFiltro.F$35]" office:value-type="float" office:value="273.125" calcext:value-type="float">
            <text:p>273,13</text:p>
          </table:table-cell>
          <table:table-cell table:style-name="ce23" table:formula="of:=[$veces99_SinFiltro.U$35]" office:value-type="float" office:value="20571.5375" calcext:value-type="float">
            <text:p>20571,54</text:p>
          </table:table-cell>
          <table:table-cell table:style-name="ce23" table:formula="of:=[$veces99_SinFiltro.V$35]" office:value-type="float" office:value="99.417225" calcext:value-type="float">
            <text:p>99,42</text:p>
          </table:table-cell>
          <table:table-cell table:style-name="ce23" table:formula="of:=[$veces99_SinFiltro.W$35]" office:value-type="float" office:value="0.582770975" calcext:value-type="float">
            <text:p>0,58</text:p>
          </table:table-cell>
          <table:table-cell table:style-name="ce23" table:formula="of:=[$veces99_SinFiltro.X$35]" office:value-type="float" office:value="47.79765" calcext:value-type="float">
            <text:p>47,80</text:p>
          </table:table-cell>
          <table:table-cell table:style-name="ce23" table:formula="of:=[$veces99_SinFiltro.Y$35]" office:value-type="float" office:value="81.0692625" calcext:value-type="float">
            <text:p>81,07</text:p>
          </table:table-cell>
          <table:table-cell table:style-name="ce23" table:formula="of:=[$veces99_SinFiltro.Z$35]" office:value-type="float" office:value="18.93073375" calcext:value-type="float">
            <text:p>18,93</text:p>
          </table:table-cell>
          <table:table-cell table:style-name="ce23" table:formula="of:=[$veces99_SinFiltro.AA$35]" office:value-type="float" office:value="40.56324625" calcext:value-type="float">
            <text:p>40,56</text:p>
          </table:table-cell>
          <table:table-cell table:style-name="ce23" table:formula="of:=[$veces99_SinFiltro.AB$35]" office:value-type="float" office:value="0.0526625" calcext:value-type="float">
            <text:p>0,05</text:p>
          </table:table-cell>
          <table:table-cell table:style-name="ce23" table:formula="of:=[$veces99_SinFiltro.AC$35]" office:value-type="float" office:value="0.2424531" calcext:value-type="float">
            <text:p>0,24</text:p>
          </table:table-cell>
          <table:table-cell table:style-name="ce23" table:formula="of:=[$veces99_SinFiltro.AD$35]" office:value-type="float" office:value="0.2419517125" calcext:value-type="float">
            <text:p>0,24</text:p>
          </table:table-cell>
          <table:table-cell table:style-name="ce23" table:formula="of:=([.L47]/[.B47])*1000000" office:value-type="float" office:value="885.864393592677" calcext:value-type="float">
            <text:p>885,86</text:p>
          </table:table-cell>
          <table:table-cell table:style-name="ce3"/>
          <table:table-cell table:number-columns-repeated="1010"/>
        </table:table-row>
        <table:table-row table:style-name="ro1">
          <table:table-cell table:style-name="ce18" office:value-type="string" calcext:value-type="string">
            <text:p>d1</text:p>
          </table:table-cell>
          <table:table-cell table:style-name="ce24" table:formula="of:=[$veces01_SinFiltro.F$35]" office:value-type="float" office:value="273.125" calcext:value-type="float">
            <text:p>273,13</text:p>
          </table:table-cell>
          <table:table-cell table:style-name="ce24" table:formula="of:=[$hamming1_SinFiltro.U$35]" office:value-type="float" office:value="8187.6625" calcext:value-type="float">
            <text:p>8187,66</text:p>
          </table:table-cell>
          <table:table-cell table:style-name="ce24" table:formula="of:=[$hamming1_SinFiltro.V$35]" office:value-type="float" office:value="99.6835375" calcext:value-type="float">
            <text:p>99,68</text:p>
          </table:table-cell>
          <table:table-cell table:style-name="ce24" table:formula="of:=[$hamming1_SinFiltro.W$35]" office:value-type="float" office:value="0.31645205" calcext:value-type="float">
            <text:p>0,32</text:p>
          </table:table-cell>
          <table:table-cell table:style-name="ce24" table:formula="of:=[$hamming1_SinFiltro.X$35]" office:value-type="float" office:value="50.8042625" calcext:value-type="float">
            <text:p>50,80</text:p>
          </table:table-cell>
          <table:table-cell table:style-name="ce24" table:formula="of:=[$hamming1_SinFiltro.Y$35]" office:value-type="float" office:value="82.4138375" calcext:value-type="float">
            <text:p>82,41</text:p>
          </table:table-cell>
          <table:table-cell table:style-name="ce24" table:formula="of:=[$hamming1_SinFiltro.Z$35]" office:value-type="float" office:value="17.5861575" calcext:value-type="float">
            <text:p>17,59</text:p>
          </table:table-cell>
          <table:table-cell table:style-name="ce24" table:formula="of:=[$hamming1_SinFiltro.AA$35]" office:value-type="float" office:value="38.13416" calcext:value-type="float">
            <text:p>38,13</text:p>
          </table:table-cell>
          <table:table-cell table:style-name="ce24" table:formula="of:=[$hamming1_SinFiltro.AB$35]" office:value-type="float" office:value="0.1301337375" calcext:value-type="float">
            <text:p>0,13</text:p>
          </table:table-cell>
          <table:table-cell table:style-name="ce24" table:formula="of:=[$hamming1_SinFiltro.AC$35]" office:value-type="float" office:value="0.1136860125" calcext:value-type="float">
            <text:p>0,11</text:p>
          </table:table-cell>
          <table:table-cell table:style-name="ce24" table:formula="of:=[$hamming1_SinFiltro.AD$35]" office:value-type="float" office:value="0.1132909625" calcext:value-type="float">
            <text:p>0,11</text:p>
          </table:table-cell>
          <table:table-cell table:style-name="ce24" table:formula="of:=([.L48]/[.B48])*1000000" office:value-type="float" office:value="414.79528604119" calcext:value-type="float">
            <text:p>414,80</text:p>
          </table:table-cell>
          <table:table-cell table:style-name="ce3"/>
          <table:table-cell table:number-columns-repeated="1010"/>
        </table:table-row>
        <table:table-row table:style-name="ro1">
          <table:table-cell table:style-name="ce18" office:value-type="string" calcext:value-type="string">
            <text:p>d2</text:p>
          </table:table-cell>
          <table:table-cell table:style-name="ce24" table:formula="of:=[$veces01_SinFiltro.F$35]" office:value-type="float" office:value="273.125" calcext:value-type="float">
            <text:p>273,13</text:p>
          </table:table-cell>
          <table:table-cell table:style-name="ce24" table:formula="of:=[$hamming2_SinFiltro.U$35]" office:value-type="float" office:value="238297.525" calcext:value-type="float">
            <text:p>238297,53</text:p>
          </table:table-cell>
          <table:table-cell table:style-name="ce24" table:formula="of:=[$hamming2_SinFiltro.V$35]" office:value-type="float" office:value="99.4469875" calcext:value-type="float">
            <text:p>99,45</text:p>
          </table:table-cell>
          <table:table-cell table:style-name="ce24" table:formula="of:=[$hamming2_SinFiltro.W$35]" office:value-type="float" office:value="0.5530106" calcext:value-type="float">
            <text:p>0,55</text:p>
          </table:table-cell>
          <table:table-cell table:style-name="ce24" table:formula="of:=[$hamming2_SinFiltro.X$35]" office:value-type="float" office:value="55.0621875" calcext:value-type="float">
            <text:p>55,06</text:p>
          </table:table-cell>
          <table:table-cell table:style-name="ce24" table:formula="of:=[$hamming2_SinFiltro.Y$35]" office:value-type="float" office:value="82.6145875" calcext:value-type="float">
            <text:p>82,61</text:p>
          </table:table-cell>
          <table:table-cell table:style-name="ce24" table:formula="of:=[$hamming2_SinFiltro.Z$35]" office:value-type="float" office:value="17.38541875" calcext:value-type="float">
            <text:p>17,39</text:p>
          </table:table-cell>
          <table:table-cell table:style-name="ce24" table:formula="of:=[$hamming2_SinFiltro.AA$35]" office:value-type="float" office:value="32.85061125" calcext:value-type="float">
            <text:p>32,85</text:p>
          </table:table-cell>
          <table:table-cell table:style-name="ce24" table:formula="of:=[$hamming2_SinFiltro.AB$35]" office:value-type="float" office:value="3.313845475" calcext:value-type="float">
            <text:p>3,31</text:p>
          </table:table-cell>
          <table:table-cell table:style-name="ce24" table:formula="of:=[$hamming2_SinFiltro.AC$35]" office:value-type="float" office:value="4.314057225" calcext:value-type="float">
            <text:p>4,31</text:p>
          </table:table-cell>
          <table:table-cell table:style-name="ce24" table:formula="of:=[$hamming2_SinFiltro.AD$35]" office:value-type="float" office:value="4.31344675" calcext:value-type="float">
            <text:p>4,31</text:p>
          </table:table-cell>
          <table:table-cell table:style-name="ce24" table:formula="of:=([.L49]/[.B49])*1000000" office:value-type="float" office:value="15792.9400457666" calcext:value-type="float">
            <text:p>15792,94</text:p>
          </table:table-cell>
          <table:table-cell table:style-name="ce3"/>
          <table:table-cell table:number-columns-repeated="1010"/>
        </table:table-row>
        <table:table-row table:style-name="ro1" table:number-rows-repeated="2">
          <table:table-cell table:style-name="ce3" table:number-columns-repeated="14"/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14"/>
          <table:table-cell table:style-name="ce31" office:value-type="string" calcext:value-type="string" table:number-columns-spanned="12" table:number-rows-spanned="1">
            <text:p>Grupo D</text:p>
          </table:table-cell>
          <table:covered-table-cell table:number-columns-repeated="11" table:style-name="ce31"/>
          <table:table-cell table:style-name="ce3"/>
          <table:table-cell table:number-columns-repeated="1010"/>
        </table:table-row>
        <table:table-row table:style-name="ro1">
          <table:table-cell table:style-name="ce2"/>
          <table:table-cell table:style-name="ce4" office:value-type="string" calcext:value-type="string">
            <text:p>Ejemplos</text:p>
          </table:table-cell>
          <table:table-cell table:style-name="ce4" office:value-type="string" calcext:value-type="string">
            <text:p>Patrones</text:p>
          </table:table-cell>
          <table:table-cell table:style-name="ce4" office:value-type="string" calcext:value-type="string">
            <text:p>Train</text:p>
          </table:table-cell>
          <table:table-cell table:style-name="ce4" office:value-type="string" calcext:value-type="string">
            <text:p>Error</text:p>
          </table:table-cell>
          <table:table-cell table:style-name="ce4" office:value-type="string" calcext:value-type="string">
            <text:p>Test</text:p>
          </table:table-cell>
          <table:table-cell table:style-name="ce4" office:value-type="string" calcext:value-type="string">
            <text:p>TestNC</text:p>
          </table:table-cell>
          <table:table-cell table:style-name="ce4" office:value-type="string" calcext:value-type="string">
            <text:p>Error</text:p>
          </table:table-cell>
          <table:table-cell table:style-name="ce4" office:value-type="string" calcext:value-type="string">
            <text:p>%NC</text:p>
          </table:table-cell>
          <table:table-cell table:style-name="ce6" office:value-type="string" calcext:value-type="string">
            <text:p>T_Train</text:p>
          </table:table-cell>
          <table:table-cell table:style-name="ce6" office:value-type="string" calcext:value-type="string">
            <text:p>T_Test</text:p>
          </table:table-cell>
          <table:table-cell table:style-name="ce6" office:value-type="string" calcext:value-type="string">
            <text:p>T_CPU_Test</text:p>
          </table:table-cell>
          <table:table-cell table:style-name="ce4" office:value-type="string" calcext:value-type="string">
            <text:p>Infer/Example</text:p>
          </table:table-cell>
          <table:table-cell table:style-name="ce14"/>
          <table:table-cell table:style-name="ce1" table:number-columns-repeated="1010"/>
        </table:table-row>
        <table:table-row table:style-name="ro1">
          <table:table-cell table:style-name="ce16" office:value-type="string" calcext:value-type="string">
            <text:p>v1</text:p>
          </table:table-cell>
          <table:table-cell table:style-name="ce22" table:formula="of:=[$veces01_SinFiltro.F$48]" office:value-type="float" office:value="6080.58333333333" calcext:value-type="float">
            <text:p>6080,58</text:p>
          </table:table-cell>
          <table:table-cell table:style-name="ce22" table:formula="of:=[$veces01_SinFiltro.G$48]" office:value-type="float" office:value="3197.93333333333" calcext:value-type="float">
            <text:p>3197,93</text:p>
          </table:table-cell>
          <table:table-cell table:style-name="ce22" table:formula="of:=[$veces01_SinFiltro.S$48]" office:value-type="float" office:value="91.301775" calcext:value-type="float">
            <text:p>91,30</text:p>
          </table:table-cell>
          <table:table-cell table:style-name="ce22" table:formula="of:=[$veces01_SinFiltro.T$48]" office:value-type="float" office:value="8.69821866666667" calcext:value-type="float">
            <text:p>8,70</text:p>
          </table:table-cell>
          <table:table-cell table:style-name="ce22" table:formula="of:=[$veces01_SinFiltro.U$48]" office:value-type="float" office:value="76.91665" calcext:value-type="float">
            <text:p>76,92</text:p>
          </table:table-cell>
          <table:table-cell table:style-name="ce22" table:formula="of:=[$veces01_SinFiltro.V$48]" office:value-type="float" office:value="78.3130666666667" calcext:value-type="float">
            <text:p>78,31</text:p>
          </table:table-cell>
          <table:table-cell table:style-name="ce22" table:formula="of:=[$veces01_SinFiltro.W$48]" office:value-type="float" office:value="21.6869375" calcext:value-type="float">
            <text:p>21,69</text:p>
          </table:table-cell>
          <table:table-cell table:style-name="ce22" table:formula="of:=[$veces01_SinFiltro.X$48]" office:value-type="float" office:value="1.707583775" calcext:value-type="float">
            <text:p>1,71</text:p>
          </table:table-cell>
          <table:table-cell table:style-name="ce22" table:formula="of:=[$veces01_SinFiltro.Y$48]" office:value-type="float" office:value="0.0943303916666667" calcext:value-type="float">
            <text:p>0,09</text:p>
          </table:table-cell>
          <table:table-cell table:style-name="ce22" table:formula="of:=[$veces01_SinFiltro.Z$48]" office:value-type="float" office:value="0.798866158333333" calcext:value-type="float">
            <text:p>0,80</text:p>
          </table:table-cell>
          <table:table-cell table:style-name="ce22" table:formula="of:=[$veces01_SinFiltro.AA$48]" office:value-type="float" office:value="0.794734766666667" calcext:value-type="float">
            <text:p>0,79</text:p>
          </table:table-cell>
          <table:table-cell table:style-name="ce22" table:formula="of:=[$veces01_SinFiltro.AB$48]" office:value-type="float" office:value="92.0348144406866" calcext:value-type="float">
            <text:p>92,03</text:p>
          </table:table-cell>
          <table:table-cell table:style-name="ce3"/>
          <table:table-cell table:number-columns-repeated="1010"/>
        </table:table-row>
        <table:table-row table:style-name="ro1">
          <table:table-cell table:style-name="ce17" office:value-type="string" calcext:value-type="string">
            <text:p>v2</text:p>
          </table:table-cell>
          <table:table-cell table:style-name="ce23" table:formula="of:=[$veces02_SinFiltro.F$48]" office:value-type="float" office:value="6080.58333333333" calcext:value-type="float">
            <text:p>6080,58</text:p>
          </table:table-cell>
          <table:table-cell table:style-name="ce23" table:formula="of:=[$veces02_SinFiltro.G$48]" office:value-type="float" office:value="6249.80833333333" calcext:value-type="float">
            <text:p>6249,81</text:p>
          </table:table-cell>
          <table:table-cell table:style-name="ce23" table:formula="of:=[$veces02_SinFiltro.V$48]" office:value-type="float" office:value="90.4519416666667" calcext:value-type="float">
            <text:p>90,45</text:p>
          </table:table-cell>
          <table:table-cell table:style-name="ce23" table:formula="of:=[$veces02_SinFiltro.W$48]" office:value-type="float" office:value="9.548056" calcext:value-type="float">
            <text:p>9,55</text:p>
          </table:table-cell>
          <table:table-cell table:style-name="ce23" table:formula="of:=[$veces02_SinFiltro.X$48]" office:value-type="float" office:value="76.369325" calcext:value-type="float">
            <text:p>76,37</text:p>
          </table:table-cell>
          <table:table-cell table:style-name="ce23" table:formula="of:=[$veces02_SinFiltro.Y$48]" office:value-type="float" office:value="77.583625" calcext:value-type="float">
            <text:p>77,58</text:p>
          </table:table-cell>
          <table:table-cell table:style-name="ce23" table:formula="of:=[$veces02_SinFiltro.Z$48]" office:value-type="float" office:value="22.4163841666667" calcext:value-type="float">
            <text:p>22,42</text:p>
          </table:table-cell>
          <table:table-cell table:style-name="ce23" table:formula="of:=[$veces02_SinFiltro.AA$48]" office:value-type="float" office:value="1.49356994166667" calcext:value-type="float">
            <text:p>1,49</text:p>
          </table:table-cell>
          <table:table-cell table:style-name="ce23" table:formula="of:=[$veces02_SinFiltro.AB$48]" office:value-type="float" office:value="0.10005425" calcext:value-type="float">
            <text:p>0,10</text:p>
          </table:table-cell>
          <table:table-cell table:style-name="ce23" table:formula="of:=[$veces02_SinFiltro.AC$48]" office:value-type="float" office:value="1.61920085833333" calcext:value-type="float">
            <text:p>1,62</text:p>
          </table:table-cell>
          <table:table-cell table:style-name="ce23" table:formula="of:=[$veces02_SinFiltro.AD$48]" office:value-type="float" office:value="1.61434405833333" calcext:value-type="float">
            <text:p>1,61</text:p>
          </table:table-cell>
          <table:table-cell table:style-name="ce23" table:formula="of:=[$veces02_SinFiltro.AE$48]" office:value-type="float" office:value="184.840086524386" calcext:value-type="float">
            <text:p>184,84</text:p>
          </table:table-cell>
          <table:table-cell table:style-name="ce3"/>
          <table:table-cell table:number-columns-repeated="1010"/>
        </table:table-row>
        <table:table-row table:style-name="ro1">
          <table:table-cell table:style-name="ce17" office:value-type="string" calcext:value-type="string">
            <text:p>v3</text:p>
          </table:table-cell>
          <table:table-cell table:style-name="ce23" table:formula="of:=[$veces03_SinFiltro.F$48]" office:value-type="float" office:value="6080.58333333333" calcext:value-type="float">
            <text:p>6080,58</text:p>
          </table:table-cell>
          <table:table-cell table:style-name="ce23" table:formula="of:=[$veces03_SinFiltro.G$48]" office:value-type="float" office:value="9184.78333333334" calcext:value-type="float">
            <text:p>9184,78</text:p>
          </table:table-cell>
          <table:table-cell table:style-name="ce23" table:formula="of:=[$veces03_SinFiltro.V$48]" office:value-type="float" office:value="89.9473333333333" calcext:value-type="float">
            <text:p>89,95</text:p>
          </table:table-cell>
          <table:table-cell table:style-name="ce23" table:formula="of:=[$veces03_SinFiltro.W$48]" office:value-type="float" office:value="10.0526745416667" calcext:value-type="float">
            <text:p>10,05</text:p>
          </table:table-cell>
          <table:table-cell table:style-name="ce23" table:formula="of:=[$veces03_SinFiltro.X$48]" office:value-type="float" office:value="76.2637" calcext:value-type="float">
            <text:p>76,26</text:p>
          </table:table-cell>
          <table:table-cell table:style-name="ce23" table:formula="of:=[$veces03_SinFiltro.Y$48]" office:value-type="float" office:value="77.3922916666667" calcext:value-type="float">
            <text:p>77,39</text:p>
          </table:table-cell>
          <table:table-cell table:style-name="ce23" table:formula="of:=[$veces03_SinFiltro.Z$48]" office:value-type="float" office:value="22.6077225" calcext:value-type="float">
            <text:p>22,61</text:p>
          </table:table-cell>
          <table:table-cell table:style-name="ce23" table:formula="of:=[$veces03_SinFiltro.AA$48]" office:value-type="float" office:value="1.38831420833333" calcext:value-type="float">
            <text:p>1,39</text:p>
          </table:table-cell>
          <table:table-cell table:style-name="ce23" table:formula="of:=[$veces03_SinFiltro.AB$48]" office:value-type="float" office:value="0.106280541666667" calcext:value-type="float">
            <text:p>0,11</text:p>
          </table:table-cell>
          <table:table-cell table:style-name="ce23" table:formula="of:=[$veces03_SinFiltro.AC$48]" office:value-type="float" office:value="2.59847524166667" calcext:value-type="float">
            <text:p>2,60</text:p>
          </table:table-cell>
          <table:table-cell table:style-name="ce23" table:formula="of:=[$veces03_SinFiltro.AD$48]" office:value-type="float" office:value="2.59266585" calcext:value-type="float">
            <text:p>2,59</text:p>
          </table:table-cell>
          <table:table-cell table:style-name="ce23" table:formula="of:=[$veces03_SinFiltro.AE$48]" office:value-type="float" office:value="288.179672617926" calcext:value-type="float">
            <text:p>288,18</text:p>
          </table:table-cell>
          <table:table-cell table:style-name="ce3"/>
          <table:table-cell table:number-columns-repeated="1010"/>
        </table:table-row>
        <table:table-row table:style-name="ro1">
          <table:table-cell table:style-name="ce17" office:value-type="string" calcext:value-type="string">
            <text:p>v4</text:p>
          </table:table-cell>
          <table:table-cell table:style-name="ce23" table:formula="of:=[$veces04_SinFiltro.F$48]" office:value-type="float" office:value="6080.58333333333" calcext:value-type="float">
            <text:p>6080,58</text:p>
          </table:table-cell>
          <table:table-cell table:style-name="ce23" table:formula="of:=[$veces04_SinFiltro.G$48]" office:value-type="float" office:value="12119.5166666667" calcext:value-type="float">
            <text:p>12119,52</text:p>
          </table:table-cell>
          <table:table-cell table:style-name="ce23" table:formula="of:=[$veces04_SinFiltro.V$48]" office:value-type="float" office:value="89.3462416666667" calcext:value-type="float">
            <text:p>89,35</text:p>
          </table:table-cell>
          <table:table-cell table:style-name="ce23" table:formula="of:=[$veces04_SinFiltro.W$48]" office:value-type="float" office:value="10.6537620666667" calcext:value-type="float">
            <text:p>10,65</text:p>
          </table:table-cell>
          <table:table-cell table:style-name="ce23" table:formula="of:=[$veces04_SinFiltro.X$48]" office:value-type="float" office:value="76.1001583333333" calcext:value-type="float">
            <text:p>76,10</text:p>
          </table:table-cell>
          <table:table-cell table:style-name="ce23" table:formula="of:=[$veces04_SinFiltro.Y$48]" office:value-type="float" office:value="77.2123666666667" calcext:value-type="float">
            <text:p>77,21</text:p>
          </table:table-cell>
          <table:table-cell table:style-name="ce23" table:formula="of:=[$veces04_SinFiltro.Z$48]" office:value-type="float" office:value="22.7876458333333" calcext:value-type="float">
            <text:p>22,79</text:p>
          </table:table-cell>
          <table:table-cell table:style-name="ce23" table:formula="of:=[$veces04_SinFiltro.AA$48]" office:value-type="float" office:value="1.366423375" calcext:value-type="float">
            <text:p>1,37</text:p>
          </table:table-cell>
          <table:table-cell table:style-name="ce23" table:formula="of:=[$veces04_SinFiltro.AB$48]" office:value-type="float" office:value="0.116848808333333" calcext:value-type="float">
            <text:p>0,12</text:p>
          </table:table-cell>
          <table:table-cell table:style-name="ce23" table:formula="of:=[$veces04_SinFiltro.AC$48]" office:value-type="float" office:value="4.178796575" calcext:value-type="float">
            <text:p>4,18</text:p>
          </table:table-cell>
          <table:table-cell table:style-name="ce23" table:formula="of:=[$veces04_SinFiltro.AD$48]" office:value-type="float" office:value="4.17069028333333" calcext:value-type="float">
            <text:p>4,17</text:p>
          </table:table-cell>
          <table:table-cell table:style-name="ce23" table:formula="of:=[$veces04_SinFiltro.AE$48]" office:value-type="float" office:value="438.017137302674" calcext:value-type="float">
            <text:p>438,02</text:p>
          </table:table-cell>
          <table:table-cell table:style-name="ce3"/>
          <table:table-cell table:number-columns-repeated="1010"/>
        </table:table-row>
        <table:table-row table:style-name="ro1">
          <table:table-cell table:style-name="ce17" office:value-type="string" calcext:value-type="string">
            <text:p>v5</text:p>
          </table:table-cell>
          <table:table-cell table:style-name="ce23" table:formula="of:=[$veces05_SinFiltro.F$48]" office:value-type="float" office:value="6080.58333333333" calcext:value-type="float">
            <text:p>6080,58</text:p>
          </table:table-cell>
          <table:table-cell table:style-name="ce23" table:formula="of:=[$veces05_SinFiltro.G$48]" office:value-type="float" office:value="14972.125" calcext:value-type="float">
            <text:p>14972,13</text:p>
          </table:table-cell>
          <table:table-cell table:style-name="ce23" table:formula="of:=[$veces05_SinFiltro.V$48]" office:value-type="float" office:value="89.2282416666667" calcext:value-type="float">
            <text:p>89,23</text:p>
          </table:table-cell>
          <table:table-cell table:style-name="ce23" table:formula="of:=[$veces05_SinFiltro.W$48]" office:value-type="float" office:value="10.7717516333333" calcext:value-type="float">
            <text:p>10,77</text:p>
          </table:table-cell>
          <table:table-cell table:style-name="ce23" table:formula="of:=[$veces05_SinFiltro.X$48]" office:value-type="float" office:value="76.4555583333333" calcext:value-type="float">
            <text:p>76,46</text:p>
          </table:table-cell>
          <table:table-cell table:style-name="ce23" table:formula="of:=[$veces05_SinFiltro.Y$48]" office:value-type="float" office:value="77.4561333333333" calcext:value-type="float">
            <text:p>77,46</text:p>
          </table:table-cell>
          <table:table-cell table:style-name="ce23" table:formula="of:=[$veces05_SinFiltro.Z$48]" office:value-type="float" office:value="22.5438666666667" calcext:value-type="float">
            <text:p>22,54</text:p>
          </table:table-cell>
          <table:table-cell table:style-name="ce23" table:formula="of:=[$veces05_SinFiltro.AA$48]" office:value-type="float" office:value="1.22358254166667" calcext:value-type="float">
            <text:p>1,22</text:p>
          </table:table-cell>
          <table:table-cell table:style-name="ce23" table:formula="of:=[$veces05_SinFiltro.AB$48]" office:value-type="float" office:value="0.124959808333333" calcext:value-type="float">
            <text:p>0,12</text:p>
          </table:table-cell>
          <table:table-cell table:style-name="ce23" table:formula="of:=[$veces05_SinFiltro.AC$48]" office:value-type="float" office:value="5.514639875" calcext:value-type="float">
            <text:p>5,51</text:p>
          </table:table-cell>
          <table:table-cell table:style-name="ce23" table:formula="of:=[$veces05_SinFiltro.AD$48]" office:value-type="float" office:value="5.50506834166667" calcext:value-type="float">
            <text:p>5,51</text:p>
          </table:table-cell>
          <table:table-cell table:style-name="ce23" table:formula="of:=[$veces05_SinFiltro.AE$48]" office:value-type="float" office:value="575.445047093187" calcext:value-type="float">
            <text:p>575,45</text:p>
          </table:table-cell>
          <table:table-cell table:style-name="ce3"/>
          <table:table-cell table:number-columns-repeated="1010"/>
        </table:table-row>
        <table:table-row table:style-name="ro1">
          <table:table-cell table:style-name="ce17" office:value-type="string" calcext:value-type="string">
            <text:p>v10</text:p>
          </table:table-cell>
          <table:table-cell table:style-name="ce23" table:formula="of:=[$veces10_SinFiltro.F$48]" office:value-type="float" office:value="6080.58333333333" calcext:value-type="float">
            <text:p>6080,58</text:p>
          </table:table-cell>
          <table:table-cell table:style-name="ce23" table:formula="of:=[$veces10_SinFiltro.G$48]" office:value-type="float" office:value="29124.8833333333" calcext:value-type="float">
            <text:p>29124,88</text:p>
          </table:table-cell>
          <table:table-cell table:style-name="ce23" table:formula="of:=[$veces10_SinFiltro.V$48]" office:value-type="float" office:value="91.301775" calcext:value-type="float">
            <text:p>91,30</text:p>
          </table:table-cell>
          <table:table-cell table:style-name="ce23" table:formula="of:=[$veces10_SinFiltro.W$48]" office:value-type="float" office:value="8.69821866666667" calcext:value-type="float">
            <text:p>8,70</text:p>
          </table:table-cell>
          <table:table-cell table:style-name="ce23" table:formula="of:=[$veces10_SinFiltro.X$48]" office:value-type="float" office:value="76.91665" calcext:value-type="float">
            <text:p>76,92</text:p>
          </table:table-cell>
          <table:table-cell table:style-name="ce23" table:formula="of:=[$veces10_SinFiltro.Y$48]" office:value-type="float" office:value="78.3130666666667" calcext:value-type="float">
            <text:p>78,31</text:p>
          </table:table-cell>
          <table:table-cell table:style-name="ce23" table:formula="of:=[$veces10_SinFiltro.Z$48]" office:value-type="float" office:value="21.6869375" calcext:value-type="float">
            <text:p>21,69</text:p>
          </table:table-cell>
          <table:table-cell table:style-name="ce23" table:formula="of:=[$veces10_SinFiltro.AA$48]" office:value-type="float" office:value="1.707583775" calcext:value-type="float">
            <text:p>1,71</text:p>
          </table:table-cell>
          <table:table-cell table:style-name="ce23" table:formula="of:=[$veces10_SinFiltro.AB$48]" office:value-type="float" office:value="0.0937973916666667" calcext:value-type="float">
            <text:p>0,09</text:p>
          </table:table-cell>
          <table:table-cell table:style-name="ce23" table:formula="of:=[$veces10_SinFiltro.AC$48]" office:value-type="float" office:value="0.79965855" calcext:value-type="float">
            <text:p>0,80</text:p>
          </table:table-cell>
          <table:table-cell table:style-name="ce23" table:formula="of:=[$veces10_SinFiltro.AD$48]" office:value-type="float" office:value="0.795515225" calcext:value-type="float">
            <text:p>0,80</text:p>
          </table:table-cell>
          <table:table-cell table:style-name="ce23" table:formula="of:=[$veces10_SinFiltro.AE$48]" office:value-type="float" office:value="91.9210270483227" calcext:value-type="float">
            <text:p>91,92</text:p>
          </table:table-cell>
          <table:table-cell table:style-name="ce3"/>
          <table:table-cell table:number-columns-repeated="1010"/>
        </table:table-row>
        <table:table-row table:style-name="ro1">
          <table:table-cell table:style-name="ce17" office:value-type="string" calcext:value-type="string">
            <text:p>v20</text:p>
          </table:table-cell>
          <table:table-cell table:style-name="ce23" table:formula="of:=[$veces20_SinFiltro.F$48]" office:value-type="float" office:value="6080.58333333333" calcext:value-type="float">
            <text:p>6080,58</text:p>
          </table:table-cell>
          <table:table-cell table:style-name="ce23" table:formula="of:=[$veces20_SinFiltro.G$48]" office:value-type="float" office:value="56448.4333333333" calcext:value-type="float">
            <text:p>56448,43</text:p>
          </table:table-cell>
          <table:table-cell table:style-name="ce23" table:formula="of:=[$veces20_SinFiltro.V$48]" office:value-type="float" office:value="91.301775" calcext:value-type="float">
            <text:p>91,30</text:p>
          </table:table-cell>
          <table:table-cell table:style-name="ce23" table:formula="of:=[$veces20_SinFiltro.W$48]" office:value-type="float" office:value="8.69821866666667" calcext:value-type="float">
            <text:p>8,70</text:p>
          </table:table-cell>
          <table:table-cell table:style-name="ce23" table:formula="of:=[$veces20_SinFiltro.X$48]" office:value-type="float" office:value="76.91665" calcext:value-type="float">
            <text:p>76,92</text:p>
          </table:table-cell>
          <table:table-cell table:style-name="ce23" table:formula="of:=[$veces20_SinFiltro.Y$48]" office:value-type="float" office:value="78.3130666666667" calcext:value-type="float">
            <text:p>78,31</text:p>
          </table:table-cell>
          <table:table-cell table:style-name="ce23" table:formula="of:=[$veces20_SinFiltro.Z$48]" office:value-type="float" office:value="21.6869375" calcext:value-type="float">
            <text:p>21,69</text:p>
          </table:table-cell>
          <table:table-cell table:style-name="ce23" table:formula="of:=[$veces20_SinFiltro.AA$48]" office:value-type="float" office:value="1.707583775" calcext:value-type="float">
            <text:p>1,71</text:p>
          </table:table-cell>
          <table:table-cell table:style-name="ce23" table:formula="of:=[$veces20_SinFiltro.AB$48]" office:value-type="float" office:value="0.0943711" calcext:value-type="float">
            <text:p>0,09</text:p>
          </table:table-cell>
          <table:table-cell table:style-name="ce23" table:formula="of:=[$veces20_SinFiltro.AC$48]" office:value-type="float" office:value="0.8006411" calcext:value-type="float">
            <text:p>0,80</text:p>
          </table:table-cell>
          <table:table-cell table:style-name="ce23" table:formula="of:=[$veces20_SinFiltro.AD$48]" office:value-type="float" office:value="0.796423841666667" calcext:value-type="float">
            <text:p>0,80</text:p>
          </table:table-cell>
          <table:table-cell table:style-name="ce23" table:formula="of:=[$veces20_SinFiltro.AE$48]" office:value-type="float" office:value="92.0664658566309" calcext:value-type="float">
            <text:p>92,07</text:p>
          </table:table-cell>
          <table:table-cell table:style-name="ce3"/>
          <table:table-cell table:number-columns-repeated="1010"/>
        </table:table-row>
        <table:table-row table:style-name="ro1">
          <table:table-cell table:style-name="ce17" office:value-type="string" calcext:value-type="string">
            <text:p>v99</text:p>
          </table:table-cell>
          <table:table-cell table:style-name="ce23" table:formula="of:=[$veces99_SinFiltro.F$48]" office:value-type="float" office:value="6080.58333333333" calcext:value-type="float">
            <text:p>6080,58</text:p>
          </table:table-cell>
          <table:table-cell table:style-name="ce23" table:formula="of:=[$veces99_SinFiltro.G$48]" office:value-type="float" office:value="254975.833333333" calcext:value-type="float">
            <text:p>254975,83</text:p>
          </table:table-cell>
          <table:table-cell table:style-name="ce23" table:formula="of:=[$veces99_SinFiltro.V$48]" office:value-type="float" office:value="91.301775" calcext:value-type="float">
            <text:p>91,30</text:p>
          </table:table-cell>
          <table:table-cell table:style-name="ce23" table:formula="of:=[$veces99_SinFiltro.W$48]" office:value-type="float" office:value="8.69821866666667" calcext:value-type="float">
            <text:p>8,70</text:p>
          </table:table-cell>
          <table:table-cell table:style-name="ce23" table:formula="of:=[$veces99_SinFiltro.X$48]" office:value-type="float" office:value="76.91665" calcext:value-type="float">
            <text:p>76,92</text:p>
          </table:table-cell>
          <table:table-cell table:style-name="ce23" table:formula="of:=[$veces99_SinFiltro.Y$48]" office:value-type="float" office:value="78.3130666666667" calcext:value-type="float">
            <text:p>78,31</text:p>
          </table:table-cell>
          <table:table-cell table:style-name="ce23" table:formula="of:=[$veces99_SinFiltro.Z$48]" office:value-type="float" office:value="21.6869375" calcext:value-type="float">
            <text:p>21,69</text:p>
          </table:table-cell>
          <table:table-cell table:style-name="ce23" table:formula="of:=[$veces99_SinFiltro.AA$48]" office:value-type="float" office:value="1.707583775" calcext:value-type="float">
            <text:p>1,71</text:p>
          </table:table-cell>
          <table:table-cell table:style-name="ce23" table:formula="of:=[$veces99_SinFiltro.AB$48]" office:value-type="float" office:value="0.094214125" calcext:value-type="float">
            <text:p>0,09</text:p>
          </table:table-cell>
          <table:table-cell table:style-name="ce23" table:formula="of:=[$veces99_SinFiltro.AC$48]" office:value-type="float" office:value="0.805603758333333" calcext:value-type="float">
            <text:p>0,81</text:p>
          </table:table-cell>
          <table:table-cell table:style-name="ce23" table:formula="of:=[$veces99_SinFiltro.AD$48]" office:value-type="float" office:value="0.801288975" calcext:value-type="float">
            <text:p>0,80</text:p>
          </table:table-cell>
          <table:table-cell table:style-name="ce23" table:formula="of:=[$veces99_SinFiltro.AE$48]" office:value-type="float" office:value="93.068120432259" calcext:value-type="float">
            <text:p>93,07</text:p>
          </table:table-cell>
          <table:table-cell table:style-name="ce3"/>
          <table:table-cell table:number-columns-repeated="1010"/>
        </table:table-row>
        <table:table-row table:style-name="ro1">
          <table:table-cell table:style-name="ce18" office:value-type="string" calcext:value-type="string">
            <text:p>d1</text:p>
          </table:table-cell>
          <table:table-cell table:style-name="ce24" table:formula="of:=[$hamming1_SinFiltro.F$48]" office:value-type="float" office:value="6080.58333333333" calcext:value-type="float">
            <text:p>6080,58</text:p>
          </table:table-cell>
          <table:table-cell table:style-name="ce24" table:formula="of:=[$hamming1_SinFiltro.G$48]" office:value-type="float" office:value="56329.125" calcext:value-type="float">
            <text:p>56329,13</text:p>
          </table:table-cell>
          <table:table-cell table:style-name="ce24" table:formula="of:=[$hamming1_SinFiltro.V$48]" office:value-type="float" office:value="87.9536416666667" calcext:value-type="float">
            <text:p>87,95</text:p>
          </table:table-cell>
          <table:table-cell table:style-name="ce24" table:formula="of:=[$hamming1_SinFiltro.W$48]" office:value-type="float" office:value="12.0463611666667" calcext:value-type="float">
            <text:p>12,05</text:p>
          </table:table-cell>
          <table:table-cell table:style-name="ce24" table:formula="of:=[$hamming1_SinFiltro.X$48]" office:value-type="float" office:value="78.6804416666667" calcext:value-type="float">
            <text:p>78,68</text:p>
          </table:table-cell>
          <table:table-cell table:style-name="ce24" table:formula="of:=[$hamming1_SinFiltro.Y$48]" office:value-type="float" office:value="79.12135" calcext:value-type="float">
            <text:p>79,12</text:p>
          </table:table-cell>
          <table:table-cell table:style-name="ce24" table:formula="of:=[$hamming1_SinFiltro.Z$48]" office:value-type="float" office:value="20.8786440833333" calcext:value-type="float">
            <text:p>20,88</text:p>
          </table:table-cell>
          <table:table-cell table:style-name="ce24" table:formula="of:=[$hamming1_SinFiltro.AA$48]" office:value-type="float" office:value="0.535555316666667" calcext:value-type="float">
            <text:p>0,54</text:p>
          </table:table-cell>
          <table:table-cell table:style-name="ce24" table:formula="of:=[$hamming1_SinFiltro.AB$48]" office:value-type="float" office:value="0.530492991666667" calcext:value-type="float">
            <text:p>0,53</text:p>
          </table:table-cell>
          <table:table-cell table:style-name="ce24" table:formula="of:=[$hamming1_SinFiltro.AC$48]" office:value-type="float" office:value="21.86887775" calcext:value-type="float">
            <text:p>21,87</text:p>
          </table:table-cell>
          <table:table-cell table:style-name="ce24" table:formula="of:=[$hamming1_SinFiltro.AD$48]" office:value-type="float" office:value="21.8562100833333" calcext:value-type="float">
            <text:p>21,86</text:p>
          </table:table-cell>
          <table:table-cell table:style-name="ce24" table:formula="of:=[$hamming1_SinFiltro.AE$48]" office:value-type="float" office:value="2661.53482664343" calcext:value-type="float">
            <text:p>2661,53</text:p>
          </table:table-cell>
          <table:table-cell table:style-name="ce3"/>
          <table:table-cell table:number-columns-repeated="1010"/>
        </table:table-row>
        <table:table-row table:style-name="ro1">
          <table:table-cell table:style-name="ce18" office:value-type="string" calcext:value-type="string">
            <text:p>d2</text:p>
          </table:table-cell>
          <table:table-cell table:style-name="ce24" table:formula="of:=[$hamming2_SinFiltro.F$48]" office:value-type="float" office:value="6080.58333333333" calcext:value-type="float">
            <text:p>6080,58</text:p>
          </table:table-cell>
          <table:table-cell table:style-name="ce24" table:formula="of:=[$hamming2_SinFiltro.G$48]" office:value-type="float" office:value="603333.158333333" calcext:value-type="float">
            <text:p>603333,16</text:p>
          </table:table-cell>
          <table:table-cell table:style-name="ce24" table:formula="of:=[$hamming2_SinFiltro.V$48]" office:value-type="float" office:value="85.3193083333333" calcext:value-type="float">
            <text:p>85,32</text:p>
          </table:table-cell>
          <table:table-cell table:style-name="ce24" table:formula="of:=[$hamming2_SinFiltro.W$48]" office:value-type="float" office:value="14.680697" calcext:value-type="float">
            <text:p>14,68</text:p>
          </table:table-cell>
          <table:table-cell table:style-name="ce24" table:formula="of:=[$hamming2_SinFiltro.X$48]" office:value-type="float" office:value="80.0949583333333" calcext:value-type="float">
            <text:p>80,09</text:p>
          </table:table-cell>
          <table:table-cell table:style-name="ce24" table:formula="of:=[$hamming2_SinFiltro.Y$48]" office:value-type="float" office:value="80.3746666666667" calcext:value-type="float">
            <text:p>80,37</text:p>
          </table:table-cell>
          <table:table-cell table:style-name="ce24" table:formula="of:=[$hamming2_SinFiltro.Z$48]" office:value-type="float" office:value="19.6253300833333" calcext:value-type="float">
            <text:p>19,63</text:p>
          </table:table-cell>
          <table:table-cell table:style-name="ce24" table:formula="of:=[$hamming2_SinFiltro.AA$48]" office:value-type="float" office:value="0.336174625" calcext:value-type="float">
            <text:p>0,34</text:p>
          </table:table-cell>
          <table:table-cell table:style-name="ce24" table:formula="of:=[$hamming2_SinFiltro.AB$48]" office:value-type="float" office:value="5.04397425" calcext:value-type="float">
            <text:p>5,04</text:p>
          </table:table-cell>
          <table:table-cell table:style-name="ce24" table:formula="of:=[$hamming2_SinFiltro.AC$48]" office:value-type="float" office:value="240.790946833333" calcext:value-type="float">
            <text:p>240,79</text:p>
          </table:table-cell>
          <table:table-cell table:style-name="ce24" table:formula="of:=[$hamming2_SinFiltro.AD$48]" office:value-type="float" office:value="240.77412775" calcext:value-type="float">
            <text:p>240,77</text:p>
          </table:table-cell>
          <table:table-cell table:style-name="ce24" table:formula="of:=[$hamming2_SinFiltro.AE$48]" office:value-type="float" office:value="34512.1774401713" calcext:value-type="float">
            <text:p>34512,18</text:p>
          </table:table-cell>
          <table:table-cell table:style-name="ce3"/>
          <table:table-cell table:number-columns-repeated="1010"/>
        </table:table-row>
      </table:table>
      <table:table table:name="Resumen_ConFiltro" table:style-name="ta1">
        <table:table-column table:style-name="co1" table:default-cell-style-name="ce2"/>
        <table:table-column table:style-name="co1" table:number-columns-repeated="12" table:default-cell-style-name="ce5"/>
        <table:table-column table:style-name="co1" table:number-columns-repeated="1011" table:default-cell-style-name="Default"/>
        <table:table-row table:style-name="ro1">
          <table:table-cell table:style-name="Default" table:number-columns-repeated="13"/>
          <table:table-cell table:number-columns-repeated="1011"/>
        </table:table-row>
        <table:table-row table:style-name="ro1">
          <table:table-cell table:style-name="ce1"/>
          <table:table-cell table:style-name="ce31" office:value-type="string" calcext:value-type="string" table:number-columns-spanned="12" table:number-rows-spanned="1">
            <text:p>Grupo A</text:p>
          </table:table-cell>
          <table:covered-table-cell table:number-columns-repeated="11" table:style-name="ce31"/>
          <table:table-cell table:number-columns-repeated="1011"/>
        </table:table-row>
        <table:table-row table:style-name="ro1">
          <table:table-cell/>
          <table:table-cell table:style-name="ce4" office:value-type="string" calcext:value-type="string">
            <text:p>Ejemplos</text:p>
          </table:table-cell>
          <table:table-cell table:style-name="ce4" office:value-type="string" calcext:value-type="string">
            <text:p>Patrones</text:p>
          </table:table-cell>
          <table:table-cell table:style-name="ce4" office:value-type="string" calcext:value-type="string">
            <text:p>Train</text:p>
          </table:table-cell>
          <table:table-cell table:style-name="ce4" office:value-type="string" calcext:value-type="string">
            <text:p>Error</text:p>
          </table:table-cell>
          <table:table-cell table:style-name="ce4" office:value-type="string" calcext:value-type="string">
            <text:p>Test</text:p>
          </table:table-cell>
          <table:table-cell table:style-name="ce4" office:value-type="string" calcext:value-type="string">
            <text:p>TestNC</text:p>
          </table:table-cell>
          <table:table-cell table:style-name="ce4" office:value-type="string" calcext:value-type="string">
            <text:p>Error</text:p>
          </table:table-cell>
          <table:table-cell table:style-name="ce4" office:value-type="string" calcext:value-type="string">
            <text:p>%NC</text:p>
          </table:table-cell>
          <table:table-cell table:style-name="ce6" office:value-type="string" calcext:value-type="string">
            <text:p>T_Train</text:p>
          </table:table-cell>
          <table:table-cell table:style-name="ce6" office:value-type="string" calcext:value-type="string">
            <text:p>T_Test</text:p>
          </table:table-cell>
          <table:table-cell table:style-name="ce6" office:value-type="string" calcext:value-type="string">
            <text:p>T_CPU_Test</text:p>
          </table:table-cell>
          <table:table-cell table:style-name="ce4" office:value-type="string" calcext:value-type="string">
            <text:p>Infer/Example</text:p>
          </table:table-cell>
          <table:table-cell table:style-name="ce1" table:number-columns-repeated="1011"/>
        </table:table-row>
        <table:table-row table:style-name="ro1">
          <table:table-cell office:value-type="string" calcext:value-type="string">
            <text:p>v1</text:p>
          </table:table-cell>
          <table:table-cell table:formula="of:=[$veces01_ConFiltro.F$16]" office:value-type="float" office:value="5925.35714285714" calcext:value-type="float">
            <text:p>5925,36</text:p>
          </table:table-cell>
          <table:table-cell table:formula="of:=[$veces01_ConFiltro.G$16]" office:value-type="float" office:value="157.385714285714" calcext:value-type="float">
            <text:p>157,39</text:p>
          </table:table-cell>
          <table:table-cell table:formula="of:=[$veces01_ConFiltro.H$16]" office:value-type="float" office:value="84.0639142857143" calcext:value-type="float">
            <text:p>84,06</text:p>
          </table:table-cell>
          <table:table-cell table:formula="of:=[$veces01_ConFiltro.I$16]" office:value-type="float" office:value="15.27437" calcext:value-type="float">
            <text:p>15,27</text:p>
          </table:table-cell>
          <table:table-cell table:formula="of:=[$veces01_ConFiltro.J$16]" office:value-type="float" office:value="68.7659214285714" calcext:value-type="float">
            <text:p>68,77</text:p>
          </table:table-cell>
          <table:table-cell table:formula="of:=[$veces01_ConFiltro.K$16]" office:value-type="float" office:value="77.0446142857143" calcext:value-type="float">
            <text:p>77,04</text:p>
          </table:table-cell>
          <table:table-cell table:formula="of:=[$veces01_ConFiltro.L$16]" office:value-type="float" office:value="22.9553828571429" calcext:value-type="float">
            <text:p>22,96</text:p>
          </table:table-cell>
          <table:table-cell table:formula="of:=[$veces01_ConFiltro.M$16]" office:value-type="float" office:value="9.8912096" calcext:value-type="float">
            <text:p>9,89</text:p>
          </table:table-cell>
          <table:table-cell table:formula="of:=[$veces01_ConFiltro.N$16]" office:value-type="float" office:value="0.06039155" calcext:value-type="float">
            <text:p>0,06</text:p>
          </table:table-cell>
          <table:table-cell table:formula="of:=[$veces01_ConFiltro.O$16]" office:value-type="float" office:value="0.00868849285714286" calcext:value-type="float">
            <text:p>0,01</text:p>
          </table:table-cell>
          <table:table-cell table:formula="of:=[$veces01_ConFiltro.P$16]" office:value-type="float" office:value="0.0053207" calcext:value-type="float">
            <text:p>0,01</text:p>
          </table:table-cell>
          <table:table-cell table:formula="of:=[$veces01_ConFiltro.T16]" office:value-type="float" office:value="0.897954312579109" calcext:value-type="float">
            <text:p>0,9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2</text:p>
          </table:table-cell>
          <table:table-cell table:formula="of:=[$veces02_ConFiltro.F$16]" office:value-type="float" office:value="5925.35714285714" calcext:value-type="float">
            <text:p>5925,36</text:p>
          </table:table-cell>
          <table:table-cell table:formula="of:=[$veces02_ConFiltro.G$16]" office:value-type="float" office:value="160.735714285714" calcext:value-type="float">
            <text:p>160,74</text:p>
          </table:table-cell>
          <table:table-cell table:formula="of:=[$veces02_ConFiltro.H$16]" office:value-type="float" office:value="81.8570071428572" calcext:value-type="float">
            <text:p>81,86</text:p>
          </table:table-cell>
          <table:table-cell table:formula="of:=[$veces02_ConFiltro.I$16]" office:value-type="float" office:value="17.4814319285714" calcext:value-type="float">
            <text:p>17,48</text:p>
          </table:table-cell>
          <table:table-cell table:formula="of:=[$veces02_ConFiltro.J$16]" office:value-type="float" office:value="68.1363357142857" calcext:value-type="float">
            <text:p>68,14</text:p>
          </table:table-cell>
          <table:table-cell table:formula="of:=[$veces02_ConFiltro.K$16]" office:value-type="float" office:value="76.4551785714286" calcext:value-type="float">
            <text:p>76,46</text:p>
          </table:table-cell>
          <table:table-cell table:formula="of:=[$veces02_ConFiltro.L$16]" office:value-type="float" office:value="23.54482" calcext:value-type="float">
            <text:p>23,54</text:p>
          </table:table-cell>
          <table:table-cell table:formula="of:=[$veces02_ConFiltro.M$16]" office:value-type="float" office:value="9.84303657857143" calcext:value-type="float">
            <text:p>9,84</text:p>
          </table:table-cell>
          <table:table-cell table:formula="of:=[$veces02_ConFiltro.N$16]" office:value-type="float" office:value="0.0594182571428571" calcext:value-type="float">
            <text:p>0,06</text:p>
          </table:table-cell>
          <table:table-cell table:formula="of:=[$veces02_ConFiltro.O$16]" office:value-type="float" office:value="0.00884675714285714" calcext:value-type="float">
            <text:p>0,01</text:p>
          </table:table-cell>
          <table:table-cell table:formula="of:=[$veces02_ConFiltro.P$16]" office:value-type="float" office:value="0.00552477142857143" calcext:value-type="float">
            <text:p>0,01</text:p>
          </table:table-cell>
          <table:table-cell table:formula="of:=[$veces02_ConFiltro.T$16]" office:value-type="float" office:value="0.932394671810017" calcext:value-type="float">
            <text:p>0,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3</text:p>
          </table:table-cell>
          <table:table-cell table:formula="of:=[$veces03_ConFiltro.F$16]" office:value-type="float" office:value="5925.35714285714" calcext:value-type="float">
            <text:p>5925,36</text:p>
          </table:table-cell>
          <table:table-cell table:formula="of:=[$veces03_ConFiltro.G$16]" office:value-type="float" office:value="164.45" calcext:value-type="float">
            <text:p>164,45</text:p>
          </table:table-cell>
          <table:table-cell table:formula="of:=[$veces03_ConFiltro.H$16]" office:value-type="float" office:value="81.1082357142857" calcext:value-type="float">
            <text:p>81,11</text:p>
          </table:table-cell>
          <table:table-cell table:formula="of:=[$veces03_ConFiltro.I$16]" office:value-type="float" office:value="18.2302896428571" calcext:value-type="float">
            <text:p>18,23</text:p>
          </table:table-cell>
          <table:table-cell table:formula="of:=[$veces03_ConFiltro.J$16]" office:value-type="float" office:value="68.08605" calcext:value-type="float">
            <text:p>68,09</text:p>
          </table:table-cell>
          <table:table-cell table:formula="of:=[$veces03_ConFiltro.K$16]" office:value-type="float" office:value="76.4566285714286" calcext:value-type="float">
            <text:p>76,46</text:p>
          </table:table-cell>
          <table:table-cell table:formula="of:=[$veces03_ConFiltro.L$16]" office:value-type="float" office:value="23.5433671428571" calcext:value-type="float">
            <text:p>23,54</text:p>
          </table:table-cell>
          <table:table-cell table:formula="of:=[$veces03_ConFiltro.M$16]" office:value-type="float" office:value="9.80395904285714" calcext:value-type="float">
            <text:p>9,80</text:p>
          </table:table-cell>
          <table:table-cell table:formula="of:=[$veces03_ConFiltro.N$16]" office:value-type="float" office:value="0.0599058857142857" calcext:value-type="float">
            <text:p>0,06</text:p>
          </table:table-cell>
          <table:table-cell table:formula="of:=[$veces03_ConFiltro.O$16]" office:value-type="float" office:value="0.00871797142857143" calcext:value-type="float">
            <text:p>0,01</text:p>
          </table:table-cell>
          <table:table-cell table:formula="of:=[$veces03_ConFiltro.P$16]" office:value-type="float" office:value="0.00546305714285714" calcext:value-type="float">
            <text:p>0,01</text:p>
          </table:table-cell>
          <table:table-cell table:formula="of:=[$veces03_ConFiltro.T$16]" office:value-type="float" office:value="0.921979386414321" calcext:value-type="float">
            <text:p>0,9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4</text:p>
          </table:table-cell>
          <table:table-cell table:formula="of:=[$veces04_ConFiltro.F$16]" office:value-type="float" office:value="5925.35714285714" calcext:value-type="float">
            <text:p>5925,36</text:p>
          </table:table-cell>
          <table:table-cell table:formula="of:=[$veces04_ConFiltro.G$16]" office:value-type="float" office:value="165" calcext:value-type="float">
            <text:p>165,00</text:p>
          </table:table-cell>
          <table:table-cell table:formula="of:=[$veces04_ConFiltro.H$16]" office:value-type="float" office:value="80.2329785714286" calcext:value-type="float">
            <text:p>80,23</text:p>
          </table:table-cell>
          <table:table-cell table:formula="of:=[$veces04_ConFiltro.I$16]" office:value-type="float" office:value="19.1055221428571" calcext:value-type="float">
            <text:p>19,11</text:p>
          </table:table-cell>
          <table:table-cell table:formula="of:=[$veces04_ConFiltro.J$16]" office:value-type="float" office:value="68.1734" calcext:value-type="float">
            <text:p>68,17</text:p>
          </table:table-cell>
          <table:table-cell table:formula="of:=[$veces04_ConFiltro.K$16]" office:value-type="float" office:value="76.5483214285714" calcext:value-type="float">
            <text:p>76,55</text:p>
          </table:table-cell>
          <table:table-cell table:formula="of:=[$veces04_ConFiltro.L$16]" office:value-type="float" office:value="23.4516728571429" calcext:value-type="float">
            <text:p>23,45</text:p>
          </table:table-cell>
          <table:table-cell table:formula="of:=[$veces04_ConFiltro.M$16]" office:value-type="float" office:value="9.80395904285714" calcext:value-type="float">
            <text:p>9,80</text:p>
          </table:table-cell>
          <table:table-cell table:formula="of:=[$veces04_ConFiltro.N$16]" office:value-type="float" office:value="0.0628860285714286" calcext:value-type="float">
            <text:p>0,06</text:p>
          </table:table-cell>
          <table:table-cell table:formula="of:=[$veces04_ConFiltro.O$16]" office:value-type="float" office:value="0.0092845" calcext:value-type="float">
            <text:p>0,01</text:p>
          </table:table-cell>
          <table:table-cell table:formula="of:=[$veces04_ConFiltro.P$16]" office:value-type="float" office:value="0.00591452142857143" calcext:value-type="float">
            <text:p>0,01</text:p>
          </table:table-cell>
          <table:table-cell table:formula="of:=[$veces04_ConFiltro.T$16]" office:value-type="float" office:value="0.998171297691519" calcext:value-type="float">
            <text:p>1,0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5</text:p>
          </table:table-cell>
          <table:table-cell table:formula="of:=[$veces05_ConFiltro.F$16]" office:value-type="float" office:value="5925.35714285714" calcext:value-type="float">
            <text:p>5925,36</text:p>
          </table:table-cell>
          <table:table-cell table:formula="of:=[$veces05_ConFiltro.G$16]" office:value-type="float" office:value="167.757142857143" calcext:value-type="float">
            <text:p>167,76</text:p>
          </table:table-cell>
          <table:table-cell table:formula="of:=[$veces05_ConFiltro.H$16]" office:value-type="float" office:value="80.3551571428572" calcext:value-type="float">
            <text:p>80,36</text:p>
          </table:table-cell>
          <table:table-cell table:formula="of:=[$veces05_ConFiltro.I$16]" office:value-type="float" office:value="18.9833840714286" calcext:value-type="float">
            <text:p>18,98</text:p>
          </table:table-cell>
          <table:table-cell table:formula="of:=[$veces05_ConFiltro.J$16]" office:value-type="float" office:value="68.1731214285714" calcext:value-type="float">
            <text:p>68,17</text:p>
          </table:table-cell>
          <table:table-cell table:formula="of:=[$veces05_ConFiltro.K$16]" office:value-type="float" office:value="76.5605357142857" calcext:value-type="float">
            <text:p>76,56</text:p>
          </table:table-cell>
          <table:table-cell table:formula="of:=[$veces05_ConFiltro.L$16]" office:value-type="float" office:value="23.4394642857143" calcext:value-type="float">
            <text:p>23,44</text:p>
          </table:table-cell>
          <table:table-cell table:formula="of:=[$veces05_ConFiltro.M$16]" office:value-type="float" office:value="9.8208492" calcext:value-type="float">
            <text:p>9,82</text:p>
          </table:table-cell>
          <table:table-cell table:formula="of:=[$veces05_ConFiltro.N$16]" office:value-type="float" office:value="0.0619699285714286" calcext:value-type="float">
            <text:p>0,06</text:p>
          </table:table-cell>
          <table:table-cell table:formula="of:=[$veces05_ConFiltro.O$16]" office:value-type="float" office:value="0.00820337857142857" calcext:value-type="float">
            <text:p>0,01</text:p>
          </table:table-cell>
          <table:table-cell table:formula="of:=[$veces05_ConFiltro.P$16]" office:value-type="float" office:value="0.00502235" calcext:value-type="float">
            <text:p>0,01</text:p>
          </table:table-cell>
          <table:table-cell table:formula="of:=[$veces05_ConFiltro.T$16]" office:value-type="float" office:value="0.847602917244289" calcext:value-type="float">
            <text:p>0,8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10</text:p>
          </table:table-cell>
          <table:table-cell table:formula="of:=[$veces10_ConFiltro.F$16]" office:value-type="float" office:value="5925.35714285714" calcext:value-type="float">
            <text:p>5925,36</text:p>
          </table:table-cell>
          <table:table-cell table:formula="of:=[$veces10_ConFiltro.G$16]" office:value-type="float" office:value="170.535714285714" calcext:value-type="float">
            <text:p>170,54</text:p>
          </table:table-cell>
          <table:table-cell table:formula="of:=[$veces10_ConFiltro.H$16]" office:value-type="float" office:value="79.6229071428571" calcext:value-type="float">
            <text:p>79,62</text:p>
          </table:table-cell>
          <table:table-cell table:formula="of:=[$veces10_ConFiltro.I$16]" office:value-type="float" office:value="19.7156215" calcext:value-type="float">
            <text:p>19,72</text:p>
          </table:table-cell>
          <table:table-cell table:formula="of:=[$veces10_ConFiltro.J$16]" office:value-type="float" office:value="68.7444857142857" calcext:value-type="float">
            <text:p>68,74</text:p>
          </table:table-cell>
          <table:table-cell table:formula="of:=[$veces10_ConFiltro.K$16]" office:value-type="float" office:value="77.0064928571428" calcext:value-type="float">
            <text:p>77,01</text:p>
          </table:table-cell>
          <table:table-cell table:formula="of:=[$veces10_ConFiltro.L$16]" office:value-type="float" office:value="22.9934992857143" calcext:value-type="float">
            <text:p>22,99</text:p>
          </table:table-cell>
          <table:table-cell table:formula="of:=[$veces10_ConFiltro.M$16]" office:value-type="float" office:value="9.83442168571429" calcext:value-type="float">
            <text:p>9,83</text:p>
          </table:table-cell>
          <table:table-cell table:formula="of:=[$veces10_ConFiltro.N$16]" office:value-type="float" office:value="0.0646254857142857" calcext:value-type="float">
            <text:p>0,06</text:p>
          </table:table-cell>
          <table:table-cell table:formula="of:=[$veces10_ConFiltro.O$16]" office:value-type="float" office:value="0.0086648" calcext:value-type="float">
            <text:p>0,01</text:p>
          </table:table-cell>
          <table:table-cell table:formula="of:=[$veces10_ConFiltro.P$16]" office:value-type="float" office:value="0.00542878571428571" calcext:value-type="float">
            <text:p>0,01</text:p>
          </table:table-cell>
          <table:table-cell table:formula="of:=[$veces20_ConFiltro.T$16]" office:value-type="float" office:value="1.03816768127298" calcext:value-type="float">
            <text:p>1,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20</text:p>
          </table:table-cell>
          <table:table-cell table:formula="of:=[$veces20_ConFiltro.F$16]" office:value-type="float" office:value="5925.35714285714" calcext:value-type="float">
            <text:p>5925,36</text:p>
          </table:table-cell>
          <table:table-cell table:formula="of:=[$veces20_ConFiltro.G$16]" office:value-type="float" office:value="174.571428571429" calcext:value-type="float">
            <text:p>174,57</text:p>
          </table:table-cell>
          <table:table-cell table:formula="of:=[$veces20_ConFiltro.H$16]" office:value-type="float" office:value="78.4203857142857" calcext:value-type="float">
            <text:p>78,42</text:p>
          </table:table-cell>
          <table:table-cell table:formula="of:=[$veces20_ConFiltro.I$16]" office:value-type="float" office:value="20.9181222142857" calcext:value-type="float">
            <text:p>20,92</text:p>
          </table:table-cell>
          <table:table-cell table:formula="of:=[$veces20_ConFiltro.J$16]" office:value-type="float" office:value="68.4744357142857" calcext:value-type="float">
            <text:p>68,47</text:p>
          </table:table-cell>
          <table:table-cell table:formula="of:=[$veces20_ConFiltro.K$16]" office:value-type="float" office:value="76.7171357142857" calcext:value-type="float">
            <text:p>76,72</text:p>
          </table:table-cell>
          <table:table-cell table:formula="of:=[$veces20_ConFiltro.L$16]" office:value-type="float" office:value="23.2828678571429" calcext:value-type="float">
            <text:p>23,28</text:p>
          </table:table-cell>
          <table:table-cell table:formula="of:=[$veces20_ConFiltro.M$16]" office:value-type="float" office:value="9.81359495714286" calcext:value-type="float">
            <text:p>9,81</text:p>
          </table:table-cell>
          <table:table-cell table:formula="of:=[$veces20_ConFiltro.N$16]" office:value-type="float" office:value="0.0714175928571428" calcext:value-type="float">
            <text:p>0,07</text:p>
          </table:table-cell>
          <table:table-cell table:formula="of:=[$veces20_ConFiltro.O$16]" office:value-type="float" office:value="0.00946988571428571" calcext:value-type="float">
            <text:p>0,01</text:p>
          </table:table-cell>
          <table:table-cell table:formula="of:=[$veces20_ConFiltro.P$16]" office:value-type="float" office:value="0.00615151428571429" calcext:value-type="float">
            <text:p>0,01</text:p>
          </table:table-cell>
          <table:table-cell table:formula="of:=[$veces10_ConFiltro.T$16]" office:value-type="float" office:value="0.916195527695738" calcext:value-type="float">
            <text:p>0,9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d1</text:p>
          </table:table-cell>
          <table:table-cell table:formula="of:=#REF!" office:value-type="string" office:string-value="" calcext:value-type="error">
            <text:p>#¡REF!</text:p>
          </table:table-cell>
          <table:table-cell table:formula="of:=#REF!" office:value-type="string" office:string-value="" calcext:value-type="error">
            <text:p>#¡REF!</text:p>
          </table:table-cell>
          <table:table-cell table:formula="of:=#REF!" office:value-type="string" office:string-value="" calcext:value-type="error">
            <text:p>#¡REF!</text:p>
          </table:table-cell>
          <table:table-cell table:formula="of:=#REF!" office:value-type="string" office:string-value="" calcext:value-type="error">
            <text:p>#¡REF!</text:p>
          </table:table-cell>
          <table:table-cell table:formula="of:=#REF!" office:value-type="string" office:string-value="" calcext:value-type="error">
            <text:p>#¡REF!</text:p>
          </table:table-cell>
          <table:table-cell table:formula="of:=#REF!" office:value-type="string" office:string-value="" calcext:value-type="error">
            <text:p>#¡REF!</text:p>
          </table:table-cell>
          <table:table-cell table:formula="of:=#REF!" office:value-type="string" office:string-value="" calcext:value-type="error">
            <text:p>#¡REF!</text:p>
          </table:table-cell>
          <table:table-cell table:formula="of:=#REF!" office:value-type="string" office:string-value="" calcext:value-type="error">
            <text:p>#¡REF!</text:p>
          </table:table-cell>
          <table:table-cell table:formula="of:=#REF!" office:value-type="string" office:string-value="" calcext:value-type="error">
            <text:p>#¡REF!</text:p>
          </table:table-cell>
          <table:table-cell table:formula="of:=#REF!" office:value-type="string" office:string-value="" calcext:value-type="error">
            <text:p>#¡REF!</text:p>
          </table:table-cell>
          <table:table-cell table:formula="of:=#REF!" office:value-type="string" office:string-value="" calcext:value-type="error">
            <text:p>#¡REF!</text:p>
          </table:table-cell>
          <table:table-cell table:formula="of:=#REF!" office:value-type="string" office:string-value="" calcext:value-type="error">
            <text:p>#¡REF!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d2</text:p>
          </table:table-cell>
          <table:table-cell table:formula="of:=#REF!" office:value-type="string" office:string-value="" calcext:value-type="error">
            <text:p>#¡REF!</text:p>
          </table:table-cell>
          <table:table-cell table:formula="of:=#REF!" office:value-type="string" office:string-value="" calcext:value-type="error">
            <text:p>#¡REF!</text:p>
          </table:table-cell>
          <table:table-cell table:formula="of:=#REF!" office:value-type="string" office:string-value="" calcext:value-type="error">
            <text:p>#¡REF!</text:p>
          </table:table-cell>
          <table:table-cell table:formula="of:=#REF!" office:value-type="string" office:string-value="" calcext:value-type="error">
            <text:p>#¡REF!</text:p>
          </table:table-cell>
          <table:table-cell table:formula="of:=#REF!" office:value-type="string" office:string-value="" calcext:value-type="error">
            <text:p>#¡REF!</text:p>
          </table:table-cell>
          <table:table-cell table:formula="of:=#REF!" office:value-type="string" office:string-value="" calcext:value-type="error">
            <text:p>#¡REF!</text:p>
          </table:table-cell>
          <table:table-cell table:formula="of:=#REF!" office:value-type="string" office:string-value="" calcext:value-type="error">
            <text:p>#¡REF!</text:p>
          </table:table-cell>
          <table:table-cell table:formula="of:=#REF!" office:value-type="string" office:string-value="" calcext:value-type="error">
            <text:p>#¡REF!</text:p>
          </table:table-cell>
          <table:table-cell table:formula="of:=#REF!" office:value-type="string" office:string-value="" calcext:value-type="error">
            <text:p>#¡REF!</text:p>
          </table:table-cell>
          <table:table-cell table:formula="of:=#REF!" office:value-type="string" office:string-value="" calcext:value-type="error">
            <text:p>#¡REF!</text:p>
          </table:table-cell>
          <table:table-cell table:formula="of:=#REF!" office:value-type="string" office:string-value="" calcext:value-type="error">
            <text:p>#¡REF!</text:p>
          </table:table-cell>
          <table:table-cell table:formula="of:=#REF!" office:value-type="string" office:string-value="" calcext:value-type="error">
            <text:p>#¡REF!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d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09</text:p>
          </table:table-cell>
          <table:table-cell table:formula="of:=#REF!" office:value-type="string" office:string-value="" calcext:value-type="error">
            <text:p>#¡REF!</text:p>
          </table:table-cell>
          <table:table-cell table:formula="of:=#REF!" office:value-type="string" office:string-value="" calcext:value-type="error">
            <text:p>#¡REF!</text:p>
          </table:table-cell>
          <table:table-cell table:formula="of:=#REF!" office:value-type="string" office:string-value="" calcext:value-type="error">
            <text:p>#¡REF!</text:p>
          </table:table-cell>
          <table:table-cell table:formula="of:=#REF!" office:value-type="string" office:string-value="" calcext:value-type="error">
            <text:p>#¡REF!</text:p>
          </table:table-cell>
          <table:table-cell table:formula="of:=#REF!" office:value-type="string" office:string-value="" calcext:value-type="error">
            <text:p>#¡REF!</text:p>
          </table:table-cell>
          <table:table-cell table:formula="of:=#REF!" office:value-type="string" office:string-value="" calcext:value-type="error">
            <text:p>#¡REF!</text:p>
          </table:table-cell>
          <table:table-cell table:formula="of:=#REF!" office:value-type="string" office:string-value="" calcext:value-type="error">
            <text:p>#¡REF!</text:p>
          </table:table-cell>
          <table:table-cell table:formula="of:=#REF!" office:value-type="string" office:string-value="" calcext:value-type="error">
            <text:p>#¡REF!</text:p>
          </table:table-cell>
          <table:table-cell table:formula="of:=#REF!" office:value-type="string" office:string-value="" calcext:value-type="error">
            <text:p>#¡REF!</text:p>
          </table:table-cell>
          <table:table-cell table:formula="of:=#REF!" office:value-type="string" office:string-value="" calcext:value-type="error">
            <text:p>#¡REF!</text:p>
          </table:table-cell>
          <table:table-cell table:formula="of:=#REF!" office:value-type="string" office:string-value="" calcext:value-type="error">
            <text:p>#¡REF!</text:p>
          </table:table-cell>
          <table:table-cell table:formula="of:=#REF!" office:value-type="string" office:string-value="" calcext:value-type="error">
            <text:p>#¡REF!</text:p>
          </table:table-cell>
          <table:table-cell table:number-columns-repeated="1011"/>
        </table:table-row>
        <table:table-row table:style-name="ro1" table:number-rows-repeated="3">
          <table:table-cell table:style-name="Default" table:number-columns-repeated="13"/>
          <table:table-cell table:number-columns-repeated="1011"/>
        </table:table-row>
        <table:table-row table:style-name="ro1">
          <table:table-cell table:style-name="ce1"/>
          <table:table-cell table:style-name="ce31" office:value-type="string" calcext:value-type="string" table:number-columns-spanned="12" table:number-rows-spanned="1">
            <text:p>Grupo B</text:p>
          </table:table-cell>
          <table:covered-table-cell table:number-columns-repeated="11" table:style-name="ce31"/>
          <table:table-cell table:number-columns-repeated="1011"/>
        </table:table-row>
        <table:table-row table:style-name="ro1">
          <table:table-cell/>
          <table:table-cell table:style-name="ce4" office:value-type="string" calcext:value-type="string">
            <text:p>Ejemplos</text:p>
          </table:table-cell>
          <table:table-cell table:style-name="ce4" office:value-type="string" calcext:value-type="string">
            <text:p>Patrones</text:p>
          </table:table-cell>
          <table:table-cell table:style-name="ce4" office:value-type="string" calcext:value-type="string">
            <text:p>Train</text:p>
          </table:table-cell>
          <table:table-cell table:style-name="ce4" office:value-type="string" calcext:value-type="string">
            <text:p>Error</text:p>
          </table:table-cell>
          <table:table-cell table:style-name="ce4" office:value-type="string" calcext:value-type="string">
            <text:p>Test</text:p>
          </table:table-cell>
          <table:table-cell table:style-name="ce4" office:value-type="string" calcext:value-type="string">
            <text:p>TestNC</text:p>
          </table:table-cell>
          <table:table-cell table:style-name="ce4" office:value-type="string" calcext:value-type="string">
            <text:p>Error</text:p>
          </table:table-cell>
          <table:table-cell table:style-name="ce4" office:value-type="string" calcext:value-type="string">
            <text:p>%NC</text:p>
          </table:table-cell>
          <table:table-cell table:style-name="ce6" office:value-type="string" calcext:value-type="string">
            <text:p>T_Train</text:p>
          </table:table-cell>
          <table:table-cell table:style-name="ce6" office:value-type="string" calcext:value-type="string">
            <text:p>T_Test</text:p>
          </table:table-cell>
          <table:table-cell table:style-name="ce6" office:value-type="string" calcext:value-type="string">
            <text:p>T_CPU_Test</text:p>
          </table:table-cell>
          <table:table-cell table:style-name="ce4" office:value-type="string" calcext:value-type="string">
            <text:p>Infer/Example</text:p>
          </table:table-cell>
          <table:table-cell table:style-name="ce1" table:number-columns-repeated="1011"/>
        </table:table-row>
        <table:table-row table:style-name="ro1">
          <table:table-cell office:value-type="string" calcext:value-type="string">
            <text:p>v1</text:p>
          </table:table-cell>
          <table:table-cell table:formula="of:=[$veces01_ConFiltro.F$29]" office:value-type="float" office:value="70964.5" calcext:value-type="float">
            <text:p>70964,50</text:p>
          </table:table-cell>
          <table:table-cell table:formula="of:=[$veces01_ConFiltro.G$29]" office:value-type="float" office:value="19546.7333333333" calcext:value-type="float">
            <text:p>19546,73</text:p>
          </table:table-cell>
          <table:table-cell table:formula="of:=[$veces01_ConFiltro.H$29]" office:value-type="float" office:value="95.5860916666667" calcext:value-type="float">
            <text:p>95,59</text:p>
          </table:table-cell>
          <table:table-cell table:formula="of:=[$veces01_ConFiltro.I$29]" office:value-type="float" office:value="4.35566233333333" calcext:value-type="float">
            <text:p>4,36</text:p>
          </table:table-cell>
          <table:table-cell table:formula="of:=[$veces01_ConFiltro.J$29]" office:value-type="float" office:value="44.5819916666667" calcext:value-type="float">
            <text:p>44,58</text:p>
          </table:table-cell>
          <table:table-cell table:formula="of:=[$veces01_ConFiltro.K$29]" office:value-type="float" office:value="74.7796833333333" calcext:value-type="float">
            <text:p>74,78</text:p>
          </table:table-cell>
          <table:table-cell table:formula="of:=[$veces01_ConFiltro.L$29]" office:value-type="float" office:value="25.2203175" calcext:value-type="float">
            <text:p>25,22</text:p>
          </table:table-cell>
          <table:table-cell table:formula="of:=[$veces01_ConFiltro.M$29]" office:value-type="float" office:value="49.0241816566667" calcext:value-type="float">
            <text:p>49,02</text:p>
          </table:table-cell>
          <table:table-cell table:formula="of:=[$veces01_ConFiltro.N$29]" office:value-type="float" office:value="2.45474186666667" calcext:value-type="float">
            <text:p>2,45</text:p>
          </table:table-cell>
          <table:table-cell table:formula="of:=[$veces01_ConFiltro.O$29]" office:value-type="float" office:value="0.309904708333333" calcext:value-type="float">
            <text:p>0,31</text:p>
          </table:table-cell>
          <table:table-cell table:formula="of:=[$veces01_ConFiltro.P$29]" office:value-type="float" office:value="0.284040183333333" calcext:value-type="float">
            <text:p>0,28</text:p>
          </table:table-cell>
          <table:table-cell table:formula="of:=[$veces01_ConFiltro.T$29]" office:value-type="float" office:value="4.00256724606435" calcext:value-type="float">
            <text:p>4,0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2</text:p>
          </table:table-cell>
          <table:table-cell table:formula="of:=[$veces01_ConFiltro.F$29]" office:value-type="float" office:value="70964.5" calcext:value-type="float">
            <text:p>70964,50</text:p>
          </table:table-cell>
          <table:table-cell table:formula="of:=[$veces01_ConFiltro.G$29]" office:value-type="float" office:value="19546.7333333333" calcext:value-type="float">
            <text:p>19546,73</text:p>
          </table:table-cell>
          <table:table-cell table:formula="of:=[$veces01_ConFiltro.H$29]" office:value-type="float" office:value="95.5860916666667" calcext:value-type="float">
            <text:p>95,59</text:p>
          </table:table-cell>
          <table:table-cell table:formula="of:=[$veces01_ConFiltro.I$29]" office:value-type="float" office:value="4.35566233333333" calcext:value-type="float">
            <text:p>4,36</text:p>
          </table:table-cell>
          <table:table-cell table:formula="of:=[$veces01_ConFiltro.J$29]" office:value-type="float" office:value="44.5819916666667" calcext:value-type="float">
            <text:p>44,58</text:p>
          </table:table-cell>
          <table:table-cell table:formula="of:=[$veces01_ConFiltro.K$29]" office:value-type="float" office:value="74.7796833333333" calcext:value-type="float">
            <text:p>74,78</text:p>
          </table:table-cell>
          <table:table-cell table:formula="of:=[$veces01_ConFiltro.L$29]" office:value-type="float" office:value="25.2203175" calcext:value-type="float">
            <text:p>25,22</text:p>
          </table:table-cell>
          <table:table-cell table:formula="of:=[$veces01_ConFiltro.M$29]" office:value-type="float" office:value="49.0241816566667" calcext:value-type="float">
            <text:p>49,02</text:p>
          </table:table-cell>
          <table:table-cell table:formula="of:=[$veces01_ConFiltro.N$29]" office:value-type="float" office:value="2.45474186666667" calcext:value-type="float">
            <text:p>2,45</text:p>
          </table:table-cell>
          <table:table-cell table:formula="of:=[$veces01_ConFiltro.O$29]" office:value-type="float" office:value="0.309904708333333" calcext:value-type="float">
            <text:p>0,31</text:p>
          </table:table-cell>
          <table:table-cell table:formula="of:=[$veces01_ConFiltro.P$29]" office:value-type="float" office:value="0.284040183333333" calcext:value-type="float">
            <text:p>0,28</text:p>
          </table:table-cell>
          <table:table-cell table:formula="of:=[$veces02_ConFiltro.T$29]" office:value-type="float" office:value="4.25396970785863" calcext:value-type="float">
            <text:p>4,2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3</text:p>
          </table:table-cell>
          <table:table-cell table:formula="of:=[$veces01_ConFiltro.F$29]" office:value-type="float" office:value="70964.5" calcext:value-type="float">
            <text:p>70964,50</text:p>
          </table:table-cell>
          <table:table-cell table:formula="of:=[$veces01_ConFiltro.G$29]" office:value-type="float" office:value="19546.7333333333" calcext:value-type="float">
            <text:p>19546,73</text:p>
          </table:table-cell>
          <table:table-cell table:formula="of:=[$veces01_ConFiltro.H$29]" office:value-type="float" office:value="95.5860916666667" calcext:value-type="float">
            <text:p>95,59</text:p>
          </table:table-cell>
          <table:table-cell table:formula="of:=[$veces01_ConFiltro.I$29]" office:value-type="float" office:value="4.35566233333333" calcext:value-type="float">
            <text:p>4,36</text:p>
          </table:table-cell>
          <table:table-cell table:formula="of:=[$veces01_ConFiltro.J$29]" office:value-type="float" office:value="44.5819916666667" calcext:value-type="float">
            <text:p>44,58</text:p>
          </table:table-cell>
          <table:table-cell table:formula="of:=[$veces01_ConFiltro.K$29]" office:value-type="float" office:value="74.7796833333333" calcext:value-type="float">
            <text:p>74,78</text:p>
          </table:table-cell>
          <table:table-cell table:formula="of:=[$veces01_ConFiltro.L$29]" office:value-type="float" office:value="25.2203175" calcext:value-type="float">
            <text:p>25,22</text:p>
          </table:table-cell>
          <table:table-cell table:formula="of:=[$veces01_ConFiltro.M$29]" office:value-type="float" office:value="49.0241816566667" calcext:value-type="float">
            <text:p>49,02</text:p>
          </table:table-cell>
          <table:table-cell table:formula="of:=[$veces01_ConFiltro.N$29]" office:value-type="float" office:value="2.45474186666667" calcext:value-type="float">
            <text:p>2,45</text:p>
          </table:table-cell>
          <table:table-cell table:formula="of:=[$veces01_ConFiltro.O$29]" office:value-type="float" office:value="0.309904708333333" calcext:value-type="float">
            <text:p>0,31</text:p>
          </table:table-cell>
          <table:table-cell table:formula="of:=[$veces01_ConFiltro.P$29]" office:value-type="float" office:value="0.284040183333333" calcext:value-type="float">
            <text:p>0,28</text:p>
          </table:table-cell>
          <table:table-cell table:formula="of:=[$veces03_ConFiltro.T$29]" office:value-type="float" office:value="4.38630336294908" calcext:value-type="float">
            <text:p>4,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4</text:p>
          </table:table-cell>
          <table:table-cell table:formula="of:=[$veces01_ConFiltro.F$29]" office:value-type="float" office:value="70964.5" calcext:value-type="float">
            <text:p>70964,50</text:p>
          </table:table-cell>
          <table:table-cell table:formula="of:=[$veces01_ConFiltro.G$29]" office:value-type="float" office:value="19546.7333333333" calcext:value-type="float">
            <text:p>19546,73</text:p>
          </table:table-cell>
          <table:table-cell table:formula="of:=[$veces01_ConFiltro.H$29]" office:value-type="float" office:value="95.5860916666667" calcext:value-type="float">
            <text:p>95,59</text:p>
          </table:table-cell>
          <table:table-cell table:formula="of:=[$veces01_ConFiltro.I$29]" office:value-type="float" office:value="4.35566233333333" calcext:value-type="float">
            <text:p>4,36</text:p>
          </table:table-cell>
          <table:table-cell table:formula="of:=[$veces01_ConFiltro.J$29]" office:value-type="float" office:value="44.5819916666667" calcext:value-type="float">
            <text:p>44,58</text:p>
          </table:table-cell>
          <table:table-cell table:formula="of:=[$veces01_ConFiltro.K$29]" office:value-type="float" office:value="74.7796833333333" calcext:value-type="float">
            <text:p>74,78</text:p>
          </table:table-cell>
          <table:table-cell table:formula="of:=[$veces01_ConFiltro.L$29]" office:value-type="float" office:value="25.2203175" calcext:value-type="float">
            <text:p>25,22</text:p>
          </table:table-cell>
          <table:table-cell table:formula="of:=[$veces01_ConFiltro.M$29]" office:value-type="float" office:value="49.0241816566667" calcext:value-type="float">
            <text:p>49,02</text:p>
          </table:table-cell>
          <table:table-cell table:formula="of:=[$veces01_ConFiltro.N$29]" office:value-type="float" office:value="2.45474186666667" calcext:value-type="float">
            <text:p>2,45</text:p>
          </table:table-cell>
          <table:table-cell table:formula="of:=[$veces01_ConFiltro.O$29]" office:value-type="float" office:value="0.309904708333333" calcext:value-type="float">
            <text:p>0,31</text:p>
          </table:table-cell>
          <table:table-cell table:formula="of:=[$veces01_ConFiltro.P$29]" office:value-type="float" office:value="0.284040183333333" calcext:value-type="float">
            <text:p>0,28</text:p>
          </table:table-cell>
          <table:table-cell table:formula="of:=[$veces04_ConFiltro.T$29]" office:value-type="float" office:value="4.39481865345818" calcext:value-type="float">
            <text:p>4,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5</text:p>
          </table:table-cell>
          <table:table-cell table:formula="of:=[$veces01_ConFiltro.F$29]" office:value-type="float" office:value="70964.5" calcext:value-type="float">
            <text:p>70964,50</text:p>
          </table:table-cell>
          <table:table-cell table:formula="of:=[$veces01_ConFiltro.G$29]" office:value-type="float" office:value="19546.7333333333" calcext:value-type="float">
            <text:p>19546,73</text:p>
          </table:table-cell>
          <table:table-cell table:formula="of:=[$veces01_ConFiltro.H$29]" office:value-type="float" office:value="95.5860916666667" calcext:value-type="float">
            <text:p>95,59</text:p>
          </table:table-cell>
          <table:table-cell table:formula="of:=[$veces01_ConFiltro.I$29]" office:value-type="float" office:value="4.35566233333333" calcext:value-type="float">
            <text:p>4,36</text:p>
          </table:table-cell>
          <table:table-cell table:formula="of:=[$veces01_ConFiltro.J$29]" office:value-type="float" office:value="44.5819916666667" calcext:value-type="float">
            <text:p>44,58</text:p>
          </table:table-cell>
          <table:table-cell table:formula="of:=[$veces01_ConFiltro.K$29]" office:value-type="float" office:value="74.7796833333333" calcext:value-type="float">
            <text:p>74,78</text:p>
          </table:table-cell>
          <table:table-cell table:formula="of:=[$veces01_ConFiltro.L$29]" office:value-type="float" office:value="25.2203175" calcext:value-type="float">
            <text:p>25,22</text:p>
          </table:table-cell>
          <table:table-cell table:formula="of:=[$veces01_ConFiltro.M$29]" office:value-type="float" office:value="49.0241816566667" calcext:value-type="float">
            <text:p>49,02</text:p>
          </table:table-cell>
          <table:table-cell table:formula="of:=[$veces01_ConFiltro.N$29]" office:value-type="float" office:value="2.45474186666667" calcext:value-type="float">
            <text:p>2,45</text:p>
          </table:table-cell>
          <table:table-cell table:formula="of:=[$veces01_ConFiltro.O$29]" office:value-type="float" office:value="0.309904708333333" calcext:value-type="float">
            <text:p>0,31</text:p>
          </table:table-cell>
          <table:table-cell table:formula="of:=[$veces01_ConFiltro.P$29]" office:value-type="float" office:value="0.284040183333333" calcext:value-type="float">
            <text:p>0,28</text:p>
          </table:table-cell>
          <table:table-cell table:formula="of:=[$veces05_ConFiltro.T$29]" office:value-type="float" office:value="4.36985922538734" calcext:value-type="float">
            <text:p>4,3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10</text:p>
          </table:table-cell>
          <table:table-cell table:formula="of:=[$veces01_ConFiltro.F$29]" office:value-type="float" office:value="70964.5" calcext:value-type="float">
            <text:p>70964,50</text:p>
          </table:table-cell>
          <table:table-cell table:formula="of:=[$veces01_ConFiltro.G$29]" office:value-type="float" office:value="19546.7333333333" calcext:value-type="float">
            <text:p>19546,73</text:p>
          </table:table-cell>
          <table:table-cell table:formula="of:=[$veces01_ConFiltro.H$29]" office:value-type="float" office:value="95.5860916666667" calcext:value-type="float">
            <text:p>95,59</text:p>
          </table:table-cell>
          <table:table-cell table:formula="of:=[$veces01_ConFiltro.I$29]" office:value-type="float" office:value="4.35566233333333" calcext:value-type="float">
            <text:p>4,36</text:p>
          </table:table-cell>
          <table:table-cell table:formula="of:=[$veces01_ConFiltro.J$29]" office:value-type="float" office:value="44.5819916666667" calcext:value-type="float">
            <text:p>44,58</text:p>
          </table:table-cell>
          <table:table-cell table:formula="of:=[$veces01_ConFiltro.K$29]" office:value-type="float" office:value="74.7796833333333" calcext:value-type="float">
            <text:p>74,78</text:p>
          </table:table-cell>
          <table:table-cell table:formula="of:=[$veces01_ConFiltro.L$29]" office:value-type="float" office:value="25.2203175" calcext:value-type="float">
            <text:p>25,22</text:p>
          </table:table-cell>
          <table:table-cell table:formula="of:=[$veces01_ConFiltro.M$29]" office:value-type="float" office:value="49.0241816566667" calcext:value-type="float">
            <text:p>49,02</text:p>
          </table:table-cell>
          <table:table-cell table:formula="of:=[$veces01_ConFiltro.N$29]" office:value-type="float" office:value="2.45474186666667" calcext:value-type="float">
            <text:p>2,45</text:p>
          </table:table-cell>
          <table:table-cell table:formula="of:=[$veces01_ConFiltro.O$29]" office:value-type="float" office:value="0.309904708333333" calcext:value-type="float">
            <text:p>0,31</text:p>
          </table:table-cell>
          <table:table-cell table:formula="of:=[$veces01_ConFiltro.P$29]" office:value-type="float" office:value="0.284040183333333" calcext:value-type="float">
            <text:p>0,28</text:p>
          </table:table-cell>
          <table:table-cell table:formula="of:=[$veces20_ConFiltro.T$29]" office:value-type="float" office:value="4.66561062221251" calcext:value-type="float">
            <text:p>4,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20</text:p>
          </table:table-cell>
          <table:table-cell table:formula="of:=[$veces01_ConFiltro.F$29]" office:value-type="float" office:value="70964.5" calcext:value-type="float">
            <text:p>70964,50</text:p>
          </table:table-cell>
          <table:table-cell table:formula="of:=[$veces01_ConFiltro.G$29]" office:value-type="float" office:value="19546.7333333333" calcext:value-type="float">
            <text:p>19546,73</text:p>
          </table:table-cell>
          <table:table-cell table:formula="of:=[$veces01_ConFiltro.H$29]" office:value-type="float" office:value="95.5860916666667" calcext:value-type="float">
            <text:p>95,59</text:p>
          </table:table-cell>
          <table:table-cell table:formula="of:=[$veces01_ConFiltro.I$29]" office:value-type="float" office:value="4.35566233333333" calcext:value-type="float">
            <text:p>4,36</text:p>
          </table:table-cell>
          <table:table-cell table:formula="of:=[$veces01_ConFiltro.J$29]" office:value-type="float" office:value="44.5819916666667" calcext:value-type="float">
            <text:p>44,58</text:p>
          </table:table-cell>
          <table:table-cell table:formula="of:=[$veces01_ConFiltro.K$29]" office:value-type="float" office:value="74.7796833333333" calcext:value-type="float">
            <text:p>74,78</text:p>
          </table:table-cell>
          <table:table-cell table:formula="of:=[$veces01_ConFiltro.L$29]" office:value-type="float" office:value="25.2203175" calcext:value-type="float">
            <text:p>25,22</text:p>
          </table:table-cell>
          <table:table-cell table:formula="of:=[$veces01_ConFiltro.M$29]" office:value-type="float" office:value="49.0241816566667" calcext:value-type="float">
            <text:p>49,02</text:p>
          </table:table-cell>
          <table:table-cell table:formula="of:=[$veces01_ConFiltro.N$29]" office:value-type="float" office:value="2.45474186666667" calcext:value-type="float">
            <text:p>2,45</text:p>
          </table:table-cell>
          <table:table-cell table:formula="of:=[$veces01_ConFiltro.O$29]" office:value-type="float" office:value="0.309904708333333" calcext:value-type="float">
            <text:p>0,31</text:p>
          </table:table-cell>
          <table:table-cell table:formula="of:=[$veces01_ConFiltro.P$29]" office:value-type="float" office:value="0.284040183333333" calcext:value-type="float">
            <text:p>0,28</text:p>
          </table:table-cell>
          <table:table-cell table:formula="of:=[$veces10_ConFiltro.T$29]" office:value-type="float" office:value="4.50111851700498" calcext:value-type="float">
            <text:p>4,5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d1</text:p>
          </table:table-cell>
          <table:table-cell table:formula="of:=#REF!" office:value-type="string" office:string-value="" calcext:value-type="error">
            <text:p>#¡REF!</text:p>
          </table:table-cell>
          <table:table-cell table:formula="of:=#REF!" office:value-type="string" office:string-value="" calcext:value-type="error">
            <text:p>#¡REF!</text:p>
          </table:table-cell>
          <table:table-cell table:formula="of:=#REF!" office:value-type="string" office:string-value="" calcext:value-type="error">
            <text:p>#¡REF!</text:p>
          </table:table-cell>
          <table:table-cell table:formula="of:=#REF!" office:value-type="string" office:string-value="" calcext:value-type="error">
            <text:p>#¡REF!</text:p>
          </table:table-cell>
          <table:table-cell table:formula="of:=#REF!" office:value-type="string" office:string-value="" calcext:value-type="error">
            <text:p>#¡REF!</text:p>
          </table:table-cell>
          <table:table-cell table:formula="of:=#REF!" office:value-type="string" office:string-value="" calcext:value-type="error">
            <text:p>#¡REF!</text:p>
          </table:table-cell>
          <table:table-cell table:formula="of:=#REF!" office:value-type="string" office:string-value="" calcext:value-type="error">
            <text:p>#¡REF!</text:p>
          </table:table-cell>
          <table:table-cell table:formula="of:=#REF!" office:value-type="string" office:string-value="" calcext:value-type="error">
            <text:p>#¡REF!</text:p>
          </table:table-cell>
          <table:table-cell table:formula="of:=#REF!" office:value-type="string" office:string-value="" calcext:value-type="error">
            <text:p>#¡REF!</text:p>
          </table:table-cell>
          <table:table-cell table:formula="of:=#REF!" office:value-type="string" office:string-value="" calcext:value-type="error">
            <text:p>#¡REF!</text:p>
          </table:table-cell>
          <table:table-cell table:formula="of:=#REF!" office:value-type="string" office:string-value="" calcext:value-type="error">
            <text:p>#¡REF!</text:p>
          </table:table-cell>
          <table:table-cell table:formula="of:=#REF!;[.T$31]" office:value-type="string" office:string-value="" calcext:value-type="error">
            <text:p>Err:50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d2</text:p>
          </table:table-cell>
          <table:table-cell table:formula="of:=#REF!" office:value-type="string" office:string-value="" calcext:value-type="error">
            <text:p>#¡REF!</text:p>
          </table:table-cell>
          <table:table-cell table:formula="of:=#REF!" office:value-type="string" office:string-value="" calcext:value-type="error">
            <text:p>#¡REF!</text:p>
          </table:table-cell>
          <table:table-cell table:formula="of:=#REF!" office:value-type="string" office:string-value="" calcext:value-type="error">
            <text:p>#¡REF!</text:p>
          </table:table-cell>
          <table:table-cell table:formula="of:=#REF!" office:value-type="string" office:string-value="" calcext:value-type="error">
            <text:p>#¡REF!</text:p>
          </table:table-cell>
          <table:table-cell table:formula="of:=#REF!" office:value-type="string" office:string-value="" calcext:value-type="error">
            <text:p>#¡REF!</text:p>
          </table:table-cell>
          <table:table-cell table:formula="of:=#REF!" office:value-type="string" office:string-value="" calcext:value-type="error">
            <text:p>#¡REF!</text:p>
          </table:table-cell>
          <table:table-cell table:formula="of:=#REF!" office:value-type="string" office:string-value="" calcext:value-type="error">
            <text:p>#¡REF!</text:p>
          </table:table-cell>
          <table:table-cell table:formula="of:=#REF!" office:value-type="string" office:string-value="" calcext:value-type="error">
            <text:p>#¡REF!</text:p>
          </table:table-cell>
          <table:table-cell table:formula="of:=#REF!" office:value-type="string" office:string-value="" calcext:value-type="error">
            <text:p>#¡REF!</text:p>
          </table:table-cell>
          <table:table-cell table:formula="of:=#REF!" office:value-type="string" office:string-value="" calcext:value-type="error">
            <text:p>#¡REF!</text:p>
          </table:table-cell>
          <table:table-cell table:formula="of:=#REF!" office:value-type="string" office:string-value="" calcext:value-type="error">
            <text:p>#¡REF!</text:p>
          </table:table-cell>
          <table:table-cell table:formula="of:=#REF!;[.T$31]" office:value-type="string" office:string-value="" calcext:value-type="error">
            <text:p>Err:50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d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09</text:p>
          </table:table-cell>
          <table:table-cell table:formula="of:=#REF!" office:value-type="string" office:string-value="" calcext:value-type="error">
            <text:p>#¡REF!</text:p>
          </table:table-cell>
          <table:table-cell table:formula="of:=#REF!" office:value-type="string" office:string-value="" calcext:value-type="error">
            <text:p>#¡REF!</text:p>
          </table:table-cell>
          <table:table-cell table:formula="of:=#REF!" office:value-type="string" office:string-value="" calcext:value-type="error">
            <text:p>#¡REF!</text:p>
          </table:table-cell>
          <table:table-cell table:formula="of:=#REF!" office:value-type="string" office:string-value="" calcext:value-type="error">
            <text:p>#¡REF!</text:p>
          </table:table-cell>
          <table:table-cell table:formula="of:=#REF!" office:value-type="string" office:string-value="" calcext:value-type="error">
            <text:p>#¡REF!</text:p>
          </table:table-cell>
          <table:table-cell table:formula="of:=#REF!" office:value-type="string" office:string-value="" calcext:value-type="error">
            <text:p>#¡REF!</text:p>
          </table:table-cell>
          <table:table-cell table:formula="of:=#REF!" office:value-type="string" office:string-value="" calcext:value-type="error">
            <text:p>#¡REF!</text:p>
          </table:table-cell>
          <table:table-cell table:formula="of:=#REF!" office:value-type="string" office:string-value="" calcext:value-type="error">
            <text:p>#¡REF!</text:p>
          </table:table-cell>
          <table:table-cell table:formula="of:=#REF!" office:value-type="string" office:string-value="" calcext:value-type="error">
            <text:p>#¡REF!</text:p>
          </table:table-cell>
          <table:table-cell table:formula="of:=#REF!" office:value-type="string" office:string-value="" calcext:value-type="error">
            <text:p>#¡REF!</text:p>
          </table:table-cell>
          <table:table-cell table:formula="of:=#REF!" office:value-type="string" office:string-value="" calcext:value-type="error">
            <text:p>#¡REF!</text:p>
          </table:table-cell>
          <table:table-cell table:formula="of:=#REF!;[.T$31]" office:value-type="string" office:string-value="" calcext:value-type="error">
            <text:p>Err:509</text:p>
          </table:table-cell>
          <table:table-cell table:number-columns-repeated="1011"/>
        </table:table-row>
        <table:table-row table:style-name="ro1" table:number-rows-repeated="3">
          <table:table-cell table:style-name="Default" table:number-columns-repeated="13"/>
          <table:table-cell table:number-columns-repeated="1011"/>
        </table:table-row>
        <table:table-row table:style-name="ro1">
          <table:table-cell table:style-name="ce1"/>
          <table:table-cell table:style-name="ce31" office:value-type="string" calcext:value-type="string" table:number-columns-spanned="12" table:number-rows-spanned="1">
            <text:p>Grupo D</text:p>
          </table:table-cell>
          <table:covered-table-cell table:number-columns-repeated="11" table:style-name="ce31"/>
          <table:table-cell table:number-columns-repeated="1011"/>
        </table:table-row>
        <table:table-row table:style-name="ro1">
          <table:table-cell/>
          <table:table-cell table:style-name="ce4" office:value-type="string" calcext:value-type="string">
            <text:p>Ejemplos</text:p>
          </table:table-cell>
          <table:table-cell table:style-name="ce4" office:value-type="string" calcext:value-type="string">
            <text:p>Patrones</text:p>
          </table:table-cell>
          <table:table-cell table:style-name="ce4" office:value-type="string" calcext:value-type="string">
            <text:p>Train</text:p>
          </table:table-cell>
          <table:table-cell table:style-name="ce4" office:value-type="string" calcext:value-type="string">
            <text:p>Error</text:p>
          </table:table-cell>
          <table:table-cell table:style-name="ce4" office:value-type="string" calcext:value-type="string">
            <text:p>Test</text:p>
          </table:table-cell>
          <table:table-cell table:style-name="ce4" office:value-type="string" calcext:value-type="string">
            <text:p>TestNC</text:p>
          </table:table-cell>
          <table:table-cell table:style-name="ce4" office:value-type="string" calcext:value-type="string">
            <text:p>Error</text:p>
          </table:table-cell>
          <table:table-cell table:style-name="ce4" office:value-type="string" calcext:value-type="string">
            <text:p>%NC</text:p>
          </table:table-cell>
          <table:table-cell table:style-name="ce6" office:value-type="string" calcext:value-type="string">
            <text:p>T_Train</text:p>
          </table:table-cell>
          <table:table-cell table:style-name="ce6" office:value-type="string" calcext:value-type="string">
            <text:p>T_Test</text:p>
          </table:table-cell>
          <table:table-cell table:style-name="ce6" office:value-type="string" calcext:value-type="string">
            <text:p>T_CPU_Test</text:p>
          </table:table-cell>
          <table:table-cell table:style-name="ce4" office:value-type="string" calcext:value-type="string">
            <text:p>Infer/Example</text:p>
          </table:table-cell>
          <table:table-cell table:style-name="ce1" table:number-columns-repeated="1011"/>
        </table:table-row>
        <table:table-row table:style-name="ro1">
          <table:table-cell office:value-type="string" calcext:value-type="string">
            <text:p>v1</text:p>
          </table:table-cell>
          <table:table-cell table:formula="of:=[$veces01_ConFiltro.F$42]" office:value-type="float" office:value="6080.58333333333" calcext:value-type="float">
            <text:p>6080,58</text:p>
          </table:table-cell>
          <table:table-cell table:formula="of:=[$veces01_ConFiltro.G$42]" office:value-type="float" office:value="3098.84166666667" calcext:value-type="float">
            <text:p>3098,84</text:p>
          </table:table-cell>
          <table:table-cell table:formula="of:=[$veces01_ConFiltro.H$42]" office:value-type="float" office:value="90.920925" calcext:value-type="float">
            <text:p>90,92</text:p>
          </table:table-cell>
          <table:table-cell table:formula="of:=[$veces01_ConFiltro.I$42]" office:value-type="float" office:value="9.07891658333333" calcext:value-type="float">
            <text:p>9,08</text:p>
          </table:table-cell>
          <table:table-cell table:formula="of:=[$veces01_ConFiltro.J$42]" office:value-type="float" office:value="69.5957666666667" calcext:value-type="float">
            <text:p>69,60</text:p>
          </table:table-cell>
          <table:table-cell table:formula="of:=[$veces01_ConFiltro.K$42]" office:value-type="float" office:value="78.9775583333333" calcext:value-type="float">
            <text:p>78,98</text:p>
          </table:table-cell>
          <table:table-cell table:formula="of:=[$veces01_ConFiltro.L$42]" office:value-type="float" office:value="21.02245" calcext:value-type="float">
            <text:p>21,02</text:p>
          </table:table-cell>
          <table:table-cell table:formula="of:=[$veces01_ConFiltro.M$42]" office:value-type="float" office:value="11.1269155833333" calcext:value-type="float">
            <text:p>11,13</text:p>
          </table:table-cell>
          <table:table-cell table:formula="of:=[$veces01_ConFiltro.N$42]" office:value-type="float" office:value="0.619303425" calcext:value-type="float">
            <text:p>0,62</text:p>
          </table:table-cell>
          <table:table-cell table:formula="of:=[$veces01_ConFiltro.O$42]" office:value-type="float" office:value="0.0931704083333333" calcext:value-type="float">
            <text:p>0,09</text:p>
          </table:table-cell>
          <table:table-cell table:formula="of:=[$veces01_ConFiltro.P$42]" office:value-type="float" office:value="0.08936065" calcext:value-type="float">
            <text:p>0,09</text:p>
          </table:table-cell>
          <table:table-cell table:formula="of:=[$veces01_ConFiltro.T$42]" office:value-type="float" office:value="14.6960653446078" calcext:value-type="float">
            <text:p>14,7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2</text:p>
          </table:table-cell>
          <table:table-cell table:formula="of:=[$veces02_ConFiltro.F$42]" office:value-type="float" office:value="6080.58333333333" calcext:value-type="float">
            <text:p>6080,58</text:p>
          </table:table-cell>
          <table:table-cell table:formula="of:=[$veces02_ConFiltro.G$42]" office:value-type="float" office:value="3120.25833333333" calcext:value-type="float">
            <text:p>3120,26</text:p>
          </table:table-cell>
          <table:table-cell table:formula="of:=[$veces02_ConFiltro.H$42]" office:value-type="float" office:value="90.1717333333333" calcext:value-type="float">
            <text:p>90,17</text:p>
          </table:table-cell>
          <table:table-cell table:formula="of:=[$veces02_ConFiltro.I$42]" office:value-type="float" office:value="9.82826483333333" calcext:value-type="float">
            <text:p>9,83</text:p>
          </table:table-cell>
          <table:table-cell table:formula="of:=[$veces02_ConFiltro.J$42]" office:value-type="float" office:value="69.0655916666667" calcext:value-type="float">
            <text:p>69,07</text:p>
          </table:table-cell>
          <table:table-cell table:formula="of:=[$veces02_ConFiltro.K$42]" office:value-type="float" office:value="78.446725" calcext:value-type="float">
            <text:p>78,45</text:p>
          </table:table-cell>
          <table:table-cell table:formula="of:=[$veces02_ConFiltro.L$42]" office:value-type="float" office:value="21.5532666666667" calcext:value-type="float">
            <text:p>21,55</text:p>
          </table:table-cell>
          <table:table-cell table:formula="of:=[$veces02_ConFiltro.M$42]" office:value-type="float" office:value="11.12495725" calcext:value-type="float">
            <text:p>11,12</text:p>
          </table:table-cell>
          <table:table-cell table:formula="of:=[$veces02_ConFiltro.N$42]" office:value-type="float" office:value="0.621660741666667" calcext:value-type="float">
            <text:p>0,62</text:p>
          </table:table-cell>
          <table:table-cell table:formula="of:=[$veces02_ConFiltro.O$42]" office:value-type="float" office:value="0.0911495333333333" calcext:value-type="float">
            <text:p>0,09</text:p>
          </table:table-cell>
          <table:table-cell table:formula="of:=[$veces02_ConFiltro.P$42]" office:value-type="float" office:value="0.0873173333333333" calcext:value-type="float">
            <text:p>0,09</text:p>
          </table:table-cell>
          <table:table-cell table:formula="of:=[$veces02_ConFiltro.T$42]" office:value-type="float" office:value="14.3600257650719" calcext:value-type="float">
            <text:p>14,3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3</text:p>
          </table:table-cell>
          <table:table-cell table:formula="of:=[$veces03_ConFiltro.F$42]" office:value-type="float" office:value="6080.58333333333" calcext:value-type="float">
            <text:p>6080,58</text:p>
          </table:table-cell>
          <table:table-cell table:formula="of:=[$veces03_ConFiltro.G$42]" office:value-type="float" office:value="3145.05" calcext:value-type="float">
            <text:p>3145,05</text:p>
          </table:table-cell>
          <table:table-cell table:formula="of:=[$veces03_ConFiltro.H$42]" office:value-type="float" office:value="89.744875" calcext:value-type="float">
            <text:p>89,74</text:p>
          </table:table-cell>
          <table:table-cell table:formula="of:=[$veces03_ConFiltro.I$42]" office:value-type="float" office:value="10.2551268666667" calcext:value-type="float">
            <text:p>10,26</text:p>
          </table:table-cell>
          <table:table-cell table:formula="of:=[$veces03_ConFiltro.J$42]" office:value-type="float" office:value="68.9066916666667" calcext:value-type="float">
            <text:p>68,91</text:p>
          </table:table-cell>
          <table:table-cell table:formula="of:=[$veces03_ConFiltro.K$42]" office:value-type="float" office:value="78.3091666666667" calcext:value-type="float">
            <text:p>78,31</text:p>
          </table:table-cell>
          <table:table-cell table:formula="of:=[$veces03_ConFiltro.L$42]" office:value-type="float" office:value="21.6908308333333" calcext:value-type="float">
            <text:p>21,69</text:p>
          </table:table-cell>
          <table:table-cell table:formula="of:=[$veces03_ConFiltro.M$42]" office:value-type="float" office:value="11.1444885833333" calcext:value-type="float">
            <text:p>11,14</text:p>
          </table:table-cell>
          <table:table-cell table:formula="of:=[$veces03_ConFiltro.N$42]" office:value-type="float" office:value="0.624953483333333" calcext:value-type="float">
            <text:p>0,62</text:p>
          </table:table-cell>
          <table:table-cell table:formula="of:=[$veces03_ConFiltro.O$42]" office:value-type="float" office:value="0.0908231083333333" calcext:value-type="float">
            <text:p>0,09</text:p>
          </table:table-cell>
          <table:table-cell table:formula="of:=[$veces03_ConFiltro.P$42]" office:value-type="float" office:value="0.0867231083333333" calcext:value-type="float">
            <text:p>0,09</text:p>
          </table:table-cell>
          <table:table-cell table:formula="of:=[$veces03_ConFiltro.T$42]" office:value-type="float" office:value="14.2623007660997" calcext:value-type="float">
            <text:p>14,2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4</text:p>
          </table:table-cell>
          <table:table-cell table:formula="of:=[$veces04_ConFiltro.F$42]" office:value-type="float" office:value="6080.58333333333" calcext:value-type="float">
            <text:p>6080,58</text:p>
          </table:table-cell>
          <table:table-cell table:formula="of:=[$veces04_ConFiltro.G$42]" office:value-type="float" office:value="3148.175" calcext:value-type="float">
            <text:p>3148,18</text:p>
          </table:table-cell>
          <table:table-cell table:formula="of:=[$veces04_ConFiltro.H$42]" office:value-type="float" office:value="89.2459166666667" calcext:value-type="float">
            <text:p>89,25</text:p>
          </table:table-cell>
          <table:table-cell table:formula="of:=[$veces04_ConFiltro.I$42]" office:value-type="float" office:value="10.7540824583333" calcext:value-type="float">
            <text:p>10,75</text:p>
          </table:table-cell>
          <table:table-cell table:formula="of:=[$veces04_ConFiltro.J$42]" office:value-type="float" office:value="68.7140333333333" calcext:value-type="float">
            <text:p>68,71</text:p>
          </table:table-cell>
          <table:table-cell table:formula="of:=[$veces04_ConFiltro.K$42]" office:value-type="float" office:value="78.123875" calcext:value-type="float">
            <text:p>78,12</text:p>
          </table:table-cell>
          <table:table-cell table:formula="of:=[$veces04_ConFiltro.L$42]" office:value-type="float" office:value="21.8761208333333" calcext:value-type="float">
            <text:p>21,88</text:p>
          </table:table-cell>
          <table:table-cell table:formula="of:=[$veces04_ConFiltro.M$42]" office:value-type="float" office:value="11.1516719166667" calcext:value-type="float">
            <text:p>11,15</text:p>
          </table:table-cell>
          <table:table-cell table:formula="of:=[$veces04_ConFiltro.N$42]" office:value-type="float" office:value="0.620975725" calcext:value-type="float">
            <text:p>0,62</text:p>
          </table:table-cell>
          <table:table-cell table:formula="of:=[$veces04_ConFiltro.O$42]" office:value-type="float" office:value="0.088937925" calcext:value-type="float">
            <text:p>0,09</text:p>
          </table:table-cell>
          <table:table-cell table:formula="of:=[$veces04_ConFiltro.P$42]" office:value-type="float" office:value="0.08516295" calcext:value-type="float">
            <text:p>0,09</text:p>
          </table:table-cell>
          <table:table-cell table:formula="of:=[$veces04_ConFiltro.T$42]" office:value-type="float" office:value="14.0057203941508" calcext:value-type="float">
            <text:p>14,0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5</text:p>
          </table:table-cell>
          <table:table-cell table:formula="of:=[$veces05_ConFiltro.F$42]" office:value-type="float" office:value="6080.58333333333" calcext:value-type="float">
            <text:p>6080,58</text:p>
          </table:table-cell>
          <table:table-cell table:formula="of:=[$veces05_ConFiltro.G$42]" office:value-type="float" office:value="3170.375" calcext:value-type="float">
            <text:p>3170,38</text:p>
          </table:table-cell>
          <table:table-cell table:formula="of:=[$veces05_ConFiltro.H$42]" office:value-type="float" office:value="89.1720083333333" calcext:value-type="float">
            <text:p>89,17</text:p>
          </table:table-cell>
          <table:table-cell table:formula="of:=[$veces05_ConFiltro.I$42]" office:value-type="float" office:value="10.8279844833333" calcext:value-type="float">
            <text:p>10,83</text:p>
          </table:table-cell>
          <table:table-cell table:formula="of:=[$veces05_ConFiltro.J$42]" office:value-type="float" office:value="68.8634416666667" calcext:value-type="float">
            <text:p>68,86</text:p>
          </table:table-cell>
          <table:table-cell table:formula="of:=[$veces05_ConFiltro.K$42]" office:value-type="float" office:value="78.2643833333333" calcext:value-type="float">
            <text:p>78,26</text:p>
          </table:table-cell>
          <table:table-cell table:formula="of:=[$veces05_ConFiltro.L$42]" office:value-type="float" office:value="21.7356108333333" calcext:value-type="float">
            <text:p>21,74</text:p>
          </table:table-cell>
          <table:table-cell table:formula="of:=[$veces05_ConFiltro.M$42]" office:value-type="float" office:value="11.1576294166667" calcext:value-type="float">
            <text:p>11,16</text:p>
          </table:table-cell>
          <table:table-cell table:formula="of:=[$veces05_ConFiltro.N$42]" office:value-type="float" office:value="0.632371966666667" calcext:value-type="float">
            <text:p>0,63</text:p>
          </table:table-cell>
          <table:table-cell table:formula="of:=[$veces05_ConFiltro.O$42]" office:value-type="float" office:value="0.0894741" calcext:value-type="float">
            <text:p>0,09</text:p>
          </table:table-cell>
          <table:table-cell table:formula="of:=[$veces05_ConFiltro.P$42]" office:value-type="float" office:value="0.0855109416666667" calcext:value-type="float">
            <text:p>0,09</text:p>
          </table:table-cell>
          <table:table-cell table:formula="of:=[$veces05_ConFiltro.T$42]" office:value-type="float" office:value="14.062950374827" calcext:value-type="float">
            <text:p>14,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10</text:p>
          </table:table-cell>
          <table:table-cell table:formula="of:=[$veces10_ConFiltro.F$42]" office:value-type="float" office:value="6080.58333333333" calcext:value-type="float">
            <text:p>6080,58</text:p>
          </table:table-cell>
          <table:table-cell table:formula="of:=[$veces10_ConFiltro.G$42]" office:value-type="float" office:value="3192.03333333333" calcext:value-type="float">
            <text:p>3192,03</text:p>
          </table:table-cell>
          <table:table-cell table:formula="of:=[$veces10_ConFiltro.H$42]" office:value-type="float" office:value="88.6361333333334" calcext:value-type="float">
            <text:p>88,64</text:p>
          </table:table-cell>
          <table:table-cell table:formula="of:=[$veces10_ConFiltro.I$42]" office:value-type="float" office:value="11.3638624666667" calcext:value-type="float">
            <text:p>11,36</text:p>
          </table:table-cell>
          <table:table-cell table:formula="of:=[$veces10_ConFiltro.J$42]" office:value-type="float" office:value="68.8222833333334" calcext:value-type="float">
            <text:p>68,82</text:p>
          </table:table-cell>
          <table:table-cell table:formula="of:=[$veces10_ConFiltro.K$42]" office:value-type="float" office:value="78.1799583333333" calcext:value-type="float">
            <text:p>78,18</text:p>
          </table:table-cell>
          <table:table-cell table:formula="of:=[$veces10_ConFiltro.L$42]" office:value-type="float" office:value="21.8200476666667" calcext:value-type="float">
            <text:p>21,82</text:p>
          </table:table-cell>
          <table:table-cell table:formula="of:=[$veces10_ConFiltro.M$42]" office:value-type="float" office:value="11.10550525" calcext:value-type="float">
            <text:p>11,11</text:p>
          </table:table-cell>
          <table:table-cell table:formula="of:=[$veces10_ConFiltro.N$42]" office:value-type="float" office:value="0.6476473" calcext:value-type="float">
            <text:p>0,65</text:p>
          </table:table-cell>
          <table:table-cell table:formula="of:=[$veces10_ConFiltro.O$42]" office:value-type="float" office:value="0.0912059083333333" calcext:value-type="float">
            <text:p>0,09</text:p>
          </table:table-cell>
          <table:table-cell table:formula="of:=[$veces10_ConFiltro.P$42]" office:value-type="float" office:value="0.0868448666666667" calcext:value-type="float">
            <text:p>0,09</text:p>
          </table:table-cell>
          <table:table-cell table:formula="of:=[$veces20_ConFiltro.T$42]" office:value-type="float" office:value="14.7243644387189" calcext:value-type="float">
            <text:p>14,7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20</text:p>
          </table:table-cell>
          <table:table-cell table:formula="of:=[$veces20_ConFiltro.F$42]" office:value-type="float" office:value="6080.58333333333" calcext:value-type="float">
            <text:p>6080,58</text:p>
          </table:table-cell>
          <table:table-cell table:formula="of:=[$veces20_ConFiltro.G$42]" office:value-type="float" office:value="3211.23333333333" calcext:value-type="float">
            <text:p>3211,23</text:p>
          </table:table-cell>
          <table:table-cell table:formula="of:=[$veces20_ConFiltro.H$42]" office:value-type="float" office:value="87.9024" calcext:value-type="float">
            <text:p>87,90</text:p>
          </table:table-cell>
          <table:table-cell table:formula="of:=[$veces20_ConFiltro.I$42]" office:value-type="float" office:value="12.09760055" calcext:value-type="float">
            <text:p>12,10</text:p>
          </table:table-cell>
          <table:table-cell table:formula="of:=[$veces20_ConFiltro.J$42]" office:value-type="float" office:value="68.7683166666667" calcext:value-type="float">
            <text:p>68,77</text:p>
          </table:table-cell>
          <table:table-cell table:formula="of:=[$veces20_ConFiltro.K$42]" office:value-type="float" office:value="78.1581916666667" calcext:value-type="float">
            <text:p>78,16</text:p>
          </table:table-cell>
          <table:table-cell table:formula="of:=[$veces20_ConFiltro.L$42]" office:value-type="float" office:value="21.8418065" calcext:value-type="float">
            <text:p>21,84</text:p>
          </table:table-cell>
          <table:table-cell table:formula="of:=[$veces20_ConFiltro.M$42]" office:value-type="float" office:value="11.10872975" calcext:value-type="float">
            <text:p>11,11</text:p>
          </table:table-cell>
          <table:table-cell table:formula="of:=[$veces20_ConFiltro.N$42]" office:value-type="float" office:value="0.680237133333333" calcext:value-type="float">
            <text:p>0,68</text:p>
          </table:table-cell>
          <table:table-cell table:formula="of:=[$veces20_ConFiltro.O$42]" office:value-type="float" office:value="0.094428975" calcext:value-type="float">
            <text:p>0,09</text:p>
          </table:table-cell>
          <table:table-cell table:formula="of:=[$veces20_ConFiltro.P$42]" office:value-type="float" office:value="0.089532725" calcext:value-type="float">
            <text:p>0,09</text:p>
          </table:table-cell>
          <table:table-cell table:formula="of:=[$veces10_ConFiltro.T$42]" office:value-type="float" office:value="14.2823248865926" calcext:value-type="float">
            <text:p>14,2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d1</text:p>
          </table:table-cell>
          <table:table-cell table:formula="of:=#REF!" office:value-type="string" office:string-value="" calcext:value-type="error">
            <text:p>#¡REF!</text:p>
          </table:table-cell>
          <table:table-cell table:formula="of:=#REF!" office:value-type="string" office:string-value="" calcext:value-type="error">
            <text:p>#¡REF!</text:p>
          </table:table-cell>
          <table:table-cell table:formula="of:=#REF!" office:value-type="string" office:string-value="" calcext:value-type="error">
            <text:p>#¡REF!</text:p>
          </table:table-cell>
          <table:table-cell table:formula="of:=#REF!" office:value-type="string" office:string-value="" calcext:value-type="error">
            <text:p>#¡REF!</text:p>
          </table:table-cell>
          <table:table-cell table:formula="of:=#REF!" office:value-type="string" office:string-value="" calcext:value-type="error">
            <text:p>#¡REF!</text:p>
          </table:table-cell>
          <table:table-cell table:formula="of:=#REF!" office:value-type="string" office:string-value="" calcext:value-type="error">
            <text:p>#¡REF!</text:p>
          </table:table-cell>
          <table:table-cell table:formula="of:=#REF!" office:value-type="string" office:string-value="" calcext:value-type="error">
            <text:p>#¡REF!</text:p>
          </table:table-cell>
          <table:table-cell table:formula="of:=#REF!" office:value-type="string" office:string-value="" calcext:value-type="error">
            <text:p>#¡REF!</text:p>
          </table:table-cell>
          <table:table-cell table:formula="of:=#REF!" office:value-type="string" office:string-value="" calcext:value-type="error">
            <text:p>#¡REF!</text:p>
          </table:table-cell>
          <table:table-cell table:formula="of:=#REF!" office:value-type="string" office:string-value="" calcext:value-type="error">
            <text:p>#¡REF!</text:p>
          </table:table-cell>
          <table:table-cell table:formula="of:=#REF!" office:value-type="string" office:string-value="" calcext:value-type="error">
            <text:p>#¡REF!</text:p>
          </table:table-cell>
          <table:table-cell table:formula="of:=#REF!" office:value-type="string" office:string-value="" calcext:value-type="error">
            <text:p>#¡REF!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d2</text:p>
          </table:table-cell>
          <table:table-cell table:formula="of:=#REF!" office:value-type="string" office:string-value="" calcext:value-type="error">
            <text:p>#¡REF!</text:p>
          </table:table-cell>
          <table:table-cell table:formula="of:=#REF!" office:value-type="string" office:string-value="" calcext:value-type="error">
            <text:p>#¡REF!</text:p>
          </table:table-cell>
          <table:table-cell table:formula="of:=#REF!" office:value-type="string" office:string-value="" calcext:value-type="error">
            <text:p>#¡REF!</text:p>
          </table:table-cell>
          <table:table-cell table:formula="of:=#REF!" office:value-type="string" office:string-value="" calcext:value-type="error">
            <text:p>#¡REF!</text:p>
          </table:table-cell>
          <table:table-cell table:formula="of:=#REF!" office:value-type="string" office:string-value="" calcext:value-type="error">
            <text:p>#¡REF!</text:p>
          </table:table-cell>
          <table:table-cell table:formula="of:=#REF!" office:value-type="string" office:string-value="" calcext:value-type="error">
            <text:p>#¡REF!</text:p>
          </table:table-cell>
          <table:table-cell table:formula="of:=#REF!" office:value-type="string" office:string-value="" calcext:value-type="error">
            <text:p>#¡REF!</text:p>
          </table:table-cell>
          <table:table-cell table:formula="of:=#REF!" office:value-type="string" office:string-value="" calcext:value-type="error">
            <text:p>#¡REF!</text:p>
          </table:table-cell>
          <table:table-cell table:formula="of:=#REF!" office:value-type="string" office:string-value="" calcext:value-type="error">
            <text:p>#¡REF!</text:p>
          </table:table-cell>
          <table:table-cell table:formula="of:=#REF!" office:value-type="string" office:string-value="" calcext:value-type="error">
            <text:p>#¡REF!</text:p>
          </table:table-cell>
          <table:table-cell table:formula="of:=#REF!" office:value-type="string" office:string-value="" calcext:value-type="error">
            <text:p>#¡REF!</text:p>
          </table:table-cell>
          <table:table-cell table:formula="of:=#REF!" office:value-type="string" office:string-value="" calcext:value-type="error">
            <text:p>#¡REF!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d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09</text:p>
          </table:table-cell>
          <table:table-cell table:formula="of:=#REF!" office:value-type="string" office:string-value="" calcext:value-type="error">
            <text:p>#¡REF!</text:p>
          </table:table-cell>
          <table:table-cell table:formula="of:=#REF!" office:value-type="string" office:string-value="" calcext:value-type="error">
            <text:p>#¡REF!</text:p>
          </table:table-cell>
          <table:table-cell table:formula="of:=#REF!" office:value-type="string" office:string-value="" calcext:value-type="error">
            <text:p>#¡REF!</text:p>
          </table:table-cell>
          <table:table-cell table:formula="of:=#REF!" office:value-type="string" office:string-value="" calcext:value-type="error">
            <text:p>#¡REF!</text:p>
          </table:table-cell>
          <table:table-cell table:formula="of:=#REF!" office:value-type="string" office:string-value="" calcext:value-type="error">
            <text:p>#¡REF!</text:p>
          </table:table-cell>
          <table:table-cell table:formula="of:=#REF!" office:value-type="string" office:string-value="" calcext:value-type="error">
            <text:p>#¡REF!</text:p>
          </table:table-cell>
          <table:table-cell table:formula="of:=#REF!" office:value-type="string" office:string-value="" calcext:value-type="error">
            <text:p>#¡REF!</text:p>
          </table:table-cell>
          <table:table-cell table:formula="of:=#REF!" office:value-type="string" office:string-value="" calcext:value-type="error">
            <text:p>#¡REF!</text:p>
          </table:table-cell>
          <table:table-cell table:formula="of:=#REF!" office:value-type="string" office:string-value="" calcext:value-type="error">
            <text:p>#¡REF!</text:p>
          </table:table-cell>
          <table:table-cell table:formula="of:=#REF!" office:value-type="string" office:string-value="" calcext:value-type="error">
            <text:p>#¡REF!</text:p>
          </table:table-cell>
          <table:table-cell table:formula="of:=#REF!" office:value-type="string" office:string-value="" calcext:value-type="error">
            <text:p>#¡REF!</text:p>
          </table:table-cell>
          <table:table-cell table:formula="of:=#REF!" office:value-type="string" office:string-value="" calcext:value-type="error">
            <text:p>#¡REF!</text:p>
          </table:table-cell>
          <table:table-cell table:number-columns-repeated="1011"/>
        </table:table-row>
      </table:table>
      <table:table table:name="veces01_SinFiltro" table:style-name="ta1"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default-cell-style-name="ce9"/>
        <table:table-column table:style-name="co8" table:number-columns-repeated="3" table:default-cell-style-name="ce9"/>
        <table:table-column table:style-name="co10" table:default-cell-style-name="ce9"/>
        <table:table-column table:style-name="co11" table:number-columns-repeated="3" table:default-cell-style-name="ce46"/>
        <table:table-column table:style-name="co1" table:number-columns-repeated="11" table:default-cell-style-name="Default"/>
        <table:table-column table:style-name="co1" table:default-cell-style-name="ce9"/>
        <table:table-row table:style-name="ro1">
          <table:table-cell table:style-name="ce7" table:number-columns-repeated="5"/>
          <table:table-cell table:style-name="ce8" office:value-type="string" calcext:value-type="string">
            <text:p>Ejemplos</text:p>
          </table:table-cell>
          <table:table-cell table:style-name="ce8" office:value-type="string" calcext:value-type="string">
            <text:p>Patrones</text:p>
          </table:table-cell>
          <table:table-cell table:style-name="ce8" office:value-type="string" calcext:value-type="string">
            <text:p>Train</text:p>
          </table:table-cell>
          <table:table-cell table:style-name="ce8" office:value-type="string" calcext:value-type="string">
            <text:p>Error</text:p>
          </table:table-cell>
          <table:table-cell table:style-name="ce8" office:value-type="string" calcext:value-type="string">
            <text:p>Test</text:p>
          </table:table-cell>
          <table:table-cell table:style-name="ce8" office:value-type="string" calcext:value-type="string">
            <text:p>TestNC</text:p>
          </table:table-cell>
          <table:table-cell table:style-name="ce8" office:value-type="string" calcext:value-type="string">
            <text:p>Error</text:p>
          </table:table-cell>
          <table:table-cell table:style-name="ce8" office:value-type="string" calcext:value-type="string">
            <text:p>%NC</text:p>
          </table:table-cell>
          <table:table-cell table:style-name="ce11" office:value-type="string" calcext:value-type="string">
            <text:p>T_Train</text:p>
          </table:table-cell>
          <table:table-cell table:style-name="ce11" office:value-type="string" calcext:value-type="string">
            <text:p>T_Test</text:p>
          </table:table-cell>
          <table:table-cell table:style-name="ce11" office:value-type="string" calcext:value-type="string">
            <text:p>T_CPU_Test</text:p>
          </table:table-cell>
          <table:table-cell table:style-name="ce8" office:value-type="string" calcext:value-type="string">
            <text:p>Infer/Example</text:p>
          </table:table-cell>
          <table:table-cell table:style-name="ce8" table:number-columns-repeated="4"/>
          <table:table-cell table:style-name="ce11" table:number-columns-repeated="3"/>
          <table:table-cell table:style-name="ce8"/>
          <table:table-cell table:number-columns-repeated="3"/>
        </table:table-row>
        <table:table-row table:style-name="ro1">
          <table:table-cell office:value-type="string" calcext:value-type="string">
            <text:p>abalone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lobal</text:p>
          </table:table-cell>
          <table:table-cell office:value-type="float" office:value="4174" calcext:value-type="float">
            <text:p>4174,00</text:p>
          </table:table-cell>
          <table:table-cell office:value-type="float" office:value="207.6" calcext:value-type="float">
            <text:p>207,60</text:p>
          </table:table-cell>
          <table:table-cell office:value-type="float" office:value="31.454" calcext:value-type="float">
            <text:p>31,45</text:p>
          </table:table-cell>
          <table:table-cell office:value-type="float" office:value="68.546" calcext:value-type="float">
            <text:p>68,55</text:p>
          </table:table-cell>
          <table:table-cell office:value-type="float" office:value="16.483" calcext:value-type="float">
            <text:p>16,48</text:p>
          </table:table-cell>
          <table:table-cell office:value-type="float" office:value="16.4948" calcext:value-type="float">
            <text:p>16,49</text:p>
          </table:table-cell>
          <table:table-cell office:value-type="float" office:value="83.5052" calcext:value-type="float">
            <text:p>83,51</text:p>
          </table:table-cell>
          <table:table-cell office:value-type="float" office:value="0.0718735" calcext:value-type="float">
            <text:p>0,07</text:p>
          </table:table-cell>
          <table:table-cell office:value-type="float" office:value="0.024581" calcext:value-type="float">
            <text:p>0,02458</text:p>
          </table:table-cell>
          <table:table-cell office:value-type="float" office:value="0.0087875" calcext:value-type="float">
            <text:p>0,00879</text:p>
          </table:table-cell>
          <table:table-cell office:value-type="float" office:value="0.0064" calcext:value-type="float">
            <text:p>0,0064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anana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lobal</text:p>
          </table:table-cell>
          <table:table-cell office:value-type="float" office:value="5300" calcext:value-type="float">
            <text:p>5300,00</text:p>
          </table:table-cell>
          <table:table-cell office:value-type="float" office:value="19.6" calcext:value-type="float">
            <text:p>19,60</text:p>
          </table:table-cell>
          <table:table-cell office:value-type="float" office:value="77.0755" calcext:value-type="float">
            <text:p>77,08</text:p>
          </table:table-cell>
          <table:table-cell office:value-type="float" office:value="22.9245" calcext:value-type="float">
            <text:p>22,92</text:p>
          </table:table-cell>
          <table:table-cell office:value-type="float" office:value="79.434" calcext:value-type="float">
            <text:p>79,43</text:p>
          </table:table-cell>
          <table:table-cell office:value-type="float" office:value="79.449" calcext:value-type="float">
            <text:p>79,45</text:p>
          </table:table-cell>
          <table:table-cell office:value-type="float" office:value="20.551" calcext:value-type="float">
            <text:p>20,55</text:p>
          </table:table-cell>
          <table:table-cell office:value-type="float" office:value="0.0188679" calcext:value-type="float">
            <text:p>0,02</text:p>
          </table:table-cell>
          <table:table-cell office:value-type="float" office:value="0.0162038" calcext:value-type="float">
            <text:p>0,01620</text:p>
          </table:table-cell>
          <table:table-cell office:value-type="float" office:value="0.0036487" calcext:value-type="float">
            <text:p>0,00365</text:p>
          </table:table-cell>
          <table:table-cell office:value-type="float" office:value="0.0008445" calcext:value-type="float">
            <text:p>0,0008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upa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lobal</text:p>
          </table:table-cell>
          <table:table-cell office:value-type="float" office:value="345" calcext:value-type="float">
            <text:p>345,00</text:p>
          </table:table-cell>
          <table:table-cell office:value-type="float" office:value="120.8" calcext:value-type="float">
            <text:p>120,80</text:p>
          </table:table-cell>
          <table:table-cell office:value-type="float" office:value="76.876" calcext:value-type="float">
            <text:p>76,88</text:p>
          </table:table-cell>
          <table:table-cell office:value-type="float" office:value="23.124" calcext:value-type="float">
            <text:p>23,12</text:p>
          </table:table-cell>
          <table:table-cell office:value-type="float" office:value="57.971" calcext:value-type="float">
            <text:p>57,97</text:p>
          </table:table-cell>
          <table:table-cell office:value-type="float" office:value="60.0601" calcext:value-type="float">
            <text:p>60,06</text:p>
          </table:table-cell>
          <table:table-cell office:value-type="float" office:value="39.9399" calcext:value-type="float">
            <text:p>39,94</text:p>
          </table:table-cell>
          <table:table-cell office:value-type="float" office:value="3.47826" calcext:value-type="float">
            <text:p>3,48</text:p>
          </table:table-cell>
          <table:table-cell office:value-type="float" office:value="0.0016979" calcext:value-type="float">
            <text:p>0,00170</text:p>
          </table:table-cell>
          <table:table-cell office:value-type="float" office:value="0.0003938" calcext:value-type="float">
            <text:p>0,00039</text:p>
          </table:table-cell>
          <table:table-cell office:value-type="float" office:value="0.0002052" calcext:value-type="float">
            <text:p>0,0002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eart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Global</text:p>
          </table:table-cell>
          <table:table-cell office:value-type="float" office:value="270" calcext:value-type="float">
            <text:p>270,00</text:p>
          </table:table-cell>
          <table:table-cell office:value-type="float" office:value="235.8" calcext:value-type="float">
            <text:p>235,80</text:p>
          </table:table-cell>
          <table:table-cell office:value-type="float" office:value="100" calcext:value-type="float">
            <text:p>100,00</text:p>
          </table:table-cell>
          <table:table-cell office:value-type="float" office:value="0" calcext:value-type="float">
            <text:p>0,00</text:p>
          </table:table-cell>
          <table:table-cell office:value-type="float" office:value="22.5926" calcext:value-type="float">
            <text:p>22,59</text:p>
          </table:table-cell>
          <table:table-cell office:value-type="float" office:value="89.7059" calcext:value-type="float">
            <text:p>89,71</text:p>
          </table:table-cell>
          <table:table-cell office:value-type="float" office:value="10.2941" calcext:value-type="float">
            <text:p>10,29</text:p>
          </table:table-cell>
          <table:table-cell office:value-type="float" office:value="74.8148" calcext:value-type="float">
            <text:p>74,81</text:p>
          </table:table-cell>
          <table:table-cell office:value-type="float" office:value="0.0019674" calcext:value-type="float">
            <text:p>0,00197</text:p>
          </table:table-cell>
          <table:table-cell office:value-type="float" office:value="0.0004468" calcext:value-type="float">
            <text:p>0,00045</text:p>
          </table:table-cell>
          <table:table-cell office:value-type="float" office:value="0.0002993" calcext:value-type="float">
            <text:p>0,0003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ris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lobal</text:p>
          </table:table-cell>
          <table:table-cell office:value-type="float" office:value="150" calcext:value-type="float">
            <text:p>150,00</text:p>
          </table:table-cell>
          <table:table-cell office:value-type="float" office:value="41.8" calcext:value-type="float">
            <text:p>41,80</text:p>
          </table:table-cell>
          <table:table-cell office:value-type="float" office:value="95.5556" calcext:value-type="float">
            <text:p>95,56</text:p>
          </table:table-cell>
          <table:table-cell office:value-type="float" office:value="4.44444" calcext:value-type="float">
            <text:p>4,44</text:p>
          </table:table-cell>
          <table:table-cell table:number-columns-repeated="2" office:value-type="float" office:value="95.3333" calcext:value-type="float">
            <text:p>95,33</text:p>
          </table:table-cell>
          <table:table-cell office:value-type="float" office:value="4.66667" calcext:value-type="float">
            <text:p>4,67</text:p>
          </table:table-cell>
          <table:table-cell office:value-type="float" office:value="0" calcext:value-type="float">
            <text:p>0,00</text:p>
          </table:table-cell>
          <table:table-cell office:value-type="float" office:value="0.0007104" calcext:value-type="float">
            <text:p>0,00071</text:p>
          </table:table-cell>
          <table:table-cell office:value-type="float" office:value="0.0001372" calcext:value-type="float">
            <text:p>0,00014</text:p>
          </table:table-cell>
          <table:table-cell office:value-type="float" office:value="0.0000503" calcext:value-type="float">
            <text:p>0,0000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ed7digit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lobal</text:p>
          </table:table-cell>
          <table:table-cell office:value-type="float" office:value="500" calcext:value-type="float">
            <text:p>500,00</text:p>
          </table:table-cell>
          <table:table-cell office:value-type="float" office:value="81.9" calcext:value-type="float">
            <text:p>81,90</text:p>
          </table:table-cell>
          <table:table-cell office:value-type="float" office:value="79.8444" calcext:value-type="float">
            <text:p>79,84</text:p>
          </table:table-cell>
          <table:table-cell office:value-type="float" office:value="20.1556" calcext:value-type="float">
            <text:p>20,16</text:p>
          </table:table-cell>
          <table:table-cell office:value-type="float" office:value="63" calcext:value-type="float">
            <text:p>63,00</text:p>
          </table:table-cell>
          <table:table-cell office:value-type="float" office:value="76.087" calcext:value-type="float">
            <text:p>76,09</text:p>
          </table:table-cell>
          <table:table-cell office:value-type="float" office:value="23.913" calcext:value-type="float">
            <text:p>23,91</text:p>
          </table:table-cell>
          <table:table-cell office:value-type="float" office:value="17.2" calcext:value-type="float">
            <text:p>17,20</text:p>
          </table:table-cell>
          <table:table-cell office:value-type="float" office:value="0.0023781" calcext:value-type="float">
            <text:p>0,00238</text:p>
          </table:table-cell>
          <table:table-cell office:value-type="float" office:value="0.0004518" calcext:value-type="float">
            <text:p>0,00045</text:p>
          </table:table-cell>
          <table:table-cell office:value-type="float" office:value="0.0001824" calcext:value-type="float">
            <text:p>0,0001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ammographic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obal</text:p>
          </table:table-cell>
          <table:table-cell office:value-type="float" office:value="830" calcext:value-type="float">
            <text:p>830,00</text:p>
          </table:table-cell>
          <table:table-cell office:value-type="float" office:value="160.1" calcext:value-type="float">
            <text:p>160,10</text:p>
          </table:table-cell>
          <table:table-cell office:value-type="float" office:value="87.5636" calcext:value-type="float">
            <text:p>87,56</text:p>
          </table:table-cell>
          <table:table-cell office:value-type="float" office:value="12.4364" calcext:value-type="float">
            <text:p>12,44</text:p>
          </table:table-cell>
          <table:table-cell office:value-type="float" office:value="76.0241" calcext:value-type="float">
            <text:p>76,02</text:p>
          </table:table-cell>
          <table:table-cell office:value-type="float" office:value="82.376" calcext:value-type="float">
            <text:p>82,38</text:p>
          </table:table-cell>
          <table:table-cell office:value-type="float" office:value="17.624" calcext:value-type="float">
            <text:p>17,62</text:p>
          </table:table-cell>
          <table:table-cell office:value-type="float" office:value="7.71084" calcext:value-type="float">
            <text:p>7,71</text:p>
          </table:table-cell>
          <table:table-cell office:value-type="float" office:value="0.0032752" calcext:value-type="float">
            <text:p>0,00328</text:p>
          </table:table-cell>
          <table:table-cell office:value-type="float" office:value="0.000655" calcext:value-type="float">
            <text:p>0,00066</text:p>
          </table:table-cell>
          <table:table-cell office:value-type="float" office:value="0.000219" calcext:value-type="float">
            <text:p>0,0002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newthyroid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Global</text:p>
          </table:table-cell>
          <table:table-cell office:value-type="float" office:value="215" calcext:value-type="float">
            <text:p>215,00</text:p>
          </table:table-cell>
          <table:table-cell office:value-type="float" office:value="47" calcext:value-type="float">
            <text:p>47,00</text:p>
          </table:table-cell>
          <table:table-cell office:value-type="float" office:value="95.3488" calcext:value-type="float">
            <text:p>95,35</text:p>
          </table:table-cell>
          <table:table-cell office:value-type="float" office:value="4.65116" calcext:value-type="float">
            <text:p>4,65</text:p>
          </table:table-cell>
          <table:table-cell office:value-type="float" office:value="93.4884" calcext:value-type="float">
            <text:p>93,49</text:p>
          </table:table-cell>
          <table:table-cell office:value-type="float" office:value="94.3662" calcext:value-type="float">
            <text:p>94,37</text:p>
          </table:table-cell>
          <table:table-cell office:value-type="float" office:value="5.6338" calcext:value-type="float">
            <text:p>5,63</text:p>
          </table:table-cell>
          <table:table-cell office:value-type="float" office:value="0.930233" calcext:value-type="float">
            <text:p>0,93</text:p>
          </table:table-cell>
          <table:table-cell office:value-type="float" office:value="0.000916" calcext:value-type="float">
            <text:p>0,00092</text:p>
          </table:table-cell>
          <table:table-cell office:value-type="float" office:value="0.0001897" calcext:value-type="float">
            <text:p>0,00019</text:p>
          </table:table-cell>
          <table:table-cell office:value-type="float" office:value="0.0000753" calcext:value-type="float">
            <text:p>0,0000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age-blocks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lobal</text:p>
          </table:table-cell>
          <table:table-cell office:value-type="float" office:value="5472" calcext:value-type="float">
            <text:p>5472,00</text:p>
          </table:table-cell>
          <table:table-cell office:value-type="float" office:value="163.8" calcext:value-type="float">
            <text:p>163,80</text:p>
          </table:table-cell>
          <table:table-cell office:value-type="float" office:value="93.8475" calcext:value-type="float">
            <text:p>93,85</text:p>
          </table:table-cell>
          <table:table-cell office:value-type="float" office:value="6.15253" calcext:value-type="float">
            <text:p>6,15</text:p>
          </table:table-cell>
          <table:table-cell office:value-type="float" office:value="93.7317" calcext:value-type="float">
            <text:p>93,73</text:p>
          </table:table-cell>
          <table:table-cell office:value-type="float" office:value="93.9205" calcext:value-type="float">
            <text:p>93,92</text:p>
          </table:table-cell>
          <table:table-cell office:value-type="float" office:value="6.07947" calcext:value-type="float">
            <text:p>6,08</text:p>
          </table:table-cell>
          <table:table-cell office:value-type="float" office:value="0.201023" calcext:value-type="float">
            <text:p>0,20</text:p>
          </table:table-cell>
          <table:table-cell office:value-type="float" office:value="0.0347217" calcext:value-type="float">
            <text:p>0,03472</text:p>
          </table:table-cell>
          <table:table-cell office:value-type="float" office:value="0.0064482" calcext:value-type="float">
            <text:p>0,00645</text:p>
          </table:table-cell>
          <table:table-cell office:value-type="float" office:value="0.0035284" calcext:value-type="float">
            <text:p>0,0035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honeme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Global</text:p>
          </table:table-cell>
          <table:table-cell office:value-type="float" office:value="5404" calcext:value-type="float">
            <text:p>5404,00</text:p>
          </table:table-cell>
          <table:table-cell office:value-type="float" office:value="228.1" calcext:value-type="float">
            <text:p>228,10</text:p>
          </table:table-cell>
          <table:table-cell office:value-type="float" office:value="82.3053" calcext:value-type="float">
            <text:p>82,31</text:p>
          </table:table-cell>
          <table:table-cell office:value-type="float" office:value="17.6947" calcext:value-type="float">
            <text:p>17,69</text:p>
          </table:table-cell>
          <table:table-cell table:number-columns-repeated="2" office:value-type="float" office:value="80.866" calcext:value-type="float">
            <text:p>80,87</text:p>
          </table:table-cell>
          <table:table-cell office:value-type="float" office:value="19.134" calcext:value-type="float">
            <text:p>19,13</text:p>
          </table:table-cell>
          <table:table-cell office:value-type="float" office:value="0" calcext:value-type="float">
            <text:p>0,00</text:p>
          </table:table-cell>
          <table:table-cell office:value-type="float" office:value="0.0267856" calcext:value-type="float">
            <text:p>0,02679</text:p>
          </table:table-cell>
          <table:table-cell office:value-type="float" office:value="0.0050713" calcext:value-type="float">
            <text:p>0,00507</text:p>
          </table:table-cell>
          <table:table-cell office:value-type="float" office:value="0.0022064" calcext:value-type="float">
            <text:p>0,0022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ima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lobal</text:p>
          </table:table-cell>
          <table:table-cell office:value-type="float" office:value="768" calcext:value-type="float">
            <text:p>768,00</text:p>
          </table:table-cell>
          <table:table-cell office:value-type="float" office:value="426.6" calcext:value-type="float">
            <text:p>426,60</text:p>
          </table:table-cell>
          <table:table-cell office:value-type="float" office:value="90.9144" calcext:value-type="float">
            <text:p>90,91</text:p>
          </table:table-cell>
          <table:table-cell office:value-type="float" office:value="9.08565" calcext:value-type="float">
            <text:p>9,09</text:p>
          </table:table-cell>
          <table:table-cell office:value-type="float" office:value="68.3594" calcext:value-type="float">
            <text:p>68,36</text:p>
          </table:table-cell>
          <table:table-cell office:value-type="float" office:value="70.5645" calcext:value-type="float">
            <text:p>70,56</text:p>
          </table:table-cell>
          <table:table-cell office:value-type="float" office:value="29.4355" calcext:value-type="float">
            <text:p>29,44</text:p>
          </table:table-cell>
          <table:table-cell office:value-type="float" office:value="3.125" calcext:value-type="float">
            <text:p>3,13</text:p>
          </table:table-cell>
          <table:table-cell office:value-type="float" office:value="0.0044666" calcext:value-type="float">
            <text:p>0,00447</text:p>
          </table:table-cell>
          <table:table-cell office:value-type="float" office:value="0.00104" calcext:value-type="float">
            <text:p>0,00104</text:p>
          </table:table-cell>
          <table:table-cell office:value-type="float" office:value="0.000635" calcext:value-type="float">
            <text:p>0,0006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aheart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lobal</text:p>
          </table:table-cell>
          <table:table-cell office:value-type="float" office:value="462" calcext:value-type="float">
            <text:p>462,00</text:p>
          </table:table-cell>
          <table:table-cell office:value-type="float" office:value="354.3" calcext:value-type="float">
            <text:p>354,30</text:p>
          </table:table-cell>
          <table:table-cell office:value-type="float" office:value="96.9456" calcext:value-type="float">
            <text:p>96,95</text:p>
          </table:table-cell>
          <table:table-cell office:value-type="float" office:value="3.05435" calcext:value-type="float">
            <text:p>3,05</text:p>
          </table:table-cell>
          <table:table-cell office:value-type="float" office:value="61.039" calcext:value-type="float">
            <text:p>61,04</text:p>
          </table:table-cell>
          <table:table-cell office:value-type="float" office:value="65.127" calcext:value-type="float">
            <text:p>65,13</text:p>
          </table:table-cell>
          <table:table-cell office:value-type="float" office:value="34.873" calcext:value-type="float">
            <text:p>34,87</text:p>
          </table:table-cell>
          <table:table-cell office:value-type="float" office:value="6.27706" calcext:value-type="float">
            <text:p>6,28</text:p>
          </table:table-cell>
          <table:table-cell office:value-type="float" office:value="0.0028342" calcext:value-type="float">
            <text:p>0,00283</text:p>
          </table:table-cell>
          <table:table-cell office:value-type="float" office:value="0.0009078" calcext:value-type="float">
            <text:p>0,00091</text:p>
          </table:table-cell>
          <table:table-cell office:value-type="float" office:value="0.00065" calcext:value-type="float">
            <text:p>0,0006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huttle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lobal</text:p>
          </table:table-cell>
          <table:table-cell office:value-type="float" office:value="57999" calcext:value-type="float">
            <text:p>57999,00</text:p>
          </table:table-cell>
          <table:table-cell office:value-type="float" office:value="73.9" calcext:value-type="float">
            <text:p>73,90</text:p>
          </table:table-cell>
          <table:table-cell office:value-type="float" office:value="91.5932" calcext:value-type="float">
            <text:p>91,59</text:p>
          </table:table-cell>
          <table:table-cell office:value-type="float" office:value="8.40685" calcext:value-type="float">
            <text:p>8,41</text:p>
          </table:table-cell>
          <table:table-cell office:value-type="float" office:value="92.4275" calcext:value-type="float">
            <text:p>92,43</text:p>
          </table:table-cell>
          <table:table-cell office:value-type="float" office:value="92.4386" calcext:value-type="float">
            <text:p>92,44</text:p>
          </table:table-cell>
          <table:table-cell office:value-type="float" office:value="7.56139" calcext:value-type="float">
            <text:p>7,56</text:p>
          </table:table-cell>
          <table:table-cell office:value-type="float" office:value="0.0120692" calcext:value-type="float">
            <text:p>0,01</text:p>
          </table:table-cell>
          <table:table-cell office:value-type="float" office:value="0.372162" calcext:value-type="float">
            <text:p>0,37216</text:p>
          </table:table-cell>
          <table:table-cell office:value-type="float" office:value="0.0879033" calcext:value-type="float">
            <text:p>0,08790</text:p>
          </table:table-cell>
          <table:table-cell office:value-type="float" office:value="0.056963" calcext:value-type="float">
            <text:p>0,05696</text:p>
          </table:table-cell>
          <table:table-cell table:number-columns-repeated="12"/>
        </table:table-row>
        <table:table-row table:style-name="ro1">
          <table:table-cell table:style-name="ce7" table:number-columns-repeated="5"/>
          <table:table-cell table:style-name="ce10" table:formula="of:=AVERAGE([.F2:.F14])" office:value-type="float" office:value="6299.15384615385" calcext:value-type="float">
            <text:p>6299,15</text:p>
          </table:table-cell>
          <table:table-cell table:style-name="ce10" table:formula="of:=AVERAGE([.G2:.G14])" office:value-type="float" office:value="166.253846153846" calcext:value-type="float">
            <text:p>166,25</text:p>
          </table:table-cell>
          <table:table-cell table:style-name="ce10" table:formula="of:=AVERAGE([.H2:.H14])" office:value-type="float" office:value="84.5633769230769" calcext:value-type="float">
            <text:p>84,56</text:p>
          </table:table-cell>
          <table:table-cell table:style-name="ce10" table:formula="of:=AVERAGE([.I2:.I14])" office:value-type="float" office:value="15.4366292307692" calcext:value-type="float">
            <text:p>15,44</text:p>
          </table:table-cell>
          <table:table-cell table:style-name="ce10" table:formula="of:=AVERAGE([.J2:.J14])" office:value-type="float" office:value="69.2884615384615" calcext:value-type="float">
            <text:p>69,29</text:p>
          </table:table-cell>
          <table:table-cell table:style-name="ce10" table:formula="of:=AVERAGE([.K2:.K14])" office:value-type="float" office:value="76.6760692307692" calcext:value-type="float">
            <text:p>76,68</text:p>
          </table:table-cell>
          <table:table-cell table:style-name="ce10" table:formula="of:=AVERAGE([.L2:.L14])" office:value-type="float" office:value="23.3239253846154" calcext:value-type="float">
            <text:p>23,32</text:p>
          </table:table-cell>
          <table:table-cell table:style-name="ce10" table:formula="of:=AVERAGE([.M2:.M14])" office:value-type="float" office:value="8.75692512307692" calcext:value-type="float">
            <text:p>8,76</text:p>
          </table:table-cell>
          <table:table-cell table:style-name="ce12" table:formula="of:=AVERAGE([.N2:.N14])" office:value-type="float" office:value="0.0378999923076923" calcext:value-type="float">
            <text:p>0,03790</text:p>
          </table:table-cell>
          <table:table-cell table:style-name="ce12" table:formula="of:=AVERAGE([.O2:.O14])" office:value-type="float" office:value="0.00892931538461538" calcext:value-type="float">
            <text:p>0,00893</text:p>
          </table:table-cell>
          <table:table-cell table:style-name="ce12" table:formula="of:=AVERAGE([.P2:.P14])" office:value-type="float" office:value="0.00555836923076923" calcext:value-type="float">
            <text:p>0,00556</text:p>
          </table:table-cell>
          <table:table-cell table:style-name="ce10" table:formula="of:=([.P15]/[.F15])*1000000" office:value-type="float" office:value="0.882399345455434" calcext:value-type="float">
            <text:p>0,8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dult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lobal</text:p>
          </table:table-cell>
          <table:table-cell office:value-type="float" office:value="45222" calcext:value-type="float">
            <text:p>45222,00</text:p>
          </table:table-cell>
          <table:table-cell office:value-type="float" office:value="19794.9" calcext:value-type="float">
            <text:p>19794,90</text:p>
          </table:table-cell>
          <table:table-cell office:value-type="float" office:value="90.1452" calcext:value-type="float">
            <text:p>90,15</text:p>
          </table:table-cell>
          <table:table-cell office:value-type="float" office:value="9.85484" calcext:value-type="float">
            <text:p>9,85</text:p>
          </table:table-cell>
          <table:table-cell office:value-type="float" office:value="63.3497" calcext:value-type="float">
            <text:p>63,35</text:p>
          </table:table-cell>
          <table:table-cell office:value-type="float" office:value="80.4968" calcext:value-type="float">
            <text:p>80,50</text:p>
          </table:table-cell>
          <table:table-cell office:value-type="float" office:value="19.5032" calcext:value-type="float">
            <text:p>19,50</text:p>
          </table:table-cell>
          <table:table-cell office:value-type="float" office:value="21.3016" calcext:value-type="float">
            <text:p>21,30</text:p>
          </table:table-cell>
          <table:table-cell office:value-type="float" office:value="0.422891" calcext:value-type="float">
            <text:p>0,42289</text:p>
          </table:table-cell>
          <table:table-cell office:value-type="float" office:value="0.0768383" calcext:value-type="float">
            <text:p>0,07684</text:p>
          </table:table-cell>
          <table:table-cell office:value-type="float" office:value="0.0513008" calcext:value-type="float">
            <text:p>0,0513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ustralian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lobal</text:p>
          </table:table-cell>
          <table:table-cell office:value-type="float" office:value="690" calcext:value-type="float">
            <text:p>690,00</text:p>
          </table:table-cell>
          <table:table-cell office:value-type="float" office:value="499.6" calcext:value-type="float">
            <text:p>499,60</text:p>
          </table:table-cell>
          <table:table-cell office:value-type="float" office:value="97.0692" calcext:value-type="float">
            <text:p>97,07</text:p>
          </table:table-cell>
          <table:table-cell office:value-type="float" office:value="2.93076" calcext:value-type="float">
            <text:p>2,93</text:p>
          </table:table-cell>
          <table:table-cell office:value-type="float" office:value="54.6377" calcext:value-type="float">
            <text:p>54,64</text:p>
          </table:table-cell>
          <table:table-cell office:value-type="float" office:value="81.9565" calcext:value-type="float">
            <text:p>81,96</text:p>
          </table:table-cell>
          <table:table-cell office:value-type="float" office:value="18.0435" calcext:value-type="float">
            <text:p>18,04</text:p>
          </table:table-cell>
          <table:table-cell office:value-type="float" office:value="33.3333" calcext:value-type="float">
            <text:p>33,33</text:p>
          </table:table-cell>
          <table:table-cell office:value-type="float" office:value="0.0052652" calcext:value-type="float">
            <text:p>0,00527</text:p>
          </table:table-cell>
          <table:table-cell office:value-type="float" office:value="0.0013016" calcext:value-type="float">
            <text:p>0,00130</text:p>
          </table:table-cell>
          <table:table-cell office:value-type="float" office:value="0.0008977" calcext:value-type="float">
            <text:p>0,0009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rx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lobal</text:p>
          </table:table-cell>
          <table:table-cell office:value-type="float" office:value="653" calcext:value-type="float">
            <text:p>653,00</text:p>
          </table:table-cell>
          <table:table-cell office:value-type="float" office:value="522.8" calcext:value-type="float">
            <text:p>522,80</text:p>
          </table:table-cell>
          <table:table-cell office:value-type="float" office:value="98.5877" calcext:value-type="float">
            <text:p>98,59</text:p>
          </table:table-cell>
          <table:table-cell office:value-type="float" office:value="1.41229" calcext:value-type="float">
            <text:p>1,41</text:p>
          </table:table-cell>
          <table:table-cell office:value-type="float" office:value="39.0505" calcext:value-type="float">
            <text:p>39,05</text:p>
          </table:table-cell>
          <table:table-cell office:value-type="float" office:value="85.2843" calcext:value-type="float">
            <text:p>85,28</text:p>
          </table:table-cell>
          <table:table-cell office:value-type="float" office:value="14.7157" calcext:value-type="float">
            <text:p>14,72</text:p>
          </table:table-cell>
          <table:table-cell office:value-type="float" office:value="54.2113" calcext:value-type="float">
            <text:p>54,21</text:p>
          </table:table-cell>
          <table:table-cell office:value-type="float" office:value="0.0054842" calcext:value-type="float">
            <text:p>0,00548</text:p>
          </table:table-cell>
          <table:table-cell office:value-type="float" office:value="0.0011887" calcext:value-type="float">
            <text:p>0,00119</text:p>
          </table:table-cell>
          <table:table-cell office:value-type="float" office:value="0.0008098" calcext:value-type="float">
            <text:p>0,0008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ensus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lobal</text:p>
          </table:table-cell>
          <table:table-cell office:value-type="float" office:value="142521" calcext:value-type="float">
            <text:p>142521,00</text:p>
          </table:table-cell>
          <table:table-cell office:value-type="float" office:value="80972.6" calcext:value-type="float">
            <text:p>80972,60</text:p>
          </table:table-cell>
          <table:table-cell office:value-type="float" office:value="99.2946" calcext:value-type="float">
            <text:p>99,29</text:p>
          </table:table-cell>
          <table:table-cell office:value-type="float" office:value="0.705393" calcext:value-type="float">
            <text:p>0,71</text:p>
          </table:table-cell>
          <table:table-cell office:value-type="float" office:value="48.0869" calcext:value-type="float">
            <text:p>48,09</text:p>
          </table:table-cell>
          <table:table-cell office:value-type="float" office:value="96.3151" calcext:value-type="float">
            <text:p>96,32</text:p>
          </table:table-cell>
          <table:table-cell office:value-type="float" office:value="3.68486" calcext:value-type="float">
            <text:p>3,68</text:p>
          </table:table-cell>
          <table:table-cell office:value-type="float" office:value="50.0733" calcext:value-type="float">
            <text:p>50,07</text:p>
          </table:table-cell>
          <table:table-cell office:value-type="float" office:value="4.37459" calcext:value-type="float">
            <text:p>4,37459</text:p>
          </table:table-cell>
          <table:table-cell office:value-type="float" office:value="0.652263" calcext:value-type="float">
            <text:p>0,65226</text:p>
          </table:table-cell>
          <table:table-cell office:value-type="float" office:value="0.586771" calcext:value-type="float">
            <text:p>0,5867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oil200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lobal</text:p>
          </table:table-cell>
          <table:table-cell office:value-type="float" office:value="9822" calcext:value-type="float">
            <text:p>9822,00</text:p>
          </table:table-cell>
          <table:table-cell office:value-type="float" office:value="7533.8" calcext:value-type="float">
            <text:p>7533,80</text:p>
          </table:table-cell>
          <table:table-cell office:value-type="float" office:value="98.8224" calcext:value-type="float">
            <text:p>98,82</text:p>
          </table:table-cell>
          <table:table-cell office:value-type="float" office:value="1.17763" calcext:value-type="float">
            <text:p>1,18</text:p>
          </table:table-cell>
          <table:table-cell office:value-type="float" office:value="24.5978" calcext:value-type="float">
            <text:p>24,60</text:p>
          </table:table-cell>
          <table:table-cell office:value-type="float" office:value="91.7585" calcext:value-type="float">
            <text:p>91,76</text:p>
          </table:table-cell>
          <table:table-cell office:value-type="float" office:value="8.24155" calcext:value-type="float">
            <text:p>8,24</text:p>
          </table:table-cell>
          <table:table-cell office:value-type="float" office:value="73.1928" calcext:value-type="float">
            <text:p>73,19</text:p>
          </table:table-cell>
          <table:table-cell office:value-type="float" office:value="0.645714" calcext:value-type="float">
            <text:p>0,64571</text:p>
          </table:table-cell>
          <table:table-cell office:value-type="float" office:value="0.0787427" calcext:value-type="float">
            <text:p>0,07874</text:p>
          </table:table-cell>
          <table:table-cell office:value-type="float" office:value="0.0726415" calcext:value-type="float">
            <text:p>0,0726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ovtype_2_vs_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lobal</text:p>
          </table:table-cell>
          <table:table-cell office:value-type="float" office:value="495141" calcext:value-type="float">
            <text:p>495141,00</text:p>
          </table:table-cell>
          <table:table-cell office:value-type="float" office:value="23371.4" calcext:value-type="float">
            <text:p>23371,40</text:p>
          </table:table-cell>
          <table:table-cell office:value-type="float" office:value="85.2458" calcext:value-type="float">
            <text:p>85,25</text:p>
          </table:table-cell>
          <table:table-cell office:value-type="float" office:value="14.7542" calcext:value-type="float">
            <text:p>14,75</text:p>
          </table:table-cell>
          <table:table-cell office:value-type="float" office:value="85.8976" calcext:value-type="float">
            <text:p>85,90</text:p>
          </table:table-cell>
          <table:table-cell office:value-type="float" office:value="85.9014" calcext:value-type="float">
            <text:p>85,90</text:p>
          </table:table-cell>
          <table:table-cell office:value-type="float" office:value="14.0986" calcext:value-type="float">
            <text:p>14,10</text:p>
          </table:table-cell>
          <table:table-cell office:value-type="float" office:value="0.00444318" calcext:value-type="float">
            <text:p>0,00</text:p>
          </table:table-cell>
          <table:table-cell office:value-type="float" office:value="15.5321" calcext:value-type="float">
            <text:p>15,53210</text:p>
          </table:table-cell>
          <table:table-cell office:value-type="float" office:value="2.4244" calcext:value-type="float">
            <text:p>2,42440</text:p>
          </table:table-cell>
          <table:table-cell office:value-type="float" office:value="2.32702" calcext:value-type="float">
            <text:p>2,3270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ars_0_vs_4_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Global</text:p>
          </table:table-cell>
          <table:table-cell office:value-type="float" office:value="62123" calcext:value-type="float">
            <text:p>62123,00</text:p>
          </table:table-cell>
          <table:table-cell office:value-type="float" office:value="39933.6" calcext:value-type="float">
            <text:p>39933,60</text:p>
          </table:table-cell>
          <table:table-cell office:value-type="float" office:value="100" calcext:value-type="float">
            <text:p>100,00</text:p>
          </table:table-cell>
          <table:table-cell office:value-type="float" office:value="0" calcext:value-type="float">
            <text:p>0,00</text:p>
          </table:table-cell>
          <table:table-cell office:value-type="float" office:value="44.8497" calcext:value-type="float">
            <text:p>44,85</text:p>
          </table:table-cell>
          <table:table-cell office:value-type="float" office:value="100" calcext:value-type="float">
            <text:p>100,00</text:p>
          </table:table-cell>
          <table:table-cell office:value-type="float" office:value="0" calcext:value-type="float">
            <text:p>0,00</text:p>
          </table:table-cell>
          <table:table-cell office:value-type="float" office:value="55.1503" calcext:value-type="float">
            <text:p>55,15</text:p>
          </table:table-cell>
          <table:table-cell office:value-type="float" office:value="1.50361" calcext:value-type="float">
            <text:p>1,50361</text:p>
          </table:table-cell>
          <table:table-cell office:value-type="float" office:value="0.213418" calcext:value-type="float">
            <text:p>0,21342</text:p>
          </table:table-cell>
          <table:table-cell office:value-type="float" office:value="0.173956" calcext:value-type="float">
            <text:p>0,1739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german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lobal</text:p>
          </table:table-cell>
          <table:table-cell office:value-type="float" office:value="1000" calcext:value-type="float">
            <text:p>1000,00</text:p>
          </table:table-cell>
          <table:table-cell office:value-type="float" office:value="898.4" calcext:value-type="float">
            <text:p>898,40</text:p>
          </table:table-cell>
          <table:table-cell office:value-type="float" office:value="100" calcext:value-type="float">
            <text:p>100,00</text:p>
          </table:table-cell>
          <table:table-cell office:value-type="float" office:value="0" calcext:value-type="float">
            <text:p>0,00</text:p>
          </table:table-cell>
          <table:table-cell office:value-type="float" office:value="0.6" calcext:value-type="float">
            <text:p>0,60</text:p>
          </table:table-cell>
          <table:table-cell office:value-type="float" office:value="100" calcext:value-type="float">
            <text:p>100,00</text:p>
          </table:table-cell>
          <table:table-cell office:value-type="float" office:value="0" calcext:value-type="float">
            <text:p>0,00</text:p>
          </table:table-cell>
          <table:table-cell office:value-type="float" office:value="99.4" calcext:value-type="float">
            <text:p>99,40</text:p>
          </table:table-cell>
          <table:table-cell office:value-type="float" office:value="0.0106903" calcext:value-type="float">
            <text:p>0,01069</text:p>
          </table:table-cell>
          <table:table-cell office:value-type="float" office:value="0.0017131" calcext:value-type="float">
            <text:p>0,00171</text:p>
          </table:table-cell>
          <table:table-cell office:value-type="float" office:value="0.0011632" calcext:value-type="float">
            <text:p>0,0011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agic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lobal</text:p>
          </table:table-cell>
          <table:table-cell office:value-type="float" office:value="19020" calcext:value-type="float">
            <text:p>19020,00</text:p>
          </table:table-cell>
          <table:table-cell office:value-type="float" office:value="1911.8" calcext:value-type="float">
            <text:p>1911,80</text:p>
          </table:table-cell>
          <table:table-cell office:value-type="float" office:value="84.0682" calcext:value-type="float">
            <text:p>84,07</text:p>
          </table:table-cell>
          <table:table-cell office:value-type="float" office:value="15.9318" calcext:value-type="float">
            <text:p>15,93</text:p>
          </table:table-cell>
          <table:table-cell office:value-type="float" office:value="81.7087" calcext:value-type="float">
            <text:p>81,71</text:p>
          </table:table-cell>
          <table:table-cell office:value-type="float" office:value="81.7689" calcext:value-type="float">
            <text:p>81,77</text:p>
          </table:table-cell>
          <table:table-cell office:value-type="float" office:value="18.2311" calcext:value-type="float">
            <text:p>18,23</text:p>
          </table:table-cell>
          <table:table-cell office:value-type="float" office:value="0.0736067" calcext:value-type="float">
            <text:p>0,07</text:p>
          </table:table-cell>
          <table:table-cell office:value-type="float" office:value="0.124647" calcext:value-type="float">
            <text:p>0,12465</text:p>
          </table:table-cell>
          <table:table-cell office:value-type="float" office:value="0.0346083" calcext:value-type="float">
            <text:p>0,03461</text:p>
          </table:table-cell>
          <table:table-cell office:value-type="float" office:value="0.0244443" calcext:value-type="float">
            <text:p>0,0244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hyroid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lobal</text:p>
          </table:table-cell>
          <table:table-cell office:value-type="float" office:value="7200" calcext:value-type="float">
            <text:p>7200,00</text:p>
          </table:table-cell>
          <table:table-cell office:value-type="float" office:value="944.1" calcext:value-type="float">
            <text:p>944,10</text:p>
          </table:table-cell>
          <table:table-cell office:value-type="float" office:value="94.2639" calcext:value-type="float">
            <text:p>94,26</text:p>
          </table:table-cell>
          <table:table-cell office:value-type="float" office:value="5.73611" calcext:value-type="float">
            <text:p>5,74</text:p>
          </table:table-cell>
          <table:table-cell office:value-type="float" office:value="92.0556" calcext:value-type="float">
            <text:p>92,06</text:p>
          </table:table-cell>
          <table:table-cell office:value-type="float" office:value="93.2995" calcext:value-type="float">
            <text:p>93,30</text:p>
          </table:table-cell>
          <table:table-cell office:value-type="float" office:value="6.70045" calcext:value-type="float">
            <text:p>6,70</text:p>
          </table:table-cell>
          <table:table-cell office:value-type="float" office:value="1.33333" calcext:value-type="float">
            <text:p>1,33</text:p>
          </table:table-cell>
          <table:table-cell office:value-type="float" office:value="0.0730924" calcext:value-type="float">
            <text:p>0,07309</text:p>
          </table:table-cell>
          <table:table-cell office:value-type="float" office:value="0.012822" calcext:value-type="float">
            <text:p>0,01282</text:p>
          </table:table-cell>
          <table:table-cell office:value-type="float" office:value="0.0087411" calcext:value-type="float">
            <text:p>0,00874</text:p>
          </table:table-cell>
          <table:table-cell table:number-columns-repeated="12"/>
        </table:table-row>
        <table:table-row table:style-name="ro1">
          <table:table-cell table:style-name="ce7" table:number-columns-repeated="5"/>
          <table:table-cell table:style-name="ce10" table:formula="of:=AVERAGE([.F16:.F25])" office:value-type="float" office:value="78339.2" calcext:value-type="float">
            <text:p>78339,20</text:p>
          </table:table-cell>
          <table:table-cell table:style-name="ce10" table:formula="of:=AVERAGE([.G16:.G25])" office:value-type="float" office:value="17638.3" calcext:value-type="float">
            <text:p>17638,30</text:p>
          </table:table-cell>
          <table:table-cell table:style-name="ce10" table:formula="of:=AVERAGE([.H16:.H25])" office:value-type="float" office:value="94.7497" calcext:value-type="float">
            <text:p>94,75</text:p>
          </table:table-cell>
          <table:table-cell table:style-name="ce10" table:formula="of:=AVERAGE([.I16:.I25])" office:value-type="float" office:value="5.2503023" calcext:value-type="float">
            <text:p>5,25</text:p>
          </table:table-cell>
          <table:table-cell table:style-name="ce10" table:formula="of:=AVERAGE([.J16:.J25])" office:value-type="float" office:value="53.48342" calcext:value-type="float">
            <text:p>53,48</text:p>
          </table:table-cell>
          <table:table-cell table:style-name="ce10" table:formula="of:=AVERAGE([.K16:.K25])" office:value-type="float" office:value="89.6781" calcext:value-type="float">
            <text:p>89,68</text:p>
          </table:table-cell>
          <table:table-cell table:style-name="ce10" table:formula="of:=AVERAGE([.L16:.L25])" office:value-type="float" office:value="10.321896" calcext:value-type="float">
            <text:p>10,32</text:p>
          </table:table-cell>
          <table:table-cell table:style-name="ce10" table:formula="of:=AVERAGE([.M16:.M25])" office:value-type="float" office:value="38.807397988" calcext:value-type="float">
            <text:p>38,81</text:p>
          </table:table-cell>
          <table:table-cell table:style-name="ce12" table:formula="of:=AVERAGE([.N16:.N25])" office:value-type="float" office:value="2.26980841" calcext:value-type="float">
            <text:p>2,26981</text:p>
          </table:table-cell>
          <table:table-cell table:style-name="ce12" table:formula="of:=AVERAGE([.O16:.O25])" office:value-type="float" office:value="0.34972957" calcext:value-type="float">
            <text:p>0,34973</text:p>
          </table:table-cell>
          <table:table-cell table:style-name="ce12" table:formula="of:=AVERAGE([.P16:.P25])" office:value-type="float" office:value="0.32477454" calcext:value-type="float">
            <text:p>0,32477</text:p>
          </table:table-cell>
          <table:table-cell table:style-name="ce10" table:formula="of:=([.P26]/[.F26])*1000000" office:value-type="float" office:value="4.14574746742372" calcext:value-type="float">
            <text:p>4,1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utomobile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Global</text:p>
          </table:table-cell>
          <table:table-cell table:style-name="Default" office:value-type="float" office:value="159" calcext:value-type="float">
            <text:p>159</text:p>
          </table:table-cell>
          <table:table-cell table:style-name="Default" office:value-type="float" office:value="124.1" calcext:value-type="float">
            <text:p>124,1</text:p>
          </table:table-cell>
          <table:table-cell office:value-type="float" office:value="100" calcext:value-type="float">
            <text:p>100,00</text:p>
          </table:table-cell>
          <table:table-cell office:value-type="float" office:value="0" calcext:value-type="float">
            <text:p>0,00</text:p>
          </table:table-cell>
          <table:table-cell office:value-type="float" office:value="37.7358" calcext:value-type="float">
            <text:p>37,74</text:p>
          </table:table-cell>
          <table:table-cell office:value-type="float" office:value="95.2381" calcext:value-type="float">
            <text:p>95,24</text:p>
          </table:table-cell>
          <table:table-cell office:value-type="float" office:value="4.7619" calcext:value-type="float">
            <text:p>4,76</text:p>
          </table:table-cell>
          <table:table-cell office:value-type="float" office:value="60.3774" calcext:value-type="float">
            <text:p>60,38</text:p>
          </table:table-cell>
          <table:table-cell office:value-type="float" office:value="0.0026797" calcext:value-type="float">
            <text:p>0,00268</text:p>
          </table:table-cell>
          <table:table-cell office:value-type="float" office:value="0.0048204" calcext:value-type="float">
            <text:p>0,00482</text:p>
          </table:table-cell>
          <table:table-cell office:value-type="float" office:value="0.0047161" calcext:value-type="float">
            <text:p>0,00472</text:p>
          </table:table-cell>
          <table:table-cell/>
          <table:table-cell office:value-type="float" office:value="124.1" calcext:value-type="float">
            <text:p>124,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9.6226" calcext:value-type="float">
            <text:p>39,6226</text:p>
          </table:table-cell>
          <table:table-cell office:value-type="float" office:value="90" calcext:value-type="float">
            <text:p>90</text:p>
          </table:table-cell>
          <table:table-cell office:value-type="float" office:value="10" calcext:value-type="float">
            <text:p>10</text:p>
          </table:table-cell>
          <table:table-cell office:value-type="float" office:value="55.9748" calcext:value-type="float">
            <text:p>55,9748</text:p>
          </table:table-cell>
          <table:table-cell office:value-type="float" office:value="0.0027125" calcext:value-type="float">
            <text:p>0,0027125</text:p>
          </table:table-cell>
          <table:table-cell office:value-type="float" office:value="0.0004936" calcext:value-type="float">
            <text:p>0,0004936</text:p>
          </table:table-cell>
          <table:table-cell office:value-type="float" office:value="0.0003945" calcext:value-type="float">
            <text:p>0,0003945</text:p>
          </table:table-cell>
          <table:table-cell table:formula="of:=1000000*[.AA27]/[.F27]" office:value-type="float" office:value="2.4811320754717" calcext:value-type="float">
            <text:p>2,48</text:p>
          </table:table-cell>
        </table:table-row>
        <table:table-row table:style-name="ro1">
          <table:table-cell office:value-type="string" calcext:value-type="string">
            <text:p>bands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Global</text:p>
          </table:table-cell>
          <table:table-cell table:style-name="Default" office:value-type="float" office:value="365" calcext:value-type="float">
            <text:p>365</text:p>
          </table:table-cell>
          <table:table-cell table:style-name="Default" office:value-type="float" office:value="326" calcext:value-type="float">
            <text:p>326</text:p>
          </table:table-cell>
          <table:table-cell office:value-type="float" office:value="100" calcext:value-type="float">
            <text:p>100,00</text:p>
          </table:table-cell>
          <table:table-cell office:value-type="float" office:value="0" calcext:value-type="float">
            <text:p>0,00</text:p>
          </table:table-cell>
          <table:table-cell office:value-type="float" office:value="19.1781" calcext:value-type="float">
            <text:p>19,18</text:p>
          </table:table-cell>
          <table:table-cell office:value-type="float" office:value="74.4681" calcext:value-type="float">
            <text:p>74,47</text:p>
          </table:table-cell>
          <table:table-cell office:value-type="float" office:value="25.5319" calcext:value-type="float">
            <text:p>25,53</text:p>
          </table:table-cell>
          <table:table-cell office:value-type="float" office:value="74.2466" calcext:value-type="float">
            <text:p>74,25</text:p>
          </table:table-cell>
          <table:table-cell office:value-type="float" office:value="0.0040616" calcext:value-type="float">
            <text:p>0,00406</text:p>
          </table:table-cell>
          <table:table-cell office:value-type="float" office:value="0.0108849" calcext:value-type="float">
            <text:p>0,01088</text:p>
          </table:table-cell>
          <table:table-cell office:value-type="float" office:value="0.0106691" calcext:value-type="float">
            <text:p>0,01067</text:p>
          </table:table-cell>
          <table:table-cell/>
          <table:table-cell office:value-type="float" office:value="326" calcext:value-type="float">
            <text:p>326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5.8904" calcext:value-type="float">
            <text:p>35,8904</text:p>
          </table:table-cell>
          <table:table-cell office:value-type="float" office:value="67.8756" calcext:value-type="float">
            <text:p>67,8756</text:p>
          </table:table-cell>
          <table:table-cell office:value-type="float" office:value="32.1244" calcext:value-type="float">
            <text:p>32,1244</text:p>
          </table:table-cell>
          <table:table-cell office:value-type="float" office:value="47.1233" calcext:value-type="float">
            <text:p>47,1233</text:p>
          </table:table-cell>
          <table:table-cell office:value-type="float" office:value="0.0039765" calcext:value-type="float">
            <text:p>0,0039765</text:p>
          </table:table-cell>
          <table:table-cell office:value-type="float" office:value="0.0024815" calcext:value-type="float">
            <text:p>0,0024815</text:p>
          </table:table-cell>
          <table:table-cell office:value-type="float" office:value="0.0022743" calcext:value-type="float">
            <text:p>0,0022743</text:p>
          </table:table-cell>
          <table:table-cell table:formula="of:=1000000*[.AA28]/[.F28]" office:value-type="float" office:value="6.23095890410959" calcext:value-type="float">
            <text:p>6,23</text:p>
          </table:table-cell>
        </table:table-row>
        <table:table-row table:style-name="ro1">
          <table:table-cell office:value-type="string" calcext:value-type="string">
            <text:p>cleveland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Global</text:p>
          </table:table-cell>
          <table:table-cell table:style-name="Default" office:value-type="float" office:value="297" calcext:value-type="float">
            <text:p>297</text:p>
          </table:table-cell>
          <table:table-cell table:style-name="Default" office:value-type="float" office:value="258.3" calcext:value-type="float">
            <text:p>258,3</text:p>
          </table:table-cell>
          <table:table-cell office:value-type="float" office:value="99.1021" calcext:value-type="float">
            <text:p>99,10</text:p>
          </table:table-cell>
          <table:table-cell office:value-type="float" office:value="0.897868" calcext:value-type="float">
            <text:p>0,90</text:p>
          </table:table-cell>
          <table:table-cell office:value-type="float" office:value="17.8451" calcext:value-type="float">
            <text:p>17,85</text:p>
          </table:table-cell>
          <table:table-cell office:value-type="float" office:value="63.8554" calcext:value-type="float">
            <text:p>63,86</text:p>
          </table:table-cell>
          <table:table-cell office:value-type="float" office:value="36.1446" calcext:value-type="float">
            <text:p>36,14</text:p>
          </table:table-cell>
          <table:table-cell office:value-type="float" office:value="72.0539" calcext:value-type="float">
            <text:p>72,05</text:p>
          </table:table-cell>
          <table:table-cell office:value-type="float" office:value="0.0022914" calcext:value-type="float">
            <text:p>0,00229</text:p>
          </table:table-cell>
          <table:table-cell office:value-type="float" office:value="0.0006707" calcext:value-type="float">
            <text:p>0,00067</text:p>
          </table:table-cell>
          <table:table-cell office:value-type="float" office:value="0.0005029" calcext:value-type="float">
            <text:p>0,00050</text:p>
          </table:table-cell>
          <table:table-cell/>
          <table:table-cell office:value-type="float" office:value="258.3" calcext:value-type="float">
            <text:p>258,3</text:p>
          </table:table-cell>
          <table:table-cell office:value-type="float" office:value="99.1021" calcext:value-type="float">
            <text:p>99,1021</text:p>
          </table:table-cell>
          <table:table-cell office:value-type="float" office:value="0.897868" calcext:value-type="float">
            <text:p>0,897868</text:p>
          </table:table-cell>
          <table:table-cell office:value-type="float" office:value="17.8451" calcext:value-type="float">
            <text:p>17,8451</text:p>
          </table:table-cell>
          <table:table-cell office:value-type="float" office:value="63.8554" calcext:value-type="float">
            <text:p>63,8554</text:p>
          </table:table-cell>
          <table:table-cell office:value-type="float" office:value="36.1446" calcext:value-type="float">
            <text:p>36,1446</text:p>
          </table:table-cell>
          <table:table-cell office:value-type="float" office:value="72.0539" calcext:value-type="float">
            <text:p>72,0539</text:p>
          </table:table-cell>
          <table:table-cell office:value-type="float" office:value="0.0023179" calcext:value-type="float">
            <text:p>0,0023179</text:p>
          </table:table-cell>
          <table:table-cell office:value-type="float" office:value="0.0014219" calcext:value-type="float">
            <text:p>0,0014219</text:p>
          </table:table-cell>
          <table:table-cell office:value-type="float" office:value="0.0012547" calcext:value-type="float">
            <text:p>0,0012547</text:p>
          </table:table-cell>
          <table:table-cell table:formula="of:=1000000*[.AA29]/[.F29]" office:value-type="float" office:value="4.22457912457912" calcext:value-type="float">
            <text:p>4,22</text:p>
          </table:table-cell>
        </table:table-row>
        <table:table-row table:style-name="ro1">
          <table:table-cell office:value-type="string" calcext:value-type="string">
            <text:p>ionosphere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Global</text:p>
          </table:table-cell>
          <table:table-cell table:style-name="Default" office:value-type="float" office:value="351" calcext:value-type="float">
            <text:p>351</text:p>
          </table:table-cell>
          <table:table-cell table:style-name="Default" office:value-type="float" office:value="273.4" calcext:value-type="float">
            <text:p>273,4</text:p>
          </table:table-cell>
          <table:table-cell office:value-type="float" office:value="100" calcext:value-type="float">
            <text:p>100,00</text:p>
          </table:table-cell>
          <table:table-cell office:value-type="float" office:value="0" calcext:value-type="float">
            <text:p>0,00</text:p>
          </table:table-cell>
          <table:table-cell office:value-type="float" office:value="35.0427" calcext:value-type="float">
            <text:p>35,04</text:p>
          </table:table-cell>
          <table:table-cell office:value-type="float" office:value="98.4" calcext:value-type="float">
            <text:p>98,40</text:p>
          </table:table-cell>
          <table:table-cell office:value-type="float" office:value="1.6" calcext:value-type="float">
            <text:p>1,60</text:p>
          </table:table-cell>
          <table:table-cell office:value-type="float" office:value="64.3875" calcext:value-type="float">
            <text:p>64,39</text:p>
          </table:table-cell>
          <table:table-cell office:value-type="float" office:value="0.0070755" calcext:value-type="float">
            <text:p>0,00708</text:p>
          </table:table-cell>
          <table:table-cell office:value-type="float" office:value="0.011105" calcext:value-type="float">
            <text:p>0,01111</text:p>
          </table:table-cell>
          <table:table-cell office:value-type="float" office:value="0.010878" calcext:value-type="float">
            <text:p>0,01088</text:p>
          </table:table-cell>
          <table:table-cell/>
          <table:table-cell office:value-type="float" office:value="273.4" calcext:value-type="float">
            <text:p>273,4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4.9858" calcext:value-type="float">
            <text:p>54,9858</text:p>
          </table:table-cell>
          <table:table-cell office:value-type="float" office:value="97.4747" calcext:value-type="float">
            <text:p>97,4747</text:p>
          </table:table-cell>
          <table:table-cell office:value-type="float" office:value="2.52525" calcext:value-type="float">
            <text:p>2,52525</text:p>
          </table:table-cell>
          <table:table-cell office:value-type="float" office:value="43.5897" calcext:value-type="float">
            <text:p>43,5897</text:p>
          </table:table-cell>
          <table:table-cell office:value-type="float" office:value="0.007406" calcext:value-type="float">
            <text:p>0,007406</text:p>
          </table:table-cell>
          <table:table-cell office:value-type="float" office:value="0.0027415" calcext:value-type="float">
            <text:p>0,0027415</text:p>
          </table:table-cell>
          <table:table-cell office:value-type="float" office:value="0.0025238" calcext:value-type="float">
            <text:p>0,0025238</text:p>
          </table:table-cell>
          <table:table-cell table:formula="of:=1000000*[.AA30]/[.F30]" office:value-type="float" office:value="7.19031339031339" calcext:value-type="float">
            <text:p>7,19</text:p>
          </table:table-cell>
        </table:table-row>
        <table:table-row table:style-name="ro1">
          <table:table-cell office:value-type="string" calcext:value-type="string">
            <text:p>movement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Global</text:p>
          </table:table-cell>
          <table:table-cell table:style-name="Default" office:value-type="float" office:value="360" calcext:value-type="float">
            <text:p>360</text:p>
          </table:table-cell>
          <table:table-cell table:style-name="Default" office:value-type="float" office:value="294.3" calcext:value-type="float">
            <text:p>294,3</text:p>
          </table:table-cell>
          <table:table-cell office:value-type="float" office:value="100" calcext:value-type="float">
            <text:p>100,00</text:p>
          </table:table-cell>
          <table:table-cell office:value-type="float" office:value="0" calcext:value-type="float">
            <text:p>0,00</text:p>
          </table:table-cell>
          <table:table-cell office:value-type="float" office:value="20.5556" calcext:value-type="float">
            <text:p>20,56</text:p>
          </table:table-cell>
          <table:table-cell office:value-type="float" office:value="100" calcext:value-type="float">
            <text:p>100,00</text:p>
          </table:table-cell>
          <table:table-cell office:value-type="float" office:value="0" calcext:value-type="float">
            <text:p>0,00</text:p>
          </table:table-cell>
          <table:table-cell office:value-type="float" office:value="79.4444" calcext:value-type="float">
            <text:p>79,44</text:p>
          </table:table-cell>
          <table:table-cell office:value-type="float" office:value="0.0280654" calcext:value-type="float">
            <text:p>0,02807</text:p>
          </table:table-cell>
          <table:table-cell office:value-type="float" office:value="0.0270915" calcext:value-type="float">
            <text:p>0,02709</text:p>
          </table:table-cell>
          <table:table-cell office:value-type="float" office:value="0.0268287" calcext:value-type="float">
            <text:p>0,02683</text:p>
          </table:table-cell>
          <table:table-cell/>
          <table:table-cell office:value-type="float" office:value="294.3" calcext:value-type="float">
            <text:p>294,3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62.2222" calcext:value-type="float">
            <text:p>62,2222</text:p>
          </table:table-cell>
          <table:table-cell office:value-type="float" office:value="91.4286" calcext:value-type="float">
            <text:p>91,4286</text:p>
          </table:table-cell>
          <table:table-cell office:value-type="float" office:value="8.57143" calcext:value-type="float">
            <text:p>8,57143</text:p>
          </table:table-cell>
          <table:table-cell office:value-type="float" office:value="31.9444" calcext:value-type="float">
            <text:p>31,9444</text:p>
          </table:table-cell>
          <table:table-cell office:value-type="float" office:value="0.0273862" calcext:value-type="float">
            <text:p>0,0273862</text:p>
          </table:table-cell>
          <table:table-cell office:value-type="float" office:value="0.0045971" calcext:value-type="float">
            <text:p>0,0045971</text:p>
          </table:table-cell>
          <table:table-cell office:value-type="float" office:value="0.004353" calcext:value-type="float">
            <text:p>0,004353</text:p>
          </table:table-cell>
          <table:table-cell table:formula="of:=1000000*[.AA31]/[.F31]" office:value-type="float" office:value="12.0916666666667" calcext:value-type="float">
            <text:p>12,09</text:p>
          </table:table-cell>
        </table:table-row>
        <table:table-row table:style-name="ro1">
          <table:table-cell office:value-type="string" calcext:value-type="string">
            <text:p>sonar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Global</text:p>
          </table:table-cell>
          <table:table-cell table:style-name="Default" office:value-type="float" office:value="208" calcext:value-type="float">
            <text:p>208</text:p>
          </table:table-cell>
          <table:table-cell table:style-name="Default" office:value-type="float" office:value="187.2" calcext:value-type="float">
            <text:p>187,2</text:p>
          </table:table-cell>
          <table:table-cell office:value-type="float" office:value="100" calcext:value-type="float">
            <text:p>100,00</text:p>
          </table:table-cell>
          <table:table-cell table:number-columns-repeated="3" office:value-type="float" office:value="0" calcext:value-type="float">
            <text:p>0,00</text:p>
          </table:table-cell>
          <table:table-cell table:number-columns-repeated="2" office:value-type="float" office:value="100" calcext:value-type="float">
            <text:p>100,00</text:p>
          </table:table-cell>
          <table:table-cell office:value-type="float" office:value="0.0090071" calcext:value-type="float">
            <text:p>0,00901</text:p>
          </table:table-cell>
          <table:table-cell office:value-type="float" office:value="0.0129311" calcext:value-type="float">
            <text:p>0,01293</text:p>
          </table:table-cell>
          <table:table-cell office:value-type="float" office:value="0.012783" calcext:value-type="float">
            <text:p>0,01278</text:p>
          </table:table-cell>
          <table:table-cell/>
          <table:table-cell office:value-type="float" office:value="187.2" calcext:value-type="float">
            <text:p>187,2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6.8269" calcext:value-type="float">
            <text:p>16,8269</text:p>
          </table:table-cell>
          <table:table-cell office:value-type="float" office:value="97.2222" calcext:value-type="float">
            <text:p>97,2222</text:p>
          </table:table-cell>
          <table:table-cell office:value-type="float" office:value="2.77778" calcext:value-type="float">
            <text:p>2,77778</text:p>
          </table:table-cell>
          <table:table-cell office:value-type="float" office:value="82.6923" calcext:value-type="float">
            <text:p>82,6923</text:p>
          </table:table-cell>
          <table:table-cell office:value-type="float" office:value="0.008987" calcext:value-type="float">
            <text:p>0,008987</text:p>
          </table:table-cell>
          <table:table-cell office:value-type="float" office:value="0.0016125" calcext:value-type="float">
            <text:p>0,0016125</text:p>
          </table:table-cell>
          <table:table-cell office:value-type="float" office:value="0.0014935" calcext:value-type="float">
            <text:p>0,0014935</text:p>
          </table:table-cell>
          <table:table-cell table:formula="of:=1000000*[.AA32]/[.F32]" office:value-type="float" office:value="7.18028846153846" calcext:value-type="float">
            <text:p>7,18</text:p>
          </table:table-cell>
        </table:table-row>
        <table:table-row table:style-name="ro1">
          <table:table-cell office:value-type="string" calcext:value-type="string">
            <text:p>spectfheart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Global</text:p>
          </table:table-cell>
          <table:table-cell table:style-name="Default" office:value-type="float" office:value="267" calcext:value-type="float">
            <text:p>267</text:p>
          </table:table-cell>
          <table:table-cell table:style-name="Default" office:value-type="float" office:value="240.3" calcext:value-type="float">
            <text:p>240,3</text:p>
          </table:table-cell>
          <table:table-cell office:value-type="float" office:value="100" calcext:value-type="float">
            <text:p>100,00</text:p>
          </table:table-cell>
          <table:table-cell table:number-columns-repeated="3" office:value-type="float" office:value="0" calcext:value-type="float">
            <text:p>0,00</text:p>
          </table:table-cell>
          <table:table-cell table:number-columns-repeated="2" office:value-type="float" office:value="100" calcext:value-type="float">
            <text:p>100,00</text:p>
          </table:table-cell>
          <table:table-cell office:value-type="float" office:value="0.0078604" calcext:value-type="float">
            <text:p>0,00786</text:p>
          </table:table-cell>
          <table:table-cell office:value-type="float" office:value="0.0136368" calcext:value-type="float">
            <text:p>0,01364</text:p>
          </table:table-cell>
          <table:table-cell office:value-type="float" office:value="0.0134531" calcext:value-type="float">
            <text:p>0,01345</text:p>
          </table:table-cell>
          <table:table-cell/>
          <table:table-cell office:value-type="float" office:value="240.3" calcext:value-type="float">
            <text:p>240,3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6.9663" calcext:value-type="float">
            <text:p>26,9663</text:p>
          </table:table-cell>
          <table:table-cell office:value-type="float" office:value="52.9412" calcext:value-type="float">
            <text:p>52,9412</text:p>
          </table:table-cell>
          <table:table-cell office:value-type="float" office:value="47.0588" calcext:value-type="float">
            <text:p>47,0588</text:p>
          </table:table-cell>
          <table:table-cell office:value-type="float" office:value="49.0637" calcext:value-type="float">
            <text:p>49,0637</text:p>
          </table:table-cell>
          <table:table-cell office:value-type="float" office:value="0.0076444" calcext:value-type="float">
            <text:p>0,0076444</text:p>
          </table:table-cell>
          <table:table-cell office:value-type="float" office:value="0.0026444" calcext:value-type="float">
            <text:p>0,0026444</text:p>
          </table:table-cell>
          <table:table-cell office:value-type="float" office:value="0.0024678" calcext:value-type="float">
            <text:p>0,0024678</text:p>
          </table:table-cell>
          <table:table-cell table:formula="of:=1000000*[.AA33]/[.F33]" office:value-type="float" office:value="9.24269662921348" calcext:value-type="float">
            <text:p>9,24</text:p>
          </table:table-cell>
        </table:table-row>
        <table:table-row table:style-name="ro1">
          <table:table-cell office:value-type="string" calcext:value-type="string">
            <text:p>wine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Global</text:p>
          </table:table-cell>
          <table:table-cell table:style-name="Default" office:value-type="float" office:value="178" calcext:value-type="float">
            <text:p>178</text:p>
          </table:table-cell>
          <table:table-cell table:style-name="Default" office:value-type="float" office:value="159.4" calcext:value-type="float">
            <text:p>159,4</text:p>
          </table:table-cell>
          <table:table-cell office:value-type="float" office:value="100" calcext:value-type="float">
            <text:p>100,00</text:p>
          </table:table-cell>
          <table:table-cell office:value-type="float" office:value="0" calcext:value-type="float">
            <text:p>0,00</text:p>
          </table:table-cell>
          <table:table-cell office:value-type="float" office:value="59.5506" calcext:value-type="float">
            <text:p>59,55</text:p>
          </table:table-cell>
          <table:table-cell office:value-type="float" office:value="99.0654" calcext:value-type="float">
            <text:p>99,07</text:p>
          </table:table-cell>
          <table:table-cell office:value-type="float" office:value="0.934579" calcext:value-type="float">
            <text:p>0,93</text:p>
          </table:table-cell>
          <table:table-cell office:value-type="float" office:value="39.8876" calcext:value-type="float">
            <text:p>39,89</text:p>
          </table:table-cell>
          <table:table-cell office:value-type="float" office:value="0.0015317" calcext:value-type="float">
            <text:p>0,00153</text:p>
          </table:table-cell>
          <table:table-cell office:value-type="float" office:value="0.0035" calcext:value-type="float">
            <text:p>0,00350</text:p>
          </table:table-cell>
          <table:table-cell office:value-type="float" office:value="0.0033946" calcext:value-type="float">
            <text:p>0,00339</text:p>
          </table:table-cell>
          <table:table-cell/>
          <table:table-cell office:value-type="float" office:value="159.4" calcext:value-type="float">
            <text:p>159,4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6.9663" calcext:value-type="float">
            <text:p>76,9663</text:p>
          </table:table-cell>
          <table:table-cell office:value-type="float" office:value="96.4789" calcext:value-type="float">
            <text:p>96,4789</text:p>
          </table:table-cell>
          <table:table-cell office:value-type="float" office:value="3.52113" calcext:value-type="float">
            <text:p>3,52113</text:p>
          </table:table-cell>
          <table:table-cell office:value-type="float" office:value="20.2247" calcext:value-type="float">
            <text:p>20,2247</text:p>
          </table:table-cell>
          <table:table-cell office:value-type="float" office:value="0.0015168" calcext:value-type="float">
            <text:p>0,0015168</text:p>
          </table:table-cell>
          <table:table-cell office:value-type="float" office:value="0.0006882" calcext:value-type="float">
            <text:p>0,0006882</text:p>
          </table:table-cell>
          <table:table-cell office:value-type="float" office:value="0.0005819" calcext:value-type="float">
            <text:p>0,0005819</text:p>
          </table:table-cell>
          <table:table-cell table:formula="of:=1000000*[.AA34]/[.F34]" office:value-type="float" office:value="3.26910112359551" calcext:value-type="float">
            <text:p>3,27</text:p>
          </table:table-cell>
        </table:table-row>
        <table:table-row table:style-name="ro1">
          <table:table-cell table:style-name="ce7" table:number-columns-repeated="5"/>
          <table:table-cell table:style-name="ce10" table:formula="of:=AVERAGE([.F27:.F34])" office:value-type="float" office:value="273.125" calcext:value-type="float">
            <text:p>273,13</text:p>
          </table:table-cell>
          <table:table-cell table:style-name="ce10" table:formula="of:=AVERAGE([.G27:.G34])" office:value-type="float" office:value="232.875" calcext:value-type="float">
            <text:p>232,88</text:p>
          </table:table-cell>
          <table:table-cell table:style-name="ce10" table:formula="of:=AVERAGE([.H27:.H34])" office:value-type="float" office:value="99.8877625" calcext:value-type="float">
            <text:p>99,89</text:p>
          </table:table-cell>
          <table:table-cell table:style-name="ce10" table:formula="of:=AVERAGE([.I27:.I34])" office:value-type="float" office:value="0.1122335" calcext:value-type="float">
            <text:p>0,11</text:p>
          </table:table-cell>
          <table:table-cell table:style-name="ce10" table:formula="of:=AVERAGE([.J27:.J34])" office:value-type="float" office:value="23.7384875" calcext:value-type="float">
            <text:p>23,74</text:p>
          </table:table-cell>
          <table:table-cell table:style-name="ce10" table:formula="of:=AVERAGE([.K27:.K34])" office:value-type="float" office:value="66.378375" calcext:value-type="float">
            <text:p>66,38</text:p>
          </table:table-cell>
          <table:table-cell table:style-name="ce10" table:formula="of:=AVERAGE([.L27:.L34])" office:value-type="float" office:value="33.621622375" calcext:value-type="float">
            <text:p>33,62</text:p>
          </table:table-cell>
          <table:table-cell table:style-name="ce10" table:formula="of:=AVERAGE([.M27:.M34])" office:value-type="float" office:value="73.799675" calcext:value-type="float">
            <text:p>73,80</text:p>
          </table:table-cell>
          <table:table-cell table:style-name="ce12" table:formula="of:=AVERAGE([.N27:.N34])" office:value-type="float" office:value="0.0078216" calcext:value-type="float">
            <text:p>0,00782</text:p>
          </table:table-cell>
          <table:table-cell table:style-name="ce12" table:formula="of:=AVERAGE([.O27:.O34])" office:value-type="float" office:value="0.01058005" calcext:value-type="float">
            <text:p>0,01058</text:p>
          </table:table-cell>
          <table:table-cell table:style-name="ce12" table:formula="of:=AVERAGE([.P27:.P34])" office:value-type="float" office:value="0.0104031875" calcext:value-type="float">
            <text:p>0,01040</text:p>
          </table:table-cell>
          <table:table-cell table:style-name="ce10" table:formula="of:=([.P35]/[.F35])*1000000" office:value-type="float" office:value="38.0894736842105" calcext:value-type="float">
            <text:p>38,09</text:p>
          </table:table-cell>
          <table:table-cell table:style-name="ce10" table:formula="of:=AVERAGE([.R27:.R34])" office:value-type="float" office:value="232.875" calcext:value-type="float">
            <text:p>232,88</text:p>
          </table:table-cell>
          <table:table-cell table:style-name="ce10" table:formula="of:=AVERAGE([.S27:.S34])" office:value-type="float" office:value="99.8877625" calcext:value-type="float">
            <text:p>99,89</text:p>
          </table:table-cell>
          <table:table-cell table:style-name="ce10" table:formula="of:=AVERAGE([.T27:.T34])" office:value-type="float" office:value="0.1122335" calcext:value-type="float">
            <text:p>0,11</text:p>
          </table:table-cell>
          <table:table-cell table:style-name="ce10" table:formula="of:=AVERAGE([.U27:.U34])" office:value-type="float" office:value="41.4157" calcext:value-type="float">
            <text:p>41,42</text:p>
          </table:table-cell>
          <table:table-cell table:style-name="ce10" table:formula="of:=AVERAGE([.V27:.V34])" office:value-type="float" office:value="82.159575" calcext:value-type="float">
            <text:p>82,16</text:p>
          </table:table-cell>
          <table:table-cell table:style-name="ce10" table:formula="of:=AVERAGE([.W27:.W34])" office:value-type="float" office:value="17.84042375" calcext:value-type="float">
            <text:p>17,84</text:p>
          </table:table-cell>
          <table:table-cell table:style-name="ce12" table:formula="of:=AVERAGE([.X27:.X34])" office:value-type="float" office:value="50.33335" calcext:value-type="float">
            <text:p>50,33335</text:p>
          </table:table-cell>
          <table:table-cell table:style-name="ce12" table:formula="of:=AVERAGE([.Y27:.Y34])" office:value-type="float" office:value="0.0077434125" calcext:value-type="float">
            <text:p>0,00774</text:p>
          </table:table-cell>
          <table:table-cell table:style-name="ce12" table:formula="of:=AVERAGE([.Z27:.Z34])" office:value-type="float" office:value="0.0020850875" calcext:value-type="float">
            <text:p>0,00209</text:p>
          </table:table-cell>
          <table:table-cell table:style-name="ce12" table:formula="of:=AVERAGE([.AA27:.AA34])" office:value-type="float" office:value="0.0019179375" calcext:value-type="float">
            <text:p>0,00192</text:p>
          </table:table-cell>
          <table:table-cell table:style-name="ce10" table:formula="of:=AVERAGE([.AB27:.AB34])" office:value-type="float" office:value="6.48884204693599" calcext:value-type="float">
            <text:p>6,49</text:p>
          </table:table-cell>
        </table:table-row>
        <table:table-row table:style-name="ro1">
          <table:table-cell office:value-type="string" calcext:value-type="string">
            <text:p>vehicle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Global</text:p>
          </table:table-cell>
          <table:table-cell office:value-type="float" office:value="846" calcext:value-type="float">
            <text:p>846,00</text:p>
          </table:table-cell>
          <table:table-cell office:value-type="float" office:value="712.3" calcext:value-type="float">
            <text:p>712,30</text:p>
          </table:table-cell>
          <table:table-cell office:value-type="float" office:value="98.6866" calcext:value-type="float">
            <text:p>98,69</text:p>
          </table:table-cell>
          <table:table-cell office:value-type="float" office:value="1.31337" calcext:value-type="float">
            <text:p>1,31</text:p>
          </table:table-cell>
          <table:table-cell office:value-type="float" office:value="52.0095" calcext:value-type="float">
            <text:p>52,01</text:p>
          </table:table-cell>
          <table:table-cell office:value-type="float" office:value="63.2184" calcext:value-type="float">
            <text:p>63,22</text:p>
          </table:table-cell>
          <table:table-cell office:value-type="float" office:value="36.7816" calcext:value-type="float">
            <text:p>36,78</text:p>
          </table:table-cell>
          <table:table-cell office:value-type="float" office:value="17.7305" calcext:value-type="float">
            <text:p>17,73</text:p>
          </table:table-cell>
          <table:table-cell office:value-type="float" office:value="0.0097758" calcext:value-type="float">
            <text:p>0,00978</text:p>
          </table:table-cell>
          <table:table-cell office:value-type="float" office:value="0.0170385" calcext:value-type="float">
            <text:p>0,01704</text:p>
          </table:table-cell>
          <table:table-cell office:value-type="float" office:value="0.0165783" calcext:value-type="float">
            <text:p>0,01658</text:p>
          </table:table-cell>
          <table:table-cell/>
          <table:table-cell office:value-type="float" office:value="712.3" calcext:value-type="float">
            <text:p>712,3</text:p>
          </table:table-cell>
          <table:table-cell office:value-type="float" office:value="98.6866" calcext:value-type="float">
            <text:p>98,6866</text:p>
          </table:table-cell>
          <table:table-cell office:value-type="float" office:value="1.31337" calcext:value-type="float">
            <text:p>1,31337</text:p>
          </table:table-cell>
          <table:table-cell office:value-type="float" office:value="60.1655" calcext:value-type="float">
            <text:p>60,1655</text:p>
          </table:table-cell>
          <table:table-cell office:value-type="float" office:value="61.5478" calcext:value-type="float">
            <text:p>61,5478</text:p>
          </table:table-cell>
          <table:table-cell office:value-type="float" office:value="38.4522" calcext:value-type="float">
            <text:p>38,4522</text:p>
          </table:table-cell>
          <table:table-cell office:value-type="float" office:value="2.24586" calcext:value-type="float">
            <text:p>2,24586</text:p>
          </table:table-cell>
          <table:table-cell office:value-type="float" office:value="0.0125956" calcext:value-type="float">
            <text:p>0,0125956</text:p>
          </table:table-cell>
          <table:table-cell office:value-type="float" office:value="0.0170216" calcext:value-type="float">
            <text:p>0,0170216</text:p>
          </table:table-cell>
          <table:table-cell office:value-type="float" office:value="0.0164316" calcext:value-type="float">
            <text:p>0,0164316</text:p>
          </table:table-cell>
          <table:table-cell table:formula="of:=1000000*[.AA36]/[.F36]" office:value-type="float" office:value="19.422695035461" calcext:value-type="float">
            <text:p>19,42</text:p>
          </table:table-cell>
        </table:table-row>
        <table:table-row table:style-name="ro1">
          <table:table-cell office:value-type="string" calcext:value-type="string">
            <text:p>vowel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lobal</text:p>
          </table:table-cell>
          <table:table-cell office:value-type="float" office:value="990" calcext:value-type="float">
            <text:p>990,00</text:p>
          </table:table-cell>
          <table:table-cell office:value-type="float" office:value="649.5" calcext:value-type="float">
            <text:p>649,50</text:p>
          </table:table-cell>
          <table:table-cell office:value-type="float" office:value="98.7654" calcext:value-type="float">
            <text:p>98,77</text:p>
          </table:table-cell>
          <table:table-cell office:value-type="float" office:value="1.23457" calcext:value-type="float">
            <text:p>1,23</text:p>
          </table:table-cell>
          <table:table-cell office:value-type="float" office:value="92.2222" calcext:value-type="float">
            <text:p>92,22</text:p>
          </table:table-cell>
          <table:table-cell office:value-type="float" office:value="92.6904" calcext:value-type="float">
            <text:p>92,69</text:p>
          </table:table-cell>
          <table:table-cell office:value-type="float" office:value="7.30964" calcext:value-type="float">
            <text:p>7,31</text:p>
          </table:table-cell>
          <table:table-cell office:value-type="float" office:value="0.505051" calcext:value-type="float">
            <text:p>0,51</text:p>
          </table:table-cell>
          <table:table-cell office:value-type="float" office:value="0.0079507" calcext:value-type="float">
            <text:p>0,00795</text:p>
          </table:table-cell>
          <table:table-cell office:value-type="float" office:value="0.0026304" calcext:value-type="float">
            <text:p>0,00263</text:p>
          </table:table-cell>
          <table:table-cell office:value-type="float" office:value="0.002108" calcext:value-type="float">
            <text:p>0,00211</text:p>
          </table:table-cell>
          <table:table-cell/>
          <table:table-cell office:value-type="float" office:value="649.5" calcext:value-type="float">
            <text:p>649,5</text:p>
          </table:table-cell>
          <table:table-cell office:value-type="float" office:value="98.7654" calcext:value-type="float">
            <text:p>98,7654</text:p>
          </table:table-cell>
          <table:table-cell office:value-type="float" office:value="1.23457" calcext:value-type="float">
            <text:p>1,23457</text:p>
          </table:table-cell>
          <table:table-cell office:value-type="float" office:value="92.4242" calcext:value-type="float">
            <text:p>92,4242</text:p>
          </table:table-cell>
          <table:table-cell office:value-type="float" office:value="92.7052" calcext:value-type="float">
            <text:p>92,7052</text:p>
          </table:table-cell>
          <table:table-cell office:value-type="float" office:value="7.29483" calcext:value-type="float">
            <text:p>7,29483</text:p>
          </table:table-cell>
          <table:table-cell office:value-type="float" office:value="0.30303" calcext:value-type="float">
            <text:p>0,30303</text:p>
          </table:table-cell>
          <table:table-cell office:value-type="float" office:value="0.0109714" calcext:value-type="float">
            <text:p>0,0109714</text:p>
          </table:table-cell>
          <table:table-cell office:value-type="float" office:value="0.0113702" calcext:value-type="float">
            <text:p>0,0113702</text:p>
          </table:table-cell>
          <table:table-cell office:value-type="float" office:value="0.0107558" calcext:value-type="float">
            <text:p>0,0107558</text:p>
          </table:table-cell>
          <table:table-cell table:formula="of:=1000000*[.AA37]/[.F37]" office:value-type="float" office:value="10.8644444444444" calcext:value-type="float">
            <text:p>10,86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Global</text:p>
          </table:table-cell>
          <table:table-cell office:value-type="float" office:value="2310" calcext:value-type="float">
            <text:p>2310,00</text:p>
          </table:table-cell>
          <table:table-cell office:value-type="float" office:value="888.5" calcext:value-type="float">
            <text:p>888,50</text:p>
          </table:table-cell>
          <table:table-cell office:value-type="float" office:value="95.8297" calcext:value-type="float">
            <text:p>95,83</text:p>
          </table:table-cell>
          <table:table-cell office:value-type="float" office:value="4.17027" calcext:value-type="float">
            <text:p>4,17</text:p>
          </table:table-cell>
          <table:table-cell office:value-type="float" office:value="90.8658" calcext:value-type="float">
            <text:p>90,87</text:p>
          </table:table-cell>
          <table:table-cell office:value-type="float" office:value="93.7054" calcext:value-type="float">
            <text:p>93,71</text:p>
          </table:table-cell>
          <table:table-cell office:value-type="float" office:value="6.29464" calcext:value-type="float">
            <text:p>6,29</text:p>
          </table:table-cell>
          <table:table-cell office:value-type="float" office:value="3.0303" calcext:value-type="float">
            <text:p>3,03</text:p>
          </table:table-cell>
          <table:table-cell office:value-type="float" office:value="0.0281105" calcext:value-type="float">
            <text:p>0,02811</text:p>
          </table:table-cell>
          <table:table-cell office:value-type="float" office:value="0.016156" calcext:value-type="float">
            <text:p>0,01616</text:p>
          </table:table-cell>
          <table:table-cell office:value-type="float" office:value="0.0148167" calcext:value-type="float">
            <text:p>0,01482</text:p>
          </table:table-cell>
          <table:table-cell/>
          <table:table-cell office:value-type="float" office:value="888.5" calcext:value-type="float">
            <text:p>888,5</text:p>
          </table:table-cell>
          <table:table-cell office:value-type="float" office:value="95.8297" calcext:value-type="float">
            <text:p>95,8297</text:p>
          </table:table-cell>
          <table:table-cell office:value-type="float" office:value="4.17027" calcext:value-type="float">
            <text:p>4,17027</text:p>
          </table:table-cell>
          <table:table-cell office:value-type="float" office:value="91.8615" calcext:value-type="float">
            <text:p>91,8615</text:p>
          </table:table-cell>
          <table:table-cell office:value-type="float" office:value="93.2747" calcext:value-type="float">
            <text:p>93,2747</text:p>
          </table:table-cell>
          <table:table-cell office:value-type="float" office:value="6.72527" calcext:value-type="float">
            <text:p>6,72527</text:p>
          </table:table-cell>
          <table:table-cell office:value-type="float" office:value="1.51515" calcext:value-type="float">
            <text:p>1,51515</text:p>
          </table:table-cell>
          <table:table-cell office:value-type="float" office:value="0.0291449" calcext:value-type="float">
            <text:p>0,0291449</text:p>
          </table:table-cell>
          <table:table-cell office:value-type="float" office:value="0.039552" calcext:value-type="float">
            <text:p>0,039552</text:p>
          </table:table-cell>
          <table:table-cell office:value-type="float" office:value="0.0380945" calcext:value-type="float">
            <text:p>0,0380945</text:p>
          </table:table-cell>
          <table:table-cell table:formula="of:=1000000*[.AA38]/[.F38]" office:value-type="float" office:value="16.4911255411255" calcext:value-type="float">
            <text:p>16,49</text:p>
          </table:table-cell>
        </table:table-row>
        <table:table-row table:style-name="ro1">
          <table:table-cell office:value-type="string" calcext:value-type="string">
            <text:p>winequality-red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lobal</text:p>
          </table:table-cell>
          <table:table-cell office:value-type="float" office:value="1599" calcext:value-type="float">
            <text:p>1599,00</text:p>
          </table:table-cell>
          <table:table-cell office:value-type="float" office:value="771.7" calcext:value-type="float">
            <text:p>771,70</text:p>
          </table:table-cell>
          <table:table-cell office:value-type="float" office:value="84.4625" calcext:value-type="float">
            <text:p>84,46</text:p>
          </table:table-cell>
          <table:table-cell office:value-type="float" office:value="15.5375" calcext:value-type="float">
            <text:p>15,54</text:p>
          </table:table-cell>
          <table:table-cell office:value-type="float" office:value="56.1601" calcext:value-type="float">
            <text:p>56,16</text:p>
          </table:table-cell>
          <table:table-cell office:value-type="float" office:value="56.9797" calcext:value-type="float">
            <text:p>56,98</text:p>
          </table:table-cell>
          <table:table-cell office:value-type="float" office:value="43.0203" calcext:value-type="float">
            <text:p>43,02</text:p>
          </table:table-cell>
          <table:table-cell office:value-type="float" office:value="1.4384" calcext:value-type="float">
            <text:p>1,44</text:p>
          </table:table-cell>
          <table:table-cell office:value-type="float" office:value="0.0118636" calcext:value-type="float">
            <text:p>0,01186</text:p>
          </table:table-cell>
          <table:table-cell office:value-type="float" office:value="0.0051478" calcext:value-type="float">
            <text:p>0,00515</text:p>
          </table:table-cell>
          <table:table-cell office:value-type="float" office:value="0.0042653" calcext:value-type="float">
            <text:p>0,00427</text:p>
          </table:table-cell>
          <table:table-cell/>
          <table:table-cell office:value-type="float" office:value="771.7" calcext:value-type="float">
            <text:p>771,7</text:p>
          </table:table-cell>
          <table:table-cell office:value-type="float" office:value="84.4625" calcext:value-type="float">
            <text:p>84,4625</text:p>
          </table:table-cell>
          <table:table-cell office:value-type="float" office:value="15.5375" calcext:value-type="float">
            <text:p>15,5375</text:p>
          </table:table-cell>
          <table:table-cell office:value-type="float" office:value="56.2226" calcext:value-type="float">
            <text:p>56,2226</text:p>
          </table:table-cell>
          <table:table-cell office:value-type="float" office:value="56.8987" calcext:value-type="float">
            <text:p>56,8987</text:p>
          </table:table-cell>
          <table:table-cell office:value-type="float" office:value="43.1013" calcext:value-type="float">
            <text:p>43,1013</text:p>
          </table:table-cell>
          <table:table-cell office:value-type="float" office:value="1.18824" calcext:value-type="float">
            <text:p>1,18824</text:p>
          </table:table-cell>
          <table:table-cell office:value-type="float" office:value="0.0173756" calcext:value-type="float">
            <text:p>0,0173756</text:p>
          </table:table-cell>
          <table:table-cell office:value-type="float" office:value="0.0280171" calcext:value-type="float">
            <text:p>0,0280171</text:p>
          </table:table-cell>
          <table:table-cell office:value-type="float" office:value="0.0269213" calcext:value-type="float">
            <text:p>0,0269213</text:p>
          </table:table-cell>
          <table:table-cell table:formula="of:=1000000*[.AA39]/[.F39]" office:value-type="float" office:value="16.8363352095059" calcext:value-type="float">
            <text:p>16,84</text:p>
          </table:table-cell>
        </table:table-row>
        <table:table-row table:style-name="ro1">
          <table:table-cell office:value-type="string" calcext:value-type="string">
            <text:p>winequality-white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lobal</text:p>
          </table:table-cell>
          <table:table-cell office:value-type="float" office:value="4898" calcext:value-type="float">
            <text:p>4898,00</text:p>
          </table:table-cell>
          <table:table-cell office:value-type="float" office:value="1086.7" calcext:value-type="float">
            <text:p>1086,70</text:p>
          </table:table-cell>
          <table:table-cell office:value-type="float" office:value="66.83" calcext:value-type="float">
            <text:p>66,83</text:p>
          </table:table-cell>
          <table:table-cell office:value-type="float" office:value="33.17" calcext:value-type="float">
            <text:p>33,17</text:p>
          </table:table-cell>
          <table:table-cell office:value-type="float" office:value="50.2042" calcext:value-type="float">
            <text:p>50,20</text:p>
          </table:table-cell>
          <table:table-cell office:value-type="float" office:value="50.3069" calcext:value-type="float">
            <text:p>50,31</text:p>
          </table:table-cell>
          <table:table-cell office:value-type="float" office:value="49.6931" calcext:value-type="float">
            <text:p>49,69</text:p>
          </table:table-cell>
          <table:table-cell office:value-type="float" office:value="0.204165" calcext:value-type="float">
            <text:p>0,20</text:p>
          </table:table-cell>
          <table:table-cell office:value-type="float" office:value="0.0349315" calcext:value-type="float">
            <text:p>0,03493</text:p>
          </table:table-cell>
          <table:table-cell office:value-type="float" office:value="0.0141257" calcext:value-type="float">
            <text:p>0,01413</text:p>
          </table:table-cell>
          <table:table-cell office:value-type="float" office:value="0.0115179" calcext:value-type="float">
            <text:p>0,01152</text:p>
          </table:table-cell>
          <table:table-cell/>
          <table:table-cell office:value-type="float" office:value="1086.7" calcext:value-type="float">
            <text:p>1086,7</text:p>
          </table:table-cell>
          <table:table-cell office:value-type="float" office:value="66.83" calcext:value-type="float">
            <text:p>66,83</text:p>
          </table:table-cell>
          <table:table-cell office:value-type="float" office:value="33.17" calcext:value-type="float">
            <text:p>33,17</text:p>
          </table:table-cell>
          <table:table-cell office:value-type="float" office:value="50.2042" calcext:value-type="float">
            <text:p>50,2042</text:p>
          </table:table-cell>
          <table:table-cell office:value-type="float" office:value="50.2966" calcext:value-type="float">
            <text:p>50,2966</text:p>
          </table:table-cell>
          <table:table-cell office:value-type="float" office:value="49.7034" calcext:value-type="float">
            <text:p>49,7034</text:p>
          </table:table-cell>
          <table:table-cell office:value-type="float" office:value="0.183748" calcext:value-type="float">
            <text:p>0,183748</text:p>
          </table:table-cell>
          <table:table-cell office:value-type="float" office:value="0.0366957" calcext:value-type="float">
            <text:p>0,0366957</text:p>
          </table:table-cell>
          <table:table-cell office:value-type="float" office:value="0.147579" calcext:value-type="float">
            <text:p>0,147579</text:p>
          </table:table-cell>
          <table:table-cell office:value-type="float" office:value="0.144368" calcext:value-type="float">
            <text:p>0,144368</text:p>
          </table:table-cell>
          <table:table-cell table:formula="of:=1000000*[.AA40]/[.F40]" office:value-type="float" office:value="29.4748877092691" calcext:value-type="float">
            <text:p>29,47</text:p>
          </table:table-cell>
        </table:table-row>
        <table:table-row table:style-name="ro1">
          <table:table-cell office:value-type="string" calcext:value-type="string">
            <text:p>spambase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Global</text:p>
          </table:table-cell>
          <table:table-cell office:value-type="float" office:value="4597" calcext:value-type="float">
            <text:p>4597,00</text:p>
          </table:table-cell>
          <table:table-cell office:value-type="float" office:value="1380.4" calcext:value-type="float">
            <text:p>1380,40</text:p>
          </table:table-cell>
          <table:table-cell office:value-type="float" office:value="87.0785" calcext:value-type="float">
            <text:p>87,08</text:p>
          </table:table-cell>
          <table:table-cell office:value-type="float" office:value="12.9215" calcext:value-type="float">
            <text:p>12,92</text:p>
          </table:table-cell>
          <table:table-cell office:value-type="float" office:value="81.1616" calcext:value-type="float">
            <text:p>81,16</text:p>
          </table:table-cell>
          <table:table-cell office:value-type="float" office:value="85.3385" calcext:value-type="float">
            <text:p>85,34</text:p>
          </table:table-cell>
          <table:table-cell office:value-type="float" office:value="14.6615" calcext:value-type="float">
            <text:p>14,66</text:p>
          </table:table-cell>
          <table:table-cell office:value-type="float" office:value="4.8945" calcext:value-type="float">
            <text:p>4,89</text:p>
          </table:table-cell>
          <table:table-cell office:value-type="float" office:value="0.168425" calcext:value-type="float">
            <text:p>0,16843</text:p>
          </table:table-cell>
          <table:table-cell office:value-type="float" office:value="0.0465534" calcext:value-type="float">
            <text:p>0,04655</text:p>
          </table:table-cell>
          <table:table-cell office:value-type="float" office:value="0.0435562" calcext:value-type="float">
            <text:p>0,04356</text:p>
          </table:table-cell>
          <table:table-cell/>
          <table:table-cell office:value-type="float" office:value="1380.4" calcext:value-type="float">
            <text:p>1380,4</text:p>
          </table:table-cell>
          <table:table-cell office:value-type="float" office:value="87.0785" calcext:value-type="float">
            <text:p>87,0785</text:p>
          </table:table-cell>
          <table:table-cell office:value-type="float" office:value="12.9215" calcext:value-type="float">
            <text:p>12,9215</text:p>
          </table:table-cell>
          <table:table-cell office:value-type="float" office:value="81.8795" calcext:value-type="float">
            <text:p>81,8795</text:p>
          </table:table-cell>
          <table:table-cell office:value-type="float" office:value="85.4096" calcext:value-type="float">
            <text:p>85,4096</text:p>
          </table:table-cell>
          <table:table-cell office:value-type="float" office:value="14.5904" calcext:value-type="float">
            <text:p>14,5904</text:p>
          </table:table-cell>
          <table:table-cell office:value-type="float" office:value="4.13313" calcext:value-type="float">
            <text:p>4,13313</text:p>
          </table:table-cell>
          <table:table-cell office:value-type="float" office:value="0.163393" calcext:value-type="float">
            <text:p>0,163393</text:p>
          </table:table-cell>
          <table:table-cell office:value-type="float" office:value="0.333338" calcext:value-type="float">
            <text:p>0,333338</text:p>
          </table:table-cell>
          <table:table-cell office:value-type="float" office:value="0.330499" calcext:value-type="float">
            <text:p>0,330499</text:p>
          </table:table-cell>
          <table:table-cell table:formula="of:=1000000*[.AA41]/[.F41]" office:value-type="float" office:value="71.8944964107026" calcext:value-type="float">
            <text:p>71,89</text:p>
          </table:table-cell>
        </table:table-row>
        <table:table-row table:style-name="ro1">
          <table:table-cell office:value-type="string" calcext:value-type="string">
            <text:p>penbased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lobal</text:p>
          </table:table-cell>
          <table:table-cell office:value-type="float" office:value="10992" calcext:value-type="float">
            <text:p>10992,00</text:p>
          </table:table-cell>
          <table:table-cell office:value-type="float" office:value="7738.5" calcext:value-type="float">
            <text:p>7738,50</text:p>
          </table:table-cell>
          <table:table-cell office:value-type="float" office:value="99.8797" calcext:value-type="float">
            <text:p>99,88</text:p>
          </table:table-cell>
          <table:table-cell office:value-type="float" office:value="0.12029" calcext:value-type="float">
            <text:p>0,12</text:p>
          </table:table-cell>
          <table:table-cell office:value-type="float" office:value="93.9865" calcext:value-type="float">
            <text:p>93,99</text:p>
          </table:table-cell>
          <table:table-cell office:value-type="float" office:value="98.9275" calcext:value-type="float">
            <text:p>98,93</text:p>
          </table:table-cell>
          <table:table-cell office:value-type="float" office:value="1.07249" calcext:value-type="float">
            <text:p>1,07</text:p>
          </table:table-cell>
          <table:table-cell office:value-type="float" office:value="4.99454" calcext:value-type="float">
            <text:p>4,99</text:p>
          </table:table-cell>
          <table:table-cell office:value-type="float" office:value="0.112552" calcext:value-type="float">
            <text:p>0,11255</text:p>
          </table:table-cell>
          <table:table-cell office:value-type="float" office:value="0.0702049" calcext:value-type="float">
            <text:p>0,07020</text:p>
          </table:table-cell>
          <table:table-cell office:value-type="float" office:value="0.0638024" calcext:value-type="float">
            <text:p>0,06380</text:p>
          </table:table-cell>
          <table:table-cell/>
          <table:table-cell office:value-type="float" office:value="7738.5" calcext:value-type="float">
            <text:p>7738,5</text:p>
          </table:table-cell>
          <table:table-cell office:value-type="float" office:value="99.8797" calcext:value-type="float">
            <text:p>99,8797</text:p>
          </table:table-cell>
          <table:table-cell office:value-type="float" office:value="0.12029" calcext:value-type="float">
            <text:p>0,12029</text:p>
          </table:table-cell>
          <table:table-cell office:value-type="float" office:value="95.5695" calcext:value-type="float">
            <text:p>95,5695</text:p>
          </table:table-cell>
          <table:table-cell office:value-type="float" office:value="98.852" calcext:value-type="float">
            <text:p>98,852</text:p>
          </table:table-cell>
          <table:table-cell office:value-type="float" office:value="1.14802" calcext:value-type="float">
            <text:p>1,14802</text:p>
          </table:table-cell>
          <table:table-cell office:value-type="float" office:value="3.3206" calcext:value-type="float">
            <text:p>3,3206</text:p>
          </table:table-cell>
          <table:table-cell office:value-type="float" office:value="0.115057" calcext:value-type="float">
            <text:p>0,115057</text:p>
          </table:table-cell>
          <table:table-cell office:value-type="float" office:value="1.21916" calcext:value-type="float">
            <text:p>1,21916</text:p>
          </table:table-cell>
          <table:table-cell office:value-type="float" office:value="1.21206" calcext:value-type="float">
            <text:p>1,21206</text:p>
          </table:table-cell>
          <table:table-cell table:formula="of:=1000000*[.AA42]/[.F42]" office:value-type="float" office:value="110.267467248908" calcext:value-type="float">
            <text:p>110,27</text:p>
          </table:table-cell>
        </table:table-row>
        <table:table-row table:style-name="ro1">
          <table:table-cell office:value-type="string" calcext:value-type="string">
            <text:p>ring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lobal</text:p>
          </table:table-cell>
          <table:table-cell office:value-type="float" office:value="7400" calcext:value-type="float">
            <text:p>7400,00</text:p>
          </table:table-cell>
          <table:table-cell office:value-type="float" office:value="5060.8" calcext:value-type="float">
            <text:p>5060,80</text:p>
          </table:table-cell>
          <table:table-cell office:value-type="float" office:value="99.3679" calcext:value-type="float">
            <text:p>99,37</text:p>
          </table:table-cell>
          <table:table-cell office:value-type="float" office:value="0.632132" calcext:value-type="float">
            <text:p>0,63</text:p>
          </table:table-cell>
          <table:table-cell office:value-type="float" office:value="54.4459" calcext:value-type="float">
            <text:p>54,45</text:p>
          </table:table-cell>
          <table:table-cell office:value-type="float" office:value="78.9381" calcext:value-type="float">
            <text:p>78,94</text:p>
          </table:table-cell>
          <table:table-cell office:value-type="float" office:value="21.0619" calcext:value-type="float">
            <text:p>21,06</text:p>
          </table:table-cell>
          <table:table-cell office:value-type="float" office:value="31.027" calcext:value-type="float">
            <text:p>31,03</text:p>
          </table:table-cell>
          <table:table-cell office:value-type="float" office:value="0.0923817" calcext:value-type="float">
            <text:p>0,09238</text:p>
          </table:table-cell>
          <table:table-cell office:value-type="float" office:value="0.167303" calcext:value-type="float">
            <text:p>0,16730</text:p>
          </table:table-cell>
          <table:table-cell office:value-type="float" office:value="0.162936" calcext:value-type="float">
            <text:p>0,16294</text:p>
          </table:table-cell>
          <table:table-cell/>
          <table:table-cell office:value-type="float" office:value="5060.8" calcext:value-type="float">
            <text:p>5060,8</text:p>
          </table:table-cell>
          <table:table-cell office:value-type="float" office:value="99.3679" calcext:value-type="float">
            <text:p>99,3679</text:p>
          </table:table-cell>
          <table:table-cell office:value-type="float" office:value="0.632132" calcext:value-type="float">
            <text:p>0,632132</text:p>
          </table:table-cell>
          <table:table-cell office:value-type="float" office:value="68.9054" calcext:value-type="float">
            <text:p>68,9054</text:p>
          </table:table-cell>
          <table:table-cell office:value-type="float" office:value="72.142" calcext:value-type="float">
            <text:p>72,142</text:p>
          </table:table-cell>
          <table:table-cell office:value-type="float" office:value="27.858" calcext:value-type="float">
            <text:p>27,858</text:p>
          </table:table-cell>
          <table:table-cell office:value-type="float" office:value="4.48649" calcext:value-type="float">
            <text:p>4,48649</text:p>
          </table:table-cell>
          <table:table-cell office:value-type="float" office:value="0.0990922" calcext:value-type="float">
            <text:p>0,0990922</text:p>
          </table:table-cell>
          <table:table-cell office:value-type="float" office:value="1.07641" calcext:value-type="float">
            <text:p>1,07641</text:p>
          </table:table-cell>
          <table:table-cell office:value-type="float" office:value="1.07158" calcext:value-type="float">
            <text:p>1,07158</text:p>
          </table:table-cell>
          <table:table-cell table:formula="of:=1000000*[.AA43]/[.F43]" office:value-type="float" office:value="144.808108108108" calcext:value-type="float">
            <text:p>144,81</text:p>
          </table:table-cell>
        </table:table-row>
        <table:table-row table:style-name="ro1">
          <table:table-cell office:value-type="string" calcext:value-type="string">
            <text:p>twonorm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lobal</text:p>
          </table:table-cell>
          <table:table-cell office:value-type="float" office:value="7400" calcext:value-type="float">
            <text:p>7400,00</text:p>
          </table:table-cell>
          <table:table-cell office:value-type="float" office:value="6654.4" calcext:value-type="float">
            <text:p>6654,40</text:p>
          </table:table-cell>
          <table:table-cell office:value-type="float" office:value="99.988" calcext:value-type="float">
            <text:p>99,99</text:p>
          </table:table-cell>
          <table:table-cell office:value-type="float" office:value="0.012012" calcext:value-type="float">
            <text:p>0,01</text:p>
          </table:table-cell>
          <table:table-cell office:value-type="float" office:value="34.3649" calcext:value-type="float">
            <text:p>34,36</text:p>
          </table:table-cell>
          <table:table-cell office:value-type="float" office:value="91.2451" calcext:value-type="float">
            <text:p>91,25</text:p>
          </table:table-cell>
          <table:table-cell office:value-type="float" office:value="8.75493" calcext:value-type="float">
            <text:p>8,75</text:p>
          </table:table-cell>
          <table:table-cell office:value-type="float" office:value="62.3378" calcext:value-type="float">
            <text:p>62,34</text:p>
          </table:table-cell>
          <table:table-cell office:value-type="float" office:value="0.0936136" calcext:value-type="float">
            <text:p>0,09361</text:p>
          </table:table-cell>
          <table:table-cell office:value-type="float" office:value="0.253967" calcext:value-type="float">
            <text:p>0,25397</text:p>
          </table:table-cell>
          <table:table-cell office:value-type="float" office:value="0.249193" calcext:value-type="float">
            <text:p>0,24919</text:p>
          </table:table-cell>
          <table:table-cell/>
          <table:table-cell office:value-type="float" office:value="6654.4" calcext:value-type="float">
            <text:p>6654,4</text:p>
          </table:table-cell>
          <table:table-cell office:value-type="float" office:value="99.988" calcext:value-type="float">
            <text:p>99,988</text:p>
          </table:table-cell>
          <table:table-cell office:value-type="float" office:value="0.012012" calcext:value-type="float">
            <text:p>0,012012</text:p>
          </table:table-cell>
          <table:table-cell office:value-type="float" office:value="89.1622" calcext:value-type="float">
            <text:p>89,1622</text:p>
          </table:table-cell>
          <table:table-cell office:value-type="float" office:value="91.9454" calcext:value-type="float">
            <text:p>91,9454</text:p>
          </table:table-cell>
          <table:table-cell office:value-type="float" office:value="8.05463" calcext:value-type="float">
            <text:p>8,05463</text:p>
          </table:table-cell>
          <table:table-cell office:value-type="float" office:value="3.02703" calcext:value-type="float">
            <text:p>3,02703</text:p>
          </table:table-cell>
          <table:table-cell office:value-type="float" office:value="0.0907183" calcext:value-type="float">
            <text:p>0,0907183</text:p>
          </table:table-cell>
          <table:table-cell office:value-type="float" office:value="1.21622" calcext:value-type="float">
            <text:p>1,21622</text:p>
          </table:table-cell>
          <table:table-cell office:value-type="float" office:value="1.2114" calcext:value-type="float">
            <text:p>1,2114</text:p>
          </table:table-cell>
          <table:table-cell table:formula="of:=1000000*[.AA44]/[.F44]" office:value-type="float" office:value="163.702702702703" calcext:value-type="float">
            <text:p>163,70</text:p>
          </table:table-cell>
        </table:table-row>
        <table:table-row table:style-name="ro1">
          <table:table-cell office:value-type="string" calcext:value-type="string">
            <text:p>satimage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Global</text:p>
          </table:table-cell>
          <table:table-cell office:value-type="float" office:value="6435" calcext:value-type="float">
            <text:p>6435,00</text:p>
          </table:table-cell>
          <table:table-cell office:value-type="float" office:value="2148.1" calcext:value-type="float">
            <text:p>2148,10</text:p>
          </table:table-cell>
          <table:table-cell office:value-type="float" office:value="78.6895" calcext:value-type="float">
            <text:p>78,69</text:p>
          </table:table-cell>
          <table:table-cell office:value-type="float" office:value="21.3105" calcext:value-type="float">
            <text:p>21,31</text:p>
          </table:table-cell>
          <table:table-cell office:value-type="float" office:value="64.7863" calcext:value-type="float">
            <text:p>64,79</text:p>
          </table:table-cell>
          <table:table-cell office:value-type="float" office:value="65.161" calcext:value-type="float">
            <text:p>65,16</text:p>
          </table:table-cell>
          <table:table-cell office:value-type="float" office:value="34.839" calcext:value-type="float">
            <text:p>34,84</text:p>
          </table:table-cell>
          <table:table-cell office:value-type="float" office:value="0.574981" calcext:value-type="float">
            <text:p>0,57</text:p>
          </table:table-cell>
          <table:table-cell office:value-type="float" office:value="0.161482" calcext:value-type="float">
            <text:p>0,16148</text:p>
          </table:table-cell>
          <table:table-cell office:value-type="float" office:value="0.183728" calcext:value-type="float">
            <text:p>0,18373</text:p>
          </table:table-cell>
          <table:table-cell office:value-type="float" office:value="0.179791" calcext:value-type="float">
            <text:p>0,17979</text:p>
          </table:table-cell>
          <table:table-cell/>
          <table:table-cell office:value-type="float" office:value="2148.1" calcext:value-type="float">
            <text:p>2148,1</text:p>
          </table:table-cell>
          <table:table-cell office:value-type="float" office:value="78.6895" calcext:value-type="float">
            <text:p>78,6895</text:p>
          </table:table-cell>
          <table:table-cell office:value-type="float" office:value="21.3105" calcext:value-type="float">
            <text:p>21,3105</text:p>
          </table:table-cell>
          <table:table-cell table:number-columns-repeated="2" office:value-type="float" office:value="65.4079" calcext:value-type="float">
            <text:p>65,4079</text:p>
          </table:table-cell>
          <table:table-cell office:value-type="float" office:value="34.5921" calcext:value-type="float">
            <text:p>34,5921</text:p>
          </table:table-cell>
          <table:table-cell office:value-type="float" office:value="0" calcext:value-type="float">
            <text:p>0</text:p>
          </table:table-cell>
          <table:table-cell office:value-type="float" office:value="0.167943" calcext:value-type="float">
            <text:p>0,167943</text:p>
          </table:table-cell>
          <table:table-cell office:value-type="float" office:value="1.11345" calcext:value-type="float">
            <text:p>1,11345</text:p>
          </table:table-cell>
          <table:table-cell office:value-type="float" office:value="1.10896" calcext:value-type="float">
            <text:p>1,10896</text:p>
          </table:table-cell>
          <table:table-cell table:formula="of:=1000000*[.AA45]/[.F45]" office:value-type="float" office:value="172.332556332556" calcext:value-type="float">
            <text:p>172,33</text:p>
          </table:table-cell>
        </table:table-row>
        <table:table-row table:style-name="ro1">
          <table:table-cell office:value-type="string" calcext:value-type="string">
            <text:p>texture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lobal</text:p>
          </table:table-cell>
          <table:table-cell office:value-type="float" office:value="5500" calcext:value-type="float">
            <text:p>5500,00</text:p>
          </table:table-cell>
          <table:table-cell office:value-type="float" office:value="3697.4" calcext:value-type="float">
            <text:p>3697,40</text:p>
          </table:table-cell>
          <table:table-cell office:value-type="float" office:value="97.6424" calcext:value-type="float">
            <text:p>97,64</text:p>
          </table:table-cell>
          <table:table-cell office:value-type="float" office:value="2.35758" calcext:value-type="float">
            <text:p>2,36</text:p>
          </table:table-cell>
          <table:table-cell office:value-type="float" office:value="87.7091" calcext:value-type="float">
            <text:p>87,71</text:p>
          </table:table-cell>
          <table:table-cell office:value-type="float" office:value="93.579" calcext:value-type="float">
            <text:p>93,58</text:p>
          </table:table-cell>
          <table:table-cell office:value-type="float" office:value="6.42095" calcext:value-type="float">
            <text:p>6,42</text:p>
          </table:table-cell>
          <table:table-cell office:value-type="float" office:value="6.27273" calcext:value-type="float">
            <text:p>6,27</text:p>
          </table:table-cell>
          <table:table-cell office:value-type="float" office:value="0.157169" calcext:value-type="float">
            <text:p>0,15717</text:p>
          </table:table-cell>
          <table:table-cell office:value-type="float" office:value="0.188246" calcext:value-type="float">
            <text:p>0,18825</text:p>
          </table:table-cell>
          <table:table-cell office:value-type="float" office:value="0.184562" calcext:value-type="float">
            <text:p>0,18456</text:p>
          </table:table-cell>
          <table:table-cell/>
          <table:table-cell office:value-type="float" office:value="3697.4" calcext:value-type="float">
            <text:p>3697,4</text:p>
          </table:table-cell>
          <table:table-cell office:value-type="float" office:value="97.6424" calcext:value-type="float">
            <text:p>97,6424</text:p>
          </table:table-cell>
          <table:table-cell office:value-type="float" office:value="2.35758" calcext:value-type="float">
            <text:p>2,35758</text:p>
          </table:table-cell>
          <table:table-cell office:value-type="float" office:value="93.3273" calcext:value-type="float">
            <text:p>93,3273</text:p>
          </table:table-cell>
          <table:table-cell office:value-type="float" office:value="93.3952" calcext:value-type="float">
            <text:p>93,3952</text:p>
          </table:table-cell>
          <table:table-cell office:value-type="float" office:value="6.6048" calcext:value-type="float">
            <text:p>6,6048</text:p>
          </table:table-cell>
          <table:table-cell office:value-type="float" office:value="0.0727273" calcext:value-type="float">
            <text:p>0,0727273</text:p>
          </table:table-cell>
          <table:table-cell office:value-type="float" office:value="0.151958" calcext:value-type="float">
            <text:p>0,151958</text:p>
          </table:table-cell>
          <table:table-cell office:value-type="float" office:value="0.990346" calcext:value-type="float">
            <text:p>0,990346</text:p>
          </table:table-cell>
          <table:table-cell office:value-type="float" office:value="0.986477" calcext:value-type="float">
            <text:p>0,986477</text:p>
          </table:table-cell>
          <table:table-cell table:formula="of:=1000000*[.AA46]/[.F46]" office:value-type="float" office:value="179.359454545455" calcext:value-type="float">
            <text:p>179,36</text:p>
          </table:table-cell>
        </table:table-row>
        <table:table-row table:style-name="ro1">
          <table:table-cell office:value-type="string" calcext:value-type="string">
            <text:p>letter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lobal</text:p>
          </table:table-cell>
          <table:table-cell office:value-type="float" office:value="20000" calcext:value-type="float">
            <text:p>20000,00</text:p>
          </table:table-cell>
          <table:table-cell office:value-type="float" office:value="7586.9" calcext:value-type="float">
            <text:p>7586,90</text:p>
          </table:table-cell>
          <table:table-cell office:value-type="float" office:value="88.4011" calcext:value-type="float">
            <text:p>88,40</text:p>
          </table:table-cell>
          <table:table-cell office:value-type="float" office:value="11.5989" calcext:value-type="float">
            <text:p>11,60</text:p>
          </table:table-cell>
          <table:table-cell office:value-type="float" office:value="77.505" calcext:value-type="float">
            <text:p>77,51</text:p>
          </table:table-cell>
          <table:table-cell office:value-type="float" office:value="77.6954" calcext:value-type="float">
            <text:p>77,70</text:p>
          </table:table-cell>
          <table:table-cell office:value-type="float" office:value="22.3046" calcext:value-type="float">
            <text:p>22,30</text:p>
          </table:table-cell>
          <table:table-cell office:value-type="float" office:value="0.245" calcext:value-type="float">
            <text:p>0,25</text:p>
          </table:table-cell>
          <table:table-cell office:value-type="float" office:value="0.221868" calcext:value-type="float">
            <text:p>0,22187</text:p>
          </table:table-cell>
          <table:table-cell office:value-type="float" office:value="0.154462" calcext:value-type="float">
            <text:p>0,15446</text:p>
          </table:table-cell>
          <table:table-cell office:value-type="float" office:value="0.142846" calcext:value-type="float">
            <text:p>0,14285</text:p>
          </table:table-cell>
          <table:table-cell/>
          <table:table-cell office:value-type="float" office:value="7586.9" calcext:value-type="float">
            <text:p>7586,9</text:p>
          </table:table-cell>
          <table:table-cell office:value-type="float" office:value="88.4011" calcext:value-type="float">
            <text:p>88,4011</text:p>
          </table:table-cell>
          <table:table-cell office:value-type="float" office:value="11.5989" calcext:value-type="float">
            <text:p>11,5989</text:p>
          </table:table-cell>
          <table:table-cell office:value-type="float" office:value="77.87" calcext:value-type="float">
            <text:p>77,87</text:p>
          </table:table-cell>
          <table:table-cell office:value-type="float" office:value="77.8817" calcext:value-type="float">
            <text:p>77,8817</text:p>
          </table:table-cell>
          <table:table-cell office:value-type="float" office:value="22.1183" calcext:value-type="float">
            <text:p>22,1183</text:p>
          </table:table-cell>
          <table:table-cell office:value-type="float" office:value="0.015" calcext:value-type="float">
            <text:p>0,015</text:p>
          </table:table-cell>
          <table:table-cell office:value-type="float" office:value="0.23702" calcext:value-type="float">
            <text:p>0,23702</text:p>
          </table:table-cell>
          <table:table-cell office:value-type="float" office:value="3.39393" calcext:value-type="float">
            <text:p>3,39393</text:p>
          </table:table-cell>
          <table:table-cell office:value-type="float" office:value="3.37927" calcext:value-type="float">
            <text:p>3,37927</text:p>
          </table:table-cell>
          <table:table-cell table:formula="of:=1000000*[.AA47]/[.F47]" office:value-type="float" office:value="168.9635" calcext:value-type="float">
            <text:p>168,96</text:p>
          </table:table-cell>
        </table:table-row>
        <table:table-row table:style-name="ro1">
          <table:table-cell table:style-name="ce7" table:number-columns-repeated="5"/>
          <table:table-cell table:style-name="ce10" table:formula="of:=AVERAGE([.F36:.F47])" office:value-type="float" office:value="6080.58333333333" calcext:value-type="float">
            <text:p>6080,58</text:p>
          </table:table-cell>
          <table:table-cell table:style-name="ce10" table:formula="of:=AVERAGE([.G36:.G47])" office:value-type="float" office:value="3197.93333333333" calcext:value-type="float">
            <text:p>3197,93</text:p>
          </table:table-cell>
          <table:table-cell table:style-name="ce10" table:formula="of:=AVERAGE([.H36:.H47])" office:value-type="float" office:value="91.301775" calcext:value-type="float">
            <text:p>91,30</text:p>
          </table:table-cell>
          <table:table-cell table:style-name="ce10" table:formula="of:=AVERAGE([.I36:.I47])" office:value-type="float" office:value="8.69821866666667" calcext:value-type="float">
            <text:p>8,70</text:p>
          </table:table-cell>
          <table:table-cell table:style-name="ce10" table:formula="of:=AVERAGE([.J36:.J47])" office:value-type="float" office:value="69.618425" calcext:value-type="float">
            <text:p>69,62</text:p>
          </table:table-cell>
          <table:table-cell table:style-name="ce10" table:formula="of:=AVERAGE([.K36:.K47])" office:value-type="float" office:value="78.9821166666667" calcext:value-type="float">
            <text:p>78,98</text:p>
          </table:table-cell>
          <table:table-cell table:style-name="ce10" table:formula="of:=AVERAGE([.L36:.L47])" office:value-type="float" office:value="21.0178875" calcext:value-type="float">
            <text:p>21,02</text:p>
          </table:table-cell>
          <table:table-cell table:style-name="ce10" table:formula="of:=AVERAGE([.M36:.M47])" office:value-type="float" office:value="11.1045805833333" calcext:value-type="float">
            <text:p>11,10</text:p>
          </table:table-cell>
          <table:table-cell table:style-name="ce12" table:formula="of:=AVERAGE([.N36:.N47])" office:value-type="float" office:value="0.09167695" calcext:value-type="float">
            <text:p>0,09168</text:p>
          </table:table-cell>
          <table:table-cell table:style-name="ce12" table:formula="of:=AVERAGE([.O36:.O47])" office:value-type="float" office:value="0.0932968916666667" calcext:value-type="float">
            <text:p>0,09330</text:p>
          </table:table-cell>
          <table:table-cell table:style-name="ce12" table:formula="of:=AVERAGE([.P36:.P47])" office:value-type="float" office:value="0.0896644" calcext:value-type="float">
            <text:p>0,08966</text:p>
          </table:table-cell>
          <table:table-cell table:style-name="ce10" table:formula="of:=([.P48]/[.F48])*1000000" office:value-type="float" office:value="14.7460194334425" calcext:value-type="float">
            <text:p>14,75</text:p>
          </table:table-cell>
          <table:table-cell/>
          <table:table-cell table:style-name="ce10" table:formula="of:=AVERAGE([.S36:.S47])" office:value-type="float" office:value="91.301775" calcext:value-type="float">
            <text:p>91,30</text:p>
          </table:table-cell>
          <table:table-cell table:style-name="ce10" table:formula="of:=AVERAGE([.T36:.T47])" office:value-type="float" office:value="8.69821866666667" calcext:value-type="float">
            <text:p>8,70</text:p>
          </table:table-cell>
          <table:table-cell table:style-name="ce10" table:formula="of:=AVERAGE([.U36:.U47])" office:value-type="float" office:value="76.91665" calcext:value-type="float">
            <text:p>76,92</text:p>
          </table:table-cell>
          <table:table-cell table:style-name="ce10" table:formula="of:=AVERAGE([.V36:.V47])" office:value-type="float" office:value="78.3130666666667" calcext:value-type="float">
            <text:p>78,31</text:p>
          </table:table-cell>
          <table:table-cell table:style-name="ce10" table:formula="of:=AVERAGE([.W36:.W47])" office:value-type="float" office:value="21.6869375" calcext:value-type="float">
            <text:p>21,69</text:p>
          </table:table-cell>
          <table:table-cell table:style-name="ce10" table:formula="of:=AVERAGE([.X36:.X47])" office:value-type="float" office:value="1.707583775" calcext:value-type="float">
            <text:p>1,71</text:p>
          </table:table-cell>
          <table:table-cell table:style-name="ce10" table:formula="of:=AVERAGE([.Y36:.Y47])" office:value-type="float" office:value="0.0943303916666667" calcext:value-type="float">
            <text:p>0,09</text:p>
          </table:table-cell>
          <table:table-cell table:style-name="ce10" table:formula="of:=AVERAGE([.Z36:.Z47])" office:value-type="float" office:value="0.798866158333333" calcext:value-type="float">
            <text:p>0,80</text:p>
          </table:table-cell>
          <table:table-cell table:style-name="ce10" table:formula="of:=AVERAGE([.AA36:.AA47])" office:value-type="float" office:value="0.794734766666667" calcext:value-type="float">
            <text:p>0,79</text:p>
          </table:table-cell>
          <table:table-cell table:style-name="ce10" table:formula="of:=AVERAGE([.AB36:.AB47])" office:value-type="float" office:value="92.0348144406866" calcext:value-type="float">
            <text:p>92,03</text:p>
          </table:table-cell>
        </table:table-row>
        <table:table-row table:style-name="ro1" table:number-rows-repeated="1048527">
          <table:table-cell table:number-columns-repeated="28"/>
        </table:table-row>
        <table:table-row table:style-name="ro1">
          <table:table-cell table:number-columns-repeated="28"/>
        </table:table-row>
      </table:table>
      <table:table table:name="veces02_SinFiltro" table:style-name="ta1"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8" table:default-cell-style-name="ce9"/>
        <table:table-column table:style-name="co9" table:default-cell-style-name="ce9"/>
        <table:table-column table:style-name="co8" table:number-columns-repeated="3" table:default-cell-style-name="ce9"/>
        <table:table-column table:style-name="co10" table:default-cell-style-name="ce9"/>
        <table:table-column table:style-name="co11" table:number-columns-repeated="3" table:default-cell-style-name="ce46"/>
        <table:table-column table:style-name="co3" table:number-columns-repeated="3" table:default-cell-style-name="Default"/>
        <table:table-column table:style-name="co1" table:number-columns-repeated="11" table:default-cell-style-name="Default"/>
        <table:table-column table:style-name="co1" table:default-cell-style-name="ce9"/>
        <table:table-row table:style-name="ro1">
          <table:table-cell table:style-name="ce7" table:number-columns-repeated="5"/>
          <table:table-cell table:style-name="ce8" office:value-type="string" calcext:value-type="string">
            <text:p>Ejemplos</text:p>
          </table:table-cell>
          <table:table-cell table:style-name="ce8" office:value-type="string" calcext:value-type="string">
            <text:p>Patrones</text:p>
          </table:table-cell>
          <table:table-cell table:style-name="ce8" office:value-type="string" calcext:value-type="string">
            <text:p>Train</text:p>
          </table:table-cell>
          <table:table-cell table:style-name="ce8" office:value-type="string" calcext:value-type="string">
            <text:p>Error</text:p>
          </table:table-cell>
          <table:table-cell table:style-name="ce8" office:value-type="string" calcext:value-type="string">
            <text:p>Test</text:p>
          </table:table-cell>
          <table:table-cell table:style-name="ce8" office:value-type="string" calcext:value-type="string">
            <text:p>TestNC</text:p>
          </table:table-cell>
          <table:table-cell table:style-name="ce8" office:value-type="string" calcext:value-type="string">
            <text:p>Error</text:p>
          </table:table-cell>
          <table:table-cell table:style-name="ce8" office:value-type="string" calcext:value-type="string">
            <text:p>%NC</text:p>
          </table:table-cell>
          <table:table-cell table:style-name="ce11" office:value-type="string" calcext:value-type="string">
            <text:p>T_Train</text:p>
          </table:table-cell>
          <table:table-cell table:style-name="ce11" office:value-type="string" calcext:value-type="string">
            <text:p>T_Test</text:p>
          </table:table-cell>
          <table:table-cell table:style-name="ce11" office:value-type="string" calcext:value-type="string">
            <text:p>T_CPU_Test</text:p>
          </table:table-cell>
          <table:table-cell table:style-name="ce7" table:number-columns-repeated="3"/>
          <table:table-cell table:style-name="ce8" office:value-type="string" calcext:value-type="string">
            <text:p>Infer/Exampl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balone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lobal</text:p>
          </table:table-cell>
          <table:table-cell office:value-type="float" office:value="4174" calcext:value-type="float">
            <text:p>4174</text:p>
          </table:table-cell>
          <table:table-cell office:value-type="float" office:value="368.3" calcext:value-type="float">
            <text:p>368,3</text:p>
          </table:table-cell>
          <table:table-cell office:value-type="float" office:value="29.741" calcext:value-type="float">
            <text:p>29,74</text:p>
          </table:table-cell>
          <table:table-cell office:value-type="float" office:value="70.259" calcext:value-type="float">
            <text:p>70,26</text:p>
          </table:table-cell>
          <table:table-cell office:value-type="float" office:value="15.4288" calcext:value-type="float">
            <text:p>15,43</text:p>
          </table:table-cell>
          <table:table-cell office:value-type="float" office:value="15.4436" calcext:value-type="float">
            <text:p>15,44</text:p>
          </table:table-cell>
          <table:table-cell office:value-type="float" office:value="84.5564" calcext:value-type="float">
            <text:p>84,56</text:p>
          </table:table-cell>
          <table:table-cell office:value-type="float" office:value="0.0958313" calcext:value-type="float">
            <text:p>0,10</text:p>
          </table:table-cell>
          <table:table-cell office:value-type="float" office:value="0.0269943" calcext:value-type="float">
            <text:p>0,02699</text:p>
          </table:table-cell>
          <table:table-cell office:value-type="float" office:value="0.0088818" calcext:value-type="float">
            <text:p>0,00888</text:p>
          </table:table-cell>
          <table:table-cell office:value-type="float" office:value="0.0065875" calcext:value-type="float">
            <text:p>0,0065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anana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lobal</text:p>
          </table:table-cell>
          <table:table-cell office:value-type="float" office:value="5300" calcext:value-type="float">
            <text:p>5300</text:p>
          </table:table-cell>
          <table:table-cell office:value-type="float" office:value="21" calcext:value-type="float">
            <text:p>21</text:p>
          </table:table-cell>
          <table:table-cell office:value-type="float" office:value="65.2547" calcext:value-type="float">
            <text:p>65,25</text:p>
          </table:table-cell>
          <table:table-cell office:value-type="float" office:value="34.7453" calcext:value-type="float">
            <text:p>34,75</text:p>
          </table:table-cell>
          <table:table-cell table:number-columns-repeated="2" office:value-type="float" office:value="78.6038" calcext:value-type="float">
            <text:p>78,60</text:p>
          </table:table-cell>
          <table:table-cell office:value-type="float" office:value="21.3962" calcext:value-type="float">
            <text:p>21,40</text:p>
          </table:table-cell>
          <table:table-cell office:value-type="float" office:value="0" calcext:value-type="float">
            <text:p>0,00</text:p>
          </table:table-cell>
          <table:table-cell office:value-type="float" office:value="0.0202634" calcext:value-type="float">
            <text:p>0,02026</text:p>
          </table:table-cell>
          <table:table-cell office:value-type="float" office:value="0.0040536" calcext:value-type="float">
            <text:p>0,00405</text:p>
          </table:table-cell>
          <table:table-cell office:value-type="float" office:value="0.0010299" calcext:value-type="float">
            <text:p>0,0010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upa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lobal</text:p>
          </table:table-cell>
          <table:table-cell office:value-type="float" office:value="345" calcext:value-type="float">
            <text:p>345</text:p>
          </table:table-cell>
          <table:table-cell office:value-type="float" office:value="191.9" calcext:value-type="float">
            <text:p>191,9</text:p>
          </table:table-cell>
          <table:table-cell office:value-type="float" office:value="73.8808" calcext:value-type="float">
            <text:p>73,88</text:p>
          </table:table-cell>
          <table:table-cell office:value-type="float" office:value="26.1192" calcext:value-type="float">
            <text:p>26,12</text:p>
          </table:table-cell>
          <table:table-cell office:value-type="float" office:value="61.1594" calcext:value-type="float">
            <text:p>61,16</text:p>
          </table:table-cell>
          <table:table-cell office:value-type="float" office:value="62.7976" calcext:value-type="float">
            <text:p>62,80</text:p>
          </table:table-cell>
          <table:table-cell office:value-type="float" office:value="37.2024" calcext:value-type="float">
            <text:p>37,20</text:p>
          </table:table-cell>
          <table:table-cell office:value-type="float" office:value="2.6087" calcext:value-type="float">
            <text:p>2,61</text:p>
          </table:table-cell>
          <table:table-cell office:value-type="float" office:value="0.0018411" calcext:value-type="float">
            <text:p>0,00184</text:p>
          </table:table-cell>
          <table:table-cell office:value-type="float" office:value="0.0004273" calcext:value-type="float">
            <text:p>0,00043</text:p>
          </table:table-cell>
          <table:table-cell office:value-type="float" office:value="0.0002249" calcext:value-type="float">
            <text:p>0,0002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eart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Global</text:p>
          </table:table-cell>
          <table:table-cell office:value-type="float" office:value="270" calcext:value-type="float">
            <text:p>270</text:p>
          </table:table-cell>
          <table:table-cell office:value-type="float" office:value="469.1" calcext:value-type="float">
            <text:p>469,1</text:p>
          </table:table-cell>
          <table:table-cell office:value-type="float" office:value="99.3416" calcext:value-type="float">
            <text:p>99,34</text:p>
          </table:table-cell>
          <table:table-cell office:value-type="float" office:value="0.658436" calcext:value-type="float">
            <text:p>0,66</text:p>
          </table:table-cell>
          <table:table-cell office:value-type="float" office:value="26.6667" calcext:value-type="float">
            <text:p>26,67</text:p>
          </table:table-cell>
          <table:table-cell office:value-type="float" office:value="86.747" calcext:value-type="float">
            <text:p>86,75</text:p>
          </table:table-cell>
          <table:table-cell office:value-type="float" office:value="13.253" calcext:value-type="float">
            <text:p>13,25</text:p>
          </table:table-cell>
          <table:table-cell office:value-type="float" office:value="69.2593" calcext:value-type="float">
            <text:p>69,26</text:p>
          </table:table-cell>
          <table:table-cell office:value-type="float" office:value="0.0027007" calcext:value-type="float">
            <text:p>0,00270</text:p>
          </table:table-cell>
          <table:table-cell office:value-type="float" office:value="0.0005275" calcext:value-type="float">
            <text:p>0,00053</text:p>
          </table:table-cell>
          <table:table-cell office:value-type="float" office:value="0.0003619" calcext:value-type="float">
            <text:p>0,0003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ris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lobal</text:p>
          </table:table-cell>
          <table:table-cell office:value-type="float" office:value="150" calcext:value-type="float">
            <text:p>150</text:p>
          </table:table-cell>
          <table:table-cell office:value-type="float" office:value="73.4" calcext:value-type="float">
            <text:p>73,4</text:p>
          </table:table-cell>
          <table:table-cell office:value-type="float" office:value="91.6296" calcext:value-type="float">
            <text:p>91,63</text:p>
          </table:table-cell>
          <table:table-cell office:value-type="float" office:value="8.37037" calcext:value-type="float">
            <text:p>8,37</text:p>
          </table:table-cell>
          <table:table-cell table:number-columns-repeated="2" office:value-type="float" office:value="95.3333" calcext:value-type="float">
            <text:p>95,33</text:p>
          </table:table-cell>
          <table:table-cell office:value-type="float" office:value="4.66667" calcext:value-type="float">
            <text:p>4,67</text:p>
          </table:table-cell>
          <table:table-cell office:value-type="float" office:value="0" calcext:value-type="float">
            <text:p>0,00</text:p>
          </table:table-cell>
          <table:table-cell office:value-type="float" office:value="0.0007483" calcext:value-type="float">
            <text:p>0,00075</text:p>
          </table:table-cell>
          <table:table-cell office:value-type="float" office:value="0.0001497" calcext:value-type="float">
            <text:p>0,00015</text:p>
          </table:table-cell>
          <table:table-cell office:value-type="float" office:value="0.0000543" calcext:value-type="float">
            <text:p>0,000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ed7digit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lobal</text:p>
          </table:table-cell>
          <table:table-cell office:value-type="float" office:value="500" calcext:value-type="float">
            <text:p>500</text:p>
          </table:table-cell>
          <table:table-cell office:value-type="float" office:value="81.9" calcext:value-type="float">
            <text:p>81,9</text:p>
          </table:table-cell>
          <table:table-cell office:value-type="float" office:value="79.8444" calcext:value-type="float">
            <text:p>79,84</text:p>
          </table:table-cell>
          <table:table-cell office:value-type="float" office:value="20.1556" calcext:value-type="float">
            <text:p>20,16</text:p>
          </table:table-cell>
          <table:table-cell office:value-type="float" office:value="63" calcext:value-type="float">
            <text:p>63,00</text:p>
          </table:table-cell>
          <table:table-cell office:value-type="float" office:value="76.087" calcext:value-type="float">
            <text:p>76,09</text:p>
          </table:table-cell>
          <table:table-cell office:value-type="float" office:value="23.913" calcext:value-type="float">
            <text:p>23,91</text:p>
          </table:table-cell>
          <table:table-cell office:value-type="float" office:value="17.2" calcext:value-type="float">
            <text:p>17,20</text:p>
          </table:table-cell>
          <table:table-cell office:value-type="float" office:value="0.0023671" calcext:value-type="float">
            <text:p>0,00237</text:p>
          </table:table-cell>
          <table:table-cell office:value-type="float" office:value="0.0004435" calcext:value-type="float">
            <text:p>0,00044</text:p>
          </table:table-cell>
          <table:table-cell office:value-type="float" office:value="0.0001763" calcext:value-type="float">
            <text:p>0,0001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ammographic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obal</text:p>
          </table:table-cell>
          <table:table-cell office:value-type="float" office:value="830" calcext:value-type="float">
            <text:p>830</text:p>
          </table:table-cell>
          <table:table-cell office:value-type="float" office:value="236.9" calcext:value-type="float">
            <text:p>236,9</text:p>
          </table:table-cell>
          <table:table-cell office:value-type="float" office:value="86.6408" calcext:value-type="float">
            <text:p>86,64</text:p>
          </table:table-cell>
          <table:table-cell office:value-type="float" office:value="13.3592" calcext:value-type="float">
            <text:p>13,36</text:p>
          </table:table-cell>
          <table:table-cell office:value-type="float" office:value="77.3494" calcext:value-type="float">
            <text:p>77,35</text:p>
          </table:table-cell>
          <table:table-cell office:value-type="float" office:value="81.7834" calcext:value-type="float">
            <text:p>81,78</text:p>
          </table:table-cell>
          <table:table-cell office:value-type="float" office:value="18.2166" calcext:value-type="float">
            <text:p>18,22</text:p>
          </table:table-cell>
          <table:table-cell office:value-type="float" office:value="5.42169" calcext:value-type="float">
            <text:p>5,42</text:p>
          </table:table-cell>
          <table:table-cell office:value-type="float" office:value="0.0035668" calcext:value-type="float">
            <text:p>0,00357</text:p>
          </table:table-cell>
          <table:table-cell office:value-type="float" office:value="0.0006567" calcext:value-type="float">
            <text:p>0,00066</text:p>
          </table:table-cell>
          <table:table-cell office:value-type="float" office:value="0.0002283" calcext:value-type="float">
            <text:p>0,0002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newthyroid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Global</text:p>
          </table:table-cell>
          <table:table-cell office:value-type="float" office:value="215" calcext:value-type="float">
            <text:p>215</text:p>
          </table:table-cell>
          <table:table-cell office:value-type="float" office:value="85.1" calcext:value-type="float">
            <text:p>85,1</text:p>
          </table:table-cell>
          <table:table-cell office:value-type="float" office:value="92.9199" calcext:value-type="float">
            <text:p>92,92</text:p>
          </table:table-cell>
          <table:table-cell office:value-type="float" office:value="7.0801" calcext:value-type="float">
            <text:p>7,08</text:p>
          </table:table-cell>
          <table:table-cell office:value-type="float" office:value="92.5581" calcext:value-type="float">
            <text:p>92,56</text:p>
          </table:table-cell>
          <table:table-cell office:value-type="float" office:value="93.4272" calcext:value-type="float">
            <text:p>93,43</text:p>
          </table:table-cell>
          <table:table-cell office:value-type="float" office:value="6.57277" calcext:value-type="float">
            <text:p>6,57</text:p>
          </table:table-cell>
          <table:table-cell office:value-type="float" office:value="0.930233" calcext:value-type="float">
            <text:p>0,93</text:p>
          </table:table-cell>
          <table:table-cell office:value-type="float" office:value="0.0010982" calcext:value-type="float">
            <text:p>0,00110</text:p>
          </table:table-cell>
          <table:table-cell office:value-type="float" office:value="0.0002098" calcext:value-type="float">
            <text:p>0,00021</text:p>
          </table:table-cell>
          <table:table-cell office:value-type="float" office:value="0.0000855" calcext:value-type="float">
            <text:p>0,0000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age-blocks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lobal</text:p>
          </table:table-cell>
          <table:table-cell office:value-type="float" office:value="5472" calcext:value-type="float">
            <text:p>5472</text:p>
          </table:table-cell>
          <table:table-cell office:value-type="float" office:value="312.1" calcext:value-type="float">
            <text:p>312,1</text:p>
          </table:table-cell>
          <table:table-cell office:value-type="float" office:value="93.8028" calcext:value-type="float">
            <text:p>93,80</text:p>
          </table:table-cell>
          <table:table-cell office:value-type="float" office:value="6.19721" calcext:value-type="float">
            <text:p>6,20</text:p>
          </table:table-cell>
          <table:table-cell office:value-type="float" office:value="93.7865" calcext:value-type="float">
            <text:p>93,79</text:p>
          </table:table-cell>
          <table:table-cell office:value-type="float" office:value="93.9239" calcext:value-type="float">
            <text:p>93,92</text:p>
          </table:table-cell>
          <table:table-cell office:value-type="float" office:value="6.07613" calcext:value-type="float">
            <text:p>6,08</text:p>
          </table:table-cell>
          <table:table-cell office:value-type="float" office:value="0.146199" calcext:value-type="float">
            <text:p>0,15</text:p>
          </table:table-cell>
          <table:table-cell office:value-type="float" office:value="0.0353775" calcext:value-type="float">
            <text:p>0,03538</text:p>
          </table:table-cell>
          <table:table-cell office:value-type="float" office:value="0.0064136" calcext:value-type="float">
            <text:p>0,00641</text:p>
          </table:table-cell>
          <table:table-cell office:value-type="float" office:value="0.0034941" calcext:value-type="float">
            <text:p>0,0034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honeme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Global</text:p>
          </table:table-cell>
          <table:table-cell office:value-type="float" office:value="5404" calcext:value-type="float">
            <text:p>5404</text:p>
          </table:table-cell>
          <table:table-cell office:value-type="float" office:value="347.2" calcext:value-type="float">
            <text:p>347,2</text:p>
          </table:table-cell>
          <table:table-cell office:value-type="float" office:value="81.5877" calcext:value-type="float">
            <text:p>81,59</text:p>
          </table:table-cell>
          <table:table-cell office:value-type="float" office:value="18.4123" calcext:value-type="float">
            <text:p>18,41</text:p>
          </table:table-cell>
          <table:table-cell table:number-columns-repeated="2" office:value-type="float" office:value="80.4774" calcext:value-type="float">
            <text:p>80,48</text:p>
          </table:table-cell>
          <table:table-cell office:value-type="float" office:value="19.5226" calcext:value-type="float">
            <text:p>19,52</text:p>
          </table:table-cell>
          <table:table-cell office:value-type="float" office:value="0" calcext:value-type="float">
            <text:p>0,00</text:p>
          </table:table-cell>
          <table:table-cell office:value-type="float" office:value="0.0251493" calcext:value-type="float">
            <text:p>0,02515</text:p>
          </table:table-cell>
          <table:table-cell office:value-type="float" office:value="0.005035" calcext:value-type="float">
            <text:p>0,00504</text:p>
          </table:table-cell>
          <table:table-cell office:value-type="float" office:value="0.0021749" calcext:value-type="float">
            <text:p>0,0021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ima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lobal</text:p>
          </table:table-cell>
          <table:table-cell office:value-type="float" office:value="768" calcext:value-type="float">
            <text:p>768</text:p>
          </table:table-cell>
          <table:table-cell office:value-type="float" office:value="751.4" calcext:value-type="float">
            <text:p>751,4</text:p>
          </table:table-cell>
          <table:table-cell office:value-type="float" office:value="87.4928" calcext:value-type="float">
            <text:p>87,49</text:p>
          </table:table-cell>
          <table:table-cell office:value-type="float" office:value="12.5072" calcext:value-type="float">
            <text:p>12,51</text:p>
          </table:table-cell>
          <table:table-cell office:value-type="float" office:value="68.099" calcext:value-type="float">
            <text:p>68,10</text:p>
          </table:table-cell>
          <table:table-cell office:value-type="float" office:value="69.9198" calcext:value-type="float">
            <text:p>69,92</text:p>
          </table:table-cell>
          <table:table-cell office:value-type="float" office:value="30.0802" calcext:value-type="float">
            <text:p>30,08</text:p>
          </table:table-cell>
          <table:table-cell office:value-type="float" office:value="2.60417" calcext:value-type="float">
            <text:p>2,60</text:p>
          </table:table-cell>
          <table:table-cell office:value-type="float" office:value="0.0047711" calcext:value-type="float">
            <text:p>0,00477</text:p>
          </table:table-cell>
          <table:table-cell office:value-type="float" office:value="0.0010238" calcext:value-type="float">
            <text:p>0,00102</text:p>
          </table:table-cell>
          <table:table-cell office:value-type="float" office:value="0.0006071" calcext:value-type="float">
            <text:p>0,0006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aheart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lobal</text:p>
          </table:table-cell>
          <table:table-cell office:value-type="float" office:value="462" calcext:value-type="float">
            <text:p>462</text:p>
          </table:table-cell>
          <table:table-cell office:value-type="float" office:value="650" calcext:value-type="float">
            <text:p>650</text:p>
          </table:table-cell>
          <table:table-cell office:value-type="float" office:value="94.1558" calcext:value-type="float">
            <text:p>94,16</text:p>
          </table:table-cell>
          <table:table-cell office:value-type="float" office:value="5.84416" calcext:value-type="float">
            <text:p>5,84</text:p>
          </table:table-cell>
          <table:table-cell office:value-type="float" office:value="59.7403" calcext:value-type="float">
            <text:p>59,74</text:p>
          </table:table-cell>
          <table:table-cell office:value-type="float" office:value="62.7273" calcext:value-type="float">
            <text:p>62,73</text:p>
          </table:table-cell>
          <table:table-cell office:value-type="float" office:value="37.2727" calcext:value-type="float">
            <text:p>37,27</text:p>
          </table:table-cell>
          <table:table-cell office:value-type="float" office:value="4.7619" calcext:value-type="float">
            <text:p>4,76</text:p>
          </table:table-cell>
          <table:table-cell office:value-type="float" office:value="0.0053144" calcext:value-type="float">
            <text:p>0,00531</text:p>
          </table:table-cell>
          <table:table-cell office:value-type="float" office:value="0.0011508" calcext:value-type="float">
            <text:p>0,00115</text:p>
          </table:table-cell>
          <table:table-cell office:value-type="float" office:value="0.0008183" calcext:value-type="float">
            <text:p>0,0008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huttle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lobal</text:p>
          </table:table-cell>
          <table:table-cell office:value-type="float" office:value="57999" calcext:value-type="float">
            <text:p>57999</text:p>
          </table:table-cell>
          <table:table-cell office:value-type="float" office:value="135.5" calcext:value-type="float">
            <text:p>135,5</text:p>
          </table:table-cell>
          <table:table-cell office:value-type="float" office:value="82.1527" calcext:value-type="float">
            <text:p>82,15</text:p>
          </table:table-cell>
          <table:table-cell office:value-type="float" office:value="17.8473" calcext:value-type="float">
            <text:p>17,85</text:p>
          </table:table-cell>
          <table:table-cell office:value-type="float" office:value="84.267" calcext:value-type="float">
            <text:p>84,27</text:p>
          </table:table-cell>
          <table:table-cell office:value-type="float" office:value="84.2771" calcext:value-type="float">
            <text:p>84,28</text:p>
          </table:table-cell>
          <table:table-cell office:value-type="float" office:value="15.7229" calcext:value-type="float">
            <text:p>15,72</text:p>
          </table:table-cell>
          <table:table-cell office:value-type="float" office:value="0.0120692" calcext:value-type="float">
            <text:p>0,01</text:p>
          </table:table-cell>
          <table:table-cell office:value-type="float" office:value="0.368056" calcext:value-type="float">
            <text:p>0,36806</text:p>
          </table:table-cell>
          <table:table-cell office:value-type="float" office:value="0.0885396" calcext:value-type="float">
            <text:p>0,08854</text:p>
          </table:table-cell>
          <table:table-cell office:value-type="float" office:value="0.0567623" calcext:value-type="float">
            <text:p>0,0567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style-name="ce7" table:number-columns-repeated="5"/>
          <table:table-cell table:style-name="ce10" table:formula="of:=AVERAGE([.F2:.F14])" office:value-type="float" office:value="6299.15384615385" calcext:value-type="float">
            <text:p>6299,15</text:p>
          </table:table-cell>
          <table:table-cell table:style-name="ce10" table:formula="of:=AVERAGE([.G2:.G14])" office:value-type="float" office:value="286.446153846154" calcext:value-type="float">
            <text:p>286,45</text:p>
          </table:table-cell>
          <table:table-cell table:style-name="ce10" table:formula="of:=AVERAGE([.H2:.H14])" office:value-type="float" office:value="81.4188153846154" calcext:value-type="float">
            <text:p>81,42</text:p>
          </table:table-cell>
          <table:table-cell table:style-name="ce10" table:formula="of:=AVERAGE([.I2:.I14])" office:value-type="float" office:value="18.5811827692308" calcext:value-type="float">
            <text:p>18,58</text:p>
          </table:table-cell>
          <table:table-cell table:style-name="ce10" table:formula="of:=AVERAGE([.J2:.J14])" office:value-type="float" office:value="68.9592076923077" calcext:value-type="float">
            <text:p>68,96</text:p>
          </table:table-cell>
          <table:table-cell table:style-name="ce10" table:formula="of:=AVERAGE([.K2:.K14])" office:value-type="float" office:value="75.5037230769231" calcext:value-type="float">
            <text:p>75,50</text:p>
          </table:table-cell>
          <table:table-cell table:style-name="ce10" table:formula="of:=AVERAGE([.L2:.L14])" office:value-type="float" office:value="24.4962746153846" calcext:value-type="float">
            <text:p>24,50</text:p>
          </table:table-cell>
          <table:table-cell table:style-name="ce10" table:formula="of:=AVERAGE([.M2:.M14])" office:value-type="float" office:value="7.92616096153846" calcext:value-type="float">
            <text:p>7,93</text:p>
          </table:table-cell>
          <table:table-cell table:style-name="ce12" table:formula="of:=AVERAGE([.N2:.N14])" office:value-type="float" office:value="0.0383267846153846" calcext:value-type="float">
            <text:p>0,03833</text:p>
          </table:table-cell>
          <table:table-cell table:style-name="ce12" table:formula="of:=AVERAGE([.O2:.O14])" office:value-type="float" office:value="0.00903943846153846" calcext:value-type="float">
            <text:p>0,00904</text:p>
          </table:table-cell>
          <table:table-cell table:style-name="ce12" table:formula="of:=AVERAGE([.P2:.P14])" office:value-type="float" office:value="0.00558502307692308" calcext:value-type="float">
            <text:p>0,00559</text:p>
          </table:table-cell>
          <table:table-cell table:style-name="ce7" table:number-columns-repeated="3"/>
          <table:table-cell table:style-name="ce10" table:formula="of:=([.P15]/[.F15])*1000000" office:value-type="float" office:value="0.886630682997716" calcext:value-type="float">
            <text:p>0,8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dult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lobal</text:p>
          </table:table-cell>
          <table:table-cell office:value-type="float" office:value="45222" calcext:value-type="float">
            <text:p>45222</text:p>
          </table:table-cell>
          <table:table-cell office:value-type="float" office:value="37917.5" calcext:value-type="float">
            <text:p>37917,5</text:p>
          </table:table-cell>
          <table:table-cell office:value-type="float" office:value="90.0015" calcext:value-type="float">
            <text:p>90,00</text:p>
          </table:table-cell>
          <table:table-cell office:value-type="float" office:value="9.99845" calcext:value-type="float">
            <text:p>10,00</text:p>
          </table:table-cell>
          <table:table-cell office:value-type="float" office:value="65.0789" calcext:value-type="float">
            <text:p>65,08</text:p>
          </table:table-cell>
          <table:table-cell office:value-type="float" office:value="81.1683" calcext:value-type="float">
            <text:p>81,17</text:p>
          </table:table-cell>
          <table:table-cell office:value-type="float" office:value="18.8317" calcext:value-type="float">
            <text:p>18,83</text:p>
          </table:table-cell>
          <table:table-cell office:value-type="float" office:value="19.8222" calcext:value-type="float">
            <text:p>19,82</text:p>
          </table:table-cell>
          <table:table-cell office:value-type="float" office:value="0.489777" calcext:value-type="float">
            <text:p>0,48978</text:p>
          </table:table-cell>
          <table:table-cell office:value-type="float" office:value="0.0913406" calcext:value-type="float">
            <text:p>0,09134</text:p>
          </table:table-cell>
          <table:table-cell office:value-type="float" office:value="0.0619361" calcext:value-type="float">
            <text:p>0,0619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ustralian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lobal</text:p>
          </table:table-cell>
          <table:table-cell office:value-type="float" office:value="690" calcext:value-type="float">
            <text:p>690</text:p>
          </table:table-cell>
          <table:table-cell office:value-type="float" office:value="1001.1" calcext:value-type="float">
            <text:p>1001,1</text:p>
          </table:table-cell>
          <table:table-cell office:value-type="float" office:value="96.723" calcext:value-type="float">
            <text:p>96,72</text:p>
          </table:table-cell>
          <table:table-cell office:value-type="float" office:value="3.27697" calcext:value-type="float">
            <text:p>3,28</text:p>
          </table:table-cell>
          <table:table-cell office:value-type="float" office:value="55.0725" calcext:value-type="float">
            <text:p>55,07</text:p>
          </table:table-cell>
          <table:table-cell office:value-type="float" office:value="81.0235" calcext:value-type="float">
            <text:p>81,02</text:p>
          </table:table-cell>
          <table:table-cell office:value-type="float" office:value="18.9765" calcext:value-type="float">
            <text:p>18,98</text:p>
          </table:table-cell>
          <table:table-cell office:value-type="float" office:value="32.029" calcext:value-type="float">
            <text:p>32,03</text:p>
          </table:table-cell>
          <table:table-cell office:value-type="float" office:value="0.0061886" calcext:value-type="float">
            <text:p>0,00619</text:p>
          </table:table-cell>
          <table:table-cell office:value-type="float" office:value="0.0013101" calcext:value-type="float">
            <text:p>0,00131</text:p>
          </table:table-cell>
          <table:table-cell office:value-type="float" office:value="0.0008999" calcext:value-type="float">
            <text:p>0,0009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rx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lobal</text:p>
          </table:table-cell>
          <table:table-cell office:value-type="float" office:value="653" calcext:value-type="float">
            <text:p>653</text:p>
          </table:table-cell>
          <table:table-cell office:value-type="float" office:value="1052.4" calcext:value-type="float">
            <text:p>1052,4</text:p>
          </table:table-cell>
          <table:table-cell office:value-type="float" office:value="98.4091" calcext:value-type="float">
            <text:p>98,41</text:p>
          </table:table-cell>
          <table:table-cell office:value-type="float" office:value="1.59095" calcext:value-type="float">
            <text:p>1,59</text:p>
          </table:table-cell>
          <table:table-cell office:value-type="float" office:value="39.8162" calcext:value-type="float">
            <text:p>39,82</text:p>
          </table:table-cell>
          <table:table-cell office:value-type="float" office:value="84.9673" calcext:value-type="float">
            <text:p>84,97</text:p>
          </table:table-cell>
          <table:table-cell office:value-type="float" office:value="15.0327" calcext:value-type="float">
            <text:p>15,03</text:p>
          </table:table-cell>
          <table:table-cell office:value-type="float" office:value="53.1394" calcext:value-type="float">
            <text:p>53,14</text:p>
          </table:table-cell>
          <table:table-cell office:value-type="float" office:value="0.0057708" calcext:value-type="float">
            <text:p>0,00577</text:p>
          </table:table-cell>
          <table:table-cell office:value-type="float" office:value="0.0011725" calcext:value-type="float">
            <text:p>0,00117</text:p>
          </table:table-cell>
          <table:table-cell office:value-type="float" office:value="0.0008049" calcext:value-type="float">
            <text:p>0,0008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ensus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lobal</text:p>
          </table:table-cell>
          <table:table-cell office:value-type="float" office:value="142521" calcext:value-type="float">
            <text:p>142521</text:p>
          </table:table-cell>
          <table:table-cell office:value-type="float" office:value="156110" calcext:value-type="float">
            <text:p>156110</text:p>
          </table:table-cell>
          <table:table-cell office:value-type="float" office:value="99.1416" calcext:value-type="float">
            <text:p>99,14</text:p>
          </table:table-cell>
          <table:table-cell office:value-type="float" office:value="0.858431" calcext:value-type="float">
            <text:p>0,86</text:p>
          </table:table-cell>
          <table:table-cell office:value-type="float" office:value="48.5248" calcext:value-type="float">
            <text:p>48,52</text:p>
          </table:table-cell>
          <table:table-cell office:value-type="float" office:value="96.3848" calcext:value-type="float">
            <text:p>96,38</text:p>
          </table:table-cell>
          <table:table-cell office:value-type="float" office:value="3.61523" calcext:value-type="float">
            <text:p>3,62</text:p>
          </table:table-cell>
          <table:table-cell office:value-type="float" office:value="49.6551" calcext:value-type="float">
            <text:p>49,66</text:p>
          </table:table-cell>
          <table:table-cell office:value-type="float" office:value="5.02207" calcext:value-type="float">
            <text:p>5,02207</text:p>
          </table:table-cell>
          <table:table-cell office:value-type="float" office:value="0.667723" calcext:value-type="float">
            <text:p>0,66772</text:p>
          </table:table-cell>
          <table:table-cell office:value-type="float" office:value="0.600037" calcext:value-type="float">
            <text:p>0,6000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oil200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lobal</text:p>
          </table:table-cell>
          <table:table-cell office:value-type="float" office:value="9822" calcext:value-type="float">
            <text:p>9822</text:p>
          </table:table-cell>
          <table:table-cell office:value-type="float" office:value="14468.6" calcext:value-type="float">
            <text:p>14468,6</text:p>
          </table:table-cell>
          <table:table-cell office:value-type="float" office:value="98.6926" calcext:value-type="float">
            <text:p>98,69</text:p>
          </table:table-cell>
          <table:table-cell office:value-type="float" office:value="1.3074" calcext:value-type="float">
            <text:p>1,31</text:p>
          </table:table-cell>
          <table:table-cell office:value-type="float" office:value="24.6284" calcext:value-type="float">
            <text:p>24,63</text:p>
          </table:table-cell>
          <table:table-cell office:value-type="float" office:value="91.7678" calcext:value-type="float">
            <text:p>91,77</text:p>
          </table:table-cell>
          <table:table-cell office:value-type="float" office:value="8.23217" calcext:value-type="float">
            <text:p>8,23</text:p>
          </table:table-cell>
          <table:table-cell office:value-type="float" office:value="73.1623" calcext:value-type="float">
            <text:p>73,16</text:p>
          </table:table-cell>
          <table:table-cell office:value-type="float" office:value="0.813087" calcext:value-type="float">
            <text:p>0,81309</text:p>
          </table:table-cell>
          <table:table-cell office:value-type="float" office:value="0.0816223" calcext:value-type="float">
            <text:p>0,08162</text:p>
          </table:table-cell>
          <table:table-cell office:value-type="float" office:value="0.075049" calcext:value-type="float">
            <text:p>0,075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ovtype_2_vs_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lobal</text:p>
          </table:table-cell>
          <table:table-cell office:value-type="float" office:value="495141" calcext:value-type="float">
            <text:p>495141</text:p>
          </table:table-cell>
          <table:table-cell office:value-type="float" office:value="37738.5" calcext:value-type="float">
            <text:p>37738,5</text:p>
          </table:table-cell>
          <table:table-cell office:value-type="float" office:value="83.0056" calcext:value-type="float">
            <text:p>83,01</text:p>
          </table:table-cell>
          <table:table-cell office:value-type="float" office:value="16.9944" calcext:value-type="float">
            <text:p>16,99</text:p>
          </table:table-cell>
          <table:table-cell office:value-type="float" office:value="84.8512" calcext:value-type="float">
            <text:p>84,85</text:p>
          </table:table-cell>
          <table:table-cell office:value-type="float" office:value="84.8548" calcext:value-type="float">
            <text:p>84,85</text:p>
          </table:table-cell>
          <table:table-cell office:value-type="float" office:value="15.1452" calcext:value-type="float">
            <text:p>15,15</text:p>
          </table:table-cell>
          <table:table-cell office:value-type="float" office:value="0.00424122" calcext:value-type="float">
            <text:p>0,00</text:p>
          </table:table-cell>
          <table:table-cell office:value-type="float" office:value="21.4911" calcext:value-type="float">
            <text:p>21,49110</text:p>
          </table:table-cell>
          <table:table-cell office:value-type="float" office:value="2.57914" calcext:value-type="float">
            <text:p>2,57914</text:p>
          </table:table-cell>
          <table:table-cell office:value-type="float" office:value="2.47525" calcext:value-type="float">
            <text:p>2,4752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ars_0_vs_4_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Global</text:p>
          </table:table-cell>
          <table:table-cell office:value-type="float" office:value="62123" calcext:value-type="float">
            <text:p>62123</text:p>
          </table:table-cell>
          <table:table-cell office:value-type="float" office:value="78719.3" calcext:value-type="float">
            <text:p>78719,3</text:p>
          </table:table-cell>
          <table:table-cell office:value-type="float" office:value="100" calcext:value-type="float">
            <text:p>100,00</text:p>
          </table:table-cell>
          <table:table-cell office:value-type="float" office:value="0" calcext:value-type="float">
            <text:p>0,00</text:p>
          </table:table-cell>
          <table:table-cell office:value-type="float" office:value="45.9443" calcext:value-type="float">
            <text:p>45,94</text:p>
          </table:table-cell>
          <table:table-cell office:value-type="float" office:value="100" calcext:value-type="float">
            <text:p>100,00</text:p>
          </table:table-cell>
          <table:table-cell office:value-type="float" office:value="0" calcext:value-type="float">
            <text:p>0,00</text:p>
          </table:table-cell>
          <table:table-cell office:value-type="float" office:value="54.0557" calcext:value-type="float">
            <text:p>54,06</text:p>
          </table:table-cell>
          <table:table-cell office:value-type="float" office:value="1.76233" calcext:value-type="float">
            <text:p>1,76233</text:p>
          </table:table-cell>
          <table:table-cell office:value-type="float" office:value="0.225777" calcext:value-type="float">
            <text:p>0,22578</text:p>
          </table:table-cell>
          <table:table-cell office:value-type="float" office:value="0.184768" calcext:value-type="float">
            <text:p>0,1847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german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lobal</text:p>
          </table:table-cell>
          <table:table-cell office:value-type="float" office:value="1000" calcext:value-type="float">
            <text:p>1000</text:p>
          </table:table-cell>
          <table:table-cell office:value-type="float" office:value="1796.8" calcext:value-type="float">
            <text:p>1796,8</text:p>
          </table:table-cell>
          <table:table-cell office:value-type="float" office:value="100" calcext:value-type="float">
            <text:p>100,00</text:p>
          </table:table-cell>
          <table:table-cell office:value-type="float" office:value="0" calcext:value-type="float">
            <text:p>0,00</text:p>
          </table:table-cell>
          <table:table-cell office:value-type="float" office:value="0.6" calcext:value-type="float">
            <text:p>0,60</text:p>
          </table:table-cell>
          <table:table-cell office:value-type="float" office:value="100" calcext:value-type="float">
            <text:p>100,00</text:p>
          </table:table-cell>
          <table:table-cell office:value-type="float" office:value="0" calcext:value-type="float">
            <text:p>0,00</text:p>
          </table:table-cell>
          <table:table-cell office:value-type="float" office:value="99.4" calcext:value-type="float">
            <text:p>99,40</text:p>
          </table:table-cell>
          <table:table-cell office:value-type="float" office:value="0.0127964" calcext:value-type="float">
            <text:p>0,01280</text:p>
          </table:table-cell>
          <table:table-cell office:value-type="float" office:value="0.0018145" calcext:value-type="float">
            <text:p>0,00181</text:p>
          </table:table-cell>
          <table:table-cell office:value-type="float" office:value="0.0012403" calcext:value-type="float">
            <text:p>0,0012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agic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lobal</text:p>
          </table:table-cell>
          <table:table-cell office:value-type="float" office:value="19020" calcext:value-type="float">
            <text:p>19020</text:p>
          </table:table-cell>
          <table:table-cell office:value-type="float" office:value="3141.1" calcext:value-type="float">
            <text:p>3141,1</text:p>
          </table:table-cell>
          <table:table-cell office:value-type="float" office:value="82.9822" calcext:value-type="float">
            <text:p>82,98</text:p>
          </table:table-cell>
          <table:table-cell office:value-type="float" office:value="17.0178" calcext:value-type="float">
            <text:p>17,02</text:p>
          </table:table-cell>
          <table:table-cell office:value-type="float" office:value="81.5352" calcext:value-type="float">
            <text:p>81,54</text:p>
          </table:table-cell>
          <table:table-cell office:value-type="float" office:value="81.5824" calcext:value-type="float">
            <text:p>81,58</text:p>
          </table:table-cell>
          <table:table-cell office:value-type="float" office:value="18.4176" calcext:value-type="float">
            <text:p>18,42</text:p>
          </table:table-cell>
          <table:table-cell office:value-type="float" office:value="0.0578339" calcext:value-type="float">
            <text:p>0,06</text:p>
          </table:table-cell>
          <table:table-cell office:value-type="float" office:value="0.134194" calcext:value-type="float">
            <text:p>0,13419</text:p>
          </table:table-cell>
          <table:table-cell office:value-type="float" office:value="0.0346989" calcext:value-type="float">
            <text:p>0,03470</text:p>
          </table:table-cell>
          <table:table-cell office:value-type="float" office:value="0.0244489" calcext:value-type="float">
            <text:p>0,0244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hyroid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lobal</text:p>
          </table:table-cell>
          <table:table-cell office:value-type="float" office:value="7200" calcext:value-type="float">
            <text:p>7200</text:p>
          </table:table-cell>
          <table:table-cell office:value-type="float" office:value="1750.6" calcext:value-type="float">
            <text:p>1750,6</text:p>
          </table:table-cell>
          <table:table-cell office:value-type="float" office:value="94.0409" calcext:value-type="float">
            <text:p>94,04</text:p>
          </table:table-cell>
          <table:table-cell office:value-type="float" office:value="5.9591" calcext:value-type="float">
            <text:p>5,96</text:p>
          </table:table-cell>
          <table:table-cell office:value-type="float" office:value="92.0833" calcext:value-type="float">
            <text:p>92,08</text:p>
          </table:table-cell>
          <table:table-cell office:value-type="float" office:value="93.3146" calcext:value-type="float">
            <text:p>93,31</text:p>
          </table:table-cell>
          <table:table-cell office:value-type="float" office:value="6.68543" calcext:value-type="float">
            <text:p>6,69</text:p>
          </table:table-cell>
          <table:table-cell office:value-type="float" office:value="1.31944" calcext:value-type="float">
            <text:p>1,32</text:p>
          </table:table-cell>
          <table:table-cell office:value-type="float" office:value="0.0773308" calcext:value-type="float">
            <text:p>0,07733</text:p>
          </table:table-cell>
          <table:table-cell office:value-type="float" office:value="0.0131248" calcext:value-type="float">
            <text:p>0,01312</text:p>
          </table:table-cell>
          <table:table-cell office:value-type="float" office:value="0.0090254" calcext:value-type="float">
            <text:p>0,0090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style-name="ce7" table:number-columns-repeated="5"/>
          <table:table-cell table:style-name="ce10" table:formula="of:=AVERAGE([.F16:.F25])" office:value-type="float" office:value="78339.2" calcext:value-type="float">
            <text:p>78339,20</text:p>
          </table:table-cell>
          <table:table-cell table:style-name="ce10" table:formula="of:=AVERAGE([.G16:.G25])" office:value-type="float" office:value="33369.59" calcext:value-type="float">
            <text:p>33369,59</text:p>
          </table:table-cell>
          <table:table-cell table:style-name="ce10" table:formula="of:=AVERAGE([.H16:.H25])" office:value-type="float" office:value="94.29965" calcext:value-type="float">
            <text:p>94,30</text:p>
          </table:table-cell>
          <table:table-cell table:style-name="ce10" table:formula="of:=AVERAGE([.I16:.I25])" office:value-type="float" office:value="5.7003501" calcext:value-type="float">
            <text:p>5,70</text:p>
          </table:table-cell>
          <table:table-cell table:style-name="ce10" table:formula="of:=AVERAGE([.J16:.J25])" office:value-type="float" office:value="53.81348" calcext:value-type="float">
            <text:p>53,81</text:p>
          </table:table-cell>
          <table:table-cell table:style-name="ce10" table:formula="of:=AVERAGE([.K16:.K25])" office:value-type="float" office:value="89.50635" calcext:value-type="float">
            <text:p>89,51</text:p>
          </table:table-cell>
          <table:table-cell table:style-name="ce10" table:formula="of:=AVERAGE([.L16:.L25])" office:value-type="float" office:value="10.493653" calcext:value-type="float">
            <text:p>10,49</text:p>
          </table:table-cell>
          <table:table-cell table:style-name="ce10" table:formula="of:=AVERAGE([.M16:.M25])" office:value-type="float" office:value="38.264521512" calcext:value-type="float">
            <text:p>38,26</text:p>
          </table:table-cell>
          <table:table-cell table:style-name="ce12" table:formula="of:=AVERAGE([.N16:.N25])" office:value-type="float" office:value="2.98146446" calcext:value-type="float">
            <text:p>2,98146</text:p>
          </table:table-cell>
          <table:table-cell table:style-name="ce12" table:formula="of:=AVERAGE([.O16:.O25])" office:value-type="float" office:value="0.36977237" calcext:value-type="float">
            <text:p>0,36977</text:p>
          </table:table-cell>
          <table:table-cell table:style-name="ce12" table:formula="of:=AVERAGE([.P16:.P25])" office:value-type="float" office:value="0.34334595" calcext:value-type="float">
            <text:p>0,34335</text:p>
          </table:table-cell>
          <table:table-cell table:style-name="ce7" table:formula="of:=AVERAGE([.Q16:.Q25])" office:value-type="float" office:value="0" calcext:value-type="float">
            <text:p>0</text:p>
          </table:table-cell>
          <table:table-cell table:style-name="ce7" table:formula="of:=AVERAGE([.R16:.R25])" office:value-type="float" office:value="0" calcext:value-type="float">
            <text:p>0</text:p>
          </table:table-cell>
          <table:table-cell table:style-name="ce7" table:formula="of:=AVERAGE([.S16:.S25])" office:value-type="float" office:value="0" calcext:value-type="float">
            <text:p>0</text:p>
          </table:table-cell>
          <table:table-cell table:style-name="ce10" table:formula="of:=([.P26]/[.F26])*1000000" office:value-type="float" office:value="4.38281154262489" calcext:value-type="float">
            <text:p>4,3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utomobile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Global</text:p>
          </table:table-cell>
          <table:table-cell office:value-type="float" office:value="159" calcext:value-type="float">
            <text:p>159</text:p>
          </table:table-cell>
          <table:table-cell office:value-type="float" office:value="244.3" calcext:value-type="float">
            <text:p>244,3</text:p>
          </table:table-cell>
          <table:table-cell office:value-type="float" office:value="100" calcext:value-type="float">
            <text:p>100,00</text:p>
          </table:table-cell>
          <table:table-cell office:value-type="float" office:value="0" calcext:value-type="float">
            <text:p>0,00</text:p>
          </table:table-cell>
          <table:table-cell office:value-type="float" office:value="37.7358" calcext:value-type="float">
            <text:p>37,74</text:p>
          </table:table-cell>
          <table:table-cell office:value-type="float" office:value="95.2381" calcext:value-type="float">
            <text:p>95,24</text:p>
          </table:table-cell>
          <table:table-cell office:value-type="float" office:value="4.7619" calcext:value-type="float">
            <text:p>4,76</text:p>
          </table:table-cell>
          <table:table-cell office:value-type="float" office:value="60.3774" calcext:value-type="float">
            <text:p>60,38</text:p>
          </table:table-cell>
          <table:table-cell office:value-type="float" office:value="0.0032971" calcext:value-type="float">
            <text:p>0,00330</text:p>
          </table:table-cell>
          <table:table-cell office:value-type="float" office:value="0.0049325" calcext:value-type="float">
            <text:p>0,00493</text:p>
          </table:table-cell>
          <table:table-cell office:value-type="float" office:value="0.004818" calcext:value-type="float">
            <text:p>0,0048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244.3" calcext:value-type="float">
            <text:p>244,3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9.6226" calcext:value-type="float">
            <text:p>39,6226</text:p>
          </table:table-cell>
          <table:table-cell office:value-type="float" office:value="90" calcext:value-type="float">
            <text:p>90</text:p>
          </table:table-cell>
          <table:table-cell office:value-type="float" office:value="10" calcext:value-type="float">
            <text:p>10</text:p>
          </table:table-cell>
          <table:table-cell office:value-type="float" office:value="55.9748" calcext:value-type="float">
            <text:p>55,9748</text:p>
          </table:table-cell>
          <table:table-cell office:value-type="float" office:value="0.0029185" calcext:value-type="float">
            <text:p>0,0029185</text:p>
          </table:table-cell>
          <table:table-cell office:value-type="float" office:value="0.0009026" calcext:value-type="float">
            <text:p>0,0009026</text:p>
          </table:table-cell>
          <table:table-cell office:value-type="float" office:value="0.0007911" calcext:value-type="float">
            <text:p>0,0007911</text:p>
          </table:table-cell>
          <table:table-cell table:formula="of:=1000000*[.AD27]/[.F27]" office:value-type="float" office:value="4.97547169811321" calcext:value-type="float">
            <text:p>4,98</text:p>
          </table:table-cell>
        </table:table-row>
        <table:table-row table:style-name="ro1">
          <table:table-cell office:value-type="string" calcext:value-type="string">
            <text:p>bands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Global</text:p>
          </table:table-cell>
          <table:table-cell office:value-type="float" office:value="365" calcext:value-type="float">
            <text:p>365</text:p>
          </table:table-cell>
          <table:table-cell office:value-type="float" office:value="652.8" calcext:value-type="float">
            <text:p>652,8</text:p>
          </table:table-cell>
          <table:table-cell office:value-type="float" office:value="100" calcext:value-type="float">
            <text:p>100,00</text:p>
          </table:table-cell>
          <table:table-cell office:value-type="float" office:value="0" calcext:value-type="float">
            <text:p>0,00</text:p>
          </table:table-cell>
          <table:table-cell office:value-type="float" office:value="20.5479" calcext:value-type="float">
            <text:p>20,55</text:p>
          </table:table-cell>
          <table:table-cell office:value-type="float" office:value="72.1154" calcext:value-type="float">
            <text:p>72,12</text:p>
          </table:table-cell>
          <table:table-cell office:value-type="float" office:value="27.8846" calcext:value-type="float">
            <text:p>27,88</text:p>
          </table:table-cell>
          <table:table-cell office:value-type="float" office:value="71.5068" calcext:value-type="float">
            <text:p>71,51</text:p>
          </table:table-cell>
          <table:table-cell office:value-type="float" office:value="0.0045825" calcext:value-type="float">
            <text:p>0,00458</text:p>
          </table:table-cell>
          <table:table-cell office:value-type="float" office:value="0.0111349" calcext:value-type="float">
            <text:p>0,01113</text:p>
          </table:table-cell>
          <table:table-cell office:value-type="float" office:value="0.0108974" calcext:value-type="float">
            <text:p>0,0109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652.8" calcext:value-type="float">
            <text:p>652,8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7.2603" calcext:value-type="float">
            <text:p>37,2603</text:p>
          </table:table-cell>
          <table:table-cell office:value-type="float" office:value="66.6667" calcext:value-type="float">
            <text:p>66,6667</text:p>
          </table:table-cell>
          <table:table-cell office:value-type="float" office:value="33.3333" calcext:value-type="float">
            <text:p>33,3333</text:p>
          </table:table-cell>
          <table:table-cell office:value-type="float" office:value="44.1096" calcext:value-type="float">
            <text:p>44,1096</text:p>
          </table:table-cell>
          <table:table-cell office:value-type="float" office:value="0.0052587" calcext:value-type="float">
            <text:p>0,0052587</text:p>
          </table:table-cell>
          <table:table-cell office:value-type="float" office:value="0.0050307" calcext:value-type="float">
            <text:p>0,0050307</text:p>
          </table:table-cell>
          <table:table-cell office:value-type="float" office:value="0.0048001" calcext:value-type="float">
            <text:p>0,0048001</text:p>
          </table:table-cell>
          <table:table-cell table:formula="of:=1000000*[.AD28]/[.F28]" office:value-type="float" office:value="13.1509589041096" calcext:value-type="float">
            <text:p>13,15</text:p>
          </table:table-cell>
        </table:table-row>
        <table:table-row table:style-name="ro1">
          <table:table-cell office:value-type="string" calcext:value-type="string">
            <text:p>cleveland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Global</text:p>
          </table:table-cell>
          <table:table-cell office:value-type="float" office:value="297" calcext:value-type="float">
            <text:p>297</text:p>
          </table:table-cell>
          <table:table-cell office:value-type="float" office:value="512.3" calcext:value-type="float">
            <text:p>512,3</text:p>
          </table:table-cell>
          <table:table-cell office:value-type="float" office:value="98.4474" calcext:value-type="float">
            <text:p>98,45</text:p>
          </table:table-cell>
          <table:table-cell office:value-type="float" office:value="1.55256" calcext:value-type="float">
            <text:p>1,55</text:p>
          </table:table-cell>
          <table:table-cell office:value-type="float" office:value="19.5286" calcext:value-type="float">
            <text:p>19,53</text:p>
          </table:table-cell>
          <table:table-cell office:value-type="float" office:value="62.3656" calcext:value-type="float">
            <text:p>62,37</text:p>
          </table:table-cell>
          <table:table-cell office:value-type="float" office:value="37.6344" calcext:value-type="float">
            <text:p>37,63</text:p>
          </table:table-cell>
          <table:table-cell office:value-type="float" office:value="68.6869" calcext:value-type="float">
            <text:p>68,69</text:p>
          </table:table-cell>
          <table:table-cell office:value-type="float" office:value="0.0033727" calcext:value-type="float">
            <text:p>0,00337</text:p>
          </table:table-cell>
          <table:table-cell office:value-type="float" office:value="0.0007856" calcext:value-type="float">
            <text:p>0,00079</text:p>
          </table:table-cell>
          <table:table-cell office:value-type="float" office:value="0.0006075" calcext:value-type="float">
            <text:p>0,0006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512.3" calcext:value-type="float">
            <text:p>512,3</text:p>
          </table:table-cell>
          <table:table-cell office:value-type="float" office:value="98.4474" calcext:value-type="float">
            <text:p>98,4474</text:p>
          </table:table-cell>
          <table:table-cell office:value-type="float" office:value="1.55256" calcext:value-type="float">
            <text:p>1,55256</text:p>
          </table:table-cell>
          <table:table-cell office:value-type="float" office:value="19.5286" calcext:value-type="float">
            <text:p>19,5286</text:p>
          </table:table-cell>
          <table:table-cell office:value-type="float" office:value="62.3656" calcext:value-type="float">
            <text:p>62,3656</text:p>
          </table:table-cell>
          <table:table-cell office:value-type="float" office:value="37.6344" calcext:value-type="float">
            <text:p>37,6344</text:p>
          </table:table-cell>
          <table:table-cell office:value-type="float" office:value="68.6869" calcext:value-type="float">
            <text:p>68,6869</text:p>
          </table:table-cell>
          <table:table-cell office:value-type="float" office:value="0.0024728" calcext:value-type="float">
            <text:p>0,0024728</text:p>
          </table:table-cell>
          <table:table-cell office:value-type="float" office:value="0.0026115" calcext:value-type="float">
            <text:p>0,0026115</text:p>
          </table:table-cell>
          <table:table-cell office:value-type="float" office:value="0.0024388" calcext:value-type="float">
            <text:p>0,0024388</text:p>
          </table:table-cell>
          <table:table-cell table:formula="of:=1000000*[.AD29]/[.F29]" office:value-type="float" office:value="8.21144781144781" calcext:value-type="float">
            <text:p>8,21</text:p>
          </table:table-cell>
        </table:table-row>
        <table:table-row table:style-name="ro1">
          <table:table-cell office:value-type="string" calcext:value-type="string">
            <text:p>ionosphere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Global</text:p>
          </table:table-cell>
          <table:table-cell office:value-type="float" office:value="351" calcext:value-type="float">
            <text:p>351</text:p>
          </table:table-cell>
          <table:table-cell office:value-type="float" office:value="520.7" calcext:value-type="float">
            <text:p>520,7</text:p>
          </table:table-cell>
          <table:table-cell office:value-type="float" office:value="100" calcext:value-type="float">
            <text:p>100,00</text:p>
          </table:table-cell>
          <table:table-cell office:value-type="float" office:value="0" calcext:value-type="float">
            <text:p>0,00</text:p>
          </table:table-cell>
          <table:table-cell office:value-type="float" office:value="35.8974" calcext:value-type="float">
            <text:p>35,90</text:p>
          </table:table-cell>
          <table:table-cell office:value-type="float" office:value="98.4375" calcext:value-type="float">
            <text:p>98,44</text:p>
          </table:table-cell>
          <table:table-cell office:value-type="float" office:value="1.5625" calcext:value-type="float">
            <text:p>1,56</text:p>
          </table:table-cell>
          <table:table-cell office:value-type="float" office:value="63.5328" calcext:value-type="float">
            <text:p>63,53</text:p>
          </table:table-cell>
          <table:table-cell office:value-type="float" office:value="0.007283" calcext:value-type="float">
            <text:p>0,00728</text:p>
          </table:table-cell>
          <table:table-cell office:value-type="float" office:value="0.0107023" calcext:value-type="float">
            <text:p>0,01070</text:p>
          </table:table-cell>
          <table:table-cell office:value-type="float" office:value="0.0104745" calcext:value-type="float">
            <text:p>0,01047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520.7" calcext:value-type="float">
            <text:p>520,7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5.5556" calcext:value-type="float">
            <text:p>55,5556</text:p>
          </table:table-cell>
          <table:table-cell office:value-type="float" office:value="97.5" calcext:value-type="float">
            <text:p>97,5</text:p>
          </table:table-cell>
          <table:table-cell office:value-type="float" office:value="2.5" calcext:value-type="float">
            <text:p>2,5</text:p>
          </table:table-cell>
          <table:table-cell office:value-type="float" office:value="43.0199" calcext:value-type="float">
            <text:p>43,0199</text:p>
          </table:table-cell>
          <table:table-cell office:value-type="float" office:value="0.0090197" calcext:value-type="float">
            <text:p>0,0090197</text:p>
          </table:table-cell>
          <table:table-cell office:value-type="float" office:value="0.0052791" calcext:value-type="float">
            <text:p>0,0052791</text:p>
          </table:table-cell>
          <table:table-cell office:value-type="float" office:value="0.0050459" calcext:value-type="float">
            <text:p>0,0050459</text:p>
          </table:table-cell>
          <table:table-cell table:formula="of:=1000000*[.AD30]/[.F30]" office:value-type="float" office:value="14.3757834757835" calcext:value-type="float">
            <text:p>14,38</text:p>
          </table:table-cell>
        </table:table-row>
        <table:table-row table:style-name="ro1">
          <table:table-cell office:value-type="string" calcext:value-type="string">
            <text:p>movement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Global</text:p>
          </table:table-cell>
          <table:table-cell office:value-type="float" office:value="360" calcext:value-type="float">
            <text:p>360</text:p>
          </table:table-cell>
          <table:table-cell office:value-type="float" office:value="588.6" calcext:value-type="float">
            <text:p>588,6</text:p>
          </table:table-cell>
          <table:table-cell office:value-type="float" office:value="100" calcext:value-type="float">
            <text:p>100,00</text:p>
          </table:table-cell>
          <table:table-cell office:value-type="float" office:value="0" calcext:value-type="float">
            <text:p>0,00</text:p>
          </table:table-cell>
          <table:table-cell office:value-type="float" office:value="20.5556" calcext:value-type="float">
            <text:p>20,56</text:p>
          </table:table-cell>
          <table:table-cell office:value-type="float" office:value="100" calcext:value-type="float">
            <text:p>100,00</text:p>
          </table:table-cell>
          <table:table-cell office:value-type="float" office:value="0" calcext:value-type="float">
            <text:p>0,00</text:p>
          </table:table-cell>
          <table:table-cell office:value-type="float" office:value="79.4444" calcext:value-type="float">
            <text:p>79,44</text:p>
          </table:table-cell>
          <table:table-cell office:value-type="float" office:value="0.0288214" calcext:value-type="float">
            <text:p>0,02882</text:p>
          </table:table-cell>
          <table:table-cell office:value-type="float" office:value="0.0277778" calcext:value-type="float">
            <text:p>0,02778</text:p>
          </table:table-cell>
          <table:table-cell office:value-type="float" office:value="0.0274958" calcext:value-type="float">
            <text:p>0,0275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588.6" calcext:value-type="float">
            <text:p>588,6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62.2222" calcext:value-type="float">
            <text:p>62,2222</text:p>
          </table:table-cell>
          <table:table-cell office:value-type="float" office:value="91.0569" calcext:value-type="float">
            <text:p>91,0569</text:p>
          </table:table-cell>
          <table:table-cell office:value-type="float" office:value="8.94309" calcext:value-type="float">
            <text:p>8,94309</text:p>
          </table:table-cell>
          <table:table-cell office:value-type="float" office:value="31.6667" calcext:value-type="float">
            <text:p>31,6667</text:p>
          </table:table-cell>
          <table:table-cell office:value-type="float" office:value="0.028365" calcext:value-type="float">
            <text:p>0,028365</text:p>
          </table:table-cell>
          <table:table-cell office:value-type="float" office:value="0.0086504" calcext:value-type="float">
            <text:p>0,0086504</text:p>
          </table:table-cell>
          <table:table-cell office:value-type="float" office:value="0.0084157" calcext:value-type="float">
            <text:p>0,0084157</text:p>
          </table:table-cell>
          <table:table-cell table:formula="of:=1000000*[.AD31]/[.F31]" office:value-type="float" office:value="23.3769444444444" calcext:value-type="float">
            <text:p>23,38</text:p>
          </table:table-cell>
        </table:table-row>
        <table:table-row table:style-name="ro1">
          <table:table-cell office:value-type="string" calcext:value-type="string">
            <text:p>sonar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Global</text:p>
          </table:table-cell>
          <table:table-cell office:value-type="float" office:value="208" calcext:value-type="float">
            <text:p>208</text:p>
          </table:table-cell>
          <table:table-cell office:value-type="float" office:value="374.4" calcext:value-type="float">
            <text:p>374,4</text:p>
          </table:table-cell>
          <table:table-cell office:value-type="float" office:value="100" calcext:value-type="float">
            <text:p>100,00</text:p>
          </table:table-cell>
          <table:table-cell table:number-columns-repeated="3" office:value-type="float" office:value="0" calcext:value-type="float">
            <text:p>0,00</text:p>
          </table:table-cell>
          <table:table-cell table:number-columns-repeated="2" office:value-type="float" office:value="100" calcext:value-type="float">
            <text:p>100,00</text:p>
          </table:table-cell>
          <table:table-cell office:value-type="float" office:value="0.0098423" calcext:value-type="float">
            <text:p>0,00984</text:p>
          </table:table-cell>
          <table:table-cell office:value-type="float" office:value="0.013355" calcext:value-type="float">
            <text:p>0,01336</text:p>
          </table:table-cell>
          <table:table-cell office:value-type="float" office:value="0.0132013" calcext:value-type="float">
            <text:p>0,0132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374.4" calcext:value-type="float">
            <text:p>374,4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6.8269" calcext:value-type="float">
            <text:p>16,8269</text:p>
          </table:table-cell>
          <table:table-cell office:value-type="float" office:value="97.2222" calcext:value-type="float">
            <text:p>97,2222</text:p>
          </table:table-cell>
          <table:table-cell office:value-type="float" office:value="2.77778" calcext:value-type="float">
            <text:p>2,77778</text:p>
          </table:table-cell>
          <table:table-cell office:value-type="float" office:value="82.6923" calcext:value-type="float">
            <text:p>82,6923</text:p>
          </table:table-cell>
          <table:table-cell office:value-type="float" office:value="0.0091406" calcext:value-type="float">
            <text:p>0,0091406</text:p>
          </table:table-cell>
          <table:table-cell office:value-type="float" office:value="0.0030961" calcext:value-type="float">
            <text:p>0,0030961</text:p>
          </table:table-cell>
          <table:table-cell office:value-type="float" office:value="0.0029648" calcext:value-type="float">
            <text:p>0,0029648</text:p>
          </table:table-cell>
          <table:table-cell table:formula="of:=1000000*[.AD32]/[.F32]" office:value-type="float" office:value="14.2538461538462" calcext:value-type="float">
            <text:p>14,25</text:p>
          </table:table-cell>
        </table:table-row>
        <table:table-row table:style-name="ro1">
          <table:table-cell office:value-type="string" calcext:value-type="string">
            <text:p>spectfheart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Global</text:p>
          </table:table-cell>
          <table:table-cell office:value-type="float" office:value="267" calcext:value-type="float">
            <text:p>267</text:p>
          </table:table-cell>
          <table:table-cell office:value-type="float" office:value="480.6" calcext:value-type="float">
            <text:p>480,6</text:p>
          </table:table-cell>
          <table:table-cell office:value-type="float" office:value="100" calcext:value-type="float">
            <text:p>100,00</text:p>
          </table:table-cell>
          <table:table-cell table:number-columns-repeated="3" office:value-type="float" office:value="0" calcext:value-type="float">
            <text:p>0,00</text:p>
          </table:table-cell>
          <table:table-cell table:number-columns-repeated="2" office:value-type="float" office:value="100" calcext:value-type="float">
            <text:p>100,00</text:p>
          </table:table-cell>
          <table:table-cell office:value-type="float" office:value="0.0083029" calcext:value-type="float">
            <text:p>0,00830</text:p>
          </table:table-cell>
          <table:table-cell office:value-type="float" office:value="0.0142063" calcext:value-type="float">
            <text:p>0,01421</text:p>
          </table:table-cell>
          <table:table-cell office:value-type="float" office:value="0.0140184" calcext:value-type="float">
            <text:p>0,0140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480.6" calcext:value-type="float">
            <text:p>480,6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8.4644" calcext:value-type="float">
            <text:p>28,4644</text:p>
          </table:table-cell>
          <table:table-cell office:value-type="float" office:value="55.0725" calcext:value-type="float">
            <text:p>55,0725</text:p>
          </table:table-cell>
          <table:table-cell office:value-type="float" office:value="44.9275" calcext:value-type="float">
            <text:p>44,9275</text:p>
          </table:table-cell>
          <table:table-cell office:value-type="float" office:value="48.3146" calcext:value-type="float">
            <text:p>48,3146</text:p>
          </table:table-cell>
          <table:table-cell office:value-type="float" office:value="0.0100019" calcext:value-type="float">
            <text:p>0,0100019</text:p>
          </table:table-cell>
          <table:table-cell office:value-type="float" office:value="0.005225" calcext:value-type="float">
            <text:p>0,005225</text:p>
          </table:table-cell>
          <table:table-cell office:value-type="float" office:value="0.005037" calcext:value-type="float">
            <text:p>0,005037</text:p>
          </table:table-cell>
          <table:table-cell table:formula="of:=1000000*[.AD33]/[.F33]" office:value-type="float" office:value="18.8651685393258" calcext:value-type="float">
            <text:p>18,87</text:p>
          </table:table-cell>
        </table:table-row>
        <table:table-row table:style-name="ro1">
          <table:table-cell office:value-type="string" calcext:value-type="string">
            <text:p>wine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Global</text:p>
          </table:table-cell>
          <table:table-cell office:value-type="float" office:value="178" calcext:value-type="float">
            <text:p>178</text:p>
          </table:table-cell>
          <table:table-cell office:value-type="float" office:value="314.8" calcext:value-type="float">
            <text:p>314,8</text:p>
          </table:table-cell>
          <table:table-cell office:value-type="float" office:value="100" calcext:value-type="float">
            <text:p>100,00</text:p>
          </table:table-cell>
          <table:table-cell office:value-type="float" office:value="0" calcext:value-type="float">
            <text:p>0,00</text:p>
          </table:table-cell>
          <table:table-cell office:value-type="float" office:value="64.0449" calcext:value-type="float">
            <text:p>64,04</text:p>
          </table:table-cell>
          <table:table-cell office:value-type="float" office:value="97.4359" calcext:value-type="float">
            <text:p>97,44</text:p>
          </table:table-cell>
          <table:table-cell office:value-type="float" office:value="2.5641" calcext:value-type="float">
            <text:p>2,56</text:p>
          </table:table-cell>
          <table:table-cell office:value-type="float" office:value="34.2697" calcext:value-type="float">
            <text:p>34,27</text:p>
          </table:table-cell>
          <table:table-cell office:value-type="float" office:value="0.0016976" calcext:value-type="float">
            <text:p>0,00170</text:p>
          </table:table-cell>
          <table:table-cell office:value-type="float" office:value="0.0031398" calcext:value-type="float">
            <text:p>0,00314</text:p>
          </table:table-cell>
          <table:table-cell office:value-type="float" office:value="0.0030309" calcext:value-type="float">
            <text:p>0,00303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314.8" calcext:value-type="float">
            <text:p>314,8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7.5281" calcext:value-type="float">
            <text:p>77,5281</text:p>
          </table:table-cell>
          <table:table-cell office:value-type="float" office:value="95.8333" calcext:value-type="float">
            <text:p>95,8333</text:p>
          </table:table-cell>
          <table:table-cell office:value-type="float" office:value="4.16667" calcext:value-type="float">
            <text:p>4,16667</text:p>
          </table:table-cell>
          <table:table-cell office:value-type="float" office:value="19.1011" calcext:value-type="float">
            <text:p>19,1011</text:p>
          </table:table-cell>
          <table:table-cell office:value-type="float" office:value="0.0016277" calcext:value-type="float">
            <text:p>0,0016277</text:p>
          </table:table-cell>
          <table:table-cell office:value-type="float" office:value="0.0012047" calcext:value-type="float">
            <text:p>0,0012047</text:p>
          </table:table-cell>
          <table:table-cell office:value-type="float" office:value="0.001106" calcext:value-type="float">
            <text:p>0,001106</text:p>
          </table:table-cell>
          <table:table-cell table:formula="of:=1000000*[.AD34]/[.F34]" office:value-type="float" office:value="6.21348314606742" calcext:value-type="float">
            <text:p>6,21</text:p>
          </table:table-cell>
        </table:table-row>
        <table:table-row table:style-name="ro1">
          <table:table-cell table:style-name="ce7" table:number-columns-repeated="5"/>
          <table:table-cell table:style-name="ce10" table:formula="of:=AVERAGE([.F27:.F34])" office:value-type="float" office:value="273.125" calcext:value-type="float">
            <text:p>273,13</text:p>
          </table:table-cell>
          <table:table-cell table:style-name="ce10" table:formula="of:=AVERAGE([.G27:.G34])" office:value-type="float" office:value="461.0625" calcext:value-type="float">
            <text:p>461,06</text:p>
          </table:table-cell>
          <table:table-cell table:style-name="ce10" table:formula="of:=AVERAGE([.H27:.H34])" office:value-type="float" office:value="99.805925" calcext:value-type="float">
            <text:p>99,81</text:p>
          </table:table-cell>
          <table:table-cell table:style-name="ce10" table:formula="of:=AVERAGE([.I27:.I34])" office:value-type="float" office:value="0.19407" calcext:value-type="float">
            <text:p>0,19</text:p>
          </table:table-cell>
          <table:table-cell table:style-name="ce10" table:formula="of:=AVERAGE([.J27:.J34])" office:value-type="float" office:value="24.788775" calcext:value-type="float">
            <text:p>24,79</text:p>
          </table:table-cell>
          <table:table-cell table:style-name="ce10" table:formula="of:=AVERAGE([.K27:.K34])" office:value-type="float" office:value="65.6990625" calcext:value-type="float">
            <text:p>65,70</text:p>
          </table:table-cell>
          <table:table-cell table:style-name="ce10" table:formula="of:=AVERAGE([.L27:.L34])" office:value-type="float" office:value="34.3009375" calcext:value-type="float">
            <text:p>34,30</text:p>
          </table:table-cell>
          <table:table-cell table:style-name="ce10" table:formula="of:=AVERAGE([.M27:.M34])" office:value-type="float" office:value="72.22725" calcext:value-type="float">
            <text:p>72,23</text:p>
          </table:table-cell>
          <table:table-cell table:style-name="ce12" table:formula="of:=AVERAGE([.N27:.N34])" office:value-type="float" office:value="0.0083999375" calcext:value-type="float">
            <text:p>0,00840</text:p>
          </table:table-cell>
          <table:table-cell table:style-name="ce12" table:formula="of:=AVERAGE([.O27:.O34])" office:value-type="float" office:value="0.010754275" calcext:value-type="float">
            <text:p>0,01075</text:p>
          </table:table-cell>
          <table:table-cell table:style-name="ce12" table:formula="of:=AVERAGE([.P27:.P34])" office:value-type="float" office:value="0.010567975" calcext:value-type="float">
            <text:p>0,01057</text:p>
          </table:table-cell>
          <table:table-cell table:style-name="ce7" table:formula="of:=AVERAGE([.Q23:.Q34])" office:value-type="float" office:value="0" calcext:value-type="float">
            <text:p>0</text:p>
          </table:table-cell>
          <table:table-cell table:style-name="ce7" table:formula="of:=AVERAGE([.R23:.R34])" office:value-type="float" office:value="0" calcext:value-type="float">
            <text:p>0</text:p>
          </table:table-cell>
          <table:table-cell table:style-name="ce7" table:formula="of:=AVERAGE([.S23:.S34])" office:value-type="float" office:value="0" calcext:value-type="float">
            <text:p>0</text:p>
          </table:table-cell>
          <table:table-cell table:style-name="ce10" table:formula="of:=([.P35]/[.F35])*1000000" office:value-type="float" office:value="38.6928146453089" calcext:value-type="float">
            <text:p>38,69</text:p>
          </table:table-cell>
          <table:table-cell table:style-name="ce10" table:formula="of:=AVERAGE([.U27:.U34])" office:value-type="float" office:value="461.0625" calcext:value-type="float">
            <text:p>461,06</text:p>
          </table:table-cell>
          <table:table-cell table:style-name="ce10" table:formula="of:=AVERAGE([.V27:.V34])" office:value-type="float" office:value="99.805925" calcext:value-type="float">
            <text:p>99,81</text:p>
          </table:table-cell>
          <table:table-cell table:style-name="ce10" table:formula="of:=AVERAGE([.W27:.W34])" office:value-type="float" office:value="0.19407" calcext:value-type="float">
            <text:p>0,19</text:p>
          </table:table-cell>
          <table:table-cell table:style-name="ce10" table:formula="of:=AVERAGE([.X27:.X34])" office:value-type="float" office:value="42.1260875" calcext:value-type="float">
            <text:p>42,13</text:p>
          </table:table-cell>
          <table:table-cell table:style-name="ce10" table:formula="of:=AVERAGE([.Y27:.Y34])" office:value-type="float" office:value="81.96465" calcext:value-type="float">
            <text:p>81,96</text:p>
          </table:table-cell>
          <table:table-cell table:style-name="ce10" table:formula="of:=AVERAGE([.Z27:.Z34])" office:value-type="float" office:value="18.0353425" calcext:value-type="float">
            <text:p>18,04</text:p>
          </table:table-cell>
          <table:table-cell table:style-name="ce12" table:formula="of:=AVERAGE([.AA27:.AA34])" office:value-type="float" office:value="49.1957375" calcext:value-type="float">
            <text:p>49,19574</text:p>
          </table:table-cell>
          <table:table-cell table:style-name="ce12" table:formula="of:=AVERAGE([.AB27:.AB34])" office:value-type="float" office:value="0.0086006125" calcext:value-type="float">
            <text:p>0,00860</text:p>
          </table:table-cell>
          <table:table-cell table:style-name="ce12" table:formula="of:=AVERAGE([.AC27:.AC34])" office:value-type="float" office:value="0.0040000125" calcext:value-type="float">
            <text:p>0,00400</text:p>
          </table:table-cell>
          <table:table-cell table:style-name="ce12" table:formula="of:=AVERAGE([.AD27:.AD34])" office:value-type="float" office:value="0.003824925" calcext:value-type="float">
            <text:p>0,00382</text:p>
          </table:table-cell>
          <table:table-cell table:style-name="ce10" table:formula="of:=AVERAGE([.AE27:.AE34])" office:value-type="float" office:value="12.9278880216422" calcext:value-type="float">
            <text:p>12,93</text:p>
          </table:table-cell>
        </table:table-row>
        <table:table-row table:style-name="ro1">
          <table:table-cell office:value-type="string" calcext:value-type="string">
            <text:p>vehicle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Global</text:p>
          </table:table-cell>
          <table:table-cell office:value-type="float" office:value="846" calcext:value-type="float">
            <text:p>846</text:p>
          </table:table-cell>
          <table:table-cell office:value-type="float" office:value="1405.6" calcext:value-type="float">
            <text:p>1405,6</text:p>
          </table:table-cell>
          <table:table-cell office:value-type="float" office:value="98.4174" calcext:value-type="float">
            <text:p>98,42</text:p>
          </table:table-cell>
          <table:table-cell office:value-type="float" office:value="1.58261" calcext:value-type="float">
            <text:p>1,58</text:p>
          </table:table-cell>
          <table:table-cell office:value-type="float" office:value="53.3097" calcext:value-type="float">
            <text:p>53,31</text:p>
          </table:table-cell>
          <table:table-cell office:value-type="float" office:value="62.379" calcext:value-type="float">
            <text:p>62,38</text:p>
          </table:table-cell>
          <table:table-cell office:value-type="float" office:value="37.621" calcext:value-type="float">
            <text:p>37,62</text:p>
          </table:table-cell>
          <table:table-cell office:value-type="float" office:value="14.539" calcext:value-type="float">
            <text:p>14,54</text:p>
          </table:table-cell>
          <table:table-cell office:value-type="float" office:value="0.0105473" calcext:value-type="float">
            <text:p>0,01055</text:p>
          </table:table-cell>
          <table:table-cell office:value-type="float" office:value="0.0167481" calcext:value-type="float">
            <text:p>0,01675</text:p>
          </table:table-cell>
          <table:table-cell office:value-type="float" office:value="0.0162305" calcext:value-type="float">
            <text:p>0,01623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1405.6" calcext:value-type="float">
            <text:p>1405,6</text:p>
          </table:table-cell>
          <table:table-cell office:value-type="float" office:value="98.4174" calcext:value-type="float">
            <text:p>98,4174</text:p>
          </table:table-cell>
          <table:table-cell office:value-type="float" office:value="1.58261" calcext:value-type="float">
            <text:p>1,58261</text:p>
          </table:table-cell>
          <table:table-cell office:value-type="float" office:value="60.6383" calcext:value-type="float">
            <text:p>60,6383</text:p>
          </table:table-cell>
          <table:table-cell office:value-type="float" office:value="61.8072" calcext:value-type="float">
            <text:p>61,8072</text:p>
          </table:table-cell>
          <table:table-cell office:value-type="float" office:value="38.1928" calcext:value-type="float">
            <text:p>38,1928</text:p>
          </table:table-cell>
          <table:table-cell office:value-type="float" office:value="1.89125" calcext:value-type="float">
            <text:p>1,89125</text:p>
          </table:table-cell>
          <table:table-cell office:value-type="float" office:value="0.0117682" calcext:value-type="float">
            <text:p>0,0117682</text:p>
          </table:table-cell>
          <table:table-cell office:value-type="float" office:value="0.0301301" calcext:value-type="float">
            <text:p>0,0301301</text:p>
          </table:table-cell>
          <table:table-cell office:value-type="float" office:value="0.0295947" calcext:value-type="float">
            <text:p>0,0295947</text:p>
          </table:table-cell>
          <table:table-cell table:formula="of:=1000000*[.AD36]/[.F36]" office:value-type="float" office:value="34.981914893617" calcext:value-type="float">
            <text:p>34,98</text:p>
          </table:table-cell>
        </table:table-row>
        <table:table-row table:style-name="ro1">
          <table:table-cell office:value-type="string" calcext:value-type="string">
            <text:p>vowel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lobal</text:p>
          </table:table-cell>
          <table:table-cell office:value-type="float" office:value="990" calcext:value-type="float">
            <text:p>990</text:p>
          </table:table-cell>
          <table:table-cell office:value-type="float" office:value="1264.6" calcext:value-type="float">
            <text:p>1264,6</text:p>
          </table:table-cell>
          <table:table-cell office:value-type="float" office:value="98.7093" calcext:value-type="float">
            <text:p>98,71</text:p>
          </table:table-cell>
          <table:table-cell office:value-type="float" office:value="1.29068" calcext:value-type="float">
            <text:p>1,29</text:p>
          </table:table-cell>
          <table:table-cell office:value-type="float" office:value="92.2222" calcext:value-type="float">
            <text:p>92,22</text:p>
          </table:table-cell>
          <table:table-cell office:value-type="float" office:value="92.6904" calcext:value-type="float">
            <text:p>92,69</text:p>
          </table:table-cell>
          <table:table-cell office:value-type="float" office:value="7.30964" calcext:value-type="float">
            <text:p>7,31</text:p>
          </table:table-cell>
          <table:table-cell office:value-type="float" office:value="0.505051" calcext:value-type="float">
            <text:p>0,51</text:p>
          </table:table-cell>
          <table:table-cell office:value-type="float" office:value="0.0092872" calcext:value-type="float">
            <text:p>0,00929</text:p>
          </table:table-cell>
          <table:table-cell office:value-type="float" office:value="0.0027766" calcext:value-type="float">
            <text:p>0,00278</text:p>
          </table:table-cell>
          <table:table-cell office:value-type="float" office:value="0.0022088" calcext:value-type="float">
            <text:p>0,0022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1264.6" calcext:value-type="float">
            <text:p>1264,6</text:p>
          </table:table-cell>
          <table:table-cell office:value-type="float" office:value="98.7093" calcext:value-type="float">
            <text:p>98,7093</text:p>
          </table:table-cell>
          <table:table-cell office:value-type="float" office:value="1.29068" calcext:value-type="float">
            <text:p>1,29068</text:p>
          </table:table-cell>
          <table:table-cell office:value-type="float" office:value="92.4242" calcext:value-type="float">
            <text:p>92,4242</text:p>
          </table:table-cell>
          <table:table-cell office:value-type="float" office:value="92.7052" calcext:value-type="float">
            <text:p>92,7052</text:p>
          </table:table-cell>
          <table:table-cell office:value-type="float" office:value="7.29483" calcext:value-type="float">
            <text:p>7,29483</text:p>
          </table:table-cell>
          <table:table-cell office:value-type="float" office:value="0.30303" calcext:value-type="float">
            <text:p>0,30303</text:p>
          </table:table-cell>
          <table:table-cell office:value-type="float" office:value="0.0092243" calcext:value-type="float">
            <text:p>0,0092243</text:p>
          </table:table-cell>
          <table:table-cell office:value-type="float" office:value="0.0207142" calcext:value-type="float">
            <text:p>0,0207142</text:p>
          </table:table-cell>
          <table:table-cell office:value-type="float" office:value="0.0201189" calcext:value-type="float">
            <text:p>0,0201189</text:p>
          </table:table-cell>
          <table:table-cell table:formula="of:=1000000*[.AD37]/[.F37]" office:value-type="float" office:value="20.3221212121212" calcext:value-type="float">
            <text:p>20,32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Global</text:p>
          </table:table-cell>
          <table:table-cell office:value-type="float" office:value="2310" calcext:value-type="float">
            <text:p>2310</text:p>
          </table:table-cell>
          <table:table-cell office:value-type="float" office:value="1654" calcext:value-type="float">
            <text:p>1654</text:p>
          </table:table-cell>
          <table:table-cell office:value-type="float" office:value="95.3439" calcext:value-type="float">
            <text:p>95,34</text:p>
          </table:table-cell>
          <table:table-cell office:value-type="float" office:value="4.65608" calcext:value-type="float">
            <text:p>4,66</text:p>
          </table:table-cell>
          <table:table-cell office:value-type="float" office:value="90" calcext:value-type="float">
            <text:p>90,00</text:p>
          </table:table-cell>
          <table:table-cell office:value-type="float" office:value="92.8125" calcext:value-type="float">
            <text:p>92,81</text:p>
          </table:table-cell>
          <table:table-cell office:value-type="float" office:value="7.1875" calcext:value-type="float">
            <text:p>7,19</text:p>
          </table:table-cell>
          <table:table-cell office:value-type="float" office:value="3.0303" calcext:value-type="float">
            <text:p>3,03</text:p>
          </table:table-cell>
          <table:table-cell office:value-type="float" office:value="0.0274524" calcext:value-type="float">
            <text:p>0,02745</text:p>
          </table:table-cell>
          <table:table-cell office:value-type="float" office:value="0.0168346" calcext:value-type="float">
            <text:p>0,01683</text:p>
          </table:table-cell>
          <table:table-cell office:value-type="float" office:value="0.0155063" calcext:value-type="float">
            <text:p>0,0155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1654" calcext:value-type="float">
            <text:p>1654</text:p>
          </table:table-cell>
          <table:table-cell office:value-type="float" office:value="95.3439" calcext:value-type="float">
            <text:p>95,3439</text:p>
          </table:table-cell>
          <table:table-cell office:value-type="float" office:value="4.65608" calcext:value-type="float">
            <text:p>4,65608</text:p>
          </table:table-cell>
          <table:table-cell office:value-type="float" office:value="91.0823" calcext:value-type="float">
            <text:p>91,0823</text:p>
          </table:table-cell>
          <table:table-cell office:value-type="float" office:value="92.4429" calcext:value-type="float">
            <text:p>92,4429</text:p>
          </table:table-cell>
          <table:table-cell office:value-type="float" office:value="7.55712" calcext:value-type="float">
            <text:p>7,55712</text:p>
          </table:table-cell>
          <table:table-cell office:value-type="float" office:value="1.47186" calcext:value-type="float">
            <text:p>1,47186</text:p>
          </table:table-cell>
          <table:table-cell office:value-type="float" office:value="0.0275318" calcext:value-type="float">
            <text:p>0,0275318</text:p>
          </table:table-cell>
          <table:table-cell office:value-type="float" office:value="0.0685639" calcext:value-type="float">
            <text:p>0,0685639</text:p>
          </table:table-cell>
          <table:table-cell office:value-type="float" office:value="0.0672595" calcext:value-type="float">
            <text:p>0,0672595</text:p>
          </table:table-cell>
          <table:table-cell table:formula="of:=1000000*[.AD38]/[.F38]" office:value-type="float" office:value="29.1166666666667" calcext:value-type="float">
            <text:p>29,12</text:p>
          </table:table-cell>
        </table:table-row>
        <table:table-row table:style-name="ro1">
          <table:table-cell office:value-type="string" calcext:value-type="string">
            <text:p>winequality-red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lobal</text:p>
          </table:table-cell>
          <table:table-cell office:value-type="float" office:value="1599" calcext:value-type="float">
            <text:p>1599</text:p>
          </table:table-cell>
          <table:table-cell office:value-type="float" office:value="1405.6" calcext:value-type="float">
            <text:p>1405,6</text:p>
          </table:table-cell>
          <table:table-cell office:value-type="float" office:value="81.2209" calcext:value-type="float">
            <text:p>81,22</text:p>
          </table:table-cell>
          <table:table-cell office:value-type="float" office:value="18.7791" calcext:value-type="float">
            <text:p>18,78</text:p>
          </table:table-cell>
          <table:table-cell office:value-type="float" office:value="52.9081" calcext:value-type="float">
            <text:p>52,91</text:p>
          </table:table-cell>
          <table:table-cell office:value-type="float" office:value="53.6462" calcext:value-type="float">
            <text:p>53,65</text:p>
          </table:table-cell>
          <table:table-cell office:value-type="float" office:value="46.3538" calcext:value-type="float">
            <text:p>46,35</text:p>
          </table:table-cell>
          <table:table-cell office:value-type="float" office:value="1.37586" calcext:value-type="float">
            <text:p>1,38</text:p>
          </table:table-cell>
          <table:table-cell office:value-type="float" office:value="0.0128171" calcext:value-type="float">
            <text:p>0,01282</text:p>
          </table:table-cell>
          <table:table-cell office:value-type="float" office:value="0.0052974" calcext:value-type="float">
            <text:p>0,00530</text:p>
          </table:table-cell>
          <table:table-cell office:value-type="float" office:value="0.0044145" calcext:value-type="float">
            <text:p>0,0044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1405.6" calcext:value-type="float">
            <text:p>1405,6</text:p>
          </table:table-cell>
          <table:table-cell office:value-type="float" office:value="81.2209" calcext:value-type="float">
            <text:p>81,2209</text:p>
          </table:table-cell>
          <table:table-cell office:value-type="float" office:value="18.7791" calcext:value-type="float">
            <text:p>18,7791</text:p>
          </table:table-cell>
          <table:table-cell office:value-type="float" office:value="53.0331" calcext:value-type="float">
            <text:p>53,0331</text:p>
          </table:table-cell>
          <table:table-cell office:value-type="float" office:value="53.6369" calcext:value-type="float">
            <text:p>53,6369</text:p>
          </table:table-cell>
          <table:table-cell office:value-type="float" office:value="46.3631" calcext:value-type="float">
            <text:p>46,3631</text:p>
          </table:table-cell>
          <table:table-cell office:value-type="float" office:value="1.1257" calcext:value-type="float">
            <text:p>1,1257</text:p>
          </table:table-cell>
          <table:table-cell office:value-type="float" office:value="0.0142471" calcext:value-type="float">
            <text:p>0,0142471</text:p>
          </table:table-cell>
          <table:table-cell office:value-type="float" office:value="0.0486761" calcext:value-type="float">
            <text:p>0,0486761</text:p>
          </table:table-cell>
          <table:table-cell office:value-type="float" office:value="0.0476296" calcext:value-type="float">
            <text:p>0,0476296</text:p>
          </table:table-cell>
          <table:table-cell table:formula="of:=1000000*[.AD39]/[.F39]" office:value-type="float" office:value="29.7871169480926" calcext:value-type="float">
            <text:p>29,79</text:p>
          </table:table-cell>
        </table:table-row>
        <table:table-row table:style-name="ro1">
          <table:table-cell office:value-type="string" calcext:value-type="string">
            <text:p>winequality-white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lobal</text:p>
          </table:table-cell>
          <table:table-cell office:value-type="float" office:value="4898" calcext:value-type="float">
            <text:p>4898</text:p>
          </table:table-cell>
          <table:table-cell office:value-type="float" office:value="1893.5" calcext:value-type="float">
            <text:p>1893,5</text:p>
          </table:table-cell>
          <table:table-cell office:value-type="float" office:value="64.4231" calcext:value-type="float">
            <text:p>64,42</text:p>
          </table:table-cell>
          <table:table-cell office:value-type="float" office:value="35.5769" calcext:value-type="float">
            <text:p>35,58</text:p>
          </table:table-cell>
          <table:table-cell office:value-type="float" office:value="48.2646" calcext:value-type="float">
            <text:p>48,26</text:p>
          </table:table-cell>
          <table:table-cell office:value-type="float" office:value="48.3534" calcext:value-type="float">
            <text:p>48,35</text:p>
          </table:table-cell>
          <table:table-cell office:value-type="float" office:value="51.6466" calcext:value-type="float">
            <text:p>51,65</text:p>
          </table:table-cell>
          <table:table-cell office:value-type="float" office:value="0.183748" calcext:value-type="float">
            <text:p>0,18</text:p>
          </table:table-cell>
          <table:table-cell office:value-type="float" office:value="0.0380889" calcext:value-type="float">
            <text:p>0,03809</text:p>
          </table:table-cell>
          <table:table-cell office:value-type="float" office:value="0.0154916" calcext:value-type="float">
            <text:p>0,01549</text:p>
          </table:table-cell>
          <table:table-cell office:value-type="float" office:value="0.0127422" calcext:value-type="float">
            <text:p>0,01274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1893.5" calcext:value-type="float">
            <text:p>1893,5</text:p>
          </table:table-cell>
          <table:table-cell office:value-type="float" office:value="64.4231" calcext:value-type="float">
            <text:p>64,4231</text:p>
          </table:table-cell>
          <table:table-cell office:value-type="float" office:value="35.5769" calcext:value-type="float">
            <text:p>35,5769</text:p>
          </table:table-cell>
          <table:table-cell office:value-type="float" office:value="48.2646" calcext:value-type="float">
            <text:p>48,2646</text:p>
          </table:table-cell>
          <table:table-cell office:value-type="float" office:value="48.3436" calcext:value-type="float">
            <text:p>48,3436</text:p>
          </table:table-cell>
          <table:table-cell office:value-type="float" office:value="51.6564" calcext:value-type="float">
            <text:p>51,6564</text:p>
          </table:table-cell>
          <table:table-cell office:value-type="float" office:value="0.163332" calcext:value-type="float">
            <text:p>0,163332</text:p>
          </table:table-cell>
          <table:table-cell office:value-type="float" office:value="0.0468805" calcext:value-type="float">
            <text:p>0,0468805</text:p>
          </table:table-cell>
          <table:table-cell office:value-type="float" office:value="0.23453" calcext:value-type="float">
            <text:p>0,23453</text:p>
          </table:table-cell>
          <table:table-cell office:value-type="float" office:value="0.231354" calcext:value-type="float">
            <text:p>0,231354</text:p>
          </table:table-cell>
          <table:table-cell table:formula="of:=1000000*[.AD40]/[.F40]" office:value-type="float" office:value="47.2343813801552" calcext:value-type="float">
            <text:p>47,23</text:p>
          </table:table-cell>
        </table:table-row>
        <table:table-row table:style-name="ro1">
          <table:table-cell office:value-type="string" calcext:value-type="string">
            <text:p>spambase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Global</text:p>
          </table:table-cell>
          <table:table-cell office:value-type="float" office:value="4597" calcext:value-type="float">
            <text:p>4597</text:p>
          </table:table-cell>
          <table:table-cell office:value-type="float" office:value="2731.5" calcext:value-type="float">
            <text:p>2731,5</text:p>
          </table:table-cell>
          <table:table-cell office:value-type="float" office:value="87.3681" calcext:value-type="float">
            <text:p>87,37</text:p>
          </table:table-cell>
          <table:table-cell office:value-type="float" office:value="12.6319" calcext:value-type="float">
            <text:p>12,63</text:p>
          </table:table-cell>
          <table:table-cell office:value-type="float" office:value="80.9223" calcext:value-type="float">
            <text:p>80,92</text:p>
          </table:table-cell>
          <table:table-cell office:value-type="float" office:value="85.0869" calcext:value-type="float">
            <text:p>85,09</text:p>
          </table:table-cell>
          <table:table-cell office:value-type="float" office:value="14.9131" calcext:value-type="float">
            <text:p>14,91</text:p>
          </table:table-cell>
          <table:table-cell office:value-type="float" office:value="4.8945" calcext:value-type="float">
            <text:p>4,89</text:p>
          </table:table-cell>
          <table:table-cell office:value-type="float" office:value="0.172888" calcext:value-type="float">
            <text:p>0,17289</text:p>
          </table:table-cell>
          <table:table-cell office:value-type="float" office:value="0.0440542" calcext:value-type="float">
            <text:p>0,04405</text:p>
          </table:table-cell>
          <table:table-cell office:value-type="float" office:value="0.0411769" calcext:value-type="float">
            <text:p>0,04118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2731.5" calcext:value-type="float">
            <text:p>2731,5</text:p>
          </table:table-cell>
          <table:table-cell office:value-type="float" office:value="87.3681" calcext:value-type="float">
            <text:p>87,3681</text:p>
          </table:table-cell>
          <table:table-cell office:value-type="float" office:value="12.6319" calcext:value-type="float">
            <text:p>12,6319</text:p>
          </table:table-cell>
          <table:table-cell office:value-type="float" office:value="81.662" calcext:value-type="float">
            <text:p>81,662</text:p>
          </table:table-cell>
          <table:table-cell office:value-type="float" office:value="85.1827" calcext:value-type="float">
            <text:p>85,1827</text:p>
          </table:table-cell>
          <table:table-cell office:value-type="float" office:value="14.8173" calcext:value-type="float">
            <text:p>14,8173</text:p>
          </table:table-cell>
          <table:table-cell office:value-type="float" office:value="4.13313" calcext:value-type="float">
            <text:p>4,13313</text:p>
          </table:table-cell>
          <table:table-cell office:value-type="float" office:value="0.179768" calcext:value-type="float">
            <text:p>0,179768</text:p>
          </table:table-cell>
          <table:table-cell office:value-type="float" office:value="0.660816" calcext:value-type="float">
            <text:p>0,660816</text:p>
          </table:table-cell>
          <table:table-cell office:value-type="float" office:value="0.657552" calcext:value-type="float">
            <text:p>0,657552</text:p>
          </table:table-cell>
          <table:table-cell table:formula="of:=1000000*[.AD41]/[.F41]" office:value-type="float" office:value="143.039373504459" calcext:value-type="float">
            <text:p>143,04</text:p>
          </table:table-cell>
        </table:table-row>
        <table:table-row table:style-name="ro1">
          <table:table-cell office:value-type="string" calcext:value-type="string">
            <text:p>penbased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lobal</text:p>
          </table:table-cell>
          <table:table-cell office:value-type="float" office:value="10992" calcext:value-type="float">
            <text:p>10992</text:p>
          </table:table-cell>
          <table:table-cell office:value-type="float" office:value="15058.4" calcext:value-type="float">
            <text:p>15058,4</text:p>
          </table:table-cell>
          <table:table-cell office:value-type="float" office:value="99.8549" calcext:value-type="float">
            <text:p>99,85</text:p>
          </table:table-cell>
          <table:table-cell office:value-type="float" office:value="0.145055" calcext:value-type="float">
            <text:p>0,15</text:p>
          </table:table-cell>
          <table:table-cell office:value-type="float" office:value="94.6416" calcext:value-type="float">
            <text:p>94,64</text:p>
          </table:table-cell>
          <table:table-cell office:value-type="float" office:value="98.8596" calcext:value-type="float">
            <text:p>98,86</text:p>
          </table:table-cell>
          <table:table-cell office:value-type="float" office:value="1.14036" calcext:value-type="float">
            <text:p>1,14</text:p>
          </table:table-cell>
          <table:table-cell office:value-type="float" office:value="4.26674" calcext:value-type="float">
            <text:p>4,27</text:p>
          </table:table-cell>
          <table:table-cell office:value-type="float" office:value="0.1304" calcext:value-type="float">
            <text:p>0,13040</text:p>
          </table:table-cell>
          <table:table-cell office:value-type="float" office:value="0.0662223" calcext:value-type="float">
            <text:p>0,06622</text:p>
          </table:table-cell>
          <table:table-cell office:value-type="float" office:value="0.0597997" calcext:value-type="float">
            <text:p>0,0598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15058.4" calcext:value-type="float">
            <text:p>15058,4</text:p>
          </table:table-cell>
          <table:table-cell office:value-type="float" office:value="99.8549" calcext:value-type="float">
            <text:p>99,8549</text:p>
          </table:table-cell>
          <table:table-cell office:value-type="float" office:value="0.145055" calcext:value-type="float">
            <text:p>0,145055</text:p>
          </table:table-cell>
          <table:table-cell office:value-type="float" office:value="96.0517" calcext:value-type="float">
            <text:p>96,0517</text:p>
          </table:table-cell>
          <table:table-cell office:value-type="float" office:value="98.8022" calcext:value-type="float">
            <text:p>98,8022</text:p>
          </table:table-cell>
          <table:table-cell office:value-type="float" office:value="1.19783" calcext:value-type="float">
            <text:p>1,19783</text:p>
          </table:table-cell>
          <table:table-cell office:value-type="float" office:value="2.78384" calcext:value-type="float">
            <text:p>2,78384</text:p>
          </table:table-cell>
          <table:table-cell office:value-type="float" office:value="0.136255" calcext:value-type="float">
            <text:p>0,136255</text:p>
          </table:table-cell>
          <table:table-cell office:value-type="float" office:value="2.47274" calcext:value-type="float">
            <text:p>2,47274</text:p>
          </table:table-cell>
          <table:table-cell office:value-type="float" office:value="2.46379" calcext:value-type="float">
            <text:p>2,46379</text:p>
          </table:table-cell>
          <table:table-cell table:formula="of:=1000000*[.AD42]/[.F42]" office:value-type="float" office:value="224.143922852984" calcext:value-type="float">
            <text:p>224,14</text:p>
          </table:table-cell>
        </table:table-row>
        <table:table-row table:style-name="ro1">
          <table:table-cell office:value-type="string" calcext:value-type="string">
            <text:p>ring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lobal</text:p>
          </table:table-cell>
          <table:table-cell office:value-type="float" office:value="7400" calcext:value-type="float">
            <text:p>7400</text:p>
          </table:table-cell>
          <table:table-cell office:value-type="float" office:value="10192.8" calcext:value-type="float">
            <text:p>10192,8</text:p>
          </table:table-cell>
          <table:table-cell office:value-type="float" office:value="99.3048" calcext:value-type="float">
            <text:p>99,30</text:p>
          </table:table-cell>
          <table:table-cell office:value-type="float" office:value="0.695195" calcext:value-type="float">
            <text:p>0,70</text:p>
          </table:table-cell>
          <table:table-cell office:value-type="float" office:value="55.4054" calcext:value-type="float">
            <text:p>55,41</text:p>
          </table:table-cell>
          <table:table-cell office:value-type="float" office:value="77.8875" calcext:value-type="float">
            <text:p>77,89</text:p>
          </table:table-cell>
          <table:table-cell office:value-type="float" office:value="22.1125" calcext:value-type="float">
            <text:p>22,11</text:p>
          </table:table-cell>
          <table:table-cell office:value-type="float" office:value="28.8649" calcext:value-type="float">
            <text:p>28,86</text:p>
          </table:table-cell>
          <table:table-cell office:value-type="float" office:value="0.110131" calcext:value-type="float">
            <text:p>0,11013</text:p>
          </table:table-cell>
          <table:table-cell office:value-type="float" office:value="0.174617" calcext:value-type="float">
            <text:p>0,17462</text:p>
          </table:table-cell>
          <table:table-cell office:value-type="float" office:value="0.169864" calcext:value-type="float">
            <text:p>0,16986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10192.8" calcext:value-type="float">
            <text:p>10192,8</text:p>
          </table:table-cell>
          <table:table-cell office:value-type="float" office:value="99.3048" calcext:value-type="float">
            <text:p>99,3048</text:p>
          </table:table-cell>
          <table:table-cell office:value-type="float" office:value="0.695195" calcext:value-type="float">
            <text:p>0,695195</text:p>
          </table:table-cell>
          <table:table-cell office:value-type="float" office:value="69.4324" calcext:value-type="float">
            <text:p>69,4324</text:p>
          </table:table-cell>
          <table:table-cell office:value-type="float" office:value="72.1832" calcext:value-type="float">
            <text:p>72,1832</text:p>
          </table:table-cell>
          <table:table-cell office:value-type="float" office:value="27.8168" calcext:value-type="float">
            <text:p>27,8168</text:p>
          </table:table-cell>
          <table:table-cell office:value-type="float" office:value="3.81081" calcext:value-type="float">
            <text:p>3,81081</text:p>
          </table:table-cell>
          <table:table-cell office:value-type="float" office:value="0.0952101" calcext:value-type="float">
            <text:p>0,0952101</text:p>
          </table:table-cell>
          <table:table-cell office:value-type="float" office:value="2.31099" calcext:value-type="float">
            <text:p>2,31099</text:p>
          </table:table-cell>
          <table:table-cell office:value-type="float" office:value="2.30539" calcext:value-type="float">
            <text:p>2,30539</text:p>
          </table:table-cell>
          <table:table-cell table:formula="of:=1000000*[.AD43]/[.F43]" office:value-type="float" office:value="311.539189189189" calcext:value-type="float">
            <text:p>311,54</text:p>
          </table:table-cell>
        </table:table-row>
        <table:table-row table:style-name="ro1">
          <table:table-cell office:value-type="string" calcext:value-type="string">
            <text:p>twonorm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lobal</text:p>
          </table:table-cell>
          <table:table-cell office:value-type="float" office:value="7400" calcext:value-type="float">
            <text:p>7400</text:p>
          </table:table-cell>
          <table:table-cell office:value-type="float" office:value="13290.7" calcext:value-type="float">
            <text:p>13290,7</text:p>
          </table:table-cell>
          <table:table-cell office:value-type="float" office:value="99.958" calcext:value-type="float">
            <text:p>99,96</text:p>
          </table:table-cell>
          <table:table-cell office:value-type="float" office:value="0.042042" calcext:value-type="float">
            <text:p>0,04</text:p>
          </table:table-cell>
          <table:table-cell office:value-type="float" office:value="39.5811" calcext:value-type="float">
            <text:p>39,58</text:p>
          </table:table-cell>
          <table:table-cell office:value-type="float" office:value="91.0476" calcext:value-type="float">
            <text:p>91,05</text:p>
          </table:table-cell>
          <table:table-cell office:value-type="float" office:value="8.95244" calcext:value-type="float">
            <text:p>8,95</text:p>
          </table:table-cell>
          <table:table-cell office:value-type="float" office:value="56.527" calcext:value-type="float">
            <text:p>56,53</text:p>
          </table:table-cell>
          <table:table-cell office:value-type="float" office:value="0.101357" calcext:value-type="float">
            <text:p>0,10136</text:p>
          </table:table-cell>
          <table:table-cell office:value-type="float" office:value="0.250859" calcext:value-type="float">
            <text:p>0,25086</text:p>
          </table:table-cell>
          <table:table-cell office:value-type="float" office:value="0.24639" calcext:value-type="float">
            <text:p>0,24639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13290.7" calcext:value-type="float">
            <text:p>13290,7</text:p>
          </table:table-cell>
          <table:table-cell office:value-type="float" office:value="99.958" calcext:value-type="float">
            <text:p>99,958</text:p>
          </table:table-cell>
          <table:table-cell office:value-type="float" office:value="0.042042" calcext:value-type="float">
            <text:p>0,042042</text:p>
          </table:table-cell>
          <table:table-cell office:value-type="float" office:value="89.8108" calcext:value-type="float">
            <text:p>89,8108</text:p>
          </table:table-cell>
          <table:table-cell office:value-type="float" office:value="91.7956" calcext:value-type="float">
            <text:p>91,7956</text:p>
          </table:table-cell>
          <table:table-cell office:value-type="float" office:value="8.20442" calcext:value-type="float">
            <text:p>8,20442</text:p>
          </table:table-cell>
          <table:table-cell office:value-type="float" office:value="2.16216" calcext:value-type="float">
            <text:p>2,16216</text:p>
          </table:table-cell>
          <table:table-cell office:value-type="float" office:value="0.101057" calcext:value-type="float">
            <text:p>0,101057</text:p>
          </table:table-cell>
          <table:table-cell office:value-type="float" office:value="2.47197" calcext:value-type="float">
            <text:p>2,47197</text:p>
          </table:table-cell>
          <table:table-cell office:value-type="float" office:value="2.46608" calcext:value-type="float">
            <text:p>2,46608</text:p>
          </table:table-cell>
          <table:table-cell table:formula="of:=1000000*[.AD44]/[.F44]" office:value-type="float" office:value="333.254054054054" calcext:value-type="float">
            <text:p>333,25</text:p>
          </table:table-cell>
        </table:table-row>
        <table:table-row table:style-name="ro1">
          <table:table-cell office:value-type="string" calcext:value-type="string">
            <text:p>satimage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Global</text:p>
          </table:table-cell>
          <table:table-cell office:value-type="float" office:value="6435" calcext:value-type="float">
            <text:p>6435</text:p>
          </table:table-cell>
          <table:table-cell office:value-type="float" office:value="4205.9" calcext:value-type="float">
            <text:p>4205,9</text:p>
          </table:table-cell>
          <table:table-cell office:value-type="float" office:value="77.246" calcext:value-type="float">
            <text:p>77,25</text:p>
          </table:table-cell>
          <table:table-cell office:value-type="float" office:value="22.754" calcext:value-type="float">
            <text:p>22,75</text:p>
          </table:table-cell>
          <table:table-cell office:value-type="float" office:value="64.9106" calcext:value-type="float">
            <text:p>64,91</text:p>
          </table:table-cell>
          <table:table-cell office:value-type="float" office:value="65.2147" calcext:value-type="float">
            <text:p>65,21</text:p>
          </table:table-cell>
          <table:table-cell office:value-type="float" office:value="34.7853" calcext:value-type="float">
            <text:p>34,79</text:p>
          </table:table-cell>
          <table:table-cell office:value-type="float" office:value="0.4662" calcext:value-type="float">
            <text:p>0,47</text:p>
          </table:table-cell>
          <table:table-cell office:value-type="float" office:value="0.158221" calcext:value-type="float">
            <text:p>0,15822</text:p>
          </table:table-cell>
          <table:table-cell office:value-type="float" office:value="0.178104" calcext:value-type="float">
            <text:p>0,17810</text:p>
          </table:table-cell>
          <table:table-cell office:value-type="float" office:value="0.174351" calcext:value-type="float">
            <text:p>0,17435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4205.9" calcext:value-type="float">
            <text:p>4205,9</text:p>
          </table:table-cell>
          <table:table-cell office:value-type="float" office:value="77.246" calcext:value-type="float">
            <text:p>77,246</text:p>
          </table:table-cell>
          <table:table-cell office:value-type="float" office:value="22.754" calcext:value-type="float">
            <text:p>22,754</text:p>
          </table:table-cell>
          <table:table-cell table:number-columns-repeated="2" office:value-type="float" office:value="65.2525" calcext:value-type="float">
            <text:p>65,2525</text:p>
          </table:table-cell>
          <table:table-cell office:value-type="float" office:value="34.7475" calcext:value-type="float">
            <text:p>34,7475</text:p>
          </table:table-cell>
          <table:table-cell office:value-type="float" office:value="0" calcext:value-type="float">
            <text:p>0</text:p>
          </table:table-cell>
          <table:table-cell office:value-type="float" office:value="0.161589" calcext:value-type="float">
            <text:p>0,161589</text:p>
          </table:table-cell>
          <table:table-cell office:value-type="float" office:value="2.14913" calcext:value-type="float">
            <text:p>2,14913</text:p>
          </table:table-cell>
          <table:table-cell office:value-type="float" office:value="2.14432" calcext:value-type="float">
            <text:p>2,14432</text:p>
          </table:table-cell>
          <table:table-cell table:formula="of:=1000000*[.AD45]/[.F45]" office:value-type="float" office:value="333.227661227661" calcext:value-type="float">
            <text:p>333,23</text:p>
          </table:table-cell>
        </table:table-row>
        <table:table-row table:style-name="ro1">
          <table:table-cell office:value-type="string" calcext:value-type="string">
            <text:p>texture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lobal</text:p>
          </table:table-cell>
          <table:table-cell office:value-type="float" office:value="5500" calcext:value-type="float">
            <text:p>5500</text:p>
          </table:table-cell>
          <table:table-cell office:value-type="float" office:value="7391.3" calcext:value-type="float">
            <text:p>7391,3</text:p>
          </table:table-cell>
          <table:table-cell office:value-type="float" office:value="97.8586" calcext:value-type="float">
            <text:p>97,86</text:p>
          </table:table-cell>
          <table:table-cell office:value-type="float" office:value="2.14141" calcext:value-type="float">
            <text:p>2,14</text:p>
          </table:table-cell>
          <table:table-cell office:value-type="float" office:value="87.7455" calcext:value-type="float">
            <text:p>87,75</text:p>
          </table:table-cell>
          <table:table-cell office:value-type="float" office:value="93.1301" calcext:value-type="float">
            <text:p>93,13</text:p>
          </table:table-cell>
          <table:table-cell office:value-type="float" office:value="6.86993" calcext:value-type="float">
            <text:p>6,87</text:p>
          </table:table-cell>
          <table:table-cell office:value-type="float" office:value="5.78182" calcext:value-type="float">
            <text:p>5,78</text:p>
          </table:table-cell>
          <table:table-cell office:value-type="float" office:value="0.16274" calcext:value-type="float">
            <text:p>0,16274</text:p>
          </table:table-cell>
          <table:table-cell office:value-type="float" office:value="0.181991" calcext:value-type="float">
            <text:p>0,18199</text:p>
          </table:table-cell>
          <table:table-cell office:value-type="float" office:value="0.178669" calcext:value-type="float">
            <text:p>0,17867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7391.3" calcext:value-type="float">
            <text:p>7391,3</text:p>
          </table:table-cell>
          <table:table-cell office:value-type="float" office:value="97.8586" calcext:value-type="float">
            <text:p>97,8586</text:p>
          </table:table-cell>
          <table:table-cell office:value-type="float" office:value="2.14141" calcext:value-type="float">
            <text:p>2,14141</text:p>
          </table:table-cell>
          <table:table-cell office:value-type="float" office:value="93" calcext:value-type="float">
            <text:p>93</text:p>
          </table:table-cell>
          <table:table-cell office:value-type="float" office:value="93.0677" calcext:value-type="float">
            <text:p>93,0677</text:p>
          </table:table-cell>
          <table:table-cell office:value-type="float" office:value="6.93231" calcext:value-type="float">
            <text:p>6,93231</text:p>
          </table:table-cell>
          <table:table-cell office:value-type="float" office:value="0.0727273" calcext:value-type="float">
            <text:p>0,0727273</text:p>
          </table:table-cell>
          <table:table-cell office:value-type="float" office:value="0.16851" calcext:value-type="float">
            <text:p>0,16851</text:p>
          </table:table-cell>
          <table:table-cell office:value-type="float" office:value="2.01104" calcext:value-type="float">
            <text:p>2,01104</text:p>
          </table:table-cell>
          <table:table-cell office:value-type="float" office:value="2.00642" calcext:value-type="float">
            <text:p>2,00642</text:p>
          </table:table-cell>
          <table:table-cell table:formula="of:=1000000*[.AD46]/[.F46]" office:value-type="float" office:value="364.803636363636" calcext:value-type="float">
            <text:p>364,80</text:p>
          </table:table-cell>
        </table:table-row>
        <table:table-row table:style-name="ro1">
          <table:table-cell office:value-type="string" calcext:value-type="string">
            <text:p>letter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lobal</text:p>
          </table:table-cell>
          <table:table-cell office:value-type="float" office:value="20000" calcext:value-type="float">
            <text:p>20000</text:p>
          </table:table-cell>
          <table:table-cell office:value-type="float" office:value="14503.8" calcext:value-type="float">
            <text:p>14503,8</text:p>
          </table:table-cell>
          <table:table-cell office:value-type="float" office:value="85.7183" calcext:value-type="float">
            <text:p>85,72</text:p>
          </table:table-cell>
          <table:table-cell office:value-type="float" office:value="14.2817" calcext:value-type="float">
            <text:p>14,28</text:p>
          </table:table-cell>
          <table:table-cell office:value-type="float" office:value="75.475" calcext:value-type="float">
            <text:p>75,48</text:p>
          </table:table-cell>
          <table:table-cell office:value-type="float" office:value="75.6263" calcext:value-type="float">
            <text:p>75,63</text:p>
          </table:table-cell>
          <table:table-cell office:value-type="float" office:value="24.3737" calcext:value-type="float">
            <text:p>24,37</text:p>
          </table:table-cell>
          <table:table-cell office:value-type="float" office:value="0.2" calcext:value-type="float">
            <text:p>0,20</text:p>
          </table:table-cell>
          <table:table-cell office:value-type="float" office:value="0.235615" calcext:value-type="float">
            <text:p>0,23562</text:p>
          </table:table-cell>
          <table:table-cell office:value-type="float" office:value="0.154912" calcext:value-type="float">
            <text:p>0,15491</text:p>
          </table:table-cell>
          <table:table-cell office:value-type="float" office:value="0.143098" calcext:value-type="float">
            <text:p>0,1431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14503.8" calcext:value-type="float">
            <text:p>14503,8</text:p>
          </table:table-cell>
          <table:table-cell office:value-type="float" office:value="85.7183" calcext:value-type="float">
            <text:p>85,7183</text:p>
          </table:table-cell>
          <table:table-cell office:value-type="float" office:value="14.2817" calcext:value-type="float">
            <text:p>14,2817</text:p>
          </table:table-cell>
          <table:table-cell office:value-type="float" office:value="75.78" calcext:value-type="float">
            <text:p>75,78</text:p>
          </table:table-cell>
          <table:table-cell office:value-type="float" office:value="75.7838" calcext:value-type="float">
            <text:p>75,7838</text:p>
          </table:table-cell>
          <table:table-cell office:value-type="float" office:value="24.2162" calcext:value-type="float">
            <text:p>24,2162</text:p>
          </table:table-cell>
          <table:table-cell office:value-type="float" office:value="0.005" calcext:value-type="float">
            <text:p>0,005</text:p>
          </table:table-cell>
          <table:table-cell office:value-type="float" office:value="0.24861" calcext:value-type="float">
            <text:p>0,24861</text:p>
          </table:table-cell>
          <table:table-cell office:value-type="float" office:value="6.95111" calcext:value-type="float">
            <text:p>6,95111</text:p>
          </table:table-cell>
          <table:table-cell office:value-type="float" office:value="6.93262" calcext:value-type="float">
            <text:p>6,93262</text:p>
          </table:table-cell>
          <table:table-cell table:formula="of:=1000000*[.AD47]/[.F47]" office:value-type="float" office:value="346.631" calcext:value-type="float">
            <text:p>346,63</text:p>
          </table:table-cell>
        </table:table-row>
        <table:table-row table:style-name="ro1">
          <table:table-cell table:style-name="ce7" table:number-columns-repeated="5"/>
          <table:table-cell table:style-name="ce10" table:formula="of:=AVERAGE([.F36:.F47])" office:value-type="float" office:value="6080.58333333333" calcext:value-type="float">
            <text:p>6080,58</text:p>
          </table:table-cell>
          <table:table-cell table:style-name="ce10" table:formula="of:=AVERAGE([.G36:.G47])" office:value-type="float" office:value="6249.80833333333" calcext:value-type="float">
            <text:p>6249,81</text:p>
          </table:table-cell>
          <table:table-cell table:style-name="ce10" table:formula="of:=AVERAGE([.H36:.H47])" office:value-type="float" office:value="90.4519416666667" calcext:value-type="float">
            <text:p>90,45</text:p>
          </table:table-cell>
          <table:table-cell table:style-name="ce10" table:formula="of:=AVERAGE([.I36:.I47])" office:value-type="float" office:value="9.548056" calcext:value-type="float">
            <text:p>9,55</text:p>
          </table:table-cell>
          <table:table-cell table:style-name="ce10" table:formula="of:=AVERAGE([.J36:.J47])" office:value-type="float" office:value="69.6155083333333" calcext:value-type="float">
            <text:p>69,62</text:p>
          </table:table-cell>
          <table:table-cell table:style-name="ce10" table:formula="of:=AVERAGE([.K36:.K47])" office:value-type="float" office:value="78.0611833333333" calcext:value-type="float">
            <text:p>78,06</text:p>
          </table:table-cell>
          <table:table-cell table:style-name="ce10" table:formula="of:=AVERAGE([.L36:.L47])" office:value-type="float" office:value="21.9388225" calcext:value-type="float">
            <text:p>21,94</text:p>
          </table:table-cell>
          <table:table-cell table:style-name="ce10" table:formula="of:=AVERAGE([.M36:.M47])" office:value-type="float" office:value="10.0529265833333" calcext:value-type="float">
            <text:p>10,05</text:p>
          </table:table-cell>
          <table:table-cell table:style-name="ce12" table:formula="of:=AVERAGE([.N36:.N47])" office:value-type="float" office:value="0.097462075" calcext:value-type="float">
            <text:p>0,09746</text:p>
          </table:table-cell>
          <table:table-cell table:style-name="ce12" table:formula="of:=AVERAGE([.O36:.O47])" office:value-type="float" office:value="0.09232565" calcext:value-type="float">
            <text:p>0,09233</text:p>
          </table:table-cell>
          <table:table-cell table:style-name="ce12" table:formula="of:=AVERAGE([.P36:.P47])" office:value-type="float" office:value="0.0887042416666667" calcext:value-type="float">
            <text:p>0,08870</text:p>
          </table:table-cell>
          <table:table-cell table:style-name="ce7" table:formula="of:=AVERAGE([.Q36:.Q47])" office:value-type="float" office:value="0" calcext:value-type="float">
            <text:p>0</text:p>
          </table:table-cell>
          <table:table-cell table:style-name="ce7" table:formula="of:=AVERAGE([.R36:.R47])" office:value-type="float" office:value="0" calcext:value-type="float">
            <text:p>0</text:p>
          </table:table-cell>
          <table:table-cell table:style-name="ce7" table:formula="of:=AVERAGE([.S36:.S47])" office:value-type="float" office:value="0" calcext:value-type="float">
            <text:p>0</text:p>
          </table:table-cell>
          <table:table-cell table:style-name="ce10" table:formula="of:=([.P48]/[.F48])*1000000" office:value-type="float" office:value="14.5881138048707" calcext:value-type="float">
            <text:p>14,59</text:p>
          </table:table-cell>
          <table:table-cell/>
          <table:table-cell table:style-name="ce10" table:formula="of:=AVERAGE([.V36:.V47])" office:value-type="float" office:value="90.4519416666667" calcext:value-type="float">
            <text:p>90,45</text:p>
          </table:table-cell>
          <table:table-cell table:style-name="ce10" table:formula="of:=AVERAGE([.W36:.W47])" office:value-type="float" office:value="9.548056" calcext:value-type="float">
            <text:p>9,55</text:p>
          </table:table-cell>
          <table:table-cell table:style-name="ce10" table:formula="of:=AVERAGE([.X36:.X47])" office:value-type="float" office:value="76.369325" calcext:value-type="float">
            <text:p>76,37</text:p>
          </table:table-cell>
          <table:table-cell table:style-name="ce10" table:formula="of:=AVERAGE([.Y36:.Y47])" office:value-type="float" office:value="77.583625" calcext:value-type="float">
            <text:p>77,58</text:p>
          </table:table-cell>
          <table:table-cell table:style-name="ce10" table:formula="of:=AVERAGE([.Z36:.Z47])" office:value-type="float" office:value="22.4163841666667" calcext:value-type="float">
            <text:p>22,42</text:p>
          </table:table-cell>
          <table:table-cell table:style-name="ce10" table:formula="of:=AVERAGE([.AA36:.AA47])" office:value-type="float" office:value="1.49356994166667" calcext:value-type="float">
            <text:p>1,49</text:p>
          </table:table-cell>
          <table:table-cell table:style-name="ce10" table:formula="of:=AVERAGE([.AB36:.AB47])" office:value-type="float" office:value="0.10005425" calcext:value-type="float">
            <text:p>0,10</text:p>
          </table:table-cell>
          <table:table-cell table:style-name="ce10" table:formula="of:=AVERAGE([.AC36:.AC47])" office:value-type="float" office:value="1.61920085833333" calcext:value-type="float">
            <text:p>1,62</text:p>
          </table:table-cell>
          <table:table-cell table:style-name="ce10" table:formula="of:=AVERAGE([.AD36:.AD47])" office:value-type="float" office:value="1.61434405833333" calcext:value-type="float">
            <text:p>1,61</text:p>
          </table:table-cell>
          <table:table-cell table:style-name="ce10" table:formula="of:=AVERAGE([.AE36:.AE47])" office:value-type="float" office:value="184.840086524386" calcext:value-type="float">
            <text:p>184,84</text:p>
          </table:table-cell>
        </table:table-row>
        <table:table-row table:style-name="ro1" table:number-rows-repeated="1048527">
          <table:table-cell table:number-columns-repeated="31"/>
        </table:table-row>
        <table:table-row table:style-name="ro1">
          <table:table-cell table:number-columns-repeated="31"/>
        </table:table-row>
      </table:table>
      <table:table table:name="veces03_SinFiltro" table:style-name="ta1"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1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8" table:default-cell-style-name="ce9"/>
        <table:table-column table:style-name="co11" table:default-cell-style-name="ce9"/>
        <table:table-column table:style-name="co8" table:number-columns-repeated="3" table:default-cell-style-name="ce9"/>
        <table:table-column table:style-name="co10" table:default-cell-style-name="ce9"/>
        <table:table-column table:style-name="co17" table:default-cell-style-name="ce46"/>
        <table:table-column table:style-name="co11" table:number-columns-repeated="2" table:default-cell-style-name="ce46"/>
        <table:table-column table:style-name="co3" table:number-columns-repeated="3" table:default-cell-style-name="Default"/>
        <table:table-column table:style-name="co1" table:number-columns-repeated="11" table:default-cell-style-name="Default"/>
        <table:table-column table:style-name="co1" table:default-cell-style-name="ce9"/>
        <table:table-row table:style-name="ro1">
          <table:table-cell table:style-name="ce7" table:number-columns-repeated="5"/>
          <table:table-cell table:style-name="ce8" office:value-type="string" calcext:value-type="string">
            <text:p>Ejemplos</text:p>
          </table:table-cell>
          <table:table-cell table:style-name="ce8" office:value-type="string" calcext:value-type="string">
            <text:p>Patrones</text:p>
          </table:table-cell>
          <table:table-cell table:style-name="ce8" office:value-type="string" calcext:value-type="string">
            <text:p>Train</text:p>
          </table:table-cell>
          <table:table-cell table:style-name="ce8" office:value-type="string" calcext:value-type="string">
            <text:p>Error</text:p>
          </table:table-cell>
          <table:table-cell table:style-name="ce8" office:value-type="string" calcext:value-type="string">
            <text:p>Test</text:p>
          </table:table-cell>
          <table:table-cell table:style-name="ce8" office:value-type="string" calcext:value-type="string">
            <text:p>TestNC</text:p>
          </table:table-cell>
          <table:table-cell table:style-name="ce8" office:value-type="string" calcext:value-type="string">
            <text:p>Error</text:p>
          </table:table-cell>
          <table:table-cell table:style-name="ce8" office:value-type="string" calcext:value-type="string">
            <text:p>%NC</text:p>
          </table:table-cell>
          <table:table-cell table:style-name="ce11" office:value-type="string" calcext:value-type="string">
            <text:p>T_Train</text:p>
          </table:table-cell>
          <table:table-cell table:style-name="ce11" office:value-type="string" calcext:value-type="string">
            <text:p>T_Test</text:p>
          </table:table-cell>
          <table:table-cell table:style-name="ce11" office:value-type="string" calcext:value-type="string">
            <text:p>T_CPU_Test</text:p>
          </table:table-cell>
          <table:table-cell table:style-name="ce7" table:number-columns-repeated="3"/>
          <table:table-cell table:style-name="ce8" office:value-type="string" calcext:value-type="string">
            <text:p>Infer/Exampl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balone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lobal</text:p>
          </table:table-cell>
          <table:table-cell office:value-type="float" office:value="4174" calcext:value-type="float">
            <text:p>4174</text:p>
          </table:table-cell>
          <table:table-cell office:value-type="float" office:value="507.6" calcext:value-type="float">
            <text:p>507,6</text:p>
          </table:table-cell>
          <table:table-cell office:value-type="float" office:value="29.6817" calcext:value-type="float">
            <text:p>29,68</text:p>
          </table:table-cell>
          <table:table-cell office:value-type="float" office:value="70.3183" calcext:value-type="float">
            <text:p>70,32</text:p>
          </table:table-cell>
          <table:table-cell office:value-type="float" office:value="16.6747" calcext:value-type="float">
            <text:p>16,67</text:p>
          </table:table-cell>
          <table:table-cell office:value-type="float" office:value="16.6826" calcext:value-type="float">
            <text:p>16,68</text:p>
          </table:table-cell>
          <table:table-cell office:value-type="float" office:value="83.3174" calcext:value-type="float">
            <text:p>83,32</text:p>
          </table:table-cell>
          <table:table-cell office:value-type="float" office:value="0.0479157" calcext:value-type="float">
            <text:p>0,05</text:p>
          </table:table-cell>
          <table:table-cell office:value-type="float" office:value="0.0329611" calcext:value-type="float">
            <text:p>0,03296</text:p>
          </table:table-cell>
          <table:table-cell office:value-type="float" office:value="0.013001" calcext:value-type="float">
            <text:p>0,01300</text:p>
          </table:table-cell>
          <table:table-cell office:value-type="float" office:value="0.0103198" calcext:value-type="float">
            <text:p>0,0103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anana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lobal</text:p>
          </table:table-cell>
          <table:table-cell office:value-type="float" office:value="5300" calcext:value-type="float">
            <text:p>5300</text:p>
          </table:table-cell>
          <table:table-cell office:value-type="float" office:value="22.9" calcext:value-type="float">
            <text:p>22,9</text:p>
          </table:table-cell>
          <table:table-cell office:value-type="float" office:value="57.7649" calcext:value-type="float">
            <text:p>57,76</text:p>
          </table:table-cell>
          <table:table-cell office:value-type="float" office:value="42.2351" calcext:value-type="float">
            <text:p>42,24</text:p>
          </table:table-cell>
          <table:table-cell table:number-columns-repeated="2" office:value-type="float" office:value="79.4151" calcext:value-type="float">
            <text:p>79,42</text:p>
          </table:table-cell>
          <table:table-cell office:value-type="float" office:value="20.5849" calcext:value-type="float">
            <text:p>20,58</text:p>
          </table:table-cell>
          <table:table-cell office:value-type="float" office:value="0" calcext:value-type="float">
            <text:p>0,00</text:p>
          </table:table-cell>
          <table:table-cell office:value-type="float" office:value="0.0189899" calcext:value-type="float">
            <text:p>0,01899</text:p>
          </table:table-cell>
          <table:table-cell office:value-type="float" office:value="0.0039963" calcext:value-type="float">
            <text:p>0,00400</text:p>
          </table:table-cell>
          <table:table-cell office:value-type="float" office:value="0.0009832" calcext:value-type="float">
            <text:p>0,0009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upa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lobal</text:p>
          </table:table-cell>
          <table:table-cell office:value-type="float" office:value="345" calcext:value-type="float">
            <text:p>345</text:p>
          </table:table-cell>
          <table:table-cell office:value-type="float" office:value="263.6" calcext:value-type="float">
            <text:p>263,6</text:p>
          </table:table-cell>
          <table:table-cell office:value-type="float" office:value="71.0038" calcext:value-type="float">
            <text:p>71,00</text:p>
          </table:table-cell>
          <table:table-cell office:value-type="float" office:value="28.9962" calcext:value-type="float">
            <text:p>29,00</text:p>
          </table:table-cell>
          <table:table-cell office:value-type="float" office:value="61.7391" calcext:value-type="float">
            <text:p>61,74</text:p>
          </table:table-cell>
          <table:table-cell office:value-type="float" office:value="63.0178" calcext:value-type="float">
            <text:p>63,02</text:p>
          </table:table-cell>
          <table:table-cell office:value-type="float" office:value="36.9822" calcext:value-type="float">
            <text:p>36,98</text:p>
          </table:table-cell>
          <table:table-cell office:value-type="float" office:value="2.02899" calcext:value-type="float">
            <text:p>2,03</text:p>
          </table:table-cell>
          <table:table-cell office:value-type="float" office:value="0.0026634" calcext:value-type="float">
            <text:p>0,00266</text:p>
          </table:table-cell>
          <table:table-cell office:value-type="float" office:value="0.0005389" calcext:value-type="float">
            <text:p>0,00054</text:p>
          </table:table-cell>
          <table:table-cell office:value-type="float" office:value="0.0002845" calcext:value-type="float">
            <text:p>0,0002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eart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Global</text:p>
          </table:table-cell>
          <table:table-cell office:value-type="float" office:value="270" calcext:value-type="float">
            <text:p>270</text:p>
          </table:table-cell>
          <table:table-cell office:value-type="float" office:value="699.1" calcext:value-type="float">
            <text:p>699,1</text:p>
          </table:table-cell>
          <table:table-cell office:value-type="float" office:value="99.4376" calcext:value-type="float">
            <text:p>99,44</text:p>
          </table:table-cell>
          <table:table-cell office:value-type="float" office:value="0.562414" calcext:value-type="float">
            <text:p>0,56</text:p>
          </table:table-cell>
          <table:table-cell office:value-type="float" office:value="28.8889" calcext:value-type="float">
            <text:p>28,89</text:p>
          </table:table-cell>
          <table:table-cell office:value-type="float" office:value="88.6364" calcext:value-type="float">
            <text:p>88,64</text:p>
          </table:table-cell>
          <table:table-cell office:value-type="float" office:value="11.3636" calcext:value-type="float">
            <text:p>11,36</text:p>
          </table:table-cell>
          <table:table-cell office:value-type="float" office:value="67.4074" calcext:value-type="float">
            <text:p>67,41</text:p>
          </table:table-cell>
          <table:table-cell office:value-type="float" office:value="0.0028148" calcext:value-type="float">
            <text:p>0,00281</text:p>
          </table:table-cell>
          <table:table-cell office:value-type="float" office:value="0.0004818" calcext:value-type="float">
            <text:p>0,00048</text:p>
          </table:table-cell>
          <table:table-cell office:value-type="float" office:value="0.0003225" calcext:value-type="float">
            <text:p>0,0003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ris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lobal</text:p>
          </table:table-cell>
          <table:table-cell office:value-type="float" office:value="150" calcext:value-type="float">
            <text:p>150</text:p>
          </table:table-cell>
          <table:table-cell office:value-type="float" office:value="94.7" calcext:value-type="float">
            <text:p>94,7</text:p>
          </table:table-cell>
          <table:table-cell office:value-type="float" office:value="91.037" calcext:value-type="float">
            <text:p>91,04</text:p>
          </table:table-cell>
          <table:table-cell office:value-type="float" office:value="8.96296" calcext:value-type="float">
            <text:p>8,96</text:p>
          </table:table-cell>
          <table:table-cell table:number-columns-repeated="2" office:value-type="float" office:value="96" calcext:value-type="float">
            <text:p>96,00</text:p>
          </table:table-cell>
          <table:table-cell office:value-type="float" office:value="4" calcext:value-type="float">
            <text:p>4,00</text:p>
          </table:table-cell>
          <table:table-cell office:value-type="float" office:value="0" calcext:value-type="float">
            <text:p>0,00</text:p>
          </table:table-cell>
          <table:table-cell office:value-type="float" office:value="0.0006739" calcext:value-type="float">
            <text:p>0,00067</text:p>
          </table:table-cell>
          <table:table-cell office:value-type="float" office:value="0.0001455" calcext:value-type="float">
            <text:p>0,00015</text:p>
          </table:table-cell>
          <table:table-cell office:value-type="float" office:value="0.0000531" calcext:value-type="float">
            <text:p>0,000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ed7digit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lobal</text:p>
          </table:table-cell>
          <table:table-cell office:value-type="float" office:value="500" calcext:value-type="float">
            <text:p>500</text:p>
          </table:table-cell>
          <table:table-cell office:value-type="float" office:value="81.9" calcext:value-type="float">
            <text:p>81,9</text:p>
          </table:table-cell>
          <table:table-cell office:value-type="float" office:value="79.8444" calcext:value-type="float">
            <text:p>79,84</text:p>
          </table:table-cell>
          <table:table-cell office:value-type="float" office:value="20.1556" calcext:value-type="float">
            <text:p>20,16</text:p>
          </table:table-cell>
          <table:table-cell office:value-type="float" office:value="63" calcext:value-type="float">
            <text:p>63,00</text:p>
          </table:table-cell>
          <table:table-cell office:value-type="float" office:value="76.087" calcext:value-type="float">
            <text:p>76,09</text:p>
          </table:table-cell>
          <table:table-cell office:value-type="float" office:value="23.913" calcext:value-type="float">
            <text:p>23,91</text:p>
          </table:table-cell>
          <table:table-cell office:value-type="float" office:value="17.2" calcext:value-type="float">
            <text:p>17,20</text:p>
          </table:table-cell>
          <table:table-cell office:value-type="float" office:value="0.0026899" calcext:value-type="float">
            <text:p>0,00269</text:p>
          </table:table-cell>
          <table:table-cell office:value-type="float" office:value="0.0004752" calcext:value-type="float">
            <text:p>0,00048</text:p>
          </table:table-cell>
          <table:table-cell office:value-type="float" office:value="0.0001922" calcext:value-type="float">
            <text:p>0,0001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ammographic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obal</text:p>
          </table:table-cell>
          <table:table-cell office:value-type="float" office:value="830" calcext:value-type="float">
            <text:p>830</text:p>
          </table:table-cell>
          <table:table-cell office:value-type="float" office:value="236.9" calcext:value-type="float">
            <text:p>236,9</text:p>
          </table:table-cell>
          <table:table-cell office:value-type="float" office:value="86.6408" calcext:value-type="float">
            <text:p>86,64</text:p>
          </table:table-cell>
          <table:table-cell office:value-type="float" office:value="13.3592" calcext:value-type="float">
            <text:p>13,36</text:p>
          </table:table-cell>
          <table:table-cell office:value-type="float" office:value="77.3494" calcext:value-type="float">
            <text:p>77,35</text:p>
          </table:table-cell>
          <table:table-cell office:value-type="float" office:value="81.7834" calcext:value-type="float">
            <text:p>81,78</text:p>
          </table:table-cell>
          <table:table-cell office:value-type="float" office:value="18.2166" calcext:value-type="float">
            <text:p>18,22</text:p>
          </table:table-cell>
          <table:table-cell office:value-type="float" office:value="5.42169" calcext:value-type="float">
            <text:p>5,42</text:p>
          </table:table-cell>
          <table:table-cell office:value-type="float" office:value="0.0045758" calcext:value-type="float">
            <text:p>0,00458</text:p>
          </table:table-cell>
          <table:table-cell office:value-type="float" office:value="0.0007551" calcext:value-type="float">
            <text:p>0,00076</text:p>
          </table:table-cell>
          <table:table-cell office:value-type="float" office:value="0.0002657" calcext:value-type="float">
            <text:p>0,0002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newthyroid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Global</text:p>
          </table:table-cell>
          <table:table-cell office:value-type="float" office:value="215" calcext:value-type="float">
            <text:p>215</text:p>
          </table:table-cell>
          <table:table-cell office:value-type="float" office:value="126.3" calcext:value-type="float">
            <text:p>126,3</text:p>
          </table:table-cell>
          <table:table-cell office:value-type="float" office:value="93.5745" calcext:value-type="float">
            <text:p>93,57</text:p>
          </table:table-cell>
          <table:table-cell office:value-type="float" office:value="6.4255" calcext:value-type="float">
            <text:p>6,43</text:p>
          </table:table-cell>
          <table:table-cell office:value-type="float" office:value="93.0233" calcext:value-type="float">
            <text:p>93,02</text:p>
          </table:table-cell>
          <table:table-cell office:value-type="float" office:value="93.8967" calcext:value-type="float">
            <text:p>93,90</text:p>
          </table:table-cell>
          <table:table-cell office:value-type="float" office:value="6.10329" calcext:value-type="float">
            <text:p>6,10</text:p>
          </table:table-cell>
          <table:table-cell office:value-type="float" office:value="0.930233" calcext:value-type="float">
            <text:p>0,93</text:p>
          </table:table-cell>
          <table:table-cell office:value-type="float" office:value="0.001204" calcext:value-type="float">
            <text:p>0,00120</text:p>
          </table:table-cell>
          <table:table-cell office:value-type="float" office:value="0.0002336" calcext:value-type="float">
            <text:p>0,00023</text:p>
          </table:table-cell>
          <table:table-cell office:value-type="float" office:value="0.0000989" calcext:value-type="float">
            <text:p>0,000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age-blocks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lobal</text:p>
          </table:table-cell>
          <table:table-cell office:value-type="float" office:value="5472" calcext:value-type="float">
            <text:p>5472</text:p>
          </table:table-cell>
          <table:table-cell office:value-type="float" office:value="452.5" calcext:value-type="float">
            <text:p>452,5</text:p>
          </table:table-cell>
          <table:table-cell office:value-type="float" office:value="93.6972" calcext:value-type="float">
            <text:p>93,70</text:p>
          </table:table-cell>
          <table:table-cell office:value-type="float" office:value="6.30279" calcext:value-type="float">
            <text:p>6,30</text:p>
          </table:table-cell>
          <table:table-cell office:value-type="float" office:value="93.7865" calcext:value-type="float">
            <text:p>93,79</text:p>
          </table:table-cell>
          <table:table-cell office:value-type="float" office:value="93.9067" calcext:value-type="float">
            <text:p>93,91</text:p>
          </table:table-cell>
          <table:table-cell office:value-type="float" office:value="6.09332" calcext:value-type="float">
            <text:p>6,09</text:p>
          </table:table-cell>
          <table:table-cell office:value-type="float" office:value="0.127924" calcext:value-type="float">
            <text:p>0,13</text:p>
          </table:table-cell>
          <table:table-cell office:value-type="float" office:value="0.0404553" calcext:value-type="float">
            <text:p>0,04046</text:p>
          </table:table-cell>
          <table:table-cell office:value-type="float" office:value="0.0075587" calcext:value-type="float">
            <text:p>0,00756</text:p>
          </table:table-cell>
          <table:table-cell office:value-type="float" office:value="0.0042328" calcext:value-type="float">
            <text:p>0,0042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honeme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Global</text:p>
          </table:table-cell>
          <table:table-cell office:value-type="float" office:value="5404" calcext:value-type="float">
            <text:p>5404</text:p>
          </table:table-cell>
          <table:table-cell office:value-type="float" office:value="422.3" calcext:value-type="float">
            <text:p>422,3</text:p>
          </table:table-cell>
          <table:table-cell office:value-type="float" office:value="81.0031" calcext:value-type="float">
            <text:p>81,00</text:p>
          </table:table-cell>
          <table:table-cell office:value-type="float" office:value="18.9969" calcext:value-type="float">
            <text:p>19,00</text:p>
          </table:table-cell>
          <table:table-cell table:number-columns-repeated="2" office:value-type="float" office:value="80.0703" calcext:value-type="float">
            <text:p>80,07</text:p>
          </table:table-cell>
          <table:table-cell office:value-type="float" office:value="19.9297" calcext:value-type="float">
            <text:p>19,93</text:p>
          </table:table-cell>
          <table:table-cell office:value-type="float" office:value="0" calcext:value-type="float">
            <text:p>0,00</text:p>
          </table:table-cell>
          <table:table-cell office:value-type="float" office:value="0.0281378" calcext:value-type="float">
            <text:p>0,02814</text:p>
          </table:table-cell>
          <table:table-cell office:value-type="float" office:value="0.0055454" calcext:value-type="float">
            <text:p>0,00555</text:p>
          </table:table-cell>
          <table:table-cell office:value-type="float" office:value="0.0024682" calcext:value-type="float">
            <text:p>0,0024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ima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lobal</text:p>
          </table:table-cell>
          <table:table-cell office:value-type="float" office:value="768" calcext:value-type="float">
            <text:p>768</text:p>
          </table:table-cell>
          <table:table-cell office:value-type="float" office:value="1003.8" calcext:value-type="float">
            <text:p>1003,8</text:p>
          </table:table-cell>
          <table:table-cell office:value-type="float" office:value="85.8941" calcext:value-type="float">
            <text:p>85,89</text:p>
          </table:table-cell>
          <table:table-cell office:value-type="float" office:value="14.1059" calcext:value-type="float">
            <text:p>14,11</text:p>
          </table:table-cell>
          <table:table-cell office:value-type="float" office:value="67.9688" calcext:value-type="float">
            <text:p>67,97</text:p>
          </table:table-cell>
          <table:table-cell office:value-type="float" office:value="69.3227" calcext:value-type="float">
            <text:p>69,32</text:p>
          </table:table-cell>
          <table:table-cell office:value-type="float" office:value="30.6773" calcext:value-type="float">
            <text:p>30,68</text:p>
          </table:table-cell>
          <table:table-cell office:value-type="float" office:value="1.95312" calcext:value-type="float">
            <text:p>1,95</text:p>
          </table:table-cell>
          <table:table-cell office:value-type="float" office:value="0.0068559" calcext:value-type="float">
            <text:p>0,00686</text:p>
          </table:table-cell>
          <table:table-cell office:value-type="float" office:value="0.0013255" calcext:value-type="float">
            <text:p>0,00133</text:p>
          </table:table-cell>
          <table:table-cell office:value-type="float" office:value="0.0008195" calcext:value-type="float">
            <text:p>0,0008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aheart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lobal</text:p>
          </table:table-cell>
          <table:table-cell office:value-type="float" office:value="462" calcext:value-type="float">
            <text:p>462</text:p>
          </table:table-cell>
          <table:table-cell office:value-type="float" office:value="952.2" calcext:value-type="float">
            <text:p>952,2</text:p>
          </table:table-cell>
          <table:table-cell office:value-type="float" office:value="93.6428" calcext:value-type="float">
            <text:p>93,64</text:p>
          </table:table-cell>
          <table:table-cell office:value-type="float" office:value="6.35722" calcext:value-type="float">
            <text:p>6,36</text:p>
          </table:table-cell>
          <table:table-cell office:value-type="float" office:value="61.2554" calcext:value-type="float">
            <text:p>61,26</text:p>
          </table:table-cell>
          <table:table-cell office:value-type="float" office:value="63.1696" calcext:value-type="float">
            <text:p>63,17</text:p>
          </table:table-cell>
          <table:table-cell office:value-type="float" office:value="36.8304" calcext:value-type="float">
            <text:p>36,83</text:p>
          </table:table-cell>
          <table:table-cell office:value-type="float" office:value="3.0303" calcext:value-type="float">
            <text:p>3,03</text:p>
          </table:table-cell>
          <table:table-cell office:value-type="float" office:value="0.0041119" calcext:value-type="float">
            <text:p>0,00411</text:p>
          </table:table-cell>
          <table:table-cell office:value-type="float" office:value="0.0008688" calcext:value-type="float">
            <text:p>0,00087</text:p>
          </table:table-cell>
          <table:table-cell office:value-type="float" office:value="0.0005853" calcext:value-type="float">
            <text:p>0,0005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huttle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lobal</text:p>
          </table:table-cell>
          <table:table-cell office:value-type="float" office:value="57999" calcext:value-type="float">
            <text:p>57999</text:p>
          </table:table-cell>
          <table:table-cell office:value-type="float" office:value="202.1" calcext:value-type="float">
            <text:p>202,1</text:p>
          </table:table-cell>
          <table:table-cell office:value-type="float" office:value="83.723" calcext:value-type="float">
            <text:p>83,72</text:p>
          </table:table-cell>
          <table:table-cell office:value-type="float" office:value="16.277" calcext:value-type="float">
            <text:p>16,28</text:p>
          </table:table-cell>
          <table:table-cell office:value-type="float" office:value="84.267" calcext:value-type="float">
            <text:p>84,27</text:p>
          </table:table-cell>
          <table:table-cell office:value-type="float" office:value="84.2771" calcext:value-type="float">
            <text:p>84,28</text:p>
          </table:table-cell>
          <table:table-cell office:value-type="float" office:value="15.7229" calcext:value-type="float">
            <text:p>15,72</text:p>
          </table:table-cell>
          <table:table-cell office:value-type="float" office:value="0.0120692" calcext:value-type="float">
            <text:p>0,01</text:p>
          </table:table-cell>
          <table:table-cell office:value-type="float" office:value="0.422742" calcext:value-type="float">
            <text:p>0,42274</text:p>
          </table:table-cell>
          <table:table-cell office:value-type="float" office:value="0.0978148" calcext:value-type="float">
            <text:p>0,09781</text:p>
          </table:table-cell>
          <table:table-cell office:value-type="float" office:value="0.0638001" calcext:value-type="float">
            <text:p>0,0638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style-name="ce7" table:number-columns-repeated="5"/>
          <table:table-cell table:style-name="ce10" table:formula="of:=AVERAGE([.F2:.F14])" office:value-type="float" office:value="6299.15384615385" calcext:value-type="float">
            <text:p>6299,15</text:p>
          </table:table-cell>
          <table:table-cell table:style-name="ce10" table:formula="of:=AVERAGE([.G2:.G14])" office:value-type="float" office:value="389.684615384615" calcext:value-type="float">
            <text:p>389,68</text:p>
          </table:table-cell>
          <table:table-cell table:style-name="ce10" table:formula="of:=AVERAGE([.H2:.H14])" office:value-type="float" office:value="80.5342230769231" calcext:value-type="float">
            <text:p>80,53</text:p>
          </table:table-cell>
          <table:table-cell table:style-name="ce10" table:formula="of:=AVERAGE([.I2:.I14])" office:value-type="float" office:value="19.4657756923077" calcext:value-type="float">
            <text:p>19,47</text:p>
          </table:table-cell>
          <table:table-cell table:style-name="ce10" table:formula="of:=AVERAGE([.J2:.J14])" office:value-type="float" office:value="69.4952692307692" calcext:value-type="float">
            <text:p>69,50</text:p>
          </table:table-cell>
          <table:table-cell table:style-name="ce10" table:formula="of:=AVERAGE([.K2:.K14])" office:value-type="float" office:value="75.8665692307692" calcext:value-type="float">
            <text:p>75,87</text:p>
          </table:table-cell>
          <table:table-cell table:style-name="ce10" table:formula="of:=AVERAGE([.L2:.L14])" office:value-type="float" office:value="24.1334315384615" calcext:value-type="float">
            <text:p>24,13</text:p>
          </table:table-cell>
          <table:table-cell table:style-name="ce10" table:formula="of:=AVERAGE([.M2:.M14])" office:value-type="float" office:value="7.55074168461538" calcext:value-type="float">
            <text:p>7,55</text:p>
          </table:table-cell>
          <table:table-cell table:style-name="ce12" table:formula="of:=AVERAGE([.N2:.N14])" office:value-type="float" office:value="0.0437596692307692" calcext:value-type="float">
            <text:p>0,04376</text:p>
          </table:table-cell>
          <table:table-cell table:style-name="ce12" table:formula="of:=AVERAGE([.O2:.O14])" office:value-type="float" office:value="0.0102108153846154" calcext:value-type="float">
            <text:p>0,01021</text:p>
          </table:table-cell>
          <table:table-cell table:style-name="ce12" table:formula="of:=AVERAGE([.P2:.P14])" office:value-type="float" office:value="0.00649429230769231" calcext:value-type="float">
            <text:p>0,00649</text:p>
          </table:table-cell>
          <table:table-cell table:style-name="ce7" table:number-columns-repeated="3"/>
          <table:table-cell table:style-name="ce10" table:formula="of:=([.P15]/[.F15])*1000000" office:value-type="float" office:value="1.0309785197035" calcext:value-type="float">
            <text:p>1,0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dult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lobal</text:p>
          </table:table-cell>
          <table:table-cell office:value-type="float" office:value="45222" calcext:value-type="float">
            <text:p>45222</text:p>
          </table:table-cell>
          <table:table-cell office:value-type="float" office:value="57057.5" calcext:value-type="float">
            <text:p>57057,5</text:p>
          </table:table-cell>
          <table:table-cell office:value-type="float" office:value="89.9377" calcext:value-type="float">
            <text:p>89,94</text:p>
          </table:table-cell>
          <table:table-cell office:value-type="float" office:value="10.0623" calcext:value-type="float">
            <text:p>10,06</text:p>
          </table:table-cell>
          <table:table-cell office:value-type="float" office:value="65.1232" calcext:value-type="float">
            <text:p>65,12</text:p>
          </table:table-cell>
          <table:table-cell office:value-type="float" office:value="81.0714" calcext:value-type="float">
            <text:p>81,07</text:p>
          </table:table-cell>
          <table:table-cell office:value-type="float" office:value="18.9286" calcext:value-type="float">
            <text:p>18,93</text:p>
          </table:table-cell>
          <table:table-cell office:value-type="float" office:value="19.6718" calcext:value-type="float">
            <text:p>19,67</text:p>
          </table:table-cell>
          <table:table-cell office:value-type="float" office:value="0.626628" calcext:value-type="float">
            <text:p>0,62663</text:p>
          </table:table-cell>
          <table:table-cell office:value-type="float" office:value="0.0998453" calcext:value-type="float">
            <text:p>0,09985</text:p>
          </table:table-cell>
          <table:table-cell office:value-type="float" office:value="0.0686835" calcext:value-type="float">
            <text:p>0,0686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ustralian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lobal</text:p>
          </table:table-cell>
          <table:table-cell office:value-type="float" office:value="690" calcext:value-type="float">
            <text:p>690</text:p>
          </table:table-cell>
          <table:table-cell office:value-type="float" office:value="1443.7" calcext:value-type="float">
            <text:p>1443,7</text:p>
          </table:table-cell>
          <table:table-cell office:value-type="float" office:value="96.6097" calcext:value-type="float">
            <text:p>96,61</text:p>
          </table:table-cell>
          <table:table-cell office:value-type="float" office:value="3.39029" calcext:value-type="float">
            <text:p>3,39</text:p>
          </table:table-cell>
          <table:table-cell office:value-type="float" office:value="57.1014" calcext:value-type="float">
            <text:p>57,10</text:p>
          </table:table-cell>
          <table:table-cell office:value-type="float" office:value="81.9127" calcext:value-type="float">
            <text:p>81,91</text:p>
          </table:table-cell>
          <table:table-cell office:value-type="float" office:value="18.0873" calcext:value-type="float">
            <text:p>18,09</text:p>
          </table:table-cell>
          <table:table-cell office:value-type="float" office:value="30.2899" calcext:value-type="float">
            <text:p>30,29</text:p>
          </table:table-cell>
          <table:table-cell office:value-type="float" office:value="0.0073688" calcext:value-type="float">
            <text:p>0,00737</text:p>
          </table:table-cell>
          <table:table-cell office:value-type="float" office:value="0.0013972" calcext:value-type="float">
            <text:p>0,00140</text:p>
          </table:table-cell>
          <table:table-cell office:value-type="float" office:value="0.0009587" calcext:value-type="float">
            <text:p>0,0009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rx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lobal</text:p>
          </table:table-cell>
          <table:table-cell office:value-type="float" office:value="653" calcext:value-type="float">
            <text:p>653</text:p>
          </table:table-cell>
          <table:table-cell office:value-type="float" office:value="1543.8" calcext:value-type="float">
            <text:p>1543,8</text:p>
          </table:table-cell>
          <table:table-cell office:value-type="float" office:value="98.2854" calcext:value-type="float">
            <text:p>98,29</text:p>
          </table:table-cell>
          <table:table-cell office:value-type="float" office:value="1.71464" calcext:value-type="float">
            <text:p>1,71</text:p>
          </table:table-cell>
          <table:table-cell office:value-type="float" office:value="41.807" calcext:value-type="float">
            <text:p>41,81</text:p>
          </table:table-cell>
          <table:table-cell office:value-type="float" office:value="85.5799" calcext:value-type="float">
            <text:p>85,58</text:p>
          </table:table-cell>
          <table:table-cell office:value-type="float" office:value="14.4201" calcext:value-type="float">
            <text:p>14,42</text:p>
          </table:table-cell>
          <table:table-cell office:value-type="float" office:value="51.1485" calcext:value-type="float">
            <text:p>51,15</text:p>
          </table:table-cell>
          <table:table-cell office:value-type="float" office:value="0.0071729" calcext:value-type="float">
            <text:p>0,00717</text:p>
          </table:table-cell>
          <table:table-cell office:value-type="float" office:value="0.0011668" calcext:value-type="float">
            <text:p>0,00117</text:p>
          </table:table-cell>
          <table:table-cell office:value-type="float" office:value="0.0008036" calcext:value-type="float">
            <text:p>0,0008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ensus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lobal</text:p>
          </table:table-cell>
          <table:table-cell office:value-type="float" office:value="142521" calcext:value-type="float">
            <text:p>142521</text:p>
          </table:table-cell>
          <table:table-cell office:value-type="float" office:value="233055" calcext:value-type="float">
            <text:p>233055</text:p>
          </table:table-cell>
          <table:table-cell office:value-type="float" office:value="99.1673" calcext:value-type="float">
            <text:p>99,17</text:p>
          </table:table-cell>
          <table:table-cell office:value-type="float" office:value="0.832738" calcext:value-type="float">
            <text:p>0,83</text:p>
          </table:table-cell>
          <table:table-cell office:value-type="float" office:value="48.7837" calcext:value-type="float">
            <text:p>48,78</text:p>
          </table:table-cell>
          <table:table-cell office:value-type="float" office:value="96.3418" calcext:value-type="float">
            <text:p>96,34</text:p>
          </table:table-cell>
          <table:table-cell office:value-type="float" office:value="3.65818" calcext:value-type="float">
            <text:p>3,66</text:p>
          </table:table-cell>
          <table:table-cell office:value-type="float" office:value="49.364" calcext:value-type="float">
            <text:p>49,36</text:p>
          </table:table-cell>
          <table:table-cell office:value-type="float" office:value="6.53771" calcext:value-type="float">
            <text:p>6,53771</text:p>
          </table:table-cell>
          <table:table-cell office:value-type="float" office:value="0.674603" calcext:value-type="float">
            <text:p>0,67460</text:p>
          </table:table-cell>
          <table:table-cell office:value-type="float" office:value="0.604885" calcext:value-type="float">
            <text:p>0,6048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oil200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lobal</text:p>
          </table:table-cell>
          <table:table-cell office:value-type="float" office:value="9822" calcext:value-type="float">
            <text:p>9822</text:p>
          </table:table-cell>
          <table:table-cell office:value-type="float" office:value="17752" calcext:value-type="float">
            <text:p>17752</text:p>
          </table:table-cell>
          <table:table-cell office:value-type="float" office:value="98.6175" calcext:value-type="float">
            <text:p>98,62</text:p>
          </table:table-cell>
          <table:table-cell office:value-type="float" office:value="1.38248" calcext:value-type="float">
            <text:p>1,38</text:p>
          </table:table-cell>
          <table:table-cell office:value-type="float" office:value="24.6284" calcext:value-type="float">
            <text:p>24,63</text:p>
          </table:table-cell>
          <table:table-cell office:value-type="float" office:value="91.7678" calcext:value-type="float">
            <text:p>91,77</text:p>
          </table:table-cell>
          <table:table-cell office:value-type="float" office:value="8.23217" calcext:value-type="float">
            <text:p>8,23</text:p>
          </table:table-cell>
          <table:table-cell office:value-type="float" office:value="73.1623" calcext:value-type="float">
            <text:p>73,16</text:p>
          </table:table-cell>
          <table:table-cell office:value-type="float" office:value="0.974388" calcext:value-type="float">
            <text:p>0,97439</text:p>
          </table:table-cell>
          <table:table-cell office:value-type="float" office:value="0.088416" calcext:value-type="float">
            <text:p>0,08842</text:p>
          </table:table-cell>
          <table:table-cell office:value-type="float" office:value="0.0812133" calcext:value-type="float">
            <text:p>0,0812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ovtype_2_vs_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lobal</text:p>
          </table:table-cell>
          <table:table-cell office:value-type="float" office:value="495141" calcext:value-type="float">
            <text:p>495141</text:p>
          </table:table-cell>
          <table:table-cell office:value-type="float" office:value="56234.3" calcext:value-type="float">
            <text:p>56234,3</text:p>
          </table:table-cell>
          <table:table-cell office:value-type="float" office:value="83.3814" calcext:value-type="float">
            <text:p>83,38</text:p>
          </table:table-cell>
          <table:table-cell office:value-type="float" office:value="16.6186" calcext:value-type="float">
            <text:p>16,62</text:p>
          </table:table-cell>
          <table:table-cell office:value-type="float" office:value="85.3452" calcext:value-type="float">
            <text:p>85,35</text:p>
          </table:table-cell>
          <table:table-cell office:value-type="float" office:value="85.3481" calcext:value-type="float">
            <text:p>85,35</text:p>
          </table:table-cell>
          <table:table-cell office:value-type="float" office:value="14.6519" calcext:value-type="float">
            <text:p>14,65</text:p>
          </table:table-cell>
          <table:table-cell office:value-type="float" office:value="0.00343337" calcext:value-type="float">
            <text:p>0,00</text:p>
          </table:table-cell>
          <table:table-cell office:value-type="float" office:value="26.9085" calcext:value-type="float">
            <text:p>26,90850</text:p>
          </table:table-cell>
          <table:table-cell office:value-type="float" office:value="2.55428" calcext:value-type="float">
            <text:p>2,55428</text:p>
          </table:table-cell>
          <table:table-cell office:value-type="float" office:value="2.45195" calcext:value-type="float">
            <text:p>2,4519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ars_0_vs_4_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Global</text:p>
          </table:table-cell>
          <table:table-cell office:value-type="float" office:value="62123" calcext:value-type="float">
            <text:p>62123</text:p>
          </table:table-cell>
          <table:table-cell office:value-type="float" office:value="106692" calcext:value-type="float">
            <text:p>106692</text:p>
          </table:table-cell>
          <table:table-cell office:value-type="float" office:value="100" calcext:value-type="float">
            <text:p>100,00</text:p>
          </table:table-cell>
          <table:table-cell office:value-type="float" office:value="0" calcext:value-type="float">
            <text:p>0,00</text:p>
          </table:table-cell>
          <table:table-cell office:value-type="float" office:value="47.8502" calcext:value-type="float">
            <text:p>47,85</text:p>
          </table:table-cell>
          <table:table-cell office:value-type="float" office:value="100" calcext:value-type="float">
            <text:p>100,00</text:p>
          </table:table-cell>
          <table:table-cell office:value-type="float" office:value="0" calcext:value-type="float">
            <text:p>0,00</text:p>
          </table:table-cell>
          <table:table-cell office:value-type="float" office:value="52.1498" calcext:value-type="float">
            <text:p>52,15</text:p>
          </table:table-cell>
          <table:table-cell office:value-type="float" office:value="2.13439" calcext:value-type="float">
            <text:p>2,13439</text:p>
          </table:table-cell>
          <table:table-cell office:value-type="float" office:value="0.221841" calcext:value-type="float">
            <text:p>0,22184</text:p>
          </table:table-cell>
          <table:table-cell office:value-type="float" office:value="0.180352" calcext:value-type="float">
            <text:p>0,1803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german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lobal</text:p>
          </table:table-cell>
          <table:table-cell office:value-type="float" office:value="1000" calcext:value-type="float">
            <text:p>1000</text:p>
          </table:table-cell>
          <table:table-cell office:value-type="float" office:value="2691.7" calcext:value-type="float">
            <text:p>2691,7</text:p>
          </table:table-cell>
          <table:table-cell office:value-type="float" office:value="100" calcext:value-type="float">
            <text:p>100,00</text:p>
          </table:table-cell>
          <table:table-cell office:value-type="float" office:value="0" calcext:value-type="float">
            <text:p>0,00</text:p>
          </table:table-cell>
          <table:table-cell office:value-type="float" office:value="0.6" calcext:value-type="float">
            <text:p>0,60</text:p>
          </table:table-cell>
          <table:table-cell office:value-type="float" office:value="100" calcext:value-type="float">
            <text:p>100,00</text:p>
          </table:table-cell>
          <table:table-cell office:value-type="float" office:value="0" calcext:value-type="float">
            <text:p>0,00</text:p>
          </table:table-cell>
          <table:table-cell office:value-type="float" office:value="99.4" calcext:value-type="float">
            <text:p>99,40</text:p>
          </table:table-cell>
          <table:table-cell office:value-type="float" office:value="0.0161108" calcext:value-type="float">
            <text:p>0,01611</text:p>
          </table:table-cell>
          <table:table-cell office:value-type="float" office:value="0.0018458" calcext:value-type="float">
            <text:p>0,00185</text:p>
          </table:table-cell>
          <table:table-cell office:value-type="float" office:value="0.001256" calcext:value-type="float">
            <text:p>0,0012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agic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lobal</text:p>
          </table:table-cell>
          <table:table-cell office:value-type="float" office:value="19020" calcext:value-type="float">
            <text:p>19020</text:p>
          </table:table-cell>
          <table:table-cell office:value-type="float" office:value="3899.8" calcext:value-type="float">
            <text:p>3899,8</text:p>
          </table:table-cell>
          <table:table-cell office:value-type="float" office:value="81.8869" calcext:value-type="float">
            <text:p>81,89</text:p>
          </table:table-cell>
          <table:table-cell office:value-type="float" office:value="18.1131" calcext:value-type="float">
            <text:p>18,11</text:p>
          </table:table-cell>
          <table:table-cell office:value-type="float" office:value="81.6614" calcext:value-type="float">
            <text:p>81,66</text:p>
          </table:table-cell>
          <table:table-cell office:value-type="float" office:value="81.6958" calcext:value-type="float">
            <text:p>81,70</text:p>
          </table:table-cell>
          <table:table-cell office:value-type="float" office:value="18.3042" calcext:value-type="float">
            <text:p>18,30</text:p>
          </table:table-cell>
          <table:table-cell office:value-type="float" office:value="0.042061" calcext:value-type="float">
            <text:p>0,04</text:p>
          </table:table-cell>
          <table:table-cell office:value-type="float" office:value="0.152489" calcext:value-type="float">
            <text:p>0,15249</text:p>
          </table:table-cell>
          <table:table-cell office:value-type="float" office:value="0.0390692" calcext:value-type="float">
            <text:p>0,03907</text:p>
          </table:table-cell>
          <table:table-cell office:value-type="float" office:value="0.0280729" calcext:value-type="float">
            <text:p>0,0280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hyroid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lobal</text:p>
          </table:table-cell>
          <table:table-cell office:value-type="float" office:value="7200" calcext:value-type="float">
            <text:p>7200</text:p>
          </table:table-cell>
          <table:table-cell office:value-type="float" office:value="2270.3" calcext:value-type="float">
            <text:p>2270,3</text:p>
          </table:table-cell>
          <table:table-cell office:value-type="float" office:value="93.8791" calcext:value-type="float">
            <text:p>93,88</text:p>
          </table:table-cell>
          <table:table-cell office:value-type="float" office:value="6.12088" calcext:value-type="float">
            <text:p>6,12</text:p>
          </table:table-cell>
          <table:table-cell office:value-type="float" office:value="92.2917" calcext:value-type="float">
            <text:p>92,29</text:p>
          </table:table-cell>
          <table:table-cell office:value-type="float" office:value="93.4599" calcext:value-type="float">
            <text:p>93,46</text:p>
          </table:table-cell>
          <table:table-cell office:value-type="float" office:value="6.54008" calcext:value-type="float">
            <text:p>6,54</text:p>
          </table:table-cell>
          <table:table-cell office:value-type="float" office:value="1.25" calcext:value-type="float">
            <text:p>1,25</text:p>
          </table:table-cell>
          <table:table-cell office:value-type="float" office:value="0.0794007" calcext:value-type="float">
            <text:p>0,07940</text:p>
          </table:table-cell>
          <table:table-cell office:value-type="float" office:value="0.0127547" calcext:value-type="float">
            <text:p>0,01275</text:p>
          </table:table-cell>
          <table:table-cell office:value-type="float" office:value="0.0087914" calcext:value-type="float">
            <text:p>0,0087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style-name="ce7" table:number-columns-repeated="5"/>
          <table:table-cell table:style-name="ce10" table:formula="of:=AVERAGE([.F16:.F25])" office:value-type="float" office:value="78339.2" calcext:value-type="float">
            <text:p>78339,20</text:p>
          </table:table-cell>
          <table:table-cell table:style-name="ce10" table:formula="of:=AVERAGE([.G16:.G25])" office:value-type="float" office:value="48264.01" calcext:value-type="float">
            <text:p>48264,01</text:p>
          </table:table-cell>
          <table:table-cell table:style-name="ce10" table:formula="of:=AVERAGE([.H16:.H25])" office:value-type="float" office:value="94.1765" calcext:value-type="float">
            <text:p>94,18</text:p>
          </table:table-cell>
          <table:table-cell table:style-name="ce10" table:formula="of:=AVERAGE([.I16:.I25])" office:value-type="float" office:value="5.8235028" calcext:value-type="float">
            <text:p>5,82</text:p>
          </table:table-cell>
          <table:table-cell table:style-name="ce10" table:formula="of:=AVERAGE([.J16:.J25])" office:value-type="float" office:value="54.51922" calcext:value-type="float">
            <text:p>54,52</text:p>
          </table:table-cell>
          <table:table-cell table:style-name="ce10" table:formula="of:=AVERAGE([.K16:.K25])" office:value-type="float" office:value="89.71774" calcext:value-type="float">
            <text:p>89,72</text:p>
          </table:table-cell>
          <table:table-cell table:style-name="ce10" table:formula="of:=AVERAGE([.L16:.L25])" office:value-type="float" office:value="10.282253" calcext:value-type="float">
            <text:p>10,28</text:p>
          </table:table-cell>
          <table:table-cell table:style-name="ce10" table:formula="of:=AVERAGE([.M16:.M25])" office:value-type="float" office:value="37.648179437" calcext:value-type="float">
            <text:p>37,65</text:p>
          </table:table-cell>
          <table:table-cell table:style-name="ce12" table:formula="of:=AVERAGE([.N16:.N25])" office:value-type="float" office:value="3.74441582" calcext:value-type="float">
            <text:p>3,74442</text:p>
          </table:table-cell>
          <table:table-cell table:style-name="ce12" table:formula="of:=AVERAGE([.O16:.O25])" office:value-type="float" office:value="0.3695219" calcext:value-type="float">
            <text:p>0,36952</text:p>
          </table:table-cell>
          <table:table-cell table:style-name="ce12" table:formula="of:=AVERAGE([.P16:.P25])" office:value-type="float" office:value="0.34269664" calcext:value-type="float">
            <text:p>0,34270</text:p>
          </table:table-cell>
          <table:table-cell table:style-name="ce7" table:formula="of:=AVERAGE([.Q16:.Q25])" office:value-type="float" office:value="0" calcext:value-type="float">
            <text:p>0</text:p>
          </table:table-cell>
          <table:table-cell table:style-name="ce7" table:formula="of:=AVERAGE([.R16:.R25])" office:value-type="float" office:value="0" calcext:value-type="float">
            <text:p>0</text:p>
          </table:table-cell>
          <table:table-cell table:style-name="ce7" table:formula="of:=AVERAGE([.S16:.S25])" office:value-type="float" office:value="0" calcext:value-type="float">
            <text:p>0</text:p>
          </table:table-cell>
          <table:table-cell table:style-name="ce10" table:formula="of:=([.P26]/[.F26])*1000000" office:value-type="float" office:value="4.37452309954659" calcext:value-type="float">
            <text:p>4,3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utomobile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Global</text:p>
          </table:table-cell>
          <table:table-cell office:value-type="float" office:value="159" calcext:value-type="float">
            <text:p>159</text:p>
          </table:table-cell>
          <table:table-cell office:value-type="float" office:value="370.8" calcext:value-type="float">
            <text:p>370,8</text:p>
          </table:table-cell>
          <table:table-cell office:value-type="float" office:value="100" calcext:value-type="float">
            <text:p>100,00</text:p>
          </table:table-cell>
          <table:table-cell office:value-type="float" office:value="0" calcext:value-type="float">
            <text:p>0,00</text:p>
          </table:table-cell>
          <table:table-cell office:value-type="float" office:value="38.3648" calcext:value-type="float">
            <text:p>38,36</text:p>
          </table:table-cell>
          <table:table-cell office:value-type="float" office:value="95.3125" calcext:value-type="float">
            <text:p>95,31</text:p>
          </table:table-cell>
          <table:table-cell office:value-type="float" office:value="4.6875" calcext:value-type="float">
            <text:p>4,69</text:p>
          </table:table-cell>
          <table:table-cell office:value-type="float" office:value="59.7484" calcext:value-type="float">
            <text:p>59,75</text:p>
          </table:table-cell>
          <table:table-cell office:value-type="float" office:value="0.0043521" calcext:value-type="float">
            <text:p>0,00435</text:p>
          </table:table-cell>
          <table:table-cell office:value-type="float" office:value="0.0053647" calcext:value-type="float">
            <text:p>0,00536</text:p>
          </table:table-cell>
          <table:table-cell office:value-type="float" office:value="0.0052411" calcext:value-type="float">
            <text:p>0,00524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370.8" calcext:value-type="float">
            <text:p>370,8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40.2516" calcext:value-type="float">
            <text:p>40,2516</text:p>
          </table:table-cell>
          <table:table-cell office:value-type="float" office:value="90.1408" calcext:value-type="float">
            <text:p>90,1408</text:p>
          </table:table-cell>
          <table:table-cell office:value-type="float" office:value="9.85915" calcext:value-type="float">
            <text:p>9,85915</text:p>
          </table:table-cell>
          <table:table-cell office:value-type="float" office:value="55.3459" calcext:value-type="float">
            <text:p>55,3459</text:p>
          </table:table-cell>
          <table:table-cell office:value-type="float" office:value="0.0030757" calcext:value-type="float">
            <text:p>0,0030757</text:p>
          </table:table-cell>
          <table:table-cell office:value-type="float" office:value="0.0012502" calcext:value-type="float">
            <text:p>0,0012502</text:p>
          </table:table-cell>
          <table:table-cell office:value-type="float" office:value="0.0011444" calcext:value-type="float">
            <text:p>0,0011444</text:p>
          </table:table-cell>
          <table:table-cell table:formula="of:=1000000*[.AD27]/[.F27]" office:value-type="float" office:value="7.19748427672956" calcext:value-type="float">
            <text:p>7,20</text:p>
          </table:table-cell>
        </table:table-row>
        <table:table-row table:style-name="ro1">
          <table:table-cell office:value-type="string" calcext:value-type="string">
            <text:p>bands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Global</text:p>
          </table:table-cell>
          <table:table-cell office:value-type="float" office:value="365" calcext:value-type="float">
            <text:p>365</text:p>
          </table:table-cell>
          <table:table-cell office:value-type="float" office:value="978.8" calcext:value-type="float">
            <text:p>978,8</text:p>
          </table:table-cell>
          <table:table-cell office:value-type="float" office:value="100" calcext:value-type="float">
            <text:p>100,00</text:p>
          </table:table-cell>
          <table:table-cell office:value-type="float" office:value="0" calcext:value-type="float">
            <text:p>0,00</text:p>
          </table:table-cell>
          <table:table-cell office:value-type="float" office:value="22.4658" calcext:value-type="float">
            <text:p>22,47</text:p>
          </table:table-cell>
          <table:table-cell office:value-type="float" office:value="72.5664" calcext:value-type="float">
            <text:p>72,57</text:p>
          </table:table-cell>
          <table:table-cell office:value-type="float" office:value="27.4336" calcext:value-type="float">
            <text:p>27,43</text:p>
          </table:table-cell>
          <table:table-cell office:value-type="float" office:value="69.0411" calcext:value-type="float">
            <text:p>69,04</text:p>
          </table:table-cell>
          <table:table-cell office:value-type="float" office:value="0.0050589" calcext:value-type="float">
            <text:p>0,00506</text:p>
          </table:table-cell>
          <table:table-cell office:value-type="float" office:value="0.0115988" calcext:value-type="float">
            <text:p>0,01160</text:p>
          </table:table-cell>
          <table:table-cell office:value-type="float" office:value="0.0113765" calcext:value-type="float">
            <text:p>0,01138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978.8" calcext:value-type="float">
            <text:p>978,8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40.274" calcext:value-type="float">
            <text:p>40,274</text:p>
          </table:table-cell>
          <table:table-cell office:value-type="float" office:value="66.8182" calcext:value-type="float">
            <text:p>66,8182</text:p>
          </table:table-cell>
          <table:table-cell office:value-type="float" office:value="33.1818" calcext:value-type="float">
            <text:p>33,1818</text:p>
          </table:table-cell>
          <table:table-cell office:value-type="float" office:value="39.726" calcext:value-type="float">
            <text:p>39,726</text:p>
          </table:table-cell>
          <table:table-cell office:value-type="float" office:value="0.0047178" calcext:value-type="float">
            <text:p>0,0047178</text:p>
          </table:table-cell>
          <table:table-cell office:value-type="float" office:value="0.0068766" calcext:value-type="float">
            <text:p>0,0068766</text:p>
          </table:table-cell>
          <table:table-cell office:value-type="float" office:value="0.0066548" calcext:value-type="float">
            <text:p>0,0066548</text:p>
          </table:table-cell>
          <table:table-cell table:formula="of:=1000000*[.AD28]/[.F28]" office:value-type="float" office:value="18.2323287671233" calcext:value-type="float">
            <text:p>18,23</text:p>
          </table:table-cell>
        </table:table-row>
        <table:table-row table:style-name="ro1">
          <table:table-cell office:value-type="string" calcext:value-type="string">
            <text:p>cleveland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Global</text:p>
          </table:table-cell>
          <table:table-cell office:value-type="float" office:value="297" calcext:value-type="float">
            <text:p>297</text:p>
          </table:table-cell>
          <table:table-cell office:value-type="float" office:value="761.3" calcext:value-type="float">
            <text:p>761,3</text:p>
          </table:table-cell>
          <table:table-cell office:value-type="float" office:value="98.3664" calcext:value-type="float">
            <text:p>98,37</text:p>
          </table:table-cell>
          <table:table-cell office:value-type="float" office:value="1.63362" calcext:value-type="float">
            <text:p>1,63</text:p>
          </table:table-cell>
          <table:table-cell office:value-type="float" office:value="21.8855" calcext:value-type="float">
            <text:p>21,89</text:p>
          </table:table-cell>
          <table:table-cell office:value-type="float" office:value="61.9048" calcext:value-type="float">
            <text:p>61,90</text:p>
          </table:table-cell>
          <table:table-cell office:value-type="float" office:value="38.0952" calcext:value-type="float">
            <text:p>38,10</text:p>
          </table:table-cell>
          <table:table-cell office:value-type="float" office:value="64.6465" calcext:value-type="float">
            <text:p>64,65</text:p>
          </table:table-cell>
          <table:table-cell office:value-type="float" office:value="0.0029968" calcext:value-type="float">
            <text:p>0,00300</text:p>
          </table:table-cell>
          <table:table-cell office:value-type="float" office:value="0.0007367" calcext:value-type="float">
            <text:p>0,00074</text:p>
          </table:table-cell>
          <table:table-cell office:value-type="float" office:value="0.0005502" calcext:value-type="float">
            <text:p>0,00055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761.3" calcext:value-type="float">
            <text:p>761,3</text:p>
          </table:table-cell>
          <table:table-cell office:value-type="float" office:value="98.3664" calcext:value-type="float">
            <text:p>98,3664</text:p>
          </table:table-cell>
          <table:table-cell office:value-type="float" office:value="1.63362" calcext:value-type="float">
            <text:p>1,63362</text:p>
          </table:table-cell>
          <table:table-cell office:value-type="float" office:value="21.8855" calcext:value-type="float">
            <text:p>21,8855</text:p>
          </table:table-cell>
          <table:table-cell office:value-type="float" office:value="61.9048" calcext:value-type="float">
            <text:p>61,9048</text:p>
          </table:table-cell>
          <table:table-cell office:value-type="float" office:value="38.0952" calcext:value-type="float">
            <text:p>38,0952</text:p>
          </table:table-cell>
          <table:table-cell office:value-type="float" office:value="64.6465" calcext:value-type="float">
            <text:p>64,6465</text:p>
          </table:table-cell>
          <table:table-cell office:value-type="float" office:value="0.0036938" calcext:value-type="float">
            <text:p>0,0036938</text:p>
          </table:table-cell>
          <table:table-cell office:value-type="float" office:value="0.0040675" calcext:value-type="float">
            <text:p>0,0040675</text:p>
          </table:table-cell>
          <table:table-cell office:value-type="float" office:value="0.00387" calcext:value-type="float">
            <text:p>0,00387</text:p>
          </table:table-cell>
          <table:table-cell table:formula="of:=1000000*[.AD29]/[.F29]" office:value-type="float" office:value="13.030303030303" calcext:value-type="float">
            <text:p>13,03</text:p>
          </table:table-cell>
        </table:table-row>
        <table:table-row table:style-name="ro1">
          <table:table-cell office:value-type="string" calcext:value-type="string">
            <text:p>ionosphere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Global</text:p>
          </table:table-cell>
          <table:table-cell office:value-type="float" office:value="351" calcext:value-type="float">
            <text:p>351</text:p>
          </table:table-cell>
          <table:table-cell office:value-type="float" office:value="756.3" calcext:value-type="float">
            <text:p>756,3</text:p>
          </table:table-cell>
          <table:table-cell office:value-type="float" office:value="100" calcext:value-type="float">
            <text:p>100,00</text:p>
          </table:table-cell>
          <table:table-cell office:value-type="float" office:value="0" calcext:value-type="float">
            <text:p>0,00</text:p>
          </table:table-cell>
          <table:table-cell office:value-type="float" office:value="36.4672" calcext:value-type="float">
            <text:p>36,47</text:p>
          </table:table-cell>
          <table:table-cell office:value-type="float" office:value="98.4615" calcext:value-type="float">
            <text:p>98,46</text:p>
          </table:table-cell>
          <table:table-cell office:value-type="float" office:value="1.53846" calcext:value-type="float">
            <text:p>1,54</text:p>
          </table:table-cell>
          <table:table-cell office:value-type="float" office:value="62.963" calcext:value-type="float">
            <text:p>62,96</text:p>
          </table:table-cell>
          <table:table-cell office:value-type="float" office:value="0.0078609" calcext:value-type="float">
            <text:p>0,00786</text:p>
          </table:table-cell>
          <table:table-cell office:value-type="float" office:value="0.0106256" calcext:value-type="float">
            <text:p>0,01063</text:p>
          </table:table-cell>
          <table:table-cell office:value-type="float" office:value="0.0103985" calcext:value-type="float">
            <text:p>0,0104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756.3" calcext:value-type="float">
            <text:p>756,3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6.1254" calcext:value-type="float">
            <text:p>56,1254</text:p>
          </table:table-cell>
          <table:table-cell office:value-type="float" office:value="98.01" calcext:value-type="float">
            <text:p>98,01</text:p>
          </table:table-cell>
          <table:table-cell office:value-type="float" office:value="1.99005" calcext:value-type="float">
            <text:p>1,99005</text:p>
          </table:table-cell>
          <table:table-cell office:value-type="float" office:value="42.735" calcext:value-type="float">
            <text:p>42,735</text:p>
          </table:table-cell>
          <table:table-cell office:value-type="float" office:value="0.0078041" calcext:value-type="float">
            <text:p>0,0078041</text:p>
          </table:table-cell>
          <table:table-cell office:value-type="float" office:value="0.0073307" calcext:value-type="float">
            <text:p>0,0073307</text:p>
          </table:table-cell>
          <table:table-cell office:value-type="float" office:value="0.0071202" calcext:value-type="float">
            <text:p>0,0071202</text:p>
          </table:table-cell>
          <table:table-cell table:formula="of:=1000000*[.AD30]/[.F30]" office:value-type="float" office:value="20.2854700854701" calcext:value-type="float">
            <text:p>20,29</text:p>
          </table:table-cell>
        </table:table-row>
        <table:table-row table:style-name="ro1">
          <table:table-cell office:value-type="string" calcext:value-type="string">
            <text:p>movement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Global</text:p>
          </table:table-cell>
          <table:table-cell office:value-type="float" office:value="360" calcext:value-type="float">
            <text:p>360</text:p>
          </table:table-cell>
          <table:table-cell office:value-type="float" office:value="883.8" calcext:value-type="float">
            <text:p>883,8</text:p>
          </table:table-cell>
          <table:table-cell office:value-type="float" office:value="100" calcext:value-type="float">
            <text:p>100,00</text:p>
          </table:table-cell>
          <table:table-cell office:value-type="float" office:value="0" calcext:value-type="float">
            <text:p>0,00</text:p>
          </table:table-cell>
          <table:table-cell office:value-type="float" office:value="20.5556" calcext:value-type="float">
            <text:p>20,56</text:p>
          </table:table-cell>
          <table:table-cell office:value-type="float" office:value="100" calcext:value-type="float">
            <text:p>100,00</text:p>
          </table:table-cell>
          <table:table-cell office:value-type="float" office:value="0" calcext:value-type="float">
            <text:p>0,00</text:p>
          </table:table-cell>
          <table:table-cell office:value-type="float" office:value="79.4444" calcext:value-type="float">
            <text:p>79,44</text:p>
          </table:table-cell>
          <table:table-cell office:value-type="float" office:value="0.0310152" calcext:value-type="float">
            <text:p>0,03102</text:p>
          </table:table-cell>
          <table:table-cell office:value-type="float" office:value="0.0286323" calcext:value-type="float">
            <text:p>0,02863</text:p>
          </table:table-cell>
          <table:table-cell office:value-type="float" office:value="0.028341" calcext:value-type="float">
            <text:p>0,02834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883.8" calcext:value-type="float">
            <text:p>883,8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62.5" calcext:value-type="float">
            <text:p>62,5</text:p>
          </table:table-cell>
          <table:table-cell office:value-type="float" office:value="91.0931" calcext:value-type="float">
            <text:p>91,0931</text:p>
          </table:table-cell>
          <table:table-cell office:value-type="float" office:value="8.90688" calcext:value-type="float">
            <text:p>8,90688</text:p>
          </table:table-cell>
          <table:table-cell office:value-type="float" office:value="31.3889" calcext:value-type="float">
            <text:p>31,3889</text:p>
          </table:table-cell>
          <table:table-cell office:value-type="float" office:value="0.0301549" calcext:value-type="float">
            <text:p>0,0301549</text:p>
          </table:table-cell>
          <table:table-cell office:value-type="float" office:value="0.0125596" calcext:value-type="float">
            <text:p>0,0125596</text:p>
          </table:table-cell>
          <table:table-cell office:value-type="float" office:value="0.0123213" calcext:value-type="float">
            <text:p>0,0123213</text:p>
          </table:table-cell>
          <table:table-cell table:formula="of:=1000000*[.AD31]/[.F31]" office:value-type="float" office:value="34.2258333333333" calcext:value-type="float">
            <text:p>34,23</text:p>
          </table:table-cell>
        </table:table-row>
        <table:table-row table:style-name="ro1">
          <table:table-cell office:value-type="string" calcext:value-type="string">
            <text:p>sonar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Global</text:p>
          </table:table-cell>
          <table:table-cell office:value-type="float" office:value="208" calcext:value-type="float">
            <text:p>208</text:p>
          </table:table-cell>
          <table:table-cell office:value-type="float" office:value="561.6" calcext:value-type="float">
            <text:p>561,6</text:p>
          </table:table-cell>
          <table:table-cell office:value-type="float" office:value="100" calcext:value-type="float">
            <text:p>100,00</text:p>
          </table:table-cell>
          <table:table-cell table:number-columns-repeated="3" office:value-type="float" office:value="0" calcext:value-type="float">
            <text:p>0,00</text:p>
          </table:table-cell>
          <table:table-cell table:number-columns-repeated="2" office:value-type="float" office:value="100" calcext:value-type="float">
            <text:p>100,00</text:p>
          </table:table-cell>
          <table:table-cell office:value-type="float" office:value="0.0113912" calcext:value-type="float">
            <text:p>0,01139</text:p>
          </table:table-cell>
          <table:table-cell office:value-type="float" office:value="0.0140267" calcext:value-type="float">
            <text:p>0,01403</text:p>
          </table:table-cell>
          <table:table-cell office:value-type="float" office:value="0.013845" calcext:value-type="float">
            <text:p>0,01385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561.6" calcext:value-type="float">
            <text:p>561,6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7.7885" calcext:value-type="float">
            <text:p>17,7885</text:p>
          </table:table-cell>
          <table:table-cell office:value-type="float" office:value="94.8718" calcext:value-type="float">
            <text:p>94,8718</text:p>
          </table:table-cell>
          <table:table-cell office:value-type="float" office:value="5.12821" calcext:value-type="float">
            <text:p>5,12821</text:p>
          </table:table-cell>
          <table:table-cell office:value-type="float" office:value="81.25" calcext:value-type="float">
            <text:p>81,25</text:p>
          </table:table-cell>
          <table:table-cell office:value-type="float" office:value="0.0104241" calcext:value-type="float">
            <text:p>0,0104241</text:p>
          </table:table-cell>
          <table:table-cell office:value-type="float" office:value="0.0047949" calcext:value-type="float">
            <text:p>0,0047949</text:p>
          </table:table-cell>
          <table:table-cell office:value-type="float" office:value="0.004666" calcext:value-type="float">
            <text:p>0,004666</text:p>
          </table:table-cell>
          <table:table-cell table:formula="of:=1000000*[.AD32]/[.F32]" office:value-type="float" office:value="22.4326923076923" calcext:value-type="float">
            <text:p>22,43</text:p>
          </table:table-cell>
        </table:table-row>
        <table:table-row table:style-name="ro1">
          <table:table-cell office:value-type="string" calcext:value-type="string">
            <text:p>spectfheart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Global</text:p>
          </table:table-cell>
          <table:table-cell office:value-type="float" office:value="267" calcext:value-type="float">
            <text:p>267</text:p>
          </table:table-cell>
          <table:table-cell office:value-type="float" office:value="720.9" calcext:value-type="float">
            <text:p>720,9</text:p>
          </table:table-cell>
          <table:table-cell office:value-type="float" office:value="100" calcext:value-type="float">
            <text:p>100,00</text:p>
          </table:table-cell>
          <table:table-cell table:number-columns-repeated="3" office:value-type="float" office:value="0" calcext:value-type="float">
            <text:p>0,00</text:p>
          </table:table-cell>
          <table:table-cell table:number-columns-repeated="2" office:value-type="float" office:value="100" calcext:value-type="float">
            <text:p>100,00</text:p>
          </table:table-cell>
          <table:table-cell office:value-type="float" office:value="0.008655" calcext:value-type="float">
            <text:p>0,00866</text:p>
          </table:table-cell>
          <table:table-cell office:value-type="float" office:value="0.013944" calcext:value-type="float">
            <text:p>0,01394</text:p>
          </table:table-cell>
          <table:table-cell office:value-type="float" office:value="0.013755" calcext:value-type="float">
            <text:p>0,01376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720.9" calcext:value-type="float">
            <text:p>720,9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8.839" calcext:value-type="float">
            <text:p>28,839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47.5655" calcext:value-type="float">
            <text:p>47,5655</text:p>
          </table:table-cell>
          <table:table-cell office:value-type="float" office:value="0.0088714" calcext:value-type="float">
            <text:p>0,0088714</text:p>
          </table:table-cell>
          <table:table-cell office:value-type="float" office:value="0.0073753" calcext:value-type="float">
            <text:p>0,0073753</text:p>
          </table:table-cell>
          <table:table-cell office:value-type="float" office:value="0.0072025" calcext:value-type="float">
            <text:p>0,0072025</text:p>
          </table:table-cell>
          <table:table-cell table:formula="of:=1000000*[.AD33]/[.F33]" office:value-type="float" office:value="26.9756554307116" calcext:value-type="float">
            <text:p>26,98</text:p>
          </table:table-cell>
        </table:table-row>
        <table:table-row table:style-name="ro1">
          <table:table-cell office:value-type="string" calcext:value-type="string">
            <text:p>wine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Global</text:p>
          </table:table-cell>
          <table:table-cell office:value-type="float" office:value="178" calcext:value-type="float">
            <text:p>178</text:p>
          </table:table-cell>
          <table:table-cell office:value-type="float" office:value="468.4" calcext:value-type="float">
            <text:p>468,4</text:p>
          </table:table-cell>
          <table:table-cell office:value-type="float" office:value="100" calcext:value-type="float">
            <text:p>100,00</text:p>
          </table:table-cell>
          <table:table-cell office:value-type="float" office:value="0" calcext:value-type="float">
            <text:p>0,00</text:p>
          </table:table-cell>
          <table:table-cell office:value-type="float" office:value="66.8539" calcext:value-type="float">
            <text:p>66,85</text:p>
          </table:table-cell>
          <table:table-cell office:value-type="float" office:value="97.541" calcext:value-type="float">
            <text:p>97,54</text:p>
          </table:table-cell>
          <table:table-cell office:value-type="float" office:value="2.45902" calcext:value-type="float">
            <text:p>2,46</text:p>
          </table:table-cell>
          <table:table-cell office:value-type="float" office:value="31.4607" calcext:value-type="float">
            <text:p>31,46</text:p>
          </table:table-cell>
          <table:table-cell office:value-type="float" office:value="0.0017495" calcext:value-type="float">
            <text:p>0,00175</text:p>
          </table:table-cell>
          <table:table-cell office:value-type="float" office:value="0.0030314" calcext:value-type="float">
            <text:p>0,00303</text:p>
          </table:table-cell>
          <table:table-cell office:value-type="float" office:value="0.0029233" calcext:value-type="float">
            <text:p>0,0029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468.4" calcext:value-type="float">
            <text:p>468,4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8.6517" calcext:value-type="float">
            <text:p>78,6517</text:p>
          </table:table-cell>
          <table:table-cell office:value-type="float" office:value="95.8904" calcext:value-type="float">
            <text:p>95,8904</text:p>
          </table:table-cell>
          <table:table-cell office:value-type="float" office:value="4.10959" calcext:value-type="float">
            <text:p>4,10959</text:p>
          </table:table-cell>
          <table:table-cell office:value-type="float" office:value="17.9775" calcext:value-type="float">
            <text:p>17,9775</text:p>
          </table:table-cell>
          <table:table-cell office:value-type="float" office:value="0.0018197" calcext:value-type="float">
            <text:p>0,0018197</text:p>
          </table:table-cell>
          <table:table-cell office:value-type="float" office:value="0.0016623" calcext:value-type="float">
            <text:p>0,0016623</text:p>
          </table:table-cell>
          <table:table-cell office:value-type="float" office:value="0.0015535" calcext:value-type="float">
            <text:p>0,0015535</text:p>
          </table:table-cell>
          <table:table-cell table:formula="of:=1000000*[.AD34]/[.F34]" office:value-type="float" office:value="8.72752808988764" calcext:value-type="float">
            <text:p>8,73</text:p>
          </table:table-cell>
        </table:table-row>
        <table:table-row table:style-name="ro1">
          <table:table-cell table:style-name="ce7" table:number-columns-repeated="5"/>
          <table:table-cell table:style-name="ce10" table:formula="of:=AVERAGE([.F27:.F34])" office:value-type="float" office:value="273.125" calcext:value-type="float">
            <text:p>273,13</text:p>
          </table:table-cell>
          <table:table-cell table:style-name="ce10" table:formula="of:=AVERAGE([.G27:.G34])" office:value-type="float" office:value="687.7375" calcext:value-type="float">
            <text:p>687,74</text:p>
          </table:table-cell>
          <table:table-cell table:style-name="ce10" table:formula="of:=AVERAGE([.H27:.H34])" office:value-type="float" office:value="99.7958" calcext:value-type="float">
            <text:p>99,80</text:p>
          </table:table-cell>
          <table:table-cell table:style-name="ce10" table:formula="of:=AVERAGE([.I27:.I34])" office:value-type="float" office:value="0.2042025" calcext:value-type="float">
            <text:p>0,20</text:p>
          </table:table-cell>
          <table:table-cell table:style-name="ce10" table:formula="of:=AVERAGE([.J27:.J34])" office:value-type="float" office:value="25.8241" calcext:value-type="float">
            <text:p>25,82</text:p>
          </table:table-cell>
          <table:table-cell table:style-name="ce10" table:formula="of:=AVERAGE([.K27:.K34])" office:value-type="float" office:value="65.723275" calcext:value-type="float">
            <text:p>65,72</text:p>
          </table:table-cell>
          <table:table-cell table:style-name="ce10" table:formula="of:=AVERAGE([.L27:.L34])" office:value-type="float" office:value="34.2767225" calcext:value-type="float">
            <text:p>34,28</text:p>
          </table:table-cell>
          <table:table-cell table:style-name="ce10" table:formula="of:=AVERAGE([.M27:.M34])" office:value-type="float" office:value="70.9130125" calcext:value-type="float">
            <text:p>70,91</text:p>
          </table:table-cell>
          <table:table-cell table:style-name="ce12" table:formula="of:=AVERAGE([.N27:.N34])" office:value-type="float" office:value="0.00913495" calcext:value-type="float">
            <text:p>0,00913</text:p>
          </table:table-cell>
          <table:table-cell table:style-name="ce12" table:formula="of:=AVERAGE([.O27:.O34])" office:value-type="float" office:value="0.010995025" calcext:value-type="float">
            <text:p>0,01100</text:p>
          </table:table-cell>
          <table:table-cell table:style-name="ce12" table:formula="of:=AVERAGE([.P27:.P34])" office:value-type="float" office:value="0.010803825" calcext:value-type="float">
            <text:p>0,01080</text:p>
          </table:table-cell>
          <table:table-cell table:style-name="ce7" table:formula="of:=AVERAGE([.Q23:.Q34])" office:value-type="float" office:value="0" calcext:value-type="float">
            <text:p>0</text:p>
          </table:table-cell>
          <table:table-cell table:style-name="ce7" table:formula="of:=AVERAGE([.R23:.R34])" office:value-type="float" office:value="0" calcext:value-type="float">
            <text:p>0</text:p>
          </table:table-cell>
          <table:table-cell table:style-name="ce7" table:formula="of:=AVERAGE([.S23:.S34])" office:value-type="float" office:value="0" calcext:value-type="float">
            <text:p>0</text:p>
          </table:table-cell>
          <table:table-cell table:style-name="ce10" table:formula="of:=([.P35]/[.F35])*1000000" office:value-type="float" office:value="39.5563386727689" calcext:value-type="float">
            <text:p>39,56</text:p>
          </table:table-cell>
          <table:table-cell table:style-name="ce10" table:formula="of:=AVERAGE([.U27:.U34])" office:value-type="float" office:value="687.7375" calcext:value-type="float">
            <text:p>687,74</text:p>
          </table:table-cell>
          <table:table-cell table:style-name="ce10" table:formula="of:=AVERAGE([.V27:.V34])" office:value-type="float" office:value="99.7958" calcext:value-type="float">
            <text:p>99,80</text:p>
          </table:table-cell>
          <table:table-cell table:style-name="ce10" table:formula="of:=AVERAGE([.W27:.W34])" office:value-type="float" office:value="0.2042025" calcext:value-type="float">
            <text:p>0,20</text:p>
          </table:table-cell>
          <table:table-cell table:style-name="ce10" table:formula="of:=AVERAGE([.X27:.X34])" office:value-type="float" office:value="43.2894625" calcext:value-type="float">
            <text:p>43,29</text:p>
          </table:table-cell>
          <table:table-cell table:style-name="ce10" table:formula="of:=AVERAGE([.Y27:.Y34])" office:value-type="float" office:value="81.7161375" calcext:value-type="float">
            <text:p>81,72</text:p>
          </table:table-cell>
          <table:table-cell table:style-name="ce10" table:formula="of:=AVERAGE([.Z27:.Z34])" office:value-type="float" office:value="18.28386" calcext:value-type="float">
            <text:p>18,28</text:p>
          </table:table-cell>
          <table:table-cell table:style-name="ce12" table:formula="of:=AVERAGE([.AA27:.AA34])" office:value-type="float" office:value="47.5794125" calcext:value-type="float">
            <text:p>47,57941</text:p>
          </table:table-cell>
          <table:table-cell table:style-name="ce12" table:formula="of:=AVERAGE([.AB27:.AB34])" office:value-type="float" office:value="0.0088201875" calcext:value-type="float">
            <text:p>0,00882</text:p>
          </table:table-cell>
          <table:table-cell table:style-name="ce12" table:formula="of:=AVERAGE([.AC27:.AC34])" office:value-type="float" office:value="0.0057396375" calcext:value-type="float">
            <text:p>0,00574</text:p>
          </table:table-cell>
          <table:table-cell table:style-name="ce12" table:formula="of:=AVERAGE([.AD27:.AD34])" office:value-type="float" office:value="0.0055665875" calcext:value-type="float">
            <text:p>0,00557</text:p>
          </table:table-cell>
          <table:table-cell table:style-name="ce10" table:formula="of:=AVERAGE([.AE27:.AE34])" office:value-type="float" office:value="18.8884119151564" calcext:value-type="float">
            <text:p>18,89</text:p>
          </table:table-cell>
        </table:table-row>
        <table:table-row table:style-name="ro1">
          <table:table-cell office:value-type="string" calcext:value-type="string">
            <text:p>vehicle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Global</text:p>
          </table:table-cell>
          <table:table-cell office:value-type="float" office:value="846" calcext:value-type="float">
            <text:p>846</text:p>
          </table:table-cell>
          <table:table-cell office:value-type="float" office:value="2075.3" calcext:value-type="float">
            <text:p>2075,3</text:p>
          </table:table-cell>
          <table:table-cell office:value-type="float" office:value="98.1438" calcext:value-type="float">
            <text:p>98,14</text:p>
          </table:table-cell>
          <table:table-cell office:value-type="float" office:value="1.85623" calcext:value-type="float">
            <text:p>1,86</text:p>
          </table:table-cell>
          <table:table-cell office:value-type="float" office:value="55.3191" calcext:value-type="float">
            <text:p>55,32</text:p>
          </table:table-cell>
          <table:table-cell office:value-type="float" office:value="63.587" calcext:value-type="float">
            <text:p>63,59</text:p>
          </table:table-cell>
          <table:table-cell office:value-type="float" office:value="36.413" calcext:value-type="float">
            <text:p>36,41</text:p>
          </table:table-cell>
          <table:table-cell office:value-type="float" office:value="13.0024" calcext:value-type="float">
            <text:p>13,00</text:p>
          </table:table-cell>
          <table:table-cell office:value-type="float" office:value="0.0112697" calcext:value-type="float">
            <text:p>0,01127</text:p>
          </table:table-cell>
          <table:table-cell office:value-type="float" office:value="0.0166267" calcext:value-type="float">
            <text:p>0,01663</text:p>
          </table:table-cell>
          <table:table-cell office:value-type="float" office:value="0.0160715" calcext:value-type="float">
            <text:p>0,01607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2075.3" calcext:value-type="float">
            <text:p>2075,3</text:p>
          </table:table-cell>
          <table:table-cell office:value-type="float" office:value="98.1438" calcext:value-type="float">
            <text:p>98,1438</text:p>
          </table:table-cell>
          <table:table-cell office:value-type="float" office:value="1.85623" calcext:value-type="float">
            <text:p>1,85623</text:p>
          </table:table-cell>
          <table:table-cell office:value-type="float" office:value="61.9385" calcext:value-type="float">
            <text:p>61,9385</text:p>
          </table:table-cell>
          <table:table-cell office:value-type="float" office:value="63.1325" calcext:value-type="float">
            <text:p>63,1325</text:p>
          </table:table-cell>
          <table:table-cell office:value-type="float" office:value="36.8675" calcext:value-type="float">
            <text:p>36,8675</text:p>
          </table:table-cell>
          <table:table-cell office:value-type="float" office:value="1.89125" calcext:value-type="float">
            <text:p>1,89125</text:p>
          </table:table-cell>
          <table:table-cell office:value-type="float" office:value="0.0117415" calcext:value-type="float">
            <text:p>0,0117415</text:p>
          </table:table-cell>
          <table:table-cell office:value-type="float" office:value="0.042787" calcext:value-type="float">
            <text:p>0,042787</text:p>
          </table:table-cell>
          <table:table-cell office:value-type="float" office:value="0.0422415" calcext:value-type="float">
            <text:p>0,0422415</text:p>
          </table:table-cell>
          <table:table-cell table:formula="of:=1000000*[.AD36]/[.F36]" office:value-type="float" office:value="49.9308510638298" calcext:value-type="float">
            <text:p>49,93</text:p>
          </table:table-cell>
        </table:table-row>
        <table:table-row table:style-name="ro1">
          <table:table-cell office:value-type="string" calcext:value-type="string">
            <text:p>vowel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lobal</text:p>
          </table:table-cell>
          <table:table-cell office:value-type="float" office:value="990" calcext:value-type="float">
            <text:p>990</text:p>
          </table:table-cell>
          <table:table-cell office:value-type="float" office:value="1866.5" calcext:value-type="float">
            <text:p>1866,5</text:p>
          </table:table-cell>
          <table:table-cell office:value-type="float" office:value="98.1332" calcext:value-type="float">
            <text:p>98,13</text:p>
          </table:table-cell>
          <table:table-cell office:value-type="float" office:value="1.86682" calcext:value-type="float">
            <text:p>1,87</text:p>
          </table:table-cell>
          <table:table-cell office:value-type="float" office:value="91.6162" calcext:value-type="float">
            <text:p>91,62</text:p>
          </table:table-cell>
          <table:table-cell office:value-type="float" office:value="92.0812" calcext:value-type="float">
            <text:p>92,08</text:p>
          </table:table-cell>
          <table:table-cell office:value-type="float" office:value="7.91878" calcext:value-type="float">
            <text:p>7,92</text:p>
          </table:table-cell>
          <table:table-cell office:value-type="float" office:value="0.505051" calcext:value-type="float">
            <text:p>0,51</text:p>
          </table:table-cell>
          <table:table-cell office:value-type="float" office:value="0.0101114" calcext:value-type="float">
            <text:p>0,01011</text:p>
          </table:table-cell>
          <table:table-cell office:value-type="float" office:value="0.0027239" calcext:value-type="float">
            <text:p>0,00272</text:p>
          </table:table-cell>
          <table:table-cell office:value-type="float" office:value="0.0021482" calcext:value-type="float">
            <text:p>0,00215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1866.5" calcext:value-type="float">
            <text:p>1866,5</text:p>
          </table:table-cell>
          <table:table-cell office:value-type="float" office:value="98.1332" calcext:value-type="float">
            <text:p>98,1332</text:p>
          </table:table-cell>
          <table:table-cell office:value-type="float" office:value="1.86682" calcext:value-type="float">
            <text:p>1,86682</text:p>
          </table:table-cell>
          <table:table-cell office:value-type="float" office:value="91.8182" calcext:value-type="float">
            <text:p>91,8182</text:p>
          </table:table-cell>
          <table:table-cell office:value-type="float" office:value="92.0973" calcext:value-type="float">
            <text:p>92,0973</text:p>
          </table:table-cell>
          <table:table-cell office:value-type="float" office:value="7.90274" calcext:value-type="float">
            <text:p>7,90274</text:p>
          </table:table-cell>
          <table:table-cell office:value-type="float" office:value="0.30303" calcext:value-type="float">
            <text:p>0,30303</text:p>
          </table:table-cell>
          <table:table-cell office:value-type="float" office:value="0.0113028" calcext:value-type="float">
            <text:p>0,0113028</text:p>
          </table:table-cell>
          <table:table-cell office:value-type="float" office:value="0.030843" calcext:value-type="float">
            <text:p>0,030843</text:p>
          </table:table-cell>
          <table:table-cell office:value-type="float" office:value="0.0301982" calcext:value-type="float">
            <text:p>0,0301982</text:p>
          </table:table-cell>
          <table:table-cell table:formula="of:=1000000*[.AD37]/[.F37]" office:value-type="float" office:value="30.5032323232323" calcext:value-type="float">
            <text:p>30,50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Global</text:p>
          </table:table-cell>
          <table:table-cell office:value-type="float" office:value="2310" calcext:value-type="float">
            <text:p>2310</text:p>
          </table:table-cell>
          <table:table-cell office:value-type="float" office:value="2429.5" calcext:value-type="float">
            <text:p>2429,5</text:p>
          </table:table-cell>
          <table:table-cell office:value-type="float" office:value="94.4685" calcext:value-type="float">
            <text:p>94,47</text:p>
          </table:table-cell>
          <table:table-cell office:value-type="float" office:value="5.53151" calcext:value-type="float">
            <text:p>5,53</text:p>
          </table:table-cell>
          <table:table-cell office:value-type="float" office:value="89.7835" calcext:value-type="float">
            <text:p>89,78</text:p>
          </table:table-cell>
          <table:table-cell office:value-type="float" office:value="92.3831" calcext:value-type="float">
            <text:p>92,38</text:p>
          </table:table-cell>
          <table:table-cell office:value-type="float" office:value="7.61693" calcext:value-type="float">
            <text:p>7,62</text:p>
          </table:table-cell>
          <table:table-cell office:value-type="float" office:value="2.81385" calcext:value-type="float">
            <text:p>2,81</text:p>
          </table:table-cell>
          <table:table-cell office:value-type="float" office:value="0.0323895" calcext:value-type="float">
            <text:p>0,03239</text:p>
          </table:table-cell>
          <table:table-cell office:value-type="float" office:value="0.0165322" calcext:value-type="float">
            <text:p>0,01653</text:p>
          </table:table-cell>
          <table:table-cell office:value-type="float" office:value="0.0151643" calcext:value-type="float">
            <text:p>0,01516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2429.5" calcext:value-type="float">
            <text:p>2429,5</text:p>
          </table:table-cell>
          <table:table-cell office:value-type="float" office:value="94.4685" calcext:value-type="float">
            <text:p>94,4685</text:p>
          </table:table-cell>
          <table:table-cell office:value-type="float" office:value="5.53151" calcext:value-type="float">
            <text:p>5,53151</text:p>
          </table:table-cell>
          <table:table-cell office:value-type="float" office:value="90.7792" calcext:value-type="float">
            <text:p>90,7792</text:p>
          </table:table-cell>
          <table:table-cell office:value-type="float" office:value="92.0949" calcext:value-type="float">
            <text:p>92,0949</text:p>
          </table:table-cell>
          <table:table-cell office:value-type="float" office:value="7.90514" calcext:value-type="float">
            <text:p>7,90514</text:p>
          </table:table-cell>
          <table:table-cell office:value-type="float" office:value="1.42857" calcext:value-type="float">
            <text:p>1,42857</text:p>
          </table:table-cell>
          <table:table-cell office:value-type="float" office:value="0.0297394" calcext:value-type="float">
            <text:p>0,0297394</text:p>
          </table:table-cell>
          <table:table-cell office:value-type="float" office:value="0.0995163" calcext:value-type="float">
            <text:p>0,0995163</text:p>
          </table:table-cell>
          <table:table-cell office:value-type="float" office:value="0.0980477" calcext:value-type="float">
            <text:p>0,0980477</text:p>
          </table:table-cell>
          <table:table-cell table:formula="of:=1000000*[.AD38]/[.F38]" office:value-type="float" office:value="42.4448917748918" calcext:value-type="float">
            <text:p>42,44</text:p>
          </table:table-cell>
        </table:table-row>
        <table:table-row table:style-name="ro1">
          <table:table-cell office:value-type="string" calcext:value-type="string">
            <text:p>winequality-red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lobal</text:p>
          </table:table-cell>
          <table:table-cell office:value-type="float" office:value="1599" calcext:value-type="float">
            <text:p>1599</text:p>
          </table:table-cell>
          <table:table-cell office:value-type="float" office:value="2040.9" calcext:value-type="float">
            <text:p>2040,9</text:p>
          </table:table-cell>
          <table:table-cell office:value-type="float" office:value="80.2099" calcext:value-type="float">
            <text:p>80,21</text:p>
          </table:table-cell>
          <table:table-cell office:value-type="float" office:value="19.7901" calcext:value-type="float">
            <text:p>19,79</text:p>
          </table:table-cell>
          <table:table-cell office:value-type="float" office:value="53.4709" calcext:value-type="float">
            <text:p>53,47</text:p>
          </table:table-cell>
          <table:table-cell office:value-type="float" office:value="54.1139" calcext:value-type="float">
            <text:p>54,11</text:p>
          </table:table-cell>
          <table:table-cell office:value-type="float" office:value="45.8861" calcext:value-type="float">
            <text:p>45,89</text:p>
          </table:table-cell>
          <table:table-cell office:value-type="float" office:value="1.18824" calcext:value-type="float">
            <text:p>1,19</text:p>
          </table:table-cell>
          <table:table-cell office:value-type="float" office:value="0.014433" calcext:value-type="float">
            <text:p>0,01443</text:p>
          </table:table-cell>
          <table:table-cell office:value-type="float" office:value="0.005168" calcext:value-type="float">
            <text:p>0,00517</text:p>
          </table:table-cell>
          <table:table-cell office:value-type="float" office:value="0.0042816" calcext:value-type="float">
            <text:p>0,00428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2040.9" calcext:value-type="float">
            <text:p>2040,9</text:p>
          </table:table-cell>
          <table:table-cell office:value-type="float" office:value="80.2099" calcext:value-type="float">
            <text:p>80,2099</text:p>
          </table:table-cell>
          <table:table-cell office:value-type="float" office:value="19.7901" calcext:value-type="float">
            <text:p>19,7901</text:p>
          </table:table-cell>
          <table:table-cell office:value-type="float" office:value="53.5335" calcext:value-type="float">
            <text:p>53,5335</text:p>
          </table:table-cell>
          <table:table-cell office:value-type="float" office:value="54.0745" calcext:value-type="float">
            <text:p>54,0745</text:p>
          </table:table-cell>
          <table:table-cell office:value-type="float" office:value="45.9255" calcext:value-type="float">
            <text:p>45,9255</text:p>
          </table:table-cell>
          <table:table-cell office:value-type="float" office:value="1.00063" calcext:value-type="float">
            <text:p>1,00063</text:p>
          </table:table-cell>
          <table:table-cell office:value-type="float" office:value="0.0168594" calcext:value-type="float">
            <text:p>0,0168594</text:p>
          </table:table-cell>
          <table:table-cell office:value-type="float" office:value="0.0664976" calcext:value-type="float">
            <text:p>0,0664976</text:p>
          </table:table-cell>
          <table:table-cell office:value-type="float" office:value="0.0654428" calcext:value-type="float">
            <text:p>0,0654428</text:p>
          </table:table-cell>
          <table:table-cell table:formula="of:=1000000*[.AD39]/[.F39]" office:value-type="float" office:value="40.9273295809881" calcext:value-type="float">
            <text:p>40,93</text:p>
          </table:table-cell>
        </table:table-row>
        <table:table-row table:style-name="ro1">
          <table:table-cell office:value-type="string" calcext:value-type="string">
            <text:p>winequality-white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lobal</text:p>
          </table:table-cell>
          <table:table-cell office:value-type="float" office:value="4898" calcext:value-type="float">
            <text:p>4898</text:p>
          </table:table-cell>
          <table:table-cell office:value-type="float" office:value="2599.7" calcext:value-type="float">
            <text:p>2599,7</text:p>
          </table:table-cell>
          <table:table-cell office:value-type="float" office:value="62.6371" calcext:value-type="float">
            <text:p>62,64</text:p>
          </table:table-cell>
          <table:table-cell office:value-type="float" office:value="37.3629" calcext:value-type="float">
            <text:p>37,36</text:p>
          </table:table-cell>
          <table:table-cell office:value-type="float" office:value="47.4888" calcext:value-type="float">
            <text:p>47,49</text:p>
          </table:table-cell>
          <table:table-cell office:value-type="float" office:value="47.5762" calcext:value-type="float">
            <text:p>47,58</text:p>
          </table:table-cell>
          <table:table-cell office:value-type="float" office:value="52.4238" calcext:value-type="float">
            <text:p>52,42</text:p>
          </table:table-cell>
          <table:table-cell office:value-type="float" office:value="0.183748" calcext:value-type="float">
            <text:p>0,18</text:p>
          </table:table-cell>
          <table:table-cell office:value-type="float" office:value="0.0466724" calcext:value-type="float">
            <text:p>0,04667</text:p>
          </table:table-cell>
          <table:table-cell office:value-type="float" office:value="0.0175203" calcext:value-type="float">
            <text:p>0,01752</text:p>
          </table:table-cell>
          <table:table-cell office:value-type="float" office:value="0.0144015" calcext:value-type="float">
            <text:p>0,0144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2599.7" calcext:value-type="float">
            <text:p>2599,7</text:p>
          </table:table-cell>
          <table:table-cell office:value-type="float" office:value="62.6371" calcext:value-type="float">
            <text:p>62,6371</text:p>
          </table:table-cell>
          <table:table-cell office:value-type="float" office:value="37.3629" calcext:value-type="float">
            <text:p>37,3629</text:p>
          </table:table-cell>
          <table:table-cell office:value-type="float" office:value="47.4888" calcext:value-type="float">
            <text:p>47,4888</text:p>
          </table:table-cell>
          <table:table-cell office:value-type="float" office:value="47.5567" calcext:value-type="float">
            <text:p>47,5567</text:p>
          </table:table-cell>
          <table:table-cell office:value-type="float" office:value="52.4433" calcext:value-type="float">
            <text:p>52,4433</text:p>
          </table:table-cell>
          <table:table-cell office:value-type="float" office:value="0.142915" calcext:value-type="float">
            <text:p>0,142915</text:p>
          </table:table-cell>
          <table:table-cell office:value-type="float" office:value="0.0402404" calcext:value-type="float">
            <text:p>0,0402404</text:p>
          </table:table-cell>
          <table:table-cell office:value-type="float" office:value="0.311119" calcext:value-type="float">
            <text:p>0,311119</text:p>
          </table:table-cell>
          <table:table-cell office:value-type="float" office:value="0.30821" calcext:value-type="float">
            <text:p>0,30821</text:p>
          </table:table-cell>
          <table:table-cell table:formula="of:=1000000*[.AD40]/[.F40]" office:value-type="float" office:value="62.9256839526337" calcext:value-type="float">
            <text:p>62,93</text:p>
          </table:table-cell>
        </table:table-row>
        <table:table-row table:style-name="ro1">
          <table:table-cell office:value-type="string" calcext:value-type="string">
            <text:p>spambase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Global</text:p>
          </table:table-cell>
          <table:table-cell office:value-type="float" office:value="4597" calcext:value-type="float">
            <text:p>4597</text:p>
          </table:table-cell>
          <table:table-cell office:value-type="float" office:value="4139.6" calcext:value-type="float">
            <text:p>4139,6</text:p>
          </table:table-cell>
          <table:table-cell office:value-type="float" office:value="87.5297" calcext:value-type="float">
            <text:p>87,53</text:p>
          </table:table-cell>
          <table:table-cell office:value-type="float" office:value="12.4703" calcext:value-type="float">
            <text:p>12,47</text:p>
          </table:table-cell>
          <table:table-cell office:value-type="float" office:value="80.9006" calcext:value-type="float">
            <text:p>80,90</text:p>
          </table:table-cell>
          <table:table-cell office:value-type="float" office:value="85.0446" calcext:value-type="float">
            <text:p>85,04</text:p>
          </table:table-cell>
          <table:table-cell office:value-type="float" office:value="14.9554" calcext:value-type="float">
            <text:p>14,96</text:p>
          </table:table-cell>
          <table:table-cell office:value-type="float" office:value="4.87274" calcext:value-type="float">
            <text:p>4,87</text:p>
          </table:table-cell>
          <table:table-cell office:value-type="float" office:value="0.186658" calcext:value-type="float">
            <text:p>0,18666</text:p>
          </table:table-cell>
          <table:table-cell office:value-type="float" office:value="0.0463754" calcext:value-type="float">
            <text:p>0,04638</text:p>
          </table:table-cell>
          <table:table-cell office:value-type="float" office:value="0.0433537" calcext:value-type="float">
            <text:p>0,04335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4139.6" calcext:value-type="float">
            <text:p>4139,6</text:p>
          </table:table-cell>
          <table:table-cell office:value-type="float" office:value="87.5297" calcext:value-type="float">
            <text:p>87,5297</text:p>
          </table:table-cell>
          <table:table-cell office:value-type="float" office:value="12.4703" calcext:value-type="float">
            <text:p>12,4703</text:p>
          </table:table-cell>
          <table:table-cell office:value-type="float" office:value="81.6184" calcext:value-type="float">
            <text:p>81,6184</text:p>
          </table:table-cell>
          <table:table-cell office:value-type="float" office:value="85.118" calcext:value-type="float">
            <text:p>85,118</text:p>
          </table:table-cell>
          <table:table-cell office:value-type="float" office:value="14.882" calcext:value-type="float">
            <text:p>14,882</text:p>
          </table:table-cell>
          <table:table-cell office:value-type="float" office:value="4.11138" calcext:value-type="float">
            <text:p>4,11138</text:p>
          </table:table-cell>
          <table:table-cell office:value-type="float" office:value="0.177522" calcext:value-type="float">
            <text:p>0,177522</text:p>
          </table:table-cell>
          <table:table-cell office:value-type="float" office:value="1.00392" calcext:value-type="float">
            <text:p>1,00392</text:p>
          </table:table-cell>
          <table:table-cell office:value-type="float" office:value="1.00056" calcext:value-type="float">
            <text:p>1,00056</text:p>
          </table:table-cell>
          <table:table-cell table:formula="of:=1000000*[.AD41]/[.F41]" office:value-type="float" office:value="217.654992386339" calcext:value-type="float">
            <text:p>217,65</text:p>
          </table:table-cell>
        </table:table-row>
        <table:table-row table:style-name="ro1">
          <table:table-cell office:value-type="string" calcext:value-type="string">
            <text:p>penbased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lobal</text:p>
          </table:table-cell>
          <table:table-cell office:value-type="float" office:value="10992" calcext:value-type="float">
            <text:p>10992</text:p>
          </table:table-cell>
          <table:table-cell office:value-type="float" office:value="22199.6" calcext:value-type="float">
            <text:p>22199,6</text:p>
          </table:table-cell>
          <table:table-cell office:value-type="float" office:value="99.8575" calcext:value-type="float">
            <text:p>99,86</text:p>
          </table:table-cell>
          <table:table-cell office:value-type="float" office:value="0.142528" calcext:value-type="float">
            <text:p>0,14</text:p>
          </table:table-cell>
          <table:table-cell office:value-type="float" office:value="95.1237" calcext:value-type="float">
            <text:p>95,12</text:p>
          </table:table-cell>
          <table:table-cell office:value-type="float" office:value="98.8373" calcext:value-type="float">
            <text:p>98,84</text:p>
          </table:table-cell>
          <table:table-cell office:value-type="float" office:value="1.16268" calcext:value-type="float">
            <text:p>1,16</text:p>
          </table:table-cell>
          <table:table-cell office:value-type="float" office:value="3.75728" calcext:value-type="float">
            <text:p>3,76</text:p>
          </table:table-cell>
          <table:table-cell office:value-type="float" office:value="0.156092" calcext:value-type="float">
            <text:p>0,15609</text:p>
          </table:table-cell>
          <table:table-cell office:value-type="float" office:value="0.0799306" calcext:value-type="float">
            <text:p>0,07993</text:p>
          </table:table-cell>
          <table:table-cell office:value-type="float" office:value="0.0723541" calcext:value-type="float">
            <text:p>0,07235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22199.6" calcext:value-type="float">
            <text:p>22199,6</text:p>
          </table:table-cell>
          <table:table-cell office:value-type="float" office:value="99.8575" calcext:value-type="float">
            <text:p>99,8575</text:p>
          </table:table-cell>
          <table:table-cell office:value-type="float" office:value="0.142528" calcext:value-type="float">
            <text:p>0,142528</text:p>
          </table:table-cell>
          <table:table-cell office:value-type="float" office:value="96.3155" calcext:value-type="float">
            <text:p>96,3155</text:p>
          </table:table-cell>
          <table:table-cell office:value-type="float" office:value="98.7778" calcext:value-type="float">
            <text:p>98,7778</text:p>
          </table:table-cell>
          <table:table-cell office:value-type="float" office:value="1.22224" calcext:value-type="float">
            <text:p>1,22224</text:p>
          </table:table-cell>
          <table:table-cell office:value-type="float" office:value="2.49272" calcext:value-type="float">
            <text:p>2,49272</text:p>
          </table:table-cell>
          <table:table-cell office:value-type="float" office:value="0.149133" calcext:value-type="float">
            <text:p>0,149133</text:p>
          </table:table-cell>
          <table:table-cell office:value-type="float" office:value="4.66283" calcext:value-type="float">
            <text:p>4,66283</text:p>
          </table:table-cell>
          <table:table-cell office:value-type="float" office:value="4.64958" calcext:value-type="float">
            <text:p>4,64958</text:p>
          </table:table-cell>
          <table:table-cell table:formula="of:=1000000*[.AD42]/[.F42]" office:value-type="float" office:value="422.99672489083" calcext:value-type="float">
            <text:p>423,00</text:p>
          </table:table-cell>
        </table:table-row>
        <table:table-row table:style-name="ro1">
          <table:table-cell office:value-type="string" calcext:value-type="string">
            <text:p>ring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lobal</text:p>
          </table:table-cell>
          <table:table-cell office:value-type="float" office:value="7400" calcext:value-type="float">
            <text:p>7400</text:p>
          </table:table-cell>
          <table:table-cell office:value-type="float" office:value="14808.2" calcext:value-type="float">
            <text:p>14808,2</text:p>
          </table:table-cell>
          <table:table-cell office:value-type="float" office:value="99.0921" calcext:value-type="float">
            <text:p>99,09</text:p>
          </table:table-cell>
          <table:table-cell office:value-type="float" office:value="0.907908" calcext:value-type="float">
            <text:p>0,91</text:p>
          </table:table-cell>
          <table:table-cell office:value-type="float" office:value="56.6351" calcext:value-type="float">
            <text:p>56,64</text:p>
          </table:table-cell>
          <table:table-cell office:value-type="float" office:value="77.6399" calcext:value-type="float">
            <text:p>77,64</text:p>
          </table:table-cell>
          <table:table-cell office:value-type="float" office:value="22.3601" calcext:value-type="float">
            <text:p>22,36</text:p>
          </table:table-cell>
          <table:table-cell office:value-type="float" office:value="27.0541" calcext:value-type="float">
            <text:p>27,05</text:p>
          </table:table-cell>
          <table:table-cell office:value-type="float" office:value="0.107177" calcext:value-type="float">
            <text:p>0,10718</text:p>
          </table:table-cell>
          <table:table-cell office:value-type="float" office:value="0.169306" calcext:value-type="float">
            <text:p>0,16931</text:p>
          </table:table-cell>
          <table:table-cell office:value-type="float" office:value="0.164597" calcext:value-type="float">
            <text:p>0,1646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14808.2" calcext:value-type="float">
            <text:p>14808,2</text:p>
          </table:table-cell>
          <table:table-cell office:value-type="float" office:value="99.0921" calcext:value-type="float">
            <text:p>99,0921</text:p>
          </table:table-cell>
          <table:table-cell office:value-type="float" office:value="0.907908" calcext:value-type="float">
            <text:p>0,907908</text:p>
          </table:table-cell>
          <table:table-cell office:value-type="float" office:value="70.0405" calcext:value-type="float">
            <text:p>70,0405</text:p>
          </table:table-cell>
          <table:table-cell office:value-type="float" office:value="72.5605" calcext:value-type="float">
            <text:p>72,5605</text:p>
          </table:table-cell>
          <table:table-cell office:value-type="float" office:value="27.4395" calcext:value-type="float">
            <text:p>27,4395</text:p>
          </table:table-cell>
          <table:table-cell office:value-type="float" office:value="3.47297" calcext:value-type="float">
            <text:p>3,47297</text:p>
          </table:table-cell>
          <table:table-cell office:value-type="float" office:value="0.101614" calcext:value-type="float">
            <text:p>0,101614</text:p>
          </table:table-cell>
          <table:table-cell office:value-type="float" office:value="3.21496" calcext:value-type="float">
            <text:p>3,21496</text:p>
          </table:table-cell>
          <table:table-cell office:value-type="float" office:value="3.2086" calcext:value-type="float">
            <text:p>3,2086</text:p>
          </table:table-cell>
          <table:table-cell table:formula="of:=1000000*[.AD43]/[.F43]" office:value-type="float" office:value="433.594594594595" calcext:value-type="float">
            <text:p>433,59</text:p>
          </table:table-cell>
        </table:table-row>
        <table:table-row table:style-name="ro1">
          <table:table-cell office:value-type="string" calcext:value-type="string">
            <text:p>twonorm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lobal</text:p>
          </table:table-cell>
          <table:table-cell office:value-type="float" office:value="7400" calcext:value-type="float">
            <text:p>7400</text:p>
          </table:table-cell>
          <table:table-cell office:value-type="float" office:value="19928" calcext:value-type="float">
            <text:p>19928</text:p>
          </table:table-cell>
          <table:table-cell office:value-type="float" office:value="99.9515" calcext:value-type="float">
            <text:p>99,95</text:p>
          </table:table-cell>
          <table:table-cell office:value-type="float" office:value="0.0485485" calcext:value-type="float">
            <text:p>0,05</text:p>
          </table:table-cell>
          <table:table-cell office:value-type="float" office:value="43.8784" calcext:value-type="float">
            <text:p>43,88</text:p>
          </table:table-cell>
          <table:table-cell office:value-type="float" office:value="90.7744" calcext:value-type="float">
            <text:p>90,77</text:p>
          </table:table-cell>
          <table:table-cell office:value-type="float" office:value="9.22561" calcext:value-type="float">
            <text:p>9,23</text:p>
          </table:table-cell>
          <table:table-cell office:value-type="float" office:value="51.6622" calcext:value-type="float">
            <text:p>51,66</text:p>
          </table:table-cell>
          <table:table-cell office:value-type="float" office:value="0.107082" calcext:value-type="float">
            <text:p>0,10708</text:p>
          </table:table-cell>
          <table:table-cell office:value-type="float" office:value="0.273393" calcext:value-type="float">
            <text:p>0,27339</text:p>
          </table:table-cell>
          <table:table-cell office:value-type="float" office:value="0.268335" calcext:value-type="float">
            <text:p>0,26834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19928" calcext:value-type="float">
            <text:p>19928</text:p>
          </table:table-cell>
          <table:table-cell office:value-type="float" office:value="99.9515" calcext:value-type="float">
            <text:p>99,9515</text:p>
          </table:table-cell>
          <table:table-cell office:value-type="float" office:value="0.0485485" calcext:value-type="float">
            <text:p>0,0485485</text:p>
          </table:table-cell>
          <table:table-cell office:value-type="float" office:value="89.9865" calcext:value-type="float">
            <text:p>89,9865</text:p>
          </table:table-cell>
          <table:table-cell office:value-type="float" office:value="91.5956" calcext:value-type="float">
            <text:p>91,5956</text:p>
          </table:table-cell>
          <table:table-cell office:value-type="float" office:value="8.4044" calcext:value-type="float">
            <text:p>8,4044</text:p>
          </table:table-cell>
          <table:table-cell office:value-type="float" office:value="1.75676" calcext:value-type="float">
            <text:p>1,75676</text:p>
          </table:table-cell>
          <table:table-cell office:value-type="float" office:value="0.109825" calcext:value-type="float">
            <text:p>0,109825</text:p>
          </table:table-cell>
          <table:table-cell office:value-type="float" office:value="3.90994" calcext:value-type="float">
            <text:p>3,90994</text:p>
          </table:table-cell>
          <table:table-cell office:value-type="float" office:value="3.90287" calcext:value-type="float">
            <text:p>3,90287</text:p>
          </table:table-cell>
          <table:table-cell table:formula="of:=1000000*[.AD44]/[.F44]" office:value-type="float" office:value="527.414864864865" calcext:value-type="float">
            <text:p>527,41</text:p>
          </table:table-cell>
        </table:table-row>
        <table:table-row table:style-name="ro1">
          <table:table-cell office:value-type="string" calcext:value-type="string">
            <text:p>satimage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Global</text:p>
          </table:table-cell>
          <table:table-cell office:value-type="float" office:value="6435" calcext:value-type="float">
            <text:p>6435</text:p>
          </table:table-cell>
          <table:table-cell office:value-type="float" office:value="6166" calcext:value-type="float">
            <text:p>6166</text:p>
          </table:table-cell>
          <table:table-cell office:value-type="float" office:value="77.1527" calcext:value-type="float">
            <text:p>77,15</text:p>
          </table:table-cell>
          <table:table-cell office:value-type="float" office:value="22.8473" calcext:value-type="float">
            <text:p>22,85</text:p>
          </table:table-cell>
          <table:table-cell office:value-type="float" office:value="64.4444" calcext:value-type="float">
            <text:p>64,44</text:p>
          </table:table-cell>
          <table:table-cell office:value-type="float" office:value="64.7059" calcext:value-type="float">
            <text:p>64,71</text:p>
          </table:table-cell>
          <table:table-cell office:value-type="float" office:value="35.2941" calcext:value-type="float">
            <text:p>35,29</text:p>
          </table:table-cell>
          <table:table-cell office:value-type="float" office:value="0.40404" calcext:value-type="float">
            <text:p>0,40</text:p>
          </table:table-cell>
          <table:table-cell office:value-type="float" office:value="0.183029" calcext:value-type="float">
            <text:p>0,18303</text:p>
          </table:table-cell>
          <table:table-cell office:value-type="float" office:value="0.187309" calcext:value-type="float">
            <text:p>0,18731</text:p>
          </table:table-cell>
          <table:table-cell office:value-type="float" office:value="0.182973" calcext:value-type="float">
            <text:p>0,18297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6166" calcext:value-type="float">
            <text:p>6166</text:p>
          </table:table-cell>
          <table:table-cell office:value-type="float" office:value="77.1527" calcext:value-type="float">
            <text:p>77,1527</text:p>
          </table:table-cell>
          <table:table-cell office:value-type="float" office:value="22.8473" calcext:value-type="float">
            <text:p>22,8473</text:p>
          </table:table-cell>
          <table:table-cell table:number-columns-repeated="2" office:value-type="float" office:value="64.8485" calcext:value-type="float">
            <text:p>64,8485</text:p>
          </table:table-cell>
          <table:table-cell office:value-type="float" office:value="35.1515" calcext:value-type="float">
            <text:p>35,1515</text:p>
          </table:table-cell>
          <table:table-cell office:value-type="float" office:value="0" calcext:value-type="float">
            <text:p>0</text:p>
          </table:table-cell>
          <table:table-cell office:value-type="float" office:value="0.170412" calcext:value-type="float">
            <text:p>0,170412</text:p>
          </table:table-cell>
          <table:table-cell office:value-type="float" office:value="3.12745" calcext:value-type="float">
            <text:p>3,12745</text:p>
          </table:table-cell>
          <table:table-cell office:value-type="float" office:value="3.12262" calcext:value-type="float">
            <text:p>3,12262</text:p>
          </table:table-cell>
          <table:table-cell table:formula="of:=1000000*[.AD45]/[.F45]" office:value-type="float" office:value="485.255633255633" calcext:value-type="float">
            <text:p>485,26</text:p>
          </table:table-cell>
        </table:table-row>
        <table:table-row table:style-name="ro1">
          <table:table-cell office:value-type="string" calcext:value-type="string">
            <text:p>texture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lobal</text:p>
          </table:table-cell>
          <table:table-cell office:value-type="float" office:value="5500" calcext:value-type="float">
            <text:p>5500</text:p>
          </table:table-cell>
          <table:table-cell office:value-type="float" office:value="11043.8" calcext:value-type="float">
            <text:p>11043,8</text:p>
          </table:table-cell>
          <table:table-cell office:value-type="float" office:value="97.8114" calcext:value-type="float">
            <text:p>97,81</text:p>
          </table:table-cell>
          <table:table-cell office:value-type="float" office:value="2.18855" calcext:value-type="float">
            <text:p>2,19</text:p>
          </table:table-cell>
          <table:table-cell office:value-type="float" office:value="87.7091" calcext:value-type="float">
            <text:p>87,71</text:p>
          </table:table-cell>
          <table:table-cell office:value-type="float" office:value="92.8764" calcext:value-type="float">
            <text:p>92,88</text:p>
          </table:table-cell>
          <table:table-cell office:value-type="float" office:value="7.1236" calcext:value-type="float">
            <text:p>7,12</text:p>
          </table:table-cell>
          <table:table-cell office:value-type="float" office:value="5.56364" calcext:value-type="float">
            <text:p>5,56</text:p>
          </table:table-cell>
          <table:table-cell office:value-type="float" office:value="0.187797" calcext:value-type="float">
            <text:p>0,18780</text:p>
          </table:table-cell>
          <table:table-cell office:value-type="float" office:value="0.197514" calcext:value-type="float">
            <text:p>0,19751</text:p>
          </table:table-cell>
          <table:table-cell office:value-type="float" office:value="0.193653" calcext:value-type="float">
            <text:p>0,19365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11043.8" calcext:value-type="float">
            <text:p>11043,8</text:p>
          </table:table-cell>
          <table:table-cell office:value-type="float" office:value="97.8114" calcext:value-type="float">
            <text:p>97,8114</text:p>
          </table:table-cell>
          <table:table-cell office:value-type="float" office:value="2.18855" calcext:value-type="float">
            <text:p>2,18855</text:p>
          </table:table-cell>
          <table:table-cell office:value-type="float" office:value="92.7818" calcext:value-type="float">
            <text:p>92,7818</text:p>
          </table:table-cell>
          <table:table-cell office:value-type="float" office:value="92.8325" calcext:value-type="float">
            <text:p>92,8325</text:p>
          </table:table-cell>
          <table:table-cell office:value-type="float" office:value="7.16755" calcext:value-type="float">
            <text:p>7,16755</text:p>
          </table:table-cell>
          <table:table-cell office:value-type="float" office:value="0.0545455" calcext:value-type="float">
            <text:p>0,0545455</text:p>
          </table:table-cell>
          <table:table-cell office:value-type="float" office:value="0.18367" calcext:value-type="float">
            <text:p>0,18367</text:p>
          </table:table-cell>
          <table:table-cell office:value-type="float" office:value="3.11854" calcext:value-type="float">
            <text:p>3,11854</text:p>
          </table:table-cell>
          <table:table-cell office:value-type="float" office:value="3.11282" calcext:value-type="float">
            <text:p>3,11282</text:p>
          </table:table-cell>
          <table:table-cell table:formula="of:=1000000*[.AD46]/[.F46]" office:value-type="float" office:value="565.967272727273" calcext:value-type="float">
            <text:p>565,97</text:p>
          </table:table-cell>
        </table:table-row>
        <table:table-row table:style-name="ro1">
          <table:table-cell office:value-type="string" calcext:value-type="string">
            <text:p>letter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lobal</text:p>
          </table:table-cell>
          <table:table-cell office:value-type="float" office:value="20000" calcext:value-type="float">
            <text:p>20000</text:p>
          </table:table-cell>
          <table:table-cell office:value-type="float" office:value="20920.3" calcext:value-type="float">
            <text:p>20920,3</text:p>
          </table:table-cell>
          <table:table-cell office:value-type="float" office:value="84.3806" calcext:value-type="float">
            <text:p>84,38</text:p>
          </table:table-cell>
          <table:table-cell office:value-type="float" office:value="15.6194" calcext:value-type="float">
            <text:p>15,62</text:p>
          </table:table-cell>
          <table:table-cell office:value-type="float" office:value="74.065" calcext:value-type="float">
            <text:p>74,07</text:p>
          </table:table-cell>
          <table:table-cell office:value-type="float" office:value="74.1911" calcext:value-type="float">
            <text:p>74,19</text:p>
          </table:table-cell>
          <table:table-cell office:value-type="float" office:value="25.8089" calcext:value-type="float">
            <text:p>25,81</text:p>
          </table:table-cell>
          <table:table-cell office:value-type="float" office:value="0.17" calcext:value-type="float">
            <text:p>0,17</text:p>
          </table:table-cell>
          <table:table-cell office:value-type="float" office:value="0.274684" calcext:value-type="float">
            <text:p>0,27468</text:p>
          </table:table-cell>
          <table:table-cell office:value-type="float" office:value="0.159076" calcext:value-type="float">
            <text:p>0,15908</text:p>
          </table:table-cell>
          <table:table-cell office:value-type="float" office:value="0.146905" calcext:value-type="float">
            <text:p>0,1469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20920.3" calcext:value-type="float">
            <text:p>20920,3</text:p>
          </table:table-cell>
          <table:table-cell office:value-type="float" office:value="84.3806" calcext:value-type="float">
            <text:p>84,3806</text:p>
          </table:table-cell>
          <table:table-cell office:value-type="float" office:value="15.6194" calcext:value-type="float">
            <text:p>15,6194</text:p>
          </table:table-cell>
          <table:table-cell office:value-type="float" office:value="74.015" calcext:value-type="float">
            <text:p>74,015</text:p>
          </table:table-cell>
          <table:table-cell office:value-type="float" office:value="74.0187" calcext:value-type="float">
            <text:p>74,0187</text:p>
          </table:table-cell>
          <table:table-cell office:value-type="float" office:value="25.9813" calcext:value-type="float">
            <text:p>25,9813</text:p>
          </table:table-cell>
          <table:table-cell office:value-type="float" office:value="0.005" calcext:value-type="float">
            <text:p>0,005</text:p>
          </table:table-cell>
          <table:table-cell office:value-type="float" office:value="0.273307" calcext:value-type="float">
            <text:p>0,273307</text:p>
          </table:table-cell>
          <table:table-cell office:value-type="float" office:value="11.5933" calcext:value-type="float">
            <text:p>11,5933</text:p>
          </table:table-cell>
          <table:table-cell office:value-type="float" office:value="11.5708" calcext:value-type="float">
            <text:p>11,5708</text:p>
          </table:table-cell>
          <table:table-cell table:formula="of:=1000000*[.AD47]/[.F47]" office:value-type="float" office:value="578.54" calcext:value-type="float">
            <text:p>578,54</text:p>
          </table:table-cell>
        </table:table-row>
        <table:table-row table:style-name="ro1">
          <table:table-cell table:style-name="ce7" table:number-columns-repeated="5"/>
          <table:table-cell table:style-name="ce10" table:formula="of:=AVERAGE([.F36:.F47])" office:value-type="float" office:value="6080.58333333333" calcext:value-type="float">
            <text:p>6080,58</text:p>
          </table:table-cell>
          <table:table-cell table:style-name="ce10" table:formula="of:=AVERAGE([.G36:.G47])" office:value-type="float" office:value="9184.78333333334" calcext:value-type="float">
            <text:p>9184,78</text:p>
          </table:table-cell>
          <table:table-cell table:style-name="ce10" table:formula="of:=AVERAGE([.H36:.H47])" office:value-type="float" office:value="89.9473333333333" calcext:value-type="float">
            <text:p>89,95</text:p>
          </table:table-cell>
          <table:table-cell table:style-name="ce10" table:formula="of:=AVERAGE([.I36:.I47])" office:value-type="float" office:value="10.0526745416667" calcext:value-type="float">
            <text:p>10,05</text:p>
          </table:table-cell>
          <table:table-cell table:style-name="ce10" table:formula="of:=AVERAGE([.J36:.J47])" office:value-type="float" office:value="70.0362333333333" calcext:value-type="float">
            <text:p>70,04</text:p>
          </table:table-cell>
          <table:table-cell table:style-name="ce10" table:formula="of:=AVERAGE([.K36:.K47])" office:value-type="float" office:value="77.8175833333333" calcext:value-type="float">
            <text:p>77,82</text:p>
          </table:table-cell>
          <table:table-cell table:style-name="ce10" table:formula="of:=AVERAGE([.L36:.L47])" office:value-type="float" office:value="22.1824166666667" calcext:value-type="float">
            <text:p>22,18</text:p>
          </table:table-cell>
          <table:table-cell table:style-name="ce10" table:formula="of:=AVERAGE([.M36:.M47])" office:value-type="float" office:value="9.26477408333333" calcext:value-type="float">
            <text:p>9,26</text:p>
          </table:table-cell>
          <table:table-cell table:style-name="ce12" table:formula="of:=AVERAGE([.N36:.N47])" office:value-type="float" office:value="0.109782916666667" calcext:value-type="float">
            <text:p>0,10978</text:p>
          </table:table-cell>
          <table:table-cell table:style-name="ce12" table:formula="of:=AVERAGE([.O36:.O47])" office:value-type="float" office:value="0.097622925" calcext:value-type="float">
            <text:p>0,09762</text:p>
          </table:table-cell>
          <table:table-cell table:style-name="ce12" table:formula="of:=AVERAGE([.P36:.P47])" office:value-type="float" office:value="0.0936864916666667" calcext:value-type="float">
            <text:p>0,09369</text:p>
          </table:table-cell>
          <table:table-cell table:style-name="ce7" table:formula="of:=AVERAGE([.Q36:.Q47])" office:value-type="float" office:value="0" calcext:value-type="float">
            <text:p>0</text:p>
          </table:table-cell>
          <table:table-cell table:style-name="ce7" table:formula="of:=AVERAGE([.R36:.R47])" office:value-type="float" office:value="0" calcext:value-type="float">
            <text:p>0</text:p>
          </table:table-cell>
          <table:table-cell table:style-name="ce7" table:formula="of:=AVERAGE([.S36:.S47])" office:value-type="float" office:value="0" calcext:value-type="float">
            <text:p>0</text:p>
          </table:table-cell>
          <table:table-cell table:style-name="ce10" table:formula="of:=([.P48]/[.F48])*1000000" office:value-type="float" office:value="15.4074842051886" calcext:value-type="float">
            <text:p>15,41</text:p>
          </table:table-cell>
          <table:table-cell/>
          <table:table-cell table:style-name="ce10" table:formula="of:=AVERAGE([.V36:.V47])" office:value-type="float" office:value="89.9473333333333" calcext:value-type="float">
            <text:p>89,95</text:p>
          </table:table-cell>
          <table:table-cell table:style-name="ce10" table:formula="of:=AVERAGE([.W36:.W47])" office:value-type="float" office:value="10.0526745416667" calcext:value-type="float">
            <text:p>10,05</text:p>
          </table:table-cell>
          <table:table-cell table:style-name="ce10" table:formula="of:=AVERAGE([.X36:.X47])" office:value-type="float" office:value="76.2637" calcext:value-type="float">
            <text:p>76,26</text:p>
          </table:table-cell>
          <table:table-cell table:style-name="ce10" table:formula="of:=AVERAGE([.Y36:.Y47])" office:value-type="float" office:value="77.3922916666667" calcext:value-type="float">
            <text:p>77,39</text:p>
          </table:table-cell>
          <table:table-cell table:style-name="ce10" table:formula="of:=AVERAGE([.Z36:.Z47])" office:value-type="float" office:value="22.6077225" calcext:value-type="float">
            <text:p>22,61</text:p>
          </table:table-cell>
          <table:table-cell table:style-name="ce10" table:formula="of:=AVERAGE([.AA36:.AA47])" office:value-type="float" office:value="1.38831420833333" calcext:value-type="float">
            <text:p>1,39</text:p>
          </table:table-cell>
          <table:table-cell table:style-name="ce10" table:formula="of:=AVERAGE([.AB36:.AB47])" office:value-type="float" office:value="0.106280541666667" calcext:value-type="float">
            <text:p>0,11</text:p>
          </table:table-cell>
          <table:table-cell table:style-name="ce10" table:formula="of:=AVERAGE([.AC36:.AC47])" office:value-type="float" office:value="2.59847524166667" calcext:value-type="float">
            <text:p>2,60</text:p>
          </table:table-cell>
          <table:table-cell table:style-name="ce10" table:formula="of:=AVERAGE([.AD36:.AD47])" office:value-type="float" office:value="2.59266585" calcext:value-type="float">
            <text:p>2,59</text:p>
          </table:table-cell>
          <table:table-cell table:style-name="ce10" table:formula="of:=AVERAGE([.AE36:.AE47])" office:value-type="float" office:value="288.179672617926" calcext:value-type="float">
            <text:p>288,18</text:p>
          </table:table-cell>
        </table:table-row>
        <table:table-row table:style-name="ro1" table:number-rows-repeated="1048527">
          <table:table-cell table:number-columns-repeated="31"/>
        </table:table-row>
        <table:table-row table:style-name="ro1">
          <table:table-cell table:number-columns-repeated="31"/>
        </table:table-row>
      </table:table>
      <table:table table:name="veces04_SinFiltro" table:style-name="ta1"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8" table:default-cell-style-name="Default"/>
        <table:table-column table:style-name="co8" table:default-cell-style-name="ce9"/>
        <table:table-column table:style-name="co11" table:default-cell-style-name="ce9"/>
        <table:table-column table:style-name="co8" table:number-columns-repeated="3" table:default-cell-style-name="ce9"/>
        <table:table-column table:style-name="co11" table:default-cell-style-name="ce9"/>
        <table:table-column table:style-name="co11" table:number-columns-repeated="3" table:default-cell-style-name="ce46"/>
        <table:table-column table:style-name="co3" table:number-columns-repeated="3" table:default-cell-style-name="Default"/>
        <table:table-column table:style-name="co1" table:number-columns-repeated="11" table:default-cell-style-name="Default"/>
        <table:table-column table:style-name="co1" table:default-cell-style-name="ce9"/>
        <table:table-row table:style-name="ro1">
          <table:table-cell table:style-name="ce7" table:number-columns-repeated="5"/>
          <table:table-cell table:style-name="ce8" office:value-type="string" calcext:value-type="string">
            <text:p>Ejemplos</text:p>
          </table:table-cell>
          <table:table-cell table:style-name="ce8" office:value-type="string" calcext:value-type="string">
            <text:p>Patrones</text:p>
          </table:table-cell>
          <table:table-cell table:style-name="ce8" office:value-type="string" calcext:value-type="string">
            <text:p>Train</text:p>
          </table:table-cell>
          <table:table-cell table:style-name="ce8" office:value-type="string" calcext:value-type="string">
            <text:p>Error</text:p>
          </table:table-cell>
          <table:table-cell table:style-name="ce8" office:value-type="string" calcext:value-type="string">
            <text:p>Test</text:p>
          </table:table-cell>
          <table:table-cell table:style-name="ce8" office:value-type="string" calcext:value-type="string">
            <text:p>TestNC</text:p>
          </table:table-cell>
          <table:table-cell table:style-name="ce8" office:value-type="string" calcext:value-type="string">
            <text:p>Error</text:p>
          </table:table-cell>
          <table:table-cell table:style-name="ce8" office:value-type="string" calcext:value-type="string">
            <text:p>%NC</text:p>
          </table:table-cell>
          <table:table-cell table:style-name="ce11" office:value-type="string" calcext:value-type="string">
            <text:p>T_Train</text:p>
          </table:table-cell>
          <table:table-cell table:style-name="ce11" office:value-type="string" calcext:value-type="string">
            <text:p>T_Test</text:p>
          </table:table-cell>
          <table:table-cell table:style-name="ce11" office:value-type="string" calcext:value-type="string">
            <text:p>T_CPU_Test</text:p>
          </table:table-cell>
          <table:table-cell table:style-name="ce7" table:number-columns-repeated="3"/>
          <table:table-cell table:style-name="ce8" office:value-type="string" calcext:value-type="string">
            <text:p>Infer/Exampl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balone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lobal</text:p>
          </table:table-cell>
          <table:table-cell office:value-type="float" office:value="4174" calcext:value-type="float">
            <text:p>4174</text:p>
          </table:table-cell>
          <table:table-cell office:value-type="float" office:value="662.8" calcext:value-type="float">
            <text:p>662,8</text:p>
          </table:table-cell>
          <table:table-cell office:value-type="float" office:value="29.1622" calcext:value-type="float">
            <text:p>29,16</text:p>
          </table:table-cell>
          <table:table-cell office:value-type="float" office:value="70.8378" calcext:value-type="float">
            <text:p>70,84</text:p>
          </table:table-cell>
          <table:table-cell office:value-type="float" office:value="15.5726" calcext:value-type="float">
            <text:p>15,57</text:p>
          </table:table-cell>
          <table:table-cell office:value-type="float" office:value="15.5801" calcext:value-type="float">
            <text:p>15,58</text:p>
          </table:table-cell>
          <table:table-cell office:value-type="float" office:value="84.4199" calcext:value-type="float">
            <text:p>84,42</text:p>
          </table:table-cell>
          <table:table-cell office:value-type="float" office:value="0.0479157" calcext:value-type="float">
            <text:p>0,05</text:p>
          </table:table-cell>
          <table:table-cell office:value-type="float" office:value="0.0308474" calcext:value-type="float">
            <text:p>0,03085</text:p>
          </table:table-cell>
          <table:table-cell office:value-type="float" office:value="0.0120783" calcext:value-type="float">
            <text:p>0,01208</text:p>
          </table:table-cell>
          <table:table-cell office:value-type="float" office:value="0.0096776" calcext:value-type="float">
            <text:p>0,0096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anana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lobal</text:p>
          </table:table-cell>
          <table:table-cell office:value-type="float" office:value="5300" calcext:value-type="float">
            <text:p>5300</text:p>
          </table:table-cell>
          <table:table-cell office:value-type="float" office:value="23.9" calcext:value-type="float">
            <text:p>23,9</text:p>
          </table:table-cell>
          <table:table-cell office:value-type="float" office:value="56.364" calcext:value-type="float">
            <text:p>56,36</text:p>
          </table:table-cell>
          <table:table-cell office:value-type="float" office:value="43.636" calcext:value-type="float">
            <text:p>43,64</text:p>
          </table:table-cell>
          <table:table-cell table:number-columns-repeated="2" office:value-type="float" office:value="80.1509" calcext:value-type="float">
            <text:p>80,15</text:p>
          </table:table-cell>
          <table:table-cell office:value-type="float" office:value="19.8491" calcext:value-type="float">
            <text:p>19,85</text:p>
          </table:table-cell>
          <table:table-cell office:value-type="float" office:value="0" calcext:value-type="float">
            <text:p>0,00</text:p>
          </table:table-cell>
          <table:table-cell office:value-type="float" office:value="0.0193363" calcext:value-type="float">
            <text:p>0,01934</text:p>
          </table:table-cell>
          <table:table-cell office:value-type="float" office:value="0.0037772" calcext:value-type="float">
            <text:p>0,00378</text:p>
          </table:table-cell>
          <table:table-cell office:value-type="float" office:value="0.0009367" calcext:value-type="float">
            <text:p>0,0009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upa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lobal</text:p>
          </table:table-cell>
          <table:table-cell office:value-type="float" office:value="345" calcext:value-type="float">
            <text:p>345</text:p>
          </table:table-cell>
          <table:table-cell office:value-type="float" office:value="321.4" calcext:value-type="float">
            <text:p>321,4</text:p>
          </table:table-cell>
          <table:table-cell office:value-type="float" office:value="69.3559" calcext:value-type="float">
            <text:p>69,36</text:p>
          </table:table-cell>
          <table:table-cell office:value-type="float" office:value="30.6441" calcext:value-type="float">
            <text:p>30,64</text:p>
          </table:table-cell>
          <table:table-cell office:value-type="float" office:value="61.4493" calcext:value-type="float">
            <text:p>61,45</text:p>
          </table:table-cell>
          <table:table-cell office:value-type="float" office:value="62.5369" calcext:value-type="float">
            <text:p>62,54</text:p>
          </table:table-cell>
          <table:table-cell office:value-type="float" office:value="37.4631" calcext:value-type="float">
            <text:p>37,46</text:p>
          </table:table-cell>
          <table:table-cell office:value-type="float" office:value="1.73913" calcext:value-type="float">
            <text:p>1,74</text:p>
          </table:table-cell>
          <table:table-cell office:value-type="float" office:value="0.0019509" calcext:value-type="float">
            <text:p>0,00195</text:p>
          </table:table-cell>
          <table:table-cell office:value-type="float" office:value="0.0003677" calcext:value-type="float">
            <text:p>0,00037</text:p>
          </table:table-cell>
          <table:table-cell office:value-type="float" office:value="0.0001858" calcext:value-type="float">
            <text:p>0,0001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eart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Global</text:p>
          </table:table-cell>
          <table:table-cell office:value-type="float" office:value="270" calcext:value-type="float">
            <text:p>270</text:p>
          </table:table-cell>
          <table:table-cell office:value-type="float" office:value="924.3" calcext:value-type="float">
            <text:p>924,3</text:p>
          </table:table-cell>
          <table:table-cell office:value-type="float" office:value="99.4033" calcext:value-type="float">
            <text:p>99,40</text:p>
          </table:table-cell>
          <table:table-cell office:value-type="float" office:value="0.596708" calcext:value-type="float">
            <text:p>0,60</text:p>
          </table:table-cell>
          <table:table-cell office:value-type="float" office:value="29.2593" calcext:value-type="float">
            <text:p>29,26</text:p>
          </table:table-cell>
          <table:table-cell office:value-type="float" office:value="89.7727" calcext:value-type="float">
            <text:p>89,77</text:p>
          </table:table-cell>
          <table:table-cell office:value-type="float" office:value="10.2273" calcext:value-type="float">
            <text:p>10,23</text:p>
          </table:table-cell>
          <table:table-cell office:value-type="float" office:value="67.4074" calcext:value-type="float">
            <text:p>67,41</text:p>
          </table:table-cell>
          <table:table-cell office:value-type="float" office:value="0.0036357" calcext:value-type="float">
            <text:p>0,00364</text:p>
          </table:table-cell>
          <table:table-cell office:value-type="float" office:value="0.0005669" calcext:value-type="float">
            <text:p>0,00057</text:p>
          </table:table-cell>
          <table:table-cell office:value-type="float" office:value="0.0003909" calcext:value-type="float">
            <text:p>0,0003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ris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lobal</text:p>
          </table:table-cell>
          <table:table-cell office:value-type="float" office:value="150" calcext:value-type="float">
            <text:p>150</text:p>
          </table:table-cell>
          <table:table-cell office:value-type="float" office:value="115.6" calcext:value-type="float">
            <text:p>115,6</text:p>
          </table:table-cell>
          <table:table-cell office:value-type="float" office:value="89.1852" calcext:value-type="float">
            <text:p>89,19</text:p>
          </table:table-cell>
          <table:table-cell office:value-type="float" office:value="10.8148" calcext:value-type="float">
            <text:p>10,81</text:p>
          </table:table-cell>
          <table:table-cell table:number-columns-repeated="2" office:value-type="float" office:value="96" calcext:value-type="float">
            <text:p>96,00</text:p>
          </table:table-cell>
          <table:table-cell office:value-type="float" office:value="4" calcext:value-type="float">
            <text:p>4,00</text:p>
          </table:table-cell>
          <table:table-cell office:value-type="float" office:value="0" calcext:value-type="float">
            <text:p>0,00</text:p>
          </table:table-cell>
          <table:table-cell office:value-type="float" office:value="0.0007674" calcext:value-type="float">
            <text:p>0,00077</text:p>
          </table:table-cell>
          <table:table-cell office:value-type="float" office:value="0.0001462" calcext:value-type="float">
            <text:p>0,00015</text:p>
          </table:table-cell>
          <table:table-cell office:value-type="float" office:value="0.0000537" calcext:value-type="float">
            <text:p>0,000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ed7digit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lobal</text:p>
          </table:table-cell>
          <table:table-cell office:value-type="float" office:value="500" calcext:value-type="float">
            <text:p>500</text:p>
          </table:table-cell>
          <table:table-cell office:value-type="float" office:value="81.9" calcext:value-type="float">
            <text:p>81,9</text:p>
          </table:table-cell>
          <table:table-cell office:value-type="float" office:value="79.8444" calcext:value-type="float">
            <text:p>79,84</text:p>
          </table:table-cell>
          <table:table-cell office:value-type="float" office:value="20.1556" calcext:value-type="float">
            <text:p>20,16</text:p>
          </table:table-cell>
          <table:table-cell office:value-type="float" office:value="63" calcext:value-type="float">
            <text:p>63,00</text:p>
          </table:table-cell>
          <table:table-cell office:value-type="float" office:value="76.087" calcext:value-type="float">
            <text:p>76,09</text:p>
          </table:table-cell>
          <table:table-cell office:value-type="float" office:value="23.913" calcext:value-type="float">
            <text:p>23,91</text:p>
          </table:table-cell>
          <table:table-cell office:value-type="float" office:value="17.2" calcext:value-type="float">
            <text:p>17,20</text:p>
          </table:table-cell>
          <table:table-cell office:value-type="float" office:value="0.0024136" calcext:value-type="float">
            <text:p>0,00241</text:p>
          </table:table-cell>
          <table:table-cell office:value-type="float" office:value="0.0004682" calcext:value-type="float">
            <text:p>0,00047</text:p>
          </table:table-cell>
          <table:table-cell office:value-type="float" office:value="0.0001849" calcext:value-type="float">
            <text:p>0,0001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ammographic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obal</text:p>
          </table:table-cell>
          <table:table-cell office:value-type="float" office:value="830" calcext:value-type="float">
            <text:p>830</text:p>
          </table:table-cell>
          <table:table-cell office:value-type="float" office:value="236.9" calcext:value-type="float">
            <text:p>236,9</text:p>
          </table:table-cell>
          <table:table-cell office:value-type="float" office:value="86.6408" calcext:value-type="float">
            <text:p>86,64</text:p>
          </table:table-cell>
          <table:table-cell office:value-type="float" office:value="13.3592" calcext:value-type="float">
            <text:p>13,36</text:p>
          </table:table-cell>
          <table:table-cell office:value-type="float" office:value="77.3494" calcext:value-type="float">
            <text:p>77,35</text:p>
          </table:table-cell>
          <table:table-cell office:value-type="float" office:value="81.7834" calcext:value-type="float">
            <text:p>81,78</text:p>
          </table:table-cell>
          <table:table-cell office:value-type="float" office:value="18.2166" calcext:value-type="float">
            <text:p>18,22</text:p>
          </table:table-cell>
          <table:table-cell office:value-type="float" office:value="5.42169" calcext:value-type="float">
            <text:p>5,42</text:p>
          </table:table-cell>
          <table:table-cell office:value-type="float" office:value="0.0038294" calcext:value-type="float">
            <text:p>0,00383</text:p>
          </table:table-cell>
          <table:table-cell office:value-type="float" office:value="0.0006778" calcext:value-type="float">
            <text:p>0,00068</text:p>
          </table:table-cell>
          <table:table-cell office:value-type="float" office:value="0.0002314" calcext:value-type="float">
            <text:p>0,0002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newthyroid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Global</text:p>
          </table:table-cell>
          <table:table-cell office:value-type="float" office:value="215" calcext:value-type="float">
            <text:p>215</text:p>
          </table:table-cell>
          <table:table-cell office:value-type="float" office:value="157" calcext:value-type="float">
            <text:p>157</text:p>
          </table:table-cell>
          <table:table-cell office:value-type="float" office:value="91.2016" calcext:value-type="float">
            <text:p>91,20</text:p>
          </table:table-cell>
          <table:table-cell office:value-type="float" office:value="8.79845" calcext:value-type="float">
            <text:p>8,80</text:p>
          </table:table-cell>
          <table:table-cell office:value-type="float" office:value="93.0233" calcext:value-type="float">
            <text:p>93,02</text:p>
          </table:table-cell>
          <table:table-cell office:value-type="float" office:value="93.8967" calcext:value-type="float">
            <text:p>93,90</text:p>
          </table:table-cell>
          <table:table-cell office:value-type="float" office:value="6.10329" calcext:value-type="float">
            <text:p>6,10</text:p>
          </table:table-cell>
          <table:table-cell office:value-type="float" office:value="0.930233" calcext:value-type="float">
            <text:p>0,93</text:p>
          </table:table-cell>
          <table:table-cell office:value-type="float" office:value="0.0011508" calcext:value-type="float">
            <text:p>0,00115</text:p>
          </table:table-cell>
          <table:table-cell office:value-type="float" office:value="0.0001979" calcext:value-type="float">
            <text:p>0,00020</text:p>
          </table:table-cell>
          <table:table-cell office:value-type="float" office:value="0.0000778" calcext:value-type="float">
            <text:p>0,0000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age-blocks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lobal</text:p>
          </table:table-cell>
          <table:table-cell office:value-type="float" office:value="5472" calcext:value-type="float">
            <text:p>5472</text:p>
          </table:table-cell>
          <table:table-cell office:value-type="float" office:value="588.4" calcext:value-type="float">
            <text:p>588,4</text:p>
          </table:table-cell>
          <table:table-cell office:value-type="float" office:value="93.6246" calcext:value-type="float">
            <text:p>93,62</text:p>
          </table:table-cell>
          <table:table-cell office:value-type="float" office:value="6.37539" calcext:value-type="float">
            <text:p>6,38</text:p>
          </table:table-cell>
          <table:table-cell office:value-type="float" office:value="93.7865" calcext:value-type="float">
            <text:p>93,79</text:p>
          </table:table-cell>
          <table:table-cell office:value-type="float" office:value="93.9067" calcext:value-type="float">
            <text:p>93,91</text:p>
          </table:table-cell>
          <table:table-cell office:value-type="float" office:value="6.09332" calcext:value-type="float">
            <text:p>6,09</text:p>
          </table:table-cell>
          <table:table-cell office:value-type="float" office:value="0.127924" calcext:value-type="float">
            <text:p>0,13</text:p>
          </table:table-cell>
          <table:table-cell office:value-type="float" office:value="0.0447881" calcext:value-type="float">
            <text:p>0,04479</text:p>
          </table:table-cell>
          <table:table-cell office:value-type="float" office:value="0.0070044" calcext:value-type="float">
            <text:p>0,00700</text:p>
          </table:table-cell>
          <table:table-cell office:value-type="float" office:value="0.0038651" calcext:value-type="float">
            <text:p>0,0038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honeme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Global</text:p>
          </table:table-cell>
          <table:table-cell office:value-type="float" office:value="5404" calcext:value-type="float">
            <text:p>5404</text:p>
          </table:table-cell>
          <table:table-cell office:value-type="float" office:value="497.4" calcext:value-type="float">
            <text:p>497,4</text:p>
          </table:table-cell>
          <table:table-cell office:value-type="float" office:value="80.2739" calcext:value-type="float">
            <text:p>80,27</text:p>
          </table:table-cell>
          <table:table-cell office:value-type="float" office:value="19.7261" calcext:value-type="float">
            <text:p>19,73</text:p>
          </table:table-cell>
          <table:table-cell table:number-columns-repeated="2" office:value-type="float" office:value="80.0703" calcext:value-type="float">
            <text:p>80,07</text:p>
          </table:table-cell>
          <table:table-cell office:value-type="float" office:value="19.9297" calcext:value-type="float">
            <text:p>19,93</text:p>
          </table:table-cell>
          <table:table-cell office:value-type="float" office:value="0" calcext:value-type="float">
            <text:p>0,00</text:p>
          </table:table-cell>
          <table:table-cell office:value-type="float" office:value="0.0282619" calcext:value-type="float">
            <text:p>0,02826</text:p>
          </table:table-cell>
          <table:table-cell office:value-type="float" office:value="0.0051287" calcext:value-type="float">
            <text:p>0,00513</text:p>
          </table:table-cell>
          <table:table-cell office:value-type="float" office:value="0.0022451" calcext:value-type="float">
            <text:p>0,0022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ima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lobal</text:p>
          </table:table-cell>
          <table:table-cell office:value-type="float" office:value="768" calcext:value-type="float">
            <text:p>768</text:p>
          </table:table-cell>
          <table:table-cell office:value-type="float" office:value="1240.8" calcext:value-type="float">
            <text:p>1240,8</text:p>
          </table:table-cell>
          <table:table-cell office:value-type="float" office:value="84.6644" calcext:value-type="float">
            <text:p>84,66</text:p>
          </table:table-cell>
          <table:table-cell office:value-type="float" office:value="15.3356" calcext:value-type="float">
            <text:p>15,34</text:p>
          </table:table-cell>
          <table:table-cell office:value-type="float" office:value="68.8802" calcext:value-type="float">
            <text:p>68,88</text:p>
          </table:table-cell>
          <table:table-cell office:value-type="float" office:value="70.2523" calcext:value-type="float">
            <text:p>70,25</text:p>
          </table:table-cell>
          <table:table-cell office:value-type="float" office:value="29.7477" calcext:value-type="float">
            <text:p>29,75</text:p>
          </table:table-cell>
          <table:table-cell office:value-type="float" office:value="1.95312" calcext:value-type="float">
            <text:p>1,95</text:p>
          </table:table-cell>
          <table:table-cell office:value-type="float" office:value="0.0057913" calcext:value-type="float">
            <text:p>0,00579</text:p>
          </table:table-cell>
          <table:table-cell office:value-type="float" office:value="0.0010399" calcext:value-type="float">
            <text:p>0,00104</text:p>
          </table:table-cell>
          <table:table-cell office:value-type="float" office:value="0.0006137" calcext:value-type="float">
            <text:p>0,0006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aheart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lobal</text:p>
          </table:table-cell>
          <table:table-cell office:value-type="float" office:value="462" calcext:value-type="float">
            <text:p>462</text:p>
          </table:table-cell>
          <table:table-cell office:value-type="float" office:value="1229.3" calcext:value-type="float">
            <text:p>1229,3</text:p>
          </table:table-cell>
          <table:table-cell office:value-type="float" office:value="92.4062" calcext:value-type="float">
            <text:p>92,41</text:p>
          </table:table-cell>
          <table:table-cell office:value-type="float" office:value="7.5938" calcext:value-type="float">
            <text:p>7,59</text:p>
          </table:table-cell>
          <table:table-cell office:value-type="float" office:value="61.4719" calcext:value-type="float">
            <text:p>61,47</text:p>
          </table:table-cell>
          <table:table-cell office:value-type="float" office:value="63.3929" calcext:value-type="float">
            <text:p>63,39</text:p>
          </table:table-cell>
          <table:table-cell office:value-type="float" office:value="36.6071" calcext:value-type="float">
            <text:p>36,61</text:p>
          </table:table-cell>
          <table:table-cell office:value-type="float" office:value="3.0303" calcext:value-type="float">
            <text:p>3,03</text:p>
          </table:table-cell>
          <table:table-cell office:value-type="float" office:value="0.0036219" calcext:value-type="float">
            <text:p>0,00362</text:p>
          </table:table-cell>
          <table:table-cell office:value-type="float" office:value="0.0007481" calcext:value-type="float">
            <text:p>0,00075</text:p>
          </table:table-cell>
          <table:table-cell office:value-type="float" office:value="0.0004892" calcext:value-type="float">
            <text:p>0,0004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huttle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lobal</text:p>
          </table:table-cell>
          <table:table-cell office:value-type="float" office:value="57999" calcext:value-type="float">
            <text:p>57999</text:p>
          </table:table-cell>
          <table:table-cell office:value-type="float" office:value="264" calcext:value-type="float">
            <text:p>264</text:p>
          </table:table-cell>
          <table:table-cell office:value-type="float" office:value="82.129" calcext:value-type="float">
            <text:p>82,13</text:p>
          </table:table-cell>
          <table:table-cell office:value-type="float" office:value="17.871" calcext:value-type="float">
            <text:p>17,87</text:p>
          </table:table-cell>
          <table:table-cell office:value-type="float" office:value="84.2652" calcext:value-type="float">
            <text:p>84,27</text:p>
          </table:table-cell>
          <table:table-cell office:value-type="float" office:value="84.2754" calcext:value-type="float">
            <text:p>84,28</text:p>
          </table:table-cell>
          <table:table-cell office:value-type="float" office:value="15.7246" calcext:value-type="float">
            <text:p>15,72</text:p>
          </table:table-cell>
          <table:table-cell office:value-type="float" office:value="0.0120692" calcext:value-type="float">
            <text:p>0,01</text:p>
          </table:table-cell>
          <table:table-cell office:value-type="float" office:value="0.420615" calcext:value-type="float">
            <text:p>0,42062</text:p>
          </table:table-cell>
          <table:table-cell office:value-type="float" office:value="0.0922941" calcext:value-type="float">
            <text:p>0,09229</text:p>
          </table:table-cell>
          <table:table-cell office:value-type="float" office:value="0.0601855" calcext:value-type="float">
            <text:p>0,0601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style-name="ce7" table:number-columns-repeated="5"/>
          <table:table-cell table:style-name="ce10" table:formula="of:=AVERAGE([.F2:.F14])" office:value-type="float" office:value="6299.15384615385" calcext:value-type="float">
            <text:p>6299,15</text:p>
          </table:table-cell>
          <table:table-cell table:style-name="ce10" table:formula="of:=AVERAGE([.G2:.G14])" office:value-type="float" office:value="487.976923076923" calcext:value-type="float">
            <text:p>487,98</text:p>
          </table:table-cell>
          <table:table-cell table:style-name="ce10" table:formula="of:=AVERAGE([.H2:.H14])" office:value-type="float" office:value="79.5581153846154" calcext:value-type="float">
            <text:p>79,56</text:p>
          </table:table-cell>
          <table:table-cell table:style-name="ce10" table:formula="of:=AVERAGE([.I2:.I14])" office:value-type="float" office:value="20.4418883076923" calcext:value-type="float">
            <text:p>20,44</text:p>
          </table:table-cell>
          <table:table-cell table:style-name="ce10" table:formula="of:=AVERAGE([.J2:.J14])" office:value-type="float" office:value="69.5599153846154" calcext:value-type="float">
            <text:p>69,56</text:p>
          </table:table-cell>
          <table:table-cell table:style-name="ce10" table:formula="of:=AVERAGE([.K2:.K14])" office:value-type="float" office:value="75.9773307692308" calcext:value-type="float">
            <text:p>75,98</text:p>
          </table:table-cell>
          <table:table-cell table:style-name="ce10" table:formula="of:=AVERAGE([.L2:.L14])" office:value-type="float" office:value="24.02267" calcext:value-type="float">
            <text:p>24,02</text:p>
          </table:table-cell>
          <table:table-cell table:style-name="ce10" table:formula="of:=AVERAGE([.M2:.M14])" office:value-type="float" office:value="7.52844476153846" calcext:value-type="float">
            <text:p>7,53</text:p>
          </table:table-cell>
          <table:table-cell table:style-name="ce12" table:formula="of:=AVERAGE([.N2:.N14])" office:value-type="float" office:value="0.0436161307692308" calcext:value-type="float">
            <text:p>0,04362</text:p>
          </table:table-cell>
          <table:table-cell table:style-name="ce12" table:formula="of:=AVERAGE([.O2:.O14])" office:value-type="float" office:value="0.00957656923076923" calcext:value-type="float">
            <text:p>0,00958</text:p>
          </table:table-cell>
          <table:table-cell table:style-name="ce12" table:formula="of:=AVERAGE([.P2:.P14])" office:value-type="float" office:value="0.00608749230769231" calcext:value-type="float">
            <text:p>0,00609</text:p>
          </table:table-cell>
          <table:table-cell table:style-name="ce7" table:number-columns-repeated="3"/>
          <table:table-cell table:style-name="ce10" table:formula="of:=([.P15]/[.F15])*1000000" office:value-type="float" office:value="0.966398417369854" calcext:value-type="float">
            <text:p>0,9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dult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lobal</text:p>
          </table:table-cell>
          <table:table-cell office:value-type="float" office:value="45222" calcext:value-type="float">
            <text:p>45222</text:p>
          </table:table-cell>
          <table:table-cell office:value-type="float" office:value="74772.6" calcext:value-type="float">
            <text:p>74772,6</text:p>
          </table:table-cell>
          <table:table-cell office:value-type="float" office:value="89.9005" calcext:value-type="float">
            <text:p>89,90</text:p>
          </table:table-cell>
          <table:table-cell office:value-type="float" office:value="10.0995" calcext:value-type="float">
            <text:p>10,10</text:p>
          </table:table-cell>
          <table:table-cell office:value-type="float" office:value="65.2116" calcext:value-type="float">
            <text:p>65,21</text:p>
          </table:table-cell>
          <table:table-cell office:value-type="float" office:value="81.1726" calcext:value-type="float">
            <text:p>81,17</text:p>
          </table:table-cell>
          <table:table-cell office:value-type="float" office:value="18.8274" calcext:value-type="float">
            <text:p>18,83</text:p>
          </table:table-cell>
          <table:table-cell office:value-type="float" office:value="19.663" calcext:value-type="float">
            <text:p>19,66</text:p>
          </table:table-cell>
          <table:table-cell office:value-type="float" office:value="0.647968" calcext:value-type="float">
            <text:p>0,64797</text:p>
          </table:table-cell>
          <table:table-cell office:value-type="float" office:value="0.0978266" calcext:value-type="float">
            <text:p>0,09783</text:p>
          </table:table-cell>
          <table:table-cell office:value-type="float" office:value="0.0671628" calcext:value-type="float">
            <text:p>0,0671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ustralian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lobal</text:p>
          </table:table-cell>
          <table:table-cell office:value-type="float" office:value="690" calcext:value-type="float">
            <text:p>690</text:p>
          </table:table-cell>
          <table:table-cell office:value-type="float" office:value="1905" calcext:value-type="float">
            <text:p>1905</text:p>
          </table:table-cell>
          <table:table-cell office:value-type="float" office:value="96.4199" calcext:value-type="float">
            <text:p>96,42</text:p>
          </table:table-cell>
          <table:table-cell office:value-type="float" office:value="3.58007" calcext:value-type="float">
            <text:p>3,58</text:p>
          </table:table-cell>
          <table:table-cell office:value-type="float" office:value="57.3913" calcext:value-type="float">
            <text:p>57,39</text:p>
          </table:table-cell>
          <table:table-cell office:value-type="float" office:value="82.3285" calcext:value-type="float">
            <text:p>82,33</text:p>
          </table:table-cell>
          <table:table-cell office:value-type="float" office:value="17.6715" calcext:value-type="float">
            <text:p>17,67</text:p>
          </table:table-cell>
          <table:table-cell office:value-type="float" office:value="30.2899" calcext:value-type="float">
            <text:p>30,29</text:p>
          </table:table-cell>
          <table:table-cell office:value-type="float" office:value="0.0074069" calcext:value-type="float">
            <text:p>0,00741</text:p>
          </table:table-cell>
          <table:table-cell office:value-type="float" office:value="0.0012742" calcext:value-type="float">
            <text:p>0,00127</text:p>
          </table:table-cell>
          <table:table-cell office:value-type="float" office:value="0.0008763" calcext:value-type="float">
            <text:p>0,0008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rx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lobal</text:p>
          </table:table-cell>
          <table:table-cell office:value-type="float" office:value="653" calcext:value-type="float">
            <text:p>653</text:p>
          </table:table-cell>
          <table:table-cell office:value-type="float" office:value="2058.2" calcext:value-type="float">
            <text:p>2058,2</text:p>
          </table:table-cell>
          <table:table-cell office:value-type="float" office:value="98.2319" calcext:value-type="float">
            <text:p>98,23</text:p>
          </table:table-cell>
          <table:table-cell office:value-type="float" office:value="1.76806" calcext:value-type="float">
            <text:p>1,77</text:p>
          </table:table-cell>
          <table:table-cell office:value-type="float" office:value="41.807" calcext:value-type="float">
            <text:p>41,81</text:p>
          </table:table-cell>
          <table:table-cell office:value-type="float" office:value="85.5799" calcext:value-type="float">
            <text:p>85,58</text:p>
          </table:table-cell>
          <table:table-cell office:value-type="float" office:value="14.4201" calcext:value-type="float">
            <text:p>14,42</text:p>
          </table:table-cell>
          <table:table-cell office:value-type="float" office:value="51.1485" calcext:value-type="float">
            <text:p>51,15</text:p>
          </table:table-cell>
          <table:table-cell office:value-type="float" office:value="0.0072564" calcext:value-type="float">
            <text:p>0,00726</text:p>
          </table:table-cell>
          <table:table-cell office:value-type="float" office:value="0.0011751" calcext:value-type="float">
            <text:p>0,00118</text:p>
          </table:table-cell>
          <table:table-cell office:value-type="float" office:value="0.0008009" calcext:value-type="float">
            <text:p>0,0008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ensus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lobal</text:p>
          </table:table-cell>
          <table:table-cell office:value-type="float" office:value="142521" calcext:value-type="float">
            <text:p>142521</text:p>
          </table:table-cell>
          <table:table-cell office:value-type="float" office:value="307001" calcext:value-type="float">
            <text:p>307001</text:p>
          </table:table-cell>
          <table:table-cell office:value-type="float" office:value="99.1411" calcext:value-type="float">
            <text:p>99,14</text:p>
          </table:table-cell>
          <table:table-cell office:value-type="float" office:value="0.858875" calcext:value-type="float">
            <text:p>0,86</text:p>
          </table:table-cell>
          <table:table-cell office:value-type="float" office:value="48.7823" calcext:value-type="float">
            <text:p>48,78</text:p>
          </table:table-cell>
          <table:table-cell office:value-type="float" office:value="96.331" calcext:value-type="float">
            <text:p>96,33</text:p>
          </table:table-cell>
          <table:table-cell office:value-type="float" office:value="3.66896" calcext:value-type="float">
            <text:p>3,67</text:p>
          </table:table-cell>
          <table:table-cell office:value-type="float" office:value="49.3597" calcext:value-type="float">
            <text:p>49,36</text:p>
          </table:table-cell>
          <table:table-cell office:value-type="float" office:value="7.08701" calcext:value-type="float">
            <text:p>7,08701</text:p>
          </table:table-cell>
          <table:table-cell office:value-type="float" office:value="0.680914" calcext:value-type="float">
            <text:p>0,68091</text:p>
          </table:table-cell>
          <table:table-cell office:value-type="float" office:value="0.610941" calcext:value-type="float">
            <text:p>0,6109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oil200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lobal</text:p>
          </table:table-cell>
          <table:table-cell office:value-type="float" office:value="9822" calcext:value-type="float">
            <text:p>9822</text:p>
          </table:table-cell>
          <table:table-cell office:value-type="float" office:value="20919.3" calcext:value-type="float">
            <text:p>20919,3</text:p>
          </table:table-cell>
          <table:table-cell office:value-type="float" office:value="98.5095" calcext:value-type="float">
            <text:p>98,51</text:p>
          </table:table-cell>
          <table:table-cell office:value-type="float" office:value="1.49053" calcext:value-type="float">
            <text:p>1,49</text:p>
          </table:table-cell>
          <table:table-cell office:value-type="float" office:value="24.6284" calcext:value-type="float">
            <text:p>24,63</text:p>
          </table:table-cell>
          <table:table-cell office:value-type="float" office:value="91.7678" calcext:value-type="float">
            <text:p>91,77</text:p>
          </table:table-cell>
          <table:table-cell office:value-type="float" office:value="8.23217" calcext:value-type="float">
            <text:p>8,23</text:p>
          </table:table-cell>
          <table:table-cell office:value-type="float" office:value="73.1623" calcext:value-type="float">
            <text:p>73,16</text:p>
          </table:table-cell>
          <table:table-cell office:value-type="float" office:value="0.998803" calcext:value-type="float">
            <text:p>0,99880</text:p>
          </table:table-cell>
          <table:table-cell office:value-type="float" office:value="0.0896675" calcext:value-type="float">
            <text:p>0,08967</text:p>
          </table:table-cell>
          <table:table-cell office:value-type="float" office:value="0.0824563" calcext:value-type="float">
            <text:p>0,0824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ovtype_2_vs_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lobal</text:p>
          </table:table-cell>
          <table:table-cell office:value-type="float" office:value="495141" calcext:value-type="float">
            <text:p>495141</text:p>
          </table:table-cell>
          <table:table-cell office:value-type="float" office:value="69076.9" calcext:value-type="float">
            <text:p>69076,9</text:p>
          </table:table-cell>
          <table:table-cell office:value-type="float" office:value="82.6241" calcext:value-type="float">
            <text:p>82,62</text:p>
          </table:table-cell>
          <table:table-cell office:value-type="float" office:value="17.3759" calcext:value-type="float">
            <text:p>17,38</text:p>
          </table:table-cell>
          <table:table-cell office:value-type="float" office:value="85.1689" calcext:value-type="float">
            <text:p>85,17</text:p>
          </table:table-cell>
          <table:table-cell office:value-type="float" office:value="85.1716" calcext:value-type="float">
            <text:p>85,17</text:p>
          </table:table-cell>
          <table:table-cell office:value-type="float" office:value="14.8284" calcext:value-type="float">
            <text:p>14,83</text:p>
          </table:table-cell>
          <table:table-cell office:value-type="float" office:value="0.0032314" calcext:value-type="float">
            <text:p>0,00</text:p>
          </table:table-cell>
          <table:table-cell office:value-type="float" office:value="31.9286" calcext:value-type="float">
            <text:p>31,92860</text:p>
          </table:table-cell>
          <table:table-cell office:value-type="float" office:value="2.54778" calcext:value-type="float">
            <text:p>2,54778</text:p>
          </table:table-cell>
          <table:table-cell office:value-type="float" office:value="2.44549" calcext:value-type="float">
            <text:p>2,4454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ars_0_vs_4_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Global</text:p>
          </table:table-cell>
          <table:table-cell office:value-type="float" office:value="62123" calcext:value-type="float">
            <text:p>62123</text:p>
          </table:table-cell>
          <table:table-cell office:value-type="float" office:value="134538" calcext:value-type="float">
            <text:p>134538</text:p>
          </table:table-cell>
          <table:table-cell office:value-type="float" office:value="100" calcext:value-type="float">
            <text:p>100,00</text:p>
          </table:table-cell>
          <table:table-cell office:value-type="float" office:value="0" calcext:value-type="float">
            <text:p>0,00</text:p>
          </table:table-cell>
          <table:table-cell office:value-type="float" office:value="47.9436" calcext:value-type="float">
            <text:p>47,94</text:p>
          </table:table-cell>
          <table:table-cell office:value-type="float" office:value="100" calcext:value-type="float">
            <text:p>100,00</text:p>
          </table:table-cell>
          <table:table-cell office:value-type="float" office:value="0" calcext:value-type="float">
            <text:p>0,00</text:p>
          </table:table-cell>
          <table:table-cell office:value-type="float" office:value="52.0564" calcext:value-type="float">
            <text:p>52,06</text:p>
          </table:table-cell>
          <table:table-cell office:value-type="float" office:value="2.31574" calcext:value-type="float">
            <text:p>2,31574</text:p>
          </table:table-cell>
          <table:table-cell office:value-type="float" office:value="0.225708" calcext:value-type="float">
            <text:p>0,22571</text:p>
          </table:table-cell>
          <table:table-cell office:value-type="float" office:value="0.183967" calcext:value-type="float">
            <text:p>0,1839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german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lobal</text:p>
          </table:table-cell>
          <table:table-cell office:value-type="float" office:value="1000" calcext:value-type="float">
            <text:p>1000</text:p>
          </table:table-cell>
          <table:table-cell office:value-type="float" office:value="3586.6" calcext:value-type="float">
            <text:p>3586,6</text:p>
          </table:table-cell>
          <table:table-cell office:value-type="float" office:value="100" calcext:value-type="float">
            <text:p>100,00</text:p>
          </table:table-cell>
          <table:table-cell office:value-type="float" office:value="0" calcext:value-type="float">
            <text:p>0,00</text:p>
          </table:table-cell>
          <table:table-cell office:value-type="float" office:value="0.6" calcext:value-type="float">
            <text:p>0,60</text:p>
          </table:table-cell>
          <table:table-cell office:value-type="float" office:value="100" calcext:value-type="float">
            <text:p>100,00</text:p>
          </table:table-cell>
          <table:table-cell office:value-type="float" office:value="0" calcext:value-type="float">
            <text:p>0,00</text:p>
          </table:table-cell>
          <table:table-cell office:value-type="float" office:value="99.4" calcext:value-type="float">
            <text:p>99,40</text:p>
          </table:table-cell>
          <table:table-cell office:value-type="float" office:value="0.018657" calcext:value-type="float">
            <text:p>0,01866</text:p>
          </table:table-cell>
          <table:table-cell office:value-type="float" office:value="0.0018598" calcext:value-type="float">
            <text:p>0,00186</text:p>
          </table:table-cell>
          <table:table-cell office:value-type="float" office:value="0.001277" calcext:value-type="float">
            <text:p>0,0012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agic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lobal</text:p>
          </table:table-cell>
          <table:table-cell office:value-type="float" office:value="19020" calcext:value-type="float">
            <text:p>19020</text:p>
          </table:table-cell>
          <table:table-cell office:value-type="float" office:value="4689.1" calcext:value-type="float">
            <text:p>4689,1</text:p>
          </table:table-cell>
          <table:table-cell office:value-type="float" office:value="81.3201" calcext:value-type="float">
            <text:p>81,32</text:p>
          </table:table-cell>
          <table:table-cell office:value-type="float" office:value="18.6799" calcext:value-type="float">
            <text:p>18,68</text:p>
          </table:table-cell>
          <table:table-cell office:value-type="float" office:value="81.4564" calcext:value-type="float">
            <text:p>81,46</text:p>
          </table:table-cell>
          <table:table-cell office:value-type="float" office:value="81.4864" calcext:value-type="float">
            <text:p>81,49</text:p>
          </table:table-cell>
          <table:table-cell office:value-type="float" office:value="18.5136" calcext:value-type="float">
            <text:p>18,51</text:p>
          </table:table-cell>
          <table:table-cell office:value-type="float" office:value="0.0368034" calcext:value-type="float">
            <text:p>0,04</text:p>
          </table:table-cell>
          <table:table-cell office:value-type="float" office:value="0.147818" calcext:value-type="float">
            <text:p>0,14782</text:p>
          </table:table-cell>
          <table:table-cell office:value-type="float" office:value="0.036589" calcext:value-type="float">
            <text:p>0,03659</text:p>
          </table:table-cell>
          <table:table-cell office:value-type="float" office:value="0.0257128" calcext:value-type="float">
            <text:p>0,0257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hyroid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lobal</text:p>
          </table:table-cell>
          <table:table-cell office:value-type="float" office:value="7200" calcext:value-type="float">
            <text:p>7200</text:p>
          </table:table-cell>
          <table:table-cell office:value-type="float" office:value="2819.1" calcext:value-type="float">
            <text:p>2819,1</text:p>
          </table:table-cell>
          <table:table-cell office:value-type="float" office:value="93.863" calcext:value-type="float">
            <text:p>93,86</text:p>
          </table:table-cell>
          <table:table-cell office:value-type="float" office:value="6.13696" calcext:value-type="float">
            <text:p>6,14</text:p>
          </table:table-cell>
          <table:table-cell office:value-type="float" office:value="92.3472" calcext:value-type="float">
            <text:p>92,35</text:p>
          </table:table-cell>
          <table:table-cell office:value-type="float" office:value="93.5162" calcext:value-type="float">
            <text:p>93,52</text:p>
          </table:table-cell>
          <table:table-cell office:value-type="float" office:value="6.48383" calcext:value-type="float">
            <text:p>6,48</text:p>
          </table:table-cell>
          <table:table-cell office:value-type="float" office:value="1.25" calcext:value-type="float">
            <text:p>1,25</text:p>
          </table:table-cell>
          <table:table-cell office:value-type="float" office:value="0.0851928" calcext:value-type="float">
            <text:p>0,08519</text:p>
          </table:table-cell>
          <table:table-cell office:value-type="float" office:value="0.0127268" calcext:value-type="float">
            <text:p>0,01273</text:p>
          </table:table-cell>
          <table:table-cell office:value-type="float" office:value="0.0087624" calcext:value-type="float">
            <text:p>0,0087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style-name="ce7" table:number-columns-repeated="5"/>
          <table:table-cell table:style-name="ce10" table:formula="of:=AVERAGE([.F16:.F25])" office:value-type="float" office:value="78339.2" calcext:value-type="float">
            <text:p>78339,20</text:p>
          </table:table-cell>
          <table:table-cell table:style-name="ce10" table:formula="of:=AVERAGE([.G16:.G25])" office:value-type="float" office:value="62136.58" calcext:value-type="float">
            <text:p>62136,58</text:p>
          </table:table-cell>
          <table:table-cell table:style-name="ce10" table:formula="of:=AVERAGE([.H16:.H25])" office:value-type="float" office:value="94.00101" calcext:value-type="float">
            <text:p>94,00</text:p>
          </table:table-cell>
          <table:table-cell table:style-name="ce10" table:formula="of:=AVERAGE([.I16:.I25])" office:value-type="float" office:value="5.9989795" calcext:value-type="float">
            <text:p>6,00</text:p>
          </table:table-cell>
          <table:table-cell table:style-name="ce10" table:formula="of:=AVERAGE([.J16:.J25])" office:value-type="float" office:value="54.53367" calcext:value-type="float">
            <text:p>54,53</text:p>
          </table:table-cell>
          <table:table-cell table:style-name="ce10" table:formula="of:=AVERAGE([.K16:.K25])" office:value-type="float" office:value="89.7354" calcext:value-type="float">
            <text:p>89,74</text:p>
          </table:table-cell>
          <table:table-cell table:style-name="ce10" table:formula="of:=AVERAGE([.L16:.L25])" office:value-type="float" office:value="10.264596" calcext:value-type="float">
            <text:p>10,26</text:p>
          </table:table-cell>
          <table:table-cell table:style-name="ce10" table:formula="of:=AVERAGE([.M16:.M25])" office:value-type="float" office:value="37.63698348" calcext:value-type="float">
            <text:p>37,64</text:p>
          </table:table-cell>
          <table:table-cell table:style-name="ce12" table:formula="of:=AVERAGE([.N16:.N25])" office:value-type="float" office:value="4.32444521" calcext:value-type="float">
            <text:p>4,32445</text:p>
          </table:table-cell>
          <table:table-cell table:style-name="ce12" table:formula="of:=AVERAGE([.O16:.O25])" office:value-type="float" office:value="0.3695521" calcext:value-type="float">
            <text:p>0,36955</text:p>
          </table:table-cell>
          <table:table-cell table:style-name="ce12" table:formula="of:=AVERAGE([.P16:.P25])" office:value-type="float" office:value="0.34274465" calcext:value-type="float">
            <text:p>0,34274</text:p>
          </table:table-cell>
          <table:table-cell table:style-name="ce7" table:formula="of:=AVERAGE([.Q16:.Q25])" office:value-type="float" office:value="0" calcext:value-type="float">
            <text:p>0</text:p>
          </table:table-cell>
          <table:table-cell table:style-name="ce7" table:formula="of:=AVERAGE([.R16:.R25])" office:value-type="float" office:value="0" calcext:value-type="float">
            <text:p>0</text:p>
          </table:table-cell>
          <table:table-cell table:style-name="ce7" table:formula="of:=AVERAGE([.S16:.S25])" office:value-type="float" office:value="0" calcext:value-type="float">
            <text:p>0</text:p>
          </table:table-cell>
          <table:table-cell table:style-name="ce10" table:formula="of:=([.P26]/[.F26])*1000000" office:value-type="float" office:value="4.37513594726523" calcext:value-type="float">
            <text:p>4,3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utomobile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Global</text:p>
          </table:table-cell>
          <table:table-cell office:value-type="float" office:value="159" calcext:value-type="float">
            <text:p>159</text:p>
          </table:table-cell>
          <table:table-cell office:value-type="float" office:value="493.4" calcext:value-type="float">
            <text:p>493,4</text:p>
          </table:table-cell>
          <table:table-cell office:value-type="float" office:value="100" calcext:value-type="float">
            <text:p>100,00</text:p>
          </table:table-cell>
          <table:table-cell office:value-type="float" office:value="0" calcext:value-type="float">
            <text:p>0,00</text:p>
          </table:table-cell>
          <table:table-cell office:value-type="float" office:value="38.3648" calcext:value-type="float">
            <text:p>38,36</text:p>
          </table:table-cell>
          <table:table-cell office:value-type="float" office:value="95.3125" calcext:value-type="float">
            <text:p>95,31</text:p>
          </table:table-cell>
          <table:table-cell office:value-type="float" office:value="4.6875" calcext:value-type="float">
            <text:p>4,69</text:p>
          </table:table-cell>
          <table:table-cell office:value-type="float" office:value="59.7484" calcext:value-type="float">
            <text:p>59,75</text:p>
          </table:table-cell>
          <table:table-cell office:value-type="float" office:value="0.004474" calcext:value-type="float">
            <text:p>0,00447</text:p>
          </table:table-cell>
          <table:table-cell office:value-type="float" office:value="0.005313" calcext:value-type="float">
            <text:p>0,00531</text:p>
          </table:table-cell>
          <table:table-cell office:value-type="float" office:value="0.0051812" calcext:value-type="float">
            <text:p>0,00518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493.4" calcext:value-type="float">
            <text:p>493,4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40.2516" calcext:value-type="float">
            <text:p>40,2516</text:p>
          </table:table-cell>
          <table:table-cell office:value-type="float" office:value="90.1408" calcext:value-type="float">
            <text:p>90,1408</text:p>
          </table:table-cell>
          <table:table-cell office:value-type="float" office:value="9.85915" calcext:value-type="float">
            <text:p>9,85915</text:p>
          </table:table-cell>
          <table:table-cell office:value-type="float" office:value="55.3459" calcext:value-type="float">
            <text:p>55,3459</text:p>
          </table:table-cell>
          <table:table-cell office:value-type="float" office:value="0.0059931" calcext:value-type="float">
            <text:p>0,0059931</text:p>
          </table:table-cell>
          <table:table-cell office:value-type="float" office:value="0.0021043" calcext:value-type="float">
            <text:p>0,0021043</text:p>
          </table:table-cell>
          <table:table-cell office:value-type="float" office:value="0.0019592" calcext:value-type="float">
            <text:p>0,0019592</text:p>
          </table:table-cell>
          <table:table-cell table:formula="of:=1000000*[.AD27]/[.F27]" office:value-type="float" office:value="12.3220125786164" calcext:value-type="float">
            <text:p>12,32</text:p>
          </table:table-cell>
        </table:table-row>
        <table:table-row table:style-name="ro1">
          <table:table-cell office:value-type="string" calcext:value-type="string">
            <text:p>bands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Global</text:p>
          </table:table-cell>
          <table:table-cell office:value-type="float" office:value="365" calcext:value-type="float">
            <text:p>365</text:p>
          </table:table-cell>
          <table:table-cell office:value-type="float" office:value="1305.6" calcext:value-type="float">
            <text:p>1305,6</text:p>
          </table:table-cell>
          <table:table-cell office:value-type="float" office:value="100" calcext:value-type="float">
            <text:p>100,00</text:p>
          </table:table-cell>
          <table:table-cell office:value-type="float" office:value="0" calcext:value-type="float">
            <text:p>0,00</text:p>
          </table:table-cell>
          <table:table-cell office:value-type="float" office:value="22.4658" calcext:value-type="float">
            <text:p>22,47</text:p>
          </table:table-cell>
          <table:table-cell office:value-type="float" office:value="71.9298" calcext:value-type="float">
            <text:p>71,93</text:p>
          </table:table-cell>
          <table:table-cell office:value-type="float" office:value="28.0702" calcext:value-type="float">
            <text:p>28,07</text:p>
          </table:table-cell>
          <table:table-cell office:value-type="float" office:value="68.7671" calcext:value-type="float">
            <text:p>68,77</text:p>
          </table:table-cell>
          <table:table-cell office:value-type="float" office:value="0.0065894" calcext:value-type="float">
            <text:p>0,00659</text:p>
          </table:table-cell>
          <table:table-cell office:value-type="float" office:value="0.0117597" calcext:value-type="float">
            <text:p>0,01176</text:p>
          </table:table-cell>
          <table:table-cell office:value-type="float" office:value="0.0115029" calcext:value-type="float">
            <text:p>0,0115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1305.6" calcext:value-type="float">
            <text:p>1305,6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40.274" calcext:value-type="float">
            <text:p>40,274</text:p>
          </table:table-cell>
          <table:table-cell office:value-type="float" office:value="66.5158" calcext:value-type="float">
            <text:p>66,5158</text:p>
          </table:table-cell>
          <table:table-cell office:value-type="float" office:value="33.4842" calcext:value-type="float">
            <text:p>33,4842</text:p>
          </table:table-cell>
          <table:table-cell office:value-type="float" office:value="39.4521" calcext:value-type="float">
            <text:p>39,4521</text:p>
          </table:table-cell>
          <table:table-cell office:value-type="float" office:value="0.0060319" calcext:value-type="float">
            <text:p>0,0060319</text:p>
          </table:table-cell>
          <table:table-cell office:value-type="float" office:value="0.0109242" calcext:value-type="float">
            <text:p>0,0109242</text:p>
          </table:table-cell>
          <table:table-cell office:value-type="float" office:value="0.0106405" calcext:value-type="float">
            <text:p>0,0106405</text:p>
          </table:table-cell>
          <table:table-cell table:formula="of:=1000000*[.AD28]/[.F28]" office:value-type="float" office:value="29.1520547945205" calcext:value-type="float">
            <text:p>29,15</text:p>
          </table:table-cell>
        </table:table-row>
        <table:table-row table:style-name="ro1">
          <table:table-cell office:value-type="string" calcext:value-type="string">
            <text:p>cleveland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Global</text:p>
          </table:table-cell>
          <table:table-cell office:value-type="float" office:value="297" calcext:value-type="float">
            <text:p>297</text:p>
          </table:table-cell>
          <table:table-cell office:value-type="float" office:value="1003.1" calcext:value-type="float">
            <text:p>1003,1</text:p>
          </table:table-cell>
          <table:table-cell office:value-type="float" office:value="98.0079" calcext:value-type="float">
            <text:p>98,01</text:p>
          </table:table-cell>
          <table:table-cell office:value-type="float" office:value="1.99214" calcext:value-type="float">
            <text:p>1,99</text:p>
          </table:table-cell>
          <table:table-cell office:value-type="float" office:value="22.8956" calcext:value-type="float">
            <text:p>22,90</text:p>
          </table:table-cell>
          <table:table-cell office:value-type="float" office:value="62.3853" calcext:value-type="float">
            <text:p>62,39</text:p>
          </table:table-cell>
          <table:table-cell office:value-type="float" office:value="37.6147" calcext:value-type="float">
            <text:p>37,61</text:p>
          </table:table-cell>
          <table:table-cell office:value-type="float" office:value="63.2997" calcext:value-type="float">
            <text:p>63,30</text:p>
          </table:table-cell>
          <table:table-cell office:value-type="float" office:value="0.0034455" calcext:value-type="float">
            <text:p>0,00345</text:p>
          </table:table-cell>
          <table:table-cell office:value-type="float" office:value="0.0006903" calcext:value-type="float">
            <text:p>0,00069</text:p>
          </table:table-cell>
          <table:table-cell office:value-type="float" office:value="0.0005163" calcext:value-type="float">
            <text:p>0,0005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1003.1" calcext:value-type="float">
            <text:p>1003,1</text:p>
          </table:table-cell>
          <table:table-cell office:value-type="float" office:value="98.0079" calcext:value-type="float">
            <text:p>98,0079</text:p>
          </table:table-cell>
          <table:table-cell office:value-type="float" office:value="1.99214" calcext:value-type="float">
            <text:p>1,99214</text:p>
          </table:table-cell>
          <table:table-cell office:value-type="float" office:value="22.8956" calcext:value-type="float">
            <text:p>22,8956</text:p>
          </table:table-cell>
          <table:table-cell office:value-type="float" office:value="62.3853" calcext:value-type="float">
            <text:p>62,3853</text:p>
          </table:table-cell>
          <table:table-cell office:value-type="float" office:value="37.6147" calcext:value-type="float">
            <text:p>37,6147</text:p>
          </table:table-cell>
          <table:table-cell office:value-type="float" office:value="63.2997" calcext:value-type="float">
            <text:p>63,2997</text:p>
          </table:table-cell>
          <table:table-cell office:value-type="float" office:value="0.003834" calcext:value-type="float">
            <text:p>0,003834</text:p>
          </table:table-cell>
          <table:table-cell office:value-type="float" office:value="0.0052048" calcext:value-type="float">
            <text:p>0,0052048</text:p>
          </table:table-cell>
          <table:table-cell office:value-type="float" office:value="0.0050077" calcext:value-type="float">
            <text:p>0,0050077</text:p>
          </table:table-cell>
          <table:table-cell table:formula="of:=1000000*[.AD29]/[.F29]" office:value-type="float" office:value="16.8609427609428" calcext:value-type="float">
            <text:p>16,86</text:p>
          </table:table-cell>
        </table:table-row>
        <table:table-row table:style-name="ro1">
          <table:table-cell office:value-type="string" calcext:value-type="string">
            <text:p>ionosphere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Global</text:p>
          </table:table-cell>
          <table:table-cell office:value-type="float" office:value="351" calcext:value-type="float">
            <text:p>351</text:p>
          </table:table-cell>
          <table:table-cell office:value-type="float" office:value="997.6" calcext:value-type="float">
            <text:p>997,6</text:p>
          </table:table-cell>
          <table:table-cell office:value-type="float" office:value="100" calcext:value-type="float">
            <text:p>100,00</text:p>
          </table:table-cell>
          <table:table-cell office:value-type="float" office:value="0" calcext:value-type="float">
            <text:p>0,00</text:p>
          </table:table-cell>
          <table:table-cell office:value-type="float" office:value="36.7521" calcext:value-type="float">
            <text:p>36,75</text:p>
          </table:table-cell>
          <table:table-cell office:value-type="float" office:value="98.4733" calcext:value-type="float">
            <text:p>98,47</text:p>
          </table:table-cell>
          <table:table-cell office:value-type="float" office:value="1.52672" calcext:value-type="float">
            <text:p>1,53</text:p>
          </table:table-cell>
          <table:table-cell office:value-type="float" office:value="62.6781" calcext:value-type="float">
            <text:p>62,68</text:p>
          </table:table-cell>
          <table:table-cell office:value-type="float" office:value="0.0082152" calcext:value-type="float">
            <text:p>0,00822</text:p>
          </table:table-cell>
          <table:table-cell office:value-type="float" office:value="0.010727" calcext:value-type="float">
            <text:p>0,01073</text:p>
          </table:table-cell>
          <table:table-cell office:value-type="float" office:value="0.0105085" calcext:value-type="float">
            <text:p>0,0105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997.6" calcext:value-type="float">
            <text:p>997,6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6.1254" calcext:value-type="float">
            <text:p>56,1254</text:p>
          </table:table-cell>
          <table:table-cell office:value-type="float" office:value="98.01" calcext:value-type="float">
            <text:p>98,01</text:p>
          </table:table-cell>
          <table:table-cell office:value-type="float" office:value="1.99005" calcext:value-type="float">
            <text:p>1,99005</text:p>
          </table:table-cell>
          <table:table-cell office:value-type="float" office:value="42.735" calcext:value-type="float">
            <text:p>42,735</text:p>
          </table:table-cell>
          <table:table-cell office:value-type="float" office:value="0.0091335" calcext:value-type="float">
            <text:p>0,0091335</text:p>
          </table:table-cell>
          <table:table-cell office:value-type="float" office:value="0.0100957" calcext:value-type="float">
            <text:p>0,0100957</text:p>
          </table:table-cell>
          <table:table-cell office:value-type="float" office:value="0.0098527" calcext:value-type="float">
            <text:p>0,0098527</text:p>
          </table:table-cell>
          <table:table-cell table:formula="of:=1000000*[.AD30]/[.F30]" office:value-type="float" office:value="28.0703703703704" calcext:value-type="float">
            <text:p>28,07</text:p>
          </table:table-cell>
        </table:table-row>
        <table:table-row table:style-name="ro1">
          <table:table-cell office:value-type="string" calcext:value-type="string">
            <text:p>movement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Global</text:p>
          </table:table-cell>
          <table:table-cell office:value-type="float" office:value="360" calcext:value-type="float">
            <text:p>360</text:p>
          </table:table-cell>
          <table:table-cell office:value-type="float" office:value="1179" calcext:value-type="float">
            <text:p>1179</text:p>
          </table:table-cell>
          <table:table-cell office:value-type="float" office:value="100" calcext:value-type="float">
            <text:p>100,00</text:p>
          </table:table-cell>
          <table:table-cell office:value-type="float" office:value="0" calcext:value-type="float">
            <text:p>0,00</text:p>
          </table:table-cell>
          <table:table-cell office:value-type="float" office:value="20.5556" calcext:value-type="float">
            <text:p>20,56</text:p>
          </table:table-cell>
          <table:table-cell office:value-type="float" office:value="100" calcext:value-type="float">
            <text:p>100,00</text:p>
          </table:table-cell>
          <table:table-cell office:value-type="float" office:value="0" calcext:value-type="float">
            <text:p>0,00</text:p>
          </table:table-cell>
          <table:table-cell office:value-type="float" office:value="79.4444" calcext:value-type="float">
            <text:p>79,44</text:p>
          </table:table-cell>
          <table:table-cell office:value-type="float" office:value="0.0313514" calcext:value-type="float">
            <text:p>0,03135</text:p>
          </table:table-cell>
          <table:table-cell office:value-type="float" office:value="0.0287589" calcext:value-type="float">
            <text:p>0,02876</text:p>
          </table:table-cell>
          <table:table-cell office:value-type="float" office:value="0.0284406" calcext:value-type="float">
            <text:p>0,02844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1179" calcext:value-type="float">
            <text:p>1179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62.5" calcext:value-type="float">
            <text:p>62,5</text:p>
          </table:table-cell>
          <table:table-cell office:value-type="float" office:value="91.0931" calcext:value-type="float">
            <text:p>91,0931</text:p>
          </table:table-cell>
          <table:table-cell office:value-type="float" office:value="8.90688" calcext:value-type="float">
            <text:p>8,90688</text:p>
          </table:table-cell>
          <table:table-cell office:value-type="float" office:value="31.3889" calcext:value-type="float">
            <text:p>31,3889</text:p>
          </table:table-cell>
          <table:table-cell office:value-type="float" office:value="0.0332873" calcext:value-type="float">
            <text:p>0,0332873</text:p>
          </table:table-cell>
          <table:table-cell office:value-type="float" office:value="0.0182866" calcext:value-type="float">
            <text:p>0,0182866</text:p>
          </table:table-cell>
          <table:table-cell office:value-type="float" office:value="0.0180152" calcext:value-type="float">
            <text:p>0,0180152</text:p>
          </table:table-cell>
          <table:table-cell table:formula="of:=1000000*[.AD31]/[.F31]" office:value-type="float" office:value="50.0422222222222" calcext:value-type="float">
            <text:p>50,04</text:p>
          </table:table-cell>
        </table:table-row>
        <table:table-row table:style-name="ro1">
          <table:table-cell office:value-type="string" calcext:value-type="string">
            <text:p>sonar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Global</text:p>
          </table:table-cell>
          <table:table-cell office:value-type="float" office:value="208" calcext:value-type="float">
            <text:p>208</text:p>
          </table:table-cell>
          <table:table-cell office:value-type="float" office:value="748.8" calcext:value-type="float">
            <text:p>748,8</text:p>
          </table:table-cell>
          <table:table-cell office:value-type="float" office:value="100" calcext:value-type="float">
            <text:p>100,00</text:p>
          </table:table-cell>
          <table:table-cell table:number-columns-repeated="3" office:value-type="float" office:value="0" calcext:value-type="float">
            <text:p>0,00</text:p>
          </table:table-cell>
          <table:table-cell table:number-columns-repeated="2" office:value-type="float" office:value="100" calcext:value-type="float">
            <text:p>100,00</text:p>
          </table:table-cell>
          <table:table-cell office:value-type="float" office:value="0.0103558" calcext:value-type="float">
            <text:p>0,01036</text:p>
          </table:table-cell>
          <table:table-cell office:value-type="float" office:value="0.0142347" calcext:value-type="float">
            <text:p>0,01423</text:p>
          </table:table-cell>
          <table:table-cell office:value-type="float" office:value="0.0140565" calcext:value-type="float">
            <text:p>0,01406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748.8" calcext:value-type="float">
            <text:p>748,8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7.7885" calcext:value-type="float">
            <text:p>17,7885</text:p>
          </table:table-cell>
          <table:table-cell office:value-type="float" office:value="94.8718" calcext:value-type="float">
            <text:p>94,8718</text:p>
          </table:table-cell>
          <table:table-cell office:value-type="float" office:value="5.12821" calcext:value-type="float">
            <text:p>5,12821</text:p>
          </table:table-cell>
          <table:table-cell office:value-type="float" office:value="81.25" calcext:value-type="float">
            <text:p>81,25</text:p>
          </table:table-cell>
          <table:table-cell office:value-type="float" office:value="0.0098749" calcext:value-type="float">
            <text:p>0,0098749</text:p>
          </table:table-cell>
          <table:table-cell office:value-type="float" office:value="0.006121" calcext:value-type="float">
            <text:p>0,006121</text:p>
          </table:table-cell>
          <table:table-cell office:value-type="float" office:value="0.0059813" calcext:value-type="float">
            <text:p>0,0059813</text:p>
          </table:table-cell>
          <table:table-cell table:formula="of:=1000000*[.AD32]/[.F32]" office:value-type="float" office:value="28.75625" calcext:value-type="float">
            <text:p>28,76</text:p>
          </table:table-cell>
        </table:table-row>
        <table:table-row table:style-name="ro1">
          <table:table-cell office:value-type="string" calcext:value-type="string">
            <text:p>spectfheart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Global</text:p>
          </table:table-cell>
          <table:table-cell office:value-type="float" office:value="267" calcext:value-type="float">
            <text:p>267</text:p>
          </table:table-cell>
          <table:table-cell office:value-type="float" office:value="961.2" calcext:value-type="float">
            <text:p>961,2</text:p>
          </table:table-cell>
          <table:table-cell office:value-type="float" office:value="100" calcext:value-type="float">
            <text:p>100,00</text:p>
          </table:table-cell>
          <table:table-cell table:number-columns-repeated="3" office:value-type="float" office:value="0" calcext:value-type="float">
            <text:p>0,00</text:p>
          </table:table-cell>
          <table:table-cell table:number-columns-repeated="2" office:value-type="float" office:value="100" calcext:value-type="float">
            <text:p>100,00</text:p>
          </table:table-cell>
          <table:table-cell office:value-type="float" office:value="0.0096604" calcext:value-type="float">
            <text:p>0,00966</text:p>
          </table:table-cell>
          <table:table-cell office:value-type="float" office:value="0.0146187" calcext:value-type="float">
            <text:p>0,01462</text:p>
          </table:table-cell>
          <table:table-cell office:value-type="float" office:value="0.0144123" calcext:value-type="float">
            <text:p>0,0144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961.2" calcext:value-type="float">
            <text:p>961,2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9.2135" calcext:value-type="float">
            <text:p>29,2135</text:p>
          </table:table-cell>
          <table:table-cell office:value-type="float" office:value="55.7143" calcext:value-type="float">
            <text:p>55,7143</text:p>
          </table:table-cell>
          <table:table-cell office:value-type="float" office:value="44.2857" calcext:value-type="float">
            <text:p>44,2857</text:p>
          </table:table-cell>
          <table:table-cell office:value-type="float" office:value="47.5655" calcext:value-type="float">
            <text:p>47,5655</text:p>
          </table:table-cell>
          <table:table-cell office:value-type="float" office:value="0.0089065" calcext:value-type="float">
            <text:p>0,0089065</text:p>
          </table:table-cell>
          <table:table-cell office:value-type="float" office:value="0.0094528" calcext:value-type="float">
            <text:p>0,0094528</text:p>
          </table:table-cell>
          <table:table-cell office:value-type="float" office:value="0.0092824" calcext:value-type="float">
            <text:p>0,0092824</text:p>
          </table:table-cell>
          <table:table-cell table:formula="of:=1000000*[.AD33]/[.F33]" office:value-type="float" office:value="34.765543071161" calcext:value-type="float">
            <text:p>34,77</text:p>
          </table:table-cell>
        </table:table-row>
        <table:table-row table:style-name="ro1">
          <table:table-cell office:value-type="string" calcext:value-type="string">
            <text:p>wine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Global</text:p>
          </table:table-cell>
          <table:table-cell office:value-type="float" office:value="178" calcext:value-type="float">
            <text:p>178</text:p>
          </table:table-cell>
          <table:table-cell office:value-type="float" office:value="622.4" calcext:value-type="float">
            <text:p>622,4</text:p>
          </table:table-cell>
          <table:table-cell office:value-type="float" office:value="100" calcext:value-type="float">
            <text:p>100,00</text:p>
          </table:table-cell>
          <table:table-cell office:value-type="float" office:value="0" calcext:value-type="float">
            <text:p>0,00</text:p>
          </table:table-cell>
          <table:table-cell office:value-type="float" office:value="67.4157" calcext:value-type="float">
            <text:p>67,42</text:p>
          </table:table-cell>
          <table:table-cell office:value-type="float" office:value="97.561" calcext:value-type="float">
            <text:p>97,56</text:p>
          </table:table-cell>
          <table:table-cell office:value-type="float" office:value="2.43902" calcext:value-type="float">
            <text:p>2,44</text:p>
          </table:table-cell>
          <table:table-cell office:value-type="float" office:value="30.8989" calcext:value-type="float">
            <text:p>30,90</text:p>
          </table:table-cell>
          <table:table-cell office:value-type="float" office:value="0.0021712" calcext:value-type="float">
            <text:p>0,00217</text:p>
          </table:table-cell>
          <table:table-cell office:value-type="float" office:value="0.0031771" calcext:value-type="float">
            <text:p>0,00318</text:p>
          </table:table-cell>
          <table:table-cell office:value-type="float" office:value="0.0030582" calcext:value-type="float">
            <text:p>0,00306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622.4" calcext:value-type="float">
            <text:p>622,4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8.6517" calcext:value-type="float">
            <text:p>78,6517</text:p>
          </table:table-cell>
          <table:table-cell office:value-type="float" office:value="95.8904" calcext:value-type="float">
            <text:p>95,8904</text:p>
          </table:table-cell>
          <table:table-cell office:value-type="float" office:value="4.10959" calcext:value-type="float">
            <text:p>4,10959</text:p>
          </table:table-cell>
          <table:table-cell office:value-type="float" office:value="17.9775" calcext:value-type="float">
            <text:p>17,9775</text:p>
          </table:table-cell>
          <table:table-cell office:value-type="float" office:value="0.0018836" calcext:value-type="float">
            <text:p>0,0018836</text:p>
          </table:table-cell>
          <table:table-cell office:value-type="float" office:value="0.0021301" calcext:value-type="float">
            <text:p>0,0021301</text:p>
          </table:table-cell>
          <table:table-cell office:value-type="float" office:value="0.0020189" calcext:value-type="float">
            <text:p>0,0020189</text:p>
          </table:table-cell>
          <table:table-cell table:formula="of:=1000000*[.AD34]/[.F34]" office:value-type="float" office:value="11.3421348314607" calcext:value-type="float">
            <text:p>11,34</text:p>
          </table:table-cell>
        </table:table-row>
        <table:table-row table:style-name="ro1">
          <table:table-cell table:style-name="ce7" table:number-columns-repeated="5"/>
          <table:table-cell table:style-name="ce10" table:formula="of:=AVERAGE([.F27:.F34])" office:value-type="float" office:value="273.125" calcext:value-type="float">
            <text:p>273,13</text:p>
          </table:table-cell>
          <table:table-cell table:style-name="ce10" table:formula="of:=AVERAGE([.G27:.G34])" office:value-type="float" office:value="913.8875" calcext:value-type="float">
            <text:p>913,89</text:p>
          </table:table-cell>
          <table:table-cell table:style-name="ce10" table:formula="of:=AVERAGE([.H27:.H34])" office:value-type="float" office:value="99.7509875" calcext:value-type="float">
            <text:p>99,75</text:p>
          </table:table-cell>
          <table:table-cell table:style-name="ce10" table:formula="of:=AVERAGE([.I27:.I34])" office:value-type="float" office:value="0.2490175" calcext:value-type="float">
            <text:p>0,25</text:p>
          </table:table-cell>
          <table:table-cell table:style-name="ce10" table:formula="of:=AVERAGE([.J27:.J34])" office:value-type="float" office:value="26.0562" calcext:value-type="float">
            <text:p>26,06</text:p>
          </table:table-cell>
          <table:table-cell table:style-name="ce10" table:formula="of:=AVERAGE([.K27:.K34])" office:value-type="float" office:value="65.7077375" calcext:value-type="float">
            <text:p>65,71</text:p>
          </table:table-cell>
          <table:table-cell table:style-name="ce10" table:formula="of:=AVERAGE([.L27:.L34])" office:value-type="float" office:value="34.2922675" calcext:value-type="float">
            <text:p>34,29</text:p>
          </table:table-cell>
          <table:table-cell table:style-name="ce10" table:formula="of:=AVERAGE([.M27:.M34])" office:value-type="float" office:value="70.604575" calcext:value-type="float">
            <text:p>70,60</text:p>
          </table:table-cell>
          <table:table-cell table:style-name="ce12" table:formula="of:=AVERAGE([.N27:.N34])" office:value-type="float" office:value="0.0095328625" calcext:value-type="float">
            <text:p>0,00953</text:p>
          </table:table-cell>
          <table:table-cell table:style-name="ce12" table:formula="of:=AVERAGE([.O27:.O34])" office:value-type="float" office:value="0.011159925" calcext:value-type="float">
            <text:p>0,01116</text:p>
          </table:table-cell>
          <table:table-cell table:style-name="ce12" table:formula="of:=AVERAGE([.P27:.P34])" office:value-type="float" office:value="0.0109595625" calcext:value-type="float">
            <text:p>0,01096</text:p>
          </table:table-cell>
          <table:table-cell table:style-name="ce7" table:formula="of:=AVERAGE([.Q23:.Q34])" office:value-type="float" office:value="0" calcext:value-type="float">
            <text:p>0</text:p>
          </table:table-cell>
          <table:table-cell table:style-name="ce7" table:formula="of:=AVERAGE([.R23:.R34])" office:value-type="float" office:value="0" calcext:value-type="float">
            <text:p>0</text:p>
          </table:table-cell>
          <table:table-cell table:style-name="ce7" table:formula="of:=AVERAGE([.S23:.S34])" office:value-type="float" office:value="0" calcext:value-type="float">
            <text:p>0</text:p>
          </table:table-cell>
          <table:table-cell table:style-name="ce10" table:formula="of:=([.P35]/[.F35])*1000000" office:value-type="float" office:value="40.1265446224256" calcext:value-type="float">
            <text:p>40,13</text:p>
          </table:table-cell>
          <table:table-cell table:style-name="ce10" table:formula="of:=AVERAGE([.U27:.U34])" office:value-type="float" office:value="913.8875" calcext:value-type="float">
            <text:p>913,89</text:p>
          </table:table-cell>
          <table:table-cell table:style-name="ce10" table:formula="of:=AVERAGE([.V27:.V34])" office:value-type="float" office:value="99.7509875" calcext:value-type="float">
            <text:p>99,75</text:p>
          </table:table-cell>
          <table:table-cell table:style-name="ce10" table:formula="of:=AVERAGE([.W27:.W34])" office:value-type="float" office:value="0.2490175" calcext:value-type="float">
            <text:p>0,25</text:p>
          </table:table-cell>
          <table:table-cell table:style-name="ce10" table:formula="of:=AVERAGE([.X27:.X34])" office:value-type="float" office:value="43.4625375" calcext:value-type="float">
            <text:p>43,46</text:p>
          </table:table-cell>
          <table:table-cell table:style-name="ce10" table:formula="of:=AVERAGE([.Y27:.Y34])" office:value-type="float" office:value="81.8276875" calcext:value-type="float">
            <text:p>81,83</text:p>
          </table:table-cell>
          <table:table-cell table:style-name="ce10" table:formula="of:=AVERAGE([.Z27:.Z34])" office:value-type="float" office:value="18.17231" calcext:value-type="float">
            <text:p>18,17</text:p>
          </table:table-cell>
          <table:table-cell table:style-name="ce12" table:formula="of:=AVERAGE([.AA27:.AA34])" office:value-type="float" office:value="47.376825" calcext:value-type="float">
            <text:p>47,37683</text:p>
          </table:table-cell>
          <table:table-cell table:style-name="ce12" table:formula="of:=AVERAGE([.AB27:.AB34])" office:value-type="float" office:value="0.0098681" calcext:value-type="float">
            <text:p>0,00987</text:p>
          </table:table-cell>
          <table:table-cell table:style-name="ce12" table:formula="of:=AVERAGE([.AC27:.AC34])" office:value-type="float" office:value="0.0080399375" calcext:value-type="float">
            <text:p>0,00804</text:p>
          </table:table-cell>
          <table:table-cell table:style-name="ce12" table:formula="of:=AVERAGE([.AD27:.AD34])" office:value-type="float" office:value="0.0078447375" calcext:value-type="float">
            <text:p>0,00784</text:p>
          </table:table-cell>
          <table:table-cell table:style-name="ce10" table:formula="of:=AVERAGE([.AE27:.AE34])" office:value-type="float" office:value="26.4139413286617" calcext:value-type="float">
            <text:p>26,41</text:p>
          </table:table-cell>
        </table:table-row>
        <table:table-row table:style-name="ro1">
          <table:table-cell office:value-type="string" calcext:value-type="string">
            <text:p>vehicle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Global</text:p>
          </table:table-cell>
          <table:table-cell office:value-type="float" office:value="846" calcext:value-type="float">
            <text:p>846</text:p>
          </table:table-cell>
          <table:table-cell office:value-type="float" office:value="2739.1" calcext:value-type="float">
            <text:p>2739,1</text:p>
          </table:table-cell>
          <table:table-cell office:value-type="float" office:value="98.0464" calcext:value-type="float">
            <text:p>98,05</text:p>
          </table:table-cell>
          <table:table-cell office:value-type="float" office:value="1.95364" calcext:value-type="float">
            <text:p>1,95</text:p>
          </table:table-cell>
          <table:table-cell office:value-type="float" office:value="55.6738" calcext:value-type="float">
            <text:p>55,67</text:p>
          </table:table-cell>
          <table:table-cell office:value-type="float" office:value="63.3917" calcext:value-type="float">
            <text:p>63,39</text:p>
          </table:table-cell>
          <table:table-cell office:value-type="float" office:value="36.6083" calcext:value-type="float">
            <text:p>36,61</text:p>
          </table:table-cell>
          <table:table-cell office:value-type="float" office:value="12.1749" calcext:value-type="float">
            <text:p>12,17</text:p>
          </table:table-cell>
          <table:table-cell office:value-type="float" office:value="0.0115579" calcext:value-type="float">
            <text:p>0,01156</text:p>
          </table:table-cell>
          <table:table-cell office:value-type="float" office:value="0.0159205" calcext:value-type="float">
            <text:p>0,01592</text:p>
          </table:table-cell>
          <table:table-cell office:value-type="float" office:value="0.0154294" calcext:value-type="float">
            <text:p>0,01543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2739.1" calcext:value-type="float">
            <text:p>2739,1</text:p>
          </table:table-cell>
          <table:table-cell office:value-type="float" office:value="98.0464" calcext:value-type="float">
            <text:p>98,0464</text:p>
          </table:table-cell>
          <table:table-cell office:value-type="float" office:value="1.95364" calcext:value-type="float">
            <text:p>1,95364</text:p>
          </table:table-cell>
          <table:table-cell office:value-type="float" office:value="62.2931" calcext:value-type="float">
            <text:p>62,2931</text:p>
          </table:table-cell>
          <table:table-cell office:value-type="float" office:value="63.4176" calcext:value-type="float">
            <text:p>63,4176</text:p>
          </table:table-cell>
          <table:table-cell office:value-type="float" office:value="36.5824" calcext:value-type="float">
            <text:p>36,5824</text:p>
          </table:table-cell>
          <table:table-cell office:value-type="float" office:value="1.77305" calcext:value-type="float">
            <text:p>1,77305</text:p>
          </table:table-cell>
          <table:table-cell office:value-type="float" office:value="0.0122255" calcext:value-type="float">
            <text:p>0,0122255</text:p>
          </table:table-cell>
          <table:table-cell office:value-type="float" office:value="0.0550473" calcext:value-type="float">
            <text:p>0,0550473</text:p>
          </table:table-cell>
          <table:table-cell office:value-type="float" office:value="0.054497" calcext:value-type="float">
            <text:p>0,054497</text:p>
          </table:table-cell>
          <table:table-cell table:formula="of:=1000000*[.AD36]/[.F36]" office:value-type="float" office:value="64.4172576832151" calcext:value-type="float">
            <text:p>64,42</text:p>
          </table:table-cell>
        </table:table-row>
        <table:table-row table:style-name="ro1">
          <table:table-cell office:value-type="string" calcext:value-type="string">
            <text:p>vowel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lobal</text:p>
          </table:table-cell>
          <table:table-cell office:value-type="float" office:value="990" calcext:value-type="float">
            <text:p>990</text:p>
          </table:table-cell>
          <table:table-cell office:value-type="float" office:value="2459.2" calcext:value-type="float">
            <text:p>2459,2</text:p>
          </table:table-cell>
          <table:table-cell office:value-type="float" office:value="98.0499" calcext:value-type="float">
            <text:p>98,05</text:p>
          </table:table-cell>
          <table:table-cell office:value-type="float" office:value="1.95006" calcext:value-type="float">
            <text:p>1,95</text:p>
          </table:table-cell>
          <table:table-cell office:value-type="float" office:value="91.0101" calcext:value-type="float">
            <text:p>91,01</text:p>
          </table:table-cell>
          <table:table-cell office:value-type="float" office:value="91.4721" calcext:value-type="float">
            <text:p>91,47</text:p>
          </table:table-cell>
          <table:table-cell office:value-type="float" office:value="8.52792" calcext:value-type="float">
            <text:p>8,53</text:p>
          </table:table-cell>
          <table:table-cell office:value-type="float" office:value="0.505051" calcext:value-type="float">
            <text:p>0,51</text:p>
          </table:table-cell>
          <table:table-cell office:value-type="float" office:value="0.0137748" calcext:value-type="float">
            <text:p>0,01377</text:p>
          </table:table-cell>
          <table:table-cell office:value-type="float" office:value="0.0030837" calcext:value-type="float">
            <text:p>0,00308</text:p>
          </table:table-cell>
          <table:table-cell office:value-type="float" office:value="0.0024652" calcext:value-type="float">
            <text:p>0,00247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2459.2" calcext:value-type="float">
            <text:p>2459,2</text:p>
          </table:table-cell>
          <table:table-cell office:value-type="float" office:value="98.0499" calcext:value-type="float">
            <text:p>98,0499</text:p>
          </table:table-cell>
          <table:table-cell office:value-type="float" office:value="1.95006" calcext:value-type="float">
            <text:p>1,95006</text:p>
          </table:table-cell>
          <table:table-cell office:value-type="float" office:value="91.2121" calcext:value-type="float">
            <text:p>91,2121</text:p>
          </table:table-cell>
          <table:table-cell office:value-type="float" office:value="91.4894" calcext:value-type="float">
            <text:p>91,4894</text:p>
          </table:table-cell>
          <table:table-cell office:value-type="float" office:value="8.51064" calcext:value-type="float">
            <text:p>8,51064</text:p>
          </table:table-cell>
          <table:table-cell office:value-type="float" office:value="0.30303" calcext:value-type="float">
            <text:p>0,30303</text:p>
          </table:table-cell>
          <table:table-cell office:value-type="float" office:value="0.0115185" calcext:value-type="float">
            <text:p>0,0115185</text:p>
          </table:table-cell>
          <table:table-cell office:value-type="float" office:value="0.0398057" calcext:value-type="float">
            <text:p>0,0398057</text:p>
          </table:table-cell>
          <table:table-cell office:value-type="float" office:value="0.0391996" calcext:value-type="float">
            <text:p>0,0391996</text:p>
          </table:table-cell>
          <table:table-cell table:formula="of:=1000000*[.AD37]/[.F37]" office:value-type="float" office:value="39.5955555555556" calcext:value-type="float">
            <text:p>39,60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Global</text:p>
          </table:table-cell>
          <table:table-cell office:value-type="float" office:value="2310" calcext:value-type="float">
            <text:p>2310</text:p>
          </table:table-cell>
          <table:table-cell office:value-type="float" office:value="3136" calcext:value-type="float">
            <text:p>3136</text:p>
          </table:table-cell>
          <table:table-cell office:value-type="float" office:value="94.0404" calcext:value-type="float">
            <text:p>94,04</text:p>
          </table:table-cell>
          <table:table-cell office:value-type="float" office:value="5.9596" calcext:value-type="float">
            <text:p>5,96</text:p>
          </table:table-cell>
          <table:table-cell office:value-type="float" office:value="89.5671" calcext:value-type="float">
            <text:p>89,57</text:p>
          </table:table-cell>
          <table:table-cell office:value-type="float" office:value="92.1604" calcext:value-type="float">
            <text:p>92,16</text:p>
          </table:table-cell>
          <table:table-cell office:value-type="float" office:value="7.83964" calcext:value-type="float">
            <text:p>7,84</text:p>
          </table:table-cell>
          <table:table-cell office:value-type="float" office:value="2.81385" calcext:value-type="float">
            <text:p>2,81</text:p>
          </table:table-cell>
          <table:table-cell office:value-type="float" office:value="0.0300039" calcext:value-type="float">
            <text:p>0,03000</text:p>
          </table:table-cell>
          <table:table-cell office:value-type="float" office:value="0.0163796" calcext:value-type="float">
            <text:p>0,01638</text:p>
          </table:table-cell>
          <table:table-cell office:value-type="float" office:value="0.0150051" calcext:value-type="float">
            <text:p>0,0150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3136" calcext:value-type="float">
            <text:p>3136</text:p>
          </table:table-cell>
          <table:table-cell office:value-type="float" office:value="94.0404" calcext:value-type="float">
            <text:p>94,0404</text:p>
          </table:table-cell>
          <table:table-cell office:value-type="float" office:value="5.9596" calcext:value-type="float">
            <text:p>5,9596</text:p>
          </table:table-cell>
          <table:table-cell office:value-type="float" office:value="90.3463" calcext:value-type="float">
            <text:p>90,3463</text:p>
          </table:table-cell>
          <table:table-cell office:value-type="float" office:value="91.6557" calcext:value-type="float">
            <text:p>91,6557</text:p>
          </table:table-cell>
          <table:table-cell office:value-type="float" office:value="8.34431" calcext:value-type="float">
            <text:p>8,34431</text:p>
          </table:table-cell>
          <table:table-cell office:value-type="float" office:value="1.42857" calcext:value-type="float">
            <text:p>1,42857</text:p>
          </table:table-cell>
          <table:table-cell office:value-type="float" office:value="0.0307465" calcext:value-type="float">
            <text:p>0,0307465</text:p>
          </table:table-cell>
          <table:table-cell office:value-type="float" office:value="0.126069" calcext:value-type="float">
            <text:p>0,126069</text:p>
          </table:table-cell>
          <table:table-cell office:value-type="float" office:value="0.124683" calcext:value-type="float">
            <text:p>0,124683</text:p>
          </table:table-cell>
          <table:table-cell table:formula="of:=1000000*[.AD38]/[.F38]" office:value-type="float" office:value="53.9753246753247" calcext:value-type="float">
            <text:p>53,98</text:p>
          </table:table-cell>
        </table:table-row>
        <table:table-row table:style-name="ro1">
          <table:table-cell office:value-type="string" calcext:value-type="string">
            <text:p>winequality-red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lobal</text:p>
          </table:table-cell>
          <table:table-cell office:value-type="float" office:value="1599" calcext:value-type="float">
            <text:p>1599</text:p>
          </table:table-cell>
          <table:table-cell office:value-type="float" office:value="2634.1" calcext:value-type="float">
            <text:p>2634,1</text:p>
          </table:table-cell>
          <table:table-cell office:value-type="float" office:value="78.9365" calcext:value-type="float">
            <text:p>78,94</text:p>
          </table:table-cell>
          <table:table-cell office:value-type="float" office:value="21.0635" calcext:value-type="float">
            <text:p>21,06</text:p>
          </table:table-cell>
          <table:table-cell office:value-type="float" office:value="53.3458" calcext:value-type="float">
            <text:p>53,35</text:p>
          </table:table-cell>
          <table:table-cell office:value-type="float" office:value="53.9873" calcext:value-type="float">
            <text:p>53,99</text:p>
          </table:table-cell>
          <table:table-cell office:value-type="float" office:value="46.0127" calcext:value-type="float">
            <text:p>46,01</text:p>
          </table:table-cell>
          <table:table-cell office:value-type="float" office:value="1.18824" calcext:value-type="float">
            <text:p>1,19</text:p>
          </table:table-cell>
          <table:table-cell office:value-type="float" office:value="0.0150908" calcext:value-type="float">
            <text:p>0,01509</text:p>
          </table:table-cell>
          <table:table-cell office:value-type="float" office:value="0.0050718" calcext:value-type="float">
            <text:p>0,00507</text:p>
          </table:table-cell>
          <table:table-cell office:value-type="float" office:value="0.0042183" calcext:value-type="float">
            <text:p>0,0042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2634.1" calcext:value-type="float">
            <text:p>2634,1</text:p>
          </table:table-cell>
          <table:table-cell office:value-type="float" office:value="78.9365" calcext:value-type="float">
            <text:p>78,9365</text:p>
          </table:table-cell>
          <table:table-cell office:value-type="float" office:value="21.0635" calcext:value-type="float">
            <text:p>21,0635</text:p>
          </table:table-cell>
          <table:table-cell office:value-type="float" office:value="53.4084" calcext:value-type="float">
            <text:p>53,4084</text:p>
          </table:table-cell>
          <table:table-cell office:value-type="float" office:value="53.9482" calcext:value-type="float">
            <text:p>53,9482</text:p>
          </table:table-cell>
          <table:table-cell office:value-type="float" office:value="46.0518" calcext:value-type="float">
            <text:p>46,0518</text:p>
          </table:table-cell>
          <table:table-cell office:value-type="float" office:value="1.00063" calcext:value-type="float">
            <text:p>1,00063</text:p>
          </table:table-cell>
          <table:table-cell office:value-type="float" office:value="0.0152841" calcext:value-type="float">
            <text:p>0,0152841</text:p>
          </table:table-cell>
          <table:table-cell office:value-type="float" office:value="0.0841349" calcext:value-type="float">
            <text:p>0,0841349</text:p>
          </table:table-cell>
          <table:table-cell office:value-type="float" office:value="0.0831118" calcext:value-type="float">
            <text:p>0,0831118</text:p>
          </table:table-cell>
          <table:table-cell table:formula="of:=1000000*[.AD39]/[.F39]" office:value-type="float" office:value="51.9773608505316" calcext:value-type="float">
            <text:p>51,98</text:p>
          </table:table-cell>
        </table:table-row>
        <table:table-row table:style-name="ro1">
          <table:table-cell office:value-type="string" calcext:value-type="string">
            <text:p>winequality-white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lobal</text:p>
          </table:table-cell>
          <table:table-cell office:value-type="float" office:value="4898" calcext:value-type="float">
            <text:p>4898</text:p>
          </table:table-cell>
          <table:table-cell office:value-type="float" office:value="3289" calcext:value-type="float">
            <text:p>3289</text:p>
          </table:table-cell>
          <table:table-cell office:value-type="float" office:value="61.3873" calcext:value-type="float">
            <text:p>61,39</text:p>
          </table:table-cell>
          <table:table-cell office:value-type="float" office:value="38.6127" calcext:value-type="float">
            <text:p>38,61</text:p>
          </table:table-cell>
          <table:table-cell office:value-type="float" office:value="46.5904" calcext:value-type="float">
            <text:p>46,59</text:p>
          </table:table-cell>
          <table:table-cell office:value-type="float" office:value="46.6762" calcext:value-type="float">
            <text:p>46,68</text:p>
          </table:table-cell>
          <table:table-cell office:value-type="float" office:value="53.3238" calcext:value-type="float">
            <text:p>53,32</text:p>
          </table:table-cell>
          <table:table-cell office:value-type="float" office:value="0.183748" calcext:value-type="float">
            <text:p>0,18</text:p>
          </table:table-cell>
          <table:table-cell office:value-type="float" office:value="0.0450266" calcext:value-type="float">
            <text:p>0,04503</text:p>
          </table:table-cell>
          <table:table-cell office:value-type="float" office:value="0.0152948" calcext:value-type="float">
            <text:p>0,01529</text:p>
          </table:table-cell>
          <table:table-cell office:value-type="float" office:value="0.0126472" calcext:value-type="float">
            <text:p>0,01265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3289" calcext:value-type="float">
            <text:p>3289</text:p>
          </table:table-cell>
          <table:table-cell office:value-type="float" office:value="61.3873" calcext:value-type="float">
            <text:p>61,3873</text:p>
          </table:table-cell>
          <table:table-cell office:value-type="float" office:value="38.6127" calcext:value-type="float">
            <text:p>38,6127</text:p>
          </table:table-cell>
          <table:table-cell office:value-type="float" office:value="46.5904" calcext:value-type="float">
            <text:p>46,5904</text:p>
          </table:table-cell>
          <table:table-cell office:value-type="float" office:value="46.6571" calcext:value-type="float">
            <text:p>46,6571</text:p>
          </table:table-cell>
          <table:table-cell office:value-type="float" office:value="53.3429" calcext:value-type="float">
            <text:p>53,3429</text:p>
          </table:table-cell>
          <table:table-cell office:value-type="float" office:value="0.142915" calcext:value-type="float">
            <text:p>0,142915</text:p>
          </table:table-cell>
          <table:table-cell office:value-type="float" office:value="0.0419211" calcext:value-type="float">
            <text:p>0,0419211</text:p>
          </table:table-cell>
          <table:table-cell office:value-type="float" office:value="0.394232" calcext:value-type="float">
            <text:p>0,394232</text:p>
          </table:table-cell>
          <table:table-cell office:value-type="float" office:value="0.391282" calcext:value-type="float">
            <text:p>0,391282</text:p>
          </table:table-cell>
          <table:table-cell table:formula="of:=1000000*[.AD40]/[.F40]" office:value-type="float" office:value="79.8860759493671" calcext:value-type="float">
            <text:p>79,89</text:p>
          </table:table-cell>
        </table:table-row>
        <table:table-row table:style-name="ro1">
          <table:table-cell office:value-type="string" calcext:value-type="string">
            <text:p>spambase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Global</text:p>
          </table:table-cell>
          <table:table-cell office:value-type="float" office:value="4597" calcext:value-type="float">
            <text:p>4597</text:p>
          </table:table-cell>
          <table:table-cell office:value-type="float" office:value="5521.8" calcext:value-type="float">
            <text:p>5521,8</text:p>
          </table:table-cell>
          <table:table-cell office:value-type="float" office:value="85.2667" calcext:value-type="float">
            <text:p>85,27</text:p>
          </table:table-cell>
          <table:table-cell office:value-type="float" office:value="14.7333" calcext:value-type="float">
            <text:p>14,73</text:p>
          </table:table-cell>
          <table:table-cell office:value-type="float" office:value="80.509" calcext:value-type="float">
            <text:p>80,51</text:p>
          </table:table-cell>
          <table:table-cell office:value-type="float" office:value="84.633" calcext:value-type="float">
            <text:p>84,63</text:p>
          </table:table-cell>
          <table:table-cell office:value-type="float" office:value="15.367" calcext:value-type="float">
            <text:p>15,37</text:p>
          </table:table-cell>
          <table:table-cell office:value-type="float" office:value="4.87274" calcext:value-type="float">
            <text:p>4,87</text:p>
          </table:table-cell>
          <table:table-cell office:value-type="float" office:value="0.176737" calcext:value-type="float">
            <text:p>0,17674</text:p>
          </table:table-cell>
          <table:table-cell office:value-type="float" office:value="0.0440429" calcext:value-type="float">
            <text:p>0,04404</text:p>
          </table:table-cell>
          <table:table-cell office:value-type="float" office:value="0.0411536" calcext:value-type="float">
            <text:p>0,04115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5521.8" calcext:value-type="float">
            <text:p>5521,8</text:p>
          </table:table-cell>
          <table:table-cell office:value-type="float" office:value="85.2667" calcext:value-type="float">
            <text:p>85,2667</text:p>
          </table:table-cell>
          <table:table-cell office:value-type="float" office:value="14.7333" calcext:value-type="float">
            <text:p>14,7333</text:p>
          </table:table-cell>
          <table:table-cell office:value-type="float" office:value="81.2704" calcext:value-type="float">
            <text:p>81,2704</text:p>
          </table:table-cell>
          <table:table-cell office:value-type="float" office:value="84.755" calcext:value-type="float">
            <text:p>84,755</text:p>
          </table:table-cell>
          <table:table-cell office:value-type="float" office:value="15.245" calcext:value-type="float">
            <text:p>15,245</text:p>
          </table:table-cell>
          <table:table-cell office:value-type="float" office:value="4.11138" calcext:value-type="float">
            <text:p>4,11138</text:p>
          </table:table-cell>
          <table:table-cell office:value-type="float" office:value="0.174267" calcext:value-type="float">
            <text:p>0,174267</text:p>
          </table:table-cell>
          <table:table-cell office:value-type="float" office:value="1.32609" calcext:value-type="float">
            <text:p>1,32609</text:p>
          </table:table-cell>
          <table:table-cell office:value-type="float" office:value="1.32259" calcext:value-type="float">
            <text:p>1,32259</text:p>
          </table:table-cell>
          <table:table-cell table:formula="of:=1000000*[.AD41]/[.F41]" office:value-type="float" office:value="287.707200348053" calcext:value-type="float">
            <text:p>287,71</text:p>
          </table:table-cell>
        </table:table-row>
        <table:table-row table:style-name="ro1">
          <table:table-cell office:value-type="string" calcext:value-type="string">
            <text:p>penbased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lobal</text:p>
          </table:table-cell>
          <table:table-cell office:value-type="float" office:value="10992" calcext:value-type="float">
            <text:p>10992</text:p>
          </table:table-cell>
          <table:table-cell office:value-type="float" office:value="29323.9" calcext:value-type="float">
            <text:p>29323,9</text:p>
          </table:table-cell>
          <table:table-cell office:value-type="float" office:value="99.8423" calcext:value-type="float">
            <text:p>99,84</text:p>
          </table:table-cell>
          <table:table-cell office:value-type="float" office:value="0.15769" calcext:value-type="float">
            <text:p>0,16</text:p>
          </table:table-cell>
          <table:table-cell office:value-type="float" office:value="95.1601" calcext:value-type="float">
            <text:p>95,16</text:p>
          </table:table-cell>
          <table:table-cell office:value-type="float" office:value="98.8097" calcext:value-type="float">
            <text:p>98,81</text:p>
          </table:table-cell>
          <table:table-cell office:value-type="float" office:value="1.19025" calcext:value-type="float">
            <text:p>1,19</text:p>
          </table:table-cell>
          <table:table-cell office:value-type="float" office:value="3.6936" calcext:value-type="float">
            <text:p>3,69</text:p>
          </table:table-cell>
          <table:table-cell office:value-type="float" office:value="0.17466" calcext:value-type="float">
            <text:p>0,17466</text:p>
          </table:table-cell>
          <table:table-cell office:value-type="float" office:value="0.0795131" calcext:value-type="float">
            <text:p>0,07951</text:p>
          </table:table-cell>
          <table:table-cell office:value-type="float" office:value="0.0722295" calcext:value-type="float">
            <text:p>0,07223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29323.9" calcext:value-type="float">
            <text:p>29323,9</text:p>
          </table:table-cell>
          <table:table-cell office:value-type="float" office:value="99.8423" calcext:value-type="float">
            <text:p>99,8423</text:p>
          </table:table-cell>
          <table:table-cell office:value-type="float" office:value="0.15769" calcext:value-type="float">
            <text:p>0,15769</text:p>
          </table:table-cell>
          <table:table-cell office:value-type="float" office:value="96.3428" calcext:value-type="float">
            <text:p>96,3428</text:p>
          </table:table-cell>
          <table:table-cell office:value-type="float" office:value="98.7689" calcext:value-type="float">
            <text:p>98,7689</text:p>
          </table:table-cell>
          <table:table-cell office:value-type="float" office:value="1.23111" calcext:value-type="float">
            <text:p>1,23111</text:p>
          </table:table-cell>
          <table:table-cell office:value-type="float" office:value="2.45633" calcext:value-type="float">
            <text:p>2,45633</text:p>
          </table:table-cell>
          <table:table-cell office:value-type="float" office:value="0.173535" calcext:value-type="float">
            <text:p>0,173535</text:p>
          </table:table-cell>
          <table:table-cell office:value-type="float" office:value="8.84543" calcext:value-type="float">
            <text:p>8,84543</text:p>
          </table:table-cell>
          <table:table-cell office:value-type="float" office:value="8.824" calcext:value-type="float">
            <text:p>8,824</text:p>
          </table:table-cell>
          <table:table-cell table:formula="of:=1000000*[.AD42]/[.F42]" office:value-type="float" office:value="802.765647743814" calcext:value-type="float">
            <text:p>802,77</text:p>
          </table:table-cell>
        </table:table-row>
        <table:table-row table:style-name="ro1">
          <table:table-cell office:value-type="string" calcext:value-type="string">
            <text:p>ring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lobal</text:p>
          </table:table-cell>
          <table:table-cell office:value-type="float" office:value="7400" calcext:value-type="float">
            <text:p>7400</text:p>
          </table:table-cell>
          <table:table-cell office:value-type="float" office:value="19600.8" calcext:value-type="float">
            <text:p>19600,8</text:p>
          </table:table-cell>
          <table:table-cell office:value-type="float" office:value="98.9914" calcext:value-type="float">
            <text:p>98,99</text:p>
          </table:table-cell>
          <table:table-cell office:value-type="float" office:value="1.00863" calcext:value-type="float">
            <text:p>1,01</text:p>
          </table:table-cell>
          <table:table-cell office:value-type="float" office:value="57.0946" calcext:value-type="float">
            <text:p>57,09</text:p>
          </table:table-cell>
          <table:table-cell office:value-type="float" office:value="77.8515" calcext:value-type="float">
            <text:p>77,85</text:p>
          </table:table-cell>
          <table:table-cell office:value-type="float" office:value="22.1485" calcext:value-type="float">
            <text:p>22,15</text:p>
          </table:table-cell>
          <table:table-cell office:value-type="float" office:value="26.6622" calcext:value-type="float">
            <text:p>26,66</text:p>
          </table:table-cell>
          <table:table-cell office:value-type="float" office:value="0.110625" calcext:value-type="float">
            <text:p>0,11063</text:p>
          </table:table-cell>
          <table:table-cell office:value-type="float" office:value="0.166905" calcext:value-type="float">
            <text:p>0,16691</text:p>
          </table:table-cell>
          <table:table-cell office:value-type="float" office:value="0.162464" calcext:value-type="float">
            <text:p>0,16246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19600.8" calcext:value-type="float">
            <text:p>19600,8</text:p>
          </table:table-cell>
          <table:table-cell office:value-type="float" office:value="98.9914" calcext:value-type="float">
            <text:p>98,9914</text:p>
          </table:table-cell>
          <table:table-cell office:value-type="float" office:value="1.00863" calcext:value-type="float">
            <text:p>1,00863</text:p>
          </table:table-cell>
          <table:table-cell office:value-type="float" office:value="70.6486" calcext:value-type="float">
            <text:p>70,6486</text:p>
          </table:table-cell>
          <table:table-cell office:value-type="float" office:value="73.1393" calcext:value-type="float">
            <text:p>73,1393</text:p>
          </table:table-cell>
          <table:table-cell office:value-type="float" office:value="26.8607" calcext:value-type="float">
            <text:p>26,8607</text:p>
          </table:table-cell>
          <table:table-cell office:value-type="float" office:value="3.40541" calcext:value-type="float">
            <text:p>3,40541</text:p>
          </table:table-cell>
          <table:table-cell office:value-type="float" office:value="0.107007" calcext:value-type="float">
            <text:p>0,107007</text:p>
          </table:table-cell>
          <table:table-cell office:value-type="float" office:value="4.43548" calcext:value-type="float">
            <text:p>4,43548</text:p>
          </table:table-cell>
          <table:table-cell office:value-type="float" office:value="4.42841" calcext:value-type="float">
            <text:p>4,42841</text:p>
          </table:table-cell>
          <table:table-cell table:formula="of:=1000000*[.AD43]/[.F43]" office:value-type="float" office:value="598.433783783784" calcext:value-type="float">
            <text:p>598,43</text:p>
          </table:table-cell>
        </table:table-row>
        <table:table-row table:style-name="ro1">
          <table:table-cell office:value-type="string" calcext:value-type="string">
            <text:p>twonorm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lobal</text:p>
          </table:table-cell>
          <table:table-cell office:value-type="float" office:value="7400" calcext:value-type="float">
            <text:p>7400</text:p>
          </table:table-cell>
          <table:table-cell office:value-type="float" office:value="26559.5" calcext:value-type="float">
            <text:p>26559,5</text:p>
          </table:table-cell>
          <table:table-cell office:value-type="float" office:value="99.9452" calcext:value-type="float">
            <text:p>99,95</text:p>
          </table:table-cell>
          <table:table-cell office:value-type="float" office:value="0.0548048" calcext:value-type="float">
            <text:p>0,05</text:p>
          </table:table-cell>
          <table:table-cell office:value-type="float" office:value="45.1622" calcext:value-type="float">
            <text:p>45,16</text:p>
          </table:table-cell>
          <table:table-cell office:value-type="float" office:value="90.7905" calcext:value-type="float">
            <text:p>90,79</text:p>
          </table:table-cell>
          <table:table-cell office:value-type="float" office:value="9.20945" calcext:value-type="float">
            <text:p>9,21</text:p>
          </table:table-cell>
          <table:table-cell office:value-type="float" office:value="50.2568" calcext:value-type="float">
            <text:p>50,26</text:p>
          </table:table-cell>
          <table:table-cell office:value-type="float" office:value="0.117473" calcext:value-type="float">
            <text:p>0,11747</text:p>
          </table:table-cell>
          <table:table-cell office:value-type="float" office:value="0.291996" calcext:value-type="float">
            <text:p>0,29200</text:p>
          </table:table-cell>
          <table:table-cell office:value-type="float" office:value="0.286382" calcext:value-type="float">
            <text:p>0,28638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26559.5" calcext:value-type="float">
            <text:p>26559,5</text:p>
          </table:table-cell>
          <table:table-cell office:value-type="float" office:value="99.9452" calcext:value-type="float">
            <text:p>99,9452</text:p>
          </table:table-cell>
          <table:table-cell office:value-type="float" office:value="0.0548048" calcext:value-type="float">
            <text:p>0,0548048</text:p>
          </table:table-cell>
          <table:table-cell office:value-type="float" office:value="90.0811" calcext:value-type="float">
            <text:p>90,0811</text:p>
          </table:table-cell>
          <table:table-cell office:value-type="float" office:value="91.6541" calcext:value-type="float">
            <text:p>91,6541</text:p>
          </table:table-cell>
          <table:table-cell office:value-type="float" office:value="8.34594" calcext:value-type="float">
            <text:p>8,34594</text:p>
          </table:table-cell>
          <table:table-cell office:value-type="float" office:value="1.71622" calcext:value-type="float">
            <text:p>1,71622</text:p>
          </table:table-cell>
          <table:table-cell office:value-type="float" office:value="0.13431" calcext:value-type="float">
            <text:p>0,13431</text:p>
          </table:table-cell>
          <table:table-cell office:value-type="float" office:value="5.99196" calcext:value-type="float">
            <text:p>5,99196</text:p>
          </table:table-cell>
          <table:table-cell office:value-type="float" office:value="5.98288" calcext:value-type="float">
            <text:p>5,98288</text:p>
          </table:table-cell>
          <table:table-cell table:formula="of:=1000000*[.AD44]/[.F44]" office:value-type="float" office:value="808.497297297297" calcext:value-type="float">
            <text:p>808,50</text:p>
          </table:table-cell>
        </table:table-row>
        <table:table-row table:style-name="ro1">
          <table:table-cell office:value-type="string" calcext:value-type="string">
            <text:p>satimage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Global</text:p>
          </table:table-cell>
          <table:table-cell office:value-type="float" office:value="6435" calcext:value-type="float">
            <text:p>6435</text:p>
          </table:table-cell>
          <table:table-cell office:value-type="float" office:value="8053.5" calcext:value-type="float">
            <text:p>8053,5</text:p>
          </table:table-cell>
          <table:table-cell office:value-type="float" office:value="76.3433" calcext:value-type="float">
            <text:p>76,34</text:p>
          </table:table-cell>
          <table:table-cell office:value-type="float" office:value="23.6567" calcext:value-type="float">
            <text:p>23,66</text:p>
          </table:table-cell>
          <table:table-cell office:value-type="float" office:value="64.4134" calcext:value-type="float">
            <text:p>64,41</text:p>
          </table:table-cell>
          <table:table-cell office:value-type="float" office:value="64.6747" calcext:value-type="float">
            <text:p>64,67</text:p>
          </table:table-cell>
          <table:table-cell office:value-type="float" office:value="35.3253" calcext:value-type="float">
            <text:p>35,33</text:p>
          </table:table-cell>
          <table:table-cell office:value-type="float" office:value="0.40404" calcext:value-type="float">
            <text:p>0,40</text:p>
          </table:table-cell>
          <table:table-cell office:value-type="float" office:value="0.183277" calcext:value-type="float">
            <text:p>0,18328</text:p>
          </table:table-cell>
          <table:table-cell office:value-type="float" office:value="0.184597" calcext:value-type="float">
            <text:p>0,18460</text:p>
          </table:table-cell>
          <table:table-cell office:value-type="float" office:value="0.180791" calcext:value-type="float">
            <text:p>0,18079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8053.5" calcext:value-type="float">
            <text:p>8053,5</text:p>
          </table:table-cell>
          <table:table-cell office:value-type="float" office:value="76.3433" calcext:value-type="float">
            <text:p>76,3433</text:p>
          </table:table-cell>
          <table:table-cell office:value-type="float" office:value="23.6567" calcext:value-type="float">
            <text:p>23,6567</text:p>
          </table:table-cell>
          <table:table-cell table:number-columns-repeated="2" office:value-type="float" office:value="64.8019" calcext:value-type="float">
            <text:p>64,8019</text:p>
          </table:table-cell>
          <table:table-cell office:value-type="float" office:value="35.1981" calcext:value-type="float">
            <text:p>35,1981</text:p>
          </table:table-cell>
          <table:table-cell office:value-type="float" office:value="0" calcext:value-type="float">
            <text:p>0</text:p>
          </table:table-cell>
          <table:table-cell office:value-type="float" office:value="0.211443" calcext:value-type="float">
            <text:p>0,211443</text:p>
          </table:table-cell>
          <table:table-cell office:value-type="float" office:value="4.10769" calcext:value-type="float">
            <text:p>4,10769</text:p>
          </table:table-cell>
          <table:table-cell office:value-type="float" office:value="4.10155" calcext:value-type="float">
            <text:p>4,10155</text:p>
          </table:table-cell>
          <table:table-cell table:formula="of:=1000000*[.AD45]/[.F45]" office:value-type="float" office:value="637.381507381507" calcext:value-type="float">
            <text:p>637,38</text:p>
          </table:table-cell>
        </table:table-row>
        <table:table-row table:style-name="ro1">
          <table:table-cell office:value-type="string" calcext:value-type="string">
            <text:p>texture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lobal</text:p>
          </table:table-cell>
          <table:table-cell office:value-type="float" office:value="5500" calcext:value-type="float">
            <text:p>5500</text:p>
          </table:table-cell>
          <table:table-cell office:value-type="float" office:value="14706.9" calcext:value-type="float">
            <text:p>14706,9</text:p>
          </table:table-cell>
          <table:table-cell office:value-type="float" office:value="97.9783" calcext:value-type="float">
            <text:p>97,98</text:p>
          </table:table-cell>
          <table:table-cell office:value-type="float" office:value="2.02172" calcext:value-type="float">
            <text:p>2,02</text:p>
          </table:table-cell>
          <table:table-cell office:value-type="float" office:value="87.7091" calcext:value-type="float">
            <text:p>87,71</text:p>
          </table:table-cell>
          <table:table-cell office:value-type="float" office:value="92.8764" calcext:value-type="float">
            <text:p>92,88</text:p>
          </table:table-cell>
          <table:table-cell office:value-type="float" office:value="7.1236" calcext:value-type="float">
            <text:p>7,12</text:p>
          </table:table-cell>
          <table:table-cell office:value-type="float" office:value="5.56364" calcext:value-type="float">
            <text:p>5,56</text:p>
          </table:table-cell>
          <table:table-cell office:value-type="float" office:value="0.193633" calcext:value-type="float">
            <text:p>0,19363</text:p>
          </table:table-cell>
          <table:table-cell office:value-type="float" office:value="0.200177" calcext:value-type="float">
            <text:p>0,20018</text:p>
          </table:table-cell>
          <table:table-cell office:value-type="float" office:value="0.196354" calcext:value-type="float">
            <text:p>0,19635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14706.9" calcext:value-type="float">
            <text:p>14706,9</text:p>
          </table:table-cell>
          <table:table-cell office:value-type="float" office:value="97.9783" calcext:value-type="float">
            <text:p>97,9783</text:p>
          </table:table-cell>
          <table:table-cell office:value-type="float" office:value="2.02172" calcext:value-type="float">
            <text:p>2,02172</text:p>
          </table:table-cell>
          <table:table-cell office:value-type="float" office:value="92.7818" calcext:value-type="float">
            <text:p>92,7818</text:p>
          </table:table-cell>
          <table:table-cell office:value-type="float" office:value="92.8325" calcext:value-type="float">
            <text:p>92,8325</text:p>
          </table:table-cell>
          <table:table-cell office:value-type="float" office:value="7.16755" calcext:value-type="float">
            <text:p>7,16755</text:p>
          </table:table-cell>
          <table:table-cell office:value-type="float" office:value="0.0545455" calcext:value-type="float">
            <text:p>0,0545455</text:p>
          </table:table-cell>
          <table:table-cell office:value-type="float" office:value="0.193388" calcext:value-type="float">
            <text:p>0,193388</text:p>
          </table:table-cell>
          <table:table-cell office:value-type="float" office:value="4.53482" calcext:value-type="float">
            <text:p>4,53482</text:p>
          </table:table-cell>
          <table:table-cell office:value-type="float" office:value="4.52718" calcext:value-type="float">
            <text:p>4,52718</text:p>
          </table:table-cell>
          <table:table-cell table:formula="of:=1000000*[.AD46]/[.F46]" office:value-type="float" office:value="823.123636363636" calcext:value-type="float">
            <text:p>823,12</text:p>
          </table:table-cell>
        </table:table-row>
        <table:table-row table:style-name="ro1">
          <table:table-cell office:value-type="string" calcext:value-type="string">
            <text:p>letter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lobal</text:p>
          </table:table-cell>
          <table:table-cell office:value-type="float" office:value="20000" calcext:value-type="float">
            <text:p>20000</text:p>
          </table:table-cell>
          <table:table-cell office:value-type="float" office:value="27410.4" calcext:value-type="float">
            <text:p>27410,4</text:p>
          </table:table-cell>
          <table:table-cell office:value-type="float" office:value="83.3272" calcext:value-type="float">
            <text:p>83,33</text:p>
          </table:table-cell>
          <table:table-cell office:value-type="float" office:value="16.6728" calcext:value-type="float">
            <text:p>16,67</text:p>
          </table:table-cell>
          <table:table-cell office:value-type="float" office:value="73.275" calcext:value-type="float">
            <text:p>73,28</text:p>
          </table:table-cell>
          <table:table-cell office:value-type="float" office:value="73.3888" calcext:value-type="float">
            <text:p>73,39</text:p>
          </table:table-cell>
          <table:table-cell office:value-type="float" office:value="26.6112" calcext:value-type="float">
            <text:p>26,61</text:p>
          </table:table-cell>
          <table:table-cell office:value-type="float" office:value="0.155" calcext:value-type="float">
            <text:p>0,16</text:p>
          </table:table-cell>
          <table:table-cell office:value-type="float" office:value="0.299277" calcext:value-type="float">
            <text:p>0,29928</text:p>
          </table:table-cell>
          <table:table-cell office:value-type="float" office:value="0.160353" calcext:value-type="float">
            <text:p>0,16035</text:p>
          </table:table-cell>
          <table:table-cell office:value-type="float" office:value="0.148061" calcext:value-type="float">
            <text:p>0,14806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27410.4" calcext:value-type="float">
            <text:p>27410,4</text:p>
          </table:table-cell>
          <table:table-cell office:value-type="float" office:value="83.3272" calcext:value-type="float">
            <text:p>83,3272</text:p>
          </table:table-cell>
          <table:table-cell office:value-type="float" office:value="16.6728" calcext:value-type="float">
            <text:p>16,6728</text:p>
          </table:table-cell>
          <table:table-cell office:value-type="float" office:value="73.425" calcext:value-type="float">
            <text:p>73,425</text:p>
          </table:table-cell>
          <table:table-cell office:value-type="float" office:value="73.4287" calcext:value-type="float">
            <text:p>73,4287</text:p>
          </table:table-cell>
          <table:table-cell office:value-type="float" office:value="26.5713" calcext:value-type="float">
            <text:p>26,5713</text:p>
          </table:table-cell>
          <table:table-cell office:value-type="float" office:value="0.005" calcext:value-type="float">
            <text:p>0,005</text:p>
          </table:table-cell>
          <table:table-cell office:value-type="float" office:value="0.29654" calcext:value-type="float">
            <text:p>0,29654</text:p>
          </table:table-cell>
          <table:table-cell office:value-type="float" office:value="20.2048" calcext:value-type="float">
            <text:p>20,2048</text:p>
          </table:table-cell>
          <table:table-cell office:value-type="float" office:value="20.1689" calcext:value-type="float">
            <text:p>20,1689</text:p>
          </table:table-cell>
          <table:table-cell table:formula="of:=1000000*[.AD47]/[.F47]" office:value-type="float" office:value="1008.445" calcext:value-type="float">
            <text:p>1008,45</text:p>
          </table:table-cell>
        </table:table-row>
        <table:table-row table:style-name="ro1">
          <table:table-cell table:style-name="ce7" table:number-columns-repeated="5"/>
          <table:table-cell table:style-name="ce10" table:formula="of:=AVERAGE([.F36:.F47])" office:value-type="float" office:value="6080.58333333333" calcext:value-type="float">
            <text:p>6080,58</text:p>
          </table:table-cell>
          <table:table-cell table:style-name="ce10" table:formula="of:=AVERAGE([.G36:.G47])" office:value-type="float" office:value="12119.5166666667" calcext:value-type="float">
            <text:p>12119,52</text:p>
          </table:table-cell>
          <table:table-cell table:style-name="ce10" table:formula="of:=AVERAGE([.H36:.H47])" office:value-type="float" office:value="89.3462416666667" calcext:value-type="float">
            <text:p>89,35</text:p>
          </table:table-cell>
          <table:table-cell table:style-name="ce10" table:formula="of:=AVERAGE([.I36:.I47])" office:value-type="float" office:value="10.6537620666667" calcext:value-type="float">
            <text:p>10,65</text:p>
          </table:table-cell>
          <table:table-cell table:style-name="ce10" table:formula="of:=AVERAGE([.J36:.J47])" office:value-type="float" office:value="69.9592166666667" calcext:value-type="float">
            <text:p>69,96</text:p>
          </table:table-cell>
          <table:table-cell table:style-name="ce10" table:formula="of:=AVERAGE([.K36:.K47])" office:value-type="float" office:value="77.5593583333333" calcext:value-type="float">
            <text:p>77,56</text:p>
          </table:table-cell>
          <table:table-cell table:style-name="ce10" table:formula="of:=AVERAGE([.L36:.L47])" office:value-type="float" office:value="22.4406383333333" calcext:value-type="float">
            <text:p>22,44</text:p>
          </table:table-cell>
          <table:table-cell table:style-name="ce10" table:formula="of:=AVERAGE([.M36:.M47])" office:value-type="float" office:value="9.03948408333333" calcext:value-type="float">
            <text:p>9,04</text:p>
          </table:table-cell>
          <table:table-cell table:style-name="ce12" table:formula="of:=AVERAGE([.N36:.N47])" office:value-type="float" office:value="0.114261333333333" calcext:value-type="float">
            <text:p>0,11426</text:p>
          </table:table-cell>
          <table:table-cell table:style-name="ce12" table:formula="of:=AVERAGE([.O36:.O47])" office:value-type="float" office:value="0.0986112" calcext:value-type="float">
            <text:p>0,09861</text:p>
          </table:table-cell>
          <table:table-cell table:style-name="ce12" table:formula="of:=AVERAGE([.P36:.P47])" office:value-type="float" office:value="0.0947666916666667" calcext:value-type="float">
            <text:p>0,09477</text:p>
          </table:table-cell>
          <table:table-cell table:style-name="ce7" table:formula="of:=AVERAGE([.Q36:.Q47])" office:value-type="float" office:value="0" calcext:value-type="float">
            <text:p>0</text:p>
          </table:table-cell>
          <table:table-cell table:style-name="ce7" table:formula="of:=AVERAGE([.R36:.R47])" office:value-type="float" office:value="0" calcext:value-type="float">
            <text:p>0</text:p>
          </table:table-cell>
          <table:table-cell table:style-name="ce7" table:formula="of:=AVERAGE([.S36:.S47])" office:value-type="float" office:value="0" calcext:value-type="float">
            <text:p>0</text:p>
          </table:table-cell>
          <table:table-cell table:style-name="ce10" table:formula="of:=([.P48]/[.F48])*1000000" office:value-type="float" office:value="15.5851316348486" calcext:value-type="float">
            <text:p>15,59</text:p>
          </table:table-cell>
          <table:table-cell/>
          <table:table-cell table:style-name="ce10" table:formula="of:=AVERAGE([.V36:.V47])" office:value-type="float" office:value="89.3462416666667" calcext:value-type="float">
            <text:p>89,35</text:p>
          </table:table-cell>
          <table:table-cell table:style-name="ce10" table:formula="of:=AVERAGE([.W36:.W47])" office:value-type="float" office:value="10.6537620666667" calcext:value-type="float">
            <text:p>10,65</text:p>
          </table:table-cell>
          <table:table-cell table:style-name="ce10" table:formula="of:=AVERAGE([.X36:.X47])" office:value-type="float" office:value="76.1001583333333" calcext:value-type="float">
            <text:p>76,10</text:p>
          </table:table-cell>
          <table:table-cell table:style-name="ce10" table:formula="of:=AVERAGE([.Y36:.Y47])" office:value-type="float" office:value="77.2123666666667" calcext:value-type="float">
            <text:p>77,21</text:p>
          </table:table-cell>
          <table:table-cell table:style-name="ce10" table:formula="of:=AVERAGE([.Z36:.Z47])" office:value-type="float" office:value="22.7876458333333" calcext:value-type="float">
            <text:p>22,79</text:p>
          </table:table-cell>
          <table:table-cell table:style-name="ce10" table:formula="of:=AVERAGE([.AA36:.AA47])" office:value-type="float" office:value="1.366423375" calcext:value-type="float">
            <text:p>1,37</text:p>
          </table:table-cell>
          <table:table-cell table:style-name="ce10" table:formula="of:=AVERAGE([.AB36:.AB47])" office:value-type="float" office:value="0.116848808333333" calcext:value-type="float">
            <text:p>0,12</text:p>
          </table:table-cell>
          <table:table-cell table:style-name="ce10" table:formula="of:=AVERAGE([.AC36:.AC47])" office:value-type="float" office:value="4.178796575" calcext:value-type="float">
            <text:p>4,18</text:p>
          </table:table-cell>
          <table:table-cell table:style-name="ce10" table:formula="of:=AVERAGE([.AD36:.AD47])" office:value-type="float" office:value="4.17069028333333" calcext:value-type="float">
            <text:p>4,17</text:p>
          </table:table-cell>
          <table:table-cell table:style-name="ce10" table:formula="of:=AVERAGE([.AE36:.AE47])" office:value-type="float" office:value="438.017137302674" calcext:value-type="float">
            <text:p>438,02</text:p>
          </table:table-cell>
        </table:table-row>
        <table:table-row table:style-name="ro1" table:number-rows-repeated="1048527">
          <table:table-cell table:number-columns-repeated="31"/>
        </table:table-row>
        <table:table-row table:style-name="ro1">
          <table:table-cell table:number-columns-repeated="31"/>
        </table:table-row>
      </table:table>
      <table:table table:name="veces05_SinFiltro" table:style-name="ta1"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8" table:default-cell-style-name="Default"/>
        <table:table-column table:style-name="co8" table:default-cell-style-name="ce9"/>
        <table:table-column table:style-name="co11" table:default-cell-style-name="ce9"/>
        <table:table-column table:style-name="co19" table:default-cell-style-name="ce9"/>
        <table:table-column table:style-name="co8" table:number-columns-repeated="2" table:default-cell-style-name="ce9"/>
        <table:table-column table:style-name="co10" table:default-cell-style-name="ce9"/>
        <table:table-column table:style-name="co11" table:default-cell-style-name="ce46"/>
        <table:table-column table:style-name="co17" table:default-cell-style-name="ce46"/>
        <table:table-column table:style-name="co11" table:default-cell-style-name="ce46"/>
        <table:table-column table:style-name="co3" table:number-columns-repeated="3" table:default-cell-style-name="Default"/>
        <table:table-column table:style-name="co1" table:number-columns-repeated="11" table:default-cell-style-name="Default"/>
        <table:table-column table:style-name="co1" table:default-cell-style-name="ce9"/>
        <table:table-row table:style-name="ro1">
          <table:table-cell table:style-name="ce7" table:number-columns-repeated="5"/>
          <table:table-cell table:style-name="ce8" office:value-type="string" calcext:value-type="string">
            <text:p>Ejemplos</text:p>
          </table:table-cell>
          <table:table-cell table:style-name="ce8" office:value-type="string" calcext:value-type="string">
            <text:p>Patrones</text:p>
          </table:table-cell>
          <table:table-cell table:style-name="ce8" office:value-type="string" calcext:value-type="string">
            <text:p>Train</text:p>
          </table:table-cell>
          <table:table-cell table:style-name="ce8" office:value-type="string" calcext:value-type="string">
            <text:p>Error</text:p>
          </table:table-cell>
          <table:table-cell table:style-name="ce8" office:value-type="string" calcext:value-type="string">
            <text:p>Test</text:p>
          </table:table-cell>
          <table:table-cell table:style-name="ce8" office:value-type="string" calcext:value-type="string">
            <text:p>TestNC</text:p>
          </table:table-cell>
          <table:table-cell table:style-name="ce8" office:value-type="string" calcext:value-type="string">
            <text:p>Error</text:p>
          </table:table-cell>
          <table:table-cell table:style-name="ce8" office:value-type="string" calcext:value-type="string">
            <text:p>%NC</text:p>
          </table:table-cell>
          <table:table-cell table:style-name="ce11" office:value-type="string" calcext:value-type="string">
            <text:p>T_Train</text:p>
          </table:table-cell>
          <table:table-cell table:style-name="ce11" office:value-type="string" calcext:value-type="string">
            <text:p>T_Test</text:p>
          </table:table-cell>
          <table:table-cell table:style-name="ce11" office:value-type="string" calcext:value-type="string">
            <text:p>T_CPU_Test</text:p>
          </table:table-cell>
          <table:table-cell table:style-name="ce7" table:number-columns-repeated="3"/>
          <table:table-cell table:style-name="ce8" office:value-type="string" calcext:value-type="string">
            <text:p>Infer/Exampl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balone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lobal</text:p>
          </table:table-cell>
          <table:table-cell office:value-type="float" office:value="4174" calcext:value-type="float">
            <text:p>4174</text:p>
          </table:table-cell>
          <table:table-cell office:value-type="float" office:value="785.7" calcext:value-type="float">
            <text:p>785,7</text:p>
          </table:table-cell>
          <table:table-cell office:value-type="float" office:value="29.1002" calcext:value-type="float">
            <text:p>29,10</text:p>
          </table:table-cell>
          <table:table-cell office:value-type="float" office:value="70.8998" calcext:value-type="float">
            <text:p>70,90</text:p>
          </table:table-cell>
          <table:table-cell office:value-type="float" office:value="15.1174" calcext:value-type="float">
            <text:p>15,12</text:p>
          </table:table-cell>
          <table:table-cell office:value-type="float" office:value="15.121" calcext:value-type="float">
            <text:p>15,12</text:p>
          </table:table-cell>
          <table:table-cell office:value-type="float" office:value="84.879" calcext:value-type="float">
            <text:p>84,88</text:p>
          </table:table-cell>
          <table:table-cell office:value-type="float" office:value="0.0239578" calcext:value-type="float">
            <text:p>0,02</text:p>
          </table:table-cell>
          <table:table-cell office:value-type="float" office:value="0.030804" calcext:value-type="float">
            <text:p>0,03080</text:p>
          </table:table-cell>
          <table:table-cell office:value-type="float" office:value="0.0113213" calcext:value-type="float">
            <text:p>0,01132</text:p>
          </table:table-cell>
          <table:table-cell office:value-type="float" office:value="0.0090943" calcext:value-type="float">
            <text:p>0,0090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anana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lobal</text:p>
          </table:table-cell>
          <table:table-cell office:value-type="float" office:value="5300" calcext:value-type="float">
            <text:p>5300</text:p>
          </table:table-cell>
          <table:table-cell office:value-type="float" office:value="23.9" calcext:value-type="float">
            <text:p>23,9</text:p>
          </table:table-cell>
          <table:table-cell office:value-type="float" office:value="56.364" calcext:value-type="float">
            <text:p>56,36</text:p>
          </table:table-cell>
          <table:table-cell office:value-type="float" office:value="43.636" calcext:value-type="float">
            <text:p>43,64</text:p>
          </table:table-cell>
          <table:table-cell table:number-columns-repeated="2" office:value-type="float" office:value="80.1509" calcext:value-type="float">
            <text:p>80,15</text:p>
          </table:table-cell>
          <table:table-cell office:value-type="float" office:value="19.8491" calcext:value-type="float">
            <text:p>19,85</text:p>
          </table:table-cell>
          <table:table-cell office:value-type="float" office:value="0" calcext:value-type="float">
            <text:p>0,00</text:p>
          </table:table-cell>
          <table:table-cell office:value-type="float" office:value="0.0208376" calcext:value-type="float">
            <text:p>0,02084</text:p>
          </table:table-cell>
          <table:table-cell office:value-type="float" office:value="0.0042202" calcext:value-type="float">
            <text:p>0,00422</text:p>
          </table:table-cell>
          <table:table-cell office:value-type="float" office:value="0.0010714" calcext:value-type="float">
            <text:p>0,0010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upa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lobal</text:p>
          </table:table-cell>
          <table:table-cell office:value-type="float" office:value="345" calcext:value-type="float">
            <text:p>345</text:p>
          </table:table-cell>
          <table:table-cell office:value-type="float" office:value="390.1" calcext:value-type="float">
            <text:p>390,1</text:p>
          </table:table-cell>
          <table:table-cell office:value-type="float" office:value="68.9855" calcext:value-type="float">
            <text:p>68,99</text:p>
          </table:table-cell>
          <table:table-cell office:value-type="float" office:value="31.0145" calcext:value-type="float">
            <text:p>31,01</text:p>
          </table:table-cell>
          <table:table-cell office:value-type="float" office:value="58.5507" calcext:value-type="float">
            <text:p>58,55</text:p>
          </table:table-cell>
          <table:table-cell office:value-type="float" office:value="59.2375" calcext:value-type="float">
            <text:p>59,24</text:p>
          </table:table-cell>
          <table:table-cell office:value-type="float" office:value="40.7625" calcext:value-type="float">
            <text:p>40,76</text:p>
          </table:table-cell>
          <table:table-cell office:value-type="float" office:value="1.15942" calcext:value-type="float">
            <text:p>1,16</text:p>
          </table:table-cell>
          <table:table-cell office:value-type="float" office:value="0.0022553" calcext:value-type="float">
            <text:p>0,00226</text:p>
          </table:table-cell>
          <table:table-cell office:value-type="float" office:value="0.0003933" calcext:value-type="float">
            <text:p>0,00039</text:p>
          </table:table-cell>
          <table:table-cell office:value-type="float" office:value="0.000202" calcext:value-type="float">
            <text:p>0,000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eart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Global</text:p>
          </table:table-cell>
          <table:table-cell office:value-type="float" office:value="270" calcext:value-type="float">
            <text:p>270</text:p>
          </table:table-cell>
          <table:table-cell office:value-type="float" office:value="1148.8" calcext:value-type="float">
            <text:p>1148,8</text:p>
          </table:table-cell>
          <table:table-cell office:value-type="float" office:value="99.4399" calcext:value-type="float">
            <text:p>99,44</text:p>
          </table:table-cell>
          <table:table-cell office:value-type="float" office:value="0.560086" calcext:value-type="float">
            <text:p>0,56</text:p>
          </table:table-cell>
          <table:table-cell office:value-type="float" office:value="32.2222" calcext:value-type="float">
            <text:p>32,22</text:p>
          </table:table-cell>
          <table:table-cell office:value-type="float" office:value="91.5789" calcext:value-type="float">
            <text:p>91,58</text:p>
          </table:table-cell>
          <table:table-cell office:value-type="float" office:value="8.42105" calcext:value-type="float">
            <text:p>8,42</text:p>
          </table:table-cell>
          <table:table-cell office:value-type="float" office:value="64.8148" calcext:value-type="float">
            <text:p>64,81</text:p>
          </table:table-cell>
          <table:table-cell office:value-type="float" office:value="0.0033506" calcext:value-type="float">
            <text:p>0,00335</text:p>
          </table:table-cell>
          <table:table-cell office:value-type="float" office:value="0.0004703" calcext:value-type="float">
            <text:p>0,00047</text:p>
          </table:table-cell>
          <table:table-cell office:value-type="float" office:value="0.0003163" calcext:value-type="float">
            <text:p>0,0003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ris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lobal</text:p>
          </table:table-cell>
          <table:table-cell office:value-type="float" office:value="150" calcext:value-type="float">
            <text:p>150</text:p>
          </table:table-cell>
          <table:table-cell office:value-type="float" office:value="124.5" calcext:value-type="float">
            <text:p>124,5</text:p>
          </table:table-cell>
          <table:table-cell office:value-type="float" office:value="90.6959" calcext:value-type="float">
            <text:p>90,70</text:p>
          </table:table-cell>
          <table:table-cell office:value-type="float" office:value="9.30406" calcext:value-type="float">
            <text:p>9,30</text:p>
          </table:table-cell>
          <table:table-cell table:number-columns-repeated="2" office:value-type="float" office:value="96" calcext:value-type="float">
            <text:p>96,00</text:p>
          </table:table-cell>
          <table:table-cell office:value-type="float" office:value="4" calcext:value-type="float">
            <text:p>4,00</text:p>
          </table:table-cell>
          <table:table-cell office:value-type="float" office:value="0" calcext:value-type="float">
            <text:p>0,00</text:p>
          </table:table-cell>
          <table:table-cell office:value-type="float" office:value="0.0007771" calcext:value-type="float">
            <text:p>0,00078</text:p>
          </table:table-cell>
          <table:table-cell office:value-type="float" office:value="0.0001204" calcext:value-type="float">
            <text:p>0,00012</text:p>
          </table:table-cell>
          <table:table-cell office:value-type="float" office:value="0.0000409" calcext:value-type="float">
            <text:p>0,0000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ed7digit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lobal</text:p>
          </table:table-cell>
          <table:table-cell office:value-type="float" office:value="500" calcext:value-type="float">
            <text:p>500</text:p>
          </table:table-cell>
          <table:table-cell office:value-type="float" office:value="81.9" calcext:value-type="float">
            <text:p>81,9</text:p>
          </table:table-cell>
          <table:table-cell office:value-type="float" office:value="79.8444" calcext:value-type="float">
            <text:p>79,84</text:p>
          </table:table-cell>
          <table:table-cell office:value-type="float" office:value="20.1556" calcext:value-type="float">
            <text:p>20,16</text:p>
          </table:table-cell>
          <table:table-cell office:value-type="float" office:value="63" calcext:value-type="float">
            <text:p>63,00</text:p>
          </table:table-cell>
          <table:table-cell office:value-type="float" office:value="76.087" calcext:value-type="float">
            <text:p>76,09</text:p>
          </table:table-cell>
          <table:table-cell office:value-type="float" office:value="23.913" calcext:value-type="float">
            <text:p>23,91</text:p>
          </table:table-cell>
          <table:table-cell office:value-type="float" office:value="17.2" calcext:value-type="float">
            <text:p>17,20</text:p>
          </table:table-cell>
          <table:table-cell office:value-type="float" office:value="0.0023339" calcext:value-type="float">
            <text:p>0,00233</text:p>
          </table:table-cell>
          <table:table-cell office:value-type="float" office:value="0.0004739" calcext:value-type="float">
            <text:p>0,00047</text:p>
          </table:table-cell>
          <table:table-cell office:value-type="float" office:value="0.0001865" calcext:value-type="float">
            <text:p>0,0001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ammographic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obal</text:p>
          </table:table-cell>
          <table:table-cell office:value-type="float" office:value="830" calcext:value-type="float">
            <text:p>830</text:p>
          </table:table-cell>
          <table:table-cell office:value-type="float" office:value="236.9" calcext:value-type="float">
            <text:p>236,9</text:p>
          </table:table-cell>
          <table:table-cell office:value-type="float" office:value="86.6408" calcext:value-type="float">
            <text:p>86,64</text:p>
          </table:table-cell>
          <table:table-cell office:value-type="float" office:value="13.3592" calcext:value-type="float">
            <text:p>13,36</text:p>
          </table:table-cell>
          <table:table-cell office:value-type="float" office:value="77.3494" calcext:value-type="float">
            <text:p>77,35</text:p>
          </table:table-cell>
          <table:table-cell office:value-type="float" office:value="81.7834" calcext:value-type="float">
            <text:p>81,78</text:p>
          </table:table-cell>
          <table:table-cell office:value-type="float" office:value="18.2166" calcext:value-type="float">
            <text:p>18,22</text:p>
          </table:table-cell>
          <table:table-cell office:value-type="float" office:value="5.42169" calcext:value-type="float">
            <text:p>5,42</text:p>
          </table:table-cell>
          <table:table-cell office:value-type="float" office:value="0.0036224" calcext:value-type="float">
            <text:p>0,00362</text:p>
          </table:table-cell>
          <table:table-cell office:value-type="float" office:value="0.000674" calcext:value-type="float">
            <text:p>0,00067</text:p>
          </table:table-cell>
          <table:table-cell office:value-type="float" office:value="0.0002266" calcext:value-type="float">
            <text:p>0,0002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newthyroid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Global</text:p>
          </table:table-cell>
          <table:table-cell office:value-type="float" office:value="215" calcext:value-type="float">
            <text:p>215</text:p>
          </table:table-cell>
          <table:table-cell office:value-type="float" office:value="179.5" calcext:value-type="float">
            <text:p>179,5</text:p>
          </table:table-cell>
          <table:table-cell office:value-type="float" office:value="91.938" calcext:value-type="float">
            <text:p>91,94</text:p>
          </table:table-cell>
          <table:table-cell office:value-type="float" office:value="8.06202" calcext:value-type="float">
            <text:p>8,06</text:p>
          </table:table-cell>
          <table:table-cell office:value-type="float" office:value="94.8837" calcext:value-type="float">
            <text:p>94,88</text:p>
          </table:table-cell>
          <table:table-cell office:value-type="float" office:value="95.3271" calcext:value-type="float">
            <text:p>95,33</text:p>
          </table:table-cell>
          <table:table-cell office:value-type="float" office:value="4.6729" calcext:value-type="float">
            <text:p>4,67</text:p>
          </table:table-cell>
          <table:table-cell office:value-type="float" office:value="0.465116" calcext:value-type="float">
            <text:p>0,47</text:p>
          </table:table-cell>
          <table:table-cell office:value-type="float" office:value="0.0012747" calcext:value-type="float">
            <text:p>0,00127</text:p>
          </table:table-cell>
          <table:table-cell office:value-type="float" office:value="0.0001969" calcext:value-type="float">
            <text:p>0,00020</text:p>
          </table:table-cell>
          <table:table-cell office:value-type="float" office:value="0.0000756" calcext:value-type="float">
            <text:p>0,0000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age-blocks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lobal</text:p>
          </table:table-cell>
          <table:table-cell office:value-type="float" office:value="5472" calcext:value-type="float">
            <text:p>5472</text:p>
          </table:table-cell>
          <table:table-cell office:value-type="float" office:value="730.8" calcext:value-type="float">
            <text:p>730,8</text:p>
          </table:table-cell>
          <table:table-cell office:value-type="float" office:value="93.5668" calcext:value-type="float">
            <text:p>93,57</text:p>
          </table:table-cell>
          <table:table-cell office:value-type="float" office:value="6.43315" calcext:value-type="float">
            <text:p>6,43</text:p>
          </table:table-cell>
          <table:table-cell office:value-type="float" office:value="93.8231" calcext:value-type="float">
            <text:p>93,82</text:p>
          </table:table-cell>
          <table:table-cell office:value-type="float" office:value="93.9261" calcext:value-type="float">
            <text:p>93,93</text:p>
          </table:table-cell>
          <table:table-cell office:value-type="float" office:value="6.07391" calcext:value-type="float">
            <text:p>6,07</text:p>
          </table:table-cell>
          <table:table-cell office:value-type="float" office:value="0.109649" calcext:value-type="float">
            <text:p>0,11</text:p>
          </table:table-cell>
          <table:table-cell office:value-type="float" office:value="0.0475945" calcext:value-type="float">
            <text:p>0,04759</text:p>
          </table:table-cell>
          <table:table-cell office:value-type="float" office:value="0.0072353" calcext:value-type="float">
            <text:p>0,00724</text:p>
          </table:table-cell>
          <table:table-cell office:value-type="float" office:value="0.0039518" calcext:value-type="float">
            <text:p>0,0039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honeme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Global</text:p>
          </table:table-cell>
          <table:table-cell office:value-type="float" office:value="5404" calcext:value-type="float">
            <text:p>5404</text:p>
          </table:table-cell>
          <table:table-cell office:value-type="float" office:value="560.5" calcext:value-type="float">
            <text:p>560,5</text:p>
          </table:table-cell>
          <table:table-cell office:value-type="float" office:value="79.2964" calcext:value-type="float">
            <text:p>79,30</text:p>
          </table:table-cell>
          <table:table-cell office:value-type="float" office:value="20.7036" calcext:value-type="float">
            <text:p>20,70</text:p>
          </table:table-cell>
          <table:table-cell table:number-columns-repeated="2" office:value-type="float" office:value="79.6262" calcext:value-type="float">
            <text:p>79,63</text:p>
          </table:table-cell>
          <table:table-cell office:value-type="float" office:value="20.3738" calcext:value-type="float">
            <text:p>20,37</text:p>
          </table:table-cell>
          <table:table-cell office:value-type="float" office:value="0" calcext:value-type="float">
            <text:p>0,00</text:p>
          </table:table-cell>
          <table:table-cell office:value-type="float" office:value="0.0284036" calcext:value-type="float">
            <text:p>0,02840</text:p>
          </table:table-cell>
          <table:table-cell office:value-type="float" office:value="0.0050072" calcext:value-type="float">
            <text:p>0,00501</text:p>
          </table:table-cell>
          <table:table-cell office:value-type="float" office:value="0.0021981" calcext:value-type="float">
            <text:p>0,002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ima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lobal</text:p>
          </table:table-cell>
          <table:table-cell office:value-type="float" office:value="768" calcext:value-type="float">
            <text:p>768</text:p>
          </table:table-cell>
          <table:table-cell office:value-type="float" office:value="1498.8" calcext:value-type="float">
            <text:p>1498,8</text:p>
          </table:table-cell>
          <table:table-cell office:value-type="float" office:value="84.9132" calcext:value-type="float">
            <text:p>84,91</text:p>
          </table:table-cell>
          <table:table-cell office:value-type="float" office:value="15.0868" calcext:value-type="float">
            <text:p>15,09</text:p>
          </table:table-cell>
          <table:table-cell office:value-type="float" office:value="69.2708" calcext:value-type="float">
            <text:p>69,27</text:p>
          </table:table-cell>
          <table:table-cell office:value-type="float" office:value="70.3704" calcext:value-type="float">
            <text:p>70,37</text:p>
          </table:table-cell>
          <table:table-cell office:value-type="float" office:value="29.6296" calcext:value-type="float">
            <text:p>29,63</text:p>
          </table:table-cell>
          <table:table-cell office:value-type="float" office:value="1.5625" calcext:value-type="float">
            <text:p>1,56</text:p>
          </table:table-cell>
          <table:table-cell office:value-type="float" office:value="0.0064513" calcext:value-type="float">
            <text:p>0,00645</text:p>
          </table:table-cell>
          <table:table-cell office:value-type="float" office:value="0.0010946" calcext:value-type="float">
            <text:p>0,00109</text:p>
          </table:table-cell>
          <table:table-cell office:value-type="float" office:value="0.0006475" calcext:value-type="float">
            <text:p>0,0006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aheart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lobal</text:p>
          </table:table-cell>
          <table:table-cell office:value-type="float" office:value="462" calcext:value-type="float">
            <text:p>462</text:p>
          </table:table-cell>
          <table:table-cell office:value-type="float" office:value="1478.5" calcext:value-type="float">
            <text:p>1478,5</text:p>
          </table:table-cell>
          <table:table-cell office:value-type="float" office:value="91.6546" calcext:value-type="float">
            <text:p>91,65</text:p>
          </table:table-cell>
          <table:table-cell office:value-type="float" office:value="8.34536" calcext:value-type="float">
            <text:p>8,35</text:p>
          </table:table-cell>
          <table:table-cell office:value-type="float" office:value="61.9048" calcext:value-type="float">
            <text:p>61,90</text:p>
          </table:table-cell>
          <table:table-cell office:value-type="float" office:value="63.8393" calcext:value-type="float">
            <text:p>63,84</text:p>
          </table:table-cell>
          <table:table-cell office:value-type="float" office:value="36.1607" calcext:value-type="float">
            <text:p>36,16</text:p>
          </table:table-cell>
          <table:table-cell office:value-type="float" office:value="3.0303" calcext:value-type="float">
            <text:p>3,03</text:p>
          </table:table-cell>
          <table:table-cell office:value-type="float" office:value="0.0039655" calcext:value-type="float">
            <text:p>0,00397</text:p>
          </table:table-cell>
          <table:table-cell office:value-type="float" office:value="0.000719" calcext:value-type="float">
            <text:p>0,00072</text:p>
          </table:table-cell>
          <table:table-cell office:value-type="float" office:value="0.0004656" calcext:value-type="float">
            <text:p>0,0004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huttle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lobal</text:p>
          </table:table-cell>
          <table:table-cell office:value-type="float" office:value="57999" calcext:value-type="float">
            <text:p>57999</text:p>
          </table:table-cell>
          <table:table-cell office:value-type="float" office:value="322.6" calcext:value-type="float">
            <text:p>322,6</text:p>
          </table:table-cell>
          <table:table-cell office:value-type="float" office:value="84.0073" calcext:value-type="float">
            <text:p>84,01</text:p>
          </table:table-cell>
          <table:table-cell office:value-type="float" office:value="15.9927" calcext:value-type="float">
            <text:p>15,99</text:p>
          </table:table-cell>
          <table:table-cell office:value-type="float" office:value="84.2463" calcext:value-type="float">
            <text:p>84,25</text:p>
          </table:table-cell>
          <table:table-cell office:value-type="float" office:value="84.2564" calcext:value-type="float">
            <text:p>84,26</text:p>
          </table:table-cell>
          <table:table-cell office:value-type="float" office:value="15.7436" calcext:value-type="float">
            <text:p>15,74</text:p>
          </table:table-cell>
          <table:table-cell office:value-type="float" office:value="0.0120692" calcext:value-type="float">
            <text:p>0,01</text:p>
          </table:table-cell>
          <table:table-cell office:value-type="float" office:value="0.427439" calcext:value-type="float">
            <text:p>0,42744</text:p>
          </table:table-cell>
          <table:table-cell office:value-type="float" office:value="0.0925602" calcext:value-type="float">
            <text:p>0,09256</text:p>
          </table:table-cell>
          <table:table-cell office:value-type="float" office:value="0.0604044" calcext:value-type="float">
            <text:p>0,0604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style-name="ce7" table:number-columns-repeated="5"/>
          <table:table-cell table:style-name="ce10" table:formula="of:=AVERAGE([.F2:.F14])" office:value-type="float" office:value="6299.15384615385" calcext:value-type="float">
            <text:p>6299,15</text:p>
          </table:table-cell>
          <table:table-cell table:style-name="ce10" table:formula="of:=AVERAGE([.G2:.G14])" office:value-type="float" office:value="581.730769230769" calcext:value-type="float">
            <text:p>581,73</text:p>
          </table:table-cell>
          <table:table-cell table:style-name="ce10" table:formula="of:=AVERAGE([.H2:.H14])" office:value-type="float" office:value="79.7266923076923" calcext:value-type="float">
            <text:p>79,73</text:p>
          </table:table-cell>
          <table:table-cell table:style-name="ce10" table:formula="of:=AVERAGE([.I2:.I14])" office:value-type="float" office:value="20.2732981538462" calcext:value-type="float">
            <text:p>20,27</text:p>
          </table:table-cell>
          <table:table-cell table:style-name="ce10" table:formula="of:=AVERAGE([.J2:.J14])" office:value-type="float" office:value="69.7035" calcext:value-type="float">
            <text:p>69,70</text:p>
          </table:table-cell>
          <table:table-cell table:style-name="ce10" table:formula="of:=AVERAGE([.K2:.K14])" office:value-type="float" office:value="75.9464769230769" calcext:value-type="float">
            <text:p>75,95</text:p>
          </table:table-cell>
          <table:table-cell table:style-name="ce10" table:formula="of:=AVERAGE([.L2:.L14])" office:value-type="float" office:value="24.05352" calcext:value-type="float">
            <text:p>24,05</text:p>
          </table:table-cell>
          <table:table-cell table:style-name="ce10" table:formula="of:=AVERAGE([.M2:.M14])" office:value-type="float" office:value="7.21534630769231" calcext:value-type="float">
            <text:p>7,22</text:p>
          </table:table-cell>
          <table:table-cell table:style-name="ce12" table:formula="of:=AVERAGE([.N2:.N14])" office:value-type="float" office:value="0.0445468846153846" calcext:value-type="float">
            <text:p>0,04455</text:p>
          </table:table-cell>
          <table:table-cell table:style-name="ce12" table:formula="of:=AVERAGE([.O2:.O14])" office:value-type="float" office:value="0.00957589230769231" calcext:value-type="float">
            <text:p>0,00958</text:p>
          </table:table-cell>
          <table:table-cell table:style-name="ce12" table:formula="of:=AVERAGE([.P2:.P14])" office:value-type="float" office:value="0.00606776923076923" calcext:value-type="float">
            <text:p>0,00607</text:p>
          </table:table-cell>
          <table:table-cell table:style-name="ce7" table:number-columns-repeated="3"/>
          <table:table-cell table:style-name="ce10" table:formula="of:=([.P15]/[.F15])*1000000" office:value-type="float" office:value="0.963267349705088" calcext:value-type="float">
            <text:p>0,9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dult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lobal</text:p>
          </table:table-cell>
          <table:table-cell office:value-type="float" office:value="45222" calcext:value-type="float">
            <text:p>45222</text:p>
          </table:table-cell>
          <table:table-cell office:value-type="float" office:value="88377.2" calcext:value-type="float">
            <text:p>88377,2</text:p>
          </table:table-cell>
          <table:table-cell office:value-type="float" office:value="89.4785" calcext:value-type="float">
            <text:p>89,48</text:p>
          </table:table-cell>
          <table:table-cell office:value-type="float" office:value="10.5215" calcext:value-type="float">
            <text:p>10,52</text:p>
          </table:table-cell>
          <table:table-cell office:value-type="float" office:value="65.7158" calcext:value-type="float">
            <text:p>65,72</text:p>
          </table:table-cell>
          <table:table-cell office:value-type="float" office:value="81.3701" calcext:value-type="float">
            <text:p>81,37</text:p>
          </table:table-cell>
          <table:table-cell office:value-type="float" office:value="18.6299" calcext:value-type="float">
            <text:p>18,63</text:p>
          </table:table-cell>
          <table:table-cell office:value-type="float" office:value="19.2384" calcext:value-type="float">
            <text:p>19,24</text:p>
          </table:table-cell>
          <table:table-cell office:value-type="float" office:value="0.762152" calcext:value-type="float">
            <text:p>0,76215</text:p>
          </table:table-cell>
          <table:table-cell office:value-type="float" office:value="0.101674" calcext:value-type="float">
            <text:p>0,10167</text:p>
          </table:table-cell>
          <table:table-cell office:value-type="float" office:value="0.0699039" calcext:value-type="float">
            <text:p>0,0699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ustralian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lobal</text:p>
          </table:table-cell>
          <table:table-cell office:value-type="float" office:value="690" calcext:value-type="float">
            <text:p>690</text:p>
          </table:table-cell>
          <table:table-cell office:value-type="float" office:value="2325.8" calcext:value-type="float">
            <text:p>2325,8</text:p>
          </table:table-cell>
          <table:table-cell office:value-type="float" office:value="96.3189" calcext:value-type="float">
            <text:p>96,32</text:p>
          </table:table-cell>
          <table:table-cell office:value-type="float" office:value="3.6811" calcext:value-type="float">
            <text:p>3,68</text:p>
          </table:table-cell>
          <table:table-cell office:value-type="float" office:value="59.7101" calcext:value-type="float">
            <text:p>59,71</text:p>
          </table:table-cell>
          <table:table-cell office:value-type="float" office:value="82.2355" calcext:value-type="float">
            <text:p>82,24</text:p>
          </table:table-cell>
          <table:table-cell office:value-type="float" office:value="17.7645" calcext:value-type="float">
            <text:p>17,76</text:p>
          </table:table-cell>
          <table:table-cell office:value-type="float" office:value="27.3913" calcext:value-type="float">
            <text:p>27,39</text:p>
          </table:table-cell>
          <table:table-cell office:value-type="float" office:value="0.0083953" calcext:value-type="float">
            <text:p>0,00840</text:p>
          </table:table-cell>
          <table:table-cell office:value-type="float" office:value="0.0012518" calcext:value-type="float">
            <text:p>0,00125</text:p>
          </table:table-cell>
          <table:table-cell office:value-type="float" office:value="0.0008472" calcext:value-type="float">
            <text:p>0,0008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rx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lobal</text:p>
          </table:table-cell>
          <table:table-cell office:value-type="float" office:value="653" calcext:value-type="float">
            <text:p>653</text:p>
          </table:table-cell>
          <table:table-cell office:value-type="float" office:value="2523.5" calcext:value-type="float">
            <text:p>2523,5</text:p>
          </table:table-cell>
          <table:table-cell office:value-type="float" office:value="98.135" calcext:value-type="float">
            <text:p>98,14</text:p>
          </table:table-cell>
          <table:table-cell office:value-type="float" office:value="1.86497" calcext:value-type="float">
            <text:p>1,86</text:p>
          </table:table-cell>
          <table:table-cell office:value-type="float" office:value="42.879" calcext:value-type="float">
            <text:p>42,88</text:p>
          </table:table-cell>
          <table:table-cell office:value-type="float" office:value="85.3659" calcext:value-type="float">
            <text:p>85,37</text:p>
          </table:table-cell>
          <table:table-cell office:value-type="float" office:value="14.6341" calcext:value-type="float">
            <text:p>14,63</text:p>
          </table:table-cell>
          <table:table-cell office:value-type="float" office:value="49.7703" calcext:value-type="float">
            <text:p>49,77</text:p>
          </table:table-cell>
          <table:table-cell office:value-type="float" office:value="0.0103731" calcext:value-type="float">
            <text:p>0,01037</text:p>
          </table:table-cell>
          <table:table-cell office:value-type="float" office:value="0.0014404" calcext:value-type="float">
            <text:p>0,00144</text:p>
          </table:table-cell>
          <table:table-cell office:value-type="float" office:value="0.0010054" calcext:value-type="float">
            <text:p>0,0010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ensus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lobal</text:p>
          </table:table-cell>
          <table:table-cell office:value-type="float" office:value="142521" calcext:value-type="float">
            <text:p>142521</text:p>
          </table:table-cell>
          <table:table-cell office:value-type="float" office:value="368633" calcext:value-type="float">
            <text:p>368633</text:p>
          </table:table-cell>
          <table:table-cell office:value-type="float" office:value="99.0709" calcext:value-type="float">
            <text:p>99,07</text:p>
          </table:table-cell>
          <table:table-cell office:value-type="float" office:value="0.929102" calcext:value-type="float">
            <text:p>0,93</text:p>
          </table:table-cell>
          <table:table-cell office:value-type="float" office:value="48.8524" calcext:value-type="float">
            <text:p>48,85</text:p>
          </table:table-cell>
          <table:table-cell office:value-type="float" office:value="96.2842" calcext:value-type="float">
            <text:p>96,28</text:p>
          </table:table-cell>
          <table:table-cell office:value-type="float" office:value="3.71584" calcext:value-type="float">
            <text:p>3,72</text:p>
          </table:table-cell>
          <table:table-cell office:value-type="float" office:value="49.2622" calcext:value-type="float">
            <text:p>49,26</text:p>
          </table:table-cell>
          <table:table-cell office:value-type="float" office:value="8.06376" calcext:value-type="float">
            <text:p>8,06376</text:p>
          </table:table-cell>
          <table:table-cell office:value-type="float" office:value="0.716625" calcext:value-type="float">
            <text:p>0,71663</text:p>
          </table:table-cell>
          <table:table-cell office:value-type="float" office:value="0.642628" calcext:value-type="float">
            <text:p>0,6426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oil200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lobal</text:p>
          </table:table-cell>
          <table:table-cell office:value-type="float" office:value="9822" calcext:value-type="float">
            <text:p>9822</text:p>
          </table:table-cell>
          <table:table-cell office:value-type="float" office:value="20919.3" calcext:value-type="float">
            <text:p>20919,3</text:p>
          </table:table-cell>
          <table:table-cell office:value-type="float" office:value="98.5095" calcext:value-type="float">
            <text:p>98,51</text:p>
          </table:table-cell>
          <table:table-cell office:value-type="float" office:value="1.49053" calcext:value-type="float">
            <text:p>1,49</text:p>
          </table:table-cell>
          <table:table-cell office:value-type="float" office:value="24.6284" calcext:value-type="float">
            <text:p>24,63</text:p>
          </table:table-cell>
          <table:table-cell office:value-type="float" office:value="91.7678" calcext:value-type="float">
            <text:p>91,77</text:p>
          </table:table-cell>
          <table:table-cell office:value-type="float" office:value="8.23217" calcext:value-type="float">
            <text:p>8,23</text:p>
          </table:table-cell>
          <table:table-cell office:value-type="float" office:value="73.1623" calcext:value-type="float">
            <text:p>73,16</text:p>
          </table:table-cell>
          <table:table-cell office:value-type="float" office:value="1.0122" calcext:value-type="float">
            <text:p>1,01220</text:p>
          </table:table-cell>
          <table:table-cell office:value-type="float" office:value="0.0899606" calcext:value-type="float">
            <text:p>0,08996</text:p>
          </table:table-cell>
          <table:table-cell office:value-type="float" office:value="0.0826185" calcext:value-type="float">
            <text:p>0,0826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ovtype_2_vs_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lobal</text:p>
          </table:table-cell>
          <table:table-cell office:value-type="float" office:value="495141" calcext:value-type="float">
            <text:p>495141</text:p>
          </table:table-cell>
          <table:table-cell office:value-type="float" office:value="84353.5" calcext:value-type="float">
            <text:p>84353,5</text:p>
          </table:table-cell>
          <table:table-cell office:value-type="float" office:value="82.8673" calcext:value-type="float">
            <text:p>82,87</text:p>
          </table:table-cell>
          <table:table-cell office:value-type="float" office:value="17.1327" calcext:value-type="float">
            <text:p>17,13</text:p>
          </table:table-cell>
          <table:table-cell office:value-type="float" office:value="85.47" calcext:value-type="float">
            <text:p>85,47</text:p>
          </table:table-cell>
          <table:table-cell office:value-type="float" office:value="85.4724" calcext:value-type="float">
            <text:p>85,47</text:p>
          </table:table-cell>
          <table:table-cell office:value-type="float" office:value="14.5276" calcext:value-type="float">
            <text:p>14,53</text:p>
          </table:table-cell>
          <table:table-cell office:value-type="float" office:value="0.00282748" calcext:value-type="float">
            <text:p>0,00</text:p>
          </table:table-cell>
          <table:table-cell office:value-type="float" office:value="37.5503" calcext:value-type="float">
            <text:p>37,55030</text:p>
          </table:table-cell>
          <table:table-cell office:value-type="float" office:value="2.58746" calcext:value-type="float">
            <text:p>2,58746</text:p>
          </table:table-cell>
          <table:table-cell office:value-type="float" office:value="2.48563" calcext:value-type="float">
            <text:p>2,4856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ars_0_vs_4_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Global</text:p>
          </table:table-cell>
          <table:table-cell office:value-type="float" office:value="62123" calcext:value-type="float">
            <text:p>62123</text:p>
          </table:table-cell>
          <table:table-cell office:value-type="float" office:value="141614" calcext:value-type="float">
            <text:p>141614</text:p>
          </table:table-cell>
          <table:table-cell office:value-type="float" office:value="100" calcext:value-type="float">
            <text:p>100,00</text:p>
          </table:table-cell>
          <table:table-cell office:value-type="float" office:value="0" calcext:value-type="float">
            <text:p>0,00</text:p>
          </table:table-cell>
          <table:table-cell office:value-type="float" office:value="48.148" calcext:value-type="float">
            <text:p>48,15</text:p>
          </table:table-cell>
          <table:table-cell office:value-type="float" office:value="100" calcext:value-type="float">
            <text:p>100,00</text:p>
          </table:table-cell>
          <table:table-cell office:value-type="float" office:value="0" calcext:value-type="float">
            <text:p>0,00</text:p>
          </table:table-cell>
          <table:table-cell office:value-type="float" office:value="51.852" calcext:value-type="float">
            <text:p>51,85</text:p>
          </table:table-cell>
          <table:table-cell office:value-type="float" office:value="2.38258" calcext:value-type="float">
            <text:p>2,38258</text:p>
          </table:table-cell>
          <table:table-cell office:value-type="float" office:value="0.220633" calcext:value-type="float">
            <text:p>0,22063</text:p>
          </table:table-cell>
          <table:table-cell office:value-type="float" office:value="0.179512" calcext:value-type="float">
            <text:p>0,1795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german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lobal</text:p>
          </table:table-cell>
          <table:table-cell office:value-type="float" office:value="1000" calcext:value-type="float">
            <text:p>1000</text:p>
          </table:table-cell>
          <table:table-cell office:value-type="float" office:value="4397.7" calcext:value-type="float">
            <text:p>4397,7</text:p>
          </table:table-cell>
          <table:table-cell office:value-type="float" office:value="100" calcext:value-type="float">
            <text:p>100,00</text:p>
          </table:table-cell>
          <table:table-cell office:value-type="float" office:value="0" calcext:value-type="float">
            <text:p>0,00</text:p>
          </table:table-cell>
          <table:table-cell office:value-type="float" office:value="0.6" calcext:value-type="float">
            <text:p>0,60</text:p>
          </table:table-cell>
          <table:table-cell office:value-type="float" office:value="100" calcext:value-type="float">
            <text:p>100,00</text:p>
          </table:table-cell>
          <table:table-cell office:value-type="float" office:value="0" calcext:value-type="float">
            <text:p>0,00</text:p>
          </table:table-cell>
          <table:table-cell office:value-type="float" office:value="99.4" calcext:value-type="float">
            <text:p>99,40</text:p>
          </table:table-cell>
          <table:table-cell office:value-type="float" office:value="0.0207642" calcext:value-type="float">
            <text:p>0,02076</text:p>
          </table:table-cell>
          <table:table-cell office:value-type="float" office:value="0.0019288" calcext:value-type="float">
            <text:p>0,00193</text:p>
          </table:table-cell>
          <table:table-cell office:value-type="float" office:value="0.0013622" calcext:value-type="float">
            <text:p>0,0013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agic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lobal</text:p>
          </table:table-cell>
          <table:table-cell office:value-type="float" office:value="19020" calcext:value-type="float">
            <text:p>19020</text:p>
          </table:table-cell>
          <table:table-cell office:value-type="float" office:value="6389.7" calcext:value-type="float">
            <text:p>6389,7</text:p>
          </table:table-cell>
          <table:table-cell office:value-type="float" office:value="81.7843" calcext:value-type="float">
            <text:p>81,78</text:p>
          </table:table-cell>
          <table:table-cell office:value-type="float" office:value="18.2157" calcext:value-type="float">
            <text:p>18,22</text:p>
          </table:table-cell>
          <table:table-cell office:value-type="float" office:value="81.6141" calcext:value-type="float">
            <text:p>81,61</text:p>
          </table:table-cell>
          <table:table-cell office:value-type="float" office:value="81.6398" calcext:value-type="float">
            <text:p>81,64</text:p>
          </table:table-cell>
          <table:table-cell office:value-type="float" office:value="18.3602" calcext:value-type="float">
            <text:p>18,36</text:p>
          </table:table-cell>
          <table:table-cell office:value-type="float" office:value="0.0315457" calcext:value-type="float">
            <text:p>0,03</text:p>
          </table:table-cell>
          <table:table-cell office:value-type="float" office:value="0.147374" calcext:value-type="float">
            <text:p>0,14737</text:p>
          </table:table-cell>
          <table:table-cell office:value-type="float" office:value="0.0346312" calcext:value-type="float">
            <text:p>0,03463</text:p>
          </table:table-cell>
          <table:table-cell office:value-type="float" office:value="0.0243253" calcext:value-type="float">
            <text:p>0,0243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hyroid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lobal</text:p>
          </table:table-cell>
          <table:table-cell office:value-type="float" office:value="7200" calcext:value-type="float">
            <text:p>7200</text:p>
          </table:table-cell>
          <table:table-cell office:value-type="float" office:value="3355.9" calcext:value-type="float">
            <text:p>3355,9</text:p>
          </table:table-cell>
          <table:table-cell office:value-type="float" office:value="93.8077" calcext:value-type="float">
            <text:p>93,81</text:p>
          </table:table-cell>
          <table:table-cell office:value-type="float" office:value="6.19228" calcext:value-type="float">
            <text:p>6,19</text:p>
          </table:table-cell>
          <table:table-cell office:value-type="float" office:value="92.3889" calcext:value-type="float">
            <text:p>92,39</text:p>
          </table:table-cell>
          <table:table-cell office:value-type="float" office:value="93.5452" calcext:value-type="float">
            <text:p>93,55</text:p>
          </table:table-cell>
          <table:table-cell office:value-type="float" office:value="6.45479" calcext:value-type="float">
            <text:p>6,45</text:p>
          </table:table-cell>
          <table:table-cell office:value-type="float" office:value="1.23611" calcext:value-type="float">
            <text:p>1,24</text:p>
          </table:table-cell>
          <table:table-cell office:value-type="float" office:value="0.0861741" calcext:value-type="float">
            <text:p>0,08617</text:p>
          </table:table-cell>
          <table:table-cell office:value-type="float" office:value="0.0132929" calcext:value-type="float">
            <text:p>0,01329</text:p>
          </table:table-cell>
          <table:table-cell office:value-type="float" office:value="0.0092468" calcext:value-type="float">
            <text:p>0,0092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style-name="ce7" table:number-columns-repeated="5"/>
          <table:table-cell table:style-name="ce10" table:formula="of:=AVERAGE([.F16:.F25])" office:value-type="float" office:value="78339.2" calcext:value-type="float">
            <text:p>78339,20</text:p>
          </table:table-cell>
          <table:table-cell table:style-name="ce10" table:formula="of:=AVERAGE([.G16:.G25])" office:value-type="float" office:value="72288.96" calcext:value-type="float">
            <text:p>72288,96</text:p>
          </table:table-cell>
          <table:table-cell table:style-name="ce10" table:formula="of:=AVERAGE([.H16:.H25])" office:value-type="float" office:value="93.99721" calcext:value-type="float">
            <text:p>94,00</text:p>
          </table:table-cell>
          <table:table-cell table:style-name="ce10" table:formula="of:=AVERAGE([.I16:.I25])" office:value-type="float" office:value="6.0027882" calcext:value-type="float">
            <text:p>6,00</text:p>
          </table:table-cell>
          <table:table-cell table:style-name="ce10" table:formula="of:=AVERAGE([.J16:.J25])" office:value-type="float" office:value="55.00067" calcext:value-type="float">
            <text:p>55,00</text:p>
          </table:table-cell>
          <table:table-cell table:style-name="ce10" table:formula="of:=AVERAGE([.K16:.K25])" office:value-type="float" office:value="89.76809" calcext:value-type="float">
            <text:p>89,77</text:p>
          </table:table-cell>
          <table:table-cell table:style-name="ce10" table:formula="of:=AVERAGE([.L16:.L25])" office:value-type="float" office:value="10.23191" calcext:value-type="float">
            <text:p>10,23</text:p>
          </table:table-cell>
          <table:table-cell table:style-name="ce10" table:formula="of:=AVERAGE([.M16:.M25])" office:value-type="float" office:value="37.134698318" calcext:value-type="float">
            <text:p>37,13</text:p>
          </table:table-cell>
          <table:table-cell table:style-name="ce12" table:formula="of:=AVERAGE([.N16:.N25])" office:value-type="float" office:value="5.00440727" calcext:value-type="float">
            <text:p>5,00441</text:p>
          </table:table-cell>
          <table:table-cell table:style-name="ce12" table:formula="of:=AVERAGE([.O16:.O25])" office:value-type="float" office:value="0.37688977" calcext:value-type="float">
            <text:p>0,37689</text:p>
          </table:table-cell>
          <table:table-cell table:style-name="ce12" table:formula="of:=AVERAGE([.P16:.P25])" office:value-type="float" office:value="0.34970793" calcext:value-type="float">
            <text:p>0,34971</text:p>
          </table:table-cell>
          <table:table-cell table:style-name="ce7" table:formula="of:=AVERAGE([.Q16:.Q25])" office:value-type="float" office:value="0" calcext:value-type="float">
            <text:p>0</text:p>
          </table:table-cell>
          <table:table-cell table:style-name="ce7" table:formula="of:=AVERAGE([.R16:.R25])" office:value-type="float" office:value="0" calcext:value-type="float">
            <text:p>0</text:p>
          </table:table-cell>
          <table:table-cell table:style-name="ce7" table:formula="of:=AVERAGE([.S16:.S25])" office:value-type="float" office:value="0" calcext:value-type="float">
            <text:p>0</text:p>
          </table:table-cell>
          <table:table-cell table:style-name="ce10" table:formula="of:=([.P26]/[.F26])*1000000" office:value-type="float" office:value="4.46402222642049" calcext:value-type="float">
            <text:p>4,4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utomobile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Global</text:p>
          </table:table-cell>
          <table:table-cell office:value-type="float" office:value="159" calcext:value-type="float">
            <text:p>159</text:p>
          </table:table-cell>
          <table:table-cell office:value-type="float" office:value="614.8" calcext:value-type="float">
            <text:p>614,8</text:p>
          </table:table-cell>
          <table:table-cell office:value-type="float" office:value="100" calcext:value-type="float">
            <text:p>100,00</text:p>
          </table:table-cell>
          <table:table-cell office:value-type="float" office:value="0" calcext:value-type="float">
            <text:p>0,00</text:p>
          </table:table-cell>
          <table:table-cell office:value-type="float" office:value="39.6226" calcext:value-type="float">
            <text:p>39,62</text:p>
          </table:table-cell>
          <table:table-cell office:value-type="float" office:value="96.9231" calcext:value-type="float">
            <text:p>96,92</text:p>
          </table:table-cell>
          <table:table-cell office:value-type="float" office:value="3.07692" calcext:value-type="float">
            <text:p>3,08</text:p>
          </table:table-cell>
          <table:table-cell office:value-type="float" office:value="59.1195" calcext:value-type="float">
            <text:p>59,12</text:p>
          </table:table-cell>
          <table:table-cell office:value-type="float" office:value="0.0049661" calcext:value-type="float">
            <text:p>0,00497</text:p>
          </table:table-cell>
          <table:table-cell office:value-type="float" office:value="0.0049787" calcext:value-type="float">
            <text:p>0,00498</text:p>
          </table:table-cell>
          <table:table-cell office:value-type="float" office:value="0.0048558" calcext:value-type="float">
            <text:p>0,00486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614.8" calcext:value-type="float">
            <text:p>614,8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40.8805" calcext:value-type="float">
            <text:p>40,8805</text:p>
          </table:table-cell>
          <table:table-cell office:value-type="float" office:value="90.2778" calcext:value-type="float">
            <text:p>90,2778</text:p>
          </table:table-cell>
          <table:table-cell office:value-type="float" office:value="9.72222" calcext:value-type="float">
            <text:p>9,72222</text:p>
          </table:table-cell>
          <table:table-cell office:value-type="float" office:value="54.717" calcext:value-type="float">
            <text:p>54,717</text:p>
          </table:table-cell>
          <table:table-cell office:value-type="float" office:value="0.0055192" calcext:value-type="float">
            <text:p>0,0055192</text:p>
          </table:table-cell>
          <table:table-cell office:value-type="float" office:value="0.0022978" calcext:value-type="float">
            <text:p>0,0022978</text:p>
          </table:table-cell>
          <table:table-cell office:value-type="float" office:value="0.0021734" calcext:value-type="float">
            <text:p>0,0021734</text:p>
          </table:table-cell>
          <table:table-cell table:formula="of:=1000000*[.AD27]/[.F27]" office:value-type="float" office:value="13.6691823899371" calcext:value-type="float">
            <text:p>13,67</text:p>
          </table:table-cell>
        </table:table-row>
        <table:table-row table:style-name="ro1">
          <table:table-cell office:value-type="string" calcext:value-type="string">
            <text:p>bands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Global</text:p>
          </table:table-cell>
          <table:table-cell office:value-type="float" office:value="365" calcext:value-type="float">
            <text:p>365</text:p>
          </table:table-cell>
          <table:table-cell office:value-type="float" office:value="1630.8" calcext:value-type="float">
            <text:p>1630,8</text:p>
          </table:table-cell>
          <table:table-cell office:value-type="float" office:value="100" calcext:value-type="float">
            <text:p>100,00</text:p>
          </table:table-cell>
          <table:table-cell office:value-type="float" office:value="0" calcext:value-type="float">
            <text:p>0,00</text:p>
          </table:table-cell>
          <table:table-cell office:value-type="float" office:value="24.1096" calcext:value-type="float">
            <text:p>24,11</text:p>
          </table:table-cell>
          <table:table-cell office:value-type="float" office:value="72.7273" calcext:value-type="float">
            <text:p>72,73</text:p>
          </table:table-cell>
          <table:table-cell office:value-type="float" office:value="27.2727" calcext:value-type="float">
            <text:p>27,27</text:p>
          </table:table-cell>
          <table:table-cell office:value-type="float" office:value="66.8493" calcext:value-type="float">
            <text:p>66,85</text:p>
          </table:table-cell>
          <table:table-cell office:value-type="float" office:value="0.0055155" calcext:value-type="float">
            <text:p>0,00552</text:p>
          </table:table-cell>
          <table:table-cell office:value-type="float" office:value="0.0113076" calcext:value-type="float">
            <text:p>0,01131</text:p>
          </table:table-cell>
          <table:table-cell office:value-type="float" office:value="0.0110661" calcext:value-type="float">
            <text:p>0,01107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1630.8" calcext:value-type="float">
            <text:p>1630,8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40.5479" calcext:value-type="float">
            <text:p>40,5479</text:p>
          </table:table-cell>
          <table:table-cell office:value-type="float" office:value="66.0714" calcext:value-type="float">
            <text:p>66,0714</text:p>
          </table:table-cell>
          <table:table-cell office:value-type="float" office:value="33.9286" calcext:value-type="float">
            <text:p>33,9286</text:p>
          </table:table-cell>
          <table:table-cell office:value-type="float" office:value="38.6301" calcext:value-type="float">
            <text:p>38,6301</text:p>
          </table:table-cell>
          <table:table-cell office:value-type="float" office:value="0.0054061" calcext:value-type="float">
            <text:p>0,0054061</text:p>
          </table:table-cell>
          <table:table-cell office:value-type="float" office:value="0.011106" calcext:value-type="float">
            <text:p>0,011106</text:p>
          </table:table-cell>
          <table:table-cell office:value-type="float" office:value="0.0108794" calcext:value-type="float">
            <text:p>0,0108794</text:p>
          </table:table-cell>
          <table:table-cell table:formula="of:=1000000*[.AD28]/[.F28]" office:value-type="float" office:value="29.8065753424658" calcext:value-type="float">
            <text:p>29,81</text:p>
          </table:table-cell>
        </table:table-row>
        <table:table-row table:style-name="ro1">
          <table:table-cell office:value-type="string" calcext:value-type="string">
            <text:p>cleveland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Global</text:p>
          </table:table-cell>
          <table:table-cell office:value-type="float" office:value="297" calcext:value-type="float">
            <text:p>297</text:p>
          </table:table-cell>
          <table:table-cell office:value-type="float" office:value="1249.8" calcext:value-type="float">
            <text:p>1249,8</text:p>
          </table:table-cell>
          <table:table-cell office:value-type="float" office:value="98.2791" calcext:value-type="float">
            <text:p>98,28</text:p>
          </table:table-cell>
          <table:table-cell office:value-type="float" office:value="1.72091" calcext:value-type="float">
            <text:p>1,72</text:p>
          </table:table-cell>
          <table:table-cell office:value-type="float" office:value="25.2525" calcext:value-type="float">
            <text:p>25,25</text:p>
          </table:table-cell>
          <table:table-cell office:value-type="float" office:value="65.2174" calcext:value-type="float">
            <text:p>65,22</text:p>
          </table:table-cell>
          <table:table-cell office:value-type="float" office:value="34.7826" calcext:value-type="float">
            <text:p>34,78</text:p>
          </table:table-cell>
          <table:table-cell office:value-type="float" office:value="61.2795" calcext:value-type="float">
            <text:p>61,28</text:p>
          </table:table-cell>
          <table:table-cell office:value-type="float" office:value="0.0039173" calcext:value-type="float">
            <text:p>0,00392</text:p>
          </table:table-cell>
          <table:table-cell office:value-type="float" office:value="0.0006967" calcext:value-type="float">
            <text:p>0,00070</text:p>
          </table:table-cell>
          <table:table-cell office:value-type="float" office:value="0.0005194" calcext:value-type="float">
            <text:p>0,0005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1249.8" calcext:value-type="float">
            <text:p>1249,8</text:p>
          </table:table-cell>
          <table:table-cell office:value-type="float" office:value="98.2791" calcext:value-type="float">
            <text:p>98,2791</text:p>
          </table:table-cell>
          <table:table-cell office:value-type="float" office:value="1.72091" calcext:value-type="float">
            <text:p>1,72091</text:p>
          </table:table-cell>
          <table:table-cell office:value-type="float" office:value="25.2525" calcext:value-type="float">
            <text:p>25,2525</text:p>
          </table:table-cell>
          <table:table-cell office:value-type="float" office:value="65.2174" calcext:value-type="float">
            <text:p>65,2174</text:p>
          </table:table-cell>
          <table:table-cell office:value-type="float" office:value="34.7826" calcext:value-type="float">
            <text:p>34,7826</text:p>
          </table:table-cell>
          <table:table-cell office:value-type="float" office:value="61.2795" calcext:value-type="float">
            <text:p>61,2795</text:p>
          </table:table-cell>
          <table:table-cell office:value-type="float" office:value="0.003713" calcext:value-type="float">
            <text:p>0,003713</text:p>
          </table:table-cell>
          <table:table-cell office:value-type="float" office:value="0.0060379" calcext:value-type="float">
            <text:p>0,0060379</text:p>
          </table:table-cell>
          <table:table-cell office:value-type="float" office:value="0.0058631" calcext:value-type="float">
            <text:p>0,0058631</text:p>
          </table:table-cell>
          <table:table-cell table:formula="of:=1000000*[.AD29]/[.F29]" office:value-type="float" office:value="19.7410774410774" calcext:value-type="float">
            <text:p>19,74</text:p>
          </table:table-cell>
        </table:table-row>
        <table:table-row table:style-name="ro1">
          <table:table-cell office:value-type="string" calcext:value-type="string">
            <text:p>ionosphere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Global</text:p>
          </table:table-cell>
          <table:table-cell office:value-type="float" office:value="351" calcext:value-type="float">
            <text:p>351</text:p>
          </table:table-cell>
          <table:table-cell office:value-type="float" office:value="1230.6" calcext:value-type="float">
            <text:p>1230,6</text:p>
          </table:table-cell>
          <table:table-cell office:value-type="float" office:value="100" calcext:value-type="float">
            <text:p>100,00</text:p>
          </table:table-cell>
          <table:table-cell office:value-type="float" office:value="0" calcext:value-type="float">
            <text:p>0,00</text:p>
          </table:table-cell>
          <table:table-cell office:value-type="float" office:value="37.037" calcext:value-type="float">
            <text:p>37,04</text:p>
          </table:table-cell>
          <table:table-cell office:value-type="float" office:value="98.4848" calcext:value-type="float">
            <text:p>98,48</text:p>
          </table:table-cell>
          <table:table-cell office:value-type="float" office:value="1.51515" calcext:value-type="float">
            <text:p>1,52</text:p>
          </table:table-cell>
          <table:table-cell office:value-type="float" office:value="62.3932" calcext:value-type="float">
            <text:p>62,39</text:p>
          </table:table-cell>
          <table:table-cell office:value-type="float" office:value="0.0111376" calcext:value-type="float">
            <text:p>0,01114</text:p>
          </table:table-cell>
          <table:table-cell office:value-type="float" office:value="0.0111115" calcext:value-type="float">
            <text:p>0,01111</text:p>
          </table:table-cell>
          <table:table-cell office:value-type="float" office:value="0.010852" calcext:value-type="float">
            <text:p>0,01085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1230.6" calcext:value-type="float">
            <text:p>1230,6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6.1254" calcext:value-type="float">
            <text:p>56,1254</text:p>
          </table:table-cell>
          <table:table-cell office:value-type="float" office:value="98.01" calcext:value-type="float">
            <text:p>98,01</text:p>
          </table:table-cell>
          <table:table-cell office:value-type="float" office:value="1.99005" calcext:value-type="float">
            <text:p>1,99005</text:p>
          </table:table-cell>
          <table:table-cell office:value-type="float" office:value="42.735" calcext:value-type="float">
            <text:p>42,735</text:p>
          </table:table-cell>
          <table:table-cell office:value-type="float" office:value="0.0089363" calcext:value-type="float">
            <text:p>0,0089363</text:p>
          </table:table-cell>
          <table:table-cell office:value-type="float" office:value="0.0114636" calcext:value-type="float">
            <text:p>0,0114636</text:p>
          </table:table-cell>
          <table:table-cell office:value-type="float" office:value="0.0112418" calcext:value-type="float">
            <text:p>0,0112418</text:p>
          </table:table-cell>
          <table:table-cell table:formula="of:=1000000*[.AD30]/[.F30]" office:value-type="float" office:value="32.0279202279202" calcext:value-type="float">
            <text:p>32,03</text:p>
          </table:table-cell>
        </table:table-row>
        <table:table-row table:style-name="ro1">
          <table:table-cell office:value-type="string" calcext:value-type="string">
            <text:p>movement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Global</text:p>
          </table:table-cell>
          <table:table-cell office:value-type="float" office:value="360" calcext:value-type="float">
            <text:p>360</text:p>
          </table:table-cell>
          <table:table-cell office:value-type="float" office:value="1471.7" calcext:value-type="float">
            <text:p>1471,7</text:p>
          </table:table-cell>
          <table:table-cell office:value-type="float" office:value="100" calcext:value-type="float">
            <text:p>100,00</text:p>
          </table:table-cell>
          <table:table-cell office:value-type="float" office:value="0" calcext:value-type="float">
            <text:p>0,00</text:p>
          </table:table-cell>
          <table:table-cell office:value-type="float" office:value="20.5556" calcext:value-type="float">
            <text:p>20,56</text:p>
          </table:table-cell>
          <table:table-cell office:value-type="float" office:value="100" calcext:value-type="float">
            <text:p>100,00</text:p>
          </table:table-cell>
          <table:table-cell office:value-type="float" office:value="0" calcext:value-type="float">
            <text:p>0,00</text:p>
          </table:table-cell>
          <table:table-cell office:value-type="float" office:value="79.4444" calcext:value-type="float">
            <text:p>79,44</text:p>
          </table:table-cell>
          <table:table-cell office:value-type="float" office:value="0.0353266" calcext:value-type="float">
            <text:p>0,03533</text:p>
          </table:table-cell>
          <table:table-cell office:value-type="float" office:value="0.0283503" calcext:value-type="float">
            <text:p>0,02835</text:p>
          </table:table-cell>
          <table:table-cell office:value-type="float" office:value="0.0280492" calcext:value-type="float">
            <text:p>0,02805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1471.7" calcext:value-type="float">
            <text:p>1471,7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62.5" calcext:value-type="float">
            <text:p>62,5</text:p>
          </table:table-cell>
          <table:table-cell office:value-type="float" office:value="91.0931" calcext:value-type="float">
            <text:p>91,0931</text:p>
          </table:table-cell>
          <table:table-cell office:value-type="float" office:value="8.90688" calcext:value-type="float">
            <text:p>8,90688</text:p>
          </table:table-cell>
          <table:table-cell office:value-type="float" office:value="31.3889" calcext:value-type="float">
            <text:p>31,3889</text:p>
          </table:table-cell>
          <table:table-cell office:value-type="float" office:value="0.0334338" calcext:value-type="float">
            <text:p>0,0334338</text:p>
          </table:table-cell>
          <table:table-cell office:value-type="float" office:value="0.0205332" calcext:value-type="float">
            <text:p>0,0205332</text:p>
          </table:table-cell>
          <table:table-cell office:value-type="float" office:value="0.0202734" calcext:value-type="float">
            <text:p>0,0202734</text:p>
          </table:table-cell>
          <table:table-cell table:formula="of:=1000000*[.AD31]/[.F31]" office:value-type="float" office:value="56.315" calcext:value-type="float">
            <text:p>56,32</text:p>
          </table:table-cell>
        </table:table-row>
        <table:table-row table:style-name="ro1">
          <table:table-cell office:value-type="string" calcext:value-type="string">
            <text:p>sonar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Global</text:p>
          </table:table-cell>
          <table:table-cell office:value-type="float" office:value="208" calcext:value-type="float">
            <text:p>208</text:p>
          </table:table-cell>
          <table:table-cell office:value-type="float" office:value="936" calcext:value-type="float">
            <text:p>936</text:p>
          </table:table-cell>
          <table:table-cell office:value-type="float" office:value="100" calcext:value-type="float">
            <text:p>100,00</text:p>
          </table:table-cell>
          <table:table-cell table:number-columns-repeated="3" office:value-type="float" office:value="0" calcext:value-type="float">
            <text:p>0,00</text:p>
          </table:table-cell>
          <table:table-cell table:number-columns-repeated="2" office:value-type="float" office:value="100" calcext:value-type="float">
            <text:p>100,00</text:p>
          </table:table-cell>
          <table:table-cell office:value-type="float" office:value="0.0111181" calcext:value-type="float">
            <text:p>0,01112</text:p>
          </table:table-cell>
          <table:table-cell office:value-type="float" office:value="0.0139077" calcext:value-type="float">
            <text:p>0,01391</text:p>
          </table:table-cell>
          <table:table-cell office:value-type="float" office:value="0.0137394" calcext:value-type="float">
            <text:p>0,01374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936" calcext:value-type="float">
            <text:p>936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8.2692" calcext:value-type="float">
            <text:p>18,2692</text:p>
          </table:table-cell>
          <table:table-cell office:value-type="float" office:value="95" calcext:value-type="float">
            <text:p>95</text:p>
          </table:table-cell>
          <table:table-cell office:value-type="float" office:value="5" calcext:value-type="float">
            <text:p>5</text:p>
          </table:table-cell>
          <table:table-cell office:value-type="float" office:value="80.7692" calcext:value-type="float">
            <text:p>80,7692</text:p>
          </table:table-cell>
          <table:table-cell office:value-type="float" office:value="0.010438" calcext:value-type="float">
            <text:p>0,010438</text:p>
          </table:table-cell>
          <table:table-cell office:value-type="float" office:value="0.0074846" calcext:value-type="float">
            <text:p>0,0074846</text:p>
          </table:table-cell>
          <table:table-cell office:value-type="float" office:value="0.0073406" calcext:value-type="float">
            <text:p>0,0073406</text:p>
          </table:table-cell>
          <table:table-cell table:formula="of:=1000000*[.AD32]/[.F32]" office:value-type="float" office:value="35.2913461538462" calcext:value-type="float">
            <text:p>35,29</text:p>
          </table:table-cell>
        </table:table-row>
        <table:table-row table:style-name="ro1">
          <table:table-cell office:value-type="string" calcext:value-type="string">
            <text:p>spectfheart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Global</text:p>
          </table:table-cell>
          <table:table-cell office:value-type="float" office:value="267" calcext:value-type="float">
            <text:p>267</text:p>
          </table:table-cell>
          <table:table-cell office:value-type="float" office:value="1201.5" calcext:value-type="float">
            <text:p>1201,5</text:p>
          </table:table-cell>
          <table:table-cell office:value-type="float" office:value="100" calcext:value-type="float">
            <text:p>100,00</text:p>
          </table:table-cell>
          <table:table-cell table:number-columns-repeated="3" office:value-type="float" office:value="0" calcext:value-type="float">
            <text:p>0,00</text:p>
          </table:table-cell>
          <table:table-cell table:number-columns-repeated="2" office:value-type="float" office:value="100" calcext:value-type="float">
            <text:p>100,00</text:p>
          </table:table-cell>
          <table:table-cell office:value-type="float" office:value="0.009639" calcext:value-type="float">
            <text:p>0,00964</text:p>
          </table:table-cell>
          <table:table-cell office:value-type="float" office:value="0.0145691" calcext:value-type="float">
            <text:p>0,01457</text:p>
          </table:table-cell>
          <table:table-cell office:value-type="float" office:value="0.0143788" calcext:value-type="float">
            <text:p>0,01438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1201.5" calcext:value-type="float">
            <text:p>1201,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9.588" calcext:value-type="float">
            <text:p>29,588</text:p>
          </table:table-cell>
          <table:table-cell office:value-type="float" office:value="56.4286" calcext:value-type="float">
            <text:p>56,4286</text:p>
          </table:table-cell>
          <table:table-cell office:value-type="float" office:value="43.5714" calcext:value-type="float">
            <text:p>43,5714</text:p>
          </table:table-cell>
          <table:table-cell office:value-type="float" office:value="47.5655" calcext:value-type="float">
            <text:p>47,5655</text:p>
          </table:table-cell>
          <table:table-cell office:value-type="float" office:value="0.0098359" calcext:value-type="float">
            <text:p>0,0098359</text:p>
          </table:table-cell>
          <table:table-cell office:value-type="float" office:value="0.0127251" calcext:value-type="float">
            <text:p>0,0127251</text:p>
          </table:table-cell>
          <table:table-cell office:value-type="float" office:value="0.012523" calcext:value-type="float">
            <text:p>0,012523</text:p>
          </table:table-cell>
          <table:table-cell table:formula="of:=1000000*[.AD33]/[.F33]" office:value-type="float" office:value="46.9026217228464" calcext:value-type="float">
            <text:p>46,90</text:p>
          </table:table-cell>
        </table:table-row>
        <table:table-row table:style-name="ro1">
          <table:table-cell office:value-type="string" calcext:value-type="string">
            <text:p>wine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Global</text:p>
          </table:table-cell>
          <table:table-cell office:value-type="float" office:value="178" calcext:value-type="float">
            <text:p>178</text:p>
          </table:table-cell>
          <table:table-cell office:value-type="float" office:value="778.4" calcext:value-type="float">
            <text:p>778,4</text:p>
          </table:table-cell>
          <table:table-cell office:value-type="float" office:value="100" calcext:value-type="float">
            <text:p>100,00</text:p>
          </table:table-cell>
          <table:table-cell office:value-type="float" office:value="0" calcext:value-type="float">
            <text:p>0,00</text:p>
          </table:table-cell>
          <table:table-cell office:value-type="float" office:value="69.6629" calcext:value-type="float">
            <text:p>69,66</text:p>
          </table:table-cell>
          <table:table-cell office:value-type="float" office:value="97.6378" calcext:value-type="float">
            <text:p>97,64</text:p>
          </table:table-cell>
          <table:table-cell office:value-type="float" office:value="2.3622" calcext:value-type="float">
            <text:p>2,36</text:p>
          </table:table-cell>
          <table:table-cell office:value-type="float" office:value="28.6517" calcext:value-type="float">
            <text:p>28,65</text:p>
          </table:table-cell>
          <table:table-cell office:value-type="float" office:value="0.0022218" calcext:value-type="float">
            <text:p>0,00222</text:p>
          </table:table-cell>
          <table:table-cell office:value-type="float" office:value="0.0031046" calcext:value-type="float">
            <text:p>0,00310</text:p>
          </table:table-cell>
          <table:table-cell office:value-type="float" office:value="0.0029845" calcext:value-type="float">
            <text:p>0,00298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778.4" calcext:value-type="float">
            <text:p>778,4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9.2135" calcext:value-type="float">
            <text:p>79,2135</text:p>
          </table:table-cell>
          <table:table-cell office:value-type="float" office:value="95.9184" calcext:value-type="float">
            <text:p>95,9184</text:p>
          </table:table-cell>
          <table:table-cell office:value-type="float" office:value="4.08163" calcext:value-type="float">
            <text:p>4,08163</text:p>
          </table:table-cell>
          <table:table-cell office:value-type="float" office:value="17.4157" calcext:value-type="float">
            <text:p>17,4157</text:p>
          </table:table-cell>
          <table:table-cell office:value-type="float" office:value="0.0022633" calcext:value-type="float">
            <text:p>0,0022633</text:p>
          </table:table-cell>
          <table:table-cell office:value-type="float" office:value="0.0029455" calcext:value-type="float">
            <text:p>0,0029455</text:p>
          </table:table-cell>
          <table:table-cell office:value-type="float" office:value="0.0028266" calcext:value-type="float">
            <text:p>0,0028266</text:p>
          </table:table-cell>
          <table:table-cell table:formula="of:=1000000*[.AD34]/[.F34]" office:value-type="float" office:value="15.8797752808989" calcext:value-type="float">
            <text:p>15,88</text:p>
          </table:table-cell>
        </table:table-row>
        <table:table-row table:style-name="ro1">
          <table:table-cell table:style-name="ce7" table:number-columns-repeated="5"/>
          <table:table-cell table:style-name="ce10" table:formula="of:=AVERAGE([.F27:.F34])" office:value-type="float" office:value="273.125" calcext:value-type="float">
            <text:p>273,13</text:p>
          </table:table-cell>
          <table:table-cell table:style-name="ce10" table:formula="of:=AVERAGE([.G27:.G34])" office:value-type="float" office:value="1139.2" calcext:value-type="float">
            <text:p>1139,20</text:p>
          </table:table-cell>
          <table:table-cell table:style-name="ce10" table:formula="of:=AVERAGE([.H27:.H34])" office:value-type="float" office:value="99.7848875" calcext:value-type="float">
            <text:p>99,78</text:p>
          </table:table-cell>
          <table:table-cell table:style-name="ce10" table:formula="of:=AVERAGE([.I27:.I34])" office:value-type="float" office:value="0.21511375" calcext:value-type="float">
            <text:p>0,22</text:p>
          </table:table-cell>
          <table:table-cell table:style-name="ce10" table:formula="of:=AVERAGE([.J27:.J34])" office:value-type="float" office:value="27.030025" calcext:value-type="float">
            <text:p>27,03</text:p>
          </table:table-cell>
          <table:table-cell table:style-name="ce10" table:formula="of:=AVERAGE([.K27:.K34])" office:value-type="float" office:value="66.3738" calcext:value-type="float">
            <text:p>66,37</text:p>
          </table:table-cell>
          <table:table-cell table:style-name="ce10" table:formula="of:=AVERAGE([.L27:.L34])" office:value-type="float" office:value="33.62619625" calcext:value-type="float">
            <text:p>33,63</text:p>
          </table:table-cell>
          <table:table-cell table:style-name="ce10" table:formula="of:=AVERAGE([.M27:.M34])" office:value-type="float" office:value="69.7172" calcext:value-type="float">
            <text:p>69,72</text:p>
          </table:table-cell>
          <table:table-cell table:style-name="ce12" table:formula="of:=AVERAGE([.N27:.N34])" office:value-type="float" office:value="0.01048025" calcext:value-type="float">
            <text:p>0,01048</text:p>
          </table:table-cell>
          <table:table-cell table:style-name="ce12" table:formula="of:=AVERAGE([.O27:.O34])" office:value-type="float" office:value="0.011003275" calcext:value-type="float">
            <text:p>0,01100</text:p>
          </table:table-cell>
          <table:table-cell table:style-name="ce12" table:formula="of:=AVERAGE([.P27:.P34])" office:value-type="float" office:value="0.01080565" calcext:value-type="float">
            <text:p>0,01081</text:p>
          </table:table-cell>
          <table:table-cell table:style-name="ce7" table:formula="of:=AVERAGE([.Q23:.Q34])" office:value-type="float" office:value="0" calcext:value-type="float">
            <text:p>0</text:p>
          </table:table-cell>
          <table:table-cell table:style-name="ce7" table:formula="of:=AVERAGE([.R23:.R34])" office:value-type="float" office:value="0" calcext:value-type="float">
            <text:p>0</text:p>
          </table:table-cell>
          <table:table-cell table:style-name="ce7" table:formula="of:=AVERAGE([.S23:.S34])" office:value-type="float" office:value="0" calcext:value-type="float">
            <text:p>0</text:p>
          </table:table-cell>
          <table:table-cell table:style-name="ce10" table:formula="of:=([.P35]/[.F35])*1000000" office:value-type="float" office:value="39.5630205949657" calcext:value-type="float">
            <text:p>39,56</text:p>
          </table:table-cell>
          <table:table-cell table:style-name="ce10" table:formula="of:=AVERAGE([.U27:.U34])" office:value-type="float" office:value="1139.2" calcext:value-type="float">
            <text:p>1139,20</text:p>
          </table:table-cell>
          <table:table-cell table:style-name="ce10" table:formula="of:=AVERAGE([.V27:.V34])" office:value-type="float" office:value="99.7848875" calcext:value-type="float">
            <text:p>99,78</text:p>
          </table:table-cell>
          <table:table-cell table:style-name="ce10" table:formula="of:=AVERAGE([.W27:.W34])" office:value-type="float" office:value="0.21511375" calcext:value-type="float">
            <text:p>0,22</text:p>
          </table:table-cell>
          <table:table-cell table:style-name="ce10" table:formula="of:=AVERAGE([.X27:.X34])" office:value-type="float" office:value="44.047125" calcext:value-type="float">
            <text:p>44,05</text:p>
          </table:table-cell>
          <table:table-cell table:style-name="ce10" table:formula="of:=AVERAGE([.Y27:.Y34])" office:value-type="float" office:value="82.2520875" calcext:value-type="float">
            <text:p>82,25</text:p>
          </table:table-cell>
          <table:table-cell table:style-name="ce10" table:formula="of:=AVERAGE([.Z27:.Z34])" office:value-type="float" office:value="17.7479225" calcext:value-type="float">
            <text:p>17,75</text:p>
          </table:table-cell>
          <table:table-cell table:style-name="ce12" table:formula="of:=AVERAGE([.AA27:.AA34])" office:value-type="float" office:value="46.8126125" calcext:value-type="float">
            <text:p>46,81261</text:p>
          </table:table-cell>
          <table:table-cell table:style-name="ce12" table:formula="of:=AVERAGE([.AB27:.AB34])" office:value-type="float" office:value="0.0099432" calcext:value-type="float">
            <text:p>0,00994</text:p>
          </table:table-cell>
          <table:table-cell table:style-name="ce12" table:formula="of:=AVERAGE([.AC27:.AC34])" office:value-type="float" office:value="0.0093242125" calcext:value-type="float">
            <text:p>0,00932</text:p>
          </table:table-cell>
          <table:table-cell table:style-name="ce12" table:formula="of:=AVERAGE([.AD27:.AD34])" office:value-type="float" office:value="0.0091401625" calcext:value-type="float">
            <text:p>0,00914</text:p>
          </table:table-cell>
          <table:table-cell table:style-name="ce10" table:formula="of:=AVERAGE([.AE27:.AE34])" office:value-type="float" office:value="31.204187319874" calcext:value-type="float">
            <text:p>31,20</text:p>
          </table:table-cell>
        </table:table-row>
        <table:table-row table:style-name="ro1">
          <table:table-cell office:value-type="string" calcext:value-type="string">
            <text:p>vehicle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Global</text:p>
          </table:table-cell>
          <table:table-cell office:value-type="float" office:value="846" calcext:value-type="float">
            <text:p>846</text:p>
          </table:table-cell>
          <table:table-cell office:value-type="float" office:value="3346.3" calcext:value-type="float">
            <text:p>3346,3</text:p>
          </table:table-cell>
          <table:table-cell office:value-type="float" office:value="97.4153" calcext:value-type="float">
            <text:p>97,42</text:p>
          </table:table-cell>
          <table:table-cell office:value-type="float" office:value="2.58471" calcext:value-type="float">
            <text:p>2,58</text:p>
          </table:table-cell>
          <table:table-cell office:value-type="float" office:value="59.2199" calcext:value-type="float">
            <text:p>59,22</text:p>
          </table:table-cell>
          <table:table-cell office:value-type="float" office:value="64.2308" calcext:value-type="float">
            <text:p>64,23</text:p>
          </table:table-cell>
          <table:table-cell office:value-type="float" office:value="35.7692" calcext:value-type="float">
            <text:p>35,77</text:p>
          </table:table-cell>
          <table:table-cell office:value-type="float" office:value="7.80142" calcext:value-type="float">
            <text:p>7,80</text:p>
          </table:table-cell>
          <table:table-cell office:value-type="float" office:value="0.0130886" calcext:value-type="float">
            <text:p>0,01309</text:p>
          </table:table-cell>
          <table:table-cell office:value-type="float" office:value="0.0154334" calcext:value-type="float">
            <text:p>0,01543</text:p>
          </table:table-cell>
          <table:table-cell office:value-type="float" office:value="0.0149155" calcext:value-type="float">
            <text:p>0,0149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3346.3" calcext:value-type="float">
            <text:p>3346,3</text:p>
          </table:table-cell>
          <table:table-cell office:value-type="float" office:value="97.4153" calcext:value-type="float">
            <text:p>97,4153</text:p>
          </table:table-cell>
          <table:table-cell office:value-type="float" office:value="2.58471" calcext:value-type="float">
            <text:p>2,58471</text:p>
          </table:table-cell>
          <table:table-cell office:value-type="float" office:value="63.357" calcext:value-type="float">
            <text:p>63,357</text:p>
          </table:table-cell>
          <table:table-cell office:value-type="float" office:value="64.1148" calcext:value-type="float">
            <text:p>64,1148</text:p>
          </table:table-cell>
          <table:table-cell office:value-type="float" office:value="35.8852" calcext:value-type="float">
            <text:p>35,8852</text:p>
          </table:table-cell>
          <table:table-cell office:value-type="float" office:value="1.18203" calcext:value-type="float">
            <text:p>1,18203</text:p>
          </table:table-cell>
          <table:table-cell office:value-type="float" office:value="0.0126434" calcext:value-type="float">
            <text:p>0,0126434</text:p>
          </table:table-cell>
          <table:table-cell office:value-type="float" office:value="0.0668266" calcext:value-type="float">
            <text:p>0,0668266</text:p>
          </table:table-cell>
          <table:table-cell office:value-type="float" office:value="0.0662691" calcext:value-type="float">
            <text:p>0,0662691</text:p>
          </table:table-cell>
          <table:table-cell table:formula="of:=1000000*[.AD36]/[.F36]" office:value-type="float" office:value="78.3322695035461" calcext:value-type="float">
            <text:p>78,33</text:p>
          </table:table-cell>
        </table:table-row>
        <table:table-row table:style-name="ro1">
          <table:table-cell office:value-type="string" calcext:value-type="string">
            <text:p>vowel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lobal</text:p>
          </table:table-cell>
          <table:table-cell office:value-type="float" office:value="990" calcext:value-type="float">
            <text:p>990</text:p>
          </table:table-cell>
          <table:table-cell office:value-type="float" office:value="3017.3" calcext:value-type="float">
            <text:p>3017,3</text:p>
          </table:table-cell>
          <table:table-cell office:value-type="float" office:value="97.6117" calcext:value-type="float">
            <text:p>97,61</text:p>
          </table:table-cell>
          <table:table-cell office:value-type="float" office:value="2.38833" calcext:value-type="float">
            <text:p>2,39</text:p>
          </table:table-cell>
          <table:table-cell office:value-type="float" office:value="91.3131" calcext:value-type="float">
            <text:p>91,31</text:p>
          </table:table-cell>
          <table:table-cell office:value-type="float" office:value="91.5907" calcext:value-type="float">
            <text:p>91,59</text:p>
          </table:table-cell>
          <table:table-cell office:value-type="float" office:value="8.40932" calcext:value-type="float">
            <text:p>8,41</text:p>
          </table:table-cell>
          <table:table-cell office:value-type="float" office:value="0.30303" calcext:value-type="float">
            <text:p>0,30</text:p>
          </table:table-cell>
          <table:table-cell office:value-type="float" office:value="0.0130273" calcext:value-type="float">
            <text:p>0,01303</text:p>
          </table:table-cell>
          <table:table-cell office:value-type="float" office:value="0.0026474" calcext:value-type="float">
            <text:p>0,00265</text:p>
          </table:table-cell>
          <table:table-cell office:value-type="float" office:value="0.0020586" calcext:value-type="float">
            <text:p>0,00206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3017.3" calcext:value-type="float">
            <text:p>3017,3</text:p>
          </table:table-cell>
          <table:table-cell office:value-type="float" office:value="97.6117" calcext:value-type="float">
            <text:p>97,6117</text:p>
          </table:table-cell>
          <table:table-cell office:value-type="float" office:value="2.38833" calcext:value-type="float">
            <text:p>2,38833</text:p>
          </table:table-cell>
          <table:table-cell office:value-type="float" office:value="91.5152" calcext:value-type="float">
            <text:p>91,5152</text:p>
          </table:table-cell>
          <table:table-cell office:value-type="float" office:value="91.6077" calcext:value-type="float">
            <text:p>91,6077</text:p>
          </table:table-cell>
          <table:table-cell office:value-type="float" office:value="8.39232" calcext:value-type="float">
            <text:p>8,39232</text:p>
          </table:table-cell>
          <table:table-cell office:value-type="float" office:value="0.10101" calcext:value-type="float">
            <text:p>0,10101</text:p>
          </table:table-cell>
          <table:table-cell office:value-type="float" office:value="0.0123197" calcext:value-type="float">
            <text:p>0,0123197</text:p>
          </table:table-cell>
          <table:table-cell office:value-type="float" office:value="0.0475159" calcext:value-type="float">
            <text:p>0,0475159</text:p>
          </table:table-cell>
          <table:table-cell office:value-type="float" office:value="0.046904" calcext:value-type="float">
            <text:p>0,046904</text:p>
          </table:table-cell>
          <table:table-cell table:formula="of:=1000000*[.AD37]/[.F37]" office:value-type="float" office:value="47.3777777777778" calcext:value-type="float">
            <text:p>47,38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Global</text:p>
          </table:table-cell>
          <table:table-cell office:value-type="float" office:value="2310" calcext:value-type="float">
            <text:p>2310</text:p>
          </table:table-cell>
          <table:table-cell office:value-type="float" office:value="4010.9" calcext:value-type="float">
            <text:p>4010,9</text:p>
          </table:table-cell>
          <table:table-cell office:value-type="float" office:value="94.4377" calcext:value-type="float">
            <text:p>94,44</text:p>
          </table:table-cell>
          <table:table-cell office:value-type="float" office:value="5.56229" calcext:value-type="float">
            <text:p>5,56</text:p>
          </table:table-cell>
          <table:table-cell office:value-type="float" office:value="89.5671" calcext:value-type="float">
            <text:p>89,57</text:p>
          </table:table-cell>
          <table:table-cell office:value-type="float" office:value="92.1604" calcext:value-type="float">
            <text:p>92,16</text:p>
          </table:table-cell>
          <table:table-cell office:value-type="float" office:value="7.83964" calcext:value-type="float">
            <text:p>7,84</text:p>
          </table:table-cell>
          <table:table-cell office:value-type="float" office:value="2.81385" calcext:value-type="float">
            <text:p>2,81</text:p>
          </table:table-cell>
          <table:table-cell office:value-type="float" office:value="0.0430375" calcext:value-type="float">
            <text:p>0,04304</text:p>
          </table:table-cell>
          <table:table-cell office:value-type="float" office:value="0.0183199" calcext:value-type="float">
            <text:p>0,01832</text:p>
          </table:table-cell>
          <table:table-cell office:value-type="float" office:value="0.0167792" calcext:value-type="float">
            <text:p>0,01678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4010.9" calcext:value-type="float">
            <text:p>4010,9</text:p>
          </table:table-cell>
          <table:table-cell office:value-type="float" office:value="94.4377" calcext:value-type="float">
            <text:p>94,4377</text:p>
          </table:table-cell>
          <table:table-cell office:value-type="float" office:value="5.56229" calcext:value-type="float">
            <text:p>5,56229</text:p>
          </table:table-cell>
          <table:table-cell office:value-type="float" office:value="90.4329" calcext:value-type="float">
            <text:p>90,4329</text:p>
          </table:table-cell>
          <table:table-cell office:value-type="float" office:value="91.7435" calcext:value-type="float">
            <text:p>91,7435</text:p>
          </table:table-cell>
          <table:table-cell office:value-type="float" office:value="8.25648" calcext:value-type="float">
            <text:p>8,25648</text:p>
          </table:table-cell>
          <table:table-cell office:value-type="float" office:value="1.42857" calcext:value-type="float">
            <text:p>1,42857</text:p>
          </table:table-cell>
          <table:table-cell office:value-type="float" office:value="0.0354475" calcext:value-type="float">
            <text:p>0,0354475</text:p>
          </table:table-cell>
          <table:table-cell office:value-type="float" office:value="0.162503" calcext:value-type="float">
            <text:p>0,162503</text:p>
          </table:table-cell>
          <table:table-cell office:value-type="float" office:value="0.160953" calcext:value-type="float">
            <text:p>0,160953</text:p>
          </table:table-cell>
          <table:table-cell table:formula="of:=1000000*[.AD38]/[.F38]" office:value-type="float" office:value="69.6766233766234" calcext:value-type="float">
            <text:p>69,68</text:p>
          </table:table-cell>
        </table:table-row>
        <table:table-row table:style-name="ro1">
          <table:table-cell office:value-type="string" calcext:value-type="string">
            <text:p>winequality-red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lobal</text:p>
          </table:table-cell>
          <table:table-cell office:value-type="float" office:value="1599" calcext:value-type="float">
            <text:p>1599</text:p>
          </table:table-cell>
          <table:table-cell office:value-type="float" office:value="3173.2" calcext:value-type="float">
            <text:p>3173,2</text:p>
          </table:table-cell>
          <table:table-cell office:value-type="float" office:value="77.5193" calcext:value-type="float">
            <text:p>77,52</text:p>
          </table:table-cell>
          <table:table-cell office:value-type="float" office:value="22.4807" calcext:value-type="float">
            <text:p>22,48</text:p>
          </table:table-cell>
          <table:table-cell office:value-type="float" office:value="53.4709" calcext:value-type="float">
            <text:p>53,47</text:p>
          </table:table-cell>
          <table:table-cell office:value-type="float" office:value="54.1139" calcext:value-type="float">
            <text:p>54,11</text:p>
          </table:table-cell>
          <table:table-cell office:value-type="float" office:value="45.8861" calcext:value-type="float">
            <text:p>45,89</text:p>
          </table:table-cell>
          <table:table-cell office:value-type="float" office:value="1.18824" calcext:value-type="float">
            <text:p>1,19</text:p>
          </table:table-cell>
          <table:table-cell office:value-type="float" office:value="0.0187843" calcext:value-type="float">
            <text:p>0,01878</text:p>
          </table:table-cell>
          <table:table-cell office:value-type="float" office:value="0.0057524" calcext:value-type="float">
            <text:p>0,00575</text:p>
          </table:table-cell>
          <table:table-cell office:value-type="float" office:value="0.004779" calcext:value-type="float">
            <text:p>0,00478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3173.2" calcext:value-type="float">
            <text:p>3173,2</text:p>
          </table:table-cell>
          <table:table-cell office:value-type="float" office:value="77.5193" calcext:value-type="float">
            <text:p>77,5193</text:p>
          </table:table-cell>
          <table:table-cell office:value-type="float" office:value="22.4807" calcext:value-type="float">
            <text:p>22,4807</text:p>
          </table:table-cell>
          <table:table-cell office:value-type="float" office:value="53.5335" calcext:value-type="float">
            <text:p>53,5335</text:p>
          </table:table-cell>
          <table:table-cell office:value-type="float" office:value="54.0745" calcext:value-type="float">
            <text:p>54,0745</text:p>
          </table:table-cell>
          <table:table-cell office:value-type="float" office:value="45.9255" calcext:value-type="float">
            <text:p>45,9255</text:p>
          </table:table-cell>
          <table:table-cell office:value-type="float" office:value="1.00063" calcext:value-type="float">
            <text:p>1,00063</text:p>
          </table:table-cell>
          <table:table-cell office:value-type="float" office:value="0.0217708" calcext:value-type="float">
            <text:p>0,0217708</text:p>
          </table:table-cell>
          <table:table-cell office:value-type="float" office:value="0.102395" calcext:value-type="float">
            <text:p>0,102395</text:p>
          </table:table-cell>
          <table:table-cell office:value-type="float" office:value="0.101313" calcext:value-type="float">
            <text:p>0,101313</text:p>
          </table:table-cell>
          <table:table-cell table:formula="of:=1000000*[.AD39]/[.F39]" office:value-type="float" office:value="63.360225140713" calcext:value-type="float">
            <text:p>63,36</text:p>
          </table:table-cell>
        </table:table-row>
        <table:table-row table:style-name="ro1">
          <table:table-cell office:value-type="string" calcext:value-type="string">
            <text:p>winequality-white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lobal</text:p>
          </table:table-cell>
          <table:table-cell office:value-type="float" office:value="4898" calcext:value-type="float">
            <text:p>4898</text:p>
          </table:table-cell>
          <table:table-cell office:value-type="float" office:value="3807.3" calcext:value-type="float">
            <text:p>3807,3</text:p>
          </table:table-cell>
          <table:table-cell office:value-type="float" office:value="60.6706" calcext:value-type="float">
            <text:p>60,67</text:p>
          </table:table-cell>
          <table:table-cell office:value-type="float" office:value="39.3294" calcext:value-type="float">
            <text:p>39,33</text:p>
          </table:table-cell>
          <table:table-cell office:value-type="float" office:value="48.4483" calcext:value-type="float">
            <text:p>48,45</text:p>
          </table:table-cell>
          <table:table-cell office:value-type="float" office:value="48.5375" calcext:value-type="float">
            <text:p>48,54</text:p>
          </table:table-cell>
          <table:table-cell office:value-type="float" office:value="51.4625" calcext:value-type="float">
            <text:p>51,46</text:p>
          </table:table-cell>
          <table:table-cell office:value-type="float" office:value="0.183748" calcext:value-type="float">
            <text:p>0,18</text:p>
          </table:table-cell>
          <table:table-cell office:value-type="float" office:value="0.0451058" calcext:value-type="float">
            <text:p>0,04511</text:p>
          </table:table-cell>
          <table:table-cell office:value-type="float" office:value="0.0159591" calcext:value-type="float">
            <text:p>0,01596</text:p>
          </table:table-cell>
          <table:table-cell office:value-type="float" office:value="0.0131889" calcext:value-type="float">
            <text:p>0,01319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3807.3" calcext:value-type="float">
            <text:p>3807,3</text:p>
          </table:table-cell>
          <table:table-cell office:value-type="float" office:value="60.6706" calcext:value-type="float">
            <text:p>60,6706</text:p>
          </table:table-cell>
          <table:table-cell office:value-type="float" office:value="39.3294" calcext:value-type="float">
            <text:p>39,3294</text:p>
          </table:table-cell>
          <table:table-cell office:value-type="float" office:value="48.4483" calcext:value-type="float">
            <text:p>48,4483</text:p>
          </table:table-cell>
          <table:table-cell office:value-type="float" office:value="48.5177" calcext:value-type="float">
            <text:p>48,5177</text:p>
          </table:table-cell>
          <table:table-cell office:value-type="float" office:value="51.4823" calcext:value-type="float">
            <text:p>51,4823</text:p>
          </table:table-cell>
          <table:table-cell office:value-type="float" office:value="0.142915" calcext:value-type="float">
            <text:p>0,142915</text:p>
          </table:table-cell>
          <table:table-cell office:value-type="float" office:value="0.0527223" calcext:value-type="float">
            <text:p>0,0527223</text:p>
          </table:table-cell>
          <table:table-cell office:value-type="float" office:value="0.459328" calcext:value-type="float">
            <text:p>0,459328</text:p>
          </table:table-cell>
          <table:table-cell office:value-type="float" office:value="0.455841" calcext:value-type="float">
            <text:p>0,455841</text:p>
          </table:table-cell>
          <table:table-cell table:formula="of:=1000000*[.AD40]/[.F40]" office:value-type="float" office:value="93.0667619436505" calcext:value-type="float">
            <text:p>93,07</text:p>
          </table:table-cell>
        </table:table-row>
        <table:table-row table:style-name="ro1">
          <table:table-cell office:value-type="string" calcext:value-type="string">
            <text:p>spambase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Global</text:p>
          </table:table-cell>
          <table:table-cell office:value-type="float" office:value="4597" calcext:value-type="float">
            <text:p>4597</text:p>
          </table:table-cell>
          <table:table-cell office:value-type="float" office:value="6891.3" calcext:value-type="float">
            <text:p>6891,3</text:p>
          </table:table-cell>
          <table:table-cell office:value-type="float" office:value="85.7277" calcext:value-type="float">
            <text:p>85,73</text:p>
          </table:table-cell>
          <table:table-cell office:value-type="float" office:value="14.2723" calcext:value-type="float">
            <text:p>14,27</text:p>
          </table:table-cell>
          <table:table-cell office:value-type="float" office:value="80.4003" calcext:value-type="float">
            <text:p>80,40</text:p>
          </table:table-cell>
          <table:table-cell office:value-type="float" office:value="84.5186" calcext:value-type="float">
            <text:p>84,52</text:p>
          </table:table-cell>
          <table:table-cell office:value-type="float" office:value="15.4814" calcext:value-type="float">
            <text:p>15,48</text:p>
          </table:table-cell>
          <table:table-cell office:value-type="float" office:value="4.87274" calcext:value-type="float">
            <text:p>4,87</text:p>
          </table:table-cell>
          <table:table-cell office:value-type="float" office:value="0.185911" calcext:value-type="float">
            <text:p>0,18591</text:p>
          </table:table-cell>
          <table:table-cell office:value-type="float" office:value="0.0439992" calcext:value-type="float">
            <text:p>0,04400</text:p>
          </table:table-cell>
          <table:table-cell office:value-type="float" office:value="0.0410531" calcext:value-type="float">
            <text:p>0,04105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6891.3" calcext:value-type="float">
            <text:p>6891,3</text:p>
          </table:table-cell>
          <table:table-cell office:value-type="float" office:value="85.7277" calcext:value-type="float">
            <text:p>85,7277</text:p>
          </table:table-cell>
          <table:table-cell office:value-type="float" office:value="14.2723" calcext:value-type="float">
            <text:p>14,2723</text:p>
          </table:table-cell>
          <table:table-cell office:value-type="float" office:value="81.1399" calcext:value-type="float">
            <text:p>81,1399</text:p>
          </table:table-cell>
          <table:table-cell office:value-type="float" office:value="84.6189" calcext:value-type="float">
            <text:p>84,6189</text:p>
          </table:table-cell>
          <table:table-cell office:value-type="float" office:value="15.3811" calcext:value-type="float">
            <text:p>15,3811</text:p>
          </table:table-cell>
          <table:table-cell office:value-type="float" office:value="4.11138" calcext:value-type="float">
            <text:p>4,11138</text:p>
          </table:table-cell>
          <table:table-cell office:value-type="float" office:value="0.18166" calcext:value-type="float">
            <text:p>0,18166</text:p>
          </table:table-cell>
          <table:table-cell office:value-type="float" office:value="1.66964" calcext:value-type="float">
            <text:p>1,66964</text:p>
          </table:table-cell>
          <table:table-cell office:value-type="float" office:value="1.66596" calcext:value-type="float">
            <text:p>1,66596</text:p>
          </table:table-cell>
          <table:table-cell table:formula="of:=1000000*[.AD41]/[.F41]" office:value-type="float" office:value="362.401566238851" calcext:value-type="float">
            <text:p>362,40</text:p>
          </table:table-cell>
        </table:table-row>
        <table:table-row table:style-name="ro1">
          <table:table-cell office:value-type="string" calcext:value-type="string">
            <text:p>penbased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lobal</text:p>
          </table:table-cell>
          <table:table-cell office:value-type="float" office:value="10992" calcext:value-type="float">
            <text:p>10992</text:p>
          </table:table-cell>
          <table:table-cell office:value-type="float" office:value="35994.1" calcext:value-type="float">
            <text:p>35994,1</text:p>
          </table:table-cell>
          <table:table-cell office:value-type="float" office:value="99.832" calcext:value-type="float">
            <text:p>99,83</text:p>
          </table:table-cell>
          <table:table-cell office:value-type="float" office:value="0.168001" calcext:value-type="float">
            <text:p>0,17</text:p>
          </table:table-cell>
          <table:table-cell office:value-type="float" office:value="95.3876" calcext:value-type="float">
            <text:p>95,39</text:p>
          </table:table-cell>
          <table:table-cell office:value-type="float" office:value="98.8498" calcext:value-type="float">
            <text:p>98,85</text:p>
          </table:table-cell>
          <table:table-cell office:value-type="float" office:value="1.15018" calcext:value-type="float">
            <text:p>1,15</text:p>
          </table:table-cell>
          <table:table-cell office:value-type="float" office:value="3.50255" calcext:value-type="float">
            <text:p>3,50</text:p>
          </table:table-cell>
          <table:table-cell office:value-type="float" office:value="0.192185" calcext:value-type="float">
            <text:p>0,19219</text:p>
          </table:table-cell>
          <table:table-cell office:value-type="float" office:value="0.0829651" calcext:value-type="float">
            <text:p>0,08297</text:p>
          </table:table-cell>
          <table:table-cell office:value-type="float" office:value="0.0749617" calcext:value-type="float">
            <text:p>0,07496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35994.1" calcext:value-type="float">
            <text:p>35994,1</text:p>
          </table:table-cell>
          <table:table-cell office:value-type="float" office:value="99.832" calcext:value-type="float">
            <text:p>99,832</text:p>
          </table:table-cell>
          <table:table-cell office:value-type="float" office:value="0.168001" calcext:value-type="float">
            <text:p>0,168001</text:p>
          </table:table-cell>
          <table:table-cell office:value-type="float" office:value="96.6248" calcext:value-type="float">
            <text:p>96,6248</text:p>
          </table:table-cell>
          <table:table-cell office:value-type="float" office:value="98.8368" calcext:value-type="float">
            <text:p>98,8368</text:p>
          </table:table-cell>
          <table:table-cell office:value-type="float" office:value="1.16322" calcext:value-type="float">
            <text:p>1,16322</text:p>
          </table:table-cell>
          <table:table-cell office:value-type="float" office:value="2.23799" calcext:value-type="float">
            <text:p>2,23799</text:p>
          </table:table-cell>
          <table:table-cell office:value-type="float" office:value="0.196368" calcext:value-type="float">
            <text:p>0,196368</text:p>
          </table:table-cell>
          <table:table-cell office:value-type="float" office:value="11.7038" calcext:value-type="float">
            <text:p>11,7038</text:p>
          </table:table-cell>
          <table:table-cell office:value-type="float" office:value="11.6784" calcext:value-type="float">
            <text:p>11,6784</text:p>
          </table:table-cell>
          <table:table-cell table:formula="of:=1000000*[.AD42]/[.F42]" office:value-type="float" office:value="1062.44541484716" calcext:value-type="float">
            <text:p>1062,45</text:p>
          </table:table-cell>
        </table:table-row>
        <table:table-row table:style-name="ro1">
          <table:table-cell office:value-type="string" calcext:value-type="string">
            <text:p>ring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lobal</text:p>
          </table:table-cell>
          <table:table-cell office:value-type="float" office:value="7400" calcext:value-type="float">
            <text:p>7400</text:p>
          </table:table-cell>
          <table:table-cell office:value-type="float" office:value="24099.3" calcext:value-type="float">
            <text:p>24099,3</text:p>
          </table:table-cell>
          <table:table-cell office:value-type="float" office:value="98.9339" calcext:value-type="float">
            <text:p>98,93</text:p>
          </table:table-cell>
          <table:table-cell office:value-type="float" office:value="1.06607" calcext:value-type="float">
            <text:p>1,07</text:p>
          </table:table-cell>
          <table:table-cell office:value-type="float" office:value="57.5135" calcext:value-type="float">
            <text:p>57,51</text:p>
          </table:table-cell>
          <table:table-cell office:value-type="float" office:value="77.1574" calcext:value-type="float">
            <text:p>77,16</text:p>
          </table:table-cell>
          <table:table-cell office:value-type="float" office:value="22.8426" calcext:value-type="float">
            <text:p>22,84</text:p>
          </table:table-cell>
          <table:table-cell office:value-type="float" office:value="25.4595" calcext:value-type="float">
            <text:p>25,46</text:p>
          </table:table-cell>
          <table:table-cell office:value-type="float" office:value="0.115475" calcext:value-type="float">
            <text:p>0,11548</text:p>
          </table:table-cell>
          <table:table-cell office:value-type="float" office:value="0.167231" calcext:value-type="float">
            <text:p>0,16723</text:p>
          </table:table-cell>
          <table:table-cell office:value-type="float" office:value="0.162646" calcext:value-type="float">
            <text:p>0,16265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24099.3" calcext:value-type="float">
            <text:p>24099,3</text:p>
          </table:table-cell>
          <table:table-cell office:value-type="float" office:value="98.9339" calcext:value-type="float">
            <text:p>98,9339</text:p>
          </table:table-cell>
          <table:table-cell office:value-type="float" office:value="1.06607" calcext:value-type="float">
            <text:p>1,06607</text:p>
          </table:table-cell>
          <table:table-cell office:value-type="float" office:value="70.7568" calcext:value-type="float">
            <text:p>70,7568</text:p>
          </table:table-cell>
          <table:table-cell office:value-type="float" office:value="72.9451" calcext:value-type="float">
            <text:p>72,9451</text:p>
          </table:table-cell>
          <table:table-cell office:value-type="float" office:value="27.0549" calcext:value-type="float">
            <text:p>27,0549</text:p>
          </table:table-cell>
          <table:table-cell office:value-type="float" office:value="3" calcext:value-type="float">
            <text:p>3</text:p>
          </table:table-cell>
          <table:table-cell office:value-type="float" office:value="0.122631" calcext:value-type="float">
            <text:p>0,122631</text:p>
          </table:table-cell>
          <table:table-cell office:value-type="float" office:value="5.86578" calcext:value-type="float">
            <text:p>5,86578</text:p>
          </table:table-cell>
          <table:table-cell office:value-type="float" office:value="5.85695" calcext:value-type="float">
            <text:p>5,85695</text:p>
          </table:table-cell>
          <table:table-cell table:formula="of:=1000000*[.AD43]/[.F43]" office:value-type="float" office:value="791.47972972973" calcext:value-type="float">
            <text:p>791,48</text:p>
          </table:table-cell>
        </table:table-row>
        <table:table-row table:style-name="ro1">
          <table:table-cell office:value-type="string" calcext:value-type="string">
            <text:p>twonorm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lobal</text:p>
          </table:table-cell>
          <table:table-cell office:value-type="float" office:value="7400" calcext:value-type="float">
            <text:p>7400</text:p>
          </table:table-cell>
          <table:table-cell office:value-type="float" office:value="33194.3" calcext:value-type="float">
            <text:p>33194,3</text:p>
          </table:table-cell>
          <table:table-cell office:value-type="float" office:value="99.9414" calcext:value-type="float">
            <text:p>99,94</text:p>
          </table:table-cell>
          <table:table-cell office:value-type="float" office:value="0.0585586" calcext:value-type="float">
            <text:p>0,06</text:p>
          </table:table-cell>
          <table:table-cell office:value-type="float" office:value="48.9324" calcext:value-type="float">
            <text:p>48,93</text:p>
          </table:table-cell>
          <table:table-cell office:value-type="float" office:value="91.2091" calcext:value-type="float">
            <text:p>91,21</text:p>
          </table:table-cell>
          <table:table-cell office:value-type="float" office:value="8.79093" calcext:value-type="float">
            <text:p>8,79</text:p>
          </table:table-cell>
          <table:table-cell office:value-type="float" office:value="46.3514" calcext:value-type="float">
            <text:p>46,35</text:p>
          </table:table-cell>
          <table:table-cell office:value-type="float" office:value="0.12513" calcext:value-type="float">
            <text:p>0,12513</text:p>
          </table:table-cell>
          <table:table-cell office:value-type="float" office:value="0.290972" calcext:value-type="float">
            <text:p>0,29097</text:p>
          </table:table-cell>
          <table:table-cell office:value-type="float" office:value="0.285677" calcext:value-type="float">
            <text:p>0,28568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33194.3" calcext:value-type="float">
            <text:p>33194,3</text:p>
          </table:table-cell>
          <table:table-cell office:value-type="float" office:value="99.9414" calcext:value-type="float">
            <text:p>99,9414</text:p>
          </table:table-cell>
          <table:table-cell office:value-type="float" office:value="0.0585586" calcext:value-type="float">
            <text:p>0,0585586</text:p>
          </table:table-cell>
          <table:table-cell office:value-type="float" office:value="90.4595" calcext:value-type="float">
            <text:p>90,4595</text:p>
          </table:table-cell>
          <table:table-cell office:value-type="float" office:value="91.7615" calcext:value-type="float">
            <text:p>91,7615</text:p>
          </table:table-cell>
          <table:table-cell office:value-type="float" office:value="8.23852" calcext:value-type="float">
            <text:p>8,23852</text:p>
          </table:table-cell>
          <table:table-cell office:value-type="float" office:value="1.41892" calcext:value-type="float">
            <text:p>1,41892</text:p>
          </table:table-cell>
          <table:table-cell office:value-type="float" office:value="0.126546" calcext:value-type="float">
            <text:p>0,126546</text:p>
          </table:table-cell>
          <table:table-cell office:value-type="float" office:value="8.37512" calcext:value-type="float">
            <text:p>8,37512</text:p>
          </table:table-cell>
          <table:table-cell office:value-type="float" office:value="8.36406" calcext:value-type="float">
            <text:p>8,36406</text:p>
          </table:table-cell>
          <table:table-cell table:formula="of:=1000000*[.AD44]/[.F44]" office:value-type="float" office:value="1130.27837837838" calcext:value-type="float">
            <text:p>1130,28</text:p>
          </table:table-cell>
        </table:table-row>
        <table:table-row table:style-name="ro1">
          <table:table-cell office:value-type="string" calcext:value-type="string">
            <text:p>satimage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Global</text:p>
          </table:table-cell>
          <table:table-cell office:value-type="float" office:value="6435" calcext:value-type="float">
            <text:p>6435</text:p>
          </table:table-cell>
          <table:table-cell office:value-type="float" office:value="9895.6" calcext:value-type="float">
            <text:p>9895,6</text:p>
          </table:table-cell>
          <table:table-cell office:value-type="float" office:value="77.4749" calcext:value-type="float">
            <text:p>77,47</text:p>
          </table:table-cell>
          <table:table-cell office:value-type="float" office:value="22.5251" calcext:value-type="float">
            <text:p>22,53</text:p>
          </table:table-cell>
          <table:table-cell office:value-type="float" office:value="64.5221" calcext:value-type="float">
            <text:p>64,52</text:p>
          </table:table-cell>
          <table:table-cell office:value-type="float" office:value="64.7637" calcext:value-type="float">
            <text:p>64,76</text:p>
          </table:table-cell>
          <table:table-cell office:value-type="float" office:value="35.2363" calcext:value-type="float">
            <text:p>35,24</text:p>
          </table:table-cell>
          <table:table-cell office:value-type="float" office:value="0.37296" calcext:value-type="float">
            <text:p>0,37</text:p>
          </table:table-cell>
          <table:table-cell office:value-type="float" office:value="0.182498" calcext:value-type="float">
            <text:p>0,18250</text:p>
          </table:table-cell>
          <table:table-cell office:value-type="float" office:value="0.181224" calcext:value-type="float">
            <text:p>0,18122</text:p>
          </table:table-cell>
          <table:table-cell office:value-type="float" office:value="0.177266" calcext:value-type="float">
            <text:p>0,17727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9895.6" calcext:value-type="float">
            <text:p>9895,6</text:p>
          </table:table-cell>
          <table:table-cell office:value-type="float" office:value="77.4749" calcext:value-type="float">
            <text:p>77,4749</text:p>
          </table:table-cell>
          <table:table-cell office:value-type="float" office:value="22.5251" calcext:value-type="float">
            <text:p>22,5251</text:p>
          </table:table-cell>
          <table:table-cell table:number-columns-repeated="2" office:value-type="float" office:value="64.9106" calcext:value-type="float">
            <text:p>64,9106</text:p>
          </table:table-cell>
          <table:table-cell office:value-type="float" office:value="35.0894" calcext:value-type="float">
            <text:p>35,0894</text:p>
          </table:table-cell>
          <table:table-cell office:value-type="float" office:value="0" calcext:value-type="float">
            <text:p>0</text:p>
          </table:table-cell>
          <table:table-cell office:value-type="float" office:value="0.204319" calcext:value-type="float">
            <text:p>0,204319</text:p>
          </table:table-cell>
          <table:table-cell office:value-type="float" office:value="5.13708" calcext:value-type="float">
            <text:p>5,13708</text:p>
          </table:table-cell>
          <table:table-cell office:value-type="float" office:value="5.13045" calcext:value-type="float">
            <text:p>5,13045</text:p>
          </table:table-cell>
          <table:table-cell table:formula="of:=1000000*[.AD45]/[.F45]" office:value-type="float" office:value="797.272727272727" calcext:value-type="float">
            <text:p>797,27</text:p>
          </table:table-cell>
        </table:table-row>
        <table:table-row table:style-name="ro1">
          <table:table-cell office:value-type="string" calcext:value-type="string">
            <text:p>texture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lobal</text:p>
          </table:table-cell>
          <table:table-cell office:value-type="float" office:value="5500" calcext:value-type="float">
            <text:p>5500</text:p>
          </table:table-cell>
          <table:table-cell office:value-type="float" office:value="18361.1" calcext:value-type="float">
            <text:p>18361,1</text:p>
          </table:table-cell>
          <table:table-cell office:value-type="float" office:value="97.8937" calcext:value-type="float">
            <text:p>97,89</text:p>
          </table:table-cell>
          <table:table-cell office:value-type="float" office:value="2.10626" calcext:value-type="float">
            <text:p>2,11</text:p>
          </table:table-cell>
          <table:table-cell office:value-type="float" office:value="88.0182" calcext:value-type="float">
            <text:p>88,02</text:p>
          </table:table-cell>
          <table:table-cell office:value-type="float" office:value="92.9175" calcext:value-type="float">
            <text:p>92,92</text:p>
          </table:table-cell>
          <table:table-cell office:value-type="float" office:value="7.08253" calcext:value-type="float">
            <text:p>7,08</text:p>
          </table:table-cell>
          <table:table-cell office:value-type="float" office:value="5.27273" calcext:value-type="float">
            <text:p>5,27</text:p>
          </table:table-cell>
          <table:table-cell office:value-type="float" office:value="0.217052" calcext:value-type="float">
            <text:p>0,21705</text:p>
          </table:table-cell>
          <table:table-cell office:value-type="float" office:value="0.201578" calcext:value-type="float">
            <text:p>0,20158</text:p>
          </table:table-cell>
          <table:table-cell office:value-type="float" office:value="0.19765" calcext:value-type="float">
            <text:p>0,19765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18361.1" calcext:value-type="float">
            <text:p>18361,1</text:p>
          </table:table-cell>
          <table:table-cell office:value-type="float" office:value="97.8937" calcext:value-type="float">
            <text:p>97,8937</text:p>
          </table:table-cell>
          <table:table-cell office:value-type="float" office:value="2.10626" calcext:value-type="float">
            <text:p>2,10626</text:p>
          </table:table-cell>
          <table:table-cell office:value-type="float" office:value="92.8182" calcext:value-type="float">
            <text:p>92,8182</text:p>
          </table:table-cell>
          <table:table-cell office:value-type="float" office:value="92.8688" calcext:value-type="float">
            <text:p>92,8688</text:p>
          </table:table-cell>
          <table:table-cell office:value-type="float" office:value="7.13116" calcext:value-type="float">
            <text:p>7,13116</text:p>
          </table:table-cell>
          <table:table-cell office:value-type="float" office:value="0.0545455" calcext:value-type="float">
            <text:p>0,0545455</text:p>
          </table:table-cell>
          <table:table-cell office:value-type="float" office:value="0.198363" calcext:value-type="float">
            <text:p>0,198363</text:p>
          </table:table-cell>
          <table:table-cell office:value-type="float" office:value="5.94919" calcext:value-type="float">
            <text:p>5,94919</text:p>
          </table:table-cell>
          <table:table-cell office:value-type="float" office:value="5.93972" calcext:value-type="float">
            <text:p>5,93972</text:p>
          </table:table-cell>
          <table:table-cell table:formula="of:=1000000*[.AD46]/[.F46]" office:value-type="float" office:value="1079.94909090909" calcext:value-type="float">
            <text:p>1079,95</text:p>
          </table:table-cell>
        </table:table-row>
        <table:table-row table:style-name="ro1">
          <table:table-cell office:value-type="string" calcext:value-type="string">
            <text:p>letter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lobal</text:p>
          </table:table-cell>
          <table:table-cell office:value-type="float" office:value="20000" calcext:value-type="float">
            <text:p>20000</text:p>
          </table:table-cell>
          <table:table-cell office:value-type="float" office:value="33874.8" calcext:value-type="float">
            <text:p>33874,8</text:p>
          </table:table-cell>
          <table:table-cell office:value-type="float" office:value="83.2807" calcext:value-type="float">
            <text:p>83,28</text:p>
          </table:table-cell>
          <table:table-cell office:value-type="float" office:value="16.7193" calcext:value-type="float">
            <text:p>16,72</text:p>
          </table:table-cell>
          <table:table-cell office:value-type="float" office:value="73.225" calcext:value-type="float">
            <text:p>73,23</text:p>
          </table:table-cell>
          <table:table-cell office:value-type="float" office:value="73.3093" calcext:value-type="float">
            <text:p>73,31</text:p>
          </table:table-cell>
          <table:table-cell office:value-type="float" office:value="26.6907" calcext:value-type="float">
            <text:p>26,69</text:p>
          </table:table-cell>
          <table:table-cell office:value-type="float" office:value="0.115" calcext:value-type="float">
            <text:p>0,12</text:p>
          </table:table-cell>
          <table:table-cell office:value-type="float" office:value="0.338361" calcext:value-type="float">
            <text:p>0,33836</text:p>
          </table:table-cell>
          <table:table-cell office:value-type="float" office:value="0.157744" calcext:value-type="float">
            <text:p>0,15774</text:p>
          </table:table-cell>
          <table:table-cell office:value-type="float" office:value="0.14549" calcext:value-type="float">
            <text:p>0,14549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33874.8" calcext:value-type="float">
            <text:p>33874,8</text:p>
          </table:table-cell>
          <table:table-cell office:value-type="float" office:value="83.2807" calcext:value-type="float">
            <text:p>83,2807</text:p>
          </table:table-cell>
          <table:table-cell office:value-type="float" office:value="16.7193" calcext:value-type="float">
            <text:p>16,7193</text:p>
          </table:table-cell>
          <table:table-cell office:value-type="float" office:value="73.47" calcext:value-type="float">
            <text:p>73,47</text:p>
          </table:table-cell>
          <table:table-cell office:value-type="float" office:value="73.4737" calcext:value-type="float">
            <text:p>73,4737</text:p>
          </table:table-cell>
          <table:table-cell office:value-type="float" office:value="26.5263" calcext:value-type="float">
            <text:p>26,5263</text:p>
          </table:table-cell>
          <table:table-cell office:value-type="float" office:value="0.005" calcext:value-type="float">
            <text:p>0,005</text:p>
          </table:table-cell>
          <table:table-cell office:value-type="float" office:value="0.334727" calcext:value-type="float">
            <text:p>0,334727</text:p>
          </table:table-cell>
          <table:table-cell office:value-type="float" office:value="26.6365" calcext:value-type="float">
            <text:p>26,6365</text:p>
          </table:table-cell>
          <table:table-cell office:value-type="float" office:value="26.594" calcext:value-type="float">
            <text:p>26,594</text:p>
          </table:table-cell>
          <table:table-cell table:formula="of:=1000000*[.AD47]/[.F47]" office:value-type="float" office:value="1329.7" calcext:value-type="float">
            <text:p>1329,70</text:p>
          </table:table-cell>
        </table:table-row>
        <table:table-row table:style-name="ro1">
          <table:table-cell table:style-name="ce7" table:number-columns-repeated="5"/>
          <table:table-cell table:style-name="ce10" table:formula="of:=AVERAGE([.F36:.F47])" office:value-type="float" office:value="6080.58333333333" calcext:value-type="float">
            <text:p>6080,58</text:p>
          </table:table-cell>
          <table:table-cell table:style-name="ce10" table:formula="of:=AVERAGE([.G36:.G47])" office:value-type="float" office:value="14972.125" calcext:value-type="float">
            <text:p>14972,13</text:p>
          </table:table-cell>
          <table:table-cell table:style-name="ce10" table:formula="of:=AVERAGE([.H36:.H47])" office:value-type="float" office:value="89.2282416666667" calcext:value-type="float">
            <text:p>89,23</text:p>
          </table:table-cell>
          <table:table-cell table:style-name="ce10" table:formula="of:=AVERAGE([.I36:.I47])" office:value-type="float" office:value="10.7717516333333" calcext:value-type="float">
            <text:p>10,77</text:p>
          </table:table-cell>
          <table:table-cell table:style-name="ce10" table:formula="of:=AVERAGE([.J36:.J47])" office:value-type="float" office:value="70.8348666666667" calcext:value-type="float">
            <text:p>70,83</text:p>
          </table:table-cell>
          <table:table-cell table:style-name="ce10" table:formula="of:=AVERAGE([.K36:.K47])" office:value-type="float" office:value="77.7798916666667" calcext:value-type="float">
            <text:p>77,78</text:p>
          </table:table-cell>
          <table:table-cell table:style-name="ce10" table:formula="of:=AVERAGE([.L36:.L47])" office:value-type="float" office:value="22.2201166666667" calcext:value-type="float">
            <text:p>22,22</text:p>
          </table:table-cell>
          <table:table-cell table:style-name="ce10" table:formula="of:=AVERAGE([.M36:.M47])" office:value-type="float" office:value="8.18643066666667" calcext:value-type="float">
            <text:p>8,19</text:p>
          </table:table-cell>
          <table:table-cell table:style-name="ce12" table:formula="of:=AVERAGE([.N36:.N47])" office:value-type="float" office:value="0.124137958333333" calcext:value-type="float">
            <text:p>0,12414</text:p>
          </table:table-cell>
          <table:table-cell table:style-name="ce12" table:formula="of:=AVERAGE([.O36:.O47])" office:value-type="float" office:value="0.098652125" calcext:value-type="float">
            <text:p>0,09865</text:p>
          </table:table-cell>
          <table:table-cell table:style-name="ce12" table:formula="of:=AVERAGE([.P36:.P47])" office:value-type="float" office:value="0.0947054166666667" calcext:value-type="float">
            <text:p>0,09471</text:p>
          </table:table-cell>
          <table:table-cell table:style-name="ce7" table:formula="of:=AVERAGE([.Q36:.Q47])" office:value-type="float" office:value="0" calcext:value-type="float">
            <text:p>0</text:p>
          </table:table-cell>
          <table:table-cell table:style-name="ce7" table:formula="of:=AVERAGE([.R36:.R47])" office:value-type="float" office:value="0" calcext:value-type="float">
            <text:p>0</text:p>
          </table:table-cell>
          <table:table-cell table:style-name="ce7" table:formula="of:=AVERAGE([.S36:.S47])" office:value-type="float" office:value="0" calcext:value-type="float">
            <text:p>0</text:p>
          </table:table-cell>
          <table:table-cell table:style-name="ce10" table:formula="of:=([.P48]/[.F48])*1000000" office:value-type="float" office:value="15.5750544766812" calcext:value-type="float">
            <text:p>15,58</text:p>
          </table:table-cell>
          <table:table-cell/>
          <table:table-cell table:style-name="ce10" table:formula="of:=AVERAGE([.V36:.V47])" office:value-type="float" office:value="89.2282416666667" calcext:value-type="float">
            <text:p>89,23</text:p>
          </table:table-cell>
          <table:table-cell table:style-name="ce10" table:formula="of:=AVERAGE([.W36:.W47])" office:value-type="float" office:value="10.7717516333333" calcext:value-type="float">
            <text:p>10,77</text:p>
          </table:table-cell>
          <table:table-cell table:style-name="ce10" table:formula="of:=AVERAGE([.X36:.X47])" office:value-type="float" office:value="76.4555583333333" calcext:value-type="float">
            <text:p>76,46</text:p>
          </table:table-cell>
          <table:table-cell table:style-name="ce10" table:formula="of:=AVERAGE([.Y36:.Y47])" office:value-type="float" office:value="77.4561333333333" calcext:value-type="float">
            <text:p>77,46</text:p>
          </table:table-cell>
          <table:table-cell table:style-name="ce10" table:formula="of:=AVERAGE([.Z36:.Z47])" office:value-type="float" office:value="22.5438666666667" calcext:value-type="float">
            <text:p>22,54</text:p>
          </table:table-cell>
          <table:table-cell table:style-name="ce10" table:formula="of:=AVERAGE([.AA36:.AA47])" office:value-type="float" office:value="1.22358254166667" calcext:value-type="float">
            <text:p>1,22</text:p>
          </table:table-cell>
          <table:table-cell table:style-name="ce10" table:formula="of:=AVERAGE([.AB36:.AB47])" office:value-type="float" office:value="0.124959808333333" calcext:value-type="float">
            <text:p>0,12</text:p>
          </table:table-cell>
          <table:table-cell table:style-name="ce10" table:formula="of:=AVERAGE([.AC36:.AC47])" office:value-type="float" office:value="5.514639875" calcext:value-type="float">
            <text:p>5,51</text:p>
          </table:table-cell>
          <table:table-cell table:style-name="ce10" table:formula="of:=AVERAGE([.AD36:.AD47])" office:value-type="float" office:value="5.50506834166667" calcext:value-type="float">
            <text:p>5,51</text:p>
          </table:table-cell>
          <table:table-cell table:style-name="ce10" table:formula="of:=AVERAGE([.AE36:.AE47])" office:value-type="float" office:value="575.445047093187" calcext:value-type="float">
            <text:p>575,45</text:p>
          </table:table-cell>
        </table:table-row>
        <table:table-row table:style-name="ro1" table:number-rows-repeated="1048527">
          <table:table-cell table:number-columns-repeated="31"/>
        </table:table-row>
        <table:table-row table:style-name="ro1">
          <table:table-cell table:number-columns-repeated="31"/>
        </table:table-row>
      </table:table>
      <table:table table:name="veces10_SinFiltro" table:style-name="ta1"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8" table:default-cell-style-name="Default"/>
        <table:table-column table:style-name="co8" table:default-cell-style-name="ce9"/>
        <table:table-column table:style-name="co11" table:default-cell-style-name="ce9"/>
        <table:table-column table:style-name="co8" table:number-columns-repeated="3" table:default-cell-style-name="ce9"/>
        <table:table-column table:style-name="co10" table:default-cell-style-name="ce9"/>
        <table:table-column table:style-name="co11" table:default-cell-style-name="ce46"/>
        <table:table-column table:style-name="co17" table:number-columns-repeated="2" table:default-cell-style-name="ce46"/>
        <table:table-column table:style-name="co3" table:number-columns-repeated="3" table:default-cell-style-name="Default"/>
        <table:table-column table:style-name="co1" table:number-columns-repeated="11" table:default-cell-style-name="Default"/>
        <table:table-column table:style-name="co1" table:default-cell-style-name="ce9"/>
        <table:table-row table:style-name="ro1">
          <table:table-cell table:style-name="ce7" table:number-columns-repeated="5"/>
          <table:table-cell table:style-name="ce8" office:value-type="string" calcext:value-type="string">
            <text:p>Ejemplos</text:p>
          </table:table-cell>
          <table:table-cell table:style-name="ce8" office:value-type="string" calcext:value-type="string">
            <text:p>Patrones</text:p>
          </table:table-cell>
          <table:table-cell table:style-name="ce8" office:value-type="string" calcext:value-type="string">
            <text:p>Train</text:p>
          </table:table-cell>
          <table:table-cell table:style-name="ce8" office:value-type="string" calcext:value-type="string">
            <text:p>Error</text:p>
          </table:table-cell>
          <table:table-cell table:style-name="ce8" office:value-type="string" calcext:value-type="string">
            <text:p>Test</text:p>
          </table:table-cell>
          <table:table-cell table:style-name="ce8" office:value-type="string" calcext:value-type="string">
            <text:p>TestNC</text:p>
          </table:table-cell>
          <table:table-cell table:style-name="ce8" office:value-type="string" calcext:value-type="string">
            <text:p>Error</text:p>
          </table:table-cell>
          <table:table-cell table:style-name="ce8" office:value-type="string" calcext:value-type="string">
            <text:p>%NC</text:p>
          </table:table-cell>
          <table:table-cell table:style-name="ce11" office:value-type="string" calcext:value-type="string">
            <text:p>T_Train</text:p>
          </table:table-cell>
          <table:table-cell table:style-name="ce11" office:value-type="string" calcext:value-type="string">
            <text:p>T_Test</text:p>
          </table:table-cell>
          <table:table-cell table:style-name="ce11" office:value-type="string" calcext:value-type="string">
            <text:p>T_CPU_Test</text:p>
          </table:table-cell>
          <table:table-cell table:style-name="ce7" table:number-columns-repeated="3"/>
          <table:table-cell table:style-name="ce8" office:value-type="string" calcext:value-type="string">
            <text:p>Infer/Exampl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balone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lobal</text:p>
          </table:table-cell>
          <table:table-cell office:value-type="float" office:value="4174" calcext:value-type="float">
            <text:p>4174</text:p>
          </table:table-cell>
          <table:table-cell office:value-type="float" office:value="1463.8" calcext:value-type="float">
            <text:p>1463,8</text:p>
          </table:table-cell>
          <table:table-cell office:value-type="float" office:value="28.04" calcext:value-type="float">
            <text:p>28,04</text:p>
          </table:table-cell>
          <table:table-cell office:value-type="float" office:value="71.96" calcext:value-type="float">
            <text:p>71,96</text:p>
          </table:table-cell>
          <table:table-cell office:value-type="float" office:value="15.6684" calcext:value-type="float">
            <text:p>15,67</text:p>
          </table:table-cell>
          <table:table-cell office:value-type="float" office:value="15.6722" calcext:value-type="float">
            <text:p>15,67</text:p>
          </table:table-cell>
          <table:table-cell office:value-type="float" office:value="84.3278" calcext:value-type="float">
            <text:p>84,33</text:p>
          </table:table-cell>
          <table:table-cell office:value-type="float" office:value="0.0239578" calcext:value-type="float">
            <text:p>0,02</text:p>
          </table:table-cell>
          <table:table-cell office:value-type="float" office:value="0.0395579" calcext:value-type="float">
            <text:p>0,03956</text:p>
          </table:table-cell>
          <table:table-cell office:value-type="float" office:value="0.0139118" calcext:value-type="float">
            <text:p>0,01391</text:p>
          </table:table-cell>
          <table:table-cell office:value-type="float" office:value="0.0116443" calcext:value-type="float">
            <text:p>0,0116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anana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lobal</text:p>
          </table:table-cell>
          <table:table-cell office:value-type="float" office:value="5300" calcext:value-type="float">
            <text:p>5300</text:p>
          </table:table-cell>
          <table:table-cell office:value-type="float" office:value="23.9" calcext:value-type="float">
            <text:p>23,9</text:p>
          </table:table-cell>
          <table:table-cell office:value-type="float" office:value="56.364" calcext:value-type="float">
            <text:p>56,36</text:p>
          </table:table-cell>
          <table:table-cell office:value-type="float" office:value="43.636" calcext:value-type="float">
            <text:p>43,64</text:p>
          </table:table-cell>
          <table:table-cell table:number-columns-repeated="2" office:value-type="float" office:value="80.1509" calcext:value-type="float">
            <text:p>80,15</text:p>
          </table:table-cell>
          <table:table-cell office:value-type="float" office:value="19.8491" calcext:value-type="float">
            <text:p>19,85</text:p>
          </table:table-cell>
          <table:table-cell office:value-type="float" office:value="0" calcext:value-type="float">
            <text:p>0,00</text:p>
          </table:table-cell>
          <table:table-cell office:value-type="float" office:value="0.0188017" calcext:value-type="float">
            <text:p>0,01880</text:p>
          </table:table-cell>
          <table:table-cell office:value-type="float" office:value="0.0038358" calcext:value-type="float">
            <text:p>0,00384</text:p>
          </table:table-cell>
          <table:table-cell office:value-type="float" office:value="0.0009487" calcext:value-type="float">
            <text:p>0,0009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upa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lobal</text:p>
          </table:table-cell>
          <table:table-cell office:value-type="float" office:value="345" calcext:value-type="float">
            <text:p>345</text:p>
          </table:table-cell>
          <table:table-cell office:value-type="float" office:value="622.1" calcext:value-type="float">
            <text:p>622,1</text:p>
          </table:table-cell>
          <table:table-cell office:value-type="float" office:value="67.5395" calcext:value-type="float">
            <text:p>67,54</text:p>
          </table:table-cell>
          <table:table-cell office:value-type="float" office:value="32.4605" calcext:value-type="float">
            <text:p>32,46</text:p>
          </table:table-cell>
          <table:table-cell office:value-type="float" office:value="61.7391" calcext:value-type="float">
            <text:p>61,74</text:p>
          </table:table-cell>
          <table:table-cell office:value-type="float" office:value="62.4633" calcext:value-type="float">
            <text:p>62,46</text:p>
          </table:table-cell>
          <table:table-cell office:value-type="float" office:value="37.5367" calcext:value-type="float">
            <text:p>37,54</text:p>
          </table:table-cell>
          <table:table-cell office:value-type="float" office:value="1.15942" calcext:value-type="float">
            <text:p>1,16</text:p>
          </table:table-cell>
          <table:table-cell office:value-type="float" office:value="0.0026791" calcext:value-type="float">
            <text:p>0,00268</text:p>
          </table:table-cell>
          <table:table-cell office:value-type="float" office:value="0.0004225" calcext:value-type="float">
            <text:p>0,00042</text:p>
          </table:table-cell>
          <table:table-cell office:value-type="float" office:value="0.0002247" calcext:value-type="float">
            <text:p>0,0002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eart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Global</text:p>
          </table:table-cell>
          <table:table-cell office:value-type="float" office:value="270" calcext:value-type="float">
            <text:p>270</text:p>
          </table:table-cell>
          <table:table-cell office:value-type="float" office:value="2240.8" calcext:value-type="float">
            <text:p>2240,8</text:p>
          </table:table-cell>
          <table:table-cell office:value-type="float" office:value="99.4915" calcext:value-type="float">
            <text:p>99,49</text:p>
          </table:table-cell>
          <table:table-cell office:value-type="float" office:value="0.50846" calcext:value-type="float">
            <text:p>0,51</text:p>
          </table:table-cell>
          <table:table-cell office:value-type="float" office:value="35.5556" calcext:value-type="float">
            <text:p>35,56</text:p>
          </table:table-cell>
          <table:table-cell office:value-type="float" office:value="91.4286" calcext:value-type="float">
            <text:p>91,43</text:p>
          </table:table-cell>
          <table:table-cell office:value-type="float" office:value="8.57143" calcext:value-type="float">
            <text:p>8,57</text:p>
          </table:table-cell>
          <table:table-cell office:value-type="float" office:value="61.1111" calcext:value-type="float">
            <text:p>61,11</text:p>
          </table:table-cell>
          <table:table-cell office:value-type="float" office:value="0.0047399" calcext:value-type="float">
            <text:p>0,00474</text:p>
          </table:table-cell>
          <table:table-cell office:value-type="float" office:value="0.0004664" calcext:value-type="float">
            <text:p>0,00047</text:p>
          </table:table-cell>
          <table:table-cell office:value-type="float" office:value="0.0003104" calcext:value-type="float">
            <text:p>0,0003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ris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lobal</text:p>
          </table:table-cell>
          <table:table-cell office:value-type="float" office:value="150" calcext:value-type="float">
            <text:p>150</text:p>
          </table:table-cell>
          <table:table-cell office:value-type="float" office:value="159.8" calcext:value-type="float">
            <text:p>159,8</text:p>
          </table:table-cell>
          <table:table-cell office:value-type="float" office:value="88.5305" calcext:value-type="float">
            <text:p>88,53</text:p>
          </table:table-cell>
          <table:table-cell office:value-type="float" office:value="11.4695" calcext:value-type="float">
            <text:p>11,47</text:p>
          </table:table-cell>
          <table:table-cell table:number-columns-repeated="2" office:value-type="float" office:value="95.3333" calcext:value-type="float">
            <text:p>95,33</text:p>
          </table:table-cell>
          <table:table-cell office:value-type="float" office:value="4.66667" calcext:value-type="float">
            <text:p>4,67</text:p>
          </table:table-cell>
          <table:table-cell office:value-type="float" office:value="0" calcext:value-type="float">
            <text:p>0,00</text:p>
          </table:table-cell>
          <table:table-cell office:value-type="float" office:value="0.0014676" calcext:value-type="float">
            <text:p>0,00147</text:p>
          </table:table-cell>
          <table:table-cell office:value-type="float" office:value="0.0001833" calcext:value-type="float">
            <text:p>0,00018</text:p>
          </table:table-cell>
          <table:table-cell office:value-type="float" office:value="0.0000709" calcext:value-type="float">
            <text:p>0,0000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ed7digit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lobal</text:p>
          </table:table-cell>
          <table:table-cell office:value-type="float" office:value="500" calcext:value-type="float">
            <text:p>500</text:p>
          </table:table-cell>
          <table:table-cell office:value-type="float" office:value="81.9" calcext:value-type="float">
            <text:p>81,9</text:p>
          </table:table-cell>
          <table:table-cell office:value-type="float" office:value="79.8444" calcext:value-type="float">
            <text:p>79,84</text:p>
          </table:table-cell>
          <table:table-cell office:value-type="float" office:value="20.1556" calcext:value-type="float">
            <text:p>20,16</text:p>
          </table:table-cell>
          <table:table-cell office:value-type="float" office:value="63" calcext:value-type="float">
            <text:p>63,00</text:p>
          </table:table-cell>
          <table:table-cell office:value-type="float" office:value="76.087" calcext:value-type="float">
            <text:p>76,09</text:p>
          </table:table-cell>
          <table:table-cell office:value-type="float" office:value="23.913" calcext:value-type="float">
            <text:p>23,91</text:p>
          </table:table-cell>
          <table:table-cell office:value-type="float" office:value="17.2" calcext:value-type="float">
            <text:p>17,20</text:p>
          </table:table-cell>
          <table:table-cell office:value-type="float" office:value="0.0025121" calcext:value-type="float">
            <text:p>0,00251</text:p>
          </table:table-cell>
          <table:table-cell office:value-type="float" office:value="0.0004688" calcext:value-type="float">
            <text:p>0,00047</text:p>
          </table:table-cell>
          <table:table-cell office:value-type="float" office:value="0.0001867" calcext:value-type="float">
            <text:p>0,0001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ammographic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obal</text:p>
          </table:table-cell>
          <table:table-cell office:value-type="float" office:value="830" calcext:value-type="float">
            <text:p>830</text:p>
          </table:table-cell>
          <table:table-cell office:value-type="float" office:value="236.9" calcext:value-type="float">
            <text:p>236,9</text:p>
          </table:table-cell>
          <table:table-cell office:value-type="float" office:value="86.6408" calcext:value-type="float">
            <text:p>86,64</text:p>
          </table:table-cell>
          <table:table-cell office:value-type="float" office:value="13.3592" calcext:value-type="float">
            <text:p>13,36</text:p>
          </table:table-cell>
          <table:table-cell office:value-type="float" office:value="77.3494" calcext:value-type="float">
            <text:p>77,35</text:p>
          </table:table-cell>
          <table:table-cell office:value-type="float" office:value="81.7834" calcext:value-type="float">
            <text:p>81,78</text:p>
          </table:table-cell>
          <table:table-cell office:value-type="float" office:value="18.2166" calcext:value-type="float">
            <text:p>18,22</text:p>
          </table:table-cell>
          <table:table-cell office:value-type="float" office:value="5.42169" calcext:value-type="float">
            <text:p>5,42</text:p>
          </table:table-cell>
          <table:table-cell office:value-type="float" office:value="0.0037246" calcext:value-type="float">
            <text:p>0,00372</text:p>
          </table:table-cell>
          <table:table-cell office:value-type="float" office:value="0.0006994" calcext:value-type="float">
            <text:p>0,00070</text:p>
          </table:table-cell>
          <table:table-cell office:value-type="float" office:value="0.0002455" calcext:value-type="float">
            <text:p>0,0002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newthyroid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Global</text:p>
          </table:table-cell>
          <table:table-cell office:value-type="float" office:value="215" calcext:value-type="float">
            <text:p>215</text:p>
          </table:table-cell>
          <table:table-cell office:value-type="float" office:value="270" calcext:value-type="float">
            <text:p>270</text:p>
          </table:table-cell>
          <table:table-cell office:value-type="float" office:value="90.7511" calcext:value-type="float">
            <text:p>90,75</text:p>
          </table:table-cell>
          <table:table-cell office:value-type="float" office:value="9.24888" calcext:value-type="float">
            <text:p>9,25</text:p>
          </table:table-cell>
          <table:table-cell office:value-type="float" office:value="93.4884" calcext:value-type="float">
            <text:p>93,49</text:p>
          </table:table-cell>
          <table:table-cell office:value-type="float" office:value="93.9252" calcext:value-type="float">
            <text:p>93,93</text:p>
          </table:table-cell>
          <table:table-cell office:value-type="float" office:value="6.07477" calcext:value-type="float">
            <text:p>6,07</text:p>
          </table:table-cell>
          <table:table-cell office:value-type="float" office:value="0.465116" calcext:value-type="float">
            <text:p>0,47</text:p>
          </table:table-cell>
          <table:table-cell office:value-type="float" office:value="0.0015014" calcext:value-type="float">
            <text:p>0,00150</text:p>
          </table:table-cell>
          <table:table-cell office:value-type="float" office:value="0.000192" calcext:value-type="float">
            <text:p>0,00019</text:p>
          </table:table-cell>
          <table:table-cell office:value-type="float" office:value="0.0000767" calcext:value-type="float">
            <text:p>0,0000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age-blocks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lobal</text:p>
          </table:table-cell>
          <table:table-cell office:value-type="float" office:value="5472" calcext:value-type="float">
            <text:p>5472</text:p>
          </table:table-cell>
          <table:table-cell office:value-type="float" office:value="1405.7" calcext:value-type="float">
            <text:p>1405,7</text:p>
          </table:table-cell>
          <table:table-cell office:value-type="float" office:value="93.1179" calcext:value-type="float">
            <text:p>93,12</text:p>
          </table:table-cell>
          <table:table-cell office:value-type="float" office:value="6.88211" calcext:value-type="float">
            <text:p>6,88</text:p>
          </table:table-cell>
          <table:table-cell office:value-type="float" office:value="94.4444" calcext:value-type="float">
            <text:p>94,44</text:p>
          </table:table-cell>
          <table:table-cell office:value-type="float" office:value="94.5481" calcext:value-type="float">
            <text:p>94,55</text:p>
          </table:table-cell>
          <table:table-cell office:value-type="float" office:value="5.45188" calcext:value-type="float">
            <text:p>5,45</text:p>
          </table:table-cell>
          <table:table-cell office:value-type="float" office:value="0.109649" calcext:value-type="float">
            <text:p>0,11</text:p>
          </table:table-cell>
          <table:table-cell office:value-type="float" office:value="0.0517673" calcext:value-type="float">
            <text:p>0,05177</text:p>
          </table:table-cell>
          <table:table-cell office:value-type="float" office:value="0.0068162" calcext:value-type="float">
            <text:p>0,00682</text:p>
          </table:table-cell>
          <table:table-cell office:value-type="float" office:value="0.003654" calcext:value-type="float">
            <text:p>0,0036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honeme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Global</text:p>
          </table:table-cell>
          <table:table-cell office:value-type="float" office:value="5404" calcext:value-type="float">
            <text:p>5404</text:p>
          </table:table-cell>
          <table:table-cell office:value-type="float" office:value="792.3" calcext:value-type="float">
            <text:p>792,3</text:p>
          </table:table-cell>
          <table:table-cell office:value-type="float" office:value="77.5179" calcext:value-type="float">
            <text:p>77,52</text:p>
          </table:table-cell>
          <table:table-cell office:value-type="float" office:value="22.4821" calcext:value-type="float">
            <text:p>22,48</text:p>
          </table:table-cell>
          <table:table-cell table:number-columns-repeated="2" office:value-type="float" office:value="79.5152" calcext:value-type="float">
            <text:p>79,52</text:p>
          </table:table-cell>
          <table:table-cell office:value-type="float" office:value="20.4848" calcext:value-type="float">
            <text:p>20,48</text:p>
          </table:table-cell>
          <table:table-cell office:value-type="float" office:value="0" calcext:value-type="float">
            <text:p>0,00</text:p>
          </table:table-cell>
          <table:table-cell office:value-type="float" office:value="0.0354379" calcext:value-type="float">
            <text:p>0,03544</text:p>
          </table:table-cell>
          <table:table-cell office:value-type="float" office:value="0.0050537" calcext:value-type="float">
            <text:p>0,00505</text:p>
          </table:table-cell>
          <table:table-cell office:value-type="float" office:value="0.0022653" calcext:value-type="float">
            <text:p>0,0022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ima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lobal</text:p>
          </table:table-cell>
          <table:table-cell office:value-type="float" office:value="768" calcext:value-type="float">
            <text:p>768</text:p>
          </table:table-cell>
          <table:table-cell office:value-type="float" office:value="2524.8" calcext:value-type="float">
            <text:p>2524,8</text:p>
          </table:table-cell>
          <table:table-cell office:value-type="float" office:value="82.7759" calcext:value-type="float">
            <text:p>82,78</text:p>
          </table:table-cell>
          <table:table-cell office:value-type="float" office:value="17.2241" calcext:value-type="float">
            <text:p>17,22</text:p>
          </table:table-cell>
          <table:table-cell office:value-type="float" office:value="69.5312" calcext:value-type="float">
            <text:p>69,53</text:p>
          </table:table-cell>
          <table:table-cell office:value-type="float" office:value="70.3557" calcext:value-type="float">
            <text:p>70,36</text:p>
          </table:table-cell>
          <table:table-cell office:value-type="float" office:value="29.6443" calcext:value-type="float">
            <text:p>29,64</text:p>
          </table:table-cell>
          <table:table-cell office:value-type="float" office:value="1.17188" calcext:value-type="float">
            <text:p>1,17</text:p>
          </table:table-cell>
          <table:table-cell office:value-type="float" office:value="0.0075852" calcext:value-type="float">
            <text:p>0,00759</text:p>
          </table:table-cell>
          <table:table-cell office:value-type="float" office:value="0.001004" calcext:value-type="float">
            <text:p>0,00100</text:p>
          </table:table-cell>
          <table:table-cell office:value-type="float" office:value="0.0005829" calcext:value-type="float">
            <text:p>0,0005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aheart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lobal</text:p>
          </table:table-cell>
          <table:table-cell office:value-type="float" office:value="462" calcext:value-type="float">
            <text:p>462</text:p>
          </table:table-cell>
          <table:table-cell office:value-type="float" office:value="2657.6" calcext:value-type="float">
            <text:p>2657,6</text:p>
          </table:table-cell>
          <table:table-cell office:value-type="float" office:value="89.2352" calcext:value-type="float">
            <text:p>89,24</text:p>
          </table:table-cell>
          <table:table-cell office:value-type="float" office:value="10.7648" calcext:value-type="float">
            <text:p>10,76</text:p>
          </table:table-cell>
          <table:table-cell office:value-type="float" office:value="61.6883" calcext:value-type="float">
            <text:p>61,69</text:p>
          </table:table-cell>
          <table:table-cell office:value-type="float" office:value="63.3333" calcext:value-type="float">
            <text:p>63,33</text:p>
          </table:table-cell>
          <table:table-cell office:value-type="float" office:value="36.6667" calcext:value-type="float">
            <text:p>36,67</text:p>
          </table:table-cell>
          <table:table-cell office:value-type="float" office:value="2.5974" calcext:value-type="float">
            <text:p>2,60</text:p>
          </table:table-cell>
          <table:table-cell office:value-type="float" office:value="0.0052821" calcext:value-type="float">
            <text:p>0,00528</text:p>
          </table:table-cell>
          <table:table-cell office:value-type="float" office:value="0.0006702" calcext:value-type="float">
            <text:p>0,00067</text:p>
          </table:table-cell>
          <table:table-cell office:value-type="float" office:value="0.0004291" calcext:value-type="float">
            <text:p>0,0004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huttle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lobal</text:p>
          </table:table-cell>
          <table:table-cell office:value-type="float" office:value="57999" calcext:value-type="float">
            <text:p>57999</text:p>
          </table:table-cell>
          <table:table-cell office:value-type="float" office:value="589.4" calcext:value-type="float">
            <text:p>589,4</text:p>
          </table:table-cell>
          <table:table-cell office:value-type="float" office:value="86.0004" calcext:value-type="float">
            <text:p>86,00</text:p>
          </table:table-cell>
          <table:table-cell office:value-type="float" office:value="13.9996" calcext:value-type="float">
            <text:p>14,00</text:p>
          </table:table-cell>
          <table:table-cell office:value-type="float" office:value="91.7723" calcext:value-type="float">
            <text:p>91,77</text:p>
          </table:table-cell>
          <table:table-cell office:value-type="float" office:value="91.7833" calcext:value-type="float">
            <text:p>91,78</text:p>
          </table:table-cell>
          <table:table-cell office:value-type="float" office:value="8.21665" calcext:value-type="float">
            <text:p>8,22</text:p>
          </table:table-cell>
          <table:table-cell office:value-type="float" office:value="0.0120692" calcext:value-type="float">
            <text:p>0,01</text:p>
          </table:table-cell>
          <table:table-cell office:value-type="float" office:value="0.508907" calcext:value-type="float">
            <text:p>0,50891</text:p>
          </table:table-cell>
          <table:table-cell office:value-type="float" office:value="0.0910223" calcext:value-type="float">
            <text:p>0,09102</text:p>
          </table:table-cell>
          <table:table-cell office:value-type="float" office:value="0.0594208" calcext:value-type="float">
            <text:p>0,0594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style-name="ce7" table:number-columns-repeated="5"/>
          <table:table-cell table:style-name="ce10" table:formula="of:=AVERAGE([.F2:.F14])" office:value-type="float" office:value="6299.15384615385" calcext:value-type="float">
            <text:p>6299,15</text:p>
          </table:table-cell>
          <table:table-cell table:style-name="ce10" table:formula="of:=AVERAGE([.G2:.G14])" office:value-type="float" office:value="1005.30769230769" calcext:value-type="float">
            <text:p>1005,31</text:p>
          </table:table-cell>
          <table:table-cell table:style-name="ce10" table:formula="of:=AVERAGE([.H2:.H14])" office:value-type="float" office:value="78.9114692307692" calcext:value-type="float">
            <text:p>78,91</text:p>
          </table:table-cell>
          <table:table-cell table:style-name="ce10" table:formula="of:=AVERAGE([.I2:.I14])" office:value-type="float" office:value="21.0885269230769" calcext:value-type="float">
            <text:p>21,09</text:p>
          </table:table-cell>
          <table:table-cell table:style-name="ce10" table:formula="of:=AVERAGE([.J2:.J14])" office:value-type="float" office:value="70.7105" calcext:value-type="float">
            <text:p>70,71</text:p>
          </table:table-cell>
          <table:table-cell table:style-name="ce10" table:formula="of:=AVERAGE([.K2:.K14])" office:value-type="float" office:value="76.6445769230769" calcext:value-type="float">
            <text:p>76,64</text:p>
          </table:table-cell>
          <table:table-cell table:style-name="ce10" table:formula="of:=AVERAGE([.L2:.L14])" office:value-type="float" office:value="23.3554153846154" calcext:value-type="float">
            <text:p>23,36</text:p>
          </table:table-cell>
          <table:table-cell table:style-name="ce10" table:formula="of:=AVERAGE([.M2:.M14])" office:value-type="float" office:value="6.86709861538462" calcext:value-type="float">
            <text:p>6,87</text:p>
          </table:table-cell>
          <table:table-cell table:style-name="ce12" table:formula="of:=AVERAGE([.N2:.N14])" office:value-type="float" office:value="0.0526126" calcext:value-type="float">
            <text:p>0,05261</text:p>
          </table:table-cell>
          <table:table-cell table:style-name="ce12" table:formula="of:=AVERAGE([.O2:.O14])" office:value-type="float" office:value="0.00959587692307692" calcext:value-type="float">
            <text:p>0,00960</text:p>
          </table:table-cell>
          <table:table-cell table:style-name="ce12" table:formula="of:=AVERAGE([.P2:.P14])" office:value-type="float" office:value="0.00615846153846154" calcext:value-type="float">
            <text:p>0,00616</text:p>
          </table:table-cell>
          <table:table-cell table:style-name="ce7" table:number-columns-repeated="3"/>
          <table:table-cell table:style-name="ce10" table:formula="of:=([.P15]/[.F15])*1000000" office:value-type="float" office:value="0.977664887835973" calcext:value-type="float">
            <text:p>0,9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dult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lobal</text:p>
          </table:table-cell>
          <table:table-cell office:value-type="float" office:value="45222" calcext:value-type="float">
            <text:p>45222</text:p>
          </table:table-cell>
          <table:table-cell office:value-type="float" office:value="154348" calcext:value-type="float">
            <text:p>154348</text:p>
          </table:table-cell>
          <table:table-cell office:value-type="float" office:value="88.7497" calcext:value-type="float">
            <text:p>88,75</text:p>
          </table:table-cell>
          <table:table-cell office:value-type="float" office:value="11.2503" calcext:value-type="float">
            <text:p>11,25</text:p>
          </table:table-cell>
          <table:table-cell office:value-type="float" office:value="66.9563" calcext:value-type="float">
            <text:p>66,96</text:p>
          </table:table-cell>
          <table:table-cell office:value-type="float" office:value="81.8064" calcext:value-type="float">
            <text:p>81,81</text:p>
          </table:table-cell>
          <table:table-cell office:value-type="float" office:value="18.1936" calcext:value-type="float">
            <text:p>18,19</text:p>
          </table:table-cell>
          <table:table-cell office:value-type="float" office:value="18.1527" calcext:value-type="float">
            <text:p>18,15</text:p>
          </table:table-cell>
          <table:table-cell office:value-type="float" office:value="1.07774" calcext:value-type="float">
            <text:p>1,07774</text:p>
          </table:table-cell>
          <table:table-cell office:value-type="float" office:value="0.0982688" calcext:value-type="float">
            <text:p>0,09827</text:p>
          </table:table-cell>
          <table:table-cell office:value-type="float" office:value="0.0668702" calcext:value-type="float">
            <text:p>0,0668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ustralian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lobal</text:p>
          </table:table-cell>
          <table:table-cell office:value-type="float" office:value="690" calcext:value-type="float">
            <text:p>690</text:p>
          </table:table-cell>
          <table:table-cell office:value-type="float" office:value="4412.8" calcext:value-type="float">
            <text:p>4412,8</text:p>
          </table:table-cell>
          <table:table-cell office:value-type="float" office:value="95.6658" calcext:value-type="float">
            <text:p>95,67</text:p>
          </table:table-cell>
          <table:table-cell office:value-type="float" office:value="4.33421" calcext:value-type="float">
            <text:p>4,33</text:p>
          </table:table-cell>
          <table:table-cell office:value-type="float" office:value="62.4638" calcext:value-type="float">
            <text:p>62,46</text:p>
          </table:table-cell>
          <table:table-cell office:value-type="float" office:value="82.2519" calcext:value-type="float">
            <text:p>82,25</text:p>
          </table:table-cell>
          <table:table-cell office:value-type="float" office:value="17.7481" calcext:value-type="float">
            <text:p>17,75</text:p>
          </table:table-cell>
          <table:table-cell office:value-type="float" office:value="24.058" calcext:value-type="float">
            <text:p>24,06</text:p>
          </table:table-cell>
          <table:table-cell office:value-type="float" office:value="0.0162376" calcext:value-type="float">
            <text:p>0,01624</text:p>
          </table:table-cell>
          <table:table-cell office:value-type="float" office:value="0.0015305" calcext:value-type="float">
            <text:p>0,00153</text:p>
          </table:table-cell>
          <table:table-cell office:value-type="float" office:value="0.001043" calcext:value-type="float">
            <text:p>0,0010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rx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lobal</text:p>
          </table:table-cell>
          <table:table-cell office:value-type="float" office:value="653" calcext:value-type="float">
            <text:p>653</text:p>
          </table:table-cell>
          <table:table-cell office:value-type="float" office:value="4780" calcext:value-type="float">
            <text:p>4780</text:p>
          </table:table-cell>
          <table:table-cell office:value-type="float" office:value="97.6061" calcext:value-type="float">
            <text:p>97,61</text:p>
          </table:table-cell>
          <table:table-cell office:value-type="float" office:value="2.39394" calcext:value-type="float">
            <text:p>2,39</text:p>
          </table:table-cell>
          <table:table-cell office:value-type="float" office:value="47.6263" calcext:value-type="float">
            <text:p>47,63</text:p>
          </table:table-cell>
          <table:table-cell office:value-type="float" office:value="86.1496" calcext:value-type="float">
            <text:p>86,15</text:p>
          </table:table-cell>
          <table:table-cell office:value-type="float" office:value="13.8504" calcext:value-type="float">
            <text:p>13,85</text:p>
          </table:table-cell>
          <table:table-cell office:value-type="float" office:value="44.7167" calcext:value-type="float">
            <text:p>44,72</text:p>
          </table:table-cell>
          <table:table-cell office:value-type="float" office:value="0.0124321" calcext:value-type="float">
            <text:p>0,01243</text:p>
          </table:table-cell>
          <table:table-cell office:value-type="float" office:value="0.0012962" calcext:value-type="float">
            <text:p>0,00130</text:p>
          </table:table-cell>
          <table:table-cell office:value-type="float" office:value="0.0008994" calcext:value-type="float">
            <text:p>0,0009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ensus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lobal</text:p>
          </table:table-cell>
          <table:table-cell office:value-type="float" office:value="142521" calcext:value-type="float">
            <text:p>142521</text:p>
          </table:table-cell>
          <table:table-cell office:value-type="float" office:value="658910" calcext:value-type="float">
            <text:p>658910</text:p>
          </table:table-cell>
          <table:table-cell office:value-type="float" office:value="98.7955" calcext:value-type="float">
            <text:p>98,80</text:p>
          </table:table-cell>
          <table:table-cell office:value-type="float" office:value="1.20447" calcext:value-type="float">
            <text:p>1,20</text:p>
          </table:table-cell>
          <table:table-cell office:value-type="float" office:value="49.1142" calcext:value-type="float">
            <text:p>49,11</text:p>
          </table:table-cell>
          <table:table-cell office:value-type="float" office:value="96.282" calcext:value-type="float">
            <text:p>96,28</text:p>
          </table:table-cell>
          <table:table-cell office:value-type="float" office:value="3.71797" calcext:value-type="float">
            <text:p>3,72</text:p>
          </table:table-cell>
          <table:table-cell office:value-type="float" office:value="48.9893" calcext:value-type="float">
            <text:p>48,99</text:p>
          </table:table-cell>
          <table:table-cell office:value-type="float" office:value="10.5692" calcext:value-type="float">
            <text:p>10,56920</text:p>
          </table:table-cell>
          <table:table-cell office:value-type="float" office:value="0.671328" calcext:value-type="float">
            <text:p>0,67133</text:p>
          </table:table-cell>
          <table:table-cell office:value-type="float" office:value="0.604325" calcext:value-type="float">
            <text:p>0,6043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oil200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lobal</text:p>
          </table:table-cell>
          <table:table-cell office:value-type="float" office:value="9822" calcext:value-type="float">
            <text:p>9822</text:p>
          </table:table-cell>
          <table:table-cell office:value-type="float" office:value="20919.3" calcext:value-type="float">
            <text:p>20919,3</text:p>
          </table:table-cell>
          <table:table-cell office:value-type="float" office:value="98.5095" calcext:value-type="float">
            <text:p>98,51</text:p>
          </table:table-cell>
          <table:table-cell office:value-type="float" office:value="1.49053" calcext:value-type="float">
            <text:p>1,49</text:p>
          </table:table-cell>
          <table:table-cell office:value-type="float" office:value="24.6284" calcext:value-type="float">
            <text:p>24,63</text:p>
          </table:table-cell>
          <table:table-cell office:value-type="float" office:value="91.7678" calcext:value-type="float">
            <text:p>91,77</text:p>
          </table:table-cell>
          <table:table-cell office:value-type="float" office:value="8.23217" calcext:value-type="float">
            <text:p>8,23</text:p>
          </table:table-cell>
          <table:table-cell office:value-type="float" office:value="73.1623" calcext:value-type="float">
            <text:p>73,16</text:p>
          </table:table-cell>
          <table:table-cell office:value-type="float" office:value="0.966161" calcext:value-type="float">
            <text:p>0,96616</text:p>
          </table:table-cell>
          <table:table-cell office:value-type="float" office:value="0.0862532" calcext:value-type="float">
            <text:p>0,08625</text:p>
          </table:table-cell>
          <table:table-cell office:value-type="float" office:value="0.0793104" calcext:value-type="float">
            <text:p>0,0793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ovtype_2_vs_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lobal</text:p>
          </table:table-cell>
          <table:table-cell office:value-type="float" office:value="495141" calcext:value-type="float">
            <text:p>495141</text:p>
          </table:table-cell>
          <table:table-cell office:value-type="float" office:value="148222" calcext:value-type="float">
            <text:p>148222</text:p>
          </table:table-cell>
          <table:table-cell office:value-type="float" office:value="82.3463" calcext:value-type="float">
            <text:p>82,35</text:p>
          </table:table-cell>
          <table:table-cell office:value-type="float" office:value="17.6537" calcext:value-type="float">
            <text:p>17,65</text:p>
          </table:table-cell>
          <table:table-cell office:value-type="float" office:value="85.4987" calcext:value-type="float">
            <text:p>85,50</text:p>
          </table:table-cell>
          <table:table-cell office:value-type="float" office:value="85.5011" calcext:value-type="float">
            <text:p>85,50</text:p>
          </table:table-cell>
          <table:table-cell office:value-type="float" office:value="14.4989" calcext:value-type="float">
            <text:p>14,50</text:p>
          </table:table-cell>
          <table:table-cell office:value-type="float" office:value="0.00282748" calcext:value-type="float">
            <text:p>0,00</text:p>
          </table:table-cell>
          <table:table-cell office:value-type="float" office:value="63.9821" calcext:value-type="float">
            <text:p>63,98210</text:p>
          </table:table-cell>
          <table:table-cell office:value-type="float" office:value="2.61764" calcext:value-type="float">
            <text:p>2,61764</text:p>
          </table:table-cell>
          <table:table-cell office:value-type="float" office:value="2.51528" calcext:value-type="float">
            <text:p>2,5152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ars_0_vs_4_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Global</text:p>
          </table:table-cell>
          <table:table-cell office:value-type="float" office:value="62123" calcext:value-type="float">
            <text:p>62123</text:p>
          </table:table-cell>
          <table:table-cell office:value-type="float" office:value="165219" calcext:value-type="float">
            <text:p>165219</text:p>
          </table:table-cell>
          <table:table-cell office:value-type="float" office:value="100" calcext:value-type="float">
            <text:p>100,00</text:p>
          </table:table-cell>
          <table:table-cell office:value-type="float" office:value="0" calcext:value-type="float">
            <text:p>0,00</text:p>
          </table:table-cell>
          <table:table-cell office:value-type="float" office:value="48.2704" calcext:value-type="float">
            <text:p>48,27</text:p>
          </table:table-cell>
          <table:table-cell office:value-type="float" office:value="100" calcext:value-type="float">
            <text:p>100,00</text:p>
          </table:table-cell>
          <table:table-cell office:value-type="float" office:value="0" calcext:value-type="float">
            <text:p>0,00</text:p>
          </table:table-cell>
          <table:table-cell office:value-type="float" office:value="51.7296" calcext:value-type="float">
            <text:p>51,73</text:p>
          </table:table-cell>
          <table:table-cell office:value-type="float" office:value="2.46016" calcext:value-type="float">
            <text:p>2,46016</text:p>
          </table:table-cell>
          <table:table-cell office:value-type="float" office:value="0.212797" calcext:value-type="float">
            <text:p>0,21280</text:p>
          </table:table-cell>
          <table:table-cell office:value-type="float" office:value="0.171909" calcext:value-type="float">
            <text:p>0,1719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german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lobal</text:p>
          </table:table-cell>
          <table:table-cell office:value-type="float" office:value="1000" calcext:value-type="float">
            <text:p>1000</text:p>
          </table:table-cell>
          <table:table-cell office:value-type="float" office:value="6829.4" calcext:value-type="float">
            <text:p>6829,4</text:p>
          </table:table-cell>
          <table:table-cell office:value-type="float" office:value="100" calcext:value-type="float">
            <text:p>100,00</text:p>
          </table:table-cell>
          <table:table-cell office:value-type="float" office:value="0" calcext:value-type="float">
            <text:p>0,00</text:p>
          </table:table-cell>
          <table:table-cell office:value-type="float" office:value="0.6" calcext:value-type="float">
            <text:p>0,60</text:p>
          </table:table-cell>
          <table:table-cell office:value-type="float" office:value="100" calcext:value-type="float">
            <text:p>100,00</text:p>
          </table:table-cell>
          <table:table-cell office:value-type="float" office:value="0" calcext:value-type="float">
            <text:p>0,00</text:p>
          </table:table-cell>
          <table:table-cell office:value-type="float" office:value="99.4" calcext:value-type="float">
            <text:p>99,40</text:p>
          </table:table-cell>
          <table:table-cell office:value-type="float" office:value="0.0274743" calcext:value-type="float">
            <text:p>0,02747</text:p>
          </table:table-cell>
          <table:table-cell office:value-type="float" office:value="0.0020093" calcext:value-type="float">
            <text:p>0,00201</text:p>
          </table:table-cell>
          <table:table-cell office:value-type="float" office:value="0.0014084" calcext:value-type="float">
            <text:p>0,0014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agic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lobal</text:p>
          </table:table-cell>
          <table:table-cell office:value-type="float" office:value="19020" calcext:value-type="float">
            <text:p>19020</text:p>
          </table:table-cell>
          <table:table-cell office:value-type="float" office:value="10778.7" calcext:value-type="float">
            <text:p>10778,7</text:p>
          </table:table-cell>
          <table:table-cell office:value-type="float" office:value="81.1098" calcext:value-type="float">
            <text:p>81,11</text:p>
          </table:table-cell>
          <table:table-cell office:value-type="float" office:value="18.8902" calcext:value-type="float">
            <text:p>18,89</text:p>
          </table:table-cell>
          <table:table-cell office:value-type="float" office:value="83.3807" calcext:value-type="float">
            <text:p>83,38</text:p>
          </table:table-cell>
          <table:table-cell office:value-type="float" office:value="83.4026" calcext:value-type="float">
            <text:p>83,40</text:p>
          </table:table-cell>
          <table:table-cell office:value-type="float" office:value="16.5974" calcext:value-type="float">
            <text:p>16,60</text:p>
          </table:table-cell>
          <table:table-cell office:value-type="float" office:value="0.0262881" calcext:value-type="float">
            <text:p>0,03</text:p>
          </table:table-cell>
          <table:table-cell office:value-type="float" office:value="0.195146" calcext:value-type="float">
            <text:p>0,19515</text:p>
          </table:table-cell>
          <table:table-cell office:value-type="float" office:value="0.0361382" calcext:value-type="float">
            <text:p>0,03614</text:p>
          </table:table-cell>
          <table:table-cell office:value-type="float" office:value="0.0259015" calcext:value-type="float">
            <text:p>0,0259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hyroid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lobal</text:p>
          </table:table-cell>
          <table:table-cell office:value-type="float" office:value="7200" calcext:value-type="float">
            <text:p>7200</text:p>
          </table:table-cell>
          <table:table-cell office:value-type="float" office:value="5544.8" calcext:value-type="float">
            <text:p>5544,8</text:p>
          </table:table-cell>
          <table:table-cell office:value-type="float" office:value="93.5241" calcext:value-type="float">
            <text:p>93,52</text:p>
          </table:table-cell>
          <table:table-cell office:value-type="float" office:value="6.47593" calcext:value-type="float">
            <text:p>6,48</text:p>
          </table:table-cell>
          <table:table-cell office:value-type="float" office:value="92.25" calcext:value-type="float">
            <text:p>92,25</text:p>
          </table:table-cell>
          <table:table-cell office:value-type="float" office:value="93.3915" calcext:value-type="float">
            <text:p>93,39</text:p>
          </table:table-cell>
          <table:table-cell office:value-type="float" office:value="6.60855" calcext:value-type="float">
            <text:p>6,61</text:p>
          </table:table-cell>
          <table:table-cell office:value-type="float" office:value="1.22222" calcext:value-type="float">
            <text:p>1,22</text:p>
          </table:table-cell>
          <table:table-cell office:value-type="float" office:value="0.107856" calcext:value-type="float">
            <text:p>0,10786</text:p>
          </table:table-cell>
          <table:table-cell office:value-type="float" office:value="0.0130149" calcext:value-type="float">
            <text:p>0,01301</text:p>
          </table:table-cell>
          <table:table-cell office:value-type="float" office:value="0.0089515" calcext:value-type="float">
            <text:p>0,0089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style-name="ce7" table:number-columns-repeated="5"/>
          <table:table-cell table:style-name="ce10" table:formula="of:=AVERAGE([.F16:.F25])" office:value-type="float" office:value="78339.2" calcext:value-type="float">
            <text:p>78339,20</text:p>
          </table:table-cell>
          <table:table-cell table:style-name="ce10" table:formula="of:=AVERAGE([.G16:.G25])" office:value-type="float" office:value="117996.4" calcext:value-type="float">
            <text:p>117996,40</text:p>
          </table:table-cell>
          <table:table-cell table:style-name="ce10" table:formula="of:=AVERAGE([.H16:.H25])" office:value-type="float" office:value="93.63068" calcext:value-type="float">
            <text:p>93,63</text:p>
          </table:table-cell>
          <table:table-cell table:style-name="ce10" table:formula="of:=AVERAGE([.I16:.I25])" office:value-type="float" office:value="6.369328" calcext:value-type="float">
            <text:p>6,37</text:p>
          </table:table-cell>
          <table:table-cell table:style-name="ce10" table:formula="of:=AVERAGE([.J16:.J25])" office:value-type="float" office:value="56.07888" calcext:value-type="float">
            <text:p>56,08</text:p>
          </table:table-cell>
          <table:table-cell table:style-name="ce10" table:formula="of:=AVERAGE([.K16:.K25])" office:value-type="float" office:value="90.05529" calcext:value-type="float">
            <text:p>90,06</text:p>
          </table:table-cell>
          <table:table-cell table:style-name="ce10" table:formula="of:=AVERAGE([.L16:.L25])" office:value-type="float" office:value="9.944709" calcext:value-type="float">
            <text:p>9,94</text:p>
          </table:table-cell>
          <table:table-cell table:style-name="ce10" table:formula="of:=AVERAGE([.M16:.M25])" office:value-type="float" office:value="36.145993558" calcext:value-type="float">
            <text:p>36,15</text:p>
          </table:table-cell>
          <table:table-cell table:style-name="ce12" table:formula="of:=AVERAGE([.N16:.N25])" office:value-type="float" office:value="7.9414507" calcext:value-type="float">
            <text:p>7,94145</text:p>
          </table:table-cell>
          <table:table-cell table:style-name="ce12" table:formula="of:=AVERAGE([.O16:.O25])" office:value-type="float" office:value="0.37402761" calcext:value-type="float">
            <text:p>0,37403</text:p>
          </table:table-cell>
          <table:table-cell table:style-name="ce12" table:formula="of:=AVERAGE([.P16:.P25])" office:value-type="float" office:value="0.34758984" calcext:value-type="float">
            <text:p>0,34759</text:p>
          </table:table-cell>
          <table:table-cell table:style-name="ce7" table:formula="of:=AVERAGE([.Q16:.Q25])" office:value-type="float" office:value="0" calcext:value-type="float">
            <text:p>0</text:p>
          </table:table-cell>
          <table:table-cell table:style-name="ce7" table:formula="of:=AVERAGE([.R16:.R25])" office:value-type="float" office:value="0" calcext:value-type="float">
            <text:p>0</text:p>
          </table:table-cell>
          <table:table-cell table:style-name="ce7" table:formula="of:=AVERAGE([.S16:.S25])" office:value-type="float" office:value="0" calcext:value-type="float">
            <text:p>0</text:p>
          </table:table-cell>
          <table:table-cell table:style-name="ce10" table:formula="of:=([.P26]/[.F26])*1000000" office:value-type="float" office:value="4.4369848045423" calcext:value-type="float">
            <text:p>4,4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utomobile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Global</text:p>
          </table:table-cell>
          <table:table-cell office:value-type="float" office:value="159" calcext:value-type="float">
            <text:p>159</text:p>
          </table:table-cell>
          <table:table-cell office:value-type="float" office:value="1218.7" calcext:value-type="float">
            <text:p>1218,7</text:p>
          </table:table-cell>
          <table:table-cell office:value-type="float" office:value="100" calcext:value-type="float">
            <text:p>100,00</text:p>
          </table:table-cell>
          <table:table-cell office:value-type="float" office:value="0" calcext:value-type="float">
            <text:p>0,00</text:p>
          </table:table-cell>
          <table:table-cell office:value-type="float" office:value="40.2516" calcext:value-type="float">
            <text:p>40,25</text:p>
          </table:table-cell>
          <table:table-cell office:value-type="float" office:value="96.9697" calcext:value-type="float">
            <text:p>96,97</text:p>
          </table:table-cell>
          <table:table-cell office:value-type="float" office:value="3.0303" calcext:value-type="float">
            <text:p>3,03</text:p>
          </table:table-cell>
          <table:table-cell office:value-type="float" office:value="58.4906" calcext:value-type="float">
            <text:p>58,49</text:p>
          </table:table-cell>
          <table:table-cell office:value-type="float" office:value="0.0043909" calcext:value-type="float">
            <text:p>0,00439</text:p>
          </table:table-cell>
          <table:table-cell office:value-type="float" office:value="0.004669" calcext:value-type="float">
            <text:p>0,00467</text:p>
          </table:table-cell>
          <table:table-cell office:value-type="float" office:value="0.004568" calcext:value-type="float">
            <text:p>0,00457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1218.7" calcext:value-type="float">
            <text:p>1218,7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41.5094" calcext:value-type="float">
            <text:p>41,5094</text:p>
          </table:table-cell>
          <table:table-cell office:value-type="float" office:value="90.411" calcext:value-type="float">
            <text:p>90,411</text:p>
          </table:table-cell>
          <table:table-cell office:value-type="float" office:value="9.58904" calcext:value-type="float">
            <text:p>9,58904</text:p>
          </table:table-cell>
          <table:table-cell office:value-type="float" office:value="54.0881" calcext:value-type="float">
            <text:p>54,0881</text:p>
          </table:table-cell>
          <table:table-cell office:value-type="float" office:value="0.0060718" calcext:value-type="float">
            <text:p>0,0060718</text:p>
          </table:table-cell>
          <table:table-cell office:value-type="float" office:value="0.0042287" calcext:value-type="float">
            <text:p>0,0042287</text:p>
          </table:table-cell>
          <table:table-cell office:value-type="float" office:value="0.0041032" calcext:value-type="float">
            <text:p>0,0041032</text:p>
          </table:table-cell>
          <table:table-cell table:formula="of:=1000000*[.AD27]/[.F27]" office:value-type="float" office:value="25.8062893081761" calcext:value-type="float">
            <text:p>25,81</text:p>
          </table:table-cell>
        </table:table-row>
        <table:table-row table:style-name="ro1">
          <table:table-cell office:value-type="string" calcext:value-type="string">
            <text:p>bands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Global</text:p>
          </table:table-cell>
          <table:table-cell office:value-type="float" office:value="365" calcext:value-type="float">
            <text:p>365</text:p>
          </table:table-cell>
          <table:table-cell office:value-type="float" office:value="3254.2" calcext:value-type="float">
            <text:p>3254,2</text:p>
          </table:table-cell>
          <table:table-cell office:value-type="float" office:value="99.9452" calcext:value-type="float">
            <text:p>99,95</text:p>
          </table:table-cell>
          <table:table-cell office:value-type="float" office:value="0.0547945" calcext:value-type="float">
            <text:p>0,05</text:p>
          </table:table-cell>
          <table:table-cell office:value-type="float" office:value="27.3973" calcext:value-type="float">
            <text:p>27,40</text:p>
          </table:table-cell>
          <table:table-cell office:value-type="float" office:value="71.4286" calcext:value-type="float">
            <text:p>71,43</text:p>
          </table:table-cell>
          <table:table-cell office:value-type="float" office:value="28.5714" calcext:value-type="float">
            <text:p>28,57</text:p>
          </table:table-cell>
          <table:table-cell office:value-type="float" office:value="61.6438" calcext:value-type="float">
            <text:p>61,64</text:p>
          </table:table-cell>
          <table:table-cell office:value-type="float" office:value="0.0076342" calcext:value-type="float">
            <text:p>0,00763</text:p>
          </table:table-cell>
          <table:table-cell office:value-type="float" office:value="0.0108392" calcext:value-type="float">
            <text:p>0,01084</text:p>
          </table:table-cell>
          <table:table-cell office:value-type="float" office:value="0.010609" calcext:value-type="float">
            <text:p>0,0106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3254.2" calcext:value-type="float">
            <text:p>3254,2</text:p>
          </table:table-cell>
          <table:table-cell office:value-type="float" office:value="99.9452" calcext:value-type="float">
            <text:p>99,9452</text:p>
          </table:table-cell>
          <table:table-cell office:value-type="float" office:value="0.0547945" calcext:value-type="float">
            <text:p>0,0547945</text:p>
          </table:table-cell>
          <table:table-cell office:value-type="float" office:value="42.1918" calcext:value-type="float">
            <text:p>42,1918</text:p>
          </table:table-cell>
          <table:table-cell office:value-type="float" office:value="63.6364" calcext:value-type="float">
            <text:p>63,6364</text:p>
          </table:table-cell>
          <table:table-cell office:value-type="float" office:value="36.3636" calcext:value-type="float">
            <text:p>36,3636</text:p>
          </table:table-cell>
          <table:table-cell office:value-type="float" office:value="33.6986" calcext:value-type="float">
            <text:p>33,6986</text:p>
          </table:table-cell>
          <table:table-cell office:value-type="float" office:value="0.0075908" calcext:value-type="float">
            <text:p>0,0075908</text:p>
          </table:table-cell>
          <table:table-cell office:value-type="float" office:value="0.021906" calcext:value-type="float">
            <text:p>0,021906</text:p>
          </table:table-cell>
          <table:table-cell office:value-type="float" office:value="0.0216617" calcext:value-type="float">
            <text:p>0,0216617</text:p>
          </table:table-cell>
          <table:table-cell table:formula="of:=1000000*[.AD28]/[.F28]" office:value-type="float" office:value="59.3471232876712" calcext:value-type="float">
            <text:p>59,35</text:p>
          </table:table-cell>
        </table:table-row>
        <table:table-row table:style-name="ro1">
          <table:table-cell office:value-type="string" calcext:value-type="string">
            <text:p>cleveland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Global</text:p>
          </table:table-cell>
          <table:table-cell office:value-type="float" office:value="297" calcext:value-type="float">
            <text:p>297</text:p>
          </table:table-cell>
          <table:table-cell office:value-type="float" office:value="2461" calcext:value-type="float">
            <text:p>2461</text:p>
          </table:table-cell>
          <table:table-cell office:value-type="float" office:value="98.0279" calcext:value-type="float">
            <text:p>98,03</text:p>
          </table:table-cell>
          <table:table-cell office:value-type="float" office:value="1.97205" calcext:value-type="float">
            <text:p>1,97</text:p>
          </table:table-cell>
          <table:table-cell office:value-type="float" office:value="28.2828" calcext:value-type="float">
            <text:p>28,28</text:p>
          </table:table-cell>
          <table:table-cell office:value-type="float" office:value="68.2927" calcext:value-type="float">
            <text:p>68,29</text:p>
          </table:table-cell>
          <table:table-cell office:value-type="float" office:value="31.7073" calcext:value-type="float">
            <text:p>31,71</text:p>
          </table:table-cell>
          <table:table-cell office:value-type="float" office:value="58.5859" calcext:value-type="float">
            <text:p>58,59</text:p>
          </table:table-cell>
          <table:table-cell office:value-type="float" office:value="0.0057061" calcext:value-type="float">
            <text:p>0,00571</text:p>
          </table:table-cell>
          <table:table-cell office:value-type="float" office:value="0.0006815" calcext:value-type="float">
            <text:p>0,00068</text:p>
          </table:table-cell>
          <table:table-cell office:value-type="float" office:value="0.0005099" calcext:value-type="float">
            <text:p>0,0005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2461" calcext:value-type="float">
            <text:p>2461</text:p>
          </table:table-cell>
          <table:table-cell office:value-type="float" office:value="98.0279" calcext:value-type="float">
            <text:p>98,0279</text:p>
          </table:table-cell>
          <table:table-cell office:value-type="float" office:value="1.97205" calcext:value-type="float">
            <text:p>1,97205</text:p>
          </table:table-cell>
          <table:table-cell office:value-type="float" office:value="28.2828" calcext:value-type="float">
            <text:p>28,2828</text:p>
          </table:table-cell>
          <table:table-cell office:value-type="float" office:value="68.2927" calcext:value-type="float">
            <text:p>68,2927</text:p>
          </table:table-cell>
          <table:table-cell office:value-type="float" office:value="31.7073" calcext:value-type="float">
            <text:p>31,7073</text:p>
          </table:table-cell>
          <table:table-cell office:value-type="float" office:value="58.5859" calcext:value-type="float">
            <text:p>58,5859</text:p>
          </table:table-cell>
          <table:table-cell office:value-type="float" office:value="0.0055933" calcext:value-type="float">
            <text:p>0,0055933</text:p>
          </table:table-cell>
          <table:table-cell office:value-type="float" office:value="0.0116404" calcext:value-type="float">
            <text:p>0,0116404</text:p>
          </table:table-cell>
          <table:table-cell office:value-type="float" office:value="0.0114514" calcext:value-type="float">
            <text:p>0,0114514</text:p>
          </table:table-cell>
          <table:table-cell table:formula="of:=1000000*[.AD29]/[.F29]" office:value-type="float" office:value="38.5569023569024" calcext:value-type="float">
            <text:p>38,56</text:p>
          </table:table-cell>
        </table:table-row>
        <table:table-row table:style-name="ro1">
          <table:table-cell office:value-type="string" calcext:value-type="string">
            <text:p>ionosphere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Global</text:p>
          </table:table-cell>
          <table:table-cell office:value-type="float" office:value="351" calcext:value-type="float">
            <text:p>351</text:p>
          </table:table-cell>
          <table:table-cell office:value-type="float" office:value="2413.7" calcext:value-type="float">
            <text:p>2413,7</text:p>
          </table:table-cell>
          <table:table-cell office:value-type="float" office:value="100" calcext:value-type="float">
            <text:p>100,00</text:p>
          </table:table-cell>
          <table:table-cell office:value-type="float" office:value="0" calcext:value-type="float">
            <text:p>0,00</text:p>
          </table:table-cell>
          <table:table-cell office:value-type="float" office:value="37.6068" calcext:value-type="float">
            <text:p>37,61</text:p>
          </table:table-cell>
          <table:table-cell office:value-type="float" office:value="98.5075" calcext:value-type="float">
            <text:p>98,51</text:p>
          </table:table-cell>
          <table:table-cell office:value-type="float" office:value="1.49254" calcext:value-type="float">
            <text:p>1,49</text:p>
          </table:table-cell>
          <table:table-cell office:value-type="float" office:value="61.8234" calcext:value-type="float">
            <text:p>61,82</text:p>
          </table:table-cell>
          <table:table-cell office:value-type="float" office:value="0.0116196" calcext:value-type="float">
            <text:p>0,01162</text:p>
          </table:table-cell>
          <table:table-cell office:value-type="float" office:value="0.0112551" calcext:value-type="float">
            <text:p>0,01126</text:p>
          </table:table-cell>
          <table:table-cell office:value-type="float" office:value="0.0110333" calcext:value-type="float">
            <text:p>0,01103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2413.7" calcext:value-type="float">
            <text:p>2413,7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5.8405" calcext:value-type="float">
            <text:p>55,8405</text:p>
          </table:table-cell>
          <table:table-cell office:value-type="float" office:value="97.5124" calcext:value-type="float">
            <text:p>97,5124</text:p>
          </table:table-cell>
          <table:table-cell office:value-type="float" office:value="2.48756" calcext:value-type="float">
            <text:p>2,48756</text:p>
          </table:table-cell>
          <table:table-cell office:value-type="float" office:value="42.735" calcext:value-type="float">
            <text:p>42,735</text:p>
          </table:table-cell>
          <table:table-cell office:value-type="float" office:value="0.011149" calcext:value-type="float">
            <text:p>0,011149</text:p>
          </table:table-cell>
          <table:table-cell office:value-type="float" office:value="0.0232292" calcext:value-type="float">
            <text:p>0,0232292</text:p>
          </table:table-cell>
          <table:table-cell office:value-type="float" office:value="0.0229504" calcext:value-type="float">
            <text:p>0,0229504</text:p>
          </table:table-cell>
          <table:table-cell table:formula="of:=1000000*[.AD30]/[.F30]" office:value-type="float" office:value="65.385754985755" calcext:value-type="float">
            <text:p>65,39</text:p>
          </table:table-cell>
        </table:table-row>
        <table:table-row table:style-name="ro1">
          <table:table-cell office:value-type="string" calcext:value-type="string">
            <text:p>movement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Global</text:p>
          </table:table-cell>
          <table:table-cell office:value-type="float" office:value="360" calcext:value-type="float">
            <text:p>360</text:p>
          </table:table-cell>
          <table:table-cell office:value-type="float" office:value="2945.2" calcext:value-type="float">
            <text:p>2945,2</text:p>
          </table:table-cell>
          <table:table-cell office:value-type="float" office:value="100" calcext:value-type="float">
            <text:p>100,00</text:p>
          </table:table-cell>
          <table:table-cell office:value-type="float" office:value="0" calcext:value-type="float">
            <text:p>0,00</text:p>
          </table:table-cell>
          <table:table-cell office:value-type="float" office:value="20.5556" calcext:value-type="float">
            <text:p>20,56</text:p>
          </table:table-cell>
          <table:table-cell office:value-type="float" office:value="100" calcext:value-type="float">
            <text:p>100,00</text:p>
          </table:table-cell>
          <table:table-cell office:value-type="float" office:value="0" calcext:value-type="float">
            <text:p>0,00</text:p>
          </table:table-cell>
          <table:table-cell office:value-type="float" office:value="79.4444" calcext:value-type="float">
            <text:p>79,44</text:p>
          </table:table-cell>
          <table:table-cell office:value-type="float" office:value="0.0423452" calcext:value-type="float">
            <text:p>0,04235</text:p>
          </table:table-cell>
          <table:table-cell office:value-type="float" office:value="0.0287553" calcext:value-type="float">
            <text:p>0,02876</text:p>
          </table:table-cell>
          <table:table-cell office:value-type="float" office:value="0.0284513" calcext:value-type="float">
            <text:p>0,02845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2945.2" calcext:value-type="float">
            <text:p>2945,2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62.5" calcext:value-type="float">
            <text:p>62,5</text:p>
          </table:table-cell>
          <table:table-cell office:value-type="float" office:value="91.0931" calcext:value-type="float">
            <text:p>91,0931</text:p>
          </table:table-cell>
          <table:table-cell office:value-type="float" office:value="8.90688" calcext:value-type="float">
            <text:p>8,90688</text:p>
          </table:table-cell>
          <table:table-cell office:value-type="float" office:value="31.3889" calcext:value-type="float">
            <text:p>31,3889</text:p>
          </table:table-cell>
          <table:table-cell office:value-type="float" office:value="0.0409457" calcext:value-type="float">
            <text:p>0,0409457</text:p>
          </table:table-cell>
          <table:table-cell office:value-type="float" office:value="0.0425318" calcext:value-type="float">
            <text:p>0,0425318</text:p>
          </table:table-cell>
          <table:table-cell office:value-type="float" office:value="0.0422233" calcext:value-type="float">
            <text:p>0,0422233</text:p>
          </table:table-cell>
          <table:table-cell table:formula="of:=1000000*[.AD31]/[.F31]" office:value-type="float" office:value="117.286944444444" calcext:value-type="float">
            <text:p>117,29</text:p>
          </table:table-cell>
        </table:table-row>
        <table:table-row table:style-name="ro1">
          <table:table-cell office:value-type="string" calcext:value-type="string">
            <text:p>sonar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Global</text:p>
          </table:table-cell>
          <table:table-cell office:value-type="float" office:value="208" calcext:value-type="float">
            <text:p>208</text:p>
          </table:table-cell>
          <table:table-cell office:value-type="float" office:value="1872" calcext:value-type="float">
            <text:p>1872</text:p>
          </table:table-cell>
          <table:table-cell office:value-type="float" office:value="100" calcext:value-type="float">
            <text:p>100,00</text:p>
          </table:table-cell>
          <table:table-cell table:number-columns-repeated="3" office:value-type="float" office:value="0" calcext:value-type="float">
            <text:p>0,00</text:p>
          </table:table-cell>
          <table:table-cell table:number-columns-repeated="2" office:value-type="float" office:value="100" calcext:value-type="float">
            <text:p>100,00</text:p>
          </table:table-cell>
          <table:table-cell office:value-type="float" office:value="0.0138199" calcext:value-type="float">
            <text:p>0,01382</text:p>
          </table:table-cell>
          <table:table-cell office:value-type="float" office:value="0.0147665" calcext:value-type="float">
            <text:p>0,01477</text:p>
          </table:table-cell>
          <table:table-cell office:value-type="float" office:value="0.0145908" calcext:value-type="float">
            <text:p>0,01459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1872" calcext:value-type="float">
            <text:p>1872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9.2308" calcext:value-type="float">
            <text:p>19,2308</text:p>
          </table:table-cell>
          <table:table-cell office:value-type="float" office:value="95.2381" calcext:value-type="float">
            <text:p>95,2381</text:p>
          </table:table-cell>
          <table:table-cell office:value-type="float" office:value="4.7619" calcext:value-type="float">
            <text:p>4,7619</text:p>
          </table:table-cell>
          <table:table-cell office:value-type="float" office:value="79.8077" calcext:value-type="float">
            <text:p>79,8077</text:p>
          </table:table-cell>
          <table:table-cell office:value-type="float" office:value="0.0121164" calcext:value-type="float">
            <text:p>0,0121164</text:p>
          </table:table-cell>
          <table:table-cell office:value-type="float" office:value="0.0158907" calcext:value-type="float">
            <text:p>0,0158907</text:p>
          </table:table-cell>
          <table:table-cell office:value-type="float" office:value="0.0157127" calcext:value-type="float">
            <text:p>0,0157127</text:p>
          </table:table-cell>
          <table:table-cell table:formula="of:=1000000*[.AD32]/[.F32]" office:value-type="float" office:value="75.5418269230769" calcext:value-type="float">
            <text:p>75,54</text:p>
          </table:table-cell>
        </table:table-row>
        <table:table-row table:style-name="ro1">
          <table:table-cell office:value-type="string" calcext:value-type="string">
            <text:p>spectfheart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Global</text:p>
          </table:table-cell>
          <table:table-cell office:value-type="float" office:value="267" calcext:value-type="float">
            <text:p>267</text:p>
          </table:table-cell>
          <table:table-cell office:value-type="float" office:value="2403" calcext:value-type="float">
            <text:p>2403</text:p>
          </table:table-cell>
          <table:table-cell office:value-type="float" office:value="100" calcext:value-type="float">
            <text:p>100,00</text:p>
          </table:table-cell>
          <table:table-cell table:number-columns-repeated="3" office:value-type="float" office:value="0" calcext:value-type="float">
            <text:p>0,00</text:p>
          </table:table-cell>
          <table:table-cell table:number-columns-repeated="2" office:value-type="float" office:value="100" calcext:value-type="float">
            <text:p>100,00</text:p>
          </table:table-cell>
          <table:table-cell office:value-type="float" office:value="0.0118912" calcext:value-type="float">
            <text:p>0,01189</text:p>
          </table:table-cell>
          <table:table-cell office:value-type="float" office:value="0.0149767" calcext:value-type="float">
            <text:p>0,01498</text:p>
          </table:table-cell>
          <table:table-cell office:value-type="float" office:value="0.0147744" calcext:value-type="float">
            <text:p>0,01477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2403" calcext:value-type="float">
            <text:p>2403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9.588" calcext:value-type="float">
            <text:p>29,588</text:p>
          </table:table-cell>
          <table:table-cell office:value-type="float" office:value="55.2448" calcext:value-type="float">
            <text:p>55,2448</text:p>
          </table:table-cell>
          <table:table-cell office:value-type="float" office:value="44.7552" calcext:value-type="float">
            <text:p>44,7552</text:p>
          </table:table-cell>
          <table:table-cell office:value-type="float" office:value="46.4419" calcext:value-type="float">
            <text:p>46,4419</text:p>
          </table:table-cell>
          <table:table-cell office:value-type="float" office:value="0.0118321" calcext:value-type="float">
            <text:p>0,0118321</text:p>
          </table:table-cell>
          <table:table-cell office:value-type="float" office:value="0.0233858" calcext:value-type="float">
            <text:p>0,0233858</text:p>
          </table:table-cell>
          <table:table-cell office:value-type="float" office:value="0.0231884" calcext:value-type="float">
            <text:p>0,0231884</text:p>
          </table:table-cell>
          <table:table-cell table:formula="of:=1000000*[.AD33]/[.F33]" office:value-type="float" office:value="86.8479400749064" calcext:value-type="float">
            <text:p>86,85</text:p>
          </table:table-cell>
        </table:table-row>
        <table:table-row table:style-name="ro1">
          <table:table-cell office:value-type="string" calcext:value-type="string">
            <text:p>wine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Global</text:p>
          </table:table-cell>
          <table:table-cell office:value-type="float" office:value="178" calcext:value-type="float">
            <text:p>178</text:p>
          </table:table-cell>
          <table:table-cell office:value-type="float" office:value="1553.3" calcext:value-type="float">
            <text:p>1553,3</text:p>
          </table:table-cell>
          <table:table-cell office:value-type="float" office:value="100" calcext:value-type="float">
            <text:p>100,00</text:p>
          </table:table-cell>
          <table:table-cell office:value-type="float" office:value="0" calcext:value-type="float">
            <text:p>0,00</text:p>
          </table:table-cell>
          <table:table-cell office:value-type="float" office:value="75.2809" calcext:value-type="float">
            <text:p>75,28</text:p>
          </table:table-cell>
          <table:table-cell office:value-type="float" office:value="98.5294" calcext:value-type="float">
            <text:p>98,53</text:p>
          </table:table-cell>
          <table:table-cell office:value-type="float" office:value="1.47059" calcext:value-type="float">
            <text:p>1,47</text:p>
          </table:table-cell>
          <table:table-cell office:value-type="float" office:value="23.5955" calcext:value-type="float">
            <text:p>23,60</text:p>
          </table:table-cell>
          <table:table-cell office:value-type="float" office:value="0.0030612" calcext:value-type="float">
            <text:p>0,00306</text:p>
          </table:table-cell>
          <table:table-cell office:value-type="float" office:value="0.0027934" calcext:value-type="float">
            <text:p>0,00279</text:p>
          </table:table-cell>
          <table:table-cell office:value-type="float" office:value="0.0026806" calcext:value-type="float">
            <text:p>0,00268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1553.3" calcext:value-type="float">
            <text:p>1553,3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4.2697" calcext:value-type="float">
            <text:p>84,2697</text:p>
          </table:table-cell>
          <table:table-cell office:value-type="float" office:value="96.7742" calcext:value-type="float">
            <text:p>96,7742</text:p>
          </table:table-cell>
          <table:table-cell office:value-type="float" office:value="3.22581" calcext:value-type="float">
            <text:p>3,22581</text:p>
          </table:table-cell>
          <table:table-cell office:value-type="float" office:value="12.9213" calcext:value-type="float">
            <text:p>12,9213</text:p>
          </table:table-cell>
          <table:table-cell office:value-type="float" office:value="0.0029694" calcext:value-type="float">
            <text:p>0,0029694</text:p>
          </table:table-cell>
          <table:table-cell office:value-type="float" office:value="0.0052791" calcext:value-type="float">
            <text:p>0,0052791</text:p>
          </table:table-cell>
          <table:table-cell office:value-type="float" office:value="0.0051607" calcext:value-type="float">
            <text:p>0,0051607</text:p>
          </table:table-cell>
          <table:table-cell table:formula="of:=1000000*[.AD34]/[.F34]" office:value-type="float" office:value="28.9926966292135" calcext:value-type="float">
            <text:p>28,99</text:p>
          </table:table-cell>
        </table:table-row>
        <table:table-row table:style-name="ro1">
          <table:table-cell table:style-name="ce7" table:number-columns-repeated="5"/>
          <table:table-cell table:style-name="ce10" table:formula="of:=AVERAGE([.F27:.F34])" office:value-type="float" office:value="273.125" calcext:value-type="float">
            <text:p>273,13</text:p>
          </table:table-cell>
          <table:table-cell table:style-name="ce10" table:formula="of:=AVERAGE([.G27:.G34])" office:value-type="float" office:value="2265.1375" calcext:value-type="float">
            <text:p>2265,14</text:p>
          </table:table-cell>
          <table:table-cell table:style-name="ce10" table:formula="of:=AVERAGE([.H27:.H34])" office:value-type="float" office:value="99.7466375" calcext:value-type="float">
            <text:p>99,75</text:p>
          </table:table-cell>
          <table:table-cell table:style-name="ce10" table:formula="of:=AVERAGE([.I27:.I34])" office:value-type="float" office:value="0.2533555625" calcext:value-type="float">
            <text:p>0,25</text:p>
          </table:table-cell>
          <table:table-cell table:style-name="ce10" table:formula="of:=AVERAGE([.J27:.J34])" office:value-type="float" office:value="28.671875" calcext:value-type="float">
            <text:p>28,67</text:p>
          </table:table-cell>
          <table:table-cell table:style-name="ce10" table:formula="of:=AVERAGE([.K27:.K34])" office:value-type="float" office:value="66.7159875" calcext:value-type="float">
            <text:p>66,72</text:p>
          </table:table-cell>
          <table:table-cell table:style-name="ce10" table:formula="of:=AVERAGE([.L27:.L34])" office:value-type="float" office:value="33.28401625" calcext:value-type="float">
            <text:p>33,28</text:p>
          </table:table-cell>
          <table:table-cell table:style-name="ce10" table:formula="of:=AVERAGE([.M27:.M34])" office:value-type="float" office:value="67.94795" calcext:value-type="float">
            <text:p>67,95</text:p>
          </table:table-cell>
          <table:table-cell table:style-name="ce12" table:formula="of:=AVERAGE([.N27:.N34])" office:value-type="float" office:value="0.0125585375" calcext:value-type="float">
            <text:p>0,01256</text:p>
          </table:table-cell>
          <table:table-cell table:style-name="ce12" table:formula="of:=AVERAGE([.O27:.O34])" office:value-type="float" office:value="0.0110920875" calcext:value-type="float">
            <text:p>0,01109</text:p>
          </table:table-cell>
          <table:table-cell table:style-name="ce12" table:formula="of:=AVERAGE([.P27:.P34])" office:value-type="float" office:value="0.0109021625" calcext:value-type="float">
            <text:p>0,01090</text:p>
          </table:table-cell>
          <table:table-cell table:style-name="ce7" table:formula="of:=AVERAGE([.Q23:.Q34])" office:value-type="float" office:value="0" calcext:value-type="float">
            <text:p>0</text:p>
          </table:table-cell>
          <table:table-cell table:style-name="ce7" table:formula="of:=AVERAGE([.R23:.R34])" office:value-type="float" office:value="0" calcext:value-type="float">
            <text:p>0</text:p>
          </table:table-cell>
          <table:table-cell table:style-name="ce7" table:formula="of:=AVERAGE([.S23:.S34])" office:value-type="float" office:value="0" calcext:value-type="float">
            <text:p>0</text:p>
          </table:table-cell>
          <table:table-cell table:style-name="ce10" table:formula="of:=([.P35]/[.F35])*1000000" office:value-type="float" office:value="39.9163844393593" calcext:value-type="float">
            <text:p>39,92</text:p>
          </table:table-cell>
          <table:table-cell table:style-name="ce10" table:formula="of:=AVERAGE([.U27:.U34])" office:value-type="float" office:value="2265.1375" calcext:value-type="float">
            <text:p>2265,14</text:p>
          </table:table-cell>
          <table:table-cell table:style-name="ce10" table:formula="of:=AVERAGE([.V27:.V34])" office:value-type="float" office:value="99.7466375" calcext:value-type="float">
            <text:p>99,75</text:p>
          </table:table-cell>
          <table:table-cell table:style-name="ce10" table:formula="of:=AVERAGE([.W27:.W34])" office:value-type="float" office:value="0.2533555625" calcext:value-type="float">
            <text:p>0,25</text:p>
          </table:table-cell>
          <table:table-cell table:style-name="ce10" table:formula="of:=AVERAGE([.X27:.X34])" office:value-type="float" office:value="45.426625" calcext:value-type="float">
            <text:p>45,43</text:p>
          </table:table-cell>
          <table:table-cell table:style-name="ce10" table:formula="of:=AVERAGE([.Y27:.Y34])" office:value-type="float" office:value="82.2753375" calcext:value-type="float">
            <text:p>82,28</text:p>
          </table:table-cell>
          <table:table-cell table:style-name="ce10" table:formula="of:=AVERAGE([.Z27:.Z34])" office:value-type="float" office:value="17.72466125" calcext:value-type="float">
            <text:p>17,72</text:p>
          </table:table-cell>
          <table:table-cell table:style-name="ce12" table:formula="of:=AVERAGE([.AA27:.AA34])" office:value-type="float" office:value="44.958425" calcext:value-type="float">
            <text:p>44,95843</text:p>
          </table:table-cell>
          <table:table-cell table:style-name="ce12" table:formula="of:=AVERAGE([.AB27:.AB34])" office:value-type="float" office:value="0.0122835625" calcext:value-type="float">
            <text:p>0,01228</text:p>
          </table:table-cell>
          <table:table-cell table:style-name="ce12" table:formula="of:=AVERAGE([.AC27:.AC34])" office:value-type="float" office:value="0.0185114625" calcext:value-type="float">
            <text:p>0,01851</text:p>
          </table:table-cell>
          <table:table-cell table:style-name="ce12" table:formula="of:=AVERAGE([.AD27:.AD34])" office:value-type="float" office:value="0.018306475" calcext:value-type="float">
            <text:p>0,01831</text:p>
          </table:table-cell>
          <table:table-cell table:style-name="ce10" table:formula="of:=AVERAGE([.AE27:.AE34])" office:value-type="float" office:value="62.2206847512682" calcext:value-type="float">
            <text:p>62,22</text:p>
          </table:table-cell>
        </table:table-row>
        <table:table-row table:style-name="ro1">
          <table:table-cell office:value-type="string" calcext:value-type="string">
            <text:p>vehicle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Global</text:p>
          </table:table-cell>
          <table:table-cell office:value-type="float" office:value="846" calcext:value-type="float">
            <text:p>846</text:p>
          </table:table-cell>
          <table:table-cell office:value-type="float" office:value="6355.8" calcext:value-type="float">
            <text:p>6355,8</text:p>
          </table:table-cell>
          <table:table-cell office:value-type="float" office:value="96.1899" calcext:value-type="float">
            <text:p>96,19</text:p>
          </table:table-cell>
          <table:table-cell office:value-type="float" office:value="3.81009" calcext:value-type="float">
            <text:p>3,81</text:p>
          </table:table-cell>
          <table:table-cell office:value-type="float" office:value="60.9929" calcext:value-type="float">
            <text:p>60,99</text:p>
          </table:table-cell>
          <table:table-cell office:value-type="float" office:value="64.4195" calcext:value-type="float">
            <text:p>64,42</text:p>
          </table:table-cell>
          <table:table-cell office:value-type="float" office:value="35.5805" calcext:value-type="float">
            <text:p>35,58</text:p>
          </table:table-cell>
          <table:table-cell office:value-type="float" office:value="5.31915" calcext:value-type="float">
            <text:p>5,32</text:p>
          </table:table-cell>
          <table:table-cell office:value-type="float" office:value="0.0215356" calcext:value-type="float">
            <text:p>0,02154</text:p>
          </table:table-cell>
          <table:table-cell office:value-type="float" office:value="0.014573" calcext:value-type="float">
            <text:p>0,01457</text:p>
          </table:table-cell>
          <table:table-cell office:value-type="float" office:value="0.0139974" calcext:value-type="float">
            <text:p>0,014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712.3" calcext:value-type="float">
            <text:p>712,3</text:p>
          </table:table-cell>
          <table:table-cell office:value-type="float" office:value="98.6866" calcext:value-type="float">
            <text:p>98,6866</text:p>
          </table:table-cell>
          <table:table-cell office:value-type="float" office:value="1.31337" calcext:value-type="float">
            <text:p>1,31337</text:p>
          </table:table-cell>
          <table:table-cell office:value-type="float" office:value="60.1655" calcext:value-type="float">
            <text:p>60,1655</text:p>
          </table:table-cell>
          <table:table-cell office:value-type="float" office:value="61.5478" calcext:value-type="float">
            <text:p>61,5478</text:p>
          </table:table-cell>
          <table:table-cell office:value-type="float" office:value="38.4522" calcext:value-type="float">
            <text:p>38,4522</text:p>
          </table:table-cell>
          <table:table-cell office:value-type="float" office:value="2.24586" calcext:value-type="float">
            <text:p>2,24586</text:p>
          </table:table-cell>
          <table:table-cell office:value-type="float" office:value="0.0115962" calcext:value-type="float">
            <text:p>0,0115962</text:p>
          </table:table-cell>
          <table:table-cell office:value-type="float" office:value="0.0160347" calcext:value-type="float">
            <text:p>0,0160347</text:p>
          </table:table-cell>
          <table:table-cell office:value-type="float" office:value="0.0155143" calcext:value-type="float">
            <text:p>0,0155143</text:p>
          </table:table-cell>
          <table:table-cell table:formula="of:=1000000*[.AD36]/[.F36]" office:value-type="float" office:value="18.3384160756501" calcext:value-type="float">
            <text:p>18,34</text:p>
          </table:table-cell>
        </table:table-row>
        <table:table-row table:style-name="ro1">
          <table:table-cell office:value-type="string" calcext:value-type="string">
            <text:p>vowel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lobal</text:p>
          </table:table-cell>
          <table:table-cell office:value-type="float" office:value="990" calcext:value-type="float">
            <text:p>990</text:p>
          </table:table-cell>
          <table:table-cell office:value-type="float" office:value="5778.4" calcext:value-type="float">
            <text:p>5778,4</text:p>
          </table:table-cell>
          <table:table-cell office:value-type="float" office:value="96.9686" calcext:value-type="float">
            <text:p>96,97</text:p>
          </table:table-cell>
          <table:table-cell office:value-type="float" office:value="3.03143" calcext:value-type="float">
            <text:p>3,03</text:p>
          </table:table-cell>
          <table:table-cell office:value-type="float" office:value="91.0101" calcext:value-type="float">
            <text:p>91,01</text:p>
          </table:table-cell>
          <table:table-cell office:value-type="float" office:value="91.2867" calcext:value-type="float">
            <text:p>91,29</text:p>
          </table:table-cell>
          <table:table-cell office:value-type="float" office:value="8.71327" calcext:value-type="float">
            <text:p>8,71</text:p>
          </table:table-cell>
          <table:table-cell office:value-type="float" office:value="0.30303" calcext:value-type="float">
            <text:p>0,30</text:p>
          </table:table-cell>
          <table:table-cell office:value-type="float" office:value="0.0190215" calcext:value-type="float">
            <text:p>0,01902</text:p>
          </table:table-cell>
          <table:table-cell office:value-type="float" office:value="0.002653" calcext:value-type="float">
            <text:p>0,00265</text:p>
          </table:table-cell>
          <table:table-cell office:value-type="float" office:value="0.0020694" calcext:value-type="float">
            <text:p>0,00207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649.5" calcext:value-type="float">
            <text:p>649,5</text:p>
          </table:table-cell>
          <table:table-cell office:value-type="float" office:value="98.7654" calcext:value-type="float">
            <text:p>98,7654</text:p>
          </table:table-cell>
          <table:table-cell office:value-type="float" office:value="1.23457" calcext:value-type="float">
            <text:p>1,23457</text:p>
          </table:table-cell>
          <table:table-cell office:value-type="float" office:value="92.4242" calcext:value-type="float">
            <text:p>92,4242</text:p>
          </table:table-cell>
          <table:table-cell office:value-type="float" office:value="92.7052" calcext:value-type="float">
            <text:p>92,7052</text:p>
          </table:table-cell>
          <table:table-cell office:value-type="float" office:value="7.29483" calcext:value-type="float">
            <text:p>7,29483</text:p>
          </table:table-cell>
          <table:table-cell office:value-type="float" office:value="0.30303" calcext:value-type="float">
            <text:p>0,30303</text:p>
          </table:table-cell>
          <table:table-cell office:value-type="float" office:value="0.0084227" calcext:value-type="float">
            <text:p>0,0084227</text:p>
          </table:table-cell>
          <table:table-cell office:value-type="float" office:value="0.0109723" calcext:value-type="float">
            <text:p>0,0109723</text:p>
          </table:table-cell>
          <table:table-cell office:value-type="float" office:value="0.0104016" calcext:value-type="float">
            <text:p>0,0104016</text:p>
          </table:table-cell>
          <table:table-cell table:formula="of:=1000000*[.AD37]/[.F37]" office:value-type="float" office:value="10.5066666666667" calcext:value-type="float">
            <text:p>10,51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Global</text:p>
          </table:table-cell>
          <table:table-cell office:value-type="float" office:value="2310" calcext:value-type="float">
            <text:p>2310</text:p>
          </table:table-cell>
          <table:table-cell office:value-type="float" office:value="7801.9" calcext:value-type="float">
            <text:p>7801,9</text:p>
          </table:table-cell>
          <table:table-cell office:value-type="float" office:value="94.5334" calcext:value-type="float">
            <text:p>94,53</text:p>
          </table:table-cell>
          <table:table-cell office:value-type="float" office:value="5.46657" calcext:value-type="float">
            <text:p>5,47</text:p>
          </table:table-cell>
          <table:table-cell office:value-type="float" office:value="89.1775" calcext:value-type="float">
            <text:p>89,18</text:p>
          </table:table-cell>
          <table:table-cell office:value-type="float" office:value="91.7186" calcext:value-type="float">
            <text:p>91,72</text:p>
          </table:table-cell>
          <table:table-cell office:value-type="float" office:value="8.28139" calcext:value-type="float">
            <text:p>8,28</text:p>
          </table:table-cell>
          <table:table-cell office:value-type="float" office:value="2.77056" calcext:value-type="float">
            <text:p>2,77</text:p>
          </table:table-cell>
          <table:table-cell office:value-type="float" office:value="0.0424176" calcext:value-type="float">
            <text:p>0,04242</text:p>
          </table:table-cell>
          <table:table-cell office:value-type="float" office:value="0.0164187" calcext:value-type="float">
            <text:p>0,01642</text:p>
          </table:table-cell>
          <table:table-cell office:value-type="float" office:value="0.0150301" calcext:value-type="float">
            <text:p>0,01503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888.5" calcext:value-type="float">
            <text:p>888,5</text:p>
          </table:table-cell>
          <table:table-cell office:value-type="float" office:value="95.8297" calcext:value-type="float">
            <text:p>95,8297</text:p>
          </table:table-cell>
          <table:table-cell office:value-type="float" office:value="4.17027" calcext:value-type="float">
            <text:p>4,17027</text:p>
          </table:table-cell>
          <table:table-cell office:value-type="float" office:value="91.8615" calcext:value-type="float">
            <text:p>91,8615</text:p>
          </table:table-cell>
          <table:table-cell office:value-type="float" office:value="93.2747" calcext:value-type="float">
            <text:p>93,2747</text:p>
          </table:table-cell>
          <table:table-cell office:value-type="float" office:value="6.72527" calcext:value-type="float">
            <text:p>6,72527</text:p>
          </table:table-cell>
          <table:table-cell office:value-type="float" office:value="1.51515" calcext:value-type="float">
            <text:p>1,51515</text:p>
          </table:table-cell>
          <table:table-cell office:value-type="float" office:value="0.0271742" calcext:value-type="float">
            <text:p>0,0271742</text:p>
          </table:table-cell>
          <table:table-cell office:value-type="float" office:value="0.0384017" calcext:value-type="float">
            <text:p>0,0384017</text:p>
          </table:table-cell>
          <table:table-cell office:value-type="float" office:value="0.0370358" calcext:value-type="float">
            <text:p>0,0370358</text:p>
          </table:table-cell>
          <table:table-cell table:formula="of:=1000000*[.AD38]/[.F38]" office:value-type="float" office:value="16.0328138528139" calcext:value-type="float">
            <text:p>16,03</text:p>
          </table:table-cell>
        </table:table-row>
        <table:table-row table:style-name="ro1">
          <table:table-cell office:value-type="string" calcext:value-type="string">
            <text:p>winequality-red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lobal</text:p>
          </table:table-cell>
          <table:table-cell office:value-type="float" office:value="1599" calcext:value-type="float">
            <text:p>1599</text:p>
          </table:table-cell>
          <table:table-cell office:value-type="float" office:value="5830.8" calcext:value-type="float">
            <text:p>5830,8</text:p>
          </table:table-cell>
          <table:table-cell office:value-type="float" office:value="74.8433" calcext:value-type="float">
            <text:p>74,84</text:p>
          </table:table-cell>
          <table:table-cell office:value-type="float" office:value="25.1567" calcext:value-type="float">
            <text:p>25,16</text:p>
          </table:table-cell>
          <table:table-cell office:value-type="float" office:value="53.2208" calcext:value-type="float">
            <text:p>53,22</text:p>
          </table:table-cell>
          <table:table-cell office:value-type="float" office:value="53.657" calcext:value-type="float">
            <text:p>53,66</text:p>
          </table:table-cell>
          <table:table-cell office:value-type="float" office:value="46.343" calcext:value-type="float">
            <text:p>46,34</text:p>
          </table:table-cell>
          <table:table-cell office:value-type="float" office:value="0.813008" calcext:value-type="float">
            <text:p>0,81</text:p>
          </table:table-cell>
          <table:table-cell office:value-type="float" office:value="0.0270523" calcext:value-type="float">
            <text:p>0,02705</text:p>
          </table:table-cell>
          <table:table-cell office:value-type="float" office:value="0.0058904" calcext:value-type="float">
            <text:p>0,00589</text:p>
          </table:table-cell>
          <table:table-cell office:value-type="float" office:value="0.0049112" calcext:value-type="float">
            <text:p>0,0049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771.7" calcext:value-type="float">
            <text:p>771,7</text:p>
          </table:table-cell>
          <table:table-cell office:value-type="float" office:value="84.4625" calcext:value-type="float">
            <text:p>84,4625</text:p>
          </table:table-cell>
          <table:table-cell office:value-type="float" office:value="15.5375" calcext:value-type="float">
            <text:p>15,5375</text:p>
          </table:table-cell>
          <table:table-cell office:value-type="float" office:value="56.2226" calcext:value-type="float">
            <text:p>56,2226</text:p>
          </table:table-cell>
          <table:table-cell office:value-type="float" office:value="56.8987" calcext:value-type="float">
            <text:p>56,8987</text:p>
          </table:table-cell>
          <table:table-cell office:value-type="float" office:value="43.1013" calcext:value-type="float">
            <text:p>43,1013</text:p>
          </table:table-cell>
          <table:table-cell office:value-type="float" office:value="1.18824" calcext:value-type="float">
            <text:p>1,18824</text:p>
          </table:table-cell>
          <table:table-cell office:value-type="float" office:value="0.014821" calcext:value-type="float">
            <text:p>0,014821</text:p>
          </table:table-cell>
          <table:table-cell office:value-type="float" office:value="0.0274499" calcext:value-type="float">
            <text:p>0,0274499</text:p>
          </table:table-cell>
          <table:table-cell office:value-type="float" office:value="0.026448" calcext:value-type="float">
            <text:p>0,026448</text:p>
          </table:table-cell>
          <table:table-cell table:formula="of:=1000000*[.AD39]/[.F39]" office:value-type="float" office:value="16.5403377110694" calcext:value-type="float">
            <text:p>16,54</text:p>
          </table:table-cell>
        </table:table-row>
        <table:table-row table:style-name="ro1">
          <table:table-cell office:value-type="string" calcext:value-type="string">
            <text:p>winequality-white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lobal</text:p>
          </table:table-cell>
          <table:table-cell office:value-type="float" office:value="4898" calcext:value-type="float">
            <text:p>4898</text:p>
          </table:table-cell>
          <table:table-cell office:value-type="float" office:value="6563.5" calcext:value-type="float">
            <text:p>6563,5</text:p>
          </table:table-cell>
          <table:table-cell office:value-type="float" office:value="58.6902" calcext:value-type="float">
            <text:p>58,69</text:p>
          </table:table-cell>
          <table:table-cell office:value-type="float" office:value="41.3098" calcext:value-type="float">
            <text:p>41,31</text:p>
          </table:table-cell>
          <table:table-cell office:value-type="float" office:value="48.4075" calcext:value-type="float">
            <text:p>48,41</text:p>
          </table:table-cell>
          <table:table-cell office:value-type="float" office:value="48.4867" calcext:value-type="float">
            <text:p>48,49</text:p>
          </table:table-cell>
          <table:table-cell office:value-type="float" office:value="51.5133" calcext:value-type="float">
            <text:p>51,51</text:p>
          </table:table-cell>
          <table:table-cell office:value-type="float" office:value="0.163332" calcext:value-type="float">
            <text:p>0,16</text:p>
          </table:table-cell>
          <table:table-cell office:value-type="float" office:value="0.060113" calcext:value-type="float">
            <text:p>0,06011</text:p>
          </table:table-cell>
          <table:table-cell office:value-type="float" office:value="0.0175084" calcext:value-type="float">
            <text:p>0,01751</text:p>
          </table:table-cell>
          <table:table-cell office:value-type="float" office:value="0.0148344" calcext:value-type="float">
            <text:p>0,01483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1086.7" calcext:value-type="float">
            <text:p>1086,7</text:p>
          </table:table-cell>
          <table:table-cell office:value-type="float" office:value="66.83" calcext:value-type="float">
            <text:p>66,83</text:p>
          </table:table-cell>
          <table:table-cell office:value-type="float" office:value="33.17" calcext:value-type="float">
            <text:p>33,17</text:p>
          </table:table-cell>
          <table:table-cell office:value-type="float" office:value="50.2042" calcext:value-type="float">
            <text:p>50,2042</text:p>
          </table:table-cell>
          <table:table-cell office:value-type="float" office:value="50.2966" calcext:value-type="float">
            <text:p>50,2966</text:p>
          </table:table-cell>
          <table:table-cell office:value-type="float" office:value="49.7034" calcext:value-type="float">
            <text:p>49,7034</text:p>
          </table:table-cell>
          <table:table-cell office:value-type="float" office:value="0.183748" calcext:value-type="float">
            <text:p>0,183748</text:p>
          </table:table-cell>
          <table:table-cell office:value-type="float" office:value="0.0365386" calcext:value-type="float">
            <text:p>0,0365386</text:p>
          </table:table-cell>
          <table:table-cell office:value-type="float" office:value="0.138428" calcext:value-type="float">
            <text:p>0,138428</text:p>
          </table:table-cell>
          <table:table-cell office:value-type="float" office:value="0.135505" calcext:value-type="float">
            <text:p>0,135505</text:p>
          </table:table-cell>
          <table:table-cell table:formula="of:=1000000*[.AD40]/[.F40]" office:value-type="float" office:value="27.6653736218865" calcext:value-type="float">
            <text:p>27,67</text:p>
          </table:table-cell>
        </table:table-row>
        <table:table-row table:style-name="ro1">
          <table:table-cell office:value-type="string" calcext:value-type="string">
            <text:p>spambase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Global</text:p>
          </table:table-cell>
          <table:table-cell office:value-type="float" office:value="4597" calcext:value-type="float">
            <text:p>4597</text:p>
          </table:table-cell>
          <table:table-cell office:value-type="float" office:value="14073.3" calcext:value-type="float">
            <text:p>14073,3</text:p>
          </table:table-cell>
          <table:table-cell office:value-type="float" office:value="85.425" calcext:value-type="float">
            <text:p>85,43</text:p>
          </table:table-cell>
          <table:table-cell office:value-type="float" office:value="14.575" calcext:value-type="float">
            <text:p>14,58</text:p>
          </table:table-cell>
          <table:table-cell office:value-type="float" office:value="80.9223" calcext:value-type="float">
            <text:p>80,92</text:p>
          </table:table-cell>
          <table:table-cell office:value-type="float" office:value="84.8347" calcext:value-type="float">
            <text:p>84,83</text:p>
          </table:table-cell>
          <table:table-cell office:value-type="float" office:value="15.1653" calcext:value-type="float">
            <text:p>15,17</text:p>
          </table:table-cell>
          <table:table-cell office:value-type="float" office:value="4.6117" calcext:value-type="float">
            <text:p>4,61</text:p>
          </table:table-cell>
          <table:table-cell office:value-type="float" office:value="0.224588" calcext:value-type="float">
            <text:p>0,22459</text:p>
          </table:table-cell>
          <table:table-cell office:value-type="float" office:value="0.0462123" calcext:value-type="float">
            <text:p>0,04621</text:p>
          </table:table-cell>
          <table:table-cell office:value-type="float" office:value="0.0429657" calcext:value-type="float">
            <text:p>0,04297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1380.4" calcext:value-type="float">
            <text:p>1380,4</text:p>
          </table:table-cell>
          <table:table-cell office:value-type="float" office:value="87.0785" calcext:value-type="float">
            <text:p>87,0785</text:p>
          </table:table-cell>
          <table:table-cell office:value-type="float" office:value="12.9215" calcext:value-type="float">
            <text:p>12,9215</text:p>
          </table:table-cell>
          <table:table-cell office:value-type="float" office:value="81.8795" calcext:value-type="float">
            <text:p>81,8795</text:p>
          </table:table-cell>
          <table:table-cell office:value-type="float" office:value="85.4096" calcext:value-type="float">
            <text:p>85,4096</text:p>
          </table:table-cell>
          <table:table-cell office:value-type="float" office:value="14.5904" calcext:value-type="float">
            <text:p>14,5904</text:p>
          </table:table-cell>
          <table:table-cell office:value-type="float" office:value="4.13313" calcext:value-type="float">
            <text:p>4,13313</text:p>
          </table:table-cell>
          <table:table-cell office:value-type="float" office:value="0.173814" calcext:value-type="float">
            <text:p>0,173814</text:p>
          </table:table-cell>
          <table:table-cell office:value-type="float" office:value="0.335162" calcext:value-type="float">
            <text:p>0,335162</text:p>
          </table:table-cell>
          <table:table-cell office:value-type="float" office:value="0.332049" calcext:value-type="float">
            <text:p>0,332049</text:p>
          </table:table-cell>
          <table:table-cell table:formula="of:=1000000*[.AD41]/[.F41]" office:value-type="float" office:value="72.2316728301066" calcext:value-type="float">
            <text:p>72,23</text:p>
          </table:table-cell>
        </table:table-row>
        <table:table-row table:style-name="ro1">
          <table:table-cell office:value-type="string" calcext:value-type="string">
            <text:p>penbased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lobal</text:p>
          </table:table-cell>
          <table:table-cell office:value-type="float" office:value="10992" calcext:value-type="float">
            <text:p>10992</text:p>
          </table:table-cell>
          <table:table-cell office:value-type="float" office:value="69001.4" calcext:value-type="float">
            <text:p>69001,4</text:p>
          </table:table-cell>
          <table:table-cell office:value-type="float" office:value="99.774" calcext:value-type="float">
            <text:p>99,77</text:p>
          </table:table-cell>
          <table:table-cell office:value-type="float" office:value="0.226023" calcext:value-type="float">
            <text:p>0,23</text:p>
          </table:table-cell>
          <table:table-cell office:value-type="float" office:value="95.8424" calcext:value-type="float">
            <text:p>95,84</text:p>
          </table:table-cell>
          <table:table-cell office:value-type="float" office:value="98.8367" calcext:value-type="float">
            <text:p>98,84</text:p>
          </table:table-cell>
          <table:table-cell office:value-type="float" office:value="1.16334" calcext:value-type="float">
            <text:p>1,16</text:p>
          </table:table-cell>
          <table:table-cell office:value-type="float" office:value="3.02948" calcext:value-type="float">
            <text:p>3,03</text:p>
          </table:table-cell>
          <table:table-cell office:value-type="float" office:value="0.28202" calcext:value-type="float">
            <text:p>0,28202</text:p>
          </table:table-cell>
          <table:table-cell office:value-type="float" office:value="0.0817521" calcext:value-type="float">
            <text:p>0,08175</text:p>
          </table:table-cell>
          <table:table-cell office:value-type="float" office:value="0.0738452" calcext:value-type="float">
            <text:p>0,07385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7738.5" calcext:value-type="float">
            <text:p>7738,5</text:p>
          </table:table-cell>
          <table:table-cell office:value-type="float" office:value="99.8797" calcext:value-type="float">
            <text:p>99,8797</text:p>
          </table:table-cell>
          <table:table-cell office:value-type="float" office:value="0.12029" calcext:value-type="float">
            <text:p>0,12029</text:p>
          </table:table-cell>
          <table:table-cell office:value-type="float" office:value="95.5695" calcext:value-type="float">
            <text:p>95,5695</text:p>
          </table:table-cell>
          <table:table-cell office:value-type="float" office:value="98.852" calcext:value-type="float">
            <text:p>98,852</text:p>
          </table:table-cell>
          <table:table-cell office:value-type="float" office:value="1.14802" calcext:value-type="float">
            <text:p>1,14802</text:p>
          </table:table-cell>
          <table:table-cell office:value-type="float" office:value="3.3206" calcext:value-type="float">
            <text:p>3,3206</text:p>
          </table:table-cell>
          <table:table-cell office:value-type="float" office:value="0.126132" calcext:value-type="float">
            <text:p>0,126132</text:p>
          </table:table-cell>
          <table:table-cell office:value-type="float" office:value="1.23259" calcext:value-type="float">
            <text:p>1,23259</text:p>
          </table:table-cell>
          <table:table-cell office:value-type="float" office:value="1.22476" calcext:value-type="float">
            <text:p>1,22476</text:p>
          </table:table-cell>
          <table:table-cell table:formula="of:=1000000*[.AD42]/[.F42]" office:value-type="float" office:value="111.422852983988" calcext:value-type="float">
            <text:p>111,42</text:p>
          </table:table-cell>
        </table:table-row>
        <table:table-row table:style-name="ro1">
          <table:table-cell office:value-type="string" calcext:value-type="string">
            <text:p>ring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lobal</text:p>
          </table:table-cell>
          <table:table-cell office:value-type="float" office:value="7400" calcext:value-type="float">
            <text:p>7400</text:p>
          </table:table-cell>
          <table:table-cell office:value-type="float" office:value="47593" calcext:value-type="float">
            <text:p>47593</text:p>
          </table:table-cell>
          <table:table-cell office:value-type="float" office:value="98.7311" calcext:value-type="float">
            <text:p>98,73</text:p>
          </table:table-cell>
          <table:table-cell office:value-type="float" office:value="1.26892" calcext:value-type="float">
            <text:p>1,27</text:p>
          </table:table-cell>
          <table:table-cell office:value-type="float" office:value="59.1892" calcext:value-type="float">
            <text:p>59,19</text:p>
          </table:table-cell>
          <table:table-cell office:value-type="float" office:value="77.2351" calcext:value-type="float">
            <text:p>77,24</text:p>
          </table:table-cell>
          <table:table-cell office:value-type="float" office:value="22.7649" calcext:value-type="float">
            <text:p>22,76</text:p>
          </table:table-cell>
          <table:table-cell office:value-type="float" office:value="23.3649" calcext:value-type="float">
            <text:p>23,36</text:p>
          </table:table-cell>
          <table:table-cell office:value-type="float" office:value="0.160523" calcext:value-type="float">
            <text:p>0,16052</text:p>
          </table:table-cell>
          <table:table-cell office:value-type="float" office:value="0.197148" calcext:value-type="float">
            <text:p>0,19715</text:p>
          </table:table-cell>
          <table:table-cell office:value-type="float" office:value="0.192224" calcext:value-type="float">
            <text:p>0,1922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5060.8" calcext:value-type="float">
            <text:p>5060,8</text:p>
          </table:table-cell>
          <table:table-cell office:value-type="float" office:value="99.3679" calcext:value-type="float">
            <text:p>99,3679</text:p>
          </table:table-cell>
          <table:table-cell office:value-type="float" office:value="0.632132" calcext:value-type="float">
            <text:p>0,632132</text:p>
          </table:table-cell>
          <table:table-cell office:value-type="float" office:value="68.9054" calcext:value-type="float">
            <text:p>68,9054</text:p>
          </table:table-cell>
          <table:table-cell office:value-type="float" office:value="72.142" calcext:value-type="float">
            <text:p>72,142</text:p>
          </table:table-cell>
          <table:table-cell office:value-type="float" office:value="27.858" calcext:value-type="float">
            <text:p>27,858</text:p>
          </table:table-cell>
          <table:table-cell office:value-type="float" office:value="4.48649" calcext:value-type="float">
            <text:p>4,48649</text:p>
          </table:table-cell>
          <table:table-cell office:value-type="float" office:value="0.0970267" calcext:value-type="float">
            <text:p>0,0970267</text:p>
          </table:table-cell>
          <table:table-cell office:value-type="float" office:value="1.0877" calcext:value-type="float">
            <text:p>1,0877</text:p>
          </table:table-cell>
          <table:table-cell office:value-type="float" office:value="1.0824" calcext:value-type="float">
            <text:p>1,0824</text:p>
          </table:table-cell>
          <table:table-cell table:formula="of:=1000000*[.AD43]/[.F43]" office:value-type="float" office:value="146.27027027027" calcext:value-type="float">
            <text:p>146,27</text:p>
          </table:table-cell>
        </table:table-row>
        <table:table-row table:style-name="ro1">
          <table:table-cell office:value-type="string" calcext:value-type="string">
            <text:p>twonorm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lobal</text:p>
          </table:table-cell>
          <table:table-cell office:value-type="float" office:value="7400" calcext:value-type="float">
            <text:p>7400</text:p>
          </table:table-cell>
          <table:table-cell office:value-type="float" office:value="66276.7" calcext:value-type="float">
            <text:p>66276,7</text:p>
          </table:table-cell>
          <table:table-cell office:value-type="float" office:value="99.9347" calcext:value-type="float">
            <text:p>99,93</text:p>
          </table:table-cell>
          <table:table-cell office:value-type="float" office:value="0.0653153" calcext:value-type="float">
            <text:p>0,07</text:p>
          </table:table-cell>
          <table:table-cell office:value-type="float" office:value="55.4595" calcext:value-type="float">
            <text:p>55,46</text:p>
          </table:table-cell>
          <table:table-cell office:value-type="float" office:value="91.5663" calcext:value-type="float">
            <text:p>91,57</text:p>
          </table:table-cell>
          <table:table-cell office:value-type="float" office:value="8.43373" calcext:value-type="float">
            <text:p>8,43</text:p>
          </table:table-cell>
          <table:table-cell office:value-type="float" office:value="39.4324" calcext:value-type="float">
            <text:p>39,43</text:p>
          </table:table-cell>
          <table:table-cell office:value-type="float" office:value="0.200216" calcext:value-type="float">
            <text:p>0,20022</text:p>
          </table:table-cell>
          <table:table-cell office:value-type="float" office:value="0.35847" calcext:value-type="float">
            <text:p>0,35847</text:p>
          </table:table-cell>
          <table:table-cell office:value-type="float" office:value="0.352117" calcext:value-type="float">
            <text:p>0,3521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6654.4" calcext:value-type="float">
            <text:p>6654,4</text:p>
          </table:table-cell>
          <table:table-cell office:value-type="float" office:value="99.988" calcext:value-type="float">
            <text:p>99,988</text:p>
          </table:table-cell>
          <table:table-cell office:value-type="float" office:value="0.012012" calcext:value-type="float">
            <text:p>0,012012</text:p>
          </table:table-cell>
          <table:table-cell office:value-type="float" office:value="89.1622" calcext:value-type="float">
            <text:p>89,1622</text:p>
          </table:table-cell>
          <table:table-cell office:value-type="float" office:value="91.9454" calcext:value-type="float">
            <text:p>91,9454</text:p>
          </table:table-cell>
          <table:table-cell office:value-type="float" office:value="8.05463" calcext:value-type="float">
            <text:p>8,05463</text:p>
          </table:table-cell>
          <table:table-cell office:value-type="float" office:value="3.02703" calcext:value-type="float">
            <text:p>3,02703</text:p>
          </table:table-cell>
          <table:table-cell office:value-type="float" office:value="0.0953953" calcext:value-type="float">
            <text:p>0,0953953</text:p>
          </table:table-cell>
          <table:table-cell office:value-type="float" office:value="1.21816" calcext:value-type="float">
            <text:p>1,21816</text:p>
          </table:table-cell>
          <table:table-cell office:value-type="float" office:value="1.21298" calcext:value-type="float">
            <text:p>1,21298</text:p>
          </table:table-cell>
          <table:table-cell table:formula="of:=1000000*[.AD44]/[.F44]" office:value-type="float" office:value="163.916216216216" calcext:value-type="float">
            <text:p>163,92</text:p>
          </table:table-cell>
        </table:table-row>
        <table:table-row table:style-name="ro1">
          <table:table-cell office:value-type="string" calcext:value-type="string">
            <text:p>satimage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Global</text:p>
          </table:table-cell>
          <table:table-cell office:value-type="float" office:value="6435" calcext:value-type="float">
            <text:p>6435</text:p>
          </table:table-cell>
          <table:table-cell office:value-type="float" office:value="19603.5" calcext:value-type="float">
            <text:p>19603,5</text:p>
          </table:table-cell>
          <table:table-cell office:value-type="float" office:value="79.8089" calcext:value-type="float">
            <text:p>79,81</text:p>
          </table:table-cell>
          <table:table-cell office:value-type="float" office:value="20.1911" calcext:value-type="float">
            <text:p>20,19</text:p>
          </table:table-cell>
          <table:table-cell office:value-type="float" office:value="64.4444" calcext:value-type="float">
            <text:p>64,44</text:p>
          </table:table-cell>
          <table:table-cell office:value-type="float" office:value="64.6655" calcext:value-type="float">
            <text:p>64,67</text:p>
          </table:table-cell>
          <table:table-cell office:value-type="float" office:value="35.3345" calcext:value-type="float">
            <text:p>35,33</text:p>
          </table:table-cell>
          <table:table-cell office:value-type="float" office:value="0.34188" calcext:value-type="float">
            <text:p>0,34</text:p>
          </table:table-cell>
          <table:table-cell office:value-type="float" office:value="0.225118" calcext:value-type="float">
            <text:p>0,22512</text:p>
          </table:table-cell>
          <table:table-cell office:value-type="float" office:value="0.189953" calcext:value-type="float">
            <text:p>0,18995</text:p>
          </table:table-cell>
          <table:table-cell office:value-type="float" office:value="0.185764" calcext:value-type="float">
            <text:p>0,18576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2148.1" calcext:value-type="float">
            <text:p>2148,1</text:p>
          </table:table-cell>
          <table:table-cell office:value-type="float" office:value="78.6895" calcext:value-type="float">
            <text:p>78,6895</text:p>
          </table:table-cell>
          <table:table-cell office:value-type="float" office:value="21.3105" calcext:value-type="float">
            <text:p>21,3105</text:p>
          </table:table-cell>
          <table:table-cell table:number-columns-repeated="2" office:value-type="float" office:value="65.4079" calcext:value-type="float">
            <text:p>65,4079</text:p>
          </table:table-cell>
          <table:table-cell office:value-type="float" office:value="34.5921" calcext:value-type="float">
            <text:p>34,5921</text:p>
          </table:table-cell>
          <table:table-cell office:value-type="float" office:value="0" calcext:value-type="float">
            <text:p>0</text:p>
          </table:table-cell>
          <table:table-cell office:value-type="float" office:value="0.159477" calcext:value-type="float">
            <text:p>0,159477</text:p>
          </table:table-cell>
          <table:table-cell office:value-type="float" office:value="1.11115" calcext:value-type="float">
            <text:p>1,11115</text:p>
          </table:table-cell>
          <table:table-cell office:value-type="float" office:value="1.10674" calcext:value-type="float">
            <text:p>1,10674</text:p>
          </table:table-cell>
          <table:table-cell table:formula="of:=1000000*[.AD45]/[.F45]" office:value-type="float" office:value="171.987567987568" calcext:value-type="float">
            <text:p>171,99</text:p>
          </table:table-cell>
        </table:table-row>
        <table:table-row table:style-name="ro1">
          <table:table-cell office:value-type="string" calcext:value-type="string">
            <text:p>texture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lobal</text:p>
          </table:table-cell>
          <table:table-cell office:value-type="float" office:value="5500" calcext:value-type="float">
            <text:p>5500</text:p>
          </table:table-cell>
          <table:table-cell office:value-type="float" office:value="36440.1" calcext:value-type="float">
            <text:p>36440,1</text:p>
          </table:table-cell>
          <table:table-cell office:value-type="float" office:value="97.8392" calcext:value-type="float">
            <text:p>97,84</text:p>
          </table:table-cell>
          <table:table-cell office:value-type="float" office:value="2.16081" calcext:value-type="float">
            <text:p>2,16</text:p>
          </table:table-cell>
          <table:table-cell office:value-type="float" office:value="87.7818" calcext:value-type="float">
            <text:p>87,78</text:p>
          </table:table-cell>
          <table:table-cell office:value-type="float" office:value="92.3842" calcext:value-type="float">
            <text:p>92,38</text:p>
          </table:table-cell>
          <table:table-cell office:value-type="float" office:value="7.61577" calcext:value-type="float">
            <text:p>7,62</text:p>
          </table:table-cell>
          <table:table-cell office:value-type="float" office:value="4.98182" calcext:value-type="float">
            <text:p>4,98</text:p>
          </table:table-cell>
          <table:table-cell office:value-type="float" office:value="0.26983" calcext:value-type="float">
            <text:p>0,26983</text:p>
          </table:table-cell>
          <table:table-cell office:value-type="float" office:value="0.208184" calcext:value-type="float">
            <text:p>0,20818</text:p>
          </table:table-cell>
          <table:table-cell office:value-type="float" office:value="0.204308" calcext:value-type="float">
            <text:p>0,2043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3697.4" calcext:value-type="float">
            <text:p>3697,4</text:p>
          </table:table-cell>
          <table:table-cell office:value-type="float" office:value="97.6424" calcext:value-type="float">
            <text:p>97,6424</text:p>
          </table:table-cell>
          <table:table-cell office:value-type="float" office:value="2.35758" calcext:value-type="float">
            <text:p>2,35758</text:p>
          </table:table-cell>
          <table:table-cell office:value-type="float" office:value="93.3273" calcext:value-type="float">
            <text:p>93,3273</text:p>
          </table:table-cell>
          <table:table-cell office:value-type="float" office:value="93.3952" calcext:value-type="float">
            <text:p>93,3952</text:p>
          </table:table-cell>
          <table:table-cell office:value-type="float" office:value="6.6048" calcext:value-type="float">
            <text:p>6,6048</text:p>
          </table:table-cell>
          <table:table-cell office:value-type="float" office:value="0.0727273" calcext:value-type="float">
            <text:p>0,0727273</text:p>
          </table:table-cell>
          <table:table-cell office:value-type="float" office:value="0.157596" calcext:value-type="float">
            <text:p>0,157596</text:p>
          </table:table-cell>
          <table:table-cell office:value-type="float" office:value="0.989954" calcext:value-type="float">
            <text:p>0,989954</text:p>
          </table:table-cell>
          <table:table-cell office:value-type="float" office:value="0.986379" calcext:value-type="float">
            <text:p>0,986379</text:p>
          </table:table-cell>
          <table:table-cell table:formula="of:=1000000*[.AD46]/[.F46]" office:value-type="float" office:value="179.341636363636" calcext:value-type="float">
            <text:p>179,34</text:p>
          </table:table-cell>
        </table:table-row>
        <table:table-row table:style-name="ro1">
          <table:table-cell office:value-type="string" calcext:value-type="string">
            <text:p>letter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lobal</text:p>
          </table:table-cell>
          <table:table-cell office:value-type="float" office:value="20000" calcext:value-type="float">
            <text:p>20000</text:p>
          </table:table-cell>
          <table:table-cell office:value-type="float" office:value="64180.2" calcext:value-type="float">
            <text:p>64180,2</text:p>
          </table:table-cell>
          <table:table-cell office:value-type="float" office:value="81.045" calcext:value-type="float">
            <text:p>81,05</text:p>
          </table:table-cell>
          <table:table-cell office:value-type="float" office:value="18.955" calcext:value-type="float">
            <text:p>18,96</text:p>
          </table:table-cell>
          <table:table-cell office:value-type="float" office:value="73.335" calcext:value-type="float">
            <text:p>73,34</text:p>
          </table:table-cell>
          <table:table-cell office:value-type="float" office:value="73.4084" calcext:value-type="float">
            <text:p>73,41</text:p>
          </table:table-cell>
          <table:table-cell office:value-type="float" office:value="26.5916" calcext:value-type="float">
            <text:p>26,59</text:p>
          </table:table-cell>
          <table:table-cell office:value-type="float" office:value="0.1" calcext:value-type="float">
            <text:p>0,10</text:p>
          </table:table-cell>
          <table:table-cell office:value-type="float" office:value="0.479484" calcext:value-type="float">
            <text:p>0,47948</text:p>
          </table:table-cell>
          <table:table-cell office:value-type="float" office:value="0.16075" calcext:value-type="float">
            <text:p>0,16075</text:p>
          </table:table-cell>
          <table:table-cell office:value-type="float" office:value="0.148535" calcext:value-type="float">
            <text:p>0,14854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7586.9" calcext:value-type="float">
            <text:p>7586,9</text:p>
          </table:table-cell>
          <table:table-cell office:value-type="float" office:value="88.4011" calcext:value-type="float">
            <text:p>88,4011</text:p>
          </table:table-cell>
          <table:table-cell office:value-type="float" office:value="11.5989" calcext:value-type="float">
            <text:p>11,5989</text:p>
          </table:table-cell>
          <table:table-cell office:value-type="float" office:value="77.87" calcext:value-type="float">
            <text:p>77,87</text:p>
          </table:table-cell>
          <table:table-cell office:value-type="float" office:value="77.8817" calcext:value-type="float">
            <text:p>77,8817</text:p>
          </table:table-cell>
          <table:table-cell office:value-type="float" office:value="22.1183" calcext:value-type="float">
            <text:p>22,1183</text:p>
          </table:table-cell>
          <table:table-cell office:value-type="float" office:value="0.015" calcext:value-type="float">
            <text:p>0,015</text:p>
          </table:table-cell>
          <table:table-cell office:value-type="float" office:value="0.217575" calcext:value-type="float">
            <text:p>0,217575</text:p>
          </table:table-cell>
          <table:table-cell office:value-type="float" office:value="3.3899" calcext:value-type="float">
            <text:p>3,3899</text:p>
          </table:table-cell>
          <table:table-cell office:value-type="float" office:value="3.37597" calcext:value-type="float">
            <text:p>3,37597</text:p>
          </table:table-cell>
          <table:table-cell table:formula="of:=1000000*[.AD47]/[.F47]" office:value-type="float" office:value="168.7985" calcext:value-type="float">
            <text:p>168,80</text:p>
          </table:table-cell>
        </table:table-row>
        <table:table-row table:style-name="ro1">
          <table:table-cell table:style-name="ce7" table:number-columns-repeated="5"/>
          <table:table-cell table:style-name="ce10" table:formula="of:=AVERAGE([.F36:.F47])" office:value-type="float" office:value="6080.58333333333" calcext:value-type="float">
            <text:p>6080,58</text:p>
          </table:table-cell>
          <table:table-cell table:style-name="ce10" table:formula="of:=AVERAGE([.G36:.G47])" office:value-type="float" office:value="29124.8833333333" calcext:value-type="float">
            <text:p>29124,88</text:p>
          </table:table-cell>
          <table:table-cell table:style-name="ce10" table:formula="of:=AVERAGE([.H36:.H47])" office:value-type="float" office:value="88.6486083333334" calcext:value-type="float">
            <text:p>88,65</text:p>
          </table:table-cell>
          <table:table-cell table:style-name="ce10" table:formula="of:=AVERAGE([.I36:.I47])" office:value-type="float" office:value="11.351396525" calcext:value-type="float">
            <text:p>11,35</text:p>
          </table:table-cell>
          <table:table-cell table:style-name="ce10" table:formula="of:=AVERAGE([.J36:.J47])" office:value-type="float" office:value="71.6486166666667" calcext:value-type="float">
            <text:p>71,65</text:p>
          </table:table-cell>
          <table:table-cell table:style-name="ce10" table:formula="of:=AVERAGE([.K36:.K47])" office:value-type="float" office:value="77.7082833333333" calcext:value-type="float">
            <text:p>77,71</text:p>
          </table:table-cell>
          <table:table-cell table:style-name="ce10" table:formula="of:=AVERAGE([.L36:.L47])" office:value-type="float" office:value="22.2917166666667" calcext:value-type="float">
            <text:p>22,29</text:p>
          </table:table-cell>
          <table:table-cell table:style-name="ce10" table:formula="of:=AVERAGE([.M36:.M47])" office:value-type="float" office:value="7.102605" calcext:value-type="float">
            <text:p>7,10</text:p>
          </table:table-cell>
          <table:table-cell table:style-name="ce12" table:formula="of:=AVERAGE([.N36:.N47])" office:value-type="float" office:value="0.167659916666667" calcext:value-type="float">
            <text:p>0,16766</text:p>
          </table:table-cell>
          <table:table-cell table:style-name="ce12" table:formula="of:=AVERAGE([.O36:.O47])" office:value-type="float" office:value="0.108292741666667" calcext:value-type="float">
            <text:p>0,10829</text:p>
          </table:table-cell>
          <table:table-cell table:style-name="ce12" table:formula="of:=AVERAGE([.P36:.P47])" office:value-type="float" office:value="0.104216783333333" calcext:value-type="float">
            <text:p>0,10422</text:p>
          </table:table-cell>
          <table:table-cell table:style-name="ce7" table:formula="of:=AVERAGE([.Q36:.Q47])" office:value-type="float" office:value="0" calcext:value-type="float">
            <text:p>0</text:p>
          </table:table-cell>
          <table:table-cell table:style-name="ce7" table:formula="of:=AVERAGE([.R36:.R47])" office:value-type="float" office:value="0" calcext:value-type="float">
            <text:p>0</text:p>
          </table:table-cell>
          <table:table-cell table:style-name="ce7" table:formula="of:=AVERAGE([.S36:.S47])" office:value-type="float" office:value="0" calcext:value-type="float">
            <text:p>0</text:p>
          </table:table-cell>
          <table:table-cell table:style-name="ce10" table:formula="of:=([.P48]/[.F48])*1000000" office:value-type="float" office:value="17.1392739183467" calcext:value-type="float">
            <text:p>17,14</text:p>
          </table:table-cell>
          <table:table-cell/>
          <table:table-cell table:style-name="ce10" table:formula="of:=AVERAGE([.V36:.V47])" office:value-type="float" office:value="91.301775" calcext:value-type="float">
            <text:p>91,30</text:p>
          </table:table-cell>
          <table:table-cell table:style-name="ce10" table:formula="of:=AVERAGE([.W36:.W47])" office:value-type="float" office:value="8.69821866666667" calcext:value-type="float">
            <text:p>8,70</text:p>
          </table:table-cell>
          <table:table-cell table:style-name="ce10" table:formula="of:=AVERAGE([.X36:.X47])" office:value-type="float" office:value="76.91665" calcext:value-type="float">
            <text:p>76,92</text:p>
          </table:table-cell>
          <table:table-cell table:style-name="ce10" table:formula="of:=AVERAGE([.Y36:.Y47])" office:value-type="float" office:value="78.3130666666667" calcext:value-type="float">
            <text:p>78,31</text:p>
          </table:table-cell>
          <table:table-cell table:style-name="ce10" table:formula="of:=AVERAGE([.Z36:.Z47])" office:value-type="float" office:value="21.6869375" calcext:value-type="float">
            <text:p>21,69</text:p>
          </table:table-cell>
          <table:table-cell table:style-name="ce10" table:formula="of:=AVERAGE([.AA36:.AA47])" office:value-type="float" office:value="1.707583775" calcext:value-type="float">
            <text:p>1,71</text:p>
          </table:table-cell>
          <table:table-cell table:style-name="ce10" table:formula="of:=AVERAGE([.AB36:.AB47])" office:value-type="float" office:value="0.0937973916666667" calcext:value-type="float">
            <text:p>0,09</text:p>
          </table:table-cell>
          <table:table-cell table:style-name="ce10" table:formula="of:=AVERAGE([.AC36:.AC47])" office:value-type="float" office:value="0.79965855" calcext:value-type="float">
            <text:p>0,80</text:p>
          </table:table-cell>
          <table:table-cell table:style-name="ce10" table:formula="of:=AVERAGE([.AD36:.AD47])" office:value-type="float" office:value="0.795515225" calcext:value-type="float">
            <text:p>0,80</text:p>
          </table:table-cell>
          <table:table-cell table:style-name="ce10" table:formula="of:=AVERAGE([.AE36:.AE47])" office:value-type="float" office:value="91.9210270483227" calcext:value-type="float">
            <text:p>91,92</text:p>
          </table:table-cell>
        </table:table-row>
        <table:table-row table:style-name="ro1" table:number-rows-repeated="1048527">
          <table:table-cell table:number-columns-repeated="31"/>
        </table:table-row>
        <table:table-row table:style-name="ro1">
          <table:table-cell table:number-columns-repeated="31"/>
        </table:table-row>
      </table:table>
      <table:table table:name="veces20_SinFiltro" table:style-name="ta1"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20" table:default-cell-style-name="Default"/>
        <table:table-column table:style-name="co8" table:default-cell-style-name="ce9"/>
        <table:table-column table:style-name="co11" table:default-cell-style-name="ce9"/>
        <table:table-column table:style-name="co8" table:number-columns-repeated="3" table:default-cell-style-name="ce9"/>
        <table:table-column table:style-name="co10" table:default-cell-style-name="ce9"/>
        <table:table-column table:style-name="co11" table:number-columns-repeated="3" table:default-cell-style-name="ce46"/>
        <table:table-column table:style-name="co3" table:number-columns-repeated="3" table:default-cell-style-name="Default"/>
        <table:table-column table:style-name="co1" table:number-columns-repeated="11" table:default-cell-style-name="Default"/>
        <table:table-column table:style-name="co1" table:default-cell-style-name="ce9"/>
        <table:table-row table:style-name="ro1">
          <table:table-cell table:style-name="ce7" table:number-columns-repeated="5"/>
          <table:table-cell table:style-name="ce8" office:value-type="string" calcext:value-type="string">
            <text:p>Ejemplos</text:p>
          </table:table-cell>
          <table:table-cell table:style-name="ce8" office:value-type="string" calcext:value-type="string">
            <text:p>Patrones</text:p>
          </table:table-cell>
          <table:table-cell table:style-name="ce8" office:value-type="string" calcext:value-type="string">
            <text:p>Train</text:p>
          </table:table-cell>
          <table:table-cell table:style-name="ce8" office:value-type="string" calcext:value-type="string">
            <text:p>Error</text:p>
          </table:table-cell>
          <table:table-cell table:style-name="ce8" office:value-type="string" calcext:value-type="string">
            <text:p>Test</text:p>
          </table:table-cell>
          <table:table-cell table:style-name="ce8" office:value-type="string" calcext:value-type="string">
            <text:p>TestNC</text:p>
          </table:table-cell>
          <table:table-cell table:style-name="ce8" office:value-type="string" calcext:value-type="string">
            <text:p>Error</text:p>
          </table:table-cell>
          <table:table-cell table:style-name="ce8" office:value-type="string" calcext:value-type="string">
            <text:p>%NC</text:p>
          </table:table-cell>
          <table:table-cell table:style-name="ce11" office:value-type="string" calcext:value-type="string">
            <text:p>T_Train</text:p>
          </table:table-cell>
          <table:table-cell table:style-name="ce11" office:value-type="string" calcext:value-type="string">
            <text:p>T_Test</text:p>
          </table:table-cell>
          <table:table-cell table:style-name="ce11" office:value-type="string" calcext:value-type="string">
            <text:p>T_CPU_Test</text:p>
          </table:table-cell>
          <table:table-cell table:style-name="ce7" table:number-columns-repeated="3"/>
          <table:table-cell table:style-name="ce8" office:value-type="string" calcext:value-type="string">
            <text:p>Infer/Exampl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balone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lobal</text:p>
          </table:table-cell>
          <table:table-cell office:value-type="float" office:value="4174" calcext:value-type="float">
            <text:p>4174</text:p>
          </table:table-cell>
          <table:table-cell office:value-type="float" office:value="2551.8" calcext:value-type="float">
            <text:p>2551,8</text:p>
          </table:table-cell>
          <table:table-cell office:value-type="float" office:value="26.725" calcext:value-type="float">
            <text:p>26,73</text:p>
          </table:table-cell>
          <table:table-cell office:value-type="float" office:value="73.275" calcext:value-type="float">
            <text:p>73,28</text:p>
          </table:table-cell>
          <table:table-cell office:value-type="float" office:value="16.9861" calcext:value-type="float">
            <text:p>16,99</text:p>
          </table:table-cell>
          <table:table-cell office:value-type="float" office:value="16.9902" calcext:value-type="float">
            <text:p>16,99</text:p>
          </table:table-cell>
          <table:table-cell office:value-type="float" office:value="83.0098" calcext:value-type="float">
            <text:p>83,01</text:p>
          </table:table-cell>
          <table:table-cell office:value-type="float" office:value="0.0239578" calcext:value-type="float">
            <text:p>0,02</text:p>
          </table:table-cell>
          <table:table-cell office:value-type="float" office:value="0.0618357" calcext:value-type="float">
            <text:p>0,06184</text:p>
          </table:table-cell>
          <table:table-cell office:value-type="float" office:value="0.01902" calcext:value-type="float">
            <text:p>0,01902</text:p>
          </table:table-cell>
          <table:table-cell office:value-type="float" office:value="0.0165502" calcext:value-type="float">
            <text:p>0,0165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anana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lobal</text:p>
          </table:table-cell>
          <table:table-cell office:value-type="float" office:value="5300" calcext:value-type="float">
            <text:p>5300</text:p>
          </table:table-cell>
          <table:table-cell office:value-type="float" office:value="23.9" calcext:value-type="float">
            <text:p>23,9</text:p>
          </table:table-cell>
          <table:table-cell office:value-type="float" office:value="56.364" calcext:value-type="float">
            <text:p>56,36</text:p>
          </table:table-cell>
          <table:table-cell office:value-type="float" office:value="43.636" calcext:value-type="float">
            <text:p>43,64</text:p>
          </table:table-cell>
          <table:table-cell table:number-columns-repeated="2" office:value-type="float" office:value="80.1509" calcext:value-type="float">
            <text:p>80,15</text:p>
          </table:table-cell>
          <table:table-cell office:value-type="float" office:value="19.8491" calcext:value-type="float">
            <text:p>19,85</text:p>
          </table:table-cell>
          <table:table-cell office:value-type="float" office:value="0" calcext:value-type="float">
            <text:p>0,00</text:p>
          </table:table-cell>
          <table:table-cell office:value-type="float" office:value="0.0211519" calcext:value-type="float">
            <text:p>0,02115</text:p>
          </table:table-cell>
          <table:table-cell office:value-type="float" office:value="0.0044685" calcext:value-type="float">
            <text:p>0,00447</text:p>
          </table:table-cell>
          <table:table-cell office:value-type="float" office:value="0.0011498" calcext:value-type="float">
            <text:p>0,0011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upa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lobal</text:p>
          </table:table-cell>
          <table:table-cell office:value-type="float" office:value="345" calcext:value-type="float">
            <text:p>345</text:p>
          </table:table-cell>
          <table:table-cell office:value-type="float" office:value="952.7" calcext:value-type="float">
            <text:p>952,7</text:p>
          </table:table-cell>
          <table:table-cell office:value-type="float" office:value="64.2274" calcext:value-type="float">
            <text:p>64,23</text:p>
          </table:table-cell>
          <table:table-cell office:value-type="float" office:value="35.7726" calcext:value-type="float">
            <text:p>35,77</text:p>
          </table:table-cell>
          <table:table-cell office:value-type="float" office:value="60.8696" calcext:value-type="float">
            <text:p>60,87</text:p>
          </table:table-cell>
          <table:table-cell office:value-type="float" office:value="61.2245" calcext:value-type="float">
            <text:p>61,22</text:p>
          </table:table-cell>
          <table:table-cell office:value-type="float" office:value="38.7755" calcext:value-type="float">
            <text:p>38,78</text:p>
          </table:table-cell>
          <table:table-cell office:value-type="float" office:value="0.57971" calcext:value-type="float">
            <text:p>0,58</text:p>
          </table:table-cell>
          <table:table-cell office:value-type="float" office:value="0.0042851" calcext:value-type="float">
            <text:p>0,00429</text:p>
          </table:table-cell>
          <table:table-cell office:value-type="float" office:value="0.0004332" calcext:value-type="float">
            <text:p>0,00043</text:p>
          </table:table-cell>
          <table:table-cell office:value-type="float" office:value="0.0002333" calcext:value-type="float">
            <text:p>0,0002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eart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Global</text:p>
          </table:table-cell>
          <table:table-cell office:value-type="float" office:value="270" calcext:value-type="float">
            <text:p>270</text:p>
          </table:table-cell>
          <table:table-cell office:value-type="float" office:value="4036.9" calcext:value-type="float">
            <text:p>4036,9</text:p>
          </table:table-cell>
          <table:table-cell office:value-type="float" office:value="99.1289" calcext:value-type="float">
            <text:p>99,13</text:p>
          </table:table-cell>
          <table:table-cell office:value-type="float" office:value="0.871056" calcext:value-type="float">
            <text:p>0,87</text:p>
          </table:table-cell>
          <table:table-cell office:value-type="float" office:value="36.6667" calcext:value-type="float">
            <text:p>36,67</text:p>
          </table:table-cell>
          <table:table-cell office:value-type="float" office:value="90.8257" calcext:value-type="float">
            <text:p>90,83</text:p>
          </table:table-cell>
          <table:table-cell office:value-type="float" office:value="9.17431" calcext:value-type="float">
            <text:p>9,17</text:p>
          </table:table-cell>
          <table:table-cell office:value-type="float" office:value="59.6296" calcext:value-type="float">
            <text:p>59,63</text:p>
          </table:table-cell>
          <table:table-cell office:value-type="float" office:value="0.0087526" calcext:value-type="float">
            <text:p>0,00875</text:p>
          </table:table-cell>
          <table:table-cell office:value-type="float" office:value="0.0005062" calcext:value-type="float">
            <text:p>0,00051</text:p>
          </table:table-cell>
          <table:table-cell office:value-type="float" office:value="0.0003358" calcext:value-type="float">
            <text:p>0,0003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ris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lobal</text:p>
          </table:table-cell>
          <table:table-cell office:value-type="float" office:value="150" calcext:value-type="float">
            <text:p>150</text:p>
          </table:table-cell>
          <table:table-cell office:value-type="float" office:value="182.4" calcext:value-type="float">
            <text:p>182,4</text:p>
          </table:table-cell>
          <table:table-cell office:value-type="float" office:value="87.4654" calcext:value-type="float">
            <text:p>87,47</text:p>
          </table:table-cell>
          <table:table-cell office:value-type="float" office:value="12.5346" calcext:value-type="float">
            <text:p>12,53</text:p>
          </table:table-cell>
          <table:table-cell table:number-columns-repeated="2" office:value-type="float" office:value="95.3333" calcext:value-type="float">
            <text:p>95,33</text:p>
          </table:table-cell>
          <table:table-cell office:value-type="float" office:value="4.66667" calcext:value-type="float">
            <text:p>4,67</text:p>
          </table:table-cell>
          <table:table-cell office:value-type="float" office:value="0" calcext:value-type="float">
            <text:p>0,00</text:p>
          </table:table-cell>
          <table:table-cell office:value-type="float" office:value="0.0019982" calcext:value-type="float">
            <text:p>0,00200</text:p>
          </table:table-cell>
          <table:table-cell office:value-type="float" office:value="0.0002114" calcext:value-type="float">
            <text:p>0,00021</text:p>
          </table:table-cell>
          <table:table-cell office:value-type="float" office:value="0.0000829" calcext:value-type="float">
            <text:p>0,0000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ed7digit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lobal</text:p>
          </table:table-cell>
          <table:table-cell office:value-type="float" office:value="500" calcext:value-type="float">
            <text:p>500</text:p>
          </table:table-cell>
          <table:table-cell office:value-type="float" office:value="81.9" calcext:value-type="float">
            <text:p>81,9</text:p>
          </table:table-cell>
          <table:table-cell office:value-type="float" office:value="79.8444" calcext:value-type="float">
            <text:p>79,84</text:p>
          </table:table-cell>
          <table:table-cell office:value-type="float" office:value="20.1556" calcext:value-type="float">
            <text:p>20,16</text:p>
          </table:table-cell>
          <table:table-cell office:value-type="float" office:value="63" calcext:value-type="float">
            <text:p>63,00</text:p>
          </table:table-cell>
          <table:table-cell office:value-type="float" office:value="76.087" calcext:value-type="float">
            <text:p>76,09</text:p>
          </table:table-cell>
          <table:table-cell office:value-type="float" office:value="23.913" calcext:value-type="float">
            <text:p>23,91</text:p>
          </table:table-cell>
          <table:table-cell office:value-type="float" office:value="17.2" calcext:value-type="float">
            <text:p>17,20</text:p>
          </table:table-cell>
          <table:table-cell office:value-type="float" office:value="0.0022574" calcext:value-type="float">
            <text:p>0,00226</text:p>
          </table:table-cell>
          <table:table-cell office:value-type="float" office:value="0.0004258" calcext:value-type="float">
            <text:p>0,00043</text:p>
          </table:table-cell>
          <table:table-cell office:value-type="float" office:value="0.0001658" calcext:value-type="float">
            <text:p>0,0001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ammographic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obal</text:p>
          </table:table-cell>
          <table:table-cell office:value-type="float" office:value="830" calcext:value-type="float">
            <text:p>830</text:p>
          </table:table-cell>
          <table:table-cell office:value-type="float" office:value="236.9" calcext:value-type="float">
            <text:p>236,9</text:p>
          </table:table-cell>
          <table:table-cell office:value-type="float" office:value="86.6408" calcext:value-type="float">
            <text:p>86,64</text:p>
          </table:table-cell>
          <table:table-cell office:value-type="float" office:value="13.3592" calcext:value-type="float">
            <text:p>13,36</text:p>
          </table:table-cell>
          <table:table-cell office:value-type="float" office:value="77.3494" calcext:value-type="float">
            <text:p>77,35</text:p>
          </table:table-cell>
          <table:table-cell office:value-type="float" office:value="81.7834" calcext:value-type="float">
            <text:p>81,78</text:p>
          </table:table-cell>
          <table:table-cell office:value-type="float" office:value="18.2166" calcext:value-type="float">
            <text:p>18,22</text:p>
          </table:table-cell>
          <table:table-cell office:value-type="float" office:value="5.42169" calcext:value-type="float">
            <text:p>5,42</text:p>
          </table:table-cell>
          <table:table-cell office:value-type="float" office:value="0.0039973" calcext:value-type="float">
            <text:p>0,00400</text:p>
          </table:table-cell>
          <table:table-cell office:value-type="float" office:value="0.0006782" calcext:value-type="float">
            <text:p>0,00068</text:p>
          </table:table-cell>
          <table:table-cell office:value-type="float" office:value="0.0002398" calcext:value-type="float">
            <text:p>0,0002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newthyroid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Global</text:p>
          </table:table-cell>
          <table:table-cell office:value-type="float" office:value="215" calcext:value-type="float">
            <text:p>215</text:p>
          </table:table-cell>
          <table:table-cell office:value-type="float" office:value="359.9" calcext:value-type="float">
            <text:p>359,9</text:p>
          </table:table-cell>
          <table:table-cell office:value-type="float" office:value="87.1313" calcext:value-type="float">
            <text:p>87,13</text:p>
          </table:table-cell>
          <table:table-cell office:value-type="float" office:value="12.8687" calcext:value-type="float">
            <text:p>12,87</text:p>
          </table:table-cell>
          <table:table-cell office:value-type="float" office:value="93.0233" calcext:value-type="float">
            <text:p>93,02</text:p>
          </table:table-cell>
          <table:table-cell office:value-type="float" office:value="93.4579" calcext:value-type="float">
            <text:p>93,46</text:p>
          </table:table-cell>
          <table:table-cell office:value-type="float" office:value="6.54206" calcext:value-type="float">
            <text:p>6,54</text:p>
          </table:table-cell>
          <table:table-cell office:value-type="float" office:value="0.465116" calcext:value-type="float">
            <text:p>0,47</text:p>
          </table:table-cell>
          <table:table-cell office:value-type="float" office:value="0.0020771" calcext:value-type="float">
            <text:p>0,00208</text:p>
          </table:table-cell>
          <table:table-cell office:value-type="float" office:value="0.0001949" calcext:value-type="float">
            <text:p>0,00019</text:p>
          </table:table-cell>
          <table:table-cell office:value-type="float" office:value="0.0000731" calcext:value-type="float">
            <text:p>0,0000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age-blocks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lobal</text:p>
          </table:table-cell>
          <table:table-cell office:value-type="float" office:value="5472" calcext:value-type="float">
            <text:p>5472</text:p>
          </table:table-cell>
          <table:table-cell office:value-type="float" office:value="2429.8" calcext:value-type="float">
            <text:p>2429,8</text:p>
          </table:table-cell>
          <table:table-cell office:value-type="float" office:value="92.6326" calcext:value-type="float">
            <text:p>92,63</text:p>
          </table:table-cell>
          <table:table-cell office:value-type="float" office:value="7.36742" calcext:value-type="float">
            <text:p>7,37</text:p>
          </table:table-cell>
          <table:table-cell office:value-type="float" office:value="94.7734" calcext:value-type="float">
            <text:p>94,77</text:p>
          </table:table-cell>
          <table:table-cell office:value-type="float" office:value="94.8427" calcext:value-type="float">
            <text:p>94,84</text:p>
          </table:table-cell>
          <table:table-cell office:value-type="float" office:value="5.15728" calcext:value-type="float">
            <text:p>5,16</text:p>
          </table:table-cell>
          <table:table-cell office:value-type="float" office:value="0.0730994" calcext:value-type="float">
            <text:p>0,07</text:p>
          </table:table-cell>
          <table:table-cell office:value-type="float" office:value="0.0726303" calcext:value-type="float">
            <text:p>0,07263</text:p>
          </table:table-cell>
          <table:table-cell office:value-type="float" office:value="0.0066168" calcext:value-type="float">
            <text:p>0,00662</text:p>
          </table:table-cell>
          <table:table-cell office:value-type="float" office:value="0.0036055" calcext:value-type="float">
            <text:p>0,0036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honeme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Global</text:p>
          </table:table-cell>
          <table:table-cell office:value-type="float" office:value="5404" calcext:value-type="float">
            <text:p>5404</text:p>
          </table:table-cell>
          <table:table-cell office:value-type="float" office:value="1055.7" calcext:value-type="float">
            <text:p>1055,7</text:p>
          </table:table-cell>
          <table:table-cell office:value-type="float" office:value="76.2995" calcext:value-type="float">
            <text:p>76,30</text:p>
          </table:table-cell>
          <table:table-cell office:value-type="float" office:value="23.7005" calcext:value-type="float">
            <text:p>23,70</text:p>
          </table:table-cell>
          <table:table-cell table:number-columns-repeated="2" office:value-type="float" office:value="79.2746" calcext:value-type="float">
            <text:p>79,27</text:p>
          </table:table-cell>
          <table:table-cell office:value-type="float" office:value="20.7254" calcext:value-type="float">
            <text:p>20,73</text:p>
          </table:table-cell>
          <table:table-cell office:value-type="float" office:value="0" calcext:value-type="float">
            <text:p>0,00</text:p>
          </table:table-cell>
          <table:table-cell office:value-type="float" office:value="0.0516078" calcext:value-type="float">
            <text:p>0,05161</text:p>
          </table:table-cell>
          <table:table-cell office:value-type="float" office:value="0.0051749" calcext:value-type="float">
            <text:p>0,00517</text:p>
          </table:table-cell>
          <table:table-cell office:value-type="float" office:value="0.0023984" calcext:value-type="float">
            <text:p>0,0024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ima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lobal</text:p>
          </table:table-cell>
          <table:table-cell office:value-type="float" office:value="768" calcext:value-type="float">
            <text:p>768</text:p>
          </table:table-cell>
          <table:table-cell office:value-type="float" office:value="4128.3" calcext:value-type="float">
            <text:p>4128,3</text:p>
          </table:table-cell>
          <table:table-cell office:value-type="float" office:value="80.2714" calcext:value-type="float">
            <text:p>80,27</text:p>
          </table:table-cell>
          <table:table-cell office:value-type="float" office:value="19.7286" calcext:value-type="float">
            <text:p>19,73</text:p>
          </table:table-cell>
          <table:table-cell office:value-type="float" office:value="70.0521" calcext:value-type="float">
            <text:p>70,05</text:p>
          </table:table-cell>
          <table:table-cell office:value-type="float" office:value="70.8827" calcext:value-type="float">
            <text:p>70,88</text:p>
          </table:table-cell>
          <table:table-cell office:value-type="float" office:value="29.1173" calcext:value-type="float">
            <text:p>29,12</text:p>
          </table:table-cell>
          <table:table-cell office:value-type="float" office:value="1.17188" calcext:value-type="float">
            <text:p>1,17</text:p>
          </table:table-cell>
          <table:table-cell office:value-type="float" office:value="0.0105508" calcext:value-type="float">
            <text:p>0,01055</text:p>
          </table:table-cell>
          <table:table-cell office:value-type="float" office:value="0.0009976" calcext:value-type="float">
            <text:p>0,00100</text:p>
          </table:table-cell>
          <table:table-cell office:value-type="float" office:value="0.0005815" calcext:value-type="float">
            <text:p>0,0005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aheart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lobal</text:p>
          </table:table-cell>
          <table:table-cell office:value-type="float" office:value="462" calcext:value-type="float">
            <text:p>462</text:p>
          </table:table-cell>
          <table:table-cell office:value-type="float" office:value="4768.1" calcext:value-type="float">
            <text:p>4768,1</text:p>
          </table:table-cell>
          <table:table-cell office:value-type="float" office:value="87.4916" calcext:value-type="float">
            <text:p>87,49</text:p>
          </table:table-cell>
          <table:table-cell office:value-type="float" office:value="12.5084" calcext:value-type="float">
            <text:p>12,51</text:p>
          </table:table-cell>
          <table:table-cell office:value-type="float" office:value="65.368" calcext:value-type="float">
            <text:p>65,37</text:p>
          </table:table-cell>
          <table:table-cell office:value-type="float" office:value="66.9623" calcext:value-type="float">
            <text:p>66,96</text:p>
          </table:table-cell>
          <table:table-cell office:value-type="float" office:value="33.0377" calcext:value-type="float">
            <text:p>33,04</text:p>
          </table:table-cell>
          <table:table-cell office:value-type="float" office:value="2.38095" calcext:value-type="float">
            <text:p>2,38</text:p>
          </table:table-cell>
          <table:table-cell office:value-type="float" office:value="0.008397" calcext:value-type="float">
            <text:p>0,00840</text:p>
          </table:table-cell>
          <table:table-cell office:value-type="float" office:value="0.000717" calcext:value-type="float">
            <text:p>0,00072</text:p>
          </table:table-cell>
          <table:table-cell office:value-type="float" office:value="0.0004531" calcext:value-type="float">
            <text:p>0,0004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huttle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lobal</text:p>
          </table:table-cell>
          <table:table-cell office:value-type="float" office:value="57999" calcext:value-type="float">
            <text:p>57999</text:p>
          </table:table-cell>
          <table:table-cell office:value-type="float" office:value="1083.3" calcext:value-type="float">
            <text:p>1083,3</text:p>
          </table:table-cell>
          <table:table-cell office:value-type="float" office:value="85.3584" calcext:value-type="float">
            <text:p>85,36</text:p>
          </table:table-cell>
          <table:table-cell office:value-type="float" office:value="14.6416" calcext:value-type="float">
            <text:p>14,64</text:p>
          </table:table-cell>
          <table:table-cell office:value-type="float" office:value="90.336" calcext:value-type="float">
            <text:p>90,34</text:p>
          </table:table-cell>
          <table:table-cell office:value-type="float" office:value="90.3438" calcext:value-type="float">
            <text:p>90,34</text:p>
          </table:table-cell>
          <table:table-cell office:value-type="float" office:value="9.65617" calcext:value-type="float">
            <text:p>9,66</text:p>
          </table:table-cell>
          <table:table-cell office:value-type="float" office:value="0.00862084" calcext:value-type="float">
            <text:p>0,01</text:p>
          </table:table-cell>
          <table:table-cell office:value-type="float" office:value="0.719097" calcext:value-type="float">
            <text:p>0,71910</text:p>
          </table:table-cell>
          <table:table-cell office:value-type="float" office:value="0.0978805" calcext:value-type="float">
            <text:p>0,09788</text:p>
          </table:table-cell>
          <table:table-cell office:value-type="float" office:value="0.0662059" calcext:value-type="float">
            <text:p>0,0662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style-name="ce7" table:number-columns-repeated="5"/>
          <table:table-cell table:style-name="ce10" table:formula="of:=AVERAGE([.F2:.F14])" office:value-type="float" office:value="6299.15384615385" calcext:value-type="float">
            <text:p>6299,15</text:p>
          </table:table-cell>
          <table:table-cell table:style-name="ce10" table:formula="of:=AVERAGE([.G2:.G14])" office:value-type="float" office:value="1683.96923076923" calcext:value-type="float">
            <text:p>1683,97</text:p>
          </table:table-cell>
          <table:table-cell table:style-name="ce10" table:formula="of:=AVERAGE([.H2:.H14])" office:value-type="float" office:value="77.6600538461539" calcext:value-type="float">
            <text:p>77,66</text:p>
          </table:table-cell>
          <table:table-cell table:style-name="ce10" table:formula="of:=AVERAGE([.I2:.I14])" office:value-type="float" office:value="22.3399443076923" calcext:value-type="float">
            <text:p>22,34</text:p>
          </table:table-cell>
          <table:table-cell table:style-name="ce10" table:formula="of:=AVERAGE([.J2:.J14])" office:value-type="float" office:value="71.0141076923077" calcext:value-type="float">
            <text:p>71,01</text:p>
          </table:table-cell>
          <table:table-cell table:style-name="ce10" table:formula="of:=AVERAGE([.K2:.K14])" office:value-type="float" office:value="76.7814615384615" calcext:value-type="float">
            <text:p>76,78</text:p>
          </table:table-cell>
          <table:table-cell table:style-name="ce10" table:formula="of:=AVERAGE([.L2:.L14])" office:value-type="float" office:value="23.21853" calcext:value-type="float">
            <text:p>23,22</text:p>
          </table:table-cell>
          <table:table-cell table:style-name="ce10" table:formula="of:=AVERAGE([.M2:.M14])" office:value-type="float" office:value="6.68881723384616" calcext:value-type="float">
            <text:p>6,69</text:p>
          </table:table-cell>
          <table:table-cell table:style-name="ce12" table:formula="of:=AVERAGE([.N2:.N14])" office:value-type="float" office:value="0.0745106307692308" calcext:value-type="float">
            <text:p>0,07451</text:p>
          </table:table-cell>
          <table:table-cell table:style-name="ce12" table:formula="of:=AVERAGE([.O2:.O14])" office:value-type="float" office:value="0.0105634615384615" calcext:value-type="float">
            <text:p>0,01056</text:p>
          </table:table-cell>
          <table:table-cell table:style-name="ce12" table:formula="of:=AVERAGE([.P2:.P14])" office:value-type="float" office:value="0.0070827" calcext:value-type="float">
            <text:p>0,00708</text:p>
          </table:table-cell>
          <table:table-cell table:style-name="ce7" table:number-columns-repeated="3"/>
          <table:table-cell table:style-name="ce10" table:formula="of:=([.P15]/[.F15])*1000000" office:value-type="float" office:value="1.12438911209076" calcext:value-type="float">
            <text:p>1,1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dult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lobal</text:p>
          </table:table-cell>
          <table:table-cell office:value-type="float" office:value="45222" calcext:value-type="float">
            <text:p>45222</text:p>
          </table:table-cell>
          <table:table-cell office:value-type="float" office:value="230729" calcext:value-type="float">
            <text:p>230729</text:p>
          </table:table-cell>
          <table:table-cell office:value-type="float" office:value="88.2099" calcext:value-type="float">
            <text:p>88,21</text:p>
          </table:table-cell>
          <table:table-cell office:value-type="float" office:value="11.7901" calcext:value-type="float">
            <text:p>11,79</text:p>
          </table:table-cell>
          <table:table-cell office:value-type="float" office:value="67.2106" calcext:value-type="float">
            <text:p>67,21</text:p>
          </table:table-cell>
          <table:table-cell office:value-type="float" office:value="81.9599" calcext:value-type="float">
            <text:p>81,96</text:p>
          </table:table-cell>
          <table:table-cell office:value-type="float" office:value="18.0401" calcext:value-type="float">
            <text:p>18,04</text:p>
          </table:table-cell>
          <table:table-cell office:value-type="float" office:value="17.9957" calcext:value-type="float">
            <text:p>18,00</text:p>
          </table:table-cell>
          <table:table-cell office:value-type="float" office:value="1.48676" calcext:value-type="float">
            <text:p>1,48676</text:p>
          </table:table-cell>
          <table:table-cell office:value-type="float" office:value="0.1005" calcext:value-type="float">
            <text:p>0,10050</text:p>
          </table:table-cell>
          <table:table-cell office:value-type="float" office:value="0.0690724" calcext:value-type="float">
            <text:p>0,0690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ustralian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lobal</text:p>
          </table:table-cell>
          <table:table-cell office:value-type="float" office:value="690" calcext:value-type="float">
            <text:p>690</text:p>
          </table:table-cell>
          <table:table-cell office:value-type="float" office:value="7891" calcext:value-type="float">
            <text:p>7891</text:p>
          </table:table-cell>
          <table:table-cell office:value-type="float" office:value="94.7264" calcext:value-type="float">
            <text:p>94,73</text:p>
          </table:table-cell>
          <table:table-cell office:value-type="float" office:value="5.27364" calcext:value-type="float">
            <text:p>5,27</text:p>
          </table:table-cell>
          <table:table-cell office:value-type="float" office:value="65.942" calcext:value-type="float">
            <text:p>65,94</text:p>
          </table:table-cell>
          <table:table-cell office:value-type="float" office:value="82.878" calcext:value-type="float">
            <text:p>82,88</text:p>
          </table:table-cell>
          <table:table-cell office:value-type="float" office:value="17.122" calcext:value-type="float">
            <text:p>17,12</text:p>
          </table:table-cell>
          <table:table-cell office:value-type="float" office:value="20.4348" calcext:value-type="float">
            <text:p>20,43</text:p>
          </table:table-cell>
          <table:table-cell office:value-type="float" office:value="0.0174244" calcext:value-type="float">
            <text:p>0,01742</text:p>
          </table:table-cell>
          <table:table-cell office:value-type="float" office:value="0.0011295" calcext:value-type="float">
            <text:p>0,00113</text:p>
          </table:table-cell>
          <table:table-cell office:value-type="float" office:value="0.0007372" calcext:value-type="float">
            <text:p>0,0007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rx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lobal</text:p>
          </table:table-cell>
          <table:table-cell office:value-type="float" office:value="653" calcext:value-type="float">
            <text:p>653</text:p>
          </table:table-cell>
          <table:table-cell office:value-type="float" office:value="8138" calcext:value-type="float">
            <text:p>8138</text:p>
          </table:table-cell>
          <table:table-cell office:value-type="float" office:value="97.049" calcext:value-type="float">
            <text:p>97,05</text:p>
          </table:table-cell>
          <table:table-cell office:value-type="float" office:value="2.95102" calcext:value-type="float">
            <text:p>2,95</text:p>
          </table:table-cell>
          <table:table-cell office:value-type="float" office:value="51.3017" calcext:value-type="float">
            <text:p>51,30</text:p>
          </table:table-cell>
          <table:table-cell office:value-type="float" office:value="86.5633" calcext:value-type="float">
            <text:p>86,56</text:p>
          </table:table-cell>
          <table:table-cell office:value-type="float" office:value="13.4367" calcext:value-type="float">
            <text:p>13,44</text:p>
          </table:table-cell>
          <table:table-cell office:value-type="float" office:value="40.7351" calcext:value-type="float">
            <text:p>40,74</text:p>
          </table:table-cell>
          <table:table-cell office:value-type="float" office:value="0.0166651" calcext:value-type="float">
            <text:p>0,01667</text:p>
          </table:table-cell>
          <table:table-cell office:value-type="float" office:value="0.0011259" calcext:value-type="float">
            <text:p>0,00113</text:p>
          </table:table-cell>
          <table:table-cell office:value-type="float" office:value="0.0007536" calcext:value-type="float">
            <text:p>0,0007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ensus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lobal</text:p>
          </table:table-cell>
          <table:table-cell office:value-type="float" office:value="142521" calcext:value-type="float">
            <text:p>142521</text:p>
          </table:table-cell>
          <table:table-cell table:style-name="ce13" office:value-type="float" office:value="1088200" calcext:value-type="float">
            <text:p>1,09E+06</text:p>
          </table:table-cell>
          <table:table-cell office:value-type="float" office:value="98.5808" calcext:value-type="float">
            <text:p>98,58</text:p>
          </table:table-cell>
          <table:table-cell office:value-type="float" office:value="1.41922" calcext:value-type="float">
            <text:p>1,42</text:p>
          </table:table-cell>
          <table:table-cell office:value-type="float" office:value="49.2517" calcext:value-type="float">
            <text:p>49,25</text:p>
          </table:table-cell>
          <table:table-cell office:value-type="float" office:value="96.2775" calcext:value-type="float">
            <text:p>96,28</text:p>
          </table:table-cell>
          <table:table-cell office:value-type="float" office:value="3.7225" calcext:value-type="float">
            <text:p>3,72</text:p>
          </table:table-cell>
          <table:table-cell office:value-type="float" office:value="48.844" calcext:value-type="float">
            <text:p>48,84</text:p>
          </table:table-cell>
          <table:table-cell office:value-type="float" office:value="14.3208" calcext:value-type="float">
            <text:p>14,32080</text:p>
          </table:table-cell>
          <table:table-cell office:value-type="float" office:value="0.688624" calcext:value-type="float">
            <text:p>0,68862</text:p>
          </table:table-cell>
          <table:table-cell office:value-type="float" office:value="0.618869" calcext:value-type="float">
            <text:p>0,6188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oil200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lobal</text:p>
          </table:table-cell>
          <table:table-cell office:value-type="float" office:value="9822" calcext:value-type="float">
            <text:p>9822</text:p>
          </table:table-cell>
          <table:table-cell office:value-type="float" office:value="20919.3" calcext:value-type="float">
            <text:p>20919,3</text:p>
          </table:table-cell>
          <table:table-cell office:value-type="float" office:value="98.5095" calcext:value-type="float">
            <text:p>98,51</text:p>
          </table:table-cell>
          <table:table-cell office:value-type="float" office:value="1.49053" calcext:value-type="float">
            <text:p>1,49</text:p>
          </table:table-cell>
          <table:table-cell office:value-type="float" office:value="24.6284" calcext:value-type="float">
            <text:p>24,63</text:p>
          </table:table-cell>
          <table:table-cell office:value-type="float" office:value="91.7678" calcext:value-type="float">
            <text:p>91,77</text:p>
          </table:table-cell>
          <table:table-cell office:value-type="float" office:value="8.23217" calcext:value-type="float">
            <text:p>8,23</text:p>
          </table:table-cell>
          <table:table-cell office:value-type="float" office:value="73.1623" calcext:value-type="float">
            <text:p>73,16</text:p>
          </table:table-cell>
          <table:table-cell office:value-type="float" office:value="0.980455" calcext:value-type="float">
            <text:p>0,98046</text:p>
          </table:table-cell>
          <table:table-cell office:value-type="float" office:value="0.0875491" calcext:value-type="float">
            <text:p>0,08755</text:p>
          </table:table-cell>
          <table:table-cell office:value-type="float" office:value="0.0805468" calcext:value-type="float">
            <text:p>0,0805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ovtype_2_vs_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lobal</text:p>
          </table:table-cell>
          <table:table-cell office:value-type="float" office:value="495141" calcext:value-type="float">
            <text:p>495141</text:p>
          </table:table-cell>
          <table:table-cell office:value-type="float" office:value="251272" calcext:value-type="float">
            <text:p>251272</text:p>
          </table:table-cell>
          <table:table-cell office:value-type="float" office:value="81.2785" calcext:value-type="float">
            <text:p>81,28</text:p>
          </table:table-cell>
          <table:table-cell office:value-type="float" office:value="18.7215" calcext:value-type="float">
            <text:p>18,72</text:p>
          </table:table-cell>
          <table:table-cell office:value-type="float" office:value="85.3163" calcext:value-type="float">
            <text:p>85,32</text:p>
          </table:table-cell>
          <table:table-cell office:value-type="float" office:value="85.318" calcext:value-type="float">
            <text:p>85,32</text:p>
          </table:table-cell>
          <table:table-cell office:value-type="float" office:value="14.682" calcext:value-type="float">
            <text:p>14,68</text:p>
          </table:table-cell>
          <table:table-cell office:value-type="float" office:value="0.00201963" calcext:value-type="float">
            <text:p>0,00</text:p>
          </table:table-cell>
          <table:table-cell office:value-type="float" office:value="113.443" calcext:value-type="float">
            <text:p>113,44300</text:p>
          </table:table-cell>
          <table:table-cell office:value-type="float" office:value="2.60494" calcext:value-type="float">
            <text:p>2,60494</text:p>
          </table:table-cell>
          <table:table-cell office:value-type="float" office:value="2.50774" calcext:value-type="float">
            <text:p>2,5077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ars_0_vs_4_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Global</text:p>
          </table:table-cell>
          <table:table-cell office:value-type="float" office:value="62123" calcext:value-type="float">
            <text:p>62123</text:p>
          </table:table-cell>
          <table:table-cell office:value-type="float" office:value="174100" calcext:value-type="float">
            <text:p>174100</text:p>
          </table:table-cell>
          <table:table-cell office:value-type="float" office:value="100" calcext:value-type="float">
            <text:p>100,00</text:p>
          </table:table-cell>
          <table:table-cell office:value-type="float" office:value="0" calcext:value-type="float">
            <text:p>0,00</text:p>
          </table:table-cell>
          <table:table-cell office:value-type="float" office:value="48.28" calcext:value-type="float">
            <text:p>48,28</text:p>
          </table:table-cell>
          <table:table-cell office:value-type="float" office:value="100" calcext:value-type="float">
            <text:p>100,00</text:p>
          </table:table-cell>
          <table:table-cell office:value-type="float" office:value="0" calcext:value-type="float">
            <text:p>0,00</text:p>
          </table:table-cell>
          <table:table-cell office:value-type="float" office:value="51.72" calcext:value-type="float">
            <text:p>51,72</text:p>
          </table:table-cell>
          <table:table-cell office:value-type="float" office:value="2.40216" calcext:value-type="float">
            <text:p>2,40216</text:p>
          </table:table-cell>
          <table:table-cell office:value-type="float" office:value="0.218557" calcext:value-type="float">
            <text:p>0,21856</text:p>
          </table:table-cell>
          <table:table-cell office:value-type="float" office:value="0.178378" calcext:value-type="float">
            <text:p>0,1783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german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lobal</text:p>
          </table:table-cell>
          <table:table-cell office:value-type="float" office:value="1000" calcext:value-type="float">
            <text:p>1000</text:p>
          </table:table-cell>
          <table:table-cell office:value-type="float" office:value="6829.4" calcext:value-type="float">
            <text:p>6829,4</text:p>
          </table:table-cell>
          <table:table-cell office:value-type="float" office:value="100" calcext:value-type="float">
            <text:p>100,00</text:p>
          </table:table-cell>
          <table:table-cell office:value-type="float" office:value="0" calcext:value-type="float">
            <text:p>0,00</text:p>
          </table:table-cell>
          <table:table-cell office:value-type="float" office:value="0.6" calcext:value-type="float">
            <text:p>0,60</text:p>
          </table:table-cell>
          <table:table-cell office:value-type="float" office:value="100" calcext:value-type="float">
            <text:p>100,00</text:p>
          </table:table-cell>
          <table:table-cell office:value-type="float" office:value="0" calcext:value-type="float">
            <text:p>0,00</text:p>
          </table:table-cell>
          <table:table-cell office:value-type="float" office:value="99.4" calcext:value-type="float">
            <text:p>99,40</text:p>
          </table:table-cell>
          <table:table-cell office:value-type="float" office:value="0.0258268" calcext:value-type="float">
            <text:p>0,02583</text:p>
          </table:table-cell>
          <table:table-cell office:value-type="float" office:value="0.001799" calcext:value-type="float">
            <text:p>0,00180</text:p>
          </table:table-cell>
          <table:table-cell office:value-type="float" office:value="0.0012412" calcext:value-type="float">
            <text:p>0,0012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agic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lobal</text:p>
          </table:table-cell>
          <table:table-cell office:value-type="float" office:value="19020" calcext:value-type="float">
            <text:p>19020</text:p>
          </table:table-cell>
          <table:table-cell office:value-type="float" office:value="18137.9" calcext:value-type="float">
            <text:p>18137,9</text:p>
          </table:table-cell>
          <table:table-cell office:value-type="float" office:value="80.2878" calcext:value-type="float">
            <text:p>80,29</text:p>
          </table:table-cell>
          <table:table-cell office:value-type="float" office:value="19.7122" calcext:value-type="float">
            <text:p>19,71</text:p>
          </table:table-cell>
          <table:table-cell office:value-type="float" office:value="83.5226" calcext:value-type="float">
            <text:p>83,52</text:p>
          </table:table-cell>
          <table:table-cell office:value-type="float" office:value="83.5402" calcext:value-type="float">
            <text:p>83,54</text:p>
          </table:table-cell>
          <table:table-cell office:value-type="float" office:value="16.4598" calcext:value-type="float">
            <text:p>16,46</text:p>
          </table:table-cell>
          <table:table-cell office:value-type="float" office:value="0.0210305" calcext:value-type="float">
            <text:p>0,02</text:p>
          </table:table-cell>
          <table:table-cell office:value-type="float" office:value="0.248639" calcext:value-type="float">
            <text:p>0,24864</text:p>
          </table:table-cell>
          <table:table-cell office:value-type="float" office:value="0.0340241" calcext:value-type="float">
            <text:p>0,03402</text:p>
          </table:table-cell>
          <table:table-cell office:value-type="float" office:value="0.0242704" calcext:value-type="float">
            <text:p>0,0242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hyroid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lobal</text:p>
          </table:table-cell>
          <table:table-cell office:value-type="float" office:value="7200" calcext:value-type="float">
            <text:p>7200</text:p>
          </table:table-cell>
          <table:table-cell office:value-type="float" office:value="9961.7" calcext:value-type="float">
            <text:p>9961,7</text:p>
          </table:table-cell>
          <table:table-cell office:value-type="float" office:value="91.5467" calcext:value-type="float">
            <text:p>91,55</text:p>
          </table:table-cell>
          <table:table-cell office:value-type="float" office:value="8.45335" calcext:value-type="float">
            <text:p>8,45</text:p>
          </table:table-cell>
          <table:table-cell office:value-type="float" office:value="92.4167" calcext:value-type="float">
            <text:p>92,42</text:p>
          </table:table-cell>
          <table:table-cell office:value-type="float" office:value="93.4944" calcext:value-type="float">
            <text:p>93,49</text:p>
          </table:table-cell>
          <table:table-cell office:value-type="float" office:value="6.50555" calcext:value-type="float">
            <text:p>6,51</text:p>
          </table:table-cell>
          <table:table-cell office:value-type="float" office:value="1.15278" calcext:value-type="float">
            <text:p>1,15</text:p>
          </table:table-cell>
          <table:table-cell office:value-type="float" office:value="0.138437" calcext:value-type="float">
            <text:p>0,13844</text:p>
          </table:table-cell>
          <table:table-cell office:value-type="float" office:value="0.0120462" calcext:value-type="float">
            <text:p>0,01205</text:p>
          </table:table-cell>
          <table:table-cell office:value-type="float" office:value="0.008267" calcext:value-type="float">
            <text:p>0,0082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style-name="ce7" table:number-columns-repeated="5"/>
          <table:table-cell table:style-name="ce10" table:formula="of:=AVERAGE([.F16:.F25])" office:value-type="float" office:value="78339.2" calcext:value-type="float">
            <text:p>78339,20</text:p>
          </table:table-cell>
          <table:table-cell table:style-name="ce10" table:formula="of:=AVERAGE([.G16:.G25])" office:value-type="float" office:value="181617.83" calcext:value-type="float">
            <text:p>181617,83</text:p>
          </table:table-cell>
          <table:table-cell table:style-name="ce10" table:formula="of:=AVERAGE([.H16:.H25])" office:value-type="float" office:value="93.01886" calcext:value-type="float">
            <text:p>93,02</text:p>
          </table:table-cell>
          <table:table-cell table:style-name="ce10" table:formula="of:=AVERAGE([.I16:.I25])" office:value-type="float" office:value="6.981156" calcext:value-type="float">
            <text:p>6,98</text:p>
          </table:table-cell>
          <table:table-cell table:style-name="ce10" table:formula="of:=AVERAGE([.J16:.J25])" office:value-type="float" office:value="56.847" calcext:value-type="float">
            <text:p>56,85</text:p>
          </table:table-cell>
          <table:table-cell table:style-name="ce10" table:formula="of:=AVERAGE([.K16:.K25])" office:value-type="float" office:value="90.17991" calcext:value-type="float">
            <text:p>90,18</text:p>
          </table:table-cell>
          <table:table-cell table:style-name="ce10" table:formula="of:=AVERAGE([.L16:.L25])" office:value-type="float" office:value="9.820082" calcext:value-type="float">
            <text:p>9,82</text:p>
          </table:table-cell>
          <table:table-cell table:style-name="ce10" table:formula="of:=AVERAGE([.M16:.M25])" office:value-type="float" office:value="35.346773013" calcext:value-type="float">
            <text:p>35,35</text:p>
          </table:table-cell>
          <table:table-cell table:style-name="ce12" table:formula="of:=AVERAGE([.N16:.N25])" office:value-type="float" office:value="13.30801673" calcext:value-type="float">
            <text:p>13,30802</text:p>
          </table:table-cell>
          <table:table-cell table:style-name="ce12" table:formula="of:=AVERAGE([.O16:.O25])" office:value-type="float" office:value="0.37502948" calcext:value-type="float">
            <text:p>0,37503</text:p>
          </table:table-cell>
          <table:table-cell table:style-name="ce12" table:formula="of:=AVERAGE([.P16:.P25])" office:value-type="float" office:value="0.34898756" calcext:value-type="float">
            <text:p>0,34899</text:p>
          </table:table-cell>
          <table:table-cell table:style-name="ce7" table:formula="of:=AVERAGE([.Q16:.Q25])" office:value-type="float" office:value="0" calcext:value-type="float">
            <text:p>0</text:p>
          </table:table-cell>
          <table:table-cell table:style-name="ce7" table:formula="of:=AVERAGE([.R16:.R25])" office:value-type="float" office:value="0" calcext:value-type="float">
            <text:p>0</text:p>
          </table:table-cell>
          <table:table-cell table:style-name="ce7" table:formula="of:=AVERAGE([.S16:.S25])" office:value-type="float" office:value="0" calcext:value-type="float">
            <text:p>0</text:p>
          </table:table-cell>
          <table:table-cell table:style-name="ce10" table:formula="of:=([.P26]/[.F26])*1000000" office:value-type="float" office:value="4.45482670234059" calcext:value-type="float">
            <text:p>4,4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utomobile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Global</text:p>
          </table:table-cell>
          <table:table-cell office:value-type="float" office:value="159" calcext:value-type="float">
            <text:p>159</text:p>
          </table:table-cell>
          <table:table-cell office:value-type="float" office:value="2450.2" calcext:value-type="float">
            <text:p>2450,2</text:p>
          </table:table-cell>
          <table:table-cell office:value-type="float" office:value="100" calcext:value-type="float">
            <text:p>100,00</text:p>
          </table:table-cell>
          <table:table-cell office:value-type="float" office:value="0" calcext:value-type="float">
            <text:p>0,00</text:p>
          </table:table-cell>
          <table:table-cell office:value-type="float" office:value="41.5094" calcext:value-type="float">
            <text:p>41,51</text:p>
          </table:table-cell>
          <table:table-cell office:value-type="float" office:value="97.0588" calcext:value-type="float">
            <text:p>97,06</text:p>
          </table:table-cell>
          <table:table-cell office:value-type="float" office:value="2.94118" calcext:value-type="float">
            <text:p>2,94</text:p>
          </table:table-cell>
          <table:table-cell office:value-type="float" office:value="57.2327" calcext:value-type="float">
            <text:p>57,23</text:p>
          </table:table-cell>
          <table:table-cell office:value-type="float" office:value="0.0068003" calcext:value-type="float">
            <text:p>0,00680</text:p>
          </table:table-cell>
          <table:table-cell office:value-type="float" office:value="0.004632" calcext:value-type="float">
            <text:p>0,00463</text:p>
          </table:table-cell>
          <table:table-cell office:value-type="float" office:value="0.0045124" calcext:value-type="float">
            <text:p>0,0045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2450.2" calcext:value-type="float">
            <text:p>2450,2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42.1384" calcext:value-type="float">
            <text:p>42,1384</text:p>
          </table:table-cell>
          <table:table-cell office:value-type="float" office:value="90.5405" calcext:value-type="float">
            <text:p>90,5405</text:p>
          </table:table-cell>
          <table:table-cell office:value-type="float" office:value="9.45946" calcext:value-type="float">
            <text:p>9,45946</text:p>
          </table:table-cell>
          <table:table-cell office:value-type="float" office:value="53.4591" calcext:value-type="float">
            <text:p>53,4591</text:p>
          </table:table-cell>
          <table:table-cell office:value-type="float" office:value="0.0093639" calcext:value-type="float">
            <text:p>0,0093639</text:p>
          </table:table-cell>
          <table:table-cell office:value-type="float" office:value="0.0073635" calcext:value-type="float">
            <text:p>0,0073635</text:p>
          </table:table-cell>
          <table:table-cell office:value-type="float" office:value="0.0072372" calcext:value-type="float">
            <text:p>0,0072372</text:p>
          </table:table-cell>
          <table:table-cell table:formula="of:=1000000*[.AD27]/[.F27]" office:value-type="float" office:value="45.5169811320755" calcext:value-type="float">
            <text:p>45,52</text:p>
          </table:table-cell>
        </table:table-row>
        <table:table-row table:style-name="ro1">
          <table:table-cell office:value-type="string" calcext:value-type="string">
            <text:p>bands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Global</text:p>
          </table:table-cell>
          <table:table-cell office:value-type="float" office:value="365" calcext:value-type="float">
            <text:p>365</text:p>
          </table:table-cell>
          <table:table-cell office:value-type="float" office:value="6488.8" calcext:value-type="float">
            <text:p>6488,8</text:p>
          </table:table-cell>
          <table:table-cell office:value-type="float" office:value="99.8417" calcext:value-type="float">
            <text:p>99,84</text:p>
          </table:table-cell>
          <table:table-cell office:value-type="float" office:value="0.158295" calcext:value-type="float">
            <text:p>0,16</text:p>
          </table:table-cell>
          <table:table-cell office:value-type="float" office:value="29.0411" calcext:value-type="float">
            <text:p>29,04</text:p>
          </table:table-cell>
          <table:table-cell office:value-type="float" office:value="69.7368" calcext:value-type="float">
            <text:p>69,74</text:p>
          </table:table-cell>
          <table:table-cell office:value-type="float" office:value="30.2632" calcext:value-type="float">
            <text:p>30,26</text:p>
          </table:table-cell>
          <table:table-cell office:value-type="float" office:value="58.3562" calcext:value-type="float">
            <text:p>58,36</text:p>
          </table:table-cell>
          <table:table-cell office:value-type="float" office:value="0.0112789" calcext:value-type="float">
            <text:p>0,01128</text:p>
          </table:table-cell>
          <table:table-cell office:value-type="float" office:value="0.0107223" calcext:value-type="float">
            <text:p>0,01072</text:p>
          </table:table-cell>
          <table:table-cell office:value-type="float" office:value="0.0105031" calcext:value-type="float">
            <text:p>0,0105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6488.8" calcext:value-type="float">
            <text:p>6488,8</text:p>
          </table:table-cell>
          <table:table-cell office:value-type="float" office:value="99.8417" calcext:value-type="float">
            <text:p>99,8417</text:p>
          </table:table-cell>
          <table:table-cell office:value-type="float" office:value="0.158295" calcext:value-type="float">
            <text:p>0,158295</text:p>
          </table:table-cell>
          <table:table-cell office:value-type="float" office:value="43.8356" calcext:value-type="float">
            <text:p>43,8356</text:p>
          </table:table-cell>
          <table:table-cell office:value-type="float" office:value="64" calcext:value-type="float">
            <text:p>64</text:p>
          </table:table-cell>
          <table:table-cell office:value-type="float" office:value="36" calcext:value-type="float">
            <text:p>36</text:p>
          </table:table-cell>
          <table:table-cell office:value-type="float" office:value="31.5068" calcext:value-type="float">
            <text:p>31,5068</text:p>
          </table:table-cell>
          <table:table-cell office:value-type="float" office:value="0.0113615" calcext:value-type="float">
            <text:p>0,0113615</text:p>
          </table:table-cell>
          <table:table-cell office:value-type="float" office:value="0.0422764" calcext:value-type="float">
            <text:p>0,0422764</text:p>
          </table:table-cell>
          <table:table-cell office:value-type="float" office:value="0.0420382" calcext:value-type="float">
            <text:p>0,0420382</text:p>
          </table:table-cell>
          <table:table-cell table:formula="of:=1000000*[.AD28]/[.F28]" office:value-type="float" office:value="115.173150684932" calcext:value-type="float">
            <text:p>115,17</text:p>
          </table:table-cell>
        </table:table-row>
        <table:table-row table:style-name="ro1">
          <table:table-cell office:value-type="string" calcext:value-type="string">
            <text:p>cleveland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Global</text:p>
          </table:table-cell>
          <table:table-cell office:value-type="float" office:value="297" calcext:value-type="float">
            <text:p>297</text:p>
          </table:table-cell>
          <table:table-cell office:value-type="float" office:value="4687" calcext:value-type="float">
            <text:p>4687</text:p>
          </table:table-cell>
          <table:table-cell office:value-type="float" office:value="97.6626" calcext:value-type="float">
            <text:p>97,66</text:p>
          </table:table-cell>
          <table:table-cell office:value-type="float" office:value="2.33745" calcext:value-type="float">
            <text:p>2,34</text:p>
          </table:table-cell>
          <table:table-cell office:value-type="float" office:value="29.2929" calcext:value-type="float">
            <text:p>29,29</text:p>
          </table:table-cell>
          <table:table-cell office:value-type="float" office:value="64.4444" calcext:value-type="float">
            <text:p>64,44</text:p>
          </table:table-cell>
          <table:table-cell office:value-type="float" office:value="35.5556" calcext:value-type="float">
            <text:p>35,56</text:p>
          </table:table-cell>
          <table:table-cell office:value-type="float" office:value="54.5455" calcext:value-type="float">
            <text:p>54,55</text:p>
          </table:table-cell>
          <table:table-cell office:value-type="float" office:value="0.0092864" calcext:value-type="float">
            <text:p>0,00929</text:p>
          </table:table-cell>
          <table:table-cell office:value-type="float" office:value="0.0006523" calcext:value-type="float">
            <text:p>0,00065</text:p>
          </table:table-cell>
          <table:table-cell office:value-type="float" office:value="0.000481" calcext:value-type="float">
            <text:p>0,00048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4687" calcext:value-type="float">
            <text:p>4687</text:p>
          </table:table-cell>
          <table:table-cell office:value-type="float" office:value="97.6626" calcext:value-type="float">
            <text:p>97,6626</text:p>
          </table:table-cell>
          <table:table-cell office:value-type="float" office:value="2.33745" calcext:value-type="float">
            <text:p>2,33745</text:p>
          </table:table-cell>
          <table:table-cell office:value-type="float" office:value="29.2929" calcext:value-type="float">
            <text:p>29,2929</text:p>
          </table:table-cell>
          <table:table-cell office:value-type="float" office:value="64.4444" calcext:value-type="float">
            <text:p>64,4444</text:p>
          </table:table-cell>
          <table:table-cell office:value-type="float" office:value="35.5556" calcext:value-type="float">
            <text:p>35,5556</text:p>
          </table:table-cell>
          <table:table-cell office:value-type="float" office:value="54.5455" calcext:value-type="float">
            <text:p>54,5455</text:p>
          </table:table-cell>
          <table:table-cell office:value-type="float" office:value="0.0093816" calcext:value-type="float">
            <text:p>0,0093816</text:p>
          </table:table-cell>
          <table:table-cell office:value-type="float" office:value="0.0219543" calcext:value-type="float">
            <text:p>0,0219543</text:p>
          </table:table-cell>
          <table:table-cell office:value-type="float" office:value="0.0217522" calcext:value-type="float">
            <text:p>0,0217522</text:p>
          </table:table-cell>
          <table:table-cell table:formula="of:=1000000*[.AD29]/[.F29]" office:value-type="float" office:value="73.2397306397306" calcext:value-type="float">
            <text:p>73,24</text:p>
          </table:table-cell>
        </table:table-row>
        <table:table-row table:style-name="ro1">
          <table:table-cell office:value-type="string" calcext:value-type="string">
            <text:p>ionosphere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Global</text:p>
          </table:table-cell>
          <table:table-cell office:value-type="float" office:value="351" calcext:value-type="float">
            <text:p>351</text:p>
          </table:table-cell>
          <table:table-cell office:value-type="float" office:value="4769.5" calcext:value-type="float">
            <text:p>4769,5</text:p>
          </table:table-cell>
          <table:table-cell office:value-type="float" office:value="100" calcext:value-type="float">
            <text:p>100,00</text:p>
          </table:table-cell>
          <table:table-cell office:value-type="float" office:value="0" calcext:value-type="float">
            <text:p>0,00</text:p>
          </table:table-cell>
          <table:table-cell office:value-type="float" office:value="37.6068" calcext:value-type="float">
            <text:p>37,61</text:p>
          </table:table-cell>
          <table:table-cell office:value-type="float" office:value="98.5075" calcext:value-type="float">
            <text:p>98,51</text:p>
          </table:table-cell>
          <table:table-cell office:value-type="float" office:value="1.49254" calcext:value-type="float">
            <text:p>1,49</text:p>
          </table:table-cell>
          <table:table-cell office:value-type="float" office:value="61.8234" calcext:value-type="float">
            <text:p>61,82</text:p>
          </table:table-cell>
          <table:table-cell office:value-type="float" office:value="0.015063" calcext:value-type="float">
            <text:p>0,01506</text:p>
          </table:table-cell>
          <table:table-cell office:value-type="float" office:value="0.0111041" calcext:value-type="float">
            <text:p>0,01110</text:p>
          </table:table-cell>
          <table:table-cell office:value-type="float" office:value="0.0108661" calcext:value-type="float">
            <text:p>0,01087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4769.5" calcext:value-type="float">
            <text:p>4769,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6.1254" calcext:value-type="float">
            <text:p>56,1254</text:p>
          </table:table-cell>
          <table:table-cell office:value-type="float" office:value="97.5248" calcext:value-type="float">
            <text:p>97,5248</text:p>
          </table:table-cell>
          <table:table-cell office:value-type="float" office:value="2.47525" calcext:value-type="float">
            <text:p>2,47525</text:p>
          </table:table-cell>
          <table:table-cell office:value-type="float" office:value="42.4501" calcext:value-type="float">
            <text:p>42,4501</text:p>
          </table:table-cell>
          <table:table-cell office:value-type="float" office:value="0.0147705" calcext:value-type="float">
            <text:p>0,0147705</text:p>
          </table:table-cell>
          <table:table-cell office:value-type="float" office:value="0.0449404" calcext:value-type="float">
            <text:p>0,0449404</text:p>
          </table:table-cell>
          <table:table-cell office:value-type="float" office:value="0.0446551" calcext:value-type="float">
            <text:p>0,0446551</text:p>
          </table:table-cell>
          <table:table-cell table:formula="of:=1000000*[.AD30]/[.F30]" office:value-type="float" office:value="127.222507122507" calcext:value-type="float">
            <text:p>127,22</text:p>
          </table:table-cell>
        </table:table-row>
        <table:table-row table:style-name="ro1">
          <table:table-cell office:value-type="string" calcext:value-type="string">
            <text:p>movement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Global</text:p>
          </table:table-cell>
          <table:table-cell office:value-type="float" office:value="360" calcext:value-type="float">
            <text:p>360</text:p>
          </table:table-cell>
          <table:table-cell office:value-type="float" office:value="5895.4" calcext:value-type="float">
            <text:p>5895,4</text:p>
          </table:table-cell>
          <table:table-cell office:value-type="float" office:value="100" calcext:value-type="float">
            <text:p>100,00</text:p>
          </table:table-cell>
          <table:table-cell office:value-type="float" office:value="0" calcext:value-type="float">
            <text:p>0,00</text:p>
          </table:table-cell>
          <table:table-cell office:value-type="float" office:value="20.5556" calcext:value-type="float">
            <text:p>20,56</text:p>
          </table:table-cell>
          <table:table-cell office:value-type="float" office:value="100" calcext:value-type="float">
            <text:p>100,00</text:p>
          </table:table-cell>
          <table:table-cell office:value-type="float" office:value="0" calcext:value-type="float">
            <text:p>0,00</text:p>
          </table:table-cell>
          <table:table-cell office:value-type="float" office:value="79.4444" calcext:value-type="float">
            <text:p>79,44</text:p>
          </table:table-cell>
          <table:table-cell office:value-type="float" office:value="0.0548311" calcext:value-type="float">
            <text:p>0,05483</text:p>
          </table:table-cell>
          <table:table-cell office:value-type="float" office:value="0.0293704" calcext:value-type="float">
            <text:p>0,02937</text:p>
          </table:table-cell>
          <table:table-cell office:value-type="float" office:value="0.0290572" calcext:value-type="float">
            <text:p>0,02906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5895.4" calcext:value-type="float">
            <text:p>5895,4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62.5" calcext:value-type="float">
            <text:p>62,5</text:p>
          </table:table-cell>
          <table:table-cell office:value-type="float" office:value="90" calcext:value-type="float">
            <text:p>90</text:p>
          </table:table-cell>
          <table:table-cell office:value-type="float" office:value="10" calcext:value-type="float">
            <text:p>10</text:p>
          </table:table-cell>
          <table:table-cell office:value-type="float" office:value="30.5556" calcext:value-type="float">
            <text:p>30,5556</text:p>
          </table:table-cell>
          <table:table-cell office:value-type="float" office:value="0.0531334" calcext:value-type="float">
            <text:p>0,0531334</text:p>
          </table:table-cell>
          <table:table-cell office:value-type="float" office:value="0.0879876" calcext:value-type="float">
            <text:p>0,0879876</text:p>
          </table:table-cell>
          <table:table-cell office:value-type="float" office:value="0.0876031" calcext:value-type="float">
            <text:p>0,0876031</text:p>
          </table:table-cell>
          <table:table-cell table:formula="of:=1000000*[.AD31]/[.F31]" office:value-type="float" office:value="243.341944444444" calcext:value-type="float">
            <text:p>243,34</text:p>
          </table:table-cell>
        </table:table-row>
        <table:table-row table:style-name="ro1">
          <table:table-cell office:value-type="string" calcext:value-type="string">
            <text:p>sonar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Global</text:p>
          </table:table-cell>
          <table:table-cell office:value-type="float" office:value="208" calcext:value-type="float">
            <text:p>208</text:p>
          </table:table-cell>
          <table:table-cell office:value-type="float" office:value="3744" calcext:value-type="float">
            <text:p>3744</text:p>
          </table:table-cell>
          <table:table-cell office:value-type="float" office:value="100" calcext:value-type="float">
            <text:p>100,00</text:p>
          </table:table-cell>
          <table:table-cell table:number-columns-repeated="3" office:value-type="float" office:value="0" calcext:value-type="float">
            <text:p>0,00</text:p>
          </table:table-cell>
          <table:table-cell table:number-columns-repeated="2" office:value-type="float" office:value="100" calcext:value-type="float">
            <text:p>100,00</text:p>
          </table:table-cell>
          <table:table-cell office:value-type="float" office:value="0.0154428" calcext:value-type="float">
            <text:p>0,01544</text:p>
          </table:table-cell>
          <table:table-cell office:value-type="float" office:value="0.0139854" calcext:value-type="float">
            <text:p>0,01399</text:p>
          </table:table-cell>
          <table:table-cell office:value-type="float" office:value="0.0138273" calcext:value-type="float">
            <text:p>0,01383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3744" calcext:value-type="float">
            <text:p>3744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0.6731" calcext:value-type="float">
            <text:p>20,6731</text:p>
          </table:table-cell>
          <table:table-cell office:value-type="float" office:value="97.7273" calcext:value-type="float">
            <text:p>97,7273</text:p>
          </table:table-cell>
          <table:table-cell office:value-type="float" office:value="2.27273" calcext:value-type="float">
            <text:p>2,27273</text:p>
          </table:table-cell>
          <table:table-cell office:value-type="float" office:value="78.8462" calcext:value-type="float">
            <text:p>78,8462</text:p>
          </table:table-cell>
          <table:table-cell office:value-type="float" office:value="0.015149" calcext:value-type="float">
            <text:p>0,015149</text:p>
          </table:table-cell>
          <table:table-cell office:value-type="float" office:value="0.0294391" calcext:value-type="float">
            <text:p>0,0294391</text:p>
          </table:table-cell>
          <table:table-cell office:value-type="float" office:value="0.0292822" calcext:value-type="float">
            <text:p>0,0292822</text:p>
          </table:table-cell>
          <table:table-cell table:formula="of:=1000000*[.AD32]/[.F32]" office:value-type="float" office:value="140.779807692308" calcext:value-type="float">
            <text:p>140,78</text:p>
          </table:table-cell>
        </table:table-row>
        <table:table-row table:style-name="ro1">
          <table:table-cell office:value-type="string" calcext:value-type="string">
            <text:p>spectfheart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Global</text:p>
          </table:table-cell>
          <table:table-cell office:value-type="float" office:value="267" calcext:value-type="float">
            <text:p>267</text:p>
          </table:table-cell>
          <table:table-cell office:value-type="float" office:value="4806" calcext:value-type="float">
            <text:p>4806</text:p>
          </table:table-cell>
          <table:table-cell office:value-type="float" office:value="100" calcext:value-type="float">
            <text:p>100,00</text:p>
          </table:table-cell>
          <table:table-cell table:number-columns-repeated="3" office:value-type="float" office:value="0" calcext:value-type="float">
            <text:p>0,00</text:p>
          </table:table-cell>
          <table:table-cell table:number-columns-repeated="2" office:value-type="float" office:value="100" calcext:value-type="float">
            <text:p>100,00</text:p>
          </table:table-cell>
          <table:table-cell office:value-type="float" office:value="0.0144153" calcext:value-type="float">
            <text:p>0,01442</text:p>
          </table:table-cell>
          <table:table-cell office:value-type="float" office:value="0.0150245" calcext:value-type="float">
            <text:p>0,01502</text:p>
          </table:table-cell>
          <table:table-cell office:value-type="float" office:value="0.0148332" calcext:value-type="float">
            <text:p>0,01483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4806" calcext:value-type="float">
            <text:p>4806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8.0899" calcext:value-type="float">
            <text:p>28,0899</text:p>
          </table:table-cell>
          <table:table-cell office:value-type="float" office:value="52.4476" calcext:value-type="float">
            <text:p>52,4476</text:p>
          </table:table-cell>
          <table:table-cell office:value-type="float" office:value="47.5524" calcext:value-type="float">
            <text:p>47,5524</text:p>
          </table:table-cell>
          <table:table-cell office:value-type="float" office:value="46.4419" calcext:value-type="float">
            <text:p>46,4419</text:p>
          </table:table-cell>
          <table:table-cell office:value-type="float" office:value="0.0142804" calcext:value-type="float">
            <text:p>0,0142804</text:p>
          </table:table-cell>
          <table:table-cell office:value-type="float" office:value="0.0472684" calcext:value-type="float">
            <text:p>0,0472684</text:p>
          </table:table-cell>
          <table:table-cell office:value-type="float" office:value="0.0470731" calcext:value-type="float">
            <text:p>0,0470731</text:p>
          </table:table-cell>
          <table:table-cell table:formula="of:=1000000*[.AD33]/[.F33]" office:value-type="float" office:value="176.303745318352" calcext:value-type="float">
            <text:p>176,30</text:p>
          </table:table-cell>
        </table:table-row>
        <table:table-row table:style-name="ro1">
          <table:table-cell office:value-type="string" calcext:value-type="string">
            <text:p>wine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Global</text:p>
          </table:table-cell>
          <table:table-cell office:value-type="float" office:value="178" calcext:value-type="float">
            <text:p>178</text:p>
          </table:table-cell>
          <table:table-cell office:value-type="float" office:value="3068.6" calcext:value-type="float">
            <text:p>3068,6</text:p>
          </table:table-cell>
          <table:table-cell office:value-type="float" office:value="100" calcext:value-type="float">
            <text:p>100,00</text:p>
          </table:table-cell>
          <table:table-cell office:value-type="float" office:value="0" calcext:value-type="float">
            <text:p>0,00</text:p>
          </table:table-cell>
          <table:table-cell office:value-type="float" office:value="75.2809" calcext:value-type="float">
            <text:p>75,28</text:p>
          </table:table-cell>
          <table:table-cell office:value-type="float" office:value="96.4029" calcext:value-type="float">
            <text:p>96,40</text:p>
          </table:table-cell>
          <table:table-cell office:value-type="float" office:value="3.59712" calcext:value-type="float">
            <text:p>3,60</text:p>
          </table:table-cell>
          <table:table-cell office:value-type="float" office:value="21.9101" calcext:value-type="float">
            <text:p>21,91</text:p>
          </table:table-cell>
          <table:table-cell office:value-type="float" office:value="0.0043343" calcext:value-type="float">
            <text:p>0,00433</text:p>
          </table:table-cell>
          <table:table-cell office:value-type="float" office:value="0.0025545" calcext:value-type="float">
            <text:p>0,00255</text:p>
          </table:table-cell>
          <table:table-cell office:value-type="float" office:value="0.0024489" calcext:value-type="float">
            <text:p>0,00245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3068.6" calcext:value-type="float">
            <text:p>3068,6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4.8315" calcext:value-type="float">
            <text:p>84,8315</text:p>
          </table:table-cell>
          <table:table-cell office:value-type="float" office:value="96.1783" calcext:value-type="float">
            <text:p>96,1783</text:p>
          </table:table-cell>
          <table:table-cell office:value-type="float" office:value="3.82166" calcext:value-type="float">
            <text:p>3,82166</text:p>
          </table:table-cell>
          <table:table-cell office:value-type="float" office:value="11.7978" calcext:value-type="float">
            <text:p>11,7978</text:p>
          </table:table-cell>
          <table:table-cell office:value-type="float" office:value="0.0044487" calcext:value-type="float">
            <text:p>0,0044487</text:p>
          </table:table-cell>
          <table:table-cell office:value-type="float" office:value="0.0100693" calcext:value-type="float">
            <text:p>0,0100693</text:p>
          </table:table-cell>
          <table:table-cell office:value-type="float" office:value="0.0099449" calcext:value-type="float">
            <text:p>0,0099449</text:p>
          </table:table-cell>
          <table:table-cell table:formula="of:=1000000*[.AD34]/[.F34]" office:value-type="float" office:value="55.8702247191011" calcext:value-type="float">
            <text:p>55,87</text:p>
          </table:table-cell>
        </table:table-row>
        <table:table-row table:style-name="ro1">
          <table:table-cell table:style-name="ce7" table:number-columns-repeated="5"/>
          <table:table-cell table:style-name="ce10" table:formula="of:=AVERAGE([.F27:.F34])" office:value-type="float" office:value="273.125" calcext:value-type="float">
            <text:p>273,13</text:p>
          </table:table-cell>
          <table:table-cell table:style-name="ce10" table:formula="of:=AVERAGE([.G27:.G34])" office:value-type="float" office:value="4488.6875" calcext:value-type="float">
            <text:p>4488,69</text:p>
          </table:table-cell>
          <table:table-cell table:style-name="ce10" table:formula="of:=AVERAGE([.H27:.H34])" office:value-type="float" office:value="99.6880375" calcext:value-type="float">
            <text:p>99,69</text:p>
          </table:table-cell>
          <table:table-cell table:style-name="ce10" table:formula="of:=AVERAGE([.I27:.I34])" office:value-type="float" office:value="0.311968125" calcext:value-type="float">
            <text:p>0,31</text:p>
          </table:table-cell>
          <table:table-cell table:style-name="ce10" table:formula="of:=AVERAGE([.J27:.J34])" office:value-type="float" office:value="29.1608375" calcext:value-type="float">
            <text:p>29,16</text:p>
          </table:table-cell>
          <table:table-cell table:style-name="ce10" table:formula="of:=AVERAGE([.K27:.K34])" office:value-type="float" office:value="65.7688" calcext:value-type="float">
            <text:p>65,77</text:p>
          </table:table-cell>
          <table:table-cell table:style-name="ce10" table:formula="of:=AVERAGE([.L27:.L34])" office:value-type="float" office:value="34.231205" calcext:value-type="float">
            <text:p>34,23</text:p>
          </table:table-cell>
          <table:table-cell table:style-name="ce10" table:formula="of:=AVERAGE([.M27:.M34])" office:value-type="float" office:value="66.6640375" calcext:value-type="float">
            <text:p>66,66</text:p>
          </table:table-cell>
          <table:table-cell table:style-name="ce12" table:formula="of:=AVERAGE([.N27:.N34])" office:value-type="float" office:value="0.0164315125" calcext:value-type="float">
            <text:p>0,01643</text:p>
          </table:table-cell>
          <table:table-cell table:style-name="ce12" table:formula="of:=AVERAGE([.O27:.O34])" office:value-type="float" office:value="0.0110056875" calcext:value-type="float">
            <text:p>0,01101</text:p>
          </table:table-cell>
          <table:table-cell table:style-name="ce12" table:formula="of:=AVERAGE([.P27:.P34])" office:value-type="float" office:value="0.01081615" calcext:value-type="float">
            <text:p>0,01082</text:p>
          </table:table-cell>
          <table:table-cell table:style-name="ce7" table:formula="of:=AVERAGE([.Q23:.Q34])" office:value-type="float" office:value="0" calcext:value-type="float">
            <text:p>0</text:p>
          </table:table-cell>
          <table:table-cell table:style-name="ce7" table:formula="of:=AVERAGE([.R23:.R34])" office:value-type="float" office:value="0" calcext:value-type="float">
            <text:p>0</text:p>
          </table:table-cell>
          <table:table-cell table:style-name="ce7" table:formula="of:=AVERAGE([.S23:.S34])" office:value-type="float" office:value="0" calcext:value-type="float">
            <text:p>0</text:p>
          </table:table-cell>
          <table:table-cell table:style-name="ce10" table:formula="of:=([.P35]/[.F35])*1000000" office:value-type="float" office:value="39.6014645308924" calcext:value-type="float">
            <text:p>39,60</text:p>
          </table:table-cell>
          <table:table-cell table:style-name="ce10" table:formula="of:=AVERAGE([.U27:.U34])" office:value-type="float" office:value="4488.6875" calcext:value-type="float">
            <text:p>4488,69</text:p>
          </table:table-cell>
          <table:table-cell table:style-name="ce10" table:formula="of:=AVERAGE([.V27:.V34])" office:value-type="float" office:value="99.6880375" calcext:value-type="float">
            <text:p>99,69</text:p>
          </table:table-cell>
          <table:table-cell table:style-name="ce10" table:formula="of:=AVERAGE([.W27:.W34])" office:value-type="float" office:value="0.311968125" calcext:value-type="float">
            <text:p>0,31</text:p>
          </table:table-cell>
          <table:table-cell table:style-name="ce10" table:formula="of:=AVERAGE([.X27:.X34])" office:value-type="float" office:value="45.93585" calcext:value-type="float">
            <text:p>45,94</text:p>
          </table:table-cell>
          <table:table-cell table:style-name="ce10" table:formula="of:=AVERAGE([.Y27:.Y34])" office:value-type="float" office:value="81.6078625" calcext:value-type="float">
            <text:p>81,61</text:p>
          </table:table-cell>
          <table:table-cell table:style-name="ce10" table:formula="of:=AVERAGE([.Z27:.Z34])" office:value-type="float" office:value="18.3921375" calcext:value-type="float">
            <text:p>18,39</text:p>
          </table:table-cell>
          <table:table-cell table:style-name="ce12" table:formula="of:=AVERAGE([.AA27:.AA34])" office:value-type="float" office:value="43.700375" calcext:value-type="float">
            <text:p>43,70038</text:p>
          </table:table-cell>
          <table:table-cell table:style-name="ce12" table:formula="of:=AVERAGE([.AB27:.AB34])" office:value-type="float" office:value="0.016486125" calcext:value-type="float">
            <text:p>0,01649</text:p>
          </table:table-cell>
          <table:table-cell table:style-name="ce12" table:formula="of:=AVERAGE([.AC27:.AC34])" office:value-type="float" office:value="0.036412375" calcext:value-type="float">
            <text:p>0,03641</text:p>
          </table:table-cell>
          <table:table-cell table:style-name="ce12" table:formula="of:=AVERAGE([.AD27:.AD34])" office:value-type="float" office:value="0.03619825" calcext:value-type="float">
            <text:p>0,03620</text:p>
          </table:table-cell>
          <table:table-cell table:style-name="ce10" table:formula="of:=AVERAGE([.AE27:.AE34])" office:value-type="float" office:value="122.181011469181" calcext:value-type="float">
            <text:p>122,18</text:p>
          </table:table-cell>
        </table:table-row>
        <table:table-row table:style-name="ro1">
          <table:table-cell office:value-type="string" calcext:value-type="string">
            <text:p>vehicle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Global</text:p>
          </table:table-cell>
          <table:table-cell office:value-type="float" office:value="846" calcext:value-type="float">
            <text:p>846</text:p>
          </table:table-cell>
          <table:table-cell office:value-type="float" office:value="12323.1" calcext:value-type="float">
            <text:p>12323,1</text:p>
          </table:table-cell>
          <table:table-cell office:value-type="float" office:value="95.1543" calcext:value-type="float">
            <text:p>95,15</text:p>
          </table:table-cell>
          <table:table-cell office:value-type="float" office:value="4.84568" calcext:value-type="float">
            <text:p>4,85</text:p>
          </table:table-cell>
          <table:table-cell office:value-type="float" office:value="64.4208" calcext:value-type="float">
            <text:p>64,42</text:p>
          </table:table-cell>
          <table:table-cell office:value-type="float" office:value="67.201" calcext:value-type="float">
            <text:p>67,20</text:p>
          </table:table-cell>
          <table:table-cell office:value-type="float" office:value="32.799" calcext:value-type="float">
            <text:p>32,80</text:p>
          </table:table-cell>
          <table:table-cell office:value-type="float" office:value="4.13712" calcext:value-type="float">
            <text:p>4,14</text:p>
          </table:table-cell>
          <table:table-cell office:value-type="float" office:value="0.0236576" calcext:value-type="float">
            <text:p>0,02366</text:p>
          </table:table-cell>
          <table:table-cell office:value-type="float" office:value="0.0128536" calcext:value-type="float">
            <text:p>0,01285</text:p>
          </table:table-cell>
          <table:table-cell office:value-type="float" office:value="0.0123734" calcext:value-type="float">
            <text:p>0,01237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712.3" calcext:value-type="float">
            <text:p>712,3</text:p>
          </table:table-cell>
          <table:table-cell office:value-type="float" office:value="98.6866" calcext:value-type="float">
            <text:p>98,6866</text:p>
          </table:table-cell>
          <table:table-cell office:value-type="float" office:value="1.31337" calcext:value-type="float">
            <text:p>1,31337</text:p>
          </table:table-cell>
          <table:table-cell office:value-type="float" office:value="60.1655" calcext:value-type="float">
            <text:p>60,1655</text:p>
          </table:table-cell>
          <table:table-cell office:value-type="float" office:value="61.5478" calcext:value-type="float">
            <text:p>61,5478</text:p>
          </table:table-cell>
          <table:table-cell office:value-type="float" office:value="38.4522" calcext:value-type="float">
            <text:p>38,4522</text:p>
          </table:table-cell>
          <table:table-cell office:value-type="float" office:value="2.24586" calcext:value-type="float">
            <text:p>2,24586</text:p>
          </table:table-cell>
          <table:table-cell office:value-type="float" office:value="0.0115892" calcext:value-type="float">
            <text:p>0,0115892</text:p>
          </table:table-cell>
          <table:table-cell office:value-type="float" office:value="0.0164506" calcext:value-type="float">
            <text:p>0,0164506</text:p>
          </table:table-cell>
          <table:table-cell office:value-type="float" office:value="0.0158754" calcext:value-type="float">
            <text:p>0,0158754</text:p>
          </table:table-cell>
          <table:table-cell table:formula="of:=1000000*[.AD36]/[.F36]" office:value-type="float" office:value="18.7652482269504" calcext:value-type="float">
            <text:p>18,77</text:p>
          </table:table-cell>
        </table:table-row>
        <table:table-row table:style-name="ro1">
          <table:table-cell office:value-type="string" calcext:value-type="string">
            <text:p>vowel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lobal</text:p>
          </table:table-cell>
          <table:table-cell office:value-type="float" office:value="990" calcext:value-type="float">
            <text:p>990</text:p>
          </table:table-cell>
          <table:table-cell office:value-type="float" office:value="10883.3" calcext:value-type="float">
            <text:p>10883,3</text:p>
          </table:table-cell>
          <table:table-cell office:value-type="float" office:value="95.3782" calcext:value-type="float">
            <text:p>95,38</text:p>
          </table:table-cell>
          <table:table-cell office:value-type="float" office:value="4.62177" calcext:value-type="float">
            <text:p>4,62</text:p>
          </table:table-cell>
          <table:table-cell office:value-type="float" office:value="90.202" calcext:value-type="float">
            <text:p>90,20</text:p>
          </table:table-cell>
          <table:table-cell office:value-type="float" office:value="90.2932" calcext:value-type="float">
            <text:p>90,29</text:p>
          </table:table-cell>
          <table:table-cell office:value-type="float" office:value="9.70677" calcext:value-type="float">
            <text:p>9,71</text:p>
          </table:table-cell>
          <table:table-cell office:value-type="float" office:value="0.10101" calcext:value-type="float">
            <text:p>0,10</text:p>
          </table:table-cell>
          <table:table-cell office:value-type="float" office:value="0.0255036" calcext:value-type="float">
            <text:p>0,02550</text:p>
          </table:table-cell>
          <table:table-cell office:value-type="float" office:value="0.002291" calcext:value-type="float">
            <text:p>0,00229</text:p>
          </table:table-cell>
          <table:table-cell office:value-type="float" office:value="0.0017519" calcext:value-type="float">
            <text:p>0,00175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649.5" calcext:value-type="float">
            <text:p>649,5</text:p>
          </table:table-cell>
          <table:table-cell office:value-type="float" office:value="98.7654" calcext:value-type="float">
            <text:p>98,7654</text:p>
          </table:table-cell>
          <table:table-cell office:value-type="float" office:value="1.23457" calcext:value-type="float">
            <text:p>1,23457</text:p>
          </table:table-cell>
          <table:table-cell office:value-type="float" office:value="92.4242" calcext:value-type="float">
            <text:p>92,4242</text:p>
          </table:table-cell>
          <table:table-cell office:value-type="float" office:value="92.7052" calcext:value-type="float">
            <text:p>92,7052</text:p>
          </table:table-cell>
          <table:table-cell office:value-type="float" office:value="7.29483" calcext:value-type="float">
            <text:p>7,29483</text:p>
          </table:table-cell>
          <table:table-cell office:value-type="float" office:value="0.30303" calcext:value-type="float">
            <text:p>0,30303</text:p>
          </table:table-cell>
          <table:table-cell office:value-type="float" office:value="0.0095938" calcext:value-type="float">
            <text:p>0,0095938</text:p>
          </table:table-cell>
          <table:table-cell office:value-type="float" office:value="0.0116655" calcext:value-type="float">
            <text:p>0,0116655</text:p>
          </table:table-cell>
          <table:table-cell office:value-type="float" office:value="0.0110166" calcext:value-type="float">
            <text:p>0,0110166</text:p>
          </table:table-cell>
          <table:table-cell table:formula="of:=1000000*[.AD37]/[.F37]" office:value-type="float" office:value="11.1278787878788" calcext:value-type="float">
            <text:p>11,13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Global</text:p>
          </table:table-cell>
          <table:table-cell office:value-type="float" office:value="2310" calcext:value-type="float">
            <text:p>2310</text:p>
          </table:table-cell>
          <table:table-cell office:value-type="float" office:value="14997.6" calcext:value-type="float">
            <text:p>14997,6</text:p>
          </table:table-cell>
          <table:table-cell office:value-type="float" office:value="94.4988" calcext:value-type="float">
            <text:p>94,50</text:p>
          </table:table-cell>
          <table:table-cell office:value-type="float" office:value="5.5012" calcext:value-type="float">
            <text:p>5,50</text:p>
          </table:table-cell>
          <table:table-cell office:value-type="float" office:value="89.5238" calcext:value-type="float">
            <text:p>89,52</text:p>
          </table:table-cell>
          <table:table-cell office:value-type="float" office:value="92.0338" calcext:value-type="float">
            <text:p>92,03</text:p>
          </table:table-cell>
          <table:table-cell office:value-type="float" office:value="7.96618" calcext:value-type="float">
            <text:p>7,97</text:p>
          </table:table-cell>
          <table:table-cell office:value-type="float" office:value="2.72727" calcext:value-type="float">
            <text:p>2,73</text:p>
          </table:table-cell>
          <table:table-cell office:value-type="float" office:value="0.0579049" calcext:value-type="float">
            <text:p>0,05790</text:p>
          </table:table-cell>
          <table:table-cell office:value-type="float" office:value="0.0158518" calcext:value-type="float">
            <text:p>0,01585</text:p>
          </table:table-cell>
          <table:table-cell office:value-type="float" office:value="0.0145686" calcext:value-type="float">
            <text:p>0,01457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888.5" calcext:value-type="float">
            <text:p>888,5</text:p>
          </table:table-cell>
          <table:table-cell office:value-type="float" office:value="95.8297" calcext:value-type="float">
            <text:p>95,8297</text:p>
          </table:table-cell>
          <table:table-cell office:value-type="float" office:value="4.17027" calcext:value-type="float">
            <text:p>4,17027</text:p>
          </table:table-cell>
          <table:table-cell office:value-type="float" office:value="91.8615" calcext:value-type="float">
            <text:p>91,8615</text:p>
          </table:table-cell>
          <table:table-cell office:value-type="float" office:value="93.2747" calcext:value-type="float">
            <text:p>93,2747</text:p>
          </table:table-cell>
          <table:table-cell office:value-type="float" office:value="6.72527" calcext:value-type="float">
            <text:p>6,72527</text:p>
          </table:table-cell>
          <table:table-cell office:value-type="float" office:value="1.51515" calcext:value-type="float">
            <text:p>1,51515</text:p>
          </table:table-cell>
          <table:table-cell office:value-type="float" office:value="0.026324" calcext:value-type="float">
            <text:p>0,026324</text:p>
          </table:table-cell>
          <table:table-cell office:value-type="float" office:value="0.041088" calcext:value-type="float">
            <text:p>0,041088</text:p>
          </table:table-cell>
          <table:table-cell office:value-type="float" office:value="0.0396711" calcext:value-type="float">
            <text:p>0,0396711</text:p>
          </table:table-cell>
          <table:table-cell table:formula="of:=1000000*[.AD38]/[.F38]" office:value-type="float" office:value="17.1736363636364" calcext:value-type="float">
            <text:p>17,17</text:p>
          </table:table-cell>
        </table:table-row>
        <table:table-row table:style-name="ro1">
          <table:table-cell office:value-type="string" calcext:value-type="string">
            <text:p>winequality-red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lobal</text:p>
          </table:table-cell>
          <table:table-cell office:value-type="float" office:value="1599" calcext:value-type="float">
            <text:p>1599</text:p>
          </table:table-cell>
          <table:table-cell office:value-type="float" office:value="10664.3" calcext:value-type="float">
            <text:p>10664,3</text:p>
          </table:table-cell>
          <table:table-cell office:value-type="float" office:value="72.2879" calcext:value-type="float">
            <text:p>72,29</text:p>
          </table:table-cell>
          <table:table-cell office:value-type="float" office:value="27.7121" calcext:value-type="float">
            <text:p>27,71</text:p>
          </table:table-cell>
          <table:table-cell office:value-type="float" office:value="52.7205" calcext:value-type="float">
            <text:p>52,72</text:p>
          </table:table-cell>
          <table:table-cell office:value-type="float" office:value="53.1191" calcext:value-type="float">
            <text:p>53,12</text:p>
          </table:table-cell>
          <table:table-cell office:value-type="float" office:value="46.8809" calcext:value-type="float">
            <text:p>46,88</text:p>
          </table:table-cell>
          <table:table-cell office:value-type="float" office:value="0.750469" calcext:value-type="float">
            <text:p>0,75</text:p>
          </table:table-cell>
          <table:table-cell office:value-type="float" office:value="0.0336068" calcext:value-type="float">
            <text:p>0,03361</text:p>
          </table:table-cell>
          <table:table-cell office:value-type="float" office:value="0.0051424" calcext:value-type="float">
            <text:p>0,00514</text:p>
          </table:table-cell>
          <table:table-cell office:value-type="float" office:value="0.0042678" calcext:value-type="float">
            <text:p>0,00427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771.7" calcext:value-type="float">
            <text:p>771,7</text:p>
          </table:table-cell>
          <table:table-cell office:value-type="float" office:value="84.4625" calcext:value-type="float">
            <text:p>84,4625</text:p>
          </table:table-cell>
          <table:table-cell office:value-type="float" office:value="15.5375" calcext:value-type="float">
            <text:p>15,5375</text:p>
          </table:table-cell>
          <table:table-cell office:value-type="float" office:value="56.2226" calcext:value-type="float">
            <text:p>56,2226</text:p>
          </table:table-cell>
          <table:table-cell office:value-type="float" office:value="56.8987" calcext:value-type="float">
            <text:p>56,8987</text:p>
          </table:table-cell>
          <table:table-cell office:value-type="float" office:value="43.1013" calcext:value-type="float">
            <text:p>43,1013</text:p>
          </table:table-cell>
          <table:table-cell office:value-type="float" office:value="1.18824" calcext:value-type="float">
            <text:p>1,18824</text:p>
          </table:table-cell>
          <table:table-cell office:value-type="float" office:value="0.0128906" calcext:value-type="float">
            <text:p>0,0128906</text:p>
          </table:table-cell>
          <table:table-cell office:value-type="float" office:value="0.0279131" calcext:value-type="float">
            <text:p>0,0279131</text:p>
          </table:table-cell>
          <table:table-cell office:value-type="float" office:value="0.026835" calcext:value-type="float">
            <text:p>0,026835</text:p>
          </table:table-cell>
          <table:table-cell table:formula="of:=1000000*[.AD39]/[.F39]" office:value-type="float" office:value="16.7823639774859" calcext:value-type="float">
            <text:p>16,78</text:p>
          </table:table-cell>
        </table:table-row>
        <table:table-row table:style-name="ro1">
          <table:table-cell office:value-type="string" calcext:value-type="string">
            <text:p>winequality-white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lobal</text:p>
          </table:table-cell>
          <table:table-cell office:value-type="float" office:value="4898" calcext:value-type="float">
            <text:p>4898</text:p>
          </table:table-cell>
          <table:table-cell office:value-type="float" office:value="11235.7" calcext:value-type="float">
            <text:p>11235,7</text:p>
          </table:table-cell>
          <table:table-cell office:value-type="float" office:value="56.6675" calcext:value-type="float">
            <text:p>56,67</text:p>
          </table:table-cell>
          <table:table-cell office:value-type="float" office:value="43.3325" calcext:value-type="float">
            <text:p>43,33</text:p>
          </table:table-cell>
          <table:table-cell office:value-type="float" office:value="47.8563" calcext:value-type="float">
            <text:p>47,86</text:p>
          </table:table-cell>
          <table:table-cell office:value-type="float" office:value="47.915" calcext:value-type="float">
            <text:p>47,92</text:p>
          </table:table-cell>
          <table:table-cell office:value-type="float" office:value="52.085" calcext:value-type="float">
            <text:p>52,09</text:p>
          </table:table-cell>
          <table:table-cell office:value-type="float" office:value="0.122499" calcext:value-type="float">
            <text:p>0,12</text:p>
          </table:table-cell>
          <table:table-cell office:value-type="float" office:value="0.0871243" calcext:value-type="float">
            <text:p>0,08712</text:p>
          </table:table-cell>
          <table:table-cell office:value-type="float" office:value="0.0192694" calcext:value-type="float">
            <text:p>0,01927</text:p>
          </table:table-cell>
          <table:table-cell office:value-type="float" office:value="0.0166192" calcext:value-type="float">
            <text:p>0,0166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1086.7" calcext:value-type="float">
            <text:p>1086,7</text:p>
          </table:table-cell>
          <table:table-cell office:value-type="float" office:value="66.83" calcext:value-type="float">
            <text:p>66,83</text:p>
          </table:table-cell>
          <table:table-cell office:value-type="float" office:value="33.17" calcext:value-type="float">
            <text:p>33,17</text:p>
          </table:table-cell>
          <table:table-cell office:value-type="float" office:value="50.2042" calcext:value-type="float">
            <text:p>50,2042</text:p>
          </table:table-cell>
          <table:table-cell office:value-type="float" office:value="50.2966" calcext:value-type="float">
            <text:p>50,2966</text:p>
          </table:table-cell>
          <table:table-cell office:value-type="float" office:value="49.7034" calcext:value-type="float">
            <text:p>49,7034</text:p>
          </table:table-cell>
          <table:table-cell office:value-type="float" office:value="0.183748" calcext:value-type="float">
            <text:p>0,183748</text:p>
          </table:table-cell>
          <table:table-cell office:value-type="float" office:value="0.0378091" calcext:value-type="float">
            <text:p>0,0378091</text:p>
          </table:table-cell>
          <table:table-cell office:value-type="float" office:value="0.138689" calcext:value-type="float">
            <text:p>0,138689</text:p>
          </table:table-cell>
          <table:table-cell office:value-type="float" office:value="0.135813" calcext:value-type="float">
            <text:p>0,135813</text:p>
          </table:table-cell>
          <table:table-cell table:formula="of:=1000000*[.AD40]/[.F40]" office:value-type="float" office:value="27.7282564311964" calcext:value-type="float">
            <text:p>27,73</text:p>
          </table:table-cell>
        </table:table-row>
        <table:table-row table:style-name="ro1">
          <table:table-cell office:value-type="string" calcext:value-type="string">
            <text:p>spambase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Global</text:p>
          </table:table-cell>
          <table:table-cell office:value-type="float" office:value="4597" calcext:value-type="float">
            <text:p>4597</text:p>
          </table:table-cell>
          <table:table-cell office:value-type="float" office:value="28743.5" calcext:value-type="float">
            <text:p>28743,5</text:p>
          </table:table-cell>
          <table:table-cell office:value-type="float" office:value="86.4492" calcext:value-type="float">
            <text:p>86,45</text:p>
          </table:table-cell>
          <table:table-cell office:value-type="float" office:value="13.5508" calcext:value-type="float">
            <text:p>13,55</text:p>
          </table:table-cell>
          <table:table-cell office:value-type="float" office:value="81.2704" calcext:value-type="float">
            <text:p>81,27</text:p>
          </table:table-cell>
          <table:table-cell office:value-type="float" office:value="84.7166" calcext:value-type="float">
            <text:p>84,72</text:p>
          </table:table-cell>
          <table:table-cell office:value-type="float" office:value="15.2834" calcext:value-type="float">
            <text:p>15,28</text:p>
          </table:table-cell>
          <table:table-cell office:value-type="float" office:value="4.06787" calcext:value-type="float">
            <text:p>4,07</text:p>
          </table:table-cell>
          <table:table-cell office:value-type="float" office:value="0.285998" calcext:value-type="float">
            <text:p>0,28600</text:p>
          </table:table-cell>
          <table:table-cell office:value-type="float" office:value="0.0551805" calcext:value-type="float">
            <text:p>0,05518</text:p>
          </table:table-cell>
          <table:table-cell office:value-type="float" office:value="0.051406" calcext:value-type="float">
            <text:p>0,0514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1380.4" calcext:value-type="float">
            <text:p>1380,4</text:p>
          </table:table-cell>
          <table:table-cell office:value-type="float" office:value="87.0785" calcext:value-type="float">
            <text:p>87,0785</text:p>
          </table:table-cell>
          <table:table-cell office:value-type="float" office:value="12.9215" calcext:value-type="float">
            <text:p>12,9215</text:p>
          </table:table-cell>
          <table:table-cell office:value-type="float" office:value="81.8795" calcext:value-type="float">
            <text:p>81,8795</text:p>
          </table:table-cell>
          <table:table-cell office:value-type="float" office:value="85.4096" calcext:value-type="float">
            <text:p>85,4096</text:p>
          </table:table-cell>
          <table:table-cell office:value-type="float" office:value="14.5904" calcext:value-type="float">
            <text:p>14,5904</text:p>
          </table:table-cell>
          <table:table-cell office:value-type="float" office:value="4.13313" calcext:value-type="float">
            <text:p>4,13313</text:p>
          </table:table-cell>
          <table:table-cell office:value-type="float" office:value="0.168073" calcext:value-type="float">
            <text:p>0,168073</text:p>
          </table:table-cell>
          <table:table-cell office:value-type="float" office:value="0.335371" calcext:value-type="float">
            <text:p>0,335371</text:p>
          </table:table-cell>
          <table:table-cell office:value-type="float" office:value="0.332426" calcext:value-type="float">
            <text:p>0,332426</text:p>
          </table:table-cell>
          <table:table-cell table:formula="of:=1000000*[.AD41]/[.F41]" office:value-type="float" office:value="72.3136828366326" calcext:value-type="float">
            <text:p>72,31</text:p>
          </table:table-cell>
        </table:table-row>
        <table:table-row table:style-name="ro1">
          <table:table-cell office:value-type="string" calcext:value-type="string">
            <text:p>penbased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lobal</text:p>
          </table:table-cell>
          <table:table-cell office:value-type="float" office:value="10992" calcext:value-type="float">
            <text:p>10992</text:p>
          </table:table-cell>
          <table:table-cell office:value-type="float" office:value="131129" calcext:value-type="float">
            <text:p>131129</text:p>
          </table:table-cell>
          <table:table-cell office:value-type="float" office:value="99.6607" calcext:value-type="float">
            <text:p>99,66</text:p>
          </table:table-cell>
          <table:table-cell office:value-type="float" office:value="0.339287" calcext:value-type="float">
            <text:p>0,34</text:p>
          </table:table-cell>
          <table:table-cell office:value-type="float" office:value="96.3064" calcext:value-type="float">
            <text:p>96,31</text:p>
          </table:table-cell>
          <table:table-cell office:value-type="float" office:value="98.7684" calcext:value-type="float">
            <text:p>98,77</text:p>
          </table:table-cell>
          <table:table-cell office:value-type="float" office:value="1.23157" calcext:value-type="float">
            <text:p>1,23</text:p>
          </table:table-cell>
          <table:table-cell office:value-type="float" office:value="2.49272" calcext:value-type="float">
            <text:p>2,49</text:p>
          </table:table-cell>
          <table:table-cell office:value-type="float" office:value="0.459185" calcext:value-type="float">
            <text:p>0,45919</text:p>
          </table:table-cell>
          <table:table-cell office:value-type="float" office:value="0.0812745" calcext:value-type="float">
            <text:p>0,08127</text:p>
          </table:table-cell>
          <table:table-cell office:value-type="float" office:value="0.0726033" calcext:value-type="float">
            <text:p>0,0726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7738.5" calcext:value-type="float">
            <text:p>7738,5</text:p>
          </table:table-cell>
          <table:table-cell office:value-type="float" office:value="99.8797" calcext:value-type="float">
            <text:p>99,8797</text:p>
          </table:table-cell>
          <table:table-cell office:value-type="float" office:value="0.12029" calcext:value-type="float">
            <text:p>0,12029</text:p>
          </table:table-cell>
          <table:table-cell office:value-type="float" office:value="95.5695" calcext:value-type="float">
            <text:p>95,5695</text:p>
          </table:table-cell>
          <table:table-cell office:value-type="float" office:value="98.852" calcext:value-type="float">
            <text:p>98,852</text:p>
          </table:table-cell>
          <table:table-cell office:value-type="float" office:value="1.14802" calcext:value-type="float">
            <text:p>1,14802</text:p>
          </table:table-cell>
          <table:table-cell office:value-type="float" office:value="3.3206" calcext:value-type="float">
            <text:p>3,3206</text:p>
          </table:table-cell>
          <table:table-cell office:value-type="float" office:value="0.119839" calcext:value-type="float">
            <text:p>0,119839</text:p>
          </table:table-cell>
          <table:table-cell office:value-type="float" office:value="1.22416" calcext:value-type="float">
            <text:p>1,22416</text:p>
          </table:table-cell>
          <table:table-cell office:value-type="float" office:value="1.2167" calcext:value-type="float">
            <text:p>1,2167</text:p>
          </table:table-cell>
          <table:table-cell table:formula="of:=1000000*[.AD42]/[.F42]" office:value-type="float" office:value="110.689592430859" calcext:value-type="float">
            <text:p>110,69</text:p>
          </table:table-cell>
        </table:table-row>
        <table:table-row table:style-name="ro1">
          <table:table-cell office:value-type="string" calcext:value-type="string">
            <text:p>ring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lobal</text:p>
          </table:table-cell>
          <table:table-cell office:value-type="float" office:value="7400" calcext:value-type="float">
            <text:p>7400</text:p>
          </table:table-cell>
          <table:table-cell office:value-type="float" office:value="94044.3" calcext:value-type="float">
            <text:p>94044,3</text:p>
          </table:table-cell>
          <table:table-cell office:value-type="float" office:value="98.452" calcext:value-type="float">
            <text:p>98,45</text:p>
          </table:table-cell>
          <table:table-cell office:value-type="float" office:value="1.54805" calcext:value-type="float">
            <text:p>1,55</text:p>
          </table:table-cell>
          <table:table-cell office:value-type="float" office:value="61.1757" calcext:value-type="float">
            <text:p>61,18</text:p>
          </table:table-cell>
          <table:table-cell office:value-type="float" office:value="77.2921" calcext:value-type="float">
            <text:p>77,29</text:p>
          </table:table-cell>
          <table:table-cell office:value-type="float" office:value="22.7079" calcext:value-type="float">
            <text:p>22,71</text:p>
          </table:table-cell>
          <table:table-cell office:value-type="float" office:value="20.8514" calcext:value-type="float">
            <text:p>20,85</text:p>
          </table:table-cell>
          <table:table-cell office:value-type="float" office:value="0.247668" calcext:value-type="float">
            <text:p>0,24767</text:p>
          </table:table-cell>
          <table:table-cell office:value-type="float" office:value="0.204422" calcext:value-type="float">
            <text:p>0,20442</text:p>
          </table:table-cell>
          <table:table-cell office:value-type="float" office:value="0.199309" calcext:value-type="float">
            <text:p>0,1993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5060.8" calcext:value-type="float">
            <text:p>5060,8</text:p>
          </table:table-cell>
          <table:table-cell office:value-type="float" office:value="99.3679" calcext:value-type="float">
            <text:p>99,3679</text:p>
          </table:table-cell>
          <table:table-cell office:value-type="float" office:value="0.632132" calcext:value-type="float">
            <text:p>0,632132</text:p>
          </table:table-cell>
          <table:table-cell office:value-type="float" office:value="68.9054" calcext:value-type="float">
            <text:p>68,9054</text:p>
          </table:table-cell>
          <table:table-cell office:value-type="float" office:value="72.142" calcext:value-type="float">
            <text:p>72,142</text:p>
          </table:table-cell>
          <table:table-cell office:value-type="float" office:value="27.858" calcext:value-type="float">
            <text:p>27,858</text:p>
          </table:table-cell>
          <table:table-cell office:value-type="float" office:value="4.48649" calcext:value-type="float">
            <text:p>4,48649</text:p>
          </table:table-cell>
          <table:table-cell office:value-type="float" office:value="0.0925873" calcext:value-type="float">
            <text:p>0,0925873</text:p>
          </table:table-cell>
          <table:table-cell office:value-type="float" office:value="1.07841" calcext:value-type="float">
            <text:p>1,07841</text:p>
          </table:table-cell>
          <table:table-cell office:value-type="float" office:value="1.07349" calcext:value-type="float">
            <text:p>1,07349</text:p>
          </table:table-cell>
          <table:table-cell table:formula="of:=1000000*[.AD43]/[.F43]" office:value-type="float" office:value="145.066216216216" calcext:value-type="float">
            <text:p>145,07</text:p>
          </table:table-cell>
        </table:table-row>
        <table:table-row table:style-name="ro1">
          <table:table-cell office:value-type="string" calcext:value-type="string">
            <text:p>twonorm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lobal</text:p>
          </table:table-cell>
          <table:table-cell office:value-type="float" office:value="7400" calcext:value-type="float">
            <text:p>7400</text:p>
          </table:table-cell>
          <table:table-cell office:value-type="float" office:value="132249" calcext:value-type="float">
            <text:p>132249</text:p>
          </table:table-cell>
          <table:table-cell office:value-type="float" office:value="99.9334" calcext:value-type="float">
            <text:p>99,93</text:p>
          </table:table-cell>
          <table:table-cell office:value-type="float" office:value="0.0665916" calcext:value-type="float">
            <text:p>0,07</text:p>
          </table:table-cell>
          <table:table-cell office:value-type="float" office:value="61.2838" calcext:value-type="float">
            <text:p>61,28</text:p>
          </table:table-cell>
          <table:table-cell office:value-type="float" office:value="91.4868" calcext:value-type="float">
            <text:p>91,49</text:p>
          </table:table-cell>
          <table:table-cell office:value-type="float" office:value="8.51321" calcext:value-type="float">
            <text:p>8,51</text:p>
          </table:table-cell>
          <table:table-cell office:value-type="float" office:value="33.0135" calcext:value-type="float">
            <text:p>33,01</text:p>
          </table:table-cell>
          <table:table-cell office:value-type="float" office:value="0.299747" calcext:value-type="float">
            <text:p>0,29975</text:p>
          </table:table-cell>
          <table:table-cell office:value-type="float" office:value="0.348129" calcext:value-type="float">
            <text:p>0,34813</text:p>
          </table:table-cell>
          <table:table-cell office:value-type="float" office:value="0.341784" calcext:value-type="float">
            <text:p>0,34178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6654.4" calcext:value-type="float">
            <text:p>6654,4</text:p>
          </table:table-cell>
          <table:table-cell office:value-type="float" office:value="99.988" calcext:value-type="float">
            <text:p>99,988</text:p>
          </table:table-cell>
          <table:table-cell office:value-type="float" office:value="0.012012" calcext:value-type="float">
            <text:p>0,012012</text:p>
          </table:table-cell>
          <table:table-cell office:value-type="float" office:value="89.1622" calcext:value-type="float">
            <text:p>89,1622</text:p>
          </table:table-cell>
          <table:table-cell office:value-type="float" office:value="91.9454" calcext:value-type="float">
            <text:p>91,9454</text:p>
          </table:table-cell>
          <table:table-cell office:value-type="float" office:value="8.05463" calcext:value-type="float">
            <text:p>8,05463</text:p>
          </table:table-cell>
          <table:table-cell office:value-type="float" office:value="3.02703" calcext:value-type="float">
            <text:p>3,02703</text:p>
          </table:table-cell>
          <table:table-cell office:value-type="float" office:value="0.0986802" calcext:value-type="float">
            <text:p>0,0986802</text:p>
          </table:table-cell>
          <table:table-cell office:value-type="float" office:value="1.21901" calcext:value-type="float">
            <text:p>1,21901</text:p>
          </table:table-cell>
          <table:table-cell office:value-type="float" office:value="1.2134" calcext:value-type="float">
            <text:p>1,2134</text:p>
          </table:table-cell>
          <table:table-cell table:formula="of:=1000000*[.AD44]/[.F44]" office:value-type="float" office:value="163.972972972973" calcext:value-type="float">
            <text:p>163,97</text:p>
          </table:table-cell>
        </table:table-row>
        <table:table-row table:style-name="ro1">
          <table:table-cell office:value-type="string" calcext:value-type="string">
            <text:p>satimage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Global</text:p>
          </table:table-cell>
          <table:table-cell office:value-type="float" office:value="6435" calcext:value-type="float">
            <text:p>6435</text:p>
          </table:table-cell>
          <table:table-cell office:value-type="float" office:value="39001.9" calcext:value-type="float">
            <text:p>39001,9</text:p>
          </table:table-cell>
          <table:table-cell office:value-type="float" office:value="80.2152" calcext:value-type="float">
            <text:p>80,22</text:p>
          </table:table-cell>
          <table:table-cell office:value-type="float" office:value="19.7848" calcext:value-type="float">
            <text:p>19,78</text:p>
          </table:table-cell>
          <table:table-cell office:value-type="float" office:value="64.289" calcext:value-type="float">
            <text:p>64,29</text:p>
          </table:table-cell>
          <table:table-cell office:value-type="float" office:value="64.4895" calcext:value-type="float">
            <text:p>64,49</text:p>
          </table:table-cell>
          <table:table-cell office:value-type="float" office:value="35.5105" calcext:value-type="float">
            <text:p>35,51</text:p>
          </table:table-cell>
          <table:table-cell office:value-type="float" office:value="0.3108" calcext:value-type="float">
            <text:p>0,31</text:p>
          </table:table-cell>
          <table:table-cell office:value-type="float" office:value="0.280567" calcext:value-type="float">
            <text:p>0,28057</text:p>
          </table:table-cell>
          <table:table-cell office:value-type="float" office:value="0.1935" calcext:value-type="float">
            <text:p>0,19350</text:p>
          </table:table-cell>
          <table:table-cell office:value-type="float" office:value="0.18932" calcext:value-type="float">
            <text:p>0,1893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2148.1" calcext:value-type="float">
            <text:p>2148,1</text:p>
          </table:table-cell>
          <table:table-cell office:value-type="float" office:value="78.6895" calcext:value-type="float">
            <text:p>78,6895</text:p>
          </table:table-cell>
          <table:table-cell office:value-type="float" office:value="21.3105" calcext:value-type="float">
            <text:p>21,3105</text:p>
          </table:table-cell>
          <table:table-cell table:number-columns-repeated="2" office:value-type="float" office:value="65.4079" calcext:value-type="float">
            <text:p>65,4079</text:p>
          </table:table-cell>
          <table:table-cell office:value-type="float" office:value="34.5921" calcext:value-type="float">
            <text:p>34,5921</text:p>
          </table:table-cell>
          <table:table-cell office:value-type="float" office:value="0" calcext:value-type="float">
            <text:p>0</text:p>
          </table:table-cell>
          <table:table-cell office:value-type="float" office:value="0.156364" calcext:value-type="float">
            <text:p>0,156364</text:p>
          </table:table-cell>
          <table:table-cell office:value-type="float" office:value="1.11387" calcext:value-type="float">
            <text:p>1,11387</text:p>
          </table:table-cell>
          <table:table-cell office:value-type="float" office:value="1.10939" calcext:value-type="float">
            <text:p>1,10939</text:p>
          </table:table-cell>
          <table:table-cell table:formula="of:=1000000*[.AD45]/[.F45]" office:value-type="float" office:value="172.399378399378" calcext:value-type="float">
            <text:p>172,40</text:p>
          </table:table-cell>
        </table:table-row>
        <table:table-row table:style-name="ro1">
          <table:table-cell office:value-type="string" calcext:value-type="string">
            <text:p>texture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lobal</text:p>
          </table:table-cell>
          <table:table-cell office:value-type="float" office:value="5500" calcext:value-type="float">
            <text:p>5500</text:p>
          </table:table-cell>
          <table:table-cell office:value-type="float" office:value="72245.5" calcext:value-type="float">
            <text:p>72245,5</text:p>
          </table:table-cell>
          <table:table-cell office:value-type="float" office:value="97.8582" calcext:value-type="float">
            <text:p>97,86</text:p>
          </table:table-cell>
          <table:table-cell office:value-type="float" office:value="2.14182" calcext:value-type="float">
            <text:p>2,14</text:p>
          </table:table-cell>
          <table:table-cell office:value-type="float" office:value="88.1455" calcext:value-type="float">
            <text:p>88,15</text:p>
          </table:table-cell>
          <table:table-cell office:value-type="float" office:value="92.378" calcext:value-type="float">
            <text:p>92,38</text:p>
          </table:table-cell>
          <table:table-cell office:value-type="float" office:value="7.62195" calcext:value-type="float">
            <text:p>7,62</text:p>
          </table:table-cell>
          <table:table-cell office:value-type="float" office:value="4.58182" calcext:value-type="float">
            <text:p>4,58</text:p>
          </table:table-cell>
          <table:table-cell office:value-type="float" office:value="0.389251" calcext:value-type="float">
            <text:p>0,38925</text:p>
          </table:table-cell>
          <table:table-cell office:value-type="float" office:value="0.199905" calcext:value-type="float">
            <text:p>0,19991</text:p>
          </table:table-cell>
          <table:table-cell office:value-type="float" office:value="0.196327" calcext:value-type="float">
            <text:p>0,19633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3697.4" calcext:value-type="float">
            <text:p>3697,4</text:p>
          </table:table-cell>
          <table:table-cell office:value-type="float" office:value="97.6424" calcext:value-type="float">
            <text:p>97,6424</text:p>
          </table:table-cell>
          <table:table-cell office:value-type="float" office:value="2.35758" calcext:value-type="float">
            <text:p>2,35758</text:p>
          </table:table-cell>
          <table:table-cell office:value-type="float" office:value="93.3273" calcext:value-type="float">
            <text:p>93,3273</text:p>
          </table:table-cell>
          <table:table-cell office:value-type="float" office:value="93.3952" calcext:value-type="float">
            <text:p>93,3952</text:p>
          </table:table-cell>
          <table:table-cell office:value-type="float" office:value="6.6048" calcext:value-type="float">
            <text:p>6,6048</text:p>
          </table:table-cell>
          <table:table-cell office:value-type="float" office:value="0.0727273" calcext:value-type="float">
            <text:p>0,0727273</text:p>
          </table:table-cell>
          <table:table-cell office:value-type="float" office:value="0.167201" calcext:value-type="float">
            <text:p>0,167201</text:p>
          </table:table-cell>
          <table:table-cell office:value-type="float" office:value="0.987346" calcext:value-type="float">
            <text:p>0,987346</text:p>
          </table:table-cell>
          <table:table-cell office:value-type="float" office:value="0.983589" calcext:value-type="float">
            <text:p>0,983589</text:p>
          </table:table-cell>
          <table:table-cell table:formula="of:=1000000*[.AD46]/[.F46]" office:value-type="float" office:value="178.834363636364" calcext:value-type="float">
            <text:p>178,83</text:p>
          </table:table-cell>
        </table:table-row>
        <table:table-row table:style-name="ro1">
          <table:table-cell office:value-type="string" calcext:value-type="string">
            <text:p>letter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lobal</text:p>
          </table:table-cell>
          <table:table-cell office:value-type="float" office:value="20000" calcext:value-type="float">
            <text:p>20000</text:p>
          </table:table-cell>
          <table:table-cell office:value-type="float" office:value="119864" calcext:value-type="float">
            <text:p>119864</text:p>
          </table:table-cell>
          <table:table-cell office:value-type="float" office:value="78.3145" calcext:value-type="float">
            <text:p>78,31</text:p>
          </table:table-cell>
          <table:table-cell office:value-type="float" office:value="21.6855" calcext:value-type="float">
            <text:p>21,69</text:p>
          </table:table-cell>
          <table:table-cell office:value-type="float" office:value="71.605" calcext:value-type="float">
            <text:p>71,61</text:p>
          </table:table-cell>
          <table:table-cell office:value-type="float" office:value="71.6659" calcext:value-type="float">
            <text:p>71,67</text:p>
          </table:table-cell>
          <table:table-cell office:value-type="float" office:value="28.3341" calcext:value-type="float">
            <text:p>28,33</text:p>
          </table:table-cell>
          <table:table-cell office:value-type="float" office:value="0.085" calcext:value-type="float">
            <text:p>0,09</text:p>
          </table:table-cell>
          <table:table-cell office:value-type="float" office:value="0.753142" calcext:value-type="float">
            <text:p>0,75314</text:p>
          </table:table-cell>
          <table:table-cell office:value-type="float" office:value="0.15533" calcext:value-type="float">
            <text:p>0,15533</text:p>
          </table:table-cell>
          <table:table-cell office:value-type="float" office:value="0.143535" calcext:value-type="float">
            <text:p>0,14354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7586.9" calcext:value-type="float">
            <text:p>7586,9</text:p>
          </table:table-cell>
          <table:table-cell office:value-type="float" office:value="88.4011" calcext:value-type="float">
            <text:p>88,4011</text:p>
          </table:table-cell>
          <table:table-cell office:value-type="float" office:value="11.5989" calcext:value-type="float">
            <text:p>11,5989</text:p>
          </table:table-cell>
          <table:table-cell office:value-type="float" office:value="77.87" calcext:value-type="float">
            <text:p>77,87</text:p>
          </table:table-cell>
          <table:table-cell office:value-type="float" office:value="77.8817" calcext:value-type="float">
            <text:p>77,8817</text:p>
          </table:table-cell>
          <table:table-cell office:value-type="float" office:value="22.1183" calcext:value-type="float">
            <text:p>22,1183</text:p>
          </table:table-cell>
          <table:table-cell office:value-type="float" office:value="0.015" calcext:value-type="float">
            <text:p>0,015</text:p>
          </table:table-cell>
          <table:table-cell office:value-type="float" office:value="0.231502" calcext:value-type="float">
            <text:p>0,231502</text:p>
          </table:table-cell>
          <table:table-cell office:value-type="float" office:value="3.41372" calcext:value-type="float">
            <text:p>3,41372</text:p>
          </table:table-cell>
          <table:table-cell office:value-type="float" office:value="3.39888" calcext:value-type="float">
            <text:p>3,39888</text:p>
          </table:table-cell>
          <table:table-cell table:formula="of:=1000000*[.AD47]/[.F47]" office:value-type="float" office:value="169.944" calcext:value-type="float">
            <text:p>169,94</text:p>
          </table:table-cell>
        </table:table-row>
        <table:table-row table:style-name="ro1">
          <table:table-cell table:style-name="ce7" table:number-columns-repeated="5"/>
          <table:table-cell table:style-name="ce10" table:formula="of:=AVERAGE([.F36:.F47])" office:value-type="float" office:value="6080.58333333333" calcext:value-type="float">
            <text:p>6080,58</text:p>
          </table:table-cell>
          <table:table-cell table:style-name="ce10" table:formula="of:=AVERAGE([.G36:.G47])" office:value-type="float" office:value="56448.4333333333" calcext:value-type="float">
            <text:p>56448,43</text:p>
          </table:table-cell>
          <table:table-cell table:style-name="ce10" table:formula="of:=AVERAGE([.H36:.H47])" office:value-type="float" office:value="87.905825" calcext:value-type="float">
            <text:p>87,91</text:p>
          </table:table-cell>
          <table:table-cell table:style-name="ce10" table:formula="of:=AVERAGE([.I36:.I47])" office:value-type="float" office:value="12.0941748833333" calcext:value-type="float">
            <text:p>12,09</text:p>
          </table:table-cell>
          <table:table-cell table:style-name="ce10" table:formula="of:=AVERAGE([.J36:.J47])" office:value-type="float" office:value="72.3999333333333" calcext:value-type="float">
            <text:p>72,40</text:p>
          </table:table-cell>
          <table:table-cell table:style-name="ce10" table:formula="of:=AVERAGE([.K36:.K47])" office:value-type="float" office:value="77.6132833333333" calcext:value-type="float">
            <text:p>77,61</text:p>
          </table:table-cell>
          <table:table-cell table:style-name="ce10" table:formula="of:=AVERAGE([.L36:.L47])" office:value-type="float" office:value="22.3867066666667" calcext:value-type="float">
            <text:p>22,39</text:p>
          </table:table-cell>
          <table:table-cell table:style-name="ce10" table:formula="of:=AVERAGE([.M36:.M47])" office:value-type="float" office:value="6.1034565" calcext:value-type="float">
            <text:p>6,10</text:p>
          </table:table-cell>
          <table:table-cell table:style-name="ce12" table:formula="of:=AVERAGE([.N36:.N47])" office:value-type="float" office:value="0.2452796" calcext:value-type="float">
            <text:p>0,24528</text:p>
          </table:table-cell>
          <table:table-cell table:style-name="ce12" table:formula="of:=AVERAGE([.O36:.O47])" office:value-type="float" office:value="0.107762433333333" calcext:value-type="float">
            <text:p>0,10776</text:p>
          </table:table-cell>
          <table:table-cell table:style-name="ce12" table:formula="of:=AVERAGE([.P36:.P47])" office:value-type="float" office:value="0.103655433333333" calcext:value-type="float">
            <text:p>0,10366</text:p>
          </table:table-cell>
          <table:table-cell table:style-name="ce7" table:formula="of:=AVERAGE([.Q36:.Q47])" office:value-type="float" office:value="0" calcext:value-type="float">
            <text:p>0</text:p>
          </table:table-cell>
          <table:table-cell table:style-name="ce7" table:formula="of:=AVERAGE([.R36:.R47])" office:value-type="float" office:value="0" calcext:value-type="float">
            <text:p>0</text:p>
          </table:table-cell>
          <table:table-cell table:style-name="ce7" table:formula="of:=AVERAGE([.S36:.S47])" office:value-type="float" office:value="0" calcext:value-type="float">
            <text:p>0</text:p>
          </table:table-cell>
          <table:table-cell table:style-name="ce10" table:formula="of:=([.P48]/[.F48])*1000000" office:value-type="float" office:value="17.0469554730221" calcext:value-type="float">
            <text:p>17,05</text:p>
          </table:table-cell>
          <table:table-cell/>
          <table:table-cell table:style-name="ce10" table:formula="of:=AVERAGE([.V36:.V47])" office:value-type="float" office:value="91.301775" calcext:value-type="float">
            <text:p>91,30</text:p>
          </table:table-cell>
          <table:table-cell table:style-name="ce10" table:formula="of:=AVERAGE([.W36:.W47])" office:value-type="float" office:value="8.69821866666667" calcext:value-type="float">
            <text:p>8,70</text:p>
          </table:table-cell>
          <table:table-cell table:style-name="ce10" table:formula="of:=AVERAGE([.X36:.X47])" office:value-type="float" office:value="76.91665" calcext:value-type="float">
            <text:p>76,92</text:p>
          </table:table-cell>
          <table:table-cell table:style-name="ce10" table:formula="of:=AVERAGE([.Y36:.Y47])" office:value-type="float" office:value="78.3130666666667" calcext:value-type="float">
            <text:p>78,31</text:p>
          </table:table-cell>
          <table:table-cell table:style-name="ce10" table:formula="of:=AVERAGE([.Z36:.Z47])" office:value-type="float" office:value="21.6869375" calcext:value-type="float">
            <text:p>21,69</text:p>
          </table:table-cell>
          <table:table-cell table:style-name="ce10" table:formula="of:=AVERAGE([.AA36:.AA47])" office:value-type="float" office:value="1.707583775" calcext:value-type="float">
            <text:p>1,71</text:p>
          </table:table-cell>
          <table:table-cell table:style-name="ce10" table:formula="of:=AVERAGE([.AB36:.AB47])" office:value-type="float" office:value="0.0943711" calcext:value-type="float">
            <text:p>0,09</text:p>
          </table:table-cell>
          <table:table-cell table:style-name="ce10" table:formula="of:=AVERAGE([.AC36:.AC47])" office:value-type="float" office:value="0.8006411" calcext:value-type="float">
            <text:p>0,80</text:p>
          </table:table-cell>
          <table:table-cell table:style-name="ce10" table:formula="of:=AVERAGE([.AD36:.AD47])" office:value-type="float" office:value="0.796423841666667" calcext:value-type="float">
            <text:p>0,80</text:p>
          </table:table-cell>
          <table:table-cell table:style-name="ce10" table:formula="of:=AVERAGE([.AE36:.AE47])" office:value-type="float" office:value="92.0664658566309" calcext:value-type="float">
            <text:p>92,07</text:p>
          </table:table-cell>
        </table:table-row>
        <table:table-row table:style-name="ro1" table:number-rows-repeated="1048527">
          <table:table-cell table:number-columns-repeated="31"/>
        </table:table-row>
        <table:table-row table:style-name="ro1">
          <table:table-cell table:number-columns-repeated="31"/>
        </table:table-row>
      </table:table>
      <table:table table:name="veces99_SinFiltro" table:style-name="ta1"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12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8" table:default-cell-style-name="ce9"/>
        <table:table-column table:style-name="co9" table:default-cell-style-name="ce9"/>
        <table:table-column table:style-name="co8" table:default-cell-style-name="ce9"/>
        <table:table-column table:style-name="co19" table:default-cell-style-name="ce9"/>
        <table:table-column table:style-name="co8" table:default-cell-style-name="ce9"/>
        <table:table-column table:style-name="co11" table:default-cell-style-name="ce9"/>
        <table:table-column table:style-name="co11" table:number-columns-repeated="3" table:default-cell-style-name="ce46"/>
        <table:table-column table:style-name="co3" table:number-columns-repeated="3" table:default-cell-style-name="Default"/>
        <table:table-column table:style-name="co1" table:number-columns-repeated="11" table:default-cell-style-name="Default"/>
        <table:table-column table:style-name="co1" table:default-cell-style-name="ce9"/>
        <table:table-row table:style-name="ro1">
          <table:table-cell table:style-name="ce7" table:number-columns-repeated="5"/>
          <table:table-cell table:style-name="ce8" office:value-type="string" calcext:value-type="string">
            <text:p>Ejemplos</text:p>
          </table:table-cell>
          <table:table-cell table:style-name="ce8" office:value-type="string" calcext:value-type="string">
            <text:p>Patrones</text:p>
          </table:table-cell>
          <table:table-cell table:style-name="ce8" office:value-type="string" calcext:value-type="string">
            <text:p>Train</text:p>
          </table:table-cell>
          <table:table-cell table:style-name="ce8" office:value-type="string" calcext:value-type="string">
            <text:p>Error</text:p>
          </table:table-cell>
          <table:table-cell table:style-name="ce8" office:value-type="string" calcext:value-type="string">
            <text:p>Test</text:p>
          </table:table-cell>
          <table:table-cell table:style-name="ce8" office:value-type="string" calcext:value-type="string">
            <text:p>TestNC</text:p>
          </table:table-cell>
          <table:table-cell table:style-name="ce8" office:value-type="string" calcext:value-type="string">
            <text:p>Error</text:p>
          </table:table-cell>
          <table:table-cell table:style-name="ce8" office:value-type="string" calcext:value-type="string">
            <text:p>%NC</text:p>
          </table:table-cell>
          <table:table-cell table:style-name="ce11" office:value-type="string" calcext:value-type="string">
            <text:p>T_Train</text:p>
          </table:table-cell>
          <table:table-cell table:style-name="ce11" office:value-type="string" calcext:value-type="string">
            <text:p>T_Test</text:p>
          </table:table-cell>
          <table:table-cell table:style-name="ce11" office:value-type="string" calcext:value-type="string">
            <text:p>T_CPU_Test</text:p>
          </table:table-cell>
          <table:table-cell table:style-name="ce7" table:number-columns-repeated="3"/>
          <table:table-cell table:style-name="ce8" office:value-type="string" calcext:value-type="string">
            <text:p>Infer/Exampl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balone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lobal</text:p>
          </table:table-cell>
          <table:table-cell office:value-type="float" office:value="4174" calcext:value-type="float">
            <text:p>4174</text:p>
          </table:table-cell>
          <table:table-cell office:value-type="float" office:value="5399.6" calcext:value-type="float">
            <text:p>5399,6</text:p>
          </table:table-cell>
          <table:table-cell office:value-type="float" office:value="25.4306" calcext:value-type="float">
            <text:p>25,43</text:p>
          </table:table-cell>
          <table:table-cell office:value-type="float" office:value="74.5694" calcext:value-type="float">
            <text:p>74,57</text:p>
          </table:table-cell>
          <table:table-cell office:value-type="float" office:value="15.4528" calcext:value-type="float">
            <text:p>15,45</text:p>
          </table:table-cell>
          <table:table-cell office:value-type="float" office:value="21.1129" calcext:value-type="float">
            <text:p>21,11</text:p>
          </table:table-cell>
          <table:table-cell office:value-type="float" office:value="78.8871" calcext:value-type="float">
            <text:p>78,89</text:p>
          </table:table-cell>
          <table:table-cell office:value-type="float" office:value="26.8088" calcext:value-type="float">
            <text:p>26,81</text:p>
          </table:table-cell>
          <table:table-cell office:value-type="float" office:value="0.209297" calcext:value-type="float">
            <text:p>0,20930</text:p>
          </table:table-cell>
          <table:table-cell office:value-type="float" office:value="0.0461552" calcext:value-type="float">
            <text:p>0,04616</text:p>
          </table:table-cell>
          <table:table-cell office:value-type="float" office:value="0.0435674" calcext:value-type="float">
            <text:p>0,0435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anana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lobal</text:p>
          </table:table-cell>
          <table:table-cell office:value-type="float" office:value="5300" calcext:value-type="float">
            <text:p>5300</text:p>
          </table:table-cell>
          <table:table-cell office:value-type="float" office:value="23.9" calcext:value-type="float">
            <text:p>23,9</text:p>
          </table:table-cell>
          <table:table-cell office:value-type="float" office:value="56.364" calcext:value-type="float">
            <text:p>56,36</text:p>
          </table:table-cell>
          <table:table-cell office:value-type="float" office:value="43.636" calcext:value-type="float">
            <text:p>43,64</text:p>
          </table:table-cell>
          <table:table-cell table:number-columns-repeated="2" office:value-type="float" office:value="80.1509" calcext:value-type="float">
            <text:p>80,15</text:p>
          </table:table-cell>
          <table:table-cell office:value-type="float" office:value="19.8491" calcext:value-type="float">
            <text:p>19,85</text:p>
          </table:table-cell>
          <table:table-cell office:value-type="float" office:value="0" calcext:value-type="float">
            <text:p>0,00</text:p>
          </table:table-cell>
          <table:table-cell office:value-type="float" office:value="0.0194576" calcext:value-type="float">
            <text:p>0,01946</text:p>
          </table:table-cell>
          <table:table-cell office:value-type="float" office:value="0.0040296" calcext:value-type="float">
            <text:p>0,00403</text:p>
          </table:table-cell>
          <table:table-cell office:value-type="float" office:value="0.0010239" calcext:value-type="float">
            <text:p>0,0010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upa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lobal</text:p>
          </table:table-cell>
          <table:table-cell office:value-type="float" office:value="345" calcext:value-type="float">
            <text:p>345</text:p>
          </table:table-cell>
          <table:table-cell office:value-type="float" office:value="1811" calcext:value-type="float">
            <text:p>1811</text:p>
          </table:table-cell>
          <table:table-cell office:value-type="float" office:value="59.3018" calcext:value-type="float">
            <text:p>59,30</text:p>
          </table:table-cell>
          <table:table-cell office:value-type="float" office:value="40.6982" calcext:value-type="float">
            <text:p>40,70</text:p>
          </table:table-cell>
          <table:table-cell office:value-type="float" office:value="60.8696" calcext:value-type="float">
            <text:p>60,87</text:p>
          </table:table-cell>
          <table:table-cell office:value-type="float" office:value="61.2245" calcext:value-type="float">
            <text:p>61,22</text:p>
          </table:table-cell>
          <table:table-cell office:value-type="float" office:value="38.7755" calcext:value-type="float">
            <text:p>38,78</text:p>
          </table:table-cell>
          <table:table-cell office:value-type="float" office:value="0.57971" calcext:value-type="float">
            <text:p>0,58</text:p>
          </table:table-cell>
          <table:table-cell office:value-type="float" office:value="0.0093604" calcext:value-type="float">
            <text:p>0,00936</text:p>
          </table:table-cell>
          <table:table-cell office:value-type="float" office:value="0.0004836" calcext:value-type="float">
            <text:p>0,00048</text:p>
          </table:table-cell>
          <table:table-cell office:value-type="float" office:value="0.0002667" calcext:value-type="float">
            <text:p>0,0002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eart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Global</text:p>
          </table:table-cell>
          <table:table-cell office:value-type="float" office:value="270" calcext:value-type="float">
            <text:p>270</text:p>
          </table:table-cell>
          <table:table-cell office:value-type="float" office:value="5668.1" calcext:value-type="float">
            <text:p>5668,1</text:p>
          </table:table-cell>
          <table:table-cell office:value-type="float" office:value="99.0676" calcext:value-type="float">
            <text:p>99,07</text:p>
          </table:table-cell>
          <table:table-cell office:value-type="float" office:value="0.932412" calcext:value-type="float">
            <text:p>0,93</text:p>
          </table:table-cell>
          <table:table-cell office:value-type="float" office:value="37.037" calcext:value-type="float">
            <text:p>37,04</text:p>
          </table:table-cell>
          <table:table-cell office:value-type="float" office:value="90.0901" calcext:value-type="float">
            <text:p>90,09</text:p>
          </table:table-cell>
          <table:table-cell office:value-type="float" office:value="9.90991" calcext:value-type="float">
            <text:p>9,91</text:p>
          </table:table-cell>
          <table:table-cell office:value-type="float" office:value="58.8889" calcext:value-type="float">
            <text:p>58,89</text:p>
          </table:table-cell>
          <table:table-cell office:value-type="float" office:value="0.0101341" calcext:value-type="float">
            <text:p>0,01013</text:p>
          </table:table-cell>
          <table:table-cell office:value-type="float" office:value="0.0005205" calcext:value-type="float">
            <text:p>0,00052</text:p>
          </table:table-cell>
          <table:table-cell office:value-type="float" office:value="0.0003436" calcext:value-type="float">
            <text:p>0,0003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ris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lobal</text:p>
          </table:table-cell>
          <table:table-cell office:value-type="float" office:value="150" calcext:value-type="float">
            <text:p>150</text:p>
          </table:table-cell>
          <table:table-cell office:value-type="float" office:value="182.4" calcext:value-type="float">
            <text:p>182,4</text:p>
          </table:table-cell>
          <table:table-cell office:value-type="float" office:value="87.4654" calcext:value-type="float">
            <text:p>87,47</text:p>
          </table:table-cell>
          <table:table-cell office:value-type="float" office:value="12.5346" calcext:value-type="float">
            <text:p>12,53</text:p>
          </table:table-cell>
          <table:table-cell table:number-columns-repeated="2" office:value-type="float" office:value="95.3333" calcext:value-type="float">
            <text:p>95,33</text:p>
          </table:table-cell>
          <table:table-cell office:value-type="float" office:value="4.66667" calcext:value-type="float">
            <text:p>4,67</text:p>
          </table:table-cell>
          <table:table-cell office:value-type="float" office:value="0" calcext:value-type="float">
            <text:p>0,00</text:p>
          </table:table-cell>
          <table:table-cell office:value-type="float" office:value="0.0011119" calcext:value-type="float">
            <text:p>0,00111</text:p>
          </table:table-cell>
          <table:table-cell office:value-type="float" office:value="0.0001286" calcext:value-type="float">
            <text:p>0,00013</text:p>
          </table:table-cell>
          <table:table-cell office:value-type="float" office:value="0.000045" calcext:value-type="float">
            <text:p>0,000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ed7digit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lobal</text:p>
          </table:table-cell>
          <table:table-cell office:value-type="float" office:value="500" calcext:value-type="float">
            <text:p>500</text:p>
          </table:table-cell>
          <table:table-cell office:value-type="float" office:value="81.9" calcext:value-type="float">
            <text:p>81,9</text:p>
          </table:table-cell>
          <table:table-cell office:value-type="float" office:value="79.8444" calcext:value-type="float">
            <text:p>79,84</text:p>
          </table:table-cell>
          <table:table-cell office:value-type="float" office:value="20.1556" calcext:value-type="float">
            <text:p>20,16</text:p>
          </table:table-cell>
          <table:table-cell office:value-type="float" office:value="63" calcext:value-type="float">
            <text:p>63,00</text:p>
          </table:table-cell>
          <table:table-cell office:value-type="float" office:value="76.087" calcext:value-type="float">
            <text:p>76,09</text:p>
          </table:table-cell>
          <table:table-cell office:value-type="float" office:value="23.913" calcext:value-type="float">
            <text:p>23,91</text:p>
          </table:table-cell>
          <table:table-cell office:value-type="float" office:value="17.2" calcext:value-type="float">
            <text:p>17,20</text:p>
          </table:table-cell>
          <table:table-cell office:value-type="float" office:value="0.0033375" calcext:value-type="float">
            <text:p>0,00334</text:p>
          </table:table-cell>
          <table:table-cell office:value-type="float" office:value="0.0005765" calcext:value-type="float">
            <text:p>0,00058</text:p>
          </table:table-cell>
          <table:table-cell office:value-type="float" office:value="0.0002436" calcext:value-type="float">
            <text:p>0,0002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ammographic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obal</text:p>
          </table:table-cell>
          <table:table-cell office:value-type="float" office:value="830" calcext:value-type="float">
            <text:p>830</text:p>
          </table:table-cell>
          <table:table-cell office:value-type="float" office:value="236.9" calcext:value-type="float">
            <text:p>236,9</text:p>
          </table:table-cell>
          <table:table-cell office:value-type="float" office:value="86.6408" calcext:value-type="float">
            <text:p>86,64</text:p>
          </table:table-cell>
          <table:table-cell office:value-type="float" office:value="13.3592" calcext:value-type="float">
            <text:p>13,36</text:p>
          </table:table-cell>
          <table:table-cell office:value-type="float" office:value="77.3494" calcext:value-type="float">
            <text:p>77,35</text:p>
          </table:table-cell>
          <table:table-cell office:value-type="float" office:value="81.7834" calcext:value-type="float">
            <text:p>81,78</text:p>
          </table:table-cell>
          <table:table-cell office:value-type="float" office:value="18.2166" calcext:value-type="float">
            <text:p>18,22</text:p>
          </table:table-cell>
          <table:table-cell office:value-type="float" office:value="5.42169" calcext:value-type="float">
            <text:p>5,42</text:p>
          </table:table-cell>
          <table:table-cell office:value-type="float" office:value="0.0039141" calcext:value-type="float">
            <text:p>0,00391</text:p>
          </table:table-cell>
          <table:table-cell office:value-type="float" office:value="0.0006773" calcext:value-type="float">
            <text:p>0,00068</text:p>
          </table:table-cell>
          <table:table-cell office:value-type="float" office:value="0.0002323" calcext:value-type="float">
            <text:p>0,0002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newthyroid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Global</text:p>
          </table:table-cell>
          <table:table-cell office:value-type="float" office:value="215" calcext:value-type="float">
            <text:p>215</text:p>
          </table:table-cell>
          <table:table-cell office:value-type="float" office:value="430.8" calcext:value-type="float">
            <text:p>430,8</text:p>
          </table:table-cell>
          <table:table-cell office:value-type="float" office:value="85.1352" calcext:value-type="float">
            <text:p>85,14</text:p>
          </table:table-cell>
          <table:table-cell office:value-type="float" office:value="14.8648" calcext:value-type="float">
            <text:p>14,86</text:p>
          </table:table-cell>
          <table:table-cell office:value-type="float" office:value="92.093" calcext:value-type="float">
            <text:p>92,09</text:p>
          </table:table-cell>
          <table:table-cell office:value-type="float" office:value="92.5234" calcext:value-type="float">
            <text:p>92,52</text:p>
          </table:table-cell>
          <table:table-cell office:value-type="float" office:value="7.47664" calcext:value-type="float">
            <text:p>7,48</text:p>
          </table:table-cell>
          <table:table-cell office:value-type="float" office:value="0.465116" calcext:value-type="float">
            <text:p>0,47</text:p>
          </table:table-cell>
          <table:table-cell office:value-type="float" office:value="0.0032438" calcext:value-type="float">
            <text:p>0,00324</text:p>
          </table:table-cell>
          <table:table-cell office:value-type="float" office:value="0.0002481" calcext:value-type="float">
            <text:p>0,00025</text:p>
          </table:table-cell>
          <table:table-cell office:value-type="float" office:value="0.0001035" calcext:value-type="float">
            <text:p>0,000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age-blocks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lobal</text:p>
          </table:table-cell>
          <table:table-cell office:value-type="float" office:value="5472" calcext:value-type="float">
            <text:p>5472</text:p>
          </table:table-cell>
          <table:table-cell office:value-type="float" office:value="7598" calcext:value-type="float">
            <text:p>7598</text:p>
          </table:table-cell>
          <table:table-cell office:value-type="float" office:value="88.6373" calcext:value-type="float">
            <text:p>88,64</text:p>
          </table:table-cell>
          <table:table-cell office:value-type="float" office:value="11.3627" calcext:value-type="float">
            <text:p>11,36</text:p>
          </table:table-cell>
          <table:table-cell office:value-type="float" office:value="94.2982" calcext:value-type="float">
            <text:p>94,30</text:p>
          </table:table-cell>
          <table:table-cell office:value-type="float" office:value="94.3672" calcext:value-type="float">
            <text:p>94,37</text:p>
          </table:table-cell>
          <table:table-cell office:value-type="float" office:value="5.63277" calcext:value-type="float">
            <text:p>5,63</text:p>
          </table:table-cell>
          <table:table-cell office:value-type="float" office:value="0.0730994" calcext:value-type="float">
            <text:p>0,07</text:p>
          </table:table-cell>
          <table:table-cell office:value-type="float" office:value="0.218846" calcext:value-type="float">
            <text:p>0,21885</text:p>
          </table:table-cell>
          <table:table-cell office:value-type="float" office:value="0.0066747" calcext:value-type="float">
            <text:p>0,00667</text:p>
          </table:table-cell>
          <table:table-cell office:value-type="float" office:value="0.0036466" calcext:value-type="float">
            <text:p>0,0036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honeme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Global</text:p>
          </table:table-cell>
          <table:table-cell office:value-type="float" office:value="5404" calcext:value-type="float">
            <text:p>5404</text:p>
          </table:table-cell>
          <table:table-cell office:value-type="float" office:value="1310.1" calcext:value-type="float">
            <text:p>1310,1</text:p>
          </table:table-cell>
          <table:table-cell office:value-type="float" office:value="75.2879" calcext:value-type="float">
            <text:p>75,29</text:p>
          </table:table-cell>
          <table:table-cell office:value-type="float" office:value="24.7121" calcext:value-type="float">
            <text:p>24,71</text:p>
          </table:table-cell>
          <table:table-cell table:number-columns-repeated="2" office:value-type="float" office:value="78.6454" calcext:value-type="float">
            <text:p>78,65</text:p>
          </table:table-cell>
          <table:table-cell office:value-type="float" office:value="21.3546" calcext:value-type="float">
            <text:p>21,35</text:p>
          </table:table-cell>
          <table:table-cell office:value-type="float" office:value="0" calcext:value-type="float">
            <text:p>0,00</text:p>
          </table:table-cell>
          <table:table-cell office:value-type="float" office:value="0.0718481" calcext:value-type="float">
            <text:p>0,07185</text:p>
          </table:table-cell>
          <table:table-cell office:value-type="float" office:value="0.005658" calcext:value-type="float">
            <text:p>0,00566</text:p>
          </table:table-cell>
          <table:table-cell office:value-type="float" office:value="0.0026036" calcext:value-type="float">
            <text:p>0,0026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ima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lobal</text:p>
          </table:table-cell>
          <table:table-cell office:value-type="float" office:value="768" calcext:value-type="float">
            <text:p>768</text:p>
          </table:table-cell>
          <table:table-cell office:value-type="float" office:value="10493.3" calcext:value-type="float">
            <text:p>10493,3</text:p>
          </table:table-cell>
          <table:table-cell office:value-type="float" office:value="75.5973" calcext:value-type="float">
            <text:p>75,60</text:p>
          </table:table-cell>
          <table:table-cell office:value-type="float" office:value="24.4027" calcext:value-type="float">
            <text:p>24,40</text:p>
          </table:table-cell>
          <table:table-cell office:value-type="float" office:value="73.3073" calcext:value-type="float">
            <text:p>73,31</text:p>
          </table:table-cell>
          <table:table-cell office:value-type="float" office:value="73.9816" calcext:value-type="float">
            <text:p>73,98</text:p>
          </table:table-cell>
          <table:table-cell office:value-type="float" office:value="26.0184" calcext:value-type="float">
            <text:p>26,02</text:p>
          </table:table-cell>
          <table:table-cell office:value-type="float" office:value="0.911458" calcext:value-type="float">
            <text:p>0,91</text:p>
          </table:table-cell>
          <table:table-cell office:value-type="float" office:value="0.0298132" calcext:value-type="float">
            <text:p>0,02981</text:p>
          </table:table-cell>
          <table:table-cell office:value-type="float" office:value="0.0010739" calcext:value-type="float">
            <text:p>0,00107</text:p>
          </table:table-cell>
          <table:table-cell office:value-type="float" office:value="0.0006405" calcext:value-type="float">
            <text:p>0,0006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aheart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lobal</text:p>
          </table:table-cell>
          <table:table-cell office:value-type="float" office:value="462" calcext:value-type="float">
            <text:p>462</text:p>
          </table:table-cell>
          <table:table-cell office:value-type="float" office:value="16561.9" calcext:value-type="float">
            <text:p>16561,9</text:p>
          </table:table-cell>
          <table:table-cell office:value-type="float" office:value="81.1447" calcext:value-type="float">
            <text:p>81,14</text:p>
          </table:table-cell>
          <table:table-cell office:value-type="float" office:value="18.8553" calcext:value-type="float">
            <text:p>18,86</text:p>
          </table:table-cell>
          <table:table-cell office:value-type="float" office:value="66.4502" calcext:value-type="float">
            <text:p>66,45</text:p>
          </table:table-cell>
          <table:table-cell office:value-type="float" office:value="67.3246" calcext:value-type="float">
            <text:p>67,32</text:p>
          </table:table-cell>
          <table:table-cell office:value-type="float" office:value="32.6754" calcext:value-type="float">
            <text:p>32,68</text:p>
          </table:table-cell>
          <table:table-cell office:value-type="float" office:value="1.2987" calcext:value-type="float">
            <text:p>1,30</text:p>
          </table:table-cell>
          <table:table-cell office:value-type="float" office:value="0.0259541" calcext:value-type="float">
            <text:p>0,02595</text:p>
          </table:table-cell>
          <table:table-cell office:value-type="float" office:value="0.0006941" calcext:value-type="float">
            <text:p>0,00069</text:p>
          </table:table-cell>
          <table:table-cell office:value-type="float" office:value="0.0004291" calcext:value-type="float">
            <text:p>0,0004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huttle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lobal</text:p>
          </table:table-cell>
          <table:table-cell office:value-type="float" office:value="57999" calcext:value-type="float">
            <text:p>57999</text:p>
          </table:table-cell>
          <table:table-cell office:value-type="float" office:value="4377" calcext:value-type="float">
            <text:p>4377</text:p>
          </table:table-cell>
          <table:table-cell office:value-type="float" office:value="82.0286" calcext:value-type="float">
            <text:p>82,03</text:p>
          </table:table-cell>
          <table:table-cell office:value-type="float" office:value="17.9714" calcext:value-type="float">
            <text:p>17,97</text:p>
          </table:table-cell>
          <table:table-cell office:value-type="float" office:value="85.8739" calcext:value-type="float">
            <text:p>85,87</text:p>
          </table:table-cell>
          <table:table-cell office:value-type="float" office:value="85.8783" calcext:value-type="float">
            <text:p>85,88</text:p>
          </table:table-cell>
          <table:table-cell office:value-type="float" office:value="14.1217" calcext:value-type="float">
            <text:p>14,12</text:p>
          </table:table-cell>
          <table:table-cell office:value-type="float" office:value="0.0051725" calcext:value-type="float">
            <text:p>0,01</text:p>
          </table:table-cell>
          <table:table-cell office:value-type="float" office:value="2.287" calcext:value-type="float">
            <text:p>2,28700</text:p>
          </table:table-cell>
          <table:table-cell office:value-type="float" office:value="0.0965833" calcext:value-type="float">
            <text:p>0,09658</text:p>
          </table:table-cell>
          <table:table-cell office:value-type="float" office:value="0.0648221" calcext:value-type="float">
            <text:p>0,0648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style-name="ce7" table:number-columns-repeated="5"/>
          <table:table-cell table:style-name="ce10" table:formula="of:=AVERAGE([.F2:.F14])" office:value-type="float" office:value="6299.15384615385" calcext:value-type="float">
            <text:p>6299,15</text:p>
          </table:table-cell>
          <table:table-cell table:style-name="ce10" table:formula="of:=AVERAGE([.G2:.G14])" office:value-type="float" office:value="4167.3" calcext:value-type="float">
            <text:p>4167,30</text:p>
          </table:table-cell>
          <table:table-cell table:style-name="ce10" table:formula="of:=AVERAGE([.H2:.H14])" office:value-type="float" office:value="75.5342769230769" calcext:value-type="float">
            <text:p>75,53</text:p>
          </table:table-cell>
          <table:table-cell table:style-name="ce10" table:formula="of:=AVERAGE([.I2:.I14])" office:value-type="float" office:value="24.465724" calcext:value-type="float">
            <text:p>24,47</text:p>
          </table:table-cell>
          <table:table-cell table:style-name="ce10" table:formula="of:=AVERAGE([.J2:.J14])" office:value-type="float" office:value="70.7585384615385" calcext:value-type="float">
            <text:p>70,76</text:p>
          </table:table-cell>
          <table:table-cell table:style-name="ce10" table:formula="of:=AVERAGE([.K2:.K14])" office:value-type="float" office:value="76.8078923076923" calcext:value-type="float">
            <text:p>76,81</text:p>
          </table:table-cell>
          <table:table-cell table:style-name="ce10" table:formula="of:=AVERAGE([.L2:.L14])" office:value-type="float" office:value="23.1921069230769" calcext:value-type="float">
            <text:p>23,19</text:p>
          </table:table-cell>
          <table:table-cell table:style-name="ce10" table:formula="of:=AVERAGE([.M2:.M14])" office:value-type="float" office:value="8.58866506923077" calcext:value-type="float">
            <text:p>8,59</text:p>
          </table:table-cell>
          <table:table-cell table:style-name="ce12" table:formula="of:=AVERAGE([.N2:.N14])" office:value-type="float" office:value="0.222562907692308" calcext:value-type="float">
            <text:p>0,22256</text:p>
          </table:table-cell>
          <table:table-cell table:style-name="ce12" table:formula="of:=AVERAGE([.O2:.O14])" office:value-type="float" office:value="0.0125771846153846" calcext:value-type="float">
            <text:p>0,01258</text:p>
          </table:table-cell>
          <table:table-cell table:style-name="ce12" table:formula="of:=AVERAGE([.P2:.P14])" office:value-type="float" office:value="0.00907445384615384" calcext:value-type="float">
            <text:p>0,00907</text:p>
          </table:table-cell>
          <table:table-cell table:style-name="ce7" table:number-columns-repeated="3"/>
          <table:table-cell table:style-name="ce10" table:formula="of:=([.P15]/[.F15])*1000000" office:value-type="float" office:value="1.4405829842836" calcext:value-type="float">
            <text:p>1,4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dult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lobal</text:p>
          </table:table-cell>
          <table:table-cell office:value-type="float" office:value="45222" calcext:value-type="float">
            <text:p>45222</text:p>
          </table:table-cell>
          <table:table-cell office:value-type="float" office:value="253146" calcext:value-type="float">
            <text:p>253146</text:p>
          </table:table-cell>
          <table:table-cell office:value-type="float" office:value="87.864" calcext:value-type="float">
            <text:p>87,86</text:p>
          </table:table-cell>
          <table:table-cell office:value-type="float" office:value="12.136" calcext:value-type="float">
            <text:p>12,14</text:p>
          </table:table-cell>
          <table:table-cell office:value-type="float" office:value="67.2084" calcext:value-type="float">
            <text:p>67,21</text:p>
          </table:table-cell>
          <table:table-cell office:value-type="float" office:value="81.9483" calcext:value-type="float">
            <text:p>81,95</text:p>
          </table:table-cell>
          <table:table-cell office:value-type="float" office:value="18.0517" calcext:value-type="float">
            <text:p>18,05</text:p>
          </table:table-cell>
          <table:table-cell office:value-type="float" office:value="17.9868" calcext:value-type="float">
            <text:p>17,99</text:p>
          </table:table-cell>
          <table:table-cell office:value-type="float" office:value="1.57716" calcext:value-type="float">
            <text:p>1,57716</text:p>
          </table:table-cell>
          <table:table-cell office:value-type="float" office:value="0.096464" calcext:value-type="float">
            <text:p>0,09646</text:p>
          </table:table-cell>
          <table:table-cell office:value-type="float" office:value="0.0658718" calcext:value-type="float">
            <text:p>0,0658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ustralian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lobal</text:p>
          </table:table-cell>
          <table:table-cell office:value-type="float" office:value="690" calcext:value-type="float">
            <text:p>690</text:p>
          </table:table-cell>
          <table:table-cell office:value-type="float" office:value="17647.9" calcext:value-type="float">
            <text:p>17647,9</text:p>
          </table:table-cell>
          <table:table-cell office:value-type="float" office:value="93.3663" calcext:value-type="float">
            <text:p>93,37</text:p>
          </table:table-cell>
          <table:table-cell office:value-type="float" office:value="6.63375" calcext:value-type="float">
            <text:p>6,63</text:p>
          </table:table-cell>
          <table:table-cell office:value-type="float" office:value="67.6812" calcext:value-type="float">
            <text:p>67,68</text:p>
          </table:table-cell>
          <table:table-cell office:value-type="float" office:value="82.8014" calcext:value-type="float">
            <text:p>82,80</text:p>
          </table:table-cell>
          <table:table-cell office:value-type="float" office:value="17.1986" calcext:value-type="float">
            <text:p>17,20</text:p>
          </table:table-cell>
          <table:table-cell office:value-type="float" office:value="18.2609" calcext:value-type="float">
            <text:p>18,26</text:p>
          </table:table-cell>
          <table:table-cell office:value-type="float" office:value="0.0379682" calcext:value-type="float">
            <text:p>0,03797</text:p>
          </table:table-cell>
          <table:table-cell office:value-type="float" office:value="0.001276" calcext:value-type="float">
            <text:p>0,00128</text:p>
          </table:table-cell>
          <table:table-cell office:value-type="float" office:value="0.0008358" calcext:value-type="float">
            <text:p>0,0008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rx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lobal</text:p>
          </table:table-cell>
          <table:table-cell office:value-type="float" office:value="653" calcext:value-type="float">
            <text:p>653</text:p>
          </table:table-cell>
          <table:table-cell office:value-type="float" office:value="13715.7" calcext:value-type="float">
            <text:p>13715,7</text:p>
          </table:table-cell>
          <table:table-cell office:value-type="float" office:value="96.2785" calcext:value-type="float">
            <text:p>96,28</text:p>
          </table:table-cell>
          <table:table-cell office:value-type="float" office:value="3.72147" calcext:value-type="float">
            <text:p>3,72</text:p>
          </table:table-cell>
          <table:table-cell office:value-type="float" office:value="52.3737" calcext:value-type="float">
            <text:p>52,37</text:p>
          </table:table-cell>
          <table:table-cell office:value-type="float" office:value="86.3636" calcext:value-type="float">
            <text:p>86,36</text:p>
          </table:table-cell>
          <table:table-cell office:value-type="float" office:value="13.6364" calcext:value-type="float">
            <text:p>13,64</text:p>
          </table:table-cell>
          <table:table-cell office:value-type="float" office:value="39.3568" calcext:value-type="float">
            <text:p>39,36</text:p>
          </table:table-cell>
          <table:table-cell office:value-type="float" office:value="0.0251437" calcext:value-type="float">
            <text:p>0,02514</text:p>
          </table:table-cell>
          <table:table-cell office:value-type="float" office:value="0.0011845" calcext:value-type="float">
            <text:p>0,00118</text:p>
          </table:table-cell>
          <table:table-cell office:value-type="float" office:value="0.0007999" calcext:value-type="float">
            <text:p>0,0008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ensus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lobal</text:p>
          </table:table-cell>
          <table:table-cell office:value-type="float" office:value="142521" calcext:value-type="float">
            <text:p>142521</text:p>
          </table:table-cell>
          <table:table-cell table:style-name="ce13" office:value-type="float" office:value="1588030" calcext:value-type="float">
            <text:p>1,59E+06</text:p>
          </table:table-cell>
          <table:table-cell office:value-type="float" office:value="98.4762" calcext:value-type="float">
            <text:p>98,48</text:p>
          </table:table-cell>
          <table:table-cell office:value-type="float" office:value="1.52384" calcext:value-type="float">
            <text:p>1,52</text:p>
          </table:table-cell>
          <table:table-cell office:value-type="float" office:value="49.2685" calcext:value-type="float">
            <text:p>49,27</text:p>
          </table:table-cell>
          <table:table-cell office:value-type="float" office:value="96.2589" calcext:value-type="float">
            <text:p>96,26</text:p>
          </table:table-cell>
          <table:table-cell office:value-type="float" office:value="3.74107" calcext:value-type="float">
            <text:p>3,74</text:p>
          </table:table-cell>
          <table:table-cell office:value-type="float" office:value="48.8167" calcext:value-type="float">
            <text:p>48,82</text:p>
          </table:table-cell>
          <table:table-cell office:value-type="float" office:value="18.2781" calcext:value-type="float">
            <text:p>18,27810</text:p>
          </table:table-cell>
          <table:table-cell office:value-type="float" office:value="0.674503" calcext:value-type="float">
            <text:p>0,67450</text:p>
          </table:table-cell>
          <table:table-cell office:value-type="float" office:value="0.60514" calcext:value-type="float">
            <text:p>0,6051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oil200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lobal</text:p>
          </table:table-cell>
          <table:table-cell office:value-type="float" office:value="9822" calcext:value-type="float">
            <text:p>9822</text:p>
          </table:table-cell>
          <table:table-cell office:value-type="float" office:value="20919.3" calcext:value-type="float">
            <text:p>20919,3</text:p>
          </table:table-cell>
          <table:table-cell office:value-type="float" office:value="98.5095" calcext:value-type="float">
            <text:p>98,51</text:p>
          </table:table-cell>
          <table:table-cell office:value-type="float" office:value="1.49053" calcext:value-type="float">
            <text:p>1,49</text:p>
          </table:table-cell>
          <table:table-cell office:value-type="float" office:value="24.6284" calcext:value-type="float">
            <text:p>24,63</text:p>
          </table:table-cell>
          <table:table-cell office:value-type="float" office:value="91.7678" calcext:value-type="float">
            <text:p>91,77</text:p>
          </table:table-cell>
          <table:table-cell office:value-type="float" office:value="8.23217" calcext:value-type="float">
            <text:p>8,23</text:p>
          </table:table-cell>
          <table:table-cell office:value-type="float" office:value="73.1623" calcext:value-type="float">
            <text:p>73,16</text:p>
          </table:table-cell>
          <table:table-cell office:value-type="float" office:value="0.980707" calcext:value-type="float">
            <text:p>0,98071</text:p>
          </table:table-cell>
          <table:table-cell office:value-type="float" office:value="0.0856028" calcext:value-type="float">
            <text:p>0,08560</text:p>
          </table:table-cell>
          <table:table-cell office:value-type="float" office:value="0.0782644" calcext:value-type="float">
            <text:p>0,0782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ovtype_2_vs_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lobal</text:p>
          </table:table-cell>
          <table:table-cell office:value-type="float" office:value="495141" calcext:value-type="float">
            <text:p>495141</text:p>
          </table:table-cell>
          <table:table-cell office:value-type="float" office:value="830649" calcext:value-type="float">
            <text:p>830649</text:p>
          </table:table-cell>
          <table:table-cell office:value-type="float" office:value="79.0669" calcext:value-type="float">
            <text:p>79,07</text:p>
          </table:table-cell>
          <table:table-cell office:value-type="float" office:value="20.9331" calcext:value-type="float">
            <text:p>20,93</text:p>
          </table:table-cell>
          <table:table-cell office:value-type="float" office:value="84.8896" calcext:value-type="float">
            <text:p>84,89</text:p>
          </table:table-cell>
          <table:table-cell office:value-type="float" office:value="84.8909" calcext:value-type="float">
            <text:p>84,89</text:p>
          </table:table-cell>
          <table:table-cell office:value-type="float" office:value="15.1091" calcext:value-type="float">
            <text:p>15,11</text:p>
          </table:table-cell>
          <table:table-cell office:value-type="float" office:value="0.0016157" calcext:value-type="float">
            <text:p>0,00</text:p>
          </table:table-cell>
          <table:table-cell office:value-type="float" office:value="522.352" calcext:value-type="float">
            <text:p>522,35200</text:p>
          </table:table-cell>
          <table:table-cell office:value-type="float" office:value="2.78019" calcext:value-type="float">
            <text:p>2,78019</text:p>
          </table:table-cell>
          <table:table-cell office:value-type="float" office:value="2.67855" calcext:value-type="float">
            <text:p>2,6785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ars_0_vs_4_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Global</text:p>
          </table:table-cell>
          <table:table-cell office:value-type="float" office:value="62123" calcext:value-type="float">
            <text:p>62123</text:p>
          </table:table-cell>
          <table:table-cell office:value-type="float" office:value="178333" calcext:value-type="float">
            <text:p>178333</text:p>
          </table:table-cell>
          <table:table-cell office:value-type="float" office:value="100" calcext:value-type="float">
            <text:p>100,00</text:p>
          </table:table-cell>
          <table:table-cell office:value-type="float" office:value="0" calcext:value-type="float">
            <text:p>0,00</text:p>
          </table:table-cell>
          <table:table-cell office:value-type="float" office:value="48.2816" calcext:value-type="float">
            <text:p>48,28</text:p>
          </table:table-cell>
          <table:table-cell office:value-type="float" office:value="100" calcext:value-type="float">
            <text:p>100,00</text:p>
          </table:table-cell>
          <table:table-cell office:value-type="float" office:value="0" calcext:value-type="float">
            <text:p>0,00</text:p>
          </table:table-cell>
          <table:table-cell office:value-type="float" office:value="51.7184" calcext:value-type="float">
            <text:p>51,72</text:p>
          </table:table-cell>
          <table:table-cell office:value-type="float" office:value="2.55893" calcext:value-type="float">
            <text:p>2,55893</text:p>
          </table:table-cell>
          <table:table-cell office:value-type="float" office:value="0.232035" calcext:value-type="float">
            <text:p>0,23204</text:p>
          </table:table-cell>
          <table:table-cell office:value-type="float" office:value="0.189053" calcext:value-type="float">
            <text:p>0,18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german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lobal</text:p>
          </table:table-cell>
          <table:table-cell office:value-type="float" office:value="1000" calcext:value-type="float">
            <text:p>1000</text:p>
          </table:table-cell>
          <table:table-cell office:value-type="float" office:value="6829.4" calcext:value-type="float">
            <text:p>6829,4</text:p>
          </table:table-cell>
          <table:table-cell office:value-type="float" office:value="100" calcext:value-type="float">
            <text:p>100,00</text:p>
          </table:table-cell>
          <table:table-cell office:value-type="float" office:value="0" calcext:value-type="float">
            <text:p>0,00</text:p>
          </table:table-cell>
          <table:table-cell office:value-type="float" office:value="0.6" calcext:value-type="float">
            <text:p>0,60</text:p>
          </table:table-cell>
          <table:table-cell office:value-type="float" office:value="100" calcext:value-type="float">
            <text:p>100,00</text:p>
          </table:table-cell>
          <table:table-cell office:value-type="float" office:value="0" calcext:value-type="float">
            <text:p>0,00</text:p>
          </table:table-cell>
          <table:table-cell office:value-type="float" office:value="99.4" calcext:value-type="float">
            <text:p>99,40</text:p>
          </table:table-cell>
          <table:table-cell office:value-type="float" office:value="0.0260267" calcext:value-type="float">
            <text:p>0,02603</text:p>
          </table:table-cell>
          <table:table-cell office:value-type="float" office:value="0.0017983" calcext:value-type="float">
            <text:p>0,00180</text:p>
          </table:table-cell>
          <table:table-cell office:value-type="float" office:value="0.0012273" calcext:value-type="float">
            <text:p>0,0012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agic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lobal</text:p>
          </table:table-cell>
          <table:table-cell office:value-type="float" office:value="19020" calcext:value-type="float">
            <text:p>19020</text:p>
          </table:table-cell>
          <table:table-cell office:value-type="float" office:value="63680.1" calcext:value-type="float">
            <text:p>63680,1</text:p>
          </table:table-cell>
          <table:table-cell office:value-type="float" office:value="79.2454" calcext:value-type="float">
            <text:p>79,25</text:p>
          </table:table-cell>
          <table:table-cell office:value-type="float" office:value="20.7546" calcext:value-type="float">
            <text:p>20,75</text:p>
          </table:table-cell>
          <table:table-cell office:value-type="float" office:value="83.2072" calcext:value-type="float">
            <text:p>83,21</text:p>
          </table:table-cell>
          <table:table-cell office:value-type="float" office:value="83.2247" calcext:value-type="float">
            <text:p>83,22</text:p>
          </table:table-cell>
          <table:table-cell office:value-type="float" office:value="16.7753" calcext:value-type="float">
            <text:p>16,78</text:p>
          </table:table-cell>
          <table:table-cell office:value-type="float" office:value="0.0210305" calcext:value-type="float">
            <text:p>0,02</text:p>
          </table:table-cell>
          <table:table-cell office:value-type="float" office:value="0.875222" calcext:value-type="float">
            <text:p>0,87522</text:p>
          </table:table-cell>
          <table:table-cell office:value-type="float" office:value="0.0549201" calcext:value-type="float">
            <text:p>0,05492</text:p>
          </table:table-cell>
          <table:table-cell office:value-type="float" office:value="0.0402915" calcext:value-type="float">
            <text:p>0,0402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hyroid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lobal</text:p>
          </table:table-cell>
          <table:table-cell office:value-type="float" office:value="7200" calcext:value-type="float">
            <text:p>7200</text:p>
          </table:table-cell>
          <table:table-cell office:value-type="float" office:value="22282.6" calcext:value-type="float">
            <text:p>22282,6</text:p>
          </table:table-cell>
          <table:table-cell office:value-type="float" office:value="84.6148" calcext:value-type="float">
            <text:p>84,61</text:p>
          </table:table-cell>
          <table:table-cell office:value-type="float" office:value="15.3852" calcext:value-type="float">
            <text:p>15,39</text:p>
          </table:table-cell>
          <table:table-cell office:value-type="float" office:value="92.5833" calcext:value-type="float">
            <text:p>92,58</text:p>
          </table:table-cell>
          <table:table-cell office:value-type="float" office:value="93.4268" calcext:value-type="float">
            <text:p>93,43</text:p>
          </table:table-cell>
          <table:table-cell office:value-type="float" office:value="6.57323" calcext:value-type="float">
            <text:p>6,57</text:p>
          </table:table-cell>
          <table:table-cell office:value-type="float" office:value="0.902778" calcext:value-type="float">
            <text:p>0,90</text:p>
          </table:table-cell>
          <table:table-cell office:value-type="float" office:value="0.302944" calcext:value-type="float">
            <text:p>0,30294</text:p>
          </table:table-cell>
          <table:table-cell office:value-type="float" office:value="0.0124562" calcext:value-type="float">
            <text:p>0,01246</text:p>
          </table:table-cell>
          <table:table-cell office:value-type="float" office:value="0.0085908" calcext:value-type="float">
            <text:p>0,0085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style-name="ce7" table:number-columns-repeated="5"/>
          <table:table-cell table:style-name="ce10" table:formula="of:=AVERAGE([.F16:.F25])" office:value-type="float" office:value="78339.2" calcext:value-type="float">
            <text:p>78339,20</text:p>
          </table:table-cell>
          <table:table-cell table:style-name="ce10" table:formula="of:=AVERAGE([.G16:.G25])" office:value-type="float" office:value="299523.3" calcext:value-type="float">
            <text:p>299523,30</text:p>
          </table:table-cell>
          <table:table-cell table:style-name="ce10" table:formula="of:=AVERAGE([.H16:.H25])" office:value-type="float" office:value="91.74216" calcext:value-type="float">
            <text:p>91,74</text:p>
          </table:table-cell>
          <table:table-cell table:style-name="ce10" table:formula="of:=AVERAGE([.I16:.I25])" office:value-type="float" office:value="8.257849" calcext:value-type="float">
            <text:p>8,26</text:p>
          </table:table-cell>
          <table:table-cell table:style-name="ce10" table:formula="of:=AVERAGE([.J16:.J25])" office:value-type="float" office:value="57.07219" calcext:value-type="float">
            <text:p>57,07</text:p>
          </table:table-cell>
          <table:table-cell table:style-name="ce10" table:formula="of:=AVERAGE([.K16:.K25])" office:value-type="float" office:value="90.06824" calcext:value-type="float">
            <text:p>90,07</text:p>
          </table:table-cell>
          <table:table-cell table:style-name="ce10" table:formula="of:=AVERAGE([.L16:.L25])" office:value-type="float" office:value="9.931757" calcext:value-type="float">
            <text:p>9,93</text:p>
          </table:table-cell>
          <table:table-cell table:style-name="ce10" table:formula="of:=AVERAGE([.M16:.M25])" office:value-type="float" office:value="34.96273242" calcext:value-type="float">
            <text:p>34,96</text:p>
          </table:table-cell>
          <table:table-cell table:style-name="ce12" table:formula="of:=AVERAGE([.N16:.N25])" office:value-type="float" office:value="54.70142016" calcext:value-type="float">
            <text:p>54,70142</text:p>
          </table:table-cell>
          <table:table-cell table:style-name="ce12" table:formula="of:=AVERAGE([.O16:.O25])" office:value-type="float" office:value="0.39404299" calcext:value-type="float">
            <text:p>0,39404</text:p>
          </table:table-cell>
          <table:table-cell table:style-name="ce12" table:formula="of:=AVERAGE([.P16:.P25])" office:value-type="float" office:value="0.36686245" calcext:value-type="float">
            <text:p>0,36686</text:p>
          </table:table-cell>
          <table:table-cell table:style-name="ce7" table:formula="of:=AVERAGE([.Q16:.Q25])" office:value-type="float" office:value="0" calcext:value-type="float">
            <text:p>0</text:p>
          </table:table-cell>
          <table:table-cell table:style-name="ce7" table:formula="of:=AVERAGE([.R16:.R25])" office:value-type="float" office:value="0" calcext:value-type="float">
            <text:p>0</text:p>
          </table:table-cell>
          <table:table-cell table:style-name="ce7" table:formula="of:=AVERAGE([.S16:.S25])" office:value-type="float" office:value="0" calcext:value-type="float">
            <text:p>0</text:p>
          </table:table-cell>
          <table:table-cell table:style-name="ce10" table:formula="of:=([.P26]/[.F26])*1000000" office:value-type="float" office:value="4.68299969874597" calcext:value-type="float">
            <text:p>4,6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utomobile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Global</text:p>
          </table:table-cell>
          <table:table-cell office:value-type="float" office:value="159" calcext:value-type="float">
            <text:p>159</text:p>
          </table:table-cell>
          <table:table-cell office:value-type="float" office:value="12021.4" calcext:value-type="float">
            <text:p>12021,4</text:p>
          </table:table-cell>
          <table:table-cell office:value-type="float" office:value="100" calcext:value-type="float">
            <text:p>100,00</text:p>
          </table:table-cell>
          <table:table-cell office:value-type="float" office:value="0" calcext:value-type="float">
            <text:p>0,00</text:p>
          </table:table-cell>
          <table:table-cell office:value-type="float" office:value="42.1384" calcext:value-type="float">
            <text:p>42,14</text:p>
          </table:table-cell>
          <table:table-cell office:value-type="float" office:value="97.1014" calcext:value-type="float">
            <text:p>97,10</text:p>
          </table:table-cell>
          <table:table-cell office:value-type="float" office:value="2.89855" calcext:value-type="float">
            <text:p>2,90</text:p>
          </table:table-cell>
          <table:table-cell office:value-type="float" office:value="56.6038" calcext:value-type="float">
            <text:p>56,60</text:p>
          </table:table-cell>
          <table:table-cell office:value-type="float" office:value="0.0222243" calcext:value-type="float">
            <text:p>0,02222</text:p>
          </table:table-cell>
          <table:table-cell office:value-type="float" office:value="0.0046339" calcext:value-type="float">
            <text:p>0,00463</text:p>
          </table:table-cell>
          <table:table-cell office:value-type="float" office:value="0.0045241" calcext:value-type="float">
            <text:p>0,0045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12021.4" calcext:value-type="float">
            <text:p>12021,4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42.7673" calcext:value-type="float">
            <text:p>42,7673</text:p>
          </table:table-cell>
          <table:table-cell office:value-type="float" office:value="89.4737" calcext:value-type="float">
            <text:p>89,4737</text:p>
          </table:table-cell>
          <table:table-cell office:value-type="float" office:value="10.5263" calcext:value-type="float">
            <text:p>10,5263</text:p>
          </table:table-cell>
          <table:table-cell office:value-type="float" office:value="52.2013" calcext:value-type="float">
            <text:p>52,2013</text:p>
          </table:table-cell>
          <table:table-cell office:value-type="float" office:value="0.02276" calcext:value-type="float">
            <text:p>0,02276</text:p>
          </table:table-cell>
          <table:table-cell office:value-type="float" office:value="0.0381856" calcext:value-type="float">
            <text:p>0,0381856</text:p>
          </table:table-cell>
          <table:table-cell office:value-type="float" office:value="0.0380142" calcext:value-type="float">
            <text:p>0,0380142</text:p>
          </table:table-cell>
          <table:table-cell table:formula="of:=1000000*[.AD27]/[.F27]" office:value-type="float" office:value="239.083018867925" calcext:value-type="float">
            <text:p>239,08</text:p>
          </table:table-cell>
        </table:table-row>
        <table:table-row table:style-name="ro1">
          <table:table-cell office:value-type="string" calcext:value-type="string">
            <text:p>bands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Global</text:p>
          </table:table-cell>
          <table:table-cell office:value-type="float" office:value="365" calcext:value-type="float">
            <text:p>365</text:p>
          </table:table-cell>
          <table:table-cell office:value-type="float" office:value="31922.2" calcext:value-type="float">
            <text:p>31922,2</text:p>
          </table:table-cell>
          <table:table-cell office:value-type="float" office:value="99.5326" calcext:value-type="float">
            <text:p>99,53</text:p>
          </table:table-cell>
          <table:table-cell office:value-type="float" office:value="0.467383" calcext:value-type="float">
            <text:p>0,47</text:p>
          </table:table-cell>
          <table:table-cell office:value-type="float" office:value="34.5205" calcext:value-type="float">
            <text:p>34,52</text:p>
          </table:table-cell>
          <table:table-cell office:value-type="float" office:value="64.2857" calcext:value-type="float">
            <text:p>64,29</text:p>
          </table:table-cell>
          <table:table-cell office:value-type="float" office:value="35.7143" calcext:value-type="float">
            <text:p>35,71</text:p>
          </table:table-cell>
          <table:table-cell office:value-type="float" office:value="46.3014" calcext:value-type="float">
            <text:p>46,30</text:p>
          </table:table-cell>
          <table:table-cell office:value-type="float" office:value="0.0524751" calcext:value-type="float">
            <text:p>0,05248</text:p>
          </table:table-cell>
          <table:table-cell office:value-type="float" office:value="0.0161962" calcext:value-type="float">
            <text:p>0,01620</text:p>
          </table:table-cell>
          <table:table-cell office:value-type="float" office:value="0.0158031" calcext:value-type="float">
            <text:p>0,0158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31922.2" calcext:value-type="float">
            <text:p>31922,2</text:p>
          </table:table-cell>
          <table:table-cell office:value-type="float" office:value="99.5326" calcext:value-type="float">
            <text:p>99,5326</text:p>
          </table:table-cell>
          <table:table-cell office:value-type="float" office:value="0.467383" calcext:value-type="float">
            <text:p>0,467383</text:p>
          </table:table-cell>
          <table:table-cell office:value-type="float" office:value="46.8493" calcext:value-type="float">
            <text:p>46,8493</text:p>
          </table:table-cell>
          <table:table-cell office:value-type="float" office:value="61.2903" calcext:value-type="float">
            <text:p>61,2903</text:p>
          </table:table-cell>
          <table:table-cell office:value-type="float" office:value="38.7097" calcext:value-type="float">
            <text:p>38,7097</text:p>
          </table:table-cell>
          <table:table-cell office:value-type="float" office:value="23.5616" calcext:value-type="float">
            <text:p>23,5616</text:p>
          </table:table-cell>
          <table:table-cell office:value-type="float" office:value="0.0497688" calcext:value-type="float">
            <text:p>0,0497688</text:p>
          </table:table-cell>
          <table:table-cell office:value-type="float" office:value="0.37702" calcext:value-type="float">
            <text:p>0,37702</text:p>
          </table:table-cell>
          <table:table-cell office:value-type="float" office:value="0.376259" calcext:value-type="float">
            <text:p>0,376259</text:p>
          </table:table-cell>
          <table:table-cell table:formula="of:=1000000*[.AD28]/[.F28]" office:value-type="float" office:value="1030.84657534247" calcext:value-type="float">
            <text:p>1030,85</text:p>
          </table:table-cell>
        </table:table-row>
        <table:table-row table:style-name="ro1">
          <table:table-cell office:value-type="string" calcext:value-type="string">
            <text:p>cleveland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Global</text:p>
          </table:table-cell>
          <table:table-cell office:value-type="float" office:value="297" calcext:value-type="float">
            <text:p>297</text:p>
          </table:table-cell>
          <table:table-cell office:value-type="float" office:value="10885.5" calcext:value-type="float">
            <text:p>10885,5</text:p>
          </table:table-cell>
          <table:table-cell office:value-type="float" office:value="95.8684" calcext:value-type="float">
            <text:p>95,87</text:p>
          </table:table-cell>
          <table:table-cell office:value-type="float" office:value="4.13157" calcext:value-type="float">
            <text:p>4,13</text:p>
          </table:table-cell>
          <table:table-cell office:value-type="float" office:value="33.67" calcext:value-type="float">
            <text:p>33,67</text:p>
          </table:table-cell>
          <table:table-cell office:value-type="float" office:value="64.9351" calcext:value-type="float">
            <text:p>64,94</text:p>
          </table:table-cell>
          <table:table-cell office:value-type="float" office:value="35.0649" calcext:value-type="float">
            <text:p>35,06</text:p>
          </table:table-cell>
          <table:table-cell office:value-type="float" office:value="48.1481" calcext:value-type="float">
            <text:p>48,15</text:p>
          </table:table-cell>
          <table:table-cell office:value-type="float" office:value="0.0209586" calcext:value-type="float">
            <text:p>0,02096</text:p>
          </table:table-cell>
          <table:table-cell office:value-type="float" office:value="0.0009442" calcext:value-type="float">
            <text:p>0,00094</text:p>
          </table:table-cell>
          <table:table-cell office:value-type="float" office:value="0.0007059" calcext:value-type="float">
            <text:p>0,0007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10885.5" calcext:value-type="float">
            <text:p>10885,5</text:p>
          </table:table-cell>
          <table:table-cell office:value-type="float" office:value="95.8684" calcext:value-type="float">
            <text:p>95,8684</text:p>
          </table:table-cell>
          <table:table-cell office:value-type="float" office:value="4.13157" calcext:value-type="float">
            <text:p>4,13157</text:p>
          </table:table-cell>
          <table:table-cell office:value-type="float" office:value="33.67" calcext:value-type="float">
            <text:p>33,67</text:p>
          </table:table-cell>
          <table:table-cell office:value-type="float" office:value="64.9351" calcext:value-type="float">
            <text:p>64,9351</text:p>
          </table:table-cell>
          <table:table-cell office:value-type="float" office:value="35.0649" calcext:value-type="float">
            <text:p>35,0649</text:p>
          </table:table-cell>
          <table:table-cell office:value-type="float" office:value="48.1481" calcext:value-type="float">
            <text:p>48,1481</text:p>
          </table:table-cell>
          <table:table-cell office:value-type="float" office:value="0.0195411" calcext:value-type="float">
            <text:p>0,0195411</text:p>
          </table:table-cell>
          <table:table-cell office:value-type="float" office:value="0.0510364" calcext:value-type="float">
            <text:p>0,0510364</text:p>
          </table:table-cell>
          <table:table-cell office:value-type="float" office:value="0.0507852" calcext:value-type="float">
            <text:p>0,0507852</text:p>
          </table:table-cell>
          <table:table-cell table:formula="of:=1000000*[.AD29]/[.F29]" office:value-type="float" office:value="170.993939393939" calcext:value-type="float">
            <text:p>170,99</text:p>
          </table:table-cell>
        </table:table-row>
        <table:table-row table:style-name="ro1">
          <table:table-cell office:value-type="string" calcext:value-type="string">
            <text:p>ionosphere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Global</text:p>
          </table:table-cell>
          <table:table-cell office:value-type="float" office:value="351" calcext:value-type="float">
            <text:p>351</text:p>
          </table:table-cell>
          <table:table-cell office:value-type="float" office:value="23393.7" calcext:value-type="float">
            <text:p>23393,7</text:p>
          </table:table-cell>
          <table:table-cell office:value-type="float" office:value="99.9519" calcext:value-type="float">
            <text:p>99,95</text:p>
          </table:table-cell>
          <table:table-cell office:value-type="float" office:value="0.0480822" calcext:value-type="float">
            <text:p>0,05</text:p>
          </table:table-cell>
          <table:table-cell office:value-type="float" office:value="39.6011" calcext:value-type="float">
            <text:p>39,60</text:p>
          </table:table-cell>
          <table:table-cell office:value-type="float" office:value="98.5816" calcext:value-type="float">
            <text:p>98,58</text:p>
          </table:table-cell>
          <table:table-cell office:value-type="float" office:value="1.41844" calcext:value-type="float">
            <text:p>1,42</text:p>
          </table:table-cell>
          <table:table-cell office:value-type="float" office:value="59.8291" calcext:value-type="float">
            <text:p>59,83</text:p>
          </table:table-cell>
          <table:table-cell office:value-type="float" office:value="0.0483312" calcext:value-type="float">
            <text:p>0,04833</text:p>
          </table:table-cell>
          <table:table-cell office:value-type="float" office:value="0.0140065" calcext:value-type="float">
            <text:p>0,01401</text:p>
          </table:table-cell>
          <table:table-cell office:value-type="float" office:value="0.013717" calcext:value-type="float">
            <text:p>0,0137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23393.7" calcext:value-type="float">
            <text:p>23393,7</text:p>
          </table:table-cell>
          <table:table-cell office:value-type="float" office:value="99.9519" calcext:value-type="float">
            <text:p>99,9519</text:p>
          </table:table-cell>
          <table:table-cell office:value-type="float" office:value="0.0480822" calcext:value-type="float">
            <text:p>0,0480822</text:p>
          </table:table-cell>
          <table:table-cell office:value-type="float" office:value="56.6952" calcext:value-type="float">
            <text:p>56,6952</text:p>
          </table:table-cell>
          <table:table-cell office:value-type="float" office:value="97.549" calcext:value-type="float">
            <text:p>97,549</text:p>
          </table:table-cell>
          <table:table-cell office:value-type="float" office:value="2.45098" calcext:value-type="float">
            <text:p>2,45098</text:p>
          </table:table-cell>
          <table:table-cell office:value-type="float" office:value="41.8803" calcext:value-type="float">
            <text:p>41,8803</text:p>
          </table:table-cell>
          <table:table-cell office:value-type="float" office:value="0.0488705" calcext:value-type="float">
            <text:p>0,0488705</text:p>
          </table:table-cell>
          <table:table-cell office:value-type="float" office:value="0.323697" calcext:value-type="float">
            <text:p>0,323697</text:p>
          </table:table-cell>
          <table:table-cell office:value-type="float" office:value="0.322997" calcext:value-type="float">
            <text:p>0,322997</text:p>
          </table:table-cell>
          <table:table-cell table:formula="of:=1000000*[.AD30]/[.F30]" office:value-type="float" office:value="920.219373219373" calcext:value-type="float">
            <text:p>920,22</text:p>
          </table:table-cell>
        </table:table-row>
        <table:table-row table:style-name="ro1">
          <table:table-cell office:value-type="string" calcext:value-type="string">
            <text:p>movement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Global</text:p>
          </table:table-cell>
          <table:table-cell office:value-type="float" office:value="360" calcext:value-type="float">
            <text:p>360</text:p>
          </table:table-cell>
          <table:table-cell office:value-type="float" office:value="29188.6" calcext:value-type="float">
            <text:p>29188,6</text:p>
          </table:table-cell>
          <table:table-cell office:value-type="float" office:value="100" calcext:value-type="float">
            <text:p>100,00</text:p>
          </table:table-cell>
          <table:table-cell office:value-type="float" office:value="0" calcext:value-type="float">
            <text:p>0,00</text:p>
          </table:table-cell>
          <table:table-cell office:value-type="float" office:value="20.5556" calcext:value-type="float">
            <text:p>20,56</text:p>
          </table:table-cell>
          <table:table-cell office:value-type="float" office:value="100" calcext:value-type="float">
            <text:p>100,00</text:p>
          </table:table-cell>
          <table:table-cell office:value-type="float" office:value="0" calcext:value-type="float">
            <text:p>0,00</text:p>
          </table:table-cell>
          <table:table-cell office:value-type="float" office:value="79.4444" calcext:value-type="float">
            <text:p>79,44</text:p>
          </table:table-cell>
          <table:table-cell office:value-type="float" office:value="0.170512" calcext:value-type="float">
            <text:p>0,17051</text:p>
          </table:table-cell>
          <table:table-cell office:value-type="float" office:value="0.0434559" calcext:value-type="float">
            <text:p>0,04346</text:p>
          </table:table-cell>
          <table:table-cell office:value-type="float" office:value="0.0430376" calcext:value-type="float">
            <text:p>0,04304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29188.6" calcext:value-type="float">
            <text:p>29188,6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63.0556" calcext:value-type="float">
            <text:p>63,0556</text:p>
          </table:table-cell>
          <table:table-cell office:value-type="float" office:value="90.0794" calcext:value-type="float">
            <text:p>90,0794</text:p>
          </table:table-cell>
          <table:table-cell office:value-type="float" office:value="9.92063" calcext:value-type="float">
            <text:p>9,92063</text:p>
          </table:table-cell>
          <table:table-cell office:value-type="float" office:value="30" calcext:value-type="float">
            <text:p>30</text:p>
          </table:table-cell>
          <table:table-cell office:value-type="float" office:value="0.172467" calcext:value-type="float">
            <text:p>0,172467</text:p>
          </table:table-cell>
          <table:table-cell office:value-type="float" office:value="0.597104" calcext:value-type="float">
            <text:p>0,597104</text:p>
          </table:table-cell>
          <table:table-cell office:value-type="float" office:value="0.596183" calcext:value-type="float">
            <text:p>0,596183</text:p>
          </table:table-cell>
          <table:table-cell table:formula="of:=1000000*[.AD31]/[.F31]" office:value-type="float" office:value="1656.06388888889" calcext:value-type="float">
            <text:p>1656,06</text:p>
          </table:table-cell>
        </table:table-row>
        <table:table-row table:style-name="ro1">
          <table:table-cell office:value-type="string" calcext:value-type="string">
            <text:p>sonar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Global</text:p>
          </table:table-cell>
          <table:table-cell office:value-type="float" office:value="208" calcext:value-type="float">
            <text:p>208</text:p>
          </table:table-cell>
          <table:table-cell office:value-type="float" office:value="18532.8" calcext:value-type="float">
            <text:p>18532,8</text:p>
          </table:table-cell>
          <table:table-cell office:value-type="float" office:value="100" calcext:value-type="float">
            <text:p>100,00</text:p>
          </table:table-cell>
          <table:table-cell table:number-columns-repeated="3" office:value-type="float" office:value="0" calcext:value-type="float">
            <text:p>0,00</text:p>
          </table:table-cell>
          <table:table-cell table:number-columns-repeated="2" office:value-type="float" office:value="100" calcext:value-type="float">
            <text:p>100,00</text:p>
          </table:table-cell>
          <table:table-cell office:value-type="float" office:value="0.0430196" calcext:value-type="float">
            <text:p>0,04302</text:p>
          </table:table-cell>
          <table:table-cell office:value-type="float" office:value="0.0154267" calcext:value-type="float">
            <text:p>0,01543</text:p>
          </table:table-cell>
          <table:table-cell office:value-type="float" office:value="0.0152566" calcext:value-type="float">
            <text:p>0,01526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18532.8" calcext:value-type="float">
            <text:p>18532,8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2.1154" calcext:value-type="float">
            <text:p>22,1154</text:p>
          </table:table-cell>
          <table:table-cell office:value-type="float" office:value="97.8723" calcext:value-type="float">
            <text:p>97,8723</text:p>
          </table:table-cell>
          <table:table-cell office:value-type="float" office:value="2.12766" calcext:value-type="float">
            <text:p>2,12766</text:p>
          </table:table-cell>
          <table:table-cell office:value-type="float" office:value="77.4038" calcext:value-type="float">
            <text:p>77,4038</text:p>
          </table:table-cell>
          <table:table-cell office:value-type="float" office:value="0.0431224" calcext:value-type="float">
            <text:p>0,0431224</text:p>
          </table:table-cell>
          <table:table-cell office:value-type="float" office:value="0.183432" calcext:value-type="float">
            <text:p>0,183432</text:p>
          </table:table-cell>
          <table:table-cell office:value-type="float" office:value="0.183012" calcext:value-type="float">
            <text:p>0,183012</text:p>
          </table:table-cell>
          <table:table-cell table:formula="of:=1000000*[.AD32]/[.F32]" office:value-type="float" office:value="879.865384615385" calcext:value-type="float">
            <text:p>879,87</text:p>
          </table:table-cell>
        </table:table-row>
        <table:table-row table:style-name="ro1">
          <table:table-cell office:value-type="string" calcext:value-type="string">
            <text:p>spectfheart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Global</text:p>
          </table:table-cell>
          <table:table-cell office:value-type="float" office:value="267" calcext:value-type="float">
            <text:p>267</text:p>
          </table:table-cell>
          <table:table-cell office:value-type="float" office:value="23789.7" calcext:value-type="float">
            <text:p>23789,7</text:p>
          </table:table-cell>
          <table:table-cell office:value-type="float" office:value="100" calcext:value-type="float">
            <text:p>100,00</text:p>
          </table:table-cell>
          <table:table-cell table:number-columns-repeated="3" office:value-type="float" office:value="0" calcext:value-type="float">
            <text:p>0,00</text:p>
          </table:table-cell>
          <table:table-cell table:number-columns-repeated="2" office:value-type="float" office:value="100" calcext:value-type="float">
            <text:p>100,00</text:p>
          </table:table-cell>
          <table:table-cell office:value-type="float" office:value="0.0480704" calcext:value-type="float">
            <text:p>0,04807</text:p>
          </table:table-cell>
          <table:table-cell office:value-type="float" office:value="0.0207653" calcext:value-type="float">
            <text:p>0,02077</text:p>
          </table:table-cell>
          <table:table-cell office:value-type="float" office:value="0.0205026" calcext:value-type="float">
            <text:p>0,0205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23789.7" calcext:value-type="float">
            <text:p>23789,7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9.588" calcext:value-type="float">
            <text:p>29,588</text:p>
          </table:table-cell>
          <table:table-cell office:value-type="float" office:value="53.3784" calcext:value-type="float">
            <text:p>53,3784</text:p>
          </table:table-cell>
          <table:table-cell office:value-type="float" office:value="46.6216" calcext:value-type="float">
            <text:p>46,6216</text:p>
          </table:table-cell>
          <table:table-cell office:value-type="float" office:value="44.5693" calcext:value-type="float">
            <text:p>44,5693</text:p>
          </table:table-cell>
          <table:table-cell office:value-type="float" office:value="0.0482743" calcext:value-type="float">
            <text:p>0,0482743</text:p>
          </table:table-cell>
          <table:table-cell office:value-type="float" office:value="0.316999" calcext:value-type="float">
            <text:p>0,316999</text:p>
          </table:table-cell>
          <table:table-cell office:value-type="float" office:value="0.31641" calcext:value-type="float">
            <text:p>0,31641</text:p>
          </table:table-cell>
          <table:table-cell table:formula="of:=1000000*[.AD33]/[.F33]" office:value-type="float" office:value="1185.05617977528" calcext:value-type="float">
            <text:p>1185,06</text:p>
          </table:table-cell>
        </table:table-row>
        <table:table-row table:style-name="ro1">
          <table:table-cell office:value-type="string" calcext:value-type="string">
            <text:p>wine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Global</text:p>
          </table:table-cell>
          <table:table-cell office:value-type="float" office:value="178" calcext:value-type="float">
            <text:p>178</text:p>
          </table:table-cell>
          <table:table-cell office:value-type="float" office:value="14838.4" calcext:value-type="float">
            <text:p>14838,4</text:p>
          </table:table-cell>
          <table:table-cell office:value-type="float" office:value="99.9849" calcext:value-type="float">
            <text:p>99,98</text:p>
          </table:table-cell>
          <table:table-cell office:value-type="float" office:value="0.0151326" calcext:value-type="float">
            <text:p>0,02</text:p>
          </table:table-cell>
          <table:table-cell office:value-type="float" office:value="81.4607" calcext:value-type="float">
            <text:p>81,46</text:p>
          </table:table-cell>
          <table:table-cell office:value-type="float" office:value="96.6667" calcext:value-type="float">
            <text:p>96,67</text:p>
          </table:table-cell>
          <table:table-cell office:value-type="float" office:value="3.33333" calcext:value-type="float">
            <text:p>3,33</text:p>
          </table:table-cell>
          <table:table-cell office:value-type="float" office:value="15.7303" calcext:value-type="float">
            <text:p>15,73</text:p>
          </table:table-cell>
          <table:table-cell office:value-type="float" office:value="0.0156829" calcext:value-type="float">
            <text:p>0,01568</text:p>
          </table:table-cell>
          <table:table-cell office:value-type="float" office:value="0.0022034" calcext:value-type="float">
            <text:p>0,00220</text:p>
          </table:table-cell>
          <table:table-cell office:value-type="float" office:value="0.0020905" calcext:value-type="float">
            <text:p>0,00209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14838.4" calcext:value-type="float">
            <text:p>14838,4</text:p>
          </table:table-cell>
          <table:table-cell office:value-type="float" office:value="99.9849" calcext:value-type="float">
            <text:p>99,9849</text:p>
          </table:table-cell>
          <table:table-cell office:value-type="float" office:value="0.0151326" calcext:value-type="float">
            <text:p>0,0151326</text:p>
          </table:table-cell>
          <table:table-cell office:value-type="float" office:value="87.6404" calcext:value-type="float">
            <text:p>87,6404</text:p>
          </table:table-cell>
          <table:table-cell office:value-type="float" office:value="93.9759" calcext:value-type="float">
            <text:p>93,9759</text:p>
          </table:table-cell>
          <table:table-cell office:value-type="float" office:value="6.0241" calcext:value-type="float">
            <text:p>6,0241</text:p>
          </table:table-cell>
          <table:table-cell office:value-type="float" office:value="6.74157" calcext:value-type="float">
            <text:p>6,74157</text:p>
          </table:table-cell>
          <table:table-cell office:value-type="float" office:value="0.0164959" calcext:value-type="float">
            <text:p>0,0164959</text:p>
          </table:table-cell>
          <table:table-cell office:value-type="float" office:value="0.0521508" calcext:value-type="float">
            <text:p>0,0521508</text:p>
          </table:table-cell>
          <table:table-cell office:value-type="float" office:value="0.0519533" calcext:value-type="float">
            <text:p>0,0519533</text:p>
          </table:table-cell>
          <table:table-cell table:formula="of:=1000000*[.AD34]/[.F34]" office:value-type="float" office:value="291.872471910112" calcext:value-type="float">
            <text:p>291,87</text:p>
          </table:table-cell>
        </table:table-row>
        <table:table-row table:style-name="ro1">
          <table:table-cell table:style-name="ce7" table:number-columns-repeated="5"/>
          <table:table-cell table:style-name="ce10" table:formula="of:=AVERAGE([.F27:.F34])" office:value-type="float" office:value="273.125" calcext:value-type="float">
            <text:p>273,13</text:p>
          </table:table-cell>
          <table:table-cell table:style-name="ce10" table:formula="of:=AVERAGE([.G27:.G34])" office:value-type="float" office:value="20571.5375" calcext:value-type="float">
            <text:p>20571,54</text:p>
          </table:table-cell>
          <table:table-cell table:style-name="ce10" table:formula="of:=AVERAGE([.H27:.H34])" office:value-type="float" office:value="99.417225" calcext:value-type="float">
            <text:p>99,42</text:p>
          </table:table-cell>
          <table:table-cell table:style-name="ce10" table:formula="of:=AVERAGE([.I27:.I34])" office:value-type="float" office:value="0.582770975" calcext:value-type="float">
            <text:p>0,58</text:p>
          </table:table-cell>
          <table:table-cell table:style-name="ce10" table:formula="of:=AVERAGE([.J27:.J34])" office:value-type="float" office:value="31.4932875" calcext:value-type="float">
            <text:p>31,49</text:p>
          </table:table-cell>
          <table:table-cell table:style-name="ce10" table:formula="of:=AVERAGE([.K27:.K34])" office:value-type="float" office:value="65.1963125" calcext:value-type="float">
            <text:p>65,20</text:p>
          </table:table-cell>
          <table:table-cell table:style-name="ce10" table:formula="of:=AVERAGE([.L27:.L34])" office:value-type="float" office:value="34.80369" calcext:value-type="float">
            <text:p>34,80</text:p>
          </table:table-cell>
          <table:table-cell table:style-name="ce10" table:formula="of:=AVERAGE([.M27:.M34])" office:value-type="float" office:value="63.2571375" calcext:value-type="float">
            <text:p>63,26</text:p>
          </table:table-cell>
          <table:table-cell table:style-name="ce12" table:formula="of:=AVERAGE([.N27:.N34])" office:value-type="float" office:value="0.0526592625" calcext:value-type="float">
            <text:p>0,05266</text:p>
          </table:table-cell>
          <table:table-cell table:style-name="ce12" table:formula="of:=AVERAGE([.O27:.O34])" office:value-type="float" office:value="0.0147040125" calcext:value-type="float">
            <text:p>0,01470</text:p>
          </table:table-cell>
          <table:table-cell table:style-name="ce12" table:formula="of:=AVERAGE([.P27:.P34])" office:value-type="float" office:value="0.014454675" calcext:value-type="float">
            <text:p>0,01445</text:p>
          </table:table-cell>
          <table:table-cell table:style-name="ce7" table:formula="of:=AVERAGE([.Q23:.Q34])" office:value-type="float" office:value="0" calcext:value-type="float">
            <text:p>0</text:p>
          </table:table-cell>
          <table:table-cell table:style-name="ce7" table:formula="of:=AVERAGE([.R23:.R34])" office:value-type="float" office:value="0" calcext:value-type="float">
            <text:p>0</text:p>
          </table:table-cell>
          <table:table-cell table:style-name="ce7" table:formula="of:=AVERAGE([.S23:.S34])" office:value-type="float" office:value="0" calcext:value-type="float">
            <text:p>0</text:p>
          </table:table-cell>
          <table:table-cell table:style-name="ce10" table:formula="of:=([.P35]/[.F35])*1000000" office:value-type="float" office:value="52.923295194508" calcext:value-type="float">
            <text:p>52,92</text:p>
          </table:table-cell>
          <table:table-cell table:style-name="ce10" table:formula="of:=AVERAGE([.U27:.U34])" office:value-type="float" office:value="20571.5375" calcext:value-type="float">
            <text:p>20571,54</text:p>
          </table:table-cell>
          <table:table-cell table:style-name="ce10" table:formula="of:=AVERAGE([.V27:.V34])" office:value-type="float" office:value="99.417225" calcext:value-type="float">
            <text:p>99,42</text:p>
          </table:table-cell>
          <table:table-cell table:style-name="ce10" table:formula="of:=AVERAGE([.W27:.W34])" office:value-type="float" office:value="0.582770975" calcext:value-type="float">
            <text:p>0,58</text:p>
          </table:table-cell>
          <table:table-cell table:style-name="ce10" table:formula="of:=AVERAGE([.X27:.X34])" office:value-type="float" office:value="47.79765" calcext:value-type="float">
            <text:p>47,80</text:p>
          </table:table-cell>
          <table:table-cell table:style-name="ce10" table:formula="of:=AVERAGE([.Y27:.Y34])" office:value-type="float" office:value="81.0692625" calcext:value-type="float">
            <text:p>81,07</text:p>
          </table:table-cell>
          <table:table-cell table:style-name="ce10" table:formula="of:=AVERAGE([.Z27:.Z34])" office:value-type="float" office:value="18.93073375" calcext:value-type="float">
            <text:p>18,93</text:p>
          </table:table-cell>
          <table:table-cell table:style-name="ce12" table:formula="of:=AVERAGE([.AA27:.AA34])" office:value-type="float" office:value="40.56324625" calcext:value-type="float">
            <text:p>40,56325</text:p>
          </table:table-cell>
          <table:table-cell table:style-name="ce12" table:formula="of:=AVERAGE([.AB27:.AB34])" office:value-type="float" office:value="0.0526625" calcext:value-type="float">
            <text:p>0,05266</text:p>
          </table:table-cell>
          <table:table-cell table:style-name="ce12" table:formula="of:=AVERAGE([.AC27:.AC34])" office:value-type="float" office:value="0.2424531" calcext:value-type="float">
            <text:p>0,24245</text:p>
          </table:table-cell>
          <table:table-cell table:style-name="ce12" table:formula="of:=AVERAGE([.AD27:.AD34])" office:value-type="float" office:value="0.2419517125" calcext:value-type="float">
            <text:p>0,24195</text:p>
          </table:table-cell>
          <table:table-cell table:style-name="ce10" table:formula="of:=AVERAGE([.AE27:.AE34])" office:value-type="float" office:value="796.750104001671" calcext:value-type="float">
            <text:p>796,75</text:p>
          </table:table-cell>
        </table:table-row>
        <table:table-row table:style-name="ro1">
          <table:table-cell office:value-type="string" calcext:value-type="string">
            <text:p>vehicle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Global</text:p>
          </table:table-cell>
          <table:table-cell office:value-type="float" office:value="846" calcext:value-type="float">
            <text:p>846</text:p>
          </table:table-cell>
          <table:table-cell office:value-type="float" office:value="59371.4" calcext:value-type="float">
            <text:p>59371,4</text:p>
          </table:table-cell>
          <table:table-cell office:value-type="float" office:value="94.4227" calcext:value-type="float">
            <text:p>94,42</text:p>
          </table:table-cell>
          <table:table-cell office:value-type="float" office:value="5.57731" calcext:value-type="float">
            <text:p>5,58</text:p>
          </table:table-cell>
          <table:table-cell office:value-type="float" office:value="65.2482" calcext:value-type="float">
            <text:p>65,25</text:p>
          </table:table-cell>
          <table:table-cell office:value-type="float" office:value="67.3993" calcext:value-type="float">
            <text:p>67,40</text:p>
          </table:table-cell>
          <table:table-cell office:value-type="float" office:value="32.6007" calcext:value-type="float">
            <text:p>32,60</text:p>
          </table:table-cell>
          <table:table-cell office:value-type="float" office:value="3.19149" calcext:value-type="float">
            <text:p>3,19</text:p>
          </table:table-cell>
          <table:table-cell office:value-type="float" office:value="0.116365" calcext:value-type="float">
            <text:p>0,11637</text:p>
          </table:table-cell>
          <table:table-cell office:value-type="float" office:value="0.0208332" calcext:value-type="float">
            <text:p>0,02083</text:p>
          </table:table-cell>
          <table:table-cell office:value-type="float" office:value="0.0200451" calcext:value-type="float">
            <text:p>0,02005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712.3" calcext:value-type="float">
            <text:p>712,3</text:p>
          </table:table-cell>
          <table:table-cell office:value-type="float" office:value="98.6866" calcext:value-type="float">
            <text:p>98,6866</text:p>
          </table:table-cell>
          <table:table-cell office:value-type="float" office:value="1.31337" calcext:value-type="float">
            <text:p>1,31337</text:p>
          </table:table-cell>
          <table:table-cell office:value-type="float" office:value="60.1655" calcext:value-type="float">
            <text:p>60,1655</text:p>
          </table:table-cell>
          <table:table-cell office:value-type="float" office:value="61.5478" calcext:value-type="float">
            <text:p>61,5478</text:p>
          </table:table-cell>
          <table:table-cell office:value-type="float" office:value="38.4522" calcext:value-type="float">
            <text:p>38,4522</text:p>
          </table:table-cell>
          <table:table-cell office:value-type="float" office:value="2.24586" calcext:value-type="float">
            <text:p>2,24586</text:p>
          </table:table-cell>
          <table:table-cell office:value-type="float" office:value="0.0102953" calcext:value-type="float">
            <text:p>0,0102953</text:p>
          </table:table-cell>
          <table:table-cell office:value-type="float" office:value="0.0170904" calcext:value-type="float">
            <text:p>0,0170904</text:p>
          </table:table-cell>
          <table:table-cell office:value-type="float" office:value="0.0165188" calcext:value-type="float">
            <text:p>0,0165188</text:p>
          </table:table-cell>
          <table:table-cell table:formula="of:=1000000*[.AD36]/[.F36]" office:value-type="float" office:value="19.525768321513" calcext:value-type="float">
            <text:p>19,53</text:p>
          </table:table-cell>
        </table:table-row>
        <table:table-row table:style-name="ro1">
          <table:table-cell office:value-type="string" calcext:value-type="string">
            <text:p>vowel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lobal</text:p>
          </table:table-cell>
          <table:table-cell office:value-type="float" office:value="990" calcext:value-type="float">
            <text:p>990</text:p>
          </table:table-cell>
          <table:table-cell office:value-type="float" office:value="45751.5" calcext:value-type="float">
            <text:p>45751,5</text:p>
          </table:table-cell>
          <table:table-cell office:value-type="float" office:value="91.3398" calcext:value-type="float">
            <text:p>91,34</text:p>
          </table:table-cell>
          <table:table-cell office:value-type="float" office:value="8.66023" calcext:value-type="float">
            <text:p>8,66</text:p>
          </table:table-cell>
          <table:table-cell office:value-type="float" office:value="89.798" calcext:value-type="float">
            <text:p>89,80</text:p>
          </table:table-cell>
          <table:table-cell office:value-type="float" office:value="89.8888" calcext:value-type="float">
            <text:p>89,89</text:p>
          </table:table-cell>
          <table:table-cell office:value-type="float" office:value="10.1112" calcext:value-type="float">
            <text:p>10,11</text:p>
          </table:table-cell>
          <table:table-cell office:value-type="float" office:value="0.10101" calcext:value-type="float">
            <text:p>0,10</text:p>
          </table:table-cell>
          <table:table-cell office:value-type="float" office:value="0.130238" calcext:value-type="float">
            <text:p>0,13024</text:p>
          </table:table-cell>
          <table:table-cell office:value-type="float" office:value="0.0042319" calcext:value-type="float">
            <text:p>0,00423</text:p>
          </table:table-cell>
          <table:table-cell office:value-type="float" office:value="0.0032834" calcext:value-type="float">
            <text:p>0,00328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649.5" calcext:value-type="float">
            <text:p>649,5</text:p>
          </table:table-cell>
          <table:table-cell office:value-type="float" office:value="98.7654" calcext:value-type="float">
            <text:p>98,7654</text:p>
          </table:table-cell>
          <table:table-cell office:value-type="float" office:value="1.23457" calcext:value-type="float">
            <text:p>1,23457</text:p>
          </table:table-cell>
          <table:table-cell office:value-type="float" office:value="92.4242" calcext:value-type="float">
            <text:p>92,4242</text:p>
          </table:table-cell>
          <table:table-cell office:value-type="float" office:value="92.7052" calcext:value-type="float">
            <text:p>92,7052</text:p>
          </table:table-cell>
          <table:table-cell office:value-type="float" office:value="7.29483" calcext:value-type="float">
            <text:p>7,29483</text:p>
          </table:table-cell>
          <table:table-cell office:value-type="float" office:value="0.30303" calcext:value-type="float">
            <text:p>0,30303</text:p>
          </table:table-cell>
          <table:table-cell office:value-type="float" office:value="0.0105756" calcext:value-type="float">
            <text:p>0,0105756</text:p>
          </table:table-cell>
          <table:table-cell office:value-type="float" office:value="0.0130755" calcext:value-type="float">
            <text:p>0,0130755</text:p>
          </table:table-cell>
          <table:table-cell office:value-type="float" office:value="0.0123449" calcext:value-type="float">
            <text:p>0,0123449</text:p>
          </table:table-cell>
          <table:table-cell table:formula="of:=1000000*[.AD37]/[.F37]" office:value-type="float" office:value="12.469595959596" calcext:value-type="float">
            <text:p>12,47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Global</text:p>
          </table:table-cell>
          <table:table-cell office:value-type="float" office:value="2310" calcext:value-type="float">
            <text:p>2310</text:p>
          </table:table-cell>
          <table:table-cell office:value-type="float" office:value="68061.3" calcext:value-type="float">
            <text:p>68061,3</text:p>
          </table:table-cell>
          <table:table-cell office:value-type="float" office:value="93.6764" calcext:value-type="float">
            <text:p>93,68</text:p>
          </table:table-cell>
          <table:table-cell office:value-type="float" office:value="6.32358" calcext:value-type="float">
            <text:p>6,32</text:p>
          </table:table-cell>
          <table:table-cell office:value-type="float" office:value="89.4372" calcext:value-type="float">
            <text:p>89,44</text:p>
          </table:table-cell>
          <table:table-cell office:value-type="float" office:value="91.6593" calcext:value-type="float">
            <text:p>91,66</text:p>
          </table:table-cell>
          <table:table-cell office:value-type="float" office:value="8.34073" calcext:value-type="float">
            <text:p>8,34</text:p>
          </table:table-cell>
          <table:table-cell office:value-type="float" office:value="2.42424" calcext:value-type="float">
            <text:p>2,42</text:p>
          </table:table-cell>
          <table:table-cell office:value-type="float" office:value="0.25023" calcext:value-type="float">
            <text:p>0,25023</text:p>
          </table:table-cell>
          <table:table-cell office:value-type="float" office:value="0.0273664" calcext:value-type="float">
            <text:p>0,02737</text:p>
          </table:table-cell>
          <table:table-cell office:value-type="float" office:value="0.0251355" calcext:value-type="float">
            <text:p>0,02514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888.5" calcext:value-type="float">
            <text:p>888,5</text:p>
          </table:table-cell>
          <table:table-cell office:value-type="float" office:value="95.8297" calcext:value-type="float">
            <text:p>95,8297</text:p>
          </table:table-cell>
          <table:table-cell office:value-type="float" office:value="4.17027" calcext:value-type="float">
            <text:p>4,17027</text:p>
          </table:table-cell>
          <table:table-cell office:value-type="float" office:value="91.8615" calcext:value-type="float">
            <text:p>91,8615</text:p>
          </table:table-cell>
          <table:table-cell office:value-type="float" office:value="93.2747" calcext:value-type="float">
            <text:p>93,2747</text:p>
          </table:table-cell>
          <table:table-cell office:value-type="float" office:value="6.72527" calcext:value-type="float">
            <text:p>6,72527</text:p>
          </table:table-cell>
          <table:table-cell office:value-type="float" office:value="1.51515" calcext:value-type="float">
            <text:p>1,51515</text:p>
          </table:table-cell>
          <table:table-cell office:value-type="float" office:value="0.0290889" calcext:value-type="float">
            <text:p>0,0290889</text:p>
          </table:table-cell>
          <table:table-cell office:value-type="float" office:value="0.0417146" calcext:value-type="float">
            <text:p>0,0417146</text:p>
          </table:table-cell>
          <table:table-cell office:value-type="float" office:value="0.0401128" calcext:value-type="float">
            <text:p>0,0401128</text:p>
          </table:table-cell>
          <table:table-cell table:formula="of:=1000000*[.AD38]/[.F38]" office:value-type="float" office:value="17.3648484848485" calcext:value-type="float">
            <text:p>17,36</text:p>
          </table:table-cell>
        </table:table-row>
        <table:table-row table:style-name="ro1">
          <table:table-cell office:value-type="string" calcext:value-type="string">
            <text:p>winequality-red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lobal</text:p>
          </table:table-cell>
          <table:table-cell office:value-type="float" office:value="1599" calcext:value-type="float">
            <text:p>1599</text:p>
          </table:table-cell>
          <table:table-cell office:value-type="float" office:value="34056.5" calcext:value-type="float">
            <text:p>34056,5</text:p>
          </table:table-cell>
          <table:table-cell office:value-type="float" office:value="64.4127" calcext:value-type="float">
            <text:p>64,41</text:p>
          </table:table-cell>
          <table:table-cell office:value-type="float" office:value="35.5873" calcext:value-type="float">
            <text:p>35,59</text:p>
          </table:table-cell>
          <table:table-cell office:value-type="float" office:value="55.9099" calcext:value-type="float">
            <text:p>55,91</text:p>
          </table:table-cell>
          <table:table-cell office:value-type="float" office:value="56.2618" calcext:value-type="float">
            <text:p>56,26</text:p>
          </table:table-cell>
          <table:table-cell office:value-type="float" office:value="43.7382" calcext:value-type="float">
            <text:p>43,74</text:p>
          </table:table-cell>
          <table:table-cell office:value-type="float" office:value="0.625391" calcext:value-type="float">
            <text:p>0,63</text:p>
          </table:table-cell>
          <table:table-cell office:value-type="float" office:value="0.135766" calcext:value-type="float">
            <text:p>0,13577</text:p>
          </table:table-cell>
          <table:table-cell office:value-type="float" office:value="0.0102651" calcext:value-type="float">
            <text:p>0,01027</text:p>
          </table:table-cell>
          <table:table-cell office:value-type="float" office:value="0.0089032" calcext:value-type="float">
            <text:p>0,0089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771.7" calcext:value-type="float">
            <text:p>771,7</text:p>
          </table:table-cell>
          <table:table-cell office:value-type="float" office:value="84.4625" calcext:value-type="float">
            <text:p>84,4625</text:p>
          </table:table-cell>
          <table:table-cell office:value-type="float" office:value="15.5375" calcext:value-type="float">
            <text:p>15,5375</text:p>
          </table:table-cell>
          <table:table-cell office:value-type="float" office:value="56.2226" calcext:value-type="float">
            <text:p>56,2226</text:p>
          </table:table-cell>
          <table:table-cell office:value-type="float" office:value="56.8987" calcext:value-type="float">
            <text:p>56,8987</text:p>
          </table:table-cell>
          <table:table-cell office:value-type="float" office:value="43.1013" calcext:value-type="float">
            <text:p>43,1013</text:p>
          </table:table-cell>
          <table:table-cell office:value-type="float" office:value="1.18824" calcext:value-type="float">
            <text:p>1,18824</text:p>
          </table:table-cell>
          <table:table-cell office:value-type="float" office:value="0.0133955" calcext:value-type="float">
            <text:p>0,0133955</text:p>
          </table:table-cell>
          <table:table-cell office:value-type="float" office:value="0.0267716" calcext:value-type="float">
            <text:p>0,0267716</text:p>
          </table:table-cell>
          <table:table-cell office:value-type="float" office:value="0.0257582" calcext:value-type="float">
            <text:p>0,0257582</text:p>
          </table:table-cell>
          <table:table-cell table:formula="of:=1000000*[.AD39]/[.F39]" office:value-type="float" office:value="16.1089430894309" calcext:value-type="float">
            <text:p>16,11</text:p>
          </table:table-cell>
        </table:table-row>
        <table:table-row table:style-name="ro1">
          <table:table-cell office:value-type="string" calcext:value-type="string">
            <text:p>winequality-white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lobal</text:p>
          </table:table-cell>
          <table:table-cell office:value-type="float" office:value="4898" calcext:value-type="float">
            <text:p>4898</text:p>
          </table:table-cell>
          <table:table-cell office:value-type="float" office:value="33158.3" calcext:value-type="float">
            <text:p>33158,3</text:p>
          </table:table-cell>
          <table:table-cell office:value-type="float" office:value="52.7829" calcext:value-type="float">
            <text:p>52,78</text:p>
          </table:table-cell>
          <table:table-cell office:value-type="float" office:value="47.2171" calcext:value-type="float">
            <text:p>47,22</text:p>
          </table:table-cell>
          <table:table-cell office:value-type="float" office:value="48.5708" calcext:value-type="float">
            <text:p>48,57</text:p>
          </table:table-cell>
          <table:table-cell office:value-type="float" office:value="48.6304" calcext:value-type="float">
            <text:p>48,63</text:p>
          </table:table-cell>
          <table:table-cell office:value-type="float" office:value="51.3696" calcext:value-type="float">
            <text:p>51,37</text:p>
          </table:table-cell>
          <table:table-cell office:value-type="float" office:value="0.122499" calcext:value-type="float">
            <text:p>0,12</text:p>
          </table:table-cell>
          <table:table-cell office:value-type="float" office:value="0.308664" calcext:value-type="float">
            <text:p>0,30866</text:p>
          </table:table-cell>
          <table:table-cell office:value-type="float" office:value="0.0385644" calcext:value-type="float">
            <text:p>0,03856</text:p>
          </table:table-cell>
          <table:table-cell office:value-type="float" office:value="0.0346085" calcext:value-type="float">
            <text:p>0,0346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1086.7" calcext:value-type="float">
            <text:p>1086,7</text:p>
          </table:table-cell>
          <table:table-cell office:value-type="float" office:value="66.83" calcext:value-type="float">
            <text:p>66,83</text:p>
          </table:table-cell>
          <table:table-cell office:value-type="float" office:value="33.17" calcext:value-type="float">
            <text:p>33,17</text:p>
          </table:table-cell>
          <table:table-cell office:value-type="float" office:value="50.2042" calcext:value-type="float">
            <text:p>50,2042</text:p>
          </table:table-cell>
          <table:table-cell office:value-type="float" office:value="50.2966" calcext:value-type="float">
            <text:p>50,2966</text:p>
          </table:table-cell>
          <table:table-cell office:value-type="float" office:value="49.7034" calcext:value-type="float">
            <text:p>49,7034</text:p>
          </table:table-cell>
          <table:table-cell office:value-type="float" office:value="0.183748" calcext:value-type="float">
            <text:p>0,183748</text:p>
          </table:table-cell>
          <table:table-cell office:value-type="float" office:value="0.0344485" calcext:value-type="float">
            <text:p>0,0344485</text:p>
          </table:table-cell>
          <table:table-cell office:value-type="float" office:value="0.1369" calcext:value-type="float">
            <text:p>0,1369</text:p>
          </table:table-cell>
          <table:table-cell office:value-type="float" office:value="0.133998" calcext:value-type="float">
            <text:p>0,133998</text:p>
          </table:table-cell>
          <table:table-cell table:formula="of:=1000000*[.AD40]/[.F40]" office:value-type="float" office:value="27.3576970191915" calcext:value-type="float">
            <text:p>27,36</text:p>
          </table:table-cell>
        </table:table-row>
        <table:table-row table:style-name="ro1">
          <table:table-cell office:value-type="string" calcext:value-type="string">
            <text:p>spambase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Global</text:p>
          </table:table-cell>
          <table:table-cell office:value-type="float" office:value="4597" calcext:value-type="float">
            <text:p>4597</text:p>
          </table:table-cell>
          <table:table-cell office:value-type="float" office:value="138224" calcext:value-type="float">
            <text:p>138224</text:p>
          </table:table-cell>
          <table:table-cell office:value-type="float" office:value="88.2212" calcext:value-type="float">
            <text:p>88,22</text:p>
          </table:table-cell>
          <table:table-cell office:value-type="float" office:value="11.7788" calcext:value-type="float">
            <text:p>11,78</text:p>
          </table:table-cell>
          <table:table-cell office:value-type="float" office:value="82.7061" calcext:value-type="float">
            <text:p>82,71</text:p>
          </table:table-cell>
          <table:table-cell office:value-type="float" office:value="85.2849" calcext:value-type="float">
            <text:p>85,28</text:p>
          </table:table-cell>
          <table:table-cell office:value-type="float" office:value="14.7151" calcext:value-type="float">
            <text:p>14,72</text:p>
          </table:table-cell>
          <table:table-cell office:value-type="float" office:value="3.02371" calcext:value-type="float">
            <text:p>3,02</text:p>
          </table:table-cell>
          <table:table-cell office:value-type="float" office:value="0.782198" calcext:value-type="float">
            <text:p>0,78220</text:p>
          </table:table-cell>
          <table:table-cell office:value-type="float" office:value="0.0599018" calcext:value-type="float">
            <text:p>0,05990</text:p>
          </table:table-cell>
          <table:table-cell office:value-type="float" office:value="0.0558069" calcext:value-type="float">
            <text:p>0,0558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1380.4" calcext:value-type="float">
            <text:p>1380,4</text:p>
          </table:table-cell>
          <table:table-cell office:value-type="float" office:value="87.0785" calcext:value-type="float">
            <text:p>87,0785</text:p>
          </table:table-cell>
          <table:table-cell office:value-type="float" office:value="12.9215" calcext:value-type="float">
            <text:p>12,9215</text:p>
          </table:table-cell>
          <table:table-cell office:value-type="float" office:value="81.8795" calcext:value-type="float">
            <text:p>81,8795</text:p>
          </table:table-cell>
          <table:table-cell office:value-type="float" office:value="85.4096" calcext:value-type="float">
            <text:p>85,4096</text:p>
          </table:table-cell>
          <table:table-cell office:value-type="float" office:value="14.5904" calcext:value-type="float">
            <text:p>14,5904</text:p>
          </table:table-cell>
          <table:table-cell office:value-type="float" office:value="4.13313" calcext:value-type="float">
            <text:p>4,13313</text:p>
          </table:table-cell>
          <table:table-cell office:value-type="float" office:value="0.166299" calcext:value-type="float">
            <text:p>0,166299</text:p>
          </table:table-cell>
          <table:table-cell office:value-type="float" office:value="0.334523" calcext:value-type="float">
            <text:p>0,334523</text:p>
          </table:table-cell>
          <table:table-cell office:value-type="float" office:value="0.331535" calcext:value-type="float">
            <text:p>0,331535</text:p>
          </table:table-cell>
          <table:table-cell table:formula="of:=1000000*[.AD41]/[.F41]" office:value-type="float" office:value="72.1198607787688" calcext:value-type="float">
            <text:p>72,12</text:p>
          </table:table-cell>
        </table:table-row>
        <table:table-row table:style-name="ro1">
          <table:table-cell office:value-type="string" calcext:value-type="string">
            <text:p>penbased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lobal</text:p>
          </table:table-cell>
          <table:table-cell office:value-type="float" office:value="10992" calcext:value-type="float">
            <text:p>10992</text:p>
          </table:table-cell>
          <table:table-cell office:value-type="float" office:value="567698" calcext:value-type="float">
            <text:p>567698</text:p>
          </table:table-cell>
          <table:table-cell office:value-type="float" office:value="99.3932" calcext:value-type="float">
            <text:p>99,39</text:p>
          </table:table-cell>
          <table:table-cell office:value-type="float" office:value="0.606781" calcext:value-type="float">
            <text:p>0,61</text:p>
          </table:table-cell>
          <table:table-cell office:value-type="float" office:value="97.2344" calcext:value-type="float">
            <text:p>97,23</text:p>
          </table:table-cell>
          <table:table-cell office:value-type="float" office:value="98.78" calcext:value-type="float">
            <text:p>98,78</text:p>
          </table:table-cell>
          <table:table-cell office:value-type="float" office:value="1.21996" calcext:value-type="float">
            <text:p>1,22</text:p>
          </table:table-cell>
          <table:table-cell office:value-type="float" office:value="1.56477" calcext:value-type="float">
            <text:p>1,56</text:p>
          </table:table-cell>
          <table:table-cell office:value-type="float" office:value="1.85692" calcext:value-type="float">
            <text:p>1,85692</text:p>
          </table:table-cell>
          <table:table-cell office:value-type="float" office:value="0.0694847" calcext:value-type="float">
            <text:p>0,06948</text:p>
          </table:table-cell>
          <table:table-cell office:value-type="float" office:value="0.0609973" calcext:value-type="float">
            <text:p>0,061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7738.5" calcext:value-type="float">
            <text:p>7738,5</text:p>
          </table:table-cell>
          <table:table-cell office:value-type="float" office:value="99.8797" calcext:value-type="float">
            <text:p>99,8797</text:p>
          </table:table-cell>
          <table:table-cell office:value-type="float" office:value="0.12029" calcext:value-type="float">
            <text:p>0,12029</text:p>
          </table:table-cell>
          <table:table-cell office:value-type="float" office:value="95.5695" calcext:value-type="float">
            <text:p>95,5695</text:p>
          </table:table-cell>
          <table:table-cell office:value-type="float" office:value="98.852" calcext:value-type="float">
            <text:p>98,852</text:p>
          </table:table-cell>
          <table:table-cell office:value-type="float" office:value="1.14802" calcext:value-type="float">
            <text:p>1,14802</text:p>
          </table:table-cell>
          <table:table-cell office:value-type="float" office:value="3.3206" calcext:value-type="float">
            <text:p>3,3206</text:p>
          </table:table-cell>
          <table:table-cell office:value-type="float" office:value="0.124554" calcext:value-type="float">
            <text:p>0,124554</text:p>
          </table:table-cell>
          <table:table-cell office:value-type="float" office:value="1.2268" calcext:value-type="float">
            <text:p>1,2268</text:p>
          </table:table-cell>
          <table:table-cell office:value-type="float" office:value="1.2189" calcext:value-type="float">
            <text:p>1,2189</text:p>
          </table:table-cell>
          <table:table-cell table:formula="of:=1000000*[.AD42]/[.F42]" office:value-type="float" office:value="110.889737991266" calcext:value-type="float">
            <text:p>110,89</text:p>
          </table:table-cell>
        </table:table-row>
        <table:table-row table:style-name="ro1">
          <table:table-cell office:value-type="string" calcext:value-type="string">
            <text:p>ring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lobal</text:p>
          </table:table-cell>
          <table:table-cell office:value-type="float" office:value="7400" calcext:value-type="float">
            <text:p>7400</text:p>
          </table:table-cell>
          <table:table-cell office:value-type="float" office:value="456192" calcext:value-type="float">
            <text:p>456192</text:p>
          </table:table-cell>
          <table:table-cell office:value-type="float" office:value="97.5802" calcext:value-type="float">
            <text:p>97,58</text:p>
          </table:table-cell>
          <table:table-cell office:value-type="float" office:value="2.41977" calcext:value-type="float">
            <text:p>2,42</text:p>
          </table:table-cell>
          <table:table-cell office:value-type="float" office:value="65.0135" calcext:value-type="float">
            <text:p>65,01</text:p>
          </table:table-cell>
          <table:table-cell office:value-type="float" office:value="77.1117" calcext:value-type="float">
            <text:p>77,11</text:p>
          </table:table-cell>
          <table:table-cell office:value-type="float" office:value="22.8883" calcext:value-type="float">
            <text:p>22,89</text:p>
          </table:table-cell>
          <table:table-cell office:value-type="float" office:value="15.6892" calcext:value-type="float">
            <text:p>15,69</text:p>
          </table:table-cell>
          <table:table-cell office:value-type="float" office:value="1.05914" calcext:value-type="float">
            <text:p>1,05914</text:p>
          </table:table-cell>
          <table:table-cell office:value-type="float" office:value="0.224036" calcext:value-type="float">
            <text:p>0,22404</text:p>
          </table:table-cell>
          <table:table-cell office:value-type="float" office:value="0.218249" calcext:value-type="float">
            <text:p>0,21825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5060.8" calcext:value-type="float">
            <text:p>5060,8</text:p>
          </table:table-cell>
          <table:table-cell office:value-type="float" office:value="99.3679" calcext:value-type="float">
            <text:p>99,3679</text:p>
          </table:table-cell>
          <table:table-cell office:value-type="float" office:value="0.632132" calcext:value-type="float">
            <text:p>0,632132</text:p>
          </table:table-cell>
          <table:table-cell office:value-type="float" office:value="68.9054" calcext:value-type="float">
            <text:p>68,9054</text:p>
          </table:table-cell>
          <table:table-cell office:value-type="float" office:value="72.142" calcext:value-type="float">
            <text:p>72,142</text:p>
          </table:table-cell>
          <table:table-cell office:value-type="float" office:value="27.858" calcext:value-type="float">
            <text:p>27,858</text:p>
          </table:table-cell>
          <table:table-cell office:value-type="float" office:value="4.48649" calcext:value-type="float">
            <text:p>4,48649</text:p>
          </table:table-cell>
          <table:table-cell office:value-type="float" office:value="0.0948773" calcext:value-type="float">
            <text:p>0,0948773</text:p>
          </table:table-cell>
          <table:table-cell office:value-type="float" office:value="1.07821" calcext:value-type="float">
            <text:p>1,07821</text:p>
          </table:table-cell>
          <table:table-cell office:value-type="float" office:value="1.07323" calcext:value-type="float">
            <text:p>1,07323</text:p>
          </table:table-cell>
          <table:table-cell table:formula="of:=1000000*[.AD43]/[.F43]" office:value-type="float" office:value="145.031081081081" calcext:value-type="float">
            <text:p>145,03</text:p>
          </table:table-cell>
        </table:table-row>
        <table:table-row table:style-name="ro1">
          <table:table-cell office:value-type="string" calcext:value-type="string">
            <text:p>twonorm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lobal</text:p>
          </table:table-cell>
          <table:table-cell office:value-type="float" office:value="7400" calcext:value-type="float">
            <text:p>7400</text:p>
          </table:table-cell>
          <table:table-cell office:value-type="float" office:value="648500" calcext:value-type="float">
            <text:p>648500</text:p>
          </table:table-cell>
          <table:table-cell office:value-type="float" office:value="99.8195" calcext:value-type="float">
            <text:p>99,82</text:p>
          </table:table-cell>
          <table:table-cell office:value-type="float" office:value="0.180514" calcext:value-type="float">
            <text:p>0,18</text:p>
          </table:table-cell>
          <table:table-cell office:value-type="float" office:value="73.3243" calcext:value-type="float">
            <text:p>73,32</text:p>
          </table:table-cell>
          <table:table-cell office:value-type="float" office:value="91.4392" calcext:value-type="float">
            <text:p>91,44</text:p>
          </table:table-cell>
          <table:table-cell office:value-type="float" office:value="8.56084" calcext:value-type="float">
            <text:p>8,56</text:p>
          </table:table-cell>
          <table:table-cell office:value-type="float" office:value="19.8108" calcext:value-type="float">
            <text:p>19,81</text:p>
          </table:table-cell>
          <table:table-cell office:value-type="float" office:value="1.26302" calcext:value-type="float">
            <text:p>1,26302</text:p>
          </table:table-cell>
          <table:table-cell office:value-type="float" office:value="0.3508" calcext:value-type="float">
            <text:p>0,35080</text:p>
          </table:table-cell>
          <table:table-cell office:value-type="float" office:value="0.344346" calcext:value-type="float">
            <text:p>0,34435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6654.4" calcext:value-type="float">
            <text:p>6654,4</text:p>
          </table:table-cell>
          <table:table-cell office:value-type="float" office:value="99.988" calcext:value-type="float">
            <text:p>99,988</text:p>
          </table:table-cell>
          <table:table-cell office:value-type="float" office:value="0.012012" calcext:value-type="float">
            <text:p>0,012012</text:p>
          </table:table-cell>
          <table:table-cell office:value-type="float" office:value="89.1622" calcext:value-type="float">
            <text:p>89,1622</text:p>
          </table:table-cell>
          <table:table-cell office:value-type="float" office:value="91.9454" calcext:value-type="float">
            <text:p>91,9454</text:p>
          </table:table-cell>
          <table:table-cell office:value-type="float" office:value="8.05463" calcext:value-type="float">
            <text:p>8,05463</text:p>
          </table:table-cell>
          <table:table-cell office:value-type="float" office:value="3.02703" calcext:value-type="float">
            <text:p>3,02703</text:p>
          </table:table-cell>
          <table:table-cell office:value-type="float" office:value="0.0939324" calcext:value-type="float">
            <text:p>0,0939324</text:p>
          </table:table-cell>
          <table:table-cell office:value-type="float" office:value="1.20981" calcext:value-type="float">
            <text:p>1,20981</text:p>
          </table:table-cell>
          <table:table-cell office:value-type="float" office:value="1.20487" calcext:value-type="float">
            <text:p>1,20487</text:p>
          </table:table-cell>
          <table:table-cell table:formula="of:=1000000*[.AD44]/[.F44]" office:value-type="float" office:value="162.82027027027" calcext:value-type="float">
            <text:p>162,82</text:p>
          </table:table-cell>
        </table:table-row>
        <table:table-row table:style-name="ro1">
          <table:table-cell office:value-type="string" calcext:value-type="string">
            <text:p>satimage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Global</text:p>
          </table:table-cell>
          <table:table-cell office:value-type="float" office:value="6435" calcext:value-type="float">
            <text:p>6435</text:p>
          </table:table-cell>
          <table:table-cell office:value-type="float" office:value="173507" calcext:value-type="float">
            <text:p>173507</text:p>
          </table:table-cell>
          <table:table-cell office:value-type="float" office:value="79.8639" calcext:value-type="float">
            <text:p>79,86</text:p>
          </table:table-cell>
          <table:table-cell office:value-type="float" office:value="20.1361" calcext:value-type="float">
            <text:p>20,14</text:p>
          </table:table-cell>
          <table:table-cell office:value-type="float" office:value="64.1803" calcext:value-type="float">
            <text:p>64,18</text:p>
          </table:table-cell>
          <table:table-cell office:value-type="float" office:value="64.3603" calcext:value-type="float">
            <text:p>64,36</text:p>
          </table:table-cell>
          <table:table-cell office:value-type="float" office:value="35.6397" calcext:value-type="float">
            <text:p>35,64</text:p>
          </table:table-cell>
          <table:table-cell office:value-type="float" office:value="0.27972" calcext:value-type="float">
            <text:p>0,28</text:p>
          </table:table-cell>
          <table:table-cell office:value-type="float" office:value="0.925785" calcext:value-type="float">
            <text:p>0,92579</text:p>
          </table:table-cell>
          <table:table-cell office:value-type="float" office:value="0.204795" calcext:value-type="float">
            <text:p>0,20480</text:p>
          </table:table-cell>
          <table:table-cell office:value-type="float" office:value="0.200125" calcext:value-type="float">
            <text:p>0,20013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2148.1" calcext:value-type="float">
            <text:p>2148,1</text:p>
          </table:table-cell>
          <table:table-cell office:value-type="float" office:value="78.6895" calcext:value-type="float">
            <text:p>78,6895</text:p>
          </table:table-cell>
          <table:table-cell office:value-type="float" office:value="21.3105" calcext:value-type="float">
            <text:p>21,3105</text:p>
          </table:table-cell>
          <table:table-cell table:number-columns-repeated="2" office:value-type="float" office:value="65.4079" calcext:value-type="float">
            <text:p>65,4079</text:p>
          </table:table-cell>
          <table:table-cell office:value-type="float" office:value="34.5921" calcext:value-type="float">
            <text:p>34,5921</text:p>
          </table:table-cell>
          <table:table-cell office:value-type="float" office:value="0" calcext:value-type="float">
            <text:p>0</text:p>
          </table:table-cell>
          <table:table-cell office:value-type="float" office:value="0.165989" calcext:value-type="float">
            <text:p>0,165989</text:p>
          </table:table-cell>
          <table:table-cell office:value-type="float" office:value="1.12681" calcext:value-type="float">
            <text:p>1,12681</text:p>
          </table:table-cell>
          <table:table-cell office:value-type="float" office:value="1.12209" calcext:value-type="float">
            <text:p>1,12209</text:p>
          </table:table-cell>
          <table:table-cell table:formula="of:=1000000*[.AD45]/[.F45]" office:value-type="float" office:value="174.37296037296" calcext:value-type="float">
            <text:p>174,37</text:p>
          </table:table-cell>
        </table:table-row>
        <table:table-row table:style-name="ro1">
          <table:table-cell office:value-type="string" calcext:value-type="string">
            <text:p>texture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lobal</text:p>
          </table:table-cell>
          <table:table-cell office:value-type="float" office:value="5500" calcext:value-type="float">
            <text:p>5500</text:p>
          </table:table-cell>
          <table:table-cell office:value-type="float" office:value="345901" calcext:value-type="float">
            <text:p>345901</text:p>
          </table:table-cell>
          <table:table-cell office:value-type="float" office:value="97.6004" calcext:value-type="float">
            <text:p>97,60</text:p>
          </table:table-cell>
          <table:table-cell office:value-type="float" office:value="2.39963" calcext:value-type="float">
            <text:p>2,40</text:p>
          </table:table-cell>
          <table:table-cell office:value-type="float" office:value="88.0545" calcext:value-type="float">
            <text:p>88,05</text:p>
          </table:table-cell>
          <table:table-cell office:value-type="float" office:value="91.8452" calcext:value-type="float">
            <text:p>91,85</text:p>
          </table:table-cell>
          <table:table-cell office:value-type="float" office:value="8.15475" calcext:value-type="float">
            <text:p>8,15</text:p>
          </table:table-cell>
          <table:table-cell office:value-type="float" office:value="4.12727" calcext:value-type="float">
            <text:p>4,13</text:p>
          </table:table-cell>
          <table:table-cell office:value-type="float" office:value="1.38269" calcext:value-type="float">
            <text:p>1,38269</text:p>
          </table:table-cell>
          <table:table-cell office:value-type="float" office:value="0.213835" calcext:value-type="float">
            <text:p>0,21384</text:p>
          </table:table-cell>
          <table:table-cell office:value-type="float" office:value="0.209936" calcext:value-type="float">
            <text:p>0,20994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3697.4" calcext:value-type="float">
            <text:p>3697,4</text:p>
          </table:table-cell>
          <table:table-cell office:value-type="float" office:value="97.6424" calcext:value-type="float">
            <text:p>97,6424</text:p>
          </table:table-cell>
          <table:table-cell office:value-type="float" office:value="2.35758" calcext:value-type="float">
            <text:p>2,35758</text:p>
          </table:table-cell>
          <table:table-cell office:value-type="float" office:value="93.3273" calcext:value-type="float">
            <text:p>93,3273</text:p>
          </table:table-cell>
          <table:table-cell office:value-type="float" office:value="93.3952" calcext:value-type="float">
            <text:p>93,3952</text:p>
          </table:table-cell>
          <table:table-cell office:value-type="float" office:value="6.6048" calcext:value-type="float">
            <text:p>6,6048</text:p>
          </table:table-cell>
          <table:table-cell office:value-type="float" office:value="0.0727273" calcext:value-type="float">
            <text:p>0,0727273</text:p>
          </table:table-cell>
          <table:table-cell office:value-type="float" office:value="0.164884" calcext:value-type="float">
            <text:p>0,164884</text:p>
          </table:table-cell>
          <table:table-cell office:value-type="float" office:value="1.04323" calcext:value-type="float">
            <text:p>1,04323</text:p>
          </table:table-cell>
          <table:table-cell office:value-type="float" office:value="1.03894" calcext:value-type="float">
            <text:p>1,03894</text:p>
          </table:table-cell>
          <table:table-cell table:formula="of:=1000000*[.AD46]/[.F46]" office:value-type="float" office:value="188.898181818182" calcext:value-type="float">
            <text:p>188,90</text:p>
          </table:table-cell>
        </table:table-row>
        <table:table-row table:style-name="ro1">
          <table:table-cell office:value-type="string" calcext:value-type="string">
            <text:p>letter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lobal</text:p>
          </table:table-cell>
          <table:table-cell office:value-type="float" office:value="20000" calcext:value-type="float">
            <text:p>20000</text:p>
          </table:table-cell>
          <table:table-cell office:value-type="float" office:value="489289" calcext:value-type="float">
            <text:p>489289</text:p>
          </table:table-cell>
          <table:table-cell office:value-type="float" office:value="72.2386" calcext:value-type="float">
            <text:p>72,24</text:p>
          </table:table-cell>
          <table:table-cell office:value-type="float" office:value="27.7614" calcext:value-type="float">
            <text:p>27,76</text:p>
          </table:table-cell>
          <table:table-cell office:value-type="float" office:value="70.085" calcext:value-type="float">
            <text:p>70,09</text:p>
          </table:table-cell>
          <table:table-cell office:value-type="float" office:value="70.1236" calcext:value-type="float">
            <text:p>70,12</text:p>
          </table:table-cell>
          <table:table-cell office:value-type="float" office:value="29.8764" calcext:value-type="float">
            <text:p>29,88</text:p>
          </table:table-cell>
          <table:table-cell office:value-type="float" office:value="0.055" calcext:value-type="float">
            <text:p>0,06</text:p>
          </table:table-cell>
          <table:table-cell office:value-type="float" office:value="2.93868" calcext:value-type="float">
            <text:p>2,93868</text:p>
          </table:table-cell>
          <table:table-cell office:value-type="float" office:value="0.165916" calcext:value-type="float">
            <text:p>0,16592</text:p>
          </table:table-cell>
          <table:table-cell office:value-type="float" office:value="0.154014" calcext:value-type="float">
            <text:p>0,1540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7586.9" calcext:value-type="float">
            <text:p>7586,9</text:p>
          </table:table-cell>
          <table:table-cell office:value-type="float" office:value="88.4011" calcext:value-type="float">
            <text:p>88,4011</text:p>
          </table:table-cell>
          <table:table-cell office:value-type="float" office:value="11.5989" calcext:value-type="float">
            <text:p>11,5989</text:p>
          </table:table-cell>
          <table:table-cell office:value-type="float" office:value="77.87" calcext:value-type="float">
            <text:p>77,87</text:p>
          </table:table-cell>
          <table:table-cell office:value-type="float" office:value="77.8817" calcext:value-type="float">
            <text:p>77,8817</text:p>
          </table:table-cell>
          <table:table-cell office:value-type="float" office:value="22.1183" calcext:value-type="float">
            <text:p>22,1183</text:p>
          </table:table-cell>
          <table:table-cell office:value-type="float" office:value="0.015" calcext:value-type="float">
            <text:p>0,015</text:p>
          </table:table-cell>
          <table:table-cell office:value-type="float" office:value="0.22223" calcext:value-type="float">
            <text:p>0,22223</text:p>
          </table:table-cell>
          <table:table-cell office:value-type="float" office:value="3.41231" calcext:value-type="float">
            <text:p>3,41231</text:p>
          </table:table-cell>
          <table:table-cell office:value-type="float" office:value="3.39717" calcext:value-type="float">
            <text:p>3,39717</text:p>
          </table:table-cell>
          <table:table-cell table:formula="of:=1000000*[.AD47]/[.F47]" office:value-type="float" office:value="169.8585" calcext:value-type="float">
            <text:p>169,86</text:p>
          </table:table-cell>
        </table:table-row>
        <table:table-row table:style-name="ro1">
          <table:table-cell table:style-name="ce7" table:number-columns-repeated="5"/>
          <table:table-cell table:style-name="ce10" table:formula="of:=AVERAGE([.F36:.F47])" office:value-type="float" office:value="6080.58333333333" calcext:value-type="float">
            <text:p>6080,58</text:p>
          </table:table-cell>
          <table:table-cell table:style-name="ce10" table:formula="of:=AVERAGE([.G36:.G47])" office:value-type="float" office:value="254975.833333333" calcext:value-type="float">
            <text:p>254975,83</text:p>
          </table:table-cell>
          <table:table-cell table:style-name="ce10" table:formula="of:=AVERAGE([.H36:.H47])" office:value-type="float" office:value="85.9459583333333" calcext:value-type="float">
            <text:p>85,95</text:p>
          </table:table-cell>
          <table:table-cell table:style-name="ce10" table:formula="of:=AVERAGE([.I36:.I47])" office:value-type="float" office:value="14.0540429166667" calcext:value-type="float">
            <text:p>14,05</text:p>
          </table:table-cell>
          <table:table-cell table:style-name="ce10" table:formula="of:=AVERAGE([.J36:.J47])" office:value-type="float" office:value="74.1301833333333" calcext:value-type="float">
            <text:p>74,13</text:p>
          </table:table-cell>
          <table:table-cell table:style-name="ce10" table:formula="of:=AVERAGE([.K36:.K47])" office:value-type="float" office:value="77.7320416666667" calcext:value-type="float">
            <text:p>77,73</text:p>
          </table:table-cell>
          <table:table-cell table:style-name="ce10" table:formula="of:=AVERAGE([.L36:.L47])" office:value-type="float" office:value="22.2679566666667" calcext:value-type="float">
            <text:p>22,27</text:p>
          </table:table-cell>
          <table:table-cell table:style-name="ce10" table:formula="of:=AVERAGE([.M36:.M47])" office:value-type="float" office:value="4.25125833333333" calcext:value-type="float">
            <text:p>4,25</text:p>
          </table:table-cell>
          <table:table-cell table:style-name="ce12" table:formula="of:=AVERAGE([.N36:.N47])" office:value-type="float" office:value="0.929141333333333" calcext:value-type="float">
            <text:p>0,92914</text:p>
          </table:table-cell>
          <table:table-cell table:style-name="ce12" table:formula="of:=AVERAGE([.O36:.O47])" office:value-type="float" office:value="0.115835791666667" calcext:value-type="float">
            <text:p>0,11584</text:p>
          </table:table-cell>
          <table:table-cell table:style-name="ce12" table:formula="of:=AVERAGE([.P36:.P47])" office:value-type="float" office:value="0.111287491666667" calcext:value-type="float">
            <text:p>0,11129</text:p>
          </table:table-cell>
          <table:table-cell table:style-name="ce7" table:formula="of:=AVERAGE([.Q36:.Q47])" office:value-type="float" office:value="0" calcext:value-type="float">
            <text:p>0</text:p>
          </table:table-cell>
          <table:table-cell table:style-name="ce7" table:formula="of:=AVERAGE([.R36:.R47])" office:value-type="float" office:value="0" calcext:value-type="float">
            <text:p>0</text:p>
          </table:table-cell>
          <table:table-cell table:style-name="ce7" table:formula="of:=AVERAGE([.S36:.S47])" office:value-type="float" office:value="0" calcext:value-type="float">
            <text:p>0</text:p>
          </table:table-cell>
          <table:table-cell table:style-name="ce10" table:formula="of:=([.P48]/[.F48])*1000000" office:value-type="float" office:value="18.3021078021571" calcext:value-type="float">
            <text:p>18,30</text:p>
          </table:table-cell>
          <table:table-cell/>
          <table:table-cell table:style-name="ce10" table:formula="of:=AVERAGE([.V36:.V47])" office:value-type="float" office:value="91.301775" calcext:value-type="float">
            <text:p>91,30</text:p>
          </table:table-cell>
          <table:table-cell table:style-name="ce10" table:formula="of:=AVERAGE([.W36:.W47])" office:value-type="float" office:value="8.69821866666667" calcext:value-type="float">
            <text:p>8,70</text:p>
          </table:table-cell>
          <table:table-cell table:style-name="ce10" table:formula="of:=AVERAGE([.X36:.X47])" office:value-type="float" office:value="76.91665" calcext:value-type="float">
            <text:p>76,92</text:p>
          </table:table-cell>
          <table:table-cell table:style-name="ce10" table:formula="of:=AVERAGE([.Y36:.Y47])" office:value-type="float" office:value="78.3130666666667" calcext:value-type="float">
            <text:p>78,31</text:p>
          </table:table-cell>
          <table:table-cell table:style-name="ce10" table:formula="of:=AVERAGE([.Z36:.Z47])" office:value-type="float" office:value="21.6869375" calcext:value-type="float">
            <text:p>21,69</text:p>
          </table:table-cell>
          <table:table-cell table:style-name="ce10" table:formula="of:=AVERAGE([.AA36:.AA47])" office:value-type="float" office:value="1.707583775" calcext:value-type="float">
            <text:p>1,71</text:p>
          </table:table-cell>
          <table:table-cell table:style-name="ce10" table:formula="of:=AVERAGE([.AB36:.AB47])" office:value-type="float" office:value="0.094214125" calcext:value-type="float">
            <text:p>0,09</text:p>
          </table:table-cell>
          <table:table-cell table:style-name="ce10" table:formula="of:=AVERAGE([.AC36:.AC47])" office:value-type="float" office:value="0.805603758333333" calcext:value-type="float">
            <text:p>0,81</text:p>
          </table:table-cell>
          <table:table-cell table:style-name="ce10" table:formula="of:=AVERAGE([.AD36:.AD47])" office:value-type="float" office:value="0.801288975" calcext:value-type="float">
            <text:p>0,80</text:p>
          </table:table-cell>
          <table:table-cell table:style-name="ce10" table:formula="of:=AVERAGE([.AE36:.AE47])" office:value-type="float" office:value="93.068120432259" calcext:value-type="float">
            <text:p>93,07</text:p>
          </table:table-cell>
        </table:table-row>
        <table:table-row table:style-name="ro1" table:number-rows-repeated="1048527">
          <table:table-cell table:number-columns-repeated="31"/>
        </table:table-row>
        <table:table-row table:style-name="ro1">
          <table:table-cell table:number-columns-repeated="31"/>
        </table:table-row>
      </table:table>
      <table:table table:name="hamming1_SinFiltro" table:style-name="ta1"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8" table:default-cell-style-name="Default"/>
        <table:table-column table:style-name="co8" table:default-cell-style-name="ce9"/>
        <table:table-column table:style-name="co9" table:default-cell-style-name="ce9"/>
        <table:table-column table:style-name="co8" table:number-columns-repeated="2" table:default-cell-style-name="ce9"/>
        <table:table-column table:style-name="co19" table:default-cell-style-name="ce9"/>
        <table:table-column table:style-name="co10" table:default-cell-style-name="ce9"/>
        <table:table-column table:style-name="co23" table:default-cell-style-name="ce46"/>
        <table:table-column table:style-name="co11" table:number-columns-repeated="2" table:default-cell-style-name="ce46"/>
        <table:table-column table:style-name="co3" table:number-columns-repeated="3" table:default-cell-style-name="Default"/>
        <table:table-column table:style-name="co1" table:number-columns-repeated="11" table:default-cell-style-name="Default"/>
        <table:table-column table:style-name="co1" table:default-cell-style-name="ce9"/>
        <table:table-row table:style-name="ro1">
          <table:table-cell table:style-name="ce7" table:number-columns-repeated="5"/>
          <table:table-cell table:style-name="ce8" office:value-type="string" calcext:value-type="string">
            <text:p>Ejemplos</text:p>
          </table:table-cell>
          <table:table-cell table:style-name="ce8" office:value-type="string" calcext:value-type="string">
            <text:p>Patrones</text:p>
          </table:table-cell>
          <table:table-cell table:style-name="ce8" office:value-type="string" calcext:value-type="string">
            <text:p>Train</text:p>
          </table:table-cell>
          <table:table-cell table:style-name="ce8" office:value-type="string" calcext:value-type="string">
            <text:p>Error</text:p>
          </table:table-cell>
          <table:table-cell table:style-name="ce8" office:value-type="string" calcext:value-type="string">
            <text:p>Test</text:p>
          </table:table-cell>
          <table:table-cell table:style-name="ce8" office:value-type="string" calcext:value-type="string">
            <text:p>TestNC</text:p>
          </table:table-cell>
          <table:table-cell table:style-name="ce8" office:value-type="string" calcext:value-type="string">
            <text:p>Error</text:p>
          </table:table-cell>
          <table:table-cell table:style-name="ce8" office:value-type="string" calcext:value-type="string">
            <text:p>%NC</text:p>
          </table:table-cell>
          <table:table-cell table:style-name="ce11" office:value-type="string" calcext:value-type="string">
            <text:p>T_Train</text:p>
          </table:table-cell>
          <table:table-cell table:style-name="ce11" office:value-type="string" calcext:value-type="string">
            <text:p>T_Test</text:p>
          </table:table-cell>
          <table:table-cell table:style-name="ce11" office:value-type="string" calcext:value-type="string">
            <text:p>T_CPU_Test</text:p>
          </table:table-cell>
          <table:table-cell table:style-name="ce7" table:number-columns-repeated="3"/>
          <table:table-cell table:style-name="ce8" office:value-type="string" calcext:value-type="string">
            <text:p>Infer/Exampl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balone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lobal</text:p>
          </table:table-cell>
          <table:table-cell office:value-type="float" office:value="4174" calcext:value-type="float">
            <text:p>4174</text:p>
          </table:table-cell>
          <table:table-cell office:value-type="float" office:value="1044.6" calcext:value-type="float">
            <text:p>1044,6</text:p>
          </table:table-cell>
          <table:table-cell office:value-type="float" office:value="28.4066" calcext:value-type="float">
            <text:p>28,41</text:p>
          </table:table-cell>
          <table:table-cell office:value-type="float" office:value="71.5934" calcext:value-type="float">
            <text:p>71,59</text:p>
          </table:table-cell>
          <table:table-cell office:value-type="float" office:value="15.2851" calcext:value-type="float">
            <text:p>15,29</text:p>
          </table:table-cell>
          <table:table-cell office:value-type="float" office:value="15.2888" calcext:value-type="float">
            <text:p>15,29</text:p>
          </table:table-cell>
          <table:table-cell office:value-type="float" office:value="84.7112" calcext:value-type="float">
            <text:p>84,71</text:p>
          </table:table-cell>
          <table:table-cell office:value-type="float" office:value="0.0239578" calcext:value-type="float">
            <text:p>0,02</text:p>
          </table:table-cell>
          <table:table-cell office:value-type="float" office:value="0.0491117" calcext:value-type="float">
            <text:p>0,04911</text:p>
          </table:table-cell>
          <table:table-cell office:value-type="float" office:value="0.014273" calcext:value-type="float">
            <text:p>0,01427</text:p>
          </table:table-cell>
          <table:table-cell office:value-type="float" office:value="0.0120072" calcext:value-type="float">
            <text:p>0,0120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anana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lobal</text:p>
          </table:table-cell>
          <table:table-cell office:value-type="float" office:value="5300" calcext:value-type="float">
            <text:p>5300</text:p>
          </table:table-cell>
          <table:table-cell office:value-type="float" office:value="22.9" calcext:value-type="float">
            <text:p>22,9</text:p>
          </table:table-cell>
          <table:table-cell office:value-type="float" office:value="57.7649" calcext:value-type="float">
            <text:p>57,76</text:p>
          </table:table-cell>
          <table:table-cell office:value-type="float" office:value="42.2351" calcext:value-type="float">
            <text:p>42,24</text:p>
          </table:table-cell>
          <table:table-cell table:number-columns-repeated="2" office:value-type="float" office:value="79.4151" calcext:value-type="float">
            <text:p>79,42</text:p>
          </table:table-cell>
          <table:table-cell office:value-type="float" office:value="20.5849" calcext:value-type="float">
            <text:p>20,58</text:p>
          </table:table-cell>
          <table:table-cell office:value-type="float" office:value="0" calcext:value-type="float">
            <text:p>0,00</text:p>
          </table:table-cell>
          <table:table-cell office:value-type="float" office:value="0.017422" calcext:value-type="float">
            <text:p>0,01742</text:p>
          </table:table-cell>
          <table:table-cell office:value-type="float" office:value="0.0035728" calcext:value-type="float">
            <text:p>0,00357</text:p>
          </table:table-cell>
          <table:table-cell office:value-type="float" office:value="0.0008853" calcext:value-type="float">
            <text:p>0,0008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upa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lobal</text:p>
          </table:table-cell>
          <table:table-cell office:value-type="float" office:value="345" calcext:value-type="float">
            <text:p>345</text:p>
          </table:table-cell>
          <table:table-cell office:value-type="float" office:value="462.4" calcext:value-type="float">
            <text:p>462,4</text:p>
          </table:table-cell>
          <table:table-cell office:value-type="float" office:value="68.3133" calcext:value-type="float">
            <text:p>68,31</text:p>
          </table:table-cell>
          <table:table-cell office:value-type="float" office:value="31.6867" calcext:value-type="float">
            <text:p>31,69</text:p>
          </table:table-cell>
          <table:table-cell office:value-type="float" office:value="61.1594" calcext:value-type="float">
            <text:p>61,16</text:p>
          </table:table-cell>
          <table:table-cell office:value-type="float" office:value="61.6959" calcext:value-type="float">
            <text:p>61,70</text:p>
          </table:table-cell>
          <table:table-cell office:value-type="float" office:value="38.3041" calcext:value-type="float">
            <text:p>38,30</text:p>
          </table:table-cell>
          <table:table-cell office:value-type="float" office:value="0.869565" calcext:value-type="float">
            <text:p>0,87</text:p>
          </table:table-cell>
          <table:table-cell office:value-type="float" office:value="0.002844" calcext:value-type="float">
            <text:p>0,00284</text:p>
          </table:table-cell>
          <table:table-cell office:value-type="float" office:value="0.0003984" calcext:value-type="float">
            <text:p>0,00040</text:p>
          </table:table-cell>
          <table:table-cell office:value-type="float" office:value="0.0002071" calcext:value-type="float">
            <text:p>0,0002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eart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Global</text:p>
          </table:table-cell>
          <table:table-cell office:value-type="float" office:value="270" calcext:value-type="float">
            <text:p>270</text:p>
          </table:table-cell>
          <table:table-cell office:value-type="float" office:value="1269.5" calcext:value-type="float">
            <text:p>1269,5</text:p>
          </table:table-cell>
          <table:table-cell office:value-type="float" office:value="99.4296" calcext:value-type="float">
            <text:p>99,43</text:p>
          </table:table-cell>
          <table:table-cell office:value-type="float" office:value="0.57037" calcext:value-type="float">
            <text:p>0,57</text:p>
          </table:table-cell>
          <table:table-cell office:value-type="float" office:value="35.1852" calcext:value-type="float">
            <text:p>35,19</text:p>
          </table:table-cell>
          <table:table-cell office:value-type="float" office:value="90.4762" calcext:value-type="float">
            <text:p>90,48</text:p>
          </table:table-cell>
          <table:table-cell office:value-type="float" office:value="9.52381" calcext:value-type="float">
            <text:p>9,52</text:p>
          </table:table-cell>
          <table:table-cell office:value-type="float" office:value="61.1111" calcext:value-type="float">
            <text:p>61,11</text:p>
          </table:table-cell>
          <table:table-cell office:value-type="float" office:value="0.0039627" calcext:value-type="float">
            <text:p>0,00396</text:p>
          </table:table-cell>
          <table:table-cell office:value-type="float" office:value="0.0004451" calcext:value-type="float">
            <text:p>0,00045</text:p>
          </table:table-cell>
          <table:table-cell office:value-type="float" office:value="0.0002959" calcext:value-type="float">
            <text:p>0,0003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ris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lobal</text:p>
          </table:table-cell>
          <table:table-cell office:value-type="float" office:value="150" calcext:value-type="float">
            <text:p>150</text:p>
          </table:table-cell>
          <table:table-cell office:value-type="float" office:value="111.5" calcext:value-type="float">
            <text:p>111,5</text:p>
          </table:table-cell>
          <table:table-cell office:value-type="float" office:value="92.8941" calcext:value-type="float">
            <text:p>92,89</text:p>
          </table:table-cell>
          <table:table-cell office:value-type="float" office:value="7.10594" calcext:value-type="float">
            <text:p>7,11</text:p>
          </table:table-cell>
          <table:table-cell table:number-columns-repeated="2" office:value-type="float" office:value="96" calcext:value-type="float">
            <text:p>96,00</text:p>
          </table:table-cell>
          <table:table-cell office:value-type="float" office:value="4" calcext:value-type="float">
            <text:p>4,00</text:p>
          </table:table-cell>
          <table:table-cell office:value-type="float" office:value="0" calcext:value-type="float">
            <text:p>0,00</text:p>
          </table:table-cell>
          <table:table-cell office:value-type="float" office:value="0.0009039" calcext:value-type="float">
            <text:p>0,00090</text:p>
          </table:table-cell>
          <table:table-cell office:value-type="float" office:value="0.0001472" calcext:value-type="float">
            <text:p>0,00015</text:p>
          </table:table-cell>
          <table:table-cell office:value-type="float" office:value="0.0000566" calcext:value-type="float">
            <text:p>0,0000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ed7digit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lobal</text:p>
          </table:table-cell>
          <table:table-cell office:value-type="float" office:value="500" calcext:value-type="float">
            <text:p>500</text:p>
          </table:table-cell>
          <table:table-cell office:value-type="float" office:value="81.9" calcext:value-type="float">
            <text:p>81,9</text:p>
          </table:table-cell>
          <table:table-cell office:value-type="float" office:value="79.8444" calcext:value-type="float">
            <text:p>79,84</text:p>
          </table:table-cell>
          <table:table-cell office:value-type="float" office:value="20.1556" calcext:value-type="float">
            <text:p>20,16</text:p>
          </table:table-cell>
          <table:table-cell office:value-type="float" office:value="63" calcext:value-type="float">
            <text:p>63,00</text:p>
          </table:table-cell>
          <table:table-cell office:value-type="float" office:value="76.087" calcext:value-type="float">
            <text:p>76,09</text:p>
          </table:table-cell>
          <table:table-cell office:value-type="float" office:value="23.913" calcext:value-type="float">
            <text:p>23,91</text:p>
          </table:table-cell>
          <table:table-cell office:value-type="float" office:value="17.2" calcext:value-type="float">
            <text:p>17,20</text:p>
          </table:table-cell>
          <table:table-cell office:value-type="float" office:value="0.00258" calcext:value-type="float">
            <text:p>0,00258</text:p>
          </table:table-cell>
          <table:table-cell office:value-type="float" office:value="0.00054" calcext:value-type="float">
            <text:p>0,00054</text:p>
          </table:table-cell>
          <table:table-cell office:value-type="float" office:value="0.00022" calcext:value-type="float">
            <text:p>0,0002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ammographic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obal</text:p>
          </table:table-cell>
          <table:table-cell office:value-type="float" office:value="830" calcext:value-type="float">
            <text:p>830</text:p>
          </table:table-cell>
          <table:table-cell office:value-type="float" office:value="236.9" calcext:value-type="float">
            <text:p>236,9</text:p>
          </table:table-cell>
          <table:table-cell office:value-type="float" office:value="86.6408" calcext:value-type="float">
            <text:p>86,64</text:p>
          </table:table-cell>
          <table:table-cell office:value-type="float" office:value="13.3592" calcext:value-type="float">
            <text:p>13,36</text:p>
          </table:table-cell>
          <table:table-cell office:value-type="float" office:value="77.3494" calcext:value-type="float">
            <text:p>77,35</text:p>
          </table:table-cell>
          <table:table-cell office:value-type="float" office:value="81.7834" calcext:value-type="float">
            <text:p>81,78</text:p>
          </table:table-cell>
          <table:table-cell office:value-type="float" office:value="18.2166" calcext:value-type="float">
            <text:p>18,22</text:p>
          </table:table-cell>
          <table:table-cell office:value-type="float" office:value="5.42169" calcext:value-type="float">
            <text:p>5,42</text:p>
          </table:table-cell>
          <table:table-cell office:value-type="float" office:value="0.0036172" calcext:value-type="float">
            <text:p>0,00362</text:p>
          </table:table-cell>
          <table:table-cell office:value-type="float" office:value="0.0006705" calcext:value-type="float">
            <text:p>0,00067</text:p>
          </table:table-cell>
          <table:table-cell office:value-type="float" office:value="0.0002242" calcext:value-type="float">
            <text:p>0,0002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newthyroid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Global</text:p>
          </table:table-cell>
          <table:table-cell office:value-type="float" office:value="215" calcext:value-type="float">
            <text:p>215</text:p>
          </table:table-cell>
          <table:table-cell office:value-type="float" office:value="178.8" calcext:value-type="float">
            <text:p>178,8</text:p>
          </table:table-cell>
          <table:table-cell office:value-type="float" office:value="92.0822" calcext:value-type="float">
            <text:p>92,08</text:p>
          </table:table-cell>
          <table:table-cell office:value-type="float" office:value="7.91776" calcext:value-type="float">
            <text:p>7,92</text:p>
          </table:table-cell>
          <table:table-cell office:value-type="float" office:value="93.9535" calcext:value-type="float">
            <text:p>93,95</text:p>
          </table:table-cell>
          <table:table-cell office:value-type="float" office:value="94.3925" calcext:value-type="float">
            <text:p>94,39</text:p>
          </table:table-cell>
          <table:table-cell office:value-type="float" office:value="5.60748" calcext:value-type="float">
            <text:p>5,61</text:p>
          </table:table-cell>
          <table:table-cell office:value-type="float" office:value="0.465116" calcext:value-type="float">
            <text:p>0,47</text:p>
          </table:table-cell>
          <table:table-cell office:value-type="float" office:value="0.0014684" calcext:value-type="float">
            <text:p>0,00147</text:p>
          </table:table-cell>
          <table:table-cell office:value-type="float" office:value="0.0002091" calcext:value-type="float">
            <text:p>0,00021</text:p>
          </table:table-cell>
          <table:table-cell office:value-type="float" office:value="0.0000856" calcext:value-type="float">
            <text:p>0,0000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age-blocks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lobal</text:p>
          </table:table-cell>
          <table:table-cell office:value-type="float" office:value="5472" calcext:value-type="float">
            <text:p>5472</text:p>
          </table:table-cell>
          <table:table-cell office:value-type="float" office:value="1314.8" calcext:value-type="float">
            <text:p>1314,8</text:p>
          </table:table-cell>
          <table:table-cell office:value-type="float" office:value="93.6647" calcext:value-type="float">
            <text:p>93,66</text:p>
          </table:table-cell>
          <table:table-cell office:value-type="float" office:value="6.33533" calcext:value-type="float">
            <text:p>6,34</text:p>
          </table:table-cell>
          <table:table-cell office:value-type="float" office:value="94.3713" calcext:value-type="float">
            <text:p>94,37</text:p>
          </table:table-cell>
          <table:table-cell office:value-type="float" office:value="94.4404" calcext:value-type="float">
            <text:p>94,44</text:p>
          </table:table-cell>
          <table:table-cell office:value-type="float" office:value="5.55962" calcext:value-type="float">
            <text:p>5,56</text:p>
          </table:table-cell>
          <table:table-cell office:value-type="float" office:value="0.0730994" calcext:value-type="float">
            <text:p>0,07</text:p>
          </table:table-cell>
          <table:table-cell office:value-type="float" office:value="0.0829947" calcext:value-type="float">
            <text:p>0,08299</text:p>
          </table:table-cell>
          <table:table-cell office:value-type="float" office:value="0.0068123" calcext:value-type="float">
            <text:p>0,00681</text:p>
          </table:table-cell>
          <table:table-cell office:value-type="float" office:value="0.0038148" calcext:value-type="float">
            <text:p>0,0038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honeme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Global</text:p>
          </table:table-cell>
          <table:table-cell office:value-type="float" office:value="5404" calcext:value-type="float">
            <text:p>5404</text:p>
          </table:table-cell>
          <table:table-cell office:value-type="float" office:value="575.3" calcext:value-type="float">
            <text:p>575,3</text:p>
          </table:table-cell>
          <table:table-cell office:value-type="float" office:value="78.2964" calcext:value-type="float">
            <text:p>78,30</text:p>
          </table:table-cell>
          <table:table-cell office:value-type="float" office:value="21.7036" calcext:value-type="float">
            <text:p>21,70</text:p>
          </table:table-cell>
          <table:table-cell table:number-columns-repeated="2" office:value-type="float" office:value="79.9778" calcext:value-type="float">
            <text:p>79,98</text:p>
          </table:table-cell>
          <table:table-cell office:value-type="float" office:value="20.0222" calcext:value-type="float">
            <text:p>20,02</text:p>
          </table:table-cell>
          <table:table-cell office:value-type="float" office:value="0" calcext:value-type="float">
            <text:p>0,00</text:p>
          </table:table-cell>
          <table:table-cell office:value-type="float" office:value="0.0348798" calcext:value-type="float">
            <text:p>0,03488</text:p>
          </table:table-cell>
          <table:table-cell office:value-type="float" office:value="0.0050206" calcext:value-type="float">
            <text:p>0,00502</text:p>
          </table:table-cell>
          <table:table-cell office:value-type="float" office:value="0.0022786" calcext:value-type="float">
            <text:p>0,0022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ima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lobal</text:p>
          </table:table-cell>
          <table:table-cell office:value-type="float" office:value="768" calcext:value-type="float">
            <text:p>768</text:p>
          </table:table-cell>
          <table:table-cell office:value-type="float" office:value="2039.5" calcext:value-type="float">
            <text:p>2039,5</text:p>
          </table:table-cell>
          <table:table-cell office:value-type="float" office:value="83.9708" calcext:value-type="float">
            <text:p>83,97</text:p>
          </table:table-cell>
          <table:table-cell office:value-type="float" office:value="16.0292" calcext:value-type="float">
            <text:p>16,03</text:p>
          </table:table-cell>
          <table:table-cell office:value-type="float" office:value="71.4844" calcext:value-type="float">
            <text:p>71,48</text:p>
          </table:table-cell>
          <table:table-cell office:value-type="float" office:value="72.332" calcext:value-type="float">
            <text:p>72,33</text:p>
          </table:table-cell>
          <table:table-cell office:value-type="float" office:value="27.668" calcext:value-type="float">
            <text:p>27,67</text:p>
          </table:table-cell>
          <table:table-cell office:value-type="float" office:value="1.17188" calcext:value-type="float">
            <text:p>1,17</text:p>
          </table:table-cell>
          <table:table-cell office:value-type="float" office:value="0.008572" calcext:value-type="float">
            <text:p>0,00857</text:p>
          </table:table-cell>
          <table:table-cell office:value-type="float" office:value="0.0009716" calcext:value-type="float">
            <text:p>0,00097</text:p>
          </table:table-cell>
          <table:table-cell office:value-type="float" office:value="0.0005636" calcext:value-type="float">
            <text:p>0,0005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aheart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lobal</text:p>
          </table:table-cell>
          <table:table-cell office:value-type="float" office:value="462" calcext:value-type="float">
            <text:p>462</text:p>
          </table:table-cell>
          <table:table-cell office:value-type="float" office:value="2359.4" calcext:value-type="float">
            <text:p>2359,4</text:p>
          </table:table-cell>
          <table:table-cell office:value-type="float" office:value="89.812" calcext:value-type="float">
            <text:p>89,81</text:p>
          </table:table-cell>
          <table:table-cell office:value-type="float" office:value="10.188" calcext:value-type="float">
            <text:p>10,19</text:p>
          </table:table-cell>
          <table:table-cell office:value-type="float" office:value="62.5541" calcext:value-type="float">
            <text:p>62,55</text:p>
          </table:table-cell>
          <table:table-cell office:value-type="float" office:value="63.7969" calcext:value-type="float">
            <text:p>63,80</text:p>
          </table:table-cell>
          <table:table-cell office:value-type="float" office:value="36.2031" calcext:value-type="float">
            <text:p>36,20</text:p>
          </table:table-cell>
          <table:table-cell office:value-type="float" office:value="1.94805" calcext:value-type="float">
            <text:p>1,95</text:p>
          </table:table-cell>
          <table:table-cell office:value-type="float" office:value="0.0096644" calcext:value-type="float">
            <text:p>0,00966</text:p>
          </table:table-cell>
          <table:table-cell office:value-type="float" office:value="0.0009746" calcext:value-type="float">
            <text:p>0,00097</text:p>
          </table:table-cell>
          <table:table-cell office:value-type="float" office:value="0.0006387" calcext:value-type="float">
            <text:p>0,0006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huttle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lobal</text:p>
          </table:table-cell>
          <table:table-cell office:value-type="float" office:value="57999" calcext:value-type="float">
            <text:p>57999</text:p>
          </table:table-cell>
          <table:table-cell office:value-type="float" office:value="544.3" calcext:value-type="float">
            <text:p>544,3</text:p>
          </table:table-cell>
          <table:table-cell office:value-type="float" office:value="88.0559" calcext:value-type="float">
            <text:p>88,06</text:p>
          </table:table-cell>
          <table:table-cell office:value-type="float" office:value="11.9441" calcext:value-type="float">
            <text:p>11,94</text:p>
          </table:table-cell>
          <table:table-cell office:value-type="float" office:value="92.5395" calcext:value-type="float">
            <text:p>92,54</text:p>
          </table:table-cell>
          <table:table-cell office:value-type="float" office:value="92.5443" calcext:value-type="float">
            <text:p>92,54</text:p>
          </table:table-cell>
          <table:table-cell office:value-type="float" office:value="7.45569" calcext:value-type="float">
            <text:p>7,46</text:p>
          </table:table-cell>
          <table:table-cell office:value-type="float" office:value="0.0051725" calcext:value-type="float">
            <text:p>0,01</text:p>
          </table:table-cell>
          <table:table-cell office:value-type="float" office:value="0.774261" calcext:value-type="float">
            <text:p>0,77426</text:p>
          </table:table-cell>
          <table:table-cell office:value-type="float" office:value="0.0893144" calcext:value-type="float">
            <text:p>0,08931</text:p>
          </table:table-cell>
          <table:table-cell office:value-type="float" office:value="0.0577976" calcext:value-type="float">
            <text:p>0,0578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style-name="ce7" table:number-columns-repeated="5"/>
          <table:table-cell table:style-name="ce10" table:formula="of:=AVERAGE([.F2:.F14])" office:value-type="float" office:value="6299.15384615385" calcext:value-type="float">
            <text:p>6299,15</text:p>
          </table:table-cell>
          <table:table-cell table:style-name="ce10" table:formula="of:=AVERAGE([.G2:.G14])" office:value-type="float" office:value="787.830769230769" calcext:value-type="float">
            <text:p>787,83</text:p>
          </table:table-cell>
          <table:table-cell table:style-name="ce10" table:formula="of:=AVERAGE([.H2:.H14])" office:value-type="float" office:value="79.9365923076923" calcext:value-type="float">
            <text:p>79,94</text:p>
          </table:table-cell>
          <table:table-cell table:style-name="ce10" table:formula="of:=AVERAGE([.I2:.I14])" office:value-type="float" office:value="20.0634076923077" calcext:value-type="float">
            <text:p>20,06</text:p>
          </table:table-cell>
          <table:table-cell table:style-name="ce10" table:formula="of:=AVERAGE([.J2:.J14])" office:value-type="float" office:value="70.9442153846154" calcext:value-type="float">
            <text:p>70,94</text:p>
          </table:table-cell>
          <table:table-cell table:style-name="ce10" table:formula="of:=AVERAGE([.K2:.K14])" office:value-type="float" office:value="76.7869461538462" calcext:value-type="float">
            <text:p>76,79</text:p>
          </table:table-cell>
          <table:table-cell table:style-name="ce10" table:formula="of:=AVERAGE([.L2:.L14])" office:value-type="float" office:value="23.2130538461538" calcext:value-type="float">
            <text:p>23,21</text:p>
          </table:table-cell>
          <table:table-cell table:style-name="ce10" table:formula="of:=AVERAGE([.M2:.M14])" office:value-type="float" office:value="6.79151005384615" calcext:value-type="float">
            <text:p>6,79</text:p>
          </table:table-cell>
          <table:table-cell table:style-name="ce12" table:formula="of:=AVERAGE([.N2:.N14])" office:value-type="float" office:value="0.0763293692307692" calcext:value-type="float">
            <text:p>0,07633</text:p>
          </table:table-cell>
          <table:table-cell table:style-name="ce12" table:formula="of:=AVERAGE([.O2:.O14])" office:value-type="float" office:value="0.00948843076923077" calcext:value-type="float">
            <text:p>0,00949</text:p>
          </table:table-cell>
          <table:table-cell table:style-name="ce12" table:formula="of:=AVERAGE([.P2:.P14])" office:value-type="float" office:value="0.00608270769230769" calcext:value-type="float">
            <text:p>0,00608</text:p>
          </table:table-cell>
          <table:table-cell table:style-name="ce7" table:number-columns-repeated="3"/>
          <table:table-cell table:style-name="ce10" table:formula="of:=([.P15]/[.F15])*1000000" office:value-type="float" office:value="0.965638852593144" calcext:value-type="float">
            <text:p>0,9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dult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lobal</text:p>
          </table:table-cell>
          <table:table-cell office:value-type="float" office:value="45222" calcext:value-type="float">
            <text:p>45222</text:p>
          </table:table-cell>
          <table:table-cell office:value-type="float" office:value="84416.2" calcext:value-type="float">
            <text:p>84416,2</text:p>
          </table:table-cell>
          <table:table-cell office:value-type="float" office:value="89.0219" calcext:value-type="float">
            <text:p>89,02</text:p>
          </table:table-cell>
          <table:table-cell office:value-type="float" office:value="10.9781" calcext:value-type="float">
            <text:p>10,98</text:p>
          </table:table-cell>
          <table:table-cell office:value-type="float" office:value="66.6092" calcext:value-type="float">
            <text:p>66,61</text:p>
          </table:table-cell>
          <table:table-cell office:value-type="float" office:value="81.4504" calcext:value-type="float">
            <text:p>81,45</text:p>
          </table:table-cell>
          <table:table-cell office:value-type="float" office:value="18.5496" calcext:value-type="float">
            <text:p>18,55</text:p>
          </table:table-cell>
          <table:table-cell office:value-type="float" office:value="18.2212" calcext:value-type="float">
            <text:p>18,22</text:p>
          </table:table-cell>
          <table:table-cell office:value-type="float" office:value="0.855131" calcext:value-type="float">
            <text:p>0,85513</text:p>
          </table:table-cell>
          <table:table-cell office:value-type="float" office:value="0.100732" calcext:value-type="float">
            <text:p>0,10073</text:p>
          </table:table-cell>
          <table:table-cell office:value-type="float" office:value="0.0693776" calcext:value-type="float">
            <text:p>0,0693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ustralian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lobal</text:p>
          </table:table-cell>
          <table:table-cell office:value-type="float" office:value="690" calcext:value-type="float">
            <text:p>690</text:p>
          </table:table-cell>
          <table:table-cell office:value-type="float" office:value="2852.3" calcext:value-type="float">
            <text:p>2852,3</text:p>
          </table:table-cell>
          <table:table-cell office:value-type="float" office:value="95.6216" calcext:value-type="float">
            <text:p>95,62</text:p>
          </table:table-cell>
          <table:table-cell office:value-type="float" office:value="4.37837" calcext:value-type="float">
            <text:p>4,38</text:p>
          </table:table-cell>
          <table:table-cell office:value-type="float" office:value="66.8116" calcext:value-type="float">
            <text:p>66,81</text:p>
          </table:table-cell>
          <table:table-cell office:value-type="float" office:value="83.213" calcext:value-type="float">
            <text:p>83,21</text:p>
          </table:table-cell>
          <table:table-cell office:value-type="float" office:value="16.787" calcext:value-type="float">
            <text:p>16,79</text:p>
          </table:table-cell>
          <table:table-cell office:value-type="float" office:value="19.7101" calcext:value-type="float">
            <text:p>19,71</text:p>
          </table:table-cell>
          <table:table-cell office:value-type="float" office:value="0.0140643" calcext:value-type="float">
            <text:p>0,01406</text:p>
          </table:table-cell>
          <table:table-cell office:value-type="float" office:value="0.0013176" calcext:value-type="float">
            <text:p>0,00132</text:p>
          </table:table-cell>
          <table:table-cell office:value-type="float" office:value="0.0008473" calcext:value-type="float">
            <text:p>0,0008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rx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lobal</text:p>
          </table:table-cell>
          <table:table-cell office:value-type="float" office:value="653" calcext:value-type="float">
            <text:p>653</text:p>
          </table:table-cell>
          <table:table-cell office:value-type="float" office:value="2775.7" calcext:value-type="float">
            <text:p>2775,7</text:p>
          </table:table-cell>
          <table:table-cell office:value-type="float" office:value="97.7891" calcext:value-type="float">
            <text:p>97,79</text:p>
          </table:table-cell>
          <table:table-cell office:value-type="float" office:value="2.21087" calcext:value-type="float">
            <text:p>2,21</text:p>
          </table:table-cell>
          <table:table-cell office:value-type="float" office:value="51.3017" calcext:value-type="float">
            <text:p>51,30</text:p>
          </table:table-cell>
          <table:table-cell office:value-type="float" office:value="86.1183" calcext:value-type="float">
            <text:p>86,12</text:p>
          </table:table-cell>
          <table:table-cell office:value-type="float" office:value="13.8817" calcext:value-type="float">
            <text:p>13,88</text:p>
          </table:table-cell>
          <table:table-cell office:value-type="float" office:value="40.4288" calcext:value-type="float">
            <text:p>40,43</text:p>
          </table:table-cell>
          <table:table-cell office:value-type="float" office:value="0.0106825" calcext:value-type="float">
            <text:p>0,01068</text:p>
          </table:table-cell>
          <table:table-cell office:value-type="float" office:value="0.0011171" calcext:value-type="float">
            <text:p>0,00112</text:p>
          </table:table-cell>
          <table:table-cell office:value-type="float" office:value="0.0007585" calcext:value-type="float">
            <text:p>0,0007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ensus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lobal</text:p>
          </table:table-cell>
          <table:table-cell office:value-type="float" office:value="142521" calcext:value-type="float">
            <text:p>142521</text:p>
          </table:table-cell>
          <table:table-cell office:value-type="float" office:value="380679" calcext:value-type="float">
            <text:p>380679</text:p>
          </table:table-cell>
          <table:table-cell office:value-type="float" office:value="98.931" calcext:value-type="float">
            <text:p>98,93</text:p>
          </table:table-cell>
          <table:table-cell office:value-type="float" office:value="1.06905" calcext:value-type="float">
            <text:p>1,07</text:p>
          </table:table-cell>
          <table:table-cell office:value-type="float" office:value="49.1689" calcext:value-type="float">
            <text:p>49,17</text:p>
          </table:table-cell>
          <table:table-cell office:value-type="float" office:value="96.179" calcext:value-type="float">
            <text:p>96,18</text:p>
          </table:table-cell>
          <table:table-cell office:value-type="float" office:value="3.82103" calcext:value-type="float">
            <text:p>3,82</text:p>
          </table:table-cell>
          <table:table-cell office:value-type="float" office:value="48.8777" calcext:value-type="float">
            <text:p>48,88</text:p>
          </table:table-cell>
          <table:table-cell office:value-type="float" office:value="8.41093" calcext:value-type="float">
            <text:p>8,41093</text:p>
          </table:table-cell>
          <table:table-cell office:value-type="float" office:value="0.659112" calcext:value-type="float">
            <text:p>0,65911</text:p>
          </table:table-cell>
          <table:table-cell office:value-type="float" office:value="0.59025" calcext:value-type="float">
            <text:p>0,5902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oil200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lobal</text:p>
          </table:table-cell>
          <table:table-cell office:value-type="float" office:value="9822" calcext:value-type="float">
            <text:p>9822</text:p>
          </table:table-cell>
          <table:table-cell office:value-type="float" office:value="17752" calcext:value-type="float">
            <text:p>17752</text:p>
          </table:table-cell>
          <table:table-cell office:value-type="float" office:value="98.6175" calcext:value-type="float">
            <text:p>98,62</text:p>
          </table:table-cell>
          <table:table-cell office:value-type="float" office:value="1.38248" calcext:value-type="float">
            <text:p>1,38</text:p>
          </table:table-cell>
          <table:table-cell office:value-type="float" office:value="24.6284" calcext:value-type="float">
            <text:p>24,63</text:p>
          </table:table-cell>
          <table:table-cell office:value-type="float" office:value="91.7678" calcext:value-type="float">
            <text:p>91,77</text:p>
          </table:table-cell>
          <table:table-cell office:value-type="float" office:value="8.23217" calcext:value-type="float">
            <text:p>8,23</text:p>
          </table:table-cell>
          <table:table-cell office:value-type="float" office:value="73.1623" calcext:value-type="float">
            <text:p>73,16</text:p>
          </table:table-cell>
          <table:table-cell office:value-type="float" office:value="0.930555" calcext:value-type="float">
            <text:p>0,93056</text:p>
          </table:table-cell>
          <table:table-cell office:value-type="float" office:value="0.0823211" calcext:value-type="float">
            <text:p>0,08232</text:p>
          </table:table-cell>
          <table:table-cell office:value-type="float" office:value="0.0757982" calcext:value-type="float">
            <text:p>0,0758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ovtype_2_vs_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lobal</text:p>
          </table:table-cell>
          <table:table-cell office:value-type="float" office:value="495141" calcext:value-type="float">
            <text:p>495141</text:p>
          </table:table-cell>
          <table:table-cell office:value-type="float" office:value="150871" calcext:value-type="float">
            <text:p>150871</text:p>
          </table:table-cell>
          <table:table-cell office:value-type="float" office:value="81.5461" calcext:value-type="float">
            <text:p>81,55</text:p>
          </table:table-cell>
          <table:table-cell office:value-type="float" office:value="18.4539" calcext:value-type="float">
            <text:p>18,45</text:p>
          </table:table-cell>
          <table:table-cell office:value-type="float" office:value="86.5178" calcext:value-type="float">
            <text:p>86,52</text:p>
          </table:table-cell>
          <table:table-cell office:value-type="float" office:value="86.5194" calcext:value-type="float">
            <text:p>86,52</text:p>
          </table:table-cell>
          <table:table-cell office:value-type="float" office:value="13.4806" calcext:value-type="float">
            <text:p>13,48</text:p>
          </table:table-cell>
          <table:table-cell office:value-type="float" office:value="0.00181766" calcext:value-type="float">
            <text:p>0,00</text:p>
          </table:table-cell>
          <table:table-cell office:value-type="float" office:value="74.3883" calcext:value-type="float">
            <text:p>74,38830</text:p>
          </table:table-cell>
          <table:table-cell office:value-type="float" office:value="2.71678" calcext:value-type="float">
            <text:p>2,71678</text:p>
          </table:table-cell>
          <table:table-cell office:value-type="float" office:value="2.61607" calcext:value-type="float">
            <text:p>2,6160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ars_0_vs_4_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Global</text:p>
          </table:table-cell>
          <table:table-cell office:value-type="float" office:value="62123" calcext:value-type="float">
            <text:p>62123</text:p>
          </table:table-cell>
          <table:table-cell office:value-type="float" office:value="115379" calcext:value-type="float">
            <text:p>115379</text:p>
          </table:table-cell>
          <table:table-cell office:value-type="float" office:value="100" calcext:value-type="float">
            <text:p>100,00</text:p>
          </table:table-cell>
          <table:table-cell office:value-type="float" office:value="0" calcext:value-type="float">
            <text:p>0,00</text:p>
          </table:table-cell>
          <table:table-cell office:value-type="float" office:value="48.1062" calcext:value-type="float">
            <text:p>48,11</text:p>
          </table:table-cell>
          <table:table-cell office:value-type="float" office:value="100" calcext:value-type="float">
            <text:p>100,00</text:p>
          </table:table-cell>
          <table:table-cell office:value-type="float" office:value="0" calcext:value-type="float">
            <text:p>0,00</text:p>
          </table:table-cell>
          <table:table-cell office:value-type="float" office:value="51.8938" calcext:value-type="float">
            <text:p>51,89</text:p>
          </table:table-cell>
          <table:table-cell office:value-type="float" office:value="2.17253" calcext:value-type="float">
            <text:p>2,17253</text:p>
          </table:table-cell>
          <table:table-cell office:value-type="float" office:value="0.213446" calcext:value-type="float">
            <text:p>0,21345</text:p>
          </table:table-cell>
          <table:table-cell office:value-type="float" office:value="0.17331" calcext:value-type="float">
            <text:p>0,1733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german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lobal</text:p>
          </table:table-cell>
          <table:table-cell office:value-type="float" office:value="1000" calcext:value-type="float">
            <text:p>1000</text:p>
          </table:table-cell>
          <table:table-cell office:value-type="float" office:value="3502.8" calcext:value-type="float">
            <text:p>3502,8</text:p>
          </table:table-cell>
          <table:table-cell office:value-type="float" office:value="100" calcext:value-type="float">
            <text:p>100,00</text:p>
          </table:table-cell>
          <table:table-cell office:value-type="float" office:value="0" calcext:value-type="float">
            <text:p>0,00</text:p>
          </table:table-cell>
          <table:table-cell office:value-type="float" office:value="0.6" calcext:value-type="float">
            <text:p>0,60</text:p>
          </table:table-cell>
          <table:table-cell office:value-type="float" office:value="100" calcext:value-type="float">
            <text:p>100,00</text:p>
          </table:table-cell>
          <table:table-cell office:value-type="float" office:value="0" calcext:value-type="float">
            <text:p>0,00</text:p>
          </table:table-cell>
          <table:table-cell office:value-type="float" office:value="99.4" calcext:value-type="float">
            <text:p>99,40</text:p>
          </table:table-cell>
          <table:table-cell office:value-type="float" office:value="0.0207532" calcext:value-type="float">
            <text:p>0,02075</text:p>
          </table:table-cell>
          <table:table-cell office:value-type="float" office:value="0.0019678" calcext:value-type="float">
            <text:p>0,00197</text:p>
          </table:table-cell>
          <table:table-cell office:value-type="float" office:value="0.0013602" calcext:value-type="float">
            <text:p>0,0013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agic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lobal</text:p>
          </table:table-cell>
          <table:table-cell office:value-type="float" office:value="19020" calcext:value-type="float">
            <text:p>19020</text:p>
          </table:table-cell>
          <table:table-cell office:value-type="float" office:value="12765.5" calcext:value-type="float">
            <text:p>12765,5</text:p>
          </table:table-cell>
          <table:table-cell office:value-type="float" office:value="81.6689" calcext:value-type="float">
            <text:p>81,67</text:p>
          </table:table-cell>
          <table:table-cell office:value-type="float" office:value="18.3311" calcext:value-type="float">
            <text:p>18,33</text:p>
          </table:table-cell>
          <table:table-cell office:value-type="float" office:value="83.2545" calcext:value-type="float">
            <text:p>83,25</text:p>
          </table:table-cell>
          <table:table-cell office:value-type="float" office:value="83.2676" calcext:value-type="float">
            <text:p>83,27</text:p>
          </table:table-cell>
          <table:table-cell office:value-type="float" office:value="16.7324" calcext:value-type="float">
            <text:p>16,73</text:p>
          </table:table-cell>
          <table:table-cell office:value-type="float" office:value="0.0157729" calcext:value-type="float">
            <text:p>0,02</text:p>
          </table:table-cell>
          <table:table-cell office:value-type="float" office:value="0.318652" calcext:value-type="float">
            <text:p>0,31865</text:p>
          </table:table-cell>
          <table:table-cell office:value-type="float" office:value="0.0387583" calcext:value-type="float">
            <text:p>0,03876</text:p>
          </table:table-cell>
          <table:table-cell office:value-type="float" office:value="0.0282667" calcext:value-type="float">
            <text:p>0,0282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hyroid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lobal</text:p>
          </table:table-cell>
          <table:table-cell office:value-type="float" office:value="7200" calcext:value-type="float">
            <text:p>7200</text:p>
          </table:table-cell>
          <table:table-cell office:value-type="float" office:value="4445.8" calcext:value-type="float">
            <text:p>4445,8</text:p>
          </table:table-cell>
          <table:table-cell office:value-type="float" office:value="93.0062" calcext:value-type="float">
            <text:p>93,01</text:p>
          </table:table-cell>
          <table:table-cell office:value-type="float" office:value="6.99385" calcext:value-type="float">
            <text:p>6,99</text:p>
          </table:table-cell>
          <table:table-cell office:value-type="float" office:value="92.6944" calcext:value-type="float">
            <text:p>92,69</text:p>
          </table:table-cell>
          <table:table-cell office:value-type="float" office:value="93.5782" calcext:value-type="float">
            <text:p>93,58</text:p>
          </table:table-cell>
          <table:table-cell office:value-type="float" office:value="6.42176" calcext:value-type="float">
            <text:p>6,42</text:p>
          </table:table-cell>
          <table:table-cell office:value-type="float" office:value="0.944444" calcext:value-type="float">
            <text:p>0,94</text:p>
          </table:table-cell>
          <table:table-cell office:value-type="float" office:value="0.141123" calcext:value-type="float">
            <text:p>0,14112</text:p>
          </table:table-cell>
          <table:table-cell office:value-type="float" office:value="0.0147402" calcext:value-type="float">
            <text:p>0,01474</text:p>
          </table:table-cell>
          <table:table-cell office:value-type="float" office:value="0.0103414" calcext:value-type="float">
            <text:p>0,0103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style-name="ce7" table:number-columns-repeated="5"/>
          <table:table-cell table:style-name="ce10" table:formula="of:=AVERAGE([.F16:.F25])" office:value-type="float" office:value="78339.2" calcext:value-type="float">
            <text:p>78339,20</text:p>
          </table:table-cell>
          <table:table-cell table:style-name="ce10" table:formula="of:=AVERAGE([.G16:.G25])" office:value-type="float" office:value="77543.93" calcext:value-type="float">
            <text:p>77543,93</text:p>
          </table:table-cell>
          <table:table-cell table:style-name="ce10" table:formula="of:=AVERAGE([.H16:.H25])" office:value-type="float" office:value="93.62023" calcext:value-type="float">
            <text:p>93,62</text:p>
          </table:table-cell>
          <table:table-cell table:style-name="ce10" table:formula="of:=AVERAGE([.I16:.I25])" office:value-type="float" office:value="6.379772" calcext:value-type="float">
            <text:p>6,38</text:p>
          </table:table-cell>
          <table:table-cell table:style-name="ce10" table:formula="of:=AVERAGE([.J16:.J25])" office:value-type="float" office:value="56.96927" calcext:value-type="float">
            <text:p>56,97</text:p>
          </table:table-cell>
          <table:table-cell table:style-name="ce10" table:formula="of:=AVERAGE([.K16:.K25])" office:value-type="float" office:value="90.20937" calcext:value-type="float">
            <text:p>90,21</text:p>
          </table:table-cell>
          <table:table-cell table:style-name="ce10" table:formula="of:=AVERAGE([.L16:.L25])" office:value-type="float" office:value="9.790626" calcext:value-type="float">
            <text:p>9,79</text:p>
          </table:table-cell>
          <table:table-cell table:style-name="ce10" table:formula="of:=AVERAGE([.M16:.M25])" office:value-type="float" office:value="35.265593456" calcext:value-type="float">
            <text:p>35,27</text:p>
          </table:table-cell>
          <table:table-cell table:style-name="ce12" table:formula="of:=AVERAGE([.N16:.N25])" office:value-type="float" office:value="8.7262721" calcext:value-type="float">
            <text:p>8,72627</text:p>
          </table:table-cell>
          <table:table-cell table:style-name="ce12" table:formula="of:=AVERAGE([.O16:.O25])" office:value-type="float" office:value="0.38302921" calcext:value-type="float">
            <text:p>0,38303</text:p>
          </table:table-cell>
          <table:table-cell table:style-name="ce12" table:formula="of:=AVERAGE([.P16:.P25])" office:value-type="float" office:value="0.35663799" calcext:value-type="float">
            <text:p>0,35664</text:p>
          </table:table-cell>
          <table:table-cell table:style-name="ce7" table:formula="of:=AVERAGE([.Q16:.Q25])" office:value-type="float" office:value="0" calcext:value-type="float">
            <text:p>0</text:p>
          </table:table-cell>
          <table:table-cell table:style-name="ce7" table:formula="of:=AVERAGE([.R16:.R25])" office:value-type="float" office:value="0" calcext:value-type="float">
            <text:p>0</text:p>
          </table:table-cell>
          <table:table-cell table:style-name="ce7" table:formula="of:=AVERAGE([.S16:.S25])" office:value-type="float" office:value="0" calcext:value-type="float">
            <text:p>0</text:p>
          </table:table-cell>
          <table:table-cell table:style-name="ce10" table:formula="of:=([.P26]/[.F26])*1000000" office:value-type="float" office:value="4.55248445222826" calcext:value-type="float">
            <text:p>4,5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utomobile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Global</text:p>
          </table:table-cell>
          <table:table-cell office:value-type="float" office:value="159" calcext:value-type="float">
            <text:p>159</text:p>
          </table:table-cell>
          <table:table-cell office:value-type="float" office:value="1903.6" calcext:value-type="float">
            <text:p>1903,6</text:p>
          </table:table-cell>
          <table:table-cell office:value-type="float" office:value="99.8464" calcext:value-type="float">
            <text:p>99,85</text:p>
          </table:table-cell>
          <table:table-cell office:value-type="float" office:value="0.153568" calcext:value-type="float">
            <text:p>0,15</text:p>
          </table:table-cell>
          <table:table-cell office:value-type="float" office:value="43.3962" calcext:value-type="float">
            <text:p>43,40</text:p>
          </table:table-cell>
          <table:table-cell office:value-type="float" office:value="93.2432" calcext:value-type="float">
            <text:p>93,24</text:p>
          </table:table-cell>
          <table:table-cell office:value-type="float" office:value="6.75676" calcext:value-type="float">
            <text:p>6,76</text:p>
          </table:table-cell>
          <table:table-cell office:value-type="float" office:value="53.4591" calcext:value-type="float">
            <text:p>53,46</text:p>
          </table:table-cell>
          <table:table-cell office:value-type="float" office:value="0.0108596" calcext:value-type="float">
            <text:p>0,01086</text:p>
          </table:table-cell>
          <table:table-cell office:value-type="float" office:value="0.0054035" calcext:value-type="float">
            <text:p>0,00540</text:p>
          </table:table-cell>
          <table:table-cell office:value-type="float" office:value="0.0052741" calcext:value-type="float">
            <text:p>0,00527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1903.6" calcext:value-type="float">
            <text:p>1903,6</text:p>
          </table:table-cell>
          <table:table-cell office:value-type="float" office:value="99.8464" calcext:value-type="float">
            <text:p>99,8464</text:p>
          </table:table-cell>
          <table:table-cell office:value-type="float" office:value="0.153568" calcext:value-type="float">
            <text:p>0,153568</text:p>
          </table:table-cell>
          <table:table-cell office:value-type="float" office:value="44.0252" calcext:value-type="float">
            <text:p>44,0252</text:p>
          </table:table-cell>
          <table:table-cell office:value-type="float" office:value="88.6076" calcext:value-type="float">
            <text:p>88,6076</text:p>
          </table:table-cell>
          <table:table-cell office:value-type="float" office:value="11.3924" calcext:value-type="float">
            <text:p>11,3924</text:p>
          </table:table-cell>
          <table:table-cell office:value-type="float" office:value="50.3145" calcext:value-type="float">
            <text:p>50,3145</text:p>
          </table:table-cell>
          <table:table-cell office:value-type="float" office:value="0.0127953" calcext:value-type="float">
            <text:p>0,0127953</text:p>
          </table:table-cell>
          <table:table-cell office:value-type="float" office:value="0.0063837" calcext:value-type="float">
            <text:p>0,0063837</text:p>
          </table:table-cell>
          <table:table-cell office:value-type="float" office:value="0.0062517" calcext:value-type="float">
            <text:p>0,0062517</text:p>
          </table:table-cell>
          <table:table-cell table:formula="of:=1000000*[.AD27]/[.F27]" office:value-type="float" office:value="39.3188679245283" calcext:value-type="float">
            <text:p>39,32</text:p>
          </table:table-cell>
        </table:table-row>
        <table:table-row table:style-name="ro1">
          <table:table-cell office:value-type="string" calcext:value-type="string">
            <text:p>bands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Global</text:p>
          </table:table-cell>
          <table:table-cell office:value-type="float" office:value="365" calcext:value-type="float">
            <text:p>365</text:p>
          </table:table-cell>
          <table:table-cell office:value-type="float" office:value="5259" calcext:value-type="float">
            <text:p>5259</text:p>
          </table:table-cell>
          <table:table-cell office:value-type="float" office:value="99.5491" calcext:value-type="float">
            <text:p>99,55</text:p>
          </table:table-cell>
          <table:table-cell office:value-type="float" office:value="0.450929" calcext:value-type="float">
            <text:p>0,45</text:p>
          </table:table-cell>
          <table:table-cell office:value-type="float" office:value="39.4521" calcext:value-type="float">
            <text:p>39,45</text:p>
          </table:table-cell>
          <table:table-cell office:value-type="float" office:value="68.5714" calcext:value-type="float">
            <text:p>68,57</text:p>
          </table:table-cell>
          <table:table-cell office:value-type="float" office:value="31.4286" calcext:value-type="float">
            <text:p>31,43</text:p>
          </table:table-cell>
          <table:table-cell office:value-type="float" office:value="42.4658" calcext:value-type="float">
            <text:p>42,47</text:p>
          </table:table-cell>
          <table:table-cell office:value-type="float" office:value="0.019446" calcext:value-type="float">
            <text:p>0,01945</text:p>
          </table:table-cell>
          <table:table-cell office:value-type="float" office:value="0.010355" calcext:value-type="float">
            <text:p>0,01036</text:p>
          </table:table-cell>
          <table:table-cell office:value-type="float" office:value="0.0101061" calcext:value-type="float">
            <text:p>0,0101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5259" calcext:value-type="float">
            <text:p>5259</text:p>
          </table:table-cell>
          <table:table-cell office:value-type="float" office:value="99.5491" calcext:value-type="float">
            <text:p>99,5491</text:p>
          </table:table-cell>
          <table:table-cell office:value-type="float" office:value="0.450929" calcext:value-type="float">
            <text:p>0,450929</text:p>
          </table:table-cell>
          <table:table-cell office:value-type="float" office:value="53.1507" calcext:value-type="float">
            <text:p>53,1507</text:p>
          </table:table-cell>
          <table:table-cell office:value-type="float" office:value="65.7627" calcext:value-type="float">
            <text:p>65,7627</text:p>
          </table:table-cell>
          <table:table-cell office:value-type="float" office:value="34.2373" calcext:value-type="float">
            <text:p>34,2373</text:p>
          </table:table-cell>
          <table:table-cell office:value-type="float" office:value="19.1781" calcext:value-type="float">
            <text:p>19,1781</text:p>
          </table:table-cell>
          <table:table-cell office:value-type="float" office:value="0.0197492" calcext:value-type="float">
            <text:p>0,0197492</text:p>
          </table:table-cell>
          <table:table-cell office:value-type="float" office:value="0.0367544" calcext:value-type="float">
            <text:p>0,0367544</text:p>
          </table:table-cell>
          <table:table-cell office:value-type="float" office:value="0.0364488" calcext:value-type="float">
            <text:p>0,0364488</text:p>
          </table:table-cell>
          <table:table-cell table:formula="of:=1000000*[.AD28]/[.F28]" office:value-type="float" office:value="99.8597260273973" calcext:value-type="float">
            <text:p>99,86</text:p>
          </table:table-cell>
        </table:table-row>
        <table:table-row table:style-name="ro1">
          <table:table-cell office:value-type="string" calcext:value-type="string">
            <text:p>cleveland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Global</text:p>
          </table:table-cell>
          <table:table-cell office:value-type="float" office:value="297" calcext:value-type="float">
            <text:p>297</text:p>
          </table:table-cell>
          <table:table-cell office:value-type="float" office:value="1585.5" calcext:value-type="float">
            <text:p>1585,5</text:p>
          </table:table-cell>
          <table:table-cell office:value-type="float" office:value="98.1668" calcext:value-type="float">
            <text:p>98,17</text:p>
          </table:table-cell>
          <table:table-cell office:value-type="float" office:value="1.83319" calcext:value-type="float">
            <text:p>1,83</text:p>
          </table:table-cell>
          <table:table-cell office:value-type="float" office:value="28.2828" calcext:value-type="float">
            <text:p>28,28</text:p>
          </table:table-cell>
          <table:table-cell office:value-type="float" office:value="67.2" calcext:value-type="float">
            <text:p>67,20</text:p>
          </table:table-cell>
          <table:table-cell office:value-type="float" office:value="32.8" calcext:value-type="float">
            <text:p>32,80</text:p>
          </table:table-cell>
          <table:table-cell office:value-type="float" office:value="57.9125" calcext:value-type="float">
            <text:p>57,91</text:p>
          </table:table-cell>
          <table:table-cell office:value-type="float" office:value="0.0060415" calcext:value-type="float">
            <text:p>0,00604</text:p>
          </table:table-cell>
          <table:table-cell office:value-type="float" office:value="0.0007888" calcext:value-type="float">
            <text:p>0,00079</text:p>
          </table:table-cell>
          <table:table-cell office:value-type="float" office:value="0.0005968" calcext:value-type="float">
            <text:p>0,0006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1585.5" calcext:value-type="float">
            <text:p>1585,5</text:p>
          </table:table-cell>
          <table:table-cell office:value-type="float" office:value="98.1668" calcext:value-type="float">
            <text:p>98,1668</text:p>
          </table:table-cell>
          <table:table-cell office:value-type="float" office:value="1.83319" calcext:value-type="float">
            <text:p>1,83319</text:p>
          </table:table-cell>
          <table:table-cell office:value-type="float" office:value="28.2828" calcext:value-type="float">
            <text:p>28,2828</text:p>
          </table:table-cell>
          <table:table-cell office:value-type="float" office:value="67.2" calcext:value-type="float">
            <text:p>67,2</text:p>
          </table:table-cell>
          <table:table-cell office:value-type="float" office:value="32.8" calcext:value-type="float">
            <text:p>32,8</text:p>
          </table:table-cell>
          <table:table-cell office:value-type="float" office:value="57.9125" calcext:value-type="float">
            <text:p>57,9125</text:p>
          </table:table-cell>
          <table:table-cell office:value-type="float" office:value="0.0050709" calcext:value-type="float">
            <text:p>0,0050709</text:p>
          </table:table-cell>
          <table:table-cell office:value-type="float" office:value="0.0080066" calcext:value-type="float">
            <text:p>0,0080066</text:p>
          </table:table-cell>
          <table:table-cell office:value-type="float" office:value="0.0077885" calcext:value-type="float">
            <text:p>0,0077885</text:p>
          </table:table-cell>
          <table:table-cell table:formula="of:=1000000*[.AD29]/[.F29]" office:value-type="float" office:value="26.2239057239057" calcext:value-type="float">
            <text:p>26,22</text:p>
          </table:table-cell>
        </table:table-row>
        <table:table-row table:style-name="ro1">
          <table:table-cell office:value-type="string" calcext:value-type="string">
            <text:p>ionosphere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Global</text:p>
          </table:table-cell>
          <table:table-cell office:value-type="float" office:value="351" calcext:value-type="float">
            <text:p>351</text:p>
          </table:table-cell>
          <table:table-cell office:value-type="float" office:value="6336.1" calcext:value-type="float">
            <text:p>6336,1</text:p>
          </table:table-cell>
          <table:table-cell office:value-type="float" office:value="99.947" calcext:value-type="float">
            <text:p>99,95</text:p>
          </table:table-cell>
          <table:table-cell office:value-type="float" office:value="0.0529794" calcext:value-type="float">
            <text:p>0,05</text:p>
          </table:table-cell>
          <table:table-cell office:value-type="float" office:value="43.5897" calcext:value-type="float">
            <text:p>43,59</text:p>
          </table:table-cell>
          <table:table-cell office:value-type="float" office:value="98.0769" calcext:value-type="float">
            <text:p>98,08</text:p>
          </table:table-cell>
          <table:table-cell office:value-type="float" office:value="1.92308" calcext:value-type="float">
            <text:p>1,92</text:p>
          </table:table-cell>
          <table:table-cell office:value-type="float" office:value="55.5556" calcext:value-type="float">
            <text:p>55,56</text:p>
          </table:table-cell>
          <table:table-cell office:value-type="float" office:value="0.0484243" calcext:value-type="float">
            <text:p>0,04842</text:p>
          </table:table-cell>
          <table:table-cell office:value-type="float" office:value="0.0115657" calcext:value-type="float">
            <text:p>0,01157</text:p>
          </table:table-cell>
          <table:table-cell office:value-type="float" office:value="0.0112872" calcext:value-type="float">
            <text:p>0,01129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6336.1" calcext:value-type="float">
            <text:p>6336,1</text:p>
          </table:table-cell>
          <table:table-cell office:value-type="float" office:value="99.947" calcext:value-type="float">
            <text:p>99,947</text:p>
          </table:table-cell>
          <table:table-cell office:value-type="float" office:value="0.0529794" calcext:value-type="float">
            <text:p>0,0529794</text:p>
          </table:table-cell>
          <table:table-cell office:value-type="float" office:value="56.9801" calcext:value-type="float">
            <text:p>56,9801</text:p>
          </table:table-cell>
          <table:table-cell office:value-type="float" office:value="95.6938" calcext:value-type="float">
            <text:p>95,6938</text:p>
          </table:table-cell>
          <table:table-cell office:value-type="float" office:value="4.30622" calcext:value-type="float">
            <text:p>4,30622</text:p>
          </table:table-cell>
          <table:table-cell office:value-type="float" office:value="40.4558" calcext:value-type="float">
            <text:p>40,4558</text:p>
          </table:table-cell>
          <table:table-cell office:value-type="float" office:value="0.047158" calcext:value-type="float">
            <text:p>0,047158</text:p>
          </table:table-cell>
          <table:table-cell office:value-type="float" office:value="0.0677945" calcext:value-type="float">
            <text:p>0,0677945</text:p>
          </table:table-cell>
          <table:table-cell office:value-type="float" office:value="0.0673858" calcext:value-type="float">
            <text:p>0,0673858</text:p>
          </table:table-cell>
          <table:table-cell table:formula="of:=1000000*[.AD30]/[.F30]" office:value-type="float" office:value="191.982336182336" calcext:value-type="float">
            <text:p>191,98</text:p>
          </table:table-cell>
        </table:table-row>
        <table:table-row table:style-name="ro1">
          <table:table-cell office:value-type="string" calcext:value-type="string">
            <text:p>movement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Global</text:p>
          </table:table-cell>
          <table:table-cell office:value-type="float" office:value="360" calcext:value-type="float">
            <text:p>360</text:p>
          </table:table-cell>
          <table:table-cell office:value-type="float" office:value="26632.8" calcext:value-type="float">
            <text:p>26632,8</text:p>
          </table:table-cell>
          <table:table-cell office:value-type="float" office:value="100" calcext:value-type="float">
            <text:p>100,00</text:p>
          </table:table-cell>
          <table:table-cell office:value-type="float" office:value="0" calcext:value-type="float">
            <text:p>0,00</text:p>
          </table:table-cell>
          <table:table-cell office:value-type="float" office:value="22.2222" calcext:value-type="float">
            <text:p>22,22</text:p>
          </table:table-cell>
          <table:table-cell office:value-type="float" office:value="100" calcext:value-type="float">
            <text:p>100,00</text:p>
          </table:table-cell>
          <table:table-cell office:value-type="float" office:value="0" calcext:value-type="float">
            <text:p>0,00</text:p>
          </table:table-cell>
          <table:table-cell office:value-type="float" office:value="77.7778" calcext:value-type="float">
            <text:p>77,78</text:p>
          </table:table-cell>
          <table:table-cell office:value-type="float" office:value="0.688862" calcext:value-type="float">
            <text:p>0,68886</text:p>
          </table:table-cell>
          <table:table-cell office:value-type="float" office:value="0.0433766" calcext:value-type="float">
            <text:p>0,04338</text:p>
          </table:table-cell>
          <table:table-cell office:value-type="float" office:value="0.0429436" calcext:value-type="float">
            <text:p>0,04294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26632.8" calcext:value-type="float">
            <text:p>26632,8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67.7778" calcext:value-type="float">
            <text:p>67,7778</text:p>
          </table:table-cell>
          <table:table-cell office:value-type="float" office:value="89.3773" calcext:value-type="float">
            <text:p>89,3773</text:p>
          </table:table-cell>
          <table:table-cell office:value-type="float" office:value="10.6227" calcext:value-type="float">
            <text:p>10,6227</text:p>
          </table:table-cell>
          <table:table-cell office:value-type="float" office:value="24.1667" calcext:value-type="float">
            <text:p>24,1667</text:p>
          </table:table-cell>
          <table:table-cell office:value-type="float" office:value="0.718849" calcext:value-type="float">
            <text:p>0,718849</text:p>
          </table:table-cell>
          <table:table-cell office:value-type="float" office:value="0.549237" calcext:value-type="float">
            <text:p>0,549237</text:p>
          </table:table-cell>
          <table:table-cell office:value-type="float" office:value="0.548243" calcext:value-type="float">
            <text:p>0,548243</text:p>
          </table:table-cell>
          <table:table-cell table:formula="of:=1000000*[.AD31]/[.F31]" office:value-type="float" office:value="1522.89722222222" calcext:value-type="float">
            <text:p>1522,90</text:p>
          </table:table-cell>
        </table:table-row>
        <table:table-row table:style-name="ro1">
          <table:table-cell office:value-type="string" calcext:value-type="string">
            <text:p>sonar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Global</text:p>
          </table:table-cell>
          <table:table-cell office:value-type="float" office:value="208" calcext:value-type="float">
            <text:p>208</text:p>
          </table:table-cell>
          <table:table-cell office:value-type="float" office:value="11154.6" calcext:value-type="float">
            <text:p>11154,6</text:p>
          </table:table-cell>
          <table:table-cell office:value-type="float" office:value="100" calcext:value-type="float">
            <text:p>100,00</text:p>
          </table:table-cell>
          <table:table-cell table:number-columns-repeated="3" office:value-type="float" office:value="0" calcext:value-type="float">
            <text:p>0,00</text:p>
          </table:table-cell>
          <table:table-cell table:number-columns-repeated="2" office:value-type="float" office:value="100" calcext:value-type="float">
            <text:p>100,00</text:p>
          </table:table-cell>
          <table:table-cell office:value-type="float" office:value="0.134582" calcext:value-type="float">
            <text:p>0,13458</text:p>
          </table:table-cell>
          <table:table-cell office:value-type="float" office:value="0.0141473" calcext:value-type="float">
            <text:p>0,01415</text:p>
          </table:table-cell>
          <table:table-cell office:value-type="float" office:value="0.0139884" calcext:value-type="float">
            <text:p>0,01399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11154.6" calcext:value-type="float">
            <text:p>11154,6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6.4423" calcext:value-type="float">
            <text:p>26,4423</text:p>
          </table:table-cell>
          <table:table-cell office:value-type="float" office:value="96.4912" calcext:value-type="float">
            <text:p>96,4912</text:p>
          </table:table-cell>
          <table:table-cell office:value-type="float" office:value="3.50877" calcext:value-type="float">
            <text:p>3,50877</text:p>
          </table:table-cell>
          <table:table-cell office:value-type="float" office:value="72.5962" calcext:value-type="float">
            <text:p>72,5962</text:p>
          </table:table-cell>
          <table:table-cell office:value-type="float" office:value="0.145162" calcext:value-type="float">
            <text:p>0,145162</text:p>
          </table:table-cell>
          <table:table-cell office:value-type="float" office:value="0.113443" calcext:value-type="float">
            <text:p>0,113443</text:p>
          </table:table-cell>
          <table:table-cell office:value-type="float" office:value="0.112975" calcext:value-type="float">
            <text:p>0,112975</text:p>
          </table:table-cell>
          <table:table-cell table:formula="of:=1000000*[.AD32]/[.F32]" office:value-type="float" office:value="543.149038461538" calcext:value-type="float">
            <text:p>543,15</text:p>
          </table:table-cell>
        </table:table-row>
        <table:table-row table:style-name="ro1">
          <table:table-cell office:value-type="string" calcext:value-type="string">
            <text:p>spectfheart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Global</text:p>
          </table:table-cell>
          <table:table-cell office:value-type="float" office:value="267" calcext:value-type="float">
            <text:p>267</text:p>
          </table:table-cell>
          <table:table-cell office:value-type="float" office:value="10513.8" calcext:value-type="float">
            <text:p>10513,8</text:p>
          </table:table-cell>
          <table:table-cell office:value-type="float" office:value="100" calcext:value-type="float">
            <text:p>100,00</text:p>
          </table:table-cell>
          <table:table-cell office:value-type="float" office:value="0" calcext:value-type="float">
            <text:p>0,00</text:p>
          </table:table-cell>
          <table:table-cell office:value-type="float" office:value="0.374532" calcext:value-type="float">
            <text:p>0,37</text:p>
          </table:table-cell>
          <table:table-cell office:value-type="float" office:value="100" calcext:value-type="float">
            <text:p>100,00</text:p>
          </table:table-cell>
          <table:table-cell office:value-type="float" office:value="0" calcext:value-type="float">
            <text:p>0,00</text:p>
          </table:table-cell>
          <table:table-cell office:value-type="float" office:value="99.6255" calcext:value-type="float">
            <text:p>99,63</text:p>
          </table:table-cell>
          <table:table-cell office:value-type="float" office:value="0.0831411" calcext:value-type="float">
            <text:p>0,08314</text:p>
          </table:table-cell>
          <table:table-cell office:value-type="float" office:value="0.0157204" calcext:value-type="float">
            <text:p>0,01572</text:p>
          </table:table-cell>
          <table:table-cell office:value-type="float" office:value="0.0155077" calcext:value-type="float">
            <text:p>0,0155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10513.8" calcext:value-type="float">
            <text:p>10513,8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9.3258" calcext:value-type="float">
            <text:p>39,3258</text:p>
          </table:table-cell>
          <table:table-cell office:value-type="float" office:value="60.3448" calcext:value-type="float">
            <text:p>60,3448</text:p>
          </table:table-cell>
          <table:table-cell office:value-type="float" office:value="39.6552" calcext:value-type="float">
            <text:p>39,6552</text:p>
          </table:table-cell>
          <table:table-cell office:value-type="float" office:value="34.8315" calcext:value-type="float">
            <text:p>34,8315</text:p>
          </table:table-cell>
          <table:table-cell office:value-type="float" office:value="0.0866474" calcext:value-type="float">
            <text:p>0,0866474</text:p>
          </table:table-cell>
          <table:table-cell office:value-type="float" office:value="0.120835" calcext:value-type="float">
            <text:p>0,120835</text:p>
          </table:table-cell>
          <table:table-cell office:value-type="float" office:value="0.120343" calcext:value-type="float">
            <text:p>0,120343</text:p>
          </table:table-cell>
          <table:table-cell table:formula="of:=1000000*[.AD33]/[.F33]" office:value-type="float" office:value="450.722846441948" calcext:value-type="float">
            <text:p>450,72</text:p>
          </table:table-cell>
        </table:table-row>
        <table:table-row table:style-name="ro1">
          <table:table-cell office:value-type="string" calcext:value-type="string">
            <text:p>wine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Global</text:p>
          </table:table-cell>
          <table:table-cell office:value-type="float" office:value="178" calcext:value-type="float">
            <text:p>178</text:p>
          </table:table-cell>
          <table:table-cell office:value-type="float" office:value="2115.9" calcext:value-type="float">
            <text:p>2115,9</text:p>
          </table:table-cell>
          <table:table-cell office:value-type="float" office:value="99.959" calcext:value-type="float">
            <text:p>99,96</text:p>
          </table:table-cell>
          <table:table-cell office:value-type="float" office:value="0.04095" calcext:value-type="float">
            <text:p>0,04</text:p>
          </table:table-cell>
          <table:table-cell office:value-type="float" office:value="85.3933" calcext:value-type="float">
            <text:p>85,39</text:p>
          </table:table-cell>
          <table:table-cell office:value-type="float" office:value="97.4359" calcext:value-type="float">
            <text:p>97,44</text:p>
          </table:table-cell>
          <table:table-cell office:value-type="float" office:value="2.5641" calcext:value-type="float">
            <text:p>2,56</text:p>
          </table:table-cell>
          <table:table-cell office:value-type="float" office:value="12.3596" calcext:value-type="float">
            <text:p>12,36</text:p>
          </table:table-cell>
          <table:table-cell office:value-type="float" office:value="0.0052351" calcext:value-type="float">
            <text:p>0,00524</text:p>
          </table:table-cell>
          <table:table-cell office:value-type="float" office:value="0.0022861" calcext:value-type="float">
            <text:p>0,00229</text:p>
          </table:table-cell>
          <table:table-cell office:value-type="float" office:value="0.0021672" calcext:value-type="float">
            <text:p>0,00217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2115.9" calcext:value-type="float">
            <text:p>2115,9</text:p>
          </table:table-cell>
          <table:table-cell office:value-type="float" office:value="99.959" calcext:value-type="float">
            <text:p>99,959</text:p>
          </table:table-cell>
          <table:table-cell office:value-type="float" office:value="0.04095" calcext:value-type="float">
            <text:p>0,04095</text:p>
          </table:table-cell>
          <table:table-cell office:value-type="float" office:value="90.4494" calcext:value-type="float">
            <text:p>90,4494</text:p>
          </table:table-cell>
          <table:table-cell office:value-type="float" office:value="95.8333" calcext:value-type="float">
            <text:p>95,8333</text:p>
          </table:table-cell>
          <table:table-cell office:value-type="float" office:value="4.16667" calcext:value-type="float">
            <text:p>4,16667</text:p>
          </table:table-cell>
          <table:table-cell office:value-type="float" office:value="5.61798" calcext:value-type="float">
            <text:p>5,61798</text:p>
          </table:table-cell>
          <table:table-cell office:value-type="float" office:value="0.0056381" calcext:value-type="float">
            <text:p>0,0056381</text:p>
          </table:table-cell>
          <table:table-cell office:value-type="float" office:value="0.0070339" calcext:value-type="float">
            <text:p>0,0070339</text:p>
          </table:table-cell>
          <table:table-cell office:value-type="float" office:value="0.0068919" calcext:value-type="float">
            <text:p>0,0068919</text:p>
          </table:table-cell>
          <table:table-cell table:formula="of:=1000000*[.AD34]/[.F34]" office:value-type="float" office:value="38.7185393258427" calcext:value-type="float">
            <text:p>38,72</text:p>
          </table:table-cell>
        </table:table-row>
        <table:table-row table:style-name="ro1">
          <table:table-cell table:style-name="ce7" table:number-columns-repeated="5"/>
          <table:table-cell table:style-name="ce10" table:formula="of:=AVERAGE([.F27:.F34])" office:value-type="float" office:value="273.125" calcext:value-type="float">
            <text:p>273,13</text:p>
          </table:table-cell>
          <table:table-cell table:style-name="ce10" table:formula="of:=AVERAGE([.G27:.G34])" office:value-type="float" office:value="8187.6625" calcext:value-type="float">
            <text:p>8187,66</text:p>
          </table:table-cell>
          <table:table-cell table:style-name="ce10" table:formula="of:=AVERAGE([.H27:.H34])" office:value-type="float" office:value="99.6835375" calcext:value-type="float">
            <text:p>99,68</text:p>
          </table:table-cell>
          <table:table-cell table:style-name="ce10" table:formula="of:=AVERAGE([.I27:.I34])" office:value-type="float" office:value="0.31645205" calcext:value-type="float">
            <text:p>0,32</text:p>
          </table:table-cell>
          <table:table-cell table:style-name="ce10" table:formula="of:=AVERAGE([.J27:.J34])" office:value-type="float" office:value="32.838854" calcext:value-type="float">
            <text:p>32,84</text:p>
          </table:table-cell>
          <table:table-cell table:style-name="ce10" table:formula="of:=AVERAGE([.K27:.K34])" office:value-type="float" office:value="78.065925" calcext:value-type="float">
            <text:p>78,07</text:p>
          </table:table-cell>
          <table:table-cell table:style-name="ce10" table:formula="of:=AVERAGE([.L27:.L34])" office:value-type="float" office:value="21.9340675" calcext:value-type="float">
            <text:p>21,93</text:p>
          </table:table-cell>
          <table:table-cell table:style-name="ce10" table:formula="of:=AVERAGE([.M27:.M34])" office:value-type="float" office:value="62.3944875" calcext:value-type="float">
            <text:p>62,39</text:p>
          </table:table-cell>
          <table:table-cell table:style-name="ce12" table:formula="of:=AVERAGE([.N27:.N34])" office:value-type="float" office:value="0.12457395" calcext:value-type="float">
            <text:p>0,12457</text:p>
          </table:table-cell>
          <table:table-cell table:style-name="ce12" table:formula="of:=AVERAGE([.O27:.O34])" office:value-type="float" office:value="0.012955425" calcext:value-type="float">
            <text:p>0,01296</text:p>
          </table:table-cell>
          <table:table-cell table:style-name="ce12" table:formula="of:=AVERAGE([.P27:.P34])" office:value-type="float" office:value="0.0127338875" calcext:value-type="float">
            <text:p>0,01273</text:p>
          </table:table-cell>
          <table:table-cell table:style-name="ce7" table:formula="of:=AVERAGE([.Q23:.Q34])" office:value-type="float" office:value="0" calcext:value-type="float">
            <text:p>0</text:p>
          </table:table-cell>
          <table:table-cell table:style-name="ce7" table:formula="of:=AVERAGE([.R23:.R34])" office:value-type="float" office:value="0" calcext:value-type="float">
            <text:p>0</text:p>
          </table:table-cell>
          <table:table-cell table:style-name="ce7" table:formula="of:=AVERAGE([.S23:.S34])" office:value-type="float" office:value="0" calcext:value-type="float">
            <text:p>0</text:p>
          </table:table-cell>
          <table:table-cell table:style-name="ce10" table:formula="of:=([.P35]/[.F35])*1000000" office:value-type="float" office:value="46.6229290617849" calcext:value-type="float">
            <text:p>46,62</text:p>
          </table:table-cell>
          <table:table-cell table:style-name="ce10" table:formula="of:=AVERAGE([.U27:.U34])" office:value-type="float" office:value="8187.6625" calcext:value-type="float">
            <text:p>8187,66</text:p>
          </table:table-cell>
          <table:table-cell table:style-name="ce10" table:formula="of:=AVERAGE([.V27:.V34])" office:value-type="float" office:value="99.6835375" calcext:value-type="float">
            <text:p>99,68</text:p>
          </table:table-cell>
          <table:table-cell table:style-name="ce10" table:formula="of:=AVERAGE([.W27:.W34])" office:value-type="float" office:value="0.31645205" calcext:value-type="float">
            <text:p>0,32</text:p>
          </table:table-cell>
          <table:table-cell table:style-name="ce10" table:formula="of:=AVERAGE([.X27:.X34])" office:value-type="float" office:value="50.8042625" calcext:value-type="float">
            <text:p>50,80</text:p>
          </table:table-cell>
          <table:table-cell table:style-name="ce10" table:formula="of:=AVERAGE([.Y27:.Y34])" office:value-type="float" office:value="82.4138375" calcext:value-type="float">
            <text:p>82,41</text:p>
          </table:table-cell>
          <table:table-cell table:style-name="ce10" table:formula="of:=AVERAGE([.Z27:.Z34])" office:value-type="float" office:value="17.5861575" calcext:value-type="float">
            <text:p>17,59</text:p>
          </table:table-cell>
          <table:table-cell table:style-name="ce12" table:formula="of:=AVERAGE([.AA27:.AA34])" office:value-type="float" office:value="38.13416" calcext:value-type="float">
            <text:p>38,13416</text:p>
          </table:table-cell>
          <table:table-cell table:style-name="ce12" table:formula="of:=AVERAGE([.AB27:.AB34])" office:value-type="float" office:value="0.1301337375" calcext:value-type="float">
            <text:p>0,13013</text:p>
          </table:table-cell>
          <table:table-cell table:style-name="ce12" table:formula="of:=AVERAGE([.AC27:.AC34])" office:value-type="float" office:value="0.1136860125" calcext:value-type="float">
            <text:p>0,11369</text:p>
          </table:table-cell>
          <table:table-cell table:style-name="ce12" table:formula="of:=AVERAGE([.AD27:.AD34])" office:value-type="float" office:value="0.1132909625" calcext:value-type="float">
            <text:p>0,11329</text:p>
          </table:table-cell>
          <table:table-cell table:style-name="ce10" table:formula="of:=AVERAGE([.AE27:.AE34])" office:value-type="float" office:value="364.109060288715" calcext:value-type="float">
            <text:p>364,11</text:p>
          </table:table-cell>
        </table:table-row>
        <table:table-row table:style-name="ro1">
          <table:table-cell office:value-type="string" calcext:value-type="string">
            <text:p>vehicle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Global</text:p>
          </table:table-cell>
          <table:table-cell office:value-type="float" office:value="846" calcext:value-type="float">
            <text:p>846</text:p>
          </table:table-cell>
          <table:table-cell office:value-type="float" office:value="12050.9" calcext:value-type="float">
            <text:p>12050,9</text:p>
          </table:table-cell>
          <table:table-cell office:value-type="float" office:value="96.4659" calcext:value-type="float">
            <text:p>96,47</text:p>
          </table:table-cell>
          <table:table-cell office:value-type="float" office:value="3.53408" calcext:value-type="float">
            <text:p>3,53</text:p>
          </table:table-cell>
          <table:table-cell office:value-type="float" office:value="61.2293" calcext:value-type="float">
            <text:p>61,23</text:p>
          </table:table-cell>
          <table:table-cell office:value-type="float" office:value="63.3252" calcext:value-type="float">
            <text:p>63,33</text:p>
          </table:table-cell>
          <table:table-cell office:value-type="float" office:value="36.6748" calcext:value-type="float">
            <text:p>36,67</text:p>
          </table:table-cell>
          <table:table-cell office:value-type="float" office:value="3.30969" calcext:value-type="float">
            <text:p>3,31</text:p>
          </table:table-cell>
          <table:table-cell office:value-type="float" office:value="0.0500063" calcext:value-type="float">
            <text:p>0,05001</text:p>
          </table:table-cell>
          <table:table-cell office:value-type="float" office:value="0.0149197" calcext:value-type="float">
            <text:p>0,01492</text:p>
          </table:table-cell>
          <table:table-cell office:value-type="float" office:value="0.0142948" calcext:value-type="float">
            <text:p>0,01429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12050.9" calcext:value-type="float">
            <text:p>12050,9</text:p>
          </table:table-cell>
          <table:table-cell office:value-type="float" office:value="96.4659" calcext:value-type="float">
            <text:p>96,4659</text:p>
          </table:table-cell>
          <table:table-cell office:value-type="float" office:value="3.53408" calcext:value-type="float">
            <text:p>3,53408</text:p>
          </table:table-cell>
          <table:table-cell office:value-type="float" office:value="62.766" calcext:value-type="float">
            <text:p>62,766</text:p>
          </table:table-cell>
          <table:table-cell office:value-type="float" office:value="63.2896" calcext:value-type="float">
            <text:p>63,2896</text:p>
          </table:table-cell>
          <table:table-cell office:value-type="float" office:value="36.7104" calcext:value-type="float">
            <text:p>36,7104</text:p>
          </table:table-cell>
          <table:table-cell office:value-type="float" office:value="0.827423" calcext:value-type="float">
            <text:p>0,827423</text:p>
          </table:table-cell>
          <table:table-cell office:value-type="float" office:value="0.0436603" calcext:value-type="float">
            <text:p>0,0436603</text:p>
          </table:table-cell>
          <table:table-cell office:value-type="float" office:value="0.228464" calcext:value-type="float">
            <text:p>0,228464</text:p>
          </table:table-cell>
          <table:table-cell office:value-type="float" office:value="0.227792" calcext:value-type="float">
            <text:p>0,227792</text:p>
          </table:table-cell>
          <table:table-cell table:formula="of:=1000000*[.AD36]/[.F36]" office:value-type="float" office:value="269.25768321513" calcext:value-type="float">
            <text:p>269,26</text:p>
          </table:table-cell>
        </table:table-row>
        <table:table-row table:style-name="ro1">
          <table:table-cell office:value-type="string" calcext:value-type="string">
            <text:p>vowel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lobal</text:p>
          </table:table-cell>
          <table:table-cell office:value-type="float" office:value="990" calcext:value-type="float">
            <text:p>990</text:p>
          </table:table-cell>
          <table:table-cell office:value-type="float" office:value="6653.9" calcext:value-type="float">
            <text:p>6653,9</text:p>
          </table:table-cell>
          <table:table-cell office:value-type="float" office:value="95.8592" calcext:value-type="float">
            <text:p>95,86</text:p>
          </table:table-cell>
          <table:table-cell office:value-type="float" office:value="4.14082" calcext:value-type="float">
            <text:p>4,14</text:p>
          </table:table-cell>
          <table:table-cell table:number-columns-repeated="2" office:value-type="float" office:value="93.4343" calcext:value-type="float">
            <text:p>93,43</text:p>
          </table:table-cell>
          <table:table-cell office:value-type="float" office:value="6.56566" calcext:value-type="float">
            <text:p>6,57</text:p>
          </table:table-cell>
          <table:table-cell office:value-type="float" office:value="0" calcext:value-type="float">
            <text:p>0,00</text:p>
          </table:table-cell>
          <table:table-cell office:value-type="float" office:value="0.0289827" calcext:value-type="float">
            <text:p>0,02898</text:p>
          </table:table-cell>
          <table:table-cell office:value-type="float" office:value="0.0027284" calcext:value-type="float">
            <text:p>0,00273</text:p>
          </table:table-cell>
          <table:table-cell office:value-type="float" office:value="0.0021103" calcext:value-type="float">
            <text:p>0,0021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6653.9" calcext:value-type="float">
            <text:p>6653,9</text:p>
          </table:table-cell>
          <table:table-cell office:value-type="float" office:value="95.8592" calcext:value-type="float">
            <text:p>95,8592</text:p>
          </table:table-cell>
          <table:table-cell office:value-type="float" office:value="4.14082" calcext:value-type="float">
            <text:p>4,14082</text:p>
          </table:table-cell>
          <table:table-cell table:number-columns-repeated="2" office:value-type="float" office:value="93.4343" calcext:value-type="float">
            <text:p>93,4343</text:p>
          </table:table-cell>
          <table:table-cell office:value-type="float" office:value="6.56566" calcext:value-type="float">
            <text:p>6,56566</text:p>
          </table:table-cell>
          <table:table-cell office:value-type="float" office:value="0" calcext:value-type="float">
            <text:p>0</text:p>
          </table:table-cell>
          <table:table-cell office:value-type="float" office:value="0.0275355" calcext:value-type="float">
            <text:p>0,0275355</text:p>
          </table:table-cell>
          <table:table-cell office:value-type="float" office:value="0.104039" calcext:value-type="float">
            <text:p>0,104039</text:p>
          </table:table-cell>
          <table:table-cell office:value-type="float" office:value="0.103342" calcext:value-type="float">
            <text:p>0,103342</text:p>
          </table:table-cell>
          <table:table-cell table:formula="of:=1000000*[.AD37]/[.F37]" office:value-type="float" office:value="104.385858585859" calcext:value-type="float">
            <text:p>104,39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Global</text:p>
          </table:table-cell>
          <table:table-cell office:value-type="float" office:value="2310" calcext:value-type="float">
            <text:p>2310</text:p>
          </table:table-cell>
          <table:table-cell office:value-type="float" office:value="12870.9" calcext:value-type="float">
            <text:p>12870,9</text:p>
          </table:table-cell>
          <table:table-cell office:value-type="float" office:value="94.3161" calcext:value-type="float">
            <text:p>94,32</text:p>
          </table:table-cell>
          <table:table-cell office:value-type="float" office:value="5.68392" calcext:value-type="float">
            <text:p>5,68</text:p>
          </table:table-cell>
          <table:table-cell office:value-type="float" office:value="92.6407" calcext:value-type="float">
            <text:p>92,64</text:p>
          </table:table-cell>
          <table:table-cell office:value-type="float" office:value="93.8185" calcext:value-type="float">
            <text:p>93,82</text:p>
          </table:table-cell>
          <table:table-cell office:value-type="float" office:value="6.1815" calcext:value-type="float">
            <text:p>6,18</text:p>
          </table:table-cell>
          <table:table-cell office:value-type="float" office:value="1.25541" calcext:value-type="float">
            <text:p>1,26</text:p>
          </table:table-cell>
          <table:table-cell office:value-type="float" office:value="0.107582" calcext:value-type="float">
            <text:p>0,10758</text:p>
          </table:table-cell>
          <table:table-cell office:value-type="float" office:value="0.0154267" calcext:value-type="float">
            <text:p>0,01543</text:p>
          </table:table-cell>
          <table:table-cell office:value-type="float" office:value="0.0140447" calcext:value-type="float">
            <text:p>0,01404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12870.9" calcext:value-type="float">
            <text:p>12870,9</text:p>
          </table:table-cell>
          <table:table-cell office:value-type="float" office:value="94.3161" calcext:value-type="float">
            <text:p>94,3161</text:p>
          </table:table-cell>
          <table:table-cell office:value-type="float" office:value="5.68392" calcext:value-type="float">
            <text:p>5,68392</text:p>
          </table:table-cell>
          <table:table-cell office:value-type="float" office:value="92.7706" calcext:value-type="float">
            <text:p>92,7706</text:p>
          </table:table-cell>
          <table:table-cell office:value-type="float" office:value="93.5808" calcext:value-type="float">
            <text:p>93,5808</text:p>
          </table:table-cell>
          <table:table-cell office:value-type="float" office:value="6.41921" calcext:value-type="float">
            <text:p>6,41921</text:p>
          </table:table-cell>
          <table:table-cell office:value-type="float" office:value="0.865801" calcext:value-type="float">
            <text:p>0,865801</text:p>
          </table:table-cell>
          <table:table-cell office:value-type="float" office:value="0.106332" calcext:value-type="float">
            <text:p>0,106332</text:p>
          </table:table-cell>
          <table:table-cell office:value-type="float" office:value="0.51341" calcext:value-type="float">
            <text:p>0,51341</text:p>
          </table:table-cell>
          <table:table-cell office:value-type="float" office:value="0.511505" calcext:value-type="float">
            <text:p>0,511505</text:p>
          </table:table-cell>
          <table:table-cell table:formula="of:=1000000*[.AD38]/[.F38]" office:value-type="float" office:value="221.430735930736" calcext:value-type="float">
            <text:p>221,43</text:p>
          </table:table-cell>
        </table:table-row>
        <table:table-row table:style-name="ro1">
          <table:table-cell office:value-type="string" calcext:value-type="string">
            <text:p>winequality-red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lobal</text:p>
          </table:table-cell>
          <table:table-cell office:value-type="float" office:value="1599" calcext:value-type="float">
            <text:p>1599</text:p>
          </table:table-cell>
          <table:table-cell office:value-type="float" office:value="6046.1" calcext:value-type="float">
            <text:p>6046,1</text:p>
          </table:table-cell>
          <table:table-cell office:value-type="float" office:value="73.21" calcext:value-type="float">
            <text:p>73,21</text:p>
          </table:table-cell>
          <table:table-cell office:value-type="float" office:value="26.79" calcext:value-type="float">
            <text:p>26,79</text:p>
          </table:table-cell>
          <table:table-cell office:value-type="float" office:value="57.2858" calcext:value-type="float">
            <text:p>57,29</text:p>
          </table:table-cell>
          <table:table-cell office:value-type="float" office:value="57.5377" calcext:value-type="float">
            <text:p>57,54</text:p>
          </table:table-cell>
          <table:table-cell office:value-type="float" office:value="42.4623" calcext:value-type="float">
            <text:p>42,46</text:p>
          </table:table-cell>
          <table:table-cell office:value-type="float" office:value="0.437774" calcext:value-type="float">
            <text:p>0,44</text:p>
          </table:table-cell>
          <table:table-cell office:value-type="float" office:value="0.0381615" calcext:value-type="float">
            <text:p>0,03816</text:p>
          </table:table-cell>
          <table:table-cell office:value-type="float" office:value="0.0055906" calcext:value-type="float">
            <text:p>0,00559</text:p>
          </table:table-cell>
          <table:table-cell office:value-type="float" office:value="0.0046375" calcext:value-type="float">
            <text:p>0,00464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6046.1" calcext:value-type="float">
            <text:p>6046,1</text:p>
          </table:table-cell>
          <table:table-cell office:value-type="float" office:value="73.21" calcext:value-type="float">
            <text:p>73,21</text:p>
          </table:table-cell>
          <table:table-cell office:value-type="float" office:value="26.79" calcext:value-type="float">
            <text:p>26,79</text:p>
          </table:table-cell>
          <table:table-cell office:value-type="float" office:value="57.2858" calcext:value-type="float">
            <text:p>57,2858</text:p>
          </table:table-cell>
          <table:table-cell office:value-type="float" office:value="57.5016" calcext:value-type="float">
            <text:p>57,5016</text:p>
          </table:table-cell>
          <table:table-cell office:value-type="float" office:value="42.4984" calcext:value-type="float">
            <text:p>42,4984</text:p>
          </table:table-cell>
          <table:table-cell office:value-type="float" office:value="0.375235" calcext:value-type="float">
            <text:p>0,375235</text:p>
          </table:table-cell>
          <table:table-cell office:value-type="float" office:value="0.035973" calcext:value-type="float">
            <text:p>0,035973</text:p>
          </table:table-cell>
          <table:table-cell office:value-type="float" office:value="0.181315" calcext:value-type="float">
            <text:p>0,181315</text:p>
          </table:table-cell>
          <table:table-cell office:value-type="float" office:value="0.180262" calcext:value-type="float">
            <text:p>0,180262</text:p>
          </table:table-cell>
          <table:table-cell table:formula="of:=1000000*[.AD39]/[.F39]" office:value-type="float" office:value="112.73420888055" calcext:value-type="float">
            <text:p>112,73</text:p>
          </table:table-cell>
        </table:table-row>
        <table:table-row table:style-name="ro1">
          <table:table-cell office:value-type="string" calcext:value-type="string">
            <text:p>winequality-white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lobal</text:p>
          </table:table-cell>
          <table:table-cell office:value-type="float" office:value="4898" calcext:value-type="float">
            <text:p>4898</text:p>
          </table:table-cell>
          <table:table-cell office:value-type="float" office:value="7128.4" calcext:value-type="float">
            <text:p>7128,4</text:p>
          </table:table-cell>
          <table:table-cell office:value-type="float" office:value="58.3754" calcext:value-type="float">
            <text:p>58,38</text:p>
          </table:table-cell>
          <table:table-cell office:value-type="float" office:value="41.6246" calcext:value-type="float">
            <text:p>41,62</text:p>
          </table:table-cell>
          <table:table-cell office:value-type="float" office:value="51.6742" calcext:value-type="float">
            <text:p>51,67</text:p>
          </table:table-cell>
          <table:table-cell office:value-type="float" office:value="51.7481" calcext:value-type="float">
            <text:p>51,75</text:p>
          </table:table-cell>
          <table:table-cell office:value-type="float" office:value="48.2519" calcext:value-type="float">
            <text:p>48,25</text:p>
          </table:table-cell>
          <table:table-cell office:value-type="float" office:value="0.142915" calcext:value-type="float">
            <text:p>0,14</text:p>
          </table:table-cell>
          <table:table-cell office:value-type="float" office:value="0.105549" calcext:value-type="float">
            <text:p>0,10555</text:p>
          </table:table-cell>
          <table:table-cell office:value-type="float" office:value="0.020679" calcext:value-type="float">
            <text:p>0,02068</text:p>
          </table:table-cell>
          <table:table-cell office:value-type="float" office:value="0.0179455" calcext:value-type="float">
            <text:p>0,01795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7128.4" calcext:value-type="float">
            <text:p>7128,4</text:p>
          </table:table-cell>
          <table:table-cell office:value-type="float" office:value="58.3754" calcext:value-type="float">
            <text:p>58,3754</text:p>
          </table:table-cell>
          <table:table-cell office:value-type="float" office:value="41.6246" calcext:value-type="float">
            <text:p>41,6246</text:p>
          </table:table-cell>
          <table:table-cell office:value-type="float" office:value="51.6742" calcext:value-type="float">
            <text:p>51,6742</text:p>
          </table:table-cell>
          <table:table-cell office:value-type="float" office:value="51.7375" calcext:value-type="float">
            <text:p>51,7375</text:p>
          </table:table-cell>
          <table:table-cell office:value-type="float" office:value="48.2625" calcext:value-type="float">
            <text:p>48,2625</text:p>
          </table:table-cell>
          <table:table-cell office:value-type="float" office:value="0.122499" calcext:value-type="float">
            <text:p>0,122499</text:p>
          </table:table-cell>
          <table:table-cell office:value-type="float" office:value="0.0962461" calcext:value-type="float">
            <text:p>0,0962461</text:p>
          </table:table-cell>
          <table:table-cell office:value-type="float" office:value="0.779935" calcext:value-type="float">
            <text:p>0,779935</text:p>
          </table:table-cell>
          <table:table-cell office:value-type="float" office:value="0.77675" calcext:value-type="float">
            <text:p>0,77675</text:p>
          </table:table-cell>
          <table:table-cell table:formula="of:=1000000*[.AD40]/[.F40]" office:value-type="float" office:value="158.585136790527" calcext:value-type="float">
            <text:p>158,59</text:p>
          </table:table-cell>
        </table:table-row>
        <table:table-row table:style-name="ro1">
          <table:table-cell office:value-type="string" calcext:value-type="string">
            <text:p>spambase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Global</text:p>
          </table:table-cell>
          <table:table-cell office:value-type="float" office:value="4597" calcext:value-type="float">
            <text:p>4597</text:p>
          </table:table-cell>
          <table:table-cell office:value-type="float" office:value="17722.5" calcext:value-type="float">
            <text:p>17722,5</text:p>
          </table:table-cell>
          <table:table-cell office:value-type="float" office:value="86.5987" calcext:value-type="float">
            <text:p>86,60</text:p>
          </table:table-cell>
          <table:table-cell office:value-type="float" office:value="13.4013" calcext:value-type="float">
            <text:p>13,40</text:p>
          </table:table-cell>
          <table:table-cell office:value-type="float" office:value="84.6422" calcext:value-type="float">
            <text:p>84,64</text:p>
          </table:table-cell>
          <table:table-cell office:value-type="float" office:value="86.7752" calcext:value-type="float">
            <text:p>86,78</text:p>
          </table:table-cell>
          <table:table-cell office:value-type="float" office:value="13.2248" calcext:value-type="float">
            <text:p>13,22</text:p>
          </table:table-cell>
          <table:table-cell office:value-type="float" office:value="2.45812" calcext:value-type="float">
            <text:p>2,46</text:p>
          </table:table-cell>
          <table:table-cell office:value-type="float" office:value="0.623759" calcext:value-type="float">
            <text:p>0,62376</text:p>
          </table:table-cell>
          <table:table-cell office:value-type="float" office:value="0.0410365" calcext:value-type="float">
            <text:p>0,04104</text:p>
          </table:table-cell>
          <table:table-cell office:value-type="float" office:value="0.0380889" calcext:value-type="float">
            <text:p>0,03809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17722.5" calcext:value-type="float">
            <text:p>17722,5</text:p>
          </table:table-cell>
          <table:table-cell office:value-type="float" office:value="86.5987" calcext:value-type="float">
            <text:p>86,5987</text:p>
          </table:table-cell>
          <table:table-cell office:value-type="float" office:value="13.4013" calcext:value-type="float">
            <text:p>13,4013</text:p>
          </table:table-cell>
          <table:table-cell office:value-type="float" office:value="84.9685" calcext:value-type="float">
            <text:p>84,9685</text:p>
          </table:table-cell>
          <table:table-cell office:value-type="float" office:value="86.8193" calcext:value-type="float">
            <text:p>86,8193</text:p>
          </table:table-cell>
          <table:table-cell office:value-type="float" office:value="13.1807" calcext:value-type="float">
            <text:p>13,1807</text:p>
          </table:table-cell>
          <table:table-cell office:value-type="float" office:value="2.13183" calcext:value-type="float">
            <text:p>2,13183</text:p>
          </table:table-cell>
          <table:table-cell office:value-type="float" office:value="0.595708" calcext:value-type="float">
            <text:p>0,595708</text:p>
          </table:table-cell>
          <table:table-cell office:value-type="float" office:value="4.61857" calcext:value-type="float">
            <text:p>4,61857</text:p>
          </table:table-cell>
          <table:table-cell office:value-type="float" office:value="4.61087" calcext:value-type="float">
            <text:p>4,61087</text:p>
          </table:table-cell>
          <table:table-cell table:formula="of:=1000000*[.AD41]/[.F41]" office:value-type="float" office:value="1003.01718512073" calcext:value-type="float">
            <text:p>1003,02</text:p>
          </table:table-cell>
        </table:table-row>
        <table:table-row table:style-name="ro1">
          <table:table-cell office:value-type="string" calcext:value-type="string">
            <text:p>penbased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lobal</text:p>
          </table:table-cell>
          <table:table-cell office:value-type="float" office:value="10992" calcext:value-type="float">
            <text:p>10992</text:p>
          </table:table-cell>
          <table:table-cell office:value-type="float" office:value="78679.6" calcext:value-type="float">
            <text:p>78679,6</text:p>
          </table:table-cell>
          <table:table-cell office:value-type="float" office:value="99.6218" calcext:value-type="float">
            <text:p>99,62</text:p>
          </table:table-cell>
          <table:table-cell office:value-type="float" office:value="0.378189" calcext:value-type="float">
            <text:p>0,38</text:p>
          </table:table-cell>
          <table:table-cell office:value-type="float" office:value="97.5164" calcext:value-type="float">
            <text:p>97,52</text:p>
          </table:table-cell>
          <table:table-cell office:value-type="float" office:value="99.0757" calcext:value-type="float">
            <text:p>99,08</text:p>
          </table:table-cell>
          <table:table-cell office:value-type="float" office:value="0.9243" calcext:value-type="float">
            <text:p>0,92</text:p>
          </table:table-cell>
          <table:table-cell office:value-type="float" office:value="1.57387" calcext:value-type="float">
            <text:p>1,57</text:p>
          </table:table-cell>
          <table:table-cell office:value-type="float" office:value="0.441035" calcext:value-type="float">
            <text:p>0,44104</text:p>
          </table:table-cell>
          <table:table-cell office:value-type="float" office:value="0.0692626" calcext:value-type="float">
            <text:p>0,06926</text:p>
          </table:table-cell>
          <table:table-cell office:value-type="float" office:value="0.0610479" calcext:value-type="float">
            <text:p>0,06105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78679.6" calcext:value-type="float">
            <text:p>78679,6</text:p>
          </table:table-cell>
          <table:table-cell office:value-type="float" office:value="99.6218" calcext:value-type="float">
            <text:p>99,6218</text:p>
          </table:table-cell>
          <table:table-cell office:value-type="float" office:value="0.378189" calcext:value-type="float">
            <text:p>0,378189</text:p>
          </table:table-cell>
          <table:table-cell office:value-type="float" office:value="98.0986" calcext:value-type="float">
            <text:p>98,0986</text:p>
          </table:table-cell>
          <table:table-cell office:value-type="float" office:value="99.0265" calcext:value-type="float">
            <text:p>99,0265</text:p>
          </table:table-cell>
          <table:table-cell office:value-type="float" office:value="0.973459" calcext:value-type="float">
            <text:p>0,973459</text:p>
          </table:table-cell>
          <table:table-cell office:value-type="float" office:value="0.937045" calcext:value-type="float">
            <text:p>0,937045</text:p>
          </table:table-cell>
          <table:table-cell office:value-type="float" office:value="0.421612" calcext:value-type="float">
            <text:p>0,421612</text:p>
          </table:table-cell>
          <table:table-cell office:value-type="float" office:value="27.1552" calcext:value-type="float">
            <text:p>27,1552</text:p>
          </table:table-cell>
          <table:table-cell office:value-type="float" office:value="27.126" calcext:value-type="float">
            <text:p>27,126</text:p>
          </table:table-cell>
          <table:table-cell table:formula="of:=1000000*[.AD42]/[.F42]" office:value-type="float" office:value="2467.79475982533" calcext:value-type="float">
            <text:p>2467,79</text:p>
          </table:table-cell>
        </table:table-row>
        <table:table-row table:style-name="ro1">
          <table:table-cell office:value-type="string" calcext:value-type="string">
            <text:p>ring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lobal</text:p>
          </table:table-cell>
          <table:table-cell office:value-type="float" office:value="7400" calcext:value-type="float">
            <text:p>7400</text:p>
          </table:table-cell>
          <table:table-cell office:value-type="float" office:value="94479.6" calcext:value-type="float">
            <text:p>94479,6</text:p>
          </table:table-cell>
          <table:table-cell office:value-type="float" office:value="97.9973" calcext:value-type="float">
            <text:p>98,00</text:p>
          </table:table-cell>
          <table:table-cell office:value-type="float" office:value="2.00273" calcext:value-type="float">
            <text:p>2,00</text:p>
          </table:table-cell>
          <table:table-cell office:value-type="float" office:value="62.9324" calcext:value-type="float">
            <text:p>62,93</text:p>
          </table:table-cell>
          <table:table-cell office:value-type="float" office:value="74.298" calcext:value-type="float">
            <text:p>74,30</text:p>
          </table:table-cell>
          <table:table-cell office:value-type="float" office:value="25.702" calcext:value-type="float">
            <text:p>25,70</text:p>
          </table:table-cell>
          <table:table-cell office:value-type="float" office:value="15.2973" calcext:value-type="float">
            <text:p>15,30</text:p>
          </table:table-cell>
          <table:table-cell office:value-type="float" office:value="0.517025" calcext:value-type="float">
            <text:p>0,51703</text:p>
          </table:table-cell>
          <table:table-cell office:value-type="float" office:value="0.202712" calcext:value-type="float">
            <text:p>0,20271</text:p>
          </table:table-cell>
          <table:table-cell office:value-type="float" office:value="0.197016" calcext:value-type="float">
            <text:p>0,1970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94479.6" calcext:value-type="float">
            <text:p>94479,6</text:p>
          </table:table-cell>
          <table:table-cell office:value-type="float" office:value="97.9973" calcext:value-type="float">
            <text:p>97,9973</text:p>
          </table:table-cell>
          <table:table-cell office:value-type="float" office:value="2.00273" calcext:value-type="float">
            <text:p>2,00273</text:p>
          </table:table-cell>
          <table:table-cell office:value-type="float" office:value="71.8514" calcext:value-type="float">
            <text:p>71,8514</text:p>
          </table:table-cell>
          <table:table-cell office:value-type="float" office:value="72.498" calcext:value-type="float">
            <text:p>72,498</text:p>
          </table:table-cell>
          <table:table-cell office:value-type="float" office:value="27.502" calcext:value-type="float">
            <text:p>27,502</text:p>
          </table:table-cell>
          <table:table-cell office:value-type="float" office:value="0.891892" calcext:value-type="float">
            <text:p>0,891892</text:p>
          </table:table-cell>
          <table:table-cell office:value-type="float" office:value="0.489159" calcext:value-type="float">
            <text:p>0,489159</text:p>
          </table:table-cell>
          <table:table-cell office:value-type="float" office:value="28.3526" calcext:value-type="float">
            <text:p>28,3526</text:p>
          </table:table-cell>
          <table:table-cell office:value-type="float" office:value="28.3379" calcext:value-type="float">
            <text:p>28,3379</text:p>
          </table:table-cell>
          <table:table-cell table:formula="of:=1000000*[.AD43]/[.F43]" office:value-type="float" office:value="3829.44594594595" calcext:value-type="float">
            <text:p>3829,45</text:p>
          </table:table-cell>
        </table:table-row>
        <table:table-row table:style-name="ro1">
          <table:table-cell office:value-type="string" calcext:value-type="string">
            <text:p>twonorm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lobal</text:p>
          </table:table-cell>
          <table:table-cell office:value-type="float" office:value="7400" calcext:value-type="float">
            <text:p>7400</text:p>
          </table:table-cell>
          <table:table-cell office:value-type="float" office:value="138078" calcext:value-type="float">
            <text:p>138078</text:p>
          </table:table-cell>
          <table:table-cell office:value-type="float" office:value="99.8743" calcext:value-type="float">
            <text:p>99,87</text:p>
          </table:table-cell>
          <table:table-cell office:value-type="float" office:value="0.125655" calcext:value-type="float">
            <text:p>0,13</text:p>
          </table:table-cell>
          <table:table-cell office:value-type="float" office:value="72.1757" calcext:value-type="float">
            <text:p>72,18</text:p>
          </table:table-cell>
          <table:table-cell office:value-type="float" office:value="91.8961" calcext:value-type="float">
            <text:p>91,90</text:p>
          </table:table-cell>
          <table:table-cell office:value-type="float" office:value="8.10392" calcext:value-type="float">
            <text:p>8,10</text:p>
          </table:table-cell>
          <table:table-cell office:value-type="float" office:value="21.4595" calcext:value-type="float">
            <text:p>21,46</text:p>
          </table:table-cell>
          <table:table-cell office:value-type="float" office:value="0.550757" calcext:value-type="float">
            <text:p>0,55076</text:p>
          </table:table-cell>
          <table:table-cell office:value-type="float" office:value="0.324489" calcext:value-type="float">
            <text:p>0,32449</text:p>
          </table:table-cell>
          <table:table-cell office:value-type="float" office:value="0.318302" calcext:value-type="float">
            <text:p>0,3183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138078" calcext:value-type="float">
            <text:p>138078</text:p>
          </table:table-cell>
          <table:table-cell office:value-type="float" office:value="99.8743" calcext:value-type="float">
            <text:p>99,8743</text:p>
          </table:table-cell>
          <table:table-cell office:value-type="float" office:value="0.125655" calcext:value-type="float">
            <text:p>0,125655</text:p>
          </table:table-cell>
          <table:table-cell office:value-type="float" office:value="91.5811" calcext:value-type="float">
            <text:p>91,5811</text:p>
          </table:table-cell>
          <table:table-cell office:value-type="float" office:value="91.8168" calcext:value-type="float">
            <text:p>91,8168</text:p>
          </table:table-cell>
          <table:table-cell office:value-type="float" office:value="8.18317" calcext:value-type="float">
            <text:p>8,18317</text:p>
          </table:table-cell>
          <table:table-cell office:value-type="float" office:value="0.256757" calcext:value-type="float">
            <text:p>0,256757</text:p>
          </table:table-cell>
          <table:table-cell office:value-type="float" office:value="0.529727" calcext:value-type="float">
            <text:p>0,529727</text:p>
          </table:table-cell>
          <table:table-cell office:value-type="float" office:value="40.1795" calcext:value-type="float">
            <text:p>40,1795</text:p>
          </table:table-cell>
          <table:table-cell office:value-type="float" office:value="40.1637" calcext:value-type="float">
            <text:p>40,1637</text:p>
          </table:table-cell>
          <table:table-cell table:formula="of:=1000000*[.AD44]/[.F44]" office:value-type="float" office:value="5427.52702702703" calcext:value-type="float">
            <text:p>5427,53</text:p>
          </table:table-cell>
        </table:table-row>
        <table:table-row table:style-name="ro1">
          <table:table-cell office:value-type="string" calcext:value-type="string">
            <text:p>satimage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Global</text:p>
          </table:table-cell>
          <table:table-cell office:value-type="float" office:value="6435" calcext:value-type="float">
            <text:p>6435</text:p>
          </table:table-cell>
          <table:table-cell office:value-type="float" office:value="69128.2" calcext:value-type="float">
            <text:p>69128,2</text:p>
          </table:table-cell>
          <table:table-cell office:value-type="float" office:value="76.8227" calcext:value-type="float">
            <text:p>76,82</text:p>
          </table:table-cell>
          <table:table-cell office:value-type="float" office:value="23.1773" calcext:value-type="float">
            <text:p>23,18</text:p>
          </table:table-cell>
          <table:table-cell office:value-type="float" office:value="65.7809" calcext:value-type="float">
            <text:p>65,78</text:p>
          </table:table-cell>
          <table:table-cell office:value-type="float" office:value="65.7911" calcext:value-type="float">
            <text:p>65,79</text:p>
          </table:table-cell>
          <table:table-cell office:value-type="float" office:value="34.2089" calcext:value-type="float">
            <text:p>34,21</text:p>
          </table:table-cell>
          <table:table-cell office:value-type="float" office:value="0.01554" calcext:value-type="float">
            <text:p>0,02</text:p>
          </table:table-cell>
          <table:table-cell office:value-type="float" office:value="1.39214" calcext:value-type="float">
            <text:p>1,39214</text:p>
          </table:table-cell>
          <table:table-cell office:value-type="float" office:value="0.205121" calcext:value-type="float">
            <text:p>0,20512</text:p>
          </table:table-cell>
          <table:table-cell office:value-type="float" office:value="0.200613" calcext:value-type="float">
            <text:p>0,2006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69128.2" calcext:value-type="float">
            <text:p>69128,2</text:p>
          </table:table-cell>
          <table:table-cell office:value-type="float" office:value="76.8227" calcext:value-type="float">
            <text:p>76,8227</text:p>
          </table:table-cell>
          <table:table-cell office:value-type="float" office:value="23.1773" calcext:value-type="float">
            <text:p>23,1773</text:p>
          </table:table-cell>
          <table:table-cell table:number-columns-repeated="2" office:value-type="float" office:value="65.7653" calcext:value-type="float">
            <text:p>65,7653</text:p>
          </table:table-cell>
          <table:table-cell office:value-type="float" office:value="34.2347" calcext:value-type="float">
            <text:p>34,2347</text:p>
          </table:table-cell>
          <table:table-cell office:value-type="float" office:value="0" calcext:value-type="float">
            <text:p>0</text:p>
          </table:table-cell>
          <table:table-cell office:value-type="float" office:value="1.37249" calcext:value-type="float">
            <text:p>1,37249</text:p>
          </table:table-cell>
          <table:table-cell office:value-type="float" office:value="38.474" calcext:value-type="float">
            <text:p>38,474</text:p>
          </table:table-cell>
          <table:table-cell office:value-type="float" office:value="38.4593" calcext:value-type="float">
            <text:p>38,4593</text:p>
          </table:table-cell>
          <table:table-cell table:formula="of:=1000000*[.AD45]/[.F45]" office:value-type="float" office:value="5976.5811965812" calcext:value-type="float">
            <text:p>5976,58</text:p>
          </table:table-cell>
        </table:table-row>
        <table:table-row table:style-name="ro1">
          <table:table-cell office:value-type="string" calcext:value-type="string">
            <text:p>texture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lobal</text:p>
          </table:table-cell>
          <table:table-cell office:value-type="float" office:value="5500" calcext:value-type="float">
            <text:p>5500</text:p>
          </table:table-cell>
          <table:table-cell office:value-type="float" office:value="141690" calcext:value-type="float">
            <text:p>141690</text:p>
          </table:table-cell>
          <table:table-cell office:value-type="float" office:value="96.9552" calcext:value-type="float">
            <text:p>96,96</text:p>
          </table:table-cell>
          <table:table-cell office:value-type="float" office:value="3.04484" calcext:value-type="float">
            <text:p>3,04</text:p>
          </table:table-cell>
          <table:table-cell office:value-type="float" office:value="91.7455" calcext:value-type="float">
            <text:p>91,75</text:p>
          </table:table-cell>
          <table:table-cell office:value-type="float" office:value="93.289" calcext:value-type="float">
            <text:p>93,29</text:p>
          </table:table-cell>
          <table:table-cell office:value-type="float" office:value="6.71104" calcext:value-type="float">
            <text:p>6,71</text:p>
          </table:table-cell>
          <table:table-cell office:value-type="float" office:value="1.65455" calcext:value-type="float">
            <text:p>1,65</text:p>
          </table:table-cell>
          <table:table-cell office:value-type="float" office:value="1.7526" calcext:value-type="float">
            <text:p>1,75260</text:p>
          </table:table-cell>
          <table:table-cell office:value-type="float" office:value="0.195111" calcext:value-type="float">
            <text:p>0,19511</text:p>
          </table:table-cell>
          <table:table-cell office:value-type="float" office:value="0.191153" calcext:value-type="float">
            <text:p>0,19115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141690" calcext:value-type="float">
            <text:p>141690</text:p>
          </table:table-cell>
          <table:table-cell office:value-type="float" office:value="96.9552" calcext:value-type="float">
            <text:p>96,9552</text:p>
          </table:table-cell>
          <table:table-cell office:value-type="float" office:value="3.04484" calcext:value-type="float">
            <text:p>3,04484</text:p>
          </table:table-cell>
          <table:table-cell office:value-type="float" office:value="93.0545" calcext:value-type="float">
            <text:p>93,0545</text:p>
          </table:table-cell>
          <table:table-cell office:value-type="float" office:value="93.0715" calcext:value-type="float">
            <text:p>93,0715</text:p>
          </table:table-cell>
          <table:table-cell office:value-type="float" office:value="6.92853" calcext:value-type="float">
            <text:p>6,92853</text:p>
          </table:table-cell>
          <table:table-cell office:value-type="float" office:value="0.0181818" calcext:value-type="float">
            <text:p>0,0181818</text:p>
          </table:table-cell>
          <table:table-cell office:value-type="float" office:value="1.66581" calcext:value-type="float">
            <text:p>1,66581</text:p>
          </table:table-cell>
          <table:table-cell office:value-type="float" office:value="47.6456" calcext:value-type="float">
            <text:p>47,6456</text:p>
          </table:table-cell>
          <table:table-cell office:value-type="float" office:value="47.6323" calcext:value-type="float">
            <text:p>47,6323</text:p>
          </table:table-cell>
          <table:table-cell table:formula="of:=1000000*[.AD46]/[.F46]" office:value-type="float" office:value="8660.41818181818" calcext:value-type="float">
            <text:p>8660,42</text:p>
          </table:table-cell>
        </table:table-row>
        <table:table-row table:style-name="ro1">
          <table:table-cell office:value-type="string" calcext:value-type="string">
            <text:p>letter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lobal</text:p>
          </table:table-cell>
          <table:table-cell office:value-type="float" office:value="20000" calcext:value-type="float">
            <text:p>20000</text:p>
          </table:table-cell>
          <table:table-cell office:value-type="float" office:value="91421.4" calcext:value-type="float">
            <text:p>91421,4</text:p>
          </table:table-cell>
          <table:table-cell office:value-type="float" office:value="79.3471" calcext:value-type="float">
            <text:p>79,35</text:p>
          </table:table-cell>
          <table:table-cell office:value-type="float" office:value="20.6529" calcext:value-type="float">
            <text:p>20,65</text:p>
          </table:table-cell>
          <table:table-cell office:value-type="float" office:value="80.83" calcext:value-type="float">
            <text:p>80,83</text:p>
          </table:table-cell>
          <table:table-cell office:value-type="float" office:value="80.8462" calcext:value-type="float">
            <text:p>80,85</text:p>
          </table:table-cell>
          <table:table-cell office:value-type="float" office:value="19.1538" calcext:value-type="float">
            <text:p>19,15</text:p>
          </table:table-cell>
          <table:table-cell office:value-type="float" office:value="0.02" calcext:value-type="float">
            <text:p>0,02</text:p>
          </table:table-cell>
          <table:table-cell office:value-type="float" office:value="0.996952" calcext:value-type="float">
            <text:p>0,99695</text:p>
          </table:table-cell>
          <table:table-cell office:value-type="float" office:value="0.156657" calcext:value-type="float">
            <text:p>0,15666</text:p>
          </table:table-cell>
          <table:table-cell office:value-type="float" office:value="0.144577" calcext:value-type="float">
            <text:p>0,14458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91421.4" calcext:value-type="float">
            <text:p>91421,4</text:p>
          </table:table-cell>
          <table:table-cell office:value-type="float" office:value="79.3471" calcext:value-type="float">
            <text:p>79,3471</text:p>
          </table:table-cell>
          <table:table-cell office:value-type="float" office:value="20.6529" calcext:value-type="float">
            <text:p>20,6529</text:p>
          </table:table-cell>
          <table:table-cell table:number-columns-repeated="2" office:value-type="float" office:value="80.915" calcext:value-type="float">
            <text:p>80,915</text:p>
          </table:table-cell>
          <table:table-cell office:value-type="float" office:value="19.085" calcext:value-type="float">
            <text:p>19,085</text:p>
          </table:table-cell>
          <table:table-cell office:value-type="float" office:value="0" calcext:value-type="float">
            <text:p>0</text:p>
          </table:table-cell>
          <table:table-cell office:value-type="float" office:value="0.981663" calcext:value-type="float">
            <text:p>0,981663</text:p>
          </table:table-cell>
          <table:table-cell office:value-type="float" office:value="74.1939" calcext:value-type="float">
            <text:p>74,1939</text:p>
          </table:table-cell>
          <table:table-cell office:value-type="float" office:value="74.1448" calcext:value-type="float">
            <text:p>74,1448</text:p>
          </table:table-cell>
          <table:table-cell table:formula="of:=1000000*[.AD47]/[.F47]" office:value-type="float" office:value="3707.24" calcext:value-type="float">
            <text:p>3707,24</text:p>
          </table:table-cell>
        </table:table-row>
        <table:table-row table:style-name="ro1">
          <table:table-cell table:style-name="ce7" table:number-columns-repeated="5"/>
          <table:table-cell table:style-name="ce10" table:formula="of:=AVERAGE([.F36:.F47])" office:value-type="float" office:value="6080.58333333333" calcext:value-type="float">
            <text:p>6080,58</text:p>
          </table:table-cell>
          <table:table-cell table:style-name="ce10" table:formula="of:=AVERAGE([.G36:.G47])" office:value-type="float" office:value="56329.125" calcext:value-type="float">
            <text:p>56329,13</text:p>
          </table:table-cell>
          <table:table-cell table:style-name="ce10" table:formula="of:=AVERAGE([.H36:.H47])" office:value-type="float" office:value="87.9536416666667" calcext:value-type="float">
            <text:p>87,95</text:p>
          </table:table-cell>
          <table:table-cell table:style-name="ce10" table:formula="of:=AVERAGE([.I36:.I47])" office:value-type="float" office:value="12.0463611666667" calcext:value-type="float">
            <text:p>12,05</text:p>
          </table:table-cell>
          <table:table-cell table:style-name="ce10" table:formula="of:=AVERAGE([.J36:.J47])" office:value-type="float" office:value="75.9906166666667" calcext:value-type="float">
            <text:p>75,99</text:p>
          </table:table-cell>
          <table:table-cell table:style-name="ce10" table:formula="of:=AVERAGE([.K36:.K47])" office:value-type="float" office:value="79.3195916666667" calcext:value-type="float">
            <text:p>79,32</text:p>
          </table:table-cell>
          <table:table-cell table:style-name="ce10" table:formula="of:=AVERAGE([.L36:.L47])" office:value-type="float" office:value="20.68041" calcext:value-type="float">
            <text:p>20,68</text:p>
          </table:table-cell>
          <table:table-cell table:style-name="ce10" table:formula="of:=AVERAGE([.M36:.M47])" office:value-type="float" office:value="3.96872241666667" calcext:value-type="float">
            <text:p>3,97</text:p>
          </table:table-cell>
          <table:table-cell table:style-name="ce12" table:formula="of:=AVERAGE([.N36:.N47])" office:value-type="float" office:value="0.550379125" calcext:value-type="float">
            <text:p>0,55038</text:p>
          </table:table-cell>
          <table:table-cell table:style-name="ce12" table:formula="of:=AVERAGE([.O36:.O47])" office:value-type="float" office:value="0.104477791666667" calcext:value-type="float">
            <text:p>0,10448</text:p>
          </table:table-cell>
          <table:table-cell table:style-name="ce12" table:formula="of:=AVERAGE([.P36:.P47])" office:value-type="float" office:value="0.100319216666667" calcext:value-type="float">
            <text:p>0,10032</text:p>
          </table:table-cell>
          <table:table-cell table:style-name="ce7" table:formula="of:=AVERAGE([.Q36:.Q47])" office:value-type="float" office:value="0" calcext:value-type="float">
            <text:p>0</text:p>
          </table:table-cell>
          <table:table-cell table:style-name="ce7" table:formula="of:=AVERAGE([.R36:.R47])" office:value-type="float" office:value="0" calcext:value-type="float">
            <text:p>0</text:p>
          </table:table-cell>
          <table:table-cell table:style-name="ce7" table:formula="of:=AVERAGE([.S36:.S47])" office:value-type="float" office:value="0" calcext:value-type="float">
            <text:p>0</text:p>
          </table:table-cell>
          <table:table-cell table:style-name="ce10" table:formula="of:=([.P48]/[.F48])*1000000" office:value-type="float" office:value="16.4982882672989" calcext:value-type="float">
            <text:p>16,50</text:p>
          </table:table-cell>
          <table:table-cell/>
          <table:table-cell table:style-name="ce10" table:formula="of:=AVERAGE([.V36:.V47])" office:value-type="float" office:value="87.9536416666667" calcext:value-type="float">
            <text:p>87,95</text:p>
          </table:table-cell>
          <table:table-cell table:style-name="ce10" table:formula="of:=AVERAGE([.W36:.W47])" office:value-type="float" office:value="12.0463611666667" calcext:value-type="float">
            <text:p>12,05</text:p>
          </table:table-cell>
          <table:table-cell table:style-name="ce10" table:formula="of:=AVERAGE([.X36:.X47])" office:value-type="float" office:value="78.6804416666667" calcext:value-type="float">
            <text:p>78,68</text:p>
          </table:table-cell>
          <table:table-cell table:style-name="ce10" table:formula="of:=AVERAGE([.Y36:.Y47])" office:value-type="float" office:value="79.12135" calcext:value-type="float">
            <text:p>79,12</text:p>
          </table:table-cell>
          <table:table-cell table:style-name="ce10" table:formula="of:=AVERAGE([.Z36:.Z47])" office:value-type="float" office:value="20.8786440833333" calcext:value-type="float">
            <text:p>20,88</text:p>
          </table:table-cell>
          <table:table-cell table:style-name="ce10" table:formula="of:=AVERAGE([.AA36:.AA47])" office:value-type="float" office:value="0.535555316666667" calcext:value-type="float">
            <text:p>0,54</text:p>
          </table:table-cell>
          <table:table-cell table:style-name="ce10" table:formula="of:=AVERAGE([.AB36:.AB47])" office:value-type="float" office:value="0.530492991666667" calcext:value-type="float">
            <text:p>0,53</text:p>
          </table:table-cell>
          <table:table-cell table:style-name="ce10" table:formula="of:=AVERAGE([.AC36:.AC47])" office:value-type="float" office:value="21.86887775" calcext:value-type="float">
            <text:p>21,87</text:p>
          </table:table-cell>
          <table:table-cell table:style-name="ce10" table:formula="of:=AVERAGE([.AD36:.AD47])" office:value-type="float" office:value="21.8562100833333" calcext:value-type="float">
            <text:p>21,86</text:p>
          </table:table-cell>
          <table:table-cell table:style-name="ce10" table:formula="of:=AVERAGE([.AE36:.AE47])" office:value-type="float" office:value="2661.53482664343" calcext:value-type="float">
            <text:p>2661,53</text:p>
          </table:table-cell>
        </table:table-row>
        <table:table-row table:style-name="ro1" table:number-rows-repeated="1048527">
          <table:table-cell table:number-columns-repeated="31"/>
        </table:table-row>
        <table:table-row table:style-name="ro1">
          <table:table-cell table:number-columns-repeated="31"/>
        </table:table-row>
      </table:table>
      <table:table table:name="hamming2_SinFiltro" table:style-name="ta1"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12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8" table:default-cell-style-name="ce9"/>
        <table:table-column table:style-name="co9" table:default-cell-style-name="ce9"/>
        <table:table-column table:style-name="co8" table:number-columns-repeated="2" table:default-cell-style-name="ce9"/>
        <table:table-column table:style-name="co9" table:default-cell-style-name="ce9"/>
        <table:table-column table:style-name="co26" table:default-cell-style-name="ce9"/>
        <table:table-column table:style-name="co11" table:number-columns-repeated="3" table:default-cell-style-name="ce46"/>
        <table:table-column table:style-name="co3" table:number-columns-repeated="3" table:default-cell-style-name="Default"/>
        <table:table-column table:style-name="co1" table:number-columns-repeated="11" table:default-cell-style-name="Default"/>
        <table:table-column table:style-name="co1" table:default-cell-style-name="ce9"/>
        <table:table-row table:style-name="ro1">
          <table:table-cell table:style-name="ce7" table:number-columns-repeated="5"/>
          <table:table-cell table:style-name="ce8" office:value-type="string" calcext:value-type="string">
            <text:p>Ejemplos</text:p>
          </table:table-cell>
          <table:table-cell table:style-name="ce8" office:value-type="string" calcext:value-type="string">
            <text:p>Patrones</text:p>
          </table:table-cell>
          <table:table-cell table:style-name="ce8" office:value-type="string" calcext:value-type="string">
            <text:p>Train</text:p>
          </table:table-cell>
          <table:table-cell table:style-name="ce8" office:value-type="string" calcext:value-type="string">
            <text:p>Error</text:p>
          </table:table-cell>
          <table:table-cell table:style-name="ce8" office:value-type="string" calcext:value-type="string">
            <text:p>Test</text:p>
          </table:table-cell>
          <table:table-cell table:style-name="ce8" office:value-type="string" calcext:value-type="string">
            <text:p>TestNC</text:p>
          </table:table-cell>
          <table:table-cell table:style-name="ce8" office:value-type="string" calcext:value-type="string">
            <text:p>Error</text:p>
          </table:table-cell>
          <table:table-cell table:style-name="ce8" office:value-type="string" calcext:value-type="string">
            <text:p>%NC</text:p>
          </table:table-cell>
          <table:table-cell table:style-name="ce11" office:value-type="string" calcext:value-type="string">
            <text:p>T_Train</text:p>
          </table:table-cell>
          <table:table-cell table:style-name="ce11" office:value-type="string" calcext:value-type="string">
            <text:p>T_Test</text:p>
          </table:table-cell>
          <table:table-cell table:style-name="ce11" office:value-type="string" calcext:value-type="string">
            <text:p>T_CPU_Test</text:p>
          </table:table-cell>
          <table:table-cell table:style-name="ce7" table:number-columns-repeated="3"/>
          <table:table-cell table:style-name="ce8" office:value-type="string" calcext:value-type="string">
            <text:p>Infer/Exampl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balone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lobal</text:p>
          </table:table-cell>
          <table:table-cell office:value-type="float" office:value="4174" calcext:value-type="float">
            <text:p>4174</text:p>
          </table:table-cell>
          <table:table-cell office:value-type="float" office:value="2536.7" calcext:value-type="float">
            <text:p>2536,7</text:p>
          </table:table-cell>
          <table:table-cell office:value-type="float" office:value="26.6874" calcext:value-type="float">
            <text:p>26,69</text:p>
          </table:table-cell>
          <table:table-cell office:value-type="float" office:value="73.3126" calcext:value-type="float">
            <text:p>73,31</text:p>
          </table:table-cell>
          <table:table-cell office:value-type="float" office:value="17.5132" calcext:value-type="float">
            <text:p>17,51</text:p>
          </table:table-cell>
          <table:table-cell office:value-type="float" office:value="17.5216" calcext:value-type="float">
            <text:p>17,52</text:p>
          </table:table-cell>
          <table:table-cell office:value-type="float" office:value="82.4784" calcext:value-type="float">
            <text:p>82,48</text:p>
          </table:table-cell>
          <table:table-cell office:value-type="float" office:value="0.0479157" calcext:value-type="float">
            <text:p>0,05</text:p>
          </table:table-cell>
          <table:table-cell office:value-type="float" office:value="0.0941581" calcext:value-type="float">
            <text:p>0,09416</text:p>
          </table:table-cell>
          <table:table-cell office:value-type="float" office:value="0.0264915" calcext:value-type="float">
            <text:p>0,02649</text:p>
          </table:table-cell>
          <table:table-cell office:value-type="float" office:value="0.0241081" calcext:value-type="float">
            <text:p>0,0241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anana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lobal</text:p>
          </table:table-cell>
          <table:table-cell office:value-type="float" office:value="5300" calcext:value-type="float">
            <text:p>5300</text:p>
          </table:table-cell>
          <table:table-cell office:value-type="float" office:value="23.9" calcext:value-type="float">
            <text:p>23,9</text:p>
          </table:table-cell>
          <table:table-cell office:value-type="float" office:value="56.364" calcext:value-type="float">
            <text:p>56,36</text:p>
          </table:table-cell>
          <table:table-cell office:value-type="float" office:value="43.636" calcext:value-type="float">
            <text:p>43,64</text:p>
          </table:table-cell>
          <table:table-cell table:number-columns-repeated="2" office:value-type="float" office:value="80.1509" calcext:value-type="float">
            <text:p>80,15</text:p>
          </table:table-cell>
          <table:table-cell office:value-type="float" office:value="19.8491" calcext:value-type="float">
            <text:p>19,85</text:p>
          </table:table-cell>
          <table:table-cell office:value-type="float" office:value="0" calcext:value-type="float">
            <text:p>0,00</text:p>
          </table:table-cell>
          <table:table-cell office:value-type="float" office:value="0.0193201" calcext:value-type="float">
            <text:p>0,01932</text:p>
          </table:table-cell>
          <table:table-cell office:value-type="float" office:value="0.0037221" calcext:value-type="float">
            <text:p>0,00372</text:p>
          </table:table-cell>
          <table:table-cell office:value-type="float" office:value="0.000946" calcext:value-type="float">
            <text:p>0,0009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upa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lobal</text:p>
          </table:table-cell>
          <table:table-cell office:value-type="float" office:value="345" calcext:value-type="float">
            <text:p>345</text:p>
          </table:table-cell>
          <table:table-cell office:value-type="float" office:value="953.6" calcext:value-type="float">
            <text:p>953,6</text:p>
          </table:table-cell>
          <table:table-cell office:value-type="float" office:value="64.3575" calcext:value-type="float">
            <text:p>64,36</text:p>
          </table:table-cell>
          <table:table-cell office:value-type="float" office:value="35.6425" calcext:value-type="float">
            <text:p>35,64</text:p>
          </table:table-cell>
          <table:table-cell office:value-type="float" office:value="63.1884" calcext:value-type="float">
            <text:p>63,19</text:p>
          </table:table-cell>
          <table:table-cell office:value-type="float" office:value="63.5569" calcext:value-type="float">
            <text:p>63,56</text:p>
          </table:table-cell>
          <table:table-cell office:value-type="float" office:value="36.4431" calcext:value-type="float">
            <text:p>36,44</text:p>
          </table:table-cell>
          <table:table-cell office:value-type="float" office:value="0.57971" calcext:value-type="float">
            <text:p>0,58</text:p>
          </table:table-cell>
          <table:table-cell office:value-type="float" office:value="0.0047356" calcext:value-type="float">
            <text:p>0,00474</text:p>
          </table:table-cell>
          <table:table-cell office:value-type="float" office:value="0.0004006" calcext:value-type="float">
            <text:p>0,00040</text:p>
          </table:table-cell>
          <table:table-cell office:value-type="float" office:value="0.0002171" calcext:value-type="float">
            <text:p>0,0002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eart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Global</text:p>
          </table:table-cell>
          <table:table-cell office:value-type="float" office:value="270" calcext:value-type="float">
            <text:p>270</text:p>
          </table:table-cell>
          <table:table-cell office:value-type="float" office:value="3109.1" calcext:value-type="float">
            <text:p>3109,1</text:p>
          </table:table-cell>
          <table:table-cell office:value-type="float" office:value="99.1705" calcext:value-type="float">
            <text:p>99,17</text:p>
          </table:table-cell>
          <table:table-cell office:value-type="float" office:value="0.829542" calcext:value-type="float">
            <text:p>0,83</text:p>
          </table:table-cell>
          <table:table-cell office:value-type="float" office:value="37.037" calcext:value-type="float">
            <text:p>37,04</text:p>
          </table:table-cell>
          <table:table-cell office:value-type="float" office:value="90.9091" calcext:value-type="float">
            <text:p>90,91</text:p>
          </table:table-cell>
          <table:table-cell office:value-type="float" office:value="9.09091" calcext:value-type="float">
            <text:p>9,09</text:p>
          </table:table-cell>
          <table:table-cell office:value-type="float" office:value="59.2593" calcext:value-type="float">
            <text:p>59,26</text:p>
          </table:table-cell>
          <table:table-cell office:value-type="float" office:value="0.0072363" calcext:value-type="float">
            <text:p>0,00724</text:p>
          </table:table-cell>
          <table:table-cell office:value-type="float" office:value="0.0004943" calcext:value-type="float">
            <text:p>0,00049</text:p>
          </table:table-cell>
          <table:table-cell office:value-type="float" office:value="0.0003272" calcext:value-type="float">
            <text:p>0,0003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ris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lobal</text:p>
          </table:table-cell>
          <table:table-cell office:value-type="float" office:value="150" calcext:value-type="float">
            <text:p>150</text:p>
          </table:table-cell>
          <table:table-cell office:value-type="float" office:value="157.7" calcext:value-type="float">
            <text:p>157,7</text:p>
          </table:table-cell>
          <table:table-cell office:value-type="float" office:value="90.0568" calcext:value-type="float">
            <text:p>90,06</text:p>
          </table:table-cell>
          <table:table-cell office:value-type="float" office:value="9.94318" calcext:value-type="float">
            <text:p>9,94</text:p>
          </table:table-cell>
          <table:table-cell table:number-columns-repeated="2" office:value-type="float" office:value="96" calcext:value-type="float">
            <text:p>96,00</text:p>
          </table:table-cell>
          <table:table-cell office:value-type="float" office:value="4" calcext:value-type="float">
            <text:p>4,00</text:p>
          </table:table-cell>
          <table:table-cell office:value-type="float" office:value="0" calcext:value-type="float">
            <text:p>0,00</text:p>
          </table:table-cell>
          <table:table-cell office:value-type="float" office:value="0.0010134" calcext:value-type="float">
            <text:p>0,00101</text:p>
          </table:table-cell>
          <table:table-cell office:value-type="float" office:value="0.0001286" calcext:value-type="float">
            <text:p>0,00013</text:p>
          </table:table-cell>
          <table:table-cell office:value-type="float" office:value="0.0000448" calcext:value-type="float">
            <text:p>0,0000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ed7digit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lobal</text:p>
          </table:table-cell>
          <table:table-cell office:value-type="float" office:value="500" calcext:value-type="float">
            <text:p>500</text:p>
          </table:table-cell>
          <table:table-cell office:value-type="float" office:value="81.9" calcext:value-type="float">
            <text:p>81,9</text:p>
          </table:table-cell>
          <table:table-cell office:value-type="float" office:value="79.8444" calcext:value-type="float">
            <text:p>79,84</text:p>
          </table:table-cell>
          <table:table-cell office:value-type="float" office:value="20.1556" calcext:value-type="float">
            <text:p>20,16</text:p>
          </table:table-cell>
          <table:table-cell office:value-type="float" office:value="63" calcext:value-type="float">
            <text:p>63,00</text:p>
          </table:table-cell>
          <table:table-cell office:value-type="float" office:value="76.087" calcext:value-type="float">
            <text:p>76,09</text:p>
          </table:table-cell>
          <table:table-cell office:value-type="float" office:value="23.913" calcext:value-type="float">
            <text:p>23,91</text:p>
          </table:table-cell>
          <table:table-cell office:value-type="float" office:value="17.2" calcext:value-type="float">
            <text:p>17,20</text:p>
          </table:table-cell>
          <table:table-cell office:value-type="float" office:value="0.0022417" calcext:value-type="float">
            <text:p>0,00224</text:p>
          </table:table-cell>
          <table:table-cell office:value-type="float" office:value="0.0004275" calcext:value-type="float">
            <text:p>0,00043</text:p>
          </table:table-cell>
          <table:table-cell office:value-type="float" office:value="0.0001683" calcext:value-type="float">
            <text:p>0,0001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ammographic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obal</text:p>
          </table:table-cell>
          <table:table-cell office:value-type="float" office:value="830" calcext:value-type="float">
            <text:p>830</text:p>
          </table:table-cell>
          <table:table-cell office:value-type="float" office:value="236.9" calcext:value-type="float">
            <text:p>236,9</text:p>
          </table:table-cell>
          <table:table-cell office:value-type="float" office:value="86.6408" calcext:value-type="float">
            <text:p>86,64</text:p>
          </table:table-cell>
          <table:table-cell office:value-type="float" office:value="13.3592" calcext:value-type="float">
            <text:p>13,36</text:p>
          </table:table-cell>
          <table:table-cell office:value-type="float" office:value="77.3494" calcext:value-type="float">
            <text:p>77,35</text:p>
          </table:table-cell>
          <table:table-cell office:value-type="float" office:value="81.7834" calcext:value-type="float">
            <text:p>81,78</text:p>
          </table:table-cell>
          <table:table-cell office:value-type="float" office:value="18.2166" calcext:value-type="float">
            <text:p>18,22</text:p>
          </table:table-cell>
          <table:table-cell office:value-type="float" office:value="5.42169" calcext:value-type="float">
            <text:p>5,42</text:p>
          </table:table-cell>
          <table:table-cell office:value-type="float" office:value="0.0036992" calcext:value-type="float">
            <text:p>0,00370</text:p>
          </table:table-cell>
          <table:table-cell office:value-type="float" office:value="0.0006743" calcext:value-type="float">
            <text:p>0,00067</text:p>
          </table:table-cell>
          <table:table-cell office:value-type="float" office:value="0.0002295" calcext:value-type="float">
            <text:p>0,0002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newthyroid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Global</text:p>
          </table:table-cell>
          <table:table-cell office:value-type="float" office:value="215" calcext:value-type="float">
            <text:p>215</text:p>
          </table:table-cell>
          <table:table-cell office:value-type="float" office:value="320.2" calcext:value-type="float">
            <text:p>320,2</text:p>
          </table:table-cell>
          <table:table-cell office:value-type="float" office:value="88.643" calcext:value-type="float">
            <text:p>88,64</text:p>
          </table:table-cell>
          <table:table-cell office:value-type="float" office:value="11.357" calcext:value-type="float">
            <text:p>11,36</text:p>
          </table:table-cell>
          <table:table-cell office:value-type="float" office:value="92.093" calcext:value-type="float">
            <text:p>92,09</text:p>
          </table:table-cell>
          <table:table-cell office:value-type="float" office:value="92.5234" calcext:value-type="float">
            <text:p>92,52</text:p>
          </table:table-cell>
          <table:table-cell office:value-type="float" office:value="7.47664" calcext:value-type="float">
            <text:p>7,48</text:p>
          </table:table-cell>
          <table:table-cell office:value-type="float" office:value="0.465116" calcext:value-type="float">
            <text:p>0,47</text:p>
          </table:table-cell>
          <table:table-cell office:value-type="float" office:value="0.0021497" calcext:value-type="float">
            <text:p>0,00215</text:p>
          </table:table-cell>
          <table:table-cell office:value-type="float" office:value="0.0001899" calcext:value-type="float">
            <text:p>0,00019</text:p>
          </table:table-cell>
          <table:table-cell office:value-type="float" office:value="0.0000736" calcext:value-type="float">
            <text:p>0,0000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age-blocks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lobal</text:p>
          </table:table-cell>
          <table:table-cell office:value-type="float" office:value="5472" calcext:value-type="float">
            <text:p>5472</text:p>
          </table:table-cell>
          <table:table-cell office:value-type="float" office:value="4861.1" calcext:value-type="float">
            <text:p>4861,1</text:p>
          </table:table-cell>
          <table:table-cell office:value-type="float" office:value="92.9158" calcext:value-type="float">
            <text:p>92,92</text:p>
          </table:table-cell>
          <table:table-cell office:value-type="float" office:value="7.08417" calcext:value-type="float">
            <text:p>7,08</text:p>
          </table:table-cell>
          <table:table-cell office:value-type="float" office:value="94.2434" calcext:value-type="float">
            <text:p>94,24</text:p>
          </table:table-cell>
          <table:table-cell office:value-type="float" office:value="94.2951" calcext:value-type="float">
            <text:p>94,30</text:p>
          </table:table-cell>
          <table:table-cell office:value-type="float" office:value="5.70488" calcext:value-type="float">
            <text:p>5,70</text:p>
          </table:table-cell>
          <table:table-cell office:value-type="float" office:value="0.0548246" calcext:value-type="float">
            <text:p>0,05</text:p>
          </table:table-cell>
          <table:table-cell office:value-type="float" office:value="0.22087" calcext:value-type="float">
            <text:p>0,22087</text:p>
          </table:table-cell>
          <table:table-cell office:value-type="float" office:value="0.0062094" calcext:value-type="float">
            <text:p>0,00621</text:p>
          </table:table-cell>
          <table:table-cell office:value-type="float" office:value="0.0033343" calcext:value-type="float">
            <text:p>0,0033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honeme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Global</text:p>
          </table:table-cell>
          <table:table-cell office:value-type="float" office:value="5404" calcext:value-type="float">
            <text:p>5404</text:p>
          </table:table-cell>
          <table:table-cell office:value-type="float" office:value="906.1" calcext:value-type="float">
            <text:p>906,1</text:p>
          </table:table-cell>
          <table:table-cell office:value-type="float" office:value="76.647" calcext:value-type="float">
            <text:p>76,65</text:p>
          </table:table-cell>
          <table:table-cell office:value-type="float" office:value="23.353" calcext:value-type="float">
            <text:p>23,35</text:p>
          </table:table-cell>
          <table:table-cell table:number-columns-repeated="2" office:value-type="float" office:value="79.034" calcext:value-type="float">
            <text:p>79,03</text:p>
          </table:table-cell>
          <table:table-cell office:value-type="float" office:value="20.966" calcext:value-type="float">
            <text:p>20,97</text:p>
          </table:table-cell>
          <table:table-cell office:value-type="float" office:value="0" calcext:value-type="float">
            <text:p>0,00</text:p>
          </table:table-cell>
          <table:table-cell office:value-type="float" office:value="0.0525133" calcext:value-type="float">
            <text:p>0,05251</text:p>
          </table:table-cell>
          <table:table-cell office:value-type="float" office:value="0.0053517" calcext:value-type="float">
            <text:p>0,00535</text:p>
          </table:table-cell>
          <table:table-cell office:value-type="float" office:value="0.0024147" calcext:value-type="float">
            <text:p>0,0024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ima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lobal</text:p>
          </table:table-cell>
          <table:table-cell office:value-type="float" office:value="768" calcext:value-type="float">
            <text:p>768</text:p>
          </table:table-cell>
          <table:table-cell office:value-type="float" office:value="4957.5" calcext:value-type="float">
            <text:p>4957,5</text:p>
          </table:table-cell>
          <table:table-cell office:value-type="float" office:value="79.748" calcext:value-type="float">
            <text:p>79,75</text:p>
          </table:table-cell>
          <table:table-cell office:value-type="float" office:value="20.252" calcext:value-type="float">
            <text:p>20,25</text:p>
          </table:table-cell>
          <table:table-cell office:value-type="float" office:value="72.6562" calcext:value-type="float">
            <text:p>72,66</text:p>
          </table:table-cell>
          <table:table-cell office:value-type="float" office:value="73.3246" calcext:value-type="float">
            <text:p>73,32</text:p>
          </table:table-cell>
          <table:table-cell office:value-type="float" office:value="26.6754" calcext:value-type="float">
            <text:p>26,68</text:p>
          </table:table-cell>
          <table:table-cell office:value-type="float" office:value="0.911458" calcext:value-type="float">
            <text:p>0,91</text:p>
          </table:table-cell>
          <table:table-cell office:value-type="float" office:value="0.0187052" calcext:value-type="float">
            <text:p>0,01871</text:p>
          </table:table-cell>
          <table:table-cell office:value-type="float" office:value="0.0010194" calcext:value-type="float">
            <text:p>0,00102</text:p>
          </table:table-cell>
          <table:table-cell office:value-type="float" office:value="0.0005969" calcext:value-type="float">
            <text:p>0,0006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aheart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lobal</text:p>
          </table:table-cell>
          <table:table-cell office:value-type="float" office:value="462" calcext:value-type="float">
            <text:p>462</text:p>
          </table:table-cell>
          <table:table-cell office:value-type="float" office:value="7036.2" calcext:value-type="float">
            <text:p>7036,2</text:p>
          </table:table-cell>
          <table:table-cell office:value-type="float" office:value="84.3551" calcext:value-type="float">
            <text:p>84,36</text:p>
          </table:table-cell>
          <table:table-cell office:value-type="float" office:value="15.6449" calcext:value-type="float">
            <text:p>15,64</text:p>
          </table:table-cell>
          <table:table-cell office:value-type="float" office:value="65.8009" calcext:value-type="float">
            <text:p>65,80</text:p>
          </table:table-cell>
          <table:table-cell office:value-type="float" office:value="66.5208" calcext:value-type="float">
            <text:p>66,52</text:p>
          </table:table-cell>
          <table:table-cell office:value-type="float" office:value="33.4792" calcext:value-type="float">
            <text:p>33,48</text:p>
          </table:table-cell>
          <table:table-cell office:value-type="float" office:value="1.08225" calcext:value-type="float">
            <text:p>1,08</text:p>
          </table:table-cell>
          <table:table-cell office:value-type="float" office:value="0.0157443" calcext:value-type="float">
            <text:p>0,01574</text:p>
          </table:table-cell>
          <table:table-cell office:value-type="float" office:value="0.0008319" calcext:value-type="float">
            <text:p>0,00083</text:p>
          </table:table-cell>
          <table:table-cell office:value-type="float" office:value="0.00051" calcext:value-type="float">
            <text:p>0,0005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huttle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lobal</text:p>
          </table:table-cell>
          <table:table-cell office:value-type="float" office:value="57999" calcext:value-type="float">
            <text:p>57999</text:p>
          </table:table-cell>
          <table:table-cell office:value-type="float" office:value="1917.6" calcext:value-type="float">
            <text:p>1917,6</text:p>
          </table:table-cell>
          <table:table-cell office:value-type="float" office:value="86.0864" calcext:value-type="float">
            <text:p>86,09</text:p>
          </table:table-cell>
          <table:table-cell office:value-type="float" office:value="13.9136" calcext:value-type="float">
            <text:p>13,91</text:p>
          </table:table-cell>
          <table:table-cell office:value-type="float" office:value="89.8481" calcext:value-type="float">
            <text:p>89,85</text:p>
          </table:table-cell>
          <table:table-cell office:value-type="float" office:value="89.8527" calcext:value-type="float">
            <text:p>89,85</text:p>
          </table:table-cell>
          <table:table-cell office:value-type="float" office:value="10.1473" calcext:value-type="float">
            <text:p>10,15</text:p>
          </table:table-cell>
          <table:table-cell office:value-type="float" office:value="0.0051725" calcext:value-type="float">
            <text:p>0,01</text:p>
          </table:table-cell>
          <table:table-cell office:value-type="float" office:value="1.9232" calcext:value-type="float">
            <text:p>1,92320</text:p>
          </table:table-cell>
          <table:table-cell office:value-type="float" office:value="0.0987219" calcext:value-type="float">
            <text:p>0,09872</text:p>
          </table:table-cell>
          <table:table-cell office:value-type="float" office:value="0.0660959" calcext:value-type="float">
            <text:p>0,066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style-name="ce7" table:number-columns-repeated="5"/>
          <table:table-cell table:style-name="ce10" table:formula="of:=AVERAGE([.F2:.F14])" office:value-type="float" office:value="6299.15384615385" calcext:value-type="float">
            <text:p>6299,15</text:p>
          </table:table-cell>
          <table:table-cell table:style-name="ce10" table:formula="of:=AVERAGE([.G2:.G14])" office:value-type="float" office:value="2084.5" calcext:value-type="float">
            <text:p>2084,50</text:p>
          </table:table-cell>
          <table:table-cell table:style-name="ce10" table:formula="of:=AVERAGE([.H2:.H14])" office:value-type="float" office:value="77.8089769230769" calcext:value-type="float">
            <text:p>77,81</text:p>
          </table:table-cell>
          <table:table-cell table:style-name="ce10" table:formula="of:=AVERAGE([.I2:.I14])" office:value-type="float" office:value="22.1910224615385" calcext:value-type="float">
            <text:p>22,19</text:p>
          </table:table-cell>
          <table:table-cell table:style-name="ce10" table:formula="of:=AVERAGE([.J2:.J14])" office:value-type="float" office:value="71.3780384615385" calcext:value-type="float">
            <text:p>71,38</text:p>
          </table:table-cell>
          <table:table-cell table:style-name="ce10" table:formula="of:=AVERAGE([.K2:.K14])" office:value-type="float" office:value="77.0430384615385" calcext:value-type="float">
            <text:p>77,04</text:p>
          </table:table-cell>
          <table:table-cell table:style-name="ce10" table:formula="of:=AVERAGE([.L2:.L14])" office:value-type="float" office:value="22.9569638461538" calcext:value-type="float">
            <text:p>22,96</text:p>
          </table:table-cell>
          <table:table-cell table:style-name="ce10" table:formula="of:=AVERAGE([.M2:.M14])" office:value-type="float" office:value="6.54057206153846" calcext:value-type="float">
            <text:p>6,54</text:p>
          </table:table-cell>
          <table:table-cell table:style-name="ce12" table:formula="of:=AVERAGE([.N2:.N14])" office:value-type="float" office:value="0.181968223076923" calcext:value-type="float">
            <text:p>0,18197</text:p>
          </table:table-cell>
          <table:table-cell table:style-name="ce12" table:formula="of:=AVERAGE([.O2:.O14])" office:value-type="float" office:value="0.0111279307692308" calcext:value-type="float">
            <text:p>0,01113</text:p>
          </table:table-cell>
          <table:table-cell table:style-name="ce12" table:formula="of:=AVERAGE([.P2:.P14])" office:value-type="float" office:value="0.00762049230769231" calcext:value-type="float">
            <text:p>0,00762</text:p>
          </table:table-cell>
          <table:table-cell table:style-name="ce7" table:number-columns-repeated="3"/>
          <table:table-cell table:style-name="ce10" table:formula="of:=([.P15]/[.F15])*1000000" office:value-type="float" office:value="1.209764437226" calcext:value-type="float">
            <text:p>1,2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dult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lobal</text:p>
          </table:table-cell>
          <table:table-cell office:value-type="float" office:value="45222" calcext:value-type="float">
            <text:p>45222</text:p>
          </table:table-cell>
          <table:table-cell office:value-type="float" office:value="171504" calcext:value-type="float">
            <text:p>171504</text:p>
          </table:table-cell>
          <table:table-cell office:value-type="float" office:value="88.3581" calcext:value-type="float">
            <text:p>88,36</text:p>
          </table:table-cell>
          <table:table-cell office:value-type="float" office:value="11.6419" calcext:value-type="float">
            <text:p>11,64</text:p>
          </table:table-cell>
          <table:table-cell office:value-type="float" office:value="67.1775" calcext:value-type="float">
            <text:p>67,18</text:p>
          </table:table-cell>
          <table:table-cell office:value-type="float" office:value="81.9128" calcext:value-type="float">
            <text:p>81,91</text:p>
          </table:table-cell>
          <table:table-cell office:value-type="float" office:value="18.0872" calcext:value-type="float">
            <text:p>18,09</text:p>
          </table:table-cell>
          <table:table-cell office:value-type="float" office:value="17.989" calcext:value-type="float">
            <text:p>17,99</text:p>
          </table:table-cell>
          <table:table-cell office:value-type="float" office:value="1.30774" calcext:value-type="float">
            <text:p>1,30774</text:p>
          </table:table-cell>
          <table:table-cell office:value-type="float" office:value="0.0975949" calcext:value-type="float">
            <text:p>0,09759</text:p>
          </table:table-cell>
          <table:table-cell office:value-type="float" office:value="0.0674639" calcext:value-type="float">
            <text:p>0,0674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ustralian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lobal</text:p>
          </table:table-cell>
          <table:table-cell office:value-type="float" office:value="690" calcext:value-type="float">
            <text:p>690</text:p>
          </table:table-cell>
          <table:table-cell office:value-type="float" office:value="7595.4" calcext:value-type="float">
            <text:p>7595,4</text:p>
          </table:table-cell>
          <table:table-cell office:value-type="float" office:value="94.5657" calcext:value-type="float">
            <text:p>94,57</text:p>
          </table:table-cell>
          <table:table-cell office:value-type="float" office:value="5.4343" calcext:value-type="float">
            <text:p>5,43</text:p>
          </table:table-cell>
          <table:table-cell office:value-type="float" office:value="67.2464" calcext:value-type="float">
            <text:p>67,25</text:p>
          </table:table-cell>
          <table:table-cell office:value-type="float" office:value="82.7094" calcext:value-type="float">
            <text:p>82,71</text:p>
          </table:table-cell>
          <table:table-cell office:value-type="float" office:value="17.2906" calcext:value-type="float">
            <text:p>17,29</text:p>
          </table:table-cell>
          <table:table-cell office:value-type="float" office:value="18.6957" calcext:value-type="float">
            <text:p>18,70</text:p>
          </table:table-cell>
          <table:table-cell office:value-type="float" office:value="0.0247853" calcext:value-type="float">
            <text:p>0,02479</text:p>
          </table:table-cell>
          <table:table-cell office:value-type="float" office:value="0.0014634" calcext:value-type="float">
            <text:p>0,00146</text:p>
          </table:table-cell>
          <table:table-cell office:value-type="float" office:value="0.0009751" calcext:value-type="float">
            <text:p>0,0009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rx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lobal</text:p>
          </table:table-cell>
          <table:table-cell office:value-type="float" office:value="653" calcext:value-type="float">
            <text:p>653</text:p>
          </table:table-cell>
          <table:table-cell office:value-type="float" office:value="6830.3" calcext:value-type="float">
            <text:p>6830,3</text:p>
          </table:table-cell>
          <table:table-cell office:value-type="float" office:value="97.0435" calcext:value-type="float">
            <text:p>97,04</text:p>
          </table:table-cell>
          <table:table-cell office:value-type="float" office:value="2.95647" calcext:value-type="float">
            <text:p>2,96</text:p>
          </table:table-cell>
          <table:table-cell office:value-type="float" office:value="52.5268" calcext:value-type="float">
            <text:p>52,53</text:p>
          </table:table-cell>
          <table:table-cell office:value-type="float" office:value="86.6162" calcext:value-type="float">
            <text:p>86,62</text:p>
          </table:table-cell>
          <table:table-cell office:value-type="float" office:value="13.3838" calcext:value-type="float">
            <text:p>13,38</text:p>
          </table:table-cell>
          <table:table-cell office:value-type="float" office:value="39.3568" calcext:value-type="float">
            <text:p>39,36</text:p>
          </table:table-cell>
          <table:table-cell office:value-type="float" office:value="0.0167588" calcext:value-type="float">
            <text:p>0,01676</text:p>
          </table:table-cell>
          <table:table-cell office:value-type="float" office:value="0.0012174" calcext:value-type="float">
            <text:p>0,00122</text:p>
          </table:table-cell>
          <table:table-cell office:value-type="float" office:value="0.0008093" calcext:value-type="float">
            <text:p>0,0008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ensus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lobal</text:p>
          </table:table-cell>
          <table:table-cell office:value-type="float" office:value="142521" calcext:value-type="float">
            <text:p>142521</text:p>
          </table:table-cell>
          <table:table-cell office:value-type="float" office:value="870792" calcext:value-type="float">
            <text:p>870792</text:p>
          </table:table-cell>
          <table:table-cell office:value-type="float" office:value="98.6414" calcext:value-type="float">
            <text:p>98,64</text:p>
          </table:table-cell>
          <table:table-cell office:value-type="float" office:value="1.35858" calcext:value-type="float">
            <text:p>1,36</text:p>
          </table:table-cell>
          <table:table-cell office:value-type="float" office:value="49.2692" calcext:value-type="float">
            <text:p>49,27</text:p>
          </table:table-cell>
          <table:table-cell office:value-type="float" office:value="96.2656" calcext:value-type="float">
            <text:p>96,27</text:p>
          </table:table-cell>
          <table:table-cell office:value-type="float" office:value="3.73442" calcext:value-type="float">
            <text:p>3,73</text:p>
          </table:table-cell>
          <table:table-cell office:value-type="float" office:value="48.8195" calcext:value-type="float">
            <text:p>48,82</text:p>
          </table:table-cell>
          <table:table-cell office:value-type="float" office:value="13.3838" calcext:value-type="float">
            <text:p>13,38380</text:p>
          </table:table-cell>
          <table:table-cell office:value-type="float" office:value="0.665474" calcext:value-type="float">
            <text:p>0,66547</text:p>
          </table:table-cell>
          <table:table-cell office:value-type="float" office:value="0.597571" calcext:value-type="float">
            <text:p>0,5975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oil200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lobal</text:p>
          </table:table-cell>
          <table:table-cell office:value-type="float" office:value="9822" calcext:value-type="float">
            <text:p>9822</text:p>
          </table:table-cell>
          <table:table-cell office:value-type="float" office:value="20919.3" calcext:value-type="float">
            <text:p>20919,3</text:p>
          </table:table-cell>
          <table:table-cell office:value-type="float" office:value="98.5095" calcext:value-type="float">
            <text:p>98,51</text:p>
          </table:table-cell>
          <table:table-cell office:value-type="float" office:value="1.49053" calcext:value-type="float">
            <text:p>1,49</text:p>
          </table:table-cell>
          <table:table-cell office:value-type="float" office:value="24.6284" calcext:value-type="float">
            <text:p>24,63</text:p>
          </table:table-cell>
          <table:table-cell office:value-type="float" office:value="91.7678" calcext:value-type="float">
            <text:p>91,77</text:p>
          </table:table-cell>
          <table:table-cell office:value-type="float" office:value="8.23217" calcext:value-type="float">
            <text:p>8,23</text:p>
          </table:table-cell>
          <table:table-cell office:value-type="float" office:value="73.1623" calcext:value-type="float">
            <text:p>73,16</text:p>
          </table:table-cell>
          <table:table-cell office:value-type="float" office:value="0.976471" calcext:value-type="float">
            <text:p>0,97647</text:p>
          </table:table-cell>
          <table:table-cell office:value-type="float" office:value="0.0885384" calcext:value-type="float">
            <text:p>0,08854</text:p>
          </table:table-cell>
          <table:table-cell office:value-type="float" office:value="0.0814071" calcext:value-type="float">
            <text:p>0,0814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ovtype_2_vs_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lobal</text:p>
          </table:table-cell>
          <table:table-cell office:value-type="float" office:value="495141" calcext:value-type="float">
            <text:p>495141</text:p>
          </table:table-cell>
          <table:table-cell office:value-type="float" office:value="485214" calcext:value-type="float">
            <text:p>485214</text:p>
          </table:table-cell>
          <table:table-cell office:value-type="float" office:value="78.8935" calcext:value-type="float">
            <text:p>78,89</text:p>
          </table:table-cell>
          <table:table-cell office:value-type="float" office:value="21.1065" calcext:value-type="float">
            <text:p>21,11</text:p>
          </table:table-cell>
          <table:table-cell office:value-type="float" office:value="85.5825" calcext:value-type="float">
            <text:p>85,58</text:p>
          </table:table-cell>
          <table:table-cell office:value-type="float" office:value="85.5835" calcext:value-type="float">
            <text:p>85,58</text:p>
          </table:table-cell>
          <table:table-cell office:value-type="float" office:value="14.4165" calcext:value-type="float">
            <text:p>14,42</text:p>
          </table:table-cell>
          <table:table-cell office:value-type="float" office:value="0.00121178" calcext:value-type="float">
            <text:p>0,00</text:p>
          </table:table-cell>
          <table:table-cell office:value-type="float" office:value="311.78" calcext:value-type="float">
            <text:p>311,78000</text:p>
          </table:table-cell>
          <table:table-cell office:value-type="float" office:value="2.8491" calcext:value-type="float">
            <text:p>2,84910</text:p>
          </table:table-cell>
          <table:table-cell office:value-type="float" office:value="2.74742" calcext:value-type="float">
            <text:p>2,7474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ars_0_vs_4_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Global</text:p>
          </table:table-cell>
          <table:table-cell office:value-type="float" office:value="62123" calcext:value-type="float">
            <text:p>62123</text:p>
          </table:table-cell>
          <table:table-cell office:value-type="float" office:value="162456" calcext:value-type="float">
            <text:p>162456</text:p>
          </table:table-cell>
          <table:table-cell office:value-type="float" office:value="100" calcext:value-type="float">
            <text:p>100,00</text:p>
          </table:table-cell>
          <table:table-cell office:value-type="float" office:value="0" calcext:value-type="float">
            <text:p>0,00</text:p>
          </table:table-cell>
          <table:table-cell office:value-type="float" office:value="48.2752" calcext:value-type="float">
            <text:p>48,28</text:p>
          </table:table-cell>
          <table:table-cell office:value-type="float" office:value="100" calcext:value-type="float">
            <text:p>100,00</text:p>
          </table:table-cell>
          <table:table-cell office:value-type="float" office:value="0" calcext:value-type="float">
            <text:p>0,00</text:p>
          </table:table-cell>
          <table:table-cell office:value-type="float" office:value="51.7248" calcext:value-type="float">
            <text:p>51,72</text:p>
          </table:table-cell>
          <table:table-cell office:value-type="float" office:value="2.4343" calcext:value-type="float">
            <text:p>2,43430</text:p>
          </table:table-cell>
          <table:table-cell office:value-type="float" office:value="0.213676" calcext:value-type="float">
            <text:p>0,21368</text:p>
          </table:table-cell>
          <table:table-cell office:value-type="float" office:value="0.173323" calcext:value-type="float">
            <text:p>0,1733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german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lobal</text:p>
          </table:table-cell>
          <table:table-cell office:value-type="float" office:value="1000" calcext:value-type="float">
            <text:p>1000</text:p>
          </table:table-cell>
          <table:table-cell office:value-type="float" office:value="6019.1" calcext:value-type="float">
            <text:p>6019,1</text:p>
          </table:table-cell>
          <table:table-cell office:value-type="float" office:value="100" calcext:value-type="float">
            <text:p>100,00</text:p>
          </table:table-cell>
          <table:table-cell office:value-type="float" office:value="0" calcext:value-type="float">
            <text:p>0,00</text:p>
          </table:table-cell>
          <table:table-cell office:value-type="float" office:value="0.6" calcext:value-type="float">
            <text:p>0,60</text:p>
          </table:table-cell>
          <table:table-cell office:value-type="float" office:value="100" calcext:value-type="float">
            <text:p>100,00</text:p>
          </table:table-cell>
          <table:table-cell office:value-type="float" office:value="0" calcext:value-type="float">
            <text:p>0,00</text:p>
          </table:table-cell>
          <table:table-cell office:value-type="float" office:value="99.4" calcext:value-type="float">
            <text:p>99,40</text:p>
          </table:table-cell>
          <table:table-cell office:value-type="float" office:value="0.0256237" calcext:value-type="float">
            <text:p>0,02562</text:p>
          </table:table-cell>
          <table:table-cell office:value-type="float" office:value="0.001717" calcext:value-type="float">
            <text:p>0,00172</text:p>
          </table:table-cell>
          <table:table-cell office:value-type="float" office:value="0.0011715" calcext:value-type="float">
            <text:p>0,0011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agic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lobal</text:p>
          </table:table-cell>
          <table:table-cell office:value-type="float" office:value="19020" calcext:value-type="float">
            <text:p>19020</text:p>
          </table:table-cell>
          <table:table-cell office:value-type="float" office:value="41826.1" calcext:value-type="float">
            <text:p>41826,1</text:p>
          </table:table-cell>
          <table:table-cell office:value-type="float" office:value="79.7709" calcext:value-type="float">
            <text:p>79,77</text:p>
          </table:table-cell>
          <table:table-cell office:value-type="float" office:value="20.2291" calcext:value-type="float">
            <text:p>20,23</text:p>
          </table:table-cell>
          <table:table-cell office:value-type="float" office:value="82.2608" calcext:value-type="float">
            <text:p>82,26</text:p>
          </table:table-cell>
          <table:table-cell office:value-type="float" office:value="82.2651" calcext:value-type="float">
            <text:p>82,27</text:p>
          </table:table-cell>
          <table:table-cell office:value-type="float" office:value="17.7349" calcext:value-type="float">
            <text:p>17,73</text:p>
          </table:table-cell>
          <table:table-cell office:value-type="float" office:value="0.00525762" calcext:value-type="float">
            <text:p>0,01</text:p>
          </table:table-cell>
          <table:table-cell office:value-type="float" office:value="0.890161" calcext:value-type="float">
            <text:p>0,89016</text:p>
          </table:table-cell>
          <table:table-cell office:value-type="float" office:value="0.0530788" calcext:value-type="float">
            <text:p>0,05308</text:p>
          </table:table-cell>
          <table:table-cell office:value-type="float" office:value="0.0394061" calcext:value-type="float">
            <text:p>0,0394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hyroid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lobal</text:p>
          </table:table-cell>
          <table:table-cell office:value-type="float" office:value="7200" calcext:value-type="float">
            <text:p>7200</text:p>
          </table:table-cell>
          <table:table-cell office:value-type="float" office:value="10275.7" calcext:value-type="float">
            <text:p>10275,7</text:p>
          </table:table-cell>
          <table:table-cell office:value-type="float" office:value="90.0884" calcext:value-type="float">
            <text:p>90,09</text:p>
          </table:table-cell>
          <table:table-cell office:value-type="float" office:value="9.91163" calcext:value-type="float">
            <text:p>9,91</text:p>
          </table:table-cell>
          <table:table-cell office:value-type="float" office:value="92.6944" calcext:value-type="float">
            <text:p>92,69</text:p>
          </table:table-cell>
          <table:table-cell office:value-type="float" office:value="93.552" calcext:value-type="float">
            <text:p>93,55</text:p>
          </table:table-cell>
          <table:table-cell office:value-type="float" office:value="6.448" calcext:value-type="float">
            <text:p>6,45</text:p>
          </table:table-cell>
          <table:table-cell office:value-type="float" office:value="0.916667" calcext:value-type="float">
            <text:p>0,92</text:p>
          </table:table-cell>
          <table:table-cell office:value-type="float" office:value="0.178648" calcext:value-type="float">
            <text:p>0,17865</text:p>
          </table:table-cell>
          <table:table-cell office:value-type="float" office:value="0.0125129" calcext:value-type="float">
            <text:p>0,01251</text:p>
          </table:table-cell>
          <table:table-cell office:value-type="float" office:value="0.0085315" calcext:value-type="float">
            <text:p>0,0085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style-name="ce7" table:number-columns-repeated="5"/>
          <table:table-cell table:style-name="ce10" table:formula="of:=AVERAGE([.F16:.F25])" office:value-type="float" office:value="78339.2" calcext:value-type="float">
            <text:p>78339,20</text:p>
          </table:table-cell>
          <table:table-cell table:style-name="ce10" table:formula="of:=AVERAGE([.G16:.G25])" office:value-type="float" office:value="178343.19" calcext:value-type="float">
            <text:p>178343,19</text:p>
          </table:table-cell>
          <table:table-cell table:style-name="ce10" table:formula="of:=AVERAGE([.H16:.H25])" office:value-type="float" office:value="92.5871" calcext:value-type="float">
            <text:p>92,59</text:p>
          </table:table-cell>
          <table:table-cell table:style-name="ce10" table:formula="of:=AVERAGE([.I16:.I25])" office:value-type="float" office:value="7.412901" calcext:value-type="float">
            <text:p>7,41</text:p>
          </table:table-cell>
          <table:table-cell table:style-name="ce10" table:formula="of:=AVERAGE([.J16:.J25])" office:value-type="float" office:value="57.02612" calcext:value-type="float">
            <text:p>57,03</text:p>
          </table:table-cell>
          <table:table-cell table:style-name="ce10" table:formula="of:=AVERAGE([.K16:.K25])" office:value-type="float" office:value="90.06724" calcext:value-type="float">
            <text:p>90,07</text:p>
          </table:table-cell>
          <table:table-cell table:style-name="ce10" table:formula="of:=AVERAGE([.L16:.L25])" office:value-type="float" office:value="9.932759" calcext:value-type="float">
            <text:p>9,93</text:p>
          </table:table-cell>
          <table:table-cell table:style-name="ce10" table:formula="of:=AVERAGE([.M16:.M25])" office:value-type="float" office:value="35.00712364" calcext:value-type="float">
            <text:p>35,01</text:p>
          </table:table-cell>
          <table:table-cell table:style-name="ce12" table:formula="of:=AVERAGE([.N16:.N25])" office:value-type="float" office:value="33.10182878" calcext:value-type="float">
            <text:p>33,10183</text:p>
          </table:table-cell>
          <table:table-cell table:style-name="ce12" table:formula="of:=AVERAGE([.O16:.O25])" office:value-type="float" office:value="0.39843728" calcext:value-type="float">
            <text:p>0,39844</text:p>
          </table:table-cell>
          <table:table-cell table:style-name="ce12" table:formula="of:=AVERAGE([.P16:.P25])" office:value-type="float" office:value="0.37180785" calcext:value-type="float">
            <text:p>0,37181</text:p>
          </table:table-cell>
          <table:table-cell table:style-name="ce7" table:formula="of:=AVERAGE([.Q16:.Q25])" office:value-type="float" office:value="0" calcext:value-type="float">
            <text:p>0</text:p>
          </table:table-cell>
          <table:table-cell table:style-name="ce7" table:formula="of:=AVERAGE([.R16:.R25])" office:value-type="float" office:value="0" calcext:value-type="float">
            <text:p>0</text:p>
          </table:table-cell>
          <table:table-cell table:style-name="ce7" table:formula="of:=AVERAGE([.S16:.S25])" office:value-type="float" office:value="0" calcext:value-type="float">
            <text:p>0</text:p>
          </table:table-cell>
          <table:table-cell table:style-name="ce10" table:formula="of:=([.P26]/[.F26])*1000000" office:value-type="float" office:value="4.74612773681631" calcext:value-type="float">
            <text:p>4,7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utomobile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Global</text:p>
          </table:table-cell>
          <table:table-cell office:value-type="float" office:value="159" calcext:value-type="float">
            <text:p>159</text:p>
          </table:table-cell>
          <table:table-cell office:value-type="float" office:value="13810.3" calcext:value-type="float">
            <text:p>13810,3</text:p>
          </table:table-cell>
          <table:table-cell office:value-type="float" office:value="99.607" calcext:value-type="float">
            <text:p>99,61</text:p>
          </table:table-cell>
          <table:table-cell office:value-type="float" office:value="0.39297" calcext:value-type="float">
            <text:p>0,39</text:p>
          </table:table-cell>
          <table:table-cell office:value-type="float" office:value="44.6541" calcext:value-type="float">
            <text:p>44,65</text:p>
          </table:table-cell>
          <table:table-cell office:value-type="float" office:value="89.8734" calcext:value-type="float">
            <text:p>89,87</text:p>
          </table:table-cell>
          <table:table-cell office:value-type="float" office:value="10.1266" calcext:value-type="float">
            <text:p>10,13</text:p>
          </table:table-cell>
          <table:table-cell office:value-type="float" office:value="50.3145" calcext:value-type="float">
            <text:p>50,31</text:p>
          </table:table-cell>
          <table:table-cell office:value-type="float" office:value="0.0422344" calcext:value-type="float">
            <text:p>0,04223</text:p>
          </table:table-cell>
          <table:table-cell office:value-type="float" office:value="0.0044105" calcext:value-type="float">
            <text:p>0,00441</text:p>
          </table:table-cell>
          <table:table-cell office:value-type="float" office:value="0.0043026" calcext:value-type="float">
            <text:p>0,0043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13810.3" calcext:value-type="float">
            <text:p>13810,3</text:p>
          </table:table-cell>
          <table:table-cell office:value-type="float" office:value="99.607" calcext:value-type="float">
            <text:p>99,607</text:p>
          </table:table-cell>
          <table:table-cell office:value-type="float" office:value="0.39297" calcext:value-type="float">
            <text:p>0,39297</text:p>
          </table:table-cell>
          <table:table-cell office:value-type="float" office:value="44.6541" calcext:value-type="float">
            <text:p>44,6541</text:p>
          </table:table-cell>
          <table:table-cell office:value-type="float" office:value="87.6543" calcext:value-type="float">
            <text:p>87,6543</text:p>
          </table:table-cell>
          <table:table-cell office:value-type="float" office:value="12.3457" calcext:value-type="float">
            <text:p>12,3457</text:p>
          </table:table-cell>
          <table:table-cell office:value-type="float" office:value="49.0566" calcext:value-type="float">
            <text:p>49,0566</text:p>
          </table:table-cell>
          <table:table-cell office:value-type="float" office:value="0.0474039" calcext:value-type="float">
            <text:p>0,0474039</text:p>
          </table:table-cell>
          <table:table-cell office:value-type="float" office:value="0.0562595" calcext:value-type="float">
            <text:p>0,0562595</text:p>
          </table:table-cell>
          <table:table-cell office:value-type="float" office:value="0.0559682" calcext:value-type="float">
            <text:p>0,0559682</text:p>
          </table:table-cell>
          <table:table-cell table:formula="of:=1000000*[.AD27]/[.F27]" office:value-type="float" office:value="352.001257861635" calcext:value-type="float">
            <text:p>352,00</text:p>
          </table:table-cell>
        </table:table-row>
        <table:table-row table:style-name="ro1">
          <table:table-cell office:value-type="string" calcext:value-type="string">
            <text:p>bands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Global</text:p>
          </table:table-cell>
          <table:table-cell office:value-type="float" office:value="365" calcext:value-type="float">
            <text:p>365</text:p>
          </table:table-cell>
          <table:table-cell office:value-type="float" office:value="40108.3" calcext:value-type="float">
            <text:p>40108,3</text:p>
          </table:table-cell>
          <table:table-cell office:value-type="float" office:value="98.9404" calcext:value-type="float">
            <text:p>98,94</text:p>
          </table:table-cell>
          <table:table-cell office:value-type="float" office:value="1.0596" calcext:value-type="float">
            <text:p>1,06</text:p>
          </table:table-cell>
          <table:table-cell office:value-type="float" office:value="51.5068" calcext:value-type="float">
            <text:p>51,51</text:p>
          </table:table-cell>
          <table:table-cell office:value-type="float" office:value="68.3636" calcext:value-type="float">
            <text:p>68,36</text:p>
          </table:table-cell>
          <table:table-cell office:value-type="float" office:value="31.6364" calcext:value-type="float">
            <text:p>31,64</text:p>
          </table:table-cell>
          <table:table-cell office:value-type="float" office:value="24.6575" calcext:value-type="float">
            <text:p>24,66</text:p>
          </table:table-cell>
          <table:table-cell office:value-type="float" office:value="0.103199" calcext:value-type="float">
            <text:p>0,10320</text:p>
          </table:table-cell>
          <table:table-cell office:value-type="float" office:value="0.0143731" calcext:value-type="float">
            <text:p>0,01437</text:p>
          </table:table-cell>
          <table:table-cell office:value-type="float" office:value="0.0139821" calcext:value-type="float">
            <text:p>0,01398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40108.3" calcext:value-type="float">
            <text:p>40108,3</text:p>
          </table:table-cell>
          <table:table-cell office:value-type="float" office:value="98.9404" calcext:value-type="float">
            <text:p>98,9404</text:p>
          </table:table-cell>
          <table:table-cell office:value-type="float" office:value="1.0596" calcext:value-type="float">
            <text:p>1,0596</text:p>
          </table:table-cell>
          <table:table-cell office:value-type="float" office:value="58.9041" calcext:value-type="float">
            <text:p>58,9041</text:p>
          </table:table-cell>
          <table:table-cell office:value-type="float" office:value="66.5635" calcext:value-type="float">
            <text:p>66,5635</text:p>
          </table:table-cell>
          <table:table-cell office:value-type="float" office:value="33.4365" calcext:value-type="float">
            <text:p>33,4365</text:p>
          </table:table-cell>
          <table:table-cell office:value-type="float" office:value="11.5068" calcext:value-type="float">
            <text:p>11,5068</text:p>
          </table:table-cell>
          <table:table-cell office:value-type="float" office:value="0.108944" calcext:value-type="float">
            <text:p>0,108944</text:p>
          </table:table-cell>
          <table:table-cell office:value-type="float" office:value="0.498471" calcext:value-type="float">
            <text:p>0,498471</text:p>
          </table:table-cell>
          <table:table-cell office:value-type="float" office:value="0.497452" calcext:value-type="float">
            <text:p>0,497452</text:p>
          </table:table-cell>
          <table:table-cell table:formula="of:=1000000*[.AD28]/[.F28]" office:value-type="float" office:value="1362.88219178082" calcext:value-type="float">
            <text:p>1362,88</text:p>
          </table:table-cell>
        </table:table-row>
        <table:table-row table:style-name="ro1">
          <table:table-cell office:value-type="string" calcext:value-type="string">
            <text:p>cleveland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Global</text:p>
          </table:table-cell>
          <table:table-cell office:value-type="float" office:value="297" calcext:value-type="float">
            <text:p>297</text:p>
          </table:table-cell>
          <table:table-cell office:value-type="float" office:value="4450.3" calcext:value-type="float">
            <text:p>4450,3</text:p>
          </table:table-cell>
          <table:table-cell office:value-type="float" office:value="97.2079" calcext:value-type="float">
            <text:p>97,21</text:p>
          </table:table-cell>
          <table:table-cell office:value-type="float" office:value="2.79208" calcext:value-type="float">
            <text:p>2,79</text:p>
          </table:table-cell>
          <table:table-cell office:value-type="float" office:value="32.3232" calcext:value-type="float">
            <text:p>32,32</text:p>
          </table:table-cell>
          <table:table-cell office:value-type="float" office:value="67.1329" calcext:value-type="float">
            <text:p>67,13</text:p>
          </table:table-cell>
          <table:table-cell office:value-type="float" office:value="32.8671" calcext:value-type="float">
            <text:p>32,87</text:p>
          </table:table-cell>
          <table:table-cell office:value-type="float" office:value="51.8519" calcext:value-type="float">
            <text:p>51,85</text:p>
          </table:table-cell>
          <table:table-cell office:value-type="float" office:value="0.0106536" calcext:value-type="float">
            <text:p>0,01065</text:p>
          </table:table-cell>
          <table:table-cell office:value-type="float" office:value="0.0007366" calcext:value-type="float">
            <text:p>0,00074</text:p>
          </table:table-cell>
          <table:table-cell office:value-type="float" office:value="0.0005326" calcext:value-type="float">
            <text:p>0,00053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4450.3" calcext:value-type="float">
            <text:p>4450,3</text:p>
          </table:table-cell>
          <table:table-cell office:value-type="float" office:value="97.2079" calcext:value-type="float">
            <text:p>97,2079</text:p>
          </table:table-cell>
          <table:table-cell office:value-type="float" office:value="2.79208" calcext:value-type="float">
            <text:p>2,79208</text:p>
          </table:table-cell>
          <table:table-cell office:value-type="float" office:value="32.3232" calcext:value-type="float">
            <text:p>32,3232</text:p>
          </table:table-cell>
          <table:table-cell office:value-type="float" office:value="67.1329" calcext:value-type="float">
            <text:p>67,1329</text:p>
          </table:table-cell>
          <table:table-cell office:value-type="float" office:value="32.8671" calcext:value-type="float">
            <text:p>32,8671</text:p>
          </table:table-cell>
          <table:table-cell office:value-type="float" office:value="51.8519" calcext:value-type="float">
            <text:p>51,8519</text:p>
          </table:table-cell>
          <table:table-cell office:value-type="float" office:value="0.0109864" calcext:value-type="float">
            <text:p>0,0109864</text:p>
          </table:table-cell>
          <table:table-cell office:value-type="float" office:value="0.0221638" calcext:value-type="float">
            <text:p>0,0221638</text:p>
          </table:table-cell>
          <table:table-cell office:value-type="float" office:value="0.021888" calcext:value-type="float">
            <text:p>0,021888</text:p>
          </table:table-cell>
          <table:table-cell table:formula="of:=1000000*[.AD29]/[.F29]" office:value-type="float" office:value="73.6969696969697" calcext:value-type="float">
            <text:p>73,70</text:p>
          </table:table-cell>
        </table:table-row>
        <table:table-row table:style-name="ro1">
          <table:table-cell office:value-type="string" calcext:value-type="string">
            <text:p>ionosphere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Global</text:p>
          </table:table-cell>
          <table:table-cell office:value-type="float" office:value="351" calcext:value-type="float">
            <text:p>351</text:p>
          </table:table-cell>
          <table:table-cell office:value-type="float" office:value="90105.4" calcext:value-type="float">
            <text:p>90105,4</text:p>
          </table:table-cell>
          <table:table-cell office:value-type="float" office:value="99.9117" calcext:value-type="float">
            <text:p>99,91</text:p>
          </table:table-cell>
          <table:table-cell office:value-type="float" office:value="0.0883196" calcext:value-type="float">
            <text:p>0,09</text:p>
          </table:table-cell>
          <table:table-cell office:value-type="float" office:value="48.433" calcext:value-type="float">
            <text:p>48,43</text:p>
          </table:table-cell>
          <table:table-cell office:value-type="float" office:value="97.7011" calcext:value-type="float">
            <text:p>97,70</text:p>
          </table:table-cell>
          <table:table-cell office:value-type="float" office:value="2.29885" calcext:value-type="float">
            <text:p>2,30</text:p>
          </table:table-cell>
          <table:table-cell office:value-type="float" office:value="50.4274" calcext:value-type="float">
            <text:p>50,43</text:p>
          </table:table-cell>
          <table:table-cell office:value-type="float" office:value="0.450823" calcext:value-type="float">
            <text:p>0,45082</text:p>
          </table:table-cell>
          <table:table-cell office:value-type="float" office:value="0.0241388" calcext:value-type="float">
            <text:p>0,02414</text:p>
          </table:table-cell>
          <table:table-cell office:value-type="float" office:value="0.0236368" calcext:value-type="float">
            <text:p>0,02364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90105.4" calcext:value-type="float">
            <text:p>90105,4</text:p>
          </table:table-cell>
          <table:table-cell office:value-type="float" office:value="99.9117" calcext:value-type="float">
            <text:p>99,9117</text:p>
          </table:table-cell>
          <table:table-cell office:value-type="float" office:value="0.0883196" calcext:value-type="float">
            <text:p>0,0883196</text:p>
          </table:table-cell>
          <table:table-cell office:value-type="float" office:value="58.9744" calcext:value-type="float">
            <text:p>58,9744</text:p>
          </table:table-cell>
          <table:table-cell office:value-type="float" office:value="94.9541" calcext:value-type="float">
            <text:p>94,9541</text:p>
          </table:table-cell>
          <table:table-cell office:value-type="float" office:value="5.04587" calcext:value-type="float">
            <text:p>5,04587</text:p>
          </table:table-cell>
          <table:table-cell office:value-type="float" office:value="37.8917" calcext:value-type="float">
            <text:p>37,8917</text:p>
          </table:table-cell>
          <table:table-cell office:value-type="float" office:value="0.47648" calcext:value-type="float">
            <text:p>0,47648</text:p>
          </table:table-cell>
          <table:table-cell office:value-type="float" office:value="1.41277" calcext:value-type="float">
            <text:p>1,41277</text:p>
          </table:table-cell>
          <table:table-cell office:value-type="float" office:value="1.41177" calcext:value-type="float">
            <text:p>1,41177</text:p>
          </table:table-cell>
          <table:table-cell table:formula="of:=1000000*[.AD30]/[.F30]" office:value-type="float" office:value="4022.13675213675" calcext:value-type="float">
            <text:p>4022,14</text:p>
          </table:table-cell>
        </table:table-row>
        <table:table-row table:style-name="ro1">
          <table:table-cell office:value-type="string" calcext:value-type="string">
            <text:p>movement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Global</text:p>
          </table:table-cell>
          <table:table-cell office:value-type="float" office:value="360" calcext:value-type="float">
            <text:p>360</text:p>
          </table:table-cell>
          <table:table-cell table:style-name="ce13" office:value-type="float" office:value="1192610" calcext:value-type="float">
            <text:p>1,19E+06</text:p>
          </table:table-cell>
          <table:table-cell office:value-type="float" office:value="100" calcext:value-type="float">
            <text:p>100,00</text:p>
          </table:table-cell>
          <table:table-cell office:value-type="float" office:value="0" calcext:value-type="float">
            <text:p>0,00</text:p>
          </table:table-cell>
          <table:table-cell office:value-type="float" office:value="23.0556" calcext:value-type="float">
            <text:p>23,06</text:p>
          </table:table-cell>
          <table:table-cell office:value-type="float" office:value="100" calcext:value-type="float">
            <text:p>100,00</text:p>
          </table:table-cell>
          <table:table-cell office:value-type="float" office:value="0" calcext:value-type="float">
            <text:p>0,00</text:p>
          </table:table-cell>
          <table:table-cell office:value-type="float" office:value="76.9444" calcext:value-type="float">
            <text:p>76,94</text:p>
          </table:table-cell>
          <table:table-cell office:value-type="float" office:value="22.1044" calcext:value-type="float">
            <text:p>22,10440</text:p>
          </table:table-cell>
          <table:table-cell office:value-type="float" office:value="0.0569949" calcext:value-type="float">
            <text:p>0,05699</text:p>
          </table:table-cell>
          <table:table-cell office:value-type="float" office:value="0.0565354" calcext:value-type="float">
            <text:p>0,05654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1192610" calcext:value-type="float">
            <text:p>119261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2.5" calcext:value-type="float">
            <text:p>72,5</text:p>
          </table:table-cell>
          <table:table-cell office:value-type="float" office:value="87.8788" calcext:value-type="float">
            <text:p>87,8788</text:p>
          </table:table-cell>
          <table:table-cell office:value-type="float" office:value="12.1212" calcext:value-type="float">
            <text:p>12,1212</text:p>
          </table:table-cell>
          <table:table-cell office:value-type="float" office:value="17.5" calcext:value-type="float">
            <text:p>17,5</text:p>
          </table:table-cell>
          <table:table-cell office:value-type="float" office:value="21.7508" calcext:value-type="float">
            <text:p>21,7508</text:p>
          </table:table-cell>
          <table:table-cell office:value-type="float" office:value="25.8367" calcext:value-type="float">
            <text:p>25,8367</text:p>
          </table:table-cell>
          <table:table-cell office:value-type="float" office:value="25.8357" calcext:value-type="float">
            <text:p>25,8357</text:p>
          </table:table-cell>
          <table:table-cell table:formula="of:=1000000*[.AD31]/[.F31]" office:value-type="float" office:value="71765.8333333333" calcext:value-type="float">
            <text:p>71765,83</text:p>
          </table:table-cell>
        </table:table-row>
        <table:table-row table:style-name="ro1">
          <table:table-cell office:value-type="string" calcext:value-type="string">
            <text:p>sonar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Global</text:p>
          </table:table-cell>
          <table:table-cell office:value-type="float" office:value="208" calcext:value-type="float">
            <text:p>208</text:p>
          </table:table-cell>
          <table:table-cell office:value-type="float" office:value="327103" calcext:value-type="float">
            <text:p>327103</text:p>
          </table:table-cell>
          <table:table-cell office:value-type="float" office:value="100" calcext:value-type="float">
            <text:p>100,00</text:p>
          </table:table-cell>
          <table:table-cell table:number-columns-repeated="3" office:value-type="float" office:value="0" calcext:value-type="float">
            <text:p>0,00</text:p>
          </table:table-cell>
          <table:table-cell table:number-columns-repeated="2" office:value-type="float" office:value="100" calcext:value-type="float">
            <text:p>100,00</text:p>
          </table:table-cell>
          <table:table-cell office:value-type="float" office:value="2.87481" calcext:value-type="float">
            <text:p>2,87481</text:p>
          </table:table-cell>
          <table:table-cell office:value-type="float" office:value="0.0350597" calcext:value-type="float">
            <text:p>0,03506</text:p>
          </table:table-cell>
          <table:table-cell office:value-type="float" office:value="0.0347372" calcext:value-type="float">
            <text:p>0,03474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327103" calcext:value-type="float">
            <text:p>327103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2.6923" calcext:value-type="float">
            <text:p>32,6923</text:p>
          </table:table-cell>
          <table:table-cell office:value-type="float" office:value="97.1429" calcext:value-type="float">
            <text:p>97,1429</text:p>
          </table:table-cell>
          <table:table-cell office:value-type="float" office:value="2.85714" calcext:value-type="float">
            <text:p>2,85714</text:p>
          </table:table-cell>
          <table:table-cell office:value-type="float" office:value="66.3462" calcext:value-type="float">
            <text:p>66,3462</text:p>
          </table:table-cell>
          <table:table-cell office:value-type="float" office:value="2.80149" calcext:value-type="float">
            <text:p>2,80149</text:p>
          </table:table-cell>
          <table:table-cell office:value-type="float" office:value="3.63359" calcext:value-type="float">
            <text:p>3,63359</text:p>
          </table:table-cell>
          <table:table-cell office:value-type="float" office:value="3.6331" calcext:value-type="float">
            <text:p>3,6331</text:p>
          </table:table-cell>
          <table:table-cell table:formula="of:=1000000*[.AD32]/[.F32]" office:value-type="float" office:value="17466.8269230769" calcext:value-type="float">
            <text:p>17466,83</text:p>
          </table:table-cell>
        </table:table-row>
        <table:table-row table:style-name="ro1">
          <table:table-cell office:value-type="string" calcext:value-type="string">
            <text:p>spectfheart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Global</text:p>
          </table:table-cell>
          <table:table-cell office:value-type="float" office:value="267" calcext:value-type="float">
            <text:p>267</text:p>
          </table:table-cell>
          <table:table-cell office:value-type="float" office:value="225169" calcext:value-type="float">
            <text:p>225169</text:p>
          </table:table-cell>
          <table:table-cell office:value-type="float" office:value="100" calcext:value-type="float">
            <text:p>100,00</text:p>
          </table:table-cell>
          <table:table-cell office:value-type="float" office:value="0" calcext:value-type="float">
            <text:p>0,00</text:p>
          </table:table-cell>
          <table:table-cell office:value-type="float" office:value="1.87266" calcext:value-type="float">
            <text:p>1,87</text:p>
          </table:table-cell>
          <table:table-cell office:value-type="float" office:value="71.4286" calcext:value-type="float">
            <text:p>71,43</text:p>
          </table:table-cell>
          <table:table-cell office:value-type="float" office:value="28.5714" calcext:value-type="float">
            <text:p>28,57</text:p>
          </table:table-cell>
          <table:table-cell office:value-type="float" office:value="97.3783" calcext:value-type="float">
            <text:p>97,38</text:p>
          </table:table-cell>
          <table:table-cell office:value-type="float" office:value="1.33748" calcext:value-type="float">
            <text:p>1,33748</text:p>
          </table:table-cell>
          <table:table-cell office:value-type="float" office:value="0.0343329" calcext:value-type="float">
            <text:p>0,03433</text:p>
          </table:table-cell>
          <table:table-cell office:value-type="float" office:value="0.0339205" calcext:value-type="float">
            <text:p>0,0339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225169" calcext:value-type="float">
            <text:p>225169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47.191" calcext:value-type="float">
            <text:p>47,191</text:p>
          </table:table-cell>
          <table:table-cell office:value-type="float" office:value="63.6364" calcext:value-type="float">
            <text:p>63,6364</text:p>
          </table:table-cell>
          <table:table-cell office:value-type="float" office:value="36.3636" calcext:value-type="float">
            <text:p>36,3636</text:p>
          </table:table-cell>
          <table:table-cell office:value-type="float" office:value="25.8427" calcext:value-type="float">
            <text:p>25,8427</text:p>
          </table:table-cell>
          <table:table-cell office:value-type="float" office:value="1.29192" calcext:value-type="float">
            <text:p>1,29192</text:p>
          </table:table-cell>
          <table:table-cell office:value-type="float" office:value="3.01187" calcext:value-type="float">
            <text:p>3,01187</text:p>
          </table:table-cell>
          <table:table-cell office:value-type="float" office:value="3.01121" calcext:value-type="float">
            <text:p>3,01121</text:p>
          </table:table-cell>
          <table:table-cell table:formula="of:=1000000*[.AD33]/[.F33]" office:value-type="float" office:value="11277.9400749064" calcext:value-type="float">
            <text:p>11277,94</text:p>
          </table:table-cell>
        </table:table-row>
        <table:table-row table:style-name="ro1">
          <table:table-cell office:value-type="string" calcext:value-type="string">
            <text:p>wine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Global</text:p>
          </table:table-cell>
          <table:table-cell office:value-type="float" office:value="178" calcext:value-type="float">
            <text:p>178</text:p>
          </table:table-cell>
          <table:table-cell office:value-type="float" office:value="13023.9" calcext:value-type="float">
            <text:p>13023,9</text:p>
          </table:table-cell>
          <table:table-cell office:value-type="float" office:value="99.9089" calcext:value-type="float">
            <text:p>99,91</text:p>
          </table:table-cell>
          <table:table-cell office:value-type="float" office:value="0.0911152" calcext:value-type="float">
            <text:p>0,09</text:p>
          </table:table-cell>
          <table:table-cell office:value-type="float" office:value="90.4494" calcext:value-type="float">
            <text:p>90,45</text:p>
          </table:table-cell>
          <table:table-cell office:value-type="float" office:value="96.4072" calcext:value-type="float">
            <text:p>96,41</text:p>
          </table:table-cell>
          <table:table-cell office:value-type="float" office:value="3.59281" calcext:value-type="float">
            <text:p>3,59</text:p>
          </table:table-cell>
          <table:table-cell office:value-type="float" office:value="6.17978" calcext:value-type="float">
            <text:p>6,18</text:p>
          </table:table-cell>
          <table:table-cell office:value-type="float" office:value="0.0239396" calcext:value-type="float">
            <text:p>0,02394</text:p>
          </table:table-cell>
          <table:table-cell office:value-type="float" office:value="0.0017892" calcext:value-type="float">
            <text:p>0,00179</text:p>
          </table:table-cell>
          <table:table-cell office:value-type="float" office:value="0.0016567" calcext:value-type="float">
            <text:p>0,00166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13023.9" calcext:value-type="float">
            <text:p>13023,9</text:p>
          </table:table-cell>
          <table:table-cell office:value-type="float" office:value="99.9089" calcext:value-type="float">
            <text:p>99,9089</text:p>
          </table:table-cell>
          <table:table-cell office:value-type="float" office:value="0.0911152" calcext:value-type="float">
            <text:p>0,0911152</text:p>
          </table:table-cell>
          <table:table-cell office:value-type="float" office:value="93.2584" calcext:value-type="float">
            <text:p>93,2584</text:p>
          </table:table-cell>
          <table:table-cell office:value-type="float" office:value="95.9538" calcext:value-type="float">
            <text:p>95,9538</text:p>
          </table:table-cell>
          <table:table-cell office:value-type="float" office:value="4.04624" calcext:value-type="float">
            <text:p>4,04624</text:p>
          </table:table-cell>
          <table:table-cell office:value-type="float" office:value="2.80899" calcext:value-type="float">
            <text:p>2,80899</text:p>
          </table:table-cell>
          <table:table-cell office:value-type="float" office:value="0.0227395" calcext:value-type="float">
            <text:p>0,0227395</text:p>
          </table:table-cell>
          <table:table-cell office:value-type="float" office:value="0.0406335" calcext:value-type="float">
            <text:p>0,0406335</text:p>
          </table:table-cell>
          <table:table-cell office:value-type="float" office:value="0.0404858" calcext:value-type="float">
            <text:p>0,0404858</text:p>
          </table:table-cell>
          <table:table-cell table:formula="of:=1000000*[.AD34]/[.F34]" office:value-type="float" office:value="227.448314606742" calcext:value-type="float">
            <text:p>227,45</text:p>
          </table:table-cell>
        </table:table-row>
        <table:table-row table:style-name="ro1">
          <table:table-cell table:style-name="ce7" table:number-columns-repeated="5"/>
          <table:table-cell table:style-name="ce10" table:formula="of:=AVERAGE([.F27:.F34])" office:value-type="float" office:value="273.125" calcext:value-type="float">
            <text:p>273,13</text:p>
          </table:table-cell>
          <table:table-cell table:style-name="ce10" table:formula="of:=AVERAGE([.G27:.G34])" office:value-type="float" office:value="238297.525" calcext:value-type="float">
            <text:p>238297,53</text:p>
          </table:table-cell>
          <table:table-cell table:style-name="ce10" table:formula="of:=AVERAGE([.H27:.H34])" office:value-type="float" office:value="99.4469875" calcext:value-type="float">
            <text:p>99,45</text:p>
          </table:table-cell>
          <table:table-cell table:style-name="ce10" table:formula="of:=AVERAGE([.I27:.I34])" office:value-type="float" office:value="0.5530106" calcext:value-type="float">
            <text:p>0,55</text:p>
          </table:table-cell>
          <table:table-cell table:style-name="ce10" table:formula="of:=AVERAGE([.J27:.J34])" office:value-type="float" office:value="36.536845" calcext:value-type="float">
            <text:p>36,54</text:p>
          </table:table-cell>
          <table:table-cell table:style-name="ce10" table:formula="of:=AVERAGE([.K27:.K34])" office:value-type="float" office:value="73.86335" calcext:value-type="float">
            <text:p>73,86</text:p>
          </table:table-cell>
          <table:table-cell table:style-name="ce10" table:formula="of:=AVERAGE([.L27:.L34])" office:value-type="float" office:value="26.136645" calcext:value-type="float">
            <text:p>26,14</text:p>
          </table:table-cell>
          <table:table-cell table:style-name="ce10" table:formula="of:=AVERAGE([.M27:.M34])" office:value-type="float" office:value="57.2192225" calcext:value-type="float">
            <text:p>57,22</text:p>
          </table:table-cell>
          <table:table-cell table:style-name="ce12" table:formula="of:=AVERAGE([.N27:.N34])" office:value-type="float" office:value="3.36844245" calcext:value-type="float">
            <text:p>3,36844</text:p>
          </table:table-cell>
          <table:table-cell table:style-name="ce12" table:formula="of:=AVERAGE([.O27:.O34])" office:value-type="float" office:value="0.0214794625" calcext:value-type="float">
            <text:p>0,02148</text:p>
          </table:table-cell>
          <table:table-cell table:style-name="ce12" table:formula="of:=AVERAGE([.P27:.P34])" office:value-type="float" office:value="0.0211629875" calcext:value-type="float">
            <text:p>0,02116</text:p>
          </table:table-cell>
          <table:table-cell table:style-name="ce7" table:formula="of:=AVERAGE([.Q23:.Q34])" office:value-type="float" office:value="0" calcext:value-type="float">
            <text:p>0</text:p>
          </table:table-cell>
          <table:table-cell table:style-name="ce7" table:formula="of:=AVERAGE([.R23:.R34])" office:value-type="float" office:value="0" calcext:value-type="float">
            <text:p>0</text:p>
          </table:table-cell>
          <table:table-cell table:style-name="ce7" table:formula="of:=AVERAGE([.S23:.S34])" office:value-type="float" office:value="0" calcext:value-type="float">
            <text:p>0</text:p>
          </table:table-cell>
          <table:table-cell table:style-name="ce10" table:formula="of:=([.P35]/[.F35])*1000000" office:value-type="float" office:value="77.4846224256293" calcext:value-type="float">
            <text:p>77,48</text:p>
          </table:table-cell>
          <table:table-cell table:style-name="ce10" table:formula="of:=AVERAGE([.U27:.U34])" office:value-type="float" office:value="238297.525" calcext:value-type="float">
            <text:p>238297,53</text:p>
          </table:table-cell>
          <table:table-cell table:style-name="ce10" table:formula="of:=AVERAGE([.V27:.V34])" office:value-type="float" office:value="99.4469875" calcext:value-type="float">
            <text:p>99,45</text:p>
          </table:table-cell>
          <table:table-cell table:style-name="ce10" table:formula="of:=AVERAGE([.W27:.W34])" office:value-type="float" office:value="0.5530106" calcext:value-type="float">
            <text:p>0,55</text:p>
          </table:table-cell>
          <table:table-cell table:style-name="ce10" table:formula="of:=AVERAGE([.X27:.X34])" office:value-type="float" office:value="55.0621875" calcext:value-type="float">
            <text:p>55,06</text:p>
          </table:table-cell>
          <table:table-cell table:style-name="ce10" table:formula="of:=AVERAGE([.Y27:.Y34])" office:value-type="float" office:value="82.6145875" calcext:value-type="float">
            <text:p>82,61</text:p>
          </table:table-cell>
          <table:table-cell table:style-name="ce10" table:formula="of:=AVERAGE([.Z27:.Z34])" office:value-type="float" office:value="17.38541875" calcext:value-type="float">
            <text:p>17,39</text:p>
          </table:table-cell>
          <table:table-cell table:style-name="ce12" table:formula="of:=AVERAGE([.AA27:.AA34])" office:value-type="float" office:value="32.85061125" calcext:value-type="float">
            <text:p>32,85061</text:p>
          </table:table-cell>
          <table:table-cell table:style-name="ce12" table:formula="of:=AVERAGE([.AB27:.AB34])" office:value-type="float" office:value="3.313845475" calcext:value-type="float">
            <text:p>3,31385</text:p>
          </table:table-cell>
          <table:table-cell table:style-name="ce12" table:formula="of:=AVERAGE([.AC27:.AC34])" office:value-type="float" office:value="4.314057225" calcext:value-type="float">
            <text:p>4,31406</text:p>
          </table:table-cell>
          <table:table-cell table:style-name="ce12" table:formula="of:=AVERAGE([.AD27:.AD34])" office:value-type="float" office:value="4.31344675" calcext:value-type="float">
            <text:p>4,31345</text:p>
          </table:table-cell>
          <table:table-cell table:style-name="ce10" table:formula="of:=AVERAGE([.AE27:.AE34])" office:value-type="float" office:value="13318.5957271749" calcext:value-type="float">
            <text:p>13318,60</text:p>
          </table:table-cell>
        </table:table-row>
        <table:table-row table:style-name="ro1">
          <table:table-cell office:value-type="string" calcext:value-type="string">
            <text:p>vehicle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Global</text:p>
          </table:table-cell>
          <table:table-cell office:value-type="float" office:value="846" calcext:value-type="float">
            <text:p>846</text:p>
          </table:table-cell>
          <table:table-cell office:value-type="float" office:value="95891.7" calcext:value-type="float">
            <text:p>95891,7</text:p>
          </table:table-cell>
          <table:table-cell office:value-type="float" office:value="93.7365" calcext:value-type="float">
            <text:p>93,74</text:p>
          </table:table-cell>
          <table:table-cell office:value-type="float" office:value="6.26353" calcext:value-type="float">
            <text:p>6,26</text:p>
          </table:table-cell>
          <table:table-cell office:value-type="float" office:value="64.7754" calcext:value-type="float">
            <text:p>64,78</text:p>
          </table:table-cell>
          <table:table-cell office:value-type="float" office:value="65.7074" calcext:value-type="float">
            <text:p>65,71</text:p>
          </table:table-cell>
          <table:table-cell office:value-type="float" office:value="34.2926" calcext:value-type="float">
            <text:p>34,29</text:p>
          </table:table-cell>
          <table:table-cell office:value-type="float" office:value="1.41844" calcext:value-type="float">
            <text:p>1,42</text:p>
          </table:table-cell>
          <table:table-cell office:value-type="float" office:value="0.297459" calcext:value-type="float">
            <text:p>0,29746</text:p>
          </table:table-cell>
          <table:table-cell office:value-type="float" office:value="0.0204227" calcext:value-type="float">
            <text:p>0,02042</text:p>
          </table:table-cell>
          <table:table-cell office:value-type="float" office:value="0.0195515" calcext:value-type="float">
            <text:p>0,01955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95891.7" calcext:value-type="float">
            <text:p>95891,7</text:p>
          </table:table-cell>
          <table:table-cell office:value-type="float" office:value="93.7365" calcext:value-type="float">
            <text:p>93,7365</text:p>
          </table:table-cell>
          <table:table-cell office:value-type="float" office:value="6.26353" calcext:value-type="float">
            <text:p>6,26353</text:p>
          </table:table-cell>
          <table:table-cell office:value-type="float" office:value="65.6028" calcext:value-type="float">
            <text:p>65,6028</text:p>
          </table:table-cell>
          <table:table-cell office:value-type="float" office:value="65.9145" calcext:value-type="float">
            <text:p>65,9145</text:p>
          </table:table-cell>
          <table:table-cell office:value-type="float" office:value="34.0855" calcext:value-type="float">
            <text:p>34,0855</text:p>
          </table:table-cell>
          <table:table-cell office:value-type="float" office:value="0.472813" calcext:value-type="float">
            <text:p>0,472813</text:p>
          </table:table-cell>
          <table:table-cell office:value-type="float" office:value="0.298206" calcext:value-type="float">
            <text:p>0,298206</text:p>
          </table:table-cell>
          <table:table-cell office:value-type="float" office:value="3.13203" calcext:value-type="float">
            <text:p>3,13203</text:p>
          </table:table-cell>
          <table:table-cell office:value-type="float" office:value="3.12982" calcext:value-type="float">
            <text:p>3,12982</text:p>
          </table:table-cell>
          <table:table-cell table:formula="of:=1000000*[.AD36]/[.F36]" office:value-type="float" office:value="3699.55082742317" calcext:value-type="float">
            <text:p>3699,55</text:p>
          </table:table-cell>
        </table:table-row>
        <table:table-row table:style-name="ro1">
          <table:table-cell office:value-type="string" calcext:value-type="string">
            <text:p>vowel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lobal</text:p>
          </table:table-cell>
          <table:table-cell office:value-type="float" office:value="990" calcext:value-type="float">
            <text:p>990</text:p>
          </table:table-cell>
          <table:table-cell office:value-type="float" office:value="30983.8" calcext:value-type="float">
            <text:p>30983,8</text:p>
          </table:table-cell>
          <table:table-cell office:value-type="float" office:value="91.0785" calcext:value-type="float">
            <text:p>91,08</text:p>
          </table:table-cell>
          <table:table-cell office:value-type="float" office:value="8.92151" calcext:value-type="float">
            <text:p>8,92</text:p>
          </table:table-cell>
          <table:table-cell table:number-columns-repeated="2" office:value-type="float" office:value="94.1414" calcext:value-type="float">
            <text:p>94,14</text:p>
          </table:table-cell>
          <table:table-cell office:value-type="float" office:value="5.85859" calcext:value-type="float">
            <text:p>5,86</text:p>
          </table:table-cell>
          <table:table-cell office:value-type="float" office:value="0" calcext:value-type="float">
            <text:p>0,00</text:p>
          </table:table-cell>
          <table:table-cell office:value-type="float" office:value="0.106447" calcext:value-type="float">
            <text:p>0,10645</text:p>
          </table:table-cell>
          <table:table-cell office:value-type="float" office:value="0.0032783" calcext:value-type="float">
            <text:p>0,00328</text:p>
          </table:table-cell>
          <table:table-cell office:value-type="float" office:value="0.0024876" calcext:value-type="float">
            <text:p>0,00249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30983.8" calcext:value-type="float">
            <text:p>30983,8</text:p>
          </table:table-cell>
          <table:table-cell office:value-type="float" office:value="91.0785" calcext:value-type="float">
            <text:p>91,0785</text:p>
          </table:table-cell>
          <table:table-cell office:value-type="float" office:value="8.92151" calcext:value-type="float">
            <text:p>8,92151</text:p>
          </table:table-cell>
          <table:table-cell table:number-columns-repeated="2" office:value-type="float" office:value="94.1414" calcext:value-type="float">
            <text:p>94,1414</text:p>
          </table:table-cell>
          <table:table-cell office:value-type="float" office:value="5.85859" calcext:value-type="float">
            <text:p>5,85859</text:p>
          </table:table-cell>
          <table:table-cell office:value-type="float" office:value="0" calcext:value-type="float">
            <text:p>0</text:p>
          </table:table-cell>
          <table:table-cell office:value-type="float" office:value="0.101431" calcext:value-type="float">
            <text:p>0,101431</text:p>
          </table:table-cell>
          <table:table-cell office:value-type="float" office:value="0.938382" calcext:value-type="float">
            <text:p>0,938382</text:p>
          </table:table-cell>
          <table:table-cell office:value-type="float" office:value="0.936269" calcext:value-type="float">
            <text:p>0,936269</text:p>
          </table:table-cell>
          <table:table-cell table:formula="of:=1000000*[.AD37]/[.F37]" office:value-type="float" office:value="945.726262626263" calcext:value-type="float">
            <text:p>945,73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Global</text:p>
          </table:table-cell>
          <table:table-cell office:value-type="float" office:value="2310" calcext:value-type="float">
            <text:p>2310</text:p>
          </table:table-cell>
          <table:table-cell office:value-type="float" office:value="88459.2" calcext:value-type="float">
            <text:p>88459,2</text:p>
          </table:table-cell>
          <table:table-cell office:value-type="float" office:value="92.5813" calcext:value-type="float">
            <text:p>92,58</text:p>
          </table:table-cell>
          <table:table-cell office:value-type="float" office:value="7.41875" calcext:value-type="float">
            <text:p>7,42</text:p>
          </table:table-cell>
          <table:table-cell office:value-type="float" office:value="92.2511" calcext:value-type="float">
            <text:p>92,25</text:p>
          </table:table-cell>
          <table:table-cell office:value-type="float" office:value="93.3012" calcext:value-type="float">
            <text:p>93,30</text:p>
          </table:table-cell>
          <table:table-cell office:value-type="float" office:value="6.69877" calcext:value-type="float">
            <text:p>6,70</text:p>
          </table:table-cell>
          <table:table-cell office:value-type="float" office:value="1.12554" calcext:value-type="float">
            <text:p>1,13</text:p>
          </table:table-cell>
          <table:table-cell office:value-type="float" office:value="0.54675" calcext:value-type="float">
            <text:p>0,54675</text:p>
          </table:table-cell>
          <table:table-cell office:value-type="float" office:value="0.02399" calcext:value-type="float">
            <text:p>0,02399</text:p>
          </table:table-cell>
          <table:table-cell office:value-type="float" office:value="0.0218843" calcext:value-type="float">
            <text:p>0,02188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88459.2" calcext:value-type="float">
            <text:p>88459,2</text:p>
          </table:table-cell>
          <table:table-cell office:value-type="float" office:value="92.5813" calcext:value-type="float">
            <text:p>92,5813</text:p>
          </table:table-cell>
          <table:table-cell office:value-type="float" office:value="7.41875" calcext:value-type="float">
            <text:p>7,41875</text:p>
          </table:table-cell>
          <table:table-cell office:value-type="float" office:value="92.5541" calcext:value-type="float">
            <text:p>92,5541</text:p>
          </table:table-cell>
          <table:table-cell office:value-type="float" office:value="93.1997" calcext:value-type="float">
            <text:p>93,1997</text:p>
          </table:table-cell>
          <table:table-cell office:value-type="float" office:value="6.80035" calcext:value-type="float">
            <text:p>6,80035</text:p>
          </table:table-cell>
          <table:table-cell office:value-type="float" office:value="0.692641" calcext:value-type="float">
            <text:p>0,692641</text:p>
          </table:table-cell>
          <table:table-cell office:value-type="float" office:value="0.544784" calcext:value-type="float">
            <text:p>0,544784</text:p>
          </table:table-cell>
          <table:table-cell office:value-type="float" office:value="7.06575" calcext:value-type="float">
            <text:p>7,06575</text:p>
          </table:table-cell>
          <table:table-cell office:value-type="float" office:value="7.05958" calcext:value-type="float">
            <text:p>7,05958</text:p>
          </table:table-cell>
          <table:table-cell table:formula="of:=1000000*[.AD38]/[.F38]" office:value-type="float" office:value="3056.09523809524" calcext:value-type="float">
            <text:p>3056,10</text:p>
          </table:table-cell>
        </table:table-row>
        <table:table-row table:style-name="ro1">
          <table:table-cell office:value-type="string" calcext:value-type="string">
            <text:p>winequality-red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lobal</text:p>
          </table:table-cell>
          <table:table-cell office:value-type="float" office:value="1599" calcext:value-type="float">
            <text:p>1599</text:p>
          </table:table-cell>
          <table:table-cell office:value-type="float" office:value="22602" calcext:value-type="float">
            <text:p>22602</text:p>
          </table:table-cell>
          <table:table-cell office:value-type="float" office:value="65.8457" calcext:value-type="float">
            <text:p>65,85</text:p>
          </table:table-cell>
          <table:table-cell office:value-type="float" office:value="34.1543" calcext:value-type="float">
            <text:p>34,15</text:p>
          </table:table-cell>
          <table:table-cell office:value-type="float" office:value="60.1626" calcext:value-type="float">
            <text:p>60,16</text:p>
          </table:table-cell>
          <table:table-cell office:value-type="float" office:value="60.3892" calcext:value-type="float">
            <text:p>60,39</text:p>
          </table:table-cell>
          <table:table-cell office:value-type="float" office:value="39.6108" calcext:value-type="float">
            <text:p>39,61</text:p>
          </table:table-cell>
          <table:table-cell office:value-type="float" office:value="0.375235" calcext:value-type="float">
            <text:p>0,38</text:p>
          </table:table-cell>
          <table:table-cell office:value-type="float" office:value="0.129814" calcext:value-type="float">
            <text:p>0,12981</text:p>
          </table:table-cell>
          <table:table-cell office:value-type="float" office:value="0.0107467" calcext:value-type="float">
            <text:p>0,01075</text:p>
          </table:table-cell>
          <table:table-cell office:value-type="float" office:value="0.0093321" calcext:value-type="float">
            <text:p>0,00933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22602" calcext:value-type="float">
            <text:p>22602</text:p>
          </table:table-cell>
          <table:table-cell office:value-type="float" office:value="65.8457" calcext:value-type="float">
            <text:p>65,8457</text:p>
          </table:table-cell>
          <table:table-cell office:value-type="float" office:value="34.1543" calcext:value-type="float">
            <text:p>34,1543</text:p>
          </table:table-cell>
          <table:table-cell office:value-type="float" office:value="60.1626" calcext:value-type="float">
            <text:p>60,1626</text:p>
          </table:table-cell>
          <table:table-cell office:value-type="float" office:value="60.3892" calcext:value-type="float">
            <text:p>60,3892</text:p>
          </table:table-cell>
          <table:table-cell office:value-type="float" office:value="39.6108" calcext:value-type="float">
            <text:p>39,6108</text:p>
          </table:table-cell>
          <table:table-cell office:value-type="float" office:value="0.375235" calcext:value-type="float">
            <text:p>0,375235</text:p>
          </table:table-cell>
          <table:table-cell office:value-type="float" office:value="0.120617" calcext:value-type="float">
            <text:p>0,120617</text:p>
          </table:table-cell>
          <table:table-cell office:value-type="float" office:value="0.94541" calcext:value-type="float">
            <text:p>0,94541</text:p>
          </table:table-cell>
          <table:table-cell office:value-type="float" office:value="0.943164" calcext:value-type="float">
            <text:p>0,943164</text:p>
          </table:table-cell>
          <table:table-cell table:formula="of:=1000000*[.AD39]/[.F39]" office:value-type="float" office:value="589.846153846154" calcext:value-type="float">
            <text:p>589,85</text:p>
          </table:table-cell>
        </table:table-row>
        <table:table-row table:style-name="ro1">
          <table:table-cell office:value-type="string" calcext:value-type="string">
            <text:p>winequality-white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lobal</text:p>
          </table:table-cell>
          <table:table-cell office:value-type="float" office:value="4898" calcext:value-type="float">
            <text:p>4898</text:p>
          </table:table-cell>
          <table:table-cell office:value-type="float" office:value="24218.2" calcext:value-type="float">
            <text:p>24218,2</text:p>
          </table:table-cell>
          <table:table-cell office:value-type="float" office:value="54.0421" calcext:value-type="float">
            <text:p>54,04</text:p>
          </table:table-cell>
          <table:table-cell office:value-type="float" office:value="45.9579" calcext:value-type="float">
            <text:p>45,96</text:p>
          </table:table-cell>
          <table:table-cell office:value-type="float" office:value="53.8179" calcext:value-type="float">
            <text:p>53,82</text:p>
          </table:table-cell>
          <table:table-cell office:value-type="float" office:value="53.8729" calcext:value-type="float">
            <text:p>53,87</text:p>
          </table:table-cell>
          <table:table-cell office:value-type="float" office:value="46.1271" calcext:value-type="float">
            <text:p>46,13</text:p>
          </table:table-cell>
          <table:table-cell office:value-type="float" office:value="0.102082" calcext:value-type="float">
            <text:p>0,10</text:p>
          </table:table-cell>
          <table:table-cell office:value-type="float" office:value="0.317913" calcext:value-type="float">
            <text:p>0,31791</text:p>
          </table:table-cell>
          <table:table-cell office:value-type="float" office:value="0.0404881" calcext:value-type="float">
            <text:p>0,04049</text:p>
          </table:table-cell>
          <table:table-cell office:value-type="float" office:value="0.0370688" calcext:value-type="float">
            <text:p>0,03707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24218.2" calcext:value-type="float">
            <text:p>24218,2</text:p>
          </table:table-cell>
          <table:table-cell office:value-type="float" office:value="54.0421" calcext:value-type="float">
            <text:p>54,0421</text:p>
          </table:table-cell>
          <table:table-cell office:value-type="float" office:value="45.9579" calcext:value-type="float">
            <text:p>45,9579</text:p>
          </table:table-cell>
          <table:table-cell office:value-type="float" office:value="53.8179" calcext:value-type="float">
            <text:p>53,8179</text:p>
          </table:table-cell>
          <table:table-cell office:value-type="float" office:value="53.8729" calcext:value-type="float">
            <text:p>53,8729</text:p>
          </table:table-cell>
          <table:table-cell office:value-type="float" office:value="46.1271" calcext:value-type="float">
            <text:p>46,1271</text:p>
          </table:table-cell>
          <table:table-cell office:value-type="float" office:value="0.102082" calcext:value-type="float">
            <text:p>0,102082</text:p>
          </table:table-cell>
          <table:table-cell office:value-type="float" office:value="0.333933" calcext:value-type="float">
            <text:p>0,333933</text:p>
          </table:table-cell>
          <table:table-cell office:value-type="float" office:value="3.65929" calcext:value-type="float">
            <text:p>3,65929</text:p>
          </table:table-cell>
          <table:table-cell office:value-type="float" office:value="3.6512" calcext:value-type="float">
            <text:p>3,6512</text:p>
          </table:table-cell>
          <table:table-cell table:formula="of:=1000000*[.AD40]/[.F40]" office:value-type="float" office:value="745.447121273989" calcext:value-type="float">
            <text:p>745,45</text:p>
          </table:table-cell>
        </table:table-row>
        <table:table-row table:style-name="ro1">
          <table:table-cell office:value-type="string" calcext:value-type="string">
            <text:p>spambase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Global</text:p>
          </table:table-cell>
          <table:table-cell office:value-type="float" office:value="4597" calcext:value-type="float">
            <text:p>4597</text:p>
          </table:table-cell>
          <table:table-cell office:value-type="float" office:value="139271" calcext:value-type="float">
            <text:p>139271</text:p>
          </table:table-cell>
          <table:table-cell office:value-type="float" office:value="87.541" calcext:value-type="float">
            <text:p>87,54</text:p>
          </table:table-cell>
          <table:table-cell office:value-type="float" office:value="12.459" calcext:value-type="float">
            <text:p>12,46</text:p>
          </table:table-cell>
          <table:table-cell office:value-type="float" office:value="85.5123" calcext:value-type="float">
            <text:p>85,51</text:p>
          </table:table-cell>
          <table:table-cell office:value-type="float" office:value="87.0846" calcext:value-type="float">
            <text:p>87,08</text:p>
          </table:table-cell>
          <table:table-cell office:value-type="float" office:value="12.9154" calcext:value-type="float">
            <text:p>12,92</text:p>
          </table:table-cell>
          <table:table-cell office:value-type="float" office:value="1.80553" calcext:value-type="float">
            <text:p>1,81</text:p>
          </table:table-cell>
          <table:table-cell office:value-type="float" office:value="2.99015" calcext:value-type="float">
            <text:p>2,99015</text:p>
          </table:table-cell>
          <table:table-cell office:value-type="float" office:value="0.0577413" calcext:value-type="float">
            <text:p>0,05774</text:p>
          </table:table-cell>
          <table:table-cell office:value-type="float" office:value="0.0536237" calcext:value-type="float">
            <text:p>0,0536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139271" calcext:value-type="float">
            <text:p>139271</text:p>
          </table:table-cell>
          <table:table-cell office:value-type="float" office:value="87.541" calcext:value-type="float">
            <text:p>87,541</text:p>
          </table:table-cell>
          <table:table-cell office:value-type="float" office:value="12.459" calcext:value-type="float">
            <text:p>12,459</text:p>
          </table:table-cell>
          <table:table-cell office:value-type="float" office:value="85.6428" calcext:value-type="float">
            <text:p>85,6428</text:p>
          </table:table-cell>
          <table:table-cell office:value-type="float" office:value="87.1018" calcext:value-type="float">
            <text:p>87,1018</text:p>
          </table:table-cell>
          <table:table-cell office:value-type="float" office:value="12.8982" calcext:value-type="float">
            <text:p>12,8982</text:p>
          </table:table-cell>
          <table:table-cell office:value-type="float" office:value="1.67501" calcext:value-type="float">
            <text:p>1,67501</text:p>
          </table:table-cell>
          <table:table-cell office:value-type="float" office:value="3.01084" calcext:value-type="float">
            <text:p>3,01084</text:p>
          </table:table-cell>
          <table:table-cell office:value-type="float" office:value="39.6155" calcext:value-type="float">
            <text:p>39,6155</text:p>
          </table:table-cell>
          <table:table-cell office:value-type="float" office:value="39.6035" calcext:value-type="float">
            <text:p>39,6035</text:p>
          </table:table-cell>
          <table:table-cell table:formula="of:=1000000*[.AD41]/[.F41]" office:value-type="float" office:value="8615.07504894496" calcext:value-type="float">
            <text:p>8615,08</text:p>
          </table:table-cell>
        </table:table-row>
        <table:table-row table:style-name="ro1">
          <table:table-cell office:value-type="string" calcext:value-type="string">
            <text:p>penbased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lobal</text:p>
          </table:table-cell>
          <table:table-cell office:value-type="float" office:value="10992" calcext:value-type="float">
            <text:p>10992</text:p>
          </table:table-cell>
          <table:table-cell office:value-type="float" office:value="377314" calcext:value-type="float">
            <text:p>377314</text:p>
          </table:table-cell>
          <table:table-cell office:value-type="float" office:value="99.2937" calcext:value-type="float">
            <text:p>99,29</text:p>
          </table:table-cell>
          <table:table-cell office:value-type="float" office:value="0.706274" calcext:value-type="float">
            <text:p>0,71</text:p>
          </table:table-cell>
          <table:table-cell office:value-type="float" office:value="98.4807" calcext:value-type="float">
            <text:p>98,48</text:p>
          </table:table-cell>
          <table:table-cell office:value-type="float" office:value="99.1754" calcext:value-type="float">
            <text:p>99,18</text:p>
          </table:table-cell>
          <table:table-cell office:value-type="float" office:value="0.824553" calcext:value-type="float">
            <text:p>0,82</text:p>
          </table:table-cell>
          <table:table-cell office:value-type="float" office:value="0.700509" calcext:value-type="float">
            <text:p>0,70</text:p>
          </table:table-cell>
          <table:table-cell office:value-type="float" office:value="1.67692" calcext:value-type="float">
            <text:p>1,67692</text:p>
          </table:table-cell>
          <table:table-cell office:value-type="float" office:value="0.0563611" calcext:value-type="float">
            <text:p>0,05636</text:p>
          </table:table-cell>
          <table:table-cell office:value-type="float" office:value="0.0481785" calcext:value-type="float">
            <text:p>0,04818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377314" calcext:value-type="float">
            <text:p>377314</text:p>
          </table:table-cell>
          <table:table-cell office:value-type="float" office:value="99.2937" calcext:value-type="float">
            <text:p>99,2937</text:p>
          </table:table-cell>
          <table:table-cell office:value-type="float" office:value="0.706274" calcext:value-type="float">
            <text:p>0,706274</text:p>
          </table:table-cell>
          <table:table-cell office:value-type="float" office:value="98.69" calcext:value-type="float">
            <text:p>98,69</text:p>
          </table:table-cell>
          <table:table-cell office:value-type="float" office:value="99.159" calcext:value-type="float">
            <text:p>99,159</text:p>
          </table:table-cell>
          <table:table-cell office:value-type="float" office:value="0.840951" calcext:value-type="float">
            <text:p>0,840951</text:p>
          </table:table-cell>
          <table:table-cell office:value-type="float" office:value="0.473071" calcext:value-type="float">
            <text:p>0,473071</text:p>
          </table:table-cell>
          <table:table-cell office:value-type="float" office:value="1.70288" calcext:value-type="float">
            <text:p>1,70288</text:p>
          </table:table-cell>
          <table:table-cell office:value-type="float" office:value="134.401" calcext:value-type="float">
            <text:p>134,401</text:p>
          </table:table-cell>
          <table:table-cell office:value-type="float" office:value="134.369" calcext:value-type="float">
            <text:p>134,369</text:p>
          </table:table-cell>
          <table:table-cell table:formula="of:=1000000*[.AD42]/[.F42]" office:value-type="float" office:value="12224.2540029112" calcext:value-type="float">
            <text:p>12224,25</text:p>
          </table:table-cell>
        </table:table-row>
        <table:table-row table:style-name="ro1">
          <table:table-cell office:value-type="string" calcext:value-type="string">
            <text:p>ring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lobal</text:p>
          </table:table-cell>
          <table:table-cell office:value-type="float" office:value="7400" calcext:value-type="float">
            <text:p>7400</text:p>
          </table:table-cell>
          <table:table-cell office:value-type="float" office:value="857583" calcext:value-type="float">
            <text:p>857583</text:p>
          </table:table-cell>
          <table:table-cell office:value-type="float" office:value="95.9759" calcext:value-type="float">
            <text:p>95,98</text:p>
          </table:table-cell>
          <table:table-cell office:value-type="float" office:value="4.02411" calcext:value-type="float">
            <text:p>4,02</text:p>
          </table:table-cell>
          <table:table-cell office:value-type="float" office:value="70.8378" calcext:value-type="float">
            <text:p>70,84</text:p>
          </table:table-cell>
          <table:table-cell office:value-type="float" office:value="75.5658" calcext:value-type="float">
            <text:p>75,57</text:p>
          </table:table-cell>
          <table:table-cell office:value-type="float" office:value="24.4342" calcext:value-type="float">
            <text:p>24,43</text:p>
          </table:table-cell>
          <table:table-cell office:value-type="float" office:value="6.25676" calcext:value-type="float">
            <text:p>6,26</text:p>
          </table:table-cell>
          <table:table-cell office:value-type="float" office:value="3.6156" calcext:value-type="float">
            <text:p>3,61560</text:p>
          </table:table-cell>
          <table:table-cell office:value-type="float" office:value="0.172439" calcext:value-type="float">
            <text:p>0,17244</text:p>
          </table:table-cell>
          <table:table-cell office:value-type="float" office:value="0.166832" calcext:value-type="float">
            <text:p>0,16683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857583" calcext:value-type="float">
            <text:p>857583</text:p>
          </table:table-cell>
          <table:table-cell office:value-type="float" office:value="95.9759" calcext:value-type="float">
            <text:p>95,9759</text:p>
          </table:table-cell>
          <table:table-cell office:value-type="float" office:value="4.02411" calcext:value-type="float">
            <text:p>4,02411</text:p>
          </table:table-cell>
          <table:table-cell office:value-type="float" office:value="74.9189" calcext:value-type="float">
            <text:p>74,9189</text:p>
          </table:table-cell>
          <table:table-cell office:value-type="float" office:value="75.0711" calcext:value-type="float">
            <text:p>75,0711</text:p>
          </table:table-cell>
          <table:table-cell office:value-type="float" office:value="24.9289" calcext:value-type="float">
            <text:p>24,9289</text:p>
          </table:table-cell>
          <table:table-cell office:value-type="float" office:value="0.202703" calcext:value-type="float">
            <text:p>0,202703</text:p>
          </table:table-cell>
          <table:table-cell office:value-type="float" office:value="3.78961" calcext:value-type="float">
            <text:p>3,78961</text:p>
          </table:table-cell>
          <table:table-cell office:value-type="float" office:value="276.625" calcext:value-type="float">
            <text:p>276,625</text:p>
          </table:table-cell>
          <table:table-cell office:value-type="float" office:value="276.603" calcext:value-type="float">
            <text:p>276,603</text:p>
          </table:table-cell>
          <table:table-cell table:formula="of:=1000000*[.AD43]/[.F43]" office:value-type="float" office:value="37378.7837837838" calcext:value-type="float">
            <text:p>37378,78</text:p>
          </table:table-cell>
        </table:table-row>
        <table:table-row table:style-name="ro1">
          <table:table-cell office:value-type="string" calcext:value-type="string">
            <text:p>twonorm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lobal</text:p>
          </table:table-cell>
          <table:table-cell office:value-type="float" office:value="7400" calcext:value-type="float">
            <text:p>7400</text:p>
          </table:table-cell>
          <table:table-cell office:value-type="float" office:value="1339850" calcext:value-type="float">
            <text:p>1339850</text:p>
          </table:table-cell>
          <table:table-cell office:value-type="float" office:value="99.5602" calcext:value-type="float">
            <text:p>99,56</text:p>
          </table:table-cell>
          <table:table-cell office:value-type="float" office:value="0.43983" calcext:value-type="float">
            <text:p>0,44</text:p>
          </table:table-cell>
          <table:table-cell office:value-type="float" office:value="86.8649" calcext:value-type="float">
            <text:p>86,86</text:p>
          </table:table-cell>
          <table:table-cell office:value-type="float" office:value="92.3431" calcext:value-type="float">
            <text:p>92,34</text:p>
          </table:table-cell>
          <table:table-cell office:value-type="float" office:value="7.65695" calcext:value-type="float">
            <text:p>7,66</text:p>
          </table:table-cell>
          <table:table-cell office:value-type="float" office:value="5.93243" calcext:value-type="float">
            <text:p>5,93</text:p>
          </table:table-cell>
          <table:table-cell office:value-type="float" office:value="3.9995" calcext:value-type="float">
            <text:p>3,99950</text:p>
          </table:table-cell>
          <table:table-cell office:value-type="float" office:value="0.237926" calcext:value-type="float">
            <text:p>0,23793</text:p>
          </table:table-cell>
          <table:table-cell office:value-type="float" office:value="0.232668" calcext:value-type="float">
            <text:p>0,23267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1339850" calcext:value-type="float">
            <text:p>1339850</text:p>
          </table:table-cell>
          <table:table-cell office:value-type="float" office:value="99.5602" calcext:value-type="float">
            <text:p>99,5602</text:p>
          </table:table-cell>
          <table:table-cell office:value-type="float" office:value="0.43983" calcext:value-type="float">
            <text:p>0,43983</text:p>
          </table:table-cell>
          <table:table-cell office:value-type="float" office:value="92.2703" calcext:value-type="float">
            <text:p>92,2703</text:p>
          </table:table-cell>
          <table:table-cell office:value-type="float" office:value="92.3077" calcext:value-type="float">
            <text:p>92,3077</text:p>
          </table:table-cell>
          <table:table-cell office:value-type="float" office:value="7.69231" calcext:value-type="float">
            <text:p>7,69231</text:p>
          </table:table-cell>
          <table:table-cell office:value-type="float" office:value="0.0405405" calcext:value-type="float">
            <text:p>0,0405405</text:p>
          </table:table-cell>
          <table:table-cell office:value-type="float" office:value="4.42701" calcext:value-type="float">
            <text:p>4,42701</text:p>
          </table:table-cell>
          <table:table-cell office:value-type="float" office:value="448.857" calcext:value-type="float">
            <text:p>448,857</text:p>
          </table:table-cell>
          <table:table-cell office:value-type="float" office:value="448.833" calcext:value-type="float">
            <text:p>448,833</text:p>
          </table:table-cell>
          <table:table-cell table:formula="of:=1000000*[.AD44]/[.F44]" office:value-type="float" office:value="60653.1081081081" calcext:value-type="float">
            <text:p>60653,11</text:p>
          </table:table-cell>
        </table:table-row>
        <table:table-row table:style-name="ro1">
          <table:table-cell office:value-type="string" calcext:value-type="string">
            <text:p>satimage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Global</text:p>
          </table:table-cell>
          <table:table-cell office:value-type="float" office:value="6435" calcext:value-type="float">
            <text:p>6435</text:p>
          </table:table-cell>
          <table:table-cell office:value-type="float" office:value="1081890" calcext:value-type="float">
            <text:p>1081890</text:p>
          </table:table-cell>
          <table:table-cell office:value-type="float" office:value="76.4551" calcext:value-type="float">
            <text:p>76,46</text:p>
          </table:table-cell>
          <table:table-cell office:value-type="float" office:value="23.5449" calcext:value-type="float">
            <text:p>23,54</text:p>
          </table:table-cell>
          <table:table-cell table:number-columns-repeated="2" office:value-type="float" office:value="65.8586" calcext:value-type="float">
            <text:p>65,86</text:p>
          </table:table-cell>
          <table:table-cell office:value-type="float" office:value="34.1414" calcext:value-type="float">
            <text:p>34,14</text:p>
          </table:table-cell>
          <table:table-cell office:value-type="float" office:value="0" calcext:value-type="float">
            <text:p>0,00</text:p>
          </table:table-cell>
          <table:table-cell office:value-type="float" office:value="16.8206" calcext:value-type="float">
            <text:p>16,82060</text:p>
          </table:table-cell>
          <table:table-cell office:value-type="float" office:value="0.212458" calcext:value-type="float">
            <text:p>0,21246</text:p>
          </table:table-cell>
          <table:table-cell office:value-type="float" office:value="0.208197" calcext:value-type="float">
            <text:p>0,2082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1081890" calcext:value-type="float">
            <text:p>1081890</text:p>
          </table:table-cell>
          <table:table-cell office:value-type="float" office:value="76.4551" calcext:value-type="float">
            <text:p>76,4551</text:p>
          </table:table-cell>
          <table:table-cell office:value-type="float" office:value="23.5449" calcext:value-type="float">
            <text:p>23,5449</text:p>
          </table:table-cell>
          <table:table-cell table:number-columns-repeated="2" office:value-type="float" office:value="66.0451" calcext:value-type="float">
            <text:p>66,0451</text:p>
          </table:table-cell>
          <table:table-cell office:value-type="float" office:value="33.9549" calcext:value-type="float">
            <text:p>33,9549</text:p>
          </table:table-cell>
          <table:table-cell office:value-type="float" office:value="0" calcext:value-type="float">
            <text:p>0</text:p>
          </table:table-cell>
          <table:table-cell office:value-type="float" office:value="16.7213" calcext:value-type="float">
            <text:p>16,7213</text:p>
          </table:table-cell>
          <table:table-cell office:value-type="float" office:value="577.696" calcext:value-type="float">
            <text:p>577,696</text:p>
          </table:table-cell>
          <table:table-cell office:value-type="float" office:value="577.679" calcext:value-type="float">
            <text:p>577,679</text:p>
          </table:table-cell>
          <table:table-cell table:formula="of:=1000000*[.AD45]/[.F45]" office:value-type="float" office:value="89771.4063714064" calcext:value-type="float">
            <text:p>89771,41</text:p>
          </table:table-cell>
        </table:table-row>
        <table:table-row table:style-name="ro1">
          <table:table-cell office:value-type="string" calcext:value-type="string">
            <text:p>texture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lobal</text:p>
          </table:table-cell>
          <table:table-cell office:value-type="float" office:value="5500" calcext:value-type="float">
            <text:p>5500</text:p>
          </table:table-cell>
          <table:table-cell office:value-type="float" office:value="2646790" calcext:value-type="float">
            <text:p>2646790</text:p>
          </table:table-cell>
          <table:table-cell office:value-type="float" office:value="96.2328" calcext:value-type="float">
            <text:p>96,23</text:p>
          </table:table-cell>
          <table:table-cell office:value-type="float" office:value="3.76716" calcext:value-type="float">
            <text:p>3,77</text:p>
          </table:table-cell>
          <table:table-cell office:value-type="float" office:value="93.0364" calcext:value-type="float">
            <text:p>93,04</text:p>
          </table:table-cell>
          <table:table-cell office:value-type="float" office:value="93.6322" calcext:value-type="float">
            <text:p>93,63</text:p>
          </table:table-cell>
          <table:table-cell office:value-type="float" office:value="6.3678" calcext:value-type="float">
            <text:p>6,37</text:p>
          </table:table-cell>
          <table:table-cell office:value-type="float" office:value="0.636364" calcext:value-type="float">
            <text:p>0,64</text:p>
          </table:table-cell>
          <table:table-cell office:value-type="float" office:value="24.4663" calcext:value-type="float">
            <text:p>24,46630</text:p>
          </table:table-cell>
          <table:table-cell office:value-type="float" office:value="0.195847" calcext:value-type="float">
            <text:p>0,19585</text:p>
          </table:table-cell>
          <table:table-cell office:value-type="float" office:value="0.192122" calcext:value-type="float">
            <text:p>0,1921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2646790" calcext:value-type="float">
            <text:p>2646790</text:p>
          </table:table-cell>
          <table:table-cell office:value-type="float" office:value="96.2328" calcext:value-type="float">
            <text:p>96,2328</text:p>
          </table:table-cell>
          <table:table-cell office:value-type="float" office:value="3.76716" calcext:value-type="float">
            <text:p>3,76716</text:p>
          </table:table-cell>
          <table:table-cell table:number-columns-repeated="2" office:value-type="float" office:value="93.5636" calcext:value-type="float">
            <text:p>93,5636</text:p>
          </table:table-cell>
          <table:table-cell office:value-type="float" office:value="6.43636" calcext:value-type="float">
            <text:p>6,43636</text:p>
          </table:table-cell>
          <table:table-cell office:value-type="float" office:value="0" calcext:value-type="float">
            <text:p>0</text:p>
          </table:table-cell>
          <table:table-cell office:value-type="float" office:value="24.3592" calcext:value-type="float">
            <text:p>24,3592</text:p>
          </table:table-cell>
          <table:table-cell office:value-type="float" office:value="960.754" calcext:value-type="float">
            <text:p>960,754</text:p>
          </table:table-cell>
          <table:table-cell office:value-type="float" office:value="960.738" calcext:value-type="float">
            <text:p>960,738</text:p>
          </table:table-cell>
          <table:table-cell table:formula="of:=1000000*[.AD46]/[.F46]" office:value-type="float" office:value="174679.636363636" calcext:value-type="float">
            <text:p>174679,64</text:p>
          </table:table-cell>
        </table:table-row>
        <table:table-row table:style-name="ro1">
          <table:table-cell office:value-type="string" calcext:value-type="string">
            <text:p>letter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lobal</text:p>
          </table:table-cell>
          <table:table-cell office:value-type="float" office:value="20000" calcext:value-type="float">
            <text:p>20000</text:p>
          </table:table-cell>
          <table:table-cell office:value-type="float" office:value="535145" calcext:value-type="float">
            <text:p>535145</text:p>
          </table:table-cell>
          <table:table-cell office:value-type="float" office:value="71.4889" calcext:value-type="float">
            <text:p>71,49</text:p>
          </table:table-cell>
          <table:table-cell office:value-type="float" office:value="28.5111" calcext:value-type="float">
            <text:p>28,51</text:p>
          </table:table-cell>
          <table:table-cell table:number-columns-repeated="2" office:value-type="float" office:value="83.785" calcext:value-type="float">
            <text:p>83,79</text:p>
          </table:table-cell>
          <table:table-cell office:value-type="float" office:value="16.215" calcext:value-type="float">
            <text:p>16,22</text:p>
          </table:table-cell>
          <table:table-cell office:value-type="float" office:value="0" calcext:value-type="float">
            <text:p>0,00</text:p>
          </table:table-cell>
          <table:table-cell office:value-type="float" office:value="5.08713" calcext:value-type="float">
            <text:p>5,08713</text:p>
          </table:table-cell>
          <table:table-cell office:value-type="float" office:value="0.181634" calcext:value-type="float">
            <text:p>0,18163</text:p>
          </table:table-cell>
          <table:table-cell office:value-type="float" office:value="0.170049" calcext:value-type="float">
            <text:p>0,17005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535145" calcext:value-type="float">
            <text:p>535145</text:p>
          </table:table-cell>
          <table:table-cell office:value-type="float" office:value="71.4889" calcext:value-type="float">
            <text:p>71,4889</text:p>
          </table:table-cell>
          <table:table-cell office:value-type="float" office:value="28.5111" calcext:value-type="float">
            <text:p>28,5111</text:p>
          </table:table-cell>
          <table:table-cell table:number-columns-repeated="2" office:value-type="float" office:value="83.73" calcext:value-type="float">
            <text:p>83,73</text:p>
          </table:table-cell>
          <table:table-cell office:value-type="float" office:value="16.27" calcext:value-type="float">
            <text:p>16,27</text:p>
          </table:table-cell>
          <table:table-cell office:value-type="float" office:value="0" calcext:value-type="float">
            <text:p>0</text:p>
          </table:table-cell>
          <table:table-cell office:value-type="float" office:value="5.11788" calcext:value-type="float">
            <text:p>5,11788</text:p>
          </table:table-cell>
          <table:table-cell office:value-type="float" office:value="435.802" calcext:value-type="float">
            <text:p>435,802</text:p>
          </table:table-cell>
          <table:table-cell office:value-type="float" office:value="435.744" calcext:value-type="float">
            <text:p>435,744</text:p>
          </table:table-cell>
          <table:table-cell table:formula="of:=1000000*[.AD47]/[.F47]" office:value-type="float" office:value="21787.2" calcext:value-type="float">
            <text:p>21787,20</text:p>
          </table:table-cell>
        </table:table-row>
        <table:table-row table:style-name="ro1">
          <table:table-cell table:style-name="ce7" table:number-columns-repeated="5"/>
          <table:table-cell table:style-name="ce10" table:formula="of:=AVERAGE([.F36:.F47])" office:value-type="float" office:value="6080.58333333333" calcext:value-type="float">
            <text:p>6080,58</text:p>
          </table:table-cell>
          <table:table-cell table:style-name="ce10" table:formula="of:=AVERAGE([.G36:.G47])" office:value-type="float" office:value="603333.158333333" calcext:value-type="float">
            <text:p>603333,16</text:p>
          </table:table-cell>
          <table:table-cell table:style-name="ce10" table:formula="of:=AVERAGE([.H36:.H47])" office:value-type="float" office:value="85.3193083333333" calcext:value-type="float">
            <text:p>85,32</text:p>
          </table:table-cell>
          <table:table-cell table:style-name="ce10" table:formula="of:=AVERAGE([.I36:.I47])" office:value-type="float" office:value="14.680697" calcext:value-type="float">
            <text:p>14,68</text:p>
          </table:table-cell>
          <table:table-cell table:style-name="ce10" table:formula="of:=AVERAGE([.J36:.J47])" office:value-type="float" office:value="79.1270083333333" calcext:value-type="float">
            <text:p>79,13</text:p>
          </table:table-cell>
          <table:table-cell table:style-name="ce10" table:formula="of:=AVERAGE([.K36:.K47])" office:value-type="float" office:value="80.4047333333334" calcext:value-type="float">
            <text:p>80,40</text:p>
          </table:table-cell>
          <table:table-cell table:style-name="ce10" table:formula="of:=AVERAGE([.L36:.L47])" office:value-type="float" office:value="19.5952635833333" calcext:value-type="float">
            <text:p>19,60</text:p>
          </table:table-cell>
          <table:table-cell table:style-name="ce10" table:formula="of:=AVERAGE([.M36:.M47])" office:value-type="float" office:value="1.5294075" calcext:value-type="float">
            <text:p>1,53</text:p>
          </table:table-cell>
          <table:table-cell table:style-name="ce12" table:formula="of:=AVERAGE([.N36:.N47])" office:value-type="float" office:value="5.00454858333333" calcext:value-type="float">
            <text:p>5,00455</text:p>
          </table:table-cell>
          <table:table-cell table:style-name="ce12" table:formula="of:=AVERAGE([.O36:.O47])" office:value-type="float" office:value="0.101111016666667" calcext:value-type="float">
            <text:p>0,10111</text:p>
          </table:table-cell>
          <table:table-cell table:style-name="ce12" table:formula="of:=AVERAGE([.P36:.P47])" office:value-type="float" office:value="0.096832875" calcext:value-type="float">
            <text:p>0,09683</text:p>
          </table:table-cell>
          <table:table-cell table:style-name="ce7" table:formula="of:=AVERAGE([.Q36:.Q47])" office:value-type="float" office:value="0" calcext:value-type="float">
            <text:p>0</text:p>
          </table:table-cell>
          <table:table-cell table:style-name="ce7" table:formula="of:=AVERAGE([.R36:.R47])" office:value-type="float" office:value="0" calcext:value-type="float">
            <text:p>0</text:p>
          </table:table-cell>
          <table:table-cell table:style-name="ce7" table:formula="of:=AVERAGE([.S36:.S47])" office:value-type="float" office:value="0" calcext:value-type="float">
            <text:p>0</text:p>
          </table:table-cell>
          <table:table-cell table:style-name="ce10" table:formula="of:=([.P48]/[.F48])*1000000" office:value-type="float" office:value="15.9249318184933" calcext:value-type="float">
            <text:p>15,92</text:p>
          </table:table-cell>
          <table:table-cell/>
          <table:table-cell table:style-name="ce10" table:formula="of:=AVERAGE([.V36:.V47])" office:value-type="float" office:value="85.3193083333333" calcext:value-type="float">
            <text:p>85,32</text:p>
          </table:table-cell>
          <table:table-cell table:style-name="ce10" table:formula="of:=AVERAGE([.W36:.W47])" office:value-type="float" office:value="14.680697" calcext:value-type="float">
            <text:p>14,68</text:p>
          </table:table-cell>
          <table:table-cell table:style-name="ce10" table:formula="of:=AVERAGE([.X36:.X47])" office:value-type="float" office:value="80.0949583333333" calcext:value-type="float">
            <text:p>80,09</text:p>
          </table:table-cell>
          <table:table-cell table:style-name="ce10" table:formula="of:=AVERAGE([.Y36:.Y47])" office:value-type="float" office:value="80.3746666666667" calcext:value-type="float">
            <text:p>80,37</text:p>
          </table:table-cell>
          <table:table-cell table:style-name="ce10" table:formula="of:=AVERAGE([.Z36:.Z47])" office:value-type="float" office:value="19.6253300833333" calcext:value-type="float">
            <text:p>19,63</text:p>
          </table:table-cell>
          <table:table-cell table:style-name="ce10" table:formula="of:=AVERAGE([.AA36:.AA47])" office:value-type="float" office:value="0.336174625" calcext:value-type="float">
            <text:p>0,34</text:p>
          </table:table-cell>
          <table:table-cell table:style-name="ce10" table:formula="of:=AVERAGE([.AB36:.AB47])" office:value-type="float" office:value="5.04397425" calcext:value-type="float">
            <text:p>5,04</text:p>
          </table:table-cell>
          <table:table-cell table:style-name="ce10" table:formula="of:=AVERAGE([.AC36:.AC47])" office:value-type="float" office:value="240.790946833333" calcext:value-type="float">
            <text:p>240,79</text:p>
          </table:table-cell>
          <table:table-cell table:style-name="ce10" table:formula="of:=AVERAGE([.AD36:.AD47])" office:value-type="float" office:value="240.77412775" calcext:value-type="float">
            <text:p>240,77</text:p>
          </table:table-cell>
          <table:table-cell table:style-name="ce10" table:formula="of:=AVERAGE([.AE36:.AE47])" office:value-type="float" office:value="34512.1774401713" calcext:value-type="float">
            <text:p>34512,18</text:p>
          </table:table-cell>
        </table:table-row>
        <table:table-row table:style-name="ro1" table:number-rows-repeated="1048527">
          <table:table-cell table:number-columns-repeated="31"/>
        </table:table-row>
        <table:table-row table:style-name="ro1">
          <table:table-cell table:number-columns-repeated="31"/>
        </table:table-row>
      </table:table>
      <table:table table:name="hamming3_SinFiltro" table:style-name="ta1"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12" table:default-cell-style-name="Default"/>
        <table:table-column table:style-name="co27" table:default-cell-style-name="Default"/>
        <table:table-column table:style-name="co10" table:default-cell-style-name="Default"/>
        <table:table-column table:style-name="co28" table:default-cell-style-name="ce9"/>
        <table:table-column table:style-name="co29" table:number-columns-repeated="2" table:default-cell-style-name="ce9"/>
        <table:table-column table:style-name="co30" table:default-cell-style-name="ce9"/>
        <table:table-column table:style-name="co29" table:number-columns-repeated="2" table:default-cell-style-name="ce9"/>
        <table:table-column table:style-name="co11" table:default-cell-style-name="ce46"/>
        <table:table-column table:style-name="co8" table:default-cell-style-name="ce46"/>
        <table:table-column table:style-name="co31" table:default-cell-style-name="ce46"/>
        <table:table-column table:style-name="co3" table:number-columns-repeated="3" table:default-cell-style-name="Default"/>
        <table:table-column table:style-name="co32" table:default-cell-style-name="Default"/>
        <table:table-row table:style-name="ro1">
          <table:table-cell table:style-name="ce7" table:number-columns-repeated="5"/>
          <table:table-cell table:style-name="ce8" office:value-type="string" calcext:value-type="string">
            <text:p>Ejemplos</text:p>
          </table:table-cell>
          <table:table-cell table:style-name="ce8" office:value-type="string" calcext:value-type="string">
            <text:p>Patrones</text:p>
          </table:table-cell>
          <table:table-cell table:style-name="ce8" office:value-type="string" calcext:value-type="string">
            <text:p>Train</text:p>
          </table:table-cell>
          <table:table-cell table:style-name="ce8" office:value-type="string" calcext:value-type="string">
            <text:p>Error</text:p>
          </table:table-cell>
          <table:table-cell table:style-name="ce8" office:value-type="string" calcext:value-type="string">
            <text:p>Test</text:p>
          </table:table-cell>
          <table:table-cell table:style-name="ce8" office:value-type="string" calcext:value-type="string">
            <text:p>TestNC</text:p>
          </table:table-cell>
          <table:table-cell table:style-name="ce8" office:value-type="string" calcext:value-type="string">
            <text:p>Error</text:p>
          </table:table-cell>
          <table:table-cell table:style-name="ce8" office:value-type="string" calcext:value-type="string">
            <text:p>%NC</text:p>
          </table:table-cell>
          <table:table-cell table:style-name="ce11" office:value-type="string" calcext:value-type="string">
            <text:p>T_Train</text:p>
          </table:table-cell>
          <table:table-cell table:style-name="ce11" office:value-type="string" calcext:value-type="string">
            <text:p>T_Test</text:p>
          </table:table-cell>
          <table:table-cell table:style-name="ce11" office:value-type="string" calcext:value-type="string">
            <text:p>T_CPU_Test</text:p>
          </table:table-cell>
          <table:table-cell table:style-name="ce7" table:number-columns-repeated="3"/>
          <table:table-cell table:style-name="ce8" office:value-type="string" calcext:value-type="string">
            <text:p>Infer/Example</text:p>
          </table:table-cell>
        </table:table-row>
        <table:table-row table:style-name="ro1">
          <table:table-cell office:value-type="string" calcext:value-type="string">
            <text:p>abalone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lobal</text:p>
          </table:table-cell>
          <table:table-cell office:value-type="float" office:value="4174" calcext:value-type="float">
            <text:p>4174</text:p>
          </table:table-cell>
          <table:table-cell office:value-type="float" office:value="4217.8" calcext:value-type="float">
            <text:p>4217,8</text:p>
          </table:table-cell>
          <table:table-cell office:value-type="float" office:value="25.7836" calcext:value-type="float">
            <text:p>25,78</text:p>
          </table:table-cell>
          <table:table-cell office:value-type="float" office:value="74.2164" calcext:value-type="float">
            <text:p>74,22</text:p>
          </table:table-cell>
          <table:table-cell office:value-type="float" office:value="19.5975" calcext:value-type="float">
            <text:p>19,60</text:p>
          </table:table-cell>
          <table:table-cell office:value-type="float" office:value="19.6919" calcext:value-type="float">
            <text:p>19,69</text:p>
          </table:table-cell>
          <table:table-cell office:value-type="float" office:value="80.3081" calcext:value-type="float">
            <text:p>80,31</text:p>
          </table:table-cell>
          <table:table-cell office:value-type="float" office:value="0.479157" calcext:value-type="float">
            <text:p>0,48</text:p>
          </table:table-cell>
          <table:table-cell office:value-type="float" office:value="0.155974" calcext:value-type="float">
            <text:p>0,15597</text:p>
          </table:table-cell>
          <table:table-cell office:value-type="float" office:value="0.0386168" calcext:value-type="float">
            <text:p>0,03862</text:p>
          </table:table-cell>
          <table:table-cell office:value-type="float" office:value="0.0360832" calcext:value-type="float">
            <text:p>0,03608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anana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lobal</text:p>
          </table:table-cell>
          <table:table-cell office:value-type="float" office:value="5300" calcext:value-type="float">
            <text:p>5300</text:p>
          </table:table-cell>
          <table:table-cell office:value-type="float" office:value="23.9" calcext:value-type="float">
            <text:p>23,9</text:p>
          </table:table-cell>
          <table:table-cell office:value-type="float" office:value="56.364" calcext:value-type="float">
            <text:p>56,36</text:p>
          </table:table-cell>
          <table:table-cell office:value-type="float" office:value="43.636" calcext:value-type="float">
            <text:p>43,64</text:p>
          </table:table-cell>
          <table:table-cell table:number-columns-repeated="2" office:value-type="float" office:value="80.1509" calcext:value-type="float">
            <text:p>80,15</text:p>
          </table:table-cell>
          <table:table-cell office:value-type="float" office:value="19.8491" calcext:value-type="float">
            <text:p>19,85</text:p>
          </table:table-cell>
          <table:table-cell office:value-type="float" office:value="0" calcext:value-type="float">
            <text:p>0,00</text:p>
          </table:table-cell>
          <table:table-cell office:value-type="float" office:value="0.0170345" calcext:value-type="float">
            <text:p>0,01703</text:p>
          </table:table-cell>
          <table:table-cell office:value-type="float" office:value="0.0033944" calcext:value-type="float">
            <text:p>0,00339</text:p>
          </table:table-cell>
          <table:table-cell office:value-type="float" office:value="0.0008063" calcext:value-type="float">
            <text:p>0,0008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upa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lobal</text:p>
          </table:table-cell>
          <table:table-cell office:value-type="float" office:value="345" calcext:value-type="float">
            <text:p>345</text:p>
          </table:table-cell>
          <table:table-cell office:value-type="float" office:value="1409.1" calcext:value-type="float">
            <text:p>1409,1</text:p>
          </table:table-cell>
          <table:table-cell office:value-type="float" office:value="61.5501" calcext:value-type="float">
            <text:p>61,55</text:p>
          </table:table-cell>
          <table:table-cell office:value-type="float" office:value="38.4499" calcext:value-type="float">
            <text:p>38,45</text:p>
          </table:table-cell>
          <table:table-cell office:value-type="float" office:value="61.4493" calcext:value-type="float">
            <text:p>61,45</text:p>
          </table:table-cell>
          <table:table-cell office:value-type="float" office:value="61.8076" calcext:value-type="float">
            <text:p>61,81</text:p>
          </table:table-cell>
          <table:table-cell office:value-type="float" office:value="38.1924" calcext:value-type="float">
            <text:p>38,19</text:p>
          </table:table-cell>
          <table:table-cell office:value-type="float" office:value="0.57971" calcext:value-type="float">
            <text:p>0,58</text:p>
          </table:table-cell>
          <table:table-cell office:value-type="float" office:value="0.0063826" calcext:value-type="float">
            <text:p>0,00638</text:p>
          </table:table-cell>
          <table:table-cell office:value-type="float" office:value="0.0004015" calcext:value-type="float">
            <text:p>0,00040</text:p>
          </table:table-cell>
          <table:table-cell office:value-type="float" office:value="0.000215" calcext:value-type="float">
            <text:p>0,00022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heart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Global</text:p>
          </table:table-cell>
          <table:table-cell office:value-type="float" office:value="270" calcext:value-type="float">
            <text:p>270</text:p>
          </table:table-cell>
          <table:table-cell office:value-type="float" office:value="4767.2" calcext:value-type="float">
            <text:p>4767,2</text:p>
          </table:table-cell>
          <table:table-cell office:value-type="float" office:value="99.0694" calcext:value-type="float">
            <text:p>99,07</text:p>
          </table:table-cell>
          <table:table-cell office:value-type="float" office:value="0.930582" calcext:value-type="float">
            <text:p>0,93</text:p>
          </table:table-cell>
          <table:table-cell office:value-type="float" office:value="37.037" calcext:value-type="float">
            <text:p>37,04</text:p>
          </table:table-cell>
          <table:table-cell office:value-type="float" office:value="90.0901" calcext:value-type="float">
            <text:p>90,09</text:p>
          </table:table-cell>
          <table:table-cell office:value-type="float" office:value="9.90991" calcext:value-type="float">
            <text:p>9,91</text:p>
          </table:table-cell>
          <table:table-cell office:value-type="float" office:value="58.8889" calcext:value-type="float">
            <text:p>58,89</text:p>
          </table:table-cell>
          <table:table-cell office:value-type="float" office:value="0.008513" calcext:value-type="float">
            <text:p>0,00851</text:p>
          </table:table-cell>
          <table:table-cell office:value-type="float" office:value="0.0004786" calcext:value-type="float">
            <text:p>0,00048</text:p>
          </table:table-cell>
          <table:table-cell office:value-type="float" office:value="0.0003156" calcext:value-type="float">
            <text:p>0,00032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ris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lobal</text:p>
          </table:table-cell>
          <table:table-cell office:value-type="float" office:value="150" calcext:value-type="float">
            <text:p>150</text:p>
          </table:table-cell>
          <table:table-cell office:value-type="float" office:value="176.6" calcext:value-type="float">
            <text:p>176,6</text:p>
          </table:table-cell>
          <table:table-cell office:value-type="float" office:value="88.0952" calcext:value-type="float">
            <text:p>88,10</text:p>
          </table:table-cell>
          <table:table-cell office:value-type="float" office:value="11.9048" calcext:value-type="float">
            <text:p>11,90</text:p>
          </table:table-cell>
          <table:table-cell table:number-columns-repeated="2" office:value-type="float" office:value="95.3333" calcext:value-type="float">
            <text:p>95,33</text:p>
          </table:table-cell>
          <table:table-cell office:value-type="float" office:value="4.66667" calcext:value-type="float">
            <text:p>4,67</text:p>
          </table:table-cell>
          <table:table-cell office:value-type="float" office:value="0" calcext:value-type="float">
            <text:p>0,00</text:p>
          </table:table-cell>
          <table:table-cell office:value-type="float" office:value="0.0010712" calcext:value-type="float">
            <text:p>0,00107</text:p>
          </table:table-cell>
          <table:table-cell office:value-type="float" office:value="0.0001243" calcext:value-type="float">
            <text:p>0,00012</text:p>
          </table:table-cell>
          <table:table-cell office:value-type="float" office:value="0.0000445" calcext:value-type="float">
            <text:p>0,00004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ed7digit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lobal</text:p>
          </table:table-cell>
          <table:table-cell office:value-type="float" office:value="500" calcext:value-type="float">
            <text:p>500</text:p>
          </table:table-cell>
          <table:table-cell office:value-type="float" office:value="81.9" calcext:value-type="float">
            <text:p>81,9</text:p>
          </table:table-cell>
          <table:table-cell office:value-type="float" office:value="79.8444" calcext:value-type="float">
            <text:p>79,84</text:p>
          </table:table-cell>
          <table:table-cell office:value-type="float" office:value="20.1556" calcext:value-type="float">
            <text:p>20,16</text:p>
          </table:table-cell>
          <table:table-cell office:value-type="float" office:value="63" calcext:value-type="float">
            <text:p>63,00</text:p>
          </table:table-cell>
          <table:table-cell office:value-type="float" office:value="76.087" calcext:value-type="float">
            <text:p>76,09</text:p>
          </table:table-cell>
          <table:table-cell office:value-type="float" office:value="23.913" calcext:value-type="float">
            <text:p>23,91</text:p>
          </table:table-cell>
          <table:table-cell office:value-type="float" office:value="17.2" calcext:value-type="float">
            <text:p>17,20</text:p>
          </table:table-cell>
          <table:table-cell office:value-type="float" office:value="0.0025599" calcext:value-type="float">
            <text:p>0,00256</text:p>
          </table:table-cell>
          <table:table-cell office:value-type="float" office:value="0.0004829" calcext:value-type="float">
            <text:p>0,00048</text:p>
          </table:table-cell>
          <table:table-cell office:value-type="float" office:value="0.0001916" calcext:value-type="float">
            <text:p>0,00019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ammographic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obal</text:p>
          </table:table-cell>
          <table:table-cell office:value-type="float" office:value="830" calcext:value-type="float">
            <text:p>830</text:p>
          </table:table-cell>
          <table:table-cell office:value-type="float" office:value="236.9" calcext:value-type="float">
            <text:p>236,9</text:p>
          </table:table-cell>
          <table:table-cell office:value-type="float" office:value="86.6408" calcext:value-type="float">
            <text:p>86,64</text:p>
          </table:table-cell>
          <table:table-cell office:value-type="float" office:value="13.3592" calcext:value-type="float">
            <text:p>13,36</text:p>
          </table:table-cell>
          <table:table-cell office:value-type="float" office:value="77.3494" calcext:value-type="float">
            <text:p>77,35</text:p>
          </table:table-cell>
          <table:table-cell office:value-type="float" office:value="81.7834" calcext:value-type="float">
            <text:p>81,78</text:p>
          </table:table-cell>
          <table:table-cell office:value-type="float" office:value="18.2166" calcext:value-type="float">
            <text:p>18,22</text:p>
          </table:table-cell>
          <table:table-cell office:value-type="float" office:value="5.42169" calcext:value-type="float">
            <text:p>5,42</text:p>
          </table:table-cell>
          <table:table-cell office:value-type="float" office:value="0.0034842" calcext:value-type="float">
            <text:p>0,00348</text:p>
          </table:table-cell>
          <table:table-cell office:value-type="float" office:value="0.0006488" calcext:value-type="float">
            <text:p>0,00065</text:p>
          </table:table-cell>
          <table:table-cell office:value-type="float" office:value="0.0002177" calcext:value-type="float">
            <text:p>0,00022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ewthyroid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Global</text:p>
          </table:table-cell>
          <table:table-cell office:value-type="float" office:value="215" calcext:value-type="float">
            <text:p>215</text:p>
          </table:table-cell>
          <table:table-cell office:value-type="float" office:value="400.2" calcext:value-type="float">
            <text:p>400,2</text:p>
          </table:table-cell>
          <table:table-cell office:value-type="float" office:value="87.2241" calcext:value-type="float">
            <text:p>87,22</text:p>
          </table:table-cell>
          <table:table-cell office:value-type="float" office:value="12.7759" calcext:value-type="float">
            <text:p>12,78</text:p>
          </table:table-cell>
          <table:table-cell office:value-type="float" office:value="92.093" calcext:value-type="float">
            <text:p>92,09</text:p>
          </table:table-cell>
          <table:table-cell office:value-type="float" office:value="92.5234" calcext:value-type="float">
            <text:p>92,52</text:p>
          </table:table-cell>
          <table:table-cell office:value-type="float" office:value="7.47664" calcext:value-type="float">
            <text:p>7,48</text:p>
          </table:table-cell>
          <table:table-cell office:value-type="float" office:value="0.465116" calcext:value-type="float">
            <text:p>0,47</text:p>
          </table:table-cell>
          <table:table-cell office:value-type="float" office:value="0.0024298" calcext:value-type="float">
            <text:p>0,00243</text:p>
          </table:table-cell>
          <table:table-cell office:value-type="float" office:value="0.0001961" calcext:value-type="float">
            <text:p>0,00020</text:p>
          </table:table-cell>
          <table:table-cell office:value-type="float" office:value="0.0000776" calcext:value-type="float">
            <text:p>0,00008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age-blocks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lobal</text:p>
          </table:table-cell>
          <table:table-cell office:value-type="float" office:value="5472" calcext:value-type="float">
            <text:p>5472</text:p>
          </table:table-cell>
          <table:table-cell office:value-type="float" office:value="11271.3" calcext:value-type="float">
            <text:p>11271,3</text:p>
          </table:table-cell>
          <table:table-cell office:value-type="float" office:value="91.5449" calcext:value-type="float">
            <text:p>91,54</text:p>
          </table:table-cell>
          <table:table-cell office:value-type="float" office:value="8.45506" calcext:value-type="float">
            <text:p>8,46</text:p>
          </table:table-cell>
          <table:table-cell office:value-type="float" office:value="94.152" calcext:value-type="float">
            <text:p>94,15</text:p>
          </table:table-cell>
          <table:table-cell office:value-type="float" office:value="94.2037" calcext:value-type="float">
            <text:p>94,20</text:p>
          </table:table-cell>
          <table:table-cell office:value-type="float" office:value="5.79631" calcext:value-type="float">
            <text:p>5,80</text:p>
          </table:table-cell>
          <table:table-cell office:value-type="float" office:value="0.0548246" calcext:value-type="float">
            <text:p>0,05</text:p>
          </table:table-cell>
          <table:table-cell office:value-type="float" office:value="0.508109" calcext:value-type="float">
            <text:p>0,50811</text:p>
          </table:table-cell>
          <table:table-cell office:value-type="float" office:value="0.0084765" calcext:value-type="float">
            <text:p>0,00848</text:p>
          </table:table-cell>
          <table:table-cell office:value-type="float" office:value="0.004848" calcext:value-type="float">
            <text:p>0,00485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honeme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Global</text:p>
          </table:table-cell>
          <table:table-cell office:value-type="float" office:value="5404" calcext:value-type="float">
            <text:p>5404</text:p>
          </table:table-cell>
          <table:table-cell office:value-type="float" office:value="1150.5" calcext:value-type="float">
            <text:p>1150,5</text:p>
          </table:table-cell>
          <table:table-cell office:value-type="float" office:value="75.8353" calcext:value-type="float">
            <text:p>75,84</text:p>
          </table:table-cell>
          <table:table-cell office:value-type="float" office:value="24.1647" calcext:value-type="float">
            <text:p>24,16</text:p>
          </table:table-cell>
          <table:table-cell table:number-columns-repeated="2" office:value-type="float" office:value="78.7935" calcext:value-type="float">
            <text:p>78,79</text:p>
          </table:table-cell>
          <table:table-cell office:value-type="float" office:value="21.2065" calcext:value-type="float">
            <text:p>21,21</text:p>
          </table:table-cell>
          <table:table-cell office:value-type="float" office:value="0" calcext:value-type="float">
            <text:p>0,00</text:p>
          </table:table-cell>
          <table:table-cell office:value-type="float" office:value="0.06702" calcext:value-type="float">
            <text:p>0,06702</text:p>
          </table:table-cell>
          <table:table-cell office:value-type="float" office:value="0.0058757" calcext:value-type="float">
            <text:p>0,00588</text:p>
          </table:table-cell>
          <table:table-cell office:value-type="float" office:value="0.002736" calcext:value-type="float">
            <text:p>0,00274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ima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lobal</text:p>
          </table:table-cell>
          <table:table-cell office:value-type="float" office:value="768" calcext:value-type="float">
            <text:p>768</text:p>
          </table:table-cell>
          <table:table-cell office:value-type="float" office:value="8445.4" calcext:value-type="float">
            <text:p>8445,4</text:p>
          </table:table-cell>
          <table:table-cell office:value-type="float" office:value="77.0042" calcext:value-type="float">
            <text:p>77,00</text:p>
          </table:table-cell>
          <table:table-cell office:value-type="float" office:value="22.9958" calcext:value-type="float">
            <text:p>23,00</text:p>
          </table:table-cell>
          <table:table-cell office:value-type="float" office:value="73.6979" calcext:value-type="float">
            <text:p>73,70</text:p>
          </table:table-cell>
          <table:table-cell office:value-type="float" office:value="74.3758" calcext:value-type="float">
            <text:p>74,38</text:p>
          </table:table-cell>
          <table:table-cell office:value-type="float" office:value="25.6242" calcext:value-type="float">
            <text:p>25,62</text:p>
          </table:table-cell>
          <table:table-cell office:value-type="float" office:value="0.911458" calcext:value-type="float">
            <text:p>0,91</text:p>
          </table:table-cell>
          <table:table-cell office:value-type="float" office:value="0.0302744" calcext:value-type="float">
            <text:p>0,03027</text:p>
          </table:table-cell>
          <table:table-cell office:value-type="float" office:value="0.0011642" calcext:value-type="float">
            <text:p>0,00116</text:p>
          </table:table-cell>
          <table:table-cell office:value-type="float" office:value="0.0006832" calcext:value-type="float">
            <text:p>0,00068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aheart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lobal</text:p>
          </table:table-cell>
          <table:table-cell office:value-type="float" office:value="462" calcext:value-type="float">
            <text:p>462</text:p>
          </table:table-cell>
          <table:table-cell office:value-type="float" office:value="13661.4" calcext:value-type="float">
            <text:p>13661,4</text:p>
          </table:table-cell>
          <table:table-cell office:value-type="float" office:value="80.6149" calcext:value-type="float">
            <text:p>80,61</text:p>
          </table:table-cell>
          <table:table-cell office:value-type="float" office:value="19.3851" calcext:value-type="float">
            <text:p>19,39</text:p>
          </table:table-cell>
          <table:table-cell office:value-type="float" office:value="66.8831" calcext:value-type="float">
            <text:p>66,88</text:p>
          </table:table-cell>
          <table:table-cell office:value-type="float" office:value="67.6149" calcext:value-type="float">
            <text:p>67,61</text:p>
          </table:table-cell>
          <table:table-cell office:value-type="float" office:value="32.3851" calcext:value-type="float">
            <text:p>32,39</text:p>
          </table:table-cell>
          <table:table-cell office:value-type="float" office:value="1.08225" calcext:value-type="float">
            <text:p>1,08</text:p>
          </table:table-cell>
          <table:table-cell office:value-type="float" office:value="0.0277758" calcext:value-type="float">
            <text:p>0,02778</text:p>
          </table:table-cell>
          <table:table-cell office:value-type="float" office:value="0.0007046" calcext:value-type="float">
            <text:p>0,00070</text:p>
          </table:table-cell>
          <table:table-cell office:value-type="float" office:value="0.0004299" calcext:value-type="float">
            <text:p>0,00043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huttle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lobal</text:p>
          </table:table-cell>
          <table:table-cell office:value-type="float" office:value="57999" calcext:value-type="float">
            <text:p>57999</text:p>
          </table:table-cell>
          <table:table-cell office:value-type="float" office:value="4335.7" calcext:value-type="float">
            <text:p>4335,7</text:p>
          </table:table-cell>
          <table:table-cell office:value-type="float" office:value="85.0003" calcext:value-type="float">
            <text:p>85,00</text:p>
          </table:table-cell>
          <table:table-cell office:value-type="float" office:value="14.9997" calcext:value-type="float">
            <text:p>15,00</text:p>
          </table:table-cell>
          <table:table-cell office:value-type="float" office:value="85.8463" calcext:value-type="float">
            <text:p>85,85</text:p>
          </table:table-cell>
          <table:table-cell office:value-type="float" office:value="85.8507" calcext:value-type="float">
            <text:p>85,85</text:p>
          </table:table-cell>
          <table:table-cell office:value-type="float" office:value="14.1493" calcext:value-type="float">
            <text:p>14,15</text:p>
          </table:table-cell>
          <table:table-cell office:value-type="float" office:value="0.0051725" calcext:value-type="float">
            <text:p>0,01</text:p>
          </table:table-cell>
          <table:table-cell office:value-type="float" office:value="3.76756" calcext:value-type="float">
            <text:p>3,76756</text:p>
          </table:table-cell>
          <table:table-cell office:value-type="float" office:value="0.0946276" calcext:value-type="float">
            <text:p>0,09463</text:p>
          </table:table-cell>
          <table:table-cell office:value-type="float" office:value="0.063304" calcext:value-type="float">
            <text:p>0,06330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7" table:number-columns-repeated="5"/>
          <table:table-cell table:style-name="ce10" table:formula="of:=AVERAGE([.F2:.F14])" office:value-type="float" office:value="6299.15384615385" calcext:value-type="float">
            <text:p>6299,15</text:p>
          </table:table-cell>
          <table:table-cell table:style-name="ce10" table:formula="of:=AVERAGE([.G2:.G14])" office:value-type="float" office:value="3859.83846153846" calcext:value-type="float">
            <text:p>3859,84</text:p>
          </table:table-cell>
          <table:table-cell table:style-name="ce10" table:formula="of:=AVERAGE([.H2:.H14])" office:value-type="float" office:value="76.5054769230769" calcext:value-type="float">
            <text:p>76,51</text:p>
          </table:table-cell>
          <table:table-cell table:style-name="ce10" table:formula="of:=AVERAGE([.I2:.I14])" office:value-type="float" office:value="23.4945186153846" calcext:value-type="float">
            <text:p>23,49</text:p>
          </table:table-cell>
          <table:table-cell table:style-name="ce10" table:formula="of:=AVERAGE([.J2:.J14])" office:value-type="float" office:value="71.1833230769231" calcext:value-type="float">
            <text:p>71,18</text:p>
          </table:table-cell>
          <table:table-cell table:style-name="ce10" table:formula="of:=AVERAGE([.K2:.K14])" office:value-type="float" office:value="76.7927846153846" calcext:value-type="float">
            <text:p>76,79</text:p>
          </table:table-cell>
          <table:table-cell table:style-name="ce10" table:formula="of:=AVERAGE([.L2:.L14])" office:value-type="float" office:value="23.2072176923077" calcext:value-type="float">
            <text:p>23,21</text:p>
          </table:table-cell>
          <table:table-cell table:style-name="ce10" table:formula="of:=AVERAGE([.M2:.M14])" office:value-type="float" office:value="6.54525216153846" calcext:value-type="float">
            <text:p>6,55</text:p>
          </table:table-cell>
          <table:table-cell table:style-name="ce12" table:formula="of:=AVERAGE([.N2:.N14])" office:value-type="float" office:value="0.3537068" calcext:value-type="float">
            <text:p>0,35371</text:p>
          </table:table-cell>
          <table:table-cell table:style-name="ce12" table:formula="of:=AVERAGE([.O2:.O14])" office:value-type="float" office:value="0.0119378461538462" calcext:value-type="float">
            <text:p>0,01194</text:p>
          </table:table-cell>
          <table:table-cell table:style-name="ce12" table:formula="of:=AVERAGE([.P2:.P14])" office:value-type="float" office:value="0.00845789230769231" calcext:value-type="float">
            <text:p>0,00846</text:p>
          </table:table-cell>
          <table:table-cell table:style-name="ce7" table:number-columns-repeated="3"/>
          <table:table-cell table:style-name="ce10" table:formula="of:=([.P15]/[.F15])*1000000" office:value-type="float" office:value="1.34270292713307" calcext:value-type="float">
            <text:p>1,34</text:p>
          </table:table-cell>
        </table:table-row>
        <table:table-row table:style-name="ro1">
          <table:table-cell office:value-type="string" calcext:value-type="string">
            <text:p>adult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lobal</text:p>
          </table:table-cell>
          <table:table-cell office:value-type="float" office:value="45222" calcext:value-type="float">
            <text:p>45222</text:p>
          </table:table-cell>
          <table:table-cell office:value-type="float" office:value="231298" calcext:value-type="float">
            <text:p>231298</text:p>
          </table:table-cell>
          <table:table-cell office:value-type="float" office:value="88.0166" calcext:value-type="float">
            <text:p>88,02</text:p>
          </table:table-cell>
          <table:table-cell office:value-type="float" office:value="11.9834" calcext:value-type="float">
            <text:p>11,98</text:p>
          </table:table-cell>
          <table:table-cell office:value-type="float" office:value="67.204" calcext:value-type="float">
            <text:p>67,20</text:p>
          </table:table-cell>
          <table:table-cell office:value-type="float" office:value="81.9452" calcext:value-type="float">
            <text:p>81,95</text:p>
          </table:table-cell>
          <table:table-cell office:value-type="float" office:value="18.0548" calcext:value-type="float">
            <text:p>18,05</text:p>
          </table:table-cell>
          <table:table-cell office:value-type="float" office:value="17.989" calcext:value-type="float">
            <text:p>17,99</text:p>
          </table:table-cell>
          <table:table-cell office:value-type="float" office:value="1.54764" calcext:value-type="float">
            <text:p>1,54764</text:p>
          </table:table-cell>
          <table:table-cell office:value-type="float" office:value="0.104762" calcext:value-type="float">
            <text:p>0,10476</text:p>
          </table:table-cell>
          <table:table-cell office:value-type="float" office:value="0.0709628" calcext:value-type="float">
            <text:p>0,07096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ustralian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lobal</text:p>
          </table:table-cell>
          <table:table-cell office:value-type="float" office:value="690" calcext:value-type="float">
            <text:p>690</text:p>
          </table:table-cell>
          <table:table-cell office:value-type="float" office:value="12991.6" calcext:value-type="float">
            <text:p>12991,6</text:p>
          </table:table-cell>
          <table:table-cell office:value-type="float" office:value="93.725" calcext:value-type="float">
            <text:p>93,73</text:p>
          </table:table-cell>
          <table:table-cell office:value-type="float" office:value="6.275" calcext:value-type="float">
            <text:p>6,28</text:p>
          </table:table-cell>
          <table:table-cell office:value-type="float" office:value="67.6812" calcext:value-type="float">
            <text:p>67,68</text:p>
          </table:table-cell>
          <table:table-cell office:value-type="float" office:value="82.8014" calcext:value-type="float">
            <text:p>82,80</text:p>
          </table:table-cell>
          <table:table-cell office:value-type="float" office:value="17.1986" calcext:value-type="float">
            <text:p>17,20</text:p>
          </table:table-cell>
          <table:table-cell office:value-type="float" office:value="18.2609" calcext:value-type="float">
            <text:p>18,26</text:p>
          </table:table-cell>
          <table:table-cell office:value-type="float" office:value="0.0292403" calcext:value-type="float">
            <text:p>0,02924</text:p>
          </table:table-cell>
          <table:table-cell office:value-type="float" office:value="0.0010673" calcext:value-type="float">
            <text:p>0,00107</text:p>
          </table:table-cell>
          <table:table-cell office:value-type="float" office:value="0.000693" calcext:value-type="float">
            <text:p>0,00069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rx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lobal</text:p>
          </table:table-cell>
          <table:table-cell office:value-type="float" office:value="653" calcext:value-type="float">
            <text:p>653</text:p>
          </table:table-cell>
          <table:table-cell office:value-type="float" office:value="10772.6" calcext:value-type="float">
            <text:p>10772,6</text:p>
          </table:table-cell>
          <table:table-cell office:value-type="float" office:value="96.5896" calcext:value-type="float">
            <text:p>96,59</text:p>
          </table:table-cell>
          <table:table-cell office:value-type="float" office:value="3.41042" calcext:value-type="float">
            <text:p>3,41</text:p>
          </table:table-cell>
          <table:table-cell office:value-type="float" office:value="52.3737" calcext:value-type="float">
            <text:p>52,37</text:p>
          </table:table-cell>
          <table:table-cell office:value-type="float" office:value="86.3636" calcext:value-type="float">
            <text:p>86,36</text:p>
          </table:table-cell>
          <table:table-cell office:value-type="float" office:value="13.6364" calcext:value-type="float">
            <text:p>13,64</text:p>
          </table:table-cell>
          <table:table-cell office:value-type="float" office:value="39.3568" calcext:value-type="float">
            <text:p>39,36</text:p>
          </table:table-cell>
          <table:table-cell office:value-type="float" office:value="0.0206838" calcext:value-type="float">
            <text:p>0,02068</text:p>
          </table:table-cell>
          <table:table-cell office:value-type="float" office:value="0.001083" calcext:value-type="float">
            <text:p>0,00108</text:p>
          </table:table-cell>
          <table:table-cell office:value-type="float" office:value="0.0007212" calcext:value-type="float">
            <text:p>0,00072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ensus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lobal</text:p>
          </table:table-cell>
          <table:table-cell office:value-type="float" office:value="142521" calcext:value-type="float">
            <text:p>142521</text:p>
          </table:table-cell>
          <table:table-cell office:value-type="float" office:value="1309880" calcext:value-type="float">
            <text:p>1309880</text:p>
          </table:table-cell>
          <table:table-cell office:value-type="float" office:value="98.4987" calcext:value-type="float">
            <text:p>98,50</text:p>
          </table:table-cell>
          <table:table-cell office:value-type="float" office:value="1.50132" calcext:value-type="float">
            <text:p>1,50</text:p>
          </table:table-cell>
          <table:table-cell office:value-type="float" office:value="49.2692" calcext:value-type="float">
            <text:p>49,27</text:p>
          </table:table-cell>
          <table:table-cell office:value-type="float" office:value="96.2603" calcext:value-type="float">
            <text:p>96,26</text:p>
          </table:table-cell>
          <table:table-cell office:value-type="float" office:value="3.7397" calcext:value-type="float">
            <text:p>3,74</text:p>
          </table:table-cell>
          <table:table-cell office:value-type="float" office:value="48.8167" calcext:value-type="float">
            <text:p>48,82</text:p>
          </table:table-cell>
          <table:table-cell office:value-type="float" office:value="16.1502" calcext:value-type="float">
            <text:p>16,15020</text:p>
          </table:table-cell>
          <table:table-cell office:value-type="float" office:value="0.694739" calcext:value-type="float">
            <text:p>0,69474</text:p>
          </table:table-cell>
          <table:table-cell office:value-type="float" office:value="0.624233" calcext:value-type="float">
            <text:p>0,62423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oil200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lobal</text:p>
          </table:table-cell>
          <table:table-cell office:value-type="float" office:value="9822" calcext:value-type="float">
            <text:p>9822</text:p>
          </table:table-cell>
          <table:table-cell office:value-type="float" office:value="20919.3" calcext:value-type="float">
            <text:p>20919,3</text:p>
          </table:table-cell>
          <table:table-cell office:value-type="float" office:value="98.5095" calcext:value-type="float">
            <text:p>98,51</text:p>
          </table:table-cell>
          <table:table-cell office:value-type="float" office:value="1.49053" calcext:value-type="float">
            <text:p>1,49</text:p>
          </table:table-cell>
          <table:table-cell office:value-type="float" office:value="24.6284" calcext:value-type="float">
            <text:p>24,63</text:p>
          </table:table-cell>
          <table:table-cell office:value-type="float" office:value="91.7678" calcext:value-type="float">
            <text:p>91,77</text:p>
          </table:table-cell>
          <table:table-cell office:value-type="float" office:value="8.23217" calcext:value-type="float">
            <text:p>8,23</text:p>
          </table:table-cell>
          <table:table-cell office:value-type="float" office:value="73.1623" calcext:value-type="float">
            <text:p>73,16</text:p>
          </table:table-cell>
          <table:table-cell office:value-type="float" office:value="0.946652" calcext:value-type="float">
            <text:p>0,94665</text:p>
          </table:table-cell>
          <table:table-cell office:value-type="float" office:value="0.0864177" calcext:value-type="float">
            <text:p>0,08642</text:p>
          </table:table-cell>
          <table:table-cell office:value-type="float" office:value="0.079354" calcext:value-type="float">
            <text:p>0,07935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ovtype_2_vs_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lobal</text:p>
          </table:table-cell>
          <table:table-cell office:value-type="float" office:value="495141" calcext:value-type="float">
            <text:p>495141</text:p>
          </table:table-cell>
          <table:table-cell office:value-type="float" office:value="1055790" calcext:value-type="float">
            <text:p>1055790</text:p>
          </table:table-cell>
          <table:table-cell office:value-type="float" office:value="77.0171" calcext:value-type="float">
            <text:p>77,02</text:p>
          </table:table-cell>
          <table:table-cell office:value-type="float" office:value="22.9829" calcext:value-type="float">
            <text:p>22,98</text:p>
          </table:table-cell>
          <table:table-cell office:value-type="float" office:value="84.7009" calcext:value-type="float">
            <text:p>84,70</text:p>
          </table:table-cell>
          <table:table-cell office:value-type="float" office:value="84.7019" calcext:value-type="float">
            <text:p>84,70</text:p>
          </table:table-cell>
          <table:table-cell office:value-type="float" office:value="15.2981" calcext:value-type="float">
            <text:p>15,30</text:p>
          </table:table-cell>
          <table:table-cell office:value-type="float" office:value="0.00121178" calcext:value-type="float">
            <text:p>0,00</text:p>
          </table:table-cell>
          <table:table-cell office:value-type="float" office:value="906.286" calcext:value-type="float">
            <text:p>906,28600</text:p>
          </table:table-cell>
          <table:table-cell office:value-type="float" office:value="2.91327" calcext:value-type="float">
            <text:p>2,91327</text:p>
          </table:table-cell>
          <table:table-cell office:value-type="float" office:value="2.81034" calcext:value-type="float">
            <text:p>2,81034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ars_0_vs_4_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Global</text:p>
          </table:table-cell>
          <table:table-cell office:value-type="float" office:value="62123" calcext:value-type="float">
            <text:p>62123</text:p>
          </table:table-cell>
          <table:table-cell office:value-type="float" office:value="175326" calcext:value-type="float">
            <text:p>175326</text:p>
          </table:table-cell>
          <table:table-cell office:value-type="float" office:value="100" calcext:value-type="float">
            <text:p>100,00</text:p>
          </table:table-cell>
          <table:table-cell office:value-type="float" office:value="0" calcext:value-type="float">
            <text:p>0,00</text:p>
          </table:table-cell>
          <table:table-cell office:value-type="float" office:value="48.2816" calcext:value-type="float">
            <text:p>48,28</text:p>
          </table:table-cell>
          <table:table-cell office:value-type="float" office:value="100" calcext:value-type="float">
            <text:p>100,00</text:p>
          </table:table-cell>
          <table:table-cell office:value-type="float" office:value="0" calcext:value-type="float">
            <text:p>0,00</text:p>
          </table:table-cell>
          <table:table-cell office:value-type="float" office:value="51.7184" calcext:value-type="float">
            <text:p>51,72</text:p>
          </table:table-cell>
          <table:table-cell office:value-type="float" office:value="2.47564" calcext:value-type="float">
            <text:p>2,47564</text:p>
          </table:table-cell>
          <table:table-cell office:value-type="float" office:value="0.217719" calcext:value-type="float">
            <text:p>0,21772</text:p>
          </table:table-cell>
          <table:table-cell office:value-type="float" office:value="0.17678" calcext:value-type="float">
            <text:p>0,17678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erman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lobal</text:p>
          </table:table-cell>
          <table:table-cell office:value-type="float" office:value="1000" calcext:value-type="float">
            <text:p>1000</text:p>
          </table:table-cell>
          <table:table-cell office:value-type="float" office:value="6829.4" calcext:value-type="float">
            <text:p>6829,4</text:p>
          </table:table-cell>
          <table:table-cell office:value-type="float" office:value="100" calcext:value-type="float">
            <text:p>100,00</text:p>
          </table:table-cell>
          <table:table-cell office:value-type="float" office:value="0" calcext:value-type="float">
            <text:p>0,00</text:p>
          </table:table-cell>
          <table:table-cell office:value-type="float" office:value="0.6" calcext:value-type="float">
            <text:p>0,60</text:p>
          </table:table-cell>
          <table:table-cell office:value-type="float" office:value="100" calcext:value-type="float">
            <text:p>100,00</text:p>
          </table:table-cell>
          <table:table-cell office:value-type="float" office:value="0" calcext:value-type="float">
            <text:p>0,00</text:p>
          </table:table-cell>
          <table:table-cell office:value-type="float" office:value="99.4" calcext:value-type="float">
            <text:p>99,40</text:p>
          </table:table-cell>
          <table:table-cell office:value-type="float" office:value="0.0270847" calcext:value-type="float">
            <text:p>0,02708</text:p>
          </table:table-cell>
          <table:table-cell office:value-type="float" office:value="0.0018993" calcext:value-type="float">
            <text:p>0,00190</text:p>
          </table:table-cell>
          <table:table-cell office:value-type="float" office:value="0.001269" calcext:value-type="float">
            <text:p>0,00127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agic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lobal</text:p>
          </table:table-cell>
          <table:table-cell office:value-type="float" office:value="19020" calcext:value-type="float">
            <text:p>19020</text:p>
          </table:table-cell>
          <table:table-cell office:value-type="float" office:value="91618.6" calcext:value-type="float">
            <text:p>91618,6</text:p>
          </table:table-cell>
          <table:table-cell office:value-type="float" office:value="78.2886" calcext:value-type="float">
            <text:p>78,29</text:p>
          </table:table-cell>
          <table:table-cell office:value-type="float" office:value="21.7114" calcext:value-type="float">
            <text:p>21,71</text:p>
          </table:table-cell>
          <table:table-cell office:value-type="float" office:value="81.3828" calcext:value-type="float">
            <text:p>81,38</text:p>
          </table:table-cell>
          <table:table-cell office:value-type="float" office:value="81.387" calcext:value-type="float">
            <text:p>81,39</text:p>
          </table:table-cell>
          <table:table-cell office:value-type="float" office:value="18.613" calcext:value-type="float">
            <text:p>18,61</text:p>
          </table:table-cell>
          <table:table-cell office:value-type="float" office:value="0.00525762" calcext:value-type="float">
            <text:p>0,01</text:p>
          </table:table-cell>
          <table:table-cell office:value-type="float" office:value="2.05286" calcext:value-type="float">
            <text:p>2,05286</text:p>
          </table:table-cell>
          <table:table-cell office:value-type="float" office:value="0.0598016" calcext:value-type="float">
            <text:p>0,05980</text:p>
          </table:table-cell>
          <table:table-cell office:value-type="float" office:value="0.0440198" calcext:value-type="float">
            <text:p>0,04402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hyroid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lobal</text:p>
          </table:table-cell>
          <table:table-cell office:value-type="float" office:value="7200" calcext:value-type="float">
            <text:p>7200</text:p>
          </table:table-cell>
          <table:table-cell office:value-type="float" office:value="16325.5" calcext:value-type="float">
            <text:p>16325,5</text:p>
          </table:table-cell>
          <table:table-cell office:value-type="float" office:value="88.4872" calcext:value-type="float">
            <text:p>88,49</text:p>
          </table:table-cell>
          <table:table-cell office:value-type="float" office:value="11.5128" calcext:value-type="float">
            <text:p>11,51</text:p>
          </table:table-cell>
          <table:table-cell office:value-type="float" office:value="92.6389" calcext:value-type="float">
            <text:p>92,64</text:p>
          </table:table-cell>
          <table:table-cell office:value-type="float" office:value="93.4828" calcext:value-type="float">
            <text:p>93,48</text:p>
          </table:table-cell>
          <table:table-cell office:value-type="float" office:value="6.51717" calcext:value-type="float">
            <text:p>6,52</text:p>
          </table:table-cell>
          <table:table-cell office:value-type="float" office:value="0.902778" calcext:value-type="float">
            <text:p>0,90</text:p>
          </table:table-cell>
          <table:table-cell office:value-type="float" office:value="0.252778" calcext:value-type="float">
            <text:p>0,25278</text:p>
          </table:table-cell>
          <table:table-cell office:value-type="float" office:value="0.0156367" calcext:value-type="float">
            <text:p>0,01564</text:p>
          </table:table-cell>
          <table:table-cell office:value-type="float" office:value="0.0111644" calcext:value-type="float">
            <text:p>0,01116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7" table:number-columns-repeated="5"/>
          <table:table-cell table:style-name="ce10" table:formula="of:=AVERAGE([.F16:.F25])" office:value-type="float" office:value="78339.2" calcext:value-type="float">
            <text:p>78339,20</text:p>
          </table:table-cell>
          <table:table-cell table:style-name="ce10" table:formula="of:=AVERAGE([.G16:.G25])" office:value-type="float" office:value="293175.1" calcext:value-type="float">
            <text:p>293175,10</text:p>
          </table:table-cell>
          <table:table-cell table:style-name="ce10" table:formula="of:=AVERAGE([.H16:.H25])" office:value-type="float" office:value="91.91323" calcext:value-type="float">
            <text:p>91,91</text:p>
          </table:table-cell>
          <table:table-cell table:style-name="ce10" table:formula="of:=AVERAGE([.I16:.I25])" office:value-type="float" office:value="8.086777" calcext:value-type="float">
            <text:p>8,09</text:p>
          </table:table-cell>
          <table:table-cell table:style-name="ce10" table:formula="of:=AVERAGE([.J16:.J25])" office:value-type="float" office:value="56.87607" calcext:value-type="float">
            <text:p>56,88</text:p>
          </table:table-cell>
          <table:table-cell table:style-name="ce10" table:formula="of:=AVERAGE([.K16:.K25])" office:value-type="float" office:value="89.871" calcext:value-type="float">
            <text:p>89,87</text:p>
          </table:table-cell>
          <table:table-cell table:style-name="ce10" table:formula="of:=AVERAGE([.L16:.L25])" office:value-type="float" office:value="10.128994" calcext:value-type="float">
            <text:p>10,13</text:p>
          </table:table-cell>
          <table:table-cell table:style-name="ce10" table:formula="of:=AVERAGE([.M16:.M25])" office:value-type="float" office:value="34.96133474" calcext:value-type="float">
            <text:p>34,96</text:p>
          </table:table-cell>
          <table:table-cell table:style-name="ce12" table:formula="of:=AVERAGE([.N16:.N25])" office:value-type="float" office:value="92.97887788" calcext:value-type="float">
            <text:p>92,97888</text:p>
          </table:table-cell>
          <table:table-cell table:style-name="ce12" table:formula="of:=AVERAGE([.O16:.O25])" office:value-type="float" office:value="0.40963956" calcext:value-type="float">
            <text:p>0,40964</text:p>
          </table:table-cell>
          <table:table-cell table:style-name="ce12" table:formula="of:=AVERAGE([.P16:.P25])" office:value-type="float" office:value="0.38195372" calcext:value-type="float">
            <text:p>0,38195</text:p>
          </table:table-cell>
          <table:table-cell table:style-name="ce7" table:formula="of:=AVERAGE([.Q16:.Q25])" office:value-type="float" office:value="0" calcext:value-type="float">
            <text:p>0</text:p>
          </table:table-cell>
          <table:table-cell table:style-name="ce7" table:formula="of:=AVERAGE([.R16:.R25])" office:value-type="float" office:value="0" calcext:value-type="float">
            <text:p>0</text:p>
          </table:table-cell>
          <table:table-cell table:style-name="ce7" table:formula="of:=AVERAGE([.S16:.S25])" office:value-type="float" office:value="0" calcext:value-type="float">
            <text:p>0</text:p>
          </table:table-cell>
          <table:table-cell table:style-name="ce10" table:formula="of:=([.P26]/[.F26])*1000000" office:value-type="float" office:value="4.87563978187166" calcext:value-type="float">
            <text:p>4,88</text:p>
          </table:table-cell>
        </table:table-row>
        <table:table-row table:style-name="ro1">
          <table:table-cell office:value-type="string" calcext:value-type="string">
            <text:p>automobile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Global</text:p>
          </table:table-cell>
          <table:table-cell office:value-type="float" office:value="159" calcext:value-type="float">
            <text:p>159</text:p>
          </table:table-cell>
          <table:table-cell office:value-type="float" office:value="63114.3" calcext:value-type="float">
            <text:p>63114,3</text:p>
          </table:table-cell>
          <table:table-cell office:value-type="float" office:value="99.286" calcext:value-type="float">
            <text:p>99,29</text:p>
          </table:table-cell>
          <table:table-cell office:value-type="float" office:value="0.714021" calcext:value-type="float">
            <text:p>0,71</text:p>
          </table:table-cell>
          <table:table-cell office:value-type="float" office:value="44.6541" calcext:value-type="float">
            <text:p>44,65</text:p>
          </table:table-cell>
          <table:table-cell office:value-type="float" office:value="89.8734" calcext:value-type="float">
            <text:p>89,87</text:p>
          </table:table-cell>
          <table:table-cell office:value-type="float" office:value="10.1266" calcext:value-type="float">
            <text:p>10,13</text:p>
          </table:table-cell>
          <table:table-cell office:value-type="float" office:value="50.3145" calcext:value-type="float">
            <text:p>50,31</text:p>
          </table:table-cell>
          <table:table-cell office:value-type="float" office:value="0.185025" calcext:value-type="float">
            <text:p>0,18503</text:p>
          </table:table-cell>
          <table:table-cell office:value-type="float" office:value="0.009721" calcext:value-type="float">
            <text:p>0,00972</text:p>
          </table:table-cell>
          <table:table-cell office:value-type="float" office:value="0.0095081" calcext:value-type="float">
            <text:p>0,0095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ands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Global</text:p>
          </table:table-cell>
          <table:table-cell office:value-type="float" office:value="365" calcext:value-type="float">
            <text:p>365</text:p>
          </table:table-cell>
          <table:table-cell office:value-type="float" office:value="192817" calcext:value-type="float">
            <text:p>192817</text:p>
          </table:table-cell>
          <table:table-cell office:value-type="float" office:value="98.1735" calcext:value-type="float">
            <text:p>98,17</text:p>
          </table:table-cell>
          <table:table-cell office:value-type="float" office:value="1.82646" calcext:value-type="float">
            <text:p>1,83</text:p>
          </table:table-cell>
          <table:table-cell office:value-type="float" office:value="54.7945" calcext:value-type="float">
            <text:p>54,79</text:p>
          </table:table-cell>
          <table:table-cell office:value-type="float" office:value="66.2252" calcext:value-type="float">
            <text:p>66,23</text:p>
          </table:table-cell>
          <table:table-cell office:value-type="float" office:value="33.7748" calcext:value-type="float">
            <text:p>33,77</text:p>
          </table:table-cell>
          <table:table-cell office:value-type="float" office:value="17.2603" calcext:value-type="float">
            <text:p>17,26</text:p>
          </table:table-cell>
          <table:table-cell office:value-type="float" office:value="0.48318" calcext:value-type="float">
            <text:p>0,48318</text:p>
          </table:table-cell>
          <table:table-cell office:value-type="float" office:value="0.0157119" calcext:value-type="float">
            <text:p>0,01571</text:p>
          </table:table-cell>
          <table:table-cell office:value-type="float" office:value="0.0151606" calcext:value-type="float">
            <text:p>0,01516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leveland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Global</text:p>
          </table:table-cell>
          <table:table-cell office:value-type="float" office:value="297" calcext:value-type="float">
            <text:p>297</text:p>
          </table:table-cell>
          <table:table-cell office:value-type="float" office:value="7831.6" calcext:value-type="float">
            <text:p>7831,6</text:p>
          </table:table-cell>
          <table:table-cell office:value-type="float" office:value="96.5505" calcext:value-type="float">
            <text:p>96,55</text:p>
          </table:table-cell>
          <table:table-cell office:value-type="float" office:value="3.44946" calcext:value-type="float">
            <text:p>3,45</text:p>
          </table:table-cell>
          <table:table-cell office:value-type="float" office:value="33.3333" calcext:value-type="float">
            <text:p>33,33</text:p>
          </table:table-cell>
          <table:table-cell office:value-type="float" office:value="65.5629" calcext:value-type="float">
            <text:p>65,56</text:p>
          </table:table-cell>
          <table:table-cell office:value-type="float" office:value="34.4371" calcext:value-type="float">
            <text:p>34,44</text:p>
          </table:table-cell>
          <table:table-cell office:value-type="float" office:value="49.1582" calcext:value-type="float">
            <text:p>49,16</text:p>
          </table:table-cell>
          <table:table-cell office:value-type="float" office:value="0.0161764" calcext:value-type="float">
            <text:p>0,01618</text:p>
          </table:table-cell>
          <table:table-cell office:value-type="float" office:value="0.0007495" calcext:value-type="float">
            <text:p>0,00075</text:p>
          </table:table-cell>
          <table:table-cell office:value-type="float" office:value="0.0005579" calcext:value-type="float">
            <text:p>0,00056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onosphere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Global</text:p>
          </table:table-cell>
          <table:table-cell office:value-type="float" office:value="351" calcext:value-type="float">
            <text:p>351</text:p>
          </table:table-cell>
          <table:table-cell office:value-type="float" office:value="867095" calcext:value-type="float">
            <text:p>867095</text:p>
          </table:table-cell>
          <table:table-cell office:value-type="float" office:value="99.8962" calcext:value-type="float">
            <text:p>99,90</text:p>
          </table:table-cell>
          <table:table-cell office:value-type="float" office:value="0.103771" calcext:value-type="float">
            <text:p>0,10</text:p>
          </table:table-cell>
          <table:table-cell office:value-type="float" office:value="52.1368" calcext:value-type="float">
            <text:p>52,14</text:p>
          </table:table-cell>
          <table:table-cell office:value-type="float" office:value="97.861" calcext:value-type="float">
            <text:p>97,86</text:p>
          </table:table-cell>
          <table:table-cell office:value-type="float" office:value="2.13904" calcext:value-type="float">
            <text:p>2,14</text:p>
          </table:table-cell>
          <table:table-cell office:value-type="float" office:value="46.7236" calcext:value-type="float">
            <text:p>46,72</text:p>
          </table:table-cell>
          <table:table-cell office:value-type="float" office:value="3.85938" calcext:value-type="float">
            <text:p>3,85938</text:p>
          </table:table-cell>
          <table:table-cell office:value-type="float" office:value="0.0241141" calcext:value-type="float">
            <text:p>0,02411</text:p>
          </table:table-cell>
          <table:table-cell office:value-type="float" office:value="0.0236109" calcext:value-type="float">
            <text:p>0,0236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ovement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Global</text:p>
          </table:table-cell>
          <table:table-cell office:value-type="float" office:value="360" calcext:value-type="float">
            <text:p>360</text:p>
          </table:table-cell>
          <table:table-cell table:style-name="ce13" office:value-type="float" office:value="1192610" calcext:value-type="float">
            <text:p>1,19E+06</text:p>
          </table:table-cell>
          <table:table-cell office:value-type="float" office:value="100" calcext:value-type="float">
            <text:p>100,00</text:p>
          </table:table-cell>
          <table:table-cell office:value-type="float" office:value="0" calcext:value-type="float">
            <text:p>0,00</text:p>
          </table:table-cell>
          <table:table-cell office:value-type="float" office:value="23.0556" calcext:value-type="float">
            <text:p>23,06</text:p>
          </table:table-cell>
          <table:table-cell office:value-type="float" office:value="100" calcext:value-type="float">
            <text:p>100,00</text:p>
          </table:table-cell>
          <table:table-cell office:value-type="float" office:value="0" calcext:value-type="float">
            <text:p>0,00</text:p>
          </table:table-cell>
          <table:table-cell office:value-type="float" office:value="76.9444" calcext:value-type="float">
            <text:p>76,94</text:p>
          </table:table-cell>
          <table:table-cell office:value-type="float" office:value="22.1044" calcext:value-type="float">
            <text:p>22,10440</text:p>
          </table:table-cell>
          <table:table-cell office:value-type="float" office:value="0.0569949" calcext:value-type="float">
            <text:p>0,05699</text:p>
          </table:table-cell>
          <table:table-cell office:value-type="float" office:value="0.0565354" calcext:value-type="float">
            <text:p>0,05654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onar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Global</text:p>
          </table:table-cell>
          <table:table-cell office:value-type="float" office:value="208" calcext:value-type="float">
            <text:p>208</text:p>
          </table:table-cell>
          <table:table-cell table:style-name="ce13" office:value-type="float" office:value="6292680" calcext:value-type="float">
            <text:p>6,29E+06</text:p>
          </table:table-cell>
          <table:table-cell office:value-type="float" office:value="100" calcext:value-type="float">
            <text:p>100,00</text:p>
          </table:table-cell>
          <table:table-cell office:value-type="float" office:value="0" calcext:value-type="float">
            <text:p>0,00</text:p>
          </table:table-cell>
          <table:table-cell office:value-type="float" office:value="0.480769" calcext:value-type="float">
            <text:p>0,48</text:p>
          </table:table-cell>
          <table:table-cell office:value-type="float" office:value="100" calcext:value-type="float">
            <text:p>100,00</text:p>
          </table:table-cell>
          <table:table-cell office:value-type="float" office:value="0" calcext:value-type="float">
            <text:p>0,00</text:p>
          </table:table-cell>
          <table:table-cell office:value-type="float" office:value="99.5192" calcext:value-type="float">
            <text:p>99,52</text:p>
          </table:table-cell>
          <table:table-cell office:value-type="float" office:value="46.7293" calcext:value-type="float">
            <text:p>46,72930</text:p>
          </table:table-cell>
          <table:table-cell office:value-type="float" office:value="0.0419509" calcext:value-type="float">
            <text:p>0,04195</text:p>
          </table:table-cell>
          <table:table-cell office:value-type="float" office:value="0.0416019" calcext:value-type="float">
            <text:p>0,04160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pectfheart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Global</text:p>
          </table:table-cell>
          <table:table-cell office:value-type="float" office:value="267" calcext:value-type="float">
            <text:p>267</text:p>
          </table:table-cell>
          <table:table-cell table:style-name="ce13" office:value-type="float" office:value="3146070" calcext:value-type="float">
            <text:p>3,15E+06</text:p>
          </table:table-cell>
          <table:table-cell office:value-type="float" office:value="99.9997" calcext:value-type="float">
            <text:p>100,00</text:p>
          </table:table-cell>
          <table:table-cell office:value-type="float" office:value="0.000254281" calcext:value-type="float">
            <text:p>0,00</text:p>
          </table:table-cell>
          <table:table-cell office:value-type="float" office:value="2.62172" calcext:value-type="float">
            <text:p>2,62</text:p>
          </table:table-cell>
          <table:table-cell office:value-type="float" office:value="63.6364" calcext:value-type="float">
            <text:p>63,64</text:p>
          </table:table-cell>
          <table:table-cell office:value-type="float" office:value="36.3636" calcext:value-type="float">
            <text:p>36,36</text:p>
          </table:table-cell>
          <table:table-cell office:value-type="float" office:value="95.8801" calcext:value-type="float">
            <text:p>95,88</text:p>
          </table:table-cell>
          <table:table-cell office:value-type="float" office:value="16.3147" calcext:value-type="float">
            <text:p>16,31470</text:p>
          </table:table-cell>
          <table:table-cell office:value-type="float" office:value="0.0432386" calcext:value-type="float">
            <text:p>0,04324</text:p>
          </table:table-cell>
          <table:table-cell office:value-type="float" office:value="0.042836" calcext:value-type="float">
            <text:p>0,04284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wine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Global</text:p>
          </table:table-cell>
          <table:table-cell office:value-type="float" office:value="178" calcext:value-type="float">
            <text:p>178</text:p>
          </table:table-cell>
          <table:table-cell office:value-type="float" office:value="49702.6" calcext:value-type="float">
            <text:p>49702,6</text:p>
          </table:table-cell>
          <table:table-cell office:value-type="float" office:value="99.7841" calcext:value-type="float">
            <text:p>99,78</text:p>
          </table:table-cell>
          <table:table-cell office:value-type="float" office:value="0.215934" calcext:value-type="float">
            <text:p>0,22</text:p>
          </table:table-cell>
          <table:table-cell office:value-type="float" office:value="91.573" calcext:value-type="float">
            <text:p>91,57</text:p>
          </table:table-cell>
          <table:table-cell office:value-type="float" office:value="97.0238" calcext:value-type="float">
            <text:p>97,02</text:p>
          </table:table-cell>
          <table:table-cell office:value-type="float" office:value="2.97619" calcext:value-type="float">
            <text:p>2,98</text:p>
          </table:table-cell>
          <table:table-cell office:value-type="float" office:value="5.61798" calcext:value-type="float">
            <text:p>5,62</text:p>
          </table:table-cell>
          <table:table-cell office:value-type="float" office:value="0.0965691" calcext:value-type="float">
            <text:p>0,09657</text:p>
          </table:table-cell>
          <table:table-cell office:value-type="float" office:value="0.0026526" calcext:value-type="float">
            <text:p>0,00265</text:p>
          </table:table-cell>
          <table:table-cell office:value-type="float" office:value="0.0024125" calcext:value-type="float">
            <text:p>0,0024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7" table:number-columns-repeated="5"/>
          <table:table-cell table:style-name="ce10" table:formula="of:=AVERAGE([.F27:.F34])" office:value-type="float" office:value="273.125" calcext:value-type="float">
            <text:p>273,13</text:p>
          </table:table-cell>
          <table:table-cell table:style-name="ce10" table:formula="of:=AVERAGE([.G27:.G34])" office:value-type="float" office:value="1476490.0625" calcext:value-type="float">
            <text:p>1476490,06</text:p>
          </table:table-cell>
          <table:table-cell table:style-name="ce10" table:formula="of:=AVERAGE([.H27:.H34])" office:value-type="float" office:value="99.21125" calcext:value-type="float">
            <text:p>99,21</text:p>
          </table:table-cell>
          <table:table-cell table:style-name="ce10" table:formula="of:=AVERAGE([.I27:.I34])" office:value-type="float" office:value="0.788737535125" calcext:value-type="float">
            <text:p>0,79</text:p>
          </table:table-cell>
          <table:table-cell table:style-name="ce10" table:formula="of:=AVERAGE([.J27:.J34])" office:value-type="float" office:value="37.831223625" calcext:value-type="float">
            <text:p>37,83</text:p>
          </table:table-cell>
          <table:table-cell table:style-name="ce10" table:formula="of:=AVERAGE([.K27:.K34])" office:value-type="float" office:value="85.0228375" calcext:value-type="float">
            <text:p>85,02</text:p>
          </table:table-cell>
          <table:table-cell table:style-name="ce10" table:formula="of:=AVERAGE([.L27:.L34])" office:value-type="float" office:value="14.97716625" calcext:value-type="float">
            <text:p>14,98</text:p>
          </table:table-cell>
          <table:table-cell table:style-name="ce10" table:formula="of:=AVERAGE([.M27:.M34])" office:value-type="float" office:value="55.177285" calcext:value-type="float">
            <text:p>55,18</text:p>
          </table:table-cell>
          <table:table-cell table:style-name="ce12" table:formula="of:=AVERAGE([.N27:.N34])" office:value-type="float" office:value="11.2235913125" calcext:value-type="float">
            <text:p>11,22359</text:p>
          </table:table-cell>
          <table:table-cell table:style-name="ce12" table:formula="of:=AVERAGE([.O27:.O34])" office:value-type="float" office:value="0.0243916875" calcext:value-type="float">
            <text:p>0,02439</text:p>
          </table:table-cell>
          <table:table-cell table:style-name="ce12" table:formula="of:=AVERAGE([.P27:.P34])" office:value-type="float" office:value="0.0240279125" calcext:value-type="float">
            <text:p>0,02403</text:p>
          </table:table-cell>
          <table:table-cell table:style-name="ce7" table:formula="of:=AVERAGE([.Q23:.Q34])" office:value-type="float" office:value="0" calcext:value-type="float">
            <text:p>0</text:p>
          </table:table-cell>
          <table:table-cell table:style-name="ce7" table:formula="of:=AVERAGE([.R23:.R34])" office:value-type="float" office:value="0" calcext:value-type="float">
            <text:p>0</text:p>
          </table:table-cell>
          <table:table-cell table:style-name="ce7" table:formula="of:=AVERAGE([.S23:.S34])" office:value-type="float" office:value="0" calcext:value-type="float">
            <text:p>0</text:p>
          </table:table-cell>
          <table:table-cell table:style-name="ce10" table:formula="of:=([.P35]/[.F35])*1000000" office:value-type="float" office:value="87.9740503432494" calcext:value-type="float">
            <text:p>87,97</text:p>
          </table:table-cell>
        </table:table-row>
        <table:table-row table:style-name="ro1">
          <table:table-cell office:value-type="string" calcext:value-type="string">
            <text:p>vehicle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Global</text:p>
          </table:table-cell>
          <table:table-cell office:value-type="float" office:value="846" calcext:value-type="float">
            <text:p>846</text:p>
          </table:table-cell>
          <table:table-cell office:value-type="float" office:value="478315" calcext:value-type="float">
            <text:p>478315</text:p>
          </table:table-cell>
          <table:table-cell office:value-type="float" office:value="90.6377" calcext:value-type="float">
            <text:p>90,64</text:p>
          </table:table-cell>
          <table:table-cell office:value-type="float" office:value="9.36226" calcext:value-type="float">
            <text:p>9,36</text:p>
          </table:table-cell>
          <table:table-cell office:value-type="float" office:value="67.1395" calcext:value-type="float">
            <text:p>67,14</text:p>
          </table:table-cell>
          <table:table-cell office:value-type="float" office:value="67.7804" calcext:value-type="float">
            <text:p>67,78</text:p>
          </table:table-cell>
          <table:table-cell office:value-type="float" office:value="32.2196" calcext:value-type="float">
            <text:p>32,22</text:p>
          </table:table-cell>
          <table:table-cell office:value-type="float" office:value="0.945626" calcext:value-type="float">
            <text:p>0,95</text:p>
          </table:table-cell>
          <table:table-cell office:value-type="float" office:value="1.40199" calcext:value-type="float">
            <text:p>1,40199</text:p>
          </table:table-cell>
          <table:table-cell office:value-type="float" office:value="0.0203403" calcext:value-type="float">
            <text:p>0,02034</text:p>
          </table:table-cell>
          <table:table-cell office:value-type="float" office:value="0.0194657" calcext:value-type="float">
            <text:p>0,01947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vowel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lobal</text:p>
          </table:table-cell>
          <table:table-cell office:value-type="float" office:value="990" calcext:value-type="float">
            <text:p>990</text:p>
          </table:table-cell>
          <table:table-cell office:value-type="float" office:value="90381.9" calcext:value-type="float">
            <text:p>90381,9</text:p>
          </table:table-cell>
          <table:table-cell office:value-type="float" office:value="86.1309" calcext:value-type="float">
            <text:p>86,13</text:p>
          </table:table-cell>
          <table:table-cell office:value-type="float" office:value="13.8691" calcext:value-type="float">
            <text:p>13,87</text:p>
          </table:table-cell>
          <table:table-cell table:number-columns-repeated="2" office:value-type="float" office:value="94.9495" calcext:value-type="float">
            <text:p>94,95</text:p>
          </table:table-cell>
          <table:table-cell office:value-type="float" office:value="5.05051" calcext:value-type="float">
            <text:p>5,05</text:p>
          </table:table-cell>
          <table:table-cell office:value-type="float" office:value="0" calcext:value-type="float">
            <text:p>0,00</text:p>
          </table:table-cell>
          <table:table-cell office:value-type="float" office:value="0.295222" calcext:value-type="float">
            <text:p>0,29522</text:p>
          </table:table-cell>
          <table:table-cell office:value-type="float" office:value="0.0046726" calcext:value-type="float">
            <text:p>0,00467</text:p>
          </table:table-cell>
          <table:table-cell office:value-type="float" office:value="0.0035491" calcext:value-type="float">
            <text:p>0,00355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egment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Global</text:p>
          </table:table-cell>
          <table:table-cell office:value-type="float" office:value="2310" calcext:value-type="float">
            <text:p>2310</text:p>
          </table:table-cell>
          <table:table-cell office:value-type="float" office:value="385771" calcext:value-type="float">
            <text:p>385771</text:p>
          </table:table-cell>
          <table:table-cell office:value-type="float" office:value="90.9313" calcext:value-type="float">
            <text:p>90,93</text:p>
          </table:table-cell>
          <table:table-cell office:value-type="float" office:value="9.0687" calcext:value-type="float">
            <text:p>9,07</text:p>
          </table:table-cell>
          <table:table-cell office:value-type="float" office:value="91.9913" calcext:value-type="float">
            <text:p>91,99</text:p>
          </table:table-cell>
          <table:table-cell office:value-type="float" office:value="92.8353" calcext:value-type="float">
            <text:p>92,84</text:p>
          </table:table-cell>
          <table:table-cell office:value-type="float" office:value="7.1647" calcext:value-type="float">
            <text:p>7,16</text:p>
          </table:table-cell>
          <table:table-cell office:value-type="float" office:value="0.909091" calcext:value-type="float">
            <text:p>0,91</text:p>
          </table:table-cell>
          <table:table-cell office:value-type="float" office:value="2.35048" calcext:value-type="float">
            <text:p>2,35048</text:p>
          </table:table-cell>
          <table:table-cell office:value-type="float" office:value="0.0252269" calcext:value-type="float">
            <text:p>0,02523</text:p>
          </table:table-cell>
          <table:table-cell office:value-type="float" office:value="0.0230172" calcext:value-type="float">
            <text:p>0,02302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winequality-red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lobal</text:p>
          </table:table-cell>
          <table:table-cell office:value-type="float" office:value="1599" calcext:value-type="float">
            <text:p>1599</text:p>
          </table:table-cell>
          <table:table-cell office:value-type="float" office:value="56000.3" calcext:value-type="float">
            <text:p>56000,3</text:p>
          </table:table-cell>
          <table:table-cell office:value-type="float" office:value="61.7748" calcext:value-type="float">
            <text:p>61,77</text:p>
          </table:table-cell>
          <table:table-cell office:value-type="float" office:value="38.2252" calcext:value-type="float">
            <text:p>38,23</text:p>
          </table:table-cell>
          <table:table-cell office:value-type="float" office:value="63.2896" calcext:value-type="float">
            <text:p>63,29</text:p>
          </table:table-cell>
          <table:table-cell office:value-type="float" office:value="63.5279" calcext:value-type="float">
            <text:p>63,53</text:p>
          </table:table-cell>
          <table:table-cell office:value-type="float" office:value="36.4721" calcext:value-type="float">
            <text:p>36,47</text:p>
          </table:table-cell>
          <table:table-cell office:value-type="float" office:value="0.375235" calcext:value-type="float">
            <text:p>0,38</text:p>
          </table:table-cell>
          <table:table-cell office:value-type="float" office:value="0.335425" calcext:value-type="float">
            <text:p>0,33543</text:p>
          </table:table-cell>
          <table:table-cell office:value-type="float" office:value="0.0144759" calcext:value-type="float">
            <text:p>0,01448</text:p>
          </table:table-cell>
          <table:table-cell office:value-type="float" office:value="0.0127956" calcext:value-type="float">
            <text:p>0,01280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winequality-white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lobal</text:p>
          </table:table-cell>
          <table:table-cell office:value-type="float" office:value="4898" calcext:value-type="float">
            <text:p>4898</text:p>
          </table:table-cell>
          <table:table-cell office:value-type="float" office:value="56231.2" calcext:value-type="float">
            <text:p>56231,2</text:p>
          </table:table-cell>
          <table:table-cell office:value-type="float" office:value="51.6971" calcext:value-type="float">
            <text:p>51,70</text:p>
          </table:table-cell>
          <table:table-cell office:value-type="float" office:value="48.3029" calcext:value-type="float">
            <text:p>48,30</text:p>
          </table:table-cell>
          <table:table-cell office:value-type="float" office:value="55.4104" calcext:value-type="float">
            <text:p>55,41</text:p>
          </table:table-cell>
          <table:table-cell office:value-type="float" office:value="55.4557" calcext:value-type="float">
            <text:p>55,46</text:p>
          </table:table-cell>
          <table:table-cell office:value-type="float" office:value="44.5443" calcext:value-type="float">
            <text:p>44,54</text:p>
          </table:table-cell>
          <table:table-cell office:value-type="float" office:value="0.081666" calcext:value-type="float">
            <text:p>0,08</text:p>
          </table:table-cell>
          <table:table-cell office:value-type="float" office:value="0.8657" calcext:value-type="float">
            <text:p>0,86570</text:p>
          </table:table-cell>
          <table:table-cell office:value-type="float" office:value="0.0595147" calcext:value-type="float">
            <text:p>0,05951</text:p>
          </table:table-cell>
          <table:table-cell office:value-type="float" office:value="0.05586" calcext:value-type="float">
            <text:p>0,05586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pambase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Global</text:p>
          </table:table-cell>
          <table:table-cell office:value-type="float" office:value="4597" calcext:value-type="float">
            <text:p>4597</text:p>
          </table:table-cell>
          <table:table-cell office:value-type="float" office:value="856618" calcext:value-type="float">
            <text:p>856618</text:p>
          </table:table-cell>
          <table:table-cell office:value-type="float" office:value="89.6503" calcext:value-type="float">
            <text:p>89,65</text:p>
          </table:table-cell>
          <table:table-cell office:value-type="float" office:value="10.3497" calcext:value-type="float">
            <text:p>10,35</text:p>
          </table:table-cell>
          <table:table-cell office:value-type="float" office:value="85.3165" calcext:value-type="float">
            <text:p>85,32</text:p>
          </table:table-cell>
          <table:table-cell office:value-type="float" office:value="86.7699" calcext:value-type="float">
            <text:p>86,77</text:p>
          </table:table-cell>
          <table:table-cell office:value-type="float" office:value="13.2301" calcext:value-type="float">
            <text:p>13,23</text:p>
          </table:table-cell>
          <table:table-cell office:value-type="float" office:value="1.67501" calcext:value-type="float">
            <text:p>1,68</text:p>
          </table:table-cell>
          <table:table-cell office:value-type="float" office:value="14.4968" calcext:value-type="float">
            <text:p>14,49680</text:p>
          </table:table-cell>
          <table:table-cell office:value-type="float" office:value="0.0597853" calcext:value-type="float">
            <text:p>0,05979</text:p>
          </table:table-cell>
          <table:table-cell office:value-type="float" office:value="0.0554282" calcext:value-type="float">
            <text:p>0,05543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nbased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lobal</text:p>
          </table:table-cell>
          <table:table-cell office:value-type="float" office:value="10992" calcext:value-type="float">
            <text:p>10992</text:p>
          </table:table-cell>
          <table:table-cell office:value-type="float" office:value="1159410" calcext:value-type="float">
            <text:p>1159410</text:p>
          </table:table-cell>
          <table:table-cell office:value-type="float" office:value="98.9332" calcext:value-type="float">
            <text:p>98,93</text:p>
          </table:table-cell>
          <table:table-cell office:value-type="float" office:value="1.0668" calcext:value-type="float">
            <text:p>1,07</text:p>
          </table:table-cell>
          <table:table-cell office:value-type="float" office:value="98.6536" calcext:value-type="float">
            <text:p>98,65</text:p>
          </table:table-cell>
          <table:table-cell office:value-type="float" office:value="99.1406" calcext:value-type="float">
            <text:p>99,14</text:p>
          </table:table-cell>
          <table:table-cell office:value-type="float" office:value="0.859389" calcext:value-type="float">
            <text:p>0,86</text:p>
          </table:table-cell>
          <table:table-cell office:value-type="float" office:value="0.491266" calcext:value-type="float">
            <text:p>0,49</text:p>
          </table:table-cell>
          <table:table-cell office:value-type="float" office:value="5.22094" calcext:value-type="float">
            <text:p>5,22094</text:p>
          </table:table-cell>
          <table:table-cell office:value-type="float" office:value="0.0517162" calcext:value-type="float">
            <text:p>0,05172</text:p>
          </table:table-cell>
          <table:table-cell office:value-type="float" office:value="0.0430514" calcext:value-type="float">
            <text:p>0,04305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ing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lobal</text:p>
          </table:table-cell>
          <table:table-cell office:value-type="float" office:value="7400" calcext:value-type="float">
            <text:p>7400</text:p>
          </table:table-cell>
          <table:table-cell office:value-type="float" office:value="4995560" calcext:value-type="float">
            <text:p>4995560</text:p>
          </table:table-cell>
          <table:table-cell office:value-type="float" office:value="93.4167" calcext:value-type="float">
            <text:p>93,42</text:p>
          </table:table-cell>
          <table:table-cell office:value-type="float" office:value="6.58328" calcext:value-type="float">
            <text:p>6,58</text:p>
          </table:table-cell>
          <table:table-cell office:value-type="float" office:value="74.8919" calcext:value-type="float">
            <text:p>74,89</text:p>
          </table:table-cell>
          <table:table-cell office:value-type="float" office:value="76.6105" calcext:value-type="float">
            <text:p>76,61</text:p>
          </table:table-cell>
          <table:table-cell office:value-type="float" office:value="23.3895" calcext:value-type="float">
            <text:p>23,39</text:p>
          </table:table-cell>
          <table:table-cell office:value-type="float" office:value="2.24324" calcext:value-type="float">
            <text:p>2,24</text:p>
          </table:table-cell>
          <table:table-cell office:value-type="float" office:value="20.0837" calcext:value-type="float">
            <text:p>20,08370</text:p>
          </table:table-cell>
          <table:table-cell office:value-type="float" office:value="0.148529" calcext:value-type="float">
            <text:p>0,14853</text:p>
          </table:table-cell>
          <table:table-cell office:value-type="float" office:value="0.143268" calcext:value-type="float">
            <text:p>0,14327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wonorm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lobal</text:p>
          </table:table-cell>
          <table:table-cell office:value-type="float" office:value="7400" calcext:value-type="float">
            <text:p>7400</text:p>
          </table:table-cell>
          <table:table-cell office:value-type="float" office:value="8056570" calcext:value-type="float">
            <text:p>8056570</text:p>
          </table:table-cell>
          <table:table-cell office:value-type="float" office:value="99.0172" calcext:value-type="float">
            <text:p>99,02</text:p>
          </table:table-cell>
          <table:table-cell office:value-type="float" office:value="0.982841" calcext:value-type="float">
            <text:p>0,98</text:p>
          </table:table-cell>
          <table:table-cell office:value-type="float" office:value="91.527" calcext:value-type="float">
            <text:p>91,53</text:p>
          </table:table-cell>
          <table:table-cell office:value-type="float" office:value="93.0357" calcext:value-type="float">
            <text:p>93,04</text:p>
          </table:table-cell>
          <table:table-cell office:value-type="float" office:value="6.96429" calcext:value-type="float">
            <text:p>6,96</text:p>
          </table:table-cell>
          <table:table-cell office:value-type="float" office:value="1.62162" calcext:value-type="float">
            <text:p>1,62</text:p>
          </table:table-cell>
          <table:table-cell office:value-type="float" office:value="25.0709" calcext:value-type="float">
            <text:p>25,07090</text:p>
          </table:table-cell>
          <table:table-cell office:value-type="float" office:value="0.177937" calcext:value-type="float">
            <text:p>0,17794</text:p>
          </table:table-cell>
          <table:table-cell office:value-type="float" office:value="0.172959" calcext:value-type="float">
            <text:p>0,17296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atimage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Global</text:p>
          </table:table-cell>
          <table:table-cell office:value-type="float" office:value="6435" calcext:value-type="float">
            <text:p>6435</text:p>
          </table:table-cell>
          <table:table-cell office:value-type="float" office:value="10969800" calcext:value-type="float">
            <text:p>10969800</text:p>
          </table:table-cell>
          <table:table-cell office:value-type="float" office:value="76.2944" calcext:value-type="float">
            <text:p>76,29</text:p>
          </table:table-cell>
          <table:table-cell office:value-type="float" office:value="23.7056" calcext:value-type="float">
            <text:p>23,71</text:p>
          </table:table-cell>
          <table:table-cell table:number-columns-repeated="2" office:value-type="float" office:value="63.2945" calcext:value-type="float">
            <text:p>63,29</text:p>
          </table:table-cell>
          <table:table-cell office:value-type="float" office:value="36.7055" calcext:value-type="float">
            <text:p>36,71</text:p>
          </table:table-cell>
          <table:table-cell office:value-type="float" office:value="0" calcext:value-type="float">
            <text:p>0,00</text:p>
          </table:table-cell>
          <table:table-cell office:value-type="float" office:value="163.254" calcext:value-type="float">
            <text:p>163,25400</text:p>
          </table:table-cell>
          <table:table-cell office:value-type="float" office:value="0.226589" calcext:value-type="float">
            <text:p>0,22659</text:p>
          </table:table-cell>
          <table:table-cell office:value-type="float" office:value="0.222378" calcext:value-type="float">
            <text:p>0,22238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exture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lobal</text:p>
          </table:table-cell>
          <table:table-cell office:value-type="float" office:value="5500" calcext:value-type="float">
            <text:p>5500</text:p>
          </table:table-cell>
          <table:table-cell office:value-type="float" office:value="36440.1" calcext:value-type="float">
            <text:p>36440,1</text:p>
          </table:table-cell>
          <table:table-cell office:value-type="float" office:value="97.8392" calcext:value-type="float">
            <text:p>97,84</text:p>
          </table:table-cell>
          <table:table-cell office:value-type="float" office:value="2.16081" calcext:value-type="float">
            <text:p>2,16</text:p>
          </table:table-cell>
          <table:table-cell office:value-type="float" office:value="87.7818" calcext:value-type="float">
            <text:p>87,78</text:p>
          </table:table-cell>
          <table:table-cell office:value-type="float" office:value="92.3842" calcext:value-type="float">
            <text:p>92,38</text:p>
          </table:table-cell>
          <table:table-cell office:value-type="float" office:value="7.61577" calcext:value-type="float">
            <text:p>7,62</text:p>
          </table:table-cell>
          <table:table-cell office:value-type="float" office:value="4.98182" calcext:value-type="float">
            <text:p>4,98</text:p>
          </table:table-cell>
          <table:table-cell office:value-type="float" office:value="0.26983" calcext:value-type="float">
            <text:p>0,26983</text:p>
          </table:table-cell>
          <table:table-cell office:value-type="float" office:value="0.208184" calcext:value-type="float">
            <text:p>0,20818</text:p>
          </table:table-cell>
          <table:table-cell office:value-type="float" office:value="0.204308" calcext:value-type="float">
            <text:p>0,2043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etter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lobal</text:p>
          </table:table-cell>
          <table:table-cell office:value-type="float" office:value="20000" calcext:value-type="float">
            <text:p>20000</text:p>
          </table:table-cell>
          <table:table-cell office:value-type="float" office:value="2053390" calcext:value-type="float">
            <text:p>2053390</text:p>
          </table:table-cell>
          <table:table-cell office:value-type="float" office:value="64.9282" calcext:value-type="float">
            <text:p>64,93</text:p>
          </table:table-cell>
          <table:table-cell office:value-type="float" office:value="35.0718" calcext:value-type="float">
            <text:p>35,07</text:p>
          </table:table-cell>
          <table:table-cell table:number-columns-repeated="2" office:value-type="float" office:value="85.485" calcext:value-type="float">
            <text:p>85,49</text:p>
          </table:table-cell>
          <table:table-cell office:value-type="float" office:value="14.515" calcext:value-type="float">
            <text:p>14,52</text:p>
          </table:table-cell>
          <table:table-cell office:value-type="float" office:value="0" calcext:value-type="float">
            <text:p>0,00</text:p>
          </table:table-cell>
          <table:table-cell office:value-type="float" office:value="22.6899" calcext:value-type="float">
            <text:p>22,68990</text:p>
          </table:table-cell>
          <table:table-cell office:value-type="float" office:value="0.228004" calcext:value-type="float">
            <text:p>0,22800</text:p>
          </table:table-cell>
          <table:table-cell office:value-type="float" office:value="0.215802" calcext:value-type="float">
            <text:p>0,21580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7" table:number-columns-repeated="5"/>
          <table:table-cell table:style-name="ce10" table:formula="of:=AVERAGE([.F36:.F47])" office:value-type="float" office:value="6080.58333333333" calcext:value-type="float">
            <text:p>6080,58</text:p>
          </table:table-cell>
          <table:table-cell table:style-name="ce10" table:formula="of:=AVERAGE([.G36:.G47])" office:value-type="float" office:value="2432873.95833333" calcext:value-type="float">
            <text:p>2432873,96</text:p>
          </table:table-cell>
          <table:table-cell table:style-name="ce10" table:formula="of:=AVERAGE([.H36:.H47])" office:value-type="float" office:value="83.4375833333333" calcext:value-type="float">
            <text:p>83,44</text:p>
          </table:table-cell>
          <table:table-cell table:style-name="ce10" table:formula="of:=AVERAGE([.I36:.I47])" office:value-type="float" office:value="16.5624159166667" calcext:value-type="float">
            <text:p>16,56</text:p>
          </table:table-cell>
          <table:table-cell table:style-name="ce10" table:formula="of:=AVERAGE([.J36:.J47])" office:value-type="float" office:value="79.97755" calcext:value-type="float">
            <text:p>79,98</text:p>
          </table:table-cell>
          <table:table-cell table:style-name="ce10" table:formula="of:=AVERAGE([.K36:.K47])" office:value-type="float" office:value="80.9391" calcext:value-type="float">
            <text:p>80,94</text:p>
          </table:table-cell>
          <table:table-cell table:style-name="ce10" table:formula="of:=AVERAGE([.L36:.L47])" office:value-type="float" office:value="19.0608965833333" calcext:value-type="float">
            <text:p>19,06</text:p>
          </table:table-cell>
          <table:table-cell table:style-name="ce10" table:formula="of:=AVERAGE([.M36:.M47])" office:value-type="float" office:value="1.11038116666667" calcext:value-type="float">
            <text:p>1,11</text:p>
          </table:table-cell>
          <table:table-cell table:style-name="ce12" table:formula="of:=AVERAGE([.N36:.N47])" office:value-type="float" office:value="21.3612405833333" calcext:value-type="float">
            <text:p>21,36124</text:p>
          </table:table-cell>
          <table:table-cell table:style-name="ce12" table:formula="of:=AVERAGE([.O36:.O47])" office:value-type="float" office:value="0.102081241666667" calcext:value-type="float">
            <text:p>0,10208</text:p>
          </table:table-cell>
          <table:table-cell table:style-name="ce12" table:formula="of:=AVERAGE([.P36:.P47])" office:value-type="float" office:value="0.09765685" calcext:value-type="float">
            <text:p>0,09766</text:p>
          </table:table-cell>
          <table:table-cell table:style-name="ce7" table:formula="of:=AVERAGE([.Q36:.Q47])" office:value-type="float" office:value="0" calcext:value-type="float">
            <text:p>0</text:p>
          </table:table-cell>
          <table:table-cell table:style-name="ce7" table:formula="of:=AVERAGE([.R36:.R47])" office:value-type="float" office:value="0" calcext:value-type="float">
            <text:p>0</text:p>
          </table:table-cell>
          <table:table-cell table:style-name="ce7" table:formula="of:=AVERAGE([.S36:.S47])" office:value-type="float" office:value="0" calcext:value-type="float">
            <text:p>0</text:p>
          </table:table-cell>
          <table:table-cell table:style-name="ce10" table:formula="of:=([.P48]/[.F48])*1000000" office:value-type="float" office:value="16.0604410212836" calcext:value-type="float">
            <text:p>16,06</text:p>
          </table:table-cell>
        </table:table-row>
        <table:table-row table:style-name="ro1" table:number-rows-repeated="1048527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umbral_08_SinFiltro" table:style-name="ta1"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8" table:number-columns-repeated="3" table:default-cell-style-name="Default"/>
        <table:table-column table:style-name="co10" table:default-cell-style-name="Default"/>
        <table:table-column table:style-name="co11" table:number-columns-repeated="3" table:default-cell-style-name="Default"/>
        <table:table-column table:style-name="co3" table:number-columns-repeated="3" table:default-cell-style-name="Default"/>
        <table:table-column table:style-name="co1" table:default-cell-style-name="Default"/>
        <table:table-row table:style-name="ro1">
          <table:table-cell table:style-name="ce7" table:number-columns-repeated="5"/>
          <table:table-cell table:style-name="ce8" office:value-type="string" calcext:value-type="string">
            <text:p>Ejemplos</text:p>
          </table:table-cell>
          <table:table-cell table:style-name="ce8" office:value-type="string" calcext:value-type="string">
            <text:p>Patrones</text:p>
          </table:table-cell>
          <table:table-cell table:style-name="ce8" office:value-type="string" calcext:value-type="string">
            <text:p>Train</text:p>
          </table:table-cell>
          <table:table-cell table:style-name="ce8" office:value-type="string" calcext:value-type="string">
            <text:p>Error</text:p>
          </table:table-cell>
          <table:table-cell table:style-name="ce8" office:value-type="string" calcext:value-type="string">
            <text:p>Test</text:p>
          </table:table-cell>
          <table:table-cell table:style-name="ce8" office:value-type="string" calcext:value-type="string">
            <text:p>TestNC</text:p>
          </table:table-cell>
          <table:table-cell table:style-name="ce8" office:value-type="string" calcext:value-type="string">
            <text:p>Error</text:p>
          </table:table-cell>
          <table:table-cell table:style-name="ce8" office:value-type="string" calcext:value-type="string">
            <text:p>%NC</text:p>
          </table:table-cell>
          <table:table-cell table:style-name="ce11" office:value-type="string" calcext:value-type="string">
            <text:p>T_Train</text:p>
          </table:table-cell>
          <table:table-cell table:style-name="ce11" office:value-type="string" calcext:value-type="string">
            <text:p>T_Test</text:p>
          </table:table-cell>
          <table:table-cell table:style-name="ce11" office:value-type="string" calcext:value-type="string">
            <text:p>T_CPU_Test</text:p>
          </table:table-cell>
          <table:table-cell table:style-name="ce7" table:number-columns-repeated="3"/>
          <table:table-cell table:style-name="ce8" office:value-type="string" calcext:value-type="string">
            <text:p>Infer/Example</text:p>
          </table:table-cell>
        </table:table-row>
        <table:table-row table:style-name="ro1">
          <table:table-cell office:value-type="string" calcext:value-type="string">
            <text:p>abalone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lobal</text:p>
          </table:table-cell>
          <table:table-cell office:value-type="float" office:value="4174" calcext:value-type="float">
            <text:p>4174</text:p>
          </table:table-cell>
          <table:table-cell office:value-type="float" office:value="99.6" calcext:value-type="float">
            <text:p>99,6</text:p>
          </table:table-cell>
          <table:table-cell office:value-type="float" office:value="25.1344" calcext:value-type="float">
            <text:p>25,1344</text:p>
          </table:table-cell>
          <table:table-cell office:value-type="float" office:value="74.8622" calcext:value-type="float">
            <text:p>74,8622</text:p>
          </table:table-cell>
          <table:table-cell office:value-type="float" office:value="16.483" calcext:value-type="float">
            <text:p>16,483</text:p>
          </table:table-cell>
          <table:table-cell office:value-type="float" office:value="16.4988" calcext:value-type="float">
            <text:p>16,4988</text:p>
          </table:table-cell>
          <table:table-cell office:value-type="float" office:value="83.5012" calcext:value-type="float">
            <text:p>83,5012</text:p>
          </table:table-cell>
          <table:table-cell office:value-type="float" office:value="0.0958313" calcext:value-type="float">
            <text:p>0,0958313</text:p>
          </table:table-cell>
          <table:table-cell office:value-type="float" office:value="0.0759744" calcext:value-type="float">
            <text:p>0,0759744</text:p>
          </table:table-cell>
          <table:table-cell office:value-type="float" office:value="0.0073814" calcext:value-type="float">
            <text:p>0,0073814</text:p>
          </table:table-cell>
          <table:table-cell office:value-type="float" office:value="0.0049891" calcext:value-type="float">
            <text:p>0,004989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anana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lobal</text:p>
          </table:table-cell>
          <table:table-cell office:value-type="float" office:value="5300" calcext:value-type="float">
            <text:p>5300</text:p>
          </table:table-cell>
          <table:table-cell office:value-type="float" office:value="19.6" calcext:value-type="float">
            <text:p>19,6</text:p>
          </table:table-cell>
          <table:table-cell office:value-type="float" office:value="78.2977" calcext:value-type="float">
            <text:p>78,2977</text:p>
          </table:table-cell>
          <table:table-cell office:value-type="float" office:value="21.7023" calcext:value-type="float">
            <text:p>21,7023</text:p>
          </table:table-cell>
          <table:table-cell office:value-type="float" office:value="79.434" calcext:value-type="float">
            <text:p>79,434</text:p>
          </table:table-cell>
          <table:table-cell office:value-type="float" office:value="79.449" calcext:value-type="float">
            <text:p>79,449</text:p>
          </table:table-cell>
          <table:table-cell office:value-type="float" office:value="20.551" calcext:value-type="float">
            <text:p>20,551</text:p>
          </table:table-cell>
          <table:table-cell office:value-type="float" office:value="0.0188679" calcext:value-type="float">
            <text:p>0,0188679</text:p>
          </table:table-cell>
          <table:table-cell office:value-type="float" office:value="0.0392951" calcext:value-type="float">
            <text:p>0,0392951</text:p>
          </table:table-cell>
          <table:table-cell office:value-type="float" office:value="0.004398" calcext:value-type="float">
            <text:p>0,004398</text:p>
          </table:table-cell>
          <table:table-cell office:value-type="float" office:value="0.0010652" calcext:value-type="float">
            <text:p>0,0010652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upa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lobal</text:p>
          </table:table-cell>
          <table:table-cell office:value-type="float" office:value="345" calcext:value-type="float">
            <text:p>345</text:p>
          </table:table-cell>
          <table:table-cell office:value-type="float" office:value="107.4" calcext:value-type="float">
            <text:p>107,4</text:p>
          </table:table-cell>
          <table:table-cell office:value-type="float" office:value="75.9903" calcext:value-type="float">
            <text:p>75,9903</text:p>
          </table:table-cell>
          <table:table-cell office:value-type="float" office:value="24.0097" calcext:value-type="float">
            <text:p>24,0097</text:p>
          </table:table-cell>
          <table:table-cell office:value-type="float" office:value="57.971" calcext:value-type="float">
            <text:p>57,971</text:p>
          </table:table-cell>
          <table:table-cell office:value-type="float" office:value="60.241" calcext:value-type="float">
            <text:p>60,241</text:p>
          </table:table-cell>
          <table:table-cell office:value-type="float" office:value="39.759" calcext:value-type="float">
            <text:p>39,759</text:p>
          </table:table-cell>
          <table:table-cell office:value-type="float" office:value="3.76812" calcext:value-type="float">
            <text:p>3,76812</text:p>
          </table:table-cell>
          <table:table-cell office:value-type="float" office:value="0.0038891" calcext:value-type="float">
            <text:p>0,0038891</text:p>
          </table:table-cell>
          <table:table-cell office:value-type="float" office:value="0.0004481" calcext:value-type="float">
            <text:p>0,0004481</text:p>
          </table:table-cell>
          <table:table-cell office:value-type="float" office:value="0.0002362" calcext:value-type="float">
            <text:p>0,0002362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heart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Global</text:p>
          </table:table-cell>
          <table:table-cell office:value-type="float" office:value="270" calcext:value-type="float">
            <text:p>270</text:p>
          </table:table-cell>
          <table:table-cell office:value-type="float" office:value="235.8" calcext:value-type="float">
            <text:p>235,8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2.5926" calcext:value-type="float">
            <text:p>22,5926</text:p>
          </table:table-cell>
          <table:table-cell office:value-type="float" office:value="89.7059" calcext:value-type="float">
            <text:p>89,7059</text:p>
          </table:table-cell>
          <table:table-cell office:value-type="float" office:value="10.2941" calcext:value-type="float">
            <text:p>10,2941</text:p>
          </table:table-cell>
          <table:table-cell office:value-type="float" office:value="74.8148" calcext:value-type="float">
            <text:p>74,8148</text:p>
          </table:table-cell>
          <table:table-cell office:value-type="float" office:value="0.0031882" calcext:value-type="float">
            <text:p>0,0031882</text:p>
          </table:table-cell>
          <table:table-cell office:value-type="float" office:value="0.0004853" calcext:value-type="float">
            <text:p>0,0004853</text:p>
          </table:table-cell>
          <table:table-cell office:value-type="float" office:value="0.0003237" calcext:value-type="float">
            <text:p>0,0003237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ris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lobal</text:p>
          </table:table-cell>
          <table:table-cell office:value-type="float" office:value="150" calcext:value-type="float">
            <text:p>150</text:p>
          </table:table-cell>
          <table:table-cell office:value-type="float" office:value="40.9" calcext:value-type="float">
            <text:p>40,9</text:p>
          </table:table-cell>
          <table:table-cell office:value-type="float" office:value="96.4444" calcext:value-type="float">
            <text:p>96,4444</text:p>
          </table:table-cell>
          <table:table-cell office:value-type="float" office:value="3.55556" calcext:value-type="float">
            <text:p>3,55556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0011133" calcext:value-type="float">
            <text:p>0,0011133</text:p>
          </table:table-cell>
          <table:table-cell office:value-type="float" office:value="0.0001249" calcext:value-type="float">
            <text:p>0,0001249</text:p>
          </table:table-cell>
          <table:table-cell table:style-name="ce13" office:value-type="float" office:value="0.0000426" calcext:value-type="float">
            <text:p>4,26E-05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ed7digit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lobal</text:p>
          </table:table-cell>
          <table:table-cell office:value-type="float" office:value="500" calcext:value-type="float">
            <text:p>500</text:p>
          </table:table-cell>
          <table:table-cell office:value-type="float" office:value="67.9" calcext:value-type="float">
            <text:p>67,9</text:p>
          </table:table-cell>
          <table:table-cell office:value-type="float" office:value="77.2" calcext:value-type="float">
            <text:p>77,2</text:p>
          </table:table-cell>
          <table:table-cell office:value-type="float" office:value="18.008" calcext:value-type="float">
            <text:p>18,008</text:p>
          </table:table-cell>
          <table:table-cell office:value-type="float" office:value="63" calcext:value-type="float">
            <text:p>63</text:p>
          </table:table-cell>
          <table:table-cell office:value-type="float" office:value="76.087" calcext:value-type="float">
            <text:p>76,087</text:p>
          </table:table-cell>
          <table:table-cell office:value-type="float" office:value="23.913" calcext:value-type="float">
            <text:p>23,913</text:p>
          </table:table-cell>
          <table:table-cell office:value-type="float" office:value="17.2" calcext:value-type="float">
            <text:p>17,2</text:p>
          </table:table-cell>
          <table:table-cell office:value-type="float" office:value="0.0041958" calcext:value-type="float">
            <text:p>0,0041958</text:p>
          </table:table-cell>
          <table:table-cell office:value-type="float" office:value="0.0004601" calcext:value-type="float">
            <text:p>0,0004601</text:p>
          </table:table-cell>
          <table:table-cell office:value-type="float" office:value="0.000189" calcext:value-type="float">
            <text:p>0,000189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ammographic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obal</text:p>
          </table:table-cell>
          <table:table-cell office:value-type="float" office:value="830" calcext:value-type="float">
            <text:p>830</text:p>
          </table:table-cell>
          <table:table-cell office:value-type="float" office:value="158.2" calcext:value-type="float">
            <text:p>158,2</text:p>
          </table:table-cell>
          <table:table-cell office:value-type="float" office:value="87.6305" calcext:value-type="float">
            <text:p>87,6305</text:p>
          </table:table-cell>
          <table:table-cell office:value-type="float" office:value="12.3695" calcext:value-type="float">
            <text:p>12,3695</text:p>
          </table:table-cell>
          <table:table-cell office:value-type="float" office:value="76.0241" calcext:value-type="float">
            <text:p>76,0241</text:p>
          </table:table-cell>
          <table:table-cell office:value-type="float" office:value="82.4837" calcext:value-type="float">
            <text:p>82,4837</text:p>
          </table:table-cell>
          <table:table-cell office:value-type="float" office:value="17.5163" calcext:value-type="float">
            <text:p>17,5163</text:p>
          </table:table-cell>
          <table:table-cell office:value-type="float" office:value="7.83133" calcext:value-type="float">
            <text:p>7,83133</text:p>
          </table:table-cell>
          <table:table-cell office:value-type="float" office:value="0.0063228" calcext:value-type="float">
            <text:p>0,0063228</text:p>
          </table:table-cell>
          <table:table-cell office:value-type="float" office:value="0.0006974" calcext:value-type="float">
            <text:p>0,0006974</text:p>
          </table:table-cell>
          <table:table-cell office:value-type="float" office:value="0.0002357" calcext:value-type="float">
            <text:p>0,0002357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ewthyroid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Global</text:p>
          </table:table-cell>
          <table:table-cell office:value-type="float" office:value="215" calcext:value-type="float">
            <text:p>215</text:p>
          </table:table-cell>
          <table:table-cell office:value-type="float" office:value="47" calcext:value-type="float">
            <text:p>47</text:p>
          </table:table-cell>
          <table:table-cell office:value-type="float" office:value="96.8992" calcext:value-type="float">
            <text:p>96,8992</text:p>
          </table:table-cell>
          <table:table-cell office:value-type="float" office:value="3.10078" calcext:value-type="float">
            <text:p>3,10078</text:p>
          </table:table-cell>
          <table:table-cell office:value-type="float" office:value="93.4884" calcext:value-type="float">
            <text:p>93,4884</text:p>
          </table:table-cell>
          <table:table-cell office:value-type="float" office:value="94.3662" calcext:value-type="float">
            <text:p>94,3662</text:p>
          </table:table-cell>
          <table:table-cell office:value-type="float" office:value="5.6338" calcext:value-type="float">
            <text:p>5,6338</text:p>
          </table:table-cell>
          <table:table-cell office:value-type="float" office:value="0.930233" calcext:value-type="float">
            <text:p>0,930233</text:p>
          </table:table-cell>
          <table:table-cell office:value-type="float" office:value="0.0017711" calcext:value-type="float">
            <text:p>0,0017711</text:p>
          </table:table-cell>
          <table:table-cell office:value-type="float" office:value="0.0002095" calcext:value-type="float">
            <text:p>0,0002095</text:p>
          </table:table-cell>
          <table:table-cell table:style-name="ce13" office:value-type="float" office:value="0.0000788" calcext:value-type="float">
            <text:p>7,88E-05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age-blocks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lobal</text:p>
          </table:table-cell>
          <table:table-cell office:value-type="float" office:value="5472" calcext:value-type="float">
            <text:p>5472</text:p>
          </table:table-cell>
          <table:table-cell office:value-type="float" office:value="157.1" calcext:value-type="float">
            <text:p>157,1</text:p>
          </table:table-cell>
          <table:table-cell office:value-type="float" office:value="94.1703" calcext:value-type="float">
            <text:p>94,1703</text:p>
          </table:table-cell>
          <table:table-cell office:value-type="float" office:value="5.82968" calcext:value-type="float">
            <text:p>5,82968</text:p>
          </table:table-cell>
          <table:table-cell office:value-type="float" office:value="93.7317" calcext:value-type="float">
            <text:p>93,7317</text:p>
          </table:table-cell>
          <table:table-cell office:value-type="float" office:value="93.9205" calcext:value-type="float">
            <text:p>93,9205</text:p>
          </table:table-cell>
          <table:table-cell office:value-type="float" office:value="6.07947" calcext:value-type="float">
            <text:p>6,07947</text:p>
          </table:table-cell>
          <table:table-cell office:value-type="float" office:value="0.201023" calcext:value-type="float">
            <text:p>0,201023</text:p>
          </table:table-cell>
          <table:table-cell office:value-type="float" office:value="0.0610222" calcext:value-type="float">
            <text:p>0,0610222</text:p>
          </table:table-cell>
          <table:table-cell office:value-type="float" office:value="0.0069422" calcext:value-type="float">
            <text:p>0,0069422</text:p>
          </table:table-cell>
          <table:table-cell office:value-type="float" office:value="0.0037154" calcext:value-type="float">
            <text:p>0,0037154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honeme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Global</text:p>
          </table:table-cell>
          <table:table-cell office:value-type="float" office:value="5404" calcext:value-type="float">
            <text:p>5404</text:p>
          </table:table-cell>
          <table:table-cell office:value-type="float" office:value="203.9" calcext:value-type="float">
            <text:p>203,9</text:p>
          </table:table-cell>
          <table:table-cell office:value-type="float" office:value="82.1644" calcext:value-type="float">
            <text:p>82,1644</text:p>
          </table:table-cell>
          <table:table-cell office:value-type="float" office:value="17.8356" calcext:value-type="float">
            <text:p>17,8356</text:p>
          </table:table-cell>
          <table:table-cell table:number-columns-repeated="2" office:value-type="float" office:value="80.829" calcext:value-type="float">
            <text:p>80,829</text:p>
          </table:table-cell>
          <table:table-cell office:value-type="float" office:value="19.171" calcext:value-type="float">
            <text:p>19,171</text:p>
          </table:table-cell>
          <table:table-cell office:value-type="float" office:value="0" calcext:value-type="float">
            <text:p>0</text:p>
          </table:table-cell>
          <table:table-cell office:value-type="float" office:value="0.0483077" calcext:value-type="float">
            <text:p>0,0483077</text:p>
          </table:table-cell>
          <table:table-cell office:value-type="float" office:value="0.0051251" calcext:value-type="float">
            <text:p>0,0051251</text:p>
          </table:table-cell>
          <table:table-cell office:value-type="float" office:value="0.0021943" calcext:value-type="float">
            <text:p>0,0021943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ima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lobal</text:p>
          </table:table-cell>
          <table:table-cell office:value-type="float" office:value="768" calcext:value-type="float">
            <text:p>768</text:p>
          </table:table-cell>
          <table:table-cell office:value-type="float" office:value="400.2" calcext:value-type="float">
            <text:p>400,2</text:p>
          </table:table-cell>
          <table:table-cell office:value-type="float" office:value="91.0012" calcext:value-type="float">
            <text:p>91,0012</text:p>
          </table:table-cell>
          <table:table-cell office:value-type="float" office:value="8.99884" calcext:value-type="float">
            <text:p>8,99884</text:p>
          </table:table-cell>
          <table:table-cell office:value-type="float" office:value="68.2292" calcext:value-type="float">
            <text:p>68,2292</text:p>
          </table:table-cell>
          <table:table-cell office:value-type="float" office:value="70.4301" calcext:value-type="float">
            <text:p>70,4301</text:p>
          </table:table-cell>
          <table:table-cell office:value-type="float" office:value="29.5699" calcext:value-type="float">
            <text:p>29,5699</text:p>
          </table:table-cell>
          <table:table-cell office:value-type="float" office:value="3.125" calcext:value-type="float">
            <text:p>3,125</text:p>
          </table:table-cell>
          <table:table-cell office:value-type="float" office:value="0.0081465" calcext:value-type="float">
            <text:p>0,0081465</text:p>
          </table:table-cell>
          <table:table-cell office:value-type="float" office:value="0.0010553" calcext:value-type="float">
            <text:p>0,0010553</text:p>
          </table:table-cell>
          <table:table-cell office:value-type="float" office:value="0.000633" calcext:value-type="float">
            <text:p>0,000633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aheart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lobal</text:p>
          </table:table-cell>
          <table:table-cell office:value-type="float" office:value="462" calcext:value-type="float">
            <text:p>462</text:p>
          </table:table-cell>
          <table:table-cell office:value-type="float" office:value="348.9" calcext:value-type="float">
            <text:p>348,9</text:p>
          </table:table-cell>
          <table:table-cell office:value-type="float" office:value="96.7412" calcext:value-type="float">
            <text:p>96,7412</text:p>
          </table:table-cell>
          <table:table-cell office:value-type="float" office:value="3.25878" calcext:value-type="float">
            <text:p>3,25878</text:p>
          </table:table-cell>
          <table:table-cell office:value-type="float" office:value="61.2554" calcext:value-type="float">
            <text:p>61,2554</text:p>
          </table:table-cell>
          <table:table-cell office:value-type="float" office:value="65.358" calcext:value-type="float">
            <text:p>65,358</text:p>
          </table:table-cell>
          <table:table-cell office:value-type="float" office:value="34.642" calcext:value-type="float">
            <text:p>34,642</text:p>
          </table:table-cell>
          <table:table-cell office:value-type="float" office:value="6.27706" calcext:value-type="float">
            <text:p>6,27706</text:p>
          </table:table-cell>
          <table:table-cell office:value-type="float" office:value="0.005666" calcext:value-type="float">
            <text:p>0,005666</text:p>
          </table:table-cell>
          <table:table-cell office:value-type="float" office:value="0.0009599" calcext:value-type="float">
            <text:p>0,0009599</text:p>
          </table:table-cell>
          <table:table-cell office:value-type="float" office:value="0.0006773" calcext:value-type="float">
            <text:p>0,0006773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huttle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lobal</text:p>
          </table:table-cell>
          <table:table-cell office:value-type="float" office:value="57999" calcext:value-type="float">
            <text:p>57999</text:p>
          </table:table-cell>
          <table:table-cell office:value-type="float" office:value="70.2" calcext:value-type="float">
            <text:p>70,2</text:p>
          </table:table-cell>
          <table:table-cell office:value-type="float" office:value="92.0182" calcext:value-type="float">
            <text:p>92,0182</text:p>
          </table:table-cell>
          <table:table-cell office:value-type="float" office:value="7.98184" calcext:value-type="float">
            <text:p>7,98184</text:p>
          </table:table-cell>
          <table:table-cell office:value-type="float" office:value="92.4275" calcext:value-type="float">
            <text:p>92,4275</text:p>
          </table:table-cell>
          <table:table-cell office:value-type="float" office:value="92.4386" calcext:value-type="float">
            <text:p>92,4386</text:p>
          </table:table-cell>
          <table:table-cell office:value-type="float" office:value="7.56139" calcext:value-type="float">
            <text:p>7,56139</text:p>
          </table:table-cell>
          <table:table-cell office:value-type="float" office:value="0.0120692" calcext:value-type="float">
            <text:p>0,0120692</text:p>
          </table:table-cell>
          <table:table-cell office:value-type="float" office:value="0.568905" calcext:value-type="float">
            <text:p>0,568905</text:p>
          </table:table-cell>
          <table:table-cell office:value-type="float" office:value="0.0909226" calcext:value-type="float">
            <text:p>0,0909226</text:p>
          </table:table-cell>
          <table:table-cell office:value-type="float" office:value="0.0588087" calcext:value-type="float">
            <text:p>0,0588087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7" table:number-columns-repeated="5"/>
          <table:table-cell table:style-name="ce10" table:formula="of:=AVERAGE([.F2:.F14])" office:value-type="float" office:value="6299.15384615385" calcext:value-type="float">
            <text:p>6299,15</text:p>
          </table:table-cell>
          <table:table-cell table:style-name="ce10" table:formula="of:=AVERAGE([.G2:.G14])" office:value-type="float" office:value="150.515384615385" calcext:value-type="float">
            <text:p>150,52</text:p>
          </table:table-cell>
          <table:table-cell table:style-name="ce10" table:formula="of:=AVERAGE([.H2:.H14])" office:value-type="float" office:value="84.1301384615385" calcext:value-type="float">
            <text:p>84,13</text:p>
          </table:table-cell>
          <table:table-cell table:style-name="ce10" table:formula="of:=AVERAGE([.I2:.I14])" office:value-type="float" office:value="15.5009830769231" calcext:value-type="float">
            <text:p>15,50</text:p>
          </table:table-cell>
          <table:table-cell table:style-name="ce10" table:formula="of:=AVERAGE([.J2:.J14])" office:value-type="float" office:value="69.3435307692308" calcext:value-type="float">
            <text:p>69,34</text:p>
          </table:table-cell>
          <table:table-cell table:style-name="ce10" table:formula="of:=AVERAGE([.K2:.K14])" office:value-type="float" office:value="76.7544461538462" calcext:value-type="float">
            <text:p>76,75</text:p>
          </table:table-cell>
          <table:table-cell table:style-name="ce10" table:formula="of:=AVERAGE([.L2:.L14])" office:value-type="float" office:value="23.2455507692308" calcext:value-type="float">
            <text:p>23,25</text:p>
          </table:table-cell>
          <table:table-cell table:style-name="ce10" table:formula="of:=AVERAGE([.M2:.M14])" office:value-type="float" office:value="8.79033341538462" calcext:value-type="float">
            <text:p>8,79</text:p>
          </table:table-cell>
          <table:table-cell table:style-name="ce12" table:formula="of:=AVERAGE([.N2:.N14])" office:value-type="float" office:value="0.0636767076923077" calcext:value-type="float">
            <text:p>0,06368</text:p>
          </table:table-cell>
          <table:table-cell table:style-name="ce12" table:formula="of:=AVERAGE([.O2:.O14])" office:value-type="float" office:value="0.00916998461538462" calcext:value-type="float">
            <text:p>0,00917</text:p>
          </table:table-cell>
          <table:table-cell table:style-name="ce12" table:formula="of:=AVERAGE([.P2:.P14])" office:value-type="float" office:value="0.00562992307692308" calcext:value-type="float">
            <text:p>0,00563</text:p>
          </table:table-cell>
          <table:table-cell table:style-name="ce7" table:number-columns-repeated="3"/>
          <table:table-cell table:style-name="ce10" table:formula="of:=([.P15]/[.F15])*1000000" office:value-type="float" office:value="0.893758624479478" calcext:value-type="float">
            <text:p>0,89</text:p>
          </table:table-cell>
        </table:table-row>
        <table:table-row table:style-name="ro1">
          <table:table-cell office:value-type="string" calcext:value-type="string">
            <text:p>adult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lobal</text:p>
          </table:table-cell>
          <table:table-cell office:value-type="float" office:value="45222" calcext:value-type="float">
            <text:p>45222</text:p>
          </table:table-cell>
          <table:table-cell office:value-type="float" office:value="19388.6" calcext:value-type="float">
            <text:p>19388,6</text:p>
          </table:table-cell>
          <table:table-cell office:value-type="float" office:value="89.8828" calcext:value-type="float">
            <text:p>89,8828</text:p>
          </table:table-cell>
          <table:table-cell office:value-type="float" office:value="10.1172" calcext:value-type="float">
            <text:p>10,1172</text:p>
          </table:table-cell>
          <table:table-cell office:value-type="float" office:value="63.3386" calcext:value-type="float">
            <text:p>63,3386</text:p>
          </table:table-cell>
          <table:table-cell office:value-type="float" office:value="80.5393" calcext:value-type="float">
            <text:p>80,5393</text:p>
          </table:table-cell>
          <table:table-cell office:value-type="float" office:value="19.4607" calcext:value-type="float">
            <text:p>19,4607</text:p>
          </table:table-cell>
          <table:table-cell office:value-type="float" office:value="21.3569" calcext:value-type="float">
            <text:p>21,3569</text:p>
          </table:table-cell>
          <table:table-cell office:value-type="float" office:value="0.518135" calcext:value-type="float">
            <text:p>0,518135</text:p>
          </table:table-cell>
          <table:table-cell office:value-type="float" office:value="0.0868407" calcext:value-type="float">
            <text:p>0,0868407</text:p>
          </table:table-cell>
          <table:table-cell office:value-type="float" office:value="0.0587738" calcext:value-type="float">
            <text:p>0,0587738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ustralian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lobal</text:p>
          </table:table-cell>
          <table:table-cell office:value-type="float" office:value="690" calcext:value-type="float">
            <text:p>690</text:p>
          </table:table-cell>
          <table:table-cell office:value-type="float" office:value="493.1" calcext:value-type="float">
            <text:p>493,1</text:p>
          </table:table-cell>
          <table:table-cell office:value-type="float" office:value="96.9887" calcext:value-type="float">
            <text:p>96,9887</text:p>
          </table:table-cell>
          <table:table-cell office:value-type="float" office:value="3.01127" calcext:value-type="float">
            <text:p>3,01127</text:p>
          </table:table-cell>
          <table:table-cell office:value-type="float" office:value="54.7826" calcext:value-type="float">
            <text:p>54,7826</text:p>
          </table:table-cell>
          <table:table-cell office:value-type="float" office:value="82.1739" calcext:value-type="float">
            <text:p>82,1739</text:p>
          </table:table-cell>
          <table:table-cell office:value-type="float" office:value="17.8261" calcext:value-type="float">
            <text:p>17,8261</text:p>
          </table:table-cell>
          <table:table-cell office:value-type="float" office:value="33.3333" calcext:value-type="float">
            <text:p>33,3333</text:p>
          </table:table-cell>
          <table:table-cell office:value-type="float" office:value="0.0079077" calcext:value-type="float">
            <text:p>0,0079077</text:p>
          </table:table-cell>
          <table:table-cell office:value-type="float" office:value="0.00128" calcext:value-type="float">
            <text:p>0,00128</text:p>
          </table:table-cell>
          <table:table-cell office:value-type="float" office:value="0.0008698" calcext:value-type="float">
            <text:p>0,0008698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rx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lobal</text:p>
          </table:table-cell>
          <table:table-cell office:value-type="float" office:value="653" calcext:value-type="float">
            <text:p>653</text:p>
          </table:table-cell>
          <table:table-cell office:value-type="float" office:value="518.9" calcext:value-type="float">
            <text:p>518,9</text:p>
          </table:table-cell>
          <table:table-cell office:value-type="float" office:value="98.5877" calcext:value-type="float">
            <text:p>98,5877</text:p>
          </table:table-cell>
          <table:table-cell office:value-type="float" office:value="1.41229" calcext:value-type="float">
            <text:p>1,41229</text:p>
          </table:table-cell>
          <table:table-cell office:value-type="float" office:value="39.0505" calcext:value-type="float">
            <text:p>39,0505</text:p>
          </table:table-cell>
          <table:table-cell office:value-type="float" office:value="85.5705" calcext:value-type="float">
            <text:p>85,5705</text:p>
          </table:table-cell>
          <table:table-cell office:value-type="float" office:value="14.4295" calcext:value-type="float">
            <text:p>14,4295</text:p>
          </table:table-cell>
          <table:table-cell office:value-type="float" office:value="54.3645" calcext:value-type="float">
            <text:p>54,3645</text:p>
          </table:table-cell>
          <table:table-cell office:value-type="float" office:value="0.0084368" calcext:value-type="float">
            <text:p>0,0084368</text:p>
          </table:table-cell>
          <table:table-cell office:value-type="float" office:value="0.0012274" calcext:value-type="float">
            <text:p>0,0012274</text:p>
          </table:table-cell>
          <table:table-cell office:value-type="float" office:value="0.0008222" calcext:value-type="float">
            <text:p>0,0008222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ensus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lobal</text:p>
          </table:table-cell>
          <table:table-cell office:value-type="float" office:value="142521" calcext:value-type="float">
            <text:p>142521</text:p>
          </table:table-cell>
          <table:table-cell office:value-type="float" office:value="80798.1" calcext:value-type="float">
            <text:p>80798,1</text:p>
          </table:table-cell>
          <table:table-cell office:value-type="float" office:value="99.2909" calcext:value-type="float">
            <text:p>99,2909</text:p>
          </table:table-cell>
          <table:table-cell office:value-type="float" office:value="0.709096" calcext:value-type="float">
            <text:p>0,709096</text:p>
          </table:table-cell>
          <table:table-cell office:value-type="float" office:value="48.0848" calcext:value-type="float">
            <text:p>48,0848</text:p>
          </table:table-cell>
          <table:table-cell office:value-type="float" office:value="96.3258" calcext:value-type="float">
            <text:p>96,3258</text:p>
          </table:table-cell>
          <table:table-cell office:value-type="float" office:value="3.67419" calcext:value-type="float">
            <text:p>3,67419</text:p>
          </table:table-cell>
          <table:table-cell office:value-type="float" office:value="50.081" calcext:value-type="float">
            <text:p>50,081</text:p>
          </table:table-cell>
          <table:table-cell office:value-type="float" office:value="4.27365" calcext:value-type="float">
            <text:p>4,27365</text:p>
          </table:table-cell>
          <table:table-cell office:value-type="float" office:value="0.677048" calcext:value-type="float">
            <text:p>0,677048</text:p>
          </table:table-cell>
          <table:table-cell office:value-type="float" office:value="0.605679" calcext:value-type="float">
            <text:p>0,605679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oil200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lobal</text:p>
          </table:table-cell>
          <table:table-cell office:value-type="float" office:value="9822" calcext:value-type="float">
            <text:p>9822</text:p>
          </table:table-cell>
          <table:table-cell office:value-type="float" office:value="7468.1" calcext:value-type="float">
            <text:p>7468,1</text:p>
          </table:table-cell>
          <table:table-cell office:value-type="float" office:value="98.4694" calcext:value-type="float">
            <text:p>98,4694</text:p>
          </table:table-cell>
          <table:table-cell office:value-type="float" office:value="0.831672" calcext:value-type="float">
            <text:p>0,831672</text:p>
          </table:table-cell>
          <table:table-cell office:value-type="float" office:value="24.5978" calcext:value-type="float">
            <text:p>24,5978</text:p>
          </table:table-cell>
          <table:table-cell office:value-type="float" office:value="91.7585" calcext:value-type="float">
            <text:p>91,7585</text:p>
          </table:table-cell>
          <table:table-cell office:value-type="float" office:value="8.24155" calcext:value-type="float">
            <text:p>8,24155</text:p>
          </table:table-cell>
          <table:table-cell office:value-type="float" office:value="73.1928" calcext:value-type="float">
            <text:p>73,1928</text:p>
          </table:table-cell>
          <table:table-cell office:value-type="float" office:value="0.726313" calcext:value-type="float">
            <text:p>0,726313</text:p>
          </table:table-cell>
          <table:table-cell office:value-type="float" office:value="0.0803582" calcext:value-type="float">
            <text:p>0,0803582</text:p>
          </table:table-cell>
          <table:table-cell office:value-type="float" office:value="0.0738719" calcext:value-type="float">
            <text:p>0,0738719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ovtype_2_vs_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lobal</text:p>
          </table:table-cell>
          <table:table-cell office:value-type="float" office:value="495141" calcext:value-type="float">
            <text:p>495141</text:p>
          </table:table-cell>
          <table:table-cell office:value-type="float" office:value="21023.4" calcext:value-type="float">
            <text:p>21023,4</text:p>
          </table:table-cell>
          <table:table-cell office:value-type="float" office:value="85.7676" calcext:value-type="float">
            <text:p>85,7676</text:p>
          </table:table-cell>
          <table:table-cell office:value-type="float" office:value="14.2324" calcext:value-type="float">
            <text:p>14,2324</text:p>
          </table:table-cell>
          <table:table-cell office:value-type="float" office:value="85.8965" calcext:value-type="float">
            <text:p>85,8965</text:p>
          </table:table-cell>
          <table:table-cell office:value-type="float" office:value="85.9004" calcext:value-type="float">
            <text:p>85,9004</text:p>
          </table:table-cell>
          <table:table-cell office:value-type="float" office:value="14.0996" calcext:value-type="float">
            <text:p>14,0996</text:p>
          </table:table-cell>
          <table:table-cell office:value-type="float" office:value="0.00444318" calcext:value-type="float">
            <text:p>0,00444318</text:p>
          </table:table-cell>
          <table:table-cell office:value-type="float" office:value="20.254" calcext:value-type="float">
            <text:p>20,254</text:p>
          </table:table-cell>
          <table:table-cell office:value-type="float" office:value="2.34396" calcext:value-type="float">
            <text:p>2,34396</text:p>
          </table:table-cell>
          <table:table-cell office:value-type="float" office:value="2.24731" calcext:value-type="float">
            <text:p>2,2473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ars_0_vs_4_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Global</text:p>
          </table:table-cell>
          <table:table-cell office:value-type="float" office:value="62123" calcext:value-type="float">
            <text:p>62123</text:p>
          </table:table-cell>
          <table:table-cell office:value-type="float" office:value="39933.6" calcext:value-type="float">
            <text:p>39933,6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44.8497" calcext:value-type="float">
            <text:p>44,8497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5.1503" calcext:value-type="float">
            <text:p>55,1503</text:p>
          </table:table-cell>
          <table:table-cell office:value-type="float" office:value="1.58653" calcext:value-type="float">
            <text:p>1,58653</text:p>
          </table:table-cell>
          <table:table-cell office:value-type="float" office:value="0.233658" calcext:value-type="float">
            <text:p>0,233658</text:p>
          </table:table-cell>
          <table:table-cell office:value-type="float" office:value="0.189069" calcext:value-type="float">
            <text:p>0,189069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erman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lobal</text:p>
          </table:table-cell>
          <table:table-cell office:value-type="float" office:value="1000" calcext:value-type="float">
            <text:p>1000</text:p>
          </table:table-cell>
          <table:table-cell office:value-type="float" office:value="898.4" calcext:value-type="float">
            <text:p>898,4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,6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99.4" calcext:value-type="float">
            <text:p>99,4</text:p>
          </table:table-cell>
          <table:table-cell office:value-type="float" office:value="0.0152868" calcext:value-type="float">
            <text:p>0,0152868</text:p>
          </table:table-cell>
          <table:table-cell office:value-type="float" office:value="0.0018568" calcext:value-type="float">
            <text:p>0,0018568</text:p>
          </table:table-cell>
          <table:table-cell office:value-type="float" office:value="0.0012973" calcext:value-type="float">
            <text:p>0,0012973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agic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lobal</text:p>
          </table:table-cell>
          <table:table-cell office:value-type="float" office:value="19020" calcext:value-type="float">
            <text:p>19020</text:p>
          </table:table-cell>
          <table:table-cell office:value-type="float" office:value="1765.5" calcext:value-type="float">
            <text:p>1765,5</text:p>
          </table:table-cell>
          <table:table-cell office:value-type="float" office:value="83.6324" calcext:value-type="float">
            <text:p>83,6324</text:p>
          </table:table-cell>
          <table:table-cell office:value-type="float" office:value="16.3676" calcext:value-type="float">
            <text:p>16,3676</text:p>
          </table:table-cell>
          <table:table-cell office:value-type="float" office:value="81.714" calcext:value-type="float">
            <text:p>81,714</text:p>
          </table:table-cell>
          <table:table-cell office:value-type="float" office:value="81.7742" calcext:value-type="float">
            <text:p>81,7742</text:p>
          </table:table-cell>
          <table:table-cell office:value-type="float" office:value="18.2258" calcext:value-type="float">
            <text:p>18,2258</text:p>
          </table:table-cell>
          <table:table-cell office:value-type="float" office:value="0.0736067" calcext:value-type="float">
            <text:p>0,0736067</text:p>
          </table:table-cell>
          <table:table-cell office:value-type="float" office:value="0.274624" calcext:value-type="float">
            <text:p>0,274624</text:p>
          </table:table-cell>
          <table:table-cell office:value-type="float" office:value="0.0347323" calcext:value-type="float">
            <text:p>0,0347323</text:p>
          </table:table-cell>
          <table:table-cell office:value-type="float" office:value="0.0244669" calcext:value-type="float">
            <text:p>0,0244669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hyroid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lobal</text:p>
          </table:table-cell>
          <table:table-cell office:value-type="float" office:value="7200" calcext:value-type="float">
            <text:p>7200</text:p>
          </table:table-cell>
          <table:table-cell office:value-type="float" office:value="909.3" calcext:value-type="float">
            <text:p>909,3</text:p>
          </table:table-cell>
          <table:table-cell office:value-type="float" office:value="94.4136" calcext:value-type="float">
            <text:p>94,4136</text:p>
          </table:table-cell>
          <table:table-cell office:value-type="float" office:value="5.58642" calcext:value-type="float">
            <text:p>5,58642</text:p>
          </table:table-cell>
          <table:table-cell office:value-type="float" office:value="92.0694" calcext:value-type="float">
            <text:p>92,0694</text:p>
          </table:table-cell>
          <table:table-cell office:value-type="float" office:value="93.3136" calcext:value-type="float">
            <text:p>93,3136</text:p>
          </table:table-cell>
          <table:table-cell office:value-type="float" office:value="6.68637" calcext:value-type="float">
            <text:p>6,68637</text:p>
          </table:table-cell>
          <table:table-cell office:value-type="float" office:value="1.33333" calcext:value-type="float">
            <text:p>1,33333</text:p>
          </table:table-cell>
          <table:table-cell office:value-type="float" office:value="0.117119" calcext:value-type="float">
            <text:p>0,117119</text:p>
          </table:table-cell>
          <table:table-cell office:value-type="float" office:value="0.01342" calcext:value-type="float">
            <text:p>0,01342</text:p>
          </table:table-cell>
          <table:table-cell office:value-type="float" office:value="0.0092319" calcext:value-type="float">
            <text:p>0,0092319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7" table:number-columns-repeated="5"/>
          <table:table-cell table:style-name="ce10" table:formula="of:=AVERAGE([.F16:.F25])" office:value-type="float" office:value="78339.2" calcext:value-type="float">
            <text:p>78339,20</text:p>
          </table:table-cell>
          <table:table-cell table:style-name="ce10" table:formula="of:=AVERAGE([.G16:.G25])" office:value-type="float" office:value="17319.7" calcext:value-type="float">
            <text:p>17319,70</text:p>
          </table:table-cell>
          <table:table-cell table:style-name="ce10" table:formula="of:=AVERAGE([.H16:.H25])" office:value-type="float" office:value="94.70331" calcext:value-type="float">
            <text:p>94,70</text:p>
          </table:table-cell>
          <table:table-cell table:style-name="ce10" table:formula="of:=AVERAGE([.I16:.I25])" office:value-type="float" office:value="5.2267948" calcext:value-type="float">
            <text:p>5,23</text:p>
          </table:table-cell>
          <table:table-cell table:style-name="ce10" table:formula="of:=AVERAGE([.J16:.J25])" office:value-type="float" office:value="53.49839" calcext:value-type="float">
            <text:p>53,50</text:p>
          </table:table-cell>
          <table:table-cell table:style-name="ce10" table:formula="of:=AVERAGE([.K16:.K25])" office:value-type="float" office:value="89.73562" calcext:value-type="float">
            <text:p>89,74</text:p>
          </table:table-cell>
          <table:table-cell table:style-name="ce10" table:formula="of:=AVERAGE([.L16:.L25])" office:value-type="float" office:value="10.264381" calcext:value-type="float">
            <text:p>10,26</text:p>
          </table:table-cell>
          <table:table-cell table:style-name="ce10" table:formula="of:=AVERAGE([.M16:.M25])" office:value-type="float" office:value="38.829017988" calcext:value-type="float">
            <text:p>38,83</text:p>
          </table:table-cell>
          <table:table-cell table:style-name="ce12" table:formula="of:=AVERAGE([.N16:.N25])" office:value-type="float" office:value="2.77820023" calcext:value-type="float">
            <text:p>2,77820</text:p>
          </table:table-cell>
          <table:table-cell table:style-name="ce12" table:formula="of:=AVERAGE([.O16:.O25])" office:value-type="float" office:value="0.34743814" calcext:value-type="float">
            <text:p>0,34744</text:p>
          </table:table-cell>
          <table:table-cell table:style-name="ce12" table:formula="of:=AVERAGE([.P16:.P25])" office:value-type="float" office:value="0.32113918" calcext:value-type="float">
            <text:p>0,32114</text:p>
          </table:table-cell>
          <table:table-cell table:style-name="ce7" table:formula="of:=AVERAGE([.Q16:.Q25])" office:value-type="float" office:value="0" calcext:value-type="float">
            <text:p>0</text:p>
          </table:table-cell>
          <table:table-cell table:style-name="ce7" table:formula="of:=AVERAGE([.R16:.R25])" office:value-type="float" office:value="0" calcext:value-type="float">
            <text:p>0</text:p>
          </table:table-cell>
          <table:table-cell table:style-name="ce7" table:formula="of:=AVERAGE([.S16:.S25])" office:value-type="float" office:value="0" calcext:value-type="float">
            <text:p>0</text:p>
          </table:table-cell>
          <table:table-cell table:style-name="ce10" table:formula="of:=([.P26]/[.F26])*1000000" office:value-type="float" office:value="4.09934209182631" calcext:value-type="float">
            <text:p>4,10</text:p>
          </table:table-cell>
        </table:table-row>
        <table:table-row table:style-name="ro1" table:number-rows-repeated="8">
          <table:table-cell table:number-columns-repeated="20"/>
        </table:table-row>
        <table:table-row table:style-name="ro1">
          <table:table-cell table:style-name="ce7" table:number-columns-repeated="5"/>
          <table:table-cell table:style-name="ce10" table:formula="of:=AVERAGE([.F27:.F34])" office:value-type="string" office:string-value="" calcext:value-type="error">
            <text:p>#¡DIV/0!</text:p>
          </table:table-cell>
          <table:table-cell table:style-name="ce10" table:formula="of:=AVERAGE([.G27:.G34])" office:value-type="string" office:string-value="" calcext:value-type="error">
            <text:p>#¡DIV/0!</text:p>
          </table:table-cell>
          <table:table-cell table:style-name="ce10" table:formula="of:=AVERAGE([.H27:.H34])" office:value-type="string" office:string-value="" calcext:value-type="error">
            <text:p>#¡DIV/0!</text:p>
          </table:table-cell>
          <table:table-cell table:style-name="ce10" table:formula="of:=AVERAGE([.I27:.I34])" office:value-type="string" office:string-value="" calcext:value-type="error">
            <text:p>#¡DIV/0!</text:p>
          </table:table-cell>
          <table:table-cell table:style-name="ce10" table:formula="of:=AVERAGE([.J27:.J34])" office:value-type="string" office:string-value="" calcext:value-type="error">
            <text:p>#¡DIV/0!</text:p>
          </table:table-cell>
          <table:table-cell table:style-name="ce10" table:formula="of:=AVERAGE([.K27:.K34])" office:value-type="string" office:string-value="" calcext:value-type="error">
            <text:p>#¡DIV/0!</text:p>
          </table:table-cell>
          <table:table-cell table:style-name="ce10" table:formula="of:=AVERAGE([.L27:.L34])" office:value-type="string" office:string-value="" calcext:value-type="error">
            <text:p>#¡DIV/0!</text:p>
          </table:table-cell>
          <table:table-cell table:style-name="ce10" table:formula="of:=AVERAGE([.M27:.M34])" office:value-type="string" office:string-value="" calcext:value-type="error">
            <text:p>#¡DIV/0!</text:p>
          </table:table-cell>
          <table:table-cell table:style-name="ce12" table:formula="of:=AVERAGE([.N27:.N34])" office:value-type="string" office:string-value="" calcext:value-type="error">
            <text:p>#¡DIV/0!</text:p>
          </table:table-cell>
          <table:table-cell table:style-name="ce12" table:formula="of:=AVERAGE([.O27:.O34])" office:value-type="string" office:string-value="" calcext:value-type="error">
            <text:p>#¡DIV/0!</text:p>
          </table:table-cell>
          <table:table-cell table:style-name="ce12" table:formula="of:=AVERAGE([.P27:.P34])" office:value-type="string" office:string-value="" calcext:value-type="error">
            <text:p>#¡DIV/0!</text:p>
          </table:table-cell>
          <table:table-cell table:style-name="ce7" table:formula="of:=AVERAGE([.Q23:.Q34])" office:value-type="float" office:value="0" calcext:value-type="float">
            <text:p>0</text:p>
          </table:table-cell>
          <table:table-cell table:style-name="ce7" table:formula="of:=AVERAGE([.R23:.R34])" office:value-type="float" office:value="0" calcext:value-type="float">
            <text:p>0</text:p>
          </table:table-cell>
          <table:table-cell table:style-name="ce7" table:formula="of:=AVERAGE([.S23:.S34])" office:value-type="float" office:value="0" calcext:value-type="float">
            <text:p>0</text:p>
          </table:table-cell>
          <table:table-cell table:style-name="ce10" table:formula="of:=([.P35]/[.F35])*1000000" office:value-type="string" office:string-value="" calcext:value-type="error">
            <text:p>#¡DIV/0!</text:p>
          </table:table-cell>
        </table:table-row>
        <table:table-row table:style-name="ro1">
          <table:table-cell office:value-type="string" calcext:value-type="string">
            <text:p>vehicle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Global</text:p>
          </table:table-cell>
          <table:table-cell office:value-type="float" office:value="846" calcext:value-type="float">
            <text:p>846</text:p>
          </table:table-cell>
          <table:table-cell office:value-type="float" office:value="707.5" calcext:value-type="float">
            <text:p>707,5</text:p>
          </table:table-cell>
          <table:table-cell office:value-type="float" office:value="98.6407" calcext:value-type="float">
            <text:p>98,6407</text:p>
          </table:table-cell>
          <table:table-cell office:value-type="float" office:value="1.35934" calcext:value-type="float">
            <text:p>1,35934</text:p>
          </table:table-cell>
          <table:table-cell office:value-type="float" office:value="52.0095" calcext:value-type="float">
            <text:p>52,0095</text:p>
          </table:table-cell>
          <table:table-cell office:value-type="float" office:value="63.3094" calcext:value-type="float">
            <text:p>63,3094</text:p>
          </table:table-cell>
          <table:table-cell office:value-type="float" office:value="36.6906" calcext:value-type="float">
            <text:p>36,6906</text:p>
          </table:table-cell>
          <table:table-cell office:value-type="float" office:value="17.8487" calcext:value-type="float">
            <text:p>17,8487</text:p>
          </table:table-cell>
          <table:table-cell office:value-type="float" office:value="0.103292" calcext:value-type="float">
            <text:p>0,103292</text:p>
          </table:table-cell>
          <table:table-cell office:value-type="float" office:value="0.018534" calcext:value-type="float">
            <text:p>0,018534</text:p>
          </table:table-cell>
          <table:table-cell office:value-type="float" office:value="0.0179196" calcext:value-type="float">
            <text:p>0,0179196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vowel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lobal</text:p>
          </table:table-cell>
          <table:table-cell office:value-type="float" office:value="990" calcext:value-type="float">
            <text:p>990</text:p>
          </table:table-cell>
          <table:table-cell office:value-type="float" office:value="644.4" calcext:value-type="float">
            <text:p>644,4</text:p>
          </table:table-cell>
          <table:table-cell office:value-type="float" office:value="99.1807" calcext:value-type="float">
            <text:p>99,1807</text:p>
          </table:table-cell>
          <table:table-cell office:value-type="float" office:value="0.819304" calcext:value-type="float">
            <text:p>0,819304</text:p>
          </table:table-cell>
          <table:table-cell office:value-type="float" office:value="92.2222" calcext:value-type="float">
            <text:p>92,2222</text:p>
          </table:table-cell>
          <table:table-cell office:value-type="float" office:value="92.6904" calcext:value-type="float">
            <text:p>92,6904</text:p>
          </table:table-cell>
          <table:table-cell office:value-type="float" office:value="7.30964" calcext:value-type="float">
            <text:p>7,30964</text:p>
          </table:table-cell>
          <table:table-cell office:value-type="float" office:value="0.505051" calcext:value-type="float">
            <text:p>0,505051</text:p>
          </table:table-cell>
          <table:table-cell office:value-type="float" office:value="0.020995" calcext:value-type="float">
            <text:p>0,020995</text:p>
          </table:table-cell>
          <table:table-cell office:value-type="float" office:value="0.0029784" calcext:value-type="float">
            <text:p>0,0029784</text:p>
          </table:table-cell>
          <table:table-cell office:value-type="float" office:value="0.0023622" calcext:value-type="float">
            <text:p>0,0023622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egment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Global</text:p>
          </table:table-cell>
          <table:table-cell office:value-type="float" office:value="2310" calcext:value-type="float">
            <text:p>2310</text:p>
          </table:table-cell>
          <table:table-cell office:value-type="float" office:value="872.1" calcext:value-type="float">
            <text:p>872,1</text:p>
          </table:table-cell>
          <table:table-cell office:value-type="float" office:value="96.1568" calcext:value-type="float">
            <text:p>96,1568</text:p>
          </table:table-cell>
          <table:table-cell office:value-type="float" office:value="3.84319" calcext:value-type="float">
            <text:p>3,84319</text:p>
          </table:table-cell>
          <table:table-cell office:value-type="float" office:value="90.8658" calcext:value-type="float">
            <text:p>90,8658</text:p>
          </table:table-cell>
          <table:table-cell office:value-type="float" office:value="93.7054" calcext:value-type="float">
            <text:p>93,7054</text:p>
          </table:table-cell>
          <table:table-cell office:value-type="float" office:value="6.29464" calcext:value-type="float">
            <text:p>6,29464</text:p>
          </table:table-cell>
          <table:table-cell office:value-type="float" office:value="3.0303" calcext:value-type="float">
            <text:p>3,0303</text:p>
          </table:table-cell>
          <table:table-cell office:value-type="float" office:value="0.121257" calcext:value-type="float">
            <text:p>0,121257</text:p>
          </table:table-cell>
          <table:table-cell office:value-type="float" office:value="0.0172507" calcext:value-type="float">
            <text:p>0,0172507</text:p>
          </table:table-cell>
          <table:table-cell office:value-type="float" office:value="0.0157835" calcext:value-type="float">
            <text:p>0,0157835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winequality-red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lobal</text:p>
          </table:table-cell>
          <table:table-cell office:value-type="float" office:value="1599" calcext:value-type="float">
            <text:p>1599</text:p>
          </table:table-cell>
          <table:table-cell office:value-type="float" office:value="685.8" calcext:value-type="float">
            <text:p>685,8</text:p>
          </table:table-cell>
          <table:table-cell office:value-type="float" office:value="82.1034" calcext:value-type="float">
            <text:p>82,1034</text:p>
          </table:table-cell>
          <table:table-cell office:value-type="float" office:value="17.8966" calcext:value-type="float">
            <text:p>17,8966</text:p>
          </table:table-cell>
          <table:table-cell office:value-type="float" office:value="56.1601" calcext:value-type="float">
            <text:p>56,1601</text:p>
          </table:table-cell>
          <table:table-cell office:value-type="float" office:value="56.9797" calcext:value-type="float">
            <text:p>56,9797</text:p>
          </table:table-cell>
          <table:table-cell office:value-type="float" office:value="43.0203" calcext:value-type="float">
            <text:p>43,0203</text:p>
          </table:table-cell>
          <table:table-cell office:value-type="float" office:value="1.4384" calcext:value-type="float">
            <text:p>1,4384</text:p>
          </table:table-cell>
          <table:table-cell office:value-type="float" office:value="0.0392168" calcext:value-type="float">
            <text:p>0,0392168</text:p>
          </table:table-cell>
          <table:table-cell office:value-type="float" office:value="0.0053184" calcext:value-type="float">
            <text:p>0,0053184</text:p>
          </table:table-cell>
          <table:table-cell office:value-type="float" office:value="0.0044159" calcext:value-type="float">
            <text:p>0,0044159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winequality-white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lobal</text:p>
          </table:table-cell>
          <table:table-cell office:value-type="float" office:value="4898" calcext:value-type="float">
            <text:p>4898</text:p>
          </table:table-cell>
          <table:table-cell office:value-type="float" office:value="814.5" calcext:value-type="float">
            <text:p>814,5</text:p>
          </table:table-cell>
          <table:table-cell office:value-type="float" office:value="63.0881" calcext:value-type="float">
            <text:p>63,0881</text:p>
          </table:table-cell>
          <table:table-cell office:value-type="float" office:value="36.9119" calcext:value-type="float">
            <text:p>36,9119</text:p>
          </table:table-cell>
          <table:table-cell office:value-type="float" office:value="50.1633" calcext:value-type="float">
            <text:p>50,1633</text:p>
          </table:table-cell>
          <table:table-cell office:value-type="float" office:value="50.266" calcext:value-type="float">
            <text:p>50,266</text:p>
          </table:table-cell>
          <table:table-cell office:value-type="float" office:value="49.734" calcext:value-type="float">
            <text:p>49,734</text:p>
          </table:table-cell>
          <table:table-cell office:value-type="float" office:value="0.204165" calcext:value-type="float">
            <text:p>0,204165</text:p>
          </table:table-cell>
          <table:table-cell office:value-type="float" office:value="0.132297" calcext:value-type="float">
            <text:p>0,132297</text:p>
          </table:table-cell>
          <table:table-cell office:value-type="float" office:value="0.0145741" calcext:value-type="float">
            <text:p>0,0145741</text:p>
          </table:table-cell>
          <table:table-cell office:value-type="float" office:value="0.0116654" calcext:value-type="float">
            <text:p>0,0116654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pambase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Global</text:p>
          </table:table-cell>
          <table:table-cell office:value-type="float" office:value="4597" calcext:value-type="float">
            <text:p>4597</text:p>
          </table:table-cell>
          <table:table-cell office:value-type="float" office:value="1361.7" calcext:value-type="float">
            <text:p>1361,7</text:p>
          </table:table-cell>
          <table:table-cell office:value-type="float" office:value="88.4127" calcext:value-type="float">
            <text:p>88,4127</text:p>
          </table:table-cell>
          <table:table-cell office:value-type="float" office:value="11.5873" calcext:value-type="float">
            <text:p>11,5873</text:p>
          </table:table-cell>
          <table:table-cell office:value-type="float" office:value="81.1181" calcext:value-type="float">
            <text:p>81,1181</text:p>
          </table:table-cell>
          <table:table-cell office:value-type="float" office:value="85.3318" calcext:value-type="float">
            <text:p>85,3318</text:p>
          </table:table-cell>
          <table:table-cell office:value-type="float" office:value="14.6682" calcext:value-type="float">
            <text:p>14,6682</text:p>
          </table:table-cell>
          <table:table-cell office:value-type="float" office:value="4.938" calcext:value-type="float">
            <text:p>4,938</text:p>
          </table:table-cell>
          <table:table-cell office:value-type="float" office:value="0.317383" calcext:value-type="float">
            <text:p>0,317383</text:p>
          </table:table-cell>
          <table:table-cell office:value-type="float" office:value="0.0436952" calcext:value-type="float">
            <text:p>0,0436952</text:p>
          </table:table-cell>
          <table:table-cell office:value-type="float" office:value="0.0407046" calcext:value-type="float">
            <text:p>0,0407046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nbased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lobal</text:p>
          </table:table-cell>
          <table:table-cell office:value-type="float" office:value="10992" calcext:value-type="float">
            <text:p>10992</text:p>
          </table:table-cell>
          <table:table-cell office:value-type="float" office:value="7733.2" calcext:value-type="float">
            <text:p>7733,2</text:p>
          </table:table-cell>
          <table:table-cell office:value-type="float" office:value="99.8898" calcext:value-type="float">
            <text:p>99,8898</text:p>
          </table:table-cell>
          <table:table-cell office:value-type="float" office:value="0.110181" calcext:value-type="float">
            <text:p>0,110181</text:p>
          </table:table-cell>
          <table:table-cell office:value-type="float" office:value="93.9865" calcext:value-type="float">
            <text:p>93,9865</text:p>
          </table:table-cell>
          <table:table-cell office:value-type="float" office:value="98.9275" calcext:value-type="float">
            <text:p>98,9275</text:p>
          </table:table-cell>
          <table:table-cell office:value-type="float" office:value="1.07249" calcext:value-type="float">
            <text:p>1,07249</text:p>
          </table:table-cell>
          <table:table-cell office:value-type="float" office:value="4.99454" calcext:value-type="float">
            <text:p>4,99454</text:p>
          </table:table-cell>
          <table:table-cell office:value-type="float" office:value="0.299024" calcext:value-type="float">
            <text:p>0,299024</text:p>
          </table:table-cell>
          <table:table-cell office:value-type="float" office:value="0.0714844" calcext:value-type="float">
            <text:p>0,0714844</text:p>
          </table:table-cell>
          <table:table-cell office:value-type="float" office:value="0.0645098" calcext:value-type="float">
            <text:p>0,0645098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ing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lobal</text:p>
          </table:table-cell>
          <table:table-cell office:value-type="float" office:value="7400" calcext:value-type="float">
            <text:p>7400</text:p>
          </table:table-cell>
          <table:table-cell office:value-type="float" office:value="5044.6" calcext:value-type="float">
            <text:p>5044,6</text:p>
          </table:table-cell>
          <table:table-cell office:value-type="float" office:value="99.3979" calcext:value-type="float">
            <text:p>99,3979</text:p>
          </table:table-cell>
          <table:table-cell office:value-type="float" office:value="0.602102" calcext:value-type="float">
            <text:p>0,602102</text:p>
          </table:table-cell>
          <table:table-cell office:value-type="float" office:value="54.4054" calcext:value-type="float">
            <text:p>54,4054</text:p>
          </table:table-cell>
          <table:table-cell office:value-type="float" office:value="78.9567" calcext:value-type="float">
            <text:p>78,9567</text:p>
          </table:table-cell>
          <table:table-cell office:value-type="float" office:value="21.0433" calcext:value-type="float">
            <text:p>21,0433</text:p>
          </table:table-cell>
          <table:table-cell office:value-type="float" office:value="31.0946" calcext:value-type="float">
            <text:p>31,0946</text:p>
          </table:table-cell>
          <table:table-cell office:value-type="float" office:value="0.819602" calcext:value-type="float">
            <text:p>0,819602</text:p>
          </table:table-cell>
          <table:table-cell office:value-type="float" office:value="0.169428" calcext:value-type="float">
            <text:p>0,169428</text:p>
          </table:table-cell>
          <table:table-cell office:value-type="float" office:value="0.164645" calcext:value-type="float">
            <text:p>0,164645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wonorm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lobal</text:p>
          </table:table-cell>
          <table:table-cell office:value-type="float" office:value="7400" calcext:value-type="float">
            <text:p>7400</text:p>
          </table:table-cell>
          <table:table-cell office:value-type="float" office:value="6654.4" calcext:value-type="float">
            <text:p>6654,4</text:p>
          </table:table-cell>
          <table:table-cell office:value-type="float" office:value="99.988" calcext:value-type="float">
            <text:p>99,988</text:p>
          </table:table-cell>
          <table:table-cell office:value-type="float" office:value="0.012012" calcext:value-type="float">
            <text:p>0,012012</text:p>
          </table:table-cell>
          <table:table-cell office:value-type="float" office:value="34.3649" calcext:value-type="float">
            <text:p>34,3649</text:p>
          </table:table-cell>
          <table:table-cell office:value-type="float" office:value="91.2451" calcext:value-type="float">
            <text:p>91,2451</text:p>
          </table:table-cell>
          <table:table-cell office:value-type="float" office:value="8.75493" calcext:value-type="float">
            <text:p>8,75493</text:p>
          </table:table-cell>
          <table:table-cell office:value-type="float" office:value="62.3378" calcext:value-type="float">
            <text:p>62,3378</text:p>
          </table:table-cell>
          <table:table-cell office:value-type="float" office:value="1.06053" calcext:value-type="float">
            <text:p>1,06053</text:p>
          </table:table-cell>
          <table:table-cell office:value-type="float" office:value="0.248406" calcext:value-type="float">
            <text:p>0,248406</text:p>
          </table:table-cell>
          <table:table-cell office:value-type="float" office:value="0.24402" calcext:value-type="float">
            <text:p>0,24402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atimage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Global</text:p>
          </table:table-cell>
          <table:table-cell office:value-type="float" office:value="6435" calcext:value-type="float">
            <text:p>6435</text:p>
          </table:table-cell>
          <table:table-cell office:value-type="float" office:value="1980.3" calcext:value-type="float">
            <text:p>1980,3</text:p>
          </table:table-cell>
          <table:table-cell office:value-type="float" office:value="78.7758" calcext:value-type="float">
            <text:p>78,7758</text:p>
          </table:table-cell>
          <table:table-cell office:value-type="float" office:value="21.2242" calcext:value-type="float">
            <text:p>21,2242</text:p>
          </table:table-cell>
          <table:table-cell office:value-type="float" office:value="64.6775" calcext:value-type="float">
            <text:p>64,6775</text:p>
          </table:table-cell>
          <table:table-cell office:value-type="float" office:value="65.0617" calcext:value-type="float">
            <text:p>65,0617</text:p>
          </table:table-cell>
          <table:table-cell office:value-type="float" office:value="34.9383" calcext:value-type="float">
            <text:p>34,9383</text:p>
          </table:table-cell>
          <table:table-cell office:value-type="float" office:value="0.590521" calcext:value-type="float">
            <text:p>0,590521</text:p>
          </table:table-cell>
          <table:table-cell office:value-type="float" office:value="1.72149" calcext:value-type="float">
            <text:p>1,72149</text:p>
          </table:table-cell>
          <table:table-cell office:value-type="float" office:value="0.185041" calcext:value-type="float">
            <text:p>0,185041</text:p>
          </table:table-cell>
          <table:table-cell office:value-type="float" office:value="0.181002" calcext:value-type="float">
            <text:p>0,181002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exture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lobal</text:p>
          </table:table-cell>
          <table:table-cell office:value-type="float" office:value="5500" calcext:value-type="float">
            <text:p>5500</text:p>
          </table:table-cell>
          <table:table-cell office:value-type="float" office:value="3662.5" calcext:value-type="float">
            <text:p>3662,5</text:p>
          </table:table-cell>
          <table:table-cell office:value-type="float" office:value="97.903" calcext:value-type="float">
            <text:p>97,903</text:p>
          </table:table-cell>
          <table:table-cell office:value-type="float" office:value="2.09697" calcext:value-type="float">
            <text:p>2,09697</text:p>
          </table:table-cell>
          <table:table-cell office:value-type="float" office:value="87.6909" calcext:value-type="float">
            <text:p>87,6909</text:p>
          </table:table-cell>
          <table:table-cell office:value-type="float" office:value="93.5778" calcext:value-type="float">
            <text:p>93,5778</text:p>
          </table:table-cell>
          <table:table-cell office:value-type="float" office:value="6.4222" calcext:value-type="float">
            <text:p>6,4222</text:p>
          </table:table-cell>
          <table:table-cell office:value-type="float" office:value="6.29091" calcext:value-type="float">
            <text:p>6,29091</text:p>
          </table:table-cell>
          <table:table-cell office:value-type="float" office:value="1.7077" calcext:value-type="float">
            <text:p>1,7077</text:p>
          </table:table-cell>
          <table:table-cell office:value-type="float" office:value="0.190507" calcext:value-type="float">
            <text:p>0,190507</text:p>
          </table:table-cell>
          <table:table-cell office:value-type="float" office:value="0.186904" calcext:value-type="float">
            <text:p>0,186904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etter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lobal</text:p>
          </table:table-cell>
          <table:table-cell office:value-type="float" office:value="20000" calcext:value-type="float">
            <text:p>20000</text:p>
          </table:table-cell>
          <table:table-cell office:value-type="float" office:value="7025.1" calcext:value-type="float">
            <text:p>7025,1</text:p>
          </table:table-cell>
          <table:table-cell office:value-type="float" office:value="87.5142" calcext:value-type="float">
            <text:p>87,5142</text:p>
          </table:table-cell>
          <table:table-cell office:value-type="float" office:value="12.4839" calcext:value-type="float">
            <text:p>12,4839</text:p>
          </table:table-cell>
          <table:table-cell office:value-type="float" office:value="77.485" calcext:value-type="float">
            <text:p>77,485</text:p>
          </table:table-cell>
          <table:table-cell office:value-type="float" office:value="77.6792" calcext:value-type="float">
            <text:p>77,6792</text:p>
          </table:table-cell>
          <table:table-cell office:value-type="float" office:value="22.3208" calcext:value-type="float">
            <text:p>22,3208</text:p>
          </table:table-cell>
          <table:table-cell office:value-type="float" office:value="0.25" calcext:value-type="float">
            <text:p>0,25</text:p>
          </table:table-cell>
          <table:table-cell office:value-type="float" office:value="1.07539" calcext:value-type="float">
            <text:p>1,07539</text:p>
          </table:table-cell>
          <table:table-cell office:value-type="float" office:value="0.151425" calcext:value-type="float">
            <text:p>0,151425</text:p>
          </table:table-cell>
          <table:table-cell office:value-type="float" office:value="0.138787" calcext:value-type="float">
            <text:p>0,138787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7" table:number-columns-repeated="5"/>
          <table:table-cell table:style-name="ce10" table:formula="of:=AVERAGE([.F36:.F47])" office:value-type="float" office:value="6080.58333333333" calcext:value-type="float">
            <text:p>6080,58</text:p>
          </table:table-cell>
          <table:table-cell table:style-name="ce10" table:formula="of:=AVERAGE([.G36:.G47])" office:value-type="float" office:value="3098.84166666667" calcext:value-type="float">
            <text:p>3098,84</text:p>
          </table:table-cell>
          <table:table-cell table:style-name="ce10" table:formula="of:=AVERAGE([.H36:.H47])" office:value-type="float" office:value="90.920925" calcext:value-type="float">
            <text:p>90,92</text:p>
          </table:table-cell>
          <table:table-cell table:style-name="ce10" table:formula="of:=AVERAGE([.I36:.I47])" office:value-type="float" office:value="9.07891658333333" calcext:value-type="float">
            <text:p>9,08</text:p>
          </table:table-cell>
          <table:table-cell table:style-name="ce10" table:formula="of:=AVERAGE([.J36:.J47])" office:value-type="float" office:value="69.5957666666667" calcext:value-type="float">
            <text:p>69,60</text:p>
          </table:table-cell>
          <table:table-cell table:style-name="ce10" table:formula="of:=AVERAGE([.K36:.K47])" office:value-type="float" office:value="78.9775583333333" calcext:value-type="float">
            <text:p>78,98</text:p>
          </table:table-cell>
          <table:table-cell table:style-name="ce10" table:formula="of:=AVERAGE([.L36:.L47])" office:value-type="float" office:value="21.02245" calcext:value-type="float">
            <text:p>21,02</text:p>
          </table:table-cell>
          <table:table-cell table:style-name="ce10" table:formula="of:=AVERAGE([.M36:.M47])" office:value-type="float" office:value="11.1269155833333" calcext:value-type="float">
            <text:p>11,13</text:p>
          </table:table-cell>
          <table:table-cell table:style-name="ce12" table:formula="of:=AVERAGE([.N36:.N47])" office:value-type="float" office:value="0.6181814" calcext:value-type="float">
            <text:p>0,61818</text:p>
          </table:table-cell>
          <table:table-cell table:style-name="ce12" table:formula="of:=AVERAGE([.O36:.O47])" office:value-type="float" office:value="0.0932201833333333" calcext:value-type="float">
            <text:p>0,09322</text:p>
          </table:table-cell>
          <table:table-cell table:style-name="ce12" table:formula="of:=AVERAGE([.P36:.P47])" office:value-type="float" office:value="0.08939325" calcext:value-type="float">
            <text:p>0,08939</text:p>
          </table:table-cell>
          <table:table-cell table:style-name="ce7" table:formula="of:=AVERAGE([.Q36:.Q47])" office:value-type="float" office:value="0" calcext:value-type="float">
            <text:p>0</text:p>
          </table:table-cell>
          <table:table-cell table:style-name="ce7" table:formula="of:=AVERAGE([.R36:.R47])" office:value-type="float" office:value="0" calcext:value-type="float">
            <text:p>0</text:p>
          </table:table-cell>
          <table:table-cell table:style-name="ce7" table:formula="of:=AVERAGE([.S36:.S47])" office:value-type="float" office:value="0" calcext:value-type="float">
            <text:p>0</text:p>
          </table:table-cell>
          <table:table-cell table:style-name="ce10" table:formula="of:=([.P48]/[.F48])*1000000" office:value-type="float" office:value="14.7014266723313" calcext:value-type="float">
            <text:p>14,70</text:p>
          </table:table-cell>
        </table:table-row>
      </table:table>
      <table:table table:name="umbral_09_SinFiltro" table:style-name="ta1"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8" table:number-columns-repeated="3" table:default-cell-style-name="Default"/>
        <table:table-column table:style-name="co10" table:default-cell-style-name="Default"/>
        <table:table-column table:style-name="co11" table:number-columns-repeated="3" table:default-cell-style-name="Default"/>
        <table:table-column table:style-name="co3" table:number-columns-repeated="3" table:default-cell-style-name="Default"/>
        <table:table-column table:style-name="co1" table:default-cell-style-name="Default"/>
        <table:table-row table:style-name="ro1">
          <table:table-cell table:style-name="ce7" table:number-columns-repeated="5"/>
          <table:table-cell table:style-name="ce8" office:value-type="string" calcext:value-type="string">
            <text:p>Ejemplos</text:p>
          </table:table-cell>
          <table:table-cell table:style-name="ce8" office:value-type="string" calcext:value-type="string">
            <text:p>Patrones</text:p>
          </table:table-cell>
          <table:table-cell table:style-name="ce8" office:value-type="string" calcext:value-type="string">
            <text:p>Train</text:p>
          </table:table-cell>
          <table:table-cell table:style-name="ce8" office:value-type="string" calcext:value-type="string">
            <text:p>Error</text:p>
          </table:table-cell>
          <table:table-cell table:style-name="ce8" office:value-type="string" calcext:value-type="string">
            <text:p>Test</text:p>
          </table:table-cell>
          <table:table-cell table:style-name="ce8" office:value-type="string" calcext:value-type="string">
            <text:p>TestNC</text:p>
          </table:table-cell>
          <table:table-cell table:style-name="ce8" office:value-type="string" calcext:value-type="string">
            <text:p>Error</text:p>
          </table:table-cell>
          <table:table-cell table:style-name="ce8" office:value-type="string" calcext:value-type="string">
            <text:p>%NC</text:p>
          </table:table-cell>
          <table:table-cell table:style-name="ce11" office:value-type="string" calcext:value-type="string">
            <text:p>T_Train</text:p>
          </table:table-cell>
          <table:table-cell table:style-name="ce11" office:value-type="string" calcext:value-type="string">
            <text:p>T_Test</text:p>
          </table:table-cell>
          <table:table-cell table:style-name="ce11" office:value-type="string" calcext:value-type="string">
            <text:p>T_CPU_Test</text:p>
          </table:table-cell>
          <table:table-cell table:style-name="ce7" table:number-columns-repeated="3"/>
          <table:table-cell table:style-name="ce8" office:value-type="string" calcext:value-type="string">
            <text:p>Infer/Example</text:p>
          </table:table-cell>
        </table:table-row>
        <table:table-row table:style-name="ro1">
          <table:table-cell office:value-type="string" calcext:value-type="string">
            <text:p>abalone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lobal</text:p>
          </table:table-cell>
          <table:table-cell office:value-type="float" office:value="4174" calcext:value-type="float">
            <text:p>4174</text:p>
          </table:table-cell>
          <table:table-cell office:value-type="float" office:value="207.6" calcext:value-type="float">
            <text:p>207,6</text:p>
          </table:table-cell>
          <table:table-cell office:value-type="float" office:value="31.454" calcext:value-type="float">
            <text:p>31,454</text:p>
          </table:table-cell>
          <table:table-cell office:value-type="float" office:value="68.546" calcext:value-type="float">
            <text:p>68,546</text:p>
          </table:table-cell>
          <table:table-cell office:value-type="float" office:value="16.483" calcext:value-type="float">
            <text:p>16,483</text:p>
          </table:table-cell>
          <table:table-cell office:value-type="float" office:value="16.4948" calcext:value-type="float">
            <text:p>16,4948</text:p>
          </table:table-cell>
          <table:table-cell office:value-type="float" office:value="83.5052" calcext:value-type="float">
            <text:p>83,5052</text:p>
          </table:table-cell>
          <table:table-cell office:value-type="float" office:value="0.0718735" calcext:value-type="float">
            <text:p>0,0718735</text:p>
          </table:table-cell>
          <table:table-cell office:value-type="float" office:value="0.0243608" calcext:value-type="float">
            <text:p>0,0243608</text:p>
          </table:table-cell>
          <table:table-cell office:value-type="float" office:value="0.0082768" calcext:value-type="float">
            <text:p>0,0082768</text:p>
          </table:table-cell>
          <table:table-cell office:value-type="float" office:value="0.0059774" calcext:value-type="float">
            <text:p>0,0059774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anana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lobal</text:p>
          </table:table-cell>
          <table:table-cell office:value-type="float" office:value="5300" calcext:value-type="float">
            <text:p>5300</text:p>
          </table:table-cell>
          <table:table-cell office:value-type="float" office:value="19.6" calcext:value-type="float">
            <text:p>19,6</text:p>
          </table:table-cell>
          <table:table-cell office:value-type="float" office:value="77.0755" calcext:value-type="float">
            <text:p>77,0755</text:p>
          </table:table-cell>
          <table:table-cell office:value-type="float" office:value="22.9245" calcext:value-type="float">
            <text:p>22,9245</text:p>
          </table:table-cell>
          <table:table-cell office:value-type="float" office:value="79.434" calcext:value-type="float">
            <text:p>79,434</text:p>
          </table:table-cell>
          <table:table-cell office:value-type="float" office:value="79.449" calcext:value-type="float">
            <text:p>79,449</text:p>
          </table:table-cell>
          <table:table-cell office:value-type="float" office:value="20.551" calcext:value-type="float">
            <text:p>20,551</text:p>
          </table:table-cell>
          <table:table-cell office:value-type="float" office:value="0.0188679" calcext:value-type="float">
            <text:p>0,0188679</text:p>
          </table:table-cell>
          <table:table-cell office:value-type="float" office:value="0.0150021" calcext:value-type="float">
            <text:p>0,0150021</text:p>
          </table:table-cell>
          <table:table-cell office:value-type="float" office:value="0.0035486" calcext:value-type="float">
            <text:p>0,0035486</text:p>
          </table:table-cell>
          <table:table-cell office:value-type="float" office:value="0.0008354" calcext:value-type="float">
            <text:p>0,0008354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upa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lobal</text:p>
          </table:table-cell>
          <table:table-cell office:value-type="float" office:value="345" calcext:value-type="float">
            <text:p>345</text:p>
          </table:table-cell>
          <table:table-cell office:value-type="float" office:value="120.8" calcext:value-type="float">
            <text:p>120,8</text:p>
          </table:table-cell>
          <table:table-cell office:value-type="float" office:value="76.876" calcext:value-type="float">
            <text:p>76,876</text:p>
          </table:table-cell>
          <table:table-cell office:value-type="float" office:value="23.124" calcext:value-type="float">
            <text:p>23,124</text:p>
          </table:table-cell>
          <table:table-cell office:value-type="float" office:value="57.971" calcext:value-type="float">
            <text:p>57,971</text:p>
          </table:table-cell>
          <table:table-cell office:value-type="float" office:value="60.0601" calcext:value-type="float">
            <text:p>60,0601</text:p>
          </table:table-cell>
          <table:table-cell office:value-type="float" office:value="39.9399" calcext:value-type="float">
            <text:p>39,9399</text:p>
          </table:table-cell>
          <table:table-cell office:value-type="float" office:value="3.47826" calcext:value-type="float">
            <text:p>3,47826</text:p>
          </table:table-cell>
          <table:table-cell office:value-type="float" office:value="0.0016584" calcext:value-type="float">
            <text:p>0,0016584</text:p>
          </table:table-cell>
          <table:table-cell office:value-type="float" office:value="0.0004124" calcext:value-type="float">
            <text:p>0,0004124</text:p>
          </table:table-cell>
          <table:table-cell office:value-type="float" office:value="0.000211" calcext:value-type="float">
            <text:p>0,00021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lare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obal</text:p>
          </table:table-cell>
          <table:table-cell office:value-type="float" office:value="1066" calcext:value-type="float">
            <text:p>1066</text:p>
          </table:table-cell>
          <table:table-cell office:value-type="float" office:value="270.2" calcext:value-type="float">
            <text:p>270,2</text:p>
          </table:table-cell>
          <table:table-cell office:value-type="float" office:value="85.5743" calcext:value-type="float">
            <text:p>85,5743</text:p>
          </table:table-cell>
          <table:table-cell office:value-type="float" office:value="14.4257" calcext:value-type="float">
            <text:p>14,4257</text:p>
          </table:table-cell>
          <table:table-cell office:value-type="float" office:value="61.257" calcext:value-type="float">
            <text:p>61,257</text:p>
          </table:table-cell>
          <table:table-cell office:value-type="float" office:value="80.8168" calcext:value-type="float">
            <text:p>80,8168</text:p>
          </table:table-cell>
          <table:table-cell office:value-type="float" office:value="19.1832" calcext:value-type="float">
            <text:p>19,1832</text:p>
          </table:table-cell>
          <table:table-cell office:value-type="float" office:value="24.2026" calcext:value-type="float">
            <text:p>24,2026</text:p>
          </table:table-cell>
          <table:table-cell office:value-type="float" office:value="0.0058924" calcext:value-type="float">
            <text:p>0,0058924</text:p>
          </table:table-cell>
          <table:table-cell office:value-type="float" office:value="0.0010373" calcext:value-type="float">
            <text:p>0,0010373</text:p>
          </table:table-cell>
          <table:table-cell office:value-type="float" office:value="0.0004927" calcext:value-type="float">
            <text:p>0,0004927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heart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Global</text:p>
          </table:table-cell>
          <table:table-cell office:value-type="float" office:value="270" calcext:value-type="float">
            <text:p>270</text:p>
          </table:table-cell>
          <table:table-cell office:value-type="float" office:value="235.8" calcext:value-type="float">
            <text:p>235,8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2.5926" calcext:value-type="float">
            <text:p>22,5926</text:p>
          </table:table-cell>
          <table:table-cell office:value-type="float" office:value="89.7059" calcext:value-type="float">
            <text:p>89,7059</text:p>
          </table:table-cell>
          <table:table-cell office:value-type="float" office:value="10.2941" calcext:value-type="float">
            <text:p>10,2941</text:p>
          </table:table-cell>
          <table:table-cell office:value-type="float" office:value="74.8148" calcext:value-type="float">
            <text:p>74,8148</text:p>
          </table:table-cell>
          <table:table-cell office:value-type="float" office:value="0.001921" calcext:value-type="float">
            <text:p>0,001921</text:p>
          </table:table-cell>
          <table:table-cell office:value-type="float" office:value="0.000443" calcext:value-type="float">
            <text:p>0,000443</text:p>
          </table:table-cell>
          <table:table-cell office:value-type="float" office:value="0.0002988" calcext:value-type="float">
            <text:p>0,0002988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ris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lobal</text:p>
          </table:table-cell>
          <table:table-cell office:value-type="float" office:value="150" calcext:value-type="float">
            <text:p>150</text:p>
          </table:table-cell>
          <table:table-cell office:value-type="float" office:value="41.8" calcext:value-type="float">
            <text:p>41,8</text:p>
          </table:table-cell>
          <table:table-cell office:value-type="float" office:value="95.5556" calcext:value-type="float">
            <text:p>95,5556</text:p>
          </table:table-cell>
          <table:table-cell office:value-type="float" office:value="4.44444" calcext:value-type="float">
            <text:p>4,44444</text:p>
          </table:table-cell>
          <table:table-cell table:number-columns-repeated="2" office:value-type="float" office:value="95.3333" calcext:value-type="float">
            <text:p>95,3333</text:p>
          </table:table-cell>
          <table:table-cell office:value-type="float" office:value="4.66667" calcext:value-type="float">
            <text:p>4,66667</text:p>
          </table:table-cell>
          <table:table-cell office:value-type="float" office:value="0" calcext:value-type="float">
            <text:p>0</text:p>
          </table:table-cell>
          <table:table-cell office:value-type="float" office:value="0.0005835" calcext:value-type="float">
            <text:p>0,0005835</text:p>
          </table:table-cell>
          <table:table-cell office:value-type="float" office:value="0.000121" calcext:value-type="float">
            <text:p>0,000121</text:p>
          </table:table-cell>
          <table:table-cell table:style-name="ce13" office:value-type="float" office:value="0.000042" calcext:value-type="float">
            <text:p>4,20E-05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ed7digit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lobal</text:p>
          </table:table-cell>
          <table:table-cell office:value-type="float" office:value="500" calcext:value-type="float">
            <text:p>500</text:p>
          </table:table-cell>
          <table:table-cell office:value-type="float" office:value="81.9" calcext:value-type="float">
            <text:p>81,9</text:p>
          </table:table-cell>
          <table:table-cell office:value-type="float" office:value="79.8444" calcext:value-type="float">
            <text:p>79,8444</text:p>
          </table:table-cell>
          <table:table-cell office:value-type="float" office:value="20.1556" calcext:value-type="float">
            <text:p>20,1556</text:p>
          </table:table-cell>
          <table:table-cell office:value-type="float" office:value="63" calcext:value-type="float">
            <text:p>63</text:p>
          </table:table-cell>
          <table:table-cell office:value-type="float" office:value="76.087" calcext:value-type="float">
            <text:p>76,087</text:p>
          </table:table-cell>
          <table:table-cell office:value-type="float" office:value="23.913" calcext:value-type="float">
            <text:p>23,913</text:p>
          </table:table-cell>
          <table:table-cell office:value-type="float" office:value="17.2" calcext:value-type="float">
            <text:p>17,2</text:p>
          </table:table-cell>
          <table:table-cell office:value-type="float" office:value="0.0026161" calcext:value-type="float">
            <text:p>0,0026161</text:p>
          </table:table-cell>
          <table:table-cell office:value-type="float" office:value="0.0004593" calcext:value-type="float">
            <text:p>0,0004593</text:p>
          </table:table-cell>
          <table:table-cell office:value-type="float" office:value="0.0001854" calcext:value-type="float">
            <text:p>0,0001854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ammographic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obal</text:p>
          </table:table-cell>
          <table:table-cell office:value-type="float" office:value="830" calcext:value-type="float">
            <text:p>830</text:p>
          </table:table-cell>
          <table:table-cell office:value-type="float" office:value="160.1" calcext:value-type="float">
            <text:p>160,1</text:p>
          </table:table-cell>
          <table:table-cell office:value-type="float" office:value="87.5636" calcext:value-type="float">
            <text:p>87,5636</text:p>
          </table:table-cell>
          <table:table-cell office:value-type="float" office:value="12.4364" calcext:value-type="float">
            <text:p>12,4364</text:p>
          </table:table-cell>
          <table:table-cell office:value-type="float" office:value="76.0241" calcext:value-type="float">
            <text:p>76,0241</text:p>
          </table:table-cell>
          <table:table-cell office:value-type="float" office:value="82.376" calcext:value-type="float">
            <text:p>82,376</text:p>
          </table:table-cell>
          <table:table-cell office:value-type="float" office:value="17.624" calcext:value-type="float">
            <text:p>17,624</text:p>
          </table:table-cell>
          <table:table-cell office:value-type="float" office:value="7.71084" calcext:value-type="float">
            <text:p>7,71084</text:p>
          </table:table-cell>
          <table:table-cell office:value-type="float" office:value="0.0031921" calcext:value-type="float">
            <text:p>0,0031921</text:p>
          </table:table-cell>
          <table:table-cell office:value-type="float" office:value="0.0006597" calcext:value-type="float">
            <text:p>0,0006597</text:p>
          </table:table-cell>
          <table:table-cell office:value-type="float" office:value="0.0002301" calcext:value-type="float">
            <text:p>0,000230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ewthyroid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Global</text:p>
          </table:table-cell>
          <table:table-cell office:value-type="float" office:value="215" calcext:value-type="float">
            <text:p>215</text:p>
          </table:table-cell>
          <table:table-cell office:value-type="float" office:value="47" calcext:value-type="float">
            <text:p>47</text:p>
          </table:table-cell>
          <table:table-cell office:value-type="float" office:value="95.3488" calcext:value-type="float">
            <text:p>95,3488</text:p>
          </table:table-cell>
          <table:table-cell office:value-type="float" office:value="4.65116" calcext:value-type="float">
            <text:p>4,65116</text:p>
          </table:table-cell>
          <table:table-cell office:value-type="float" office:value="93.4884" calcext:value-type="float">
            <text:p>93,4884</text:p>
          </table:table-cell>
          <table:table-cell office:value-type="float" office:value="94.3662" calcext:value-type="float">
            <text:p>94,3662</text:p>
          </table:table-cell>
          <table:table-cell office:value-type="float" office:value="5.6338" calcext:value-type="float">
            <text:p>5,6338</text:p>
          </table:table-cell>
          <table:table-cell office:value-type="float" office:value="0.930233" calcext:value-type="float">
            <text:p>0,930233</text:p>
          </table:table-cell>
          <table:table-cell office:value-type="float" office:value="0.0012235" calcext:value-type="float">
            <text:p>0,0012235</text:p>
          </table:table-cell>
          <table:table-cell office:value-type="float" office:value="0.0002804" calcext:value-type="float">
            <text:p>0,0002804</text:p>
          </table:table-cell>
          <table:table-cell office:value-type="float" office:value="0.0001177" calcext:value-type="float">
            <text:p>0,0001177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age-blocks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lobal</text:p>
          </table:table-cell>
          <table:table-cell office:value-type="float" office:value="5472" calcext:value-type="float">
            <text:p>5472</text:p>
          </table:table-cell>
          <table:table-cell office:value-type="float" office:value="163.8" calcext:value-type="float">
            <text:p>163,8</text:p>
          </table:table-cell>
          <table:table-cell office:value-type="float" office:value="93.8475" calcext:value-type="float">
            <text:p>93,8475</text:p>
          </table:table-cell>
          <table:table-cell office:value-type="float" office:value="6.15253" calcext:value-type="float">
            <text:p>6,15253</text:p>
          </table:table-cell>
          <table:table-cell office:value-type="float" office:value="93.7317" calcext:value-type="float">
            <text:p>93,7317</text:p>
          </table:table-cell>
          <table:table-cell office:value-type="float" office:value="93.9205" calcext:value-type="float">
            <text:p>93,9205</text:p>
          </table:table-cell>
          <table:table-cell office:value-type="float" office:value="6.07947" calcext:value-type="float">
            <text:p>6,07947</text:p>
          </table:table-cell>
          <table:table-cell office:value-type="float" office:value="0.201023" calcext:value-type="float">
            <text:p>0,201023</text:p>
          </table:table-cell>
          <table:table-cell office:value-type="float" office:value="0.0328279" calcext:value-type="float">
            <text:p>0,0328279</text:p>
          </table:table-cell>
          <table:table-cell office:value-type="float" office:value="0.0062836" calcext:value-type="float">
            <text:p>0,0062836</text:p>
          </table:table-cell>
          <table:table-cell office:value-type="float" office:value="0.0034313" calcext:value-type="float">
            <text:p>0,0034313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honeme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Global</text:p>
          </table:table-cell>
          <table:table-cell office:value-type="float" office:value="5404" calcext:value-type="float">
            <text:p>5404</text:p>
          </table:table-cell>
          <table:table-cell office:value-type="float" office:value="228.1" calcext:value-type="float">
            <text:p>228,1</text:p>
          </table:table-cell>
          <table:table-cell office:value-type="float" office:value="82.3053" calcext:value-type="float">
            <text:p>82,3053</text:p>
          </table:table-cell>
          <table:table-cell office:value-type="float" office:value="17.6947" calcext:value-type="float">
            <text:p>17,6947</text:p>
          </table:table-cell>
          <table:table-cell table:number-columns-repeated="2" office:value-type="float" office:value="80.866" calcext:value-type="float">
            <text:p>80,866</text:p>
          </table:table-cell>
          <table:table-cell office:value-type="float" office:value="19.134" calcext:value-type="float">
            <text:p>19,134</text:p>
          </table:table-cell>
          <table:table-cell office:value-type="float" office:value="0" calcext:value-type="float">
            <text:p>0</text:p>
          </table:table-cell>
          <table:table-cell office:value-type="float" office:value="0.0250964" calcext:value-type="float">
            <text:p>0,0250964</text:p>
          </table:table-cell>
          <table:table-cell office:value-type="float" office:value="0.0054066" calcext:value-type="float">
            <text:p>0,0054066</text:p>
          </table:table-cell>
          <table:table-cell office:value-type="float" office:value="0.002402" calcext:value-type="float">
            <text:p>0,002402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ima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lobal</text:p>
          </table:table-cell>
          <table:table-cell office:value-type="float" office:value="768" calcext:value-type="float">
            <text:p>768</text:p>
          </table:table-cell>
          <table:table-cell office:value-type="float" office:value="426.6" calcext:value-type="float">
            <text:p>426,6</text:p>
          </table:table-cell>
          <table:table-cell office:value-type="float" office:value="90.9144" calcext:value-type="float">
            <text:p>90,9144</text:p>
          </table:table-cell>
          <table:table-cell office:value-type="float" office:value="9.08565" calcext:value-type="float">
            <text:p>9,08565</text:p>
          </table:table-cell>
          <table:table-cell office:value-type="float" office:value="68.3594" calcext:value-type="float">
            <text:p>68,3594</text:p>
          </table:table-cell>
          <table:table-cell office:value-type="float" office:value="70.5645" calcext:value-type="float">
            <text:p>70,5645</text:p>
          </table:table-cell>
          <table:table-cell office:value-type="float" office:value="29.4355" calcext:value-type="float">
            <text:p>29,4355</text:p>
          </table:table-cell>
          <table:table-cell office:value-type="float" office:value="3.125" calcext:value-type="float">
            <text:p>3,125</text:p>
          </table:table-cell>
          <table:table-cell office:value-type="float" office:value="0.0045795" calcext:value-type="float">
            <text:p>0,0045795</text:p>
          </table:table-cell>
          <table:table-cell office:value-type="float" office:value="0.0010046" calcext:value-type="float">
            <text:p>0,0010046</text:p>
          </table:table-cell>
          <table:table-cell office:value-type="float" office:value="0.000621" calcext:value-type="float">
            <text:p>0,00062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aheart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lobal</text:p>
          </table:table-cell>
          <table:table-cell office:value-type="float" office:value="462" calcext:value-type="float">
            <text:p>462</text:p>
          </table:table-cell>
          <table:table-cell office:value-type="float" office:value="354.3" calcext:value-type="float">
            <text:p>354,3</text:p>
          </table:table-cell>
          <table:table-cell office:value-type="float" office:value="96.9456" calcext:value-type="float">
            <text:p>96,9456</text:p>
          </table:table-cell>
          <table:table-cell office:value-type="float" office:value="3.05435" calcext:value-type="float">
            <text:p>3,05435</text:p>
          </table:table-cell>
          <table:table-cell office:value-type="float" office:value="61.039" calcext:value-type="float">
            <text:p>61,039</text:p>
          </table:table-cell>
          <table:table-cell office:value-type="float" office:value="65.127" calcext:value-type="float">
            <text:p>65,127</text:p>
          </table:table-cell>
          <table:table-cell office:value-type="float" office:value="34.873" calcext:value-type="float">
            <text:p>34,873</text:p>
          </table:table-cell>
          <table:table-cell office:value-type="float" office:value="6.27706" calcext:value-type="float">
            <text:p>6,27706</text:p>
          </table:table-cell>
          <table:table-cell office:value-type="float" office:value="0.0027583" calcext:value-type="float">
            <text:p>0,0027583</text:p>
          </table:table-cell>
          <table:table-cell office:value-type="float" office:value="0.0008858" calcext:value-type="float">
            <text:p>0,0008858</text:p>
          </table:table-cell>
          <table:table-cell office:value-type="float" office:value="0.0006402" calcext:value-type="float">
            <text:p>0,0006402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huttle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lobal</text:p>
          </table:table-cell>
          <table:table-cell office:value-type="float" office:value="57999" calcext:value-type="float">
            <text:p>57999</text:p>
          </table:table-cell>
          <table:table-cell office:value-type="float" office:value="73.9" calcext:value-type="float">
            <text:p>73,9</text:p>
          </table:table-cell>
          <table:table-cell office:value-type="float" office:value="91.5932" calcext:value-type="float">
            <text:p>91,5932</text:p>
          </table:table-cell>
          <table:table-cell office:value-type="float" office:value="8.40685" calcext:value-type="float">
            <text:p>8,40685</text:p>
          </table:table-cell>
          <table:table-cell office:value-type="float" office:value="92.4275" calcext:value-type="float">
            <text:p>92,4275</text:p>
          </table:table-cell>
          <table:table-cell office:value-type="float" office:value="92.4386" calcext:value-type="float">
            <text:p>92,4386</text:p>
          </table:table-cell>
          <table:table-cell office:value-type="float" office:value="7.56139" calcext:value-type="float">
            <text:p>7,56139</text:p>
          </table:table-cell>
          <table:table-cell office:value-type="float" office:value="0.0120692" calcext:value-type="float">
            <text:p>0,0120692</text:p>
          </table:table-cell>
          <table:table-cell office:value-type="float" office:value="0.387884" calcext:value-type="float">
            <text:p>0,387884</text:p>
          </table:table-cell>
          <table:table-cell office:value-type="float" office:value="0.0928702" calcext:value-type="float">
            <text:p>0,0928702</text:p>
          </table:table-cell>
          <table:table-cell office:value-type="float" office:value="0.0583135" calcext:value-type="float">
            <text:p>0,0583135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7" table:number-columns-repeated="5"/>
          <table:table-cell table:style-name="ce10" table:formula="of:=AVERAGE([.F2:.F15])" office:value-type="float" office:value="5925.35714285714" calcext:value-type="float">
            <text:p>5925,36</text:p>
          </table:table-cell>
          <table:table-cell table:style-name="ce10" table:formula="of:=AVERAGE([.G2:.G15])" office:value-type="float" office:value="173.678571428571" calcext:value-type="float">
            <text:p>173,68</text:p>
          </table:table-cell>
          <table:table-cell table:style-name="ce10" table:formula="of:=AVERAGE([.H2:.H15])" office:value-type="float" office:value="84.6355857142857" calcext:value-type="float">
            <text:p>84,64</text:p>
          </table:table-cell>
          <table:table-cell table:style-name="ce10" table:formula="of:=AVERAGE([.I2:.I15])" office:value-type="float" office:value="15.36442" calcext:value-type="float">
            <text:p>15,36</text:p>
          </table:table-cell>
          <table:table-cell table:style-name="ce10" table:formula="of:=AVERAGE([.J2:.J15])" office:value-type="float" office:value="68.7147857142857" calcext:value-type="float">
            <text:p>68,71</text:p>
          </table:table-cell>
          <table:table-cell table:style-name="ce10" table:formula="of:=AVERAGE([.K2:.K15])" office:value-type="float" office:value="76.9718357142857" calcext:value-type="float">
            <text:p>76,97</text:p>
          </table:table-cell>
          <table:table-cell table:style-name="ce10" table:formula="of:=AVERAGE([.L2:.L15])" office:value-type="float" office:value="23.0281592857143" calcext:value-type="float">
            <text:p>23,03</text:p>
          </table:table-cell>
          <table:table-cell table:style-name="ce10" table:formula="of:=AVERAGE([.M2:.M15])" office:value-type="float" office:value="9.86018761428572" calcext:value-type="float">
            <text:p>9,86</text:p>
          </table:table-cell>
          <table:table-cell table:style-name="ce12" table:formula="of:=AVERAGE([.N2:.N15])" office:value-type="float" office:value="0.0363997142857143" calcext:value-type="float">
            <text:p>0,03640</text:p>
          </table:table-cell>
          <table:table-cell table:style-name="ce12" table:formula="of:=AVERAGE([.O2:.O15])" office:value-type="float" office:value="0.00869209285714286" calcext:value-type="float">
            <text:p>0,00869</text:p>
          </table:table-cell>
          <table:table-cell table:style-name="ce12" table:formula="of:=AVERAGE([.P2:.P15])" office:value-type="float" office:value="0.00527132142857143" calcext:value-type="float">
            <text:p>0,00527</text:p>
          </table:table-cell>
          <table:table-cell table:style-name="ce7" table:number-columns-repeated="3"/>
          <table:table-cell table:style-name="ce10" table:formula="of:=([.P16]/[.F16])*1000000" office:value-type="float" office:value="0.889620878789705" calcext:value-type="float">
            <text:p>0,89</text:p>
          </table:table-cell>
        </table:table-row>
        <table:table-row table:style-name="ro1">
          <table:table-cell office:value-type="string" calcext:value-type="string">
            <text:p>adult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lobal</text:p>
          </table:table-cell>
          <table:table-cell office:value-type="float" office:value="45222" calcext:value-type="float">
            <text:p>45222</text:p>
          </table:table-cell>
          <table:table-cell office:value-type="float" office:value="19794.9" calcext:value-type="float">
            <text:p>19794,9</text:p>
          </table:table-cell>
          <table:table-cell office:value-type="float" office:value="90.1452" calcext:value-type="float">
            <text:p>90,1452</text:p>
          </table:table-cell>
          <table:table-cell office:value-type="float" office:value="9.85484" calcext:value-type="float">
            <text:p>9,85484</text:p>
          </table:table-cell>
          <table:table-cell office:value-type="float" office:value="63.3497" calcext:value-type="float">
            <text:p>63,3497</text:p>
          </table:table-cell>
          <table:table-cell office:value-type="float" office:value="80.4968" calcext:value-type="float">
            <text:p>80,4968</text:p>
          </table:table-cell>
          <table:table-cell office:value-type="float" office:value="19.5032" calcext:value-type="float">
            <text:p>19,5032</text:p>
          </table:table-cell>
          <table:table-cell office:value-type="float" office:value="21.3016" calcext:value-type="float">
            <text:p>21,3016</text:p>
          </table:table-cell>
          <table:table-cell office:value-type="float" office:value="0.426969" calcext:value-type="float">
            <text:p>0,426969</text:p>
          </table:table-cell>
          <table:table-cell office:value-type="float" office:value="0.0714936" calcext:value-type="float">
            <text:p>0,0714936</text:p>
          </table:table-cell>
          <table:table-cell office:value-type="float" office:value="0.0476667" calcext:value-type="float">
            <text:p>0,0476667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ustralian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lobal</text:p>
          </table:table-cell>
          <table:table-cell office:value-type="float" office:value="690" calcext:value-type="float">
            <text:p>690</text:p>
          </table:table-cell>
          <table:table-cell office:value-type="float" office:value="499.6" calcext:value-type="float">
            <text:p>499,6</text:p>
          </table:table-cell>
          <table:table-cell office:value-type="float" office:value="97.0692" calcext:value-type="float">
            <text:p>97,0692</text:p>
          </table:table-cell>
          <table:table-cell office:value-type="float" office:value="2.93076" calcext:value-type="float">
            <text:p>2,93076</text:p>
          </table:table-cell>
          <table:table-cell office:value-type="float" office:value="54.6377" calcext:value-type="float">
            <text:p>54,6377</text:p>
          </table:table-cell>
          <table:table-cell office:value-type="float" office:value="81.9565" calcext:value-type="float">
            <text:p>81,9565</text:p>
          </table:table-cell>
          <table:table-cell office:value-type="float" office:value="18.0435" calcext:value-type="float">
            <text:p>18,0435</text:p>
          </table:table-cell>
          <table:table-cell office:value-type="float" office:value="33.3333" calcext:value-type="float">
            <text:p>33,3333</text:p>
          </table:table-cell>
          <table:table-cell office:value-type="float" office:value="0.0050368" calcext:value-type="float">
            <text:p>0,0050368</text:p>
          </table:table-cell>
          <table:table-cell office:value-type="float" office:value="0.0011732" calcext:value-type="float">
            <text:p>0,0011732</text:p>
          </table:table-cell>
          <table:table-cell office:value-type="float" office:value="0.0008134" calcext:value-type="float">
            <text:p>0,0008134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rx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lobal</text:p>
          </table:table-cell>
          <table:table-cell office:value-type="float" office:value="653" calcext:value-type="float">
            <text:p>653</text:p>
          </table:table-cell>
          <table:table-cell office:value-type="float" office:value="522.8" calcext:value-type="float">
            <text:p>522,8</text:p>
          </table:table-cell>
          <table:table-cell office:value-type="float" office:value="98.5877" calcext:value-type="float">
            <text:p>98,5877</text:p>
          </table:table-cell>
          <table:table-cell office:value-type="float" office:value="1.41229" calcext:value-type="float">
            <text:p>1,41229</text:p>
          </table:table-cell>
          <table:table-cell office:value-type="float" office:value="39.0505" calcext:value-type="float">
            <text:p>39,0505</text:p>
          </table:table-cell>
          <table:table-cell office:value-type="float" office:value="85.2843" calcext:value-type="float">
            <text:p>85,2843</text:p>
          </table:table-cell>
          <table:table-cell office:value-type="float" office:value="14.7157" calcext:value-type="float">
            <text:p>14,7157</text:p>
          </table:table-cell>
          <table:table-cell office:value-type="float" office:value="54.2113" calcext:value-type="float">
            <text:p>54,2113</text:p>
          </table:table-cell>
          <table:table-cell office:value-type="float" office:value="0.0055219" calcext:value-type="float">
            <text:p>0,0055219</text:p>
          </table:table-cell>
          <table:table-cell office:value-type="float" office:value="0.0011828" calcext:value-type="float">
            <text:p>0,0011828</text:p>
          </table:table-cell>
          <table:table-cell office:value-type="float" office:value="0.0008115" calcext:value-type="float">
            <text:p>0,0008115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alance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lobal</text:p>
          </table:table-cell>
          <table:table-cell office:value-type="float" office:value="625" calcext:value-type="float">
            <text:p>625</text:p>
          </table:table-cell>
          <table:table-cell office:value-type="float" office:value="562.5" calcext:value-type="float">
            <text:p>562,5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.0032555" calcext:value-type="float">
            <text:p>0,0032555</text:p>
          </table:table-cell>
          <table:table-cell office:value-type="float" office:value="0.0005592" calcext:value-type="float">
            <text:p>0,0005592</text:p>
          </table:table-cell>
          <table:table-cell office:value-type="float" office:value="0.0001698" calcext:value-type="float">
            <text:p>0,0001698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ensus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lobal</text:p>
          </table:table-cell>
          <table:table-cell office:value-type="float" office:value="142521" calcext:value-type="float">
            <text:p>142521</text:p>
          </table:table-cell>
          <table:table-cell office:value-type="float" office:value="80972.6" calcext:value-type="float">
            <text:p>80972,6</text:p>
          </table:table-cell>
          <table:table-cell office:value-type="float" office:value="99.2946" calcext:value-type="float">
            <text:p>99,2946</text:p>
          </table:table-cell>
          <table:table-cell office:value-type="float" office:value="0.705393" calcext:value-type="float">
            <text:p>0,705393</text:p>
          </table:table-cell>
          <table:table-cell office:value-type="float" office:value="48.0869" calcext:value-type="float">
            <text:p>48,0869</text:p>
          </table:table-cell>
          <table:table-cell office:value-type="float" office:value="96.3151" calcext:value-type="float">
            <text:p>96,3151</text:p>
          </table:table-cell>
          <table:table-cell office:value-type="float" office:value="3.68486" calcext:value-type="float">
            <text:p>3,68486</text:p>
          </table:table-cell>
          <table:table-cell office:value-type="float" office:value="50.0733" calcext:value-type="float">
            <text:p>50,0733</text:p>
          </table:table-cell>
          <table:table-cell office:value-type="float" office:value="4.45884" calcext:value-type="float">
            <text:p>4,45884</text:p>
          </table:table-cell>
          <table:table-cell office:value-type="float" office:value="0.689785" calcext:value-type="float">
            <text:p>0,689785</text:p>
          </table:table-cell>
          <table:table-cell office:value-type="float" office:value="0.613694" calcext:value-type="float">
            <text:p>0,613694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oil200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lobal</text:p>
          </table:table-cell>
          <table:table-cell office:value-type="float" office:value="9822" calcext:value-type="float">
            <text:p>9822</text:p>
          </table:table-cell>
          <table:table-cell office:value-type="float" office:value="7533.8" calcext:value-type="float">
            <text:p>7533,8</text:p>
          </table:table-cell>
          <table:table-cell office:value-type="float" office:value="98.8224" calcext:value-type="float">
            <text:p>98,8224</text:p>
          </table:table-cell>
          <table:table-cell office:value-type="float" office:value="1.17763" calcext:value-type="float">
            <text:p>1,17763</text:p>
          </table:table-cell>
          <table:table-cell office:value-type="float" office:value="24.5978" calcext:value-type="float">
            <text:p>24,5978</text:p>
          </table:table-cell>
          <table:table-cell office:value-type="float" office:value="91.7585" calcext:value-type="float">
            <text:p>91,7585</text:p>
          </table:table-cell>
          <table:table-cell office:value-type="float" office:value="8.24155" calcext:value-type="float">
            <text:p>8,24155</text:p>
          </table:table-cell>
          <table:table-cell office:value-type="float" office:value="73.1928" calcext:value-type="float">
            <text:p>73,1928</text:p>
          </table:table-cell>
          <table:table-cell office:value-type="float" office:value="0.652638" calcext:value-type="float">
            <text:p>0,652638</text:p>
          </table:table-cell>
          <table:table-cell office:value-type="float" office:value="0.0798945" calcext:value-type="float">
            <text:p>0,0798945</text:p>
          </table:table-cell>
          <table:table-cell office:value-type="float" office:value="0.0734278" calcext:value-type="float">
            <text:p>0,0734278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onnect-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obal</text:p>
          </table:table-cell>
          <table:table-cell office:value-type="float" office:value="67557" calcext:value-type="float">
            <text:p>67557</text:p>
          </table:table-cell>
          <table:table-cell office:value-type="float" office:value="60801.3" calcext:value-type="float">
            <text:p>60801,3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.67123" calcext:value-type="float">
            <text:p>1,67123</text:p>
          </table:table-cell>
          <table:table-cell office:value-type="float" office:value="0.23146" calcext:value-type="float">
            <text:p>0,23146</text:p>
          </table:table-cell>
          <table:table-cell office:value-type="float" office:value="0.185314" calcext:value-type="float">
            <text:p>0,185314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ovtype_2_vs_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lobal</text:p>
          </table:table-cell>
          <table:table-cell office:value-type="float" office:value="495141" calcext:value-type="float">
            <text:p>495141</text:p>
          </table:table-cell>
          <table:table-cell office:value-type="float" office:value="23371.4" calcext:value-type="float">
            <text:p>23371,4</text:p>
          </table:table-cell>
          <table:table-cell office:value-type="float" office:value="85.2458" calcext:value-type="float">
            <text:p>85,2458</text:p>
          </table:table-cell>
          <table:table-cell office:value-type="float" office:value="14.7542" calcext:value-type="float">
            <text:p>14,7542</text:p>
          </table:table-cell>
          <table:table-cell office:value-type="float" office:value="85.8976" calcext:value-type="float">
            <text:p>85,8976</text:p>
          </table:table-cell>
          <table:table-cell office:value-type="float" office:value="85.9014" calcext:value-type="float">
            <text:p>85,9014</text:p>
          </table:table-cell>
          <table:table-cell office:value-type="float" office:value="14.0986" calcext:value-type="float">
            <text:p>14,0986</text:p>
          </table:table-cell>
          <table:table-cell office:value-type="float" office:value="0.00444318" calcext:value-type="float">
            <text:p>0,00444318</text:p>
          </table:table-cell>
          <table:table-cell office:value-type="float" office:value="15.6757" calcext:value-type="float">
            <text:p>15,6757</text:p>
          </table:table-cell>
          <table:table-cell office:value-type="float" office:value="2.43184" calcext:value-type="float">
            <text:p>2,43184</text:p>
          </table:table-cell>
          <table:table-cell office:value-type="float" office:value="2.33077" calcext:value-type="float">
            <text:p>2,33077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ars_0_vs_4_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Global</text:p>
          </table:table-cell>
          <table:table-cell office:value-type="float" office:value="62123" calcext:value-type="float">
            <text:p>62123</text:p>
          </table:table-cell>
          <table:table-cell office:value-type="float" office:value="39933.6" calcext:value-type="float">
            <text:p>39933,6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44.8497" calcext:value-type="float">
            <text:p>44,8497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5.1503" calcext:value-type="float">
            <text:p>55,1503</text:p>
          </table:table-cell>
          <table:table-cell office:value-type="float" office:value="1.51143" calcext:value-type="float">
            <text:p>1,51143</text:p>
          </table:table-cell>
          <table:table-cell office:value-type="float" office:value="0.211919" calcext:value-type="float">
            <text:p>0,211919</text:p>
          </table:table-cell>
          <table:table-cell office:value-type="float" office:value="0.171277" calcext:value-type="float">
            <text:p>0,171277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erman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lobal</text:p>
          </table:table-cell>
          <table:table-cell office:value-type="float" office:value="1000" calcext:value-type="float">
            <text:p>1000</text:p>
          </table:table-cell>
          <table:table-cell office:value-type="float" office:value="898.4" calcext:value-type="float">
            <text:p>898,4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,6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99.4" calcext:value-type="float">
            <text:p>99,4</text:p>
          </table:table-cell>
          <table:table-cell office:value-type="float" office:value="0.0107354" calcext:value-type="float">
            <text:p>0,0107354</text:p>
          </table:table-cell>
          <table:table-cell office:value-type="float" office:value="0.0018104" calcext:value-type="float">
            <text:p>0,0018104</text:p>
          </table:table-cell>
          <table:table-cell office:value-type="float" office:value="0.0012016" calcext:value-type="float">
            <text:p>0,0012016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agic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lobal</text:p>
          </table:table-cell>
          <table:table-cell office:value-type="float" office:value="19020" calcext:value-type="float">
            <text:p>19020</text:p>
          </table:table-cell>
          <table:table-cell office:value-type="float" office:value="1911.8" calcext:value-type="float">
            <text:p>1911,8</text:p>
          </table:table-cell>
          <table:table-cell office:value-type="float" office:value="84.0682" calcext:value-type="float">
            <text:p>84,0682</text:p>
          </table:table-cell>
          <table:table-cell office:value-type="float" office:value="15.9318" calcext:value-type="float">
            <text:p>15,9318</text:p>
          </table:table-cell>
          <table:table-cell office:value-type="float" office:value="81.7087" calcext:value-type="float">
            <text:p>81,7087</text:p>
          </table:table-cell>
          <table:table-cell office:value-type="float" office:value="81.7689" calcext:value-type="float">
            <text:p>81,7689</text:p>
          </table:table-cell>
          <table:table-cell office:value-type="float" office:value="18.2311" calcext:value-type="float">
            <text:p>18,2311</text:p>
          </table:table-cell>
          <table:table-cell office:value-type="float" office:value="0.0736067" calcext:value-type="float">
            <text:p>0,0736067</text:p>
          </table:table-cell>
          <table:table-cell office:value-type="float" office:value="0.137143" calcext:value-type="float">
            <text:p>0,137143</text:p>
          </table:table-cell>
          <table:table-cell office:value-type="float" office:value="0.0385434" calcext:value-type="float">
            <text:p>0,0385434</text:p>
          </table:table-cell>
          <table:table-cell office:value-type="float" office:value="0.0271774" calcext:value-type="float">
            <text:p>0,0271774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hyroid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lobal</text:p>
          </table:table-cell>
          <table:table-cell office:value-type="float" office:value="7200" calcext:value-type="float">
            <text:p>7200</text:p>
          </table:table-cell>
          <table:table-cell office:value-type="float" office:value="944.1" calcext:value-type="float">
            <text:p>944,1</text:p>
          </table:table-cell>
          <table:table-cell office:value-type="float" office:value="94.2639" calcext:value-type="float">
            <text:p>94,2639</text:p>
          </table:table-cell>
          <table:table-cell office:value-type="float" office:value="5.73611" calcext:value-type="float">
            <text:p>5,73611</text:p>
          </table:table-cell>
          <table:table-cell office:value-type="float" office:value="92.0556" calcext:value-type="float">
            <text:p>92,0556</text:p>
          </table:table-cell>
          <table:table-cell office:value-type="float" office:value="93.2995" calcext:value-type="float">
            <text:p>93,2995</text:p>
          </table:table-cell>
          <table:table-cell office:value-type="float" office:value="6.70045" calcext:value-type="float">
            <text:p>6,70045</text:p>
          </table:table-cell>
          <table:table-cell office:value-type="float" office:value="1.33333" calcext:value-type="float">
            <text:p>1,33333</text:p>
          </table:table-cell>
          <table:table-cell office:value-type="float" office:value="0.078695" calcext:value-type="float">
            <text:p>0,078695</text:p>
          </table:table-cell>
          <table:table-cell office:value-type="float" office:value="0.0136933" calcext:value-type="float">
            <text:p>0,0136933</text:p>
          </table:table-cell>
          <table:table-cell office:value-type="float" office:value="0.0092834" calcext:value-type="float">
            <text:p>0,0092834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7" table:number-columns-repeated="5"/>
          <table:table-cell table:style-name="ce10" table:formula="of:=AVERAGE([.F17:.F28])" office:value-type="float" office:value="70964.5" calcext:value-type="float">
            <text:p>70964,50</text:p>
          </table:table-cell>
          <table:table-cell table:style-name="ce10" table:formula="of:=AVERAGE([.G17:.G28])" office:value-type="float" office:value="19812.2333333333" calcext:value-type="float">
            <text:p>19812,23</text:p>
          </table:table-cell>
          <table:table-cell table:style-name="ce10" table:formula="of:=AVERAGE([.H17:.H28])" office:value-type="float" office:value="95.62475" calcext:value-type="float">
            <text:p>95,62</text:p>
          </table:table-cell>
          <table:table-cell table:style-name="ce10" table:formula="of:=AVERAGE([.I17:.I28])" office:value-type="float" office:value="4.37525191666667" calcext:value-type="float">
            <text:p>4,38</text:p>
          </table:table-cell>
          <table:table-cell table:style-name="ce10" table:formula="of:=AVERAGE([.J17:.J28])" office:value-type="float" office:value="44.5695166666667" calcext:value-type="float">
            <text:p>44,57</text:p>
          </table:table-cell>
          <table:table-cell table:style-name="ce10" table:formula="of:=AVERAGE([.K17:.K28])" office:value-type="float" office:value="74.73175" calcext:value-type="float">
            <text:p>74,73</text:p>
          </table:table-cell>
          <table:table-cell table:style-name="ce10" table:formula="of:=AVERAGE([.L17:.L28])" office:value-type="float" office:value="25.2682466666667" calcext:value-type="float">
            <text:p>25,27</text:p>
          </table:table-cell>
          <table:table-cell table:style-name="ce10" table:formula="of:=AVERAGE([.M17:.M28])" office:value-type="float" office:value="49.00616499" calcext:value-type="float">
            <text:p>49,01</text:p>
          </table:table-cell>
          <table:table-cell table:style-name="ce12" table:formula="of:=AVERAGE([.N17:.N28])" office:value-type="float" office:value="2.05309955" calcext:value-type="float">
            <text:p>2,05310</text:p>
          </table:table-cell>
          <table:table-cell table:style-name="ce12" table:formula="of:=AVERAGE([.O17:.O28])" office:value-type="float" office:value="0.3144462" calcext:value-type="float">
            <text:p>0,31445</text:p>
          </table:table-cell>
          <table:table-cell table:style-name="ce12" table:formula="of:=AVERAGE([.P17:.P28])" office:value-type="float" office:value="0.288467216666667" calcext:value-type="float">
            <text:p>0,28847</text:p>
          </table:table-cell>
          <table:table-cell table:style-name="ce7" table:formula="of:=AVERAGE([.Q17:.Q28])" office:value-type="float" office:value="0" calcext:value-type="float">
            <text:p>0</text:p>
          </table:table-cell>
          <table:table-cell table:style-name="ce7" table:formula="of:=AVERAGE([.R17:.R28])" office:value-type="float" office:value="0" calcext:value-type="float">
            <text:p>0</text:p>
          </table:table-cell>
          <table:table-cell table:style-name="ce7" table:formula="of:=AVERAGE([.S17:.S28])" office:value-type="float" office:value="0" calcext:value-type="float">
            <text:p>0</text:p>
          </table:table-cell>
          <table:table-cell table:style-name="ce10" table:formula="of:=([.P29]/[.F29])*1000000" office:value-type="float" office:value="4.064951020111" calcext:value-type="float">
            <text:p>4,06</text:p>
          </table:table-cell>
        </table:table-row>
        <table:table-row table:style-name="ro1" table:number-rows-repeated="8">
          <table:table-cell table:number-columns-repeated="20"/>
        </table:table-row>
        <table:table-row table:style-name="ro1">
          <table:table-cell table:style-name="ce7" table:number-columns-repeated="5"/>
          <table:table-cell table:style-name="ce10" table:formula="of:=AVERAGE([.F30:.F37])" office:value-type="string" office:string-value="" calcext:value-type="error">
            <text:p>#¡DIV/0!</text:p>
          </table:table-cell>
          <table:table-cell table:style-name="ce10" table:formula="of:=AVERAGE([.G30:.G37])" office:value-type="string" office:string-value="" calcext:value-type="error">
            <text:p>#¡DIV/0!</text:p>
          </table:table-cell>
          <table:table-cell table:style-name="ce10" table:formula="of:=AVERAGE([.H30:.H37])" office:value-type="string" office:string-value="" calcext:value-type="error">
            <text:p>#¡DIV/0!</text:p>
          </table:table-cell>
          <table:table-cell table:style-name="ce10" table:formula="of:=AVERAGE([.I30:.I37])" office:value-type="string" office:string-value="" calcext:value-type="error">
            <text:p>#¡DIV/0!</text:p>
          </table:table-cell>
          <table:table-cell table:style-name="ce10" table:formula="of:=AVERAGE([.J30:.J37])" office:value-type="string" office:string-value="" calcext:value-type="error">
            <text:p>#¡DIV/0!</text:p>
          </table:table-cell>
          <table:table-cell table:style-name="ce10" table:formula="of:=AVERAGE([.K30:.K37])" office:value-type="string" office:string-value="" calcext:value-type="error">
            <text:p>#¡DIV/0!</text:p>
          </table:table-cell>
          <table:table-cell table:style-name="ce10" table:formula="of:=AVERAGE([.L30:.L37])" office:value-type="string" office:string-value="" calcext:value-type="error">
            <text:p>#¡DIV/0!</text:p>
          </table:table-cell>
          <table:table-cell table:style-name="ce10" table:formula="of:=AVERAGE([.M30:.M37])" office:value-type="string" office:string-value="" calcext:value-type="error">
            <text:p>#¡DIV/0!</text:p>
          </table:table-cell>
          <table:table-cell table:style-name="ce12" table:formula="of:=AVERAGE([.N30:.N37])" office:value-type="string" office:string-value="" calcext:value-type="error">
            <text:p>#¡DIV/0!</text:p>
          </table:table-cell>
          <table:table-cell table:style-name="ce12" table:formula="of:=AVERAGE([.O30:.O37])" office:value-type="string" office:string-value="" calcext:value-type="error">
            <text:p>#¡DIV/0!</text:p>
          </table:table-cell>
          <table:table-cell table:style-name="ce12" table:formula="of:=AVERAGE([.P30:.P37])" office:value-type="string" office:string-value="" calcext:value-type="error">
            <text:p>#¡DIV/0!</text:p>
          </table:table-cell>
          <table:table-cell table:style-name="ce7" table:formula="of:=AVERAGE([.Q26:.Q37])" office:value-type="float" office:value="0" calcext:value-type="float">
            <text:p>0</text:p>
          </table:table-cell>
          <table:table-cell table:style-name="ce7" table:formula="of:=AVERAGE([.R26:.R37])" office:value-type="float" office:value="0" calcext:value-type="float">
            <text:p>0</text:p>
          </table:table-cell>
          <table:table-cell table:style-name="ce7" table:formula="of:=AVERAGE([.S26:.S37])" office:value-type="float" office:value="0" calcext:value-type="float">
            <text:p>0</text:p>
          </table:table-cell>
          <table:table-cell table:style-name="ce10" table:formula="of:=([.P38]/[.F38])*1000000" office:value-type="string" office:string-value="" calcext:value-type="error">
            <text:p>#¡DIV/0!</text:p>
          </table:table-cell>
        </table:table-row>
        <table:table-row table:style-name="ro1">
          <table:table-cell office:value-type="string" calcext:value-type="string">
            <text:p>vehicle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Global</text:p>
          </table:table-cell>
          <table:table-cell office:value-type="float" office:value="846" calcext:value-type="float">
            <text:p>846</text:p>
          </table:table-cell>
          <table:table-cell office:value-type="float" office:value="712.3" calcext:value-type="float">
            <text:p>712,3</text:p>
          </table:table-cell>
          <table:table-cell office:value-type="float" office:value="98.6866" calcext:value-type="float">
            <text:p>98,6866</text:p>
          </table:table-cell>
          <table:table-cell office:value-type="float" office:value="1.31337" calcext:value-type="float">
            <text:p>1,31337</text:p>
          </table:table-cell>
          <table:table-cell office:value-type="float" office:value="52.0095" calcext:value-type="float">
            <text:p>52,0095</text:p>
          </table:table-cell>
          <table:table-cell office:value-type="float" office:value="63.2184" calcext:value-type="float">
            <text:p>63,2184</text:p>
          </table:table-cell>
          <table:table-cell office:value-type="float" office:value="36.7816" calcext:value-type="float">
            <text:p>36,7816</text:p>
          </table:table-cell>
          <table:table-cell office:value-type="float" office:value="17.7305" calcext:value-type="float">
            <text:p>17,7305</text:p>
          </table:table-cell>
          <table:table-cell office:value-type="float" office:value="0.009411" calcext:value-type="float">
            <text:p>0,009411</text:p>
          </table:table-cell>
          <table:table-cell office:value-type="float" office:value="0.0171374" calcext:value-type="float">
            <text:p>0,0171374</text:p>
          </table:table-cell>
          <table:table-cell office:value-type="float" office:value="0.0166341" calcext:value-type="float">
            <text:p>0,016634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vowel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lobal</text:p>
          </table:table-cell>
          <table:table-cell office:value-type="float" office:value="990" calcext:value-type="float">
            <text:p>990</text:p>
          </table:table-cell>
          <table:table-cell office:value-type="float" office:value="649.5" calcext:value-type="float">
            <text:p>649,5</text:p>
          </table:table-cell>
          <table:table-cell office:value-type="float" office:value="98.7654" calcext:value-type="float">
            <text:p>98,7654</text:p>
          </table:table-cell>
          <table:table-cell office:value-type="float" office:value="1.23457" calcext:value-type="float">
            <text:p>1,23457</text:p>
          </table:table-cell>
          <table:table-cell office:value-type="float" office:value="92.2222" calcext:value-type="float">
            <text:p>92,2222</text:p>
          </table:table-cell>
          <table:table-cell office:value-type="float" office:value="92.6904" calcext:value-type="float">
            <text:p>92,6904</text:p>
          </table:table-cell>
          <table:table-cell office:value-type="float" office:value="7.30964" calcext:value-type="float">
            <text:p>7,30964</text:p>
          </table:table-cell>
          <table:table-cell office:value-type="float" office:value="0.505051" calcext:value-type="float">
            <text:p>0,505051</text:p>
          </table:table-cell>
          <table:table-cell office:value-type="float" office:value="0.0083856" calcext:value-type="float">
            <text:p>0,0083856</text:p>
          </table:table-cell>
          <table:table-cell office:value-type="float" office:value="0.0028221" calcext:value-type="float">
            <text:p>0,0028221</text:p>
          </table:table-cell>
          <table:table-cell office:value-type="float" office:value="0.0022242" calcext:value-type="float">
            <text:p>0,0022242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egment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Global</text:p>
          </table:table-cell>
          <table:table-cell office:value-type="float" office:value="2310" calcext:value-type="float">
            <text:p>2310</text:p>
          </table:table-cell>
          <table:table-cell office:value-type="float" office:value="888.5" calcext:value-type="float">
            <text:p>888,5</text:p>
          </table:table-cell>
          <table:table-cell office:value-type="float" office:value="95.8297" calcext:value-type="float">
            <text:p>95,8297</text:p>
          </table:table-cell>
          <table:table-cell office:value-type="float" office:value="4.17027" calcext:value-type="float">
            <text:p>4,17027</text:p>
          </table:table-cell>
          <table:table-cell office:value-type="float" office:value="90.8658" calcext:value-type="float">
            <text:p>90,8658</text:p>
          </table:table-cell>
          <table:table-cell office:value-type="float" office:value="93.7054" calcext:value-type="float">
            <text:p>93,7054</text:p>
          </table:table-cell>
          <table:table-cell office:value-type="float" office:value="6.29464" calcext:value-type="float">
            <text:p>6,29464</text:p>
          </table:table-cell>
          <table:table-cell office:value-type="float" office:value="3.0303" calcext:value-type="float">
            <text:p>3,0303</text:p>
          </table:table-cell>
          <table:table-cell office:value-type="float" office:value="0.0278595" calcext:value-type="float">
            <text:p>0,0278595</text:p>
          </table:table-cell>
          <table:table-cell office:value-type="float" office:value="0.016821" calcext:value-type="float">
            <text:p>0,016821</text:p>
          </table:table-cell>
          <table:table-cell office:value-type="float" office:value="0.0153401" calcext:value-type="float">
            <text:p>0,015340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winequality-red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lobal</text:p>
          </table:table-cell>
          <table:table-cell office:value-type="float" office:value="1599" calcext:value-type="float">
            <text:p>1599</text:p>
          </table:table-cell>
          <table:table-cell office:value-type="float" office:value="771.7" calcext:value-type="float">
            <text:p>771,7</text:p>
          </table:table-cell>
          <table:table-cell office:value-type="float" office:value="84.4625" calcext:value-type="float">
            <text:p>84,4625</text:p>
          </table:table-cell>
          <table:table-cell office:value-type="float" office:value="15.5375" calcext:value-type="float">
            <text:p>15,5375</text:p>
          </table:table-cell>
          <table:table-cell office:value-type="float" office:value="56.1601" calcext:value-type="float">
            <text:p>56,1601</text:p>
          </table:table-cell>
          <table:table-cell office:value-type="float" office:value="56.9797" calcext:value-type="float">
            <text:p>56,9797</text:p>
          </table:table-cell>
          <table:table-cell office:value-type="float" office:value="43.0203" calcext:value-type="float">
            <text:p>43,0203</text:p>
          </table:table-cell>
          <table:table-cell office:value-type="float" office:value="1.4384" calcext:value-type="float">
            <text:p>1,4384</text:p>
          </table:table-cell>
          <table:table-cell office:value-type="float" office:value="0.0131921" calcext:value-type="float">
            <text:p>0,0131921</text:p>
          </table:table-cell>
          <table:table-cell office:value-type="float" office:value="0.0053931" calcext:value-type="float">
            <text:p>0,0053931</text:p>
          </table:table-cell>
          <table:table-cell office:value-type="float" office:value="0.0044617" calcext:value-type="float">
            <text:p>0,0044617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winequality-white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lobal</text:p>
          </table:table-cell>
          <table:table-cell office:value-type="float" office:value="4898" calcext:value-type="float">
            <text:p>4898</text:p>
          </table:table-cell>
          <table:table-cell office:value-type="float" office:value="1086.7" calcext:value-type="float">
            <text:p>1086,7</text:p>
          </table:table-cell>
          <table:table-cell office:value-type="float" office:value="66.83" calcext:value-type="float">
            <text:p>66,83</text:p>
          </table:table-cell>
          <table:table-cell office:value-type="float" office:value="33.17" calcext:value-type="float">
            <text:p>33,17</text:p>
          </table:table-cell>
          <table:table-cell office:value-type="float" office:value="50.2042" calcext:value-type="float">
            <text:p>50,2042</text:p>
          </table:table-cell>
          <table:table-cell office:value-type="float" office:value="50.3069" calcext:value-type="float">
            <text:p>50,3069</text:p>
          </table:table-cell>
          <table:table-cell office:value-type="float" office:value="49.6931" calcext:value-type="float">
            <text:p>49,6931</text:p>
          </table:table-cell>
          <table:table-cell office:value-type="float" office:value="0.204165" calcext:value-type="float">
            <text:p>0,204165</text:p>
          </table:table-cell>
          <table:table-cell office:value-type="float" office:value="0.0339927" calcext:value-type="float">
            <text:p>0,0339927</text:p>
          </table:table-cell>
          <table:table-cell office:value-type="float" office:value="0.0146669" calcext:value-type="float">
            <text:p>0,0146669</text:p>
          </table:table-cell>
          <table:table-cell office:value-type="float" office:value="0.0118775" calcext:value-type="float">
            <text:p>0,0118775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pambase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Global</text:p>
          </table:table-cell>
          <table:table-cell office:value-type="float" office:value="4597" calcext:value-type="float">
            <text:p>4597</text:p>
          </table:table-cell>
          <table:table-cell office:value-type="float" office:value="1380.4" calcext:value-type="float">
            <text:p>1380,4</text:p>
          </table:table-cell>
          <table:table-cell office:value-type="float" office:value="87.0785" calcext:value-type="float">
            <text:p>87,0785</text:p>
          </table:table-cell>
          <table:table-cell office:value-type="float" office:value="12.9215" calcext:value-type="float">
            <text:p>12,9215</text:p>
          </table:table-cell>
          <table:table-cell office:value-type="float" office:value="81.1616" calcext:value-type="float">
            <text:p>81,1616</text:p>
          </table:table-cell>
          <table:table-cell office:value-type="float" office:value="85.3385" calcext:value-type="float">
            <text:p>85,3385</text:p>
          </table:table-cell>
          <table:table-cell office:value-type="float" office:value="14.6615" calcext:value-type="float">
            <text:p>14,6615</text:p>
          </table:table-cell>
          <table:table-cell office:value-type="float" office:value="4.8945" calcext:value-type="float">
            <text:p>4,8945</text:p>
          </table:table-cell>
          <table:table-cell office:value-type="float" office:value="0.157172" calcext:value-type="float">
            <text:p>0,157172</text:p>
          </table:table-cell>
          <table:table-cell office:value-type="float" office:value="0.0433585" calcext:value-type="float">
            <text:p>0,0433585</text:p>
          </table:table-cell>
          <table:table-cell office:value-type="float" office:value="0.0405281" calcext:value-type="float">
            <text:p>0,040528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nbased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lobal</text:p>
          </table:table-cell>
          <table:table-cell office:value-type="float" office:value="10992" calcext:value-type="float">
            <text:p>10992</text:p>
          </table:table-cell>
          <table:table-cell office:value-type="float" office:value="7738.5" calcext:value-type="float">
            <text:p>7738,5</text:p>
          </table:table-cell>
          <table:table-cell office:value-type="float" office:value="99.8797" calcext:value-type="float">
            <text:p>99,8797</text:p>
          </table:table-cell>
          <table:table-cell office:value-type="float" office:value="0.12029" calcext:value-type="float">
            <text:p>0,12029</text:p>
          </table:table-cell>
          <table:table-cell office:value-type="float" office:value="93.9865" calcext:value-type="float">
            <text:p>93,9865</text:p>
          </table:table-cell>
          <table:table-cell office:value-type="float" office:value="98.9275" calcext:value-type="float">
            <text:p>98,9275</text:p>
          </table:table-cell>
          <table:table-cell office:value-type="float" office:value="1.07249" calcext:value-type="float">
            <text:p>1,07249</text:p>
          </table:table-cell>
          <table:table-cell office:value-type="float" office:value="4.99454" calcext:value-type="float">
            <text:p>4,99454</text:p>
          </table:table-cell>
          <table:table-cell office:value-type="float" office:value="0.114911" calcext:value-type="float">
            <text:p>0,114911</text:p>
          </table:table-cell>
          <table:table-cell office:value-type="float" office:value="0.0690444" calcext:value-type="float">
            <text:p>0,0690444</text:p>
          </table:table-cell>
          <table:table-cell office:value-type="float" office:value="0.0627456" calcext:value-type="float">
            <text:p>0,0627456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ing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lobal</text:p>
          </table:table-cell>
          <table:table-cell office:value-type="float" office:value="7400" calcext:value-type="float">
            <text:p>7400</text:p>
          </table:table-cell>
          <table:table-cell office:value-type="float" office:value="5060.8" calcext:value-type="float">
            <text:p>5060,8</text:p>
          </table:table-cell>
          <table:table-cell office:value-type="float" office:value="99.3679" calcext:value-type="float">
            <text:p>99,3679</text:p>
          </table:table-cell>
          <table:table-cell office:value-type="float" office:value="0.632132" calcext:value-type="float">
            <text:p>0,632132</text:p>
          </table:table-cell>
          <table:table-cell office:value-type="float" office:value="54.4459" calcext:value-type="float">
            <text:p>54,4459</text:p>
          </table:table-cell>
          <table:table-cell office:value-type="float" office:value="78.9381" calcext:value-type="float">
            <text:p>78,9381</text:p>
          </table:table-cell>
          <table:table-cell office:value-type="float" office:value="21.0619" calcext:value-type="float">
            <text:p>21,0619</text:p>
          </table:table-cell>
          <table:table-cell office:value-type="float" office:value="31.027" calcext:value-type="float">
            <text:p>31,027</text:p>
          </table:table-cell>
          <table:table-cell office:value-type="float" office:value="0.0984476" calcext:value-type="float">
            <text:p>0,0984476</text:p>
          </table:table-cell>
          <table:table-cell office:value-type="float" office:value="0.172369" calcext:value-type="float">
            <text:p>0,172369</text:p>
          </table:table-cell>
          <table:table-cell office:value-type="float" office:value="0.167462" calcext:value-type="float">
            <text:p>0,167462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wonorm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lobal</text:p>
          </table:table-cell>
          <table:table-cell office:value-type="float" office:value="7400" calcext:value-type="float">
            <text:p>7400</text:p>
          </table:table-cell>
          <table:table-cell office:value-type="float" office:value="6654.4" calcext:value-type="float">
            <text:p>6654,4</text:p>
          </table:table-cell>
          <table:table-cell office:value-type="float" office:value="99.988" calcext:value-type="float">
            <text:p>99,988</text:p>
          </table:table-cell>
          <table:table-cell office:value-type="float" office:value="0.012012" calcext:value-type="float">
            <text:p>0,012012</text:p>
          </table:table-cell>
          <table:table-cell office:value-type="float" office:value="34.3649" calcext:value-type="float">
            <text:p>34,3649</text:p>
          </table:table-cell>
          <table:table-cell office:value-type="float" office:value="91.2451" calcext:value-type="float">
            <text:p>91,2451</text:p>
          </table:table-cell>
          <table:table-cell office:value-type="float" office:value="8.75493" calcext:value-type="float">
            <text:p>8,75493</text:p>
          </table:table-cell>
          <table:table-cell office:value-type="float" office:value="62.3378" calcext:value-type="float">
            <text:p>62,3378</text:p>
          </table:table-cell>
          <table:table-cell office:value-type="float" office:value="0.103165" calcext:value-type="float">
            <text:p>0,103165</text:p>
          </table:table-cell>
          <table:table-cell office:value-type="float" office:value="0.259217" calcext:value-type="float">
            <text:p>0,259217</text:p>
          </table:table-cell>
          <table:table-cell office:value-type="float" office:value="0.254431" calcext:value-type="float">
            <text:p>0,25443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atimage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Global</text:p>
          </table:table-cell>
          <table:table-cell office:value-type="float" office:value="6435" calcext:value-type="float">
            <text:p>6435</text:p>
          </table:table-cell>
          <table:table-cell office:value-type="float" office:value="2148.1" calcext:value-type="float">
            <text:p>2148,1</text:p>
          </table:table-cell>
          <table:table-cell office:value-type="float" office:value="78.6895" calcext:value-type="float">
            <text:p>78,6895</text:p>
          </table:table-cell>
          <table:table-cell office:value-type="float" office:value="21.3105" calcext:value-type="float">
            <text:p>21,3105</text:p>
          </table:table-cell>
          <table:table-cell office:value-type="float" office:value="64.7863" calcext:value-type="float">
            <text:p>64,7863</text:p>
          </table:table-cell>
          <table:table-cell office:value-type="float" office:value="65.161" calcext:value-type="float">
            <text:p>65,161</text:p>
          </table:table-cell>
          <table:table-cell office:value-type="float" office:value="34.839" calcext:value-type="float">
            <text:p>34,839</text:p>
          </table:table-cell>
          <table:table-cell office:value-type="float" office:value="0.574981" calcext:value-type="float">
            <text:p>0,574981</text:p>
          </table:table-cell>
          <table:table-cell office:value-type="float" office:value="0.164749" calcext:value-type="float">
            <text:p>0,164749</text:p>
          </table:table-cell>
          <table:table-cell office:value-type="float" office:value="0.180029" calcext:value-type="float">
            <text:p>0,180029</text:p>
          </table:table-cell>
          <table:table-cell office:value-type="float" office:value="0.176049" calcext:value-type="float">
            <text:p>0,176049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exture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lobal</text:p>
          </table:table-cell>
          <table:table-cell office:value-type="float" office:value="5500" calcext:value-type="float">
            <text:p>5500</text:p>
          </table:table-cell>
          <table:table-cell office:value-type="float" office:value="3697.4" calcext:value-type="float">
            <text:p>3697,4</text:p>
          </table:table-cell>
          <table:table-cell office:value-type="float" office:value="97.6424" calcext:value-type="float">
            <text:p>97,6424</text:p>
          </table:table-cell>
          <table:table-cell office:value-type="float" office:value="2.35758" calcext:value-type="float">
            <text:p>2,35758</text:p>
          </table:table-cell>
          <table:table-cell office:value-type="float" office:value="87.7091" calcext:value-type="float">
            <text:p>87,7091</text:p>
          </table:table-cell>
          <table:table-cell office:value-type="float" office:value="93.579" calcext:value-type="float">
            <text:p>93,579</text:p>
          </table:table-cell>
          <table:table-cell office:value-type="float" office:value="6.42095" calcext:value-type="float">
            <text:p>6,42095</text:p>
          </table:table-cell>
          <table:table-cell office:value-type="float" office:value="6.27273" calcext:value-type="float">
            <text:p>6,27273</text:p>
          </table:table-cell>
          <table:table-cell office:value-type="float" office:value="0.149301" calcext:value-type="float">
            <text:p>0,149301</text:p>
          </table:table-cell>
          <table:table-cell office:value-type="float" office:value="0.179496" calcext:value-type="float">
            <text:p>0,179496</text:p>
          </table:table-cell>
          <table:table-cell office:value-type="float" office:value="0.176403" calcext:value-type="float">
            <text:p>0,176403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etter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lobal</text:p>
          </table:table-cell>
          <table:table-cell office:value-type="float" office:value="20000" calcext:value-type="float">
            <text:p>20000</text:p>
          </table:table-cell>
          <table:table-cell office:value-type="float" office:value="7586.9" calcext:value-type="float">
            <text:p>7586,9</text:p>
          </table:table-cell>
          <table:table-cell office:value-type="float" office:value="88.4011" calcext:value-type="float">
            <text:p>88,4011</text:p>
          </table:table-cell>
          <table:table-cell office:value-type="float" office:value="11.5989" calcext:value-type="float">
            <text:p>11,5989</text:p>
          </table:table-cell>
          <table:table-cell office:value-type="float" office:value="77.505" calcext:value-type="float">
            <text:p>77,505</text:p>
          </table:table-cell>
          <table:table-cell office:value-type="float" office:value="77.6954" calcext:value-type="float">
            <text:p>77,6954</text:p>
          </table:table-cell>
          <table:table-cell office:value-type="float" office:value="22.3046" calcext:value-type="float">
            <text:p>22,3046</text:p>
          </table:table-cell>
          <table:table-cell office:value-type="float" office:value="0.245" calcext:value-type="float">
            <text:p>0,245</text:p>
          </table:table-cell>
          <table:table-cell office:value-type="float" office:value="0.222327" calcext:value-type="float">
            <text:p>0,222327</text:p>
          </table:table-cell>
          <table:table-cell office:value-type="float" office:value="0.148761" calcext:value-type="float">
            <text:p>0,148761</text:p>
          </table:table-cell>
          <table:table-cell office:value-type="float" office:value="0.137362" calcext:value-type="float">
            <text:p>0,137362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7" table:number-columns-repeated="5"/>
          <table:table-cell table:style-name="ce10" table:formula="of:=AVERAGE([.F39:.F50])" office:value-type="float" office:value="6080.58333333333" calcext:value-type="float">
            <text:p>6080,58</text:p>
          </table:table-cell>
          <table:table-cell table:style-name="ce10" table:formula="of:=AVERAGE([.G39:.G50])" office:value-type="float" office:value="3197.93333333333" calcext:value-type="float">
            <text:p>3197,93</text:p>
          </table:table-cell>
          <table:table-cell table:style-name="ce10" table:formula="of:=AVERAGE([.H39:.H50])" office:value-type="float" office:value="91.301775" calcext:value-type="float">
            <text:p>91,30</text:p>
          </table:table-cell>
          <table:table-cell table:style-name="ce10" table:formula="of:=AVERAGE([.I39:.I50])" office:value-type="float" office:value="8.69821866666667" calcext:value-type="float">
            <text:p>8,70</text:p>
          </table:table-cell>
          <table:table-cell table:style-name="ce10" table:formula="of:=AVERAGE([.J39:.J50])" office:value-type="float" office:value="69.618425" calcext:value-type="float">
            <text:p>69,62</text:p>
          </table:table-cell>
          <table:table-cell table:style-name="ce10" table:formula="of:=AVERAGE([.K39:.K50])" office:value-type="float" office:value="78.9821166666667" calcext:value-type="float">
            <text:p>78,98</text:p>
          </table:table-cell>
          <table:table-cell table:style-name="ce10" table:formula="of:=AVERAGE([.L39:.L50])" office:value-type="float" office:value="21.0178875" calcext:value-type="float">
            <text:p>21,02</text:p>
          </table:table-cell>
          <table:table-cell table:style-name="ce10" table:formula="of:=AVERAGE([.M39:.M50])" office:value-type="float" office:value="11.1045805833333" calcext:value-type="float">
            <text:p>11,10</text:p>
          </table:table-cell>
          <table:table-cell table:style-name="ce12" table:formula="of:=AVERAGE([.N39:.N50])" office:value-type="float" office:value="0.0919094583333333" calcext:value-type="float">
            <text:p>0,09191</text:p>
          </table:table-cell>
          <table:table-cell table:style-name="ce12" table:formula="of:=AVERAGE([.O39:.O50])" office:value-type="float" office:value="0.0924262833333333" calcext:value-type="float">
            <text:p>0,09243</text:p>
          </table:table-cell>
          <table:table-cell table:style-name="ce12" table:formula="of:=AVERAGE([.P39:.P50])" office:value-type="float" office:value="0.0887931916666667" calcext:value-type="float">
            <text:p>0,08879</text:p>
          </table:table-cell>
          <table:table-cell table:style-name="ce7" table:formula="of:=AVERAGE([.Q39:.Q50])" office:value-type="float" office:value="0" calcext:value-type="float">
            <text:p>0</text:p>
          </table:table-cell>
          <table:table-cell table:style-name="ce7" table:formula="of:=AVERAGE([.R39:.R50])" office:value-type="float" office:value="0" calcext:value-type="float">
            <text:p>0</text:p>
          </table:table-cell>
          <table:table-cell table:style-name="ce7" table:formula="of:=AVERAGE([.S39:.S50])" office:value-type="float" office:value="0" calcext:value-type="float">
            <text:p>0</text:p>
          </table:table-cell>
          <table:table-cell table:style-name="ce10" table:formula="of:=([.P51]/[.F51])*1000000" office:value-type="float" office:value="14.6027423355764" calcext:value-type="float">
            <text:p>14,60</text:p>
          </table:table-cell>
        </table:table-row>
      </table:table>
      <table:table table:name="veces01_ConFiltro" table:style-name="ta1"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8" table:number-columns-repeated="3" table:default-cell-style-name="Default"/>
        <table:table-column table:style-name="co10" table:default-cell-style-name="Default"/>
        <table:table-column table:style-name="co11" table:number-columns-repeated="3" table:default-cell-style-name="Default"/>
        <table:table-column table:style-name="co3" table:number-columns-repeated="3" table:default-cell-style-name="Default"/>
        <table:table-column table:style-name="co1" table:default-cell-style-name="Default"/>
        <table:table-row table:style-name="ro1">
          <table:table-cell table:style-name="ce7" table:number-columns-repeated="5"/>
          <table:table-cell table:style-name="ce8" office:value-type="string" calcext:value-type="string">
            <text:p>Ejemplos</text:p>
          </table:table-cell>
          <table:table-cell table:style-name="ce8" office:value-type="string" calcext:value-type="string">
            <text:p>Patrones</text:p>
          </table:table-cell>
          <table:table-cell table:style-name="ce8" office:value-type="string" calcext:value-type="string">
            <text:p>Train</text:p>
          </table:table-cell>
          <table:table-cell table:style-name="ce8" office:value-type="string" calcext:value-type="string">
            <text:p>Error</text:p>
          </table:table-cell>
          <table:table-cell table:style-name="ce8" office:value-type="string" calcext:value-type="string">
            <text:p>Test</text:p>
          </table:table-cell>
          <table:table-cell table:style-name="ce8" office:value-type="string" calcext:value-type="string">
            <text:p>TestNC</text:p>
          </table:table-cell>
          <table:table-cell table:style-name="ce8" office:value-type="string" calcext:value-type="string">
            <text:p>Error</text:p>
          </table:table-cell>
          <table:table-cell table:style-name="ce8" office:value-type="string" calcext:value-type="string">
            <text:p>%NC</text:p>
          </table:table-cell>
          <table:table-cell table:style-name="ce11" office:value-type="string" calcext:value-type="string">
            <text:p>T_Train</text:p>
          </table:table-cell>
          <table:table-cell table:style-name="ce11" office:value-type="string" calcext:value-type="string">
            <text:p>T_Test</text:p>
          </table:table-cell>
          <table:table-cell table:style-name="ce11" office:value-type="string" calcext:value-type="string">
            <text:p>T_CPU_Test</text:p>
          </table:table-cell>
          <table:table-cell table:style-name="ce7" table:number-columns-repeated="3"/>
          <table:table-cell table:style-name="ce8" office:value-type="string" calcext:value-type="string">
            <text:p>Infer/Example</text:p>
          </table:table-cell>
        </table:table-row>
        <table:table-row table:style-name="ro1">
          <table:table-cell office:value-type="string" calcext:value-type="string">
            <text:p>abalone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lobal</text:p>
          </table:table-cell>
          <table:table-cell office:value-type="float" office:value="4174" calcext:value-type="float">
            <text:p>4174</text:p>
          </table:table-cell>
          <table:table-cell office:value-type="float" office:value="99.6" calcext:value-type="float">
            <text:p>99,6</text:p>
          </table:table-cell>
          <table:table-cell office:value-type="float" office:value="25.1344" calcext:value-type="float">
            <text:p>25,1344</text:p>
          </table:table-cell>
          <table:table-cell office:value-type="float" office:value="74.8622" calcext:value-type="float">
            <text:p>74,8622</text:p>
          </table:table-cell>
          <table:table-cell office:value-type="float" office:value="16.483" calcext:value-type="float">
            <text:p>16,483</text:p>
          </table:table-cell>
          <table:table-cell office:value-type="float" office:value="16.4988" calcext:value-type="float">
            <text:p>16,4988</text:p>
          </table:table-cell>
          <table:table-cell office:value-type="float" office:value="83.5012" calcext:value-type="float">
            <text:p>83,5012</text:p>
          </table:table-cell>
          <table:table-cell office:value-type="float" office:value="0.0958313" calcext:value-type="float">
            <text:p>0,0958313</text:p>
          </table:table-cell>
          <table:table-cell office:value-type="float" office:value="0.0733303" calcext:value-type="float">
            <text:p>0,0733303</text:p>
          </table:table-cell>
          <table:table-cell office:value-type="float" office:value="0.0070936" calcext:value-type="float">
            <text:p>0,0070936</text:p>
          </table:table-cell>
          <table:table-cell office:value-type="float" office:value="0.0047519" calcext:value-type="float">
            <text:p>0,0047519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anana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lobal</text:p>
          </table:table-cell>
          <table:table-cell office:value-type="float" office:value="5300" calcext:value-type="float">
            <text:p>5300</text:p>
          </table:table-cell>
          <table:table-cell office:value-type="float" office:value="19.6" calcext:value-type="float">
            <text:p>19,6</text:p>
          </table:table-cell>
          <table:table-cell office:value-type="float" office:value="78.2977" calcext:value-type="float">
            <text:p>78,2977</text:p>
          </table:table-cell>
          <table:table-cell office:value-type="float" office:value="21.7023" calcext:value-type="float">
            <text:p>21,7023</text:p>
          </table:table-cell>
          <table:table-cell office:value-type="float" office:value="79.434" calcext:value-type="float">
            <text:p>79,434</text:p>
          </table:table-cell>
          <table:table-cell office:value-type="float" office:value="79.449" calcext:value-type="float">
            <text:p>79,449</text:p>
          </table:table-cell>
          <table:table-cell office:value-type="float" office:value="20.551" calcext:value-type="float">
            <text:p>20,551</text:p>
          </table:table-cell>
          <table:table-cell office:value-type="float" office:value="0.0188679" calcext:value-type="float">
            <text:p>0,0188679</text:p>
          </table:table-cell>
          <table:table-cell office:value-type="float" office:value="0.0346696" calcext:value-type="float">
            <text:p>0,0346696</text:p>
          </table:table-cell>
          <table:table-cell office:value-type="float" office:value="0.0036874" calcext:value-type="float">
            <text:p>0,0036874</text:p>
          </table:table-cell>
          <table:table-cell office:value-type="float" office:value="0.0008257" calcext:value-type="float">
            <text:p>0,0008257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upa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lobal</text:p>
          </table:table-cell>
          <table:table-cell office:value-type="float" office:value="345" calcext:value-type="float">
            <text:p>345</text:p>
          </table:table-cell>
          <table:table-cell office:value-type="float" office:value="107.4" calcext:value-type="float">
            <text:p>107,4</text:p>
          </table:table-cell>
          <table:table-cell office:value-type="float" office:value="75.9903" calcext:value-type="float">
            <text:p>75,9903</text:p>
          </table:table-cell>
          <table:table-cell office:value-type="float" office:value="24.0097" calcext:value-type="float">
            <text:p>24,0097</text:p>
          </table:table-cell>
          <table:table-cell office:value-type="float" office:value="57.971" calcext:value-type="float">
            <text:p>57,971</text:p>
          </table:table-cell>
          <table:table-cell office:value-type="float" office:value="60.241" calcext:value-type="float">
            <text:p>60,241</text:p>
          </table:table-cell>
          <table:table-cell office:value-type="float" office:value="39.759" calcext:value-type="float">
            <text:p>39,759</text:p>
          </table:table-cell>
          <table:table-cell office:value-type="float" office:value="3.76812" calcext:value-type="float">
            <text:p>3,76812</text:p>
          </table:table-cell>
          <table:table-cell office:value-type="float" office:value="0.0031912" calcext:value-type="float">
            <text:p>0,0031912</text:p>
          </table:table-cell>
          <table:table-cell office:value-type="float" office:value="0.0003705" calcext:value-type="float">
            <text:p>0,0003705</text:p>
          </table:table-cell>
          <table:table-cell office:value-type="float" office:value="0.0001865" calcext:value-type="float">
            <text:p>0,0001865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lare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obal</text:p>
          </table:table-cell>
          <table:table-cell office:value-type="float" office:value="1066" calcext:value-type="float">
            <text:p>1066</text:p>
          </table:table-cell>
          <table:table-cell office:value-type="float" office:value="246.7" calcext:value-type="float">
            <text:p>246,7</text:p>
          </table:table-cell>
          <table:table-cell office:value-type="float" office:value="83.203" calcext:value-type="float">
            <text:p>83,203</text:p>
          </table:table-cell>
          <table:table-cell office:value-type="float" office:value="12.3284" calcext:value-type="float">
            <text:p>12,3284</text:p>
          </table:table-cell>
          <table:table-cell office:value-type="float" office:value="61.257" calcext:value-type="float">
            <text:p>61,257</text:p>
          </table:table-cell>
          <table:table-cell office:value-type="float" office:value="80.8168" calcext:value-type="float">
            <text:p>80,8168</text:p>
          </table:table-cell>
          <table:table-cell office:value-type="float" office:value="19.1832" calcext:value-type="float">
            <text:p>19,1832</text:p>
          </table:table-cell>
          <table:table-cell office:value-type="float" office:value="24.2026" calcext:value-type="float">
            <text:p>24,2026</text:p>
          </table:table-cell>
          <table:table-cell office:value-type="float" office:value="0.0097126" calcext:value-type="float">
            <text:p>0,0097126</text:p>
          </table:table-cell>
          <table:table-cell office:value-type="float" office:value="0.0010485" calcext:value-type="float">
            <text:p>0,0010485</text:p>
          </table:table-cell>
          <table:table-cell office:value-type="float" office:value="0.0004956" calcext:value-type="float">
            <text:p>0,0004956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heart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Global</text:p>
          </table:table-cell>
          <table:table-cell office:value-type="float" office:value="270" calcext:value-type="float">
            <text:p>270</text:p>
          </table:table-cell>
          <table:table-cell office:value-type="float" office:value="235.8" calcext:value-type="float">
            <text:p>235,8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2.5926" calcext:value-type="float">
            <text:p>22,5926</text:p>
          </table:table-cell>
          <table:table-cell office:value-type="float" office:value="89.7059" calcext:value-type="float">
            <text:p>89,7059</text:p>
          </table:table-cell>
          <table:table-cell office:value-type="float" office:value="10.2941" calcext:value-type="float">
            <text:p>10,2941</text:p>
          </table:table-cell>
          <table:table-cell office:value-type="float" office:value="74.8148" calcext:value-type="float">
            <text:p>74,8148</text:p>
          </table:table-cell>
          <table:table-cell office:value-type="float" office:value="0.0029105" calcext:value-type="float">
            <text:p>0,0029105</text:p>
          </table:table-cell>
          <table:table-cell office:value-type="float" office:value="0.0004502" calcext:value-type="float">
            <text:p>0,0004502</text:p>
          </table:table-cell>
          <table:table-cell office:value-type="float" office:value="0.0002998" calcext:value-type="float">
            <text:p>0,0002998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ris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lobal</text:p>
          </table:table-cell>
          <table:table-cell office:value-type="float" office:value="150" calcext:value-type="float">
            <text:p>150</text:p>
          </table:table-cell>
          <table:table-cell office:value-type="float" office:value="40.9" calcext:value-type="float">
            <text:p>40,9</text:p>
          </table:table-cell>
          <table:table-cell office:value-type="float" office:value="96.4444" calcext:value-type="float">
            <text:p>96,4444</text:p>
          </table:table-cell>
          <table:table-cell office:value-type="float" office:value="3.55556" calcext:value-type="float">
            <text:p>3,55556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001104" calcext:value-type="float">
            <text:p>0,001104</text:p>
          </table:table-cell>
          <table:table-cell office:value-type="float" office:value="0.0001233" calcext:value-type="float">
            <text:p>0,0001233</text:p>
          </table:table-cell>
          <table:table-cell table:style-name="ce13" office:value-type="float" office:value="0.0000426" calcext:value-type="float">
            <text:p>4,26E-05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ed7digit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lobal</text:p>
          </table:table-cell>
          <table:table-cell office:value-type="float" office:value="500" calcext:value-type="float">
            <text:p>500</text:p>
          </table:table-cell>
          <table:table-cell office:value-type="float" office:value="67.9" calcext:value-type="float">
            <text:p>67,9</text:p>
          </table:table-cell>
          <table:table-cell office:value-type="float" office:value="77.2" calcext:value-type="float">
            <text:p>77,2</text:p>
          </table:table-cell>
          <table:table-cell office:value-type="float" office:value="18.008" calcext:value-type="float">
            <text:p>18,008</text:p>
          </table:table-cell>
          <table:table-cell office:value-type="float" office:value="63" calcext:value-type="float">
            <text:p>63</text:p>
          </table:table-cell>
          <table:table-cell office:value-type="float" office:value="76.087" calcext:value-type="float">
            <text:p>76,087</text:p>
          </table:table-cell>
          <table:table-cell office:value-type="float" office:value="23.913" calcext:value-type="float">
            <text:p>23,913</text:p>
          </table:table-cell>
          <table:table-cell office:value-type="float" office:value="17.2" calcext:value-type="float">
            <text:p>17,2</text:p>
          </table:table-cell>
          <table:table-cell office:value-type="float" office:value="0.0038577" calcext:value-type="float">
            <text:p>0,0038577</text:p>
          </table:table-cell>
          <table:table-cell office:value-type="float" office:value="0.000428" calcext:value-type="float">
            <text:p>0,000428</text:p>
          </table:table-cell>
          <table:table-cell office:value-type="float" office:value="0.0001651" calcext:value-type="float">
            <text:p>0,000165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ammographic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obal</text:p>
          </table:table-cell>
          <table:table-cell office:value-type="float" office:value="830" calcext:value-type="float">
            <text:p>830</text:p>
          </table:table-cell>
          <table:table-cell office:value-type="float" office:value="158.2" calcext:value-type="float">
            <text:p>158,2</text:p>
          </table:table-cell>
          <table:table-cell office:value-type="float" office:value="87.6305" calcext:value-type="float">
            <text:p>87,6305</text:p>
          </table:table-cell>
          <table:table-cell office:value-type="float" office:value="12.3695" calcext:value-type="float">
            <text:p>12,3695</text:p>
          </table:table-cell>
          <table:table-cell office:value-type="float" office:value="76.0241" calcext:value-type="float">
            <text:p>76,0241</text:p>
          </table:table-cell>
          <table:table-cell office:value-type="float" office:value="82.4837" calcext:value-type="float">
            <text:p>82,4837</text:p>
          </table:table-cell>
          <table:table-cell office:value-type="float" office:value="17.5163" calcext:value-type="float">
            <text:p>17,5163</text:p>
          </table:table-cell>
          <table:table-cell office:value-type="float" office:value="7.83133" calcext:value-type="float">
            <text:p>7,83133</text:p>
          </table:table-cell>
          <table:table-cell office:value-type="float" office:value="0.0060855" calcext:value-type="float">
            <text:p>0,0060855</text:p>
          </table:table-cell>
          <table:table-cell office:value-type="float" office:value="0.0006563" calcext:value-type="float">
            <text:p>0,0006563</text:p>
          </table:table-cell>
          <table:table-cell office:value-type="float" office:value="0.0002217" calcext:value-type="float">
            <text:p>0,0002217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ewthyroid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Global</text:p>
          </table:table-cell>
          <table:table-cell office:value-type="float" office:value="215" calcext:value-type="float">
            <text:p>215</text:p>
          </table:table-cell>
          <table:table-cell office:value-type="float" office:value="47" calcext:value-type="float">
            <text:p>47</text:p>
          </table:table-cell>
          <table:table-cell office:value-type="float" office:value="96.8992" calcext:value-type="float">
            <text:p>96,8992</text:p>
          </table:table-cell>
          <table:table-cell office:value-type="float" office:value="3.10078" calcext:value-type="float">
            <text:p>3,10078</text:p>
          </table:table-cell>
          <table:table-cell office:value-type="float" office:value="93.4884" calcext:value-type="float">
            <text:p>93,4884</text:p>
          </table:table-cell>
          <table:table-cell office:value-type="float" office:value="94.3662" calcext:value-type="float">
            <text:p>94,3662</text:p>
          </table:table-cell>
          <table:table-cell office:value-type="float" office:value="5.6338" calcext:value-type="float">
            <text:p>5,6338</text:p>
          </table:table-cell>
          <table:table-cell office:value-type="float" office:value="0.930233" calcext:value-type="float">
            <text:p>0,930233</text:p>
          </table:table-cell>
          <table:table-cell office:value-type="float" office:value="0.0016681" calcext:value-type="float">
            <text:p>0,0016681</text:p>
          </table:table-cell>
          <table:table-cell office:value-type="float" office:value="0.0001893" calcext:value-type="float">
            <text:p>0,0001893</text:p>
          </table:table-cell>
          <table:table-cell table:style-name="ce13" office:value-type="float" office:value="0.0000756" calcext:value-type="float">
            <text:p>7,56E-05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age-blocks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lobal</text:p>
          </table:table-cell>
          <table:table-cell office:value-type="float" office:value="5472" calcext:value-type="float">
            <text:p>5472</text:p>
          </table:table-cell>
          <table:table-cell office:value-type="float" office:value="157.1" calcext:value-type="float">
            <text:p>157,1</text:p>
          </table:table-cell>
          <table:table-cell office:value-type="float" office:value="94.1703" calcext:value-type="float">
            <text:p>94,1703</text:p>
          </table:table-cell>
          <table:table-cell office:value-type="float" office:value="5.82968" calcext:value-type="float">
            <text:p>5,82968</text:p>
          </table:table-cell>
          <table:table-cell office:value-type="float" office:value="93.7317" calcext:value-type="float">
            <text:p>93,7317</text:p>
          </table:table-cell>
          <table:table-cell office:value-type="float" office:value="93.9205" calcext:value-type="float">
            <text:p>93,9205</text:p>
          </table:table-cell>
          <table:table-cell office:value-type="float" office:value="6.07947" calcext:value-type="float">
            <text:p>6,07947</text:p>
          </table:table-cell>
          <table:table-cell office:value-type="float" office:value="0.201023" calcext:value-type="float">
            <text:p>0,201023</text:p>
          </table:table-cell>
          <table:table-cell office:value-type="float" office:value="0.059023" calcext:value-type="float">
            <text:p>0,059023</text:p>
          </table:table-cell>
          <table:table-cell office:value-type="float" office:value="0.0068027" calcext:value-type="float">
            <text:p>0,0068027</text:p>
          </table:table-cell>
          <table:table-cell office:value-type="float" office:value="0.0037449" calcext:value-type="float">
            <text:p>0,0037449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honeme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Global</text:p>
          </table:table-cell>
          <table:table-cell office:value-type="float" office:value="5404" calcext:value-type="float">
            <text:p>5404</text:p>
          </table:table-cell>
          <table:table-cell office:value-type="float" office:value="203.9" calcext:value-type="float">
            <text:p>203,9</text:p>
          </table:table-cell>
          <table:table-cell office:value-type="float" office:value="82.1644" calcext:value-type="float">
            <text:p>82,1644</text:p>
          </table:table-cell>
          <table:table-cell office:value-type="float" office:value="17.8356" calcext:value-type="float">
            <text:p>17,8356</text:p>
          </table:table-cell>
          <table:table-cell table:number-columns-repeated="2" office:value-type="float" office:value="80.829" calcext:value-type="float">
            <text:p>80,829</text:p>
          </table:table-cell>
          <table:table-cell office:value-type="float" office:value="19.171" calcext:value-type="float">
            <text:p>19,171</text:p>
          </table:table-cell>
          <table:table-cell office:value-type="float" office:value="0" calcext:value-type="float">
            <text:p>0</text:p>
          </table:table-cell>
          <table:table-cell office:value-type="float" office:value="0.0482763" calcext:value-type="float">
            <text:p>0,0482763</text:p>
          </table:table-cell>
          <table:table-cell office:value-type="float" office:value="0.0049264" calcext:value-type="float">
            <text:p>0,0049264</text:p>
          </table:table-cell>
          <table:table-cell office:value-type="float" office:value="0.0021016" calcext:value-type="float">
            <text:p>0,0021016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ima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lobal</text:p>
          </table:table-cell>
          <table:table-cell office:value-type="float" office:value="768" calcext:value-type="float">
            <text:p>768</text:p>
          </table:table-cell>
          <table:table-cell office:value-type="float" office:value="400.2" calcext:value-type="float">
            <text:p>400,2</text:p>
          </table:table-cell>
          <table:table-cell office:value-type="float" office:value="91.0012" calcext:value-type="float">
            <text:p>91,0012</text:p>
          </table:table-cell>
          <table:table-cell office:value-type="float" office:value="8.99884" calcext:value-type="float">
            <text:p>8,99884</text:p>
          </table:table-cell>
          <table:table-cell office:value-type="float" office:value="68.2292" calcext:value-type="float">
            <text:p>68,2292</text:p>
          </table:table-cell>
          <table:table-cell office:value-type="float" office:value="70.4301" calcext:value-type="float">
            <text:p>70,4301</text:p>
          </table:table-cell>
          <table:table-cell office:value-type="float" office:value="29.5699" calcext:value-type="float">
            <text:p>29,5699</text:p>
          </table:table-cell>
          <table:table-cell office:value-type="float" office:value="3.125" calcext:value-type="float">
            <text:p>3,125</text:p>
          </table:table-cell>
          <table:table-cell office:value-type="float" office:value="0.0081184" calcext:value-type="float">
            <text:p>0,0081184</text:p>
          </table:table-cell>
          <table:table-cell office:value-type="float" office:value="0.0010468" calcext:value-type="float">
            <text:p>0,0010468</text:p>
          </table:table-cell>
          <table:table-cell office:value-type="float" office:value="0.0006363" calcext:value-type="float">
            <text:p>0,0006363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aheart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lobal</text:p>
          </table:table-cell>
          <table:table-cell office:value-type="float" office:value="462" calcext:value-type="float">
            <text:p>462</text:p>
          </table:table-cell>
          <table:table-cell office:value-type="float" office:value="348.9" calcext:value-type="float">
            <text:p>348,9</text:p>
          </table:table-cell>
          <table:table-cell office:value-type="float" office:value="96.7412" calcext:value-type="float">
            <text:p>96,7412</text:p>
          </table:table-cell>
          <table:table-cell office:value-type="float" office:value="3.25878" calcext:value-type="float">
            <text:p>3,25878</text:p>
          </table:table-cell>
          <table:table-cell office:value-type="float" office:value="61.2554" calcext:value-type="float">
            <text:p>61,2554</text:p>
          </table:table-cell>
          <table:table-cell office:value-type="float" office:value="65.358" calcext:value-type="float">
            <text:p>65,358</text:p>
          </table:table-cell>
          <table:table-cell office:value-type="float" office:value="34.642" calcext:value-type="float">
            <text:p>34,642</text:p>
          </table:table-cell>
          <table:table-cell office:value-type="float" office:value="6.27706" calcext:value-type="float">
            <text:p>6,27706</text:p>
          </table:table-cell>
          <table:table-cell office:value-type="float" office:value="0.0052725" calcext:value-type="float">
            <text:p>0,0052725</text:p>
          </table:table-cell>
          <table:table-cell office:value-type="float" office:value="0.0009008" calcext:value-type="float">
            <text:p>0,0009008</text:p>
          </table:table-cell>
          <table:table-cell office:value-type="float" office:value="0.0006379" calcext:value-type="float">
            <text:p>0,0006379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huttle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lobal</text:p>
          </table:table-cell>
          <table:table-cell office:value-type="float" office:value="57999" calcext:value-type="float">
            <text:p>57999</text:p>
          </table:table-cell>
          <table:table-cell office:value-type="float" office:value="70.2" calcext:value-type="float">
            <text:p>70,2</text:p>
          </table:table-cell>
          <table:table-cell office:value-type="float" office:value="92.0182" calcext:value-type="float">
            <text:p>92,0182</text:p>
          </table:table-cell>
          <table:table-cell office:value-type="float" office:value="7.98184" calcext:value-type="float">
            <text:p>7,98184</text:p>
          </table:table-cell>
          <table:table-cell office:value-type="float" office:value="92.4275" calcext:value-type="float">
            <text:p>92,4275</text:p>
          </table:table-cell>
          <table:table-cell office:value-type="float" office:value="92.4386" calcext:value-type="float">
            <text:p>92,4386</text:p>
          </table:table-cell>
          <table:table-cell office:value-type="float" office:value="7.56139" calcext:value-type="float">
            <text:p>7,56139</text:p>
          </table:table-cell>
          <table:table-cell office:value-type="float" office:value="0.0120692" calcext:value-type="float">
            <text:p>0,0120692</text:p>
          </table:table-cell>
          <table:table-cell office:value-type="float" office:value="0.588262" calcext:value-type="float">
            <text:p>0,588262</text:p>
          </table:table-cell>
          <table:table-cell office:value-type="float" office:value="0.0939151" calcext:value-type="float">
            <text:p>0,0939151</text:p>
          </table:table-cell>
          <table:table-cell office:value-type="float" office:value="0.0603046" calcext:value-type="float">
            <text:p>0,0603046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7" table:number-columns-repeated="5"/>
          <table:table-cell table:style-name="ce10" table:formula="of:=AVERAGE([.F2:.F15])" office:value-type="float" office:value="5925.35714285714" calcext:value-type="float">
            <text:p>5925,36</text:p>
          </table:table-cell>
          <table:table-cell table:style-name="ce10" table:formula="of:=AVERAGE([.G2:.G15])" office:value-type="float" office:value="157.385714285714" calcext:value-type="float">
            <text:p>157,39</text:p>
          </table:table-cell>
          <table:table-cell table:style-name="ce10" table:formula="of:=AVERAGE([.H2:.H15])" office:value-type="float" office:value="84.0639142857143" calcext:value-type="float">
            <text:p>84,06</text:p>
          </table:table-cell>
          <table:table-cell table:style-name="ce10" table:formula="of:=AVERAGE([.I2:.I15])" office:value-type="float" office:value="15.27437" calcext:value-type="float">
            <text:p>15,27</text:p>
          </table:table-cell>
          <table:table-cell table:style-name="ce10" table:formula="of:=AVERAGE([.J2:.J15])" office:value-type="float" office:value="68.7659214285714" calcext:value-type="float">
            <text:p>68,77</text:p>
          </table:table-cell>
          <table:table-cell table:style-name="ce10" table:formula="of:=AVERAGE([.K2:.K15])" office:value-type="float" office:value="77.0446142857143" calcext:value-type="float">
            <text:p>77,04</text:p>
          </table:table-cell>
          <table:table-cell table:style-name="ce10" table:formula="of:=AVERAGE([.L2:.L15])" office:value-type="float" office:value="22.9553828571429" calcext:value-type="float">
            <text:p>22,96</text:p>
          </table:table-cell>
          <table:table-cell table:style-name="ce10" table:formula="of:=AVERAGE([.M2:.M15])" office:value-type="float" office:value="9.8912096" calcext:value-type="float">
            <text:p>9,89</text:p>
          </table:table-cell>
          <table:table-cell table:style-name="ce12" table:formula="of:=AVERAGE([.N2:.N15])" office:value-type="float" office:value="0.06039155" calcext:value-type="float">
            <text:p>0,06039</text:p>
          </table:table-cell>
          <table:table-cell table:style-name="ce12" table:formula="of:=AVERAGE([.O2:.O15])" office:value-type="float" office:value="0.00868849285714286" calcext:value-type="float">
            <text:p>0,00869</text:p>
          </table:table-cell>
          <table:table-cell table:style-name="ce12" table:formula="of:=AVERAGE([.P2:.P15])" office:value-type="float" office:value="0.0053207" calcext:value-type="float">
            <text:p>0,00532</text:p>
          </table:table-cell>
          <table:table-cell table:style-name="ce7" table:number-columns-repeated="3"/>
          <table:table-cell table:style-name="ce10" table:formula="of:=([.P16]/[.F16])*1000000" office:value-type="float" office:value="0.897954312579109" calcext:value-type="float">
            <text:p>0,90</text:p>
          </table:table-cell>
        </table:table-row>
        <table:table-row table:style-name="ro1">
          <table:table-cell office:value-type="string" calcext:value-type="string">
            <text:p>adult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lobal</text:p>
          </table:table-cell>
          <table:table-cell office:value-type="float" office:value="45222" calcext:value-type="float">
            <text:p>45222</text:p>
          </table:table-cell>
          <table:table-cell office:value-type="float" office:value="19388.6" calcext:value-type="float">
            <text:p>19388,6</text:p>
          </table:table-cell>
          <table:table-cell office:value-type="float" office:value="89.8828" calcext:value-type="float">
            <text:p>89,8828</text:p>
          </table:table-cell>
          <table:table-cell office:value-type="float" office:value="10.1172" calcext:value-type="float">
            <text:p>10,1172</text:p>
          </table:table-cell>
          <table:table-cell office:value-type="float" office:value="63.3386" calcext:value-type="float">
            <text:p>63,3386</text:p>
          </table:table-cell>
          <table:table-cell office:value-type="float" office:value="80.5393" calcext:value-type="float">
            <text:p>80,5393</text:p>
          </table:table-cell>
          <table:table-cell office:value-type="float" office:value="19.4607" calcext:value-type="float">
            <text:p>19,4607</text:p>
          </table:table-cell>
          <table:table-cell office:value-type="float" office:value="21.3569" calcext:value-type="float">
            <text:p>21,3569</text:p>
          </table:table-cell>
          <table:table-cell office:value-type="float" office:value="0.510936" calcext:value-type="float">
            <text:p>0,510936</text:p>
          </table:table-cell>
          <table:table-cell office:value-type="float" office:value="0.0808435" calcext:value-type="float">
            <text:p>0,0808435</text:p>
          </table:table-cell>
          <table:table-cell office:value-type="float" office:value="0.0539432" calcext:value-type="float">
            <text:p>0,0539432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ustralian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lobal</text:p>
          </table:table-cell>
          <table:table-cell office:value-type="float" office:value="690" calcext:value-type="float">
            <text:p>690</text:p>
          </table:table-cell>
          <table:table-cell office:value-type="float" office:value="493.1" calcext:value-type="float">
            <text:p>493,1</text:p>
          </table:table-cell>
          <table:table-cell office:value-type="float" office:value="96.9887" calcext:value-type="float">
            <text:p>96,9887</text:p>
          </table:table-cell>
          <table:table-cell office:value-type="float" office:value="3.01127" calcext:value-type="float">
            <text:p>3,01127</text:p>
          </table:table-cell>
          <table:table-cell office:value-type="float" office:value="54.7826" calcext:value-type="float">
            <text:p>54,7826</text:p>
          </table:table-cell>
          <table:table-cell office:value-type="float" office:value="82.1739" calcext:value-type="float">
            <text:p>82,1739</text:p>
          </table:table-cell>
          <table:table-cell office:value-type="float" office:value="17.8261" calcext:value-type="float">
            <text:p>17,8261</text:p>
          </table:table-cell>
          <table:table-cell office:value-type="float" office:value="33.3333" calcext:value-type="float">
            <text:p>33,3333</text:p>
          </table:table-cell>
          <table:table-cell office:value-type="float" office:value="0.0083775" calcext:value-type="float">
            <text:p>0,0083775</text:p>
          </table:table-cell>
          <table:table-cell office:value-type="float" office:value="0.0013615" calcext:value-type="float">
            <text:p>0,0013615</text:p>
          </table:table-cell>
          <table:table-cell office:value-type="float" office:value="0.000939" calcext:value-type="float">
            <text:p>0,000939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rx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lobal</text:p>
          </table:table-cell>
          <table:table-cell office:value-type="float" office:value="653" calcext:value-type="float">
            <text:p>653</text:p>
          </table:table-cell>
          <table:table-cell office:value-type="float" office:value="518.9" calcext:value-type="float">
            <text:p>518,9</text:p>
          </table:table-cell>
          <table:table-cell office:value-type="float" office:value="98.5877" calcext:value-type="float">
            <text:p>98,5877</text:p>
          </table:table-cell>
          <table:table-cell office:value-type="float" office:value="1.41229" calcext:value-type="float">
            <text:p>1,41229</text:p>
          </table:table-cell>
          <table:table-cell office:value-type="float" office:value="39.0505" calcext:value-type="float">
            <text:p>39,0505</text:p>
          </table:table-cell>
          <table:table-cell office:value-type="float" office:value="85.5705" calcext:value-type="float">
            <text:p>85,5705</text:p>
          </table:table-cell>
          <table:table-cell office:value-type="float" office:value="14.4295" calcext:value-type="float">
            <text:p>14,4295</text:p>
          </table:table-cell>
          <table:table-cell office:value-type="float" office:value="54.3645" calcext:value-type="float">
            <text:p>54,3645</text:p>
          </table:table-cell>
          <table:table-cell office:value-type="float" office:value="0.0079142" calcext:value-type="float">
            <text:p>0,0079142</text:p>
          </table:table-cell>
          <table:table-cell office:value-type="float" office:value="0.0011977" calcext:value-type="float">
            <text:p>0,0011977</text:p>
          </table:table-cell>
          <table:table-cell office:value-type="float" office:value="0.0008132" calcext:value-type="float">
            <text:p>0,0008132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alance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lobal</text:p>
          </table:table-cell>
          <table:table-cell office:value-type="float" office:value="625" calcext:value-type="float">
            <text:p>625</text:p>
          </table:table-cell>
          <table:table-cell office:value-type="float" office:value="562.5" calcext:value-type="float">
            <text:p>562,5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.0046818" calcext:value-type="float">
            <text:p>0,0046818</text:p>
          </table:table-cell>
          <table:table-cell office:value-type="float" office:value="0.0004672" calcext:value-type="float">
            <text:p>0,0004672</text:p>
          </table:table-cell>
          <table:table-cell office:value-type="float" office:value="0.0001369" calcext:value-type="float">
            <text:p>0,0001369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ensus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lobal</text:p>
          </table:table-cell>
          <table:table-cell office:value-type="float" office:value="142521" calcext:value-type="float">
            <text:p>142521</text:p>
          </table:table-cell>
          <table:table-cell office:value-type="float" office:value="80798.1" calcext:value-type="float">
            <text:p>80798,1</text:p>
          </table:table-cell>
          <table:table-cell office:value-type="float" office:value="99.2909" calcext:value-type="float">
            <text:p>99,2909</text:p>
          </table:table-cell>
          <table:table-cell office:value-type="float" office:value="0.709096" calcext:value-type="float">
            <text:p>0,709096</text:p>
          </table:table-cell>
          <table:table-cell office:value-type="float" office:value="48.0848" calcext:value-type="float">
            <text:p>48,0848</text:p>
          </table:table-cell>
          <table:table-cell office:value-type="float" office:value="96.3258" calcext:value-type="float">
            <text:p>96,3258</text:p>
          </table:table-cell>
          <table:table-cell office:value-type="float" office:value="3.67419" calcext:value-type="float">
            <text:p>3,67419</text:p>
          </table:table-cell>
          <table:table-cell office:value-type="float" office:value="50.081" calcext:value-type="float">
            <text:p>50,081</text:p>
          </table:table-cell>
          <table:table-cell office:value-type="float" office:value="4.34931" calcext:value-type="float">
            <text:p>4,34931</text:p>
          </table:table-cell>
          <table:table-cell office:value-type="float" office:value="0.666588" calcext:value-type="float">
            <text:p>0,666588</text:p>
          </table:table-cell>
          <table:table-cell office:value-type="float" office:value="0.594394" calcext:value-type="float">
            <text:p>0,594394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oil200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lobal</text:p>
          </table:table-cell>
          <table:table-cell office:value-type="float" office:value="9822" calcext:value-type="float">
            <text:p>9822</text:p>
          </table:table-cell>
          <table:table-cell office:value-type="float" office:value="7468.1" calcext:value-type="float">
            <text:p>7468,1</text:p>
          </table:table-cell>
          <table:table-cell office:value-type="float" office:value="98.4694" calcext:value-type="float">
            <text:p>98,4694</text:p>
          </table:table-cell>
          <table:table-cell office:value-type="float" office:value="0.831672" calcext:value-type="float">
            <text:p>0,831672</text:p>
          </table:table-cell>
          <table:table-cell office:value-type="float" office:value="24.5978" calcext:value-type="float">
            <text:p>24,5978</text:p>
          </table:table-cell>
          <table:table-cell office:value-type="float" office:value="91.7585" calcext:value-type="float">
            <text:p>91,7585</text:p>
          </table:table-cell>
          <table:table-cell office:value-type="float" office:value="8.24155" calcext:value-type="float">
            <text:p>8,24155</text:p>
          </table:table-cell>
          <table:table-cell office:value-type="float" office:value="73.1928" calcext:value-type="float">
            <text:p>73,1928</text:p>
          </table:table-cell>
          <table:table-cell office:value-type="float" office:value="0.756803" calcext:value-type="float">
            <text:p>0,756803</text:p>
          </table:table-cell>
          <table:table-cell office:value-type="float" office:value="0.0820834" calcext:value-type="float">
            <text:p>0,0820834</text:p>
          </table:table-cell>
          <table:table-cell office:value-type="float" office:value="0.0752362" calcext:value-type="float">
            <text:p>0,0752362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onnect-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obal</text:p>
          </table:table-cell>
          <table:table-cell office:value-type="float" office:value="67557" calcext:value-type="float">
            <text:p>67557</text:p>
          </table:table-cell>
          <table:table-cell office:value-type="float" office:value="60801.3" calcext:value-type="float">
            <text:p>60801,3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.62617" calcext:value-type="float">
            <text:p>1,62617</text:p>
          </table:table-cell>
          <table:table-cell office:value-type="float" office:value="0.247813" calcext:value-type="float">
            <text:p>0,247813</text:p>
          </table:table-cell>
          <table:table-cell office:value-type="float" office:value="0.202331" calcext:value-type="float">
            <text:p>0,20233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ovtype_2_vs_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lobal</text:p>
          </table:table-cell>
          <table:table-cell office:value-type="float" office:value="495141" calcext:value-type="float">
            <text:p>495141</text:p>
          </table:table-cell>
          <table:table-cell office:value-type="float" office:value="21023.4" calcext:value-type="float">
            <text:p>21023,4</text:p>
          </table:table-cell>
          <table:table-cell office:value-type="float" office:value="85.7676" calcext:value-type="float">
            <text:p>85,7676</text:p>
          </table:table-cell>
          <table:table-cell office:value-type="float" office:value="14.2324" calcext:value-type="float">
            <text:p>14,2324</text:p>
          </table:table-cell>
          <table:table-cell office:value-type="float" office:value="85.8965" calcext:value-type="float">
            <text:p>85,8965</text:p>
          </table:table-cell>
          <table:table-cell office:value-type="float" office:value="85.9004" calcext:value-type="float">
            <text:p>85,9004</text:p>
          </table:table-cell>
          <table:table-cell office:value-type="float" office:value="14.0996" calcext:value-type="float">
            <text:p>14,0996</text:p>
          </table:table-cell>
          <table:table-cell office:value-type="float" office:value="0.00444318" calcext:value-type="float">
            <text:p>0,00444318</text:p>
          </table:table-cell>
          <table:table-cell office:value-type="float" office:value="20.2395" calcext:value-type="float">
            <text:p>20,2395</text:p>
          </table:table-cell>
          <table:table-cell office:value-type="float" office:value="2.36177" calcext:value-type="float">
            <text:p>2,36177</text:p>
          </table:table-cell>
          <table:table-cell office:value-type="float" office:value="2.26284" calcext:value-type="float">
            <text:p>2,26284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ars_0_vs_4_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Global</text:p>
          </table:table-cell>
          <table:table-cell office:value-type="float" office:value="62123" calcext:value-type="float">
            <text:p>62123</text:p>
          </table:table-cell>
          <table:table-cell office:value-type="float" office:value="39933.6" calcext:value-type="float">
            <text:p>39933,6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44.8497" calcext:value-type="float">
            <text:p>44,8497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5.1503" calcext:value-type="float">
            <text:p>55,1503</text:p>
          </table:table-cell>
          <table:table-cell office:value-type="float" office:value="1.54074" calcext:value-type="float">
            <text:p>1,54074</text:p>
          </table:table-cell>
          <table:table-cell office:value-type="float" office:value="0.225675" calcext:value-type="float">
            <text:p>0,225675</text:p>
          </table:table-cell>
          <table:table-cell office:value-type="float" office:value="0.182111" calcext:value-type="float">
            <text:p>0,18211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erman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lobal</text:p>
          </table:table-cell>
          <table:table-cell office:value-type="float" office:value="1000" calcext:value-type="float">
            <text:p>1000</text:p>
          </table:table-cell>
          <table:table-cell office:value-type="float" office:value="898.4" calcext:value-type="float">
            <text:p>898,4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,6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99.4" calcext:value-type="float">
            <text:p>99,4</text:p>
          </table:table-cell>
          <table:table-cell office:value-type="float" office:value="0.0153209" calcext:value-type="float">
            <text:p>0,0153209</text:p>
          </table:table-cell>
          <table:table-cell office:value-type="float" office:value="0.0019871" calcext:value-type="float">
            <text:p>0,0019871</text:p>
          </table:table-cell>
          <table:table-cell office:value-type="float" office:value="0.0013645" calcext:value-type="float">
            <text:p>0,0013645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agic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lobal</text:p>
          </table:table-cell>
          <table:table-cell office:value-type="float" office:value="19020" calcext:value-type="float">
            <text:p>19020</text:p>
          </table:table-cell>
          <table:table-cell office:value-type="float" office:value="1765.5" calcext:value-type="float">
            <text:p>1765,5</text:p>
          </table:table-cell>
          <table:table-cell office:value-type="float" office:value="83.6324" calcext:value-type="float">
            <text:p>83,6324</text:p>
          </table:table-cell>
          <table:table-cell office:value-type="float" office:value="16.3676" calcext:value-type="float">
            <text:p>16,3676</text:p>
          </table:table-cell>
          <table:table-cell office:value-type="float" office:value="81.714" calcext:value-type="float">
            <text:p>81,714</text:p>
          </table:table-cell>
          <table:table-cell office:value-type="float" office:value="81.7742" calcext:value-type="float">
            <text:p>81,7742</text:p>
          </table:table-cell>
          <table:table-cell office:value-type="float" office:value="18.2258" calcext:value-type="float">
            <text:p>18,2258</text:p>
          </table:table-cell>
          <table:table-cell office:value-type="float" office:value="0.0736067" calcext:value-type="float">
            <text:p>0,0736067</text:p>
          </table:table-cell>
          <table:table-cell office:value-type="float" office:value="0.274" calcext:value-type="float">
            <text:p>0,274</text:p>
          </table:table-cell>
          <table:table-cell office:value-type="float" office:value="0.0356958" calcext:value-type="float">
            <text:p>0,0356958</text:p>
          </table:table-cell>
          <table:table-cell office:value-type="float" office:value="0.0253466" calcext:value-type="float">
            <text:p>0,0253466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hyroid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lobal</text:p>
          </table:table-cell>
          <table:table-cell office:value-type="float" office:value="7200" calcext:value-type="float">
            <text:p>7200</text:p>
          </table:table-cell>
          <table:table-cell office:value-type="float" office:value="909.3" calcext:value-type="float">
            <text:p>909,3</text:p>
          </table:table-cell>
          <table:table-cell office:value-type="float" office:value="94.4136" calcext:value-type="float">
            <text:p>94,4136</text:p>
          </table:table-cell>
          <table:table-cell office:value-type="float" office:value="5.58642" calcext:value-type="float">
            <text:p>5,58642</text:p>
          </table:table-cell>
          <table:table-cell office:value-type="float" office:value="92.0694" calcext:value-type="float">
            <text:p>92,0694</text:p>
          </table:table-cell>
          <table:table-cell office:value-type="float" office:value="93.3136" calcext:value-type="float">
            <text:p>93,3136</text:p>
          </table:table-cell>
          <table:table-cell office:value-type="float" office:value="6.68637" calcext:value-type="float">
            <text:p>6,68637</text:p>
          </table:table-cell>
          <table:table-cell office:value-type="float" office:value="1.33333" calcext:value-type="float">
            <text:p>1,33333</text:p>
          </table:table-cell>
          <table:table-cell office:value-type="float" office:value="0.123149" calcext:value-type="float">
            <text:p>0,123149</text:p>
          </table:table-cell>
          <table:table-cell office:value-type="float" office:value="0.0133743" calcext:value-type="float">
            <text:p>0,0133743</text:p>
          </table:table-cell>
          <table:table-cell office:value-type="float" office:value="0.0090266" calcext:value-type="float">
            <text:p>0,0090266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7" table:number-columns-repeated="5"/>
          <table:table-cell table:style-name="ce10" table:formula="of:=AVERAGE([.F17:.F28])" office:value-type="float" office:value="70964.5" calcext:value-type="float">
            <text:p>70964,50</text:p>
          </table:table-cell>
          <table:table-cell table:style-name="ce10" table:formula="of:=AVERAGE([.G17:.G28])" office:value-type="float" office:value="19546.7333333333" calcext:value-type="float">
            <text:p>19546,73</text:p>
          </table:table-cell>
          <table:table-cell table:style-name="ce10" table:formula="of:=AVERAGE([.H17:.H28])" office:value-type="float" office:value="95.5860916666667" calcext:value-type="float">
            <text:p>95,59</text:p>
          </table:table-cell>
          <table:table-cell table:style-name="ce10" table:formula="of:=AVERAGE([.I17:.I28])" office:value-type="float" office:value="4.35566233333333" calcext:value-type="float">
            <text:p>4,36</text:p>
          </table:table-cell>
          <table:table-cell table:style-name="ce10" table:formula="of:=AVERAGE([.J17:.J28])" office:value-type="float" office:value="44.5819916666667" calcext:value-type="float">
            <text:p>44,58</text:p>
          </table:table-cell>
          <table:table-cell table:style-name="ce10" table:formula="of:=AVERAGE([.K17:.K28])" office:value-type="float" office:value="74.7796833333333" calcext:value-type="float">
            <text:p>74,78</text:p>
          </table:table-cell>
          <table:table-cell table:style-name="ce10" table:formula="of:=AVERAGE([.L17:.L28])" office:value-type="float" office:value="25.2203175" calcext:value-type="float">
            <text:p>25,22</text:p>
          </table:table-cell>
          <table:table-cell table:style-name="ce10" table:formula="of:=AVERAGE([.M17:.M28])" office:value-type="float" office:value="49.0241816566667" calcext:value-type="float">
            <text:p>49,02</text:p>
          </table:table-cell>
          <table:table-cell table:style-name="ce12" table:formula="of:=AVERAGE([.N17:.N28])" office:value-type="float" office:value="2.45474186666667" calcext:value-type="float">
            <text:p>2,45474</text:p>
          </table:table-cell>
          <table:table-cell table:style-name="ce12" table:formula="of:=AVERAGE([.O17:.O28])" office:value-type="float" office:value="0.309904708333333" calcext:value-type="float">
            <text:p>0,30990</text:p>
          </table:table-cell>
          <table:table-cell table:style-name="ce12" table:formula="of:=AVERAGE([.P17:.P28])" office:value-type="float" office:value="0.284040183333333" calcext:value-type="float">
            <text:p>0,28404</text:p>
          </table:table-cell>
          <table:table-cell table:style-name="ce7" table:formula="of:=AVERAGE([.Q17:.Q28])" office:value-type="float" office:value="0" calcext:value-type="float">
            <text:p>0</text:p>
          </table:table-cell>
          <table:table-cell table:style-name="ce7" table:formula="of:=AVERAGE([.R17:.R28])" office:value-type="float" office:value="0" calcext:value-type="float">
            <text:p>0</text:p>
          </table:table-cell>
          <table:table-cell table:style-name="ce7" table:formula="of:=AVERAGE([.S17:.S28])" office:value-type="float" office:value="0" calcext:value-type="float">
            <text:p>0</text:p>
          </table:table-cell>
          <table:table-cell table:style-name="ce10" table:formula="of:=([.P29]/[.F29])*1000000" office:value-type="float" office:value="4.00256724606435" calcext:value-type="float">
            <text:p>4,00</text:p>
          </table:table-cell>
        </table:table-row>
        <table:table-row table:style-name="ro1">
          <table:table-cell office:value-type="string" calcext:value-type="string">
            <text:p>vehicle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Global</text:p>
          </table:table-cell>
          <table:table-cell office:value-type="float" office:value="846" calcext:value-type="float">
            <text:p>846</text:p>
          </table:table-cell>
          <table:table-cell office:value-type="float" office:value="707.5" calcext:value-type="float">
            <text:p>707,5</text:p>
          </table:table-cell>
          <table:table-cell office:value-type="float" office:value="98.6407" calcext:value-type="float">
            <text:p>98,6407</text:p>
          </table:table-cell>
          <table:table-cell office:value-type="float" office:value="1.35934" calcext:value-type="float">
            <text:p>1,35934</text:p>
          </table:table-cell>
          <table:table-cell office:value-type="float" office:value="52.0095" calcext:value-type="float">
            <text:p>52,0095</text:p>
          </table:table-cell>
          <table:table-cell office:value-type="float" office:value="63.3094" calcext:value-type="float">
            <text:p>63,3094</text:p>
          </table:table-cell>
          <table:table-cell office:value-type="float" office:value="36.6906" calcext:value-type="float">
            <text:p>36,6906</text:p>
          </table:table-cell>
          <table:table-cell office:value-type="float" office:value="17.8487" calcext:value-type="float">
            <text:p>17,8487</text:p>
          </table:table-cell>
          <table:table-cell office:value-type="float" office:value="0.0939951" calcext:value-type="float">
            <text:p>0,0939951</text:p>
          </table:table-cell>
          <table:table-cell office:value-type="float" office:value="0.016902" calcext:value-type="float">
            <text:p>0,016902</text:p>
          </table:table-cell>
          <table:table-cell office:value-type="float" office:value="0.0164067" calcext:value-type="float">
            <text:p>0,0164067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vowel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lobal</text:p>
          </table:table-cell>
          <table:table-cell office:value-type="float" office:value="990" calcext:value-type="float">
            <text:p>990</text:p>
          </table:table-cell>
          <table:table-cell office:value-type="float" office:value="644.4" calcext:value-type="float">
            <text:p>644,4</text:p>
          </table:table-cell>
          <table:table-cell office:value-type="float" office:value="99.1807" calcext:value-type="float">
            <text:p>99,1807</text:p>
          </table:table-cell>
          <table:table-cell office:value-type="float" office:value="0.819304" calcext:value-type="float">
            <text:p>0,819304</text:p>
          </table:table-cell>
          <table:table-cell office:value-type="float" office:value="92.2222" calcext:value-type="float">
            <text:p>92,2222</text:p>
          </table:table-cell>
          <table:table-cell office:value-type="float" office:value="92.6904" calcext:value-type="float">
            <text:p>92,6904</text:p>
          </table:table-cell>
          <table:table-cell office:value-type="float" office:value="7.30964" calcext:value-type="float">
            <text:p>7,30964</text:p>
          </table:table-cell>
          <table:table-cell office:value-type="float" office:value="0.505051" calcext:value-type="float">
            <text:p>0,505051</text:p>
          </table:table-cell>
          <table:table-cell office:value-type="float" office:value="0.0200603" calcext:value-type="float">
            <text:p>0,0200603</text:p>
          </table:table-cell>
          <table:table-cell office:value-type="float" office:value="0.0028193" calcext:value-type="float">
            <text:p>0,0028193</text:p>
          </table:table-cell>
          <table:table-cell office:value-type="float" office:value="0.0022335" calcext:value-type="float">
            <text:p>0,0022335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egment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Global</text:p>
          </table:table-cell>
          <table:table-cell office:value-type="float" office:value="2310" calcext:value-type="float">
            <text:p>2310</text:p>
          </table:table-cell>
          <table:table-cell office:value-type="float" office:value="872.1" calcext:value-type="float">
            <text:p>872,1</text:p>
          </table:table-cell>
          <table:table-cell office:value-type="float" office:value="96.1568" calcext:value-type="float">
            <text:p>96,1568</text:p>
          </table:table-cell>
          <table:table-cell office:value-type="float" office:value="3.84319" calcext:value-type="float">
            <text:p>3,84319</text:p>
          </table:table-cell>
          <table:table-cell office:value-type="float" office:value="90.8658" calcext:value-type="float">
            <text:p>90,8658</text:p>
          </table:table-cell>
          <table:table-cell office:value-type="float" office:value="93.7054" calcext:value-type="float">
            <text:p>93,7054</text:p>
          </table:table-cell>
          <table:table-cell office:value-type="float" office:value="6.29464" calcext:value-type="float">
            <text:p>6,29464</text:p>
          </table:table-cell>
          <table:table-cell office:value-type="float" office:value="3.0303" calcext:value-type="float">
            <text:p>3,0303</text:p>
          </table:table-cell>
          <table:table-cell office:value-type="float" office:value="0.121417" calcext:value-type="float">
            <text:p>0,121417</text:p>
          </table:table-cell>
          <table:table-cell office:value-type="float" office:value="0.0171704" calcext:value-type="float">
            <text:p>0,0171704</text:p>
          </table:table-cell>
          <table:table-cell office:value-type="float" office:value="0.0157067" calcext:value-type="float">
            <text:p>0,0157067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winequality-red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lobal</text:p>
          </table:table-cell>
          <table:table-cell office:value-type="float" office:value="1599" calcext:value-type="float">
            <text:p>1599</text:p>
          </table:table-cell>
          <table:table-cell office:value-type="float" office:value="685.8" calcext:value-type="float">
            <text:p>685,8</text:p>
          </table:table-cell>
          <table:table-cell office:value-type="float" office:value="82.1034" calcext:value-type="float">
            <text:p>82,1034</text:p>
          </table:table-cell>
          <table:table-cell office:value-type="float" office:value="17.8966" calcext:value-type="float">
            <text:p>17,8966</text:p>
          </table:table-cell>
          <table:table-cell office:value-type="float" office:value="56.1601" calcext:value-type="float">
            <text:p>56,1601</text:p>
          </table:table-cell>
          <table:table-cell office:value-type="float" office:value="56.9797" calcext:value-type="float">
            <text:p>56,9797</text:p>
          </table:table-cell>
          <table:table-cell office:value-type="float" office:value="43.0203" calcext:value-type="float">
            <text:p>43,0203</text:p>
          </table:table-cell>
          <table:table-cell office:value-type="float" office:value="1.4384" calcext:value-type="float">
            <text:p>1,4384</text:p>
          </table:table-cell>
          <table:table-cell office:value-type="float" office:value="0.0425177" calcext:value-type="float">
            <text:p>0,0425177</text:p>
          </table:table-cell>
          <table:table-cell office:value-type="float" office:value="0.005954" calcext:value-type="float">
            <text:p>0,005954</text:p>
          </table:table-cell>
          <table:table-cell office:value-type="float" office:value="0.0048761" calcext:value-type="float">
            <text:p>0,004876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winequality-white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lobal</text:p>
          </table:table-cell>
          <table:table-cell office:value-type="float" office:value="4898" calcext:value-type="float">
            <text:p>4898</text:p>
          </table:table-cell>
          <table:table-cell office:value-type="float" office:value="814.5" calcext:value-type="float">
            <text:p>814,5</text:p>
          </table:table-cell>
          <table:table-cell office:value-type="float" office:value="63.0881" calcext:value-type="float">
            <text:p>63,0881</text:p>
          </table:table-cell>
          <table:table-cell office:value-type="float" office:value="36.9119" calcext:value-type="float">
            <text:p>36,9119</text:p>
          </table:table-cell>
          <table:table-cell office:value-type="float" office:value="50.1633" calcext:value-type="float">
            <text:p>50,1633</text:p>
          </table:table-cell>
          <table:table-cell office:value-type="float" office:value="50.266" calcext:value-type="float">
            <text:p>50,266</text:p>
          </table:table-cell>
          <table:table-cell office:value-type="float" office:value="49.734" calcext:value-type="float">
            <text:p>49,734</text:p>
          </table:table-cell>
          <table:table-cell office:value-type="float" office:value="0.204165" calcext:value-type="float">
            <text:p>0,204165</text:p>
          </table:table-cell>
          <table:table-cell office:value-type="float" office:value="0.12376" calcext:value-type="float">
            <text:p>0,12376</text:p>
          </table:table-cell>
          <table:table-cell office:value-type="float" office:value="0.0138283" calcext:value-type="float">
            <text:p>0,0138283</text:p>
          </table:table-cell>
          <table:table-cell office:value-type="float" office:value="0.0111544" calcext:value-type="float">
            <text:p>0,0111544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pambase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Global</text:p>
          </table:table-cell>
          <table:table-cell office:value-type="float" office:value="4597" calcext:value-type="float">
            <text:p>4597</text:p>
          </table:table-cell>
          <table:table-cell office:value-type="float" office:value="1361.7" calcext:value-type="float">
            <text:p>1361,7</text:p>
          </table:table-cell>
          <table:table-cell office:value-type="float" office:value="88.4127" calcext:value-type="float">
            <text:p>88,4127</text:p>
          </table:table-cell>
          <table:table-cell office:value-type="float" office:value="11.5873" calcext:value-type="float">
            <text:p>11,5873</text:p>
          </table:table-cell>
          <table:table-cell office:value-type="float" office:value="81.1181" calcext:value-type="float">
            <text:p>81,1181</text:p>
          </table:table-cell>
          <table:table-cell office:value-type="float" office:value="85.3318" calcext:value-type="float">
            <text:p>85,3318</text:p>
          </table:table-cell>
          <table:table-cell office:value-type="float" office:value="14.6682" calcext:value-type="float">
            <text:p>14,6682</text:p>
          </table:table-cell>
          <table:table-cell office:value-type="float" office:value="4.938" calcext:value-type="float">
            <text:p>4,938</text:p>
          </table:table-cell>
          <table:table-cell office:value-type="float" office:value="0.322993" calcext:value-type="float">
            <text:p>0,322993</text:p>
          </table:table-cell>
          <table:table-cell office:value-type="float" office:value="0.0448076" calcext:value-type="float">
            <text:p>0,0448076</text:p>
          </table:table-cell>
          <table:table-cell office:value-type="float" office:value="0.0417238" calcext:value-type="float">
            <text:p>0,0417238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nbased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lobal</text:p>
          </table:table-cell>
          <table:table-cell office:value-type="float" office:value="10992" calcext:value-type="float">
            <text:p>10992</text:p>
          </table:table-cell>
          <table:table-cell office:value-type="float" office:value="7733.2" calcext:value-type="float">
            <text:p>7733,2</text:p>
          </table:table-cell>
          <table:table-cell office:value-type="float" office:value="99.8898" calcext:value-type="float">
            <text:p>99,8898</text:p>
          </table:table-cell>
          <table:table-cell office:value-type="float" office:value="0.110181" calcext:value-type="float">
            <text:p>0,110181</text:p>
          </table:table-cell>
          <table:table-cell office:value-type="float" office:value="93.9865" calcext:value-type="float">
            <text:p>93,9865</text:p>
          </table:table-cell>
          <table:table-cell office:value-type="float" office:value="98.9275" calcext:value-type="float">
            <text:p>98,9275</text:p>
          </table:table-cell>
          <table:table-cell office:value-type="float" office:value="1.07249" calcext:value-type="float">
            <text:p>1,07249</text:p>
          </table:table-cell>
          <table:table-cell office:value-type="float" office:value="4.99454" calcext:value-type="float">
            <text:p>4,99454</text:p>
          </table:table-cell>
          <table:table-cell office:value-type="float" office:value="0.296541" calcext:value-type="float">
            <text:p>0,296541</text:p>
          </table:table-cell>
          <table:table-cell office:value-type="float" office:value="0.0713173" calcext:value-type="float">
            <text:p>0,0713173</text:p>
          </table:table-cell>
          <table:table-cell office:value-type="float" office:value="0.0642446" calcext:value-type="float">
            <text:p>0,0642446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ing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lobal</text:p>
          </table:table-cell>
          <table:table-cell office:value-type="float" office:value="7400" calcext:value-type="float">
            <text:p>7400</text:p>
          </table:table-cell>
          <table:table-cell office:value-type="float" office:value="5044.6" calcext:value-type="float">
            <text:p>5044,6</text:p>
          </table:table-cell>
          <table:table-cell office:value-type="float" office:value="99.3979" calcext:value-type="float">
            <text:p>99,3979</text:p>
          </table:table-cell>
          <table:table-cell office:value-type="float" office:value="0.602102" calcext:value-type="float">
            <text:p>0,602102</text:p>
          </table:table-cell>
          <table:table-cell office:value-type="float" office:value="54.4054" calcext:value-type="float">
            <text:p>54,4054</text:p>
          </table:table-cell>
          <table:table-cell office:value-type="float" office:value="78.9567" calcext:value-type="float">
            <text:p>78,9567</text:p>
          </table:table-cell>
          <table:table-cell office:value-type="float" office:value="21.0433" calcext:value-type="float">
            <text:p>21,0433</text:p>
          </table:table-cell>
          <table:table-cell office:value-type="float" office:value="31.0946" calcext:value-type="float">
            <text:p>31,0946</text:p>
          </table:table-cell>
          <table:table-cell office:value-type="float" office:value="0.828347" calcext:value-type="float">
            <text:p>0,828347</text:p>
          </table:table-cell>
          <table:table-cell office:value-type="float" office:value="0.171136" calcext:value-type="float">
            <text:p>0,171136</text:p>
          </table:table-cell>
          <table:table-cell office:value-type="float" office:value="0.166081" calcext:value-type="float">
            <text:p>0,16608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wonorm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lobal</text:p>
          </table:table-cell>
          <table:table-cell office:value-type="float" office:value="7400" calcext:value-type="float">
            <text:p>7400</text:p>
          </table:table-cell>
          <table:table-cell office:value-type="float" office:value="6654.4" calcext:value-type="float">
            <text:p>6654,4</text:p>
          </table:table-cell>
          <table:table-cell office:value-type="float" office:value="99.988" calcext:value-type="float">
            <text:p>99,988</text:p>
          </table:table-cell>
          <table:table-cell office:value-type="float" office:value="0.012012" calcext:value-type="float">
            <text:p>0,012012</text:p>
          </table:table-cell>
          <table:table-cell office:value-type="float" office:value="34.3649" calcext:value-type="float">
            <text:p>34,3649</text:p>
          </table:table-cell>
          <table:table-cell office:value-type="float" office:value="91.2451" calcext:value-type="float">
            <text:p>91,2451</text:p>
          </table:table-cell>
          <table:table-cell office:value-type="float" office:value="8.75493" calcext:value-type="float">
            <text:p>8,75493</text:p>
          </table:table-cell>
          <table:table-cell office:value-type="float" office:value="62.3378" calcext:value-type="float">
            <text:p>62,3378</text:p>
          </table:table-cell>
          <table:table-cell office:value-type="float" office:value="1.08132" calcext:value-type="float">
            <text:p>1,08132</text:p>
          </table:table-cell>
          <table:table-cell office:value-type="float" office:value="0.249716" calcext:value-type="float">
            <text:p>0,249716</text:p>
          </table:table-cell>
          <table:table-cell office:value-type="float" office:value="0.245031" calcext:value-type="float">
            <text:p>0,24503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atimage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Global</text:p>
          </table:table-cell>
          <table:table-cell office:value-type="float" office:value="6435" calcext:value-type="float">
            <text:p>6435</text:p>
          </table:table-cell>
          <table:table-cell office:value-type="float" office:value="1980.3" calcext:value-type="float">
            <text:p>1980,3</text:p>
          </table:table-cell>
          <table:table-cell office:value-type="float" office:value="78.7758" calcext:value-type="float">
            <text:p>78,7758</text:p>
          </table:table-cell>
          <table:table-cell office:value-type="float" office:value="21.2242" calcext:value-type="float">
            <text:p>21,2242</text:p>
          </table:table-cell>
          <table:table-cell office:value-type="float" office:value="64.6775" calcext:value-type="float">
            <text:p>64,6775</text:p>
          </table:table-cell>
          <table:table-cell office:value-type="float" office:value="65.0617" calcext:value-type="float">
            <text:p>65,0617</text:p>
          </table:table-cell>
          <table:table-cell office:value-type="float" office:value="34.9383" calcext:value-type="float">
            <text:p>34,9383</text:p>
          </table:table-cell>
          <table:table-cell office:value-type="float" office:value="0.590521" calcext:value-type="float">
            <text:p>0,590521</text:p>
          </table:table-cell>
          <table:table-cell office:value-type="float" office:value="1.73653" calcext:value-type="float">
            <text:p>1,73653</text:p>
          </table:table-cell>
          <table:table-cell office:value-type="float" office:value="0.186595" calcext:value-type="float">
            <text:p>0,186595</text:p>
          </table:table-cell>
          <table:table-cell office:value-type="float" office:value="0.182471" calcext:value-type="float">
            <text:p>0,18247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exture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lobal</text:p>
          </table:table-cell>
          <table:table-cell office:value-type="float" office:value="5500" calcext:value-type="float">
            <text:p>5500</text:p>
          </table:table-cell>
          <table:table-cell office:value-type="float" office:value="3662.5" calcext:value-type="float">
            <text:p>3662,5</text:p>
          </table:table-cell>
          <table:table-cell office:value-type="float" office:value="97.903" calcext:value-type="float">
            <text:p>97,903</text:p>
          </table:table-cell>
          <table:table-cell office:value-type="float" office:value="2.09697" calcext:value-type="float">
            <text:p>2,09697</text:p>
          </table:table-cell>
          <table:table-cell office:value-type="float" office:value="87.6909" calcext:value-type="float">
            <text:p>87,6909</text:p>
          </table:table-cell>
          <table:table-cell office:value-type="float" office:value="93.5778" calcext:value-type="float">
            <text:p>93,5778</text:p>
          </table:table-cell>
          <table:table-cell office:value-type="float" office:value="6.4222" calcext:value-type="float">
            <text:p>6,4222</text:p>
          </table:table-cell>
          <table:table-cell office:value-type="float" office:value="6.29091" calcext:value-type="float">
            <text:p>6,29091</text:p>
          </table:table-cell>
          <table:table-cell office:value-type="float" office:value="1.67495" calcext:value-type="float">
            <text:p>1,67495</text:p>
          </table:table-cell>
          <table:table-cell office:value-type="float" office:value="0.18621" calcext:value-type="float">
            <text:p>0,18621</text:p>
          </table:table-cell>
          <table:table-cell office:value-type="float" office:value="0.18289" calcext:value-type="float">
            <text:p>0,18289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etter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lobal</text:p>
          </table:table-cell>
          <table:table-cell office:value-type="float" office:value="20000" calcext:value-type="float">
            <text:p>20000</text:p>
          </table:table-cell>
          <table:table-cell office:value-type="float" office:value="7025.1" calcext:value-type="float">
            <text:p>7025,1</text:p>
          </table:table-cell>
          <table:table-cell office:value-type="float" office:value="87.5142" calcext:value-type="float">
            <text:p>87,5142</text:p>
          </table:table-cell>
          <table:table-cell office:value-type="float" office:value="12.4839" calcext:value-type="float">
            <text:p>12,4839</text:p>
          </table:table-cell>
          <table:table-cell office:value-type="float" office:value="77.485" calcext:value-type="float">
            <text:p>77,485</text:p>
          </table:table-cell>
          <table:table-cell office:value-type="float" office:value="77.6792" calcext:value-type="float">
            <text:p>77,6792</text:p>
          </table:table-cell>
          <table:table-cell office:value-type="float" office:value="22.3208" calcext:value-type="float">
            <text:p>22,3208</text:p>
          </table:table-cell>
          <table:table-cell office:value-type="float" office:value="0.25" calcext:value-type="float">
            <text:p>0,25</text:p>
          </table:table-cell>
          <table:table-cell office:value-type="float" office:value="1.08921" calcext:value-type="float">
            <text:p>1,08921</text:p>
          </table:table-cell>
          <table:table-cell office:value-type="float" office:value="0.151589" calcext:value-type="float">
            <text:p>0,151589</text:p>
          </table:table-cell>
          <table:table-cell office:value-type="float" office:value="0.139509" calcext:value-type="float">
            <text:p>0,139509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7" table:number-columns-repeated="5"/>
          <table:table-cell table:style-name="ce10" table:formula="of:=AVERAGE([.F30:.F41])" office:value-type="float" office:value="6080.58333333333" calcext:value-type="float">
            <text:p>6080,58</text:p>
          </table:table-cell>
          <table:table-cell table:style-name="ce10" table:formula="of:=AVERAGE([.G30:.G41])" office:value-type="float" office:value="3098.84166666667" calcext:value-type="float">
            <text:p>3098,84</text:p>
          </table:table-cell>
          <table:table-cell table:style-name="ce10" table:formula="of:=AVERAGE([.H30:.H41])" office:value-type="float" office:value="90.920925" calcext:value-type="float">
            <text:p>90,92</text:p>
          </table:table-cell>
          <table:table-cell table:style-name="ce10" table:formula="of:=AVERAGE([.I30:.I41])" office:value-type="float" office:value="9.07891658333333" calcext:value-type="float">
            <text:p>9,08</text:p>
          </table:table-cell>
          <table:table-cell table:style-name="ce10" table:formula="of:=AVERAGE([.J30:.J41])" office:value-type="float" office:value="69.5957666666667" calcext:value-type="float">
            <text:p>69,60</text:p>
          </table:table-cell>
          <table:table-cell table:style-name="ce10" table:formula="of:=AVERAGE([.K30:.K41])" office:value-type="float" office:value="78.9775583333333" calcext:value-type="float">
            <text:p>78,98</text:p>
          </table:table-cell>
          <table:table-cell table:style-name="ce10" table:formula="of:=AVERAGE([.L30:.L41])" office:value-type="float" office:value="21.02245" calcext:value-type="float">
            <text:p>21,02</text:p>
          </table:table-cell>
          <table:table-cell table:style-name="ce10" table:formula="of:=AVERAGE([.M30:.M41])" office:value-type="float" office:value="11.1269155833333" calcext:value-type="float">
            <text:p>11,13</text:p>
          </table:table-cell>
          <table:table-cell table:style-name="ce12" table:formula="of:=AVERAGE([.N30:.N41])" office:value-type="float" office:value="0.619303425" calcext:value-type="float">
            <text:p>0,61930</text:p>
          </table:table-cell>
          <table:table-cell table:style-name="ce12" table:formula="of:=AVERAGE([.O30:.O41])" office:value-type="float" office:value="0.0931704083333333" calcext:value-type="float">
            <text:p>0,09317</text:p>
          </table:table-cell>
          <table:table-cell table:style-name="ce12" table:formula="of:=AVERAGE([.P30:.P41])" office:value-type="float" office:value="0.08936065" calcext:value-type="float">
            <text:p>0,08936</text:p>
          </table:table-cell>
          <table:table-cell table:style-name="ce7" table:formula="of:=AVERAGE([.Q30:.Q41])" office:value-type="float" office:value="0" calcext:value-type="float">
            <text:p>0</text:p>
          </table:table-cell>
          <table:table-cell table:style-name="ce7" table:formula="of:=AVERAGE([.R30:.R41])" office:value-type="float" office:value="0" calcext:value-type="float">
            <text:p>0</text:p>
          </table:table-cell>
          <table:table-cell table:style-name="ce7" table:formula="of:=AVERAGE([.S30:.S41])" office:value-type="float" office:value="0" calcext:value-type="float">
            <text:p>0</text:p>
          </table:table-cell>
          <table:table-cell table:style-name="ce10" table:formula="of:=([.P42]/[.F42])*1000000" office:value-type="float" office:value="14.6960653446078" calcext:value-type="float">
            <text:p>14,70</text:p>
          </table:table-cell>
        </table:table-row>
      </table:table>
      <table:table table:name="veces02_ConFiltro" table:style-name="ta1"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8" table:number-columns-repeated="3" table:default-cell-style-name="Default"/>
        <table:table-column table:style-name="co10" table:default-cell-style-name="Default"/>
        <table:table-column table:style-name="co11" table:number-columns-repeated="3" table:default-cell-style-name="Default"/>
        <table:table-column table:style-name="co3" table:number-columns-repeated="3" table:default-cell-style-name="Default"/>
        <table:table-column table:style-name="co1" table:default-cell-style-name="Default"/>
        <table:table-row table:style-name="ro1">
          <table:table-cell table:style-name="ce7" table:number-columns-repeated="5"/>
          <table:table-cell table:style-name="ce8" office:value-type="string" calcext:value-type="string">
            <text:p>Ejemplos</text:p>
          </table:table-cell>
          <table:table-cell table:style-name="ce8" office:value-type="string" calcext:value-type="string">
            <text:p>Patrones</text:p>
          </table:table-cell>
          <table:table-cell table:style-name="ce8" office:value-type="string" calcext:value-type="string">
            <text:p>Train</text:p>
          </table:table-cell>
          <table:table-cell table:style-name="ce8" office:value-type="string" calcext:value-type="string">
            <text:p>Error</text:p>
          </table:table-cell>
          <table:table-cell table:style-name="ce8" office:value-type="string" calcext:value-type="string">
            <text:p>Test</text:p>
          </table:table-cell>
          <table:table-cell table:style-name="ce8" office:value-type="string" calcext:value-type="string">
            <text:p>TestNC</text:p>
          </table:table-cell>
          <table:table-cell table:style-name="ce8" office:value-type="string" calcext:value-type="string">
            <text:p>Error</text:p>
          </table:table-cell>
          <table:table-cell table:style-name="ce8" office:value-type="string" calcext:value-type="string">
            <text:p>%NC</text:p>
          </table:table-cell>
          <table:table-cell table:style-name="ce11" office:value-type="string" calcext:value-type="string">
            <text:p>T_Train</text:p>
          </table:table-cell>
          <table:table-cell table:style-name="ce11" office:value-type="string" calcext:value-type="string">
            <text:p>T_Test</text:p>
          </table:table-cell>
          <table:table-cell table:style-name="ce11" office:value-type="string" calcext:value-type="string">
            <text:p>T_CPU_Test</text:p>
          </table:table-cell>
          <table:table-cell table:style-name="ce7" table:number-columns-repeated="3"/>
          <table:table-cell table:style-name="ce8" office:value-type="string" calcext:value-type="string">
            <text:p>Infer/Example</text:p>
          </table:table-cell>
        </table:table-row>
        <table:table-row table:style-name="ro1">
          <table:table-cell office:value-type="string" calcext:value-type="string">
            <text:p>abalone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lobal</text:p>
          </table:table-cell>
          <table:table-cell office:value-type="float" office:value="4174" calcext:value-type="float">
            <text:p>4174</text:p>
          </table:table-cell>
          <table:table-cell office:value-type="float" office:value="126" calcext:value-type="float">
            <text:p>126</text:p>
          </table:table-cell>
          <table:table-cell office:value-type="float" office:value="25.6003" calcext:value-type="float">
            <text:p>25,6003</text:p>
          </table:table-cell>
          <table:table-cell office:value-type="float" office:value="74.3984" calcext:value-type="float">
            <text:p>74,3984</text:p>
          </table:table-cell>
          <table:table-cell office:value-type="float" office:value="15.4049" calcext:value-type="float">
            <text:p>15,4049</text:p>
          </table:table-cell>
          <table:table-cell office:value-type="float" office:value="15.4234" calcext:value-type="float">
            <text:p>15,4234</text:p>
          </table:table-cell>
          <table:table-cell office:value-type="float" office:value="84.5766" calcext:value-type="float">
            <text:p>84,5766</text:p>
          </table:table-cell>
          <table:table-cell office:value-type="float" office:value="0.119789" calcext:value-type="float">
            <text:p>0,119789</text:p>
          </table:table-cell>
          <table:table-cell office:value-type="float" office:value="0.0854481" calcext:value-type="float">
            <text:p>0,0854481</text:p>
          </table:table-cell>
          <table:table-cell office:value-type="float" office:value="0.0078693" calcext:value-type="float">
            <text:p>0,0078693</text:p>
          </table:table-cell>
          <table:table-cell office:value-type="float" office:value="0.0054538" calcext:value-type="float">
            <text:p>0,0054538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anana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lobal</text:p>
          </table:table-cell>
          <table:table-cell office:value-type="float" office:value="5300" calcext:value-type="float">
            <text:p>5300</text:p>
          </table:table-cell>
          <table:table-cell office:value-type="float" office:value="19.2" calcext:value-type="float">
            <text:p>19,2</text:p>
          </table:table-cell>
          <table:table-cell office:value-type="float" office:value="69.7365" calcext:value-type="float">
            <text:p>69,7365</text:p>
          </table:table-cell>
          <table:table-cell office:value-type="float" office:value="30.2635" calcext:value-type="float">
            <text:p>30,2635</text:p>
          </table:table-cell>
          <table:table-cell office:value-type="float" office:value="78.566" calcext:value-type="float">
            <text:p>78,566</text:p>
          </table:table-cell>
          <table:table-cell office:value-type="float" office:value="78.5809" calcext:value-type="float">
            <text:p>78,5809</text:p>
          </table:table-cell>
          <table:table-cell office:value-type="float" office:value="21.4191" calcext:value-type="float">
            <text:p>21,4191</text:p>
          </table:table-cell>
          <table:table-cell office:value-type="float" office:value="0.0188679" calcext:value-type="float">
            <text:p>0,0188679</text:p>
          </table:table-cell>
          <table:table-cell office:value-type="float" office:value="0.0355894" calcext:value-type="float">
            <text:p>0,0355894</text:p>
          </table:table-cell>
          <table:table-cell office:value-type="float" office:value="0.0036028" calcext:value-type="float">
            <text:p>0,0036028</text:p>
          </table:table-cell>
          <table:table-cell office:value-type="float" office:value="0.0008438" calcext:value-type="float">
            <text:p>0,0008438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upa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lobal</text:p>
          </table:table-cell>
          <table:table-cell office:value-type="float" office:value="345" calcext:value-type="float">
            <text:p>345</text:p>
          </table:table-cell>
          <table:table-cell office:value-type="float" office:value="113.2" calcext:value-type="float">
            <text:p>113,2</text:p>
          </table:table-cell>
          <table:table-cell office:value-type="float" office:value="74.686" calcext:value-type="float">
            <text:p>74,686</text:p>
          </table:table-cell>
          <table:table-cell office:value-type="float" office:value="25.314" calcext:value-type="float">
            <text:p>25,314</text:p>
          </table:table-cell>
          <table:table-cell office:value-type="float" office:value="60" calcext:value-type="float">
            <text:p>60</text:p>
          </table:table-cell>
          <table:table-cell office:value-type="float" office:value="62.3494" calcext:value-type="float">
            <text:p>62,3494</text:p>
          </table:table-cell>
          <table:table-cell office:value-type="float" office:value="37.6506" calcext:value-type="float">
            <text:p>37,6506</text:p>
          </table:table-cell>
          <table:table-cell office:value-type="float" office:value="3.76812" calcext:value-type="float">
            <text:p>3,76812</text:p>
          </table:table-cell>
          <table:table-cell office:value-type="float" office:value="0.0055174" calcext:value-type="float">
            <text:p>0,0055174</text:p>
          </table:table-cell>
          <table:table-cell office:value-type="float" office:value="0.0006446" calcext:value-type="float">
            <text:p>0,0006446</text:p>
          </table:table-cell>
          <table:table-cell office:value-type="float" office:value="0.0003699" calcext:value-type="float">
            <text:p>0,0003699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lare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obal</text:p>
          </table:table-cell>
          <table:table-cell office:value-type="float" office:value="1066" calcext:value-type="float">
            <text:p>1066</text:p>
          </table:table-cell>
          <table:table-cell office:value-type="float" office:value="246.7" calcext:value-type="float">
            <text:p>246,7</text:p>
          </table:table-cell>
          <table:table-cell office:value-type="float" office:value="83.203" calcext:value-type="float">
            <text:p>83,203</text:p>
          </table:table-cell>
          <table:table-cell office:value-type="float" office:value="12.3284" calcext:value-type="float">
            <text:p>12,3284</text:p>
          </table:table-cell>
          <table:table-cell office:value-type="float" office:value="61.257" calcext:value-type="float">
            <text:p>61,257</text:p>
          </table:table-cell>
          <table:table-cell office:value-type="float" office:value="80.8168" calcext:value-type="float">
            <text:p>80,8168</text:p>
          </table:table-cell>
          <table:table-cell office:value-type="float" office:value="19.1832" calcext:value-type="float">
            <text:p>19,1832</text:p>
          </table:table-cell>
          <table:table-cell office:value-type="float" office:value="24.2026" calcext:value-type="float">
            <text:p>24,2026</text:p>
          </table:table-cell>
          <table:table-cell office:value-type="float" office:value="0.0105418" calcext:value-type="float">
            <text:p>0,0105418</text:p>
          </table:table-cell>
          <table:table-cell office:value-type="float" office:value="0.0011603" calcext:value-type="float">
            <text:p>0,0011603</text:p>
          </table:table-cell>
          <table:table-cell office:value-type="float" office:value="0.0005518" calcext:value-type="float">
            <text:p>0,0005518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heart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Global</text:p>
          </table:table-cell>
          <table:table-cell office:value-type="float" office:value="270" calcext:value-type="float">
            <text:p>270</text:p>
          </table:table-cell>
          <table:table-cell office:value-type="float" office:value="235.7" calcext:value-type="float">
            <text:p>235,7</text:p>
          </table:table-cell>
          <table:table-cell office:value-type="float" office:value="99.4513" calcext:value-type="float">
            <text:p>99,4513</text:p>
          </table:table-cell>
          <table:table-cell office:value-type="float" office:value="0.548697" calcext:value-type="float">
            <text:p>0,548697</text:p>
          </table:table-cell>
          <table:table-cell office:value-type="float" office:value="22.963" calcext:value-type="float">
            <text:p>22,963</text:p>
          </table:table-cell>
          <table:table-cell office:value-type="float" office:value="91.1765" calcext:value-type="float">
            <text:p>91,1765</text:p>
          </table:table-cell>
          <table:table-cell office:value-type="float" office:value="8.82353" calcext:value-type="float">
            <text:p>8,82353</text:p>
          </table:table-cell>
          <table:table-cell office:value-type="float" office:value="74.8148" calcext:value-type="float">
            <text:p>74,8148</text:p>
          </table:table-cell>
          <table:table-cell office:value-type="float" office:value="0.0030165" calcext:value-type="float">
            <text:p>0,0030165</text:p>
          </table:table-cell>
          <table:table-cell office:value-type="float" office:value="0.0004789" calcext:value-type="float">
            <text:p>0,0004789</text:p>
          </table:table-cell>
          <table:table-cell office:value-type="float" office:value="0.0003039" calcext:value-type="float">
            <text:p>0,0003039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ris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lobal</text:p>
          </table:table-cell>
          <table:table-cell office:value-type="float" office:value="150" calcext:value-type="float">
            <text:p>150</text:p>
          </table:table-cell>
          <table:table-cell office:value-type="float" office:value="39.9" calcext:value-type="float">
            <text:p>39,9</text:p>
          </table:table-cell>
          <table:table-cell office:value-type="float" office:value="93.6543" calcext:value-type="float">
            <text:p>93,6543</text:p>
          </table:table-cell>
          <table:table-cell office:value-type="float" office:value="6.34568" calcext:value-type="float">
            <text:p>6,34568</text:p>
          </table:table-cell>
          <table:table-cell table:number-columns-repeated="2" office:value-type="float" office:value="96.6667" calcext:value-type="float">
            <text:p>96,6667</text:p>
          </table:table-cell>
          <table:table-cell office:value-type="float" office:value="3.33333" calcext:value-type="float">
            <text:p>3,33333</text:p>
          </table:table-cell>
          <table:table-cell office:value-type="float" office:value="0" calcext:value-type="float">
            <text:p>0</text:p>
          </table:table-cell>
          <table:table-cell office:value-type="float" office:value="0.0011142" calcext:value-type="float">
            <text:p>0,0011142</text:p>
          </table:table-cell>
          <table:table-cell office:value-type="float" office:value="0.000123" calcext:value-type="float">
            <text:p>0,000123</text:p>
          </table:table-cell>
          <table:table-cell table:style-name="ce13" office:value-type="float" office:value="0.0000412" calcext:value-type="float">
            <text:p>4,12E-05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ed7digit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lobal</text:p>
          </table:table-cell>
          <table:table-cell office:value-type="float" office:value="500" calcext:value-type="float">
            <text:p>500</text:p>
          </table:table-cell>
          <table:table-cell office:value-type="float" office:value="67.9" calcext:value-type="float">
            <text:p>67,9</text:p>
          </table:table-cell>
          <table:table-cell office:value-type="float" office:value="77.2" calcext:value-type="float">
            <text:p>77,2</text:p>
          </table:table-cell>
          <table:table-cell office:value-type="float" office:value="18.008" calcext:value-type="float">
            <text:p>18,008</text:p>
          </table:table-cell>
          <table:table-cell office:value-type="float" office:value="63" calcext:value-type="float">
            <text:p>63</text:p>
          </table:table-cell>
          <table:table-cell office:value-type="float" office:value="76.087" calcext:value-type="float">
            <text:p>76,087</text:p>
          </table:table-cell>
          <table:table-cell office:value-type="float" office:value="23.913" calcext:value-type="float">
            <text:p>23,913</text:p>
          </table:table-cell>
          <table:table-cell office:value-type="float" office:value="17.2" calcext:value-type="float">
            <text:p>17,2</text:p>
          </table:table-cell>
          <table:table-cell office:value-type="float" office:value="0.0039852" calcext:value-type="float">
            <text:p>0,0039852</text:p>
          </table:table-cell>
          <table:table-cell office:value-type="float" office:value="0.0004471" calcext:value-type="float">
            <text:p>0,0004471</text:p>
          </table:table-cell>
          <table:table-cell office:value-type="float" office:value="0.0001738" calcext:value-type="float">
            <text:p>0,0001738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ammographic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obal</text:p>
          </table:table-cell>
          <table:table-cell office:value-type="float" office:value="830" calcext:value-type="float">
            <text:p>830</text:p>
          </table:table-cell>
          <table:table-cell office:value-type="float" office:value="159" calcext:value-type="float">
            <text:p>159</text:p>
          </table:table-cell>
          <table:table-cell office:value-type="float" office:value="86.9836" calcext:value-type="float">
            <text:p>86,9836</text:p>
          </table:table-cell>
          <table:table-cell office:value-type="float" office:value="13.0164" calcext:value-type="float">
            <text:p>13,0164</text:p>
          </table:table-cell>
          <table:table-cell office:value-type="float" office:value="76.0241" calcext:value-type="float">
            <text:p>76,0241</text:p>
          </table:table-cell>
          <table:table-cell office:value-type="float" office:value="82.0546" calcext:value-type="float">
            <text:p>82,0546</text:p>
          </table:table-cell>
          <table:table-cell office:value-type="float" office:value="17.9454" calcext:value-type="float">
            <text:p>17,9454</text:p>
          </table:table-cell>
          <table:table-cell office:value-type="float" office:value="7.3494" calcext:value-type="float">
            <text:p>7,3494</text:p>
          </table:table-cell>
          <table:table-cell office:value-type="float" office:value="0.00605" calcext:value-type="float">
            <text:p>0,00605</text:p>
          </table:table-cell>
          <table:table-cell office:value-type="float" office:value="0.0006521" calcext:value-type="float">
            <text:p>0,0006521</text:p>
          </table:table-cell>
          <table:table-cell office:value-type="float" office:value="0.000219" calcext:value-type="float">
            <text:p>0,000219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ewthyroid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Global</text:p>
          </table:table-cell>
          <table:table-cell office:value-type="float" office:value="215" calcext:value-type="float">
            <text:p>215</text:p>
          </table:table-cell>
          <table:table-cell office:value-type="float" office:value="46.8" calcext:value-type="float">
            <text:p>46,8</text:p>
          </table:table-cell>
          <table:table-cell office:value-type="float" office:value="94.1258" calcext:value-type="float">
            <text:p>94,1258</text:p>
          </table:table-cell>
          <table:table-cell office:value-type="float" office:value="5.87425" calcext:value-type="float">
            <text:p>5,87425</text:p>
          </table:table-cell>
          <table:table-cell office:value-type="float" office:value="92.093" calcext:value-type="float">
            <text:p>92,093</text:p>
          </table:table-cell>
          <table:table-cell office:value-type="float" office:value="92.9577" calcext:value-type="float">
            <text:p>92,9577</text:p>
          </table:table-cell>
          <table:table-cell office:value-type="float" office:value="7.04225" calcext:value-type="float">
            <text:p>7,04225</text:p>
          </table:table-cell>
          <table:table-cell office:value-type="float" office:value="0.930233" calcext:value-type="float">
            <text:p>0,930233</text:p>
          </table:table-cell>
          <table:table-cell office:value-type="float" office:value="0.0017952" calcext:value-type="float">
            <text:p>0,0017952</text:p>
          </table:table-cell>
          <table:table-cell office:value-type="float" office:value="0.0002029" calcext:value-type="float">
            <text:p>0,0002029</text:p>
          </table:table-cell>
          <table:table-cell table:style-name="ce13" office:value-type="float" office:value="0.0000813" calcext:value-type="float">
            <text:p>8,13E-05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age-blocks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lobal</text:p>
          </table:table-cell>
          <table:table-cell office:value-type="float" office:value="5472" calcext:value-type="float">
            <text:p>5472</text:p>
          </table:table-cell>
          <table:table-cell office:value-type="float" office:value="157.6" calcext:value-type="float">
            <text:p>157,6</text:p>
          </table:table-cell>
          <table:table-cell office:value-type="float" office:value="94.0248" calcext:value-type="float">
            <text:p>94,0248</text:p>
          </table:table-cell>
          <table:table-cell office:value-type="float" office:value="5.9752" calcext:value-type="float">
            <text:p>5,9752</text:p>
          </table:table-cell>
          <table:table-cell office:value-type="float" office:value="93.7317" calcext:value-type="float">
            <text:p>93,7317</text:p>
          </table:table-cell>
          <table:table-cell office:value-type="float" office:value="93.9205" calcext:value-type="float">
            <text:p>93,9205</text:p>
          </table:table-cell>
          <table:table-cell office:value-type="float" office:value="6.07947" calcext:value-type="float">
            <text:p>6,07947</text:p>
          </table:table-cell>
          <table:table-cell office:value-type="float" office:value="0.201023" calcext:value-type="float">
            <text:p>0,201023</text:p>
          </table:table-cell>
          <table:table-cell office:value-type="float" office:value="0.0554474" calcext:value-type="float">
            <text:p>0,0554474</text:p>
          </table:table-cell>
          <table:table-cell office:value-type="float" office:value="0.0063666" calcext:value-type="float">
            <text:p>0,0063666</text:p>
          </table:table-cell>
          <table:table-cell office:value-type="float" office:value="0.0034405" calcext:value-type="float">
            <text:p>0,0034405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honeme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Global</text:p>
          </table:table-cell>
          <table:table-cell office:value-type="float" office:value="5404" calcext:value-type="float">
            <text:p>5404</text:p>
          </table:table-cell>
          <table:table-cell office:value-type="float" office:value="210.9" calcext:value-type="float">
            <text:p>210,9</text:p>
          </table:table-cell>
          <table:table-cell office:value-type="float" office:value="81.5384" calcext:value-type="float">
            <text:p>81,5384</text:p>
          </table:table-cell>
          <table:table-cell office:value-type="float" office:value="18.4616" calcext:value-type="float">
            <text:p>18,4616</text:p>
          </table:table-cell>
          <table:table-cell table:number-columns-repeated="2" office:value-type="float" office:value="80.4034" calcext:value-type="float">
            <text:p>80,4034</text:p>
          </table:table-cell>
          <table:table-cell office:value-type="float" office:value="19.5966" calcext:value-type="float">
            <text:p>19,5966</text:p>
          </table:table-cell>
          <table:table-cell office:value-type="float" office:value="0" calcext:value-type="float">
            <text:p>0</text:p>
          </table:table-cell>
          <table:table-cell office:value-type="float" office:value="0.047019" calcext:value-type="float">
            <text:p>0,047019</text:p>
          </table:table-cell>
          <table:table-cell office:value-type="float" office:value="0.0049715" calcext:value-type="float">
            <text:p>0,0049715</text:p>
          </table:table-cell>
          <table:table-cell office:value-type="float" office:value="0.0021388" calcext:value-type="float">
            <text:p>0,0021388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ima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lobal</text:p>
          </table:table-cell>
          <table:table-cell office:value-type="float" office:value="768" calcext:value-type="float">
            <text:p>768</text:p>
          </table:table-cell>
          <table:table-cell office:value-type="float" office:value="407.6" calcext:value-type="float">
            <text:p>407,6</text:p>
          </table:table-cell>
          <table:table-cell office:value-type="float" office:value="88.3247" calcext:value-type="float">
            <text:p>88,3247</text:p>
          </table:table-cell>
          <table:table-cell office:value-type="float" office:value="11.6753" calcext:value-type="float">
            <text:p>11,6753</text:p>
          </table:table-cell>
          <table:table-cell office:value-type="float" office:value="69.1406" calcext:value-type="float">
            <text:p>69,1406</text:p>
          </table:table-cell>
          <table:table-cell office:value-type="float" office:value="71.371" calcext:value-type="float">
            <text:p>71,371</text:p>
          </table:table-cell>
          <table:table-cell office:value-type="float" office:value="28.629" calcext:value-type="float">
            <text:p>28,629</text:p>
          </table:table-cell>
          <table:table-cell office:value-type="float" office:value="3.125" calcext:value-type="float">
            <text:p>3,125</text:p>
          </table:table-cell>
          <table:table-cell office:value-type="float" office:value="0.0087213" calcext:value-type="float">
            <text:p>0,0087213</text:p>
          </table:table-cell>
          <table:table-cell office:value-type="float" office:value="0.0011462" calcext:value-type="float">
            <text:p>0,0011462</text:p>
          </table:table-cell>
          <table:table-cell office:value-type="float" office:value="0.0006944" calcext:value-type="float">
            <text:p>0,0006944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aheart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lobal</text:p>
          </table:table-cell>
          <table:table-cell office:value-type="float" office:value="462" calcext:value-type="float">
            <text:p>462</text:p>
          </table:table-cell>
          <table:table-cell office:value-type="float" office:value="348.8" calcext:value-type="float">
            <text:p>348,8</text:p>
          </table:table-cell>
          <table:table-cell office:value-type="float" office:value="94.6048" calcext:value-type="float">
            <text:p>94,6048</text:p>
          </table:table-cell>
          <table:table-cell office:value-type="float" office:value="5.39522" calcext:value-type="float">
            <text:p>5,39522</text:p>
          </table:table-cell>
          <table:table-cell office:value-type="float" office:value="60.3896" calcext:value-type="float">
            <text:p>60,3896</text:p>
          </table:table-cell>
          <table:table-cell office:value-type="float" office:value="64.2857" calcext:value-type="float">
            <text:p>64,2857</text:p>
          </table:table-cell>
          <table:table-cell office:value-type="float" office:value="35.7143" calcext:value-type="float">
            <text:p>35,7143</text:p>
          </table:table-cell>
          <table:table-cell office:value-type="float" office:value="6.06061" calcext:value-type="float">
            <text:p>6,06061</text:p>
          </table:table-cell>
          <table:table-cell office:value-type="float" office:value="0.0059461" calcext:value-type="float">
            <text:p>0,0059461</text:p>
          </table:table-cell>
          <table:table-cell office:value-type="float" office:value="0.0009896" calcext:value-type="float">
            <text:p>0,0009896</text:p>
          </table:table-cell>
          <table:table-cell office:value-type="float" office:value="0.0006726" calcext:value-type="float">
            <text:p>0,0006726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huttle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lobal</text:p>
          </table:table-cell>
          <table:table-cell office:value-type="float" office:value="57999" calcext:value-type="float">
            <text:p>57999</text:p>
          </table:table-cell>
          <table:table-cell office:value-type="float" office:value="71" calcext:value-type="float">
            <text:p>71</text:p>
          </table:table-cell>
          <table:table-cell office:value-type="float" office:value="82.8646" calcext:value-type="float">
            <text:p>82,8646</text:p>
          </table:table-cell>
          <table:table-cell office:value-type="float" office:value="17.1354" calcext:value-type="float">
            <text:p>17,1354</text:p>
          </table:table-cell>
          <table:table-cell office:value-type="float" office:value="84.2687" calcext:value-type="float">
            <text:p>84,2687</text:p>
          </table:table-cell>
          <table:table-cell office:value-type="float" office:value="84.2789" calcext:value-type="float">
            <text:p>84,2789</text:p>
          </table:table-cell>
          <table:table-cell office:value-type="float" office:value="15.7211" calcext:value-type="float">
            <text:p>15,7211</text:p>
          </table:table-cell>
          <table:table-cell office:value-type="float" office:value="0.0120692" calcext:value-type="float">
            <text:p>0,0120692</text:p>
          </table:table-cell>
          <table:table-cell office:value-type="float" office:value="0.561664" calcext:value-type="float">
            <text:p>0,561664</text:p>
          </table:table-cell>
          <table:table-cell office:value-type="float" office:value="0.0951997" calcext:value-type="float">
            <text:p>0,0951997</text:p>
          </table:table-cell>
          <table:table-cell office:value-type="float" office:value="0.062362" calcext:value-type="float">
            <text:p>0,062362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7" table:number-columns-repeated="5"/>
          <table:table-cell table:style-name="ce10" table:formula="of:=AVERAGE([.F2:.F15])" office:value-type="float" office:value="5925.35714285714" calcext:value-type="float">
            <text:p>5925,36</text:p>
          </table:table-cell>
          <table:table-cell table:style-name="ce10" table:formula="of:=AVERAGE([.G2:.G15])" office:value-type="float" office:value="160.735714285714" calcext:value-type="float">
            <text:p>160,74</text:p>
          </table:table-cell>
          <table:table-cell table:style-name="ce10" table:formula="of:=AVERAGE([.H2:.H15])" office:value-type="float" office:value="81.8570071428572" calcext:value-type="float">
            <text:p>81,86</text:p>
          </table:table-cell>
          <table:table-cell table:style-name="ce10" table:formula="of:=AVERAGE([.I2:.I15])" office:value-type="float" office:value="17.4814319285714" calcext:value-type="float">
            <text:p>17,48</text:p>
          </table:table-cell>
          <table:table-cell table:style-name="ce10" table:formula="of:=AVERAGE([.J2:.J15])" office:value-type="float" office:value="68.1363357142857" calcext:value-type="float">
            <text:p>68,14</text:p>
          </table:table-cell>
          <table:table-cell table:style-name="ce10" table:formula="of:=AVERAGE([.K2:.K15])" office:value-type="float" office:value="76.4551785714286" calcext:value-type="float">
            <text:p>76,46</text:p>
          </table:table-cell>
          <table:table-cell table:style-name="ce10" table:formula="of:=AVERAGE([.L2:.L15])" office:value-type="float" office:value="23.54482" calcext:value-type="float">
            <text:p>23,54</text:p>
          </table:table-cell>
          <table:table-cell table:style-name="ce10" table:formula="of:=AVERAGE([.M2:.M15])" office:value-type="float" office:value="9.84303657857143" calcext:value-type="float">
            <text:p>9,84</text:p>
          </table:table-cell>
          <table:table-cell table:style-name="ce12" table:formula="of:=AVERAGE([.N2:.N15])" office:value-type="float" office:value="0.0594182571428571" calcext:value-type="float">
            <text:p>0,05942</text:p>
          </table:table-cell>
          <table:table-cell table:style-name="ce12" table:formula="of:=AVERAGE([.O2:.O15])" office:value-type="float" office:value="0.00884675714285714" calcext:value-type="float">
            <text:p>0,00885</text:p>
          </table:table-cell>
          <table:table-cell table:style-name="ce12" table:formula="of:=AVERAGE([.P2:.P15])" office:value-type="float" office:value="0.00552477142857143" calcext:value-type="float">
            <text:p>0,00552</text:p>
          </table:table-cell>
          <table:table-cell table:style-name="ce7" table:number-columns-repeated="3"/>
          <table:table-cell table:style-name="ce10" table:formula="of:=([.P16]/[.F16])*1000000" office:value-type="float" office:value="0.932394671810017" calcext:value-type="float">
            <text:p>0,93</text:p>
          </table:table-cell>
        </table:table-row>
        <table:table-row table:style-name="ro1">
          <table:table-cell office:value-type="string" calcext:value-type="string">
            <text:p>adult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lobal</text:p>
          </table:table-cell>
          <table:table-cell office:value-type="float" office:value="45222" calcext:value-type="float">
            <text:p>45222</text:p>
          </table:table-cell>
          <table:table-cell office:value-type="float" office:value="19780.3" calcext:value-type="float">
            <text:p>19780,3</text:p>
          </table:table-cell>
          <table:table-cell office:value-type="float" office:value="90.0436" calcext:value-type="float">
            <text:p>90,0436</text:p>
          </table:table-cell>
          <table:table-cell office:value-type="float" office:value="9.9564" calcext:value-type="float">
            <text:p>9,9564</text:p>
          </table:table-cell>
          <table:table-cell office:value-type="float" office:value="63.9003" calcext:value-type="float">
            <text:p>63,9003</text:p>
          </table:table-cell>
          <table:table-cell office:value-type="float" office:value="81.1896" calcext:value-type="float">
            <text:p>81,1896</text:p>
          </table:table-cell>
          <table:table-cell office:value-type="float" office:value="18.8104" calcext:value-type="float">
            <text:p>18,8104</text:p>
          </table:table-cell>
          <table:table-cell office:value-type="float" office:value="21.2949" calcext:value-type="float">
            <text:p>21,2949</text:p>
          </table:table-cell>
          <table:table-cell office:value-type="float" office:value="0.520365" calcext:value-type="float">
            <text:p>0,520365</text:p>
          </table:table-cell>
          <table:table-cell office:value-type="float" office:value="0.104831" calcext:value-type="float">
            <text:p>0,104831</text:p>
          </table:table-cell>
          <table:table-cell office:value-type="float" office:value="0.0747706" calcext:value-type="float">
            <text:p>0,0747706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ustralian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lobal</text:p>
          </table:table-cell>
          <table:table-cell office:value-type="float" office:value="690" calcext:value-type="float">
            <text:p>690</text:p>
          </table:table-cell>
          <table:table-cell office:value-type="float" office:value="495.9" calcext:value-type="float">
            <text:p>495,9</text:p>
          </table:table-cell>
          <table:table-cell office:value-type="float" office:value="96.7042" calcext:value-type="float">
            <text:p>96,7042</text:p>
          </table:table-cell>
          <table:table-cell office:value-type="float" office:value="3.29576" calcext:value-type="float">
            <text:p>3,29576</text:p>
          </table:table-cell>
          <table:table-cell office:value-type="float" office:value="54.4928" calcext:value-type="float">
            <text:p>54,4928</text:p>
          </table:table-cell>
          <table:table-cell office:value-type="float" office:value="81.5618" calcext:value-type="float">
            <text:p>81,5618</text:p>
          </table:table-cell>
          <table:table-cell office:value-type="float" office:value="18.4382" calcext:value-type="float">
            <text:p>18,4382</text:p>
          </table:table-cell>
          <table:table-cell office:value-type="float" office:value="33.1884" calcext:value-type="float">
            <text:p>33,1884</text:p>
          </table:table-cell>
          <table:table-cell office:value-type="float" office:value="0.0092868" calcext:value-type="float">
            <text:p>0,0092868</text:p>
          </table:table-cell>
          <table:table-cell office:value-type="float" office:value="0.0013398" calcext:value-type="float">
            <text:p>0,0013398</text:p>
          </table:table-cell>
          <table:table-cell office:value-type="float" office:value="0.0009194" calcext:value-type="float">
            <text:p>0,0009194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rx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lobal</text:p>
          </table:table-cell>
          <table:table-cell office:value-type="float" office:value="653" calcext:value-type="float">
            <text:p>653</text:p>
          </table:table-cell>
          <table:table-cell office:value-type="float" office:value="518.2" calcext:value-type="float">
            <text:p>518,2</text:p>
          </table:table-cell>
          <table:table-cell office:value-type="float" office:value="98.3722" calcext:value-type="float">
            <text:p>98,3722</text:p>
          </table:table-cell>
          <table:table-cell office:value-type="float" office:value="1.62781" calcext:value-type="float">
            <text:p>1,62781</text:p>
          </table:table-cell>
          <table:table-cell office:value-type="float" office:value="38.8974" calcext:value-type="float">
            <text:p>38,8974</text:p>
          </table:table-cell>
          <table:table-cell office:value-type="float" office:value="85.2349" calcext:value-type="float">
            <text:p>85,2349</text:p>
          </table:table-cell>
          <table:table-cell office:value-type="float" office:value="14.7651" calcext:value-type="float">
            <text:p>14,7651</text:p>
          </table:table-cell>
          <table:table-cell office:value-type="float" office:value="54.3645" calcext:value-type="float">
            <text:p>54,3645</text:p>
          </table:table-cell>
          <table:table-cell office:value-type="float" office:value="0.0090746" calcext:value-type="float">
            <text:p>0,0090746</text:p>
          </table:table-cell>
          <table:table-cell office:value-type="float" office:value="0.0013887" calcext:value-type="float">
            <text:p>0,0013887</text:p>
          </table:table-cell>
          <table:table-cell office:value-type="float" office:value="0.000952" calcext:value-type="float">
            <text:p>0,000952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alance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lobal</text:p>
          </table:table-cell>
          <table:table-cell office:value-type="float" office:value="625" calcext:value-type="float">
            <text:p>625</text:p>
          </table:table-cell>
          <table:table-cell office:value-type="float" office:value="562.5" calcext:value-type="float">
            <text:p>562,5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.0069512" calcext:value-type="float">
            <text:p>0,0069512</text:p>
          </table:table-cell>
          <table:table-cell office:value-type="float" office:value="0.0006874" calcext:value-type="float">
            <text:p>0,0006874</text:p>
          </table:table-cell>
          <table:table-cell office:value-type="float" office:value="0.0002186" calcext:value-type="float">
            <text:p>0,0002186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ensus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lobal</text:p>
          </table:table-cell>
          <table:table-cell office:value-type="float" office:value="142521" calcext:value-type="float">
            <text:p>142521</text:p>
          </table:table-cell>
          <table:table-cell office:value-type="float" office:value="80874.6" calcext:value-type="float">
            <text:p>80874,6</text:p>
          </table:table-cell>
          <table:table-cell office:value-type="float" office:value="99.1748" calcext:value-type="float">
            <text:p>99,1748</text:p>
          </table:table-cell>
          <table:table-cell office:value-type="float" office:value="0.825168" calcext:value-type="float">
            <text:p>0,825168</text:p>
          </table:table-cell>
          <table:table-cell office:value-type="float" office:value="48.1248" calcext:value-type="float">
            <text:p>48,1248</text:p>
          </table:table-cell>
          <table:table-cell office:value-type="float" office:value="96.3897" calcext:value-type="float">
            <text:p>96,3897</text:p>
          </table:table-cell>
          <table:table-cell office:value-type="float" office:value="3.61033" calcext:value-type="float">
            <text:p>3,61033</text:p>
          </table:table-cell>
          <table:table-cell office:value-type="float" office:value="50.0726" calcext:value-type="float">
            <text:p>50,0726</text:p>
          </table:table-cell>
          <table:table-cell office:value-type="float" office:value="4.46341" calcext:value-type="float">
            <text:p>4,46341</text:p>
          </table:table-cell>
          <table:table-cell office:value-type="float" office:value="0.766612" calcext:value-type="float">
            <text:p>0,766612</text:p>
          </table:table-cell>
          <table:table-cell office:value-type="float" office:value="0.692784" calcext:value-type="float">
            <text:p>0,692784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oil200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lobal</text:p>
          </table:table-cell>
          <table:table-cell office:value-type="float" office:value="9822" calcext:value-type="float">
            <text:p>9822</text:p>
          </table:table-cell>
          <table:table-cell office:value-type="float" office:value="7468.9" calcext:value-type="float">
            <text:p>7468,9</text:p>
          </table:table-cell>
          <table:table-cell office:value-type="float" office:value="98.4933" calcext:value-type="float">
            <text:p>98,4933</text:p>
          </table:table-cell>
          <table:table-cell office:value-type="float" office:value="1.03249" calcext:value-type="float">
            <text:p>1,03249</text:p>
          </table:table-cell>
          <table:table-cell office:value-type="float" office:value="24.5978" calcext:value-type="float">
            <text:p>24,5978</text:p>
          </table:table-cell>
          <table:table-cell office:value-type="float" office:value="91.7585" calcext:value-type="float">
            <text:p>91,7585</text:p>
          </table:table-cell>
          <table:table-cell office:value-type="float" office:value="8.24155" calcext:value-type="float">
            <text:p>8,24155</text:p>
          </table:table-cell>
          <table:table-cell office:value-type="float" office:value="73.1928" calcext:value-type="float">
            <text:p>73,1928</text:p>
          </table:table-cell>
          <table:table-cell office:value-type="float" office:value="0.748753" calcext:value-type="float">
            <text:p>0,748753</text:p>
          </table:table-cell>
          <table:table-cell office:value-type="float" office:value="0.0903797" calcext:value-type="float">
            <text:p>0,0903797</text:p>
          </table:table-cell>
          <table:table-cell office:value-type="float" office:value="0.0837861" calcext:value-type="float">
            <text:p>0,083786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onnect-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obal</text:p>
          </table:table-cell>
          <table:table-cell office:value-type="float" office:value="67557" calcext:value-type="float">
            <text:p>67557</text:p>
          </table:table-cell>
          <table:table-cell office:value-type="float" office:value="60801.3" calcext:value-type="float">
            <text:p>60801,3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.63155" calcext:value-type="float">
            <text:p>1,63155</text:p>
          </table:table-cell>
          <table:table-cell office:value-type="float" office:value="0.234004" calcext:value-type="float">
            <text:p>0,234004</text:p>
          </table:table-cell>
          <table:table-cell office:value-type="float" office:value="0.189083" calcext:value-type="float">
            <text:p>0,189083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ovtype_2_vs_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lobal</text:p>
          </table:table-cell>
          <table:table-cell office:value-type="float" office:value="495141" calcext:value-type="float">
            <text:p>495141</text:p>
          </table:table-cell>
          <table:table-cell office:value-type="float" office:value="21598.2" calcext:value-type="float">
            <text:p>21598,2</text:p>
          </table:table-cell>
          <table:table-cell office:value-type="float" office:value="83.7471" calcext:value-type="float">
            <text:p>83,7471</text:p>
          </table:table-cell>
          <table:table-cell office:value-type="float" office:value="16.2529" calcext:value-type="float">
            <text:p>16,2529</text:p>
          </table:table-cell>
          <table:table-cell office:value-type="float" office:value="84.8597" calcext:value-type="float">
            <text:p>84,8597</text:p>
          </table:table-cell>
          <table:table-cell office:value-type="float" office:value="84.8634" calcext:value-type="float">
            <text:p>84,8634</text:p>
          </table:table-cell>
          <table:table-cell office:value-type="float" office:value="15.1366" calcext:value-type="float">
            <text:p>15,1366</text:p>
          </table:table-cell>
          <table:table-cell office:value-type="float" office:value="0.00444318" calcext:value-type="float">
            <text:p>0,00444318</text:p>
          </table:table-cell>
          <table:table-cell office:value-type="float" office:value="20.6815" calcext:value-type="float">
            <text:p>20,6815</text:p>
          </table:table-cell>
          <table:table-cell office:value-type="float" office:value="2.43334" calcext:value-type="float">
            <text:p>2,43334</text:p>
          </table:table-cell>
          <table:table-cell office:value-type="float" office:value="2.33549" calcext:value-type="float">
            <text:p>2,33549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ars_0_vs_4_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Global</text:p>
          </table:table-cell>
          <table:table-cell office:value-type="float" office:value="62123" calcext:value-type="float">
            <text:p>62123</text:p>
          </table:table-cell>
          <table:table-cell office:value-type="float" office:value="39933.6" calcext:value-type="float">
            <text:p>39933,6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44.8497" calcext:value-type="float">
            <text:p>44,8497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5.1503" calcext:value-type="float">
            <text:p>55,1503</text:p>
          </table:table-cell>
          <table:table-cell office:value-type="float" office:value="1.62905" calcext:value-type="float">
            <text:p>1,62905</text:p>
          </table:table-cell>
          <table:table-cell office:value-type="float" office:value="0.25152" calcext:value-type="float">
            <text:p>0,25152</text:p>
          </table:table-cell>
          <table:table-cell office:value-type="float" office:value="0.206837" calcext:value-type="float">
            <text:p>0,206837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erman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lobal</text:p>
          </table:table-cell>
          <table:table-cell office:value-type="float" office:value="1000" calcext:value-type="float">
            <text:p>1000</text:p>
          </table:table-cell>
          <table:table-cell office:value-type="float" office:value="898.4" calcext:value-type="float">
            <text:p>898,4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,6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99.4" calcext:value-type="float">
            <text:p>99,4</text:p>
          </table:table-cell>
          <table:table-cell office:value-type="float" office:value="0.0160826" calcext:value-type="float">
            <text:p>0,0160826</text:p>
          </table:table-cell>
          <table:table-cell office:value-type="float" office:value="0.0018633" calcext:value-type="float">
            <text:p>0,0018633</text:p>
          </table:table-cell>
          <table:table-cell office:value-type="float" office:value="0.0013088" calcext:value-type="float">
            <text:p>0,0013088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agic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lobal</text:p>
          </table:table-cell>
          <table:table-cell office:value-type="float" office:value="19020" calcext:value-type="float">
            <text:p>19020</text:p>
          </table:table-cell>
          <table:table-cell office:value-type="float" office:value="1828.1" calcext:value-type="float">
            <text:p>1828,1</text:p>
          </table:table-cell>
          <table:table-cell office:value-type="float" office:value="82.8596" calcext:value-type="float">
            <text:p>82,8596</text:p>
          </table:table-cell>
          <table:table-cell office:value-type="float" office:value="17.1404" calcext:value-type="float">
            <text:p>17,1404</text:p>
          </table:table-cell>
          <table:table-cell office:value-type="float" office:value="81.5668" calcext:value-type="float">
            <text:p>81,5668</text:p>
          </table:table-cell>
          <table:table-cell office:value-type="float" office:value="81.6269" calcext:value-type="float">
            <text:p>81,6269</text:p>
          </table:table-cell>
          <table:table-cell office:value-type="float" office:value="18.3731" calcext:value-type="float">
            <text:p>18,3731</text:p>
          </table:table-cell>
          <table:table-cell office:value-type="float" office:value="0.0736067" calcext:value-type="float">
            <text:p>0,0736067</text:p>
          </table:table-cell>
          <table:table-cell office:value-type="float" office:value="0.310556" calcext:value-type="float">
            <text:p>0,310556</text:p>
          </table:table-cell>
          <table:table-cell office:value-type="float" office:value="0.039335" calcext:value-type="float">
            <text:p>0,039335</text:p>
          </table:table-cell>
          <table:table-cell office:value-type="float" office:value="0.0276184" calcext:value-type="float">
            <text:p>0,0276184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hyroid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lobal</text:p>
          </table:table-cell>
          <table:table-cell office:value-type="float" office:value="7200" calcext:value-type="float">
            <text:p>7200</text:p>
          </table:table-cell>
          <table:table-cell office:value-type="float" office:value="919.2" calcext:value-type="float">
            <text:p>919,2</text:p>
          </table:table-cell>
          <table:table-cell office:value-type="float" office:value="94.1399" calcext:value-type="float">
            <text:p>94,1399</text:p>
          </table:table-cell>
          <table:table-cell office:value-type="float" office:value="5.86008" calcext:value-type="float">
            <text:p>5,86008</text:p>
          </table:table-cell>
          <table:table-cell office:value-type="float" office:value="92.0833" calcext:value-type="float">
            <text:p>92,0833</text:p>
          </table:table-cell>
          <table:table-cell office:value-type="float" office:value="93.3277" calcext:value-type="float">
            <text:p>93,3277</text:p>
          </table:table-cell>
          <table:table-cell office:value-type="float" office:value="6.6723" calcext:value-type="float">
            <text:p>6,6723</text:p>
          </table:table-cell>
          <table:table-cell office:value-type="float" office:value="1.33333" calcext:value-type="float">
            <text:p>1,33333</text:p>
          </table:table-cell>
          <table:table-cell office:value-type="float" office:value="0.113171" calcext:value-type="float">
            <text:p>0,113171</text:p>
          </table:table-cell>
          <table:table-cell office:value-type="float" office:value="0.0127002" calcext:value-type="float">
            <text:p>0,0127002</text:p>
          </table:table-cell>
          <table:table-cell office:value-type="float" office:value="0.0088021" calcext:value-type="float">
            <text:p>0,008802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7" table:number-columns-repeated="5"/>
          <table:table-cell table:style-name="ce10" table:formula="of:=AVERAGE([.F17:.F28])" office:value-type="float" office:value="70964.5" calcext:value-type="float">
            <text:p>70964,50</text:p>
          </table:table-cell>
          <table:table-cell table:style-name="ce10" table:formula="of:=AVERAGE([.G17:.G28])" office:value-type="float" office:value="19639.9333333333" calcext:value-type="float">
            <text:p>19639,93</text:p>
          </table:table-cell>
          <table:table-cell table:style-name="ce10" table:formula="of:=AVERAGE([.H17:.H28])" office:value-type="float" office:value="95.2945583333333" calcext:value-type="float">
            <text:p>95,29</text:p>
          </table:table-cell>
          <table:table-cell table:style-name="ce10" table:formula="of:=AVERAGE([.I17:.I28])" office:value-type="float" office:value="4.66591733333333" calcext:value-type="float">
            <text:p>4,67</text:p>
          </table:table-cell>
          <table:table-cell table:style-name="ce10" table:formula="of:=AVERAGE([.J17:.J28])" office:value-type="float" office:value="44.4977166666667" calcext:value-type="float">
            <text:p>44,50</text:p>
          </table:table-cell>
          <table:table-cell table:style-name="ce10" table:formula="of:=AVERAGE([.K17:.K28])" office:value-type="float" office:value="74.6627083333333" calcext:value-type="float">
            <text:p>74,66</text:p>
          </table:table-cell>
          <table:table-cell table:style-name="ce10" table:formula="of:=AVERAGE([.L17:.L28])" office:value-type="float" office:value="25.3372983333333" calcext:value-type="float">
            <text:p>25,34</text:p>
          </table:table-cell>
          <table:table-cell table:style-name="ce10" table:formula="of:=AVERAGE([.M17:.M28])" office:value-type="float" office:value="49.00623999" calcext:value-type="float">
            <text:p>49,01</text:p>
          </table:table-cell>
          <table:table-cell table:style-name="ce12" table:formula="of:=AVERAGE([.N17:.N28])" office:value-type="float" office:value="2.51164585" calcext:value-type="float">
            <text:p>2,51165</text:p>
          </table:table-cell>
          <table:table-cell table:style-name="ce12" table:formula="of:=AVERAGE([.O17:.O28])" office:value-type="float" office:value="0.328166758333333" calcext:value-type="float">
            <text:p>0,32817</text:p>
          </table:table-cell>
          <table:table-cell table:style-name="ce12" table:formula="of:=AVERAGE([.P17:.P28])" office:value-type="float" office:value="0.301880833333333" calcext:value-type="float">
            <text:p>0,30188</text:p>
          </table:table-cell>
          <table:table-cell table:style-name="ce7" table:formula="of:=AVERAGE([.Q17:.Q28])" office:value-type="float" office:value="0" calcext:value-type="float">
            <text:p>0</text:p>
          </table:table-cell>
          <table:table-cell table:style-name="ce7" table:formula="of:=AVERAGE([.R17:.R28])" office:value-type="float" office:value="0" calcext:value-type="float">
            <text:p>0</text:p>
          </table:table-cell>
          <table:table-cell table:style-name="ce7" table:formula="of:=AVERAGE([.S17:.S28])" office:value-type="float" office:value="0" calcext:value-type="float">
            <text:p>0</text:p>
          </table:table-cell>
          <table:table-cell table:style-name="ce10" table:formula="of:=([.P29]/[.F29])*1000000" office:value-type="float" office:value="4.25396970785863" calcext:value-type="float">
            <text:p>4,25</text:p>
          </table:table-cell>
        </table:table-row>
        <table:table-row table:style-name="ro1">
          <table:table-cell office:value-type="string" calcext:value-type="string">
            <text:p>vehicle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Global</text:p>
          </table:table-cell>
          <table:table-cell office:value-type="float" office:value="846" calcext:value-type="float">
            <text:p>846</text:p>
          </table:table-cell>
          <table:table-cell office:value-type="float" office:value="708.4" calcext:value-type="float">
            <text:p>708,4</text:p>
          </table:table-cell>
          <table:table-cell office:value-type="float" office:value="98.3408" calcext:value-type="float">
            <text:p>98,3408</text:p>
          </table:table-cell>
          <table:table-cell office:value-type="float" office:value="1.65922" calcext:value-type="float">
            <text:p>1,65922</text:p>
          </table:table-cell>
          <table:table-cell office:value-type="float" office:value="52.1277" calcext:value-type="float">
            <text:p>52,1277</text:p>
          </table:table-cell>
          <table:table-cell office:value-type="float" office:value="63.4532" calcext:value-type="float">
            <text:p>63,4532</text:p>
          </table:table-cell>
          <table:table-cell office:value-type="float" office:value="36.5468" calcext:value-type="float">
            <text:p>36,5468</text:p>
          </table:table-cell>
          <table:table-cell office:value-type="float" office:value="17.8487" calcext:value-type="float">
            <text:p>17,8487</text:p>
          </table:table-cell>
          <table:table-cell office:value-type="float" office:value="0.0942613" calcext:value-type="float">
            <text:p>0,0942613</text:p>
          </table:table-cell>
          <table:table-cell office:value-type="float" office:value="0.0170978" calcext:value-type="float">
            <text:p>0,0170978</text:p>
          </table:table-cell>
          <table:table-cell office:value-type="float" office:value="0.0166206" calcext:value-type="float">
            <text:p>0,0166206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vowel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lobal</text:p>
          </table:table-cell>
          <table:table-cell office:value-type="float" office:value="990" calcext:value-type="float">
            <text:p>990</text:p>
          </table:table-cell>
          <table:table-cell office:value-type="float" office:value="642" calcext:value-type="float">
            <text:p>642</text:p>
          </table:table-cell>
          <table:table-cell office:value-type="float" office:value="99.0161" calcext:value-type="float">
            <text:p>99,0161</text:p>
          </table:table-cell>
          <table:table-cell office:value-type="float" office:value="0.983913" calcext:value-type="float">
            <text:p>0,983913</text:p>
          </table:table-cell>
          <table:table-cell office:value-type="float" office:value="92.1212" calcext:value-type="float">
            <text:p>92,1212</text:p>
          </table:table-cell>
          <table:table-cell office:value-type="float" office:value="92.5888" calcext:value-type="float">
            <text:p>92,5888</text:p>
          </table:table-cell>
          <table:table-cell office:value-type="float" office:value="7.41117" calcext:value-type="float">
            <text:p>7,41117</text:p>
          </table:table-cell>
          <table:table-cell office:value-type="float" office:value="0.505051" calcext:value-type="float">
            <text:p>0,505051</text:p>
          </table:table-cell>
          <table:table-cell office:value-type="float" office:value="0.0209001" calcext:value-type="float">
            <text:p>0,0209001</text:p>
          </table:table-cell>
          <table:table-cell office:value-type="float" office:value="0.002874" calcext:value-type="float">
            <text:p>0,002874</text:p>
          </table:table-cell>
          <table:table-cell office:value-type="float" office:value="0.0022416" calcext:value-type="float">
            <text:p>0,0022416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egment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Global</text:p>
          </table:table-cell>
          <table:table-cell office:value-type="float" office:value="2310" calcext:value-type="float">
            <text:p>2310</text:p>
          </table:table-cell>
          <table:table-cell office:value-type="float" office:value="873.5" calcext:value-type="float">
            <text:p>873,5</text:p>
          </table:table-cell>
          <table:table-cell office:value-type="float" office:value="95.4962" calcext:value-type="float">
            <text:p>95,4962</text:p>
          </table:table-cell>
          <table:table-cell office:value-type="float" office:value="4.50377" calcext:value-type="float">
            <text:p>4,50377</text:p>
          </table:table-cell>
          <table:table-cell office:value-type="float" office:value="90.1299" calcext:value-type="float">
            <text:p>90,1299</text:p>
          </table:table-cell>
          <table:table-cell office:value-type="float" office:value="92.9464" calcext:value-type="float">
            <text:p>92,9464</text:p>
          </table:table-cell>
          <table:table-cell office:value-type="float" office:value="7.05357" calcext:value-type="float">
            <text:p>7,05357</text:p>
          </table:table-cell>
          <table:table-cell office:value-type="float" office:value="3.0303" calcext:value-type="float">
            <text:p>3,0303</text:p>
          </table:table-cell>
          <table:table-cell office:value-type="float" office:value="0.116437" calcext:value-type="float">
            <text:p>0,116437</text:p>
          </table:table-cell>
          <table:table-cell office:value-type="float" office:value="0.016301" calcext:value-type="float">
            <text:p>0,016301</text:p>
          </table:table-cell>
          <table:table-cell office:value-type="float" office:value="0.015062" calcext:value-type="float">
            <text:p>0,015062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winequality-red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lobal</text:p>
          </table:table-cell>
          <table:table-cell office:value-type="float" office:value="1599" calcext:value-type="float">
            <text:p>1599</text:p>
          </table:table-cell>
          <table:table-cell office:value-type="float" office:value="690.4" calcext:value-type="float">
            <text:p>690,4</text:p>
          </table:table-cell>
          <table:table-cell office:value-type="float" office:value="79.2254" calcext:value-type="float">
            <text:p>79,2254</text:p>
          </table:table-cell>
          <table:table-cell office:value-type="float" office:value="20.7746" calcext:value-type="float">
            <text:p>20,7746</text:p>
          </table:table-cell>
          <table:table-cell office:value-type="float" office:value="53.9712" calcext:value-type="float">
            <text:p>53,9712</text:p>
          </table:table-cell>
          <table:table-cell office:value-type="float" office:value="54.7589" calcext:value-type="float">
            <text:p>54,7589</text:p>
          </table:table-cell>
          <table:table-cell office:value-type="float" office:value="45.2411" calcext:value-type="float">
            <text:p>45,2411</text:p>
          </table:table-cell>
          <table:table-cell office:value-type="float" office:value="1.4384" calcext:value-type="float">
            <text:p>1,4384</text:p>
          </table:table-cell>
          <table:table-cell office:value-type="float" office:value="0.0405225" calcext:value-type="float">
            <text:p>0,0405225</text:p>
          </table:table-cell>
          <table:table-cell office:value-type="float" office:value="0.0054527" calcext:value-type="float">
            <text:p>0,0054527</text:p>
          </table:table-cell>
          <table:table-cell office:value-type="float" office:value="0.0045501" calcext:value-type="float">
            <text:p>0,004550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winequality-white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lobal</text:p>
          </table:table-cell>
          <table:table-cell office:value-type="float" office:value="4898" calcext:value-type="float">
            <text:p>4898</text:p>
          </table:table-cell>
          <table:table-cell office:value-type="float" office:value="912.3" calcext:value-type="float">
            <text:p>912,3</text:p>
          </table:table-cell>
          <table:table-cell office:value-type="float" office:value="61.8839" calcext:value-type="float">
            <text:p>61,8839</text:p>
          </table:table-cell>
          <table:table-cell office:value-type="float" office:value="38.1161" calcext:value-type="float">
            <text:p>38,1161</text:p>
          </table:table-cell>
          <table:table-cell office:value-type="float" office:value="48.4892" calcext:value-type="float">
            <text:p>48,4892</text:p>
          </table:table-cell>
          <table:table-cell office:value-type="float" office:value="48.5884" calcext:value-type="float">
            <text:p>48,5884</text:p>
          </table:table-cell>
          <table:table-cell office:value-type="float" office:value="51.4116" calcext:value-type="float">
            <text:p>51,4116</text:p>
          </table:table-cell>
          <table:table-cell office:value-type="float" office:value="0.204165" calcext:value-type="float">
            <text:p>0,204165</text:p>
          </table:table-cell>
          <table:table-cell office:value-type="float" office:value="0.134226" calcext:value-type="float">
            <text:p>0,134226</text:p>
          </table:table-cell>
          <table:table-cell office:value-type="float" office:value="0.0146103" calcext:value-type="float">
            <text:p>0,0146103</text:p>
          </table:table-cell>
          <table:table-cell office:value-type="float" office:value="0.0119116" calcext:value-type="float">
            <text:p>0,0119116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pambase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Global</text:p>
          </table:table-cell>
          <table:table-cell office:value-type="float" office:value="4597" calcext:value-type="float">
            <text:p>4597</text:p>
          </table:table-cell>
          <table:table-cell office:value-type="float" office:value="1368.1" calcext:value-type="float">
            <text:p>1368,1</text:p>
          </table:table-cell>
          <table:table-cell office:value-type="float" office:value="88.1161" calcext:value-type="float">
            <text:p>88,1161</text:p>
          </table:table-cell>
          <table:table-cell office:value-type="float" office:value="11.8839" calcext:value-type="float">
            <text:p>11,8839</text:p>
          </table:table-cell>
          <table:table-cell office:value-type="float" office:value="80.8788" calcext:value-type="float">
            <text:p>80,8788</text:p>
          </table:table-cell>
          <table:table-cell office:value-type="float" office:value="85.0801" calcext:value-type="float">
            <text:p>85,0801</text:p>
          </table:table-cell>
          <table:table-cell office:value-type="float" office:value="14.9199" calcext:value-type="float">
            <text:p>14,9199</text:p>
          </table:table-cell>
          <table:table-cell office:value-type="float" office:value="4.938" calcext:value-type="float">
            <text:p>4,938</text:p>
          </table:table-cell>
          <table:table-cell office:value-type="float" office:value="0.322029" calcext:value-type="float">
            <text:p>0,322029</text:p>
          </table:table-cell>
          <table:table-cell office:value-type="float" office:value="0.0439089" calcext:value-type="float">
            <text:p>0,0439089</text:p>
          </table:table-cell>
          <table:table-cell office:value-type="float" office:value="0.0409563" calcext:value-type="float">
            <text:p>0,0409563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nbased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lobal</text:p>
          </table:table-cell>
          <table:table-cell office:value-type="float" office:value="10992" calcext:value-type="float">
            <text:p>10992</text:p>
          </table:table-cell>
          <table:table-cell office:value-type="float" office:value="7732.4" calcext:value-type="float">
            <text:p>7732,4</text:p>
          </table:table-cell>
          <table:table-cell office:value-type="float" office:value="99.8608" calcext:value-type="float">
            <text:p>99,8608</text:p>
          </table:table-cell>
          <table:table-cell office:value-type="float" office:value="0.139158" calcext:value-type="float">
            <text:p>0,139158</text:p>
          </table:table-cell>
          <table:table-cell office:value-type="float" office:value="93.9865" calcext:value-type="float">
            <text:p>93,9865</text:p>
          </table:table-cell>
          <table:table-cell office:value-type="float" office:value="98.9275" calcext:value-type="float">
            <text:p>98,9275</text:p>
          </table:table-cell>
          <table:table-cell office:value-type="float" office:value="1.07249" calcext:value-type="float">
            <text:p>1,07249</text:p>
          </table:table-cell>
          <table:table-cell office:value-type="float" office:value="4.99454" calcext:value-type="float">
            <text:p>4,99454</text:p>
          </table:table-cell>
          <table:table-cell office:value-type="float" office:value="0.294767" calcext:value-type="float">
            <text:p>0,294767</text:p>
          </table:table-cell>
          <table:table-cell office:value-type="float" office:value="0.0693547" calcext:value-type="float">
            <text:p>0,0693547</text:p>
          </table:table-cell>
          <table:table-cell office:value-type="float" office:value="0.0621678" calcext:value-type="float">
            <text:p>0,0621678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ing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lobal</text:p>
          </table:table-cell>
          <table:table-cell office:value-type="float" office:value="7400" calcext:value-type="float">
            <text:p>7400</text:p>
          </table:table-cell>
          <table:table-cell office:value-type="float" office:value="5048.6" calcext:value-type="float">
            <text:p>5048,6</text:p>
          </table:table-cell>
          <table:table-cell office:value-type="float" office:value="99.3493" calcext:value-type="float">
            <text:p>99,3493</text:p>
          </table:table-cell>
          <table:table-cell office:value-type="float" office:value="0.650651" calcext:value-type="float">
            <text:p>0,650651</text:p>
          </table:table-cell>
          <table:table-cell office:value-type="float" office:value="54.4595" calcext:value-type="float">
            <text:p>54,4595</text:p>
          </table:table-cell>
          <table:table-cell office:value-type="float" office:value="79.0196" calcext:value-type="float">
            <text:p>79,0196</text:p>
          </table:table-cell>
          <table:table-cell office:value-type="float" office:value="20.9804" calcext:value-type="float">
            <text:p>20,9804</text:p>
          </table:table-cell>
          <table:table-cell office:value-type="float" office:value="31.0811" calcext:value-type="float">
            <text:p>31,0811</text:p>
          </table:table-cell>
          <table:table-cell office:value-type="float" office:value="0.813946" calcext:value-type="float">
            <text:p>0,813946</text:p>
          </table:table-cell>
          <table:table-cell office:value-type="float" office:value="0.161253" calcext:value-type="float">
            <text:p>0,161253</text:p>
          </table:table-cell>
          <table:table-cell office:value-type="float" office:value="0.156686" calcext:value-type="float">
            <text:p>0,156686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wonorm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lobal</text:p>
          </table:table-cell>
          <table:table-cell office:value-type="float" office:value="7400" calcext:value-type="float">
            <text:p>7400</text:p>
          </table:table-cell>
          <table:table-cell office:value-type="float" office:value="6652.9" calcext:value-type="float">
            <text:p>6652,9</text:p>
          </table:table-cell>
          <table:table-cell office:value-type="float" office:value="99.964" calcext:value-type="float">
            <text:p>99,964</text:p>
          </table:table-cell>
          <table:table-cell office:value-type="float" office:value="0.036036" calcext:value-type="float">
            <text:p>0,036036</text:p>
          </table:table-cell>
          <table:table-cell office:value-type="float" office:value="34.3919" calcext:value-type="float">
            <text:p>34,3919</text:p>
          </table:table-cell>
          <table:table-cell office:value-type="float" office:value="91.3168" calcext:value-type="float">
            <text:p>91,3168</text:p>
          </table:table-cell>
          <table:table-cell office:value-type="float" office:value="8.68317" calcext:value-type="float">
            <text:p>8,68317</text:p>
          </table:table-cell>
          <table:table-cell office:value-type="float" office:value="62.3378" calcext:value-type="float">
            <text:p>62,3378</text:p>
          </table:table-cell>
          <table:table-cell office:value-type="float" office:value="1.08658" calcext:value-type="float">
            <text:p>1,08658</text:p>
          </table:table-cell>
          <table:table-cell office:value-type="float" office:value="0.240432" calcext:value-type="float">
            <text:p>0,240432</text:p>
          </table:table-cell>
          <table:table-cell office:value-type="float" office:value="0.23579" calcext:value-type="float">
            <text:p>0,23579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atimage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Global</text:p>
          </table:table-cell>
          <table:table-cell office:value-type="float" office:value="6435" calcext:value-type="float">
            <text:p>6435</text:p>
          </table:table-cell>
          <table:table-cell office:value-type="float" office:value="1979.7" calcext:value-type="float">
            <text:p>1979,7</text:p>
          </table:table-cell>
          <table:table-cell office:value-type="float" office:value="77.5602" calcext:value-type="float">
            <text:p>77,5602</text:p>
          </table:table-cell>
          <table:table-cell office:value-type="float" office:value="22.4398" calcext:value-type="float">
            <text:p>22,4398</text:p>
          </table:table-cell>
          <table:table-cell office:value-type="float" office:value="64.5998" calcext:value-type="float">
            <text:p>64,5998</text:p>
          </table:table-cell>
          <table:table-cell office:value-type="float" office:value="64.9836" calcext:value-type="float">
            <text:p>64,9836</text:p>
          </table:table-cell>
          <table:table-cell office:value-type="float" office:value="35.0164" calcext:value-type="float">
            <text:p>35,0164</text:p>
          </table:table-cell>
          <table:table-cell office:value-type="float" office:value="0.590521" calcext:value-type="float">
            <text:p>0,590521</text:p>
          </table:table-cell>
          <table:table-cell office:value-type="float" office:value="1.77106" calcext:value-type="float">
            <text:p>1,77106</text:p>
          </table:table-cell>
          <table:table-cell office:value-type="float" office:value="0.18437" calcext:value-type="float">
            <text:p>0,18437</text:p>
          </table:table-cell>
          <table:table-cell office:value-type="float" office:value="0.180531" calcext:value-type="float">
            <text:p>0,18053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exture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lobal</text:p>
          </table:table-cell>
          <table:table-cell office:value-type="float" office:value="5500" calcext:value-type="float">
            <text:p>5500</text:p>
          </table:table-cell>
          <table:table-cell office:value-type="float" office:value="3661.8" calcext:value-type="float">
            <text:p>3661,8</text:p>
          </table:table-cell>
          <table:table-cell office:value-type="float" office:value="97.93" calcext:value-type="float">
            <text:p>97,93</text:p>
          </table:table-cell>
          <table:table-cell office:value-type="float" office:value="2.07003" calcext:value-type="float">
            <text:p>2,07003</text:p>
          </table:table-cell>
          <table:table-cell office:value-type="float" office:value="87.6364" calcext:value-type="float">
            <text:p>87,6364</text:p>
          </table:table-cell>
          <table:table-cell office:value-type="float" office:value="93.5196" calcext:value-type="float">
            <text:p>93,5196</text:p>
          </table:table-cell>
          <table:table-cell office:value-type="float" office:value="6.4804" calcext:value-type="float">
            <text:p>6,4804</text:p>
          </table:table-cell>
          <table:table-cell office:value-type="float" office:value="6.29091" calcext:value-type="float">
            <text:p>6,29091</text:p>
          </table:table-cell>
          <table:table-cell office:value-type="float" office:value="1.65205" calcext:value-type="float">
            <text:p>1,65205</text:p>
          </table:table-cell>
          <table:table-cell office:value-type="float" office:value="0.18213" calcext:value-type="float">
            <text:p>0,18213</text:p>
          </table:table-cell>
          <table:table-cell office:value-type="float" office:value="0.178931" calcext:value-type="float">
            <text:p>0,17893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etter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lobal</text:p>
          </table:table-cell>
          <table:table-cell office:value-type="float" office:value="20000" calcext:value-type="float">
            <text:p>20000</text:p>
          </table:table-cell>
          <table:table-cell office:value-type="float" office:value="7173" calcext:value-type="float">
            <text:p>7173</text:p>
          </table:table-cell>
          <table:table-cell office:value-type="float" office:value="85.318" calcext:value-type="float">
            <text:p>85,318</text:p>
          </table:table-cell>
          <table:table-cell office:value-type="float" office:value="14.682" calcext:value-type="float">
            <text:p>14,682</text:p>
          </table:table-cell>
          <table:table-cell office:value-type="float" office:value="75.995" calcext:value-type="float">
            <text:p>75,995</text:p>
          </table:table-cell>
          <table:table-cell office:value-type="float" office:value="76.1778" calcext:value-type="float">
            <text:p>76,1778</text:p>
          </table:table-cell>
          <table:table-cell office:value-type="float" office:value="23.8222" calcext:value-type="float">
            <text:p>23,8222</text:p>
          </table:table-cell>
          <table:table-cell office:value-type="float" office:value="0.24" calcext:value-type="float">
            <text:p>0,24</text:p>
          </table:table-cell>
          <table:table-cell office:value-type="float" office:value="1.11315" calcext:value-type="float">
            <text:p>1,11315</text:p>
          </table:table-cell>
          <table:table-cell office:value-type="float" office:value="0.15601" calcext:value-type="float">
            <text:p>0,15601</text:p>
          </table:table-cell>
          <table:table-cell office:value-type="float" office:value="0.14236" calcext:value-type="float">
            <text:p>0,14236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7" table:number-columns-repeated="5"/>
          <table:table-cell table:style-name="ce10" table:formula="of:=AVERAGE([.F30:.F41])" office:value-type="float" office:value="6080.58333333333" calcext:value-type="float">
            <text:p>6080,58</text:p>
          </table:table-cell>
          <table:table-cell table:style-name="ce10" table:formula="of:=AVERAGE([.G30:.G41])" office:value-type="float" office:value="3120.25833333333" calcext:value-type="float">
            <text:p>3120,26</text:p>
          </table:table-cell>
          <table:table-cell table:style-name="ce10" table:formula="of:=AVERAGE([.H30:.H41])" office:value-type="float" office:value="90.1717333333333" calcext:value-type="float">
            <text:p>90,17</text:p>
          </table:table-cell>
          <table:table-cell table:style-name="ce10" table:formula="of:=AVERAGE([.I30:.I41])" office:value-type="float" office:value="9.82826483333333" calcext:value-type="float">
            <text:p>9,83</text:p>
          </table:table-cell>
          <table:table-cell table:style-name="ce10" table:formula="of:=AVERAGE([.J30:.J41])" office:value-type="float" office:value="69.0655916666667" calcext:value-type="float">
            <text:p>69,07</text:p>
          </table:table-cell>
          <table:table-cell table:style-name="ce10" table:formula="of:=AVERAGE([.K30:.K41])" office:value-type="float" office:value="78.446725" calcext:value-type="float">
            <text:p>78,45</text:p>
          </table:table-cell>
          <table:table-cell table:style-name="ce10" table:formula="of:=AVERAGE([.L30:.L41])" office:value-type="float" office:value="21.5532666666667" calcext:value-type="float">
            <text:p>21,55</text:p>
          </table:table-cell>
          <table:table-cell table:style-name="ce10" table:formula="of:=AVERAGE([.M30:.M41])" office:value-type="float" office:value="11.12495725" calcext:value-type="float">
            <text:p>11,12</text:p>
          </table:table-cell>
          <table:table-cell table:style-name="ce12" table:formula="of:=AVERAGE([.N30:.N41])" office:value-type="float" office:value="0.621660741666667" calcext:value-type="float">
            <text:p>0,62166</text:p>
          </table:table-cell>
          <table:table-cell table:style-name="ce12" table:formula="of:=AVERAGE([.O30:.O41])" office:value-type="float" office:value="0.0911495333333333" calcext:value-type="float">
            <text:p>0,09115</text:p>
          </table:table-cell>
          <table:table-cell table:style-name="ce12" table:formula="of:=AVERAGE([.P30:.P41])" office:value-type="float" office:value="0.0873173333333333" calcext:value-type="float">
            <text:p>0,08732</text:p>
          </table:table-cell>
          <table:table-cell table:style-name="ce7" table:formula="of:=AVERAGE([.Q30:.Q41])" office:value-type="float" office:value="0" calcext:value-type="float">
            <text:p>0</text:p>
          </table:table-cell>
          <table:table-cell table:style-name="ce7" table:formula="of:=AVERAGE([.R30:.R41])" office:value-type="float" office:value="0" calcext:value-type="float">
            <text:p>0</text:p>
          </table:table-cell>
          <table:table-cell table:style-name="ce7" table:formula="of:=AVERAGE([.S30:.S41])" office:value-type="float" office:value="0" calcext:value-type="float">
            <text:p>0</text:p>
          </table:table-cell>
          <table:table-cell table:style-name="ce10" table:formula="of:=([.P42]/[.F42])*1000000" office:value-type="float" office:value="14.3600257650719" calcext:value-type="float">
            <text:p>14,36</text:p>
          </table:table-cell>
        </table:table-row>
      </table:table>
      <table:table table:name="veces03_ConFiltro" table:style-name="ta1"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8" table:number-columns-repeated="2" table:default-cell-style-name="Default"/>
        <table:table-column table:style-name="co11" table:default-cell-style-name="Default"/>
        <table:table-column table:style-name="co8" table:number-columns-repeated="3" table:default-cell-style-name="Default"/>
        <table:table-column table:style-name="co10" table:default-cell-style-name="Default"/>
        <table:table-column table:style-name="co11" table:number-columns-repeated="3" table:default-cell-style-name="Default"/>
        <table:table-column table:style-name="co3" table:number-columns-repeated="3" table:default-cell-style-name="Default"/>
        <table:table-column table:style-name="co1" table:default-cell-style-name="Default"/>
        <table:table-row table:style-name="ro1">
          <table:table-cell table:style-name="ce7" table:number-columns-repeated="5"/>
          <table:table-cell table:style-name="ce8" office:value-type="string" calcext:value-type="string">
            <text:p>Ejemplos</text:p>
          </table:table-cell>
          <table:table-cell table:style-name="ce8" office:value-type="string" calcext:value-type="string">
            <text:p>Patrones</text:p>
          </table:table-cell>
          <table:table-cell table:style-name="ce8" office:value-type="string" calcext:value-type="string">
            <text:p>Train</text:p>
          </table:table-cell>
          <table:table-cell table:style-name="ce8" office:value-type="string" calcext:value-type="string">
            <text:p>Error</text:p>
          </table:table-cell>
          <table:table-cell table:style-name="ce8" office:value-type="string" calcext:value-type="string">
            <text:p>Test</text:p>
          </table:table-cell>
          <table:table-cell table:style-name="ce8" office:value-type="string" calcext:value-type="string">
            <text:p>TestNC</text:p>
          </table:table-cell>
          <table:table-cell table:style-name="ce8" office:value-type="string" calcext:value-type="string">
            <text:p>Error</text:p>
          </table:table-cell>
          <table:table-cell table:style-name="ce8" office:value-type="string" calcext:value-type="string">
            <text:p>%NC</text:p>
          </table:table-cell>
          <table:table-cell table:style-name="ce11" office:value-type="string" calcext:value-type="string">
            <text:p>T_Train</text:p>
          </table:table-cell>
          <table:table-cell table:style-name="ce11" office:value-type="string" calcext:value-type="string">
            <text:p>T_Test</text:p>
          </table:table-cell>
          <table:table-cell table:style-name="ce11" office:value-type="string" calcext:value-type="string">
            <text:p>T_CPU_Test</text:p>
          </table:table-cell>
          <table:table-cell table:style-name="ce7" table:number-columns-repeated="3"/>
          <table:table-cell table:style-name="ce8" office:value-type="string" calcext:value-type="string">
            <text:p>Infer/Example</text:p>
          </table:table-cell>
        </table:table-row>
        <table:table-row table:style-name="ro1">
          <table:table-cell office:value-type="string" calcext:value-type="string">
            <text:p>abalone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lobal</text:p>
          </table:table-cell>
          <table:table-cell office:value-type="float" office:value="4174" calcext:value-type="float">
            <text:p>4174</text:p>
          </table:table-cell>
          <table:table-cell office:value-type="float" office:value="145.2" calcext:value-type="float">
            <text:p>145,2</text:p>
          </table:table-cell>
          <table:table-cell office:value-type="float" office:value="26.9329" calcext:value-type="float">
            <text:p>26,9329</text:p>
          </table:table-cell>
          <table:table-cell office:value-type="float" office:value="73.0671" calcext:value-type="float">
            <text:p>73,0671</text:p>
          </table:table-cell>
          <table:table-cell office:value-type="float" office:value="16.6267" calcext:value-type="float">
            <text:p>16,6267</text:p>
          </table:table-cell>
          <table:table-cell office:value-type="float" office:value="16.6387" calcext:value-type="float">
            <text:p>16,6387</text:p>
          </table:table-cell>
          <table:table-cell office:value-type="float" office:value="83.3613" calcext:value-type="float">
            <text:p>83,3613</text:p>
          </table:table-cell>
          <table:table-cell office:value-type="float" office:value="0.0718735" calcext:value-type="float">
            <text:p>0,0718735</text:p>
          </table:table-cell>
          <table:table-cell office:value-type="float" office:value="0.0980419" calcext:value-type="float">
            <text:p>0,0980419</text:p>
          </table:table-cell>
          <table:table-cell office:value-type="float" office:value="0.0079712" calcext:value-type="float">
            <text:p>0,0079712</text:p>
          </table:table-cell>
          <table:table-cell office:value-type="float" office:value="0.0055477" calcext:value-type="float">
            <text:p>0,0055477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anana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lobal</text:p>
          </table:table-cell>
          <table:table-cell office:value-type="float" office:value="5300" calcext:value-type="float">
            <text:p>5300</text:p>
          </table:table-cell>
          <table:table-cell office:value-type="float" office:value="18.9" calcext:value-type="float">
            <text:p>18,9</text:p>
          </table:table-cell>
          <table:table-cell office:value-type="float" office:value="63.2144" calcext:value-type="float">
            <text:p>63,2144</text:p>
          </table:table-cell>
          <table:table-cell office:value-type="float" office:value="36.7856" calcext:value-type="float">
            <text:p>36,7856</text:p>
          </table:table-cell>
          <table:table-cell office:value-type="float" office:value="79.3962" calcext:value-type="float">
            <text:p>79,3962</text:p>
          </table:table-cell>
          <table:table-cell office:value-type="float" office:value="79.4112" calcext:value-type="float">
            <text:p>79,4112</text:p>
          </table:table-cell>
          <table:table-cell office:value-type="float" office:value="20.5888" calcext:value-type="float">
            <text:p>20,5888</text:p>
          </table:table-cell>
          <table:table-cell office:value-type="float" office:value="0.0188679" calcext:value-type="float">
            <text:p>0,0188679</text:p>
          </table:table-cell>
          <table:table-cell office:value-type="float" office:value="0.0330937" calcext:value-type="float">
            <text:p>0,0330937</text:p>
          </table:table-cell>
          <table:table-cell office:value-type="float" office:value="0.0035576" calcext:value-type="float">
            <text:p>0,0035576</text:p>
          </table:table-cell>
          <table:table-cell office:value-type="float" office:value="0.0008639" calcext:value-type="float">
            <text:p>0,0008639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upa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lobal</text:p>
          </table:table-cell>
          <table:table-cell office:value-type="float" office:value="345" calcext:value-type="float">
            <text:p>345</text:p>
          </table:table-cell>
          <table:table-cell office:value-type="float" office:value="124.3" calcext:value-type="float">
            <text:p>124,3</text:p>
          </table:table-cell>
          <table:table-cell office:value-type="float" office:value="71.7713" calcext:value-type="float">
            <text:p>71,7713</text:p>
          </table:table-cell>
          <table:table-cell office:value-type="float" office:value="28.2287" calcext:value-type="float">
            <text:p>28,2287</text:p>
          </table:table-cell>
          <table:table-cell office:value-type="float" office:value="59.7101" calcext:value-type="float">
            <text:p>59,7101</text:p>
          </table:table-cell>
          <table:table-cell office:value-type="float" office:value="61.4925" calcext:value-type="float">
            <text:p>61,4925</text:p>
          </table:table-cell>
          <table:table-cell office:value-type="float" office:value="38.5075" calcext:value-type="float">
            <text:p>38,5075</text:p>
          </table:table-cell>
          <table:table-cell office:value-type="float" office:value="2.89855" calcext:value-type="float">
            <text:p>2,89855</text:p>
          </table:table-cell>
          <table:table-cell office:value-type="float" office:value="0.0033714" calcext:value-type="float">
            <text:p>0,0033714</text:p>
          </table:table-cell>
          <table:table-cell office:value-type="float" office:value="0.0003864" calcext:value-type="float">
            <text:p>0,0003864</text:p>
          </table:table-cell>
          <table:table-cell office:value-type="float" office:value="0.0001987" calcext:value-type="float">
            <text:p>0,0001987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lare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obal</text:p>
          </table:table-cell>
          <table:table-cell office:value-type="float" office:value="1066" calcext:value-type="float">
            <text:p>1066</text:p>
          </table:table-cell>
          <table:table-cell office:value-type="float" office:value="246.7" calcext:value-type="float">
            <text:p>246,7</text:p>
          </table:table-cell>
          <table:table-cell office:value-type="float" office:value="83.203" calcext:value-type="float">
            <text:p>83,203</text:p>
          </table:table-cell>
          <table:table-cell office:value-type="float" office:value="12.3284" calcext:value-type="float">
            <text:p>12,3284</text:p>
          </table:table-cell>
          <table:table-cell office:value-type="float" office:value="61.257" calcext:value-type="float">
            <text:p>61,257</text:p>
          </table:table-cell>
          <table:table-cell office:value-type="float" office:value="80.8168" calcext:value-type="float">
            <text:p>80,8168</text:p>
          </table:table-cell>
          <table:table-cell office:value-type="float" office:value="19.1832" calcext:value-type="float">
            <text:p>19,1832</text:p>
          </table:table-cell>
          <table:table-cell office:value-type="float" office:value="24.2026" calcext:value-type="float">
            <text:p>24,2026</text:p>
          </table:table-cell>
          <table:table-cell office:value-type="float" office:value="0.0100089" calcext:value-type="float">
            <text:p>0,0100089</text:p>
          </table:table-cell>
          <table:table-cell office:value-type="float" office:value="0.001103" calcext:value-type="float">
            <text:p>0,001103</text:p>
          </table:table-cell>
          <table:table-cell office:value-type="float" office:value="0.0005302" calcext:value-type="float">
            <text:p>0,0005302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heart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Global</text:p>
          </table:table-cell>
          <table:table-cell office:value-type="float" office:value="270" calcext:value-type="float">
            <text:p>270</text:p>
          </table:table-cell>
          <table:table-cell office:value-type="float" office:value="235.8" calcext:value-type="float">
            <text:p>235,8</text:p>
          </table:table-cell>
          <table:table-cell office:value-type="float" office:value="99.4959" calcext:value-type="float">
            <text:p>99,4959</text:p>
          </table:table-cell>
          <table:table-cell office:value-type="float" office:value="0.504115" calcext:value-type="float">
            <text:p>0,504115</text:p>
          </table:table-cell>
          <table:table-cell office:value-type="float" office:value="22.963" calcext:value-type="float">
            <text:p>22,963</text:p>
          </table:table-cell>
          <table:table-cell office:value-type="float" office:value="92.5373" calcext:value-type="float">
            <text:p>92,5373</text:p>
          </table:table-cell>
          <table:table-cell office:value-type="float" office:value="7.46269" calcext:value-type="float">
            <text:p>7,46269</text:p>
          </table:table-cell>
          <table:table-cell office:value-type="float" office:value="75.1852" calcext:value-type="float">
            <text:p>75,1852</text:p>
          </table:table-cell>
          <table:table-cell office:value-type="float" office:value="0.0031479" calcext:value-type="float">
            <text:p>0,0031479</text:p>
          </table:table-cell>
          <table:table-cell office:value-type="float" office:value="0.0004801" calcext:value-type="float">
            <text:p>0,0004801</text:p>
          </table:table-cell>
          <table:table-cell office:value-type="float" office:value="0.0002994" calcext:value-type="float">
            <text:p>0,0002994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ris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lobal</text:p>
          </table:table-cell>
          <table:table-cell office:value-type="float" office:value="150" calcext:value-type="float">
            <text:p>150</text:p>
          </table:table-cell>
          <table:table-cell office:value-type="float" office:value="41.7" calcext:value-type="float">
            <text:p>41,7</text:p>
          </table:table-cell>
          <table:table-cell office:value-type="float" office:value="92.5926" calcext:value-type="float">
            <text:p>92,5926</text:p>
          </table:table-cell>
          <table:table-cell office:value-type="float" office:value="7.40741" calcext:value-type="float">
            <text:p>7,40741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0012339" calcext:value-type="float">
            <text:p>0,0012339</text:p>
          </table:table-cell>
          <table:table-cell office:value-type="float" office:value="0.0001245" calcext:value-type="float">
            <text:p>0,0001245</text:p>
          </table:table-cell>
          <table:table-cell table:style-name="ce13" office:value-type="float" office:value="0.0000436" calcext:value-type="float">
            <text:p>4,36E-05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ed7digit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lobal</text:p>
          </table:table-cell>
          <table:table-cell office:value-type="float" office:value="500" calcext:value-type="float">
            <text:p>500</text:p>
          </table:table-cell>
          <table:table-cell office:value-type="float" office:value="67.9" calcext:value-type="float">
            <text:p>67,9</text:p>
          </table:table-cell>
          <table:table-cell office:value-type="float" office:value="77.2" calcext:value-type="float">
            <text:p>77,2</text:p>
          </table:table-cell>
          <table:table-cell office:value-type="float" office:value="18.008" calcext:value-type="float">
            <text:p>18,008</text:p>
          </table:table-cell>
          <table:table-cell office:value-type="float" office:value="63" calcext:value-type="float">
            <text:p>63</text:p>
          </table:table-cell>
          <table:table-cell office:value-type="float" office:value="76.087" calcext:value-type="float">
            <text:p>76,087</text:p>
          </table:table-cell>
          <table:table-cell office:value-type="float" office:value="23.913" calcext:value-type="float">
            <text:p>23,913</text:p>
          </table:table-cell>
          <table:table-cell office:value-type="float" office:value="17.2" calcext:value-type="float">
            <text:p>17,2</text:p>
          </table:table-cell>
          <table:table-cell office:value-type="float" office:value="0.003949" calcext:value-type="float">
            <text:p>0,003949</text:p>
          </table:table-cell>
          <table:table-cell office:value-type="float" office:value="0.0004325" calcext:value-type="float">
            <text:p>0,0004325</text:p>
          </table:table-cell>
          <table:table-cell office:value-type="float" office:value="0.0001663" calcext:value-type="float">
            <text:p>0,0001663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ammographic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obal</text:p>
          </table:table-cell>
          <table:table-cell office:value-type="float" office:value="830" calcext:value-type="float">
            <text:p>830</text:p>
          </table:table-cell>
          <table:table-cell office:value-type="float" office:value="159" calcext:value-type="float">
            <text:p>159</text:p>
          </table:table-cell>
          <table:table-cell office:value-type="float" office:value="86.9836" calcext:value-type="float">
            <text:p>86,9836</text:p>
          </table:table-cell>
          <table:table-cell office:value-type="float" office:value="13.0164" calcext:value-type="float">
            <text:p>13,0164</text:p>
          </table:table-cell>
          <table:table-cell office:value-type="float" office:value="76.0241" calcext:value-type="float">
            <text:p>76,0241</text:p>
          </table:table-cell>
          <table:table-cell office:value-type="float" office:value="82.0546" calcext:value-type="float">
            <text:p>82,0546</text:p>
          </table:table-cell>
          <table:table-cell office:value-type="float" office:value="17.9454" calcext:value-type="float">
            <text:p>17,9454</text:p>
          </table:table-cell>
          <table:table-cell office:value-type="float" office:value="7.3494" calcext:value-type="float">
            <text:p>7,3494</text:p>
          </table:table-cell>
          <table:table-cell office:value-type="float" office:value="0.0063309" calcext:value-type="float">
            <text:p>0,0063309</text:p>
          </table:table-cell>
          <table:table-cell office:value-type="float" office:value="0.0006998" calcext:value-type="float">
            <text:p>0,0006998</text:p>
          </table:table-cell>
          <table:table-cell office:value-type="float" office:value="0.0002448" calcext:value-type="float">
            <text:p>0,0002448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ewthyroid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Global</text:p>
          </table:table-cell>
          <table:table-cell office:value-type="float" office:value="215" calcext:value-type="float">
            <text:p>215</text:p>
          </table:table-cell>
          <table:table-cell office:value-type="float" office:value="46.8" calcext:value-type="float">
            <text:p>46,8</text:p>
          </table:table-cell>
          <table:table-cell office:value-type="float" office:value="94.3152" calcext:value-type="float">
            <text:p>94,3152</text:p>
          </table:table-cell>
          <table:table-cell office:value-type="float" office:value="5.68475" calcext:value-type="float">
            <text:p>5,68475</text:p>
          </table:table-cell>
          <table:table-cell office:value-type="float" office:value="92.093" calcext:value-type="float">
            <text:p>92,093</text:p>
          </table:table-cell>
          <table:table-cell office:value-type="float" office:value="92.9577" calcext:value-type="float">
            <text:p>92,9577</text:p>
          </table:table-cell>
          <table:table-cell office:value-type="float" office:value="7.04225" calcext:value-type="float">
            <text:p>7,04225</text:p>
          </table:table-cell>
          <table:table-cell office:value-type="float" office:value="0.930233" calcext:value-type="float">
            <text:p>0,930233</text:p>
          </table:table-cell>
          <table:table-cell office:value-type="float" office:value="0.0017005" calcext:value-type="float">
            <text:p>0,0017005</text:p>
          </table:table-cell>
          <table:table-cell office:value-type="float" office:value="0.000194" calcext:value-type="float">
            <text:p>0,000194</text:p>
          </table:table-cell>
          <table:table-cell table:style-name="ce13" office:value-type="float" office:value="0.0000736" calcext:value-type="float">
            <text:p>7,36E-05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age-blocks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lobal</text:p>
          </table:table-cell>
          <table:table-cell office:value-type="float" office:value="5472" calcext:value-type="float">
            <text:p>5472</text:p>
          </table:table-cell>
          <table:table-cell office:value-type="float" office:value="160.3" calcext:value-type="float">
            <text:p>160,3</text:p>
          </table:table-cell>
          <table:table-cell office:value-type="float" office:value="93.886" calcext:value-type="float">
            <text:p>93,886</text:p>
          </table:table-cell>
          <table:table-cell office:value-type="float" office:value="6.11395" calcext:value-type="float">
            <text:p>6,11395</text:p>
          </table:table-cell>
          <table:table-cell office:value-type="float" office:value="93.6952" calcext:value-type="float">
            <text:p>93,6952</text:p>
          </table:table-cell>
          <table:table-cell office:value-type="float" office:value="93.8839" calcext:value-type="float">
            <text:p>93,8839</text:p>
          </table:table-cell>
          <table:table-cell office:value-type="float" office:value="6.1161" calcext:value-type="float">
            <text:p>6,1161</text:p>
          </table:table-cell>
          <table:table-cell office:value-type="float" office:value="0.201023" calcext:value-type="float">
            <text:p>0,201023</text:p>
          </table:table-cell>
          <table:table-cell office:value-type="float" office:value="0.05719" calcext:value-type="float">
            <text:p>0,05719</text:p>
          </table:table-cell>
          <table:table-cell office:value-type="float" office:value="0.0065216" calcext:value-type="float">
            <text:p>0,0065216</text:p>
          </table:table-cell>
          <table:table-cell office:value-type="float" office:value="0.0036361" calcext:value-type="float">
            <text:p>0,003636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honeme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Global</text:p>
          </table:table-cell>
          <table:table-cell office:value-type="float" office:value="5404" calcext:value-type="float">
            <text:p>5404</text:p>
          </table:table-cell>
          <table:table-cell office:value-type="float" office:value="211" calcext:value-type="float">
            <text:p>211</text:p>
          </table:table-cell>
          <table:table-cell office:value-type="float" office:value="80.992" calcext:value-type="float">
            <text:p>80,992</text:p>
          </table:table-cell>
          <table:table-cell office:value-type="float" office:value="19.008" calcext:value-type="float">
            <text:p>19,008</text:p>
          </table:table-cell>
          <table:table-cell table:number-columns-repeated="2" office:value-type="float" office:value="79.9408" calcext:value-type="float">
            <text:p>79,9408</text:p>
          </table:table-cell>
          <table:table-cell office:value-type="float" office:value="20.0592" calcext:value-type="float">
            <text:p>20,0592</text:p>
          </table:table-cell>
          <table:table-cell office:value-type="float" office:value="0" calcext:value-type="float">
            <text:p>0</text:p>
          </table:table-cell>
          <table:table-cell office:value-type="float" office:value="0.0468634" calcext:value-type="float">
            <text:p>0,0468634</text:p>
          </table:table-cell>
          <table:table-cell office:value-type="float" office:value="0.0052439" calcext:value-type="float">
            <text:p>0,0052439</text:p>
          </table:table-cell>
          <table:table-cell office:value-type="float" office:value="0.0022935" calcext:value-type="float">
            <text:p>0,0022935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ima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lobal</text:p>
          </table:table-cell>
          <table:table-cell office:value-type="float" office:value="768" calcext:value-type="float">
            <text:p>768</text:p>
          </table:table-cell>
          <table:table-cell office:value-type="float" office:value="420.8" calcext:value-type="float">
            <text:p>420,8</text:p>
          </table:table-cell>
          <table:table-cell office:value-type="float" office:value="86.896" calcext:value-type="float">
            <text:p>86,896</text:p>
          </table:table-cell>
          <table:table-cell office:value-type="float" office:value="13.104" calcext:value-type="float">
            <text:p>13,104</text:p>
          </table:table-cell>
          <table:table-cell office:value-type="float" office:value="68.4896" calcext:value-type="float">
            <text:p>68,4896</text:p>
          </table:table-cell>
          <table:table-cell office:value-type="float" office:value="70.6989" calcext:value-type="float">
            <text:p>70,6989</text:p>
          </table:table-cell>
          <table:table-cell office:value-type="float" office:value="29.3011" calcext:value-type="float">
            <text:p>29,3011</text:p>
          </table:table-cell>
          <table:table-cell office:value-type="float" office:value="3.125" calcext:value-type="float">
            <text:p>3,125</text:p>
          </table:table-cell>
          <table:table-cell office:value-type="float" office:value="0.0082464" calcext:value-type="float">
            <text:p>0,0082464</text:p>
          </table:table-cell>
          <table:table-cell office:value-type="float" office:value="0.0010805" calcext:value-type="float">
            <text:p>0,0010805</text:p>
          </table:table-cell>
          <table:table-cell office:value-type="float" office:value="0.0006516" calcext:value-type="float">
            <text:p>0,0006516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aheart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lobal</text:p>
          </table:table-cell>
          <table:table-cell office:value-type="float" office:value="462" calcext:value-type="float">
            <text:p>462</text:p>
          </table:table-cell>
          <table:table-cell office:value-type="float" office:value="351.1" calcext:value-type="float">
            <text:p>351,1</text:p>
          </table:table-cell>
          <table:table-cell office:value-type="float" office:value="94.1679" calcext:value-type="float">
            <text:p>94,1679</text:p>
          </table:table-cell>
          <table:table-cell office:value-type="float" office:value="5.83213" calcext:value-type="float">
            <text:p>5,83213</text:p>
          </table:table-cell>
          <table:table-cell office:value-type="float" office:value="59.7403" calcext:value-type="float">
            <text:p>59,7403</text:p>
          </table:table-cell>
          <table:table-cell office:value-type="float" office:value="63.5945" calcext:value-type="float">
            <text:p>63,5945</text:p>
          </table:table-cell>
          <table:table-cell office:value-type="float" office:value="36.4055" calcext:value-type="float">
            <text:p>36,4055</text:p>
          </table:table-cell>
          <table:table-cell office:value-type="float" office:value="6.06061" calcext:value-type="float">
            <text:p>6,06061</text:p>
          </table:table-cell>
          <table:table-cell office:value-type="float" office:value="0.0051665" calcext:value-type="float">
            <text:p>0,0051665</text:p>
          </table:table-cell>
          <table:table-cell office:value-type="float" office:value="0.0009199" calcext:value-type="float">
            <text:p>0,0009199</text:p>
          </table:table-cell>
          <table:table-cell office:value-type="float" office:value="0.0006329" calcext:value-type="float">
            <text:p>0,0006329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huttle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lobal</text:p>
          </table:table-cell>
          <table:table-cell office:value-type="float" office:value="57999" calcext:value-type="float">
            <text:p>57999</text:p>
          </table:table-cell>
          <table:table-cell office:value-type="float" office:value="72.8" calcext:value-type="float">
            <text:p>72,8</text:p>
          </table:table-cell>
          <table:table-cell office:value-type="float" office:value="83.8645" calcext:value-type="float">
            <text:p>83,8645</text:p>
          </table:table-cell>
          <table:table-cell office:value-type="float" office:value="16.1355" calcext:value-type="float">
            <text:p>16,1355</text:p>
          </table:table-cell>
          <table:table-cell office:value-type="float" office:value="84.2687" calcext:value-type="float">
            <text:p>84,2687</text:p>
          </table:table-cell>
          <table:table-cell office:value-type="float" office:value="84.2789" calcext:value-type="float">
            <text:p>84,2789</text:p>
          </table:table-cell>
          <table:table-cell office:value-type="float" office:value="15.7211" calcext:value-type="float">
            <text:p>15,7211</text:p>
          </table:table-cell>
          <table:table-cell office:value-type="float" office:value="0.0120692" calcext:value-type="float">
            <text:p>0,0120692</text:p>
          </table:table-cell>
          <table:table-cell office:value-type="float" office:value="0.560338" calcext:value-type="float">
            <text:p>0,560338</text:p>
          </table:table-cell>
          <table:table-cell office:value-type="float" office:value="0.0933366" calcext:value-type="float">
            <text:p>0,0933366</text:p>
          </table:table-cell>
          <table:table-cell office:value-type="float" office:value="0.0613005" calcext:value-type="float">
            <text:p>0,0613005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7" table:number-columns-repeated="5"/>
          <table:table-cell table:style-name="ce10" table:formula="of:=AVERAGE([.F2:.F15])" office:value-type="float" office:value="5925.35714285714" calcext:value-type="float">
            <text:p>5925,36</text:p>
          </table:table-cell>
          <table:table-cell table:style-name="ce10" table:formula="of:=AVERAGE([.G2:.G15])" office:value-type="float" office:value="164.45" calcext:value-type="float">
            <text:p>164,45</text:p>
          </table:table-cell>
          <table:table-cell table:style-name="ce10" table:formula="of:=AVERAGE([.H2:.H15])" office:value-type="float" office:value="81.1082357142857" calcext:value-type="float">
            <text:p>81,11</text:p>
          </table:table-cell>
          <table:table-cell table:style-name="ce10" table:formula="of:=AVERAGE([.I2:.I15])" office:value-type="float" office:value="18.2302896428571" calcext:value-type="float">
            <text:p>18,23</text:p>
          </table:table-cell>
          <table:table-cell table:style-name="ce10" table:formula="of:=AVERAGE([.J2:.J15])" office:value-type="float" office:value="68.08605" calcext:value-type="float">
            <text:p>68,09</text:p>
          </table:table-cell>
          <table:table-cell table:style-name="ce10" table:formula="of:=AVERAGE([.K2:.K15])" office:value-type="float" office:value="76.4566285714286" calcext:value-type="float">
            <text:p>76,46</text:p>
          </table:table-cell>
          <table:table-cell table:style-name="ce10" table:formula="of:=AVERAGE([.L2:.L15])" office:value-type="float" office:value="23.5433671428571" calcext:value-type="float">
            <text:p>23,54</text:p>
          </table:table-cell>
          <table:table-cell table:style-name="ce10" table:formula="of:=AVERAGE([.M2:.M15])" office:value-type="float" office:value="9.80395904285714" calcext:value-type="float">
            <text:p>9,80</text:p>
          </table:table-cell>
          <table:table-cell table:style-name="ce12" table:formula="of:=AVERAGE([.N2:.N15])" office:value-type="float" office:value="0.0599058857142857" calcext:value-type="float">
            <text:p>0,05991</text:p>
          </table:table-cell>
          <table:table-cell table:style-name="ce12" table:formula="of:=AVERAGE([.O2:.O15])" office:value-type="float" office:value="0.00871797142857143" calcext:value-type="float">
            <text:p>0,00872</text:p>
          </table:table-cell>
          <table:table-cell table:style-name="ce12" table:formula="of:=AVERAGE([.P2:.P15])" office:value-type="float" office:value="0.00546305714285714" calcext:value-type="float">
            <text:p>0,00546</text:p>
          </table:table-cell>
          <table:table-cell table:style-name="ce7" table:number-columns-repeated="3"/>
          <table:table-cell table:style-name="ce10" table:formula="of:=([.P16]/[.F16])*1000000" office:value-type="float" office:value="0.921979386414321" calcext:value-type="float">
            <text:p>0,92</text:p>
          </table:table-cell>
        </table:table-row>
        <table:table-row table:style-name="ro1">
          <table:table-cell office:value-type="string" calcext:value-type="string">
            <text:p>adult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lobal</text:p>
          </table:table-cell>
          <table:table-cell office:value-type="float" office:value="45222" calcext:value-type="float">
            <text:p>45222</text:p>
          </table:table-cell>
          <table:table-cell office:value-type="float" office:value="19945.6" calcext:value-type="float">
            <text:p>19945,6</text:p>
          </table:table-cell>
          <table:table-cell office:value-type="float" office:value="90.0227" calcext:value-type="float">
            <text:p>90,0227</text:p>
          </table:table-cell>
          <table:table-cell office:value-type="float" office:value="9.97732" calcext:value-type="float">
            <text:p>9,97732</text:p>
          </table:table-cell>
          <table:table-cell office:value-type="float" office:value="63.9224" calcext:value-type="float">
            <text:p>63,9224</text:p>
          </table:table-cell>
          <table:table-cell office:value-type="float" office:value="81.1789" calcext:value-type="float">
            <text:p>81,1789</text:p>
          </table:table-cell>
          <table:table-cell office:value-type="float" office:value="18.8211" calcext:value-type="float">
            <text:p>18,8211</text:p>
          </table:table-cell>
          <table:table-cell office:value-type="float" office:value="21.2574" calcext:value-type="float">
            <text:p>21,2574</text:p>
          </table:table-cell>
          <table:table-cell office:value-type="float" office:value="0.536038" calcext:value-type="float">
            <text:p>0,536038</text:p>
          </table:table-cell>
          <table:table-cell office:value-type="float" office:value="0.10153" calcext:value-type="float">
            <text:p>0,10153</text:p>
          </table:table-cell>
          <table:table-cell office:value-type="float" office:value="0.0711673" calcext:value-type="float">
            <text:p>0,0711673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ustralian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lobal</text:p>
          </table:table-cell>
          <table:table-cell office:value-type="float" office:value="690" calcext:value-type="float">
            <text:p>690</text:p>
          </table:table-cell>
          <table:table-cell office:value-type="float" office:value="499.4" calcext:value-type="float">
            <text:p>499,4</text:p>
          </table:table-cell>
          <table:table-cell office:value-type="float" office:value="96.7327" calcext:value-type="float">
            <text:p>96,7327</text:p>
          </table:table-cell>
          <table:table-cell office:value-type="float" office:value="3.26726" calcext:value-type="float">
            <text:p>3,26726</text:p>
          </table:table-cell>
          <table:table-cell office:value-type="float" office:value="54.4928" calcext:value-type="float">
            <text:p>54,4928</text:p>
          </table:table-cell>
          <table:table-cell office:value-type="float" office:value="81.7391" calcext:value-type="float">
            <text:p>81,7391</text:p>
          </table:table-cell>
          <table:table-cell office:value-type="float" office:value="18.2609" calcext:value-type="float">
            <text:p>18,2609</text:p>
          </table:table-cell>
          <table:table-cell office:value-type="float" office:value="33.3333" calcext:value-type="float">
            <text:p>33,3333</text:p>
          </table:table-cell>
          <table:table-cell office:value-type="float" office:value="0.008387" calcext:value-type="float">
            <text:p>0,008387</text:p>
          </table:table-cell>
          <table:table-cell office:value-type="float" office:value="0.0012931" calcext:value-type="float">
            <text:p>0,0012931</text:p>
          </table:table-cell>
          <table:table-cell office:value-type="float" office:value="0.0008586" calcext:value-type="float">
            <text:p>0,0008586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rx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lobal</text:p>
          </table:table-cell>
          <table:table-cell office:value-type="float" office:value="653" calcext:value-type="float">
            <text:p>653</text:p>
          </table:table-cell>
          <table:table-cell office:value-type="float" office:value="521.3" calcext:value-type="float">
            <text:p>521,3</text:p>
          </table:table-cell>
          <table:table-cell office:value-type="float" office:value="98.4206" calcext:value-type="float">
            <text:p>98,4206</text:p>
          </table:table-cell>
          <table:table-cell office:value-type="float" office:value="1.5794" calcext:value-type="float">
            <text:p>1,5794</text:p>
          </table:table-cell>
          <table:table-cell office:value-type="float" office:value="39.51" calcext:value-type="float">
            <text:p>39,51</text:p>
          </table:table-cell>
          <table:table-cell office:value-type="float" office:value="86.2876" calcext:value-type="float">
            <text:p>86,2876</text:p>
          </table:table-cell>
          <table:table-cell office:value-type="float" office:value="13.7124" calcext:value-type="float">
            <text:p>13,7124</text:p>
          </table:table-cell>
          <table:table-cell office:value-type="float" office:value="54.2113" calcext:value-type="float">
            <text:p>54,2113</text:p>
          </table:table-cell>
          <table:table-cell office:value-type="float" office:value="0.0078909" calcext:value-type="float">
            <text:p>0,0078909</text:p>
          </table:table-cell>
          <table:table-cell office:value-type="float" office:value="0.0011905" calcext:value-type="float">
            <text:p>0,0011905</text:p>
          </table:table-cell>
          <table:table-cell office:value-type="float" office:value="0.0007732" calcext:value-type="float">
            <text:p>0,0007732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alance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lobal</text:p>
          </table:table-cell>
          <table:table-cell office:value-type="float" office:value="625" calcext:value-type="float">
            <text:p>625</text:p>
          </table:table-cell>
          <table:table-cell office:value-type="float" office:value="562.5" calcext:value-type="float">
            <text:p>562,5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.0045726" calcext:value-type="float">
            <text:p>0,0045726</text:p>
          </table:table-cell>
          <table:table-cell office:value-type="float" office:value="0.0005124" calcext:value-type="float">
            <text:p>0,0005124</text:p>
          </table:table-cell>
          <table:table-cell office:value-type="float" office:value="0.0001488" calcext:value-type="float">
            <text:p>0,0001488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ensus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lobal</text:p>
          </table:table-cell>
          <table:table-cell office:value-type="float" office:value="142521" calcext:value-type="float">
            <text:p>142521</text:p>
          </table:table-cell>
          <table:table-cell office:value-type="float" office:value="80991.7" calcext:value-type="float">
            <text:p>80991,7</text:p>
          </table:table-cell>
          <table:table-cell office:value-type="float" office:value="99.197" calcext:value-type="float">
            <text:p>99,197</text:p>
          </table:table-cell>
          <table:table-cell office:value-type="float" office:value="0.802957" calcext:value-type="float">
            <text:p>0,802957</text:p>
          </table:table-cell>
          <table:table-cell office:value-type="float" office:value="48.1347" calcext:value-type="float">
            <text:p>48,1347</text:p>
          </table:table-cell>
          <table:table-cell office:value-type="float" office:value="96.4093" calcext:value-type="float">
            <text:p>96,4093</text:p>
          </table:table-cell>
          <table:table-cell office:value-type="float" office:value="3.59065" calcext:value-type="float">
            <text:p>3,59065</text:p>
          </table:table-cell>
          <table:table-cell office:value-type="float" office:value="50.0726" calcext:value-type="float">
            <text:p>50,0726</text:p>
          </table:table-cell>
          <table:table-cell office:value-type="float" office:value="4.61265" calcext:value-type="float">
            <text:p>4,61265</text:p>
          </table:table-cell>
          <table:table-cell office:value-type="float" office:value="0.792028" calcext:value-type="float">
            <text:p>0,792028</text:p>
          </table:table-cell>
          <table:table-cell office:value-type="float" office:value="0.717387" calcext:value-type="float">
            <text:p>0,717387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oil200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lobal</text:p>
          </table:table-cell>
          <table:table-cell office:value-type="float" office:value="9822" calcext:value-type="float">
            <text:p>9822</text:p>
          </table:table-cell>
          <table:table-cell office:value-type="float" office:value="7469.5" calcext:value-type="float">
            <text:p>7469,5</text:p>
          </table:table-cell>
          <table:table-cell office:value-type="float" office:value="98.4664" calcext:value-type="float">
            <text:p>98,4664</text:p>
          </table:table-cell>
          <table:table-cell office:value-type="float" office:value="1.12167" calcext:value-type="float">
            <text:p>1,12167</text:p>
          </table:table-cell>
          <table:table-cell office:value-type="float" office:value="24.5978" calcext:value-type="float">
            <text:p>24,5978</text:p>
          </table:table-cell>
          <table:table-cell office:value-type="float" office:value="91.7585" calcext:value-type="float">
            <text:p>91,7585</text:p>
          </table:table-cell>
          <table:table-cell office:value-type="float" office:value="8.24155" calcext:value-type="float">
            <text:p>8,24155</text:p>
          </table:table-cell>
          <table:table-cell office:value-type="float" office:value="73.1928" calcext:value-type="float">
            <text:p>73,1928</text:p>
          </table:table-cell>
          <table:table-cell office:value-type="float" office:value="0.743521" calcext:value-type="float">
            <text:p>0,743521</text:p>
          </table:table-cell>
          <table:table-cell office:value-type="float" office:value="0.091041" calcext:value-type="float">
            <text:p>0,091041</text:p>
          </table:table-cell>
          <table:table-cell office:value-type="float" office:value="0.0843239" calcext:value-type="float">
            <text:p>0,0843239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onnect-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obal</text:p>
          </table:table-cell>
          <table:table-cell office:value-type="float" office:value="67557" calcext:value-type="float">
            <text:p>67557</text:p>
          </table:table-cell>
          <table:table-cell office:value-type="float" office:value="60801.3" calcext:value-type="float">
            <text:p>60801,3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.62523" calcext:value-type="float">
            <text:p>1,62523</text:p>
          </table:table-cell>
          <table:table-cell office:value-type="float" office:value="0.247547" calcext:value-type="float">
            <text:p>0,247547</text:p>
          </table:table-cell>
          <table:table-cell office:value-type="float" office:value="0.2024" calcext:value-type="float">
            <text:p>0,2024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ovtype_2_vs_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lobal</text:p>
          </table:table-cell>
          <table:table-cell office:value-type="float" office:value="495141" calcext:value-type="float">
            <text:p>495141</text:p>
          </table:table-cell>
          <table:table-cell office:value-type="float" office:value="22504.2" calcext:value-type="float">
            <text:p>22504,2</text:p>
          </table:table-cell>
          <table:table-cell office:value-type="float" office:value="83.952" calcext:value-type="float">
            <text:p>83,952</text:p>
          </table:table-cell>
          <table:table-cell office:value-type="float" office:value="16.048" calcext:value-type="float">
            <text:p>16,048</text:p>
          </table:table-cell>
          <table:table-cell office:value-type="float" office:value="85.3426" calcext:value-type="float">
            <text:p>85,3426</text:p>
          </table:table-cell>
          <table:table-cell office:value-type="float" office:value="85.3464" calcext:value-type="float">
            <text:p>85,3464</text:p>
          </table:table-cell>
          <table:table-cell office:value-type="float" office:value="14.6536" calcext:value-type="float">
            <text:p>14,6536</text:p>
          </table:table-cell>
          <table:table-cell office:value-type="float" office:value="0.00444318" calcext:value-type="float">
            <text:p>0,00444318</text:p>
          </table:table-cell>
          <table:table-cell office:value-type="float" office:value="20.8618" calcext:value-type="float">
            <text:p>20,8618</text:p>
          </table:table-cell>
          <table:table-cell office:value-type="float" office:value="2.51028" calcext:value-type="float">
            <text:p>2,51028</text:p>
          </table:table-cell>
          <table:table-cell office:value-type="float" office:value="2.40801" calcext:value-type="float">
            <text:p>2,4080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ars_0_vs_4_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Global</text:p>
          </table:table-cell>
          <table:table-cell office:value-type="float" office:value="62123" calcext:value-type="float">
            <text:p>62123</text:p>
          </table:table-cell>
          <table:table-cell office:value-type="float" office:value="39933.6" calcext:value-type="float">
            <text:p>39933,6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44.8497" calcext:value-type="float">
            <text:p>44,8497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5.1503" calcext:value-type="float">
            <text:p>55,1503</text:p>
          </table:table-cell>
          <table:table-cell office:value-type="float" office:value="1.65939" calcext:value-type="float">
            <text:p>1,65939</text:p>
          </table:table-cell>
          <table:table-cell office:value-type="float" office:value="0.258195" calcext:value-type="float">
            <text:p>0,258195</text:p>
          </table:table-cell>
          <table:table-cell office:value-type="float" office:value="0.214583" calcext:value-type="float">
            <text:p>0,214583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erman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lobal</text:p>
          </table:table-cell>
          <table:table-cell office:value-type="float" office:value="1000" calcext:value-type="float">
            <text:p>1000</text:p>
          </table:table-cell>
          <table:table-cell office:value-type="float" office:value="898.4" calcext:value-type="float">
            <text:p>898,4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,6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99.4" calcext:value-type="float">
            <text:p>99,4</text:p>
          </table:table-cell>
          <table:table-cell office:value-type="float" office:value="0.0152444" calcext:value-type="float">
            <text:p>0,0152444</text:p>
          </table:table-cell>
          <table:table-cell office:value-type="float" office:value="0.0019818" calcext:value-type="float">
            <text:p>0,0019818</text:p>
          </table:table-cell>
          <table:table-cell office:value-type="float" office:value="0.00143" calcext:value-type="float">
            <text:p>0,00143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agic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lobal</text:p>
          </table:table-cell>
          <table:table-cell office:value-type="float" office:value="19020" calcext:value-type="float">
            <text:p>19020</text:p>
          </table:table-cell>
          <table:table-cell office:value-type="float" office:value="1858.1" calcext:value-type="float">
            <text:p>1858,1</text:p>
          </table:table-cell>
          <table:table-cell office:value-type="float" office:value="82.076" calcext:value-type="float">
            <text:p>82,076</text:p>
          </table:table-cell>
          <table:table-cell office:value-type="float" office:value="17.924" calcext:value-type="float">
            <text:p>17,924</text:p>
          </table:table-cell>
          <table:table-cell office:value-type="float" office:value="81.6614" calcext:value-type="float">
            <text:p>81,6614</text:p>
          </table:table-cell>
          <table:table-cell office:value-type="float" office:value="81.7216" calcext:value-type="float">
            <text:p>81,7216</text:p>
          </table:table-cell>
          <table:table-cell office:value-type="float" office:value="18.2784" calcext:value-type="float">
            <text:p>18,2784</text:p>
          </table:table-cell>
          <table:table-cell office:value-type="float" office:value="0.0736067" calcext:value-type="float">
            <text:p>0,0736067</text:p>
          </table:table-cell>
          <table:table-cell office:value-type="float" office:value="0.285214" calcext:value-type="float">
            <text:p>0,285214</text:p>
          </table:table-cell>
          <table:table-cell office:value-type="float" office:value="0.0356191" calcext:value-type="float">
            <text:p>0,0356191</text:p>
          </table:table-cell>
          <table:table-cell office:value-type="float" office:value="0.0253048" calcext:value-type="float">
            <text:p>0,0253048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hyroid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lobal</text:p>
          </table:table-cell>
          <table:table-cell office:value-type="float" office:value="7200" calcext:value-type="float">
            <text:p>7200</text:p>
          </table:table-cell>
          <table:table-cell office:value-type="float" office:value="926.5" calcext:value-type="float">
            <text:p>926,5</text:p>
          </table:table-cell>
          <table:table-cell office:value-type="float" office:value="93.9904" calcext:value-type="float">
            <text:p>93,9904</text:p>
          </table:table-cell>
          <table:table-cell office:value-type="float" office:value="6.00965" calcext:value-type="float">
            <text:p>6,00965</text:p>
          </table:table-cell>
          <table:table-cell office:value-type="float" office:value="92.2083" calcext:value-type="float">
            <text:p>92,2083</text:p>
          </table:table-cell>
          <table:table-cell office:value-type="float" office:value="93.4544" calcext:value-type="float">
            <text:p>93,4544</text:p>
          </table:table-cell>
          <table:table-cell office:value-type="float" office:value="6.54561" calcext:value-type="float">
            <text:p>6,54561</text:p>
          </table:table-cell>
          <table:table-cell office:value-type="float" office:value="1.33333" calcext:value-type="float">
            <text:p>1,33333</text:p>
          </table:table-cell>
          <table:table-cell office:value-type="float" office:value="0.118233" calcext:value-type="float">
            <text:p>0,118233</text:p>
          </table:table-cell>
          <table:table-cell office:value-type="float" office:value="0.0129614" calcext:value-type="float">
            <text:p>0,0129614</text:p>
          </table:table-cell>
          <table:table-cell office:value-type="float" office:value="0.0088753" calcext:value-type="float">
            <text:p>0,0088753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7" table:number-columns-repeated="5"/>
          <table:table-cell table:style-name="ce10" table:formula="of:=AVERAGE([.F17:.F28])" office:value-type="float" office:value="70964.5" calcext:value-type="float">
            <text:p>70964,50</text:p>
          </table:table-cell>
          <table:table-cell table:style-name="ce10" table:formula="of:=AVERAGE([.G17:.G28])" office:value-type="float" office:value="19742.675" calcext:value-type="float">
            <text:p>19742,68</text:p>
          </table:table-cell>
          <table:table-cell table:style-name="ce10" table:formula="of:=AVERAGE([.H17:.H28])" office:value-type="float" office:value="95.23815" calcext:value-type="float">
            <text:p>95,24</text:p>
          </table:table-cell>
          <table:table-cell table:style-name="ce10" table:formula="of:=AVERAGE([.I17:.I28])" office:value-type="float" office:value="4.72752141666667" calcext:value-type="float">
            <text:p>4,73</text:p>
          </table:table-cell>
          <table:table-cell table:style-name="ce10" table:formula="of:=AVERAGE([.J17:.J28])" office:value-type="float" office:value="44.609975" calcext:value-type="float">
            <text:p>44,61</text:p>
          </table:table-cell>
          <table:table-cell table:style-name="ce10" table:formula="of:=AVERAGE([.K17:.K28])" office:value-type="float" office:value="74.82465" calcext:value-type="float">
            <text:p>74,82</text:p>
          </table:table-cell>
          <table:table-cell table:style-name="ce10" table:formula="of:=AVERAGE([.L17:.L28])" office:value-type="float" office:value="25.1753508333333" calcext:value-type="float">
            <text:p>25,18</text:p>
          </table:table-cell>
          <table:table-cell table:style-name="ce10" table:formula="of:=AVERAGE([.M17:.M28])" office:value-type="float" office:value="49.0024233233333" calcext:value-type="float">
            <text:p>49,00</text:p>
          </table:table-cell>
          <table:table-cell table:style-name="ce12" table:formula="of:=AVERAGE([.N17:.N28])" office:value-type="float" office:value="2.539847575" calcext:value-type="float">
            <text:p>2,53985</text:p>
          </table:table-cell>
          <table:table-cell table:style-name="ce12" table:formula="of:=AVERAGE([.O17:.O28])" office:value-type="float" office:value="0.337848275" calcext:value-type="float">
            <text:p>0,33785</text:p>
          </table:table-cell>
          <table:table-cell table:style-name="ce12" table:formula="of:=AVERAGE([.P17:.P28])" office:value-type="float" office:value="0.311271825" calcext:value-type="float">
            <text:p>0,31127</text:p>
          </table:table-cell>
          <table:table-cell table:style-name="ce7" table:formula="of:=AVERAGE([.Q17:.Q28])" office:value-type="float" office:value="0" calcext:value-type="float">
            <text:p>0</text:p>
          </table:table-cell>
          <table:table-cell table:style-name="ce7" table:formula="of:=AVERAGE([.R17:.R28])" office:value-type="float" office:value="0" calcext:value-type="float">
            <text:p>0</text:p>
          </table:table-cell>
          <table:table-cell table:style-name="ce7" table:formula="of:=AVERAGE([.S17:.S28])" office:value-type="float" office:value="0" calcext:value-type="float">
            <text:p>0</text:p>
          </table:table-cell>
          <table:table-cell table:style-name="ce10" table:formula="of:=([.P29]/[.F29])*1000000" office:value-type="float" office:value="4.38630336294908" calcext:value-type="float">
            <text:p>4,39</text:p>
          </table:table-cell>
        </table:table-row>
        <table:table-row table:style-name="ro1">
          <table:table-cell office:value-type="string" calcext:value-type="string">
            <text:p>vehicle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Global</text:p>
          </table:table-cell>
          <table:table-cell office:value-type="float" office:value="846" calcext:value-type="float">
            <text:p>846</text:p>
          </table:table-cell>
          <table:table-cell office:value-type="float" office:value="709.9" calcext:value-type="float">
            <text:p>709,9</text:p>
          </table:table-cell>
          <table:table-cell office:value-type="float" office:value="98.1777" calcext:value-type="float">
            <text:p>98,1777</text:p>
          </table:table-cell>
          <table:table-cell office:value-type="float" office:value="1.8223" calcext:value-type="float">
            <text:p>1,8223</text:p>
          </table:table-cell>
          <table:table-cell office:value-type="float" office:value="52.1277" calcext:value-type="float">
            <text:p>52,1277</text:p>
          </table:table-cell>
          <table:table-cell office:value-type="float" office:value="63.5447" calcext:value-type="float">
            <text:p>63,5447</text:p>
          </table:table-cell>
          <table:table-cell office:value-type="float" office:value="36.4553" calcext:value-type="float">
            <text:p>36,4553</text:p>
          </table:table-cell>
          <table:table-cell office:value-type="float" office:value="17.9669" calcext:value-type="float">
            <text:p>17,9669</text:p>
          </table:table-cell>
          <table:table-cell office:value-type="float" office:value="0.0930107" calcext:value-type="float">
            <text:p>0,0930107</text:p>
          </table:table-cell>
          <table:table-cell office:value-type="float" office:value="0.0165317" calcext:value-type="float">
            <text:p>0,0165317</text:p>
          </table:table-cell>
          <table:table-cell office:value-type="float" office:value="0.0160507" calcext:value-type="float">
            <text:p>0,0160507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vowel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lobal</text:p>
          </table:table-cell>
          <table:table-cell office:value-type="float" office:value="990" calcext:value-type="float">
            <text:p>990</text:p>
          </table:table-cell>
          <table:table-cell office:value-type="float" office:value="640.1" calcext:value-type="float">
            <text:p>640,1</text:p>
          </table:table-cell>
          <table:table-cell office:value-type="float" office:value="98.4428" calcext:value-type="float">
            <text:p>98,4428</text:p>
          </table:table-cell>
          <table:table-cell office:value-type="float" office:value="1.55724" calcext:value-type="float">
            <text:p>1,55724</text:p>
          </table:table-cell>
          <table:table-cell office:value-type="float" office:value="92.0202" calcext:value-type="float">
            <text:p>92,0202</text:p>
          </table:table-cell>
          <table:table-cell office:value-type="float" office:value="92.4873" calcext:value-type="float">
            <text:p>92,4873</text:p>
          </table:table-cell>
          <table:table-cell office:value-type="float" office:value="7.51269" calcext:value-type="float">
            <text:p>7,51269</text:p>
          </table:table-cell>
          <table:table-cell office:value-type="float" office:value="0.505051" calcext:value-type="float">
            <text:p>0,505051</text:p>
          </table:table-cell>
          <table:table-cell office:value-type="float" office:value="0.0206283" calcext:value-type="float">
            <text:p>0,0206283</text:p>
          </table:table-cell>
          <table:table-cell office:value-type="float" office:value="0.0028459" calcext:value-type="float">
            <text:p>0,0028459</text:p>
          </table:table-cell>
          <table:table-cell office:value-type="float" office:value="0.0021712" calcext:value-type="float">
            <text:p>0,0021712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egment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Global</text:p>
          </table:table-cell>
          <table:table-cell office:value-type="float" office:value="2310" calcext:value-type="float">
            <text:p>2310</text:p>
          </table:table-cell>
          <table:table-cell office:value-type="float" office:value="877.2" calcext:value-type="float">
            <text:p>877,2</text:p>
          </table:table-cell>
          <table:table-cell office:value-type="float" office:value="94.8172" calcext:value-type="float">
            <text:p>94,8172</text:p>
          </table:table-cell>
          <table:table-cell office:value-type="float" office:value="5.18278" calcext:value-type="float">
            <text:p>5,18278</text:p>
          </table:table-cell>
          <table:table-cell office:value-type="float" office:value="90.0433" calcext:value-type="float">
            <text:p>90,0433</text:p>
          </table:table-cell>
          <table:table-cell office:value-type="float" office:value="92.8571" calcext:value-type="float">
            <text:p>92,8571</text:p>
          </table:table-cell>
          <table:table-cell office:value-type="float" office:value="7.14286" calcext:value-type="float">
            <text:p>7,14286</text:p>
          </table:table-cell>
          <table:table-cell office:value-type="float" office:value="3.0303" calcext:value-type="float">
            <text:p>3,0303</text:p>
          </table:table-cell>
          <table:table-cell office:value-type="float" office:value="0.122666" calcext:value-type="float">
            <text:p>0,122666</text:p>
          </table:table-cell>
          <table:table-cell office:value-type="float" office:value="0.0173199" calcext:value-type="float">
            <text:p>0,0173199</text:p>
          </table:table-cell>
          <table:table-cell office:value-type="float" office:value="0.0158514" calcext:value-type="float">
            <text:p>0,0158514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winequality-red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lobal</text:p>
          </table:table-cell>
          <table:table-cell office:value-type="float" office:value="1599" calcext:value-type="float">
            <text:p>1599</text:p>
          </table:table-cell>
          <table:table-cell office:value-type="float" office:value="701.8" calcext:value-type="float">
            <text:p>701,8</text:p>
          </table:table-cell>
          <table:table-cell office:value-type="float" office:value="78.6568" calcext:value-type="float">
            <text:p>78,6568</text:p>
          </table:table-cell>
          <table:table-cell office:value-type="float" office:value="21.3432" calcext:value-type="float">
            <text:p>21,3432</text:p>
          </table:table-cell>
          <table:table-cell office:value-type="float" office:value="54.4715" calcext:value-type="float">
            <text:p>54,4715</text:p>
          </table:table-cell>
          <table:table-cell office:value-type="float" office:value="55.2665" calcext:value-type="float">
            <text:p>55,2665</text:p>
          </table:table-cell>
          <table:table-cell office:value-type="float" office:value="44.7335" calcext:value-type="float">
            <text:p>44,7335</text:p>
          </table:table-cell>
          <table:table-cell office:value-type="float" office:value="1.4384" calcext:value-type="float">
            <text:p>1,4384</text:p>
          </table:table-cell>
          <table:table-cell office:value-type="float" office:value="0.0425958" calcext:value-type="float">
            <text:p>0,0425958</text:p>
          </table:table-cell>
          <table:table-cell office:value-type="float" office:value="0.0057741" calcext:value-type="float">
            <text:p>0,0057741</text:p>
          </table:table-cell>
          <table:table-cell office:value-type="float" office:value="0.0047538" calcext:value-type="float">
            <text:p>0,0047538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winequality-white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lobal</text:p>
          </table:table-cell>
          <table:table-cell office:value-type="float" office:value="4898" calcext:value-type="float">
            <text:p>4898</text:p>
          </table:table-cell>
          <table:table-cell office:value-type="float" office:value="980.4" calcext:value-type="float">
            <text:p>980,4</text:p>
          </table:table-cell>
          <table:table-cell office:value-type="float" office:value="60.7487" calcext:value-type="float">
            <text:p>60,7487</text:p>
          </table:table-cell>
          <table:table-cell office:value-type="float" office:value="39.2513" calcext:value-type="float">
            <text:p>39,2513</text:p>
          </table:table-cell>
          <table:table-cell office:value-type="float" office:value="47.305" calcext:value-type="float">
            <text:p>47,305</text:p>
          </table:table-cell>
          <table:table-cell office:value-type="float" office:value="47.4115" calcext:value-type="float">
            <text:p>47,4115</text:p>
          </table:table-cell>
          <table:table-cell office:value-type="float" office:value="52.5885" calcext:value-type="float">
            <text:p>52,5885</text:p>
          </table:table-cell>
          <table:table-cell office:value-type="float" office:value="0.224581" calcext:value-type="float">
            <text:p>0,224581</text:p>
          </table:table-cell>
          <table:table-cell office:value-type="float" office:value="0.142033" calcext:value-type="float">
            <text:p>0,142033</text:p>
          </table:table-cell>
          <table:table-cell office:value-type="float" office:value="0.0153718" calcext:value-type="float">
            <text:p>0,0153718</text:p>
          </table:table-cell>
          <table:table-cell office:value-type="float" office:value="0.0123316" calcext:value-type="float">
            <text:p>0,0123316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pambase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Global</text:p>
          </table:table-cell>
          <table:table-cell office:value-type="float" office:value="4597" calcext:value-type="float">
            <text:p>4597</text:p>
          </table:table-cell>
          <table:table-cell office:value-type="float" office:value="1370.3" calcext:value-type="float">
            <text:p>1370,3</text:p>
          </table:table-cell>
          <table:table-cell office:value-type="float" office:value="88.0217" calcext:value-type="float">
            <text:p>88,0217</text:p>
          </table:table-cell>
          <table:table-cell office:value-type="float" office:value="11.9783" calcext:value-type="float">
            <text:p>11,9783</text:p>
          </table:table-cell>
          <table:table-cell office:value-type="float" office:value="80.7701" calcext:value-type="float">
            <text:p>80,7701</text:p>
          </table:table-cell>
          <table:table-cell office:value-type="float" office:value="85.024" calcext:value-type="float">
            <text:p>85,024</text:p>
          </table:table-cell>
          <table:table-cell office:value-type="float" office:value="14.976" calcext:value-type="float">
            <text:p>14,976</text:p>
          </table:table-cell>
          <table:table-cell office:value-type="float" office:value="5.00326" calcext:value-type="float">
            <text:p>5,00326</text:p>
          </table:table-cell>
          <table:table-cell office:value-type="float" office:value="0.333942" calcext:value-type="float">
            <text:p>0,333942</text:p>
          </table:table-cell>
          <table:table-cell office:value-type="float" office:value="0.0462139" calcext:value-type="float">
            <text:p>0,0462139</text:p>
          </table:table-cell>
          <table:table-cell office:value-type="float" office:value="0.0429104" calcext:value-type="float">
            <text:p>0,0429104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nbased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lobal</text:p>
          </table:table-cell>
          <table:table-cell office:value-type="float" office:value="10992" calcext:value-type="float">
            <text:p>10992</text:p>
          </table:table-cell>
          <table:table-cell office:value-type="float" office:value="7731.8" calcext:value-type="float">
            <text:p>7731,8</text:p>
          </table:table-cell>
          <table:table-cell office:value-type="float" office:value="99.8605" calcext:value-type="float">
            <text:p>99,8605</text:p>
          </table:table-cell>
          <table:table-cell office:value-type="float" office:value="0.139495" calcext:value-type="float">
            <text:p>0,139495</text:p>
          </table:table-cell>
          <table:table-cell office:value-type="float" office:value="93.9956" calcext:value-type="float">
            <text:p>93,9956</text:p>
          </table:table-cell>
          <table:table-cell office:value-type="float" office:value="98.9371" calcext:value-type="float">
            <text:p>98,9371</text:p>
          </table:table-cell>
          <table:table-cell office:value-type="float" office:value="1.06291" calcext:value-type="float">
            <text:p>1,06291</text:p>
          </table:table-cell>
          <table:table-cell office:value-type="float" office:value="4.99454" calcext:value-type="float">
            <text:p>4,99454</text:p>
          </table:table-cell>
          <table:table-cell office:value-type="float" office:value="0.302894" calcext:value-type="float">
            <text:p>0,302894</text:p>
          </table:table-cell>
          <table:table-cell office:value-type="float" office:value="0.069676" calcext:value-type="float">
            <text:p>0,069676</text:p>
          </table:table-cell>
          <table:table-cell office:value-type="float" office:value="0.0625362" calcext:value-type="float">
            <text:p>0,0625362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ing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lobal</text:p>
          </table:table-cell>
          <table:table-cell office:value-type="float" office:value="7400" calcext:value-type="float">
            <text:p>7400</text:p>
          </table:table-cell>
          <table:table-cell office:value-type="float" office:value="5050.1" calcext:value-type="float">
            <text:p>5050,1</text:p>
          </table:table-cell>
          <table:table-cell office:value-type="float" office:value="99.1299" calcext:value-type="float">
            <text:p>99,1299</text:p>
          </table:table-cell>
          <table:table-cell office:value-type="float" office:value="0.87012" calcext:value-type="float">
            <text:p>0,87012</text:p>
          </table:table-cell>
          <table:table-cell office:value-type="float" office:value="54.5541" calcext:value-type="float">
            <text:p>54,5541</text:p>
          </table:table-cell>
          <table:table-cell office:value-type="float" office:value="79.219" calcext:value-type="float">
            <text:p>79,219</text:p>
          </table:table-cell>
          <table:table-cell office:value-type="float" office:value="20.781" calcext:value-type="float">
            <text:p>20,781</text:p>
          </table:table-cell>
          <table:table-cell office:value-type="float" office:value="31.1351" calcext:value-type="float">
            <text:p>31,1351</text:p>
          </table:table-cell>
          <table:table-cell office:value-type="float" office:value="0.826622" calcext:value-type="float">
            <text:p>0,826622</text:p>
          </table:table-cell>
          <table:table-cell office:value-type="float" office:value="0.158431" calcext:value-type="float">
            <text:p>0,158431</text:p>
          </table:table-cell>
          <table:table-cell office:value-type="float" office:value="0.153287" calcext:value-type="float">
            <text:p>0,153287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wonorm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lobal</text:p>
          </table:table-cell>
          <table:table-cell office:value-type="float" office:value="7400" calcext:value-type="float">
            <text:p>7400</text:p>
          </table:table-cell>
          <table:table-cell office:value-type="float" office:value="6653.6" calcext:value-type="float">
            <text:p>6653,6</text:p>
          </table:table-cell>
          <table:table-cell office:value-type="float" office:value="99.9576" calcext:value-type="float">
            <text:p>99,9576</text:p>
          </table:table-cell>
          <table:table-cell office:value-type="float" office:value="0.0424174" calcext:value-type="float">
            <text:p>0,0424174</text:p>
          </table:table-cell>
          <table:table-cell office:value-type="float" office:value="34.4189" calcext:value-type="float">
            <text:p>34,4189</text:p>
          </table:table-cell>
          <table:table-cell office:value-type="float" office:value="91.3558" calcext:value-type="float">
            <text:p>91,3558</text:p>
          </table:table-cell>
          <table:table-cell office:value-type="float" office:value="8.64419" calcext:value-type="float">
            <text:p>8,64419</text:p>
          </table:table-cell>
          <table:table-cell office:value-type="float" office:value="62.3243" calcext:value-type="float">
            <text:p>62,3243</text:p>
          </table:table-cell>
          <table:table-cell office:value-type="float" office:value="1.08518" calcext:value-type="float">
            <text:p>1,08518</text:p>
          </table:table-cell>
          <table:table-cell office:value-type="float" office:value="0.240202" calcext:value-type="float">
            <text:p>0,240202</text:p>
          </table:table-cell>
          <table:table-cell office:value-type="float" office:value="0.235574" calcext:value-type="float">
            <text:p>0,235574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atimage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Global</text:p>
          </table:table-cell>
          <table:table-cell office:value-type="float" office:value="6435" calcext:value-type="float">
            <text:p>6435</text:p>
          </table:table-cell>
          <table:table-cell office:value-type="float" office:value="1992.7" calcext:value-type="float">
            <text:p>1992,7</text:p>
          </table:table-cell>
          <table:table-cell office:value-type="float" office:value="77.1467" calcext:value-type="float">
            <text:p>77,1467</text:p>
          </table:table-cell>
          <table:table-cell office:value-type="float" office:value="22.8533" calcext:value-type="float">
            <text:p>22,8533</text:p>
          </table:table-cell>
          <table:table-cell office:value-type="float" office:value="64.4134" calcext:value-type="float">
            <text:p>64,4134</text:p>
          </table:table-cell>
          <table:table-cell office:value-type="float" office:value="64.796" calcext:value-type="float">
            <text:p>64,796</text:p>
          </table:table-cell>
          <table:table-cell office:value-type="float" office:value="35.204" calcext:value-type="float">
            <text:p>35,204</text:p>
          </table:table-cell>
          <table:table-cell office:value-type="float" office:value="0.590521" calcext:value-type="float">
            <text:p>0,590521</text:p>
          </table:table-cell>
          <table:table-cell office:value-type="float" office:value="1.71038" calcext:value-type="float">
            <text:p>1,71038</text:p>
          </table:table-cell>
          <table:table-cell office:value-type="float" office:value="0.177541" calcext:value-type="float">
            <text:p>0,177541</text:p>
          </table:table-cell>
          <table:table-cell office:value-type="float" office:value="0.173336" calcext:value-type="float">
            <text:p>0,173336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exture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lobal</text:p>
          </table:table-cell>
          <table:table-cell office:value-type="float" office:value="5500" calcext:value-type="float">
            <text:p>5500</text:p>
          </table:table-cell>
          <table:table-cell office:value-type="float" office:value="3662" calcext:value-type="float">
            <text:p>3662</text:p>
          </table:table-cell>
          <table:table-cell office:value-type="float" office:value="97.8333" calcext:value-type="float">
            <text:p>97,8333</text:p>
          </table:table-cell>
          <table:table-cell office:value-type="float" office:value="2.16667" calcext:value-type="float">
            <text:p>2,16667</text:p>
          </table:table-cell>
          <table:table-cell office:value-type="float" office:value="87.5455" calcext:value-type="float">
            <text:p>87,5455</text:p>
          </table:table-cell>
          <table:table-cell office:value-type="float" office:value="93.4226" calcext:value-type="float">
            <text:p>93,4226</text:p>
          </table:table-cell>
          <table:table-cell office:value-type="float" office:value="6.57742" calcext:value-type="float">
            <text:p>6,57742</text:p>
          </table:table-cell>
          <table:table-cell office:value-type="float" office:value="6.29091" calcext:value-type="float">
            <text:p>6,29091</text:p>
          </table:table-cell>
          <table:table-cell office:value-type="float" office:value="1.64484" calcext:value-type="float">
            <text:p>1,64484</text:p>
          </table:table-cell>
          <table:table-cell office:value-type="float" office:value="0.182607" calcext:value-type="float">
            <text:p>0,182607</text:p>
          </table:table-cell>
          <table:table-cell office:value-type="float" office:value="0.178604" calcext:value-type="float">
            <text:p>0,178604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etter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lobal</text:p>
          </table:table-cell>
          <table:table-cell office:value-type="float" office:value="20000" calcext:value-type="float">
            <text:p>20000</text:p>
          </table:table-cell>
          <table:table-cell office:value-type="float" office:value="7370.7" calcext:value-type="float">
            <text:p>7370,7</text:p>
          </table:table-cell>
          <table:table-cell office:value-type="float" office:value="84.1456" calcext:value-type="float">
            <text:p>84,1456</text:p>
          </table:table-cell>
          <table:table-cell office:value-type="float" office:value="15.8544" calcext:value-type="float">
            <text:p>15,8544</text:p>
          </table:table-cell>
          <table:table-cell office:value-type="float" office:value="75.215" calcext:value-type="float">
            <text:p>75,215</text:p>
          </table:table-cell>
          <table:table-cell office:value-type="float" office:value="75.3884" calcext:value-type="float">
            <text:p>75,3884</text:p>
          </table:table-cell>
          <table:table-cell office:value-type="float" office:value="24.6116" calcext:value-type="float">
            <text:p>24,6116</text:p>
          </table:table-cell>
          <table:table-cell office:value-type="float" office:value="0.23" calcext:value-type="float">
            <text:p>0,23</text:p>
          </table:table-cell>
          <table:table-cell office:value-type="float" office:value="1.17465" calcext:value-type="float">
            <text:p>1,17465</text:p>
          </table:table-cell>
          <table:table-cell office:value-type="float" office:value="0.157363" calcext:value-type="float">
            <text:p>0,157363</text:p>
          </table:table-cell>
          <table:table-cell office:value-type="float" office:value="0.143271" calcext:value-type="float">
            <text:p>0,14327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7" table:number-columns-repeated="5"/>
          <table:table-cell table:style-name="ce10" table:formula="of:=AVERAGE([.F30:.F41])" office:value-type="float" office:value="6080.58333333333" calcext:value-type="float">
            <text:p>6080,58</text:p>
          </table:table-cell>
          <table:table-cell table:style-name="ce10" table:formula="of:=AVERAGE([.G30:.G41])" office:value-type="float" office:value="3145.05" calcext:value-type="float">
            <text:p>3145,05</text:p>
          </table:table-cell>
          <table:table-cell table:style-name="ce10" table:formula="of:=AVERAGE([.H30:.H41])" office:value-type="float" office:value="89.744875" calcext:value-type="float">
            <text:p>89,74</text:p>
          </table:table-cell>
          <table:table-cell table:style-name="ce10" table:formula="of:=AVERAGE([.I30:.I41])" office:value-type="float" office:value="10.2551268666667" calcext:value-type="float">
            <text:p>10,26</text:p>
          </table:table-cell>
          <table:table-cell table:style-name="ce10" table:formula="of:=AVERAGE([.J30:.J41])" office:value-type="float" office:value="68.9066916666667" calcext:value-type="float">
            <text:p>68,91</text:p>
          </table:table-cell>
          <table:table-cell table:style-name="ce10" table:formula="of:=AVERAGE([.K30:.K41])" office:value-type="float" office:value="78.3091666666667" calcext:value-type="float">
            <text:p>78,31</text:p>
          </table:table-cell>
          <table:table-cell table:style-name="ce10" table:formula="of:=AVERAGE([.L30:.L41])" office:value-type="float" office:value="21.6908308333333" calcext:value-type="float">
            <text:p>21,69</text:p>
          </table:table-cell>
          <table:table-cell table:style-name="ce10" table:formula="of:=AVERAGE([.M30:.M41])" office:value-type="float" office:value="11.1444885833333" calcext:value-type="float">
            <text:p>11,14</text:p>
          </table:table-cell>
          <table:table-cell table:style-name="ce12" table:formula="of:=AVERAGE([.N30:.N41])" office:value-type="float" office:value="0.624953483333333" calcext:value-type="float">
            <text:p>0,62495</text:p>
          </table:table-cell>
          <table:table-cell table:style-name="ce12" table:formula="of:=AVERAGE([.O30:.O41])" office:value-type="float" office:value="0.0908231083333333" calcext:value-type="float">
            <text:p>0,09082</text:p>
          </table:table-cell>
          <table:table-cell table:style-name="ce12" table:formula="of:=AVERAGE([.P30:.P41])" office:value-type="float" office:value="0.0867231083333333" calcext:value-type="float">
            <text:p>0,08672</text:p>
          </table:table-cell>
          <table:table-cell table:style-name="ce7" table:formula="of:=AVERAGE([.Q30:.Q41])" office:value-type="float" office:value="0" calcext:value-type="float">
            <text:p>0</text:p>
          </table:table-cell>
          <table:table-cell table:style-name="ce7" table:formula="of:=AVERAGE([.R30:.R41])" office:value-type="float" office:value="0" calcext:value-type="float">
            <text:p>0</text:p>
          </table:table-cell>
          <table:table-cell table:style-name="ce7" table:formula="of:=AVERAGE([.S30:.S41])" office:value-type="float" office:value="0" calcext:value-type="float">
            <text:p>0</text:p>
          </table:table-cell>
          <table:table-cell table:style-name="ce10" table:formula="of:=([.P42]/[.F42])*1000000" office:value-type="float" office:value="14.2623007660997" calcext:value-type="float">
            <text:p>14,26</text:p>
          </table:table-cell>
        </table:table-row>
      </table:table>
      <table:table table:name="veces04_ConFiltro" table:style-name="ta1"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8" table:number-columns-repeated="2" table:default-cell-style-name="Default"/>
        <table:table-column table:style-name="co11" table:default-cell-style-name="Default"/>
        <table:table-column table:style-name="co8" table:number-columns-repeated="3" table:default-cell-style-name="Default"/>
        <table:table-column table:style-name="co10" table:default-cell-style-name="Default"/>
        <table:table-column table:style-name="co11" table:number-columns-repeated="3" table:default-cell-style-name="Default"/>
        <table:table-column table:style-name="co3" table:number-columns-repeated="3" table:default-cell-style-name="Default"/>
        <table:table-column table:style-name="co1" table:default-cell-style-name="Default"/>
        <table:table-row table:style-name="ro1">
          <table:table-cell table:style-name="ce7" table:number-columns-repeated="5"/>
          <table:table-cell table:style-name="ce8" office:value-type="string" calcext:value-type="string">
            <text:p>Ejemplos</text:p>
          </table:table-cell>
          <table:table-cell table:style-name="ce8" office:value-type="string" calcext:value-type="string">
            <text:p>Patrones</text:p>
          </table:table-cell>
          <table:table-cell table:style-name="ce8" office:value-type="string" calcext:value-type="string">
            <text:p>Train</text:p>
          </table:table-cell>
          <table:table-cell table:style-name="ce8" office:value-type="string" calcext:value-type="string">
            <text:p>Error</text:p>
          </table:table-cell>
          <table:table-cell table:style-name="ce8" office:value-type="string" calcext:value-type="string">
            <text:p>Test</text:p>
          </table:table-cell>
          <table:table-cell table:style-name="ce8" office:value-type="string" calcext:value-type="string">
            <text:p>TestNC</text:p>
          </table:table-cell>
          <table:table-cell table:style-name="ce8" office:value-type="string" calcext:value-type="string">
            <text:p>Error</text:p>
          </table:table-cell>
          <table:table-cell table:style-name="ce8" office:value-type="string" calcext:value-type="string">
            <text:p>%NC</text:p>
          </table:table-cell>
          <table:table-cell table:style-name="ce11" office:value-type="string" calcext:value-type="string">
            <text:p>T_Train</text:p>
          </table:table-cell>
          <table:table-cell table:style-name="ce11" office:value-type="string" calcext:value-type="string">
            <text:p>T_Test</text:p>
          </table:table-cell>
          <table:table-cell table:style-name="ce11" office:value-type="string" calcext:value-type="string">
            <text:p>T_CPU_Test</text:p>
          </table:table-cell>
          <table:table-cell table:style-name="ce7" table:number-columns-repeated="3"/>
          <table:table-cell table:style-name="ce8" office:value-type="string" calcext:value-type="string">
            <text:p>Infer/Example</text:p>
          </table:table-cell>
        </table:table-row>
        <table:table-row table:style-name="ro1">
          <table:table-cell office:value-type="string" calcext:value-type="string">
            <text:p>abalone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lobal</text:p>
          </table:table-cell>
          <table:table-cell office:value-type="float" office:value="4174" calcext:value-type="float">
            <text:p>4174</text:p>
          </table:table-cell>
          <table:table-cell office:value-type="float" office:value="148.6" calcext:value-type="float">
            <text:p>148,6</text:p>
          </table:table-cell>
          <table:table-cell office:value-type="float" office:value="26.7709" calcext:value-type="float">
            <text:p>26,7709</text:p>
          </table:table-cell>
          <table:table-cell office:value-type="float" office:value="73.2287" calcext:value-type="float">
            <text:p>73,2287</text:p>
          </table:table-cell>
          <table:table-cell office:value-type="float" office:value="15.5486" calcext:value-type="float">
            <text:p>15,5486</text:p>
          </table:table-cell>
          <table:table-cell office:value-type="float" office:value="15.5598" calcext:value-type="float">
            <text:p>15,5598</text:p>
          </table:table-cell>
          <table:table-cell office:value-type="float" office:value="84.4402" calcext:value-type="float">
            <text:p>84,4402</text:p>
          </table:table-cell>
          <table:table-cell office:value-type="float" office:value="0.0718735" calcext:value-type="float">
            <text:p>0,0718735</text:p>
          </table:table-cell>
          <table:table-cell office:value-type="float" office:value="0.1083" calcext:value-type="float">
            <text:p>0,1083</text:p>
          </table:table-cell>
          <table:table-cell office:value-type="float" office:value="0.0082492" calcext:value-type="float">
            <text:p>0,0082492</text:p>
          </table:table-cell>
          <table:table-cell office:value-type="float" office:value="0.0058915" calcext:value-type="float">
            <text:p>0,0058915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anana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lobal</text:p>
          </table:table-cell>
          <table:table-cell office:value-type="float" office:value="5300" calcext:value-type="float">
            <text:p>5300</text:p>
          </table:table-cell>
          <table:table-cell office:value-type="float" office:value="18.1" calcext:value-type="float">
            <text:p>18,1</text:p>
          </table:table-cell>
          <table:table-cell office:value-type="float" office:value="61.151" calcext:value-type="float">
            <text:p>61,151</text:p>
          </table:table-cell>
          <table:table-cell office:value-type="float" office:value="38.849" calcext:value-type="float">
            <text:p>38,849</text:p>
          </table:table-cell>
          <table:table-cell office:value-type="float" office:value="80.1321" calcext:value-type="float">
            <text:p>80,1321</text:p>
          </table:table-cell>
          <table:table-cell office:value-type="float" office:value="80.1472" calcext:value-type="float">
            <text:p>80,1472</text:p>
          </table:table-cell>
          <table:table-cell office:value-type="float" office:value="19.8528" calcext:value-type="float">
            <text:p>19,8528</text:p>
          </table:table-cell>
          <table:table-cell office:value-type="float" office:value="0.0188679" calcext:value-type="float">
            <text:p>0,0188679</text:p>
          </table:table-cell>
          <table:table-cell office:value-type="float" office:value="0.0323899" calcext:value-type="float">
            <text:p>0,0323899</text:p>
          </table:table-cell>
          <table:table-cell office:value-type="float" office:value="0.0034547" calcext:value-type="float">
            <text:p>0,0034547</text:p>
          </table:table-cell>
          <table:table-cell office:value-type="float" office:value="0.0008315" calcext:value-type="float">
            <text:p>0,0008315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upa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lobal</text:p>
          </table:table-cell>
          <table:table-cell office:value-type="float" office:value="345" calcext:value-type="float">
            <text:p>345</text:p>
          </table:table-cell>
          <table:table-cell office:value-type="float" office:value="124.3" calcext:value-type="float">
            <text:p>124,3</text:p>
          </table:table-cell>
          <table:table-cell office:value-type="float" office:value="70.306" calcext:value-type="float">
            <text:p>70,306</text:p>
          </table:table-cell>
          <table:table-cell office:value-type="float" office:value="29.694" calcext:value-type="float">
            <text:p>29,694</text:p>
          </table:table-cell>
          <table:table-cell office:value-type="float" office:value="59.7101" calcext:value-type="float">
            <text:p>59,7101</text:p>
          </table:table-cell>
          <table:table-cell office:value-type="float" office:value="61.4925" calcext:value-type="float">
            <text:p>61,4925</text:p>
          </table:table-cell>
          <table:table-cell office:value-type="float" office:value="38.5075" calcext:value-type="float">
            <text:p>38,5075</text:p>
          </table:table-cell>
          <table:table-cell office:value-type="float" office:value="2.89855" calcext:value-type="float">
            <text:p>2,89855</text:p>
          </table:table-cell>
          <table:table-cell office:value-type="float" office:value="0.003716" calcext:value-type="float">
            <text:p>0,003716</text:p>
          </table:table-cell>
          <table:table-cell office:value-type="float" office:value="0.0004403" calcext:value-type="float">
            <text:p>0,0004403</text:p>
          </table:table-cell>
          <table:table-cell office:value-type="float" office:value="0.0002325" calcext:value-type="float">
            <text:p>0,0002325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lare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obal</text:p>
          </table:table-cell>
          <table:table-cell office:value-type="float" office:value="1066" calcext:value-type="float">
            <text:p>1066</text:p>
          </table:table-cell>
          <table:table-cell office:value-type="float" office:value="246.7" calcext:value-type="float">
            <text:p>246,7</text:p>
          </table:table-cell>
          <table:table-cell office:value-type="float" office:value="83.203" calcext:value-type="float">
            <text:p>83,203</text:p>
          </table:table-cell>
          <table:table-cell office:value-type="float" office:value="12.3284" calcext:value-type="float">
            <text:p>12,3284</text:p>
          </table:table-cell>
          <table:table-cell office:value-type="float" office:value="61.257" calcext:value-type="float">
            <text:p>61,257</text:p>
          </table:table-cell>
          <table:table-cell office:value-type="float" office:value="80.8168" calcext:value-type="float">
            <text:p>80,8168</text:p>
          </table:table-cell>
          <table:table-cell office:value-type="float" office:value="19.1832" calcext:value-type="float">
            <text:p>19,1832</text:p>
          </table:table-cell>
          <table:table-cell office:value-type="float" office:value="24.2026" calcext:value-type="float">
            <text:p>24,2026</text:p>
          </table:table-cell>
          <table:table-cell office:value-type="float" office:value="0.0102774" calcext:value-type="float">
            <text:p>0,0102774</text:p>
          </table:table-cell>
          <table:table-cell office:value-type="float" office:value="0.0010973" calcext:value-type="float">
            <text:p>0,0010973</text:p>
          </table:table-cell>
          <table:table-cell office:value-type="float" office:value="0.0005153" calcext:value-type="float">
            <text:p>0,0005153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heart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Global</text:p>
          </table:table-cell>
          <table:table-cell office:value-type="float" office:value="270" calcext:value-type="float">
            <text:p>270</text:p>
          </table:table-cell>
          <table:table-cell office:value-type="float" office:value="235.8" calcext:value-type="float">
            <text:p>235,8</text:p>
          </table:table-cell>
          <table:table-cell office:value-type="float" office:value="99.4568" calcext:value-type="float">
            <text:p>99,4568</text:p>
          </table:table-cell>
          <table:table-cell office:value-type="float" office:value="0.54321" calcext:value-type="float">
            <text:p>0,54321</text:p>
          </table:table-cell>
          <table:table-cell office:value-type="float" office:value="22.963" calcext:value-type="float">
            <text:p>22,963</text:p>
          </table:table-cell>
          <table:table-cell office:value-type="float" office:value="92.5373" calcext:value-type="float">
            <text:p>92,5373</text:p>
          </table:table-cell>
          <table:table-cell office:value-type="float" office:value="7.46269" calcext:value-type="float">
            <text:p>7,46269</text:p>
          </table:table-cell>
          <table:table-cell office:value-type="float" office:value="75.1852" calcext:value-type="float">
            <text:p>75,1852</text:p>
          </table:table-cell>
          <table:table-cell office:value-type="float" office:value="0.0030981" calcext:value-type="float">
            <text:p>0,0030981</text:p>
          </table:table-cell>
          <table:table-cell office:value-type="float" office:value="0.0005156" calcext:value-type="float">
            <text:p>0,0005156</text:p>
          </table:table-cell>
          <table:table-cell office:value-type="float" office:value="0.0003044" calcext:value-type="float">
            <text:p>0,0003044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ris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lobal</text:p>
          </table:table-cell>
          <table:table-cell office:value-type="float" office:value="150" calcext:value-type="float">
            <text:p>150</text:p>
          </table:table-cell>
          <table:table-cell office:value-type="float" office:value="41.7" calcext:value-type="float">
            <text:p>41,7</text:p>
          </table:table-cell>
          <table:table-cell office:value-type="float" office:value="90.6519" calcext:value-type="float">
            <text:p>90,6519</text:p>
          </table:table-cell>
          <table:table-cell office:value-type="float" office:value="9.34815" calcext:value-type="float">
            <text:p>9,34815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0012817" calcext:value-type="float">
            <text:p>0,0012817</text:p>
          </table:table-cell>
          <table:table-cell office:value-type="float" office:value="0.000139" calcext:value-type="float">
            <text:p>0,000139</text:p>
          </table:table-cell>
          <table:table-cell table:style-name="ce13" office:value-type="float" office:value="0.0000499" calcext:value-type="float">
            <text:p>4,99E-05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ed7digit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lobal</text:p>
          </table:table-cell>
          <table:table-cell office:value-type="float" office:value="500" calcext:value-type="float">
            <text:p>500</text:p>
          </table:table-cell>
          <table:table-cell office:value-type="float" office:value="67.9" calcext:value-type="float">
            <text:p>67,9</text:p>
          </table:table-cell>
          <table:table-cell office:value-type="float" office:value="77.2" calcext:value-type="float">
            <text:p>77,2</text:p>
          </table:table-cell>
          <table:table-cell office:value-type="float" office:value="18.008" calcext:value-type="float">
            <text:p>18,008</text:p>
          </table:table-cell>
          <table:table-cell office:value-type="float" office:value="63" calcext:value-type="float">
            <text:p>63</text:p>
          </table:table-cell>
          <table:table-cell office:value-type="float" office:value="76.087" calcext:value-type="float">
            <text:p>76,087</text:p>
          </table:table-cell>
          <table:table-cell office:value-type="float" office:value="23.913" calcext:value-type="float">
            <text:p>23,913</text:p>
          </table:table-cell>
          <table:table-cell office:value-type="float" office:value="17.2" calcext:value-type="float">
            <text:p>17,2</text:p>
          </table:table-cell>
          <table:table-cell office:value-type="float" office:value="0.0039705" calcext:value-type="float">
            <text:p>0,0039705</text:p>
          </table:table-cell>
          <table:table-cell office:value-type="float" office:value="0.0004204" calcext:value-type="float">
            <text:p>0,0004204</text:p>
          </table:table-cell>
          <table:table-cell office:value-type="float" office:value="0.0001618" calcext:value-type="float">
            <text:p>0,0001618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ammographic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obal</text:p>
          </table:table-cell>
          <table:table-cell office:value-type="float" office:value="830" calcext:value-type="float">
            <text:p>830</text:p>
          </table:table-cell>
          <table:table-cell office:value-type="float" office:value="159" calcext:value-type="float">
            <text:p>159</text:p>
          </table:table-cell>
          <table:table-cell office:value-type="float" office:value="86.9836" calcext:value-type="float">
            <text:p>86,9836</text:p>
          </table:table-cell>
          <table:table-cell office:value-type="float" office:value="13.0164" calcext:value-type="float">
            <text:p>13,0164</text:p>
          </table:table-cell>
          <table:table-cell office:value-type="float" office:value="76.0241" calcext:value-type="float">
            <text:p>76,0241</text:p>
          </table:table-cell>
          <table:table-cell office:value-type="float" office:value="82.0546" calcext:value-type="float">
            <text:p>82,0546</text:p>
          </table:table-cell>
          <table:table-cell office:value-type="float" office:value="17.9454" calcext:value-type="float">
            <text:p>17,9454</text:p>
          </table:table-cell>
          <table:table-cell office:value-type="float" office:value="7.3494" calcext:value-type="float">
            <text:p>7,3494</text:p>
          </table:table-cell>
          <table:table-cell office:value-type="float" office:value="0.0064705" calcext:value-type="float">
            <text:p>0,0064705</text:p>
          </table:table-cell>
          <table:table-cell office:value-type="float" office:value="0.0007133" calcext:value-type="float">
            <text:p>0,0007133</text:p>
          </table:table-cell>
          <table:table-cell office:value-type="float" office:value="0.000253" calcext:value-type="float">
            <text:p>0,000253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ewthyroid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Global</text:p>
          </table:table-cell>
          <table:table-cell office:value-type="float" office:value="215" calcext:value-type="float">
            <text:p>215</text:p>
          </table:table-cell>
          <table:table-cell office:value-type="float" office:value="46.8" calcext:value-type="float">
            <text:p>46,8</text:p>
          </table:table-cell>
          <table:table-cell office:value-type="float" office:value="92.2791" calcext:value-type="float">
            <text:p>92,2791</text:p>
          </table:table-cell>
          <table:table-cell office:value-type="float" office:value="7.72093" calcext:value-type="float">
            <text:p>7,72093</text:p>
          </table:table-cell>
          <table:table-cell office:value-type="float" office:value="92.093" calcext:value-type="float">
            <text:p>92,093</text:p>
          </table:table-cell>
          <table:table-cell office:value-type="float" office:value="92.9577" calcext:value-type="float">
            <text:p>92,9577</text:p>
          </table:table-cell>
          <table:table-cell office:value-type="float" office:value="7.04225" calcext:value-type="float">
            <text:p>7,04225</text:p>
          </table:table-cell>
          <table:table-cell office:value-type="float" office:value="0.930233" calcext:value-type="float">
            <text:p>0,930233</text:p>
          </table:table-cell>
          <table:table-cell office:value-type="float" office:value="0.0017485" calcext:value-type="float">
            <text:p>0,0017485</text:p>
          </table:table-cell>
          <table:table-cell office:value-type="float" office:value="0.0001999" calcext:value-type="float">
            <text:p>0,0001999</text:p>
          </table:table-cell>
          <table:table-cell table:style-name="ce13" office:value-type="float" office:value="0.0000758" calcext:value-type="float">
            <text:p>7,58E-05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age-blocks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lobal</text:p>
          </table:table-cell>
          <table:table-cell office:value-type="float" office:value="5472" calcext:value-type="float">
            <text:p>5472</text:p>
          </table:table-cell>
          <table:table-cell office:value-type="float" office:value="160.3" calcext:value-type="float">
            <text:p>160,3</text:p>
          </table:table-cell>
          <table:table-cell office:value-type="float" office:value="93.7861" calcext:value-type="float">
            <text:p>93,7861</text:p>
          </table:table-cell>
          <table:table-cell office:value-type="float" office:value="6.21386" calcext:value-type="float">
            <text:p>6,21386</text:p>
          </table:table-cell>
          <table:table-cell office:value-type="float" office:value="93.7135" calcext:value-type="float">
            <text:p>93,7135</text:p>
          </table:table-cell>
          <table:table-cell office:value-type="float" office:value="93.9022" calcext:value-type="float">
            <text:p>93,9022</text:p>
          </table:table-cell>
          <table:table-cell office:value-type="float" office:value="6.09778" calcext:value-type="float">
            <text:p>6,09778</text:p>
          </table:table-cell>
          <table:table-cell office:value-type="float" office:value="0.201023" calcext:value-type="float">
            <text:p>0,201023</text:p>
          </table:table-cell>
          <table:table-cell office:value-type="float" office:value="0.0642097" calcext:value-type="float">
            <text:p>0,0642097</text:p>
          </table:table-cell>
          <table:table-cell office:value-type="float" office:value="0.0071003" calcext:value-type="float">
            <text:p>0,0071003</text:p>
          </table:table-cell>
          <table:table-cell office:value-type="float" office:value="0.0038229" calcext:value-type="float">
            <text:p>0,0038229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honeme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Global</text:p>
          </table:table-cell>
          <table:table-cell office:value-type="float" office:value="5404" calcext:value-type="float">
            <text:p>5404</text:p>
          </table:table-cell>
          <table:table-cell office:value-type="float" office:value="210.4" calcext:value-type="float">
            <text:p>210,4</text:p>
          </table:table-cell>
          <table:table-cell office:value-type="float" office:value="80.4046" calcext:value-type="float">
            <text:p>80,4046</text:p>
          </table:table-cell>
          <table:table-cell office:value-type="float" office:value="19.5954" calcext:value-type="float">
            <text:p>19,5954</text:p>
          </table:table-cell>
          <table:table-cell table:number-columns-repeated="2" office:value-type="float" office:value="80.0148" calcext:value-type="float">
            <text:p>80,0148</text:p>
          </table:table-cell>
          <table:table-cell office:value-type="float" office:value="19.9852" calcext:value-type="float">
            <text:p>19,9852</text:p>
          </table:table-cell>
          <table:table-cell office:value-type="float" office:value="0" calcext:value-type="float">
            <text:p>0</text:p>
          </table:table-cell>
          <table:table-cell office:value-type="float" office:value="0.0548818" calcext:value-type="float">
            <text:p>0,0548818</text:p>
          </table:table-cell>
          <table:table-cell office:value-type="float" office:value="0.0056308" calcext:value-type="float">
            <text:p>0,0056308</text:p>
          </table:table-cell>
          <table:table-cell office:value-type="float" office:value="0.002368" calcext:value-type="float">
            <text:p>0,002368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ima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lobal</text:p>
          </table:table-cell>
          <table:table-cell office:value-type="float" office:value="768" calcext:value-type="float">
            <text:p>768</text:p>
          </table:table-cell>
          <table:table-cell office:value-type="float" office:value="423" calcext:value-type="float">
            <text:p>423</text:p>
          </table:table-cell>
          <table:table-cell office:value-type="float" office:value="85.651" calcext:value-type="float">
            <text:p>85,651</text:p>
          </table:table-cell>
          <table:table-cell office:value-type="float" office:value="14.349" calcext:value-type="float">
            <text:p>14,349</text:p>
          </table:table-cell>
          <table:table-cell office:value-type="float" office:value="69.5312" calcext:value-type="float">
            <text:p>69,5312</text:p>
          </table:table-cell>
          <table:table-cell office:value-type="float" office:value="71.7742" calcext:value-type="float">
            <text:p>71,7742</text:p>
          </table:table-cell>
          <table:table-cell office:value-type="float" office:value="28.2258" calcext:value-type="float">
            <text:p>28,2258</text:p>
          </table:table-cell>
          <table:table-cell office:value-type="float" office:value="3.125" calcext:value-type="float">
            <text:p>3,125</text:p>
          </table:table-cell>
          <table:table-cell office:value-type="float" office:value="0.0091835" calcext:value-type="float">
            <text:p>0,0091835</text:p>
          </table:table-cell>
          <table:table-cell office:value-type="float" office:value="0.0011658" calcext:value-type="float">
            <text:p>0,0011658</text:p>
          </table:table-cell>
          <table:table-cell office:value-type="float" office:value="0.0006672" calcext:value-type="float">
            <text:p>0,0006672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aheart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lobal</text:p>
          </table:table-cell>
          <table:table-cell office:value-type="float" office:value="462" calcext:value-type="float">
            <text:p>462</text:p>
          </table:table-cell>
          <table:table-cell office:value-type="float" office:value="353.8" calcext:value-type="float">
            <text:p>353,8</text:p>
          </table:table-cell>
          <table:table-cell office:value-type="float" office:value="92.8571" calcext:value-type="float">
            <text:p>92,8571</text:p>
          </table:table-cell>
          <table:table-cell office:value-type="float" office:value="7.14286" calcext:value-type="float">
            <text:p>7,14286</text:p>
          </table:table-cell>
          <table:table-cell office:value-type="float" office:value="60.1732" calcext:value-type="float">
            <text:p>60,1732</text:p>
          </table:table-cell>
          <table:table-cell office:value-type="float" office:value="64.0553" calcext:value-type="float">
            <text:p>64,0553</text:p>
          </table:table-cell>
          <table:table-cell office:value-type="float" office:value="35.9447" calcext:value-type="float">
            <text:p>35,9447</text:p>
          </table:table-cell>
          <table:table-cell office:value-type="float" office:value="6.06061" calcext:value-type="float">
            <text:p>6,06061</text:p>
          </table:table-cell>
          <table:table-cell office:value-type="float" office:value="0.0064688" calcext:value-type="float">
            <text:p>0,0064688</text:p>
          </table:table-cell>
          <table:table-cell office:value-type="float" office:value="0.0010786" calcext:value-type="float">
            <text:p>0,0010786</text:p>
          </table:table-cell>
          <table:table-cell office:value-type="float" office:value="0.0007219" calcext:value-type="float">
            <text:p>0,0007219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huttle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lobal</text:p>
          </table:table-cell>
          <table:table-cell office:value-type="float" office:value="57999" calcext:value-type="float">
            <text:p>57999</text:p>
          </table:table-cell>
          <table:table-cell office:value-type="float" office:value="73.6" calcext:value-type="float">
            <text:p>73,6</text:p>
          </table:table-cell>
          <table:table-cell office:value-type="float" office:value="82.5606" calcext:value-type="float">
            <text:p>82,5606</text:p>
          </table:table-cell>
          <table:table-cell office:value-type="float" office:value="17.4394" calcext:value-type="float">
            <text:p>17,4394</text:p>
          </table:table-cell>
          <table:table-cell office:value-type="float" office:value="84.267" calcext:value-type="float">
            <text:p>84,267</text:p>
          </table:table-cell>
          <table:table-cell office:value-type="float" office:value="84.2771" calcext:value-type="float">
            <text:p>84,2771</text:p>
          </table:table-cell>
          <table:table-cell office:value-type="float" office:value="15.7229" calcext:value-type="float">
            <text:p>15,7229</text:p>
          </table:table-cell>
          <table:table-cell office:value-type="float" office:value="0.0120692" calcext:value-type="float">
            <text:p>0,0120692</text:p>
          </table:table-cell>
          <table:table-cell office:value-type="float" office:value="0.574408" calcext:value-type="float">
            <text:p>0,574408</text:p>
          </table:table-cell>
          <table:table-cell office:value-type="float" office:value="0.0997778" calcext:value-type="float">
            <text:p>0,0997778</text:p>
          </table:table-cell>
          <table:table-cell office:value-type="float" office:value="0.0669076" calcext:value-type="float">
            <text:p>0,0669076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7" table:number-columns-repeated="5"/>
          <table:table-cell table:style-name="ce10" table:formula="of:=AVERAGE([.F2:.F15])" office:value-type="float" office:value="5925.35714285714" calcext:value-type="float">
            <text:p>5925,36</text:p>
          </table:table-cell>
          <table:table-cell table:style-name="ce10" table:formula="of:=AVERAGE([.G2:.G15])" office:value-type="float" office:value="165" calcext:value-type="float">
            <text:p>165,00</text:p>
          </table:table-cell>
          <table:table-cell table:style-name="ce10" table:formula="of:=AVERAGE([.H2:.H15])" office:value-type="float" office:value="80.2329785714286" calcext:value-type="float">
            <text:p>80,23</text:p>
          </table:table-cell>
          <table:table-cell table:style-name="ce10" table:formula="of:=AVERAGE([.I2:.I15])" office:value-type="float" office:value="19.1055221428571" calcext:value-type="float">
            <text:p>19,11</text:p>
          </table:table-cell>
          <table:table-cell table:style-name="ce10" table:formula="of:=AVERAGE([.J2:.J15])" office:value-type="float" office:value="68.1734" calcext:value-type="float">
            <text:p>68,17</text:p>
          </table:table-cell>
          <table:table-cell table:style-name="ce10" table:formula="of:=AVERAGE([.K2:.K15])" office:value-type="float" office:value="76.5483214285714" calcext:value-type="float">
            <text:p>76,55</text:p>
          </table:table-cell>
          <table:table-cell table:style-name="ce10" table:formula="of:=AVERAGE([.L2:.L15])" office:value-type="float" office:value="23.4516728571429" calcext:value-type="float">
            <text:p>23,45</text:p>
          </table:table-cell>
          <table:table-cell table:style-name="ce10" table:formula="of:=AVERAGE([.M2:.M15])" office:value-type="float" office:value="9.80395904285714" calcext:value-type="float">
            <text:p>9,80</text:p>
          </table:table-cell>
          <table:table-cell table:style-name="ce12" table:formula="of:=AVERAGE([.N2:.N15])" office:value-type="float" office:value="0.0628860285714286" calcext:value-type="float">
            <text:p>0,06289</text:p>
          </table:table-cell>
          <table:table-cell table:style-name="ce12" table:formula="of:=AVERAGE([.O2:.O15])" office:value-type="float" office:value="0.0092845" calcext:value-type="float">
            <text:p>0,00928</text:p>
          </table:table-cell>
          <table:table-cell table:style-name="ce12" table:formula="of:=AVERAGE([.P2:.P15])" office:value-type="float" office:value="0.00591452142857143" calcext:value-type="float">
            <text:p>0,00591</text:p>
          </table:table-cell>
          <table:table-cell table:style-name="ce7" table:number-columns-repeated="3"/>
          <table:table-cell table:style-name="ce10" table:formula="of:=([.P16]/[.F16])*1000000" office:value-type="float" office:value="0.998171297691519" calcext:value-type="float">
            <text:p>1,00</text:p>
          </table:table-cell>
        </table:table-row>
        <table:table-row table:style-name="ro1">
          <table:table-cell office:value-type="string" calcext:value-type="string">
            <text:p>adult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lobal</text:p>
          </table:table-cell>
          <table:table-cell office:value-type="float" office:value="45222" calcext:value-type="float">
            <text:p>45222</text:p>
          </table:table-cell>
          <table:table-cell office:value-type="float" office:value="19920.3" calcext:value-type="float">
            <text:p>19920,3</text:p>
          </table:table-cell>
          <table:table-cell office:value-type="float" office:value="89.9776" calcext:value-type="float">
            <text:p>89,9776</text:p>
          </table:table-cell>
          <table:table-cell office:value-type="float" office:value="10.0224" calcext:value-type="float">
            <text:p>10,0224</text:p>
          </table:table-cell>
          <table:table-cell office:value-type="float" office:value="64.0241" calcext:value-type="float">
            <text:p>64,0241</text:p>
          </table:table-cell>
          <table:table-cell office:value-type="float" office:value="81.3241" calcext:value-type="float">
            <text:p>81,3241</text:p>
          </table:table-cell>
          <table:table-cell office:value-type="float" office:value="18.6759" calcext:value-type="float">
            <text:p>18,6759</text:p>
          </table:table-cell>
          <table:table-cell office:value-type="float" office:value="21.2728" calcext:value-type="float">
            <text:p>21,2728</text:p>
          </table:table-cell>
          <table:table-cell office:value-type="float" office:value="0.589242" calcext:value-type="float">
            <text:p>0,589242</text:p>
          </table:table-cell>
          <table:table-cell office:value-type="float" office:value="0.115402" calcext:value-type="float">
            <text:p>0,115402</text:p>
          </table:table-cell>
          <table:table-cell office:value-type="float" office:value="0.0820436" calcext:value-type="float">
            <text:p>0,0820436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ustralian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lobal</text:p>
          </table:table-cell>
          <table:table-cell office:value-type="float" office:value="690" calcext:value-type="float">
            <text:p>690</text:p>
          </table:table-cell>
          <table:table-cell office:value-type="float" office:value="499.4" calcext:value-type="float">
            <text:p>499,4</text:p>
          </table:table-cell>
          <table:table-cell office:value-type="float" office:value="96.5532" calcext:value-type="float">
            <text:p>96,5532</text:p>
          </table:table-cell>
          <table:table-cell office:value-type="float" office:value="3.44683" calcext:value-type="float">
            <text:p>3,44683</text:p>
          </table:table-cell>
          <table:table-cell office:value-type="float" office:value="54.4928" calcext:value-type="float">
            <text:p>54,4928</text:p>
          </table:table-cell>
          <table:table-cell office:value-type="float" office:value="81.5618" calcext:value-type="float">
            <text:p>81,5618</text:p>
          </table:table-cell>
          <table:table-cell office:value-type="float" office:value="18.4382" calcext:value-type="float">
            <text:p>18,4382</text:p>
          </table:table-cell>
          <table:table-cell office:value-type="float" office:value="33.1884" calcext:value-type="float">
            <text:p>33,1884</text:p>
          </table:table-cell>
          <table:table-cell office:value-type="float" office:value="0.0083766" calcext:value-type="float">
            <text:p>0,0083766</text:p>
          </table:table-cell>
          <table:table-cell office:value-type="float" office:value="0.0012876" calcext:value-type="float">
            <text:p>0,0012876</text:p>
          </table:table-cell>
          <table:table-cell office:value-type="float" office:value="0.0008503" calcext:value-type="float">
            <text:p>0,0008503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rx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lobal</text:p>
          </table:table-cell>
          <table:table-cell office:value-type="float" office:value="653" calcext:value-type="float">
            <text:p>653</text:p>
          </table:table-cell>
          <table:table-cell office:value-type="float" office:value="521.3" calcext:value-type="float">
            <text:p>521,3</text:p>
          </table:table-cell>
          <table:table-cell office:value-type="float" office:value="98.3202" calcext:value-type="float">
            <text:p>98,3202</text:p>
          </table:table-cell>
          <table:table-cell office:value-type="float" office:value="1.67978" calcext:value-type="float">
            <text:p>1,67978</text:p>
          </table:table-cell>
          <table:table-cell office:value-type="float" office:value="39.51" calcext:value-type="float">
            <text:p>39,51</text:p>
          </table:table-cell>
          <table:table-cell office:value-type="float" office:value="86" calcext:value-type="float">
            <text:p>86</text:p>
          </table:table-cell>
          <table:table-cell office:value-type="float" office:value="14" calcext:value-type="float">
            <text:p>14</text:p>
          </table:table-cell>
          <table:table-cell office:value-type="float" office:value="54.0582" calcext:value-type="float">
            <text:p>54,0582</text:p>
          </table:table-cell>
          <table:table-cell office:value-type="float" office:value="0.0079028" calcext:value-type="float">
            <text:p>0,0079028</text:p>
          </table:table-cell>
          <table:table-cell office:value-type="float" office:value="0.0011709" calcext:value-type="float">
            <text:p>0,0011709</text:p>
          </table:table-cell>
          <table:table-cell office:value-type="float" office:value="0.0007501" calcext:value-type="float">
            <text:p>0,000750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alance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lobal</text:p>
          </table:table-cell>
          <table:table-cell office:value-type="float" office:value="625" calcext:value-type="float">
            <text:p>625</text:p>
          </table:table-cell>
          <table:table-cell office:value-type="float" office:value="562.5" calcext:value-type="float">
            <text:p>562,5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.0043657" calcext:value-type="float">
            <text:p>0,0043657</text:p>
          </table:table-cell>
          <table:table-cell office:value-type="float" office:value="0.0004548" calcext:value-type="float">
            <text:p>0,0004548</text:p>
          </table:table-cell>
          <table:table-cell office:value-type="float" office:value="0.000132" calcext:value-type="float">
            <text:p>0,000132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ensus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lobal</text:p>
          </table:table-cell>
          <table:table-cell office:value-type="float" office:value="142521" calcext:value-type="float">
            <text:p>142521</text:p>
          </table:table-cell>
          <table:table-cell office:value-type="float" office:value="80969.3" calcext:value-type="float">
            <text:p>80969,3</text:p>
          </table:table-cell>
          <table:table-cell office:value-type="float" office:value="99.1607" calcext:value-type="float">
            <text:p>99,1607</text:p>
          </table:table-cell>
          <table:table-cell office:value-type="float" office:value="0.839267" calcext:value-type="float">
            <text:p>0,839267</text:p>
          </table:table-cell>
          <table:table-cell office:value-type="float" office:value="48.1319" calcext:value-type="float">
            <text:p>48,1319</text:p>
          </table:table-cell>
          <table:table-cell office:value-type="float" office:value="96.4105" calcext:value-type="float">
            <text:p>96,4105</text:p>
          </table:table-cell>
          <table:table-cell office:value-type="float" office:value="3.5895" calcext:value-type="float">
            <text:p>3,5895</text:p>
          </table:table-cell>
          <table:table-cell office:value-type="float" office:value="50.0761" calcext:value-type="float">
            <text:p>50,0761</text:p>
          </table:table-cell>
          <table:table-cell office:value-type="float" office:value="4.74439" calcext:value-type="float">
            <text:p>4,74439</text:p>
          </table:table-cell>
          <table:table-cell office:value-type="float" office:value="0.799179" calcext:value-type="float">
            <text:p>0,799179</text:p>
          </table:table-cell>
          <table:table-cell office:value-type="float" office:value="0.725765" calcext:value-type="float">
            <text:p>0,725765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oil200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lobal</text:p>
          </table:table-cell>
          <table:table-cell office:value-type="float" office:value="9822" calcext:value-type="float">
            <text:p>9822</text:p>
          </table:table-cell>
          <table:table-cell office:value-type="float" office:value="7469.6" calcext:value-type="float">
            <text:p>7469,6</text:p>
          </table:table-cell>
          <table:table-cell office:value-type="float" office:value="98.4044" calcext:value-type="float">
            <text:p>98,4044</text:p>
          </table:table-cell>
          <table:table-cell office:value-type="float" office:value="1.23171" calcext:value-type="float">
            <text:p>1,23171</text:p>
          </table:table-cell>
          <table:table-cell office:value-type="float" office:value="24.5978" calcext:value-type="float">
            <text:p>24,5978</text:p>
          </table:table-cell>
          <table:table-cell office:value-type="float" office:value="91.7585" calcext:value-type="float">
            <text:p>91,7585</text:p>
          </table:table-cell>
          <table:table-cell office:value-type="float" office:value="8.24155" calcext:value-type="float">
            <text:p>8,24155</text:p>
          </table:table-cell>
          <table:table-cell office:value-type="float" office:value="73.1928" calcext:value-type="float">
            <text:p>73,1928</text:p>
          </table:table-cell>
          <table:table-cell office:value-type="float" office:value="0.746478" calcext:value-type="float">
            <text:p>0,746478</text:p>
          </table:table-cell>
          <table:table-cell office:value-type="float" office:value="0.0939636" calcext:value-type="float">
            <text:p>0,0939636</text:p>
          </table:table-cell>
          <table:table-cell office:value-type="float" office:value="0.0870144" calcext:value-type="float">
            <text:p>0,0870144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onnect-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obal</text:p>
          </table:table-cell>
          <table:table-cell office:value-type="float" office:value="67557" calcext:value-type="float">
            <text:p>67557</text:p>
          </table:table-cell>
          <table:table-cell office:value-type="float" office:value="60801.3" calcext:value-type="float">
            <text:p>60801,3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.64086" calcext:value-type="float">
            <text:p>1,64086</text:p>
          </table:table-cell>
          <table:table-cell office:value-type="float" office:value="0.237456" calcext:value-type="float">
            <text:p>0,237456</text:p>
          </table:table-cell>
          <table:table-cell office:value-type="float" office:value="0.190776" calcext:value-type="float">
            <text:p>0,190776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ovtype_2_vs_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lobal</text:p>
          </table:table-cell>
          <table:table-cell office:value-type="float" office:value="495141" calcext:value-type="float">
            <text:p>495141</text:p>
          </table:table-cell>
          <table:table-cell office:value-type="float" office:value="22353.9" calcext:value-type="float">
            <text:p>22353,9</text:p>
          </table:table-cell>
          <table:table-cell office:value-type="float" office:value="83.1947" calcext:value-type="float">
            <text:p>83,1947</text:p>
          </table:table-cell>
          <table:table-cell office:value-type="float" office:value="16.8053" calcext:value-type="float">
            <text:p>16,8053</text:p>
          </table:table-cell>
          <table:table-cell office:value-type="float" office:value="85.1703" calcext:value-type="float">
            <text:p>85,1703</text:p>
          </table:table-cell>
          <table:table-cell office:value-type="float" office:value="85.1741" calcext:value-type="float">
            <text:p>85,1741</text:p>
          </table:table-cell>
          <table:table-cell office:value-type="float" office:value="14.8259" calcext:value-type="float">
            <text:p>14,8259</text:p>
          </table:table-cell>
          <table:table-cell office:value-type="float" office:value="0.00444318" calcext:value-type="float">
            <text:p>0,00444318</text:p>
          </table:table-cell>
          <table:table-cell office:value-type="float" office:value="21.0298" calcext:value-type="float">
            <text:p>21,0298</text:p>
          </table:table-cell>
          <table:table-cell office:value-type="float" office:value="2.49915" calcext:value-type="float">
            <text:p>2,49915</text:p>
          </table:table-cell>
          <table:table-cell office:value-type="float" office:value="2.39763" calcext:value-type="float">
            <text:p>2,39763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ars_0_vs_4_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Global</text:p>
          </table:table-cell>
          <table:table-cell office:value-type="float" office:value="62123" calcext:value-type="float">
            <text:p>62123</text:p>
          </table:table-cell>
          <table:table-cell office:value-type="float" office:value="39933.6" calcext:value-type="float">
            <text:p>39933,6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44.8497" calcext:value-type="float">
            <text:p>44,8497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5.1503" calcext:value-type="float">
            <text:p>55,1503</text:p>
          </table:table-cell>
          <table:table-cell office:value-type="float" office:value="1.72226" calcext:value-type="float">
            <text:p>1,72226</text:p>
          </table:table-cell>
          <table:table-cell office:value-type="float" office:value="0.263244" calcext:value-type="float">
            <text:p>0,263244</text:p>
          </table:table-cell>
          <table:table-cell office:value-type="float" office:value="0.218731" calcext:value-type="float">
            <text:p>0,21873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erman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lobal</text:p>
          </table:table-cell>
          <table:table-cell office:value-type="float" office:value="1000" calcext:value-type="float">
            <text:p>1000</text:p>
          </table:table-cell>
          <table:table-cell office:value-type="float" office:value="898.4" calcext:value-type="float">
            <text:p>898,4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,6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99.4" calcext:value-type="float">
            <text:p>99,4</text:p>
          </table:table-cell>
          <table:table-cell office:value-type="float" office:value="0.0158076" calcext:value-type="float">
            <text:p>0,0158076</text:p>
          </table:table-cell>
          <table:table-cell office:value-type="float" office:value="0.0020671" calcext:value-type="float">
            <text:p>0,0020671</text:p>
          </table:table-cell>
          <table:table-cell office:value-type="float" office:value="0.0015038" calcext:value-type="float">
            <text:p>0,0015038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agic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lobal</text:p>
          </table:table-cell>
          <table:table-cell office:value-type="float" office:value="19020" calcext:value-type="float">
            <text:p>19020</text:p>
          </table:table-cell>
          <table:table-cell office:value-type="float" office:value="1878.1" calcext:value-type="float">
            <text:p>1878,1</text:p>
          </table:table-cell>
          <table:table-cell office:value-type="float" office:value="81.5383" calcext:value-type="float">
            <text:p>81,5383</text:p>
          </table:table-cell>
          <table:table-cell office:value-type="float" office:value="18.4617" calcext:value-type="float">
            <text:p>18,4617</text:p>
          </table:table-cell>
          <table:table-cell office:value-type="float" office:value="81.4143" calcext:value-type="float">
            <text:p>81,4143</text:p>
          </table:table-cell>
          <table:table-cell office:value-type="float" office:value="81.4743" calcext:value-type="float">
            <text:p>81,4743</text:p>
          </table:table-cell>
          <table:table-cell office:value-type="float" office:value="18.5257" calcext:value-type="float">
            <text:p>18,5257</text:p>
          </table:table-cell>
          <table:table-cell office:value-type="float" office:value="0.0736067" calcext:value-type="float">
            <text:p>0,0736067</text:p>
          </table:table-cell>
          <table:table-cell office:value-type="float" office:value="0.297914" calcext:value-type="float">
            <text:p>0,297914</text:p>
          </table:table-cell>
          <table:table-cell office:value-type="float" office:value="0.0367878" calcext:value-type="float">
            <text:p>0,0367878</text:p>
          </table:table-cell>
          <table:table-cell office:value-type="float" office:value="0.026183" calcext:value-type="float">
            <text:p>0,026183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hyroid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lobal</text:p>
          </table:table-cell>
          <table:table-cell office:value-type="float" office:value="7200" calcext:value-type="float">
            <text:p>7200</text:p>
          </table:table-cell>
          <table:table-cell office:value-type="float" office:value="928.3" calcext:value-type="float">
            <text:p>928,3</text:p>
          </table:table-cell>
          <table:table-cell office:value-type="float" office:value="93.941" calcext:value-type="float">
            <text:p>93,941</text:p>
          </table:table-cell>
          <table:table-cell office:value-type="float" office:value="6.05895" calcext:value-type="float">
            <text:p>6,05895</text:p>
          </table:table-cell>
          <table:table-cell office:value-type="float" office:value="92.2639" calcext:value-type="float">
            <text:p>92,2639</text:p>
          </table:table-cell>
          <table:table-cell office:value-type="float" office:value="93.5107" calcext:value-type="float">
            <text:p>93,5107</text:p>
          </table:table-cell>
          <table:table-cell office:value-type="float" office:value="6.4893" calcext:value-type="float">
            <text:p>6,4893</text:p>
          </table:table-cell>
          <table:table-cell office:value-type="float" office:value="1.33333" calcext:value-type="float">
            <text:p>1,33333</text:p>
          </table:table-cell>
          <table:table-cell office:value-type="float" office:value="0.124484" calcext:value-type="float">
            <text:p>0,124484</text:p>
          </table:table-cell>
          <table:table-cell office:value-type="float" office:value="0.0154239" calcext:value-type="float">
            <text:p>0,0154239</text:p>
          </table:table-cell>
          <table:table-cell office:value-type="float" office:value="0.0111341" calcext:value-type="float">
            <text:p>0,011134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7" table:number-columns-repeated="5"/>
          <table:table-cell table:style-name="ce10" table:formula="of:=AVERAGE([.F17:.F28])" office:value-type="float" office:value="70964.5" calcext:value-type="float">
            <text:p>70964,50</text:p>
          </table:table-cell>
          <table:table-cell table:style-name="ce10" table:formula="of:=AVERAGE([.G17:.G28])" office:value-type="float" office:value="19728" calcext:value-type="float">
            <text:p>19728,00</text:p>
          </table:table-cell>
          <table:table-cell table:style-name="ce10" table:formula="of:=AVERAGE([.H17:.H28])" office:value-type="float" office:value="95.0908416666667" calcext:value-type="float">
            <text:p>95,09</text:p>
          </table:table-cell>
          <table:table-cell table:style-name="ce10" table:formula="of:=AVERAGE([.I17:.I28])" office:value-type="float" office:value="4.87882808333333" calcext:value-type="float">
            <text:p>4,88</text:p>
          </table:table-cell>
          <table:table-cell table:style-name="ce10" table:formula="of:=AVERAGE([.J17:.J28])" office:value-type="float" office:value="44.5879" calcext:value-type="float">
            <text:p>44,59</text:p>
          </table:table-cell>
          <table:table-cell table:style-name="ce10" table:formula="of:=AVERAGE([.K17:.K28])" office:value-type="float" office:value="74.7678333333333" calcext:value-type="float">
            <text:p>74,77</text:p>
          </table:table-cell>
          <table:table-cell table:style-name="ce10" table:formula="of:=AVERAGE([.L17:.L28])" office:value-type="float" office:value="25.2321708333333" calcext:value-type="float">
            <text:p>25,23</text:p>
          </table:table-cell>
          <table:table-cell table:style-name="ce10" table:formula="of:=AVERAGE([.M17:.M28])" office:value-type="float" office:value="48.97916499" calcext:value-type="float">
            <text:p>48,98</text:p>
          </table:table-cell>
          <table:table-cell table:style-name="ce12" table:formula="of:=AVERAGE([.N17:.N28])" office:value-type="float" office:value="2.577656725" calcext:value-type="float">
            <text:p>2,57766</text:p>
          </table:table-cell>
          <table:table-cell table:style-name="ce12" table:formula="of:=AVERAGE([.O17:.O28])" office:value-type="float" office:value="0.338798891666667" calcext:value-type="float">
            <text:p>0,33880</text:p>
          </table:table-cell>
          <table:table-cell table:style-name="ce12" table:formula="of:=AVERAGE([.P17:.P28])" office:value-type="float" office:value="0.311876108333333" calcext:value-type="float">
            <text:p>0,31188</text:p>
          </table:table-cell>
          <table:table-cell table:style-name="ce7" table:formula="of:=AVERAGE([.Q17:.Q28])" office:value-type="float" office:value="0" calcext:value-type="float">
            <text:p>0</text:p>
          </table:table-cell>
          <table:table-cell table:style-name="ce7" table:formula="of:=AVERAGE([.R17:.R28])" office:value-type="float" office:value="0" calcext:value-type="float">
            <text:p>0</text:p>
          </table:table-cell>
          <table:table-cell table:style-name="ce7" table:formula="of:=AVERAGE([.S17:.S28])" office:value-type="float" office:value="0" calcext:value-type="float">
            <text:p>0</text:p>
          </table:table-cell>
          <table:table-cell table:style-name="ce10" table:formula="of:=([.P29]/[.F29])*1000000" office:value-type="float" office:value="4.39481865345818" calcext:value-type="float">
            <text:p>4,39</text:p>
          </table:table-cell>
        </table:table-row>
        <table:table-row table:style-name="ro1">
          <table:table-cell office:value-type="string" calcext:value-type="string">
            <text:p>vehicle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Global</text:p>
          </table:table-cell>
          <table:table-cell office:value-type="float" office:value="846" calcext:value-type="float">
            <text:p>846</text:p>
          </table:table-cell>
          <table:table-cell office:value-type="float" office:value="707.9" calcext:value-type="float">
            <text:p>707,9</text:p>
          </table:table-cell>
          <table:table-cell office:value-type="float" office:value="98.0641" calcext:value-type="float">
            <text:p>98,0641</text:p>
          </table:table-cell>
          <table:table-cell office:value-type="float" office:value="1.93591" calcext:value-type="float">
            <text:p>1,93591</text:p>
          </table:table-cell>
          <table:table-cell office:value-type="float" office:value="52.4823" calcext:value-type="float">
            <text:p>52,4823</text:p>
          </table:table-cell>
          <table:table-cell office:value-type="float" office:value="64.0693" calcext:value-type="float">
            <text:p>64,0693</text:p>
          </table:table-cell>
          <table:table-cell office:value-type="float" office:value="35.9307" calcext:value-type="float">
            <text:p>35,9307</text:p>
          </table:table-cell>
          <table:table-cell office:value-type="float" office:value="18.0851" calcext:value-type="float">
            <text:p>18,0851</text:p>
          </table:table-cell>
          <table:table-cell office:value-type="float" office:value="0.0997596" calcext:value-type="float">
            <text:p>0,0997596</text:p>
          </table:table-cell>
          <table:table-cell office:value-type="float" office:value="0.0176408" calcext:value-type="float">
            <text:p>0,0176408</text:p>
          </table:table-cell>
          <table:table-cell office:value-type="float" office:value="0.0170655" calcext:value-type="float">
            <text:p>0,0170655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vowel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lobal</text:p>
          </table:table-cell>
          <table:table-cell office:value-type="float" office:value="990" calcext:value-type="float">
            <text:p>990</text:p>
          </table:table-cell>
          <table:table-cell office:value-type="float" office:value="640.8" calcext:value-type="float">
            <text:p>640,8</text:p>
          </table:table-cell>
          <table:table-cell office:value-type="float" office:value="98.2738" calcext:value-type="float">
            <text:p>98,2738</text:p>
          </table:table-cell>
          <table:table-cell office:value-type="float" office:value="1.72615" calcext:value-type="float">
            <text:p>1,72615</text:p>
          </table:table-cell>
          <table:table-cell office:value-type="float" office:value="92.1212" calcext:value-type="float">
            <text:p>92,1212</text:p>
          </table:table-cell>
          <table:table-cell office:value-type="float" office:value="92.5888" calcext:value-type="float">
            <text:p>92,5888</text:p>
          </table:table-cell>
          <table:table-cell office:value-type="float" office:value="7.41117" calcext:value-type="float">
            <text:p>7,41117</text:p>
          </table:table-cell>
          <table:table-cell office:value-type="float" office:value="0.505051" calcext:value-type="float">
            <text:p>0,505051</text:p>
          </table:table-cell>
          <table:table-cell office:value-type="float" office:value="0.0208148" calcext:value-type="float">
            <text:p>0,0208148</text:p>
          </table:table-cell>
          <table:table-cell office:value-type="float" office:value="0.0029987" calcext:value-type="float">
            <text:p>0,0029987</text:p>
          </table:table-cell>
          <table:table-cell office:value-type="float" office:value="0.0022634" calcext:value-type="float">
            <text:p>0,0022634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egment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Global</text:p>
          </table:table-cell>
          <table:table-cell office:value-type="float" office:value="2310" calcext:value-type="float">
            <text:p>2310</text:p>
          </table:table-cell>
          <table:table-cell office:value-type="float" office:value="877.5" calcext:value-type="float">
            <text:p>877,5</text:p>
          </table:table-cell>
          <table:table-cell office:value-type="float" office:value="94.355" calcext:value-type="float">
            <text:p>94,355</text:p>
          </table:table-cell>
          <table:table-cell office:value-type="float" office:value="5.64502" calcext:value-type="float">
            <text:p>5,64502</text:p>
          </table:table-cell>
          <table:table-cell office:value-type="float" office:value="89.7835" calcext:value-type="float">
            <text:p>89,7835</text:p>
          </table:table-cell>
          <table:table-cell office:value-type="float" office:value="92.5893" calcext:value-type="float">
            <text:p>92,5893</text:p>
          </table:table-cell>
          <table:table-cell office:value-type="float" office:value="7.41071" calcext:value-type="float">
            <text:p>7,41071</text:p>
          </table:table-cell>
          <table:table-cell office:value-type="float" office:value="3.0303" calcext:value-type="float">
            <text:p>3,0303</text:p>
          </table:table-cell>
          <table:table-cell office:value-type="float" office:value="0.119984" calcext:value-type="float">
            <text:p>0,119984</text:p>
          </table:table-cell>
          <table:table-cell office:value-type="float" office:value="0.0170906" calcext:value-type="float">
            <text:p>0,0170906</text:p>
          </table:table-cell>
          <table:table-cell office:value-type="float" office:value="0.0157133" calcext:value-type="float">
            <text:p>0,0157133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winequality-red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lobal</text:p>
          </table:table-cell>
          <table:table-cell office:value-type="float" office:value="1599" calcext:value-type="float">
            <text:p>1599</text:p>
          </table:table-cell>
          <table:table-cell office:value-type="float" office:value="705.1" calcext:value-type="float">
            <text:p>705,1</text:p>
          </table:table-cell>
          <table:table-cell office:value-type="float" office:value="77.7903" calcext:value-type="float">
            <text:p>77,7903</text:p>
          </table:table-cell>
          <table:table-cell office:value-type="float" office:value="22.2097" calcext:value-type="float">
            <text:p>22,2097</text:p>
          </table:table-cell>
          <table:table-cell office:value-type="float" office:value="54.0338" calcext:value-type="float">
            <text:p>54,0338</text:p>
          </table:table-cell>
          <table:table-cell office:value-type="float" office:value="54.8223" calcext:value-type="float">
            <text:p>54,8223</text:p>
          </table:table-cell>
          <table:table-cell office:value-type="float" office:value="45.1777" calcext:value-type="float">
            <text:p>45,1777</text:p>
          </table:table-cell>
          <table:table-cell office:value-type="float" office:value="1.4384" calcext:value-type="float">
            <text:p>1,4384</text:p>
          </table:table-cell>
          <table:table-cell office:value-type="float" office:value="0.0405863" calcext:value-type="float">
            <text:p>0,0405863</text:p>
          </table:table-cell>
          <table:table-cell office:value-type="float" office:value="0.0053728" calcext:value-type="float">
            <text:p>0,0053728</text:p>
          </table:table-cell>
          <table:table-cell office:value-type="float" office:value="0.0044738" calcext:value-type="float">
            <text:p>0,0044738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winequality-white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lobal</text:p>
          </table:table-cell>
          <table:table-cell office:value-type="float" office:value="4898" calcext:value-type="float">
            <text:p>4898</text:p>
          </table:table-cell>
          <table:table-cell office:value-type="float" office:value="985.2" calcext:value-type="float">
            <text:p>985,2</text:p>
          </table:table-cell>
          <table:table-cell office:value-type="float" office:value="59.9796" calcext:value-type="float">
            <text:p>59,9796</text:p>
          </table:table-cell>
          <table:table-cell office:value-type="float" office:value="40.0204" calcext:value-type="float">
            <text:p>40,0204</text:p>
          </table:table-cell>
          <table:table-cell office:value-type="float" office:value="46.4884" calcext:value-type="float">
            <text:p>46,4884</text:p>
          </table:table-cell>
          <table:table-cell office:value-type="float" office:value="46.593" calcext:value-type="float">
            <text:p>46,593</text:p>
          </table:table-cell>
          <table:table-cell office:value-type="float" office:value="53.407" calcext:value-type="float">
            <text:p>53,407</text:p>
          </table:table-cell>
          <table:table-cell office:value-type="float" office:value="0.224581" calcext:value-type="float">
            <text:p>0,224581</text:p>
          </table:table-cell>
          <table:table-cell office:value-type="float" office:value="0.141494" calcext:value-type="float">
            <text:p>0,141494</text:p>
          </table:table-cell>
          <table:table-cell office:value-type="float" office:value="0.0156538" calcext:value-type="float">
            <text:p>0,0156538</text:p>
          </table:table-cell>
          <table:table-cell office:value-type="float" office:value="0.0126952" calcext:value-type="float">
            <text:p>0,0126952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pambase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Global</text:p>
          </table:table-cell>
          <table:table-cell office:value-type="float" office:value="4597" calcext:value-type="float">
            <text:p>4597</text:p>
          </table:table-cell>
          <table:table-cell office:value-type="float" office:value="1368.7" calcext:value-type="float">
            <text:p>1368,7</text:p>
          </table:table-cell>
          <table:table-cell office:value-type="float" office:value="86.0535" calcext:value-type="float">
            <text:p>86,0535</text:p>
          </table:table-cell>
          <table:table-cell office:value-type="float" office:value="13.9465" calcext:value-type="float">
            <text:p>13,9465</text:p>
          </table:table-cell>
          <table:table-cell office:value-type="float" office:value="80.3568" calcext:value-type="float">
            <text:p>80,3568</text:p>
          </table:table-cell>
          <table:table-cell office:value-type="float" office:value="84.589" calcext:value-type="float">
            <text:p>84,589</text:p>
          </table:table-cell>
          <table:table-cell office:value-type="float" office:value="15.411" calcext:value-type="float">
            <text:p>15,411</text:p>
          </table:table-cell>
          <table:table-cell office:value-type="float" office:value="5.00326" calcext:value-type="float">
            <text:p>5,00326</text:p>
          </table:table-cell>
          <table:table-cell office:value-type="float" office:value="0.317329" calcext:value-type="float">
            <text:p>0,317329</text:p>
          </table:table-cell>
          <table:table-cell office:value-type="float" office:value="0.0439306" calcext:value-type="float">
            <text:p>0,0439306</text:p>
          </table:table-cell>
          <table:table-cell office:value-type="float" office:value="0.0411019" calcext:value-type="float">
            <text:p>0,0411019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nbased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lobal</text:p>
          </table:table-cell>
          <table:table-cell office:value-type="float" office:value="10992" calcext:value-type="float">
            <text:p>10992</text:p>
          </table:table-cell>
          <table:table-cell office:value-type="float" office:value="7732" calcext:value-type="float">
            <text:p>7732</text:p>
          </table:table-cell>
          <table:table-cell office:value-type="float" office:value="99.848" calcext:value-type="float">
            <text:p>99,848</text:p>
          </table:table-cell>
          <table:table-cell office:value-type="float" office:value="0.15203" calcext:value-type="float">
            <text:p>0,15203</text:p>
          </table:table-cell>
          <table:table-cell office:value-type="float" office:value="93.9774" calcext:value-type="float">
            <text:p>93,9774</text:p>
          </table:table-cell>
          <table:table-cell office:value-type="float" office:value="98.9179" calcext:value-type="float">
            <text:p>98,9179</text:p>
          </table:table-cell>
          <table:table-cell office:value-type="float" office:value="1.08206" calcext:value-type="float">
            <text:p>1,08206</text:p>
          </table:table-cell>
          <table:table-cell office:value-type="float" office:value="4.99454" calcext:value-type="float">
            <text:p>4,99454</text:p>
          </table:table-cell>
          <table:table-cell office:value-type="float" office:value="0.304143" calcext:value-type="float">
            <text:p>0,304143</text:p>
          </table:table-cell>
          <table:table-cell office:value-type="float" office:value="0.0663678" calcext:value-type="float">
            <text:p>0,0663678</text:p>
          </table:table-cell>
          <table:table-cell office:value-type="float" office:value="0.0598943" calcext:value-type="float">
            <text:p>0,0598943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ing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lobal</text:p>
          </table:table-cell>
          <table:table-cell office:value-type="float" office:value="7400" calcext:value-type="float">
            <text:p>7400</text:p>
          </table:table-cell>
          <table:table-cell office:value-type="float" office:value="5049.5" calcext:value-type="float">
            <text:p>5049,5</text:p>
          </table:table-cell>
          <table:table-cell office:value-type="float" office:value="99.0366" calcext:value-type="float">
            <text:p>99,0366</text:p>
          </table:table-cell>
          <table:table-cell office:value-type="float" office:value="0.963363" calcext:value-type="float">
            <text:p>0,963363</text:p>
          </table:table-cell>
          <table:table-cell office:value-type="float" office:value="54.5405" calcext:value-type="float">
            <text:p>54,5405</text:p>
          </table:table-cell>
          <table:table-cell office:value-type="float" office:value="79.1683" calcext:value-type="float">
            <text:p>79,1683</text:p>
          </table:table-cell>
          <table:table-cell office:value-type="float" office:value="20.8317" calcext:value-type="float">
            <text:p>20,8317</text:p>
          </table:table-cell>
          <table:table-cell office:value-type="float" office:value="31.1081" calcext:value-type="float">
            <text:p>31,1081</text:p>
          </table:table-cell>
          <table:table-cell office:value-type="float" office:value="0.819388" calcext:value-type="float">
            <text:p>0,819388</text:p>
          </table:table-cell>
          <table:table-cell office:value-type="float" office:value="0.159628" calcext:value-type="float">
            <text:p>0,159628</text:p>
          </table:table-cell>
          <table:table-cell office:value-type="float" office:value="0.154902" calcext:value-type="float">
            <text:p>0,154902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wonorm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lobal</text:p>
          </table:table-cell>
          <table:table-cell office:value-type="float" office:value="7400" calcext:value-type="float">
            <text:p>7400</text:p>
          </table:table-cell>
          <table:table-cell office:value-type="float" office:value="6654.3" calcext:value-type="float">
            <text:p>6654,3</text:p>
          </table:table-cell>
          <table:table-cell office:value-type="float" office:value="99.9535" calcext:value-type="float">
            <text:p>99,9535</text:p>
          </table:table-cell>
          <table:table-cell office:value-type="float" office:value="0.0465465" calcext:value-type="float">
            <text:p>0,0465465</text:p>
          </table:table-cell>
          <table:table-cell office:value-type="float" office:value="34.4189" calcext:value-type="float">
            <text:p>34,4189</text:p>
          </table:table-cell>
          <table:table-cell office:value-type="float" office:value="91.3558" calcext:value-type="float">
            <text:p>91,3558</text:p>
          </table:table-cell>
          <table:table-cell office:value-type="float" office:value="8.64419" calcext:value-type="float">
            <text:p>8,64419</text:p>
          </table:table-cell>
          <table:table-cell office:value-type="float" office:value="62.3243" calcext:value-type="float">
            <text:p>62,3243</text:p>
          </table:table-cell>
          <table:table-cell office:value-type="float" office:value="1.07472" calcext:value-type="float">
            <text:p>1,07472</text:p>
          </table:table-cell>
          <table:table-cell office:value-type="float" office:value="0.231078" calcext:value-type="float">
            <text:p>0,231078</text:p>
          </table:table-cell>
          <table:table-cell office:value-type="float" office:value="0.226171" calcext:value-type="float">
            <text:p>0,22617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atimage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Global</text:p>
          </table:table-cell>
          <table:table-cell office:value-type="float" office:value="6435" calcext:value-type="float">
            <text:p>6435</text:p>
          </table:table-cell>
          <table:table-cell office:value-type="float" office:value="1991.7" calcext:value-type="float">
            <text:p>1991,7</text:p>
          </table:table-cell>
          <table:table-cell office:value-type="float" office:value="76.4842" calcext:value-type="float">
            <text:p>76,4842</text:p>
          </table:table-cell>
          <table:table-cell office:value-type="float" office:value="23.5158" calcext:value-type="float">
            <text:p>23,5158</text:p>
          </table:table-cell>
          <table:table-cell office:value-type="float" office:value="64.3201" calcext:value-type="float">
            <text:p>64,3201</text:p>
          </table:table-cell>
          <table:table-cell office:value-type="float" office:value="64.7022" calcext:value-type="float">
            <text:p>64,7022</text:p>
          </table:table-cell>
          <table:table-cell office:value-type="float" office:value="35.2978" calcext:value-type="float">
            <text:p>35,2978</text:p>
          </table:table-cell>
          <table:table-cell office:value-type="float" office:value="0.590521" calcext:value-type="float">
            <text:p>0,590521</text:p>
          </table:table-cell>
          <table:table-cell office:value-type="float" office:value="1.75647" calcext:value-type="float">
            <text:p>1,75647</text:p>
          </table:table-cell>
          <table:table-cell office:value-type="float" office:value="0.179757" calcext:value-type="float">
            <text:p>0,179757</text:p>
          </table:table-cell>
          <table:table-cell office:value-type="float" office:value="0.175426" calcext:value-type="float">
            <text:p>0,175426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exture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lobal</text:p>
          </table:table-cell>
          <table:table-cell office:value-type="float" office:value="5500" calcext:value-type="float">
            <text:p>5500</text:p>
          </table:table-cell>
          <table:table-cell office:value-type="float" office:value="3662.7" calcext:value-type="float">
            <text:p>3662,7</text:p>
          </table:table-cell>
          <table:table-cell office:value-type="float" office:value="97.9628" calcext:value-type="float">
            <text:p>97,9628</text:p>
          </table:table-cell>
          <table:table-cell office:value-type="float" office:value="2.03717" calcext:value-type="float">
            <text:p>2,03717</text:p>
          </table:table-cell>
          <table:table-cell office:value-type="float" office:value="87.5455" calcext:value-type="float">
            <text:p>87,5455</text:p>
          </table:table-cell>
          <table:table-cell office:value-type="float" office:value="93.4226" calcext:value-type="float">
            <text:p>93,4226</text:p>
          </table:table-cell>
          <table:table-cell office:value-type="float" office:value="6.57742" calcext:value-type="float">
            <text:p>6,57742</text:p>
          </table:table-cell>
          <table:table-cell office:value-type="float" office:value="6.29091" calcext:value-type="float">
            <text:p>6,29091</text:p>
          </table:table-cell>
          <table:table-cell office:value-type="float" office:value="1.63136" calcext:value-type="float">
            <text:p>1,63136</text:p>
          </table:table-cell>
          <table:table-cell office:value-type="float" office:value="0.178957" calcext:value-type="float">
            <text:p>0,178957</text:p>
          </table:table-cell>
          <table:table-cell office:value-type="float" office:value="0.175336" calcext:value-type="float">
            <text:p>0,175336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etter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lobal</text:p>
          </table:table-cell>
          <table:table-cell office:value-type="float" office:value="20000" calcext:value-type="float">
            <text:p>20000</text:p>
          </table:table-cell>
          <table:table-cell office:value-type="float" office:value="7402.7" calcext:value-type="float">
            <text:p>7402,7</text:p>
          </table:table-cell>
          <table:table-cell office:value-type="float" office:value="83.1496" calcext:value-type="float">
            <text:p>83,1496</text:p>
          </table:table-cell>
          <table:table-cell office:value-type="float" office:value="16.8504" calcext:value-type="float">
            <text:p>16,8504</text:p>
          </table:table-cell>
          <table:table-cell office:value-type="float" office:value="74.5" calcext:value-type="float">
            <text:p>74,5</text:p>
          </table:table-cell>
          <table:table-cell office:value-type="float" office:value="74.668" calcext:value-type="float">
            <text:p>74,668</text:p>
          </table:table-cell>
          <table:table-cell office:value-type="float" office:value="25.332" calcext:value-type="float">
            <text:p>25,332</text:p>
          </table:table-cell>
          <table:table-cell office:value-type="float" office:value="0.225" calcext:value-type="float">
            <text:p>0,225</text:p>
          </table:table-cell>
          <table:table-cell office:value-type="float" office:value="1.12566" calcext:value-type="float">
            <text:p>1,12566</text:p>
          </table:table-cell>
          <table:table-cell office:value-type="float" office:value="0.14878" calcext:value-type="float">
            <text:p>0,14878</text:p>
          </table:table-cell>
          <table:table-cell office:value-type="float" office:value="0.136913" calcext:value-type="float">
            <text:p>0,136913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7" table:number-columns-repeated="5"/>
          <table:table-cell table:style-name="ce10" table:formula="of:=AVERAGE([.F30:.F41])" office:value-type="float" office:value="6080.58333333333" calcext:value-type="float">
            <text:p>6080,58</text:p>
          </table:table-cell>
          <table:table-cell table:style-name="ce10" table:formula="of:=AVERAGE([.G30:.G41])" office:value-type="float" office:value="3148.175" calcext:value-type="float">
            <text:p>3148,18</text:p>
          </table:table-cell>
          <table:table-cell table:style-name="ce10" table:formula="of:=AVERAGE([.H30:.H41])" office:value-type="float" office:value="89.2459166666667" calcext:value-type="float">
            <text:p>89,25</text:p>
          </table:table-cell>
          <table:table-cell table:style-name="ce10" table:formula="of:=AVERAGE([.I30:.I41])" office:value-type="float" office:value="10.7540824583333" calcext:value-type="float">
            <text:p>10,75</text:p>
          </table:table-cell>
          <table:table-cell table:style-name="ce10" table:formula="of:=AVERAGE([.J30:.J41])" office:value-type="float" office:value="68.7140333333333" calcext:value-type="float">
            <text:p>68,71</text:p>
          </table:table-cell>
          <table:table-cell table:style-name="ce10" table:formula="of:=AVERAGE([.K30:.K41])" office:value-type="float" office:value="78.123875" calcext:value-type="float">
            <text:p>78,12</text:p>
          </table:table-cell>
          <table:table-cell table:style-name="ce10" table:formula="of:=AVERAGE([.L30:.L41])" office:value-type="float" office:value="21.8761208333333" calcext:value-type="float">
            <text:p>21,88</text:p>
          </table:table-cell>
          <table:table-cell table:style-name="ce10" table:formula="of:=AVERAGE([.M30:.M41])" office:value-type="float" office:value="11.1516719166667" calcext:value-type="float">
            <text:p>11,15</text:p>
          </table:table-cell>
          <table:table-cell table:style-name="ce12" table:formula="of:=AVERAGE([.N30:.N41])" office:value-type="float" office:value="0.620975725" calcext:value-type="float">
            <text:p>0,62098</text:p>
          </table:table-cell>
          <table:table-cell table:style-name="ce12" table:formula="of:=AVERAGE([.O30:.O41])" office:value-type="float" office:value="0.088937925" calcext:value-type="float">
            <text:p>0,08894</text:p>
          </table:table-cell>
          <table:table-cell table:style-name="ce12" table:formula="of:=AVERAGE([.P30:.P41])" office:value-type="float" office:value="0.08516295" calcext:value-type="float">
            <text:p>0,08516</text:p>
          </table:table-cell>
          <table:table-cell table:style-name="ce7" table:formula="of:=AVERAGE([.Q30:.Q41])" office:value-type="float" office:value="0" calcext:value-type="float">
            <text:p>0</text:p>
          </table:table-cell>
          <table:table-cell table:style-name="ce7" table:formula="of:=AVERAGE([.R30:.R41])" office:value-type="float" office:value="0" calcext:value-type="float">
            <text:p>0</text:p>
          </table:table-cell>
          <table:table-cell table:style-name="ce7" table:formula="of:=AVERAGE([.S30:.S41])" office:value-type="float" office:value="0" calcext:value-type="float">
            <text:p>0</text:p>
          </table:table-cell>
          <table:table-cell table:style-name="ce10" table:formula="of:=([.P42]/[.F42])*1000000" office:value-type="float" office:value="14.0057203941508" calcext:value-type="float">
            <text:p>14,01</text:p>
          </table:table-cell>
        </table:table-row>
      </table:table>
      <table:table table:name="veces05_ConFiltro" table:style-name="ta1"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8" table:number-columns-repeated="2" table:default-cell-style-name="Default"/>
        <table:table-column table:style-name="co11" table:default-cell-style-name="Default"/>
        <table:table-column table:style-name="co8" table:number-columns-repeated="3" table:default-cell-style-name="Default"/>
        <table:table-column table:style-name="co10" table:default-cell-style-name="Default"/>
        <table:table-column table:style-name="co17" table:default-cell-style-name="Default"/>
        <table:table-column table:style-name="co11" table:number-columns-repeated="2" table:default-cell-style-name="Default"/>
        <table:table-column table:style-name="co3" table:number-columns-repeated="3" table:default-cell-style-name="Default"/>
        <table:table-column table:style-name="co1" table:default-cell-style-name="Default"/>
        <table:table-row table:style-name="ro1">
          <table:table-cell table:style-name="ce7" table:number-columns-repeated="5"/>
          <table:table-cell table:style-name="ce8" office:value-type="string" calcext:value-type="string">
            <text:p>Ejemplos</text:p>
          </table:table-cell>
          <table:table-cell table:style-name="ce8" office:value-type="string" calcext:value-type="string">
            <text:p>Patrones</text:p>
          </table:table-cell>
          <table:table-cell table:style-name="ce8" office:value-type="string" calcext:value-type="string">
            <text:p>Train</text:p>
          </table:table-cell>
          <table:table-cell table:style-name="ce8" office:value-type="string" calcext:value-type="string">
            <text:p>Error</text:p>
          </table:table-cell>
          <table:table-cell table:style-name="ce8" office:value-type="string" calcext:value-type="string">
            <text:p>Test</text:p>
          </table:table-cell>
          <table:table-cell table:style-name="ce8" office:value-type="string" calcext:value-type="string">
            <text:p>TestNC</text:p>
          </table:table-cell>
          <table:table-cell table:style-name="ce8" office:value-type="string" calcext:value-type="string">
            <text:p>Error</text:p>
          </table:table-cell>
          <table:table-cell table:style-name="ce8" office:value-type="string" calcext:value-type="string">
            <text:p>%NC</text:p>
          </table:table-cell>
          <table:table-cell table:style-name="ce11" office:value-type="string" calcext:value-type="string">
            <text:p>T_Train</text:p>
          </table:table-cell>
          <table:table-cell table:style-name="ce11" office:value-type="string" calcext:value-type="string">
            <text:p>T_Test</text:p>
          </table:table-cell>
          <table:table-cell table:style-name="ce11" office:value-type="string" calcext:value-type="string">
            <text:p>T_CPU_Test</text:p>
          </table:table-cell>
          <table:table-cell table:style-name="ce7" table:number-columns-repeated="3"/>
          <table:table-cell table:style-name="ce8" office:value-type="string" calcext:value-type="string">
            <text:p>Infer/Example</text:p>
          </table:table-cell>
        </table:table-row>
        <table:table-row table:style-name="ro1">
          <table:table-cell office:value-type="string" calcext:value-type="string">
            <text:p>abalone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lobal</text:p>
          </table:table-cell>
          <table:table-cell office:value-type="float" office:value="4174" calcext:value-type="float">
            <text:p>4174</text:p>
          </table:table-cell>
          <table:table-cell office:value-type="float" office:value="170.1" calcext:value-type="float">
            <text:p>170,1</text:p>
          </table:table-cell>
          <table:table-cell office:value-type="float" office:value="27.1404" calcext:value-type="float">
            <text:p>27,1404</text:p>
          </table:table-cell>
          <table:table-cell office:value-type="float" office:value="72.8596" calcext:value-type="float">
            <text:p>72,8596</text:p>
          </table:table-cell>
          <table:table-cell office:value-type="float" office:value="15.0695" calcext:value-type="float">
            <text:p>15,0695</text:p>
          </table:table-cell>
          <table:table-cell office:value-type="float" office:value="15.0767" calcext:value-type="float">
            <text:p>15,0767</text:p>
          </table:table-cell>
          <table:table-cell office:value-type="float" office:value="84.9233" calcext:value-type="float">
            <text:p>84,9233</text:p>
          </table:table-cell>
          <table:table-cell office:value-type="float" office:value="0.0479157" calcext:value-type="float">
            <text:p>0,0479157</text:p>
          </table:table-cell>
          <table:table-cell office:value-type="float" office:value="0.105017" calcext:value-type="float">
            <text:p>0,105017</text:p>
          </table:table-cell>
          <table:table-cell office:value-type="float" office:value="0.0075468" calcext:value-type="float">
            <text:p>0,0075468</text:p>
          </table:table-cell>
          <table:table-cell office:value-type="float" office:value="0.0053801" calcext:value-type="float">
            <text:p>0,005380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anana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lobal</text:p>
          </table:table-cell>
          <table:table-cell office:value-type="float" office:value="5300" calcext:value-type="float">
            <text:p>5300</text:p>
          </table:table-cell>
          <table:table-cell office:value-type="float" office:value="18.1" calcext:value-type="float">
            <text:p>18,1</text:p>
          </table:table-cell>
          <table:table-cell office:value-type="float" office:value="61.151" calcext:value-type="float">
            <text:p>61,151</text:p>
          </table:table-cell>
          <table:table-cell office:value-type="float" office:value="38.849" calcext:value-type="float">
            <text:p>38,849</text:p>
          </table:table-cell>
          <table:table-cell office:value-type="float" office:value="80.1321" calcext:value-type="float">
            <text:p>80,1321</text:p>
          </table:table-cell>
          <table:table-cell office:value-type="float" office:value="80.1472" calcext:value-type="float">
            <text:p>80,1472</text:p>
          </table:table-cell>
          <table:table-cell office:value-type="float" office:value="19.8528" calcext:value-type="float">
            <text:p>19,8528</text:p>
          </table:table-cell>
          <table:table-cell office:value-type="float" office:value="0.0188679" calcext:value-type="float">
            <text:p>0,0188679</text:p>
          </table:table-cell>
          <table:table-cell office:value-type="float" office:value="0.0378511" calcext:value-type="float">
            <text:p>0,0378511</text:p>
          </table:table-cell>
          <table:table-cell office:value-type="float" office:value="0.0037783" calcext:value-type="float">
            <text:p>0,0037783</text:p>
          </table:table-cell>
          <table:table-cell office:value-type="float" office:value="0.0009045" calcext:value-type="float">
            <text:p>0,0009045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upa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lobal</text:p>
          </table:table-cell>
          <table:table-cell office:value-type="float" office:value="345" calcext:value-type="float">
            <text:p>345</text:p>
          </table:table-cell>
          <table:table-cell office:value-type="float" office:value="130.7" calcext:value-type="float">
            <text:p>130,7</text:p>
          </table:table-cell>
          <table:table-cell office:value-type="float" office:value="70.0751" calcext:value-type="float">
            <text:p>70,0751</text:p>
          </table:table-cell>
          <table:table-cell office:value-type="float" office:value="29.9249" calcext:value-type="float">
            <text:p>29,9249</text:p>
          </table:table-cell>
          <table:table-cell office:value-type="float" office:value="57.3913" calcext:value-type="float">
            <text:p>57,3913</text:p>
          </table:table-cell>
          <table:table-cell office:value-type="float" office:value="59.1045" calcext:value-type="float">
            <text:p>59,1045</text:p>
          </table:table-cell>
          <table:table-cell office:value-type="float" office:value="40.8955" calcext:value-type="float">
            <text:p>40,8955</text:p>
          </table:table-cell>
          <table:table-cell office:value-type="float" office:value="2.89855" calcext:value-type="float">
            <text:p>2,89855</text:p>
          </table:table-cell>
          <table:table-cell office:value-type="float" office:value="0.0034665" calcext:value-type="float">
            <text:p>0,0034665</text:p>
          </table:table-cell>
          <table:table-cell office:value-type="float" office:value="0.000403" calcext:value-type="float">
            <text:p>0,000403</text:p>
          </table:table-cell>
          <table:table-cell office:value-type="float" office:value="0.0002059" calcext:value-type="float">
            <text:p>0,0002059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lare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obal</text:p>
          </table:table-cell>
          <table:table-cell office:value-type="float" office:value="1066" calcext:value-type="float">
            <text:p>1066</text:p>
          </table:table-cell>
          <table:table-cell office:value-type="float" office:value="246.7" calcext:value-type="float">
            <text:p>246,7</text:p>
          </table:table-cell>
          <table:table-cell office:value-type="float" office:value="83.203" calcext:value-type="float">
            <text:p>83,203</text:p>
          </table:table-cell>
          <table:table-cell office:value-type="float" office:value="12.3284" calcext:value-type="float">
            <text:p>12,3284</text:p>
          </table:table-cell>
          <table:table-cell office:value-type="float" office:value="61.257" calcext:value-type="float">
            <text:p>61,257</text:p>
          </table:table-cell>
          <table:table-cell office:value-type="float" office:value="80.8168" calcext:value-type="float">
            <text:p>80,8168</text:p>
          </table:table-cell>
          <table:table-cell office:value-type="float" office:value="19.1832" calcext:value-type="float">
            <text:p>19,1832</text:p>
          </table:table-cell>
          <table:table-cell office:value-type="float" office:value="24.2026" calcext:value-type="float">
            <text:p>24,2026</text:p>
          </table:table-cell>
          <table:table-cell office:value-type="float" office:value="0.0108429" calcext:value-type="float">
            <text:p>0,0108429</text:p>
          </table:table-cell>
          <table:table-cell office:value-type="float" office:value="0.0012992" calcext:value-type="float">
            <text:p>0,0012992</text:p>
          </table:table-cell>
          <table:table-cell office:value-type="float" office:value="0.000644" calcext:value-type="float">
            <text:p>0,000644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heart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Global</text:p>
          </table:table-cell>
          <table:table-cell office:value-type="float" office:value="270" calcext:value-type="float">
            <text:p>270</text:p>
          </table:table-cell>
          <table:table-cell office:value-type="float" office:value="235.8" calcext:value-type="float">
            <text:p>235,8</text:p>
          </table:table-cell>
          <table:table-cell office:value-type="float" office:value="99.4716" calcext:value-type="float">
            <text:p>99,4716</text:p>
          </table:table-cell>
          <table:table-cell office:value-type="float" office:value="0.528447" calcext:value-type="float">
            <text:p>0,528447</text:p>
          </table:table-cell>
          <table:table-cell office:value-type="float" office:value="22.963" calcext:value-type="float">
            <text:p>22,963</text:p>
          </table:table-cell>
          <table:table-cell office:value-type="float" office:value="92.5373" calcext:value-type="float">
            <text:p>92,5373</text:p>
          </table:table-cell>
          <table:table-cell office:value-type="float" office:value="7.46269" calcext:value-type="float">
            <text:p>7,46269</text:p>
          </table:table-cell>
          <table:table-cell office:value-type="float" office:value="75.1852" calcext:value-type="float">
            <text:p>75,1852</text:p>
          </table:table-cell>
          <table:table-cell office:value-type="float" office:value="0.003349" calcext:value-type="float">
            <text:p>0,003349</text:p>
          </table:table-cell>
          <table:table-cell office:value-type="float" office:value="0.0005357" calcext:value-type="float">
            <text:p>0,0005357</text:p>
          </table:table-cell>
          <table:table-cell office:value-type="float" office:value="0.0003198" calcext:value-type="float">
            <text:p>0,0003198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ris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lobal</text:p>
          </table:table-cell>
          <table:table-cell office:value-type="float" office:value="150" calcext:value-type="float">
            <text:p>150</text:p>
          </table:table-cell>
          <table:table-cell office:value-type="float" office:value="41.3" calcext:value-type="float">
            <text:p>41,3</text:p>
          </table:table-cell>
          <table:table-cell office:value-type="float" office:value="91.7102" calcext:value-type="float">
            <text:p>91,7102</text:p>
          </table:table-cell>
          <table:table-cell office:value-type="float" office:value="8.28983" calcext:value-type="float">
            <text:p>8,28983</text:p>
          </table:table-cell>
          <table:table-cell table:number-columns-repeated="2" office:value-type="float" office:value="96.6667" calcext:value-type="float">
            <text:p>96,6667</text:p>
          </table:table-cell>
          <table:table-cell office:value-type="float" office:value="3.33333" calcext:value-type="float">
            <text:p>3,33333</text:p>
          </table:table-cell>
          <table:table-cell office:value-type="float" office:value="0" calcext:value-type="float">
            <text:p>0</text:p>
          </table:table-cell>
          <table:table-cell office:value-type="float" office:value="0.0012806" calcext:value-type="float">
            <text:p>0,0012806</text:p>
          </table:table-cell>
          <table:table-cell office:value-type="float" office:value="0.0001541" calcext:value-type="float">
            <text:p>0,0001541</text:p>
          </table:table-cell>
          <table:table-cell table:style-name="ce13" office:value-type="float" office:value="0.0000577" calcext:value-type="float">
            <text:p>5,77E-05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ed7digit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lobal</text:p>
          </table:table-cell>
          <table:table-cell office:value-type="float" office:value="500" calcext:value-type="float">
            <text:p>500</text:p>
          </table:table-cell>
          <table:table-cell office:value-type="float" office:value="67.9" calcext:value-type="float">
            <text:p>67,9</text:p>
          </table:table-cell>
          <table:table-cell office:value-type="float" office:value="77.2" calcext:value-type="float">
            <text:p>77,2</text:p>
          </table:table-cell>
          <table:table-cell office:value-type="float" office:value="18.008" calcext:value-type="float">
            <text:p>18,008</text:p>
          </table:table-cell>
          <table:table-cell office:value-type="float" office:value="63" calcext:value-type="float">
            <text:p>63</text:p>
          </table:table-cell>
          <table:table-cell office:value-type="float" office:value="76.087" calcext:value-type="float">
            <text:p>76,087</text:p>
          </table:table-cell>
          <table:table-cell office:value-type="float" office:value="23.913" calcext:value-type="float">
            <text:p>23,913</text:p>
          </table:table-cell>
          <table:table-cell office:value-type="float" office:value="17.2" calcext:value-type="float">
            <text:p>17,2</text:p>
          </table:table-cell>
          <table:table-cell office:value-type="float" office:value="0.0041454" calcext:value-type="float">
            <text:p>0,0041454</text:p>
          </table:table-cell>
          <table:table-cell office:value-type="float" office:value="0.0004644" calcext:value-type="float">
            <text:p>0,0004644</text:p>
          </table:table-cell>
          <table:table-cell office:value-type="float" office:value="0.0001864" calcext:value-type="float">
            <text:p>0,0001864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ammographic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obal</text:p>
          </table:table-cell>
          <table:table-cell office:value-type="float" office:value="830" calcext:value-type="float">
            <text:p>830</text:p>
          </table:table-cell>
          <table:table-cell office:value-type="float" office:value="159" calcext:value-type="float">
            <text:p>159</text:p>
          </table:table-cell>
          <table:table-cell office:value-type="float" office:value="86.9836" calcext:value-type="float">
            <text:p>86,9836</text:p>
          </table:table-cell>
          <table:table-cell office:value-type="float" office:value="13.0164" calcext:value-type="float">
            <text:p>13,0164</text:p>
          </table:table-cell>
          <table:table-cell office:value-type="float" office:value="76.0241" calcext:value-type="float">
            <text:p>76,0241</text:p>
          </table:table-cell>
          <table:table-cell office:value-type="float" office:value="82.0546" calcext:value-type="float">
            <text:p>82,0546</text:p>
          </table:table-cell>
          <table:table-cell office:value-type="float" office:value="17.9454" calcext:value-type="float">
            <text:p>17,9454</text:p>
          </table:table-cell>
          <table:table-cell office:value-type="float" office:value="7.3494" calcext:value-type="float">
            <text:p>7,3494</text:p>
          </table:table-cell>
          <table:table-cell office:value-type="float" office:value="0.0074798" calcext:value-type="float">
            <text:p>0,0074798</text:p>
          </table:table-cell>
          <table:table-cell office:value-type="float" office:value="0.0007842" calcext:value-type="float">
            <text:p>0,0007842</text:p>
          </table:table-cell>
          <table:table-cell office:value-type="float" office:value="0.0002736" calcext:value-type="float">
            <text:p>0,0002736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ewthyroid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Global</text:p>
          </table:table-cell>
          <table:table-cell office:value-type="float" office:value="215" calcext:value-type="float">
            <text:p>215</text:p>
          </table:table-cell>
          <table:table-cell office:value-type="float" office:value="47.9" calcext:value-type="float">
            <text:p>47,9</text:p>
          </table:table-cell>
          <table:table-cell office:value-type="float" office:value="92.7735" calcext:value-type="float">
            <text:p>92,7735</text:p>
          </table:table-cell>
          <table:table-cell office:value-type="float" office:value="7.22653" calcext:value-type="float">
            <text:p>7,22653</text:p>
          </table:table-cell>
          <table:table-cell office:value-type="float" office:value="93.9535" calcext:value-type="float">
            <text:p>93,9535</text:p>
          </table:table-cell>
          <table:table-cell office:value-type="float" office:value="94.8357" calcext:value-type="float">
            <text:p>94,8357</text:p>
          </table:table-cell>
          <table:table-cell office:value-type="float" office:value="5.16432" calcext:value-type="float">
            <text:p>5,16432</text:p>
          </table:table-cell>
          <table:table-cell office:value-type="float" office:value="0.930233" calcext:value-type="float">
            <text:p>0,930233</text:p>
          </table:table-cell>
          <table:table-cell office:value-type="float" office:value="0.0019164" calcext:value-type="float">
            <text:p>0,0019164</text:p>
          </table:table-cell>
          <table:table-cell office:value-type="float" office:value="0.0002193" calcext:value-type="float">
            <text:p>0,0002193</text:p>
          </table:table-cell>
          <table:table-cell table:style-name="ce13" office:value-type="float" office:value="0.0000863" calcext:value-type="float">
            <text:p>8,63E-05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age-blocks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lobal</text:p>
          </table:table-cell>
          <table:table-cell office:value-type="float" office:value="5472" calcext:value-type="float">
            <text:p>5472</text:p>
          </table:table-cell>
          <table:table-cell office:value-type="float" office:value="160" calcext:value-type="float">
            <text:p>160</text:p>
          </table:table-cell>
          <table:table-cell office:value-type="float" office:value="93.7172" calcext:value-type="float">
            <text:p>93,7172</text:p>
          </table:table-cell>
          <table:table-cell office:value-type="float" office:value="6.28283" calcext:value-type="float">
            <text:p>6,28283</text:p>
          </table:table-cell>
          <table:table-cell office:value-type="float" office:value="93.75" calcext:value-type="float">
            <text:p>93,75</text:p>
          </table:table-cell>
          <table:table-cell office:value-type="float" office:value="93.9388" calcext:value-type="float">
            <text:p>93,9388</text:p>
          </table:table-cell>
          <table:table-cell office:value-type="float" office:value="6.06116" calcext:value-type="float">
            <text:p>6,06116</text:p>
          </table:table-cell>
          <table:table-cell office:value-type="float" office:value="0.201023" calcext:value-type="float">
            <text:p>0,201023</text:p>
          </table:table-cell>
          <table:table-cell office:value-type="float" office:value="0.0615469" calcext:value-type="float">
            <text:p>0,0615469</text:p>
          </table:table-cell>
          <table:table-cell office:value-type="float" office:value="0.0067294" calcext:value-type="float">
            <text:p>0,0067294</text:p>
          </table:table-cell>
          <table:table-cell office:value-type="float" office:value="0.0036593" calcext:value-type="float">
            <text:p>0,0036593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honeme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Global</text:p>
          </table:table-cell>
          <table:table-cell office:value-type="float" office:value="5404" calcext:value-type="float">
            <text:p>5404</text:p>
          </table:table-cell>
          <table:table-cell office:value-type="float" office:value="218" calcext:value-type="float">
            <text:p>218</text:p>
          </table:table-cell>
          <table:table-cell office:value-type="float" office:value="79.4953" calcext:value-type="float">
            <text:p>79,4953</text:p>
          </table:table-cell>
          <table:table-cell office:value-type="float" office:value="20.5047" calcext:value-type="float">
            <text:p>20,5047</text:p>
          </table:table-cell>
          <table:table-cell table:number-columns-repeated="2" office:value-type="float" office:value="79.5707" calcext:value-type="float">
            <text:p>79,5707</text:p>
          </table:table-cell>
          <table:table-cell office:value-type="float" office:value="20.4293" calcext:value-type="float">
            <text:p>20,4293</text:p>
          </table:table-cell>
          <table:table-cell office:value-type="float" office:value="0" calcext:value-type="float">
            <text:p>0</text:p>
          </table:table-cell>
          <table:table-cell office:value-type="float" office:value="0.0477581" calcext:value-type="float">
            <text:p>0,0477581</text:p>
          </table:table-cell>
          <table:table-cell office:value-type="float" office:value="0.0049535" calcext:value-type="float">
            <text:p>0,0049535</text:p>
          </table:table-cell>
          <table:table-cell office:value-type="float" office:value="0.0021695" calcext:value-type="float">
            <text:p>0,0021695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ima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lobal</text:p>
          </table:table-cell>
          <table:table-cell office:value-type="float" office:value="768" calcext:value-type="float">
            <text:p>768</text:p>
          </table:table-cell>
          <table:table-cell office:value-type="float" office:value="423.2" calcext:value-type="float">
            <text:p>423,2</text:p>
          </table:table-cell>
          <table:table-cell office:value-type="float" office:value="85.7133" calcext:value-type="float">
            <text:p>85,7133</text:p>
          </table:table-cell>
          <table:table-cell office:value-type="float" office:value="14.2867" calcext:value-type="float">
            <text:p>14,2867</text:p>
          </table:table-cell>
          <table:table-cell office:value-type="float" office:value="69.7917" calcext:value-type="float">
            <text:p>69,7917</text:p>
          </table:table-cell>
          <table:table-cell office:value-type="float" office:value="72.2372" calcext:value-type="float">
            <text:p>72,2372</text:p>
          </table:table-cell>
          <table:table-cell office:value-type="float" office:value="27.7628" calcext:value-type="float">
            <text:p>27,7628</text:p>
          </table:table-cell>
          <table:table-cell office:value-type="float" office:value="3.38542" calcext:value-type="float">
            <text:p>3,38542</text:p>
          </table:table-cell>
          <table:table-cell office:value-type="float" office:value="0.0087619" calcext:value-type="float">
            <text:p>0,0087619</text:p>
          </table:table-cell>
          <table:table-cell office:value-type="float" office:value="0.0010834" calcext:value-type="float">
            <text:p>0,0010834</text:p>
          </table:table-cell>
          <table:table-cell office:value-type="float" office:value="0.0006594" calcext:value-type="float">
            <text:p>0,0006594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aheart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lobal</text:p>
          </table:table-cell>
          <table:table-cell office:value-type="float" office:value="462" calcext:value-type="float">
            <text:p>462</text:p>
          </table:table-cell>
          <table:table-cell office:value-type="float" office:value="354.7" calcext:value-type="float">
            <text:p>354,7</text:p>
          </table:table-cell>
          <table:table-cell office:value-type="float" office:value="92.288" calcext:value-type="float">
            <text:p>92,288</text:p>
          </table:table-cell>
          <table:table-cell office:value-type="float" office:value="7.71204" calcext:value-type="float">
            <text:p>7,71204</text:p>
          </table:table-cell>
          <table:table-cell office:value-type="float" office:value="60.6061" calcext:value-type="float">
            <text:p>60,6061</text:p>
          </table:table-cell>
          <table:table-cell office:value-type="float" office:value="64.5161" calcext:value-type="float">
            <text:p>64,5161</text:p>
          </table:table-cell>
          <table:table-cell office:value-type="float" office:value="35.4839" calcext:value-type="float">
            <text:p>35,4839</text:p>
          </table:table-cell>
          <table:table-cell office:value-type="float" office:value="6.06061" calcext:value-type="float">
            <text:p>6,06061</text:p>
          </table:table-cell>
          <table:table-cell office:value-type="float" office:value="0.0056294" calcext:value-type="float">
            <text:p>0,0056294</text:p>
          </table:table-cell>
          <table:table-cell office:value-type="float" office:value="0.0009857" calcext:value-type="float">
            <text:p>0,0009857</text:p>
          </table:table-cell>
          <table:table-cell office:value-type="float" office:value="0.0006408" calcext:value-type="float">
            <text:p>0,0006408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huttle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lobal</text:p>
          </table:table-cell>
          <table:table-cell office:value-type="float" office:value="57999" calcext:value-type="float">
            <text:p>57999</text:p>
          </table:table-cell>
          <table:table-cell office:value-type="float" office:value="75.2" calcext:value-type="float">
            <text:p>75,2</text:p>
          </table:table-cell>
          <table:table-cell office:value-type="float" office:value="84.05" calcext:value-type="float">
            <text:p>84,05</text:p>
          </table:table-cell>
          <table:table-cell office:value-type="float" office:value="15.95" calcext:value-type="float">
            <text:p>15,95</text:p>
          </table:table-cell>
          <table:table-cell office:value-type="float" office:value="84.248" calcext:value-type="float">
            <text:p>84,248</text:p>
          </table:table-cell>
          <table:table-cell office:value-type="float" office:value="84.2582" calcext:value-type="float">
            <text:p>84,2582</text:p>
          </table:table-cell>
          <table:table-cell office:value-type="float" office:value="15.7418" calcext:value-type="float">
            <text:p>15,7418</text:p>
          </table:table-cell>
          <table:table-cell office:value-type="float" office:value="0.0120692" calcext:value-type="float">
            <text:p>0,0120692</text:p>
          </table:table-cell>
          <table:table-cell office:value-type="float" office:value="0.568534" calcext:value-type="float">
            <text:p>0,568534</text:p>
          </table:table-cell>
          <table:table-cell office:value-type="float" office:value="0.0859103" calcext:value-type="float">
            <text:p>0,0859103</text:p>
          </table:table-cell>
          <table:table-cell office:value-type="float" office:value="0.0551256" calcext:value-type="float">
            <text:p>0,0551256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7" table:number-columns-repeated="5"/>
          <table:table-cell table:style-name="ce10" table:formula="of:=AVERAGE([.F2:.F15])" office:value-type="float" office:value="5925.35714285714" calcext:value-type="float">
            <text:p>5925,36</text:p>
          </table:table-cell>
          <table:table-cell table:style-name="ce10" table:formula="of:=AVERAGE([.G2:.G15])" office:value-type="float" office:value="167.757142857143" calcext:value-type="float">
            <text:p>167,76</text:p>
          </table:table-cell>
          <table:table-cell table:style-name="ce10" table:formula="of:=AVERAGE([.H2:.H15])" office:value-type="float" office:value="80.3551571428572" calcext:value-type="float">
            <text:p>80,36</text:p>
          </table:table-cell>
          <table:table-cell table:style-name="ce10" table:formula="of:=AVERAGE([.I2:.I15])" office:value-type="float" office:value="18.9833840714286" calcext:value-type="float">
            <text:p>18,98</text:p>
          </table:table-cell>
          <table:table-cell table:style-name="ce10" table:formula="of:=AVERAGE([.J2:.J15])" office:value-type="float" office:value="68.1731214285714" calcext:value-type="float">
            <text:p>68,17</text:p>
          </table:table-cell>
          <table:table-cell table:style-name="ce10" table:formula="of:=AVERAGE([.K2:.K15])" office:value-type="float" office:value="76.5605357142857" calcext:value-type="float">
            <text:p>76,56</text:p>
          </table:table-cell>
          <table:table-cell table:style-name="ce10" table:formula="of:=AVERAGE([.L2:.L15])" office:value-type="float" office:value="23.4394642857143" calcext:value-type="float">
            <text:p>23,44</text:p>
          </table:table-cell>
          <table:table-cell table:style-name="ce10" table:formula="of:=AVERAGE([.M2:.M15])" office:value-type="float" office:value="9.8208492" calcext:value-type="float">
            <text:p>9,82</text:p>
          </table:table-cell>
          <table:table-cell table:style-name="ce12" table:formula="of:=AVERAGE([.N2:.N15])" office:value-type="float" office:value="0.0619699285714286" calcext:value-type="float">
            <text:p>0,06197</text:p>
          </table:table-cell>
          <table:table-cell table:style-name="ce12" table:formula="of:=AVERAGE([.O2:.O15])" office:value-type="float" office:value="0.00820337857142857" calcext:value-type="float">
            <text:p>0,00820</text:p>
          </table:table-cell>
          <table:table-cell table:style-name="ce12" table:formula="of:=AVERAGE([.P2:.P15])" office:value-type="float" office:value="0.00502235" calcext:value-type="float">
            <text:p>0,00502</text:p>
          </table:table-cell>
          <table:table-cell table:style-name="ce7" table:number-columns-repeated="3"/>
          <table:table-cell table:style-name="ce10" table:formula="of:=([.P16]/[.F16])*1000000" office:value-type="float" office:value="0.847602917244289" calcext:value-type="float">
            <text:p>0,85</text:p>
          </table:table-cell>
        </table:table-row>
        <table:table-row table:style-name="ro1">
          <table:table-cell office:value-type="string" calcext:value-type="string">
            <text:p>adult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lobal</text:p>
          </table:table-cell>
          <table:table-cell office:value-type="float" office:value="45222" calcext:value-type="float">
            <text:p>45222</text:p>
          </table:table-cell>
          <table:table-cell office:value-type="float" office:value="20176.3" calcext:value-type="float">
            <text:p>20176,3</text:p>
          </table:table-cell>
          <table:table-cell office:value-type="float" office:value="89.656" calcext:value-type="float">
            <text:p>89,656</text:p>
          </table:table-cell>
          <table:table-cell office:value-type="float" office:value="10.344" calcext:value-type="float">
            <text:p>10,344</text:p>
          </table:table-cell>
          <table:table-cell office:value-type="float" office:value="64.2254" calcext:value-type="float">
            <text:p>64,2254</text:p>
          </table:table-cell>
          <table:table-cell office:value-type="float" office:value="81.5041" calcext:value-type="float">
            <text:p>81,5041</text:p>
          </table:table-cell>
          <table:table-cell office:value-type="float" office:value="18.4959" calcext:value-type="float">
            <text:p>18,4959</text:p>
          </table:table-cell>
          <table:table-cell office:value-type="float" office:value="21.1999" calcext:value-type="float">
            <text:p>21,1999</text:p>
          </table:table-cell>
          <table:table-cell office:value-type="float" office:value="0.610099" calcext:value-type="float">
            <text:p>0,610099</text:p>
          </table:table-cell>
          <table:table-cell office:value-type="float" office:value="0.109833" calcext:value-type="float">
            <text:p>0,109833</text:p>
          </table:table-cell>
          <table:table-cell office:value-type="float" office:value="0.0767079" calcext:value-type="float">
            <text:p>0,0767079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ustralian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lobal</text:p>
          </table:table-cell>
          <table:table-cell office:value-type="float" office:value="690" calcext:value-type="float">
            <text:p>690</text:p>
          </table:table-cell>
          <table:table-cell office:value-type="float" office:value="506.2" calcext:value-type="float">
            <text:p>506,2</text:p>
          </table:table-cell>
          <table:table-cell office:value-type="float" office:value="96.5518" calcext:value-type="float">
            <text:p>96,5518</text:p>
          </table:table-cell>
          <table:table-cell office:value-type="float" office:value="3.44818" calcext:value-type="float">
            <text:p>3,44818</text:p>
          </table:table-cell>
          <table:table-cell office:value-type="float" office:value="54.7826" calcext:value-type="float">
            <text:p>54,7826</text:p>
          </table:table-cell>
          <table:table-cell office:value-type="float" office:value="81.2903" calcext:value-type="float">
            <text:p>81,2903</text:p>
          </table:table-cell>
          <table:table-cell office:value-type="float" office:value="18.7097" calcext:value-type="float">
            <text:p>18,7097</text:p>
          </table:table-cell>
          <table:table-cell office:value-type="float" office:value="32.6087" calcext:value-type="float">
            <text:p>32,6087</text:p>
          </table:table-cell>
          <table:table-cell office:value-type="float" office:value="0.0085613" calcext:value-type="float">
            <text:p>0,0085613</text:p>
          </table:table-cell>
          <table:table-cell office:value-type="float" office:value="0.0012461" calcext:value-type="float">
            <text:p>0,0012461</text:p>
          </table:table-cell>
          <table:table-cell office:value-type="float" office:value="0.0008429" calcext:value-type="float">
            <text:p>0,0008429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rx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lobal</text:p>
          </table:table-cell>
          <table:table-cell office:value-type="float" office:value="653" calcext:value-type="float">
            <text:p>653</text:p>
          </table:table-cell>
          <table:table-cell office:value-type="float" office:value="523.1" calcext:value-type="float">
            <text:p>523,1</text:p>
          </table:table-cell>
          <table:table-cell office:value-type="float" office:value="98.2251" calcext:value-type="float">
            <text:p>98,2251</text:p>
          </table:table-cell>
          <table:table-cell office:value-type="float" office:value="1.77493" calcext:value-type="float">
            <text:p>1,77493</text:p>
          </table:table-cell>
          <table:table-cell office:value-type="float" office:value="39.8162" calcext:value-type="float">
            <text:p>39,8162</text:p>
          </table:table-cell>
          <table:table-cell office:value-type="float" office:value="86.6667" calcext:value-type="float">
            <text:p>86,6667</text:p>
          </table:table-cell>
          <table:table-cell office:value-type="float" office:value="13.3333" calcext:value-type="float">
            <text:p>13,3333</text:p>
          </table:table-cell>
          <table:table-cell office:value-type="float" office:value="54.0582" calcext:value-type="float">
            <text:p>54,0582</text:p>
          </table:table-cell>
          <table:table-cell office:value-type="float" office:value="0.0086978" calcext:value-type="float">
            <text:p>0,0086978</text:p>
          </table:table-cell>
          <table:table-cell office:value-type="float" office:value="0.0012115" calcext:value-type="float">
            <text:p>0,0012115</text:p>
          </table:table-cell>
          <table:table-cell office:value-type="float" office:value="0.0007514" calcext:value-type="float">
            <text:p>0,0007514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alance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lobal</text:p>
          </table:table-cell>
          <table:table-cell office:value-type="float" office:value="625" calcext:value-type="float">
            <text:p>625</text:p>
          </table:table-cell>
          <table:table-cell office:value-type="float" office:value="562.5" calcext:value-type="float">
            <text:p>562,5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.0045433" calcext:value-type="float">
            <text:p>0,0045433</text:p>
          </table:table-cell>
          <table:table-cell office:value-type="float" office:value="0.0004787" calcext:value-type="float">
            <text:p>0,0004787</text:p>
          </table:table-cell>
          <table:table-cell office:value-type="float" office:value="0.0001396" calcext:value-type="float">
            <text:p>0,0001396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ensus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lobal</text:p>
          </table:table-cell>
          <table:table-cell office:value-type="float" office:value="142521" calcext:value-type="float">
            <text:p>142521</text:p>
          </table:table-cell>
          <table:table-cell office:value-type="float" office:value="81020.7" calcext:value-type="float">
            <text:p>81020,7</text:p>
          </table:table-cell>
          <table:table-cell office:value-type="float" office:value="99.1085" calcext:value-type="float">
            <text:p>99,1085</text:p>
          </table:table-cell>
          <table:table-cell office:value-type="float" office:value="0.891499" calcext:value-type="float">
            <text:p>0,891499</text:p>
          </table:table-cell>
          <table:table-cell office:value-type="float" office:value="48.1269" calcext:value-type="float">
            <text:p>48,1269</text:p>
          </table:table-cell>
          <table:table-cell office:value-type="float" office:value="96.398" calcext:value-type="float">
            <text:p>96,398</text:p>
          </table:table-cell>
          <table:table-cell office:value-type="float" office:value="3.60205" calcext:value-type="float">
            <text:p>3,60205</text:p>
          </table:table-cell>
          <table:table-cell office:value-type="float" office:value="50.0747" calcext:value-type="float">
            <text:p>50,0747</text:p>
          </table:table-cell>
          <table:table-cell office:value-type="float" office:value="4.8631" calcext:value-type="float">
            <text:p>4,8631</text:p>
          </table:table-cell>
          <table:table-cell office:value-type="float" office:value="0.802075" calcext:value-type="float">
            <text:p>0,802075</text:p>
          </table:table-cell>
          <table:table-cell office:value-type="float" office:value="0.730591" calcext:value-type="float">
            <text:p>0,73059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oil200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lobal</text:p>
          </table:table-cell>
          <table:table-cell office:value-type="float" office:value="9822" calcext:value-type="float">
            <text:p>9822</text:p>
          </table:table-cell>
          <table:table-cell office:value-type="float" office:value="7469.6" calcext:value-type="float">
            <text:p>7469,6</text:p>
          </table:table-cell>
          <table:table-cell office:value-type="float" office:value="98.4044" calcext:value-type="float">
            <text:p>98,4044</text:p>
          </table:table-cell>
          <table:table-cell office:value-type="float" office:value="1.23171" calcext:value-type="float">
            <text:p>1,23171</text:p>
          </table:table-cell>
          <table:table-cell office:value-type="float" office:value="24.5978" calcext:value-type="float">
            <text:p>24,5978</text:p>
          </table:table-cell>
          <table:table-cell office:value-type="float" office:value="91.7585" calcext:value-type="float">
            <text:p>91,7585</text:p>
          </table:table-cell>
          <table:table-cell office:value-type="float" office:value="8.24155" calcext:value-type="float">
            <text:p>8,24155</text:p>
          </table:table-cell>
          <table:table-cell office:value-type="float" office:value="73.1928" calcext:value-type="float">
            <text:p>73,1928</text:p>
          </table:table-cell>
          <table:table-cell office:value-type="float" office:value="0.746197" calcext:value-type="float">
            <text:p>0,746197</text:p>
          </table:table-cell>
          <table:table-cell office:value-type="float" office:value="0.0932775" calcext:value-type="float">
            <text:p>0,0932775</text:p>
          </table:table-cell>
          <table:table-cell office:value-type="float" office:value="0.0865278" calcext:value-type="float">
            <text:p>0,0865278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onnect-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obal</text:p>
          </table:table-cell>
          <table:table-cell office:value-type="float" office:value="67557" calcext:value-type="float">
            <text:p>67557</text:p>
          </table:table-cell>
          <table:table-cell office:value-type="float" office:value="60801.3" calcext:value-type="float">
            <text:p>60801,3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.60978" calcext:value-type="float">
            <text:p>1,60978</text:p>
          </table:table-cell>
          <table:table-cell office:value-type="float" office:value="0.22528" calcext:value-type="float">
            <text:p>0,22528</text:p>
          </table:table-cell>
          <table:table-cell office:value-type="float" office:value="0.182706" calcext:value-type="float">
            <text:p>0,182706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ovtype_2_vs_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lobal</text:p>
          </table:table-cell>
          <table:table-cell office:value-type="float" office:value="495141" calcext:value-type="float">
            <text:p>495141</text:p>
          </table:table-cell>
          <table:table-cell office:value-type="float" office:value="23022.1" calcext:value-type="float">
            <text:p>23022,1</text:p>
          </table:table-cell>
          <table:table-cell office:value-type="float" office:value="83.3525" calcext:value-type="float">
            <text:p>83,3525</text:p>
          </table:table-cell>
          <table:table-cell office:value-type="float" office:value="16.6475" calcext:value-type="float">
            <text:p>16,6475</text:p>
          </table:table-cell>
          <table:table-cell office:value-type="float" office:value="85.4702" calcext:value-type="float">
            <text:p>85,4702</text:p>
          </table:table-cell>
          <table:table-cell office:value-type="float" office:value="85.4738" calcext:value-type="float">
            <text:p>85,4738</text:p>
          </table:table-cell>
          <table:table-cell office:value-type="float" office:value="14.5262" calcext:value-type="float">
            <text:p>14,5262</text:p>
          </table:table-cell>
          <table:table-cell office:value-type="float" office:value="0.00424122" calcext:value-type="float">
            <text:p>0,00424122</text:p>
          </table:table-cell>
          <table:table-cell office:value-type="float" office:value="21.1684" calcext:value-type="float">
            <text:p>21,1684</text:p>
          </table:table-cell>
          <table:table-cell office:value-type="float" office:value="2.48794" calcext:value-type="float">
            <text:p>2,48794</text:p>
          </table:table-cell>
          <table:table-cell office:value-type="float" office:value="2.39099" calcext:value-type="float">
            <text:p>2,39099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ars_0_vs_4_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Global</text:p>
          </table:table-cell>
          <table:table-cell office:value-type="float" office:value="62123" calcext:value-type="float">
            <text:p>62123</text:p>
          </table:table-cell>
          <table:table-cell office:value-type="float" office:value="39933.6" calcext:value-type="float">
            <text:p>39933,6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44.8497" calcext:value-type="float">
            <text:p>44,8497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5.1503" calcext:value-type="float">
            <text:p>55,1503</text:p>
          </table:table-cell>
          <table:table-cell office:value-type="float" office:value="1.7441" calcext:value-type="float">
            <text:p>1,7441</text:p>
          </table:table-cell>
          <table:table-cell office:value-type="float" office:value="0.254788" calcext:value-type="float">
            <text:p>0,254788</text:p>
          </table:table-cell>
          <table:table-cell office:value-type="float" office:value="0.212183" calcext:value-type="float">
            <text:p>0,212183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erman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lobal</text:p>
          </table:table-cell>
          <table:table-cell office:value-type="float" office:value="1000" calcext:value-type="float">
            <text:p>1000</text:p>
          </table:table-cell>
          <table:table-cell office:value-type="float" office:value="898.4" calcext:value-type="float">
            <text:p>898,4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,6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99.4" calcext:value-type="float">
            <text:p>99,4</text:p>
          </table:table-cell>
          <table:table-cell office:value-type="float" office:value="0.0157983" calcext:value-type="float">
            <text:p>0,0157983</text:p>
          </table:table-cell>
          <table:table-cell office:value-type="float" office:value="0.0021453" calcext:value-type="float">
            <text:p>0,0021453</text:p>
          </table:table-cell>
          <table:table-cell office:value-type="float" office:value="0.0015812" calcext:value-type="float">
            <text:p>0,0015812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agic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lobal</text:p>
          </table:table-cell>
          <table:table-cell office:value-type="float" office:value="19020" calcext:value-type="float">
            <text:p>19020</text:p>
          </table:table-cell>
          <table:table-cell office:value-type="float" office:value="1888.9" calcext:value-type="float">
            <text:p>1888,9</text:p>
          </table:table-cell>
          <table:table-cell office:value-type="float" office:value="81.9088" calcext:value-type="float">
            <text:p>81,9088</text:p>
          </table:table-cell>
          <table:table-cell office:value-type="float" office:value="18.0912" calcext:value-type="float">
            <text:p>18,0912</text:p>
          </table:table-cell>
          <table:table-cell office:value-type="float" office:value="81.5457" calcext:value-type="float">
            <text:p>81,5457</text:p>
          </table:table-cell>
          <table:table-cell office:value-type="float" office:value="81.6058" calcext:value-type="float">
            <text:p>81,6058</text:p>
          </table:table-cell>
          <table:table-cell office:value-type="float" office:value="18.3942" calcext:value-type="float">
            <text:p>18,3942</text:p>
          </table:table-cell>
          <table:table-cell office:value-type="float" office:value="0.0736067" calcext:value-type="float">
            <text:p>0,0736067</text:p>
          </table:table-cell>
          <table:table-cell office:value-type="float" office:value="0.281762" calcext:value-type="float">
            <text:p>0,281762</text:p>
          </table:table-cell>
          <table:table-cell office:value-type="float" office:value="0.0368556" calcext:value-type="float">
            <text:p>0,0368556</text:p>
          </table:table-cell>
          <table:table-cell office:value-type="float" office:value="0.0263152" calcext:value-type="float">
            <text:p>0,0263152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hyroid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lobal</text:p>
          </table:table-cell>
          <table:table-cell office:value-type="float" office:value="7200" calcext:value-type="float">
            <text:p>7200</text:p>
          </table:table-cell>
          <table:table-cell office:value-type="float" office:value="927" calcext:value-type="float">
            <text:p>927</text:p>
          </table:table-cell>
          <table:table-cell office:value-type="float" office:value="93.8814" calcext:value-type="float">
            <text:p>93,8814</text:p>
          </table:table-cell>
          <table:table-cell office:value-type="float" office:value="6.11857" calcext:value-type="float">
            <text:p>6,11857</text:p>
          </table:table-cell>
          <table:table-cell office:value-type="float" office:value="92.2917" calcext:value-type="float">
            <text:p>92,2917</text:p>
          </table:table-cell>
          <table:table-cell office:value-type="float" office:value="93.5389" calcext:value-type="float">
            <text:p>93,5389</text:p>
          </table:table-cell>
          <table:table-cell office:value-type="float" office:value="6.46115" calcext:value-type="float">
            <text:p>6,46115</text:p>
          </table:table-cell>
          <table:table-cell office:value-type="float" office:value="1.33333" calcext:value-type="float">
            <text:p>1,33333</text:p>
          </table:table-cell>
          <table:table-cell office:value-type="float" office:value="0.136861" calcext:value-type="float">
            <text:p>0,136861</text:p>
          </table:table-cell>
          <table:table-cell office:value-type="float" office:value="0.0165011" calcext:value-type="float">
            <text:p>0,0165011</text:p>
          </table:table-cell>
          <table:table-cell office:value-type="float" office:value="0.0119225" calcext:value-type="float">
            <text:p>0,0119225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7" table:number-columns-repeated="5"/>
          <table:table-cell table:style-name="ce10" table:formula="of:=AVERAGE([.F17:.F28])" office:value-type="float" office:value="70964.5" calcext:value-type="float">
            <text:p>70964,50</text:p>
          </table:table-cell>
          <table:table-cell table:style-name="ce10" table:formula="of:=AVERAGE([.G17:.G28])" office:value-type="float" office:value="19810.8083333333" calcext:value-type="float">
            <text:p>19810,81</text:p>
          </table:table-cell>
          <table:table-cell table:style-name="ce10" table:formula="of:=AVERAGE([.H17:.H28])" office:value-type="float" office:value="95.0907083333333" calcext:value-type="float">
            <text:p>95,09</text:p>
          </table:table-cell>
          <table:table-cell table:style-name="ce10" table:formula="of:=AVERAGE([.I17:.I28])" office:value-type="float" office:value="4.87896575" calcext:value-type="float">
            <text:p>4,88</text:p>
          </table:table-cell>
          <table:table-cell table:style-name="ce10" table:formula="of:=AVERAGE([.J17:.J28])" office:value-type="float" office:value="44.6921833333333" calcext:value-type="float">
            <text:p>44,69</text:p>
          </table:table-cell>
          <table:table-cell table:style-name="ce10" table:formula="of:=AVERAGE([.K17:.K28])" office:value-type="float" office:value="74.8530083333333" calcext:value-type="float">
            <text:p>74,85</text:p>
          </table:table-cell>
          <table:table-cell table:style-name="ce10" table:formula="of:=AVERAGE([.L17:.L28])" office:value-type="float" office:value="25.1470041666667" calcext:value-type="float">
            <text:p>25,15</text:p>
          </table:table-cell>
          <table:table-cell table:style-name="ce10" table:formula="of:=AVERAGE([.M17:.M28])" office:value-type="float" office:value="48.92464816" calcext:value-type="float">
            <text:p>48,92</text:p>
          </table:table-cell>
          <table:table-cell table:style-name="ce12" table:formula="of:=AVERAGE([.N17:.N28])" office:value-type="float" office:value="2.599824975" calcext:value-type="float">
            <text:p>2,59982</text:p>
          </table:table-cell>
          <table:table-cell table:style-name="ce12" table:formula="of:=AVERAGE([.O17:.O28])" office:value-type="float" office:value="0.335969316666667" calcext:value-type="float">
            <text:p>0,33597</text:p>
          </table:table-cell>
          <table:table-cell table:style-name="ce12" table:formula="of:=AVERAGE([.P17:.P28])" office:value-type="float" office:value="0.310104875" calcext:value-type="float">
            <text:p>0,31010</text:p>
          </table:table-cell>
          <table:table-cell table:style-name="ce7" table:formula="of:=AVERAGE([.Q17:.Q28])" office:value-type="float" office:value="0" calcext:value-type="float">
            <text:p>0</text:p>
          </table:table-cell>
          <table:table-cell table:style-name="ce7" table:formula="of:=AVERAGE([.R17:.R28])" office:value-type="float" office:value="0" calcext:value-type="float">
            <text:p>0</text:p>
          </table:table-cell>
          <table:table-cell table:style-name="ce7" table:formula="of:=AVERAGE([.S17:.S28])" office:value-type="float" office:value="0" calcext:value-type="float">
            <text:p>0</text:p>
          </table:table-cell>
          <table:table-cell table:style-name="ce10" table:formula="of:=([.P29]/[.F29])*1000000" office:value-type="float" office:value="4.36985922538734" calcext:value-type="float">
            <text:p>4,37</text:p>
          </table:table-cell>
        </table:table-row>
        <table:table-row table:style-name="ro1">
          <table:table-cell office:value-type="string" calcext:value-type="string">
            <text:p>vehicle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Global</text:p>
          </table:table-cell>
          <table:table-cell office:value-type="float" office:value="846" calcext:value-type="float">
            <text:p>846</text:p>
          </table:table-cell>
          <table:table-cell office:value-type="float" office:value="709.8" calcext:value-type="float">
            <text:p>709,8</text:p>
          </table:table-cell>
          <table:table-cell office:value-type="float" office:value="97.5177" calcext:value-type="float">
            <text:p>97,5177</text:p>
          </table:table-cell>
          <table:table-cell office:value-type="float" office:value="2.48227" calcext:value-type="float">
            <text:p>2,48227</text:p>
          </table:table-cell>
          <table:table-cell office:value-type="float" office:value="51.773" calcext:value-type="float">
            <text:p>51,773</text:p>
          </table:table-cell>
          <table:table-cell office:value-type="float" office:value="63.2948" calcext:value-type="float">
            <text:p>63,2948</text:p>
          </table:table-cell>
          <table:table-cell office:value-type="float" office:value="36.7052" calcext:value-type="float">
            <text:p>36,7052</text:p>
          </table:table-cell>
          <table:table-cell office:value-type="float" office:value="18.2033" calcext:value-type="float">
            <text:p>18,2033</text:p>
          </table:table-cell>
          <table:table-cell office:value-type="float" office:value="0.0972918" calcext:value-type="float">
            <text:p>0,0972918</text:p>
          </table:table-cell>
          <table:table-cell office:value-type="float" office:value="0.0170376" calcext:value-type="float">
            <text:p>0,0170376</text:p>
          </table:table-cell>
          <table:table-cell office:value-type="float" office:value="0.0165018" calcext:value-type="float">
            <text:p>0,0165018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vowel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lobal</text:p>
          </table:table-cell>
          <table:table-cell office:value-type="float" office:value="990" calcext:value-type="float">
            <text:p>990</text:p>
          </table:table-cell>
          <table:table-cell office:value-type="float" office:value="642.5" calcext:value-type="float">
            <text:p>642,5</text:p>
          </table:table-cell>
          <table:table-cell office:value-type="float" office:value="97.8975" calcext:value-type="float">
            <text:p>97,8975</text:p>
          </table:table-cell>
          <table:table-cell office:value-type="float" office:value="2.10251" calcext:value-type="float">
            <text:p>2,10251</text:p>
          </table:table-cell>
          <table:table-cell office:value-type="float" office:value="92.0202" calcext:value-type="float">
            <text:p>92,0202</text:p>
          </table:table-cell>
          <table:table-cell office:value-type="float" office:value="92.4873" calcext:value-type="float">
            <text:p>92,4873</text:p>
          </table:table-cell>
          <table:table-cell office:value-type="float" office:value="7.51269" calcext:value-type="float">
            <text:p>7,51269</text:p>
          </table:table-cell>
          <table:table-cell office:value-type="float" office:value="0.505051" calcext:value-type="float">
            <text:p>0,505051</text:p>
          </table:table-cell>
          <table:table-cell office:value-type="float" office:value="0.0192646" calcext:value-type="float">
            <text:p>0,0192646</text:p>
          </table:table-cell>
          <table:table-cell office:value-type="float" office:value="0.0029169" calcext:value-type="float">
            <text:p>0,0029169</text:p>
          </table:table-cell>
          <table:table-cell office:value-type="float" office:value="0.0021819" calcext:value-type="float">
            <text:p>0,0021819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egment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Global</text:p>
          </table:table-cell>
          <table:table-cell office:value-type="float" office:value="2310" calcext:value-type="float">
            <text:p>2310</text:p>
          </table:table-cell>
          <table:table-cell office:value-type="float" office:value="882.7" calcext:value-type="float">
            <text:p>882,7</text:p>
          </table:table-cell>
          <table:table-cell office:value-type="float" office:value="94.6368" calcext:value-type="float">
            <text:p>94,6368</text:p>
          </table:table-cell>
          <table:table-cell office:value-type="float" office:value="5.36316" calcext:value-type="float">
            <text:p>5,36316</text:p>
          </table:table-cell>
          <table:table-cell office:value-type="float" office:value="89.7403" calcext:value-type="float">
            <text:p>89,7403</text:p>
          </table:table-cell>
          <table:table-cell office:value-type="float" office:value="92.5446" calcext:value-type="float">
            <text:p>92,5446</text:p>
          </table:table-cell>
          <table:table-cell office:value-type="float" office:value="7.45536" calcext:value-type="float">
            <text:p>7,45536</text:p>
          </table:table-cell>
          <table:table-cell office:value-type="float" office:value="3.0303" calcext:value-type="float">
            <text:p>3,0303</text:p>
          </table:table-cell>
          <table:table-cell office:value-type="float" office:value="0.125139" calcext:value-type="float">
            <text:p>0,125139</text:p>
          </table:table-cell>
          <table:table-cell office:value-type="float" office:value="0.0169471" calcext:value-type="float">
            <text:p>0,0169471</text:p>
          </table:table-cell>
          <table:table-cell office:value-type="float" office:value="0.0155543" calcext:value-type="float">
            <text:p>0,0155543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winequality-red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lobal</text:p>
          </table:table-cell>
          <table:table-cell office:value-type="float" office:value="1599" calcext:value-type="float">
            <text:p>1599</text:p>
          </table:table-cell>
          <table:table-cell office:value-type="float" office:value="727.6" calcext:value-type="float">
            <text:p>727,6</text:p>
          </table:table-cell>
          <table:table-cell office:value-type="float" office:value="76.7853" calcext:value-type="float">
            <text:p>76,7853</text:p>
          </table:table-cell>
          <table:table-cell office:value-type="float" office:value="23.2147" calcext:value-type="float">
            <text:p>23,2147</text:p>
          </table:table-cell>
          <table:table-cell office:value-type="float" office:value="54.3465" calcext:value-type="float">
            <text:p>54,3465</text:p>
          </table:table-cell>
          <table:table-cell office:value-type="float" office:value="55.1396" calcext:value-type="float">
            <text:p>55,1396</text:p>
          </table:table-cell>
          <table:table-cell office:value-type="float" office:value="44.8604" calcext:value-type="float">
            <text:p>44,8604</text:p>
          </table:table-cell>
          <table:table-cell office:value-type="float" office:value="1.4384" calcext:value-type="float">
            <text:p>1,4384</text:p>
          </table:table-cell>
          <table:table-cell office:value-type="float" office:value="0.0422722" calcext:value-type="float">
            <text:p>0,0422722</text:p>
          </table:table-cell>
          <table:table-cell office:value-type="float" office:value="0.005489" calcext:value-type="float">
            <text:p>0,005489</text:p>
          </table:table-cell>
          <table:table-cell office:value-type="float" office:value="0.00459" calcext:value-type="float">
            <text:p>0,00459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winequality-white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lobal</text:p>
          </table:table-cell>
          <table:table-cell office:value-type="float" office:value="4898" calcext:value-type="float">
            <text:p>4898</text:p>
          </table:table-cell>
          <table:table-cell office:value-type="float" office:value="1062.2" calcext:value-type="float">
            <text:p>1062,2</text:p>
          </table:table-cell>
          <table:table-cell office:value-type="float" office:value="59.8166" calcext:value-type="float">
            <text:p>59,8166</text:p>
          </table:table-cell>
          <table:table-cell office:value-type="float" office:value="40.1834" calcext:value-type="float">
            <text:p>40,1834</text:p>
          </table:table-cell>
          <table:table-cell office:value-type="float" office:value="48.5913" calcext:value-type="float">
            <text:p>48,5913</text:p>
          </table:table-cell>
          <table:table-cell office:value-type="float" office:value="48.7006" calcext:value-type="float">
            <text:p>48,7006</text:p>
          </table:table-cell>
          <table:table-cell office:value-type="float" office:value="51.2994" calcext:value-type="float">
            <text:p>51,2994</text:p>
          </table:table-cell>
          <table:table-cell office:value-type="float" office:value="0.224581" calcext:value-type="float">
            <text:p>0,224581</text:p>
          </table:table-cell>
          <table:table-cell office:value-type="float" office:value="0.152099" calcext:value-type="float">
            <text:p>0,152099</text:p>
          </table:table-cell>
          <table:table-cell office:value-type="float" office:value="0.0165901" calcext:value-type="float">
            <text:p>0,0165901</text:p>
          </table:table-cell>
          <table:table-cell office:value-type="float" office:value="0.013578" calcext:value-type="float">
            <text:p>0,013578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pambase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Global</text:p>
          </table:table-cell>
          <table:table-cell office:value-type="float" office:value="4597" calcext:value-type="float">
            <text:p>4597</text:p>
          </table:table-cell>
          <table:table-cell office:value-type="float" office:value="1371.5" calcext:value-type="float">
            <text:p>1371,5</text:p>
          </table:table-cell>
          <table:table-cell office:value-type="float" office:value="86.3081" calcext:value-type="float">
            <text:p>86,3081</text:p>
          </table:table-cell>
          <table:table-cell office:value-type="float" office:value="13.6919" calcext:value-type="float">
            <text:p>13,6919</text:p>
          </table:table-cell>
          <table:table-cell office:value-type="float" office:value="80.248" calcext:value-type="float">
            <text:p>80,248</text:p>
          </table:table-cell>
          <table:table-cell office:value-type="float" office:value="84.4551" calcext:value-type="float">
            <text:p>84,4551</text:p>
          </table:table-cell>
          <table:table-cell office:value-type="float" office:value="15.5449" calcext:value-type="float">
            <text:p>15,5449</text:p>
          </table:table-cell>
          <table:table-cell office:value-type="float" office:value="4.98151" calcext:value-type="float">
            <text:p>4,98151</text:p>
          </table:table-cell>
          <table:table-cell office:value-type="float" office:value="0.326974" calcext:value-type="float">
            <text:p>0,326974</text:p>
          </table:table-cell>
          <table:table-cell office:value-type="float" office:value="0.0452859" calcext:value-type="float">
            <text:p>0,0452859</text:p>
          </table:table-cell>
          <table:table-cell office:value-type="float" office:value="0.042189" calcext:value-type="float">
            <text:p>0,042189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nbased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lobal</text:p>
          </table:table-cell>
          <table:table-cell office:value-type="float" office:value="10992" calcext:value-type="float">
            <text:p>10992</text:p>
          </table:table-cell>
          <table:table-cell office:value-type="float" office:value="7733.2" calcext:value-type="float">
            <text:p>7733,2</text:p>
          </table:table-cell>
          <table:table-cell office:value-type="float" office:value="99.8406" calcext:value-type="float">
            <text:p>99,8406</text:p>
          </table:table-cell>
          <table:table-cell office:value-type="float" office:value="0.159375" calcext:value-type="float">
            <text:p>0,159375</text:p>
          </table:table-cell>
          <table:table-cell office:value-type="float" office:value="93.9956" calcext:value-type="float">
            <text:p>93,9956</text:p>
          </table:table-cell>
          <table:table-cell office:value-type="float" office:value="98.9371" calcext:value-type="float">
            <text:p>98,9371</text:p>
          </table:table-cell>
          <table:table-cell office:value-type="float" office:value="1.06291" calcext:value-type="float">
            <text:p>1,06291</text:p>
          </table:table-cell>
          <table:table-cell office:value-type="float" office:value="4.99454" calcext:value-type="float">
            <text:p>4,99454</text:p>
          </table:table-cell>
          <table:table-cell office:value-type="float" office:value="0.314724" calcext:value-type="float">
            <text:p>0,314724</text:p>
          </table:table-cell>
          <table:table-cell office:value-type="float" office:value="0.0698876" calcext:value-type="float">
            <text:p>0,0698876</text:p>
          </table:table-cell>
          <table:table-cell office:value-type="float" office:value="0.0618563" calcext:value-type="float">
            <text:p>0,0618563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ing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lobal</text:p>
          </table:table-cell>
          <table:table-cell office:value-type="float" office:value="7400" calcext:value-type="float">
            <text:p>7400</text:p>
          </table:table-cell>
          <table:table-cell office:value-type="float" office:value="5048.6" calcext:value-type="float">
            <text:p>5048,6</text:p>
          </table:table-cell>
          <table:table-cell office:value-type="float" office:value="98.9645" calcext:value-type="float">
            <text:p>98,9645</text:p>
          </table:table-cell>
          <table:table-cell office:value-type="float" office:value="1.03554" calcext:value-type="float">
            <text:p>1,03554</text:p>
          </table:table-cell>
          <table:table-cell office:value-type="float" office:value="54.6081" calcext:value-type="float">
            <text:p>54,6081</text:p>
          </table:table-cell>
          <table:table-cell office:value-type="float" office:value="79.2198" calcext:value-type="float">
            <text:p>79,2198</text:p>
          </table:table-cell>
          <table:table-cell office:value-type="float" office:value="20.7802" calcext:value-type="float">
            <text:p>20,7802</text:p>
          </table:table-cell>
          <table:table-cell office:value-type="float" office:value="31.0676" calcext:value-type="float">
            <text:p>31,0676</text:p>
          </table:table-cell>
          <table:table-cell office:value-type="float" office:value="0.839379" calcext:value-type="float">
            <text:p>0,839379</text:p>
          </table:table-cell>
          <table:table-cell office:value-type="float" office:value="0.154763" calcext:value-type="float">
            <text:p>0,154763</text:p>
          </table:table-cell>
          <table:table-cell office:value-type="float" office:value="0.149942" calcext:value-type="float">
            <text:p>0,149942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wonorm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lobal</text:p>
          </table:table-cell>
          <table:table-cell office:value-type="float" office:value="7400" calcext:value-type="float">
            <text:p>7400</text:p>
          </table:table-cell>
          <table:table-cell office:value-type="float" office:value="6655.2" calcext:value-type="float">
            <text:p>6655,2</text:p>
          </table:table-cell>
          <table:table-cell office:value-type="float" office:value="99.9512" calcext:value-type="float">
            <text:p>99,9512</text:p>
          </table:table-cell>
          <table:table-cell office:value-type="float" office:value="0.0487988" calcext:value-type="float">
            <text:p>0,0487988</text:p>
          </table:table-cell>
          <table:table-cell office:value-type="float" office:value="34.4054" calcext:value-type="float">
            <text:p>34,4054</text:p>
          </table:table-cell>
          <table:table-cell office:value-type="float" office:value="91.3199" calcext:value-type="float">
            <text:p>91,3199</text:p>
          </table:table-cell>
          <table:table-cell office:value-type="float" office:value="8.68006" calcext:value-type="float">
            <text:p>8,68006</text:p>
          </table:table-cell>
          <table:table-cell office:value-type="float" office:value="62.3243" calcext:value-type="float">
            <text:p>62,3243</text:p>
          </table:table-cell>
          <table:table-cell office:value-type="float" office:value="1.09955" calcext:value-type="float">
            <text:p>1,09955</text:p>
          </table:table-cell>
          <table:table-cell office:value-type="float" office:value="0.233404" calcext:value-type="float">
            <text:p>0,233404</text:p>
          </table:table-cell>
          <table:table-cell office:value-type="float" office:value="0.228535" calcext:value-type="float">
            <text:p>0,228535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atimage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Global</text:p>
          </table:table-cell>
          <table:table-cell office:value-type="float" office:value="6435" calcext:value-type="float">
            <text:p>6435</text:p>
          </table:table-cell>
          <table:table-cell office:value-type="float" office:value="2006.9" calcext:value-type="float">
            <text:p>2006,9</text:p>
          </table:table-cell>
          <table:table-cell office:value-type="float" office:value="77.2851" calcext:value-type="float">
            <text:p>77,2851</text:p>
          </table:table-cell>
          <table:table-cell office:value-type="float" office:value="22.7149" calcext:value-type="float">
            <text:p>22,7149</text:p>
          </table:table-cell>
          <table:table-cell office:value-type="float" office:value="64.4911" calcext:value-type="float">
            <text:p>64,4911</text:p>
          </table:table-cell>
          <table:table-cell office:value-type="float" office:value="64.8843" calcext:value-type="float">
            <text:p>64,8843</text:p>
          </table:table-cell>
          <table:table-cell office:value-type="float" office:value="35.1157" calcext:value-type="float">
            <text:p>35,1157</text:p>
          </table:table-cell>
          <table:table-cell office:value-type="float" office:value="0.606061" calcext:value-type="float">
            <text:p>0,606061</text:p>
          </table:table-cell>
          <table:table-cell office:value-type="float" office:value="1.72266" calcext:value-type="float">
            <text:p>1,72266</text:p>
          </table:table-cell>
          <table:table-cell office:value-type="float" office:value="0.179552" calcext:value-type="float">
            <text:p>0,179552</text:p>
          </table:table-cell>
          <table:table-cell office:value-type="float" office:value="0.175455" calcext:value-type="float">
            <text:p>0,175455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exture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lobal</text:p>
          </table:table-cell>
          <table:table-cell office:value-type="float" office:value="5500" calcext:value-type="float">
            <text:p>5500</text:p>
          </table:table-cell>
          <table:table-cell office:value-type="float" office:value="3660.8" calcext:value-type="float">
            <text:p>3660,8</text:p>
          </table:table-cell>
          <table:table-cell office:value-type="float" office:value="97.8976" calcext:value-type="float">
            <text:p>97,8976</text:p>
          </table:table-cell>
          <table:table-cell office:value-type="float" office:value="2.10236" calcext:value-type="float">
            <text:p>2,10236</text:p>
          </table:table-cell>
          <table:table-cell office:value-type="float" office:value="87.5818" calcext:value-type="float">
            <text:p>87,5818</text:p>
          </table:table-cell>
          <table:table-cell office:value-type="float" office:value="93.4614" calcext:value-type="float">
            <text:p>93,4614</text:p>
          </table:table-cell>
          <table:table-cell office:value-type="float" office:value="6.53861" calcext:value-type="float">
            <text:p>6,53861</text:p>
          </table:table-cell>
          <table:table-cell office:value-type="float" office:value="6.29091" calcext:value-type="float">
            <text:p>6,29091</text:p>
          </table:table-cell>
          <table:table-cell office:value-type="float" office:value="1.70605" calcext:value-type="float">
            <text:p>1,70605</text:p>
          </table:table-cell>
          <table:table-cell office:value-type="float" office:value="0.180503" calcext:value-type="float">
            <text:p>0,180503</text:p>
          </table:table-cell>
          <table:table-cell office:value-type="float" office:value="0.176817" calcext:value-type="float">
            <text:p>0,176817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etter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lobal</text:p>
          </table:table-cell>
          <table:table-cell office:value-type="float" office:value="20000" calcext:value-type="float">
            <text:p>20000</text:p>
          </table:table-cell>
          <table:table-cell office:value-type="float" office:value="7543.5" calcext:value-type="float">
            <text:p>7543,5</text:p>
          </table:table-cell>
          <table:table-cell office:value-type="float" office:value="83.1631" calcext:value-type="float">
            <text:p>83,1631</text:p>
          </table:table-cell>
          <table:table-cell office:value-type="float" office:value="16.8369" calcext:value-type="float">
            <text:p>16,8369</text:p>
          </table:table-cell>
          <table:table-cell office:value-type="float" office:value="74.56" calcext:value-type="float">
            <text:p>74,56</text:p>
          </table:table-cell>
          <table:table-cell office:value-type="float" office:value="74.7281" calcext:value-type="float">
            <text:p>74,7281</text:p>
          </table:table-cell>
          <table:table-cell office:value-type="float" office:value="25.2719" calcext:value-type="float">
            <text:p>25,2719</text:p>
          </table:table-cell>
          <table:table-cell office:value-type="float" office:value="0.225" calcext:value-type="float">
            <text:p>0,225</text:p>
          </table:table-cell>
          <table:table-cell office:value-type="float" office:value="1.14306" calcext:value-type="float">
            <text:p>1,14306</text:p>
          </table:table-cell>
          <table:table-cell office:value-type="float" office:value="0.151313" calcext:value-type="float">
            <text:p>0,151313</text:p>
          </table:table-cell>
          <table:table-cell office:value-type="float" office:value="0.138931" calcext:value-type="float">
            <text:p>0,13893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7" table:number-columns-repeated="5"/>
          <table:table-cell table:style-name="ce10" table:formula="of:=AVERAGE([.F30:.F41])" office:value-type="float" office:value="6080.58333333333" calcext:value-type="float">
            <text:p>6080,58</text:p>
          </table:table-cell>
          <table:table-cell table:style-name="ce10" table:formula="of:=AVERAGE([.G30:.G41])" office:value-type="float" office:value="3170.375" calcext:value-type="float">
            <text:p>3170,38</text:p>
          </table:table-cell>
          <table:table-cell table:style-name="ce10" table:formula="of:=AVERAGE([.H30:.H41])" office:value-type="float" office:value="89.1720083333333" calcext:value-type="float">
            <text:p>89,17</text:p>
          </table:table-cell>
          <table:table-cell table:style-name="ce10" table:formula="of:=AVERAGE([.I30:.I41])" office:value-type="float" office:value="10.8279844833333" calcext:value-type="float">
            <text:p>10,83</text:p>
          </table:table-cell>
          <table:table-cell table:style-name="ce10" table:formula="of:=AVERAGE([.J30:.J41])" office:value-type="float" office:value="68.8634416666667" calcext:value-type="float">
            <text:p>68,86</text:p>
          </table:table-cell>
          <table:table-cell table:style-name="ce10" table:formula="of:=AVERAGE([.K30:.K41])" office:value-type="float" office:value="78.2643833333333" calcext:value-type="float">
            <text:p>78,26</text:p>
          </table:table-cell>
          <table:table-cell table:style-name="ce10" table:formula="of:=AVERAGE([.L30:.L41])" office:value-type="float" office:value="21.7356108333333" calcext:value-type="float">
            <text:p>21,74</text:p>
          </table:table-cell>
          <table:table-cell table:style-name="ce10" table:formula="of:=AVERAGE([.M30:.M41])" office:value-type="float" office:value="11.1576294166667" calcext:value-type="float">
            <text:p>11,16</text:p>
          </table:table-cell>
          <table:table-cell table:style-name="ce12" table:formula="of:=AVERAGE([.N30:.N41])" office:value-type="float" office:value="0.632371966666667" calcext:value-type="float">
            <text:p>0,63237</text:p>
          </table:table-cell>
          <table:table-cell table:style-name="ce12" table:formula="of:=AVERAGE([.O30:.O41])" office:value-type="float" office:value="0.0894741" calcext:value-type="float">
            <text:p>0,08947</text:p>
          </table:table-cell>
          <table:table-cell table:style-name="ce12" table:formula="of:=AVERAGE([.P30:.P41])" office:value-type="float" office:value="0.0855109416666667" calcext:value-type="float">
            <text:p>0,08551</text:p>
          </table:table-cell>
          <table:table-cell table:style-name="ce7" table:formula="of:=AVERAGE([.Q30:.Q41])" office:value-type="float" office:value="0" calcext:value-type="float">
            <text:p>0</text:p>
          </table:table-cell>
          <table:table-cell table:style-name="ce7" table:formula="of:=AVERAGE([.R30:.R41])" office:value-type="float" office:value="0" calcext:value-type="float">
            <text:p>0</text:p>
          </table:table-cell>
          <table:table-cell table:style-name="ce7" table:formula="of:=AVERAGE([.S30:.S41])" office:value-type="float" office:value="0" calcext:value-type="float">
            <text:p>0</text:p>
          </table:table-cell>
          <table:table-cell table:style-name="ce10" table:formula="of:=([.P42]/[.F42])*1000000" office:value-type="float" office:value="14.062950374827" calcext:value-type="float">
            <text:p>14,06</text:p>
          </table:table-cell>
        </table:table-row>
      </table:table>
      <table:table table:name="veces10_ConFiltro" table:style-name="ta1"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8" table:default-cell-style-name="Default"/>
        <table:table-column table:style-name="co11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3" table:default-cell-style-name="Default"/>
        <table:table-column table:style-name="co3" table:number-columns-repeated="3" table:default-cell-style-name="Default"/>
        <table:table-column table:style-name="co1" table:default-cell-style-name="Default"/>
        <table:table-row table:style-name="ro1">
          <table:table-cell table:style-name="ce7" table:number-columns-repeated="5"/>
          <table:table-cell table:style-name="ce8" office:value-type="string" calcext:value-type="string">
            <text:p>Ejemplos</text:p>
          </table:table-cell>
          <table:table-cell table:style-name="ce8" office:value-type="string" calcext:value-type="string">
            <text:p>Patrones</text:p>
          </table:table-cell>
          <table:table-cell table:style-name="ce8" office:value-type="string" calcext:value-type="string">
            <text:p>Train</text:p>
          </table:table-cell>
          <table:table-cell table:style-name="ce8" office:value-type="string" calcext:value-type="string">
            <text:p>Error</text:p>
          </table:table-cell>
          <table:table-cell table:style-name="ce8" office:value-type="string" calcext:value-type="string">
            <text:p>Test</text:p>
          </table:table-cell>
          <table:table-cell table:style-name="ce8" office:value-type="string" calcext:value-type="string">
            <text:p>TestNC</text:p>
          </table:table-cell>
          <table:table-cell table:style-name="ce8" office:value-type="string" calcext:value-type="string">
            <text:p>Error</text:p>
          </table:table-cell>
          <table:table-cell table:style-name="ce8" office:value-type="string" calcext:value-type="string">
            <text:p>%NC</text:p>
          </table:table-cell>
          <table:table-cell table:style-name="ce11" office:value-type="string" calcext:value-type="string">
            <text:p>T_Train</text:p>
          </table:table-cell>
          <table:table-cell table:style-name="ce11" office:value-type="string" calcext:value-type="string">
            <text:p>T_Test</text:p>
          </table:table-cell>
          <table:table-cell table:style-name="ce11" office:value-type="string" calcext:value-type="string">
            <text:p>T_CPU_Test</text:p>
          </table:table-cell>
          <table:table-cell table:style-name="ce7" table:number-columns-repeated="3"/>
          <table:table-cell table:style-name="ce8" office:value-type="string" calcext:value-type="string">
            <text:p>Infer/Example</text:p>
          </table:table-cell>
        </table:table-row>
        <table:table-row table:style-name="ro1">
          <table:table-cell office:value-type="string" calcext:value-type="string">
            <text:p>abalone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lobal</text:p>
          </table:table-cell>
          <table:table-cell office:value-type="float" office:value="4174" calcext:value-type="float">
            <text:p>4174</text:p>
          </table:table-cell>
          <table:table-cell office:value-type="float" office:value="201.7" calcext:value-type="float">
            <text:p>201,7</text:p>
          </table:table-cell>
          <table:table-cell office:value-type="float" office:value="27.1022" calcext:value-type="float">
            <text:p>27,1022</text:p>
          </table:table-cell>
          <table:table-cell office:value-type="float" office:value="72.8978" calcext:value-type="float">
            <text:p>72,8978</text:p>
          </table:table-cell>
          <table:table-cell office:value-type="float" office:value="15.7643" calcext:value-type="float">
            <text:p>15,7643</text:p>
          </table:table-cell>
          <table:table-cell office:value-type="float" office:value="15.7756" calcext:value-type="float">
            <text:p>15,7756</text:p>
          </table:table-cell>
          <table:table-cell office:value-type="float" office:value="84.2244" calcext:value-type="float">
            <text:p>84,2244</text:p>
          </table:table-cell>
          <table:table-cell office:value-type="float" office:value="0.0718735" calcext:value-type="float">
            <text:p>0,0718735</text:p>
          </table:table-cell>
          <table:table-cell office:value-type="float" office:value="0.133614" calcext:value-type="float">
            <text:p>0,133614</text:p>
          </table:table-cell>
          <table:table-cell office:value-type="float" office:value="0.00904" calcext:value-type="float">
            <text:p>0,00904</text:p>
          </table:table-cell>
          <table:table-cell office:value-type="float" office:value="0.0065591" calcext:value-type="float">
            <text:p>0,006559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anana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lobal</text:p>
          </table:table-cell>
          <table:table-cell office:value-type="float" office:value="5300" calcext:value-type="float">
            <text:p>5300</text:p>
          </table:table-cell>
          <table:table-cell office:value-type="float" office:value="18.1" calcext:value-type="float">
            <text:p>18,1</text:p>
          </table:table-cell>
          <table:table-cell office:value-type="float" office:value="61.151" calcext:value-type="float">
            <text:p>61,151</text:p>
          </table:table-cell>
          <table:table-cell office:value-type="float" office:value="38.849" calcext:value-type="float">
            <text:p>38,849</text:p>
          </table:table-cell>
          <table:table-cell office:value-type="float" office:value="80.1321" calcext:value-type="float">
            <text:p>80,1321</text:p>
          </table:table-cell>
          <table:table-cell office:value-type="float" office:value="80.1472" calcext:value-type="float">
            <text:p>80,1472</text:p>
          </table:table-cell>
          <table:table-cell office:value-type="float" office:value="19.8528" calcext:value-type="float">
            <text:p>19,8528</text:p>
          </table:table-cell>
          <table:table-cell office:value-type="float" office:value="0.0188679" calcext:value-type="float">
            <text:p>0,0188679</text:p>
          </table:table-cell>
          <table:table-cell office:value-type="float" office:value="0.0324537" calcext:value-type="float">
            <text:p>0,0324537</text:p>
          </table:table-cell>
          <table:table-cell office:value-type="float" office:value="0.0041435" calcext:value-type="float">
            <text:p>0,0041435</text:p>
          </table:table-cell>
          <table:table-cell office:value-type="float" office:value="0.0010028" calcext:value-type="float">
            <text:p>0,0010028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upa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lobal</text:p>
          </table:table-cell>
          <table:table-cell office:value-type="float" office:value="345" calcext:value-type="float">
            <text:p>345</text:p>
          </table:table-cell>
          <table:table-cell office:value-type="float" office:value="128.7" calcext:value-type="float">
            <text:p>128,7</text:p>
          </table:table-cell>
          <table:table-cell office:value-type="float" office:value="68.2975" calcext:value-type="float">
            <text:p>68,2975</text:p>
          </table:table-cell>
          <table:table-cell office:value-type="float" office:value="31.7025" calcext:value-type="float">
            <text:p>31,7025</text:p>
          </table:table-cell>
          <table:table-cell office:value-type="float" office:value="58.8406" calcext:value-type="float">
            <text:p>58,8406</text:p>
          </table:table-cell>
          <table:table-cell office:value-type="float" office:value="60.597" calcext:value-type="float">
            <text:p>60,597</text:p>
          </table:table-cell>
          <table:table-cell office:value-type="float" office:value="39.403" calcext:value-type="float">
            <text:p>39,403</text:p>
          </table:table-cell>
          <table:table-cell office:value-type="float" office:value="2.89855" calcext:value-type="float">
            <text:p>2,89855</text:p>
          </table:table-cell>
          <table:table-cell office:value-type="float" office:value="0.0054767" calcext:value-type="float">
            <text:p>0,0054767</text:p>
          </table:table-cell>
          <table:table-cell office:value-type="float" office:value="0.0006006" calcext:value-type="float">
            <text:p>0,0006006</text:p>
          </table:table-cell>
          <table:table-cell office:value-type="float" office:value="0.0003518" calcext:value-type="float">
            <text:p>0,0003518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lare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obal</text:p>
          </table:table-cell>
          <table:table-cell office:value-type="float" office:value="1066" calcext:value-type="float">
            <text:p>1066</text:p>
          </table:table-cell>
          <table:table-cell office:value-type="float" office:value="246.7" calcext:value-type="float">
            <text:p>246,7</text:p>
          </table:table-cell>
          <table:table-cell office:value-type="float" office:value="83.203" calcext:value-type="float">
            <text:p>83,203</text:p>
          </table:table-cell>
          <table:table-cell office:value-type="float" office:value="12.3284" calcext:value-type="float">
            <text:p>12,3284</text:p>
          </table:table-cell>
          <table:table-cell office:value-type="float" office:value="61.257" calcext:value-type="float">
            <text:p>61,257</text:p>
          </table:table-cell>
          <table:table-cell office:value-type="float" office:value="80.8168" calcext:value-type="float">
            <text:p>80,8168</text:p>
          </table:table-cell>
          <table:table-cell office:value-type="float" office:value="19.1832" calcext:value-type="float">
            <text:p>19,1832</text:p>
          </table:table-cell>
          <table:table-cell office:value-type="float" office:value="24.2026" calcext:value-type="float">
            <text:p>24,2026</text:p>
          </table:table-cell>
          <table:table-cell office:value-type="float" office:value="0.011432" calcext:value-type="float">
            <text:p>0,011432</text:p>
          </table:table-cell>
          <table:table-cell office:value-type="float" office:value="0.0012105" calcext:value-type="float">
            <text:p>0,0012105</text:p>
          </table:table-cell>
          <table:table-cell office:value-type="float" office:value="0.0005929" calcext:value-type="float">
            <text:p>0,0005929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heart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Global</text:p>
          </table:table-cell>
          <table:table-cell office:value-type="float" office:value="270" calcext:value-type="float">
            <text:p>270</text:p>
          </table:table-cell>
          <table:table-cell office:value-type="float" office:value="235.8" calcext:value-type="float">
            <text:p>235,8</text:p>
          </table:table-cell>
          <table:table-cell office:value-type="float" office:value="99.5383" calcext:value-type="float">
            <text:p>99,5383</text:p>
          </table:table-cell>
          <table:table-cell office:value-type="float" office:value="0.461701" calcext:value-type="float">
            <text:p>0,461701</text:p>
          </table:table-cell>
          <table:table-cell office:value-type="float" office:value="22.5926" calcext:value-type="float">
            <text:p>22,5926</text:p>
          </table:table-cell>
          <table:table-cell office:value-type="float" office:value="89.7059" calcext:value-type="float">
            <text:p>89,7059</text:p>
          </table:table-cell>
          <table:table-cell office:value-type="float" office:value="10.2941" calcext:value-type="float">
            <text:p>10,2941</text:p>
          </table:table-cell>
          <table:table-cell office:value-type="float" office:value="74.8148" calcext:value-type="float">
            <text:p>74,8148</text:p>
          </table:table-cell>
          <table:table-cell office:value-type="float" office:value="0.004402" calcext:value-type="float">
            <text:p>0,004402</text:p>
          </table:table-cell>
          <table:table-cell office:value-type="float" office:value="0.0006891" calcext:value-type="float">
            <text:p>0,0006891</text:p>
          </table:table-cell>
          <table:table-cell office:value-type="float" office:value="0.0003883" calcext:value-type="float">
            <text:p>0,0003883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ris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lobal</text:p>
          </table:table-cell>
          <table:table-cell office:value-type="float" office:value="150" calcext:value-type="float">
            <text:p>150</text:p>
          </table:table-cell>
          <table:table-cell office:value-type="float" office:value="42" calcext:value-type="float">
            <text:p>42</text:p>
          </table:table-cell>
          <table:table-cell office:value-type="float" office:value="89.3366" calcext:value-type="float">
            <text:p>89,3366</text:p>
          </table:table-cell>
          <table:table-cell office:value-type="float" office:value="10.6634" calcext:value-type="float">
            <text:p>10,6634</text:p>
          </table:table-cell>
          <table:table-cell office:value-type="float" office:value="94.6667" calcext:value-type="float">
            <text:p>94,6667</text:p>
          </table:table-cell>
          <table:table-cell office:value-type="float" office:value="95.302" calcext:value-type="float">
            <text:p>95,302</text:p>
          </table:table-cell>
          <table:table-cell office:value-type="float" office:value="4.69799" calcext:value-type="float">
            <text:p>4,69799</text:p>
          </table:table-cell>
          <table:table-cell office:value-type="float" office:value="0.666667" calcext:value-type="float">
            <text:p>0,666667</text:p>
          </table:table-cell>
          <table:table-cell office:value-type="float" office:value="0.0012018" calcext:value-type="float">
            <text:p>0,0012018</text:p>
          </table:table-cell>
          <table:table-cell office:value-type="float" office:value="0.0001328" calcext:value-type="float">
            <text:p>0,0001328</text:p>
          </table:table-cell>
          <table:table-cell table:style-name="ce13" office:value-type="float" office:value="0.0000443" calcext:value-type="float">
            <text:p>4,43E-05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ed7digit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lobal</text:p>
          </table:table-cell>
          <table:table-cell office:value-type="float" office:value="500" calcext:value-type="float">
            <text:p>500</text:p>
          </table:table-cell>
          <table:table-cell office:value-type="float" office:value="67.9" calcext:value-type="float">
            <text:p>67,9</text:p>
          </table:table-cell>
          <table:table-cell office:value-type="float" office:value="77.2" calcext:value-type="float">
            <text:p>77,2</text:p>
          </table:table-cell>
          <table:table-cell office:value-type="float" office:value="18.008" calcext:value-type="float">
            <text:p>18,008</text:p>
          </table:table-cell>
          <table:table-cell office:value-type="float" office:value="63" calcext:value-type="float">
            <text:p>63</text:p>
          </table:table-cell>
          <table:table-cell office:value-type="float" office:value="76.087" calcext:value-type="float">
            <text:p>76,087</text:p>
          </table:table-cell>
          <table:table-cell office:value-type="float" office:value="23.913" calcext:value-type="float">
            <text:p>23,913</text:p>
          </table:table-cell>
          <table:table-cell office:value-type="float" office:value="17.2" calcext:value-type="float">
            <text:p>17,2</text:p>
          </table:table-cell>
          <table:table-cell office:value-type="float" office:value="0.0039994" calcext:value-type="float">
            <text:p>0,0039994</text:p>
          </table:table-cell>
          <table:table-cell office:value-type="float" office:value="0.0004492" calcext:value-type="float">
            <text:p>0,0004492</text:p>
          </table:table-cell>
          <table:table-cell office:value-type="float" office:value="0.0001714" calcext:value-type="float">
            <text:p>0,0001714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ammographic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obal</text:p>
          </table:table-cell>
          <table:table-cell office:value-type="float" office:value="830" calcext:value-type="float">
            <text:p>830</text:p>
          </table:table-cell>
          <table:table-cell office:value-type="float" office:value="159" calcext:value-type="float">
            <text:p>159</text:p>
          </table:table-cell>
          <table:table-cell office:value-type="float" office:value="86.9836" calcext:value-type="float">
            <text:p>86,9836</text:p>
          </table:table-cell>
          <table:table-cell office:value-type="float" office:value="13.0164" calcext:value-type="float">
            <text:p>13,0164</text:p>
          </table:table-cell>
          <table:table-cell office:value-type="float" office:value="76.0241" calcext:value-type="float">
            <text:p>76,0241</text:p>
          </table:table-cell>
          <table:table-cell office:value-type="float" office:value="82.0546" calcext:value-type="float">
            <text:p>82,0546</text:p>
          </table:table-cell>
          <table:table-cell office:value-type="float" office:value="17.9454" calcext:value-type="float">
            <text:p>17,9454</text:p>
          </table:table-cell>
          <table:table-cell office:value-type="float" office:value="7.3494" calcext:value-type="float">
            <text:p>7,3494</text:p>
          </table:table-cell>
          <table:table-cell office:value-type="float" office:value="0.0066202" calcext:value-type="float">
            <text:p>0,0066202</text:p>
          </table:table-cell>
          <table:table-cell office:value-type="float" office:value="0.0006976" calcext:value-type="float">
            <text:p>0,0006976</text:p>
          </table:table-cell>
          <table:table-cell office:value-type="float" office:value="0.0002408" calcext:value-type="float">
            <text:p>0,0002408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ewthyroid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Global</text:p>
          </table:table-cell>
          <table:table-cell office:value-type="float" office:value="215" calcext:value-type="float">
            <text:p>215</text:p>
          </table:table-cell>
          <table:table-cell office:value-type="float" office:value="46.7" calcext:value-type="float">
            <text:p>46,7</text:p>
          </table:table-cell>
          <table:table-cell office:value-type="float" office:value="91.1658" calcext:value-type="float">
            <text:p>91,1658</text:p>
          </table:table-cell>
          <table:table-cell office:value-type="float" office:value="8.83421" calcext:value-type="float">
            <text:p>8,83421</text:p>
          </table:table-cell>
          <table:table-cell office:value-type="float" office:value="92.093" calcext:value-type="float">
            <text:p>92,093</text:p>
          </table:table-cell>
          <table:table-cell office:value-type="float" office:value="92.9577" calcext:value-type="float">
            <text:p>92,9577</text:p>
          </table:table-cell>
          <table:table-cell office:value-type="float" office:value="7.04225" calcext:value-type="float">
            <text:p>7,04225</text:p>
          </table:table-cell>
          <table:table-cell office:value-type="float" office:value="0.930233" calcext:value-type="float">
            <text:p>0,930233</text:p>
          </table:table-cell>
          <table:table-cell office:value-type="float" office:value="0.001888" calcext:value-type="float">
            <text:p>0,001888</text:p>
          </table:table-cell>
          <table:table-cell office:value-type="float" office:value="0.0002224" calcext:value-type="float">
            <text:p>0,0002224</text:p>
          </table:table-cell>
          <table:table-cell table:style-name="ce13" office:value-type="float" office:value="0.0000893" calcext:value-type="float">
            <text:p>8,93E-05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age-blocks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lobal</text:p>
          </table:table-cell>
          <table:table-cell office:value-type="float" office:value="5472" calcext:value-type="float">
            <text:p>5472</text:p>
          </table:table-cell>
          <table:table-cell office:value-type="float" office:value="165.1" calcext:value-type="float">
            <text:p>165,1</text:p>
          </table:table-cell>
          <table:table-cell office:value-type="float" office:value="93.2922" calcext:value-type="float">
            <text:p>93,2922</text:p>
          </table:table-cell>
          <table:table-cell office:value-type="float" office:value="6.70779" calcext:value-type="float">
            <text:p>6,70779</text:p>
          </table:table-cell>
          <table:table-cell office:value-type="float" office:value="94.3531" calcext:value-type="float">
            <text:p>94,3531</text:p>
          </table:table-cell>
          <table:table-cell office:value-type="float" office:value="94.5431" calcext:value-type="float">
            <text:p>94,5431</text:p>
          </table:table-cell>
          <table:table-cell office:value-type="float" office:value="5.45688" calcext:value-type="float">
            <text:p>5,45688</text:p>
          </table:table-cell>
          <table:table-cell office:value-type="float" office:value="0.201023" calcext:value-type="float">
            <text:p>0,201023</text:p>
          </table:table-cell>
          <table:table-cell office:value-type="float" office:value="0.0562632" calcext:value-type="float">
            <text:p>0,0562632</text:p>
          </table:table-cell>
          <table:table-cell office:value-type="float" office:value="0.006376" calcext:value-type="float">
            <text:p>0,006376</text:p>
          </table:table-cell>
          <table:table-cell office:value-type="float" office:value="0.0034679" calcext:value-type="float">
            <text:p>0,0034679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honeme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Global</text:p>
          </table:table-cell>
          <table:table-cell office:value-type="float" office:value="5404" calcext:value-type="float">
            <text:p>5404</text:p>
          </table:table-cell>
          <table:table-cell office:value-type="float" office:value="221.9" calcext:value-type="float">
            <text:p>221,9</text:p>
          </table:table-cell>
          <table:table-cell office:value-type="float" office:value="77.7748" calcext:value-type="float">
            <text:p>77,7748</text:p>
          </table:table-cell>
          <table:table-cell office:value-type="float" office:value="22.2252" calcext:value-type="float">
            <text:p>22,2252</text:p>
          </table:table-cell>
          <table:table-cell table:number-columns-repeated="2" office:value-type="float" office:value="79.4967" calcext:value-type="float">
            <text:p>79,4967</text:p>
          </table:table-cell>
          <table:table-cell office:value-type="float" office:value="20.5033" calcext:value-type="float">
            <text:p>20,5033</text:p>
          </table:table-cell>
          <table:table-cell office:value-type="float" office:value="0" calcext:value-type="float">
            <text:p>0</text:p>
          </table:table-cell>
          <table:table-cell office:value-type="float" office:value="0.0493357" calcext:value-type="float">
            <text:p>0,0493357</text:p>
          </table:table-cell>
          <table:table-cell office:value-type="float" office:value="0.0057435" calcext:value-type="float">
            <text:p>0,0057435</text:p>
          </table:table-cell>
          <table:table-cell office:value-type="float" office:value="0.0026637" calcext:value-type="float">
            <text:p>0,0026637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ima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lobal</text:p>
          </table:table-cell>
          <table:table-cell office:value-type="float" office:value="768" calcext:value-type="float">
            <text:p>768</text:p>
          </table:table-cell>
          <table:table-cell office:value-type="float" office:value="422.1" calcext:value-type="float">
            <text:p>422,1</text:p>
          </table:table-cell>
          <table:table-cell office:value-type="float" office:value="83.3899" calcext:value-type="float">
            <text:p>83,3899</text:p>
          </table:table-cell>
          <table:table-cell office:value-type="float" office:value="16.6101" calcext:value-type="float">
            <text:p>16,6101</text:p>
          </table:table-cell>
          <table:table-cell office:value-type="float" office:value="69.6615" calcext:value-type="float">
            <text:p>69,6615</text:p>
          </table:table-cell>
          <table:table-cell office:value-type="float" office:value="72.0054" calcext:value-type="float">
            <text:p>72,0054</text:p>
          </table:table-cell>
          <table:table-cell office:value-type="float" office:value="27.9946" calcext:value-type="float">
            <text:p>27,9946</text:p>
          </table:table-cell>
          <table:table-cell office:value-type="float" office:value="3.25521" calcext:value-type="float">
            <text:p>3,25521</text:p>
          </table:table-cell>
          <table:table-cell office:value-type="float" office:value="0.0097286" calcext:value-type="float">
            <text:p>0,0097286</text:p>
          </table:table-cell>
          <table:table-cell office:value-type="float" office:value="0.0011606" calcext:value-type="float">
            <text:p>0,0011606</text:p>
          </table:table-cell>
          <table:table-cell office:value-type="float" office:value="0.0007093" calcext:value-type="float">
            <text:p>0,0007093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aheart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lobal</text:p>
          </table:table-cell>
          <table:table-cell office:value-type="float" office:value="462" calcext:value-type="float">
            <text:p>462</text:p>
          </table:table-cell>
          <table:table-cell office:value-type="float" office:value="354.9" calcext:value-type="float">
            <text:p>354,9</text:p>
          </table:table-cell>
          <table:table-cell office:value-type="float" office:value="89.7591" calcext:value-type="float">
            <text:p>89,7591</text:p>
          </table:table-cell>
          <table:table-cell office:value-type="float" office:value="10.2409" calcext:value-type="float">
            <text:p>10,2409</text:p>
          </table:table-cell>
          <table:table-cell office:value-type="float" office:value="62.7706" calcext:value-type="float">
            <text:p>62,7706</text:p>
          </table:table-cell>
          <table:table-cell office:value-type="float" office:value="66.8203" calcext:value-type="float">
            <text:p>66,8203</text:p>
          </table:table-cell>
          <table:table-cell office:value-type="float" office:value="33.1797" calcext:value-type="float">
            <text:p>33,1797</text:p>
          </table:table-cell>
          <table:table-cell office:value-type="float" office:value="6.06061" calcext:value-type="float">
            <text:p>6,06061</text:p>
          </table:table-cell>
          <table:table-cell office:value-type="float" office:value="0.0059945" calcext:value-type="float">
            <text:p>0,0059945</text:p>
          </table:table-cell>
          <table:table-cell office:value-type="float" office:value="0.0010454" calcext:value-type="float">
            <text:p>0,0010454</text:p>
          </table:table-cell>
          <table:table-cell office:value-type="float" office:value="0.0006246" calcext:value-type="float">
            <text:p>0,0006246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huttle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lobal</text:p>
          </table:table-cell>
          <table:table-cell office:value-type="float" office:value="57999" calcext:value-type="float">
            <text:p>57999</text:p>
          </table:table-cell>
          <table:table-cell office:value-type="float" office:value="76.9" calcext:value-type="float">
            <text:p>76,9</text:p>
          </table:table-cell>
          <table:table-cell office:value-type="float" office:value="86.5267" calcext:value-type="float">
            <text:p>86,5267</text:p>
          </table:table-cell>
          <table:table-cell office:value-type="float" office:value="13.4733" calcext:value-type="float">
            <text:p>13,4733</text:p>
          </table:table-cell>
          <table:table-cell office:value-type="float" office:value="91.7705" calcext:value-type="float">
            <text:p>91,7705</text:p>
          </table:table-cell>
          <table:table-cell office:value-type="float" office:value="91.7816" calcext:value-type="float">
            <text:p>91,7816</text:p>
          </table:table-cell>
          <table:table-cell office:value-type="float" office:value="8.21837" calcext:value-type="float">
            <text:p>8,21837</text:p>
          </table:table-cell>
          <table:table-cell office:value-type="float" office:value="0.0120692" calcext:value-type="float">
            <text:p>0,0120692</text:p>
          </table:table-cell>
          <table:table-cell office:value-type="float" office:value="0.582347" calcext:value-type="float">
            <text:p>0,582347</text:p>
          </table:table-cell>
          <table:table-cell office:value-type="float" office:value="0.089796" calcext:value-type="float">
            <text:p>0,089796</text:p>
          </table:table-cell>
          <table:table-cell office:value-type="float" office:value="0.0590968" calcext:value-type="float">
            <text:p>0,0590968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7" table:number-columns-repeated="5"/>
          <table:table-cell table:style-name="ce10" table:formula="of:=AVERAGE([.F2:.F15])" office:value-type="float" office:value="5925.35714285714" calcext:value-type="float">
            <text:p>5925,36</text:p>
          </table:table-cell>
          <table:table-cell table:style-name="ce10" table:formula="of:=AVERAGE([.G2:.G15])" office:value-type="float" office:value="170.535714285714" calcext:value-type="float">
            <text:p>170,54</text:p>
          </table:table-cell>
          <table:table-cell table:style-name="ce10" table:formula="of:=AVERAGE([.H2:.H15])" office:value-type="float" office:value="79.6229071428571" calcext:value-type="float">
            <text:p>79,62</text:p>
          </table:table-cell>
          <table:table-cell table:style-name="ce10" table:formula="of:=AVERAGE([.I2:.I15])" office:value-type="float" office:value="19.7156215" calcext:value-type="float">
            <text:p>19,72</text:p>
          </table:table-cell>
          <table:table-cell table:style-name="ce10" table:formula="of:=AVERAGE([.J2:.J15])" office:value-type="float" office:value="68.7444857142857" calcext:value-type="float">
            <text:p>68,74</text:p>
          </table:table-cell>
          <table:table-cell table:style-name="ce10" table:formula="of:=AVERAGE([.K2:.K15])" office:value-type="float" office:value="77.0064928571428" calcext:value-type="float">
            <text:p>77,01</text:p>
          </table:table-cell>
          <table:table-cell table:style-name="ce10" table:formula="of:=AVERAGE([.L2:.L15])" office:value-type="float" office:value="22.9934992857143" calcext:value-type="float">
            <text:p>22,99</text:p>
          </table:table-cell>
          <table:table-cell table:style-name="ce10" table:formula="of:=AVERAGE([.M2:.M15])" office:value-type="float" office:value="9.83442168571429" calcext:value-type="float">
            <text:p>9,83</text:p>
          </table:table-cell>
          <table:table-cell table:style-name="ce12" table:formula="of:=AVERAGE([.N2:.N15])" office:value-type="float" office:value="0.0646254857142857" calcext:value-type="float">
            <text:p>0,06463</text:p>
          </table:table-cell>
          <table:table-cell table:style-name="ce12" table:formula="of:=AVERAGE([.O2:.O15])" office:value-type="float" office:value="0.0086648" calcext:value-type="float">
            <text:p>0,00866</text:p>
          </table:table-cell>
          <table:table-cell table:style-name="ce12" table:formula="of:=AVERAGE([.P2:.P15])" office:value-type="float" office:value="0.00542878571428571" calcext:value-type="float">
            <text:p>0,00543</text:p>
          </table:table-cell>
          <table:table-cell table:style-name="ce7" table:number-columns-repeated="3"/>
          <table:table-cell table:style-name="ce10" table:formula="of:=([.P16]/[.F16])*1000000" office:value-type="float" office:value="0.916195527695738" calcext:value-type="float">
            <text:p>0,92</text:p>
          </table:table-cell>
        </table:table-row>
        <table:table-row table:style-name="ro1">
          <table:table-cell office:value-type="string" calcext:value-type="string">
            <text:p>adult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lobal</text:p>
          </table:table-cell>
          <table:table-cell office:value-type="float" office:value="45222" calcext:value-type="float">
            <text:p>45222</text:p>
          </table:table-cell>
          <table:table-cell office:value-type="float" office:value="20295" calcext:value-type="float">
            <text:p>20295</text:p>
          </table:table-cell>
          <table:table-cell office:value-type="float" office:value="88.9157" calcext:value-type="float">
            <text:p>88,9157</text:p>
          </table:table-cell>
          <table:table-cell office:value-type="float" office:value="11.0843" calcext:value-type="float">
            <text:p>11,0843</text:p>
          </table:table-cell>
          <table:table-cell office:value-type="float" office:value="64.4133" calcext:value-type="float">
            <text:p>64,4133</text:p>
          </table:table-cell>
          <table:table-cell office:value-type="float" office:value="81.7541" calcext:value-type="float">
            <text:p>81,7541</text:p>
          </table:table-cell>
          <table:table-cell office:value-type="float" office:value="18.2459" calcext:value-type="float">
            <text:p>18,2459</text:p>
          </table:table-cell>
          <table:table-cell office:value-type="float" office:value="21.2109" calcext:value-type="float">
            <text:p>21,2109</text:p>
          </table:table-cell>
          <table:table-cell office:value-type="float" office:value="0.655835" calcext:value-type="float">
            <text:p>0,655835</text:p>
          </table:table-cell>
          <table:table-cell office:value-type="float" office:value="0.104477" calcext:value-type="float">
            <text:p>0,104477</text:p>
          </table:table-cell>
          <table:table-cell office:value-type="float" office:value="0.0757844" calcext:value-type="float">
            <text:p>0,0757844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ustralian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lobal</text:p>
          </table:table-cell>
          <table:table-cell office:value-type="float" office:value="690" calcext:value-type="float">
            <text:p>690</text:p>
          </table:table-cell>
          <table:table-cell office:value-type="float" office:value="504.4" calcext:value-type="float">
            <text:p>504,4</text:p>
          </table:table-cell>
          <table:table-cell office:value-type="float" office:value="95.8319" calcext:value-type="float">
            <text:p>95,8319</text:p>
          </table:table-cell>
          <table:table-cell office:value-type="float" office:value="4.16815" calcext:value-type="float">
            <text:p>4,16815</text:p>
          </table:table-cell>
          <table:table-cell office:value-type="float" office:value="54.9275" calcext:value-type="float">
            <text:p>54,9275</text:p>
          </table:table-cell>
          <table:table-cell office:value-type="float" office:value="81.3305" calcext:value-type="float">
            <text:p>81,3305</text:p>
          </table:table-cell>
          <table:table-cell office:value-type="float" office:value="18.6695" calcext:value-type="float">
            <text:p>18,6695</text:p>
          </table:table-cell>
          <table:table-cell office:value-type="float" office:value="32.4638" calcext:value-type="float">
            <text:p>32,4638</text:p>
          </table:table-cell>
          <table:table-cell office:value-type="float" office:value="0.0094787" calcext:value-type="float">
            <text:p>0,0094787</text:p>
          </table:table-cell>
          <table:table-cell office:value-type="float" office:value="0.0013156" calcext:value-type="float">
            <text:p>0,0013156</text:p>
          </table:table-cell>
          <table:table-cell office:value-type="float" office:value="0.0008483" calcext:value-type="float">
            <text:p>0,0008483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rx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lobal</text:p>
          </table:table-cell>
          <table:table-cell office:value-type="float" office:value="653" calcext:value-type="float">
            <text:p>653</text:p>
          </table:table-cell>
          <table:table-cell office:value-type="float" office:value="522.1" calcext:value-type="float">
            <text:p>522,1</text:p>
          </table:table-cell>
          <table:table-cell office:value-type="float" office:value="97.7245" calcext:value-type="float">
            <text:p>97,7245</text:p>
          </table:table-cell>
          <table:table-cell office:value-type="float" office:value="2.2755" calcext:value-type="float">
            <text:p>2,2755</text:p>
          </table:table-cell>
          <table:table-cell office:value-type="float" office:value="39.9694" calcext:value-type="float">
            <text:p>39,9694</text:p>
          </table:table-cell>
          <table:table-cell office:value-type="float" office:value="87" calcext:value-type="float">
            <text:p>87</text:p>
          </table:table-cell>
          <table:table-cell office:value-type="float" office:value="13" calcext:value-type="float">
            <text:p>13</text:p>
          </table:table-cell>
          <table:table-cell office:value-type="float" office:value="54.0582" calcext:value-type="float">
            <text:p>54,0582</text:p>
          </table:table-cell>
          <table:table-cell office:value-type="float" office:value="0.0087487" calcext:value-type="float">
            <text:p>0,0087487</text:p>
          </table:table-cell>
          <table:table-cell office:value-type="float" office:value="0.0011945" calcext:value-type="float">
            <text:p>0,0011945</text:p>
          </table:table-cell>
          <table:table-cell office:value-type="float" office:value="0.0007465" calcext:value-type="float">
            <text:p>0,0007465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alance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lobal</text:p>
          </table:table-cell>
          <table:table-cell office:value-type="float" office:value="625" calcext:value-type="float">
            <text:p>625</text:p>
          </table:table-cell>
          <table:table-cell office:value-type="float" office:value="562.5" calcext:value-type="float">
            <text:p>562,5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.0047467" calcext:value-type="float">
            <text:p>0,0047467</text:p>
          </table:table-cell>
          <table:table-cell office:value-type="float" office:value="0.0004954" calcext:value-type="float">
            <text:p>0,0004954</text:p>
          </table:table-cell>
          <table:table-cell office:value-type="float" office:value="0.0001503" calcext:value-type="float">
            <text:p>0,0001503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ensus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lobal</text:p>
          </table:table-cell>
          <table:table-cell office:value-type="float" office:value="142521" calcext:value-type="float">
            <text:p>142521</text:p>
          </table:table-cell>
          <table:table-cell office:value-type="float" office:value="81163.6" calcext:value-type="float">
            <text:p>81163,6</text:p>
          </table:table-cell>
          <table:table-cell office:value-type="float" office:value="98.8574" calcext:value-type="float">
            <text:p>98,8574</text:p>
          </table:table-cell>
          <table:table-cell office:value-type="float" office:value="1.1426" calcext:value-type="float">
            <text:p>1,1426</text:p>
          </table:table-cell>
          <table:table-cell office:value-type="float" office:value="48.1466" calcext:value-type="float">
            <text:p>48,1466</text:p>
          </table:table-cell>
          <table:table-cell office:value-type="float" office:value="96.4685" calcext:value-type="float">
            <text:p>96,4685</text:p>
          </table:table-cell>
          <table:table-cell office:value-type="float" office:value="3.53151" calcext:value-type="float">
            <text:p>3,53151</text:p>
          </table:table-cell>
          <table:table-cell office:value-type="float" office:value="50.0909" calcext:value-type="float">
            <text:p>50,0909</text:p>
          </table:table-cell>
          <table:table-cell office:value-type="float" office:value="5.39496" calcext:value-type="float">
            <text:p>5,39496</text:p>
          </table:table-cell>
          <table:table-cell office:value-type="float" office:value="0.830761" calcext:value-type="float">
            <text:p>0,830761</text:p>
          </table:table-cell>
          <table:table-cell office:value-type="float" office:value="0.759252" calcext:value-type="float">
            <text:p>0,759252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oil200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lobal</text:p>
          </table:table-cell>
          <table:table-cell office:value-type="float" office:value="9822" calcext:value-type="float">
            <text:p>9822</text:p>
          </table:table-cell>
          <table:table-cell office:value-type="float" office:value="7469.6" calcext:value-type="float">
            <text:p>7469,6</text:p>
          </table:table-cell>
          <table:table-cell office:value-type="float" office:value="98.4044" calcext:value-type="float">
            <text:p>98,4044</text:p>
          </table:table-cell>
          <table:table-cell office:value-type="float" office:value="1.23171" calcext:value-type="float">
            <text:p>1,23171</text:p>
          </table:table-cell>
          <table:table-cell office:value-type="float" office:value="24.5978" calcext:value-type="float">
            <text:p>24,5978</text:p>
          </table:table-cell>
          <table:table-cell office:value-type="float" office:value="91.7585" calcext:value-type="float">
            <text:p>91,7585</text:p>
          </table:table-cell>
          <table:table-cell office:value-type="float" office:value="8.24155" calcext:value-type="float">
            <text:p>8,24155</text:p>
          </table:table-cell>
          <table:table-cell office:value-type="float" office:value="73.1928" calcext:value-type="float">
            <text:p>73,1928</text:p>
          </table:table-cell>
          <table:table-cell office:value-type="float" office:value="0.746905" calcext:value-type="float">
            <text:p>0,746905</text:p>
          </table:table-cell>
          <table:table-cell office:value-type="float" office:value="0.0936259" calcext:value-type="float">
            <text:p>0,0936259</text:p>
          </table:table-cell>
          <table:table-cell office:value-type="float" office:value="0.08668" calcext:value-type="float">
            <text:p>0,08668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onnect-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obal</text:p>
          </table:table-cell>
          <table:table-cell office:value-type="float" office:value="67557" calcext:value-type="float">
            <text:p>67557</text:p>
          </table:table-cell>
          <table:table-cell office:value-type="float" office:value="60801.3" calcext:value-type="float">
            <text:p>60801,3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.6331" calcext:value-type="float">
            <text:p>1,6331</text:p>
          </table:table-cell>
          <table:table-cell office:value-type="float" office:value="0.240556" calcext:value-type="float">
            <text:p>0,240556</text:p>
          </table:table-cell>
          <table:table-cell office:value-type="float" office:value="0.196836" calcext:value-type="float">
            <text:p>0,196836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ovtype_2_vs_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lobal</text:p>
          </table:table-cell>
          <table:table-cell office:value-type="float" office:value="495141" calcext:value-type="float">
            <text:p>495141</text:p>
          </table:table-cell>
          <table:table-cell office:value-type="float" office:value="23437.3" calcext:value-type="float">
            <text:p>23437,3</text:p>
          </table:table-cell>
          <table:table-cell office:value-type="float" office:value="82.6586" calcext:value-type="float">
            <text:p>82,6586</text:p>
          </table:table-cell>
          <table:table-cell office:value-type="float" office:value="17.3414" calcext:value-type="float">
            <text:p>17,3414</text:p>
          </table:table-cell>
          <table:table-cell office:value-type="float" office:value="85.5003" calcext:value-type="float">
            <text:p>85,5003</text:p>
          </table:table-cell>
          <table:table-cell office:value-type="float" office:value="85.5039" calcext:value-type="float">
            <text:p>85,5039</text:p>
          </table:table-cell>
          <table:table-cell office:value-type="float" office:value="14.4961" calcext:value-type="float">
            <text:p>14,4961</text:p>
          </table:table-cell>
          <table:table-cell office:value-type="float" office:value="0.00424122" calcext:value-type="float">
            <text:p>0,00424122</text:p>
          </table:table-cell>
          <table:table-cell office:value-type="float" office:value="21.6418" calcext:value-type="float">
            <text:p>21,6418</text:p>
          </table:table-cell>
          <table:table-cell office:value-type="float" office:value="2.54263" calcext:value-type="float">
            <text:p>2,54263</text:p>
          </table:table-cell>
          <table:table-cell office:value-type="float" office:value="2.44401" calcext:value-type="float">
            <text:p>2,4440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ars_0_vs_4_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Global</text:p>
          </table:table-cell>
          <table:table-cell office:value-type="float" office:value="62123" calcext:value-type="float">
            <text:p>62123</text:p>
          </table:table-cell>
          <table:table-cell office:value-type="float" office:value="39933.6" calcext:value-type="float">
            <text:p>39933,6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44.8497" calcext:value-type="float">
            <text:p>44,8497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5.1503" calcext:value-type="float">
            <text:p>55,1503</text:p>
          </table:table-cell>
          <table:table-cell office:value-type="float" office:value="1.80576" calcext:value-type="float">
            <text:p>1,80576</text:p>
          </table:table-cell>
          <table:table-cell office:value-type="float" office:value="0.272114" calcext:value-type="float">
            <text:p>0,272114</text:p>
          </table:table-cell>
          <table:table-cell office:value-type="float" office:value="0.22677" calcext:value-type="float">
            <text:p>0,22677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erman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lobal</text:p>
          </table:table-cell>
          <table:table-cell office:value-type="float" office:value="1000" calcext:value-type="float">
            <text:p>1000</text:p>
          </table:table-cell>
          <table:table-cell office:value-type="float" office:value="898.4" calcext:value-type="float">
            <text:p>898,4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,6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99.4" calcext:value-type="float">
            <text:p>99,4</text:p>
          </table:table-cell>
          <table:table-cell office:value-type="float" office:value="0.0186308" calcext:value-type="float">
            <text:p>0,0186308</text:p>
          </table:table-cell>
          <table:table-cell office:value-type="float" office:value="0.0024863" calcext:value-type="float">
            <text:p>0,0024863</text:p>
          </table:table-cell>
          <table:table-cell office:value-type="float" office:value="0.0018188" calcext:value-type="float">
            <text:p>0,0018188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agic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lobal</text:p>
          </table:table-cell>
          <table:table-cell office:value-type="float" office:value="19020" calcext:value-type="float">
            <text:p>19020</text:p>
          </table:table-cell>
          <table:table-cell office:value-type="float" office:value="1897.3" calcext:value-type="float">
            <text:p>1897,3</text:p>
          </table:table-cell>
          <table:table-cell office:value-type="float" office:value="81.3811" calcext:value-type="float">
            <text:p>81,3811</text:p>
          </table:table-cell>
          <table:table-cell office:value-type="float" office:value="18.6189" calcext:value-type="float">
            <text:p>18,6189</text:p>
          </table:table-cell>
          <table:table-cell office:value-type="float" office:value="83.2755" calcext:value-type="float">
            <text:p>83,2755</text:p>
          </table:table-cell>
          <table:table-cell office:value-type="float" office:value="83.3368" calcext:value-type="float">
            <text:p>83,3368</text:p>
          </table:table-cell>
          <table:table-cell office:value-type="float" office:value="16.6632" calcext:value-type="float">
            <text:p>16,6632</text:p>
          </table:table-cell>
          <table:table-cell office:value-type="float" office:value="0.0736067" calcext:value-type="float">
            <text:p>0,0736067</text:p>
          </table:table-cell>
          <table:table-cell office:value-type="float" office:value="0.305691" calcext:value-type="float">
            <text:p>0,305691</text:p>
          </table:table-cell>
          <table:table-cell office:value-type="float" office:value="0.0410405" calcext:value-type="float">
            <text:p>0,0410405</text:p>
          </table:table-cell>
          <table:table-cell office:value-type="float" office:value="0.0298594" calcext:value-type="float">
            <text:p>0,0298594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hyroid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lobal</text:p>
          </table:table-cell>
          <table:table-cell office:value-type="float" office:value="7200" calcext:value-type="float">
            <text:p>7200</text:p>
          </table:table-cell>
          <table:table-cell office:value-type="float" office:value="930.3" calcext:value-type="float">
            <text:p>930,3</text:p>
          </table:table-cell>
          <table:table-cell office:value-type="float" office:value="93.5734" calcext:value-type="float">
            <text:p>93,5734</text:p>
          </table:table-cell>
          <table:table-cell office:value-type="float" office:value="6.42663" calcext:value-type="float">
            <text:p>6,42663</text:p>
          </table:table-cell>
          <table:table-cell office:value-type="float" office:value="92.1667" calcext:value-type="float">
            <text:p>92,1667</text:p>
          </table:table-cell>
          <table:table-cell office:value-type="float" office:value="93.4122" calcext:value-type="float">
            <text:p>93,4122</text:p>
          </table:table-cell>
          <table:table-cell office:value-type="float" office:value="6.58784" calcext:value-type="float">
            <text:p>6,58784</text:p>
          </table:table-cell>
          <table:table-cell office:value-type="float" office:value="1.33333" calcext:value-type="float">
            <text:p>1,33333</text:p>
          </table:table-cell>
          <table:table-cell office:value-type="float" office:value="0.130885" calcext:value-type="float">
            <text:p>0,130885</text:p>
          </table:table-cell>
          <table:table-cell office:value-type="float" office:value="0.0147054" calcext:value-type="float">
            <text:p>0,0147054</text:p>
          </table:table-cell>
          <table:table-cell office:value-type="float" office:value="0.0102798" calcext:value-type="float">
            <text:p>0,0102798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7" table:number-columns-repeated="5"/>
          <table:table-cell table:style-name="ce10" table:formula="of:=AVERAGE([.F17:.F28])" office:value-type="float" office:value="70964.5" calcext:value-type="float">
            <text:p>70964,50</text:p>
          </table:table-cell>
          <table:table-cell table:style-name="ce10" table:formula="of:=AVERAGE([.G17:.G28])" office:value-type="float" office:value="19867.95" calcext:value-type="float">
            <text:p>19867,95</text:p>
          </table:table-cell>
          <table:table-cell table:style-name="ce10" table:formula="of:=AVERAGE([.H17:.H28])" office:value-type="float" office:value="94.7789166666667" calcext:value-type="float">
            <text:p>94,78</text:p>
          </table:table-cell>
          <table:table-cell table:style-name="ce10" table:formula="of:=AVERAGE([.I17:.I28])" office:value-type="float" office:value="5.19076583333333" calcext:value-type="float">
            <text:p>5,19</text:p>
          </table:table-cell>
          <table:table-cell table:style-name="ce10" table:formula="of:=AVERAGE([.J17:.J28])" office:value-type="float" office:value="44.8705666666667" calcext:value-type="float">
            <text:p>44,87</text:p>
          </table:table-cell>
          <table:table-cell table:style-name="ce10" table:formula="of:=AVERAGE([.K17:.K28])" office:value-type="float" office:value="75.0470416666667" calcext:value-type="float">
            <text:p>75,05</text:p>
          </table:table-cell>
          <table:table-cell table:style-name="ce10" table:formula="of:=AVERAGE([.L17:.L28])" office:value-type="float" office:value="24.9529666666667" calcext:value-type="float">
            <text:p>24,95</text:p>
          </table:table-cell>
          <table:table-cell table:style-name="ce10" table:formula="of:=AVERAGE([.M17:.M28])" office:value-type="float" office:value="48.9148398266667" calcext:value-type="float">
            <text:p>48,91</text:p>
          </table:table-cell>
          <table:table-cell table:style-name="ce12" table:formula="of:=AVERAGE([.N17:.N28])" office:value-type="float" office:value="2.69637840833333" calcext:value-type="float">
            <text:p>2,69638</text:p>
          </table:table-cell>
          <table:table-cell table:style-name="ce12" table:formula="of:=AVERAGE([.O17:.O28])" office:value-type="float" office:value="0.345450133333333" calcext:value-type="float">
            <text:p>0,34545</text:p>
          </table:table-cell>
          <table:table-cell table:style-name="ce12" table:formula="of:=AVERAGE([.P17:.P28])" office:value-type="float" office:value="0.319419625" calcext:value-type="float">
            <text:p>0,31942</text:p>
          </table:table-cell>
          <table:table-cell table:style-name="ce7" table:formula="of:=AVERAGE([.Q17:.Q28])" office:value-type="float" office:value="0" calcext:value-type="float">
            <text:p>0</text:p>
          </table:table-cell>
          <table:table-cell table:style-name="ce7" table:formula="of:=AVERAGE([.R17:.R28])" office:value-type="float" office:value="0" calcext:value-type="float">
            <text:p>0</text:p>
          </table:table-cell>
          <table:table-cell table:style-name="ce7" table:formula="of:=AVERAGE([.S17:.S28])" office:value-type="float" office:value="0" calcext:value-type="float">
            <text:p>0</text:p>
          </table:table-cell>
          <table:table-cell table:style-name="ce10" table:formula="of:=([.P29]/[.F29])*1000000" office:value-type="float" office:value="4.50111851700498" calcext:value-type="float">
            <text:p>4,50</text:p>
          </table:table-cell>
        </table:table-row>
        <table:table-row table:style-name="ro1">
          <table:table-cell office:value-type="string" calcext:value-type="string">
            <text:p>vehicle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Global</text:p>
          </table:table-cell>
          <table:table-cell office:value-type="float" office:value="846" calcext:value-type="float">
            <text:p>846</text:p>
          </table:table-cell>
          <table:table-cell office:value-type="float" office:value="709.4" calcext:value-type="float">
            <text:p>709,4</text:p>
          </table:table-cell>
          <table:table-cell office:value-type="float" office:value="96.2306" calcext:value-type="float">
            <text:p>96,2306</text:p>
          </table:table-cell>
          <table:table-cell office:value-type="float" office:value="3.76937" calcext:value-type="float">
            <text:p>3,76937</text:p>
          </table:table-cell>
          <table:table-cell office:value-type="float" office:value="52.3641" calcext:value-type="float">
            <text:p>52,3641</text:p>
          </table:table-cell>
          <table:table-cell office:value-type="float" office:value="63.6494" calcext:value-type="float">
            <text:p>63,6494</text:p>
          </table:table-cell>
          <table:table-cell office:value-type="float" office:value="36.3506" calcext:value-type="float">
            <text:p>36,3506</text:p>
          </table:table-cell>
          <table:table-cell office:value-type="float" office:value="17.7305" calcext:value-type="float">
            <text:p>17,7305</text:p>
          </table:table-cell>
          <table:table-cell office:value-type="float" office:value="0.0972742" calcext:value-type="float">
            <text:p>0,0972742</text:p>
          </table:table-cell>
          <table:table-cell office:value-type="float" office:value="0.0165177" calcext:value-type="float">
            <text:p>0,0165177</text:p>
          </table:table-cell>
          <table:table-cell office:value-type="float" office:value="0.016021" calcext:value-type="float">
            <text:p>0,01602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vowel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lobal</text:p>
          </table:table-cell>
          <table:table-cell office:value-type="float" office:value="990" calcext:value-type="float">
            <text:p>990</text:p>
          </table:table-cell>
          <table:table-cell office:value-type="float" office:value="642.5" calcext:value-type="float">
            <text:p>642,5</text:p>
          </table:table-cell>
          <table:table-cell office:value-type="float" office:value="97.1605" calcext:value-type="float">
            <text:p>97,1605</text:p>
          </table:table-cell>
          <table:table-cell office:value-type="float" office:value="2.83951" calcext:value-type="float">
            <text:p>2,83951</text:p>
          </table:table-cell>
          <table:table-cell office:value-type="float" office:value="91.9192" calcext:value-type="float">
            <text:p>91,9192</text:p>
          </table:table-cell>
          <table:table-cell office:value-type="float" office:value="92.3858" calcext:value-type="float">
            <text:p>92,3858</text:p>
          </table:table-cell>
          <table:table-cell office:value-type="float" office:value="7.61421" calcext:value-type="float">
            <text:p>7,61421</text:p>
          </table:table-cell>
          <table:table-cell office:value-type="float" office:value="0.505051" calcext:value-type="float">
            <text:p>0,505051</text:p>
          </table:table-cell>
          <table:table-cell office:value-type="float" office:value="0.0216246" calcext:value-type="float">
            <text:p>0,0216246</text:p>
          </table:table-cell>
          <table:table-cell office:value-type="float" office:value="0.0031818" calcext:value-type="float">
            <text:p>0,0031818</text:p>
          </table:table-cell>
          <table:table-cell office:value-type="float" office:value="0.0022455" calcext:value-type="float">
            <text:p>0,0022455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egment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Global</text:p>
          </table:table-cell>
          <table:table-cell office:value-type="float" office:value="2310" calcext:value-type="float">
            <text:p>2310</text:p>
          </table:table-cell>
          <table:table-cell office:value-type="float" office:value="881.3" calcext:value-type="float">
            <text:p>881,3</text:p>
          </table:table-cell>
          <table:table-cell office:value-type="float" office:value="94.5909" calcext:value-type="float">
            <text:p>94,5909</text:p>
          </table:table-cell>
          <table:table-cell office:value-type="float" office:value="5.40907" calcext:value-type="float">
            <text:p>5,40907</text:p>
          </table:table-cell>
          <table:table-cell office:value-type="float" office:value="89.3074" calcext:value-type="float">
            <text:p>89,3074</text:p>
          </table:table-cell>
          <table:table-cell office:value-type="float" office:value="92.0982" calcext:value-type="float">
            <text:p>92,0982</text:p>
          </table:table-cell>
          <table:table-cell office:value-type="float" office:value="7.90179" calcext:value-type="float">
            <text:p>7,90179</text:p>
          </table:table-cell>
          <table:table-cell office:value-type="float" office:value="3.0303" calcext:value-type="float">
            <text:p>3,0303</text:p>
          </table:table-cell>
          <table:table-cell office:value-type="float" office:value="0.118885" calcext:value-type="float">
            <text:p>0,118885</text:p>
          </table:table-cell>
          <table:table-cell office:value-type="float" office:value="0.0164432" calcext:value-type="float">
            <text:p>0,0164432</text:p>
          </table:table-cell>
          <table:table-cell office:value-type="float" office:value="0.0151176" calcext:value-type="float">
            <text:p>0,0151176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winequality-red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lobal</text:p>
          </table:table-cell>
          <table:table-cell office:value-type="float" office:value="1599" calcext:value-type="float">
            <text:p>1599</text:p>
          </table:table-cell>
          <table:table-cell office:value-type="float" office:value="751" calcext:value-type="float">
            <text:p>751</text:p>
          </table:table-cell>
          <table:table-cell office:value-type="float" office:value="74.5283" calcext:value-type="float">
            <text:p>74,5283</text:p>
          </table:table-cell>
          <table:table-cell office:value-type="float" office:value="25.4717" calcext:value-type="float">
            <text:p>25,4717</text:p>
          </table:table-cell>
          <table:table-cell office:value-type="float" office:value="52.9081" calcext:value-type="float">
            <text:p>52,9081</text:p>
          </table:table-cell>
          <table:table-cell office:value-type="float" office:value="53.6802" calcext:value-type="float">
            <text:p>53,6802</text:p>
          </table:table-cell>
          <table:table-cell office:value-type="float" office:value="46.3198" calcext:value-type="float">
            <text:p>46,3198</text:p>
          </table:table-cell>
          <table:table-cell office:value-type="float" office:value="1.4384" calcext:value-type="float">
            <text:p>1,4384</text:p>
          </table:table-cell>
          <table:table-cell office:value-type="float" office:value="0.0442888" calcext:value-type="float">
            <text:p>0,0442888</text:p>
          </table:table-cell>
          <table:table-cell office:value-type="float" office:value="0.0056685" calcext:value-type="float">
            <text:p>0,0056685</text:p>
          </table:table-cell>
          <table:table-cell office:value-type="float" office:value="0.0047312" calcext:value-type="float">
            <text:p>0,0047312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winequality-white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lobal</text:p>
          </table:table-cell>
          <table:table-cell office:value-type="float" office:value="4898" calcext:value-type="float">
            <text:p>4898</text:p>
          </table:table-cell>
          <table:table-cell office:value-type="float" office:value="1158.3" calcext:value-type="float">
            <text:p>1158,3</text:p>
          </table:table-cell>
          <table:table-cell office:value-type="float" office:value="58.3963" calcext:value-type="float">
            <text:p>58,3963</text:p>
          </table:table-cell>
          <table:table-cell office:value-type="float" office:value="41.6037" calcext:value-type="float">
            <text:p>41,6037</text:p>
          </table:table-cell>
          <table:table-cell office:value-type="float" office:value="48.5913" calcext:value-type="float">
            <text:p>48,5913</text:p>
          </table:table-cell>
          <table:table-cell office:value-type="float" office:value="48.7006" calcext:value-type="float">
            <text:p>48,7006</text:p>
          </table:table-cell>
          <table:table-cell office:value-type="float" office:value="51.2994" calcext:value-type="float">
            <text:p>51,2994</text:p>
          </table:table-cell>
          <table:table-cell office:value-type="float" office:value="0.224581" calcext:value-type="float">
            <text:p>0,224581</text:p>
          </table:table-cell>
          <table:table-cell office:value-type="float" office:value="0.152778" calcext:value-type="float">
            <text:p>0,152778</text:p>
          </table:table-cell>
          <table:table-cell office:value-type="float" office:value="0.0157687" calcext:value-type="float">
            <text:p>0,0157687</text:p>
          </table:table-cell>
          <table:table-cell office:value-type="float" office:value="0.0131593" calcext:value-type="float">
            <text:p>0,0131593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pambase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Global</text:p>
          </table:table-cell>
          <table:table-cell office:value-type="float" office:value="4597" calcext:value-type="float">
            <text:p>4597</text:p>
          </table:table-cell>
          <table:table-cell office:value-type="float" office:value="1394.8" calcext:value-type="float">
            <text:p>1394,8</text:p>
          </table:table-cell>
          <table:table-cell office:value-type="float" office:value="85.7967" calcext:value-type="float">
            <text:p>85,7967</text:p>
          </table:table-cell>
          <table:table-cell office:value-type="float" office:value="14.2033" calcext:value-type="float">
            <text:p>14,2033</text:p>
          </table:table-cell>
          <table:table-cell office:value-type="float" office:value="80.596" calcext:value-type="float">
            <text:p>80,596</text:p>
          </table:table-cell>
          <table:table-cell office:value-type="float" office:value="84.7826" calcext:value-type="float">
            <text:p>84,7826</text:p>
          </table:table-cell>
          <table:table-cell office:value-type="float" office:value="15.2174" calcext:value-type="float">
            <text:p>15,2174</text:p>
          </table:table-cell>
          <table:table-cell office:value-type="float" office:value="4.938" calcext:value-type="float">
            <text:p>4,938</text:p>
          </table:table-cell>
          <table:table-cell office:value-type="float" office:value="0.326676" calcext:value-type="float">
            <text:p>0,326676</text:p>
          </table:table-cell>
          <table:table-cell office:value-type="float" office:value="0.0449881" calcext:value-type="float">
            <text:p>0,0449881</text:p>
          </table:table-cell>
          <table:table-cell office:value-type="float" office:value="0.0419931" calcext:value-type="float">
            <text:p>0,041993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nbased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lobal</text:p>
          </table:table-cell>
          <table:table-cell office:value-type="float" office:value="10992" calcext:value-type="float">
            <text:p>10992</text:p>
          </table:table-cell>
          <table:table-cell office:value-type="float" office:value="7731.4" calcext:value-type="float">
            <text:p>7731,4</text:p>
          </table:table-cell>
          <table:table-cell office:value-type="float" office:value="99.783" calcext:value-type="float">
            <text:p>99,783</text:p>
          </table:table-cell>
          <table:table-cell office:value-type="float" office:value="0.216962" calcext:value-type="float">
            <text:p>0,216962</text:p>
          </table:table-cell>
          <table:table-cell office:value-type="float" office:value="94.0593" calcext:value-type="float">
            <text:p>94,0593</text:p>
          </table:table-cell>
          <table:table-cell office:value-type="float" office:value="99.0041" calcext:value-type="float">
            <text:p>99,0041</text:p>
          </table:table-cell>
          <table:table-cell office:value-type="float" office:value="0.995882" calcext:value-type="float">
            <text:p>0,995882</text:p>
          </table:table-cell>
          <table:table-cell office:value-type="float" office:value="4.99454" calcext:value-type="float">
            <text:p>4,99454</text:p>
          </table:table-cell>
          <table:table-cell office:value-type="float" office:value="0.37168" calcext:value-type="float">
            <text:p>0,37168</text:p>
          </table:table-cell>
          <table:table-cell office:value-type="float" office:value="0.0747329" calcext:value-type="float">
            <text:p>0,0747329</text:p>
          </table:table-cell>
          <table:table-cell office:value-type="float" office:value="0.0649407" calcext:value-type="float">
            <text:p>0,0649407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ing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lobal</text:p>
          </table:table-cell>
          <table:table-cell office:value-type="float" office:value="7400" calcext:value-type="float">
            <text:p>7400</text:p>
          </table:table-cell>
          <table:table-cell office:value-type="float" office:value="5048" calcext:value-type="float">
            <text:p>5048</text:p>
          </table:table-cell>
          <table:table-cell office:value-type="float" office:value="98.7512" calcext:value-type="float">
            <text:p>98,7512</text:p>
          </table:table-cell>
          <table:table-cell office:value-type="float" office:value="1.24884" calcext:value-type="float">
            <text:p>1,24884</text:p>
          </table:table-cell>
          <table:table-cell office:value-type="float" office:value="54.7027" calcext:value-type="float">
            <text:p>54,7027</text:p>
          </table:table-cell>
          <table:table-cell office:value-type="float" office:value="79.3414" calcext:value-type="float">
            <text:p>79,3414</text:p>
          </table:table-cell>
          <table:table-cell office:value-type="float" office:value="20.6586" calcext:value-type="float">
            <text:p>20,6586</text:p>
          </table:table-cell>
          <table:table-cell office:value-type="float" office:value="31.0541" calcext:value-type="float">
            <text:p>31,0541</text:p>
          </table:table-cell>
          <table:table-cell office:value-type="float" office:value="0.864061" calcext:value-type="float">
            <text:p>0,864061</text:p>
          </table:table-cell>
          <table:table-cell office:value-type="float" office:value="0.159567" calcext:value-type="float">
            <text:p>0,159567</text:p>
          </table:table-cell>
          <table:table-cell office:value-type="float" office:value="0.154207" calcext:value-type="float">
            <text:p>0,154207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wonorm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lobal</text:p>
          </table:table-cell>
          <table:table-cell office:value-type="float" office:value="7400" calcext:value-type="float">
            <text:p>7400</text:p>
          </table:table-cell>
          <table:table-cell office:value-type="float" office:value="6655.2" calcext:value-type="float">
            <text:p>6655,2</text:p>
          </table:table-cell>
          <table:table-cell office:value-type="float" office:value="99.9406" calcext:value-type="float">
            <text:p>99,9406</text:p>
          </table:table-cell>
          <table:table-cell office:value-type="float" office:value="0.0593776" calcext:value-type="float">
            <text:p>0,0593776</text:p>
          </table:table-cell>
          <table:table-cell office:value-type="float" office:value="34.3649" calcext:value-type="float">
            <text:p>34,3649</text:p>
          </table:table-cell>
          <table:table-cell office:value-type="float" office:value="91.0491" calcext:value-type="float">
            <text:p>91,0491</text:p>
          </table:table-cell>
          <table:table-cell office:value-type="float" office:value="8.95095" calcext:value-type="float">
            <text:p>8,95095</text:p>
          </table:table-cell>
          <table:table-cell office:value-type="float" office:value="62.2568" calcext:value-type="float">
            <text:p>62,2568</text:p>
          </table:table-cell>
          <table:table-cell office:value-type="float" office:value="1.1305" calcext:value-type="float">
            <text:p>1,1305</text:p>
          </table:table-cell>
          <table:table-cell office:value-type="float" office:value="0.235009" calcext:value-type="float">
            <text:p>0,235009</text:p>
          </table:table-cell>
          <table:table-cell office:value-type="float" office:value="0.230046" calcext:value-type="float">
            <text:p>0,230046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atimage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Global</text:p>
          </table:table-cell>
          <table:table-cell office:value-type="float" office:value="6435" calcext:value-type="float">
            <text:p>6435</text:p>
          </table:table-cell>
          <table:table-cell office:value-type="float" office:value="2006.8" calcext:value-type="float">
            <text:p>2006,8</text:p>
          </table:table-cell>
          <table:table-cell office:value-type="float" office:value="79.4509" calcext:value-type="float">
            <text:p>79,4509</text:p>
          </table:table-cell>
          <table:table-cell office:value-type="float" office:value="20.5491" calcext:value-type="float">
            <text:p>20,5491</text:p>
          </table:table-cell>
          <table:table-cell office:value-type="float" office:value="64.4289" calcext:value-type="float">
            <text:p>64,4289</text:p>
          </table:table-cell>
          <table:table-cell office:value-type="float" office:value="64.8218" calcext:value-type="float">
            <text:p>64,8218</text:p>
          </table:table-cell>
          <table:table-cell office:value-type="float" office:value="35.1782" calcext:value-type="float">
            <text:p>35,1782</text:p>
          </table:table-cell>
          <table:table-cell office:value-type="float" office:value="0.606061" calcext:value-type="float">
            <text:p>0,606061</text:p>
          </table:table-cell>
          <table:table-cell office:value-type="float" office:value="1.72572" calcext:value-type="float">
            <text:p>1,72572</text:p>
          </table:table-cell>
          <table:table-cell office:value-type="float" office:value="0.177878" calcext:value-type="float">
            <text:p>0,177878</text:p>
          </table:table-cell>
          <table:table-cell office:value-type="float" office:value="0.173854" calcext:value-type="float">
            <text:p>0,173854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exture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lobal</text:p>
          </table:table-cell>
          <table:table-cell office:value-type="float" office:value="5500" calcext:value-type="float">
            <text:p>5500</text:p>
          </table:table-cell>
          <table:table-cell office:value-type="float" office:value="3658.1" calcext:value-type="float">
            <text:p>3658,1</text:p>
          </table:table-cell>
          <table:table-cell office:value-type="float" office:value="97.8283" calcext:value-type="float">
            <text:p>97,8283</text:p>
          </table:table-cell>
          <table:table-cell office:value-type="float" office:value="2.17172" calcext:value-type="float">
            <text:p>2,17172</text:p>
          </table:table-cell>
          <table:table-cell office:value-type="float" office:value="87.5455" calcext:value-type="float">
            <text:p>87,5455</text:p>
          </table:table-cell>
          <table:table-cell office:value-type="float" office:value="93.4045" calcext:value-type="float">
            <text:p>93,4045</text:p>
          </table:table-cell>
          <table:table-cell office:value-type="float" office:value="6.59554" calcext:value-type="float">
            <text:p>6,59554</text:p>
          </table:table-cell>
          <table:table-cell office:value-type="float" office:value="6.27273" calcext:value-type="float">
            <text:p>6,27273</text:p>
          </table:table-cell>
          <table:table-cell office:value-type="float" office:value="1.7183" calcext:value-type="float">
            <text:p>1,7183</text:p>
          </table:table-cell>
          <table:table-cell office:value-type="float" office:value="0.186336" calcext:value-type="float">
            <text:p>0,186336</text:p>
          </table:table-cell>
          <table:table-cell office:value-type="float" office:value="0.182504" calcext:value-type="float">
            <text:p>0,182504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etter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lobal</text:p>
          </table:table-cell>
          <table:table-cell office:value-type="float" office:value="20000" calcext:value-type="float">
            <text:p>20000</text:p>
          </table:table-cell>
          <table:table-cell office:value-type="float" office:value="7667.6" calcext:value-type="float">
            <text:p>7667,6</text:p>
          </table:table-cell>
          <table:table-cell office:value-type="float" office:value="81.1763" calcext:value-type="float">
            <text:p>81,1763</text:p>
          </table:table-cell>
          <table:table-cell office:value-type="float" office:value="18.8237" calcext:value-type="float">
            <text:p>18,8237</text:p>
          </table:table-cell>
          <table:table-cell office:value-type="float" office:value="75.08" calcext:value-type="float">
            <text:p>75,08</text:p>
          </table:table-cell>
          <table:table-cell office:value-type="float" office:value="75.2418" calcext:value-type="float">
            <text:p>75,2418</text:p>
          </table:table-cell>
          <table:table-cell office:value-type="float" office:value="24.7582" calcext:value-type="float">
            <text:p>24,7582</text:p>
          </table:table-cell>
          <table:table-cell office:value-type="float" office:value="0.215" calcext:value-type="float">
            <text:p>0,215</text:p>
          </table:table-cell>
          <table:table-cell office:value-type="float" office:value="1.19998" calcext:value-type="float">
            <text:p>1,19998</text:p>
          </table:table-cell>
          <table:table-cell office:value-type="float" office:value="0.15838" calcext:value-type="float">
            <text:p>0,15838</text:p>
          </table:table-cell>
          <table:table-cell office:value-type="float" office:value="0.143319" calcext:value-type="float">
            <text:p>0,143319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7" table:number-columns-repeated="5"/>
          <table:table-cell table:style-name="ce10" table:formula="of:=AVERAGE([.F30:.F41])" office:value-type="float" office:value="6080.58333333333" calcext:value-type="float">
            <text:p>6080,58</text:p>
          </table:table-cell>
          <table:table-cell table:style-name="ce10" table:formula="of:=AVERAGE([.G30:.G41])" office:value-type="float" office:value="3192.03333333333" calcext:value-type="float">
            <text:p>3192,03</text:p>
          </table:table-cell>
          <table:table-cell table:style-name="ce10" table:formula="of:=AVERAGE([.H30:.H41])" office:value-type="float" office:value="88.6361333333334" calcext:value-type="float">
            <text:p>88,64</text:p>
          </table:table-cell>
          <table:table-cell table:style-name="ce10" table:formula="of:=AVERAGE([.I30:.I41])" office:value-type="float" office:value="11.3638624666667" calcext:value-type="float">
            <text:p>11,36</text:p>
          </table:table-cell>
          <table:table-cell table:style-name="ce10" table:formula="of:=AVERAGE([.J30:.J41])" office:value-type="float" office:value="68.8222833333334" calcext:value-type="float">
            <text:p>68,82</text:p>
          </table:table-cell>
          <table:table-cell table:style-name="ce10" table:formula="of:=AVERAGE([.K30:.K41])" office:value-type="float" office:value="78.1799583333333" calcext:value-type="float">
            <text:p>78,18</text:p>
          </table:table-cell>
          <table:table-cell table:style-name="ce10" table:formula="of:=AVERAGE([.L30:.L41])" office:value-type="float" office:value="21.8200476666667" calcext:value-type="float">
            <text:p>21,82</text:p>
          </table:table-cell>
          <table:table-cell table:style-name="ce10" table:formula="of:=AVERAGE([.M30:.M41])" office:value-type="float" office:value="11.10550525" calcext:value-type="float">
            <text:p>11,11</text:p>
          </table:table-cell>
          <table:table-cell table:style-name="ce12" table:formula="of:=AVERAGE([.N30:.N41])" office:value-type="float" office:value="0.6476473" calcext:value-type="float">
            <text:p>0,64765</text:p>
          </table:table-cell>
          <table:table-cell table:style-name="ce12" table:formula="of:=AVERAGE([.O30:.O41])" office:value-type="float" office:value="0.0912059083333333" calcext:value-type="float">
            <text:p>0,09121</text:p>
          </table:table-cell>
          <table:table-cell table:style-name="ce12" table:formula="of:=AVERAGE([.P30:.P41])" office:value-type="float" office:value="0.0868448666666667" calcext:value-type="float">
            <text:p>0,08684</text:p>
          </table:table-cell>
          <table:table-cell table:style-name="ce7" table:formula="of:=AVERAGE([.Q30:.Q41])" office:value-type="float" office:value="0" calcext:value-type="float">
            <text:p>0</text:p>
          </table:table-cell>
          <table:table-cell table:style-name="ce7" table:formula="of:=AVERAGE([.R30:.R41])" office:value-type="float" office:value="0" calcext:value-type="float">
            <text:p>0</text:p>
          </table:table-cell>
          <table:table-cell table:style-name="ce7" table:formula="of:=AVERAGE([.S30:.S41])" office:value-type="float" office:value="0" calcext:value-type="float">
            <text:p>0</text:p>
          </table:table-cell>
          <table:table-cell table:style-name="ce10" table:formula="of:=([.P42]/[.F42])*1000000" office:value-type="float" office:value="14.2823248865926" calcext:value-type="float">
            <text:p>14,28</text:p>
          </table:table-cell>
        </table:table-row>
      </table:table>
      <table:table table:name="veces20_ConFiltro" table:style-name="ta1"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8" table:default-cell-style-name="Default"/>
        <table:table-column table:style-name="co11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3" table:default-cell-style-name="Default"/>
        <table:table-column table:style-name="co3" table:number-columns-repeated="3" table:default-cell-style-name="Default"/>
        <table:table-column table:style-name="co1" table:default-cell-style-name="Default"/>
        <table:table-row table:style-name="ro1">
          <table:table-cell table:style-name="ce7" table:number-columns-repeated="5"/>
          <table:table-cell table:style-name="ce8" office:value-type="string" calcext:value-type="string">
            <text:p>Ejemplos</text:p>
          </table:table-cell>
          <table:table-cell table:style-name="ce8" office:value-type="string" calcext:value-type="string">
            <text:p>Patrones</text:p>
          </table:table-cell>
          <table:table-cell table:style-name="ce8" office:value-type="string" calcext:value-type="string">
            <text:p>Train</text:p>
          </table:table-cell>
          <table:table-cell table:style-name="ce8" office:value-type="string" calcext:value-type="string">
            <text:p>Error</text:p>
          </table:table-cell>
          <table:table-cell table:style-name="ce8" office:value-type="string" calcext:value-type="string">
            <text:p>Test</text:p>
          </table:table-cell>
          <table:table-cell table:style-name="ce8" office:value-type="string" calcext:value-type="string">
            <text:p>TestNC</text:p>
          </table:table-cell>
          <table:table-cell table:style-name="ce8" office:value-type="string" calcext:value-type="string">
            <text:p>Error</text:p>
          </table:table-cell>
          <table:table-cell table:style-name="ce8" office:value-type="string" calcext:value-type="string">
            <text:p>%NC</text:p>
          </table:table-cell>
          <table:table-cell table:style-name="ce11" office:value-type="string" calcext:value-type="string">
            <text:p>T_Train</text:p>
          </table:table-cell>
          <table:table-cell table:style-name="ce11" office:value-type="string" calcext:value-type="string">
            <text:p>T_Test</text:p>
          </table:table-cell>
          <table:table-cell table:style-name="ce11" office:value-type="string" calcext:value-type="string">
            <text:p>T_CPU_Test</text:p>
          </table:table-cell>
          <table:table-cell table:style-name="ce7" table:number-columns-repeated="3"/>
          <table:table-cell table:style-name="ce8" office:value-type="string" calcext:value-type="string">
            <text:p>Infer/Example</text:p>
          </table:table-cell>
        </table:table-row>
        <table:table-row table:style-name="ro1">
          <table:table-cell office:value-type="string" calcext:value-type="string">
            <text:p>abalone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lobal</text:p>
          </table:table-cell>
          <table:table-cell office:value-type="float" office:value="4174" calcext:value-type="float">
            <text:p>4174</text:p>
          </table:table-cell>
          <table:table-cell office:value-type="float" office:value="259.1" calcext:value-type="float">
            <text:p>259,1</text:p>
          </table:table-cell>
          <table:table-cell office:value-type="float" office:value="26.3405" calcext:value-type="float">
            <text:p>26,3405</text:p>
          </table:table-cell>
          <table:table-cell office:value-type="float" office:value="73.6592" calcext:value-type="float">
            <text:p>73,6592</text:p>
          </table:table-cell>
          <table:table-cell office:value-type="float" office:value="17.0101" calcext:value-type="float">
            <text:p>17,0101</text:p>
          </table:table-cell>
          <table:table-cell office:value-type="float" office:value="17.0223" calcext:value-type="float">
            <text:p>17,0223</text:p>
          </table:table-cell>
          <table:table-cell office:value-type="float" office:value="82.9777" calcext:value-type="float">
            <text:p>82,9777</text:p>
          </table:table-cell>
          <table:table-cell office:value-type="float" office:value="0.0718735" calcext:value-type="float">
            <text:p>0,0718735</text:p>
          </table:table-cell>
          <table:table-cell office:value-type="float" office:value="0.172388" calcext:value-type="float">
            <text:p>0,172388</text:p>
          </table:table-cell>
          <table:table-cell office:value-type="float" office:value="0.0106677" calcext:value-type="float">
            <text:p>0,0106677</text:p>
          </table:table-cell>
          <table:table-cell office:value-type="float" office:value="0.0081582" calcext:value-type="float">
            <text:p>0,0081582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anana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lobal</text:p>
          </table:table-cell>
          <table:table-cell office:value-type="float" office:value="5300" calcext:value-type="float">
            <text:p>5300</text:p>
          </table:table-cell>
          <table:table-cell office:value-type="float" office:value="18.1" calcext:value-type="float">
            <text:p>18,1</text:p>
          </table:table-cell>
          <table:table-cell office:value-type="float" office:value="61.151" calcext:value-type="float">
            <text:p>61,151</text:p>
          </table:table-cell>
          <table:table-cell office:value-type="float" office:value="38.849" calcext:value-type="float">
            <text:p>38,849</text:p>
          </table:table-cell>
          <table:table-cell office:value-type="float" office:value="80.1321" calcext:value-type="float">
            <text:p>80,1321</text:p>
          </table:table-cell>
          <table:table-cell office:value-type="float" office:value="80.1472" calcext:value-type="float">
            <text:p>80,1472</text:p>
          </table:table-cell>
          <table:table-cell office:value-type="float" office:value="19.8528" calcext:value-type="float">
            <text:p>19,8528</text:p>
          </table:table-cell>
          <table:table-cell office:value-type="float" office:value="0.0188679" calcext:value-type="float">
            <text:p>0,0188679</text:p>
          </table:table-cell>
          <table:table-cell office:value-type="float" office:value="0.035256" calcext:value-type="float">
            <text:p>0,035256</text:p>
          </table:table-cell>
          <table:table-cell office:value-type="float" office:value="0.003902" calcext:value-type="float">
            <text:p>0,003902</text:p>
          </table:table-cell>
          <table:table-cell office:value-type="float" office:value="0.0009605" calcext:value-type="float">
            <text:p>0,0009605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upa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lobal</text:p>
          </table:table-cell>
          <table:table-cell office:value-type="float" office:value="345" calcext:value-type="float">
            <text:p>345</text:p>
          </table:table-cell>
          <table:table-cell office:value-type="float" office:value="124.7" calcext:value-type="float">
            <text:p>124,7</text:p>
          </table:table-cell>
          <table:table-cell office:value-type="float" office:value="64.769" calcext:value-type="float">
            <text:p>64,769</text:p>
          </table:table-cell>
          <table:table-cell office:value-type="float" office:value="35.231" calcext:value-type="float">
            <text:p>35,231</text:p>
          </table:table-cell>
          <table:table-cell office:value-type="float" office:value="57.6812" calcext:value-type="float">
            <text:p>57,6812</text:p>
          </table:table-cell>
          <table:table-cell office:value-type="float" office:value="59.2262" calcext:value-type="float">
            <text:p>59,2262</text:p>
          </table:table-cell>
          <table:table-cell office:value-type="float" office:value="40.7738" calcext:value-type="float">
            <text:p>40,7738</text:p>
          </table:table-cell>
          <table:table-cell office:value-type="float" office:value="2.6087" calcext:value-type="float">
            <text:p>2,6087</text:p>
          </table:table-cell>
          <table:table-cell office:value-type="float" office:value="0.0037871" calcext:value-type="float">
            <text:p>0,0037871</text:p>
          </table:table-cell>
          <table:table-cell office:value-type="float" office:value="0.0004591" calcext:value-type="float">
            <text:p>0,0004591</text:p>
          </table:table-cell>
          <table:table-cell office:value-type="float" office:value="0.0002385" calcext:value-type="float">
            <text:p>0,0002385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lare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obal</text:p>
          </table:table-cell>
          <table:table-cell office:value-type="float" office:value="1066" calcext:value-type="float">
            <text:p>1066</text:p>
          </table:table-cell>
          <table:table-cell office:value-type="float" office:value="246.7" calcext:value-type="float">
            <text:p>246,7</text:p>
          </table:table-cell>
          <table:table-cell office:value-type="float" office:value="83.203" calcext:value-type="float">
            <text:p>83,203</text:p>
          </table:table-cell>
          <table:table-cell office:value-type="float" office:value="12.3284" calcext:value-type="float">
            <text:p>12,3284</text:p>
          </table:table-cell>
          <table:table-cell office:value-type="float" office:value="61.257" calcext:value-type="float">
            <text:p>61,257</text:p>
          </table:table-cell>
          <table:table-cell office:value-type="float" office:value="80.8168" calcext:value-type="float">
            <text:p>80,8168</text:p>
          </table:table-cell>
          <table:table-cell office:value-type="float" office:value="19.1832" calcext:value-type="float">
            <text:p>19,1832</text:p>
          </table:table-cell>
          <table:table-cell office:value-type="float" office:value="24.2026" calcext:value-type="float">
            <text:p>24,2026</text:p>
          </table:table-cell>
          <table:table-cell office:value-type="float" office:value="0.009811" calcext:value-type="float">
            <text:p>0,009811</text:p>
          </table:table-cell>
          <table:table-cell office:value-type="float" office:value="0.0010719" calcext:value-type="float">
            <text:p>0,0010719</text:p>
          </table:table-cell>
          <table:table-cell office:value-type="float" office:value="0.0005087" calcext:value-type="float">
            <text:p>0,0005087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heart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Global</text:p>
          </table:table-cell>
          <table:table-cell office:value-type="float" office:value="270" calcext:value-type="float">
            <text:p>270</text:p>
          </table:table-cell>
          <table:table-cell office:value-type="float" office:value="235.8" calcext:value-type="float">
            <text:p>235,8</text:p>
          </table:table-cell>
          <table:table-cell office:value-type="float" office:value="99.1748" calcext:value-type="float">
            <text:p>99,1748</text:p>
          </table:table-cell>
          <table:table-cell office:value-type="float" office:value="0.825211" calcext:value-type="float">
            <text:p>0,825211</text:p>
          </table:table-cell>
          <table:table-cell office:value-type="float" office:value="22.5926" calcext:value-type="float">
            <text:p>22,5926</text:p>
          </table:table-cell>
          <table:table-cell office:value-type="float" office:value="89.7059" calcext:value-type="float">
            <text:p>89,7059</text:p>
          </table:table-cell>
          <table:table-cell office:value-type="float" office:value="10.2941" calcext:value-type="float">
            <text:p>10,2941</text:p>
          </table:table-cell>
          <table:table-cell office:value-type="float" office:value="74.8148" calcext:value-type="float">
            <text:p>74,8148</text:p>
          </table:table-cell>
          <table:table-cell office:value-type="float" office:value="0.0036547" calcext:value-type="float">
            <text:p>0,0036547</text:p>
          </table:table-cell>
          <table:table-cell office:value-type="float" office:value="0.0007027" calcext:value-type="float">
            <text:p>0,0007027</text:p>
          </table:table-cell>
          <table:table-cell office:value-type="float" office:value="0.0003036" calcext:value-type="float">
            <text:p>0,0003036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ris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lobal</text:p>
          </table:table-cell>
          <table:table-cell office:value-type="float" office:value="150" calcext:value-type="float">
            <text:p>150</text:p>
          </table:table-cell>
          <table:table-cell office:value-type="float" office:value="41.3" calcext:value-type="float">
            <text:p>41,3</text:p>
          </table:table-cell>
          <table:table-cell office:value-type="float" office:value="88.135" calcext:value-type="float">
            <text:p>88,135</text:p>
          </table:table-cell>
          <table:table-cell office:value-type="float" office:value="11.865" calcext:value-type="float">
            <text:p>11,865</text:p>
          </table:table-cell>
          <table:table-cell office:value-type="float" office:value="94.6667" calcext:value-type="float">
            <text:p>94,6667</text:p>
          </table:table-cell>
          <table:table-cell office:value-type="float" office:value="95.302" calcext:value-type="float">
            <text:p>95,302</text:p>
          </table:table-cell>
          <table:table-cell office:value-type="float" office:value="4.69799" calcext:value-type="float">
            <text:p>4,69799</text:p>
          </table:table-cell>
          <table:table-cell office:value-type="float" office:value="0.666667" calcext:value-type="float">
            <text:p>0,666667</text:p>
          </table:table-cell>
          <table:table-cell office:value-type="float" office:value="0.0011592" calcext:value-type="float">
            <text:p>0,0011592</text:p>
          </table:table-cell>
          <table:table-cell office:value-type="float" office:value="0.0001304" calcext:value-type="float">
            <text:p>0,0001304</text:p>
          </table:table-cell>
          <table:table-cell table:style-name="ce13" office:value-type="float" office:value="0.0000429" calcext:value-type="float">
            <text:p>4,29E-05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ed7digit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lobal</text:p>
          </table:table-cell>
          <table:table-cell office:value-type="float" office:value="500" calcext:value-type="float">
            <text:p>500</text:p>
          </table:table-cell>
          <table:table-cell office:value-type="float" office:value="67.9" calcext:value-type="float">
            <text:p>67,9</text:p>
          </table:table-cell>
          <table:table-cell office:value-type="float" office:value="77.2" calcext:value-type="float">
            <text:p>77,2</text:p>
          </table:table-cell>
          <table:table-cell office:value-type="float" office:value="18.008" calcext:value-type="float">
            <text:p>18,008</text:p>
          </table:table-cell>
          <table:table-cell office:value-type="float" office:value="63" calcext:value-type="float">
            <text:p>63</text:p>
          </table:table-cell>
          <table:table-cell office:value-type="float" office:value="76.087" calcext:value-type="float">
            <text:p>76,087</text:p>
          </table:table-cell>
          <table:table-cell office:value-type="float" office:value="23.913" calcext:value-type="float">
            <text:p>23,913</text:p>
          </table:table-cell>
          <table:table-cell office:value-type="float" office:value="17.2" calcext:value-type="float">
            <text:p>17,2</text:p>
          </table:table-cell>
          <table:table-cell office:value-type="float" office:value="0.0041772" calcext:value-type="float">
            <text:p>0,0041772</text:p>
          </table:table-cell>
          <table:table-cell office:value-type="float" office:value="0.000453" calcext:value-type="float">
            <text:p>0,000453</text:p>
          </table:table-cell>
          <table:table-cell office:value-type="float" office:value="0.0001792" calcext:value-type="float">
            <text:p>0,0001792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ammographic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obal</text:p>
          </table:table-cell>
          <table:table-cell office:value-type="float" office:value="830" calcext:value-type="float">
            <text:p>830</text:p>
          </table:table-cell>
          <table:table-cell office:value-type="float" office:value="159" calcext:value-type="float">
            <text:p>159</text:p>
          </table:table-cell>
          <table:table-cell office:value-type="float" office:value="86.9836" calcext:value-type="float">
            <text:p>86,9836</text:p>
          </table:table-cell>
          <table:table-cell office:value-type="float" office:value="13.0164" calcext:value-type="float">
            <text:p>13,0164</text:p>
          </table:table-cell>
          <table:table-cell office:value-type="float" office:value="76.0241" calcext:value-type="float">
            <text:p>76,0241</text:p>
          </table:table-cell>
          <table:table-cell office:value-type="float" office:value="82.0546" calcext:value-type="float">
            <text:p>82,0546</text:p>
          </table:table-cell>
          <table:table-cell office:value-type="float" office:value="17.9454" calcext:value-type="float">
            <text:p>17,9454</text:p>
          </table:table-cell>
          <table:table-cell office:value-type="float" office:value="7.3494" calcext:value-type="float">
            <text:p>7,3494</text:p>
          </table:table-cell>
          <table:table-cell office:value-type="float" office:value="0.0067087" calcext:value-type="float">
            <text:p>0,0067087</text:p>
          </table:table-cell>
          <table:table-cell office:value-type="float" office:value="0.0007623" calcext:value-type="float">
            <text:p>0,0007623</text:p>
          </table:table-cell>
          <table:table-cell office:value-type="float" office:value="0.0002746" calcext:value-type="float">
            <text:p>0,0002746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ewthyroid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Global</text:p>
          </table:table-cell>
          <table:table-cell office:value-type="float" office:value="215" calcext:value-type="float">
            <text:p>215</text:p>
          </table:table-cell>
          <table:table-cell office:value-type="float" office:value="46.6" calcext:value-type="float">
            <text:p>46,6</text:p>
          </table:table-cell>
          <table:table-cell office:value-type="float" office:value="87.4984" calcext:value-type="float">
            <text:p>87,4984</text:p>
          </table:table-cell>
          <table:table-cell office:value-type="float" office:value="12.5016" calcext:value-type="float">
            <text:p>12,5016</text:p>
          </table:table-cell>
          <table:table-cell office:value-type="float" office:value="90.6977" calcext:value-type="float">
            <text:p>90,6977</text:p>
          </table:table-cell>
          <table:table-cell office:value-type="float" office:value="91.5493" calcext:value-type="float">
            <text:p>91,5493</text:p>
          </table:table-cell>
          <table:table-cell office:value-type="float" office:value="8.4507" calcext:value-type="float">
            <text:p>8,4507</text:p>
          </table:table-cell>
          <table:table-cell office:value-type="float" office:value="0.930233" calcext:value-type="float">
            <text:p>0,930233</text:p>
          </table:table-cell>
          <table:table-cell office:value-type="float" office:value="0.0017507" calcext:value-type="float">
            <text:p>0,0017507</text:p>
          </table:table-cell>
          <table:table-cell office:value-type="float" office:value="0.0001873" calcext:value-type="float">
            <text:p>0,0001873</text:p>
          </table:table-cell>
          <table:table-cell table:style-name="ce13" office:value-type="float" office:value="0.0000734" calcext:value-type="float">
            <text:p>7,34E-05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age-blocks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lobal</text:p>
          </table:table-cell>
          <table:table-cell office:value-type="float" office:value="5472" calcext:value-type="float">
            <text:p>5472</text:p>
          </table:table-cell>
          <table:table-cell office:value-type="float" office:value="164.7" calcext:value-type="float">
            <text:p>164,7</text:p>
          </table:table-cell>
          <table:table-cell office:value-type="float" office:value="92.757" calcext:value-type="float">
            <text:p>92,757</text:p>
          </table:table-cell>
          <table:table-cell office:value-type="float" office:value="7.243" calcext:value-type="float">
            <text:p>7,243</text:p>
          </table:table-cell>
          <table:table-cell office:value-type="float" office:value="94.5541" calcext:value-type="float">
            <text:p>94,5541</text:p>
          </table:table-cell>
          <table:table-cell office:value-type="float" office:value="94.7446" calcext:value-type="float">
            <text:p>94,7446</text:p>
          </table:table-cell>
          <table:table-cell office:value-type="float" office:value="5.25545" calcext:value-type="float">
            <text:p>5,25545</text:p>
          </table:table-cell>
          <table:table-cell office:value-type="float" office:value="0.201023" calcext:value-type="float">
            <text:p>0,201023</text:p>
          </table:table-cell>
          <table:table-cell office:value-type="float" office:value="0.0603622" calcext:value-type="float">
            <text:p>0,0603622</text:p>
          </table:table-cell>
          <table:table-cell office:value-type="float" office:value="0.0069519" calcext:value-type="float">
            <text:p>0,0069519</text:p>
          </table:table-cell>
          <table:table-cell office:value-type="float" office:value="0.0037923" calcext:value-type="float">
            <text:p>0,0037923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honeme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Global</text:p>
          </table:table-cell>
          <table:table-cell office:value-type="float" office:value="5404" calcext:value-type="float">
            <text:p>5404</text:p>
          </table:table-cell>
          <table:table-cell office:value-type="float" office:value="222" calcext:value-type="float">
            <text:p>222</text:p>
          </table:table-cell>
          <table:table-cell office:value-type="float" office:value="76.4891" calcext:value-type="float">
            <text:p>76,4891</text:p>
          </table:table-cell>
          <table:table-cell office:value-type="float" office:value="23.5109" calcext:value-type="float">
            <text:p>23,5109</text:p>
          </table:table-cell>
          <table:table-cell table:number-columns-repeated="2" office:value-type="float" office:value="79.2191" calcext:value-type="float">
            <text:p>79,2191</text:p>
          </table:table-cell>
          <table:table-cell office:value-type="float" office:value="20.7809" calcext:value-type="float">
            <text:p>20,7809</text:p>
          </table:table-cell>
          <table:table-cell office:value-type="float" office:value="0" calcext:value-type="float">
            <text:p>0</text:p>
          </table:table-cell>
          <table:table-cell office:value-type="float" office:value="0.0514236" calcext:value-type="float">
            <text:p>0,0514236</text:p>
          </table:table-cell>
          <table:table-cell office:value-type="float" office:value="0.0051511" calcext:value-type="float">
            <text:p>0,0051511</text:p>
          </table:table-cell>
          <table:table-cell office:value-type="float" office:value="0.0023041" calcext:value-type="float">
            <text:p>0,002304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ima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lobal</text:p>
          </table:table-cell>
          <table:table-cell office:value-type="float" office:value="768" calcext:value-type="float">
            <text:p>768</text:p>
          </table:table-cell>
          <table:table-cell office:value-type="float" office:value="426.9" calcext:value-type="float">
            <text:p>426,9</text:p>
          </table:table-cell>
          <table:table-cell office:value-type="float" office:value="80.7644" calcext:value-type="float">
            <text:p>80,7644</text:p>
          </table:table-cell>
          <table:table-cell office:value-type="float" office:value="19.2356" calcext:value-type="float">
            <text:p>19,2356</text:p>
          </table:table-cell>
          <table:table-cell office:value-type="float" office:value="69.1406" calcext:value-type="float">
            <text:p>69,1406</text:p>
          </table:table-cell>
          <table:table-cell office:value-type="float" office:value="71.467" calcext:value-type="float">
            <text:p>71,467</text:p>
          </table:table-cell>
          <table:table-cell office:value-type="float" office:value="28.533" calcext:value-type="float">
            <text:p>28,533</text:p>
          </table:table-cell>
          <table:table-cell office:value-type="float" office:value="3.25521" calcext:value-type="float">
            <text:p>3,25521</text:p>
          </table:table-cell>
          <table:table-cell office:value-type="float" office:value="0.0118004" calcext:value-type="float">
            <text:p>0,0118004</text:p>
          </table:table-cell>
          <table:table-cell office:value-type="float" office:value="0.0013617" calcext:value-type="float">
            <text:p>0,0013617</text:p>
          </table:table-cell>
          <table:table-cell office:value-type="float" office:value="0.000805" calcext:value-type="float">
            <text:p>0,000805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aheart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lobal</text:p>
          </table:table-cell>
          <table:table-cell office:value-type="float" office:value="462" calcext:value-type="float">
            <text:p>462</text:p>
          </table:table-cell>
          <table:table-cell office:value-type="float" office:value="354.8" calcext:value-type="float">
            <text:p>354,8</text:p>
          </table:table-cell>
          <table:table-cell office:value-type="float" office:value="87.8238" calcext:value-type="float">
            <text:p>87,8238</text:p>
          </table:table-cell>
          <table:table-cell office:value-type="float" office:value="12.1762" calcext:value-type="float">
            <text:p>12,1762</text:p>
          </table:table-cell>
          <table:table-cell office:value-type="float" office:value="62.3377" calcext:value-type="float">
            <text:p>62,3377</text:p>
          </table:table-cell>
          <table:table-cell office:value-type="float" office:value="66.3594" calcext:value-type="float">
            <text:p>66,3594</text:p>
          </table:table-cell>
          <table:table-cell office:value-type="float" office:value="33.6406" calcext:value-type="float">
            <text:p>33,6406</text:p>
          </table:table-cell>
          <table:table-cell office:value-type="float" office:value="6.06061" calcext:value-type="float">
            <text:p>6,06061</text:p>
          </table:table-cell>
          <table:table-cell office:value-type="float" office:value="0.0059335" calcext:value-type="float">
            <text:p>0,0059335</text:p>
          </table:table-cell>
          <table:table-cell office:value-type="float" office:value="0.0011802" calcext:value-type="float">
            <text:p>0,0011802</text:p>
          </table:table-cell>
          <table:table-cell office:value-type="float" office:value="0.0006269" calcext:value-type="float">
            <text:p>0,0006269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huttle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lobal</text:p>
          </table:table-cell>
          <table:table-cell office:value-type="float" office:value="57999" calcext:value-type="float">
            <text:p>57999</text:p>
          </table:table-cell>
          <table:table-cell office:value-type="float" office:value="76.4" calcext:value-type="float">
            <text:p>76,4</text:p>
          </table:table-cell>
          <table:table-cell office:value-type="float" office:value="85.5958" calcext:value-type="float">
            <text:p>85,5958</text:p>
          </table:table-cell>
          <table:table-cell office:value-type="float" office:value="14.4042" calcext:value-type="float">
            <text:p>14,4042</text:p>
          </table:table-cell>
          <table:table-cell office:value-type="float" office:value="90.3291" calcext:value-type="float">
            <text:p>90,3291</text:p>
          </table:table-cell>
          <table:table-cell office:value-type="float" office:value="90.3385" calcext:value-type="float">
            <text:p>90,3385</text:p>
          </table:table-cell>
          <table:table-cell office:value-type="float" office:value="9.66151" calcext:value-type="float">
            <text:p>9,66151</text:p>
          </table:table-cell>
          <table:table-cell office:value-type="float" office:value="0.010345" calcext:value-type="float">
            <text:p>0,010345</text:p>
          </table:table-cell>
          <table:table-cell office:value-type="float" office:value="0.631634" calcext:value-type="float">
            <text:p>0,631634</text:p>
          </table:table-cell>
          <table:table-cell office:value-type="float" office:value="0.0995971" calcext:value-type="float">
            <text:p>0,0995971</text:p>
          </table:table-cell>
          <table:table-cell office:value-type="float" office:value="0.0678533" calcext:value-type="float">
            <text:p>0,0678533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7" table:number-columns-repeated="5"/>
          <table:table-cell table:style-name="ce10" table:formula="of:=AVERAGE([.F2:.F15])" office:value-type="float" office:value="5925.35714285714" calcext:value-type="float">
            <text:p>5925,36</text:p>
          </table:table-cell>
          <table:table-cell table:style-name="ce10" table:formula="of:=AVERAGE([.G2:.G15])" office:value-type="float" office:value="174.571428571429" calcext:value-type="float">
            <text:p>174,57</text:p>
          </table:table-cell>
          <table:table-cell table:style-name="ce10" table:formula="of:=AVERAGE([.H2:.H15])" office:value-type="float" office:value="78.4203857142857" calcext:value-type="float">
            <text:p>78,42</text:p>
          </table:table-cell>
          <table:table-cell table:style-name="ce10" table:formula="of:=AVERAGE([.I2:.I15])" office:value-type="float" office:value="20.9181222142857" calcext:value-type="float">
            <text:p>20,92</text:p>
          </table:table-cell>
          <table:table-cell table:style-name="ce10" table:formula="of:=AVERAGE([.J2:.J15])" office:value-type="float" office:value="68.4744357142857" calcext:value-type="float">
            <text:p>68,47</text:p>
          </table:table-cell>
          <table:table-cell table:style-name="ce10" table:formula="of:=AVERAGE([.K2:.K15])" office:value-type="float" office:value="76.7171357142857" calcext:value-type="float">
            <text:p>76,72</text:p>
          </table:table-cell>
          <table:table-cell table:style-name="ce10" table:formula="of:=AVERAGE([.L2:.L15])" office:value-type="float" office:value="23.2828678571429" calcext:value-type="float">
            <text:p>23,28</text:p>
          </table:table-cell>
          <table:table-cell table:style-name="ce10" table:formula="of:=AVERAGE([.M2:.M15])" office:value-type="float" office:value="9.81359495714286" calcext:value-type="float">
            <text:p>9,81</text:p>
          </table:table-cell>
          <table:table-cell table:style-name="ce12" table:formula="of:=AVERAGE([.N2:.N15])" office:value-type="float" office:value="0.0714175928571428" calcext:value-type="float">
            <text:p>0,07142</text:p>
          </table:table-cell>
          <table:table-cell table:style-name="ce12" table:formula="of:=AVERAGE([.O2:.O15])" office:value-type="float" office:value="0.00946988571428571" calcext:value-type="float">
            <text:p>0,00947</text:p>
          </table:table-cell>
          <table:table-cell table:style-name="ce12" table:formula="of:=AVERAGE([.P2:.P15])" office:value-type="float" office:value="0.00615151428571429" calcext:value-type="float">
            <text:p>0,00615</text:p>
          </table:table-cell>
          <table:table-cell table:style-name="ce7" table:number-columns-repeated="3"/>
          <table:table-cell table:style-name="ce10" table:formula="of:=([.P16]/[.F16])*1000000" office:value-type="float" office:value="1.03816768127298" calcext:value-type="float">
            <text:p>1,04</text:p>
          </table:table-cell>
        </table:table-row>
        <table:table-row table:style-name="ro1">
          <table:table-cell office:value-type="string" calcext:value-type="string">
            <text:p>adult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lobal</text:p>
          </table:table-cell>
          <table:table-cell office:value-type="float" office:value="45222" calcext:value-type="float">
            <text:p>45222</text:p>
          </table:table-cell>
          <table:table-cell office:value-type="float" office:value="20219" calcext:value-type="float">
            <text:p>20219</text:p>
          </table:table-cell>
          <table:table-cell office:value-type="float" office:value="88.3434" calcext:value-type="float">
            <text:p>88,3434</text:p>
          </table:table-cell>
          <table:table-cell office:value-type="float" office:value="11.6566" calcext:value-type="float">
            <text:p>11,6566</text:p>
          </table:table-cell>
          <table:table-cell office:value-type="float" office:value="64.504" calcext:value-type="float">
            <text:p>64,504</text:p>
          </table:table-cell>
          <table:table-cell office:value-type="float" office:value="81.9175" calcext:value-type="float">
            <text:p>81,9175</text:p>
          </table:table-cell>
          <table:table-cell office:value-type="float" office:value="18.0825" calcext:value-type="float">
            <text:p>18,0825</text:p>
          </table:table-cell>
          <table:table-cell office:value-type="float" office:value="21.2574" calcext:value-type="float">
            <text:p>21,2574</text:p>
          </table:table-cell>
          <table:table-cell office:value-type="float" office:value="0.783254" calcext:value-type="float">
            <text:p>0,783254</text:p>
          </table:table-cell>
          <table:table-cell office:value-type="float" office:value="0.117562" calcext:value-type="float">
            <text:p>0,117562</text:p>
          </table:table-cell>
          <table:table-cell office:value-type="float" office:value="0.0770415" calcext:value-type="float">
            <text:p>0,0770415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ustralian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lobal</text:p>
          </table:table-cell>
          <table:table-cell office:value-type="float" office:value="690" calcext:value-type="float">
            <text:p>690</text:p>
          </table:table-cell>
          <table:table-cell office:value-type="float" office:value="505.3" calcext:value-type="float">
            <text:p>505,3</text:p>
          </table:table-cell>
          <table:table-cell office:value-type="float" office:value="94.8815" calcext:value-type="float">
            <text:p>94,8815</text:p>
          </table:table-cell>
          <table:table-cell office:value-type="float" office:value="5.11846" calcext:value-type="float">
            <text:p>5,11846</text:p>
          </table:table-cell>
          <table:table-cell office:value-type="float" office:value="55.3623" calcext:value-type="float">
            <text:p>55,3623</text:p>
          </table:table-cell>
          <table:table-cell office:value-type="float" office:value="81.7987" calcext:value-type="float">
            <text:p>81,7987</text:p>
          </table:table-cell>
          <table:table-cell office:value-type="float" office:value="18.2013" calcext:value-type="float">
            <text:p>18,2013</text:p>
          </table:table-cell>
          <table:table-cell office:value-type="float" office:value="32.3188" calcext:value-type="float">
            <text:p>32,3188</text:p>
          </table:table-cell>
          <table:table-cell office:value-type="float" office:value="0.0104527" calcext:value-type="float">
            <text:p>0,0104527</text:p>
          </table:table-cell>
          <table:table-cell office:value-type="float" office:value="0.0013815" calcext:value-type="float">
            <text:p>0,0013815</text:p>
          </table:table-cell>
          <table:table-cell office:value-type="float" office:value="0.0008486" calcext:value-type="float">
            <text:p>0,0008486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rx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lobal</text:p>
          </table:table-cell>
          <table:table-cell office:value-type="float" office:value="653" calcext:value-type="float">
            <text:p>653</text:p>
          </table:table-cell>
          <table:table-cell office:value-type="float" office:value="523.3" calcext:value-type="float">
            <text:p>523,3</text:p>
          </table:table-cell>
          <table:table-cell office:value-type="float" office:value="97.1488" calcext:value-type="float">
            <text:p>97,1488</text:p>
          </table:table-cell>
          <table:table-cell office:value-type="float" office:value="2.8512" calcext:value-type="float">
            <text:p>2,8512</text:p>
          </table:table-cell>
          <table:table-cell office:value-type="float" office:value="40.1225" calcext:value-type="float">
            <text:p>40,1225</text:p>
          </table:table-cell>
          <table:table-cell office:value-type="float" office:value="87.0432" calcext:value-type="float">
            <text:p>87,0432</text:p>
          </table:table-cell>
          <table:table-cell office:value-type="float" office:value="12.9568" calcext:value-type="float">
            <text:p>12,9568</text:p>
          </table:table-cell>
          <table:table-cell office:value-type="float" office:value="53.9051" calcext:value-type="float">
            <text:p>53,9051</text:p>
          </table:table-cell>
          <table:table-cell office:value-type="float" office:value="0.0101748" calcext:value-type="float">
            <text:p>0,0101748</text:p>
          </table:table-cell>
          <table:table-cell office:value-type="float" office:value="0.0011527" calcext:value-type="float">
            <text:p>0,0011527</text:p>
          </table:table-cell>
          <table:table-cell office:value-type="float" office:value="0.0007573" calcext:value-type="float">
            <text:p>0,0007573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alance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lobal</text:p>
          </table:table-cell>
          <table:table-cell office:value-type="float" office:value="625" calcext:value-type="float">
            <text:p>625</text:p>
          </table:table-cell>
          <table:table-cell office:value-type="float" office:value="562.5" calcext:value-type="float">
            <text:p>562,5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.0046686" calcext:value-type="float">
            <text:p>0,0046686</text:p>
          </table:table-cell>
          <table:table-cell office:value-type="float" office:value="0.0005109" calcext:value-type="float">
            <text:p>0,0005109</text:p>
          </table:table-cell>
          <table:table-cell office:value-type="float" office:value="0.0001529" calcext:value-type="float">
            <text:p>0,0001529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ensus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lobal</text:p>
          </table:table-cell>
          <table:table-cell office:value-type="float" office:value="142521" calcext:value-type="float">
            <text:p>142521</text:p>
          </table:table-cell>
          <table:table-cell office:value-type="float" office:value="81161.4" calcext:value-type="float">
            <text:p>81161,4</text:p>
          </table:table-cell>
          <table:table-cell office:value-type="float" office:value="98.6426" calcext:value-type="float">
            <text:p>98,6426</text:p>
          </table:table-cell>
          <table:table-cell office:value-type="float" office:value="1.35745" calcext:value-type="float">
            <text:p>1,35745</text:p>
          </table:table-cell>
          <table:table-cell office:value-type="float" office:value="48.1747" calcext:value-type="float">
            <text:p>48,1747</text:p>
          </table:table-cell>
          <table:table-cell office:value-type="float" office:value="96.5152" calcext:value-type="float">
            <text:p>96,5152</text:p>
          </table:table-cell>
          <table:table-cell office:value-type="float" office:value="3.48478" calcext:value-type="float">
            <text:p>3,48478</text:p>
          </table:table-cell>
          <table:table-cell office:value-type="float" office:value="50.086" calcext:value-type="float">
            <text:p>50,086</text:p>
          </table:table-cell>
          <table:table-cell office:value-type="float" office:value="6.09244" calcext:value-type="float">
            <text:p>6,09244</text:p>
          </table:table-cell>
          <table:table-cell office:value-type="float" office:value="0.882528" calcext:value-type="float">
            <text:p>0,882528</text:p>
          </table:table-cell>
          <table:table-cell office:value-type="float" office:value="0.810945" calcext:value-type="float">
            <text:p>0,810945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oil200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lobal</text:p>
          </table:table-cell>
          <table:table-cell office:value-type="float" office:value="9822" calcext:value-type="float">
            <text:p>9822</text:p>
          </table:table-cell>
          <table:table-cell office:value-type="float" office:value="7469.6" calcext:value-type="float">
            <text:p>7469,6</text:p>
          </table:table-cell>
          <table:table-cell office:value-type="float" office:value="98.4044" calcext:value-type="float">
            <text:p>98,4044</text:p>
          </table:table-cell>
          <table:table-cell office:value-type="float" office:value="1.23171" calcext:value-type="float">
            <text:p>1,23171</text:p>
          </table:table-cell>
          <table:table-cell office:value-type="float" office:value="24.5978" calcext:value-type="float">
            <text:p>24,5978</text:p>
          </table:table-cell>
          <table:table-cell office:value-type="float" office:value="91.7585" calcext:value-type="float">
            <text:p>91,7585</text:p>
          </table:table-cell>
          <table:table-cell office:value-type="float" office:value="8.24155" calcext:value-type="float">
            <text:p>8,24155</text:p>
          </table:table-cell>
          <table:table-cell office:value-type="float" office:value="73.1928" calcext:value-type="float">
            <text:p>73,1928</text:p>
          </table:table-cell>
          <table:table-cell office:value-type="float" office:value="0.764449" calcext:value-type="float">
            <text:p>0,764449</text:p>
          </table:table-cell>
          <table:table-cell office:value-type="float" office:value="0.0949242" calcext:value-type="float">
            <text:p>0,0949242</text:p>
          </table:table-cell>
          <table:table-cell office:value-type="float" office:value="0.0877895" calcext:value-type="float">
            <text:p>0,0877895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onnect-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obal</text:p>
          </table:table-cell>
          <table:table-cell office:value-type="float" office:value="67557" calcext:value-type="float">
            <text:p>67557</text:p>
          </table:table-cell>
          <table:table-cell office:value-type="float" office:value="60801.3" calcext:value-type="float">
            <text:p>60801,3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.63765" calcext:value-type="float">
            <text:p>1,63765</text:p>
          </table:table-cell>
          <table:table-cell office:value-type="float" office:value="0.243932" calcext:value-type="float">
            <text:p>0,243932</text:p>
          </table:table-cell>
          <table:table-cell office:value-type="float" office:value="0.198118" calcext:value-type="float">
            <text:p>0,198118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ovtype_2_vs_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lobal</text:p>
          </table:table-cell>
          <table:table-cell office:value-type="float" office:value="495141" calcext:value-type="float">
            <text:p>495141</text:p>
          </table:table-cell>
          <table:table-cell office:value-type="float" office:value="23805.6" calcext:value-type="float">
            <text:p>23805,6</text:p>
          </table:table-cell>
          <table:table-cell office:value-type="float" office:value="81.4831" calcext:value-type="float">
            <text:p>81,4831</text:p>
          </table:table-cell>
          <table:table-cell office:value-type="float" office:value="18.5169" calcext:value-type="float">
            <text:p>18,5169</text:p>
          </table:table-cell>
          <table:table-cell office:value-type="float" office:value="85.3203" calcext:value-type="float">
            <text:p>85,3203</text:p>
          </table:table-cell>
          <table:table-cell office:value-type="float" office:value="85.324" calcext:value-type="float">
            <text:p>85,324</text:p>
          </table:table-cell>
          <table:table-cell office:value-type="float" office:value="14.676" calcext:value-type="float">
            <text:p>14,676</text:p>
          </table:table-cell>
          <table:table-cell office:value-type="float" office:value="0.00424122" calcext:value-type="float">
            <text:p>0,00424122</text:p>
          </table:table-cell>
          <table:table-cell office:value-type="float" office:value="22.2152" calcext:value-type="float">
            <text:p>22,2152</text:p>
          </table:table-cell>
          <table:table-cell office:value-type="float" office:value="2.64074" calcext:value-type="float">
            <text:p>2,64074</text:p>
          </table:table-cell>
          <table:table-cell office:value-type="float" office:value="2.5391" calcext:value-type="float">
            <text:p>2,539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ars_0_vs_4_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Global</text:p>
          </table:table-cell>
          <table:table-cell office:value-type="float" office:value="62123" calcext:value-type="float">
            <text:p>62123</text:p>
          </table:table-cell>
          <table:table-cell office:value-type="float" office:value="39933.6" calcext:value-type="float">
            <text:p>39933,6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44.8497" calcext:value-type="float">
            <text:p>44,8497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5.1503" calcext:value-type="float">
            <text:p>55,1503</text:p>
          </table:table-cell>
          <table:table-cell office:value-type="float" office:value="1.79599" calcext:value-type="float">
            <text:p>1,79599</text:p>
          </table:table-cell>
          <table:table-cell office:value-type="float" office:value="0.264905" calcext:value-type="float">
            <text:p>0,264905</text:p>
          </table:table-cell>
          <table:table-cell office:value-type="float" office:value="0.221534" calcext:value-type="float">
            <text:p>0,221534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erman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lobal</text:p>
          </table:table-cell>
          <table:table-cell office:value-type="float" office:value="1000" calcext:value-type="float">
            <text:p>1000</text:p>
          </table:table-cell>
          <table:table-cell office:value-type="float" office:value="898.4" calcext:value-type="float">
            <text:p>898,4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,6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99.4" calcext:value-type="float">
            <text:p>99,4</text:p>
          </table:table-cell>
          <table:table-cell office:value-type="float" office:value="0.0162149" calcext:value-type="float">
            <text:p>0,0162149</text:p>
          </table:table-cell>
          <table:table-cell office:value-type="float" office:value="0.002199" calcext:value-type="float">
            <text:p>0,002199</text:p>
          </table:table-cell>
          <table:table-cell office:value-type="float" office:value="0.0016654" calcext:value-type="float">
            <text:p>0,0016654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agic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lobal</text:p>
          </table:table-cell>
          <table:table-cell office:value-type="float" office:value="19020" calcext:value-type="float">
            <text:p>19020</text:p>
          </table:table-cell>
          <table:table-cell office:value-type="float" office:value="1912.4" calcext:value-type="float">
            <text:p>1912,4</text:p>
          </table:table-cell>
          <table:table-cell office:value-type="float" office:value="80.4682" calcext:value-type="float">
            <text:p>80,4682</text:p>
          </table:table-cell>
          <table:table-cell office:value-type="float" office:value="19.5318" calcext:value-type="float">
            <text:p>19,5318</text:p>
          </table:table-cell>
          <table:table-cell office:value-type="float" office:value="83.4648" calcext:value-type="float">
            <text:p>83,4648</text:p>
          </table:table-cell>
          <table:table-cell office:value-type="float" office:value="83.5263" calcext:value-type="float">
            <text:p>83,5263</text:p>
          </table:table-cell>
          <table:table-cell office:value-type="float" office:value="16.4737" calcext:value-type="float">
            <text:p>16,4737</text:p>
          </table:table-cell>
          <table:table-cell office:value-type="float" office:value="0.0736067" calcext:value-type="float">
            <text:p>0,0736067</text:p>
          </table:table-cell>
          <table:table-cell office:value-type="float" office:value="0.299042" calcext:value-type="float">
            <text:p>0,299042</text:p>
          </table:table-cell>
          <table:table-cell office:value-type="float" office:value="0.0367849" calcext:value-type="float">
            <text:p>0,0367849</text:p>
          </table:table-cell>
          <table:table-cell office:value-type="float" office:value="0.0263178" calcext:value-type="float">
            <text:p>0,0263178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hyroid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lobal</text:p>
          </table:table-cell>
          <table:table-cell office:value-type="float" office:value="7200" calcext:value-type="float">
            <text:p>7200</text:p>
          </table:table-cell>
          <table:table-cell office:value-type="float" office:value="931.3" calcext:value-type="float">
            <text:p>931,3</text:p>
          </table:table-cell>
          <table:table-cell office:value-type="float" office:value="91.6653" calcext:value-type="float">
            <text:p>91,6653</text:p>
          </table:table-cell>
          <table:table-cell office:value-type="float" office:value="8.33466" calcext:value-type="float">
            <text:p>8,33466</text:p>
          </table:table-cell>
          <table:table-cell office:value-type="float" office:value="92.2361" calcext:value-type="float">
            <text:p>92,2361</text:p>
          </table:table-cell>
          <table:table-cell office:value-type="float" office:value="93.4825" calcext:value-type="float">
            <text:p>93,4825</text:p>
          </table:table-cell>
          <table:table-cell office:value-type="float" office:value="6.51745" calcext:value-type="float">
            <text:p>6,51745</text:p>
          </table:table-cell>
          <table:table-cell office:value-type="float" office:value="1.33333" calcext:value-type="float">
            <text:p>1,33333</text:p>
          </table:table-cell>
          <table:table-cell office:value-type="float" office:value="0.116897" calcext:value-type="float">
            <text:p>0,116897</text:p>
          </table:table-cell>
          <table:table-cell office:value-type="float" office:value="0.0126402" calcext:value-type="float">
            <text:p>0,0126402</text:p>
          </table:table-cell>
          <table:table-cell office:value-type="float" office:value="0.0088427" calcext:value-type="float">
            <text:p>0,0088427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7" table:number-columns-repeated="5"/>
          <table:table-cell table:style-name="ce10" table:formula="of:=AVERAGE([.F17:.F28])" office:value-type="float" office:value="70964.5" calcext:value-type="float">
            <text:p>70964,50</text:p>
          </table:table-cell>
          <table:table-cell table:style-name="ce10" table:formula="of:=AVERAGE([.G17:.G28])" office:value-type="float" office:value="19893.6416666667" calcext:value-type="float">
            <text:p>19893,64</text:p>
          </table:table-cell>
          <table:table-cell table:style-name="ce10" table:formula="of:=AVERAGE([.H17:.H28])" office:value-type="float" office:value="94.2531083333333" calcext:value-type="float">
            <text:p>94,25</text:p>
          </table:table-cell>
          <table:table-cell table:style-name="ce10" table:formula="of:=AVERAGE([.I17:.I28])" office:value-type="float" office:value="5.716565" calcext:value-type="float">
            <text:p>5,72</text:p>
          </table:table-cell>
          <table:table-cell table:style-name="ce10" table:formula="of:=AVERAGE([.J17:.J28])" office:value-type="float" office:value="44.9360166666667" calcext:value-type="float">
            <text:p>44,94</text:p>
          </table:table-cell>
          <table:table-cell table:style-name="ce10" table:formula="of:=AVERAGE([.K17:.K28])" office:value-type="float" office:value="75.113825" calcext:value-type="float">
            <text:p>75,11</text:p>
          </table:table-cell>
          <table:table-cell table:style-name="ce10" table:formula="of:=AVERAGE([.L17:.L28])" office:value-type="float" office:value="24.8861733333333" calcext:value-type="float">
            <text:p>24,89</text:p>
          </table:table-cell>
          <table:table-cell table:style-name="ce10" table:formula="of:=AVERAGE([.M17:.M28])" office:value-type="float" office:value="48.8934648266667" calcext:value-type="float">
            <text:p>48,89</text:p>
          </table:table-cell>
          <table:table-cell table:style-name="ce12" table:formula="of:=AVERAGE([.N17:.N28])" office:value-type="float" office:value="2.81220275" calcext:value-type="float">
            <text:p>2,81220</text:p>
          </table:table-cell>
          <table:table-cell table:style-name="ce12" table:formula="of:=AVERAGE([.O17:.O28])" office:value-type="float" office:value="0.3582717" calcext:value-type="float">
            <text:p>0,35827</text:p>
          </table:table-cell>
          <table:table-cell table:style-name="ce12" table:formula="of:=AVERAGE([.P17:.P28])" office:value-type="float" office:value="0.331092725" calcext:value-type="float">
            <text:p>0,33109</text:p>
          </table:table-cell>
          <table:table-cell table:style-name="ce7" table:formula="of:=AVERAGE([.Q17:.Q28])" office:value-type="float" office:value="0" calcext:value-type="float">
            <text:p>0</text:p>
          </table:table-cell>
          <table:table-cell table:style-name="ce7" table:formula="of:=AVERAGE([.R17:.R28])" office:value-type="float" office:value="0" calcext:value-type="float">
            <text:p>0</text:p>
          </table:table-cell>
          <table:table-cell table:style-name="ce7" table:formula="of:=AVERAGE([.S17:.S28])" office:value-type="float" office:value="0" calcext:value-type="float">
            <text:p>0</text:p>
          </table:table-cell>
          <table:table-cell table:style-name="ce10" table:formula="of:=([.P29]/[.F29])*1000000" office:value-type="float" office:value="4.66561062221251" calcext:value-type="float">
            <text:p>4,67</text:p>
          </table:table-cell>
        </table:table-row>
        <table:table-row table:style-name="ro1">
          <table:table-cell office:value-type="string" calcext:value-type="string">
            <text:p>vehicle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Global</text:p>
          </table:table-cell>
          <table:table-cell office:value-type="float" office:value="846" calcext:value-type="float">
            <text:p>846</text:p>
          </table:table-cell>
          <table:table-cell office:value-type="float" office:value="711.8" calcext:value-type="float">
            <text:p>711,8</text:p>
          </table:table-cell>
          <table:table-cell office:value-type="float" office:value="95.1793" calcext:value-type="float">
            <text:p>95,1793</text:p>
          </table:table-cell>
          <table:table-cell office:value-type="float" office:value="4.82069" calcext:value-type="float">
            <text:p>4,82069</text:p>
          </table:table-cell>
          <table:table-cell office:value-type="float" office:value="52.8369" calcext:value-type="float">
            <text:p>52,8369</text:p>
          </table:table-cell>
          <table:table-cell office:value-type="float" office:value="64.2241" calcext:value-type="float">
            <text:p>64,2241</text:p>
          </table:table-cell>
          <table:table-cell office:value-type="float" office:value="35.7759" calcext:value-type="float">
            <text:p>35,7759</text:p>
          </table:table-cell>
          <table:table-cell office:value-type="float" office:value="17.7305" calcext:value-type="float">
            <text:p>17,7305</text:p>
          </table:table-cell>
          <table:table-cell office:value-type="float" office:value="0.103036" calcext:value-type="float">
            <text:p>0,103036</text:p>
          </table:table-cell>
          <table:table-cell office:value-type="float" office:value="0.0174188" calcext:value-type="float">
            <text:p>0,0174188</text:p>
          </table:table-cell>
          <table:table-cell office:value-type="float" office:value="0.0168513" calcext:value-type="float">
            <text:p>0,0168513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vowel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lobal</text:p>
          </table:table-cell>
          <table:table-cell office:value-type="float" office:value="990" calcext:value-type="float">
            <text:p>990</text:p>
          </table:table-cell>
          <table:table-cell office:value-type="float" office:value="639.2" calcext:value-type="float">
            <text:p>639,2</text:p>
          </table:table-cell>
          <table:table-cell office:value-type="float" office:value="95.4882" calcext:value-type="float">
            <text:p>95,4882</text:p>
          </table:table-cell>
          <table:table-cell office:value-type="float" office:value="4.51178" calcext:value-type="float">
            <text:p>4,51178</text:p>
          </table:table-cell>
          <table:table-cell office:value-type="float" office:value="91.3131" calcext:value-type="float">
            <text:p>91,3131</text:p>
          </table:table-cell>
          <table:table-cell office:value-type="float" office:value="91.7766" calcext:value-type="float">
            <text:p>91,7766</text:p>
          </table:table-cell>
          <table:table-cell office:value-type="float" office:value="8.22335" calcext:value-type="float">
            <text:p>8,22335</text:p>
          </table:table-cell>
          <table:table-cell office:value-type="float" office:value="0.505051" calcext:value-type="float">
            <text:p>0,505051</text:p>
          </table:table-cell>
          <table:table-cell office:value-type="float" office:value="0.0247579" calcext:value-type="float">
            <text:p>0,0247579</text:p>
          </table:table-cell>
          <table:table-cell office:value-type="float" office:value="0.0040346" calcext:value-type="float">
            <text:p>0,0040346</text:p>
          </table:table-cell>
          <table:table-cell office:value-type="float" office:value="0.0025143" calcext:value-type="float">
            <text:p>0,0025143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egment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Global</text:p>
          </table:table-cell>
          <table:table-cell office:value-type="float" office:value="2310" calcext:value-type="float">
            <text:p>2310</text:p>
          </table:table-cell>
          <table:table-cell office:value-type="float" office:value="880.3" calcext:value-type="float">
            <text:p>880,3</text:p>
          </table:table-cell>
          <table:table-cell office:value-type="float" office:value="94.5379" calcext:value-type="float">
            <text:p>94,5379</text:p>
          </table:table-cell>
          <table:table-cell office:value-type="float" office:value="5.4621" calcext:value-type="float">
            <text:p>5,4621</text:p>
          </table:table-cell>
          <table:table-cell office:value-type="float" office:value="89.6537" calcext:value-type="float">
            <text:p>89,6537</text:p>
          </table:table-cell>
          <table:table-cell office:value-type="float" office:value="92.4967" calcext:value-type="float">
            <text:p>92,4967</text:p>
          </table:table-cell>
          <table:table-cell office:value-type="float" office:value="7.50335" calcext:value-type="float">
            <text:p>7,50335</text:p>
          </table:table-cell>
          <table:table-cell office:value-type="float" office:value="3.07359" calcext:value-type="float">
            <text:p>3,07359</text:p>
          </table:table-cell>
          <table:table-cell office:value-type="float" office:value="0.128331" calcext:value-type="float">
            <text:p>0,128331</text:p>
          </table:table-cell>
          <table:table-cell office:value-type="float" office:value="0.0170762" calcext:value-type="float">
            <text:p>0,0170762</text:p>
          </table:table-cell>
          <table:table-cell office:value-type="float" office:value="0.0156892" calcext:value-type="float">
            <text:p>0,0156892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winequality-red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lobal</text:p>
          </table:table-cell>
          <table:table-cell office:value-type="float" office:value="1599" calcext:value-type="float">
            <text:p>1599</text:p>
          </table:table-cell>
          <table:table-cell office:value-type="float" office:value="748.5" calcext:value-type="float">
            <text:p>748,5</text:p>
          </table:table-cell>
          <table:table-cell office:value-type="float" office:value="72.1463" calcext:value-type="float">
            <text:p>72,1463</text:p>
          </table:table-cell>
          <table:table-cell office:value-type="float" office:value="27.8537" calcext:value-type="float">
            <text:p>27,8537</text:p>
          </table:table-cell>
          <table:table-cell office:value-type="float" office:value="54.2214" calcext:value-type="float">
            <text:p>54,2214</text:p>
          </table:table-cell>
          <table:table-cell office:value-type="float" office:value="55.0127" calcext:value-type="float">
            <text:p>55,0127</text:p>
          </table:table-cell>
          <table:table-cell office:value-type="float" office:value="44.9873" calcext:value-type="float">
            <text:p>44,9873</text:p>
          </table:table-cell>
          <table:table-cell office:value-type="float" office:value="1.4384" calcext:value-type="float">
            <text:p>1,4384</text:p>
          </table:table-cell>
          <table:table-cell office:value-type="float" office:value="0.0456637" calcext:value-type="float">
            <text:p>0,0456637</text:p>
          </table:table-cell>
          <table:table-cell office:value-type="float" office:value="0.0058219" calcext:value-type="float">
            <text:p>0,0058219</text:p>
          </table:table-cell>
          <table:table-cell office:value-type="float" office:value="0.0048969" calcext:value-type="float">
            <text:p>0,0048969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winequality-white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lobal</text:p>
          </table:table-cell>
          <table:table-cell office:value-type="float" office:value="4898" calcext:value-type="float">
            <text:p>4898</text:p>
          </table:table-cell>
          <table:table-cell office:value-type="float" office:value="1187.4" calcext:value-type="float">
            <text:p>1187,4</text:p>
          </table:table-cell>
          <table:table-cell office:value-type="float" office:value="56.5479" calcext:value-type="float">
            <text:p>56,5479</text:p>
          </table:table-cell>
          <table:table-cell office:value-type="float" office:value="43.4521" calcext:value-type="float">
            <text:p>43,4521</text:p>
          </table:table-cell>
          <table:table-cell office:value-type="float" office:value="47.8767" calcext:value-type="float">
            <text:p>47,8767</text:p>
          </table:table-cell>
          <table:table-cell office:value-type="float" office:value="47.9746" calcext:value-type="float">
            <text:p>47,9746</text:p>
          </table:table-cell>
          <table:table-cell office:value-type="float" office:value="52.0254" calcext:value-type="float">
            <text:p>52,0254</text:p>
          </table:table-cell>
          <table:table-cell office:value-type="float" office:value="0.204165" calcext:value-type="float">
            <text:p>0,204165</text:p>
          </table:table-cell>
          <table:table-cell office:value-type="float" office:value="0.172198" calcext:value-type="float">
            <text:p>0,172198</text:p>
          </table:table-cell>
          <table:table-cell office:value-type="float" office:value="0.0177715" calcext:value-type="float">
            <text:p>0,0177715</text:p>
          </table:table-cell>
          <table:table-cell office:value-type="float" office:value="0.0149634" calcext:value-type="float">
            <text:p>0,0149634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pambase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Global</text:p>
          </table:table-cell>
          <table:table-cell office:value-type="float" office:value="4597" calcext:value-type="float">
            <text:p>4597</text:p>
          </table:table-cell>
          <table:table-cell office:value-type="float" office:value="1417.7" calcext:value-type="float">
            <text:p>1417,7</text:p>
          </table:table-cell>
          <table:table-cell office:value-type="float" office:value="86.61" calcext:value-type="float">
            <text:p>86,61</text:p>
          </table:table-cell>
          <table:table-cell office:value-type="float" office:value="13.39" calcext:value-type="float">
            <text:p>13,39</text:p>
          </table:table-cell>
          <table:table-cell office:value-type="float" office:value="80.7266" calcext:value-type="float">
            <text:p>80,7266</text:p>
          </table:table-cell>
          <table:table-cell office:value-type="float" office:value="84.8811" calcext:value-type="float">
            <text:p>84,8811</text:p>
          </table:table-cell>
          <table:table-cell office:value-type="float" office:value="15.1189" calcext:value-type="float">
            <text:p>15,1189</text:p>
          </table:table-cell>
          <table:table-cell office:value-type="float" office:value="4.8945" calcext:value-type="float">
            <text:p>4,8945</text:p>
          </table:table-cell>
          <table:table-cell office:value-type="float" office:value="0.354052" calcext:value-type="float">
            <text:p>0,354052</text:p>
          </table:table-cell>
          <table:table-cell office:value-type="float" office:value="0.046916" calcext:value-type="float">
            <text:p>0,046916</text:p>
          </table:table-cell>
          <table:table-cell office:value-type="float" office:value="0.0436205" calcext:value-type="float">
            <text:p>0,0436205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nbased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lobal</text:p>
          </table:table-cell>
          <table:table-cell office:value-type="float" office:value="10992" calcext:value-type="float">
            <text:p>10992</text:p>
          </table:table-cell>
          <table:table-cell office:value-type="float" office:value="7733.2" calcext:value-type="float">
            <text:p>7733,2</text:p>
          </table:table-cell>
          <table:table-cell office:value-type="float" office:value="99.6715" calcext:value-type="float">
            <text:p>99,6715</text:p>
          </table:table-cell>
          <table:table-cell office:value-type="float" office:value="0.328522" calcext:value-type="float">
            <text:p>0,328522</text:p>
          </table:table-cell>
          <table:table-cell office:value-type="float" office:value="94.1139" calcext:value-type="float">
            <text:p>94,1139</text:p>
          </table:table-cell>
          <table:table-cell office:value-type="float" office:value="99.0616" calcext:value-type="float">
            <text:p>99,0616</text:p>
          </table:table-cell>
          <table:table-cell office:value-type="float" office:value="0.938428" calcext:value-type="float">
            <text:p>0,938428</text:p>
          </table:table-cell>
          <table:table-cell office:value-type="float" office:value="4.99454" calcext:value-type="float">
            <text:p>4,99454</text:p>
          </table:table-cell>
          <table:table-cell office:value-type="float" office:value="0.403483" calcext:value-type="float">
            <text:p>0,403483</text:p>
          </table:table-cell>
          <table:table-cell office:value-type="float" office:value="0.0748197" calcext:value-type="float">
            <text:p>0,0748197</text:p>
          </table:table-cell>
          <table:table-cell office:value-type="float" office:value="0.0630301" calcext:value-type="float">
            <text:p>0,063030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ing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lobal</text:p>
          </table:table-cell>
          <table:table-cell office:value-type="float" office:value="7400" calcext:value-type="float">
            <text:p>7400</text:p>
          </table:table-cell>
          <table:table-cell office:value-type="float" office:value="5041.2" calcext:value-type="float">
            <text:p>5041,2</text:p>
          </table:table-cell>
          <table:table-cell office:value-type="float" office:value="98.4705" calcext:value-type="float">
            <text:p>98,4705</text:p>
          </table:table-cell>
          <table:table-cell office:value-type="float" office:value="1.52953" calcext:value-type="float">
            <text:p>1,52953</text:p>
          </table:table-cell>
          <table:table-cell office:value-type="float" office:value="54.7297" calcext:value-type="float">
            <text:p>54,7297</text:p>
          </table:table-cell>
          <table:table-cell office:value-type="float" office:value="79.3962" calcext:value-type="float">
            <text:p>79,3962</text:p>
          </table:table-cell>
          <table:table-cell office:value-type="float" office:value="20.6038" calcext:value-type="float">
            <text:p>20,6038</text:p>
          </table:table-cell>
          <table:table-cell office:value-type="float" office:value="31.0676" calcext:value-type="float">
            <text:p>31,0676</text:p>
          </table:table-cell>
          <table:table-cell office:value-type="float" office:value="0.904804" calcext:value-type="float">
            <text:p>0,904804</text:p>
          </table:table-cell>
          <table:table-cell office:value-type="float" office:value="0.165365" calcext:value-type="float">
            <text:p>0,165365</text:p>
          </table:table-cell>
          <table:table-cell office:value-type="float" office:value="0.16032" calcext:value-type="float">
            <text:p>0,16032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wonorm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lobal</text:p>
          </table:table-cell>
          <table:table-cell office:value-type="float" office:value="7400" calcext:value-type="float">
            <text:p>7400</text:p>
          </table:table-cell>
          <table:table-cell office:value-type="float" office:value="6655.2" calcext:value-type="float">
            <text:p>6655,2</text:p>
          </table:table-cell>
          <table:table-cell office:value-type="float" office:value="99.9354" calcext:value-type="float">
            <text:p>99,9354</text:p>
          </table:table-cell>
          <table:table-cell office:value-type="float" office:value="0.0645646" calcext:value-type="float">
            <text:p>0,0645646</text:p>
          </table:table-cell>
          <table:table-cell office:value-type="float" office:value="34.4324" calcext:value-type="float">
            <text:p>34,4324</text:p>
          </table:table-cell>
          <table:table-cell office:value-type="float" office:value="91.3589" calcext:value-type="float">
            <text:p>91,3589</text:p>
          </table:table-cell>
          <table:table-cell office:value-type="float" office:value="8.64109" calcext:value-type="float">
            <text:p>8,64109</text:p>
          </table:table-cell>
          <table:table-cell office:value-type="float" office:value="62.3108" calcext:value-type="float">
            <text:p>62,3108</text:p>
          </table:table-cell>
          <table:table-cell office:value-type="float" office:value="1.1751" calcext:value-type="float">
            <text:p>1,1751</text:p>
          </table:table-cell>
          <table:table-cell office:value-type="float" office:value="0.239533" calcext:value-type="float">
            <text:p>0,239533</text:p>
          </table:table-cell>
          <table:table-cell office:value-type="float" office:value="0.234706" calcext:value-type="float">
            <text:p>0,234706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atimage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Global</text:p>
          </table:table-cell>
          <table:table-cell office:value-type="float" office:value="6435" calcext:value-type="float">
            <text:p>6435</text:p>
          </table:table-cell>
          <table:table-cell office:value-type="float" office:value="2014.7" calcext:value-type="float">
            <text:p>2014,7</text:p>
          </table:table-cell>
          <table:table-cell office:value-type="float" office:value="79.9747" calcext:value-type="float">
            <text:p>79,9747</text:p>
          </table:table-cell>
          <table:table-cell office:value-type="float" office:value="20.0253" calcext:value-type="float">
            <text:p>20,0253</text:p>
          </table:table-cell>
          <table:table-cell office:value-type="float" office:value="64.1336" calcext:value-type="float">
            <text:p>64,1336</text:p>
          </table:table-cell>
          <table:table-cell office:value-type="float" office:value="64.5247" calcext:value-type="float">
            <text:p>64,5247</text:p>
          </table:table-cell>
          <table:table-cell office:value-type="float" office:value="35.4753" calcext:value-type="float">
            <text:p>35,4753</text:p>
          </table:table-cell>
          <table:table-cell office:value-type="float" office:value="0.606061" calcext:value-type="float">
            <text:p>0,606061</text:p>
          </table:table-cell>
          <table:table-cell office:value-type="float" office:value="1.72201" calcext:value-type="float">
            <text:p>1,72201</text:p>
          </table:table-cell>
          <table:table-cell office:value-type="float" office:value="0.180951" calcext:value-type="float">
            <text:p>0,180951</text:p>
          </table:table-cell>
          <table:table-cell office:value-type="float" office:value="0.176909" calcext:value-type="float">
            <text:p>0,176909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exture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lobal</text:p>
          </table:table-cell>
          <table:table-cell office:value-type="float" office:value="5500" calcext:value-type="float">
            <text:p>5500</text:p>
          </table:table-cell>
          <table:table-cell office:value-type="float" office:value="3663.1" calcext:value-type="float">
            <text:p>3663,1</text:p>
          </table:table-cell>
          <table:table-cell office:value-type="float" office:value="97.8485" calcext:value-type="float">
            <text:p>97,8485</text:p>
          </table:table-cell>
          <table:table-cell office:value-type="float" office:value="2.15152" calcext:value-type="float">
            <text:p>2,15152</text:p>
          </table:table-cell>
          <table:table-cell office:value-type="float" office:value="87.5818" calcext:value-type="float">
            <text:p>87,5818</text:p>
          </table:table-cell>
          <table:table-cell office:value-type="float" office:value="93.4251" calcext:value-type="float">
            <text:p>93,4251</text:p>
          </table:table-cell>
          <table:table-cell office:value-type="float" office:value="6.57486" calcext:value-type="float">
            <text:p>6,57486</text:p>
          </table:table-cell>
          <table:table-cell office:value-type="float" office:value="6.25455" calcext:value-type="float">
            <text:p>6,25455</text:p>
          </table:table-cell>
          <table:table-cell office:value-type="float" office:value="1.74492" calcext:value-type="float">
            <text:p>1,74492</text:p>
          </table:table-cell>
          <table:table-cell office:value-type="float" office:value="0.192008" calcext:value-type="float">
            <text:p>0,192008</text:p>
          </table:table-cell>
          <table:table-cell office:value-type="float" office:value="0.188398" calcext:value-type="float">
            <text:p>0,188398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etter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lobal</text:p>
          </table:table-cell>
          <table:table-cell office:value-type="float" office:value="20000" calcext:value-type="float">
            <text:p>20000</text:p>
          </table:table-cell>
          <table:table-cell office:value-type="float" office:value="7842.5" calcext:value-type="float">
            <text:p>7842,5</text:p>
          </table:table-cell>
          <table:table-cell office:value-type="float" office:value="78.4186" calcext:value-type="float">
            <text:p>78,4186</text:p>
          </table:table-cell>
          <table:table-cell office:value-type="float" office:value="21.5814" calcext:value-type="float">
            <text:p>21,5814</text:p>
          </table:table-cell>
          <table:table-cell office:value-type="float" office:value="73.6" calcext:value-type="float">
            <text:p>73,6</text:p>
          </table:table-cell>
          <table:table-cell office:value-type="float" office:value="73.766" calcext:value-type="float">
            <text:p>73,766</text:p>
          </table:table-cell>
          <table:table-cell office:value-type="float" office:value="26.234" calcext:value-type="float">
            <text:p>26,234</text:p>
          </table:table-cell>
          <table:table-cell office:value-type="float" office:value="0.225" calcext:value-type="float">
            <text:p>0,225</text:p>
          </table:table-cell>
          <table:table-cell office:value-type="float" office:value="1.38449" calcext:value-type="float">
            <text:p>1,38449</text:p>
          </table:table-cell>
          <table:table-cell office:value-type="float" office:value="0.171432" calcext:value-type="float">
            <text:p>0,171432</text:p>
          </table:table-cell>
          <table:table-cell office:value-type="float" office:value="0.152494" calcext:value-type="float">
            <text:p>0,152494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7" table:number-columns-repeated="5"/>
          <table:table-cell table:style-name="ce10" table:formula="of:=AVERAGE([.F30:.F41])" office:value-type="float" office:value="6080.58333333333" calcext:value-type="float">
            <text:p>6080,58</text:p>
          </table:table-cell>
          <table:table-cell table:style-name="ce10" table:formula="of:=AVERAGE([.G30:.G41])" office:value-type="float" office:value="3211.23333333333" calcext:value-type="float">
            <text:p>3211,23</text:p>
          </table:table-cell>
          <table:table-cell table:style-name="ce10" table:formula="of:=AVERAGE([.H30:.H41])" office:value-type="float" office:value="87.9024" calcext:value-type="float">
            <text:p>87,90</text:p>
          </table:table-cell>
          <table:table-cell table:style-name="ce10" table:formula="of:=AVERAGE([.I30:.I41])" office:value-type="float" office:value="12.09760055" calcext:value-type="float">
            <text:p>12,10</text:p>
          </table:table-cell>
          <table:table-cell table:style-name="ce10" table:formula="of:=AVERAGE([.J30:.J41])" office:value-type="float" office:value="68.7683166666667" calcext:value-type="float">
            <text:p>68,77</text:p>
          </table:table-cell>
          <table:table-cell table:style-name="ce10" table:formula="of:=AVERAGE([.K30:.K41])" office:value-type="float" office:value="78.1581916666667" calcext:value-type="float">
            <text:p>78,16</text:p>
          </table:table-cell>
          <table:table-cell table:style-name="ce10" table:formula="of:=AVERAGE([.L30:.L41])" office:value-type="float" office:value="21.8418065" calcext:value-type="float">
            <text:p>21,84</text:p>
          </table:table-cell>
          <table:table-cell table:style-name="ce10" table:formula="of:=AVERAGE([.M30:.M41])" office:value-type="float" office:value="11.10872975" calcext:value-type="float">
            <text:p>11,11</text:p>
          </table:table-cell>
          <table:table-cell table:style-name="ce12" table:formula="of:=AVERAGE([.N30:.N41])" office:value-type="float" office:value="0.680237133333333" calcext:value-type="float">
            <text:p>0,68024</text:p>
          </table:table-cell>
          <table:table-cell table:style-name="ce12" table:formula="of:=AVERAGE([.O30:.O41])" office:value-type="float" office:value="0.094428975" calcext:value-type="float">
            <text:p>0,09443</text:p>
          </table:table-cell>
          <table:table-cell table:style-name="ce12" table:formula="of:=AVERAGE([.P30:.P41])" office:value-type="float" office:value="0.089532725" calcext:value-type="float">
            <text:p>0,08953</text:p>
          </table:table-cell>
          <table:table-cell table:style-name="ce7" table:formula="of:=AVERAGE([.Q30:.Q41])" office:value-type="float" office:value="0" calcext:value-type="float">
            <text:p>0</text:p>
          </table:table-cell>
          <table:table-cell table:style-name="ce7" table:formula="of:=AVERAGE([.R30:.R41])" office:value-type="float" office:value="0" calcext:value-type="float">
            <text:p>0</text:p>
          </table:table-cell>
          <table:table-cell table:style-name="ce7" table:formula="of:=AVERAGE([.S30:.S41])" office:value-type="float" office:value="0" calcext:value-type="float">
            <text:p>0</text:p>
          </table:table-cell>
          <table:table-cell table:style-name="ce10" table:formula="of:=([.P42]/[.F42])*1000000" office:value-type="float" office:value="14.7243644387189" calcext:value-type="float">
            <text:p>14,7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5P0" style:volatile="true">
      <number:number number:decimal-places="0" number:min-decimal-places="0" number:min-integer-digits="1" number:grouping="true"/>
      <number:text> €</number:text>
    </number:number-style>
    <number:number-style style:name="N105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5P0"/>
    </number:number-style>
    <number:number-style style:name="N106P0" style:volatile="true">
      <number:number number:decimal-places="0" number:min-decimal-places="0" number:min-integer-digits="1" number:grouping="true"/>
      <number:text> €</number:text>
    </number:number-style>
    <number:number-style style:name="N106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6P0"/>
    </number:number-style>
    <number:number-style style:name="N108P0" style:volatile="true">
      <number:number number:decimal-places="2" number:min-decimal-places="2" number:min-integer-digits="1" number:grouping="true"/>
      <number:text> €</number:text>
    </number:number-style>
    <number:number-style style:name="N108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number:min-decimal-places="2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9P0"/>
    </number:number-style>
    <number:date-style style:name="N110">
      <number:day number:style="long"/>
      <number:text>-</number:text>
      <number:month number:textual="true"/>
      <number:text>-</number:text>
      <number:year/>
    </number:date-style>
    <number:date-style style:name="N111">
      <number:day number:style="long"/>
      <number:text>-</number:text>
      <number:month number:textual="true"/>
    </number:date-style>
    <number:date-style style:name="N112">
      <number:month number:textual="true"/>
      <number:text>-</number:text>
      <number:year/>
    </number:date-style>
    <number:time-style style:name="N113">
      <number:hours/>
      <number:text>:</number:text>
      <number:minutes number:style="long"/>
      <number:text> </number:text>
      <number:am-pm/>
    </number:time-style>
    <number:time-style style:name="N114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5">
      <number:hours/>
      <number:text>:</number:text>
      <number:minutes number:style="long"/>
    </number:time-style>
    <number:time-style style:name="N116">
      <number:hours/>
      <number:text>:</number:text>
      <number:minutes number:style="long"/>
      <number:text>:</number:text>
      <number:seconds number:style="long"/>
    </number:time-style>
    <number:date-style style:name="N117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19P0" style:volatile="true">
      <number:number number:decimal-places="0" number:min-decimal-places="0" number:min-integer-digits="1" number:grouping="true"/>
      <number:text>   </number:text>
    </number:number-style>
    <number:number-style style:name="N119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number number:decimal-places="0" number:min-decimal-places="0" number:min-integer-digits="1" number:grouping="true"/>
      <number:text>   </number:text>
    </number:number-style>
    <number:number-style style:name="N120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0P0"/>
    </number:number-style>
    <number:number-style style:name="N122P0" style:volatile="true">
      <number:number number:decimal-places="2" number:min-decimal-places="2" number:min-integer-digits="1" number:grouping="true"/>
      <number:text>   </number:text>
    </number:number-style>
    <number:number-style style:name="N122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2P0"/>
    </number:number-style>
    <number:number-style style:name="N123P0" style:volatile="true">
      <number:number number:decimal-places="2" number:min-decimal-places="2" number:min-integer-digits="1" number:grouping="true"/>
      <number:text>   </number:text>
    </number:number-style>
    <number:number-style style:name="N123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3P0"/>
    </number:number-style>
    <number:number-style style:name="N127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2" style:volatile="true">
      <number:text> </number:text>
      <number:fill-character> </number:fill-character>
      <number:text>- 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2" style:volatile="true">
      <number:text> </number:text>
      <number:fill-character> </number:fill-character>
      <number:text>- €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4">
      <number:number number:decimal-places="5" number:min-decimal-places="5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14">00/00/0000</text:date>, <text:time style:data-style-name="N2" text:time-value="12:13:34.382051299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12-14T12:24:55.925937021</dc:date>
    <meta:editing-duration>P2DT14H7M45S</meta:editing-duration>
    <meta:editing-cycles>52</meta:editing-cycles>
    <meta:generator>LibreOffice/7.1.7.2$Linux_X86_64 LibreOffice_project/10$Build-2</meta:generator>
    <meta:document-statistic meta:table-count="23" meta:cell-count="19610" meta:object-count="0"/>
  </office:meta>
</office:document-meta>
</file>